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65250" calcext:value-type="float">
            <text:p>6525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65317" calcext:value-type="float">
            <text:p>65317</text:p>
          </table:table-cell>
          <table:table-cell office:value-type="float" office:value="6" calcext:value-type="float">
            <text:p>6</text:p>
          </table:table-cell>
          <table:table-cell office:value-type="float" office:value="-129.844409" calcext:value-type="float">
            <text:p>-129.844409</text:p>
          </table:table-cell>
          <table:table-cell office:value-type="float" office:value="-123.09" calcext:value-type="float">
            <text:p>-123.09</text:p>
          </table:table-cell>
          <table:table-cell office:value-type="float" office:value="-129.844409" calcext:value-type="float">
            <text:p>-129.844409</text:p>
          </table:table-cell>
          <table:table-cell office:value-type="float" office:value="-123.09" calcext:value-type="float">
            <text:p>-123.09</text:p>
          </table:table-cell>
          <table:table-cell office:value-type="float" office:value="-129.848238" calcext:value-type="float">
            <text:p>-129.848238</text:p>
          </table:table-cell>
          <table:table-cell office:value-type="float" office:value="1.258164" calcext:value-type="float">
            <text:p>1.258164</text:p>
          </table:table-cell>
          <table:table-cell/>
          <table:table-cell office:value-type="float" office:value="1.561313" calcext:value-type="float">
            <text:p>1.561313</text:p>
          </table:table-cell>
          <table:table-cell office:value-type="float" office:value="6.669664" calcext:value-type="float">
            <text:p>6.669664</text:p>
          </table:table-cell>
          <table:table-cell office:value-type="float" office:value="6.61218" calcext:value-type="float">
            <text:p>6.61218</text:p>
          </table:table-cell>
          <table:table-cell office:value-type="float" office:value="20.233326" calcext:value-type="float">
            <text:p>20.233326</text:p>
          </table:table-cell>
          <table:table-cell office:value-type="float" office:value="184022" calcext:value-type="float">
            <text:p>184022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float" office:value="7" calcext:value-type="float">
            <text:p>7</text:p>
          </table:table-cell>
          <table:table-cell office:value-type="float" office:value="-129.848238" calcext:value-type="float">
            <text:p>-129.848238</text:p>
          </table:table-cell>
          <table:table-cell office:value-type="float" office:value="-132.423" calcext:value-type="float">
            <text:p>-132.423</text:p>
          </table:table-cell>
          <table:table-cell office:value-type="float" office:value="-129.848238" calcext:value-type="float">
            <text:p>-129.848238</text:p>
          </table:table-cell>
          <table:table-cell office:value-type="float" office:value="-132.423" calcext:value-type="float">
            <text:p>-132.423</text:p>
          </table:table-cell>
          <table:table-cell office:value-type="float" office:value="-129.782036" calcext:value-type="float">
            <text:p>-129.782036</text:p>
          </table:table-cell>
          <table:table-cell office:value-type="float" office:value="1.605225" calcext:value-type="float">
            <text:p>1.605225</text:p>
          </table:table-cell>
          <table:table-cell table:formula="of:=[.H3]-[.H2]" office:value-type="float" office:value="0.347061" calcext:value-type="float">
            <text:p>0.347061</text:p>
          </table:table-cell>
          <table:table-cell office:value-type="float" office:value="1.411589" calcext:value-type="float">
            <text:p>1.411589</text:p>
          </table:table-cell>
          <table:table-cell office:value-type="float" office:value="6.667571" calcext:value-type="float">
            <text:p>6.667571</text:p>
          </table:table-cell>
          <table:table-cell office:value-type="float" office:value="6.649749" calcext:value-type="float">
            <text:p>6.649749</text:p>
          </table:table-cell>
          <table:table-cell office:value-type="float" office:value="12.065073" calcext:value-type="float">
            <text:p>12.065073</text:p>
          </table:table-cell>
          <table:table-cell office:value-type="float" office:value="184017" calcext:value-type="float">
            <text:p>184017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float" office:value="8" calcext:value-type="float">
            <text:p>8</text:p>
          </table:table-cell>
          <table:table-cell office:value-type="float" office:value="-129.848238" calcext:value-type="float">
            <text:p>-129.848238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848238" calcext:value-type="float">
            <text:p>-129.848238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825015" calcext:value-type="float">
            <text:p>-129.825015</text:p>
          </table:table-cell>
          <table:table-cell office:value-type="float" office:value="1.614025" calcext:value-type="float">
            <text:p>1.614025</text:p>
          </table:table-cell>
          <table:table-cell/>
          <table:table-cell office:value-type="float" office:value="1.508189" calcext:value-type="float">
            <text:p>1.508189</text:p>
          </table:table-cell>
          <table:table-cell office:value-type="float" office:value="6.564869" calcext:value-type="float">
            <text:p>6.564869</text:p>
          </table:table-cell>
          <table:table-cell office:value-type="float" office:value="6.660849" calcext:value-type="float">
            <text:p>6.660849</text:p>
          </table:table-cell>
          <table:table-cell office:value-type="float" office:value="12.791203" calcext:value-type="float">
            <text:p>12.791203</text:p>
          </table:table-cell>
          <table:table-cell office:value-type="float" office:value="184017" calcext:value-type="float">
            <text:p>184017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370" calcext:value-type="float">
            <text:p>65370</text:p>
          </table:table-cell>
          <table:table-cell office:value-type="float" office:value="6" calcext:value-type="float">
            <text:p>6</text:p>
          </table:table-cell>
          <table:table-cell office:value-type="float" office:value="-129.825015" calcext:value-type="float">
            <text:p>-129.825015</text:p>
          </table:table-cell>
          <table:table-cell office:value-type="float" office:value="-123.119" calcext:value-type="float">
            <text:p>-123.119</text:p>
          </table:table-cell>
          <table:table-cell office:value-type="float" office:value="-129.825015" calcext:value-type="float">
            <text:p>-129.825015</text:p>
          </table:table-cell>
          <table:table-cell office:value-type="float" office:value="-123.119" calcext:value-type="float">
            <text:p>-123.119</text:p>
          </table:table-cell>
          <table:table-cell office:value-type="float" office:value="-129.834494" calcext:value-type="float">
            <text:p>-129.834494</text:p>
          </table:table-cell>
          <table:table-cell office:value-type="float" office:value="1.258683" calcext:value-type="float">
            <text:p>1.258683</text:p>
          </table:table-cell>
          <table:table-cell/>
          <table:table-cell office:value-type="float" office:value="1.561361" calcext:value-type="float">
            <text:p>1.561361</text:p>
          </table:table-cell>
          <table:table-cell office:value-type="float" office:value="6.669467" calcext:value-type="float">
            <text:p>6.669467</text:p>
          </table:table-cell>
          <table:table-cell office:value-type="float" office:value="6.613139" calcext:value-type="float">
            <text:p>6.613139</text:p>
          </table:table-cell>
          <table:table-cell office:value-type="float" office:value="20.174883" calcext:value-type="float">
            <text:p>20.174883</text:p>
          </table:table-cell>
          <table:table-cell office:value-type="float" office:value="184026" calcext:value-type="float">
            <text:p>184026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372" calcext:value-type="float">
            <text:p>65372</text:p>
          </table:table-cell>
          <table:table-cell office:value-type="float" office:value="7" calcext:value-type="float">
            <text:p>7</text:p>
          </table:table-cell>
          <table:table-cell office:value-type="float" office:value="-129.834494" calcext:value-type="float">
            <text:p>-129.834494</text:p>
          </table:table-cell>
          <table:table-cell office:value-type="float" office:value="-132.426" calcext:value-type="float">
            <text:p>-132.426</text:p>
          </table:table-cell>
          <table:table-cell office:value-type="float" office:value="-129.834494" calcext:value-type="float">
            <text:p>-129.834494</text:p>
          </table:table-cell>
          <table:table-cell office:value-type="float" office:value="-132.426" calcext:value-type="float">
            <text:p>-132.426</text:p>
          </table:table-cell>
          <table:table-cell office:value-type="float" office:value="-129.768526" calcext:value-type="float">
            <text:p>-129.768526</text:p>
          </table:table-cell>
          <table:table-cell office:value-type="float" office:value="1.603329" calcext:value-type="float">
            <text:p>1.603329</text:p>
          </table:table-cell>
          <table:table-cell/>
          <table:table-cell office:value-type="float" office:value="1.411826" calcext:value-type="float">
            <text:p>1.411826</text:p>
          </table:table-cell>
          <table:table-cell office:value-type="float" office:value="6.666015" calcext:value-type="float">
            <text:p>6.666015</text:p>
          </table:table-cell>
          <table:table-cell office:value-type="float" office:value="6.65006" calcext:value-type="float">
            <text:p>6.65006</text:p>
          </table:table-cell>
          <table:table-cell office:value-type="float" office:value="12.056454" calcext:value-type="float">
            <text:p>12.056454</text:p>
          </table:table-cell>
          <table:table-cell office:value-type="float" office:value="184021" calcext:value-type="float">
            <text:p>184021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375" calcext:value-type="float">
            <text:p>65375</text:p>
          </table:table-cell>
          <table:table-cell office:value-type="float" office:value="8" calcext:value-type="float">
            <text:p>8</text:p>
          </table:table-cell>
          <table:table-cell office:value-type="float" office:value="-129.834494" calcext:value-type="float">
            <text:p>-129.834494</text:p>
          </table:table-cell>
          <table:table-cell office:value-type="float" office:value="-130.451" calcext:value-type="float">
            <text:p>-130.451</text:p>
          </table:table-cell>
          <table:table-cell office:value-type="float" office:value="-129.834494" calcext:value-type="float">
            <text:p>-129.834494</text:p>
          </table:table-cell>
          <table:table-cell office:value-type="float" office:value="-130.451" calcext:value-type="float">
            <text:p>-130.451</text:p>
          </table:table-cell>
          <table:table-cell office:value-type="float" office:value="-129.811812" calcext:value-type="float">
            <text:p>-129.811812</text:p>
          </table:table-cell>
          <table:table-cell office:value-type="float" office:value="1.613645" calcext:value-type="float">
            <text:p>1.613645</text:p>
          </table:table-cell>
          <table:table-cell/>
          <table:table-cell office:value-type="float" office:value="1.50738" calcext:value-type="float">
            <text:p>1.50738</text:p>
          </table:table-cell>
          <table:table-cell office:value-type="float" office:value="6.565265" calcext:value-type="float">
            <text:p>6.565265</text:p>
          </table:table-cell>
          <table:table-cell office:value-type="float" office:value="6.660217" calcext:value-type="float">
            <text:p>6.660217</text:p>
          </table:table-cell>
          <table:table-cell office:value-type="float" office:value="12.813826" calcext:value-type="float">
            <text:p>12.813826</text:p>
          </table:table-cell>
          <table:table-cell office:value-type="float" office:value="184021" calcext:value-type="float">
            <text:p>184021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402" calcext:value-type="float">
            <text:p>65402</text:p>
          </table:table-cell>
          <table:table-cell office:value-type="float" office:value="6" calcext:value-type="float">
            <text:p>6</text:p>
          </table:table-cell>
          <table:table-cell office:value-type="float" office:value="-129.811812" calcext:value-type="float">
            <text:p>-129.811812</text:p>
          </table:table-cell>
          <table:table-cell office:value-type="float" office:value="-123.117" calcext:value-type="float">
            <text:p>-123.117</text:p>
          </table:table-cell>
          <table:table-cell office:value-type="float" office:value="-129.811812" calcext:value-type="float">
            <text:p>-129.811812</text:p>
          </table:table-cell>
          <table:table-cell office:value-type="float" office:value="-123.117" calcext:value-type="float">
            <text:p>-123.117</text:p>
          </table:table-cell>
          <table:table-cell office:value-type="float" office:value="-129.824308" calcext:value-type="float">
            <text:p>-129.824308</text:p>
          </table:table-cell>
          <table:table-cell office:value-type="float" office:value="1.259037" calcext:value-type="float">
            <text:p>1.259037</text:p>
          </table:table-cell>
          <table:table-cell/>
          <table:table-cell office:value-type="float" office:value="1.560771" calcext:value-type="float">
            <text:p>1.560771</text:p>
          </table:table-cell>
          <table:table-cell office:value-type="float" office:value="6.669333" calcext:value-type="float">
            <text:p>6.669333</text:p>
          </table:table-cell>
          <table:table-cell office:value-type="float" office:value="6.613031" calcext:value-type="float">
            <text:p>6.613031</text:p>
          </table:table-cell>
          <table:table-cell office:value-type="float" office:value="20.161354" calcext:value-type="float">
            <text:p>20.161354</text:p>
          </table:table-cell>
          <table:table-cell office:value-type="float" office:value="184028" calcext:value-type="float">
            <text:p>184028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405" calcext:value-type="float">
            <text:p>65405</text:p>
          </table:table-cell>
          <table:table-cell office:value-type="float" office:value="7" calcext:value-type="float">
            <text:p>7</text:p>
          </table:table-cell>
          <table:table-cell office:value-type="float" office:value="-129.824308" calcext:value-type="float">
            <text:p>-129.824308</text:p>
          </table:table-cell>
          <table:table-cell office:value-type="float" office:value="-132.422" calcext:value-type="float">
            <text:p>-132.422</text:p>
          </table:table-cell>
          <table:table-cell office:value-type="float" office:value="-129.824308" calcext:value-type="float">
            <text:p>-129.824308</text:p>
          </table:table-cell>
          <table:table-cell office:value-type="float" office:value="-132.422" calcext:value-type="float">
            <text:p>-132.422</text:p>
          </table:table-cell>
          <table:table-cell office:value-type="float" office:value="-129.758405" calcext:value-type="float">
            <text:p>-129.758405</text:p>
          </table:table-cell>
          <table:table-cell office:value-type="float" office:value="1.603131" calcext:value-type="float">
            <text:p>1.603131</text:p>
          </table:table-cell>
          <table:table-cell/>
          <table:table-cell office:value-type="float" office:value="1.411703" calcext:value-type="float">
            <text:p>1.411703</text:p>
          </table:table-cell>
          <table:table-cell office:value-type="float" office:value="6.666307" calcext:value-type="float">
            <text:p>6.666307</text:p>
          </table:table-cell>
          <table:table-cell office:value-type="float" office:value="6.649897" calcext:value-type="float">
            <text:p>6.649897</text:p>
          </table:table-cell>
          <table:table-cell office:value-type="float" office:value="12.062378" calcext:value-type="float">
            <text:p>12.062378</text:p>
          </table:table-cell>
          <table:table-cell office:value-type="float" office:value="184022" calcext:value-type="float">
            <text:p>184022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8" calcext:value-type="float">
            <text:p>8</text:p>
          </table:table-cell>
          <table:table-cell office:value-type="float" office:value="-129.824308" calcext:value-type="float">
            <text:p>-129.824308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824308" calcext:value-type="float">
            <text:p>-129.824308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801817" calcext:value-type="float">
            <text:p>-129.801817</text:p>
          </table:table-cell>
          <table:table-cell office:value-type="float" office:value="1.613364" calcext:value-type="float">
            <text:p>1.613364</text:p>
          </table:table-cell>
          <table:table-cell/>
          <table:table-cell office:value-type="float" office:value="1.507213" calcext:value-type="float">
            <text:p>1.507213</text:p>
          </table:table-cell>
          <table:table-cell office:value-type="float" office:value="6.565559" calcext:value-type="float">
            <text:p>6.565559</text:p>
          </table:table-cell>
          <table:table-cell office:value-type="float" office:value="6.660287" calcext:value-type="float">
            <text:p>6.660287</text:p>
          </table:table-cell>
          <table:table-cell office:value-type="float" office:value="12.820086" calcext:value-type="float">
            <text:p>12.820086</text:p>
          </table:table-cell>
          <table:table-cell office:value-type="float" office:value="184022" calcext:value-type="float">
            <text:p>184022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float" office:value="6" calcext:value-type="float">
            <text:p>6</text:p>
          </table:table-cell>
          <table:table-cell office:value-type="float" office:value="-129.801817" calcext:value-type="float">
            <text:p>-129.801817</text:p>
          </table:table-cell>
          <table:table-cell office:value-type="float" office:value="-123.154" calcext:value-type="float">
            <text:p>-123.154</text:p>
          </table:table-cell>
          <table:table-cell office:value-type="float" office:value="-129.801817" calcext:value-type="float">
            <text:p>-129.801817</text:p>
          </table:table-cell>
          <table:table-cell office:value-type="float" office:value="-123.154" calcext:value-type="float">
            <text:p>-123.154</text:p>
          </table:table-cell>
          <table:table-cell office:value-type="float" office:value="-129.811682" calcext:value-type="float">
            <text:p>-129.811682</text:p>
          </table:table-cell>
          <table:table-cell office:value-type="float" office:value="1.259305" calcext:value-type="float">
            <text:p>1.259305</text:p>
          </table:table-cell>
          <table:table-cell/>
          <table:table-cell office:value-type="float" office:value="1.560549" calcext:value-type="float">
            <text:p>1.560549</text:p>
          </table:table-cell>
          <table:table-cell office:value-type="float" office:value="6.669231" calcext:value-type="float">
            <text:p>6.669231</text:p>
          </table:table-cell>
          <table:table-cell office:value-type="float" office:value="6.613216" calcext:value-type="float">
            <text:p>6.613216</text:p>
          </table:table-cell>
          <table:table-cell office:value-type="float" office:value="20.1046" calcext:value-type="float">
            <text:p>20.1046</text:p>
          </table:table-cell>
          <table:table-cell office:value-type="float" office:value="184030" calcext:value-type="float">
            <text:p>184030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float" office:value="7" calcext:value-type="float">
            <text:p>7</text:p>
          </table:table-cell>
          <table:table-cell office:value-type="float" office:value="-129.811682" calcext:value-type="float">
            <text:p>-129.811682</text:p>
          </table:table-cell>
          <table:table-cell office:value-type="float" office:value="-132.391" calcext:value-type="float">
            <text:p>-132.391</text:p>
          </table:table-cell>
          <table:table-cell office:value-type="float" office:value="-129.811682" calcext:value-type="float">
            <text:p>-129.811682</text:p>
          </table:table-cell>
          <table:table-cell office:value-type="float" office:value="-132.391" calcext:value-type="float">
            <text:p>-132.391</text:p>
          </table:table-cell>
          <table:table-cell office:value-type="float" office:value="-129.746086" calcext:value-type="float">
            <text:p>-129.746086</text:p>
          </table:table-cell>
          <table:table-cell office:value-type="float" office:value="1.602884" calcext:value-type="float">
            <text:p>1.602884</text:p>
          </table:table-cell>
          <table:table-cell/>
          <table:table-cell office:value-type="float" office:value="1.411703" calcext:value-type="float">
            <text:p>1.411703</text:p>
          </table:table-cell>
          <table:table-cell office:value-type="float" office:value="6.666668" calcext:value-type="float">
            <text:p>6.666668</text:p>
          </table:table-cell>
          <table:table-cell office:value-type="float" office:value="6.64986" calcext:value-type="float">
            <text:p>6.64986</text:p>
          </table:table-cell>
          <table:table-cell office:value-type="float" office:value="12.044784" calcext:value-type="float">
            <text:p>12.044784</text:p>
          </table:table-cell>
          <table:table-cell office:value-type="float" office:value="184024" calcext:value-type="float">
            <text:p>184024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float" office:value="8" calcext:value-type="float">
            <text:p>8</text:p>
          </table:table-cell>
          <table:table-cell office:value-type="float" office:value="-129.811682" calcext:value-type="float">
            <text:p>-129.811682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-129.811682" calcext:value-type="float">
            <text:p>-129.811682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-129.789258" calcext:value-type="float">
            <text:p>-129.789258</text:p>
          </table:table-cell>
          <table:table-cell office:value-type="float" office:value="1.613015" calcext:value-type="float">
            <text:p>1.613015</text:p>
          </table:table-cell>
          <table:table-cell/>
          <table:table-cell office:value-type="float" office:value="1.507087" calcext:value-type="float">
            <text:p>1.507087</text:p>
          </table:table-cell>
          <table:table-cell office:value-type="float" office:value="6.565922" calcext:value-type="float">
            <text:p>6.565922</text:p>
          </table:table-cell>
          <table:table-cell office:value-type="float" office:value="6.660432" calcext:value-type="float">
            <text:p>6.660432</text:p>
          </table:table-cell>
          <table:table-cell office:value-type="float" office:value="12.819635" calcext:value-type="float">
            <text:p>12.819635</text:p>
          </table:table-cell>
          <table:table-cell office:value-type="float" office:value="184024" calcext:value-type="float">
            <text:p>184024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float" office:value="6" calcext:value-type="float">
            <text:p>6</text:p>
          </table:table-cell>
          <table:table-cell office:value-type="float" office:value="-129.789258" calcext:value-type="float">
            <text:p>-129.789258</text:p>
          </table:table-cell>
          <table:table-cell office:value-type="float" office:value="-123.107" calcext:value-type="float">
            <text:p>-123.107</text:p>
          </table:table-cell>
          <table:table-cell office:value-type="float" office:value="-129.789258" calcext:value-type="float">
            <text:p>-129.789258</text:p>
          </table:table-cell>
          <table:table-cell office:value-type="float" office:value="-123.107" calcext:value-type="float">
            <text:p>-123.107</text:p>
          </table:table-cell>
          <table:table-cell office:value-type="float" office:value="-129.79912" calcext:value-type="float">
            <text:p>-129.79912</text:p>
          </table:table-cell>
          <table:table-cell office:value-type="float" office:value="1.259641" calcext:value-type="float">
            <text:p>1.259641</text:p>
          </table:table-cell>
          <table:table-cell/>
          <table:table-cell office:value-type="float" office:value="1.560311" calcext:value-type="float">
            <text:p>1.560311</text:p>
          </table:table-cell>
          <table:table-cell office:value-type="float" office:value="6.669103" calcext:value-type="float">
            <text:p>6.669103</text:p>
          </table:table-cell>
          <table:table-cell office:value-type="float" office:value="6.61347" calcext:value-type="float">
            <text:p>6.61347</text:p>
          </table:table-cell>
          <table:table-cell office:value-type="float" office:value="20.146193" calcext:value-type="float">
            <text:p>20.146193</text:p>
          </table:table-cell>
          <table:table-cell office:value-type="float" office:value="184031" calcext:value-type="float">
            <text:p>18403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443" calcext:value-type="float">
            <text:p>65443</text:p>
          </table:table-cell>
          <table:table-cell office:value-type="float" office:value="7" calcext:value-type="float">
            <text:p>7</text:p>
          </table:table-cell>
          <table:table-cell office:value-type="float" office:value="-129.79912" calcext:value-type="float">
            <text:p>-129.79912</text:p>
          </table:table-cell>
          <table:table-cell office:value-type="float" office:value="-132.381" calcext:value-type="float">
            <text:p>-132.381</text:p>
          </table:table-cell>
          <table:table-cell office:value-type="float" office:value="-129.79912" calcext:value-type="float">
            <text:p>-129.79912</text:p>
          </table:table-cell>
          <table:table-cell office:value-type="float" office:value="-132.381" calcext:value-type="float">
            <text:p>-132.381</text:p>
          </table:table-cell>
          <table:table-cell office:value-type="float" office:value="-129.733321" calcext:value-type="float">
            <text:p>-129.733321</text:p>
          </table:table-cell>
          <table:table-cell office:value-type="float" office:value="1.602639" calcext:value-type="float">
            <text:p>1.602639</text:p>
          </table:table-cell>
          <table:table-cell/>
          <table:table-cell office:value-type="float" office:value="1.411751" calcext:value-type="float">
            <text:p>1.411751</text:p>
          </table:table-cell>
          <table:table-cell office:value-type="float" office:value="6.667028" calcext:value-type="float">
            <text:p>6.667028</text:p>
          </table:table-cell>
          <table:table-cell office:value-type="float" office:value="6.649951" calcext:value-type="float">
            <text:p>6.649951</text:p>
          </table:table-cell>
          <table:table-cell office:value-type="float" office:value="12.047237" calcext:value-type="float">
            <text:p>12.047237</text:p>
          </table:table-cell>
          <table:table-cell office:value-type="float" office:value="184026" calcext:value-type="float">
            <text:p>184026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446" calcext:value-type="float">
            <text:p>65446</text:p>
          </table:table-cell>
          <table:table-cell office:value-type="float" office:value="8" calcext:value-type="float">
            <text:p>8</text:p>
          </table:table-cell>
          <table:table-cell office:value-type="float" office:value="-129.79912" calcext:value-type="float">
            <text:p>-129.79912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9912" calcext:value-type="float">
            <text:p>-129.79912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76533" calcext:value-type="float">
            <text:p>-129.776533</text:p>
          </table:table-cell>
          <table:table-cell office:value-type="float" office:value="1.612668" calcext:value-type="float">
            <text:p>1.612668</text:p>
          </table:table-cell>
          <table:table-cell/>
          <table:table-cell office:value-type="float" office:value="1.506985" calcext:value-type="float">
            <text:p>1.506985</text:p>
          </table:table-cell>
          <table:table-cell office:value-type="float" office:value="6.566284" calcext:value-type="float">
            <text:p>6.566284</text:p>
          </table:table-cell>
          <table:table-cell office:value-type="float" office:value="6.660656" calcext:value-type="float">
            <text:p>6.660656</text:p>
          </table:table-cell>
          <table:table-cell office:value-type="float" office:value="12.862557" calcext:value-type="float">
            <text:p>12.862557</text:p>
          </table:table-cell>
          <table:table-cell office:value-type="float" office:value="184026" calcext:value-type="float">
            <text:p>18402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455" calcext:value-type="float">
            <text:p>65455</text:p>
          </table:table-cell>
          <table:table-cell office:value-type="float" office:value="6" calcext:value-type="float">
            <text:p>6</text:p>
          </table:table-cell>
          <table:table-cell office:value-type="float" office:value="-129.776533" calcext:value-type="float">
            <text:p>-129.776533</text:p>
          </table:table-cell>
          <table:table-cell office:value-type="float" office:value="-123.113" calcext:value-type="float">
            <text:p>-123.113</text:p>
          </table:table-cell>
          <table:table-cell office:value-type="float" office:value="-129.776533" calcext:value-type="float">
            <text:p>-129.776533</text:p>
          </table:table-cell>
          <table:table-cell office:value-type="float" office:value="-123.113" calcext:value-type="float">
            <text:p>-123.113</text:p>
          </table:table-cell>
          <table:table-cell office:value-type="float" office:value="-129.786913" calcext:value-type="float">
            <text:p>-129.786913</text:p>
          </table:table-cell>
          <table:table-cell office:value-type="float" office:value="1.259982" calcext:value-type="float">
            <text:p>1.259982</text:p>
          </table:table-cell>
          <table:table-cell/>
          <table:table-cell office:value-type="float" office:value="1.560101" calcext:value-type="float">
            <text:p>1.560101</text:p>
          </table:table-cell>
          <table:table-cell office:value-type="float" office:value="6.668974" calcext:value-type="float">
            <text:p>6.668974</text:p>
          </table:table-cell>
          <table:table-cell office:value-type="float" office:value="6.613779" calcext:value-type="float">
            <text:p>6.613779</text:p>
          </table:table-cell>
          <table:table-cell office:value-type="float" office:value="20.12358" calcext:value-type="float">
            <text:p>20.12358</text:p>
          </table:table-cell>
          <table:table-cell office:value-type="float" office:value="184033" calcext:value-type="float">
            <text:p>184033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477" calcext:value-type="float">
            <text:p>65477</text:p>
          </table:table-cell>
          <table:table-cell office:value-type="float" office:value="7" calcext:value-type="float">
            <text:p>7</text:p>
          </table:table-cell>
          <table:table-cell office:value-type="float" office:value="-129.786913" calcext:value-type="float">
            <text:p>-129.786913</text:p>
          </table:table-cell>
          <table:table-cell office:value-type="float" office:value="-132.413" calcext:value-type="float">
            <text:p>-132.413</text:p>
          </table:table-cell>
          <table:table-cell office:value-type="float" office:value="-129.786913" calcext:value-type="float">
            <text:p>-129.786913</text:p>
          </table:table-cell>
          <table:table-cell office:value-type="float" office:value="-132.413" calcext:value-type="float">
            <text:p>-132.413</text:p>
          </table:table-cell>
          <table:table-cell office:value-type="float" office:value="-129.723969" calcext:value-type="float">
            <text:p>-129.723969</text:p>
          </table:table-cell>
          <table:table-cell office:value-type="float" office:value="1.6024" calcext:value-type="float">
            <text:p>1.6024</text:p>
          </table:table-cell>
          <table:table-cell/>
          <table:table-cell office:value-type="float" office:value="1.411798" calcext:value-type="float">
            <text:p>1.411798</text:p>
          </table:table-cell>
          <table:table-cell office:value-type="float" office:value="6.667378" calcext:value-type="float">
            <text:p>6.667378</text:p>
          </table:table-cell>
          <table:table-cell office:value-type="float" office:value="6.650002" calcext:value-type="float">
            <text:p>6.650002</text:p>
          </table:table-cell>
          <table:table-cell office:value-type="float" office:value="12.089565" calcext:value-type="float">
            <text:p>12.089565</text:p>
          </table:table-cell>
          <table:table-cell office:value-type="float" office:value="184027" calcext:value-type="float">
            <text:p>184027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480" calcext:value-type="float">
            <text:p>65480</text:p>
          </table:table-cell>
          <table:table-cell office:value-type="float" office:value="8" calcext:value-type="float">
            <text:p>8</text:p>
          </table:table-cell>
          <table:table-cell office:value-type="float" office:value="-129.786913" calcext:value-type="float">
            <text:p>-129.786913</text:p>
          </table:table-cell>
          <table:table-cell office:value-type="float" office:value="-130.458" calcext:value-type="float">
            <text:p>-130.458</text:p>
          </table:table-cell>
          <table:table-cell office:value-type="float" office:value="-129.786913" calcext:value-type="float">
            <text:p>-129.786913</text:p>
          </table:table-cell>
          <table:table-cell office:value-type="float" office:value="-130.458" calcext:value-type="float">
            <text:p>-130.458</text:p>
          </table:table-cell>
          <table:table-cell office:value-type="float" office:value="-129.767752" calcext:value-type="float">
            <text:p>-129.767752</text:p>
          </table:table-cell>
          <table:table-cell office:value-type="float" office:value="1.612331" calcext:value-type="float">
            <text:p>1.612331</text:p>
          </table:table-cell>
          <table:table-cell/>
          <table:table-cell office:value-type="float" office:value="1.506882" calcext:value-type="float">
            <text:p>1.506882</text:p>
          </table:table-cell>
          <table:table-cell office:value-type="float" office:value="6.566636" calcext:value-type="float">
            <text:p>6.566636</text:p>
          </table:table-cell>
          <table:table-cell office:value-type="float" office:value="6.660889" calcext:value-type="float">
            <text:p>6.660889</text:p>
          </table:table-cell>
          <table:table-cell office:value-type="float" office:value="12.879704" calcext:value-type="float">
            <text:p>12.879704</text:p>
          </table:table-cell>
          <table:table-cell office:value-type="float" office:value="184027" calcext:value-type="float">
            <text:p>184027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486" calcext:value-type="float">
            <text:p>65486</text:p>
          </table:table-cell>
          <table:table-cell office:value-type="float" office:value="6" calcext:value-type="float">
            <text:p>6</text:p>
          </table:table-cell>
          <table:table-cell office:value-type="float" office:value="-129.767752" calcext:value-type="float">
            <text:p>-129.767752</text:p>
          </table:table-cell>
          <table:table-cell office:value-type="float" office:value="-123.146" calcext:value-type="float">
            <text:p>-123.146</text:p>
          </table:table-cell>
          <table:table-cell office:value-type="float" office:value="-129.767752" calcext:value-type="float">
            <text:p>-129.767752</text:p>
          </table:table-cell>
          <table:table-cell office:value-type="float" office:value="-123.146" calcext:value-type="float">
            <text:p>-123.146</text:p>
          </table:table-cell>
          <table:table-cell office:value-type="float" office:value="-129.778327" calcext:value-type="float">
            <text:p>-129.778327</text:p>
          </table:table-cell>
          <table:table-cell office:value-type="float" office:value="1.260218" calcext:value-type="float">
            <text:p>1.260218</text:p>
          </table:table-cell>
          <table:table-cell/>
          <table:table-cell office:value-type="float" office:value="1.559886" calcext:value-type="float">
            <text:p>1.559886</text:p>
          </table:table-cell>
          <table:table-cell office:value-type="float" office:value="6.668885" calcext:value-type="float">
            <text:p>6.668885</text:p>
          </table:table-cell>
          <table:table-cell office:value-type="float" office:value="6.614077" calcext:value-type="float">
            <text:p>6.614077</text:p>
          </table:table-cell>
          <table:table-cell office:value-type="float" office:value="20.073123" calcext:value-type="float">
            <text:p>20.073123</text:p>
          </table:table-cell>
          <table:table-cell office:value-type="float" office:value="184035" calcext:value-type="float">
            <text:p>184035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517" calcext:value-type="float">
            <text:p>65517</text:p>
          </table:table-cell>
          <table:table-cell office:value-type="float" office:value="7" calcext:value-type="float">
            <text:p>7</text:p>
          </table:table-cell>
          <table:table-cell office:value-type="float" office:value="-129.778327" calcext:value-type="float">
            <text:p>-129.778327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778327" calcext:value-type="float">
            <text:p>-129.778327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712912" calcext:value-type="float">
            <text:p>-129.712912</text:p>
          </table:table-cell>
          <table:table-cell office:value-type="float" office:value="1.602232" calcext:value-type="float">
            <text:p>1.602232</text:p>
          </table:table-cell>
          <table:table-cell/>
          <table:table-cell office:value-type="float" office:value="1.411784" calcext:value-type="float">
            <text:p>1.411784</text:p>
          </table:table-cell>
          <table:table-cell office:value-type="float" office:value="6.667623" calcext:value-type="float">
            <text:p>6.667623</text:p>
          </table:table-cell>
          <table:table-cell office:value-type="float" office:value="6.650036" calcext:value-type="float">
            <text:p>6.650036</text:p>
          </table:table-cell>
          <table:table-cell office:value-type="float" office:value="12.10832" calcext:value-type="float">
            <text:p>12.10832</text:p>
          </table:table-cell>
          <table:table-cell office:value-type="float" office:value="184029" calcext:value-type="float">
            <text:p>184029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520" calcext:value-type="float">
            <text:p>65520</text:p>
          </table:table-cell>
          <table:table-cell office:value-type="float" office:value="8" calcext:value-type="float">
            <text:p>8</text:p>
          </table:table-cell>
          <table:table-cell office:value-type="float" office:value="-129.778327" calcext:value-type="float">
            <text:p>-129.778327</text:p>
          </table:table-cell>
          <table:table-cell office:value-type="float" office:value="-130.434" calcext:value-type="float">
            <text:p>-130.434</text:p>
          </table:table-cell>
          <table:table-cell office:value-type="float" office:value="-129.778327" calcext:value-type="float">
            <text:p>-129.778327</text:p>
          </table:table-cell>
          <table:table-cell office:value-type="float" office:value="-130.434" calcext:value-type="float">
            <text:p>-130.434</text:p>
          </table:table-cell>
          <table:table-cell office:value-type="float" office:value="-129.75699" calcext:value-type="float">
            <text:p>-129.75699</text:p>
          </table:table-cell>
          <table:table-cell office:value-type="float" office:value="1.612093" calcext:value-type="float">
            <text:p>1.612093</text:p>
          </table:table-cell>
          <table:table-cell/>
          <table:table-cell office:value-type="float" office:value="1.506787" calcext:value-type="float">
            <text:p>1.506787</text:p>
          </table:table-cell>
          <table:table-cell office:value-type="float" office:value="6.566883" calcext:value-type="float">
            <text:p>6.566883</text:p>
          </table:table-cell>
          <table:table-cell office:value-type="float" office:value="6.661046" calcext:value-type="float">
            <text:p>6.661046</text:p>
          </table:table-cell>
          <table:table-cell office:value-type="float" office:value="12.8611" calcext:value-type="float">
            <text:p>12.8611</text:p>
          </table:table-cell>
          <table:table-cell office:value-type="float" office:value="184029" calcext:value-type="float">
            <text:p>184029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532" calcext:value-type="float">
            <text:p>65532</text:p>
          </table:table-cell>
          <table:table-cell office:value-type="float" office:value="6" calcext:value-type="float">
            <text:p>6</text:p>
          </table:table-cell>
          <table:table-cell office:value-type="float" office:value="-129.75699" calcext:value-type="float">
            <text:p>-129.75699</text:p>
          </table:table-cell>
          <table:table-cell office:value-type="float" office:value="-123.171" calcext:value-type="float">
            <text:p>-123.171</text:p>
          </table:table-cell>
          <table:table-cell office:value-type="float" office:value="-129.75699" calcext:value-type="float">
            <text:p>-129.75699</text:p>
          </table:table-cell>
          <table:table-cell office:value-type="float" office:value="-123.171" calcext:value-type="float">
            <text:p>-123.171</text:p>
          </table:table-cell>
          <table:table-cell office:value-type="float" office:value="-129.767381" calcext:value-type="float">
            <text:p>-129.767381</text:p>
          </table:table-cell>
          <table:table-cell office:value-type="float" office:value="1.260506" calcext:value-type="float">
            <text:p>1.260506</text:p>
          </table:table-cell>
          <table:table-cell/>
          <table:table-cell office:value-type="float" office:value="1.559714" calcext:value-type="float">
            <text:p>1.559714</text:p>
          </table:table-cell>
          <table:table-cell office:value-type="float" office:value="6.668776" calcext:value-type="float">
            <text:p>6.668776</text:p>
          </table:table-cell>
          <table:table-cell office:value-type="float" office:value="6.614272" calcext:value-type="float">
            <text:p>6.614272</text:p>
          </table:table-cell>
          <table:table-cell office:value-type="float" office:value="20.029936" calcext:value-type="float">
            <text:p>20.029936</text:p>
          </table:table-cell>
          <table:table-cell office:value-type="float" office:value="184036" calcext:value-type="float">
            <text:p>184036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539" calcext:value-type="float">
            <text:p>65539</text:p>
          </table:table-cell>
          <table:table-cell office:value-type="float" office:value="7" calcext:value-type="float">
            <text:p>7</text:p>
          </table:table-cell>
          <table:table-cell office:value-type="float" office:value="-129.767381" calcext:value-type="float">
            <text:p>-129.767381</text:p>
          </table:table-cell>
          <table:table-cell office:value-type="float" office:value="-132.435" calcext:value-type="float">
            <text:p>-132.435</text:p>
          </table:table-cell>
          <table:table-cell office:value-type="float" office:value="-129.767381" calcext:value-type="float">
            <text:p>-129.767381</text:p>
          </table:table-cell>
          <table:table-cell office:value-type="float" office:value="-132.435" calcext:value-type="float">
            <text:p>-132.435</text:p>
          </table:table-cell>
          <table:table-cell office:value-type="float" office:value="-129.702183" calcext:value-type="float">
            <text:p>-129.702183</text:p>
          </table:table-cell>
          <table:table-cell office:value-type="float" office:value="1.603643" calcext:value-type="float">
            <text:p>1.603643</text:p>
          </table:table-cell>
          <table:table-cell/>
          <table:table-cell office:value-type="float" office:value="1.411823" calcext:value-type="float">
            <text:p>1.411823</text:p>
          </table:table-cell>
          <table:table-cell office:value-type="float" office:value="6.669889" calcext:value-type="float">
            <text:p>6.669889</text:p>
          </table:table-cell>
          <table:table-cell office:value-type="float" office:value="6.65002" calcext:value-type="float">
            <text:p>6.65002</text:p>
          </table:table-cell>
          <table:table-cell office:value-type="float" office:value="12.154166" calcext:value-type="float">
            <text:p>12.154166</text:p>
          </table:table-cell>
          <table:table-cell office:value-type="float" office:value="184031" calcext:value-type="float">
            <text:p>184031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float" office:value="8" calcext:value-type="float">
            <text:p>8</text:p>
          </table:table-cell>
          <table:table-cell office:value-type="float" office:value="-129.767381" calcext:value-type="float">
            <text:p>-129.767381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767381" calcext:value-type="float">
            <text:p>-129.767381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746453" calcext:value-type="float">
            <text:p>-129.746453</text:p>
          </table:table-cell>
          <table:table-cell office:value-type="float" office:value="1.611791" calcext:value-type="float">
            <text:p>1.611791</text:p>
          </table:table-cell>
          <table:table-cell/>
          <table:table-cell office:value-type="float" office:value="1.507483" calcext:value-type="float">
            <text:p>1.507483</text:p>
          </table:table-cell>
          <table:table-cell office:value-type="float" office:value="6.567199" calcext:value-type="float">
            <text:p>6.567199</text:p>
          </table:table-cell>
          <table:table-cell office:value-type="float" office:value="6.662204" calcext:value-type="float">
            <text:p>6.662204</text:p>
          </table:table-cell>
          <table:table-cell office:value-type="float" office:value="12.892416" calcext:value-type="float">
            <text:p>12.892416</text:p>
          </table:table-cell>
          <table:table-cell office:value-type="float" office:value="184031" calcext:value-type="float">
            <text:p>184031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549" calcext:value-type="float">
            <text:p>65549</text:p>
          </table:table-cell>
          <table:table-cell office:value-type="float" office:value="6" calcext:value-type="float">
            <text:p>6</text:p>
          </table:table-cell>
          <table:table-cell office:value-type="float" office:value="-129.746453" calcext:value-type="float">
            <text:p>-129.746453</text:p>
          </table:table-cell>
          <table:table-cell office:value-type="float" office:value="-123.081" calcext:value-type="float">
            <text:p>-123.081</text:p>
          </table:table-cell>
          <table:table-cell office:value-type="float" office:value="-129.746453" calcext:value-type="float">
            <text:p>-129.746453</text:p>
          </table:table-cell>
          <table:table-cell office:value-type="float" office:value="-123.081" calcext:value-type="float">
            <text:p>-123.081</text:p>
          </table:table-cell>
          <table:table-cell office:value-type="float" office:value="-129.757212" calcext:value-type="float">
            <text:p>-129.757212</text:p>
          </table:table-cell>
          <table:table-cell office:value-type="float" office:value="1.260788" calcext:value-type="float">
            <text:p>1.260788</text:p>
          </table:table-cell>
          <table:table-cell/>
          <table:table-cell office:value-type="float" office:value="1.559923" calcext:value-type="float">
            <text:p>1.559923</text:p>
          </table:table-cell>
          <table:table-cell office:value-type="float" office:value="6.668669" calcext:value-type="float">
            <text:p>6.668669</text:p>
          </table:table-cell>
          <table:table-cell office:value-type="float" office:value="6.615018" calcext:value-type="float">
            <text:p>6.615018</text:p>
          </table:table-cell>
          <table:table-cell office:value-type="float" office:value="20.125898" calcext:value-type="float">
            <text:p>20.125898</text:p>
          </table:table-cell>
          <table:table-cell office:value-type="float" office:value="184038" calcext:value-type="float">
            <text:p>184038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554" calcext:value-type="float">
            <text:p>65554</text:p>
          </table:table-cell>
          <table:table-cell office:value-type="float" office:value="7" calcext:value-type="float">
            <text:p>7</text:p>
          </table:table-cell>
          <table:table-cell office:value-type="float" office:value="-129.757212" calcext:value-type="float">
            <text:p>-129.757212</text:p>
          </table:table-cell>
          <table:table-cell office:value-type="float" office:value="-132.437" calcext:value-type="float">
            <text:p>-132.437</text:p>
          </table:table-cell>
          <table:table-cell office:value-type="float" office:value="-129.757212" calcext:value-type="float">
            <text:p>-129.757212</text:p>
          </table:table-cell>
          <table:table-cell office:value-type="float" office:value="-132.437" calcext:value-type="float">
            <text:p>-132.437</text:p>
          </table:table-cell>
          <table:table-cell office:value-type="float" office:value="-129.691538" calcext:value-type="float">
            <text:p>-129.691538</text:p>
          </table:table-cell>
          <table:table-cell office:value-type="float" office:value="1.60182" calcext:value-type="float">
            <text:p>1.60182</text:p>
          </table:table-cell>
          <table:table-cell/>
          <table:table-cell office:value-type="float" office:value="1.412067" calcext:value-type="float">
            <text:p>1.412067</text:p>
          </table:table-cell>
          <table:table-cell office:value-type="float" office:value="6.668228" calcext:value-type="float">
            <text:p>6.668228</text:p>
          </table:table-cell>
          <table:table-cell office:value-type="float" office:value="6.65044" calcext:value-type="float">
            <text:p>6.65044</text:p>
          </table:table-cell>
          <table:table-cell office:value-type="float" office:value="12.140985" calcext:value-type="float">
            <text:p>12.140985</text:p>
          </table:table-cell>
          <table:table-cell office:value-type="float" office:value="184033" calcext:value-type="float">
            <text:p>184033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569" calcext:value-type="float">
            <text:p>65569</text:p>
          </table:table-cell>
          <table:table-cell office:value-type="float" office:value="8" calcext:value-type="float">
            <text:p>8</text:p>
          </table:table-cell>
          <table:table-cell office:value-type="float" office:value="-129.757212" calcext:value-type="float">
            <text:p>-129.757212</text:p>
          </table:table-cell>
          <table:table-cell office:value-type="float" office:value="-130.436" calcext:value-type="float">
            <text:p>-130.436</text:p>
          </table:table-cell>
          <table:table-cell office:value-type="float" office:value="-129.757212" calcext:value-type="float">
            <text:p>-129.757212</text:p>
          </table:table-cell>
          <table:table-cell office:value-type="float" office:value="-130.436" calcext:value-type="float">
            <text:p>-130.436</text:p>
          </table:table-cell>
          <table:table-cell office:value-type="float" office:value="-129.736064" calcext:value-type="float">
            <text:p>-129.736064</text:p>
          </table:table-cell>
          <table:table-cell office:value-type="float" office:value="1.611509" calcext:value-type="float">
            <text:p>1.611509</text:p>
          </table:table-cell>
          <table:table-cell/>
          <table:table-cell office:value-type="float" office:value="1.506716" calcext:value-type="float">
            <text:p>1.506716</text:p>
          </table:table-cell>
          <table:table-cell office:value-type="float" office:value="6.567491" calcext:value-type="float">
            <text:p>6.567491</text:p>
          </table:table-cell>
          <table:table-cell office:value-type="float" office:value="6.66157" calcext:value-type="float">
            <text:p>6.66157</text:p>
          </table:table-cell>
          <table:table-cell office:value-type="float" office:value="12.888999" calcext:value-type="float">
            <text:p>12.888999</text:p>
          </table:table-cell>
          <table:table-cell office:value-type="float" office:value="184033" calcext:value-type="float">
            <text:p>184033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581" calcext:value-type="float">
            <text:p>65581</text:p>
          </table:table-cell>
          <table:table-cell office:value-type="float" office:value="6" calcext:value-type="float">
            <text:p>6</text:p>
          </table:table-cell>
          <table:table-cell office:value-type="float" office:value="-129.736064" calcext:value-type="float">
            <text:p>-129.736064</text:p>
          </table:table-cell>
          <table:table-cell office:value-type="float" office:value="-123.156" calcext:value-type="float">
            <text:p>-123.156</text:p>
          </table:table-cell>
          <table:table-cell office:value-type="float" office:value="-129.736064" calcext:value-type="float">
            <text:p>-129.736064</text:p>
          </table:table-cell>
          <table:table-cell office:value-type="float" office:value="-123.156" calcext:value-type="float">
            <text:p>-123.156</text:p>
          </table:table-cell>
          <table:table-cell office:value-type="float" office:value="-129.749536" calcext:value-type="float">
            <text:p>-129.749536</text:p>
          </table:table-cell>
          <table:table-cell office:value-type="float" office:value="1.261067" calcext:value-type="float">
            <text:p>1.261067</text:p>
          </table:table-cell>
          <table:table-cell/>
          <table:table-cell office:value-type="float" office:value="1.559396" calcext:value-type="float">
            <text:p>1.559396</text:p>
          </table:table-cell>
          <table:table-cell office:value-type="float" office:value="6.668564" calcext:value-type="float">
            <text:p>6.668564</text:p>
          </table:table-cell>
          <table:table-cell office:value-type="float" office:value="6.614847" calcext:value-type="float">
            <text:p>6.614847</text:p>
          </table:table-cell>
          <table:table-cell office:value-type="float" office:value="20.022779" calcext:value-type="float">
            <text:p>20.022779</text:p>
          </table:table-cell>
          <table:table-cell office:value-type="float" office:value="184041" calcext:value-type="float">
            <text:p>18404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583" calcext:value-type="float">
            <text:p>65583</text:p>
          </table:table-cell>
          <table:table-cell office:value-type="float" office:value="7" calcext:value-type="float">
            <text:p>7</text:p>
          </table:table-cell>
          <table:table-cell office:value-type="float" office:value="-129.749536" calcext:value-type="float">
            <text:p>-129.749536</text:p>
          </table:table-cell>
          <table:table-cell office:value-type="float" office:value="-132.408" calcext:value-type="float">
            <text:p>-132.408</text:p>
          </table:table-cell>
          <table:table-cell office:value-type="float" office:value="-129.749536" calcext:value-type="float">
            <text:p>-129.749536</text:p>
          </table:table-cell>
          <table:table-cell office:value-type="float" office:value="-132.408" calcext:value-type="float">
            <text:p>-132.408</text:p>
          </table:table-cell>
          <table:table-cell office:value-type="float" office:value="-129.684375" calcext:value-type="float">
            <text:p>-129.684375</text:p>
          </table:table-cell>
          <table:table-cell office:value-type="float" office:value="1.60167" calcext:value-type="float">
            <text:p>1.60167</text:p>
          </table:table-cell>
          <table:table-cell/>
          <table:table-cell office:value-type="float" office:value="1.41192" calcext:value-type="float">
            <text:p>1.41192</text:p>
          </table:table-cell>
          <table:table-cell office:value-type="float" office:value="6.668448" calcext:value-type="float">
            <text:p>6.668448</text:p>
          </table:table-cell>
          <table:table-cell office:value-type="float" office:value="6.650169" calcext:value-type="float">
            <text:p>6.650169</text:p>
          </table:table-cell>
          <table:table-cell office:value-type="float" office:value="12.120567" calcext:value-type="float">
            <text:p>12.120567</text:p>
          </table:table-cell>
          <table:table-cell office:value-type="float" office:value="184036" calcext:value-type="float">
            <text:p>184036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586" calcext:value-type="float">
            <text:p>65586</text:p>
          </table:table-cell>
          <table:table-cell office:value-type="float" office:value="8" calcext:value-type="float">
            <text:p>8</text:p>
          </table:table-cell>
          <table:table-cell office:value-type="float" office:value="-129.749536" calcext:value-type="float">
            <text:p>-129.749536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-129.749536" calcext:value-type="float">
            <text:p>-129.749536</text:p>
          </table:table-cell>
          <table:table-cell office:value-type="float" office:value="-130.433" calcext:value-type="float">
            <text:p>-130.433</text:p>
          </table:table-cell>
          <table:table-cell office:value-type="float" office:value="-129.72867" calcext:value-type="float">
            <text:p>-129.72867</text:p>
          </table:table-cell>
          <table:table-cell office:value-type="float" office:value="1.611297" calcext:value-type="float">
            <text:p>1.611297</text:p>
          </table:table-cell>
          <table:table-cell/>
          <table:table-cell office:value-type="float" office:value="1.506564" calcext:value-type="float">
            <text:p>1.506564</text:p>
          </table:table-cell>
          <table:table-cell office:value-type="float" office:value="6.567712" calcext:value-type="float">
            <text:p>6.567712</text:p>
          </table:table-cell>
          <table:table-cell office:value-type="float" office:value="6.661529" calcext:value-type="float">
            <text:p>6.661529</text:p>
          </table:table-cell>
          <table:table-cell office:value-type="float" office:value="12.894643" calcext:value-type="float">
            <text:p>12.894643</text:p>
          </table:table-cell>
          <table:table-cell office:value-type="float" office:value="184036" calcext:value-type="float">
            <text:p>18403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597" calcext:value-type="float">
            <text:p>65597</text:p>
          </table:table-cell>
          <table:table-cell office:value-type="float" office:value="6" calcext:value-type="float">
            <text:p>6</text:p>
          </table:table-cell>
          <table:table-cell office:value-type="float" office:value="-129.72867" calcext:value-type="float">
            <text:p>-129.72867</text:p>
          </table:table-cell>
          <table:table-cell office:value-type="float" office:value="-123.114" calcext:value-type="float">
            <text:p>-123.114</text:p>
          </table:table-cell>
          <table:table-cell office:value-type="float" office:value="-129.72867" calcext:value-type="float">
            <text:p>-129.72867</text:p>
          </table:table-cell>
          <table:table-cell office:value-type="float" office:value="-123.114" calcext:value-type="float">
            <text:p>-123.114</text:p>
          </table:table-cell>
          <table:table-cell office:value-type="float" office:value="-129.739505" calcext:value-type="float">
            <text:p>-129.739505</text:p>
          </table:table-cell>
          <table:table-cell office:value-type="float" office:value="1.261265" calcext:value-type="float">
            <text:p>1.261265</text:p>
          </table:table-cell>
          <table:table-cell/>
          <table:table-cell office:value-type="float" office:value="1.559216" calcext:value-type="float">
            <text:p>1.559216</text:p>
          </table:table-cell>
          <table:table-cell office:value-type="float" office:value="6.668489" calcext:value-type="float">
            <text:p>6.668489</text:p>
          </table:table-cell>
          <table:table-cell office:value-type="float" office:value="6.61494" calcext:value-type="float">
            <text:p>6.61494</text:p>
          </table:table-cell>
          <table:table-cell office:value-type="float" office:value="20.064571" calcext:value-type="float">
            <text:p>20.064571</text:p>
          </table:table-cell>
          <table:table-cell office:value-type="float" office:value="184043" calcext:value-type="float">
            <text:p>184043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606" calcext:value-type="float">
            <text:p>65606</text:p>
          </table:table-cell>
          <table:table-cell office:value-type="float" office:value="7" calcext:value-type="float">
            <text:p>7</text:p>
          </table:table-cell>
          <table:table-cell office:value-type="float" office:value="-129.739505" calcext:value-type="float">
            <text:p>-129.739505</text:p>
          </table:table-cell>
          <table:table-cell office:value-type="float" office:value="-132.41" calcext:value-type="float">
            <text:p>-132.41</text:p>
          </table:table-cell>
          <table:table-cell office:value-type="float" office:value="-129.739505" calcext:value-type="float">
            <text:p>-129.739505</text:p>
          </table:table-cell>
          <table:table-cell office:value-type="float" office:value="-132.41" calcext:value-type="float">
            <text:p>-132.41</text:p>
          </table:table-cell>
          <table:table-cell office:value-type="float" office:value="-129.674166" calcext:value-type="float">
            <text:p>-129.674166</text:p>
          </table:table-cell>
          <table:table-cell office:value-type="float" office:value="1.603097" calcext:value-type="float">
            <text:p>1.603097</text:p>
          </table:table-cell>
          <table:table-cell/>
          <table:table-cell office:value-type="float" office:value="1.411933" calcext:value-type="float">
            <text:p>1.411933</text:p>
          </table:table-cell>
          <table:table-cell office:value-type="float" office:value="6.670688" calcext:value-type="float">
            <text:p>6.670688</text:p>
          </table:table-cell>
          <table:table-cell office:value-type="float" office:value="6.650208" calcext:value-type="float">
            <text:p>6.650208</text:p>
          </table:table-cell>
          <table:table-cell office:value-type="float" office:value="12.156925" calcext:value-type="float">
            <text:p>12.156925</text:p>
          </table:table-cell>
          <table:table-cell office:value-type="float" office:value="184038" calcext:value-type="float">
            <text:p>184038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611" calcext:value-type="float">
            <text:p>65611</text:p>
          </table:table-cell>
          <table:table-cell office:value-type="float" office:value="8" calcext:value-type="float">
            <text:p>8</text:p>
          </table:table-cell>
          <table:table-cell office:value-type="float" office:value="-129.739505" calcext:value-type="float">
            <text:p>-129.739505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739505" calcext:value-type="float">
            <text:p>-129.739505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718531" calcext:value-type="float">
            <text:p>-129.718531</text:p>
          </table:table-cell>
          <table:table-cell office:value-type="float" office:value="1.611019" calcext:value-type="float">
            <text:p>1.611019</text:p>
          </table:table-cell>
          <table:table-cell/>
          <table:table-cell office:value-type="float" office:value="1.507257" calcext:value-type="float">
            <text:p>1.507257</text:p>
          </table:table-cell>
          <table:table-cell office:value-type="float" office:value="6.568001" calcext:value-type="float">
            <text:p>6.568001</text:p>
          </table:table-cell>
          <table:table-cell office:value-type="float" office:value="6.662695" calcext:value-type="float">
            <text:p>6.662695</text:p>
          </table:table-cell>
          <table:table-cell office:value-type="float" office:value="12.926062" calcext:value-type="float">
            <text:p>12.926062</text:p>
          </table:table-cell>
          <table:table-cell office:value-type="float" office:value="184038" calcext:value-type="float">
            <text:p>184038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619" calcext:value-type="float">
            <text:p>65619</text:p>
          </table:table-cell>
          <table:table-cell office:value-type="float" office:value="6" calcext:value-type="float">
            <text:p>6</text:p>
          </table:table-cell>
          <table:table-cell office:value-type="float" office:value="-129.718531" calcext:value-type="float">
            <text:p>-129.718531</text:p>
          </table:table-cell>
          <table:table-cell office:value-type="float" office:value="-123.104" calcext:value-type="float">
            <text:p>-123.104</text:p>
          </table:table-cell>
          <table:table-cell office:value-type="float" office:value="-129.718531" calcext:value-type="float">
            <text:p>-129.718531</text:p>
          </table:table-cell>
          <table:table-cell office:value-type="float" office:value="-123.104" calcext:value-type="float">
            <text:p>-123.104</text:p>
          </table:table-cell>
          <table:table-cell office:value-type="float" office:value="-129.729742" calcext:value-type="float">
            <text:p>-129.729742</text:p>
          </table:table-cell>
          <table:table-cell office:value-type="float" office:value="1.261537" calcext:value-type="float">
            <text:p>1.261537</text:p>
          </table:table-cell>
          <table:table-cell/>
          <table:table-cell office:value-type="float" office:value="1.559437" calcext:value-type="float">
            <text:p>1.559437</text:p>
          </table:table-cell>
          <table:table-cell office:value-type="float" office:value="6.668386" calcext:value-type="float">
            <text:p>6.668386</text:p>
          </table:table-cell>
          <table:table-cell office:value-type="float" office:value="6.615677" calcext:value-type="float">
            <text:p>6.615677</text:p>
          </table:table-cell>
          <table:table-cell office:value-type="float" office:value="20.064403" calcext:value-type="float">
            <text:p>20.064403</text:p>
          </table:table-cell>
          <table:table-cell office:value-type="float" office:value="184045" calcext:value-type="float">
            <text:p>184045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622" calcext:value-type="float">
            <text:p>65622</text:p>
          </table:table-cell>
          <table:table-cell office:value-type="float" office:value="7" calcext:value-type="float">
            <text:p>7</text:p>
          </table:table-cell>
          <table:table-cell office:value-type="float" office:value="-129.729742" calcext:value-type="float">
            <text:p>-129.729742</text:p>
          </table:table-cell>
          <table:table-cell office:value-type="float" office:value="-132.409" calcext:value-type="float">
            <text:p>-132.409</text:p>
          </table:table-cell>
          <table:table-cell office:value-type="float" office:value="-129.729742" calcext:value-type="float">
            <text:p>-129.729742</text:p>
          </table:table-cell>
          <table:table-cell office:value-type="float" office:value="-132.409" calcext:value-type="float">
            <text:p>-132.409</text:p>
          </table:table-cell>
          <table:table-cell office:value-type="float" office:value="-129.664402" calcext:value-type="float">
            <text:p>-129.664402</text:p>
          </table:table-cell>
          <table:table-cell office:value-type="float" office:value="1.602906" calcext:value-type="float">
            <text:p>1.602906</text:p>
          </table:table-cell>
          <table:table-cell/>
          <table:table-cell office:value-type="float" office:value="1.412155" calcext:value-type="float">
            <text:p>1.412155</text:p>
          </table:table-cell>
          <table:table-cell office:value-type="float" office:value="6.670967" calcext:value-type="float">
            <text:p>6.670967</text:p>
          </table:table-cell>
          <table:table-cell office:value-type="float" office:value="6.650524" calcext:value-type="float">
            <text:p>6.650524</text:p>
          </table:table-cell>
          <table:table-cell office:value-type="float" office:value="12.165334" calcext:value-type="float">
            <text:p>12.165334</text:p>
          </table:table-cell>
          <table:table-cell office:value-type="float" office:value="184040" calcext:value-type="float">
            <text:p>184040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626" calcext:value-type="float">
            <text:p>65626</text:p>
          </table:table-cell>
          <table:table-cell office:value-type="float" office:value="8" calcext:value-type="float">
            <text:p>8</text:p>
          </table:table-cell>
          <table:table-cell office:value-type="float" office:value="-129.729742" calcext:value-type="float">
            <text:p>-129.729742</text:p>
          </table:table-cell>
          <table:table-cell office:value-type="float" office:value="-130.438" calcext:value-type="float">
            <text:p>-130.438</text:p>
          </table:table-cell>
          <table:table-cell office:value-type="float" office:value="-129.729742" calcext:value-type="float">
            <text:p>-129.729742</text:p>
          </table:table-cell>
          <table:table-cell office:value-type="float" office:value="-130.438" calcext:value-type="float">
            <text:p>-130.438</text:p>
          </table:table-cell>
          <table:table-cell office:value-type="float" office:value="-129.708882" calcext:value-type="float">
            <text:p>-129.708882</text:p>
          </table:table-cell>
          <table:table-cell office:value-type="float" office:value="1.610749" calcext:value-type="float">
            <text:p>1.610749</text:p>
          </table:table-cell>
          <table:table-cell/>
          <table:table-cell office:value-type="float" office:value="1.507272" calcext:value-type="float">
            <text:p>1.507272</text:p>
          </table:table-cell>
          <table:table-cell office:value-type="float" office:value="6.568282" calcext:value-type="float">
            <text:p>6.568282</text:p>
          </table:table-cell>
          <table:table-cell office:value-type="float" office:value="6.662996" calcext:value-type="float">
            <text:p>6.662996</text:p>
          </table:table-cell>
          <table:table-cell office:value-type="float" office:value="12.924569" calcext:value-type="float">
            <text:p>12.924569</text:p>
          </table:table-cell>
          <table:table-cell office:value-type="float" office:value="184040" calcext:value-type="float">
            <text:p>18404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634" calcext:value-type="float">
            <text:p>65634</text:p>
          </table:table-cell>
          <table:table-cell office:value-type="float" office:value="6" calcext:value-type="float">
            <text:p>6</text:p>
          </table:table-cell>
          <table:table-cell office:value-type="float" office:value="-129.708882" calcext:value-type="float">
            <text:p>-129.708882</text:p>
          </table:table-cell>
          <table:table-cell office:value-type="float" office:value="-123.136" calcext:value-type="float">
            <text:p>-123.136</text:p>
          </table:table-cell>
          <table:table-cell office:value-type="float" office:value="-129.708882" calcext:value-type="float">
            <text:p>-129.708882</text:p>
          </table:table-cell>
          <table:table-cell office:value-type="float" office:value="-123.136" calcext:value-type="float">
            <text:p>-123.136</text:p>
          </table:table-cell>
          <table:table-cell office:value-type="float" office:value="-129.720076" calcext:value-type="float">
            <text:p>-129.720076</text:p>
          </table:table-cell>
          <table:table-cell office:value-type="float" office:value="1.261795" calcext:value-type="float">
            <text:p>1.261795</text:p>
          </table:table-cell>
          <table:table-cell/>
          <table:table-cell office:value-type="float" office:value="1.559309" calcext:value-type="float">
            <text:p>1.559309</text:p>
          </table:table-cell>
          <table:table-cell office:value-type="float" office:value="6.668289" calcext:value-type="float">
            <text:p>6.668289</text:p>
          </table:table-cell>
          <table:table-cell office:value-type="float" office:value="6.615966" calcext:value-type="float">
            <text:p>6.615966</text:p>
          </table:table-cell>
          <table:table-cell office:value-type="float" office:value="20.014106" calcext:value-type="float">
            <text:p>20.014106</text:p>
          </table:table-cell>
          <table:table-cell office:value-type="float" office:value="184047" calcext:value-type="float">
            <text:p>184047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646" calcext:value-type="float">
            <text:p>65646</text:p>
          </table:table-cell>
          <table:table-cell office:value-type="float" office:value="7" calcext:value-type="float">
            <text:p>7</text:p>
          </table:table-cell>
          <table:table-cell office:value-type="float" office:value="-129.720076" calcext:value-type="float">
            <text:p>-129.720076</text:p>
          </table:table-cell>
          <table:table-cell office:value-type="float" office:value="-132.436" calcext:value-type="float">
            <text:p>-132.436</text:p>
          </table:table-cell>
          <table:table-cell office:value-type="float" office:value="-129.720076" calcext:value-type="float">
            <text:p>-129.720076</text:p>
          </table:table-cell>
          <table:table-cell office:value-type="float" office:value="-132.436" calcext:value-type="float">
            <text:p>-132.436</text:p>
          </table:table-cell>
          <table:table-cell office:value-type="float" office:value="-129.654988" calcext:value-type="float">
            <text:p>-129.654988</text:p>
          </table:table-cell>
          <table:table-cell office:value-type="float" office:value="1.602716" calcext:value-type="float">
            <text:p>1.602716</text:p>
          </table:table-cell>
          <table:table-cell/>
          <table:table-cell office:value-type="float" office:value="1.412198" calcext:value-type="float">
            <text:p>1.412198</text:p>
          </table:table-cell>
          <table:table-cell office:value-type="float" office:value="6.671244" calcext:value-type="float">
            <text:p>6.671244</text:p>
          </table:table-cell>
          <table:table-cell office:value-type="float" office:value="6.650555" calcext:value-type="float">
            <text:p>6.650555</text:p>
          </table:table-cell>
          <table:table-cell office:value-type="float" office:value="12.200513" calcext:value-type="float">
            <text:p>12.200513</text:p>
          </table:table-cell>
          <table:table-cell office:value-type="float" office:value="184042" calcext:value-type="float">
            <text:p>184042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657" calcext:value-type="float">
            <text:p>65657</text:p>
          </table:table-cell>
          <table:table-cell office:value-type="float" office:value="8" calcext:value-type="float">
            <text:p>8</text:p>
          </table:table-cell>
          <table:table-cell office:value-type="float" office:value="-129.720076" calcext:value-type="float">
            <text:p>-129.720076</text:p>
          </table:table-cell>
          <table:table-cell office:value-type="float" office:value="-130.444" calcext:value-type="float">
            <text:p>-130.444</text:p>
          </table:table-cell>
          <table:table-cell office:value-type="float" office:value="-129.720076" calcext:value-type="float">
            <text:p>-129.720076</text:p>
          </table:table-cell>
          <table:table-cell office:value-type="float" office:value="-130.444" calcext:value-type="float">
            <text:p>-130.444</text:p>
          </table:table-cell>
          <table:table-cell office:value-type="float" office:value="-129.699933" calcext:value-type="float">
            <text:p>-129.699933</text:p>
          </table:table-cell>
          <table:table-cell office:value-type="float" office:value="1.610482" calcext:value-type="float">
            <text:p>1.610482</text:p>
          </table:table-cell>
          <table:table-cell/>
          <table:table-cell office:value-type="float" office:value="1.507192" calcext:value-type="float">
            <text:p>1.507192</text:p>
          </table:table-cell>
          <table:table-cell office:value-type="float" office:value="6.56856" calcext:value-type="float">
            <text:p>6.56856</text:p>
          </table:table-cell>
          <table:table-cell office:value-type="float" office:value="6.663177" calcext:value-type="float">
            <text:p>6.663177</text:p>
          </table:table-cell>
          <table:table-cell office:value-type="float" office:value="12.943477" calcext:value-type="float">
            <text:p>12.943477</text:p>
          </table:table-cell>
          <table:table-cell office:value-type="float" office:value="184042" calcext:value-type="float">
            <text:p>184042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667" calcext:value-type="float">
            <text:p>65667</text:p>
          </table:table-cell>
          <table:table-cell office:value-type="float" office:value="6" calcext:value-type="float">
            <text:p>6</text:p>
          </table:table-cell>
          <table:table-cell office:value-type="float" office:value="-129.699933" calcext:value-type="float">
            <text:p>-129.699933</text:p>
          </table:table-cell>
          <table:table-cell office:value-type="float" office:value="-123.106" calcext:value-type="float">
            <text:p>-123.106</text:p>
          </table:table-cell>
          <table:table-cell office:value-type="float" office:value="-129.699933" calcext:value-type="float">
            <text:p>-129.699933</text:p>
          </table:table-cell>
          <table:table-cell office:value-type="float" office:value="-123.106" calcext:value-type="float">
            <text:p>-123.106</text:p>
          </table:table-cell>
          <table:table-cell office:value-type="float" office:value="-129.708595" calcext:value-type="float">
            <text:p>-129.708595</text:p>
          </table:table-cell>
          <table:table-cell office:value-type="float" office:value="1.262035" calcext:value-type="float">
            <text:p>1.262035</text:p>
          </table:table-cell>
          <table:table-cell/>
          <table:table-cell office:value-type="float" office:value="1.559141" calcext:value-type="float">
            <text:p>1.559141</text:p>
          </table:table-cell>
          <table:table-cell office:value-type="float" office:value="6.668198" calcext:value-type="float">
            <text:p>6.668198</text:p>
          </table:table-cell>
          <table:table-cell office:value-type="float" office:value="6.616202" calcext:value-type="float">
            <text:p>6.616202</text:p>
          </table:table-cell>
          <table:table-cell office:value-type="float" office:value="20.039528" calcext:value-type="float">
            <text:p>20.039528</text:p>
          </table:table-cell>
          <table:table-cell office:value-type="float" office:value="184050" calcext:value-type="float">
            <text:p>184050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671" calcext:value-type="float">
            <text:p>65671</text:p>
          </table:table-cell>
          <table:table-cell office:value-type="float" office:value="7" calcext:value-type="float">
            <text:p>7</text:p>
          </table:table-cell>
          <table:table-cell office:value-type="float" office:value="-129.708595" calcext:value-type="float">
            <text:p>-129.708595</text:p>
          </table:table-cell>
          <table:table-cell office:value-type="float" office:value="-132.385" calcext:value-type="float">
            <text:p>-132.385</text:p>
          </table:table-cell>
          <table:table-cell office:value-type="float" office:value="-129.708595" calcext:value-type="float">
            <text:p>-129.708595</text:p>
          </table:table-cell>
          <table:table-cell office:value-type="float" office:value="-132.385" calcext:value-type="float">
            <text:p>-132.385</text:p>
          </table:table-cell>
          <table:table-cell office:value-type="float" office:value="-129.643382" calcext:value-type="float">
            <text:p>-129.643382</text:p>
          </table:table-cell>
          <table:table-cell office:value-type="float" office:value="1.600868" calcext:value-type="float">
            <text:p>1.600868</text:p>
          </table:table-cell>
          <table:table-cell/>
          <table:table-cell office:value-type="float" office:value="1.41223" calcext:value-type="float">
            <text:p>1.41223</text:p>
          </table:table-cell>
          <table:table-cell office:value-type="float" office:value="6.669619" calcext:value-type="float">
            <text:p>6.669619</text:p>
          </table:table-cell>
          <table:table-cell office:value-type="float" office:value="6.650643" calcext:value-type="float">
            <text:p>6.650643</text:p>
          </table:table-cell>
          <table:table-cell office:value-type="float" office:value="12.137745" calcext:value-type="float">
            <text:p>12.137745</text:p>
          </table:table-cell>
          <table:table-cell office:value-type="float" office:value="184045" calcext:value-type="float">
            <text:p>184045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674" calcext:value-type="float">
            <text:p>65674</text:p>
          </table:table-cell>
          <table:table-cell office:value-type="float" office:value="8" calcext:value-type="float">
            <text:p>8</text:p>
          </table:table-cell>
          <table:table-cell office:value-type="float" office:value="-129.708595" calcext:value-type="float">
            <text:p>-129.708595</text:p>
          </table:table-cell>
          <table:table-cell office:value-type="float" office:value="-130.439" calcext:value-type="float">
            <text:p>-130.439</text:p>
          </table:table-cell>
          <table:table-cell office:value-type="float" office:value="-129.708595" calcext:value-type="float">
            <text:p>-129.708595</text:p>
          </table:table-cell>
          <table:table-cell office:value-type="float" office:value="-130.439" calcext:value-type="float">
            <text:p>-130.439</text:p>
          </table:table-cell>
          <table:table-cell office:value-type="float" office:value="-129.687878" calcext:value-type="float">
            <text:p>-129.687878</text:p>
          </table:table-cell>
          <table:table-cell office:value-type="float" office:value="1.610164" calcext:value-type="float">
            <text:p>1.610164</text:p>
          </table:table-cell>
          <table:table-cell/>
          <table:table-cell office:value-type="float" office:value="1.506308" calcext:value-type="float">
            <text:p>1.506308</text:p>
          </table:table-cell>
          <table:table-cell office:value-type="float" office:value="6.568891" calcext:value-type="float">
            <text:p>6.568891</text:p>
          </table:table-cell>
          <table:table-cell office:value-type="float" office:value="6.662352" calcext:value-type="float">
            <text:p>6.662352</text:p>
          </table:table-cell>
          <table:table-cell office:value-type="float" office:value="12.951299" calcext:value-type="float">
            <text:p>12.951299</text:p>
          </table:table-cell>
          <table:table-cell office:value-type="float" office:value="184045" calcext:value-type="float">
            <text:p>184045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684" calcext:value-type="float">
            <text:p>65684</text:p>
          </table:table-cell>
          <table:table-cell office:value-type="float" office:value="6" calcext:value-type="float">
            <text:p>6</text:p>
          </table:table-cell>
          <table:table-cell office:value-type="float" office:value="-129.687878" calcext:value-type="float">
            <text:p>-129.687878</text:p>
          </table:table-cell>
          <table:table-cell office:value-type="float" office:value="-123.121" calcext:value-type="float">
            <text:p>-123.121</text:p>
          </table:table-cell>
          <table:table-cell office:value-type="float" office:value="-129.687878" calcext:value-type="float">
            <text:p>-129.687878</text:p>
          </table:table-cell>
          <table:table-cell office:value-type="float" office:value="-123.121" calcext:value-type="float">
            <text:p>-123.121</text:p>
          </table:table-cell>
          <table:table-cell office:value-type="float" office:value="-129.702097" calcext:value-type="float">
            <text:p>-129.702097</text:p>
          </table:table-cell>
          <table:table-cell office:value-type="float" office:value="1.262358" calcext:value-type="float">
            <text:p>1.262358</text:p>
          </table:table-cell>
          <table:table-cell/>
          <table:table-cell office:value-type="float" office:value="1.558538" calcext:value-type="float">
            <text:p>1.558538</text:p>
          </table:table-cell>
          <table:table-cell office:value-type="float" office:value="6.668076" calcext:value-type="float">
            <text:p>6.668076</text:p>
          </table:table-cell>
          <table:table-cell office:value-type="float" office:value="6.615959" calcext:value-type="float">
            <text:p>6.615959</text:p>
          </table:table-cell>
          <table:table-cell office:value-type="float" office:value="20.006855" calcext:value-type="float">
            <text:p>20.006855</text:p>
          </table:table-cell>
          <table:table-cell office:value-type="float" office:value="184052" calcext:value-type="float">
            <text:p>184052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689" calcext:value-type="float">
            <text:p>65689</text:p>
          </table:table-cell>
          <table:table-cell office:value-type="float" office:value="7" calcext:value-type="float">
            <text:p>7</text:p>
          </table:table-cell>
          <table:table-cell office:value-type="float" office:value="-129.702097" calcext:value-type="float">
            <text:p>-129.702097</text:p>
          </table:table-cell>
          <table:table-cell office:value-type="float" office:value="-132.401" calcext:value-type="float">
            <text:p>-132.401</text:p>
          </table:table-cell>
          <table:table-cell office:value-type="float" office:value="-129.702097" calcext:value-type="float">
            <text:p>-129.702097</text:p>
          </table:table-cell>
          <table:table-cell office:value-type="float" office:value="-132.401" calcext:value-type="float">
            <text:p>-132.401</text:p>
          </table:table-cell>
          <table:table-cell office:value-type="float" office:value="-129.637021" calcext:value-type="float">
            <text:p>-129.637021</text:p>
          </table:table-cell>
          <table:table-cell office:value-type="float" office:value="1.602364" calcext:value-type="float">
            <text:p>1.602364</text:p>
          </table:table-cell>
          <table:table-cell/>
          <table:table-cell office:value-type="float" office:value="1.412087" calcext:value-type="float">
            <text:p>1.412087</text:p>
          </table:table-cell>
          <table:table-cell office:value-type="float" office:value="6.671759" calcext:value-type="float">
            <text:p>6.671759</text:p>
          </table:table-cell>
          <table:table-cell office:value-type="float" office:value="6.650403" calcext:value-type="float">
            <text:p>6.650403</text:p>
          </table:table-cell>
          <table:table-cell office:value-type="float" office:value="12.184181" calcext:value-type="float">
            <text:p>12.184181</text:p>
          </table:table-cell>
          <table:table-cell office:value-type="float" office:value="184047" calcext:value-type="float">
            <text:p>184047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692" calcext:value-type="float">
            <text:p>65692</text:p>
          </table:table-cell>
          <table:table-cell office:value-type="float" office:value="8" calcext:value-type="float">
            <text:p>8</text:p>
          </table:table-cell>
          <table:table-cell office:value-type="float" office:value="-129.702097" calcext:value-type="float">
            <text:p>-129.702097</text:p>
          </table:table-cell>
          <table:table-cell office:value-type="float" office:value="-130.448" calcext:value-type="float">
            <text:p>-130.448</text:p>
          </table:table-cell>
          <table:table-cell office:value-type="float" office:value="-129.702097" calcext:value-type="float">
            <text:p>-129.702097</text:p>
          </table:table-cell>
          <table:table-cell office:value-type="float" office:value="-130.448" calcext:value-type="float">
            <text:p>-130.448</text:p>
          </table:table-cell>
          <table:table-cell office:value-type="float" office:value="-129.681759" calcext:value-type="float">
            <text:p>-129.681759</text:p>
          </table:table-cell>
          <table:table-cell office:value-type="float" office:value="1.609984" calcext:value-type="float">
            <text:p>1.609984</text:p>
          </table:table-cell>
          <table:table-cell/>
          <table:table-cell office:value-type="float" office:value="1.506954" calcext:value-type="float">
            <text:p>1.506954</text:p>
          </table:table-cell>
          <table:table-cell office:value-type="float" office:value="6.569077" calcext:value-type="float">
            <text:p>6.569077</text:p>
          </table:table-cell>
          <table:table-cell office:value-type="float" office:value="6.663342" calcext:value-type="float">
            <text:p>6.663342</text:p>
          </table:table-cell>
          <table:table-cell office:value-type="float" office:value="12.970004" calcext:value-type="float">
            <text:p>12.970004</text:p>
          </table:table-cell>
          <table:table-cell office:value-type="float" office:value="184047" calcext:value-type="float">
            <text:p>184047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698" calcext:value-type="float">
            <text:p>65698</text:p>
          </table:table-cell>
          <table:table-cell office:value-type="float" office:value="6" calcext:value-type="float">
            <text:p>6</text:p>
          </table:table-cell>
          <table:table-cell office:value-type="float" office:value="-129.681759" calcext:value-type="float">
            <text:p>-129.681759</text:p>
          </table:table-cell>
          <table:table-cell office:value-type="float" office:value="-123.132" calcext:value-type="float">
            <text:p>-123.132</text:p>
          </table:table-cell>
          <table:table-cell office:value-type="float" office:value="-129.681759" calcext:value-type="float">
            <text:p>-129.681759</text:p>
          </table:table-cell>
          <table:table-cell office:value-type="float" office:value="-123.132" calcext:value-type="float">
            <text:p>-123.132</text:p>
          </table:table-cell>
          <table:table-cell office:value-type="float" office:value="-129.69349" calcext:value-type="float">
            <text:p>-129.69349</text:p>
          </table:table-cell>
          <table:table-cell office:value-type="float" office:value="1.262522" calcext:value-type="float">
            <text:p>1.262522</text:p>
          </table:table-cell>
          <table:table-cell/>
          <table:table-cell office:value-type="float" office:value="1.558781" calcext:value-type="float">
            <text:p>1.558781</text:p>
          </table:table-cell>
          <table:table-cell office:value-type="float" office:value="6.668014" calcext:value-type="float">
            <text:p>6.668014</text:p>
          </table:table-cell>
          <table:table-cell office:value-type="float" office:value="6.616552" calcext:value-type="float">
            <text:p>6.616552</text:p>
          </table:table-cell>
          <table:table-cell office:value-type="float" office:value="19.986182" calcext:value-type="float">
            <text:p>19.986182</text:p>
          </table:table-cell>
          <table:table-cell office:value-type="float" office:value="184056" calcext:value-type="float">
            <text:p>184056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703" calcext:value-type="float">
            <text:p>65703</text:p>
          </table:table-cell>
          <table:table-cell office:value-type="float" office:value="7" calcext:value-type="float">
            <text:p>7</text:p>
          </table:table-cell>
          <table:table-cell office:value-type="float" office:value="-129.69349" calcext:value-type="float">
            <text:p>-129.69349</text:p>
          </table:table-cell>
          <table:table-cell office:value-type="float" office:value="-132.425" calcext:value-type="float">
            <text:p>-132.425</text:p>
          </table:table-cell>
          <table:table-cell office:value-type="float" office:value="-129.69349" calcext:value-type="float">
            <text:p>-129.69349</text:p>
          </table:table-cell>
          <table:table-cell office:value-type="float" office:value="-132.425" calcext:value-type="float">
            <text:p>-132.425</text:p>
          </table:table-cell>
          <table:table-cell office:value-type="float" office:value="-129.628545" calcext:value-type="float">
            <text:p>-129.628545</text:p>
          </table:table-cell>
          <table:table-cell office:value-type="float" office:value="1.602195" calcext:value-type="float">
            <text:p>1.602195</text:p>
          </table:table-cell>
          <table:table-cell/>
          <table:table-cell office:value-type="float" office:value="1.412266" calcext:value-type="float">
            <text:p>1.412266</text:p>
          </table:table-cell>
          <table:table-cell office:value-type="float" office:value="6.672005" calcext:value-type="float">
            <text:p>6.672005</text:p>
          </table:table-cell>
          <table:table-cell office:value-type="float" office:value="6.650646" calcext:value-type="float">
            <text:p>6.650646</text:p>
          </table:table-cell>
          <table:table-cell office:value-type="float" office:value="12.215467" calcext:value-type="float">
            <text:p>12.215467</text:p>
          </table:table-cell>
          <table:table-cell office:value-type="float" office:value="184050" calcext:value-type="float">
            <text:p>184050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706" calcext:value-type="float">
            <text:p>65706</text:p>
          </table:table-cell>
          <table:table-cell office:value-type="float" office:value="8" calcext:value-type="float">
            <text:p>8</text:p>
          </table:table-cell>
          <table:table-cell office:value-type="float" office:value="-129.69349" calcext:value-type="float">
            <text:p>-129.69349</text:p>
          </table:table-cell>
          <table:table-cell office:value-type="float" office:value="-130.46" calcext:value-type="float">
            <text:p>-130.46</text:p>
          </table:table-cell>
          <table:table-cell office:value-type="float" office:value="-129.69349" calcext:value-type="float">
            <text:p>-129.69349</text:p>
          </table:table-cell>
          <table:table-cell office:value-type="float" office:value="-130.46" calcext:value-type="float">
            <text:p>-130.46</text:p>
          </table:table-cell>
          <table:table-cell office:value-type="float" office:value="-129.673699" calcext:value-type="float">
            <text:p>-129.673699</text:p>
          </table:table-cell>
          <table:table-cell office:value-type="float" office:value="1.609746" calcext:value-type="float">
            <text:p>1.609746</text:p>
          </table:table-cell>
          <table:table-cell/>
          <table:table-cell office:value-type="float" office:value="1.506955" calcext:value-type="float">
            <text:p>1.506955</text:p>
          </table:table-cell>
          <table:table-cell office:value-type="float" office:value="6.569325" calcext:value-type="float">
            <text:p>6.569325</text:p>
          </table:table-cell>
          <table:table-cell office:value-type="float" office:value="6.663609" calcext:value-type="float">
            <text:p>6.663609</text:p>
          </table:table-cell>
          <table:table-cell office:value-type="float" office:value="12.994877" calcext:value-type="float">
            <text:p>12.994877</text:p>
          </table:table-cell>
          <table:table-cell office:value-type="float" office:value="184050" calcext:value-type="float">
            <text:p>18405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714" calcext:value-type="float">
            <text:p>65714</text:p>
          </table:table-cell>
          <table:table-cell office:value-type="float" office:value="6" calcext:value-type="float">
            <text:p>6</text:p>
          </table:table-cell>
          <table:table-cell office:value-type="float" office:value="-129.673699" calcext:value-type="float">
            <text:p>-129.673699</text:p>
          </table:table-cell>
          <table:table-cell office:value-type="float" office:value="-123.137" calcext:value-type="float">
            <text:p>-123.137</text:p>
          </table:table-cell>
          <table:table-cell office:value-type="float" office:value="-129.673699" calcext:value-type="float">
            <text:p>-129.673699</text:p>
          </table:table-cell>
          <table:table-cell office:value-type="float" office:value="-123.137" calcext:value-type="float">
            <text:p>-123.137</text:p>
          </table:table-cell>
          <table:table-cell office:value-type="float" office:value="-129.685717" calcext:value-type="float">
            <text:p>-129.685717</text:p>
          </table:table-cell>
          <table:table-cell office:value-type="float" office:value="1.262739" calcext:value-type="float">
            <text:p>1.262739</text:p>
          </table:table-cell>
          <table:table-cell/>
          <table:table-cell office:value-type="float" office:value="1.558671" calcext:value-type="float">
            <text:p>1.558671</text:p>
          </table:table-cell>
          <table:table-cell office:value-type="float" office:value="6.667933" calcext:value-type="float">
            <text:p>6.667933</text:p>
          </table:table-cell>
          <table:table-cell office:value-type="float" office:value="6.616818" calcext:value-type="float">
            <text:p>6.616818</text:p>
          </table:table-cell>
          <table:table-cell office:value-type="float" office:value="19.97041" calcext:value-type="float">
            <text:p>19.97041</text:p>
          </table:table-cell>
          <table:table-cell office:value-type="float" office:value="184057" calcext:value-type="float">
            <text:p>184057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718" calcext:value-type="float">
            <text:p>65718</text:p>
          </table:table-cell>
          <table:table-cell office:value-type="float" office:value="7" calcext:value-type="float">
            <text:p>7</text:p>
          </table:table-cell>
          <table:table-cell office:value-type="float" office:value="-129.685717" calcext:value-type="float">
            <text:p>-129.685717</text:p>
          </table:table-cell>
          <table:table-cell office:value-type="float" office:value="-132.392" calcext:value-type="float">
            <text:p>-132.392</text:p>
          </table:table-cell>
          <table:table-cell office:value-type="float" office:value="-129.685717" calcext:value-type="float">
            <text:p>-129.685717</text:p>
          </table:table-cell>
          <table:table-cell office:value-type="float" office:value="-132.392" calcext:value-type="float">
            <text:p>-132.392</text:p>
          </table:table-cell>
          <table:table-cell office:value-type="float" office:value="-129.620849" calcext:value-type="float">
            <text:p>-129.620849</text:p>
          </table:table-cell>
          <table:table-cell office:value-type="float" office:value="1.60042" calcext:value-type="float">
            <text:p>1.60042</text:p>
          </table:table-cell>
          <table:table-cell/>
          <table:table-cell office:value-type="float" office:value="1.412305" calcext:value-type="float">
            <text:p>1.412305</text:p>
          </table:table-cell>
          <table:table-cell office:value-type="float" office:value="6.670273" calcext:value-type="float">
            <text:p>6.670273</text:p>
          </table:table-cell>
          <table:table-cell office:value-type="float" office:value="6.650712" calcext:value-type="float">
            <text:p>6.650712</text:p>
          </table:table-cell>
          <table:table-cell office:value-type="float" office:value="12.166354" calcext:value-type="float">
            <text:p>12.166354</text:p>
          </table:table-cell>
          <table:table-cell office:value-type="float" office:value="184052" calcext:value-type="float">
            <text:p>184052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722" calcext:value-type="float">
            <text:p>65722</text:p>
          </table:table-cell>
          <table:table-cell office:value-type="float" office:value="8" calcext:value-type="float">
            <text:p>8</text:p>
          </table:table-cell>
          <table:table-cell office:value-type="float" office:value="-129.685717" calcext:value-type="float">
            <text:p>-129.685717</text:p>
          </table:table-cell>
          <table:table-cell office:value-type="float" office:value="-130.441" calcext:value-type="float">
            <text:p>-130.441</text:p>
          </table:table-cell>
          <table:table-cell office:value-type="float" office:value="-129.685717" calcext:value-type="float">
            <text:p>-129.685717</text:p>
          </table:table-cell>
          <table:table-cell office:value-type="float" office:value="-130.441" calcext:value-type="float">
            <text:p>-130.441</text:p>
          </table:table-cell>
          <table:table-cell office:value-type="float" office:value="-129.665777" calcext:value-type="float">
            <text:p>-129.665777</text:p>
          </table:table-cell>
          <table:table-cell office:value-type="float" office:value="1.609531" calcext:value-type="float">
            <text:p>1.609531</text:p>
          </table:table-cell>
          <table:table-cell/>
          <table:table-cell office:value-type="float" office:value="1.506112" calcext:value-type="float">
            <text:p>1.506112</text:p>
          </table:table-cell>
          <table:table-cell office:value-type="float" office:value="6.569549" calcext:value-type="float">
            <text:p>6.569549</text:p>
          </table:table-cell>
          <table:table-cell office:value-type="float" office:value="6.662734" calcext:value-type="float">
            <text:p>6.662734</text:p>
          </table:table-cell>
          <table:table-cell office:value-type="float" office:value="12.981326" calcext:value-type="float">
            <text:p>12.981326</text:p>
          </table:table-cell>
          <table:table-cell office:value-type="float" office:value="184052" calcext:value-type="float">
            <text:p>184052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730" calcext:value-type="float">
            <text:p>65730</text:p>
          </table:table-cell>
          <table:table-cell office:value-type="float" office:value="6" calcext:value-type="float">
            <text:p>6</text:p>
          </table:table-cell>
          <table:table-cell office:value-type="float" office:value="-129.665777" calcext:value-type="float">
            <text:p>-129.665777</text:p>
          </table:table-cell>
          <table:table-cell office:value-type="float" office:value="-123.093" calcext:value-type="float">
            <text:p>-123.093</text:p>
          </table:table-cell>
          <table:table-cell office:value-type="float" office:value="-129.665777" calcext:value-type="float">
            <text:p>-129.665777</text:p>
          </table:table-cell>
          <table:table-cell office:value-type="float" office:value="-123.093" calcext:value-type="float">
            <text:p>-123.093</text:p>
          </table:table-cell>
          <table:table-cell office:value-type="float" office:value="-129.677643" calcext:value-type="float">
            <text:p>-129.677643</text:p>
          </table:table-cell>
          <table:table-cell office:value-type="float" office:value="1.262951" calcext:value-type="float">
            <text:p>1.262951</text:p>
          </table:table-cell>
          <table:table-cell/>
          <table:table-cell office:value-type="float" office:value="1.558134" calcext:value-type="float">
            <text:p>1.558134</text:p>
          </table:table-cell>
          <table:table-cell office:value-type="float" office:value="6.667853" calcext:value-type="float">
            <text:p>6.667853</text:p>
          </table:table-cell>
          <table:table-cell office:value-type="float" office:value="6.61649" calcext:value-type="float">
            <text:p>6.61649</text:p>
          </table:table-cell>
          <table:table-cell office:value-type="float" office:value="20.013979" calcext:value-type="float">
            <text:p>20.013979</text:p>
          </table:table-cell>
          <table:table-cell office:value-type="float" office:value="184061" calcext:value-type="float">
            <text:p>18406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734" calcext:value-type="float">
            <text:p>65734</text:p>
          </table:table-cell>
          <table:table-cell office:value-type="float" office:value="7" calcext:value-type="float">
            <text:p>7</text:p>
          </table:table-cell>
          <table:table-cell office:value-type="float" office:value="-129.677643" calcext:value-type="float">
            <text:p>-129.677643</text:p>
          </table:table-cell>
          <table:table-cell office:value-type="float" office:value="-132.406" calcext:value-type="float">
            <text:p>-132.406</text:p>
          </table:table-cell>
          <table:table-cell office:value-type="float" office:value="-129.677643" calcext:value-type="float">
            <text:p>-129.677643</text:p>
          </table:table-cell>
          <table:table-cell office:value-type="float" office:value="-132.406" calcext:value-type="float">
            <text:p>-132.406</text:p>
          </table:table-cell>
          <table:table-cell office:value-type="float" office:value="-129.612563" calcext:value-type="float">
            <text:p>-129.612563</text:p>
          </table:table-cell>
          <table:table-cell office:value-type="float" office:value="1.600262" calcext:value-type="float">
            <text:p>1.600262</text:p>
          </table:table-cell>
          <table:table-cell/>
          <table:table-cell office:value-type="float" office:value="1.412159" calcext:value-type="float">
            <text:p>1.412159</text:p>
          </table:table-cell>
          <table:table-cell office:value-type="float" office:value="6.670504" calcext:value-type="float">
            <text:p>6.670504</text:p>
          </table:table-cell>
          <table:table-cell office:value-type="float" office:value="6.650532" calcext:value-type="float">
            <text:p>6.650532</text:p>
          </table:table-cell>
          <table:table-cell office:value-type="float" office:value="12.18749" calcext:value-type="float">
            <text:p>12.18749</text:p>
          </table:table-cell>
          <table:table-cell office:value-type="float" office:value="184055" calcext:value-type="float">
            <text:p>184055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749" calcext:value-type="float">
            <text:p>65749</text:p>
          </table:table-cell>
          <table:table-cell office:value-type="float" office:value="8" calcext:value-type="float">
            <text:p>8</text:p>
          </table:table-cell>
          <table:table-cell office:value-type="float" office:value="-129.677643" calcext:value-type="float">
            <text:p>-129.677643</text:p>
          </table:table-cell>
          <table:table-cell office:value-type="float" office:value="-130.466" calcext:value-type="float">
            <text:p>-130.466</text:p>
          </table:table-cell>
          <table:table-cell office:value-type="float" office:value="-129.677643" calcext:value-type="float">
            <text:p>-129.677643</text:p>
          </table:table-cell>
          <table:table-cell office:value-type="float" office:value="-130.466" calcext:value-type="float">
            <text:p>-130.466</text:p>
          </table:table-cell>
          <table:table-cell office:value-type="float" office:value="-129.657779" calcext:value-type="float">
            <text:p>-129.657779</text:p>
          </table:table-cell>
          <table:table-cell office:value-type="float" office:value="1.609307" calcext:value-type="float">
            <text:p>1.609307</text:p>
          </table:table-cell>
          <table:table-cell/>
          <table:table-cell office:value-type="float" office:value="1.505953" calcext:value-type="float">
            <text:p>1.505953</text:p>
          </table:table-cell>
          <table:table-cell office:value-type="float" office:value="6.569781" calcext:value-type="float">
            <text:p>6.569781</text:p>
          </table:table-cell>
          <table:table-cell office:value-type="float" office:value="6.662778" calcext:value-type="float">
            <text:p>6.662778</text:p>
          </table:table-cell>
          <table:table-cell office:value-type="float" office:value="13.021246" calcext:value-type="float">
            <text:p>13.021246</text:p>
          </table:table-cell>
          <table:table-cell office:value-type="float" office:value="184055" calcext:value-type="float">
            <text:p>184055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764" calcext:value-type="float">
            <text:p>65764</text:p>
          </table:table-cell>
          <table:table-cell office:value-type="float" office:value="6" calcext:value-type="float">
            <text:p>6</text:p>
          </table:table-cell>
          <table:table-cell office:value-type="float" office:value="-129.657779" calcext:value-type="float">
            <text:p>-129.657779</text:p>
          </table:table-cell>
          <table:table-cell office:value-type="float" office:value="-123.124" calcext:value-type="float">
            <text:p>-123.124</text:p>
          </table:table-cell>
          <table:table-cell office:value-type="float" office:value="-129.657779" calcext:value-type="float">
            <text:p>-129.657779</text:p>
          </table:table-cell>
          <table:table-cell office:value-type="float" office:value="-123.124" calcext:value-type="float">
            <text:p>-123.124</text:p>
          </table:table-cell>
          <table:table-cell office:value-type="float" office:value="-129.670113" calcext:value-type="float">
            <text:p>-129.670113</text:p>
          </table:table-cell>
          <table:table-cell office:value-type="float" office:value="1.263165" calcext:value-type="float">
            <text:p>1.263165</text:p>
          </table:table-cell>
          <table:table-cell/>
          <table:table-cell office:value-type="float" office:value="1.557955" calcext:value-type="float">
            <text:p>1.557955</text:p>
          </table:table-cell>
          <table:table-cell office:value-type="float" office:value="6.667772" calcext:value-type="float">
            <text:p>6.667772</text:p>
          </table:table-cell>
          <table:table-cell office:value-type="float" office:value="6.616642" calcext:value-type="float">
            <text:p>6.616642</text:p>
          </table:table-cell>
          <table:table-cell office:value-type="float" office:value="19.966884" calcext:value-type="float">
            <text:p>19.966884</text:p>
          </table:table-cell>
          <table:table-cell office:value-type="float" office:value="184062" calcext:value-type="float">
            <text:p>184062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770" calcext:value-type="float">
            <text:p>65770</text:p>
          </table:table-cell>
          <table:table-cell office:value-type="float" office:value="7" calcext:value-type="float">
            <text:p>7</text:p>
          </table:table-cell>
          <table:table-cell office:value-type="float" office:value="-129.670113" calcext:value-type="float">
            <text:p>-129.670113</text:p>
          </table:table-cell>
          <table:table-cell office:value-type="float" office:value="-132.435" calcext:value-type="float">
            <text:p>-132.435</text:p>
          </table:table-cell>
          <table:table-cell office:value-type="float" office:value="-129.670113" calcext:value-type="float">
            <text:p>-129.670113</text:p>
          </table:table-cell>
          <table:table-cell office:value-type="float" office:value="-132.435" calcext:value-type="float">
            <text:p>-132.435</text:p>
          </table:table-cell>
          <table:table-cell office:value-type="float" office:value="-129.605265" calcext:value-type="float">
            <text:p>-129.605265</text:p>
          </table:table-cell>
          <table:table-cell office:value-type="float" office:value="1.601736" calcext:value-type="float">
            <text:p>1.601736</text:p>
          </table:table-cell>
          <table:table-cell/>
          <table:table-cell office:value-type="float" office:value="1.41216" calcext:value-type="float">
            <text:p>1.41216</text:p>
          </table:table-cell>
          <table:table-cell office:value-type="float" office:value="6.672675" calcext:value-type="float">
            <text:p>6.672675</text:p>
          </table:table-cell>
          <table:table-cell office:value-type="float" office:value="6.650508" calcext:value-type="float">
            <text:p>6.650508</text:p>
          </table:table-cell>
          <table:table-cell office:value-type="float" office:value="12.247491" calcext:value-type="float">
            <text:p>12.247491</text:p>
          </table:table-cell>
          <table:table-cell office:value-type="float" office:value="184057" calcext:value-type="float">
            <text:p>184057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776" calcext:value-type="float">
            <text:p>65776</text:p>
          </table:table-cell>
          <table:table-cell office:value-type="float" office:value="8" calcext:value-type="float">
            <text:p>8</text:p>
          </table:table-cell>
          <table:table-cell office:value-type="float" office:value="-129.670113" calcext:value-type="float">
            <text:p>-129.670113</text:p>
          </table:table-cell>
          <table:table-cell office:value-type="float" office:value="-130.44" calcext:value-type="float">
            <text:p>-130.44</text:p>
          </table:table-cell>
          <table:table-cell office:value-type="float" office:value="-129.670113" calcext:value-type="float">
            <text:p>-129.670113</text:p>
          </table:table-cell>
          <table:table-cell office:value-type="float" office:value="-130.44" calcext:value-type="float">
            <text:p>-130.44</text:p>
          </table:table-cell>
          <table:table-cell office:value-type="float" office:value="-129.65085" calcext:value-type="float">
            <text:p>-129.65085</text:p>
          </table:table-cell>
          <table:table-cell office:value-type="float" office:value="1.609098" calcext:value-type="float">
            <text:p>1.609098</text:p>
          </table:table-cell>
          <table:table-cell/>
          <table:table-cell office:value-type="float" office:value="1.50666" calcext:value-type="float">
            <text:p>1.50666</text:p>
          </table:table-cell>
          <table:table-cell office:value-type="float" office:value="6.569997" calcext:value-type="float">
            <text:p>6.569997</text:p>
          </table:table-cell>
          <table:table-cell office:value-type="float" office:value="6.663898" calcext:value-type="float">
            <text:p>6.663898</text:p>
          </table:table-cell>
          <table:table-cell office:value-type="float" office:value="12.998953" calcext:value-type="float">
            <text:p>12.998953</text:p>
          </table:table-cell>
          <table:table-cell office:value-type="float" office:value="184057" calcext:value-type="float">
            <text:p>184057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782" calcext:value-type="float">
            <text:p>65782</text:p>
          </table:table-cell>
          <table:table-cell office:value-type="float" office:value="6" calcext:value-type="float">
            <text:p>6</text:p>
          </table:table-cell>
          <table:table-cell office:value-type="float" office:value="-129.65085" calcext:value-type="float">
            <text:p>-129.65085</text:p>
          </table:table-cell>
          <table:table-cell office:value-type="float" office:value="-123.116" calcext:value-type="float">
            <text:p>-123.116</text:p>
          </table:table-cell>
          <table:table-cell office:value-type="float" office:value="-129.65085" calcext:value-type="float">
            <text:p>-129.65085</text:p>
          </table:table-cell>
          <table:table-cell office:value-type="float" office:value="-123.116" calcext:value-type="float">
            <text:p>-123.116</text:p>
          </table:table-cell>
          <table:table-cell office:value-type="float" office:value="-129.665665" calcext:value-type="float">
            <text:p>-129.665665</text:p>
          </table:table-cell>
          <table:table-cell office:value-type="float" office:value="1.263351" calcext:value-type="float">
            <text:p>1.263351</text:p>
          </table:table-cell>
          <table:table-cell/>
          <table:table-cell office:value-type="float" office:value="1.5582" calcext:value-type="float">
            <text:p>1.5582</text:p>
          </table:table-cell>
          <table:table-cell office:value-type="float" office:value="6.667702" calcext:value-type="float">
            <text:p>6.667702</text:p>
          </table:table-cell>
          <table:table-cell office:value-type="float" office:value="6.617299" calcext:value-type="float">
            <text:p>6.617299</text:p>
          </table:table-cell>
          <table:table-cell office:value-type="float" office:value="19.968177" calcext:value-type="float">
            <text:p>19.968177</text:p>
          </table:table-cell>
          <table:table-cell office:value-type="float" office:value="184064" calcext:value-type="float">
            <text:p>184064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788" calcext:value-type="float">
            <text:p>65788</text:p>
          </table:table-cell>
          <table:table-cell office:value-type="float" office:value="7" calcext:value-type="float">
            <text:p>7</text:p>
          </table:table-cell>
          <table:table-cell office:value-type="float" office:value="-129.665665" calcext:value-type="float">
            <text:p>-129.665665</text:p>
          </table:table-cell>
          <table:table-cell office:value-type="float" office:value="-132.397" calcext:value-type="float">
            <text:p>-132.397</text:p>
          </table:table-cell>
          <table:table-cell office:value-type="float" office:value="-129.665665" calcext:value-type="float">
            <text:p>-129.665665</text:p>
          </table:table-cell>
          <table:table-cell office:value-type="float" office:value="-132.397" calcext:value-type="float">
            <text:p>-132.397</text:p>
          </table:table-cell>
          <table:table-cell office:value-type="float" office:value="-129.600816" calcext:value-type="float">
            <text:p>-129.600816</text:p>
          </table:table-cell>
          <table:table-cell office:value-type="float" office:value="1.600028" calcext:value-type="float">
            <text:p>1.600028</text:p>
          </table:table-cell>
          <table:table-cell/>
          <table:table-cell office:value-type="float" office:value="1.412355" calcext:value-type="float">
            <text:p>1.412355</text:p>
          </table:table-cell>
          <table:table-cell office:value-type="float" office:value="6.670847" calcext:value-type="float">
            <text:p>6.670847</text:p>
          </table:table-cell>
          <table:table-cell office:value-type="float" office:value="6.650804" calcext:value-type="float">
            <text:p>6.650804</text:p>
          </table:table-cell>
          <table:table-cell office:value-type="float" office:value="12.190341" calcext:value-type="float">
            <text:p>12.190341</text:p>
          </table:table-cell>
          <table:table-cell office:value-type="float" office:value="184059" calcext:value-type="float">
            <text:p>184059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792" calcext:value-type="float">
            <text:p>65792</text:p>
          </table:table-cell>
          <table:table-cell office:value-type="float" office:value="8" calcext:value-type="float">
            <text:p>8</text:p>
          </table:table-cell>
          <table:table-cell office:value-type="float" office:value="-129.665665" calcext:value-type="float">
            <text:p>-129.665665</text:p>
          </table:table-cell>
          <table:table-cell office:value-type="float" office:value="-130.455" calcext:value-type="float">
            <text:p>-130.455</text:p>
          </table:table-cell>
          <table:table-cell office:value-type="float" office:value="-129.665665" calcext:value-type="float">
            <text:p>-129.665665</text:p>
          </table:table-cell>
          <table:table-cell office:value-type="float" office:value="-130.455" calcext:value-type="float">
            <text:p>-130.455</text:p>
          </table:table-cell>
          <table:table-cell office:value-type="float" office:value="-129.646117" calcext:value-type="float">
            <text:p>-129.646117</text:p>
          </table:table-cell>
          <table:table-cell office:value-type="float" office:value="1.608975" calcext:value-type="float">
            <text:p>1.608975</text:p>
          </table:table-cell>
          <table:table-cell/>
          <table:table-cell office:value-type="float" office:value="1.505932" calcext:value-type="float">
            <text:p>1.505932</text:p>
          </table:table-cell>
          <table:table-cell office:value-type="float" office:value="6.570125" calcext:value-type="float">
            <text:p>6.570125</text:p>
          </table:table-cell>
          <table:table-cell office:value-type="float" office:value="6.663085" calcext:value-type="float">
            <text:p>6.663085</text:p>
          </table:table-cell>
          <table:table-cell office:value-type="float" office:value="13.022426" calcext:value-type="float">
            <text:p>13.022426</text:p>
          </table:table-cell>
          <table:table-cell office:value-type="float" office:value="184059" calcext:value-type="float">
            <text:p>184059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801" calcext:value-type="float">
            <text:p>65801</text:p>
          </table:table-cell>
          <table:table-cell office:value-type="float" office:value="6" calcext:value-type="float">
            <text:p>6</text:p>
          </table:table-cell>
          <table:table-cell office:value-type="float" office:value="-129.646117" calcext:value-type="float">
            <text:p>-129.646117</text:p>
          </table:table-cell>
          <table:table-cell office:value-type="float" office:value="-123.103" calcext:value-type="float">
            <text:p>-123.103</text:p>
          </table:table-cell>
          <table:table-cell office:value-type="float" office:value="-129.646117" calcext:value-type="float">
            <text:p>-129.646117</text:p>
          </table:table-cell>
          <table:table-cell office:value-type="float" office:value="-123.103" calcext:value-type="float">
            <text:p>-123.103</text:p>
          </table:table-cell>
          <table:table-cell office:value-type="float" office:value="-129.658508" calcext:value-type="float">
            <text:p>-129.658508</text:p>
          </table:table-cell>
          <table:table-cell office:value-type="float" office:value="1.263478" calcext:value-type="float">
            <text:p>1.263478</text:p>
          </table:table-cell>
          <table:table-cell/>
          <table:table-cell office:value-type="float" office:value="1.55778" calcext:value-type="float">
            <text:p>1.55778</text:p>
          </table:table-cell>
          <table:table-cell office:value-type="float" office:value="6.667655" calcext:value-type="float">
            <text:p>6.667655</text:p>
          </table:table-cell>
          <table:table-cell office:value-type="float" office:value="6.616968" calcext:value-type="float">
            <text:p>6.616968</text:p>
          </table:table-cell>
          <table:table-cell office:value-type="float" office:value="19.978161" calcext:value-type="float">
            <text:p>19.978161</text:p>
          </table:table-cell>
          <table:table-cell office:value-type="float" office:value="184066" calcext:value-type="float">
            <text:p>184066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805" calcext:value-type="float">
            <text:p>65805</text:p>
          </table:table-cell>
          <table:table-cell office:value-type="float" office:value="7" calcext:value-type="float">
            <text:p>7</text:p>
          </table:table-cell>
          <table:table-cell office:value-type="float" office:value="-129.658508" calcext:value-type="float">
            <text:p>-129.658508</text:p>
          </table:table-cell>
          <table:table-cell office:value-type="float" office:value="-132.403" calcext:value-type="float">
            <text:p>-132.403</text:p>
          </table:table-cell>
          <table:table-cell office:value-type="float" office:value="-129.658508" calcext:value-type="float">
            <text:p>-129.658508</text:p>
          </table:table-cell>
          <table:table-cell office:value-type="float" office:value="-132.403" calcext:value-type="float">
            <text:p>-132.403</text:p>
          </table:table-cell>
          <table:table-cell office:value-type="float" office:value="-129.593634" calcext:value-type="float">
            <text:p>-129.593634</text:p>
          </table:table-cell>
          <table:table-cell office:value-type="float" office:value="1.599887" calcext:value-type="float">
            <text:p>1.599887</text:p>
          </table:table-cell>
          <table:table-cell/>
          <table:table-cell office:value-type="float" office:value="1.412218" calcext:value-type="float">
            <text:p>1.412218</text:p>
          </table:table-cell>
          <table:table-cell office:value-type="float" office:value="6.671051" calcext:value-type="float">
            <text:p>6.671051</text:p>
          </table:table-cell>
          <table:table-cell office:value-type="float" office:value="6.650606" calcext:value-type="float">
            <text:p>6.650606</text:p>
          </table:table-cell>
          <table:table-cell office:value-type="float" office:value="12.202939" calcext:value-type="float">
            <text:p>12.202939</text:p>
          </table:table-cell>
          <table:table-cell office:value-type="float" office:value="184060" calcext:value-type="float">
            <text:p>184060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810" calcext:value-type="float">
            <text:p>65810</text:p>
          </table:table-cell>
          <table:table-cell office:value-type="float" office:value="8" calcext:value-type="float">
            <text:p>8</text:p>
          </table:table-cell>
          <table:table-cell office:value-type="float" office:value="-129.658508" calcext:value-type="float">
            <text:p>-129.658508</text:p>
          </table:table-cell>
          <table:table-cell office:value-type="float" office:value="-130.443" calcext:value-type="float">
            <text:p>-130.443</text:p>
          </table:table-cell>
          <table:table-cell office:value-type="float" office:value="-129.658508" calcext:value-type="float">
            <text:p>-129.658508</text:p>
          </table:table-cell>
          <table:table-cell office:value-type="float" office:value="-130.443" calcext:value-type="float">
            <text:p>-130.443</text:p>
          </table:table-cell>
          <table:table-cell office:value-type="float" office:value="-129.639104" calcext:value-type="float">
            <text:p>-129.639104</text:p>
          </table:table-cell>
          <table:table-cell office:value-type="float" office:value="1.608777" calcext:value-type="float">
            <text:p>1.608777</text:p>
          </table:table-cell>
          <table:table-cell/>
          <table:table-cell office:value-type="float" office:value="1.505787" calcext:value-type="float">
            <text:p>1.505787</text:p>
          </table:table-cell>
          <table:table-cell office:value-type="float" office:value="6.570331" calcext:value-type="float">
            <text:p>6.570331</text:p>
          </table:table-cell>
          <table:table-cell office:value-type="float" office:value="6.663099" calcext:value-type="float">
            <text:p>6.663099</text:p>
          </table:table-cell>
          <table:table-cell office:value-type="float" office:value="13.016581" calcext:value-type="float">
            <text:p>13.016581</text:p>
          </table:table-cell>
          <table:table-cell office:value-type="float" office:value="184060" calcext:value-type="float">
            <text:p>18406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824" calcext:value-type="float">
            <text:p>65824</text:p>
          </table:table-cell>
          <table:table-cell office:value-type="float" office:value="6" calcext:value-type="float">
            <text:p>6</text:p>
          </table:table-cell>
          <table:table-cell office:value-type="float" office:value="-129.639104" calcext:value-type="float">
            <text:p>-129.639104</text:p>
          </table:table-cell>
          <table:table-cell office:value-type="float" office:value="-123.126" calcext:value-type="float">
            <text:p>-123.126</text:p>
          </table:table-cell>
          <table:table-cell office:value-type="float" office:value="-129.639104" calcext:value-type="float">
            <text:p>-129.639104</text:p>
          </table:table-cell>
          <table:table-cell office:value-type="float" office:value="-123.126" calcext:value-type="float">
            <text:p>-123.126</text:p>
          </table:table-cell>
          <table:table-cell office:value-type="float" office:value="-129.651426" calcext:value-type="float">
            <text:p>-129.651426</text:p>
          </table:table-cell>
          <table:table-cell office:value-type="float" office:value="1.263666" calcext:value-type="float">
            <text:p>1.263666</text:p>
          </table:table-cell>
          <table:table-cell/>
          <table:table-cell office:value-type="float" office:value="1.557606" calcext:value-type="float">
            <text:p>1.557606</text:p>
          </table:table-cell>
          <table:table-cell office:value-type="float" office:value="6.667584" calcext:value-type="float">
            <text:p>6.667584</text:p>
          </table:table-cell>
          <table:table-cell office:value-type="float" office:value="6.617076" calcext:value-type="float">
            <text:p>6.617076</text:p>
          </table:table-cell>
          <table:table-cell office:value-type="float" office:value="19.941915" calcext:value-type="float">
            <text:p>19.941915</text:p>
          </table:table-cell>
          <table:table-cell office:value-type="float" office:value="184069" calcext:value-type="float">
            <text:p>184069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827" calcext:value-type="float">
            <text:p>65827</text:p>
          </table:table-cell>
          <table:table-cell office:value-type="float" office:value="7" calcext:value-type="float">
            <text:p>7</text:p>
          </table:table-cell>
          <table:table-cell office:value-type="float" office:value="-129.651426" calcext:value-type="float">
            <text:p>-129.651426</text:p>
          </table:table-cell>
          <table:table-cell office:value-type="float" office:value="-132.398" calcext:value-type="float">
            <text:p>-132.398</text:p>
          </table:table-cell>
          <table:table-cell office:value-type="float" office:value="-129.651426" calcext:value-type="float">
            <text:p>-129.651426</text:p>
          </table:table-cell>
          <table:table-cell office:value-type="float" office:value="-132.398" calcext:value-type="float">
            <text:p>-132.398</text:p>
          </table:table-cell>
          <table:table-cell office:value-type="float" office:value="-129.586738" calcext:value-type="float">
            <text:p>-129.586738</text:p>
          </table:table-cell>
          <table:table-cell office:value-type="float" office:value="1.599748" calcext:value-type="float">
            <text:p>1.599748</text:p>
          </table:table-cell>
          <table:table-cell/>
          <table:table-cell office:value-type="float" office:value="1.412211" calcext:value-type="float">
            <text:p>1.412211</text:p>
          </table:table-cell>
          <table:table-cell office:value-type="float" office:value="6.671254" calcext:value-type="float">
            <text:p>6.671254</text:p>
          </table:table-cell>
          <table:table-cell office:value-type="float" office:value="6.650576" calcext:value-type="float">
            <text:p>6.650576</text:p>
          </table:table-cell>
          <table:table-cell office:value-type="float" office:value="12.204932" calcext:value-type="float">
            <text:p>12.204932</text:p>
          </table:table-cell>
          <table:table-cell office:value-type="float" office:value="184064" calcext:value-type="float">
            <text:p>184064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830" calcext:value-type="float">
            <text:p>65830</text:p>
          </table:table-cell>
          <table:table-cell office:value-type="float" office:value="8" calcext:value-type="float">
            <text:p>8</text:p>
          </table:table-cell>
          <table:table-cell office:value-type="float" office:value="-129.651426" calcext:value-type="float">
            <text:p>-129.651426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651426" calcext:value-type="float">
            <text:p>-129.651426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632238" calcext:value-type="float">
            <text:p>-129.632238</text:p>
          </table:table-cell>
          <table:table-cell office:value-type="float" office:value="1.608581" calcext:value-type="float">
            <text:p>1.608581</text:p>
          </table:table-cell>
          <table:table-cell/>
          <table:table-cell office:value-type="float" office:value="1.505711" calcext:value-type="float">
            <text:p>1.505711</text:p>
          </table:table-cell>
          <table:table-cell office:value-type="float" office:value="6.570534" calcext:value-type="float">
            <text:p>6.570534</text:p>
          </table:table-cell>
          <table:table-cell office:value-type="float" office:value="6.663185" calcext:value-type="float">
            <text:p>6.663185</text:p>
          </table:table-cell>
          <table:table-cell office:value-type="float" office:value="13.037198" calcext:value-type="float">
            <text:p>13.037198</text:p>
          </table:table-cell>
          <table:table-cell office:value-type="float" office:value="184064" calcext:value-type="float">
            <text:p>184064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835" calcext:value-type="float">
            <text:p>65835</text:p>
          </table:table-cell>
          <table:table-cell office:value-type="float" office:value="6" calcext:value-type="float">
            <text:p>6</text:p>
          </table:table-cell>
          <table:table-cell office:value-type="float" office:value="-129.632238" calcext:value-type="float">
            <text:p>-129.632238</text:p>
          </table:table-cell>
          <table:table-cell office:value-type="float" office:value="-123.11" calcext:value-type="float">
            <text:p>-123.11</text:p>
          </table:table-cell>
          <table:table-cell office:value-type="float" office:value="-129.632238" calcext:value-type="float">
            <text:p>-129.632238</text:p>
          </table:table-cell>
          <table:table-cell office:value-type="float" office:value="-123.11" calcext:value-type="float">
            <text:p>-123.11</text:p>
          </table:table-cell>
          <table:table-cell office:value-type="float" office:value="-129.644803" calcext:value-type="float">
            <text:p>-129.644803</text:p>
          </table:table-cell>
          <table:table-cell office:value-type="float" office:value="1.26385" calcext:value-type="float">
            <text:p>1.26385</text:p>
          </table:table-cell>
          <table:table-cell/>
          <table:table-cell office:value-type="float" office:value="1.557476" calcext:value-type="float">
            <text:p>1.557476</text:p>
          </table:table-cell>
          <table:table-cell office:value-type="float" office:value="6.667515" calcext:value-type="float">
            <text:p>6.667515</text:p>
          </table:table-cell>
          <table:table-cell office:value-type="float" office:value="6.617228" calcext:value-type="float">
            <text:p>6.617228</text:p>
          </table:table-cell>
          <table:table-cell office:value-type="float" office:value="19.952947" calcext:value-type="float">
            <text:p>19.952947</text:p>
          </table:table-cell>
          <table:table-cell office:value-type="float" office:value="184071" calcext:value-type="float">
            <text:p>18407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845" calcext:value-type="float">
            <text:p>65845</text:p>
          </table:table-cell>
          <table:table-cell office:value-type="float" office:value="7" calcext:value-type="float">
            <text:p>7</text:p>
          </table:table-cell>
          <table:table-cell office:value-type="float" office:value="-129.644803" calcext:value-type="float">
            <text:p>-129.644803</text:p>
          </table:table-cell>
          <table:table-cell office:value-type="float" office:value="-132.41" calcext:value-type="float">
            <text:p>-132.41</text:p>
          </table:table-cell>
          <table:table-cell office:value-type="float" office:value="-129.644803" calcext:value-type="float">
            <text:p>-129.644803</text:p>
          </table:table-cell>
          <table:table-cell office:value-type="float" office:value="-132.41" calcext:value-type="float">
            <text:p>-132.41</text:p>
          </table:table-cell>
          <table:table-cell office:value-type="float" office:value="-129.58006" calcext:value-type="float">
            <text:p>-129.58006</text:p>
          </table:table-cell>
          <table:table-cell office:value-type="float" office:value="1.599619" calcext:value-type="float">
            <text:p>1.599619</text:p>
          </table:table-cell>
          <table:table-cell/>
          <table:table-cell office:value-type="float" office:value="1.412234" calcext:value-type="float">
            <text:p>1.412234</text:p>
          </table:table-cell>
          <table:table-cell office:value-type="float" office:value="6.671443" calcext:value-type="float">
            <text:p>6.671443</text:p>
          </table:table-cell>
          <table:table-cell office:value-type="float" office:value="6.65062" calcext:value-type="float">
            <text:p>6.65062</text:p>
          </table:table-cell>
          <table:table-cell office:value-type="float" office:value="12.222764" calcext:value-type="float">
            <text:p>12.222764</text:p>
          </table:table-cell>
          <table:table-cell office:value-type="float" office:value="184066" calcext:value-type="float">
            <text:p>184066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848" calcext:value-type="float">
            <text:p>65848</text:p>
          </table:table-cell>
          <table:table-cell office:value-type="float" office:value="8" calcext:value-type="float">
            <text:p>8</text:p>
          </table:table-cell>
          <table:table-cell office:value-type="float" office:value="-129.644803" calcext:value-type="float">
            <text:p>-129.644803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644803" calcext:value-type="float">
            <text:p>-129.644803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625797" calcext:value-type="float">
            <text:p>-129.625797</text:p>
          </table:table-cell>
          <table:table-cell office:value-type="float" office:value="1.608397" calcext:value-type="float">
            <text:p>1.608397</text:p>
          </table:table-cell>
          <table:table-cell/>
          <table:table-cell office:value-type="float" office:value="1.505654" calcext:value-type="float">
            <text:p>1.505654</text:p>
          </table:table-cell>
          <table:table-cell office:value-type="float" office:value="6.570725" calcext:value-type="float">
            <text:p>6.570725</text:p>
          </table:table-cell>
          <table:table-cell office:value-type="float" office:value="6.663315" calcext:value-type="float">
            <text:p>6.663315</text:p>
          </table:table-cell>
          <table:table-cell office:value-type="float" office:value="13.045192" calcext:value-type="float">
            <text:p>13.045192</text:p>
          </table:table-cell>
          <table:table-cell office:value-type="float" office:value="184066" calcext:value-type="float">
            <text:p>18406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853" calcext:value-type="float">
            <text:p>65853</text:p>
          </table:table-cell>
          <table:table-cell office:value-type="float" office:value="6" calcext:value-type="float">
            <text:p>6</text:p>
          </table:table-cell>
          <table:table-cell office:value-type="float" office:value="-129.625797" calcext:value-type="float">
            <text:p>-129.625797</text:p>
          </table:table-cell>
          <table:table-cell office:value-type="float" office:value="-123.089" calcext:value-type="float">
            <text:p>-123.089</text:p>
          </table:table-cell>
          <table:table-cell office:value-type="float" office:value="-129.625797" calcext:value-type="float">
            <text:p>-129.625797</text:p>
          </table:table-cell>
          <table:table-cell office:value-type="float" office:value="-123.089" calcext:value-type="float">
            <text:p>-123.089</text:p>
          </table:table-cell>
          <table:table-cell office:value-type="float" office:value="-129.638454" calcext:value-type="float">
            <text:p>-129.638454</text:p>
          </table:table-cell>
          <table:table-cell office:value-type="float" office:value="1.264023" calcext:value-type="float">
            <text:p>1.264023</text:p>
          </table:table-cell>
          <table:table-cell/>
          <table:table-cell office:value-type="float" office:value="1.557358" calcext:value-type="float">
            <text:p>1.557358</text:p>
          </table:table-cell>
          <table:table-cell office:value-type="float" office:value="6.66745" calcext:value-type="float">
            <text:p>6.66745</text:p>
          </table:table-cell>
          <table:table-cell office:value-type="float" office:value="6.617391" calcext:value-type="float">
            <text:p>6.617391</text:p>
          </table:table-cell>
          <table:table-cell office:value-type="float" office:value="19.970528" calcext:value-type="float">
            <text:p>19.970528</text:p>
          </table:table-cell>
          <table:table-cell office:value-type="float" office:value="184073" calcext:value-type="float">
            <text:p>184073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865" calcext:value-type="float">
            <text:p>65865</text:p>
          </table:table-cell>
          <table:table-cell office:value-type="float" office:value="7" calcext:value-type="float">
            <text:p>7</text:p>
          </table:table-cell>
          <table:table-cell office:value-type="float" office:value="-129.638454" calcext:value-type="float">
            <text:p>-129.638454</text:p>
          </table:table-cell>
          <table:table-cell office:value-type="float" office:value="-132.373" calcext:value-type="float">
            <text:p>-132.373</text:p>
          </table:table-cell>
          <table:table-cell office:value-type="float" office:value="-129.638454" calcext:value-type="float">
            <text:p>-129.638454</text:p>
          </table:table-cell>
          <table:table-cell office:value-type="float" office:value="-132.373" calcext:value-type="float">
            <text:p>-132.373</text:p>
          </table:table-cell>
          <table:table-cell office:value-type="float" office:value="-129.573622" calcext:value-type="float">
            <text:p>-129.573622</text:p>
          </table:table-cell>
          <table:table-cell office:value-type="float" office:value="1.599494" calcext:value-type="float">
            <text:p>1.599494</text:p>
          </table:table-cell>
          <table:table-cell/>
          <table:table-cell office:value-type="float" office:value="1.412259" calcext:value-type="float">
            <text:p>1.412259</text:p>
          </table:table-cell>
          <table:table-cell office:value-type="float" office:value="6.671625" calcext:value-type="float">
            <text:p>6.671625</text:p>
          </table:table-cell>
          <table:table-cell office:value-type="float" office:value="6.65068" calcext:value-type="float">
            <text:p>6.65068</text:p>
          </table:table-cell>
          <table:table-cell office:value-type="float" office:value="12.193416" calcext:value-type="float">
            <text:p>12.193416</text:p>
          </table:table-cell>
          <table:table-cell office:value-type="float" office:value="184067" calcext:value-type="float">
            <text:p>184067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868" calcext:value-type="float">
            <text:p>65868</text:p>
          </table:table-cell>
          <table:table-cell office:value-type="float" office:value="8" calcext:value-type="float">
            <text:p>8</text:p>
          </table:table-cell>
          <table:table-cell office:value-type="float" office:value="-129.638454" calcext:value-type="float">
            <text:p>-129.638454</text:p>
          </table:table-cell>
          <table:table-cell office:value-type="float" office:value="-130.443" calcext:value-type="float">
            <text:p>-130.443</text:p>
          </table:table-cell>
          <table:table-cell office:value-type="float" office:value="-129.638454" calcext:value-type="float">
            <text:p>-129.638454</text:p>
          </table:table-cell>
          <table:table-cell office:value-type="float" office:value="-130.443" calcext:value-type="float">
            <text:p>-130.443</text:p>
          </table:table-cell>
          <table:table-cell office:value-type="float" office:value="-129.618974" calcext:value-type="float">
            <text:p>-129.618974</text:p>
          </table:table-cell>
          <table:table-cell office:value-type="float" office:value="1.606601" calcext:value-type="float">
            <text:p>1.606601</text:p>
          </table:table-cell>
          <table:table-cell/>
          <table:table-cell office:value-type="float" office:value="1.505606" calcext:value-type="float">
            <text:p>1.505606</text:p>
          </table:table-cell>
          <table:table-cell office:value-type="float" office:value="6.568951" calcext:value-type="float">
            <text:p>6.568951</text:p>
          </table:table-cell>
          <table:table-cell office:value-type="float" office:value="6.663409" calcext:value-type="float">
            <text:p>6.663409</text:p>
          </table:table-cell>
          <table:table-cell office:value-type="float" office:value="13.018879" calcext:value-type="float">
            <text:p>13.018879</text:p>
          </table:table-cell>
          <table:table-cell office:value-type="float" office:value="184067" calcext:value-type="float">
            <text:p>184067</text:p>
          </table:table-cell>
          <table:table-cell office:value-type="float" office:value="1.881181" calcext:value-type="float">
            <text:p>1.881181</text:p>
          </table:table-cell>
        </table:table-row>
        <table:table-row table:style-name="ro1">
          <table:table-cell office:value-type="float" office:value="65877" calcext:value-type="float">
            <text:p>65877</text:p>
          </table:table-cell>
          <table:table-cell office:value-type="float" office:value="6" calcext:value-type="float">
            <text:p>6</text:p>
          </table:table-cell>
          <table:table-cell office:value-type="float" office:value="-129.618974" calcext:value-type="float">
            <text:p>-129.618974</text:p>
          </table:table-cell>
          <table:table-cell office:value-type="float" office:value="-123.125" calcext:value-type="float">
            <text:p>-123.125</text:p>
          </table:table-cell>
          <table:table-cell office:value-type="float" office:value="-129.618974" calcext:value-type="float">
            <text:p>-129.618974</text:p>
          </table:table-cell>
          <table:table-cell office:value-type="float" office:value="-123.125" calcext:value-type="float">
            <text:p>-123.125</text:p>
          </table:table-cell>
          <table:table-cell office:value-type="float" office:value="-129.628861" calcext:value-type="float">
            <text:p>-129.628861</text:p>
          </table:table-cell>
          <table:table-cell office:value-type="float" office:value="1.264206" calcext:value-type="float">
            <text:p>1.264206</text:p>
          </table:table-cell>
          <table:table-cell/>
          <table:table-cell office:value-type="float" office:value="1.556441" calcext:value-type="float">
            <text:p>1.556441</text:p>
          </table:table-cell>
          <table:table-cell office:value-type="float" office:value="6.667381" calcext:value-type="float">
            <text:p>6.667381</text:p>
          </table:table-cell>
          <table:table-cell office:value-type="float" office:value="6.616543" calcext:value-type="float">
            <text:p>6.616543</text:p>
          </table:table-cell>
          <table:table-cell office:value-type="float" office:value="19.918814" calcext:value-type="float">
            <text:p>19.918814</text:p>
          </table:table-cell>
          <table:table-cell office:value-type="float" office:value="184075" calcext:value-type="float">
            <text:p>184075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887" calcext:value-type="float">
            <text:p>65887</text:p>
          </table:table-cell>
          <table:table-cell office:value-type="float" office:value="7" calcext:value-type="float">
            <text:p>7</text:p>
          </table:table-cell>
          <table:table-cell office:value-type="float" office:value="-129.628861" calcext:value-type="float">
            <text:p>-129.628861</text:p>
          </table:table-cell>
          <table:table-cell office:value-type="float" office:value="-132.401" calcext:value-type="float">
            <text:p>-132.401</text:p>
          </table:table-cell>
          <table:table-cell office:value-type="float" office:value="-129.628861" calcext:value-type="float">
            <text:p>-129.628861</text:p>
          </table:table-cell>
          <table:table-cell office:value-type="float" office:value="-132.401" calcext:value-type="float">
            <text:p>-132.401</text:p>
          </table:table-cell>
          <table:table-cell office:value-type="float" office:value="-129.564289" calcext:value-type="float">
            <text:p>-129.564289</text:p>
          </table:table-cell>
          <table:table-cell office:value-type="float" office:value="1.599306" calcext:value-type="float">
            <text:p>1.599306</text:p>
          </table:table-cell>
          <table:table-cell/>
          <table:table-cell office:value-type="float" office:value="1.411902" calcext:value-type="float">
            <text:p>1.411902</text:p>
          </table:table-cell>
          <table:table-cell office:value-type="float" office:value="6.671899" calcext:value-type="float">
            <text:p>6.671899</text:p>
          </table:table-cell>
          <table:table-cell office:value-type="float" office:value="6.650136" calcext:value-type="float">
            <text:p>6.650136</text:p>
          </table:table-cell>
          <table:table-cell office:value-type="float" office:value="12.229411" calcext:value-type="float">
            <text:p>12.229411</text:p>
          </table:table-cell>
          <table:table-cell office:value-type="float" office:value="184069" calcext:value-type="float">
            <text:p>184069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891" calcext:value-type="float">
            <text:p>65891</text:p>
          </table:table-cell>
          <table:table-cell office:value-type="float" office:value="8" calcext:value-type="float">
            <text:p>8</text:p>
          </table:table-cell>
          <table:table-cell office:value-type="float" office:value="-129.628861" calcext:value-type="float">
            <text:p>-129.628861</text:p>
          </table:table-cell>
          <table:table-cell office:value-type="float" office:value="-130.445" calcext:value-type="float">
            <text:p>-130.445</text:p>
          </table:table-cell>
          <table:table-cell office:value-type="float" office:value="-129.628861" calcext:value-type="float">
            <text:p>-129.628861</text:p>
          </table:table-cell>
          <table:table-cell office:value-type="float" office:value="-130.445" calcext:value-type="float">
            <text:p>-130.445</text:p>
          </table:table-cell>
          <table:table-cell office:value-type="float" office:value="-129.610066" calcext:value-type="float">
            <text:p>-129.610066</text:p>
          </table:table-cell>
          <table:table-cell office:value-type="float" office:value="1.607955" calcext:value-type="float">
            <text:p>1.607955</text:p>
          </table:table-cell>
          <table:table-cell/>
          <table:table-cell office:value-type="float" office:value="1.50532" calcext:value-type="float">
            <text:p>1.50532</text:p>
          </table:table-cell>
          <table:table-cell office:value-type="float" office:value="6.571183" calcext:value-type="float">
            <text:p>6.571183</text:p>
          </table:table-cell>
          <table:table-cell office:value-type="float" office:value="6.663304" calcext:value-type="float">
            <text:p>6.663304</text:p>
          </table:table-cell>
          <table:table-cell office:value-type="float" office:value="13.054778" calcext:value-type="float">
            <text:p>13.054778</text:p>
          </table:table-cell>
          <table:table-cell office:value-type="float" office:value="184069" calcext:value-type="float">
            <text:p>184069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902" calcext:value-type="float">
            <text:p>65902</text:p>
          </table:table-cell>
          <table:table-cell office:value-type="float" office:value="6" calcext:value-type="float">
            <text:p>6</text:p>
          </table:table-cell>
          <table:table-cell office:value-type="float" office:value="-129.610066" calcext:value-type="float">
            <text:p>-129.610066</text:p>
          </table:table-cell>
          <table:table-cell office:value-type="float" office:value="-123.115" calcext:value-type="float">
            <text:p>-123.115</text:p>
          </table:table-cell>
          <table:table-cell office:value-type="float" office:value="-129.610066" calcext:value-type="float">
            <text:p>-129.610066</text:p>
          </table:table-cell>
          <table:table-cell office:value-type="float" office:value="-123.115" calcext:value-type="float">
            <text:p>-123.115</text:p>
          </table:table-cell>
          <table:table-cell office:value-type="float" office:value="-129.622789" calcext:value-type="float">
            <text:p>-129.622789</text:p>
          </table:table-cell>
          <table:table-cell office:value-type="float" office:value="1.264445" calcext:value-type="float">
            <text:p>1.264445</text:p>
          </table:table-cell>
          <table:table-cell/>
          <table:table-cell office:value-type="float" office:value="1.55697" calcext:value-type="float">
            <text:p>1.55697</text:p>
          </table:table-cell>
          <table:table-cell office:value-type="float" office:value="6.667291" calcext:value-type="float">
            <text:p>6.667291</text:p>
          </table:table-cell>
          <table:table-cell office:value-type="float" office:value="6.617616" calcext:value-type="float">
            <text:p>6.617616</text:p>
          </table:table-cell>
          <table:table-cell office:value-type="float" office:value="19.920133" calcext:value-type="float">
            <text:p>19.920133</text:p>
          </table:table-cell>
          <table:table-cell office:value-type="float" office:value="184076" calcext:value-type="float">
            <text:p>184076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908" calcext:value-type="float">
            <text:p>65908</text:p>
          </table:table-cell>
          <table:table-cell office:value-type="float" office:value="7" calcext:value-type="float">
            <text:p>7</text:p>
          </table:table-cell>
          <table:table-cell office:value-type="float" office:value="-129.622789" calcext:value-type="float">
            <text:p>-129.622789</text:p>
          </table:table-cell>
          <table:table-cell office:value-type="float" office:value="-132.403" calcext:value-type="float">
            <text:p>-132.403</text:p>
          </table:table-cell>
          <table:table-cell office:value-type="float" office:value="-129.622789" calcext:value-type="float">
            <text:p>-129.622789</text:p>
          </table:table-cell>
          <table:table-cell office:value-type="float" office:value="-132.403" calcext:value-type="float">
            <text:p>-132.403</text:p>
          </table:table-cell>
          <table:table-cell office:value-type="float" office:value="-129.558154" calcext:value-type="float">
            <text:p>-129.558154</text:p>
          </table:table-cell>
          <table:table-cell office:value-type="float" office:value="1.599187" calcext:value-type="float">
            <text:p>1.599187</text:p>
          </table:table-cell>
          <table:table-cell/>
          <table:table-cell office:value-type="float" office:value="1.412255" calcext:value-type="float">
            <text:p>1.412255</text:p>
          </table:table-cell>
          <table:table-cell office:value-type="float" office:value="6.672072" calcext:value-type="float">
            <text:p>6.672072</text:p>
          </table:table-cell>
          <table:table-cell office:value-type="float" office:value="6.650645" calcext:value-type="float">
            <text:p>6.650645</text:p>
          </table:table-cell>
          <table:table-cell office:value-type="float" office:value="12.23714" calcext:value-type="float">
            <text:p>12.23714</text:p>
          </table:table-cell>
          <table:table-cell office:value-type="float" office:value="184071" calcext:value-type="float">
            <text:p>184071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5911" calcext:value-type="float">
            <text:p>65911</text:p>
          </table:table-cell>
          <table:table-cell office:value-type="float" office:value="8" calcext:value-type="float">
            <text:p>8</text:p>
          </table:table-cell>
          <table:table-cell office:value-type="float" office:value="-129.622789" calcext:value-type="float">
            <text:p>-129.622789</text:p>
          </table:table-cell>
          <table:table-cell office:value-type="float" office:value="-130.444" calcext:value-type="float">
            <text:p>-130.444</text:p>
          </table:table-cell>
          <table:table-cell office:value-type="float" office:value="-129.622789" calcext:value-type="float">
            <text:p>-129.622789</text:p>
          </table:table-cell>
          <table:table-cell office:value-type="float" office:value="-130.444" calcext:value-type="float">
            <text:p>-130.444</text:p>
          </table:table-cell>
          <table:table-cell office:value-type="float" office:value="-129.60399" calcext:value-type="float">
            <text:p>-129.60399</text:p>
          </table:table-cell>
          <table:table-cell office:value-type="float" office:value="1.607787" calcext:value-type="float">
            <text:p>1.607787</text:p>
          </table:table-cell>
          <table:table-cell/>
          <table:table-cell office:value-type="float" office:value="1.505441" calcext:value-type="float">
            <text:p>1.505441</text:p>
          </table:table-cell>
          <table:table-cell office:value-type="float" office:value="6.571357" calcext:value-type="float">
            <text:p>6.571357</text:p>
          </table:table-cell>
          <table:table-cell office:value-type="float" office:value="6.663644" calcext:value-type="float">
            <text:p>6.663644</text:p>
          </table:table-cell>
          <table:table-cell office:value-type="float" office:value="13.0609" calcext:value-type="float">
            <text:p>13.0609</text:p>
          </table:table-cell>
          <table:table-cell office:value-type="float" office:value="184071" calcext:value-type="float">
            <text:p>184071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916" calcext:value-type="float">
            <text:p>65916</text:p>
          </table:table-cell>
          <table:table-cell office:value-type="float" office:value="6" calcext:value-type="float">
            <text:p>6</text:p>
          </table:table-cell>
          <table:table-cell office:value-type="float" office:value="-129.60399" calcext:value-type="float">
            <text:p>-129.60399</text:p>
          </table:table-cell>
          <table:table-cell office:value-type="float" office:value="-123.113" calcext:value-type="float">
            <text:p>-123.113</text:p>
          </table:table-cell>
          <table:table-cell office:value-type="float" office:value="-129.60399" calcext:value-type="float">
            <text:p>-129.60399</text:p>
          </table:table-cell>
          <table:table-cell office:value-type="float" office:value="-123.113" calcext:value-type="float">
            <text:p>-123.113</text:p>
          </table:table-cell>
          <table:table-cell office:value-type="float" office:value="-129.616742" calcext:value-type="float">
            <text:p>-129.616742</text:p>
          </table:table-cell>
          <table:table-cell office:value-type="float" office:value="1.264608" calcext:value-type="float">
            <text:p>1.264608</text:p>
          </table:table-cell>
          <table:table-cell/>
          <table:table-cell office:value-type="float" office:value="1.556948" calcext:value-type="float">
            <text:p>1.556948</text:p>
          </table:table-cell>
          <table:table-cell office:value-type="float" office:value="6.66723" calcext:value-type="float">
            <text:p>6.66723</text:p>
          </table:table-cell>
          <table:table-cell office:value-type="float" office:value="6.617873" calcext:value-type="float">
            <text:p>6.617873</text:p>
          </table:table-cell>
          <table:table-cell office:value-type="float" office:value="19.91521" calcext:value-type="float">
            <text:p>19.91521</text:p>
          </table:table-cell>
          <table:table-cell office:value-type="float" office:value="184078" calcext:value-type="float">
            <text:p>184078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922" calcext:value-type="float">
            <text:p>65922</text:p>
          </table:table-cell>
          <table:table-cell office:value-type="float" office:value="7" calcext:value-type="float">
            <text:p>7</text:p>
          </table:table-cell>
          <table:table-cell office:value-type="float" office:value="-129.616742" calcext:value-type="float">
            <text:p>-129.616742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616742" calcext:value-type="float">
            <text:p>-129.616742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552132" calcext:value-type="float">
            <text:p>-129.552132</text:p>
          </table:table-cell>
          <table:table-cell office:value-type="float" office:value="1.600688" calcext:value-type="float">
            <text:p>1.600688</text:p>
          </table:table-cell>
          <table:table-cell/>
          <table:table-cell office:value-type="float" office:value="1.412316" calcext:value-type="float">
            <text:p>1.412316</text:p>
          </table:table-cell>
          <table:table-cell office:value-type="float" office:value="6.674202" calcext:value-type="float">
            <text:p>6.674202</text:p>
          </table:table-cell>
          <table:table-cell office:value-type="float" office:value="6.650733" calcext:value-type="float">
            <text:p>6.650733</text:p>
          </table:table-cell>
          <table:table-cell office:value-type="float" office:value="12.291023" calcext:value-type="float">
            <text:p>12.291023</text:p>
          </table:table-cell>
          <table:table-cell office:value-type="float" office:value="184073" calcext:value-type="float">
            <text:p>184073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925" calcext:value-type="float">
            <text:p>65925</text:p>
          </table:table-cell>
          <table:table-cell office:value-type="float" office:value="8" calcext:value-type="float">
            <text:p>8</text:p>
          </table:table-cell>
          <table:table-cell office:value-type="float" office:value="-129.616742" calcext:value-type="float">
            <text:p>-129.616742</text:p>
          </table:table-cell>
          <table:table-cell office:value-type="float" office:value="-130.435" calcext:value-type="float">
            <text:p>-130.435</text:p>
          </table:table-cell>
          <table:table-cell office:value-type="float" office:value="-129.616742" calcext:value-type="float">
            <text:p>-129.616742</text:p>
          </table:table-cell>
          <table:table-cell office:value-type="float" office:value="-130.435" calcext:value-type="float">
            <text:p>-130.435</text:p>
          </table:table-cell>
          <table:table-cell office:value-type="float" office:value="-129.598207" calcext:value-type="float">
            <text:p>-129.598207</text:p>
          </table:table-cell>
          <table:table-cell office:value-type="float" office:value="1.605999" calcext:value-type="float">
            <text:p>1.605999</text:p>
          </table:table-cell>
          <table:table-cell/>
          <table:table-cell office:value-type="float" office:value="1.506193" calcext:value-type="float">
            <text:p>1.506193</text:p>
          </table:table-cell>
          <table:table-cell office:value-type="float" office:value="6.569574" calcext:value-type="float">
            <text:p>6.569574</text:p>
          </table:table-cell>
          <table:table-cell office:value-type="float" office:value="6.664792" calcext:value-type="float">
            <text:p>6.664792</text:p>
          </table:table-cell>
          <table:table-cell office:value-type="float" office:value="13.035401" calcext:value-type="float">
            <text:p>13.035401</text:p>
          </table:table-cell>
          <table:table-cell office:value-type="float" office:value="184073" calcext:value-type="float">
            <text:p>184073</text:p>
          </table:table-cell>
          <table:table-cell office:value-type="float" office:value="1.881181" calcext:value-type="float">
            <text:p>1.881181</text:p>
          </table:table-cell>
        </table:table-row>
        <table:table-row table:style-name="ro1">
          <table:table-cell office:value-type="float" office:value="65931" calcext:value-type="float">
            <text:p>65931</text:p>
          </table:table-cell>
          <table:table-cell office:value-type="float" office:value="6" calcext:value-type="float">
            <text:p>6</text:p>
          </table:table-cell>
          <table:table-cell office:value-type="float" office:value="-129.598207" calcext:value-type="float">
            <text:p>-129.598207</text:p>
          </table:table-cell>
          <table:table-cell office:value-type="float" office:value="-123.072" calcext:value-type="float">
            <text:p>-123.072</text:p>
          </table:table-cell>
          <table:table-cell office:value-type="float" office:value="-129.598207" calcext:value-type="float">
            <text:p>-129.598207</text:p>
          </table:table-cell>
          <table:table-cell office:value-type="float" office:value="-123.072" calcext:value-type="float">
            <text:p>-123.072</text:p>
          </table:table-cell>
          <table:table-cell office:value-type="float" office:value="-129.610893" calcext:value-type="float">
            <text:p>-129.610893</text:p>
          </table:table-cell>
          <table:table-cell office:value-type="float" office:value="1.264763" calcext:value-type="float">
            <text:p>1.264763</text:p>
          </table:table-cell>
          <table:table-cell/>
          <table:table-cell office:value-type="float" office:value="1.556439" calcext:value-type="float">
            <text:p>1.556439</text:p>
          </table:table-cell>
          <table:table-cell office:value-type="float" office:value="6.667172" calcext:value-type="float">
            <text:p>6.667172</text:p>
          </table:table-cell>
          <table:table-cell office:value-type="float" office:value="6.617544" calcext:value-type="float">
            <text:p>6.617544</text:p>
          </table:table-cell>
          <table:table-cell office:value-type="float" office:value="19.957739" calcext:value-type="float">
            <text:p>19.957739</text:p>
          </table:table-cell>
          <table:table-cell office:value-type="float" office:value="184080" calcext:value-type="float">
            <text:p>184080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939" calcext:value-type="float">
            <text:p>65939</text:p>
          </table:table-cell>
          <table:table-cell office:value-type="float" office:value="7" calcext:value-type="float">
            <text:p>7</text:p>
          </table:table-cell>
          <table:table-cell office:value-type="float" office:value="-129.610893" calcext:value-type="float">
            <text:p>-129.610893</text:p>
          </table:table-cell>
          <table:table-cell office:value-type="float" office:value="-132.423" calcext:value-type="float">
            <text:p>-132.423</text:p>
          </table:table-cell>
          <table:table-cell office:value-type="float" office:value="-129.610893" calcext:value-type="float">
            <text:p>-129.610893</text:p>
          </table:table-cell>
          <table:table-cell office:value-type="float" office:value="-132.423" calcext:value-type="float">
            <text:p>-132.423</text:p>
          </table:table-cell>
          <table:table-cell office:value-type="float" office:value="-129.546043" calcext:value-type="float">
            <text:p>-129.546043</text:p>
          </table:table-cell>
          <table:table-cell office:value-type="float" office:value="1.600573" calcext:value-type="float">
            <text:p>1.600573</text:p>
          </table:table-cell>
          <table:table-cell/>
          <table:table-cell office:value-type="float" office:value="1.412156" calcext:value-type="float">
            <text:p>1.412156</text:p>
          </table:table-cell>
          <table:table-cell office:value-type="float" office:value="6.674369" calcext:value-type="float">
            <text:p>6.674369</text:p>
          </table:table-cell>
          <table:table-cell office:value-type="float" office:value="6.650568" calcext:value-type="float">
            <text:p>6.650568</text:p>
          </table:table-cell>
          <table:table-cell office:value-type="float" office:value="12.292798" calcext:value-type="float">
            <text:p>12.292798</text:p>
          </table:table-cell>
          <table:table-cell office:value-type="float" office:value="184074" calcext:value-type="float">
            <text:p>184074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942" calcext:value-type="float">
            <text:p>65942</text:p>
          </table:table-cell>
          <table:table-cell office:value-type="float" office:value="8" calcext:value-type="float">
            <text:p>8</text:p>
          </table:table-cell>
          <table:table-cell office:value-type="float" office:value="-129.610893" calcext:value-type="float">
            <text:p>-129.610893</text:p>
          </table:table-cell>
          <table:table-cell office:value-type="float" office:value="-130.436" calcext:value-type="float">
            <text:p>-130.436</text:p>
          </table:table-cell>
          <table:table-cell office:value-type="float" office:value="-129.610893" calcext:value-type="float">
            <text:p>-129.610893</text:p>
          </table:table-cell>
          <table:table-cell office:value-type="float" office:value="-130.436" calcext:value-type="float">
            <text:p>-130.436</text:p>
          </table:table-cell>
          <table:table-cell office:value-type="float" office:value="-129.592145" calcext:value-type="float">
            <text:p>-129.592145</text:p>
          </table:table-cell>
          <table:table-cell office:value-type="float" office:value="1.607457" calcext:value-type="float">
            <text:p>1.607457</text:p>
          </table:table-cell>
          <table:table-cell/>
          <table:table-cell office:value-type="float" office:value="1.506051" calcext:value-type="float">
            <text:p>1.506051</text:p>
          </table:table-cell>
          <table:table-cell office:value-type="float" office:value="6.571699" calcext:value-type="float">
            <text:p>6.571699</text:p>
          </table:table-cell>
          <table:table-cell office:value-type="float" office:value="6.664796" calcext:value-type="float">
            <text:p>6.664796</text:p>
          </table:table-cell>
          <table:table-cell office:value-type="float" office:value="13.065602" calcext:value-type="float">
            <text:p>13.065602</text:p>
          </table:table-cell>
          <table:table-cell office:value-type="float" office:value="184074" calcext:value-type="float">
            <text:p>184074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947" calcext:value-type="float">
            <text:p>65947</text:p>
          </table:table-cell>
          <table:table-cell office:value-type="float" office:value="6" calcext:value-type="float">
            <text:p>6</text:p>
          </table:table-cell>
          <table:table-cell office:value-type="float" office:value="-129.592145" calcext:value-type="float">
            <text:p>-129.592145</text:p>
          </table:table-cell>
          <table:table-cell office:value-type="float" office:value="-123.113" calcext:value-type="float">
            <text:p>-123.113</text:p>
          </table:table-cell>
          <table:table-cell office:value-type="float" office:value="-129.592145" calcext:value-type="float">
            <text:p>-129.592145</text:p>
          </table:table-cell>
          <table:table-cell office:value-type="float" office:value="-123.113" calcext:value-type="float">
            <text:p>-123.113</text:p>
          </table:table-cell>
          <table:table-cell office:value-type="float" office:value="-129.604909" calcext:value-type="float">
            <text:p>-129.604909</text:p>
          </table:table-cell>
          <table:table-cell office:value-type="float" office:value="1.264926" calcext:value-type="float">
            <text:p>1.264926</text:p>
          </table:table-cell>
          <table:table-cell/>
          <table:table-cell office:value-type="float" office:value="1.557092" calcext:value-type="float">
            <text:p>1.557092</text:p>
          </table:table-cell>
          <table:table-cell office:value-type="float" office:value="6.667111" calcext:value-type="float">
            <text:p>6.667111</text:p>
          </table:table-cell>
          <table:table-cell office:value-type="float" office:value="6.618617" calcext:value-type="float">
            <text:p>6.618617</text:p>
          </table:table-cell>
          <table:table-cell office:value-type="float" office:value="19.900905" calcext:value-type="float">
            <text:p>19.900905</text:p>
          </table:table-cell>
          <table:table-cell office:value-type="float" office:value="184081" calcext:value-type="float">
            <text:p>18408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5955" calcext:value-type="float">
            <text:p>65955</text:p>
          </table:table-cell>
          <table:table-cell office:value-type="float" office:value="7" calcext:value-type="float">
            <text:p>7</text:p>
          </table:table-cell>
          <table:table-cell office:value-type="float" office:value="-129.604909" calcext:value-type="float">
            <text:p>-129.604909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604909" calcext:value-type="float">
            <text:p>-129.604909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540343" calcext:value-type="float">
            <text:p>-129.540343</text:p>
          </table:table-cell>
          <table:table-cell office:value-type="float" office:value="1.600455" calcext:value-type="float">
            <text:p>1.600455</text:p>
          </table:table-cell>
          <table:table-cell/>
          <table:table-cell office:value-type="float" office:value="1.41252" calcext:value-type="float">
            <text:p>1.41252</text:p>
          </table:table-cell>
          <table:table-cell office:value-type="float" office:value="6.67454" calcext:value-type="float">
            <text:p>6.67454</text:p>
          </table:table-cell>
          <table:table-cell office:value-type="float" office:value="6.651029" calcext:value-type="float">
            <text:p>6.651029</text:p>
          </table:table-cell>
          <table:table-cell office:value-type="float" office:value="12.302377" calcext:value-type="float">
            <text:p>12.302377</text:p>
          </table:table-cell>
          <table:table-cell office:value-type="float" office:value="184076" calcext:value-type="float">
            <text:p>184076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965" calcext:value-type="float">
            <text:p>65965</text:p>
          </table:table-cell>
          <table:table-cell office:value-type="float" office:value="8" calcext:value-type="float">
            <text:p>8</text:p>
          </table:table-cell>
          <table:table-cell office:value-type="float" office:value="-129.604909" calcext:value-type="float">
            <text:p>-129.604909</text:p>
          </table:table-cell>
          <table:table-cell office:value-type="float" office:value="-130.45" calcext:value-type="float">
            <text:p>-130.45</text:p>
          </table:table-cell>
          <table:table-cell office:value-type="float" office:value="-129.604909" calcext:value-type="float">
            <text:p>-129.604909</text:p>
          </table:table-cell>
          <table:table-cell office:value-type="float" office:value="-130.45" calcext:value-type="float">
            <text:p>-130.45</text:p>
          </table:table-cell>
          <table:table-cell office:value-type="float" office:value="-129.586564" calcext:value-type="float">
            <text:p>-129.586564</text:p>
          </table:table-cell>
          <table:table-cell office:value-type="float" office:value="1.607291" calcext:value-type="float">
            <text:p>1.607291</text:p>
          </table:table-cell>
          <table:table-cell/>
          <table:table-cell office:value-type="float" office:value="1.506177" calcext:value-type="float">
            <text:p>1.506177</text:p>
          </table:table-cell>
          <table:table-cell office:value-type="float" office:value="6.571871" calcext:value-type="float">
            <text:p>6.571871</text:p>
          </table:table-cell>
          <table:table-cell office:value-type="float" office:value="6.665114" calcext:value-type="float">
            <text:p>6.665114</text:p>
          </table:table-cell>
          <table:table-cell office:value-type="float" office:value="13.089723" calcext:value-type="float">
            <text:p>13.089723</text:p>
          </table:table-cell>
          <table:table-cell office:value-type="float" office:value="184076" calcext:value-type="float">
            <text:p>18407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972" calcext:value-type="float">
            <text:p>65972</text:p>
          </table:table-cell>
          <table:table-cell office:value-type="float" office:value="6" calcext:value-type="float">
            <text:p>6</text:p>
          </table:table-cell>
          <table:table-cell office:value-type="float" office:value="-129.586564" calcext:value-type="float">
            <text:p>-129.586564</text:p>
          </table:table-cell>
          <table:table-cell office:value-type="float" office:value="-123.063" calcext:value-type="float">
            <text:p>-123.063</text:p>
          </table:table-cell>
          <table:table-cell office:value-type="float" office:value="-129.586564" calcext:value-type="float">
            <text:p>-129.586564</text:p>
          </table:table-cell>
          <table:table-cell office:value-type="float" office:value="-123.063" calcext:value-type="float">
            <text:p>-123.063</text:p>
          </table:table-cell>
          <table:table-cell office:value-type="float" office:value="-129.602346" calcext:value-type="float">
            <text:p>-129.602346</text:p>
          </table:table-cell>
          <table:table-cell office:value-type="float" office:value="1.263457" calcext:value-type="float">
            <text:p>1.263457</text:p>
          </table:table-cell>
          <table:table-cell/>
          <table:table-cell office:value-type="float" office:value="1.55708" calcext:value-type="float">
            <text:p>1.55708</text:p>
          </table:table-cell>
          <table:table-cell office:value-type="float" office:value="6.665097" calcext:value-type="float">
            <text:p>6.665097</text:p>
          </table:table-cell>
          <table:table-cell office:value-type="float" office:value="6.618869" calcext:value-type="float">
            <text:p>6.618869</text:p>
          </table:table-cell>
          <table:table-cell office:value-type="float" office:value="19.987629" calcext:value-type="float">
            <text:p>19.987629</text:p>
          </table:table-cell>
          <table:table-cell office:value-type="float" office:value="184083" calcext:value-type="float">
            <text:p>184083</text:p>
          </table:table-cell>
          <table:table-cell office:value-type="float" office:value="1.887055" calcext:value-type="float">
            <text:p>1.887055</text:p>
          </table:table-cell>
        </table:table-row>
        <table:table-row table:style-name="ro1">
          <table:table-cell office:value-type="float" office:value="65983" calcext:value-type="float">
            <text:p>65983</text:p>
          </table:table-cell>
          <table:table-cell office:value-type="float" office:value="7" calcext:value-type="float">
            <text:p>7</text:p>
          </table:table-cell>
          <table:table-cell office:value-type="float" office:value="-129.602346" calcext:value-type="float">
            <text:p>-129.602346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602346" calcext:value-type="float">
            <text:p>-129.602346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537615" calcext:value-type="float">
            <text:p>-129.537615</text:p>
          </table:table-cell>
          <table:table-cell office:value-type="float" office:value="1.600405" calcext:value-type="float">
            <text:p>1.600405</text:p>
          </table:table-cell>
          <table:table-cell/>
          <table:table-cell office:value-type="float" office:value="1.411728" calcext:value-type="float">
            <text:p>1.411728</text:p>
          </table:table-cell>
          <table:table-cell office:value-type="float" office:value="6.674613" calcext:value-type="float">
            <text:p>6.674613</text:p>
          </table:table-cell>
          <table:table-cell office:value-type="float" office:value="6.650247" calcext:value-type="float">
            <text:p>6.650247</text:p>
          </table:table-cell>
          <table:table-cell office:value-type="float" office:value="12.301957" calcext:value-type="float">
            <text:p>12.301957</text:p>
          </table:table-cell>
          <table:table-cell office:value-type="float" office:value="184077" calcext:value-type="float">
            <text:p>184077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5986" calcext:value-type="float">
            <text:p>65986</text:p>
          </table:table-cell>
          <table:table-cell office:value-type="float" office:value="8" calcext:value-type="float">
            <text:p>8</text:p>
          </table:table-cell>
          <table:table-cell office:value-type="float" office:value="-129.602346" calcext:value-type="float">
            <text:p>-129.602346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602346" calcext:value-type="float">
            <text:p>-129.602346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583873" calcext:value-type="float">
            <text:p>-129.583873</text:p>
          </table:table-cell>
          <table:table-cell office:value-type="float" office:value="1.60722" calcext:value-type="float">
            <text:p>1.60722</text:p>
          </table:table-cell>
          <table:table-cell/>
          <table:table-cell office:value-type="float" office:value="1.505745" calcext:value-type="float">
            <text:p>1.505745</text:p>
          </table:table-cell>
          <table:table-cell office:value-type="float" office:value="6.571944" calcext:value-type="float">
            <text:p>6.571944</text:p>
          </table:table-cell>
          <table:table-cell office:value-type="float" office:value="6.66477" calcext:value-type="float">
            <text:p>6.66477</text:p>
          </table:table-cell>
          <table:table-cell office:value-type="float" office:value="13.087987" calcext:value-type="float">
            <text:p>13.087987</text:p>
          </table:table-cell>
          <table:table-cell office:value-type="float" office:value="184077" calcext:value-type="float">
            <text:p>184077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5993" calcext:value-type="float">
            <text:p>65993</text:p>
          </table:table-cell>
          <table:table-cell office:value-type="float" office:value="6" calcext:value-type="float">
            <text:p>6</text:p>
          </table:table-cell>
          <table:table-cell office:value-type="float" office:value="-129.583873" calcext:value-type="float">
            <text:p>-129.583873</text:p>
          </table:table-cell>
          <table:table-cell office:value-type="float" office:value="-123.083" calcext:value-type="float">
            <text:p>-123.083</text:p>
          </table:table-cell>
          <table:table-cell office:value-type="float" office:value="-129.583873" calcext:value-type="float">
            <text:p>-129.583873</text:p>
          </table:table-cell>
          <table:table-cell office:value-type="float" office:value="-123.083" calcext:value-type="float">
            <text:p>-123.083</text:p>
          </table:table-cell>
          <table:table-cell office:value-type="float" office:value="-129.596926" calcext:value-type="float">
            <text:p>-129.596926</text:p>
          </table:table-cell>
          <table:table-cell office:value-type="float" office:value="1.263529" calcext:value-type="float">
            <text:p>1.263529</text:p>
          </table:table-cell>
          <table:table-cell/>
          <table:table-cell office:value-type="float" office:value="1.556827" calcext:value-type="float">
            <text:p>1.556827</text:p>
          </table:table-cell>
          <table:table-cell office:value-type="float" office:value="6.66507" calcext:value-type="float">
            <text:p>6.66507</text:p>
          </table:table-cell>
          <table:table-cell office:value-type="float" office:value="6.618736" calcext:value-type="float">
            <text:p>6.618736</text:p>
          </table:table-cell>
          <table:table-cell office:value-type="float" office:value="19.96018" calcext:value-type="float">
            <text:p>19.96018</text:p>
          </table:table-cell>
          <table:table-cell office:value-type="float" office:value="184085" calcext:value-type="float">
            <text:p>184085</text:p>
          </table:table-cell>
          <table:table-cell office:value-type="float" office:value="1.887055" calcext:value-type="float">
            <text:p>1.887055</text:p>
          </table:table-cell>
        </table:table-row>
        <table:table-row table:style-name="ro1">
          <table:table-cell office:value-type="float" office:value="66003" calcext:value-type="float">
            <text:p>66003</text:p>
          </table:table-cell>
          <table:table-cell office:value-type="float" office:value="7" calcext:value-type="float">
            <text:p>7</text:p>
          </table:table-cell>
          <table:table-cell office:value-type="float" office:value="-129.596926" calcext:value-type="float">
            <text:p>-129.596926</text:p>
          </table:table-cell>
          <table:table-cell office:value-type="float" office:value="-132.426" calcext:value-type="float">
            <text:p>-132.426</text:p>
          </table:table-cell>
          <table:table-cell office:value-type="float" office:value="-129.596926" calcext:value-type="float">
            <text:p>-129.596926</text:p>
          </table:table-cell>
          <table:table-cell office:value-type="float" office:value="-132.426" calcext:value-type="float">
            <text:p>-132.426</text:p>
          </table:table-cell>
          <table:table-cell office:value-type="float" office:value="-129.532332" calcext:value-type="float">
            <text:p>-129.532332</text:p>
          </table:table-cell>
          <table:table-cell office:value-type="float" office:value="1.600298" calcext:value-type="float">
            <text:p>1.600298</text:p>
          </table:table-cell>
          <table:table-cell/>
          <table:table-cell office:value-type="float" office:value="1.411635" calcext:value-type="float">
            <text:p>1.411635</text:p>
          </table:table-cell>
          <table:table-cell office:value-type="float" office:value="6.674768" calcext:value-type="float">
            <text:p>6.674768</text:p>
          </table:table-cell>
          <table:table-cell office:value-type="float" office:value="6.650129" calcext:value-type="float">
            <text:p>6.650129</text:p>
          </table:table-cell>
          <table:table-cell office:value-type="float" office:value="12.309076" calcext:value-type="float">
            <text:p>12.309076</text:p>
          </table:table-cell>
          <table:table-cell office:value-type="float" office:value="184079" calcext:value-type="float">
            <text:p>184079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008" calcext:value-type="float">
            <text:p>66008</text:p>
          </table:table-cell>
          <table:table-cell office:value-type="float" office:value="8" calcext:value-type="float">
            <text:p>8</text:p>
          </table:table-cell>
          <table:table-cell office:value-type="float" office:value="-129.596926" calcext:value-type="float">
            <text:p>-129.596926</text:p>
          </table:table-cell>
          <table:table-cell office:value-type="float" office:value="-130.429" calcext:value-type="float">
            <text:p>-130.429</text:p>
          </table:table-cell>
          <table:table-cell office:value-type="float" office:value="-129.596926" calcext:value-type="float">
            <text:p>-129.596926</text:p>
          </table:table-cell>
          <table:table-cell office:value-type="float" office:value="-130.429" calcext:value-type="float">
            <text:p>-130.429</text:p>
          </table:table-cell>
          <table:table-cell office:value-type="float" office:value="-129.578641" calcext:value-type="float">
            <text:p>-129.578641</text:p>
          </table:table-cell>
          <table:table-cell office:value-type="float" office:value="1.605451" calcext:value-type="float">
            <text:p>1.605451</text:p>
          </table:table-cell>
          <table:table-cell/>
          <table:table-cell office:value-type="float" office:value="1.505641" calcext:value-type="float">
            <text:p>1.505641</text:p>
          </table:table-cell>
          <table:table-cell office:value-type="float" office:value="6.570143" calcext:value-type="float">
            <text:p>6.570143</text:p>
          </table:table-cell>
          <table:table-cell office:value-type="float" office:value="6.664792" calcext:value-type="float">
            <text:p>6.664792</text:p>
          </table:table-cell>
          <table:table-cell office:value-type="float" office:value="13.052048" calcext:value-type="float">
            <text:p>13.052048</text:p>
          </table:table-cell>
          <table:table-cell office:value-type="float" office:value="184079" calcext:value-type="float">
            <text:p>184079</text:p>
          </table:table-cell>
          <table:table-cell office:value-type="float" office:value="1.881181" calcext:value-type="float">
            <text:p>1.881181</text:p>
          </table:table-cell>
        </table:table-row>
        <table:table-row table:style-name="ro1">
          <table:table-cell office:value-type="float" office:value="66015" calcext:value-type="float">
            <text:p>66015</text:p>
          </table:table-cell>
          <table:table-cell office:value-type="float" office:value="6" calcext:value-type="float">
            <text:p>6</text:p>
          </table:table-cell>
          <table:table-cell office:value-type="float" office:value="-129.578641" calcext:value-type="float">
            <text:p>-129.578641</text:p>
          </table:table-cell>
          <table:table-cell office:value-type="float" office:value="-123.164" calcext:value-type="float">
            <text:p>-123.164</text:p>
          </table:table-cell>
          <table:table-cell office:value-type="float" office:value="-129.578641" calcext:value-type="float">
            <text:p>-129.578641</text:p>
          </table:table-cell>
          <table:table-cell office:value-type="float" office:value="-123.164" calcext:value-type="float">
            <text:p>-123.164</text:p>
          </table:table-cell>
          <table:table-cell office:value-type="float" office:value="-129.591516" calcext:value-type="float">
            <text:p>-129.591516</text:p>
          </table:table-cell>
          <table:table-cell office:value-type="float" office:value="1.265288" calcext:value-type="float">
            <text:p>1.265288</text:p>
          </table:table-cell>
          <table:table-cell/>
          <table:table-cell office:value-type="float" office:value="1.555892" calcext:value-type="float">
            <text:p>1.555892</text:p>
          </table:table-cell>
          <table:table-cell office:value-type="float" office:value="6.666975" calcext:value-type="float">
            <text:p>6.666975</text:p>
          </table:table-cell>
          <table:table-cell office:value-type="float" office:value="6.617834" calcext:value-type="float">
            <text:p>6.617834</text:p>
          </table:table-cell>
          <table:table-cell office:value-type="float" office:value="19.823007" calcext:value-type="float">
            <text:p>19.823007</text:p>
          </table:table-cell>
          <table:table-cell office:value-type="float" office:value="184086" calcext:value-type="float">
            <text:p>184086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018" calcext:value-type="float">
            <text:p>66018</text:p>
          </table:table-cell>
          <table:table-cell office:value-type="float" office:value="7" calcext:value-type="float">
            <text:p>7</text:p>
          </table:table-cell>
          <table:table-cell office:value-type="float" office:value="-129.591516" calcext:value-type="float">
            <text:p>-129.591516</text:p>
          </table:table-cell>
          <table:table-cell office:value-type="float" office:value="-132.441" calcext:value-type="float">
            <text:p>-132.441</text:p>
          </table:table-cell>
          <table:table-cell office:value-type="float" office:value="-129.591516" calcext:value-type="float">
            <text:p>-129.591516</text:p>
          </table:table-cell>
          <table:table-cell office:value-type="float" office:value="-132.441" calcext:value-type="float">
            <text:p>-132.441</text:p>
          </table:table-cell>
          <table:table-cell office:value-type="float" office:value="-129.527342" calcext:value-type="float">
            <text:p>-129.527342</text:p>
          </table:table-cell>
          <table:table-cell office:value-type="float" office:value="1.600192" calcext:value-type="float">
            <text:p>1.600192</text:p>
          </table:table-cell>
          <table:table-cell/>
          <table:table-cell office:value-type="float" office:value="1.412102" calcext:value-type="float">
            <text:p>1.412102</text:p>
          </table:table-cell>
          <table:table-cell office:value-type="float" office:value="6.674923" calcext:value-type="float">
            <text:p>6.674923</text:p>
          </table:table-cell>
          <table:table-cell office:value-type="float" office:value="6.650445" calcext:value-type="float">
            <text:p>6.650445</text:p>
          </table:table-cell>
          <table:table-cell office:value-type="float" office:value="12.32866" calcext:value-type="float">
            <text:p>12.32866</text:p>
          </table:table-cell>
          <table:table-cell office:value-type="float" office:value="184081" calcext:value-type="float">
            <text:p>184081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021" calcext:value-type="float">
            <text:p>66021</text:p>
          </table:table-cell>
          <table:table-cell office:value-type="float" office:value="8" calcext:value-type="float">
            <text:p>8</text:p>
          </table:table-cell>
          <table:table-cell office:value-type="float" office:value="-129.591516" calcext:value-type="float">
            <text:p>-129.591516</text:p>
          </table:table-cell>
          <table:table-cell office:value-type="float" office:value="-130.451" calcext:value-type="float">
            <text:p>-130.451</text:p>
          </table:table-cell>
          <table:table-cell office:value-type="float" office:value="-129.591516" calcext:value-type="float">
            <text:p>-129.591516</text:p>
          </table:table-cell>
          <table:table-cell office:value-type="float" office:value="-130.451" calcext:value-type="float">
            <text:p>-130.451</text:p>
          </table:table-cell>
          <table:table-cell office:value-type="float" office:value="-129.573898" calcext:value-type="float">
            <text:p>-129.573898</text:p>
          </table:table-cell>
          <table:table-cell office:value-type="float" office:value="1.606919" calcext:value-type="float">
            <text:p>1.606919</text:p>
          </table:table-cell>
          <table:table-cell/>
          <table:table-cell office:value-type="float" office:value="1.505821" calcext:value-type="float">
            <text:p>1.505821</text:p>
          </table:table-cell>
          <table:table-cell office:value-type="float" office:value="6.572255" calcext:value-type="float">
            <text:p>6.572255</text:p>
          </table:table-cell>
          <table:table-cell office:value-type="float" office:value="6.665037" calcext:value-type="float">
            <text:p>6.665037</text:p>
          </table:table-cell>
          <table:table-cell office:value-type="float" office:value="13.107094" calcext:value-type="float">
            <text:p>13.107094</text:p>
          </table:table-cell>
          <table:table-cell office:value-type="float" office:value="184081" calcext:value-type="float">
            <text:p>184081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026" calcext:value-type="float">
            <text:p>66026</text:p>
          </table:table-cell>
          <table:table-cell office:value-type="float" office:value="6" calcext:value-type="float">
            <text:p>6</text:p>
          </table:table-cell>
          <table:table-cell office:value-type="float" office:value="-129.573898" calcext:value-type="float">
            <text:p>-129.573898</text:p>
          </table:table-cell>
          <table:table-cell office:value-type="float" office:value="-123.049" calcext:value-type="float">
            <text:p>-123.049</text:p>
          </table:table-cell>
          <table:table-cell office:value-type="float" office:value="-129.573898" calcext:value-type="float">
            <text:p>-129.573898</text:p>
          </table:table-cell>
          <table:table-cell office:value-type="float" office:value="-123.049" calcext:value-type="float">
            <text:p>-123.049</text:p>
          </table:table-cell>
          <table:table-cell office:value-type="float" office:value="-129.587122" calcext:value-type="float">
            <text:p>-129.587122</text:p>
          </table:table-cell>
          <table:table-cell office:value-type="float" office:value="1.265415" calcext:value-type="float">
            <text:p>1.265415</text:p>
          </table:table-cell>
          <table:table-cell/>
          <table:table-cell office:value-type="float" office:value="1.55672" calcext:value-type="float">
            <text:p>1.55672</text:p>
          </table:table-cell>
          <table:table-cell office:value-type="float" office:value="6.666927" calcext:value-type="float">
            <text:p>6.666927</text:p>
          </table:table-cell>
          <table:table-cell office:value-type="float" office:value="6.619029" calcext:value-type="float">
            <text:p>6.619029</text:p>
          </table:table-cell>
          <table:table-cell office:value-type="float" office:value="19.956158" calcext:value-type="float">
            <text:p>19.956158</text:p>
          </table:table-cell>
          <table:table-cell office:value-type="float" office:value="184088" calcext:value-type="float">
            <text:p>184088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039" calcext:value-type="float">
            <text:p>66039</text:p>
          </table:table-cell>
          <table:table-cell office:value-type="float" office:value="7" calcext:value-type="float">
            <text:p>7</text:p>
          </table:table-cell>
          <table:table-cell office:value-type="float" office:value="-129.587122" calcext:value-type="float">
            <text:p>-129.587122</text:p>
          </table:table-cell>
          <table:table-cell office:value-type="float" office:value="-132.419" calcext:value-type="float">
            <text:p>-132.419</text:p>
          </table:table-cell>
          <table:table-cell office:value-type="float" office:value="-129.587122" calcext:value-type="float">
            <text:p>-129.587122</text:p>
          </table:table-cell>
          <table:table-cell office:value-type="float" office:value="-132.419" calcext:value-type="float">
            <text:p>-132.419</text:p>
          </table:table-cell>
          <table:table-cell office:value-type="float" office:value="-129.52228" calcext:value-type="float">
            <text:p>-129.52228</text:p>
          </table:table-cell>
          <table:table-cell office:value-type="float" office:value="1.600105" calcext:value-type="float">
            <text:p>1.600105</text:p>
          </table:table-cell>
          <table:table-cell/>
          <table:table-cell office:value-type="float" office:value="1.412573" calcext:value-type="float">
            <text:p>1.412573</text:p>
          </table:table-cell>
          <table:table-cell office:value-type="float" office:value="6.675049" calcext:value-type="float">
            <text:p>6.675049</text:p>
          </table:table-cell>
          <table:table-cell office:value-type="float" office:value="6.651177" calcext:value-type="float">
            <text:p>6.651177</text:p>
          </table:table-cell>
          <table:table-cell office:value-type="float" office:value="12.311768" calcext:value-type="float">
            <text:p>12.311768</text:p>
          </table:table-cell>
          <table:table-cell office:value-type="float" office:value="184083" calcext:value-type="float">
            <text:p>184083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041" calcext:value-type="float">
            <text:p>66041</text:p>
          </table:table-cell>
          <table:table-cell office:value-type="float" office:value="8" calcext:value-type="float">
            <text:p>8</text:p>
          </table:table-cell>
          <table:table-cell office:value-type="float" office:value="-129.587122" calcext:value-type="float">
            <text:p>-129.587122</text:p>
          </table:table-cell>
          <table:table-cell office:value-type="float" office:value="-130.445" calcext:value-type="float">
            <text:p>-130.445</text:p>
          </table:table-cell>
          <table:table-cell office:value-type="float" office:value="-129.587122" calcext:value-type="float">
            <text:p>-129.587122</text:p>
          </table:table-cell>
          <table:table-cell office:value-type="float" office:value="-130.445" calcext:value-type="float">
            <text:p>-130.445</text:p>
          </table:table-cell>
          <table:table-cell office:value-type="float" office:value="-129.568667" calcext:value-type="float">
            <text:p>-129.568667</text:p>
          </table:table-cell>
          <table:table-cell office:value-type="float" office:value="1.606797" calcext:value-type="float">
            <text:p>1.606797</text:p>
          </table:table-cell>
          <table:table-cell/>
          <table:table-cell office:value-type="float" office:value="1.506023" calcext:value-type="float">
            <text:p>1.506023</text:p>
          </table:table-cell>
          <table:table-cell office:value-type="float" office:value="6.572382" calcext:value-type="float">
            <text:p>6.572382</text:p>
          </table:table-cell>
          <table:table-cell office:value-type="float" office:value="6.665447" calcext:value-type="float">
            <text:p>6.665447</text:p>
          </table:table-cell>
          <table:table-cell office:value-type="float" office:value="13.105156" calcext:value-type="float">
            <text:p>13.105156</text:p>
          </table:table-cell>
          <table:table-cell office:value-type="float" office:value="184083" calcext:value-type="float">
            <text:p>184083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047" calcext:value-type="float">
            <text:p>66047</text:p>
          </table:table-cell>
          <table:table-cell office:value-type="float" office:value="6" calcext:value-type="float">
            <text:p>6</text:p>
          </table:table-cell>
          <table:table-cell office:value-type="float" office:value="-129.568667" calcext:value-type="float">
            <text:p>-129.568667</text:p>
          </table:table-cell>
          <table:table-cell office:value-type="float" office:value="-123.071" calcext:value-type="float">
            <text:p>-123.071</text:p>
          </table:table-cell>
          <table:table-cell office:value-type="float" office:value="-129.568667" calcext:value-type="float">
            <text:p>-129.568667</text:p>
          </table:table-cell>
          <table:table-cell office:value-type="float" office:value="-123.071" calcext:value-type="float">
            <text:p>-123.071</text:p>
          </table:table-cell>
          <table:table-cell office:value-type="float" office:value="-129.581918" calcext:value-type="float">
            <text:p>-129.581918</text:p>
          </table:table-cell>
          <table:table-cell office:value-type="float" office:value="1.263938" calcext:value-type="float">
            <text:p>1.263938</text:p>
          </table:table-cell>
          <table:table-cell/>
          <table:table-cell office:value-type="float" office:value="1.556762" calcext:value-type="float">
            <text:p>1.556762</text:p>
          </table:table-cell>
          <table:table-cell office:value-type="float" office:value="6.664917" calcext:value-type="float">
            <text:p>6.664917</text:p>
          </table:table-cell>
          <table:table-cell office:value-type="float" office:value="6.619297" calcext:value-type="float">
            <text:p>6.619297</text:p>
          </table:table-cell>
          <table:table-cell office:value-type="float" office:value="19.956303" calcext:value-type="float">
            <text:p>19.956303</text:p>
          </table:table-cell>
          <table:table-cell office:value-type="float" office:value="184090" calcext:value-type="float">
            <text:p>184090</text:p>
          </table:table-cell>
          <table:table-cell office:value-type="float" office:value="1.887055" calcext:value-type="float">
            <text:p>1.887055</text:p>
          </table:table-cell>
        </table:table-row>
        <table:table-row table:style-name="ro1">
          <table:table-cell office:value-type="float" office:value="66055" calcext:value-type="float">
            <text:p>66055</text:p>
          </table:table-cell>
          <table:table-cell office:value-type="float" office:value="7" calcext:value-type="float">
            <text:p>7</text:p>
          </table:table-cell>
          <table:table-cell office:value-type="float" office:value="-129.581918" calcext:value-type="float">
            <text:p>-129.581918</text:p>
          </table:table-cell>
          <table:table-cell office:value-type="float" office:value="-132.413" calcext:value-type="float">
            <text:p>-132.413</text:p>
          </table:table-cell>
          <table:table-cell office:value-type="float" office:value="-129.581918" calcext:value-type="float">
            <text:p>-129.581918</text:p>
          </table:table-cell>
          <table:table-cell office:value-type="float" office:value="-132.413" calcext:value-type="float">
            <text:p>-132.413</text:p>
          </table:table-cell>
          <table:table-cell office:value-type="float" office:value="-129.517344" calcext:value-type="float">
            <text:p>-129.517344</text:p>
          </table:table-cell>
          <table:table-cell office:value-type="float" office:value="1.600003" calcext:value-type="float">
            <text:p>1.600003</text:p>
          </table:table-cell>
          <table:table-cell/>
          <table:table-cell office:value-type="float" office:value="1.411785" calcext:value-type="float">
            <text:p>1.411785</text:p>
          </table:table-cell>
          <table:table-cell office:value-type="float" office:value="6.675198" calcext:value-type="float">
            <text:p>6.675198</text:p>
          </table:table-cell>
          <table:table-cell office:value-type="float" office:value="6.650316" calcext:value-type="float">
            <text:p>6.650316</text:p>
          </table:table-cell>
          <table:table-cell office:value-type="float" office:value="12.311003" calcext:value-type="float">
            <text:p>12.311003</text:p>
          </table:table-cell>
          <table:table-cell office:value-type="float" office:value="184085" calcext:value-type="float">
            <text:p>184085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058" calcext:value-type="float">
            <text:p>66058</text:p>
          </table:table-cell>
          <table:table-cell office:value-type="float" office:value="8" calcext:value-type="float">
            <text:p>8</text:p>
          </table:table-cell>
          <table:table-cell office:value-type="float" office:value="-129.581918" calcext:value-type="float">
            <text:p>-129.581918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581918" calcext:value-type="float">
            <text:p>-129.581918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563678" calcext:value-type="float">
            <text:p>-129.563678</text:p>
          </table:table-cell>
          <table:table-cell office:value-type="float" office:value="1.606653" calcext:value-type="float">
            <text:p>1.606653</text:p>
          </table:table-cell>
          <table:table-cell/>
          <table:table-cell office:value-type="float" office:value="1.505565" calcext:value-type="float">
            <text:p>1.505565</text:p>
          </table:table-cell>
          <table:table-cell office:value-type="float" office:value="6.572531" calcext:value-type="float">
            <text:p>6.572531</text:p>
          </table:table-cell>
          <table:table-cell office:value-type="float" office:value="6.665096" calcext:value-type="float">
            <text:p>6.665096</text:p>
          </table:table-cell>
          <table:table-cell office:value-type="float" office:value="13.116264" calcext:value-type="float">
            <text:p>13.116264</text:p>
          </table:table-cell>
          <table:table-cell office:value-type="float" office:value="184085" calcext:value-type="float">
            <text:p>184085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063" calcext:value-type="float">
            <text:p>66063</text:p>
          </table:table-cell>
          <table:table-cell office:value-type="float" office:value="6" calcext:value-type="float">
            <text:p>6</text:p>
          </table:table-cell>
          <table:table-cell office:value-type="float" office:value="-129.563678" calcext:value-type="float">
            <text:p>-129.563678</text:p>
          </table:table-cell>
          <table:table-cell office:value-type="float" office:value="-123.079" calcext:value-type="float">
            <text:p>-123.079</text:p>
          </table:table-cell>
          <table:table-cell office:value-type="float" office:value="-129.563678" calcext:value-type="float">
            <text:p>-129.563678</text:p>
          </table:table-cell>
          <table:table-cell office:value-type="float" office:value="-123.079" calcext:value-type="float">
            <text:p>-123.079</text:p>
          </table:table-cell>
          <table:table-cell office:value-type="float" office:value="-129.577016" calcext:value-type="float">
            <text:p>-129.577016</text:p>
          </table:table-cell>
          <table:table-cell office:value-type="float" office:value="1.26569" calcext:value-type="float">
            <text:p>1.26569</text:p>
          </table:table-cell>
          <table:table-cell/>
          <table:table-cell office:value-type="float" office:value="1.556461" calcext:value-type="float">
            <text:p>1.556461</text:p>
          </table:table-cell>
          <table:table-cell office:value-type="float" office:value="6.666824" calcext:value-type="float">
            <text:p>6.666824</text:p>
          </table:table-cell>
          <table:table-cell office:value-type="float" office:value="6.6192" calcext:value-type="float">
            <text:p>6.6192</text:p>
          </table:table-cell>
          <table:table-cell office:value-type="float" office:value="19.907587" calcext:value-type="float">
            <text:p>19.907587</text:p>
          </table:table-cell>
          <table:table-cell office:value-type="float" office:value="184092" calcext:value-type="float">
            <text:p>184092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075" calcext:value-type="float">
            <text:p>66075</text:p>
          </table:table-cell>
          <table:table-cell office:value-type="float" office:value="7" calcext:value-type="float">
            <text:p>7</text:p>
          </table:table-cell>
          <table:table-cell office:value-type="float" office:value="-129.577016" calcext:value-type="float">
            <text:p>-129.577016</text:p>
          </table:table-cell>
          <table:table-cell office:value-type="float" office:value="-132.415" calcext:value-type="float">
            <text:p>-132.415</text:p>
          </table:table-cell>
          <table:table-cell office:value-type="float" office:value="-129.577016" calcext:value-type="float">
            <text:p>-129.577016</text:p>
          </table:table-cell>
          <table:table-cell office:value-type="float" office:value="-132.415" calcext:value-type="float">
            <text:p>-132.415</text:p>
          </table:table-cell>
          <table:table-cell office:value-type="float" office:value="-129.512411" calcext:value-type="float">
            <text:p>-129.512411</text:p>
          </table:table-cell>
          <table:table-cell office:value-type="float" office:value="1.599906" calcext:value-type="float">
            <text:p>1.599906</text:p>
          </table:table-cell>
          <table:table-cell/>
          <table:table-cell office:value-type="float" office:value="1.412563" calcext:value-type="float">
            <text:p>1.412563</text:p>
          </table:table-cell>
          <table:table-cell office:value-type="float" office:value="6.675338" calcext:value-type="float">
            <text:p>6.675338</text:p>
          </table:table-cell>
          <table:table-cell office:value-type="float" office:value="6.651147" calcext:value-type="float">
            <text:p>6.651147</text:p>
          </table:table-cell>
          <table:table-cell office:value-type="float" office:value="12.317626" calcext:value-type="float">
            <text:p>12.317626</text:p>
          </table:table-cell>
          <table:table-cell office:value-type="float" office:value="184086" calcext:value-type="float">
            <text:p>184086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078" calcext:value-type="float">
            <text:p>66078</text:p>
          </table:table-cell>
          <table:table-cell office:value-type="float" office:value="8" calcext:value-type="float">
            <text:p>8</text:p>
          </table:table-cell>
          <table:table-cell office:value-type="float" office:value="-129.577016" calcext:value-type="float">
            <text:p>-129.577016</text:p>
          </table:table-cell>
          <table:table-cell office:value-type="float" office:value="-130.44" calcext:value-type="float">
            <text:p>-130.44</text:p>
          </table:table-cell>
          <table:table-cell office:value-type="float" office:value="-129.577016" calcext:value-type="float">
            <text:p>-129.577016</text:p>
          </table:table-cell>
          <table:table-cell office:value-type="float" office:value="-130.44" calcext:value-type="float">
            <text:p>-130.44</text:p>
          </table:table-cell>
          <table:table-cell office:value-type="float" office:value="-129.558831" calcext:value-type="float">
            <text:p>-129.558831</text:p>
          </table:table-cell>
          <table:table-cell office:value-type="float" office:value="1.606517" calcext:value-type="float">
            <text:p>1.606517</text:p>
          </table:table-cell>
          <table:table-cell/>
          <table:table-cell office:value-type="float" office:value="1.505914" calcext:value-type="float">
            <text:p>1.505914</text:p>
          </table:table-cell>
          <table:table-cell office:value-type="float" office:value="6.572672" calcext:value-type="float">
            <text:p>6.572672</text:p>
          </table:table-cell>
          <table:table-cell office:value-type="float" office:value="6.665577" calcext:value-type="float">
            <text:p>6.665577</text:p>
          </table:table-cell>
          <table:table-cell office:value-type="float" office:value="13.111319" calcext:value-type="float">
            <text:p>13.111319</text:p>
          </table:table-cell>
          <table:table-cell office:value-type="float" office:value="184086" calcext:value-type="float">
            <text:p>18408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083" calcext:value-type="float">
            <text:p>66083</text:p>
          </table:table-cell>
          <table:table-cell office:value-type="float" office:value="6" calcext:value-type="float">
            <text:p>6</text:p>
          </table:table-cell>
          <table:table-cell office:value-type="float" office:value="-129.558831" calcext:value-type="float">
            <text:p>-129.558831</text:p>
          </table:table-cell>
          <table:table-cell office:value-type="float" office:value="-123.076" calcext:value-type="float">
            <text:p>-123.076</text:p>
          </table:table-cell>
          <table:table-cell office:value-type="float" office:value="-129.558831" calcext:value-type="float">
            <text:p>-129.558831</text:p>
          </table:table-cell>
          <table:table-cell office:value-type="float" office:value="-123.076" calcext:value-type="float">
            <text:p>-123.076</text:p>
          </table:table-cell>
          <table:table-cell office:value-type="float" office:value="-129.572111" calcext:value-type="float">
            <text:p>-129.572111</text:p>
          </table:table-cell>
          <table:table-cell office:value-type="float" office:value="1.26582" calcext:value-type="float">
            <text:p>1.26582</text:p>
          </table:table-cell>
          <table:table-cell/>
          <table:table-cell office:value-type="float" office:value="1.556567" calcext:value-type="float">
            <text:p>1.556567</text:p>
          </table:table-cell>
          <table:table-cell office:value-type="float" office:value="6.666776" calcext:value-type="float">
            <text:p>6.666776</text:p>
          </table:table-cell>
          <table:table-cell office:value-type="float" office:value="6.619507" calcext:value-type="float">
            <text:p>6.619507</text:p>
          </table:table-cell>
          <table:table-cell office:value-type="float" office:value="19.905356" calcext:value-type="float">
            <text:p>19.905356</text:p>
          </table:table-cell>
          <table:table-cell office:value-type="float" office:value="184093" calcext:value-type="float">
            <text:p>184093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090" calcext:value-type="float">
            <text:p>66090</text:p>
          </table:table-cell>
          <table:table-cell office:value-type="float" office:value="7" calcext:value-type="float">
            <text:p>7</text:p>
          </table:table-cell>
          <table:table-cell office:value-type="float" office:value="-129.572111" calcext:value-type="float">
            <text:p>-129.572111</text:p>
          </table:table-cell>
          <table:table-cell office:value-type="float" office:value="-132.418" calcext:value-type="float">
            <text:p>-132.418</text:p>
          </table:table-cell>
          <table:table-cell office:value-type="float" office:value="-129.572111" calcext:value-type="float">
            <text:p>-129.572111</text:p>
          </table:table-cell>
          <table:table-cell office:value-type="float" office:value="-132.418" calcext:value-type="float">
            <text:p>-132.418</text:p>
          </table:table-cell>
          <table:table-cell office:value-type="float" office:value="-129.507518" calcext:value-type="float">
            <text:p>-129.507518</text:p>
          </table:table-cell>
          <table:table-cell office:value-type="float" office:value="1.598192" calcext:value-type="float">
            <text:p>1.598192</text:p>
          </table:table-cell>
          <table:table-cell/>
          <table:table-cell office:value-type="float" office:value="1.41267" calcext:value-type="float">
            <text:p>1.41267</text:p>
          </table:table-cell>
          <table:table-cell office:value-type="float" office:value="6.67352" calcext:value-type="float">
            <text:p>6.67352</text:p>
          </table:table-cell>
          <table:table-cell office:value-type="float" office:value="6.651273" calcext:value-type="float">
            <text:p>6.651273</text:p>
          </table:table-cell>
          <table:table-cell office:value-type="float" office:value="12.300027" calcext:value-type="float">
            <text:p>12.300027</text:p>
          </table:table-cell>
          <table:table-cell office:value-type="float" office:value="184088" calcext:value-type="float">
            <text:p>184088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093" calcext:value-type="float">
            <text:p>66093</text:p>
          </table:table-cell>
          <table:table-cell office:value-type="float" office:value="8" calcext:value-type="float">
            <text:p>8</text:p>
          </table:table-cell>
          <table:table-cell office:value-type="float" office:value="-129.572111" calcext:value-type="float">
            <text:p>-129.572111</text:p>
          </table:table-cell>
          <table:table-cell office:value-type="float" office:value="-130.438" calcext:value-type="float">
            <text:p>-130.438</text:p>
          </table:table-cell>
          <table:table-cell office:value-type="float" office:value="-129.572111" calcext:value-type="float">
            <text:p>-129.572111</text:p>
          </table:table-cell>
          <table:table-cell office:value-type="float" office:value="-130.438" calcext:value-type="float">
            <text:p>-130.438</text:p>
          </table:table-cell>
          <table:table-cell office:value-type="float" office:value="-129.554117" calcext:value-type="float">
            <text:p>-129.554117</text:p>
          </table:table-cell>
          <table:table-cell office:value-type="float" office:value="1.606381" calcext:value-type="float">
            <text:p>1.606381</text:p>
          </table:table-cell>
          <table:table-cell/>
          <table:table-cell office:value-type="float" office:value="1.505134" calcext:value-type="float">
            <text:p>1.505134</text:p>
          </table:table-cell>
          <table:table-cell office:value-type="float" office:value="6.572812" calcext:value-type="float">
            <text:p>6.572812</text:p>
          </table:table-cell>
          <table:table-cell office:value-type="float" office:value="6.664714" calcext:value-type="float">
            <text:p>6.664714</text:p>
          </table:table-cell>
          <table:table-cell office:value-type="float" office:value="13.114824" calcext:value-type="float">
            <text:p>13.114824</text:p>
          </table:table-cell>
          <table:table-cell office:value-type="float" office:value="184088" calcext:value-type="float">
            <text:p>184088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104" calcext:value-type="float">
            <text:p>66104</text:p>
          </table:table-cell>
          <table:table-cell office:value-type="float" office:value="6" calcext:value-type="float">
            <text:p>6</text:p>
          </table:table-cell>
          <table:table-cell office:value-type="float" office:value="-129.554117" calcext:value-type="float">
            <text:p>-129.554117</text:p>
          </table:table-cell>
          <table:table-cell office:value-type="float" office:value="-123.072" calcext:value-type="float">
            <text:p>-123.072</text:p>
          </table:table-cell>
          <table:table-cell office:value-type="float" office:value="-129.554117" calcext:value-type="float">
            <text:p>-129.554117</text:p>
          </table:table-cell>
          <table:table-cell office:value-type="float" office:value="-123.072" calcext:value-type="float">
            <text:p>-123.072</text:p>
          </table:table-cell>
          <table:table-cell office:value-type="float" office:value="-129.567424" calcext:value-type="float">
            <text:p>-129.567424</text:p>
          </table:table-cell>
          <table:table-cell office:value-type="float" office:value="1.265946" calcext:value-type="float">
            <text:p>1.265946</text:p>
          </table:table-cell>
          <table:table-cell/>
          <table:table-cell office:value-type="float" office:value="1.556106" calcext:value-type="float">
            <text:p>1.556106</text:p>
          </table:table-cell>
          <table:table-cell office:value-type="float" office:value="6.666728" calcext:value-type="float">
            <text:p>6.666728</text:p>
          </table:table-cell>
          <table:table-cell office:value-type="float" office:value="6.61915" calcext:value-type="float">
            <text:p>6.61915</text:p>
          </table:table-cell>
          <table:table-cell office:value-type="float" office:value="19.904495" calcext:value-type="float">
            <text:p>19.904495</text:p>
          </table:table-cell>
          <table:table-cell office:value-type="float" office:value="184095" calcext:value-type="float">
            <text:p>184095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112" calcext:value-type="float">
            <text:p>66112</text:p>
          </table:table-cell>
          <table:table-cell office:value-type="float" office:value="7" calcext:value-type="float">
            <text:p>7</text:p>
          </table:table-cell>
          <table:table-cell office:value-type="float" office:value="-129.567424" calcext:value-type="float">
            <text:p>-129.567424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567424" calcext:value-type="float">
            <text:p>-129.567424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502809" calcext:value-type="float">
            <text:p>-129.502809</text:p>
          </table:table-cell>
          <table:table-cell office:value-type="float" office:value="1.5981" calcext:value-type="float">
            <text:p>1.5981</text:p>
          </table:table-cell>
          <table:table-cell/>
          <table:table-cell office:value-type="float" office:value="1.412512" calcext:value-type="float">
            <text:p>1.412512</text:p>
          </table:table-cell>
          <table:table-cell office:value-type="float" office:value="6.673654" calcext:value-type="float">
            <text:p>6.673654</text:p>
          </table:table-cell>
          <table:table-cell office:value-type="float" office:value="6.651056" calcext:value-type="float">
            <text:p>6.651056</text:p>
          </table:table-cell>
          <table:table-cell office:value-type="float" office:value="12.313133" calcext:value-type="float">
            <text:p>12.313133</text:p>
          </table:table-cell>
          <table:table-cell office:value-type="float" office:value="184090" calcext:value-type="float">
            <text:p>184090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117" calcext:value-type="float">
            <text:p>66117</text:p>
          </table:table-cell>
          <table:table-cell office:value-type="float" office:value="8" calcext:value-type="float">
            <text:p>8</text:p>
          </table:table-cell>
          <table:table-cell office:value-type="float" office:value="-129.567424" calcext:value-type="float">
            <text:p>-129.567424</text:p>
          </table:table-cell>
          <table:table-cell office:value-type="float" office:value="-130.444" calcext:value-type="float">
            <text:p>-130.444</text:p>
          </table:table-cell>
          <table:table-cell office:value-type="float" office:value="-129.567424" calcext:value-type="float">
            <text:p>-129.567424</text:p>
          </table:table-cell>
          <table:table-cell office:value-type="float" office:value="-130.444" calcext:value-type="float">
            <text:p>-130.444</text:p>
          </table:table-cell>
          <table:table-cell office:value-type="float" office:value="-129.549547" calcext:value-type="float">
            <text:p>-129.549547</text:p>
          </table:table-cell>
          <table:table-cell office:value-type="float" office:value="1.606251" calcext:value-type="float">
            <text:p>1.606251</text:p>
          </table:table-cell>
          <table:table-cell/>
          <table:table-cell office:value-type="float" office:value="1.505003" calcext:value-type="float">
            <text:p>1.505003</text:p>
          </table:table-cell>
          <table:table-cell office:value-type="float" office:value="6.572947" calcext:value-type="float">
            <text:p>6.572947</text:p>
          </table:table-cell>
          <table:table-cell office:value-type="float" office:value="6.664683" calcext:value-type="float">
            <text:p>6.664683</text:p>
          </table:table-cell>
          <table:table-cell office:value-type="float" office:value="13.127724" calcext:value-type="float">
            <text:p>13.127724</text:p>
          </table:table-cell>
          <table:table-cell office:value-type="float" office:value="184090" calcext:value-type="float">
            <text:p>18409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float" office:value="6" calcext:value-type="float">
            <text:p>6</text:p>
          </table:table-cell>
          <table:table-cell office:value-type="float" office:value="-129.549547" calcext:value-type="float">
            <text:p>-129.549547</text:p>
          </table:table-cell>
          <table:table-cell office:value-type="float" office:value="-123.118" calcext:value-type="float">
            <text:p>-123.118</text:p>
          </table:table-cell>
          <table:table-cell office:value-type="float" office:value="-129.549547" calcext:value-type="float">
            <text:p>-129.549547</text:p>
          </table:table-cell>
          <table:table-cell office:value-type="float" office:value="-123.118" calcext:value-type="float">
            <text:p>-123.118</text:p>
          </table:table-cell>
          <table:table-cell office:value-type="float" office:value="-129.562969" calcext:value-type="float">
            <text:p>-129.562969</text:p>
          </table:table-cell>
          <table:table-cell office:value-type="float" office:value="1.266069" calcext:value-type="float">
            <text:p>1.266069</text:p>
          </table:table-cell>
          <table:table-cell/>
          <table:table-cell office:value-type="float" office:value="1.555979" calcext:value-type="float">
            <text:p>1.555979</text:p>
          </table:table-cell>
          <table:table-cell office:value-type="float" office:value="6.666683" calcext:value-type="float">
            <text:p>6.666683</text:p>
          </table:table-cell>
          <table:table-cell office:value-type="float" office:value="6.619205" calcext:value-type="float">
            <text:p>6.619205</text:p>
          </table:table-cell>
          <table:table-cell office:value-type="float" office:value="19.843423" calcext:value-type="float">
            <text:p>19.843423</text:p>
          </table:table-cell>
          <table:table-cell office:value-type="float" office:value="184097" calcext:value-type="float">
            <text:p>184097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131" calcext:value-type="float">
            <text:p>66131</text:p>
          </table:table-cell>
          <table:table-cell office:value-type="float" office:value="7" calcext:value-type="float">
            <text:p>7</text:p>
          </table:table-cell>
          <table:table-cell office:value-type="float" office:value="-129.562969" calcext:value-type="float">
            <text:p>-129.562969</text:p>
          </table:table-cell>
          <table:table-cell office:value-type="float" office:value="-132.397" calcext:value-type="float">
            <text:p>-132.397</text:p>
          </table:table-cell>
          <table:table-cell office:value-type="float" office:value="-129.562969" calcext:value-type="float">
            <text:p>-129.562969</text:p>
          </table:table-cell>
          <table:table-cell office:value-type="float" office:value="-132.397" calcext:value-type="float">
            <text:p>-132.397</text:p>
          </table:table-cell>
          <table:table-cell office:value-type="float" office:value="-129.498659" calcext:value-type="float">
            <text:p>-129.498659</text:p>
          </table:table-cell>
          <table:table-cell office:value-type="float" office:value="1.598012" calcext:value-type="float">
            <text:p>1.598012</text:p>
          </table:table-cell>
          <table:table-cell/>
          <table:table-cell office:value-type="float" office:value="1.412494" calcext:value-type="float">
            <text:p>1.412494</text:p>
          </table:table-cell>
          <table:table-cell office:value-type="float" office:value="6.673781" calcext:value-type="float">
            <text:p>6.673781</text:p>
          </table:table-cell>
          <table:table-cell office:value-type="float" office:value="6.650991" calcext:value-type="float">
            <text:p>6.650991</text:p>
          </table:table-cell>
          <table:table-cell office:value-type="float" office:value="12.288673" calcext:value-type="float">
            <text:p>12.288673</text:p>
          </table:table-cell>
          <table:table-cell office:value-type="float" office:value="184092" calcext:value-type="float">
            <text:p>184092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133" calcext:value-type="float">
            <text:p>66133</text:p>
          </table:table-cell>
          <table:table-cell office:value-type="float" office:value="8" calcext:value-type="float">
            <text:p>8</text:p>
          </table:table-cell>
          <table:table-cell office:value-type="float" office:value="-129.562969" calcext:value-type="float">
            <text:p>-129.562969</text:p>
          </table:table-cell>
          <table:table-cell office:value-type="float" office:value="-130.452" calcext:value-type="float">
            <text:p>-130.452</text:p>
          </table:table-cell>
          <table:table-cell office:value-type="float" office:value="-129.562969" calcext:value-type="float">
            <text:p>-129.562969</text:p>
          </table:table-cell>
          <table:table-cell office:value-type="float" office:value="-130.452" calcext:value-type="float">
            <text:p>-130.452</text:p>
          </table:table-cell>
          <table:table-cell office:value-type="float" office:value="-129.545074" calcext:value-type="float">
            <text:p>-129.545074</text:p>
          </table:table-cell>
          <table:table-cell office:value-type="float" office:value="1.606127" calcext:value-type="float">
            <text:p>1.606127</text:p>
          </table:table-cell>
          <table:table-cell/>
          <table:table-cell office:value-type="float" office:value="1.504951" calcext:value-type="float">
            <text:p>1.504951</text:p>
          </table:table-cell>
          <table:table-cell office:value-type="float" office:value="6.573075" calcext:value-type="float">
            <text:p>6.573075</text:p>
          </table:table-cell>
          <table:table-cell office:value-type="float" office:value="6.664692" calcext:value-type="float">
            <text:p>6.664692</text:p>
          </table:table-cell>
          <table:table-cell office:value-type="float" office:value="13.142757" calcext:value-type="float">
            <text:p>13.142757</text:p>
          </table:table-cell>
          <table:table-cell office:value-type="float" office:value="184092" calcext:value-type="float">
            <text:p>184092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143" calcext:value-type="float">
            <text:p>66143</text:p>
          </table:table-cell>
          <table:table-cell office:value-type="float" office:value="6" calcext:value-type="float">
            <text:p>6</text:p>
          </table:table-cell>
          <table:table-cell office:value-type="float" office:value="-129.545074" calcext:value-type="float">
            <text:p>-129.545074</text:p>
          </table:table-cell>
          <table:table-cell office:value-type="float" office:value="-123.06" calcext:value-type="float">
            <text:p>-123.06</text:p>
          </table:table-cell>
          <table:table-cell office:value-type="float" office:value="-129.545074" calcext:value-type="float">
            <text:p>-129.545074</text:p>
          </table:table-cell>
          <table:table-cell office:value-type="float" office:value="-123.06" calcext:value-type="float">
            <text:p>-123.06</text:p>
          </table:table-cell>
          <table:table-cell office:value-type="float" office:value="-129.558669" calcext:value-type="float">
            <text:p>-129.558669</text:p>
          </table:table-cell>
          <table:table-cell office:value-type="float" office:value="1.264572" calcext:value-type="float">
            <text:p>1.264572</text:p>
          </table:table-cell>
          <table:table-cell/>
          <table:table-cell office:value-type="float" office:value="1.555895" calcext:value-type="float">
            <text:p>1.555895</text:p>
          </table:table-cell>
          <table:table-cell office:value-type="float" office:value="6.664679" calcext:value-type="float">
            <text:p>6.664679</text:p>
          </table:table-cell>
          <table:table-cell office:value-type="float" office:value="6.619279" calcext:value-type="float">
            <text:p>6.619279</text:p>
          </table:table-cell>
          <table:table-cell office:value-type="float" office:value="19.94107" calcext:value-type="float">
            <text:p>19.94107</text:p>
          </table:table-cell>
          <table:table-cell office:value-type="float" office:value="184099" calcext:value-type="float">
            <text:p>184099</text:p>
          </table:table-cell>
          <table:table-cell office:value-type="float" office:value="1.887055" calcext:value-type="float">
            <text:p>1.887055</text:p>
          </table:table-cell>
        </table:table-row>
        <table:table-row table:style-name="ro1">
          <table:table-cell office:value-type="float" office:value="66146" calcext:value-type="float">
            <text:p>66146</text:p>
          </table:table-cell>
          <table:table-cell office:value-type="float" office:value="7" calcext:value-type="float">
            <text:p>7</text:p>
          </table:table-cell>
          <table:table-cell office:value-type="float" office:value="-129.558669" calcext:value-type="float">
            <text:p>-129.558669</text:p>
          </table:table-cell>
          <table:table-cell office:value-type="float" office:value="-132.393" calcext:value-type="float">
            <text:p>-132.393</text:p>
          </table:table-cell>
          <table:table-cell office:value-type="float" office:value="-129.558669" calcext:value-type="float">
            <text:p>-129.558669</text:p>
          </table:table-cell>
          <table:table-cell office:value-type="float" office:value="-132.393" calcext:value-type="float">
            <text:p>-132.393</text:p>
          </table:table-cell>
          <table:table-cell office:value-type="float" office:value="-129.494137" calcext:value-type="float">
            <text:p>-129.494137</text:p>
          </table:table-cell>
          <table:table-cell office:value-type="float" office:value="1.597928" calcext:value-type="float">
            <text:p>1.597928</text:p>
          </table:table-cell>
          <table:table-cell/>
          <table:table-cell office:value-type="float" office:value="1.411659" calcext:value-type="float">
            <text:p>1.411659</text:p>
          </table:table-cell>
          <table:table-cell office:value-type="float" office:value="6.673904" calcext:value-type="float">
            <text:p>6.673904</text:p>
          </table:table-cell>
          <table:table-cell office:value-type="float" office:value="6.650134" calcext:value-type="float">
            <text:p>6.650134</text:p>
          </table:table-cell>
          <table:table-cell office:value-type="float" office:value="12.288961" calcext:value-type="float">
            <text:p>12.288961</text:p>
          </table:table-cell>
          <table:table-cell office:value-type="float" office:value="184093" calcext:value-type="float">
            <text:p>184093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8" calcext:value-type="float">
            <text:p>8</text:p>
          </table:table-cell>
          <table:table-cell office:value-type="float" office:value="-129.558669" calcext:value-type="float">
            <text:p>-129.558669</text:p>
          </table:table-cell>
          <table:table-cell office:value-type="float" office:value="-130.448" calcext:value-type="float">
            <text:p>-130.448</text:p>
          </table:table-cell>
          <table:table-cell office:value-type="float" office:value="-129.558669" calcext:value-type="float">
            <text:p>-129.558669</text:p>
          </table:table-cell>
          <table:table-cell office:value-type="float" office:value="-130.448" calcext:value-type="float">
            <text:p>-130.448</text:p>
          </table:table-cell>
          <table:table-cell office:value-type="float" office:value="-129.54057" calcext:value-type="float">
            <text:p>-129.54057</text:p>
          </table:table-cell>
          <table:table-cell office:value-type="float" office:value="1.606008" calcext:value-type="float">
            <text:p>1.606008</text:p>
          </table:table-cell>
          <table:table-cell/>
          <table:table-cell office:value-type="float" office:value="1.504479" calcext:value-type="float">
            <text:p>1.504479</text:p>
          </table:table-cell>
          <table:table-cell office:value-type="float" office:value="6.573198" calcext:value-type="float">
            <text:p>6.573198</text:p>
          </table:table-cell>
          <table:table-cell office:value-type="float" office:value="6.664335" calcext:value-type="float">
            <text:p>6.664335</text:p>
          </table:table-cell>
          <table:table-cell office:value-type="float" office:value="13.143119" calcext:value-type="float">
            <text:p>13.143119</text:p>
          </table:table-cell>
          <table:table-cell office:value-type="float" office:value="184093" calcext:value-type="float">
            <text:p>184093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163" calcext:value-type="float">
            <text:p>66163</text:p>
          </table:table-cell>
          <table:table-cell office:value-type="float" office:value="6" calcext:value-type="float">
            <text:p>6</text:p>
          </table:table-cell>
          <table:table-cell office:value-type="float" office:value="-129.54057" calcext:value-type="float">
            <text:p>-129.54057</text:p>
          </table:table-cell>
          <table:table-cell office:value-type="float" office:value="-123.104" calcext:value-type="float">
            <text:p>-123.104</text:p>
          </table:table-cell>
          <table:table-cell office:value-type="float" office:value="-129.54057" calcext:value-type="float">
            <text:p>-129.54057</text:p>
          </table:table-cell>
          <table:table-cell office:value-type="float" office:value="-123.104" calcext:value-type="float">
            <text:p>-123.104</text:p>
          </table:table-cell>
          <table:table-cell office:value-type="float" office:value="-129.55418" calcext:value-type="float">
            <text:p>-129.55418</text:p>
          </table:table-cell>
          <table:table-cell office:value-type="float" office:value="1.26631" calcext:value-type="float">
            <text:p>1.26631</text:p>
          </table:table-cell>
          <table:table-cell/>
          <table:table-cell office:value-type="float" office:value="1.555598" calcext:value-type="float">
            <text:p>1.555598</text:p>
          </table:table-cell>
          <table:table-cell office:value-type="float" office:value="6.666592" calcext:value-type="float">
            <text:p>6.666592</text:p>
          </table:table-cell>
          <table:table-cell office:value-type="float" office:value="6.619164" calcext:value-type="float">
            <text:p>6.619164</text:p>
          </table:table-cell>
          <table:table-cell office:value-type="float" office:value="19.84949" calcext:value-type="float">
            <text:p>19.84949</text:p>
          </table:table-cell>
          <table:table-cell office:value-type="float" office:value="184102" calcext:value-type="float">
            <text:p>184102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173" calcext:value-type="float">
            <text:p>66173</text:p>
          </table:table-cell>
          <table:table-cell office:value-type="float" office:value="7" calcext:value-type="float">
            <text:p>7</text:p>
          </table:table-cell>
          <table:table-cell office:value-type="float" office:value="-129.55418" calcext:value-type="float">
            <text:p>-129.55418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55418" calcext:value-type="float">
            <text:p>-129.55418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489865" calcext:value-type="float">
            <text:p>-129.489865</text:p>
          </table:table-cell>
          <table:table-cell office:value-type="float" office:value="1.599457" calcext:value-type="float">
            <text:p>1.599457</text:p>
          </table:table-cell>
          <table:table-cell/>
          <table:table-cell office:value-type="float" office:value="1.412423" calcext:value-type="float">
            <text:p>1.412423</text:p>
          </table:table-cell>
          <table:table-cell office:value-type="float" office:value="6.67599" calcext:value-type="float">
            <text:p>6.67599</text:p>
          </table:table-cell>
          <table:table-cell office:value-type="float" office:value="6.650911" calcext:value-type="float">
            <text:p>6.650911</text:p>
          </table:table-cell>
          <table:table-cell office:value-type="float" office:value="12.348171" calcext:value-type="float">
            <text:p>12.348171</text:p>
          </table:table-cell>
          <table:table-cell office:value-type="float" office:value="184097" calcext:value-type="float">
            <text:p>184097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176" calcext:value-type="float">
            <text:p>66176</text:p>
          </table:table-cell>
          <table:table-cell office:value-type="float" office:value="8" calcext:value-type="float">
            <text:p>8</text:p>
          </table:table-cell>
          <table:table-cell office:value-type="float" office:value="-129.55418" calcext:value-type="float">
            <text:p>-129.55418</text:p>
          </table:table-cell>
          <table:table-cell office:value-type="float" office:value="-130.447" calcext:value-type="float">
            <text:p>-130.447</text:p>
          </table:table-cell>
          <table:table-cell office:value-type="float" office:value="-129.55418" calcext:value-type="float">
            <text:p>-129.55418</text:p>
          </table:table-cell>
          <table:table-cell office:value-type="float" office:value="-130.447" calcext:value-type="float">
            <text:p>-130.447</text:p>
          </table:table-cell>
          <table:table-cell office:value-type="float" office:value="-129.536675" calcext:value-type="float">
            <text:p>-129.536675</text:p>
          </table:table-cell>
          <table:table-cell office:value-type="float" office:value="1.605883" calcext:value-type="float">
            <text:p>1.605883</text:p>
          </table:table-cell>
          <table:table-cell/>
          <table:table-cell office:value-type="float" office:value="1.505604" calcext:value-type="float">
            <text:p>1.505604</text:p>
          </table:table-cell>
          <table:table-cell office:value-type="float" office:value="6.573327" calcext:value-type="float">
            <text:p>6.573327</text:p>
          </table:table-cell>
          <table:table-cell office:value-type="float" office:value="6.665807" calcext:value-type="float">
            <text:p>6.665807</text:p>
          </table:table-cell>
          <table:table-cell office:value-type="float" office:value="13.147329" calcext:value-type="float">
            <text:p>13.147329</text:p>
          </table:table-cell>
          <table:table-cell office:value-type="float" office:value="184097" calcext:value-type="float">
            <text:p>184097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183" calcext:value-type="float">
            <text:p>66183</text:p>
          </table:table-cell>
          <table:table-cell office:value-type="float" office:value="6" calcext:value-type="float">
            <text:p>6</text:p>
          </table:table-cell>
          <table:table-cell office:value-type="float" office:value="-129.536675" calcext:value-type="float">
            <text:p>-129.536675</text:p>
          </table:table-cell>
          <table:table-cell office:value-type="float" office:value="-123.115" calcext:value-type="float">
            <text:p>-123.115</text:p>
          </table:table-cell>
          <table:table-cell office:value-type="float" office:value="-129.536675" calcext:value-type="float">
            <text:p>-129.536675</text:p>
          </table:table-cell>
          <table:table-cell office:value-type="float" office:value="-123.115" calcext:value-type="float">
            <text:p>-123.115</text:p>
          </table:table-cell>
          <table:table-cell office:value-type="float" office:value="-129.550357" calcext:value-type="float">
            <text:p>-129.550357</text:p>
          </table:table-cell>
          <table:table-cell office:value-type="float" office:value="1.266414" calcext:value-type="float">
            <text:p>1.266414</text:p>
          </table:table-cell>
          <table:table-cell/>
          <table:table-cell office:value-type="float" office:value="1.556106" calcext:value-type="float">
            <text:p>1.556106</text:p>
          </table:table-cell>
          <table:table-cell office:value-type="float" office:value="6.666553" calcext:value-type="float">
            <text:p>6.666553</text:p>
          </table:table-cell>
          <table:table-cell office:value-type="float" office:value="6.619961" calcext:value-type="float">
            <text:p>6.619961</text:p>
          </table:table-cell>
          <table:table-cell office:value-type="float" office:value="19.831502" calcext:value-type="float">
            <text:p>19.831502</text:p>
          </table:table-cell>
          <table:table-cell office:value-type="float" office:value="184104" calcext:value-type="float">
            <text:p>184104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187" calcext:value-type="float">
            <text:p>66187</text:p>
          </table:table-cell>
          <table:table-cell office:value-type="float" office:value="7" calcext:value-type="float">
            <text:p>7</text:p>
          </table:table-cell>
          <table:table-cell office:value-type="float" office:value="-129.550357" calcext:value-type="float">
            <text:p>-129.550357</text:p>
          </table:table-cell>
          <table:table-cell office:value-type="float" office:value="-132.416" calcext:value-type="float">
            <text:p>-132.416</text:p>
          </table:table-cell>
          <table:table-cell office:value-type="float" office:value="-129.550357" calcext:value-type="float">
            <text:p>-129.550357</text:p>
          </table:table-cell>
          <table:table-cell office:value-type="float" office:value="-132.416" calcext:value-type="float">
            <text:p>-132.416</text:p>
          </table:table-cell>
          <table:table-cell office:value-type="float" office:value="-129.486125" calcext:value-type="float">
            <text:p>-129.486125</text:p>
          </table:table-cell>
          <table:table-cell office:value-type="float" office:value="1.597764" calcext:value-type="float">
            <text:p>1.597764</text:p>
          </table:table-cell>
          <table:table-cell/>
          <table:table-cell office:value-type="float" office:value="1.412702" calcext:value-type="float">
            <text:p>1.412702</text:p>
          </table:table-cell>
          <table:table-cell office:value-type="float" office:value="6.674141" calcext:value-type="float">
            <text:p>6.674141</text:p>
          </table:table-cell>
          <table:table-cell office:value-type="float" office:value="6.651284" calcext:value-type="float">
            <text:p>6.651284</text:p>
          </table:table-cell>
          <table:table-cell office:value-type="float" office:value="12.318943" calcext:value-type="float">
            <text:p>12.318943</text:p>
          </table:table-cell>
          <table:table-cell office:value-type="float" office:value="184099" calcext:value-type="float">
            <text:p>184099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190" calcext:value-type="float">
            <text:p>66190</text:p>
          </table:table-cell>
          <table:table-cell office:value-type="float" office:value="8" calcext:value-type="float">
            <text:p>8</text:p>
          </table:table-cell>
          <table:table-cell office:value-type="float" office:value="-129.550357" calcext:value-type="float">
            <text:p>-129.550357</text:p>
          </table:table-cell>
          <table:table-cell office:value-type="float" office:value="-130.43" calcext:value-type="float">
            <text:p>-130.43</text:p>
          </table:table-cell>
          <table:table-cell office:value-type="float" office:value="-129.550357" calcext:value-type="float">
            <text:p>-129.550357</text:p>
          </table:table-cell>
          <table:table-cell office:value-type="float" office:value="-130.43" calcext:value-type="float">
            <text:p>-130.43</text:p>
          </table:table-cell>
          <table:table-cell office:value-type="float" office:value="-129.532932" calcext:value-type="float">
            <text:p>-129.532932</text:p>
          </table:table-cell>
          <table:table-cell office:value-type="float" office:value="1.605777" calcext:value-type="float">
            <text:p>1.605777</text:p>
          </table:table-cell>
          <table:table-cell/>
          <table:table-cell office:value-type="float" office:value="1.504927" calcext:value-type="float">
            <text:p>1.504927</text:p>
          </table:table-cell>
          <table:table-cell office:value-type="float" office:value="6.573437" calcext:value-type="float">
            <text:p>6.573437</text:p>
          </table:table-cell>
          <table:table-cell office:value-type="float" office:value="6.665038" calcext:value-type="float">
            <text:p>6.665038</text:p>
          </table:table-cell>
          <table:table-cell office:value-type="float" office:value="13.131426" calcext:value-type="float">
            <text:p>13.131426</text:p>
          </table:table-cell>
          <table:table-cell office:value-type="float" office:value="184099" calcext:value-type="float">
            <text:p>184099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204" calcext:value-type="float">
            <text:p>66204</text:p>
          </table:table-cell>
          <table:table-cell office:value-type="float" office:value="6" calcext:value-type="float">
            <text:p>6</text:p>
          </table:table-cell>
          <table:table-cell office:value-type="float" office:value="-129.532932" calcext:value-type="float">
            <text:p>-129.532932</text:p>
          </table:table-cell>
          <table:table-cell office:value-type="float" office:value="-123.136" calcext:value-type="float">
            <text:p>-123.136</text:p>
          </table:table-cell>
          <table:table-cell office:value-type="float" office:value="-129.532932" calcext:value-type="float">
            <text:p>-129.532932</text:p>
          </table:table-cell>
          <table:table-cell office:value-type="float" office:value="-123.136" calcext:value-type="float">
            <text:p>-123.136</text:p>
          </table:table-cell>
          <table:table-cell office:value-type="float" office:value="-129.549137" calcext:value-type="float">
            <text:p>-129.549137</text:p>
          </table:table-cell>
          <table:table-cell office:value-type="float" office:value="1.266515" calcext:value-type="float">
            <text:p>1.266515</text:p>
          </table:table-cell>
          <table:table-cell/>
          <table:table-cell office:value-type="float" office:value="1.555704" calcext:value-type="float">
            <text:p>1.555704</text:p>
          </table:table-cell>
          <table:table-cell office:value-type="float" office:value="6.666516" calcext:value-type="float">
            <text:p>6.666516</text:p>
          </table:table-cell>
          <table:table-cell office:value-type="float" office:value="6.619627" calcext:value-type="float">
            <text:p>6.619627</text:p>
          </table:table-cell>
          <table:table-cell office:value-type="float" office:value="19.801622" calcext:value-type="float">
            <text:p>19.801622</text:p>
          </table:table-cell>
          <table:table-cell office:value-type="float" office:value="184108" calcext:value-type="float">
            <text:p>184108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209" calcext:value-type="float">
            <text:p>66209</text:p>
          </table:table-cell>
          <table:table-cell office:value-type="float" office:value="7" calcext:value-type="float">
            <text:p>7</text:p>
          </table:table-cell>
          <table:table-cell office:value-type="float" office:value="-129.532932" calcext:value-type="float">
            <text:p>-129.532932</text:p>
          </table:table-cell>
          <table:table-cell office:value-type="float" office:value="-132.418" calcext:value-type="float">
            <text:p>-132.418</text:p>
          </table:table-cell>
          <table:table-cell office:value-type="float" office:value="-129.532932" calcext:value-type="float">
            <text:p>-129.532932</text:p>
          </table:table-cell>
          <table:table-cell office:value-type="float" office:value="-132.418" calcext:value-type="float">
            <text:p>-132.418</text:p>
          </table:table-cell>
          <table:table-cell office:value-type="float" office:value="-129.485038" calcext:value-type="float">
            <text:p>-129.485038</text:p>
          </table:table-cell>
          <table:table-cell office:value-type="float" office:value="1.599038" calcext:value-type="float">
            <text:p>1.599038</text:p>
          </table:table-cell>
          <table:table-cell/>
          <table:table-cell office:value-type="float" office:value="1.412554" calcext:value-type="float">
            <text:p>1.412554</text:p>
          </table:table-cell>
          <table:table-cell office:value-type="float" office:value="6.676598" calcext:value-type="float">
            <text:p>6.676598</text:p>
          </table:table-cell>
          <table:table-cell office:value-type="float" office:value="6.651056" calcext:value-type="float">
            <text:p>6.651056</text:p>
          </table:table-cell>
          <table:table-cell office:value-type="float" office:value="12.362801" calcext:value-type="float">
            <text:p>12.362801</text:p>
          </table:table-cell>
          <table:table-cell office:value-type="float" office:value="184101" calcext:value-type="float">
            <text:p>184101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212" calcext:value-type="float">
            <text:p>66212</text:p>
          </table:table-cell>
          <table:table-cell office:value-type="float" office:value="8" calcext:value-type="float">
            <text:p>8</text:p>
          </table:table-cell>
          <table:table-cell office:value-type="float" office:value="-129.532932" calcext:value-type="float">
            <text:p>-129.532932</text:p>
          </table:table-cell>
          <table:table-cell office:value-type="float" office:value="-130.437" calcext:value-type="float">
            <text:p>-130.437</text:p>
          </table:table-cell>
          <table:table-cell office:value-type="float" office:value="-129.532932" calcext:value-type="float">
            <text:p>-129.532932</text:p>
          </table:table-cell>
          <table:table-cell office:value-type="float" office:value="-130.437" calcext:value-type="float">
            <text:p>-130.437</text:p>
          </table:table-cell>
          <table:table-cell office:value-type="float" office:value="-129.594853" calcext:value-type="float">
            <text:p>-129.594853</text:p>
          </table:table-cell>
          <table:table-cell office:value-type="float" office:value="1.605293" calcext:value-type="float">
            <text:p>1.605293</text:p>
          </table:table-cell>
          <table:table-cell/>
          <table:table-cell office:value-type="float" office:value="1.576664" calcext:value-type="float">
            <text:p>1.576664</text:p>
          </table:table-cell>
          <table:table-cell office:value-type="float" office:value="6.573937" calcext:value-type="float">
            <text:p>6.573937</text:p>
          </table:table-cell>
          <table:table-cell office:value-type="float" office:value="6.648641" calcext:value-type="float">
            <text:p>6.648641</text:p>
          </table:table-cell>
          <table:table-cell office:value-type="float" office:value="13.160905" calcext:value-type="float">
            <text:p>13.160905</text:p>
          </table:table-cell>
          <table:table-cell office:value-type="float" office:value="184101" calcext:value-type="float">
            <text:p>184101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223" calcext:value-type="float">
            <text:p>66223</text:p>
          </table:table-cell>
          <table:table-cell office:value-type="float" office:value="6" calcext:value-type="float">
            <text:p>6</text:p>
          </table:table-cell>
          <table:table-cell office:value-type="float" office:value="-129.594853" calcext:value-type="float">
            <text:p>-129.594853</text:p>
          </table:table-cell>
          <table:table-cell office:value-type="float" office:value="-123.097" calcext:value-type="float">
            <text:p>-123.097</text:p>
          </table:table-cell>
          <table:table-cell office:value-type="float" office:value="-129.594853" calcext:value-type="float">
            <text:p>-129.594853</text:p>
          </table:table-cell>
          <table:table-cell office:value-type="float" office:value="-123.097" calcext:value-type="float">
            <text:p>-123.097</text:p>
          </table:table-cell>
          <table:table-cell office:value-type="float" office:value="-129.6075" calcext:value-type="float">
            <text:p>-129.6075</text:p>
          </table:table-cell>
          <table:table-cell office:value-type="float" office:value="1.264853" calcext:value-type="float">
            <text:p>1.264853</text:p>
          </table:table-cell>
          <table:table-cell/>
          <table:table-cell office:value-type="float" office:value="1.59125" calcext:value-type="float">
            <text:p>1.59125</text:p>
          </table:table-cell>
          <table:table-cell office:value-type="float" office:value="6.667138" calcext:value-type="float">
            <text:p>6.667138</text:p>
          </table:table-cell>
          <table:table-cell office:value-type="float" office:value="6.611393" calcext:value-type="float">
            <text:p>6.611393</text:p>
          </table:table-cell>
          <table:table-cell office:value-type="float" office:value="19.923498" calcext:value-type="float">
            <text:p>19.923498</text:p>
          </table:table-cell>
          <table:table-cell office:value-type="float" office:value="184111" calcext:value-type="float">
            <text:p>18411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228" calcext:value-type="float">
            <text:p>66228</text:p>
          </table:table-cell>
          <table:table-cell office:value-type="float" office:value="7" calcext:value-type="float">
            <text:p>7</text:p>
          </table:table-cell>
          <table:table-cell office:value-type="float" office:value="-129.594853" calcext:value-type="float">
            <text:p>-129.594853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594853" calcext:value-type="float">
            <text:p>-129.594853</text:p>
          </table:table-cell>
          <table:table-cell office:value-type="float" office:value="-132.427" calcext:value-type="float">
            <text:p>-132.427</text:p>
          </table:table-cell>
          <table:table-cell office:value-type="float" office:value="-129.542822" calcext:value-type="float">
            <text:p>-129.542822</text:p>
          </table:table-cell>
          <table:table-cell office:value-type="float" office:value="1.600257" calcext:value-type="float">
            <text:p>1.600257</text:p>
          </table:table-cell>
          <table:table-cell/>
          <table:table-cell office:value-type="float" office:value="1.429789" calcext:value-type="float">
            <text:p>1.429789</text:p>
          </table:table-cell>
          <table:table-cell office:value-type="float" office:value="6.674828" calcext:value-type="float">
            <text:p>6.674828</text:p>
          </table:table-cell>
          <table:table-cell office:value-type="float" office:value="6.648413" calcext:value-type="float">
            <text:p>6.648413</text:p>
          </table:table-cell>
          <table:table-cell office:value-type="float" office:value="12.312025" calcext:value-type="float">
            <text:p>12.312025</text:p>
          </table:table-cell>
          <table:table-cell office:value-type="float" office:value="184104" calcext:value-type="float">
            <text:p>184104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232" calcext:value-type="float">
            <text:p>66232</text:p>
          </table:table-cell>
          <table:table-cell office:value-type="float" office:value="8" calcext:value-type="float">
            <text:p>8</text:p>
          </table:table-cell>
          <table:table-cell office:value-type="float" office:value="-129.594853" calcext:value-type="float">
            <text:p>-129.594853</text:p>
          </table:table-cell>
          <table:table-cell office:value-type="float" office:value="-130.424" calcext:value-type="float">
            <text:p>-130.424</text:p>
          </table:table-cell>
          <table:table-cell office:value-type="float" office:value="-129.594853" calcext:value-type="float">
            <text:p>-129.594853</text:p>
          </table:table-cell>
          <table:table-cell office:value-type="float" office:value="-130.424" calcext:value-type="float">
            <text:p>-130.424</text:p>
          </table:table-cell>
          <table:table-cell office:value-type="float" office:value="-129.652613" calcext:value-type="float">
            <text:p>-129.652613</text:p>
          </table:table-cell>
          <table:table-cell office:value-type="float" office:value="1.607012" calcext:value-type="float">
            <text:p>1.607012</text:p>
          </table:table-cell>
          <table:table-cell/>
          <table:table-cell office:value-type="float" office:value="1.594984" calcext:value-type="float">
            <text:p>1.594984</text:p>
          </table:table-cell>
          <table:table-cell office:value-type="float" office:value="6.57216" calcext:value-type="float">
            <text:p>6.57216</text:p>
          </table:table-cell>
          <table:table-cell office:value-type="float" office:value="6.643214" calcext:value-type="float">
            <text:p>6.643214</text:p>
          </table:table-cell>
          <table:table-cell office:value-type="float" office:value="13.070478" calcext:value-type="float">
            <text:p>13.070478</text:p>
          </table:table-cell>
          <table:table-cell office:value-type="float" office:value="184104" calcext:value-type="float">
            <text:p>184104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246" calcext:value-type="float">
            <text:p>66246</text:p>
          </table:table-cell>
          <table:table-cell office:value-type="float" office:value="6" calcext:value-type="float">
            <text:p>6</text:p>
          </table:table-cell>
          <table:table-cell office:value-type="float" office:value="-129.652613" calcext:value-type="float">
            <text:p>-129.652613</text:p>
          </table:table-cell>
          <table:table-cell office:value-type="float" office:value="-123.071" calcext:value-type="float">
            <text:p>-123.071</text:p>
          </table:table-cell>
          <table:table-cell office:value-type="float" office:value="-129.652613" calcext:value-type="float">
            <text:p>-129.652613</text:p>
          </table:table-cell>
          <table:table-cell office:value-type="float" office:value="-123.071" calcext:value-type="float">
            <text:p>-123.071</text:p>
          </table:table-cell>
          <table:table-cell office:value-type="float" office:value="-129.661533" calcext:value-type="float">
            <text:p>-129.661533</text:p>
          </table:table-cell>
          <table:table-cell office:value-type="float" office:value="1.261683" calcext:value-type="float">
            <text:p>1.261683</text:p>
          </table:table-cell>
          <table:table-cell/>
          <table:table-cell office:value-type="float" office:value="1.601234" calcext:value-type="float">
            <text:p>1.601234</text:p>
          </table:table-cell>
          <table:table-cell office:value-type="float" office:value="6.665765" calcext:value-type="float">
            <text:p>6.665765</text:p>
          </table:table-cell>
          <table:table-cell office:value-type="float" office:value="6.607727" calcext:value-type="float">
            <text:p>6.607727</text:p>
          </table:table-cell>
          <table:table-cell office:value-type="float" office:value="20.057847" calcext:value-type="float">
            <text:p>20.057847</text:p>
          </table:table-cell>
          <table:table-cell office:value-type="float" office:value="184113" calcext:value-type="float">
            <text:p>184113</text:p>
          </table:table-cell>
          <table:table-cell office:value-type="float" office:value="1.887055" calcext:value-type="float">
            <text:p>1.887055</text:p>
          </table:table-cell>
        </table:table-row>
        <table:table-row table:style-name="ro1">
          <table:table-cell office:value-type="float" office:value="66249" calcext:value-type="float">
            <text:p>66249</text:p>
          </table:table-cell>
          <table:table-cell office:value-type="float" office:value="7" calcext:value-type="float">
            <text:p>7</text:p>
          </table:table-cell>
          <table:table-cell office:value-type="float" office:value="-129.661533" calcext:value-type="float">
            <text:p>-129.661533</text:p>
          </table:table-cell>
          <table:table-cell office:value-type="float" office:value="-132.408" calcext:value-type="float">
            <text:p>-132.408</text:p>
          </table:table-cell>
          <table:table-cell office:value-type="float" office:value="-129.661533" calcext:value-type="float">
            <text:p>-129.661533</text:p>
          </table:table-cell>
          <table:table-cell office:value-type="float" office:value="-132.408" calcext:value-type="float">
            <text:p>-132.408</text:p>
          </table:table-cell>
          <table:table-cell office:value-type="float" office:value="-129.596467" calcext:value-type="float">
            <text:p>-129.596467</text:p>
          </table:table-cell>
          <table:table-cell office:value-type="float" office:value="1.601568" calcext:value-type="float">
            <text:p>1.601568</text:p>
          </table:table-cell>
          <table:table-cell/>
          <table:table-cell office:value-type="float" office:value="1.433293" calcext:value-type="float">
            <text:p>1.433293</text:p>
          </table:table-cell>
          <table:table-cell office:value-type="float" office:value="6.67292" calcext:value-type="float">
            <text:p>6.67292</text:p>
          </table:table-cell>
          <table:table-cell office:value-type="float" office:value="6.646383" calcext:value-type="float">
            <text:p>6.646383</text:p>
          </table:table-cell>
          <table:table-cell office:value-type="float" office:value="12.229818" calcext:value-type="float">
            <text:p>12.229818</text:p>
          </table:table-cell>
          <table:table-cell office:value-type="float" office:value="184108" calcext:value-type="float">
            <text:p>184108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251" calcext:value-type="float">
            <text:p>66251</text:p>
          </table:table-cell>
          <table:table-cell office:value-type="float" office:value="8" calcext:value-type="float">
            <text:p>8</text:p>
          </table:table-cell>
          <table:table-cell office:value-type="float" office:value="-129.661533" calcext:value-type="float">
            <text:p>-129.661533</text:p>
          </table:table-cell>
          <table:table-cell office:value-type="float" office:value="-130.41" calcext:value-type="float">
            <text:p>-130.41</text:p>
          </table:table-cell>
          <table:table-cell office:value-type="float" office:value="-129.661533" calcext:value-type="float">
            <text:p>-129.661533</text:p>
          </table:table-cell>
          <table:table-cell office:value-type="float" office:value="-130.41" calcext:value-type="float">
            <text:p>-130.41</text:p>
          </table:table-cell>
          <table:table-cell office:value-type="float" office:value="-129.641705" calcext:value-type="float">
            <text:p>-129.641705</text:p>
          </table:table-cell>
          <table:table-cell office:value-type="float" office:value="1.607239" calcext:value-type="float">
            <text:p>1.607239</text:p>
          </table:table-cell>
          <table:table-cell/>
          <table:table-cell office:value-type="float" office:value="1.517094" calcext:value-type="float">
            <text:p>1.517094</text:p>
          </table:table-cell>
          <table:table-cell office:value-type="float" office:value="6.568289" calcext:value-type="float">
            <text:p>6.568289</text:p>
          </table:table-cell>
          <table:table-cell office:value-type="float" office:value="6.66168" calcext:value-type="float">
            <text:p>6.66168</text:p>
          </table:table-cell>
          <table:table-cell office:value-type="float" office:value="12.951306" calcext:value-type="float">
            <text:p>12.951306</text:p>
          </table:table-cell>
          <table:table-cell office:value-type="float" office:value="184108" calcext:value-type="float">
            <text:p>184108</text:p>
          </table:table-cell>
          <table:table-cell office:value-type="float" office:value="1.881181" calcext:value-type="float">
            <text:p>1.881181</text:p>
          </table:table-cell>
        </table:table-row>
        <table:table-row table:style-name="ro1">
          <table:table-cell office:value-type="float" office:value="66271" calcext:value-type="float">
            <text:p>66271</text:p>
          </table:table-cell>
          <table:table-cell office:value-type="float" office:value="6" calcext:value-type="float">
            <text:p>6</text:p>
          </table:table-cell>
          <table:table-cell office:value-type="float" office:value="-129.641705" calcext:value-type="float">
            <text:p>-129.641705</text:p>
          </table:table-cell>
          <table:table-cell office:value-type="float" office:value="-123.101" calcext:value-type="float">
            <text:p>-123.101</text:p>
          </table:table-cell>
          <table:table-cell office:value-type="float" office:value="-129.641705" calcext:value-type="float">
            <text:p>-129.641705</text:p>
          </table:table-cell>
          <table:table-cell office:value-type="float" office:value="-123.101" calcext:value-type="float">
            <text:p>-123.101</text:p>
          </table:table-cell>
          <table:table-cell office:value-type="float" office:value="-129.653389" calcext:value-type="float">
            <text:p>-129.653389</text:p>
          </table:table-cell>
          <table:table-cell office:value-type="float" office:value="1.263596" calcext:value-type="float">
            <text:p>1.263596</text:p>
          </table:table-cell>
          <table:table-cell/>
          <table:table-cell office:value-type="float" office:value="1.562474" calcext:value-type="float">
            <text:p>1.562474</text:p>
          </table:table-cell>
          <table:table-cell office:value-type="float" office:value="6.66761" calcext:value-type="float">
            <text:p>6.66761</text:p>
          </table:table-cell>
          <table:table-cell office:value-type="float" office:value="6.615283" calcext:value-type="float">
            <text:p>6.615283</text:p>
          </table:table-cell>
          <table:table-cell office:value-type="float" office:value="19.975248" calcext:value-type="float">
            <text:p>19.975248</text:p>
          </table:table-cell>
          <table:table-cell office:value-type="float" office:value="184117" calcext:value-type="float">
            <text:p>184117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273" calcext:value-type="float">
            <text:p>66273</text:p>
          </table:table-cell>
          <table:table-cell office:value-type="float" office:value="7" calcext:value-type="float">
            <text:p>7</text:p>
          </table:table-cell>
          <table:table-cell office:value-type="float" office:value="-129.641705" calcext:value-type="float">
            <text:p>-129.641705</text:p>
          </table:table-cell>
          <table:table-cell office:value-type="float" office:value="-132.39" calcext:value-type="float">
            <text:p>-132.39</text:p>
          </table:table-cell>
          <table:table-cell office:value-type="float" office:value="-129.641705" calcext:value-type="float">
            <text:p>-129.641705</text:p>
          </table:table-cell>
          <table:table-cell office:value-type="float" office:value="-132.39" calcext:value-type="float">
            <text:p>-132.39</text:p>
          </table:table-cell>
          <table:table-cell office:value-type="float" office:value="-129.588407" calcext:value-type="float">
            <text:p>-129.588407</text:p>
          </table:table-cell>
          <table:table-cell office:value-type="float" office:value="1.599558" calcext:value-type="float">
            <text:p>1.599558</text:p>
          </table:table-cell>
          <table:table-cell/>
          <table:table-cell office:value-type="float" office:value="1.414676" calcext:value-type="float">
            <text:p>1.414676</text:p>
          </table:table-cell>
          <table:table-cell office:value-type="float" office:value="6.671532" calcext:value-type="float">
            <text:p>6.671532</text:p>
          </table:table-cell>
          <table:table-cell office:value-type="float" office:value="6.649883" calcext:value-type="float">
            <text:p>6.649883</text:p>
          </table:table-cell>
          <table:table-cell office:value-type="float" office:value="12.20658" calcext:value-type="float">
            <text:p>12.20658</text:p>
          </table:table-cell>
          <table:table-cell office:value-type="float" office:value="184110" calcext:value-type="float">
            <text:p>184110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274" calcext:value-type="float">
            <text:p>66274</text:p>
          </table:table-cell>
          <table:table-cell office:value-type="float" office:value="8" calcext:value-type="float">
            <text:p>8</text:p>
          </table:table-cell>
          <table:table-cell office:value-type="float" office:value="-129.641705" calcext:value-type="float">
            <text:p>-129.641705</text:p>
          </table:table-cell>
          <table:table-cell office:value-type="float" office:value="-130.434" calcext:value-type="float">
            <text:p>-130.434</text:p>
          </table:table-cell>
          <table:table-cell office:value-type="float" office:value="-129.641705" calcext:value-type="float">
            <text:p>-129.641705</text:p>
          </table:table-cell>
          <table:table-cell office:value-type="float" office:value="-130.434" calcext:value-type="float">
            <text:p>-130.434</text:p>
          </table:table-cell>
          <table:table-cell office:value-type="float" office:value="-129.69746" calcext:value-type="float">
            <text:p>-129.69746</text:p>
          </table:table-cell>
          <table:table-cell office:value-type="float" office:value="1.608311" calcext:value-type="float">
            <text:p>1.608311</text:p>
          </table:table-cell>
          <table:table-cell/>
          <table:table-cell office:value-type="float" office:value="1.580353" calcext:value-type="float">
            <text:p>1.580353</text:p>
          </table:table-cell>
          <table:table-cell office:value-type="float" office:value="6.570814" calcext:value-type="float">
            <text:p>6.570814</text:p>
          </table:table-cell>
          <table:table-cell office:value-type="float" office:value="6.643837" calcext:value-type="float">
            <text:p>6.643837</text:p>
          </table:table-cell>
          <table:table-cell office:value-type="float" office:value="13.025999" calcext:value-type="float">
            <text:p>13.025999</text:p>
          </table:table-cell>
          <table:table-cell office:value-type="float" office:value="184110" calcext:value-type="float">
            <text:p>18411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284" calcext:value-type="float">
            <text:p>66284</text:p>
          </table:table-cell>
          <table:table-cell office:value-type="float" office:value="7" calcext:value-type="float">
            <text:p>7</text:p>
          </table:table-cell>
          <table:table-cell office:value-type="float" office:value="-129.69746" calcext:value-type="float">
            <text:p>-129.69746</text:p>
          </table:table-cell>
          <table:table-cell office:value-type="float" office:value="-132.401" calcext:value-type="float">
            <text:p>-132.401</text:p>
          </table:table-cell>
          <table:table-cell office:value-type="float" office:value="-129.69746" calcext:value-type="float">
            <text:p>-129.69746</text:p>
          </table:table-cell>
          <table:table-cell office:value-type="float" office:value="-132.401" calcext:value-type="float">
            <text:p>-132.401</text:p>
          </table:table-cell>
          <table:table-cell office:value-type="float" office:value="-129.708557" calcext:value-type="float">
            <text:p>-129.708557</text:p>
          </table:table-cell>
          <table:table-cell office:value-type="float" office:value="1.60065" calcext:value-type="float">
            <text:p>1.60065</text:p>
          </table:table-cell>
          <table:table-cell/>
          <table:table-cell office:value-type="float" office:value="1.594562" calcext:value-type="float">
            <text:p>1.594562</text:p>
          </table:table-cell>
          <table:table-cell office:value-type="float" office:value="6.669937" calcext:value-type="float">
            <text:p>6.669937</text:p>
          </table:table-cell>
          <table:table-cell office:value-type="float" office:value="6.607414" calcext:value-type="float">
            <text:p>6.607414</text:p>
          </table:table-cell>
          <table:table-cell office:value-type="float" office:value="12.163727" calcext:value-type="float">
            <text:p>12.163727</text:p>
          </table:table-cell>
          <table:table-cell office:value-type="float" office:value="184111" calcext:value-type="float">
            <text:p>184111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285" calcext:value-type="float">
            <text:p>66285</text:p>
          </table:table-cell>
          <table:table-cell office:value-type="float" office:value="8" calcext:value-type="float">
            <text:p>8</text:p>
          </table:table-cell>
          <table:table-cell office:value-type="float" office:value="-129.69746" calcext:value-type="float">
            <text:p>-129.69746</text:p>
          </table:table-cell>
          <table:table-cell office:value-type="float" office:value="-130.434" calcext:value-type="float">
            <text:p>-130.434</text:p>
          </table:table-cell>
          <table:table-cell office:value-type="float" office:value="-129.69746" calcext:value-type="float">
            <text:p>-129.69746</text:p>
          </table:table-cell>
          <table:table-cell office:value-type="float" office:value="-130.434" calcext:value-type="float">
            <text:p>-130.434</text:p>
          </table:table-cell>
          <table:table-cell office:value-type="float" office:value="-129.752072" calcext:value-type="float">
            <text:p>-129.752072</text:p>
          </table:table-cell>
          <table:table-cell office:value-type="float" office:value="1.609856" calcext:value-type="float">
            <text:p>1.609856</text:p>
          </table:table-cell>
          <table:table-cell/>
          <table:table-cell office:value-type="float" office:value="1.596884" calcext:value-type="float">
            <text:p>1.596884</text:p>
          </table:table-cell>
          <table:table-cell office:value-type="float" office:value="6.569211" calcext:value-type="float">
            <text:p>6.569211</text:p>
          </table:table-cell>
          <table:table-cell office:value-type="float" office:value="6.638741" calcext:value-type="float">
            <text:p>6.638741</text:p>
          </table:table-cell>
          <table:table-cell office:value-type="float" office:value="12.958704" calcext:value-type="float">
            <text:p>12.958704</text:p>
          </table:table-cell>
          <table:table-cell office:value-type="float" office:value="184111" calcext:value-type="float">
            <text:p>184111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303" calcext:value-type="float">
            <text:p>66303</text:p>
          </table:table-cell>
          <table:table-cell office:value-type="float" office:value="6" calcext:value-type="float">
            <text:p>6</text:p>
          </table:table-cell>
          <table:table-cell office:value-type="float" office:value="-129.752072" calcext:value-type="float">
            <text:p>-129.752072</text:p>
          </table:table-cell>
          <table:table-cell office:value-type="float" office:value="-123.144" calcext:value-type="float">
            <text:p>-123.144</text:p>
          </table:table-cell>
          <table:table-cell office:value-type="float" office:value="-129.752072" calcext:value-type="float">
            <text:p>-129.752072</text:p>
          </table:table-cell>
          <table:table-cell office:value-type="float" office:value="-123.144" calcext:value-type="float">
            <text:p>-123.144</text:p>
          </table:table-cell>
          <table:table-cell office:value-type="float" office:value="-129.7624" calcext:value-type="float">
            <text:p>-129.7624</text:p>
          </table:table-cell>
          <table:table-cell office:value-type="float" office:value="1.260638" calcext:value-type="float">
            <text:p>1.260638</text:p>
          </table:table-cell>
          <table:table-cell/>
          <table:table-cell office:value-type="float" office:value="1.603573" calcext:value-type="float">
            <text:p>1.603573</text:p>
          </table:table-cell>
          <table:table-cell office:value-type="float" office:value="6.668726" calcext:value-type="float">
            <text:p>6.668726</text:p>
          </table:table-cell>
          <table:table-cell office:value-type="float" office:value="6.604014" calcext:value-type="float">
            <text:p>6.604014</text:p>
          </table:table-cell>
          <table:table-cell office:value-type="float" office:value="20.056603" calcext:value-type="float">
            <text:p>20.056603</text:p>
          </table:table-cell>
          <table:table-cell office:value-type="float" office:value="184118" calcext:value-type="float">
            <text:p>184118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323" calcext:value-type="float">
            <text:p>66323</text:p>
          </table:table-cell>
          <table:table-cell office:value-type="float" office:value="7" calcext:value-type="float">
            <text:p>7</text:p>
          </table:table-cell>
          <table:table-cell office:value-type="float" office:value="-129.7624" calcext:value-type="float">
            <text:p>-129.7624</text:p>
          </table:table-cell>
          <table:table-cell office:value-type="float" office:value="-132.376" calcext:value-type="float">
            <text:p>-132.376</text:p>
          </table:table-cell>
          <table:table-cell office:value-type="float" office:value="-129.7624" calcext:value-type="float">
            <text:p>-129.7624</text:p>
          </table:table-cell>
          <table:table-cell office:value-type="float" office:value="-132.376" calcext:value-type="float">
            <text:p>-132.376</text:p>
          </table:table-cell>
          <table:table-cell office:value-type="float" office:value="-129.697046" calcext:value-type="float">
            <text:p>-129.697046</text:p>
          </table:table-cell>
          <table:table-cell office:value-type="float" office:value="1.601921" calcext:value-type="float">
            <text:p>1.601921</text:p>
          </table:table-cell>
          <table:table-cell/>
          <table:table-cell office:value-type="float" office:value="1.434141" calcext:value-type="float">
            <text:p>1.434141</text:p>
          </table:table-cell>
          <table:table-cell office:value-type="float" office:value="6.668079" calcext:value-type="float">
            <text:p>6.668079</text:p>
          </table:table-cell>
          <table:table-cell office:value-type="float" office:value="6.646142" calcext:value-type="float">
            <text:p>6.646142</text:p>
          </table:table-cell>
          <table:table-cell office:value-type="float" office:value="12.077609" calcext:value-type="float">
            <text:p>12.077609</text:p>
          </table:table-cell>
          <table:table-cell office:value-type="float" office:value="184113" calcext:value-type="float">
            <text:p>184113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325" calcext:value-type="float">
            <text:p>66325</text:p>
          </table:table-cell>
          <table:table-cell office:value-type="float" office:value="8" calcext:value-type="float">
            <text:p>8</text:p>
          </table:table-cell>
          <table:table-cell office:value-type="float" office:value="-129.7624" calcext:value-type="float">
            <text:p>-129.7624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624" calcext:value-type="float">
            <text:p>-129.7624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40686" calcext:value-type="float">
            <text:p>-129.740686</text:p>
          </table:table-cell>
          <table:table-cell office:value-type="float" office:value="1.611653" calcext:value-type="float">
            <text:p>1.611653</text:p>
          </table:table-cell>
          <table:table-cell/>
          <table:table-cell office:value-type="float" office:value="1.517764" calcext:value-type="float">
            <text:p>1.517764</text:p>
          </table:table-cell>
          <table:table-cell office:value-type="float" office:value="6.567342" calcext:value-type="float">
            <text:p>6.567342</text:p>
          </table:table-cell>
          <table:table-cell office:value-type="float" office:value="6.659038" calcext:value-type="float">
            <text:p>6.659038</text:p>
          </table:table-cell>
          <table:table-cell office:value-type="float" office:value="12.906877" calcext:value-type="float">
            <text:p>12.906877</text:p>
          </table:table-cell>
          <table:table-cell office:value-type="float" office:value="184113" calcext:value-type="float">
            <text:p>184113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343" calcext:value-type="float">
            <text:p>66343</text:p>
          </table:table-cell>
          <table:table-cell office:value-type="float" office:value="6" calcext:value-type="float">
            <text:p>6</text:p>
          </table:table-cell>
          <table:table-cell office:value-type="float" office:value="-129.740686" calcext:value-type="float">
            <text:p>-129.740686</text:p>
          </table:table-cell>
          <table:table-cell office:value-type="float" office:value="-123.102" calcext:value-type="float">
            <text:p>-123.102</text:p>
          </table:table-cell>
          <table:table-cell office:value-type="float" office:value="-129.740686" calcext:value-type="float">
            <text:p>-129.740686</text:p>
          </table:table-cell>
          <table:table-cell office:value-type="float" office:value="-123.102" calcext:value-type="float">
            <text:p>-123.102</text:p>
          </table:table-cell>
          <table:table-cell office:value-type="float" office:value="-129.754348" calcext:value-type="float">
            <text:p>-129.754348</text:p>
          </table:table-cell>
          <table:table-cell office:value-type="float" office:value="1.260943" calcext:value-type="float">
            <text:p>1.260943</text:p>
          </table:table-cell>
          <table:table-cell/>
          <table:table-cell office:value-type="float" office:value="1.56499" calcext:value-type="float">
            <text:p>1.56499</text:p>
          </table:table-cell>
          <table:table-cell office:value-type="float" office:value="6.668611" calcext:value-type="float">
            <text:p>6.668611</text:p>
          </table:table-cell>
          <table:table-cell office:value-type="float" office:value="6.613479" calcext:value-type="float">
            <text:p>6.613479</text:p>
          </table:table-cell>
          <table:table-cell office:value-type="float" office:value="20.093574" calcext:value-type="float">
            <text:p>20.093574</text:p>
          </table:table-cell>
          <table:table-cell office:value-type="float" office:value="184120" calcext:value-type="float">
            <text:p>184120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366" calcext:value-type="float">
            <text:p>66366</text:p>
          </table:table-cell>
          <table:table-cell office:value-type="float" office:value="7" calcext:value-type="float">
            <text:p>7</text:p>
          </table:table-cell>
          <table:table-cell office:value-type="float" office:value="-129.754348" calcext:value-type="float">
            <text:p>-129.754348</text:p>
          </table:table-cell>
          <table:table-cell office:value-type="float" office:value="-132.366" calcext:value-type="float">
            <text:p>-132.366</text:p>
          </table:table-cell>
          <table:table-cell office:value-type="float" office:value="-129.754348" calcext:value-type="float">
            <text:p>-129.754348</text:p>
          </table:table-cell>
          <table:table-cell office:value-type="float" office:value="-132.366" calcext:value-type="float">
            <text:p>-132.366</text:p>
          </table:table-cell>
          <table:table-cell office:value-type="float" office:value="-129.688814" calcext:value-type="float">
            <text:p>-129.688814</text:p>
          </table:table-cell>
          <table:table-cell office:value-type="float" office:value="1.601764" calcext:value-type="float">
            <text:p>1.601764</text:p>
          </table:table-cell>
          <table:table-cell/>
          <table:table-cell office:value-type="float" office:value="1.414716" calcext:value-type="float">
            <text:p>1.414716</text:p>
          </table:table-cell>
          <table:table-cell office:value-type="float" office:value="6.66831" calcext:value-type="float">
            <text:p>6.66831</text:p>
          </table:table-cell>
          <table:table-cell office:value-type="float" office:value="6.64975" calcext:value-type="float">
            <text:p>6.64975</text:p>
          </table:table-cell>
          <table:table-cell office:value-type="float" office:value="12.075744" calcext:value-type="float">
            <text:p>12.075744</text:p>
          </table:table-cell>
          <table:table-cell office:value-type="float" office:value="184114" calcext:value-type="float">
            <text:p>184114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369" calcext:value-type="float">
            <text:p>66369</text:p>
          </table:table-cell>
          <table:table-cell office:value-type="float" office:value="8" calcext:value-type="float">
            <text:p>8</text:p>
          </table:table-cell>
          <table:table-cell office:value-type="float" office:value="-129.754348" calcext:value-type="float">
            <text:p>-129.754348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754348" calcext:value-type="float">
            <text:p>-129.754348</text:p>
          </table:table-cell>
          <table:table-cell office:value-type="float" office:value="-130.446" calcext:value-type="float">
            <text:p>-130.446</text:p>
          </table:table-cell>
          <table:table-cell office:value-type="float" office:value="-129.732476" calcext:value-type="float">
            <text:p>-129.732476</text:p>
          </table:table-cell>
          <table:table-cell office:value-type="float" office:value="1.61143" calcext:value-type="float">
            <text:p>1.61143</text:p>
          </table:table-cell>
          <table:table-cell/>
          <table:table-cell office:value-type="float" office:value="1.50801" calcext:value-type="float">
            <text:p>1.50801</text:p>
          </table:table-cell>
          <table:table-cell office:value-type="float" office:value="6.567574" calcext:value-type="float">
            <text:p>6.567574</text:p>
          </table:table-cell>
          <table:table-cell office:value-type="float" office:value="6.66118" calcext:value-type="float">
            <text:p>6.66118</text:p>
          </table:table-cell>
          <table:table-cell office:value-type="float" office:value="12.904526" calcext:value-type="float">
            <text:p>12.904526</text:p>
          </table:table-cell>
          <table:table-cell office:value-type="float" office:value="184114" calcext:value-type="float">
            <text:p>184114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383" calcext:value-type="float">
            <text:p>66383</text:p>
          </table:table-cell>
          <table:table-cell office:value-type="float" office:value="6" calcext:value-type="float">
            <text:p>6</text:p>
          </table:table-cell>
          <table:table-cell office:value-type="float" office:value="-129.732476" calcext:value-type="float">
            <text:p>-129.732476</text:p>
          </table:table-cell>
          <table:table-cell office:value-type="float" office:value="-123.126" calcext:value-type="float">
            <text:p>-123.126</text:p>
          </table:table-cell>
          <table:table-cell office:value-type="float" office:value="-129.732476" calcext:value-type="float">
            <text:p>-129.732476</text:p>
          </table:table-cell>
          <table:table-cell office:value-type="float" office:value="-123.126" calcext:value-type="float">
            <text:p>-123.126</text:p>
          </table:table-cell>
          <table:table-cell office:value-type="float" office:value="-129.740661" calcext:value-type="float">
            <text:p>-129.740661</text:p>
          </table:table-cell>
          <table:table-cell office:value-type="float" office:value="1.261163" calcext:value-type="float">
            <text:p>1.261163</text:p>
          </table:table-cell>
          <table:table-cell/>
          <table:table-cell office:value-type="float" office:value="1.560008" calcext:value-type="float">
            <text:p>1.560008</text:p>
          </table:table-cell>
          <table:table-cell office:value-type="float" office:value="6.668528" calcext:value-type="float">
            <text:p>6.668528</text:p>
          </table:table-cell>
          <table:table-cell office:value-type="float" office:value="6.614696" calcext:value-type="float">
            <text:p>6.614696</text:p>
          </table:table-cell>
          <table:table-cell office:value-type="float" office:value="20.054675" calcext:value-type="float">
            <text:p>20.054675</text:p>
          </table:table-cell>
          <table:table-cell office:value-type="float" office:value="184122" calcext:value-type="float">
            <text:p>184122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385" calcext:value-type="float">
            <text:p>66385</text:p>
          </table:table-cell>
          <table:table-cell office:value-type="float" office:value="7" calcext:value-type="float">
            <text:p>7</text:p>
          </table:table-cell>
          <table:table-cell office:value-type="float" office:value="-129.740661" calcext:value-type="float">
            <text:p>-129.740661</text:p>
          </table:table-cell>
          <table:table-cell office:value-type="float" office:value="-132.425" calcext:value-type="float">
            <text:p>-132.425</text:p>
          </table:table-cell>
          <table:table-cell office:value-type="float" office:value="-129.740661" calcext:value-type="float">
            <text:p>-129.740661</text:p>
          </table:table-cell>
          <table:table-cell office:value-type="float" office:value="-132.425" calcext:value-type="float">
            <text:p>-132.425</text:p>
          </table:table-cell>
          <table:table-cell office:value-type="float" office:value="-129.675346" calcext:value-type="float">
            <text:p>-129.675346</text:p>
          </table:table-cell>
          <table:table-cell office:value-type="float" office:value="1.601496" calcext:value-type="float">
            <text:p>1.601496</text:p>
          </table:table-cell>
          <table:table-cell/>
          <table:table-cell office:value-type="float" office:value="1.412285" calcext:value-type="float">
            <text:p>1.412285</text:p>
          </table:table-cell>
          <table:table-cell office:value-type="float" office:value="6.668702" calcext:value-type="float">
            <text:p>6.668702</text:p>
          </table:table-cell>
          <table:table-cell office:value-type="float" office:value="6.650123" calcext:value-type="float">
            <text:p>6.650123</text:p>
          </table:table-cell>
          <table:table-cell office:value-type="float" office:value="12.145342" calcext:value-type="float">
            <text:p>12.145342</text:p>
          </table:table-cell>
          <table:table-cell office:value-type="float" office:value="184116" calcext:value-type="float">
            <text:p>184116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386" calcext:value-type="float">
            <text:p>66386</text:p>
          </table:table-cell>
          <table:table-cell office:value-type="float" office:value="8" calcext:value-type="float">
            <text:p>8</text:p>
          </table:table-cell>
          <table:table-cell office:value-type="float" office:value="-129.740661" calcext:value-type="float">
            <text:p>-129.740661</text:p>
          </table:table-cell>
          <table:table-cell office:value-type="float" office:value="-130.458" calcext:value-type="float">
            <text:p>-130.458</text:p>
          </table:table-cell>
          <table:table-cell office:value-type="float" office:value="-129.740661" calcext:value-type="float">
            <text:p>-129.740661</text:p>
          </table:table-cell>
          <table:table-cell office:value-type="float" office:value="-130.458" calcext:value-type="float">
            <text:p>-130.458</text:p>
          </table:table-cell>
          <table:table-cell office:value-type="float" office:value="-129.719883" calcext:value-type="float">
            <text:p>-129.719883</text:p>
          </table:table-cell>
          <table:table-cell office:value-type="float" office:value="1.611051" calcext:value-type="float">
            <text:p>1.611051</text:p>
          </table:table-cell>
          <table:table-cell/>
          <table:table-cell office:value-type="float" office:value="1.506654" calcext:value-type="float">
            <text:p>1.506654</text:p>
          </table:table-cell>
          <table:table-cell office:value-type="float" office:value="6.567968" calcext:value-type="float">
            <text:p>6.567968</text:p>
          </table:table-cell>
          <table:table-cell office:value-type="float" office:value="6.661643" calcext:value-type="float">
            <text:p>6.661643</text:p>
          </table:table-cell>
          <table:table-cell office:value-type="float" office:value="12.935529" calcext:value-type="float">
            <text:p>12.935529</text:p>
          </table:table-cell>
          <table:table-cell office:value-type="float" office:value="184116" calcext:value-type="float">
            <text:p>18411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403" calcext:value-type="float">
            <text:p>66403</text:p>
          </table:table-cell>
          <table:table-cell office:value-type="float" office:value="6" calcext:value-type="float">
            <text:p>6</text:p>
          </table:table-cell>
          <table:table-cell office:value-type="float" office:value="-129.719883" calcext:value-type="float">
            <text:p>-129.719883</text:p>
          </table:table-cell>
          <table:table-cell office:value-type="float" office:value="-123.111" calcext:value-type="float">
            <text:p>-123.111</text:p>
          </table:table-cell>
          <table:table-cell office:value-type="float" office:value="-129.719883" calcext:value-type="float">
            <text:p>-129.719883</text:p>
          </table:table-cell>
          <table:table-cell office:value-type="float" office:value="-123.111" calcext:value-type="float">
            <text:p>-123.111</text:p>
          </table:table-cell>
          <table:table-cell office:value-type="float" office:value="-129.731113" calcext:value-type="float">
            <text:p>-129.731113</text:p>
          </table:table-cell>
          <table:table-cell office:value-type="float" office:value="1.2615" calcext:value-type="float">
            <text:p>1.2615</text:p>
          </table:table-cell>
          <table:table-cell/>
          <table:table-cell office:value-type="float" office:value="1.559149" calcext:value-type="float">
            <text:p>1.559149</text:p>
          </table:table-cell>
          <table:table-cell office:value-type="float" office:value="6.6684" calcext:value-type="float">
            <text:p>6.6684</text:p>
          </table:table-cell>
          <table:table-cell office:value-type="float" office:value="6.615137" calcext:value-type="float">
            <text:p>6.615137</text:p>
          </table:table-cell>
          <table:table-cell office:value-type="float" office:value="20.057582" calcext:value-type="float">
            <text:p>20.057582</text:p>
          </table:table-cell>
          <table:table-cell office:value-type="float" office:value="184123" calcext:value-type="float">
            <text:p>184123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443" calcext:value-type="float">
            <text:p>66443</text:p>
          </table:table-cell>
          <table:table-cell office:value-type="float" office:value="6" calcext:value-type="float">
            <text:p>6</text:p>
          </table:table-cell>
          <table:table-cell office:value-type="float" office:value="-129.731113" calcext:value-type="float">
            <text:p>-129.731113</text:p>
          </table:table-cell>
          <table:table-cell office:value-type="float" office:value="-123.12" calcext:value-type="float">
            <text:p>-123.12</text:p>
          </table:table-cell>
          <table:table-cell office:value-type="float" office:value="-129.731113" calcext:value-type="float">
            <text:p>-129.731113</text:p>
          </table:table-cell>
          <table:table-cell office:value-type="float" office:value="-123.12" calcext:value-type="float">
            <text:p>-123.12</text:p>
          </table:table-cell>
          <table:table-cell office:value-type="float" office:value="-129.665726" calcext:value-type="float">
            <text:p>-129.665726</text:p>
          </table:table-cell>
          <table:table-cell office:value-type="float" office:value="1.261199" calcext:value-type="float">
            <text:p>1.261199</text:p>
          </table:table-cell>
          <table:table-cell/>
          <table:table-cell office:value-type="float" office:value="1.41201" calcext:value-type="float">
            <text:p>1.41201</text:p>
          </table:table-cell>
          <table:table-cell office:value-type="float" office:value="6.668514" calcext:value-type="float">
            <text:p>6.668514</text:p>
          </table:table-cell>
          <table:table-cell office:value-type="float" office:value="6.650256" calcext:value-type="float">
            <text:p>6.650256</text:p>
          </table:table-cell>
          <table:table-cell office:value-type="float" office:value="20.060275" calcext:value-type="float">
            <text:p>20.060275</text:p>
          </table:table-cell>
          <table:table-cell office:value-type="float" office:value="184125" calcext:value-type="float">
            <text:p>184125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444" calcext:value-type="float">
            <text:p>66444</text:p>
          </table:table-cell>
          <table:table-cell office:value-type="float" office:value="7" calcext:value-type="float">
            <text:p>7</text:p>
          </table:table-cell>
          <table:table-cell office:value-type="float" office:value="-129.731113" calcext:value-type="float">
            <text:p>-129.731113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9.731113" calcext:value-type="float">
            <text:p>-129.731113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9.60111" calcext:value-type="float">
            <text:p>-129.60111</text:p>
          </table:table-cell>
          <table:table-cell office:value-type="float" office:value="1.602933" calcext:value-type="float">
            <text:p>1.602933</text:p>
          </table:table-cell>
          <table:table-cell/>
          <table:table-cell office:value-type="float" office:value="1.3372" calcext:value-type="float">
            <text:p>1.3372</text:p>
          </table:table-cell>
          <table:table-cell office:value-type="float" office:value="6.670928" calcext:value-type="float">
            <text:p>6.670928</text:p>
          </table:table-cell>
          <table:table-cell office:value-type="float" office:value="6.66364" calcext:value-type="float">
            <text:p>6.66364</text:p>
          </table:table-cell>
          <table:table-cell office:value-type="float" office:value="12.155383" calcext:value-type="float">
            <text:p>12.155383</text:p>
          </table:table-cell>
          <table:table-cell office:value-type="float" office:value="184118" calcext:value-type="float">
            <text:p>184118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446" calcext:value-type="float">
            <text:p>66446</text:p>
          </table:table-cell>
          <table:table-cell office:value-type="float" office:value="8" calcext:value-type="float">
            <text:p>8</text:p>
          </table:table-cell>
          <table:table-cell office:value-type="float" office:value="-129.731113" calcext:value-type="float">
            <text:p>-129.731113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731113" calcext:value-type="float">
            <text:p>-129.731113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709942" calcext:value-type="float">
            <text:p>-129.709942</text:p>
          </table:table-cell>
          <table:table-cell office:value-type="float" office:value="1.610787" calcext:value-type="float">
            <text:p>1.610787</text:p>
          </table:table-cell>
          <table:table-cell/>
          <table:table-cell office:value-type="float" office:value="1.507212" calcext:value-type="float">
            <text:p>1.507212</text:p>
          </table:table-cell>
          <table:table-cell office:value-type="float" office:value="6.568243" calcext:value-type="float">
            <text:p>6.568243</text:p>
          </table:table-cell>
          <table:table-cell office:value-type="float" office:value="6.662829" calcext:value-type="float">
            <text:p>6.662829</text:p>
          </table:table-cell>
          <table:table-cell office:value-type="float" office:value="12.936191" calcext:value-type="float">
            <text:p>12.936191</text:p>
          </table:table-cell>
          <table:table-cell office:value-type="float" office:value="184118" calcext:value-type="float">
            <text:p>184118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463" calcext:value-type="float">
            <text:p>66463</text:p>
          </table:table-cell>
          <table:table-cell office:value-type="float" office:value="7" calcext:value-type="float">
            <text:p>7</text:p>
          </table:table-cell>
          <table:table-cell office:value-type="float" office:value="-129.709942" calcext:value-type="float">
            <text:p>-129.709942</text:p>
          </table:table-cell>
          <table:table-cell office:value-type="float" office:value="-132.416" calcext:value-type="float">
            <text:p>-132.416</text:p>
          </table:table-cell>
          <table:table-cell office:value-type="float" office:value="-129.709942" calcext:value-type="float">
            <text:p>-129.709942</text:p>
          </table:table-cell>
          <table:table-cell office:value-type="float" office:value="-132.416" calcext:value-type="float">
            <text:p>-132.416</text:p>
          </table:table-cell>
          <table:table-cell office:value-type="float" office:value="-129.721153" calcext:value-type="float">
            <text:p>-129.721153</text:p>
          </table:table-cell>
          <table:table-cell office:value-type="float" office:value="1.600895" calcext:value-type="float">
            <text:p>1.600895</text:p>
          </table:table-cell>
          <table:table-cell/>
          <table:table-cell office:value-type="float" office:value="1.559298" calcext:value-type="float">
            <text:p>1.559298</text:p>
          </table:table-cell>
          <table:table-cell office:value-type="float" office:value="6.66958" calcext:value-type="float">
            <text:p>6.66958</text:p>
          </table:table-cell>
          <table:table-cell office:value-type="float" office:value="6.615864" calcext:value-type="float">
            <text:p>6.615864</text:p>
          </table:table-cell>
          <table:table-cell office:value-type="float" office:value="12.166138" calcext:value-type="float">
            <text:p>12.166138</text:p>
          </table:table-cell>
          <table:table-cell office:value-type="float" office:value="184120" calcext:value-type="float">
            <text:p>184120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464" calcext:value-type="float">
            <text:p>66464</text:p>
          </table:table-cell>
          <table:table-cell office:value-type="float" office:value="8" calcext:value-type="float">
            <text:p>8</text:p>
          </table:table-cell>
          <table:table-cell office:value-type="float" office:value="-129.709942" calcext:value-type="float">
            <text:p>-129.709942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709942" calcext:value-type="float">
            <text:p>-129.709942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764737" calcext:value-type="float">
            <text:p>-129.764737</text:p>
          </table:table-cell>
          <table:table-cell office:value-type="float" office:value="1.610201" calcext:value-type="float">
            <text:p>1.610201</text:p>
          </table:table-cell>
          <table:table-cell/>
          <table:table-cell office:value-type="float" office:value="1.579471" calcext:value-type="float">
            <text:p>1.579471</text:p>
          </table:table-cell>
          <table:table-cell office:value-type="float" office:value="6.568852" calcext:value-type="float">
            <text:p>6.568852</text:p>
          </table:table-cell>
          <table:table-cell office:value-type="float" office:value="6.643199" calcext:value-type="float">
            <text:p>6.643199</text:p>
          </table:table-cell>
          <table:table-cell office:value-type="float" office:value="12.966571" calcext:value-type="float">
            <text:p>12.966571</text:p>
          </table:table-cell>
          <table:table-cell office:value-type="float" office:value="184120" calcext:value-type="float">
            <text:p>18412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483" calcext:value-type="float">
            <text:p>66483</text:p>
          </table:table-cell>
          <table:table-cell office:value-type="float" office:value="6" calcext:value-type="float">
            <text:p>6</text:p>
          </table:table-cell>
          <table:table-cell office:value-type="float" office:value="-129.764737" calcext:value-type="float">
            <text:p>-129.764737</text:p>
          </table:table-cell>
          <table:table-cell office:value-type="float" office:value="-123.167" calcext:value-type="float">
            <text:p>-123.167</text:p>
          </table:table-cell>
          <table:table-cell office:value-type="float" office:value="-129.764737" calcext:value-type="float">
            <text:p>-129.764737</text:p>
          </table:table-cell>
          <table:table-cell office:value-type="float" office:value="-123.167" calcext:value-type="float">
            <text:p>-123.167</text:p>
          </table:table-cell>
          <table:table-cell office:value-type="float" office:value="-129.775192" calcext:value-type="float">
            <text:p>-129.775192</text:p>
          </table:table-cell>
          <table:table-cell office:value-type="float" office:value="1.260298" calcext:value-type="float">
            <text:p>1.260298</text:p>
          </table:table-cell>
          <table:table-cell/>
          <table:table-cell office:value-type="float" office:value="1.595056" calcext:value-type="float">
            <text:p>1.595056</text:p>
          </table:table-cell>
          <table:table-cell office:value-type="float" office:value="6.668855" calcext:value-type="float">
            <text:p>6.668855</text:p>
          </table:table-cell>
          <table:table-cell office:value-type="float" office:value="6.606117" calcext:value-type="float">
            <text:p>6.606117</text:p>
          </table:table-cell>
          <table:table-cell office:value-type="float" office:value="20.044122" calcext:value-type="float">
            <text:p>20.044122</text:p>
          </table:table-cell>
          <table:table-cell office:value-type="float" office:value="184127" calcext:value-type="float">
            <text:p>184127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503" calcext:value-type="float">
            <text:p>66503</text:p>
          </table:table-cell>
          <table:table-cell office:value-type="float" office:value="7" calcext:value-type="float">
            <text:p>7</text:p>
          </table:table-cell>
          <table:table-cell office:value-type="float" office:value="-129.775192" calcext:value-type="float">
            <text:p>-129.775192</text:p>
          </table:table-cell>
          <table:table-cell office:value-type="float" office:value="-132.423" calcext:value-type="float">
            <text:p>-132.423</text:p>
          </table:table-cell>
          <table:table-cell office:value-type="float" office:value="-129.775192" calcext:value-type="float">
            <text:p>-129.775192</text:p>
          </table:table-cell>
          <table:table-cell office:value-type="float" office:value="-132.423" calcext:value-type="float">
            <text:p>-132.423</text:p>
          </table:table-cell>
          <table:table-cell office:value-type="float" office:value="-129.709907" calcext:value-type="float">
            <text:p>-129.709907</text:p>
          </table:table-cell>
          <table:table-cell office:value-type="float" office:value="1.603796" calcext:value-type="float">
            <text:p>1.603796</text:p>
          </table:table-cell>
          <table:table-cell/>
          <table:table-cell office:value-type="float" office:value="1.429648" calcext:value-type="float">
            <text:p>1.429648</text:p>
          </table:table-cell>
          <table:table-cell office:value-type="float" office:value="6.669665" calcext:value-type="float">
            <text:p>6.669665</text:p>
          </table:table-cell>
          <table:table-cell office:value-type="float" office:value="6.647009" calcext:value-type="float">
            <text:p>6.647009</text:p>
          </table:table-cell>
          <table:table-cell office:value-type="float" office:value="12.135158" calcext:value-type="float">
            <text:p>12.135158</text:p>
          </table:table-cell>
          <table:table-cell office:value-type="float" office:value="184122" calcext:value-type="float">
            <text:p>184122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505" calcext:value-type="float">
            <text:p>66505</text:p>
          </table:table-cell>
          <table:table-cell office:value-type="float" office:value="8" calcext:value-type="float">
            <text:p>8</text:p>
          </table:table-cell>
          <table:table-cell office:value-type="float" office:value="-129.775192" calcext:value-type="float">
            <text:p>-129.775192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75192" calcext:value-type="float">
            <text:p>-129.775192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53896" calcext:value-type="float">
            <text:p>-129.753896</text:p>
          </table:table-cell>
          <table:table-cell office:value-type="float" office:value="1.612007" calcext:value-type="float">
            <text:p>1.612007</text:p>
          </table:table-cell>
          <table:table-cell/>
          <table:table-cell office:value-type="float" office:value="1.516443" calcext:value-type="float">
            <text:p>1.516443</text:p>
          </table:table-cell>
          <table:table-cell office:value-type="float" office:value="6.566974" calcext:value-type="float">
            <text:p>6.566974</text:p>
          </table:table-cell>
          <table:table-cell office:value-type="float" office:value="6.660363" calcext:value-type="float">
            <text:p>6.660363</text:p>
          </table:table-cell>
          <table:table-cell office:value-type="float" office:value="12.891437" calcext:value-type="float">
            <text:p>12.891437</text:p>
          </table:table-cell>
          <table:table-cell office:value-type="float" office:value="184122" calcext:value-type="float">
            <text:p>184122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523" calcext:value-type="float">
            <text:p>66523</text:p>
          </table:table-cell>
          <table:table-cell office:value-type="float" office:value="6" calcext:value-type="float">
            <text:p>6</text:p>
          </table:table-cell>
          <table:table-cell office:value-type="float" office:value="-129.753896" calcext:value-type="float">
            <text:p>-129.753896</text:p>
          </table:table-cell>
          <table:table-cell office:value-type="float" office:value="-123.111" calcext:value-type="float">
            <text:p>-123.111</text:p>
          </table:table-cell>
          <table:table-cell office:value-type="float" office:value="-129.753896" calcext:value-type="float">
            <text:p>-129.753896</text:p>
          </table:table-cell>
          <table:table-cell office:value-type="float" office:value="-123.111" calcext:value-type="float">
            <text:p>-123.111</text:p>
          </table:table-cell>
          <table:table-cell office:value-type="float" office:value="-129.764622" calcext:value-type="float">
            <text:p>-129.764622</text:p>
          </table:table-cell>
          <table:table-cell office:value-type="float" office:value="1.260589" calcext:value-type="float">
            <text:p>1.260589</text:p>
          </table:table-cell>
          <table:table-cell/>
          <table:table-cell office:value-type="float" office:value="1.564506" calcext:value-type="float">
            <text:p>1.564506</text:p>
          </table:table-cell>
          <table:table-cell office:value-type="float" office:value="6.668745" calcext:value-type="float">
            <text:p>6.668745</text:p>
          </table:table-cell>
          <table:table-cell office:value-type="float" office:value="6.613957" calcext:value-type="float">
            <text:p>6.613957</text:p>
          </table:table-cell>
          <table:table-cell office:value-type="float" office:value="20.098658" calcext:value-type="float">
            <text:p>20.098658</text:p>
          </table:table-cell>
          <table:table-cell office:value-type="float" office:value="184129" calcext:value-type="float">
            <text:p>184129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543" calcext:value-type="float">
            <text:p>66543</text:p>
          </table:table-cell>
          <table:table-cell office:value-type="float" office:value="7" calcext:value-type="float">
            <text:p>7</text:p>
          </table:table-cell>
          <table:table-cell office:value-type="float" office:value="-129.764622" calcext:value-type="float">
            <text:p>-129.764622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9.764622" calcext:value-type="float">
            <text:p>-129.764622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9.699065" calcext:value-type="float">
            <text:p>-129.699065</text:p>
          </table:table-cell>
          <table:table-cell office:value-type="float" office:value="1.601965" calcext:value-type="float">
            <text:p>1.601965</text:p>
          </table:table-cell>
          <table:table-cell/>
          <table:table-cell office:value-type="float" office:value="1.414288" calcext:value-type="float">
            <text:p>1.414288</text:p>
          </table:table-cell>
          <table:table-cell office:value-type="float" office:value="6.668016" calcext:value-type="float">
            <text:p>6.668016</text:p>
          </table:table-cell>
          <table:table-cell office:value-type="float" office:value="6.650058" calcext:value-type="float">
            <text:p>6.650058</text:p>
          </table:table-cell>
          <table:table-cell office:value-type="float" office:value="12.098461" calcext:value-type="float">
            <text:p>12.098461</text:p>
          </table:table-cell>
          <table:table-cell office:value-type="float" office:value="184124" calcext:value-type="float">
            <text:p>184124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545" calcext:value-type="float">
            <text:p>66545</text:p>
          </table:table-cell>
          <table:table-cell office:value-type="float" office:value="8" calcext:value-type="float">
            <text:p>8</text:p>
          </table:table-cell>
          <table:table-cell office:value-type="float" office:value="-129.764622" calcext:value-type="float">
            <text:p>-129.764622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64622" calcext:value-type="float">
            <text:p>-129.764622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42988" calcext:value-type="float">
            <text:p>-129.742988</text:p>
          </table:table-cell>
          <table:table-cell office:value-type="float" office:value="1.611714" calcext:value-type="float">
            <text:p>1.611714</text:p>
          </table:table-cell>
          <table:table-cell/>
          <table:table-cell office:value-type="float" office:value="1.507902" calcext:value-type="float">
            <text:p>1.507902</text:p>
          </table:table-cell>
          <table:table-cell office:value-type="float" office:value="6.567278" calcext:value-type="float">
            <text:p>6.567278</text:p>
          </table:table-cell>
          <table:table-cell office:value-type="float" office:value="6.661211" calcext:value-type="float">
            <text:p>6.661211</text:p>
          </table:table-cell>
          <table:table-cell office:value-type="float" office:value="12.904194" calcext:value-type="float">
            <text:p>12.904194</text:p>
          </table:table-cell>
          <table:table-cell office:value-type="float" office:value="184124" calcext:value-type="float">
            <text:p>184124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564" calcext:value-type="float">
            <text:p>66564</text:p>
          </table:table-cell>
          <table:table-cell office:value-type="float" office:value="6" calcext:value-type="float">
            <text:p>6</text:p>
          </table:table-cell>
          <table:table-cell office:value-type="float" office:value="-129.742988" calcext:value-type="float">
            <text:p>-129.742988</text:p>
          </table:table-cell>
          <table:table-cell office:value-type="float" office:value="-123.117" calcext:value-type="float">
            <text:p>-123.117</text:p>
          </table:table-cell>
          <table:table-cell office:value-type="float" office:value="-129.742988" calcext:value-type="float">
            <text:p>-129.742988</text:p>
          </table:table-cell>
          <table:table-cell office:value-type="float" office:value="-123.117" calcext:value-type="float">
            <text:p>-123.117</text:p>
          </table:table-cell>
          <table:table-cell office:value-type="float" office:value="-129.753871" calcext:value-type="float">
            <text:p>-129.753871</text:p>
          </table:table-cell>
          <table:table-cell office:value-type="float" office:value="1.260881" calcext:value-type="float">
            <text:p>1.260881</text:p>
          </table:table-cell>
          <table:table-cell/>
          <table:table-cell office:value-type="float" office:value="1.560095" calcext:value-type="float">
            <text:p>1.560095</text:p>
          </table:table-cell>
          <table:table-cell office:value-type="float" office:value="6.668634" calcext:value-type="float">
            <text:p>6.668634</text:p>
          </table:table-cell>
          <table:table-cell office:value-type="float" office:value="6.614563" calcext:value-type="float">
            <text:p>6.614563</text:p>
          </table:table-cell>
          <table:table-cell office:value-type="float" office:value="20.078239" calcext:value-type="float">
            <text:p>20.078239</text:p>
          </table:table-cell>
          <table:table-cell office:value-type="float" office:value="184131" calcext:value-type="float">
            <text:p>18413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583" calcext:value-type="float">
            <text:p>66583</text:p>
          </table:table-cell>
          <table:table-cell office:value-type="float" office:value="6" calcext:value-type="float">
            <text:p>6</text:p>
          </table:table-cell>
          <table:table-cell office:value-type="float" office:value="-129.753871" calcext:value-type="float">
            <text:p>-129.753871</text:p>
          </table:table-cell>
          <table:table-cell office:value-type="float" office:value="-123.122" calcext:value-type="float">
            <text:p>-123.122</text:p>
          </table:table-cell>
          <table:table-cell office:value-type="float" office:value="-129.753871" calcext:value-type="float">
            <text:p>-129.753871</text:p>
          </table:table-cell>
          <table:table-cell office:value-type="float" office:value="-123.122" calcext:value-type="float">
            <text:p>-123.122</text:p>
          </table:table-cell>
          <table:table-cell office:value-type="float" office:value="-129.685666" calcext:value-type="float">
            <text:p>-129.685666</text:p>
          </table:table-cell>
          <table:table-cell office:value-type="float" office:value="1.26059" calcext:value-type="float">
            <text:p>1.26059</text:p>
          </table:table-cell>
          <table:table-cell/>
          <table:table-cell office:value-type="float" office:value="1.412201" calcext:value-type="float">
            <text:p>1.412201</text:p>
          </table:table-cell>
          <table:table-cell office:value-type="float" office:value="6.668744" calcext:value-type="float">
            <text:p>6.668744</text:p>
          </table:table-cell>
          <table:table-cell office:value-type="float" office:value="6.650149" calcext:value-type="float">
            <text:p>6.650149</text:p>
          </table:table-cell>
          <table:table-cell office:value-type="float" office:value="20.085343" calcext:value-type="float">
            <text:p>20.085343</text:p>
          </table:table-cell>
          <table:table-cell office:value-type="float" office:value="184132" calcext:value-type="float">
            <text:p>184132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585" calcext:value-type="float">
            <text:p>66585</text:p>
          </table:table-cell>
          <table:table-cell office:value-type="float" office:value="7" calcext:value-type="float">
            <text:p>7</text:p>
          </table:table-cell>
          <table:table-cell office:value-type="float" office:value="-129.685666" calcext:value-type="float">
            <text:p>-129.685666</text:p>
          </table:table-cell>
          <table:table-cell office:value-type="float" office:value="-132.412" calcext:value-type="float">
            <text:p>-132.412</text:p>
          </table:table-cell>
          <table:table-cell office:value-type="float" office:value="-129.685666" calcext:value-type="float">
            <text:p>-129.685666</text:p>
          </table:table-cell>
          <table:table-cell office:value-type="float" office:value="-132.412" calcext:value-type="float">
            <text:p>-132.412</text:p>
          </table:table-cell>
          <table:table-cell office:value-type="float" office:value="-129.620925" calcext:value-type="float">
            <text:p>-129.620925</text:p>
          </table:table-cell>
          <table:table-cell office:value-type="float" office:value="1.600419" calcext:value-type="float">
            <text:p>1.600419</text:p>
          </table:table-cell>
          <table:table-cell/>
          <table:table-cell office:value-type="float" office:value="1.337003" calcext:value-type="float">
            <text:p>1.337003</text:p>
          </table:table-cell>
          <table:table-cell office:value-type="float" office:value="6.670275" calcext:value-type="float">
            <text:p>6.670275</text:p>
          </table:table-cell>
          <table:table-cell office:value-type="float" office:value="6.663738" calcext:value-type="float">
            <text:p>6.663738</text:p>
          </table:table-cell>
          <table:table-cell office:value-type="float" office:value="12.185553" calcext:value-type="float">
            <text:p>12.185553</text:p>
          </table:table-cell>
          <table:table-cell office:value-type="float" office:value="184126" calcext:value-type="float">
            <text:p>184126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586" calcext:value-type="float">
            <text:p>66586</text:p>
          </table:table-cell>
          <table:table-cell office:value-type="float" office:value="8" calcext:value-type="float">
            <text:p>8</text:p>
          </table:table-cell>
          <table:table-cell office:value-type="float" office:value="-129.685666" calcext:value-type="float">
            <text:p>-129.685666</text:p>
          </table:table-cell>
          <table:table-cell office:value-type="float" office:value="-130.445" calcext:value-type="float">
            <text:p>-130.445</text:p>
          </table:table-cell>
          <table:table-cell office:value-type="float" office:value="-129.685666" calcext:value-type="float">
            <text:p>-129.685666</text:p>
          </table:table-cell>
          <table:table-cell office:value-type="float" office:value="-130.445" calcext:value-type="float">
            <text:p>-130.445</text:p>
          </table:table-cell>
          <table:table-cell office:value-type="float" office:value="-129.665951" calcext:value-type="float">
            <text:p>-129.665951</text:p>
          </table:table-cell>
          <table:table-cell office:value-type="float" office:value="1.609529" calcext:value-type="float">
            <text:p>1.609529</text:p>
          </table:table-cell>
          <table:table-cell/>
          <table:table-cell office:value-type="float" office:value="1.468608" calcext:value-type="float">
            <text:p>1.468608</text:p>
          </table:table-cell>
          <table:table-cell office:value-type="float" office:value="6.56955" calcext:value-type="float">
            <text:p>6.56955</text:p>
          </table:table-cell>
          <table:table-cell office:value-type="float" office:value="6.670159" calcext:value-type="float">
            <text:p>6.670159</text:p>
          </table:table-cell>
          <table:table-cell office:value-type="float" office:value="12.986216" calcext:value-type="float">
            <text:p>12.986216</text:p>
          </table:table-cell>
          <table:table-cell office:value-type="float" office:value="184126" calcext:value-type="float">
            <text:p>18412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603" calcext:value-type="float">
            <text:p>66603</text:p>
          </table:table-cell>
          <table:table-cell office:value-type="float" office:value="7" calcext:value-type="float">
            <text:p>7</text:p>
          </table:table-cell>
          <table:table-cell office:value-type="float" office:value="-129.665951" calcext:value-type="float">
            <text:p>-129.665951</text:p>
          </table:table-cell>
          <table:table-cell office:value-type="float" office:value="-132.407" calcext:value-type="float">
            <text:p>-132.407</text:p>
          </table:table-cell>
          <table:table-cell office:value-type="float" office:value="-129.665951" calcext:value-type="float">
            <text:p>-129.665951</text:p>
          </table:table-cell>
          <table:table-cell office:value-type="float" office:value="-132.407" calcext:value-type="float">
            <text:p>-132.407</text:p>
          </table:table-cell>
          <table:table-cell office:value-type="float" office:value="-129.680472" calcext:value-type="float">
            <text:p>-129.680472</text:p>
          </table:table-cell>
          <table:table-cell office:value-type="float" office:value="1.600033" calcext:value-type="float">
            <text:p>1.600033</text:p>
          </table:table-cell>
          <table:table-cell/>
          <table:table-cell office:value-type="float" office:value="1.539403" calcext:value-type="float">
            <text:p>1.539403</text:p>
          </table:table-cell>
          <table:table-cell office:value-type="float" office:value="6.670839" calcext:value-type="float">
            <text:p>6.670839</text:p>
          </table:table-cell>
          <table:table-cell office:value-type="float" office:value="6.620325" calcext:value-type="float">
            <text:p>6.620325</text:p>
          </table:table-cell>
          <table:table-cell office:value-type="float" office:value="12.199643" calcext:value-type="float">
            <text:p>12.199643</text:p>
          </table:table-cell>
          <table:table-cell office:value-type="float" office:value="184127" calcext:value-type="float">
            <text:p>184127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605" calcext:value-type="float">
            <text:p>66605</text:p>
          </table:table-cell>
          <table:table-cell office:value-type="float" office:value="8" calcext:value-type="float">
            <text:p>8</text:p>
          </table:table-cell>
          <table:table-cell office:value-type="float" office:value="-129.665951" calcext:value-type="float">
            <text:p>-129.665951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665951" calcext:value-type="float">
            <text:p>-129.665951</text:p>
          </table:table-cell>
          <table:table-cell office:value-type="float" office:value="-130.449" calcext:value-type="float">
            <text:p>-130.449</text:p>
          </table:table-cell>
          <table:table-cell office:value-type="float" office:value="-129.724449" calcext:value-type="float">
            <text:p>-129.724449</text:p>
          </table:table-cell>
          <table:table-cell office:value-type="float" office:value="1.608983" calcext:value-type="float">
            <text:p>1.608983</text:p>
          </table:table-cell>
          <table:table-cell/>
          <table:table-cell office:value-type="float" office:value="1.569122" calcext:value-type="float">
            <text:p>1.569122</text:p>
          </table:table-cell>
          <table:table-cell office:value-type="float" office:value="6.570117" calcext:value-type="float">
            <text:p>6.570117</text:p>
          </table:table-cell>
          <table:table-cell office:value-type="float" office:value="6.646287" calcext:value-type="float">
            <text:p>6.646287</text:p>
          </table:table-cell>
          <table:table-cell office:value-type="float" office:value="13.014839" calcext:value-type="float">
            <text:p>13.014839</text:p>
          </table:table-cell>
          <table:table-cell office:value-type="float" office:value="184127" calcext:value-type="float">
            <text:p>184127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623" calcext:value-type="float">
            <text:p>66623</text:p>
          </table:table-cell>
          <table:table-cell office:value-type="float" office:value="6" calcext:value-type="float">
            <text:p>6</text:p>
          </table:table-cell>
          <table:table-cell office:value-type="float" office:value="-129.724449" calcext:value-type="float">
            <text:p>-129.724449</text:p>
          </table:table-cell>
          <table:table-cell office:value-type="float" office:value="-123.125" calcext:value-type="float">
            <text:p>-123.125</text:p>
          </table:table-cell>
          <table:table-cell office:value-type="float" office:value="-129.724449" calcext:value-type="float">
            <text:p>-129.724449</text:p>
          </table:table-cell>
          <table:table-cell office:value-type="float" office:value="-123.125" calcext:value-type="float">
            <text:p>-123.125</text:p>
          </table:table-cell>
          <table:table-cell office:value-type="float" office:value="-129.735415" calcext:value-type="float">
            <text:p>-129.735415</text:p>
          </table:table-cell>
          <table:table-cell office:value-type="float" office:value="1.261378" calcext:value-type="float">
            <text:p>1.261378</text:p>
          </table:table-cell>
          <table:table-cell/>
          <table:table-cell office:value-type="float" office:value="1.589289" calcext:value-type="float">
            <text:p>1.589289</text:p>
          </table:table-cell>
          <table:table-cell office:value-type="float" office:value="6.668446" calcext:value-type="float">
            <text:p>6.668446</text:p>
          </table:table-cell>
          <table:table-cell office:value-type="float" office:value="6.608327" calcext:value-type="float">
            <text:p>6.608327</text:p>
          </table:table-cell>
          <table:table-cell office:value-type="float" office:value="20.04619" calcext:value-type="float">
            <text:p>20.04619</text:p>
          </table:table-cell>
          <table:table-cell office:value-type="float" office:value="184134" calcext:value-type="float">
            <text:p>184134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644" calcext:value-type="float">
            <text:p>66644</text:p>
          </table:table-cell>
          <table:table-cell office:value-type="float" office:value="7" calcext:value-type="float">
            <text:p>7</text:p>
          </table:table-cell>
          <table:table-cell office:value-type="float" office:value="-129.735415" calcext:value-type="float">
            <text:p>-129.735415</text:p>
          </table:table-cell>
          <table:table-cell office:value-type="float" office:value="-132.396" calcext:value-type="float">
            <text:p>-132.396</text:p>
          </table:table-cell>
          <table:table-cell office:value-type="float" office:value="-129.735415" calcext:value-type="float">
            <text:p>-129.735415</text:p>
          </table:table-cell>
          <table:table-cell office:value-type="float" office:value="-132.396" calcext:value-type="float">
            <text:p>-132.396</text:p>
          </table:table-cell>
          <table:table-cell office:value-type="float" office:value="-129.670115" calcext:value-type="float">
            <text:p>-129.670115</text:p>
          </table:table-cell>
          <table:table-cell office:value-type="float" office:value="1.601393" calcext:value-type="float">
            <text:p>1.601393</text:p>
          </table:table-cell>
          <table:table-cell/>
          <table:table-cell office:value-type="float" office:value="1.427227" calcext:value-type="float">
            <text:p>1.427227</text:p>
          </table:table-cell>
          <table:table-cell office:value-type="float" office:value="6.668852" calcext:value-type="float">
            <text:p>6.668852</text:p>
          </table:table-cell>
          <table:table-cell office:value-type="float" office:value="6.647719" calcext:value-type="float">
            <text:p>6.647719</text:p>
          </table:table-cell>
          <table:table-cell office:value-type="float" office:value="12.122598" calcext:value-type="float">
            <text:p>12.122598</text:p>
          </table:table-cell>
          <table:table-cell office:value-type="float" office:value="184129" calcext:value-type="float">
            <text:p>184129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646" calcext:value-type="float">
            <text:p>66646</text:p>
          </table:table-cell>
          <table:table-cell office:value-type="float" office:value="8" calcext:value-type="float">
            <text:p>8</text:p>
          </table:table-cell>
          <table:table-cell office:value-type="float" office:value="-129.735415" calcext:value-type="float">
            <text:p>-129.735415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735415" calcext:value-type="float">
            <text:p>-129.735415</text:p>
          </table:table-cell>
          <table:table-cell office:value-type="float" office:value="-130.453" calcext:value-type="float">
            <text:p>-130.453</text:p>
          </table:table-cell>
          <table:table-cell office:value-type="float" office:value="-129.714393" calcext:value-type="float">
            <text:p>-129.714393</text:p>
          </table:table-cell>
          <table:table-cell office:value-type="float" office:value="1.610906" calcext:value-type="float">
            <text:p>1.610906</text:p>
          </table:table-cell>
          <table:table-cell/>
          <table:table-cell office:value-type="float" office:value="1.514047" calcext:value-type="float">
            <text:p>1.514047</text:p>
          </table:table-cell>
          <table:table-cell office:value-type="float" office:value="6.568119" calcext:value-type="float">
            <text:p>6.568119</text:p>
          </table:table-cell>
          <table:table-cell office:value-type="float" office:value="6.660323" calcext:value-type="float">
            <text:p>6.660323</text:p>
          </table:table-cell>
          <table:table-cell office:value-type="float" office:value="12.935826" calcext:value-type="float">
            <text:p>12.935826</text:p>
          </table:table-cell>
          <table:table-cell office:value-type="float" office:value="184129" calcext:value-type="float">
            <text:p>184129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663" calcext:value-type="float">
            <text:p>66663</text:p>
          </table:table-cell>
          <table:table-cell office:value-type="float" office:value="6" calcext:value-type="float">
            <text:p>6</text:p>
          </table:table-cell>
          <table:table-cell office:value-type="float" office:value="-129.714393" calcext:value-type="float">
            <text:p>-129.714393</text:p>
          </table:table-cell>
          <table:table-cell office:value-type="float" office:value="-123.144" calcext:value-type="float">
            <text:p>-123.144</text:p>
          </table:table-cell>
          <table:table-cell office:value-type="float" office:value="-129.714393" calcext:value-type="float">
            <text:p>-129.714393</text:p>
          </table:table-cell>
          <table:table-cell office:value-type="float" office:value="-123.144" calcext:value-type="float">
            <text:p>-123.144</text:p>
          </table:table-cell>
          <table:table-cell office:value-type="float" office:value="-129.725672" calcext:value-type="float">
            <text:p>-129.725672</text:p>
          </table:table-cell>
          <table:table-cell office:value-type="float" office:value="1.261648" calcext:value-type="float">
            <text:p>1.261648</text:p>
          </table:table-cell>
          <table:table-cell/>
          <table:table-cell office:value-type="float" office:value="1.56277" calcext:value-type="float">
            <text:p>1.56277</text:p>
          </table:table-cell>
          <table:table-cell office:value-type="float" office:value="6.668344" calcext:value-type="float">
            <text:p>6.668344</text:p>
          </table:table-cell>
          <table:table-cell office:value-type="float" office:value="6.61453" calcext:value-type="float">
            <text:p>6.61453</text:p>
          </table:table-cell>
          <table:table-cell office:value-type="float" office:value="20.0111" calcext:value-type="float">
            <text:p>20.0111</text:p>
          </table:table-cell>
          <table:table-cell office:value-type="float" office:value="184136" calcext:value-type="float">
            <text:p>184136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683" calcext:value-type="float">
            <text:p>66683</text:p>
          </table:table-cell>
          <table:table-cell office:value-type="float" office:value="7" calcext:value-type="float">
            <text:p>7</text:p>
          </table:table-cell>
          <table:table-cell office:value-type="float" office:value="-129.725672" calcext:value-type="float">
            <text:p>-129.725672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9.725672" calcext:value-type="float">
            <text:p>-129.725672</text:p>
          </table:table-cell>
          <table:table-cell office:value-type="float" office:value="-132.4" calcext:value-type="float">
            <text:p>-132.4</text:p>
          </table:table-cell>
          <table:table-cell office:value-type="float" office:value="-129.660545" calcext:value-type="float">
            <text:p>-129.660545</text:p>
          </table:table-cell>
          <table:table-cell office:value-type="float" office:value="1.601203" calcext:value-type="float">
            <text:p>1.601203</text:p>
          </table:table-cell>
          <table:table-cell/>
          <table:table-cell office:value-type="float" office:value="1.413899" calcext:value-type="float">
            <text:p>1.413899</text:p>
          </table:table-cell>
          <table:table-cell office:value-type="float" office:value="6.66913" calcext:value-type="float">
            <text:p>6.66913</text:p>
          </table:table-cell>
          <table:table-cell office:value-type="float" office:value="6.64997" calcext:value-type="float">
            <text:p>6.64997</text:p>
          </table:table-cell>
          <table:table-cell office:value-type="float" office:value="12.135757" calcext:value-type="float">
            <text:p>12.135757</text:p>
          </table:table-cell>
          <table:table-cell office:value-type="float" office:value="184130" calcext:value-type="float">
            <text:p>184130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685" calcext:value-type="float">
            <text:p>66685</text:p>
          </table:table-cell>
          <table:table-cell office:value-type="float" office:value="8" calcext:value-type="float">
            <text:p>8</text:p>
          </table:table-cell>
          <table:table-cell office:value-type="float" office:value="-129.725672" calcext:value-type="float">
            <text:p>-129.725672</text:p>
          </table:table-cell>
          <table:table-cell office:value-type="float" office:value="-130.451" calcext:value-type="float">
            <text:p>-130.451</text:p>
          </table:table-cell>
          <table:table-cell office:value-type="float" office:value="-129.725672" calcext:value-type="float">
            <text:p>-129.725672</text:p>
          </table:table-cell>
          <table:table-cell office:value-type="float" office:value="-130.451" calcext:value-type="float">
            <text:p>-130.451</text:p>
          </table:table-cell>
          <table:table-cell office:value-type="float" office:value="-129.70496" calcext:value-type="float">
            <text:p>-129.70496</text:p>
          </table:table-cell>
          <table:table-cell office:value-type="float" office:value="1.610637" calcext:value-type="float">
            <text:p>1.610637</text:p>
          </table:table-cell>
          <table:table-cell/>
          <table:table-cell office:value-type="float" office:value="1.507309" calcext:value-type="float">
            <text:p>1.507309</text:p>
          </table:table-cell>
          <table:table-cell office:value-type="float" office:value="6.568399" calcext:value-type="float">
            <text:p>6.568399</text:p>
          </table:table-cell>
          <table:table-cell office:value-type="float" office:value="6.661751" calcext:value-type="float">
            <text:p>6.661751</text:p>
          </table:table-cell>
          <table:table-cell office:value-type="float" office:value="12.945172" calcext:value-type="float">
            <text:p>12.945172</text:p>
          </table:table-cell>
          <table:table-cell office:value-type="float" office:value="184130" calcext:value-type="float">
            <text:p>18413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703" calcext:value-type="float">
            <text:p>66703</text:p>
          </table:table-cell>
          <table:table-cell office:value-type="float" office:value="6" calcext:value-type="float">
            <text:p>6</text:p>
          </table:table-cell>
          <table:table-cell office:value-type="float" office:value="-129.70496" calcext:value-type="float">
            <text:p>-129.70496</text:p>
          </table:table-cell>
          <table:table-cell office:value-type="float" office:value="-123.162" calcext:value-type="float">
            <text:p>-123.162</text:p>
          </table:table-cell>
          <table:table-cell office:value-type="float" office:value="-129.70496" calcext:value-type="float">
            <text:p>-129.70496</text:p>
          </table:table-cell>
          <table:table-cell office:value-type="float" office:value="-123.162" calcext:value-type="float">
            <text:p>-123.162</text:p>
          </table:table-cell>
          <table:table-cell office:value-type="float" office:value="-129.716311" calcext:value-type="float">
            <text:p>-129.716311</text:p>
          </table:table-cell>
          <table:table-cell office:value-type="float" office:value="1.2619" calcext:value-type="float">
            <text:p>1.2619</text:p>
          </table:table-cell>
          <table:table-cell/>
          <table:table-cell office:value-type="float" office:value="1.559271" calcext:value-type="float">
            <text:p>1.559271</text:p>
          </table:table-cell>
          <table:table-cell office:value-type="float" office:value="6.668249" calcext:value-type="float">
            <text:p>6.668249</text:p>
          </table:table-cell>
          <table:table-cell office:value-type="float" office:value="6.615407" calcext:value-type="float">
            <text:p>6.615407</text:p>
          </table:table-cell>
          <table:table-cell office:value-type="float" office:value="19.977971" calcext:value-type="float">
            <text:p>19.977971</text:p>
          </table:table-cell>
          <table:table-cell office:value-type="float" office:value="184138" calcext:value-type="float">
            <text:p>184138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723" calcext:value-type="float">
            <text:p>66723</text:p>
          </table:table-cell>
          <table:table-cell office:value-type="float" office:value="6" calcext:value-type="float">
            <text:p>6</text:p>
          </table:table-cell>
          <table:table-cell office:value-type="float" office:value="-129.716311" calcext:value-type="float">
            <text:p>-129.716311</text:p>
          </table:table-cell>
          <table:table-cell office:value-type="float" office:value="-123.143" calcext:value-type="float">
            <text:p>-123.143</text:p>
          </table:table-cell>
          <table:table-cell office:value-type="float" office:value="-129.716311" calcext:value-type="float">
            <text:p>-129.716311</text:p>
          </table:table-cell>
          <table:table-cell office:value-type="float" office:value="-123.143" calcext:value-type="float">
            <text:p>-123.143</text:p>
          </table:table-cell>
          <table:table-cell office:value-type="float" office:value="-129.648599" calcext:value-type="float">
            <text:p>-129.648599</text:p>
          </table:table-cell>
          <table:table-cell office:value-type="float" office:value="1.261596" calcext:value-type="float">
            <text:p>1.261596</text:p>
          </table:table-cell>
          <table:table-cell/>
          <table:table-cell office:value-type="float" office:value="1.41224" calcext:value-type="float">
            <text:p>1.41224</text:p>
          </table:table-cell>
          <table:table-cell office:value-type="float" office:value="6.668364" calcext:value-type="float">
            <text:p>6.668364</text:p>
          </table:table-cell>
          <table:table-cell office:value-type="float" office:value="6.65022" calcext:value-type="float">
            <text:p>6.65022</text:p>
          </table:table-cell>
          <table:table-cell office:value-type="float" office:value="20.014624" calcext:value-type="float">
            <text:p>20.014624</text:p>
          </table:table-cell>
          <table:table-cell office:value-type="float" office:value="184139" calcext:value-type="float">
            <text:p>184139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725" calcext:value-type="float">
            <text:p>66725</text:p>
          </table:table-cell>
          <table:table-cell office:value-type="float" office:value="7" calcext:value-type="float">
            <text:p>7</text:p>
          </table:table-cell>
          <table:table-cell office:value-type="float" office:value="-129.716311" calcext:value-type="float">
            <text:p>-129.716311</text:p>
          </table:table-cell>
          <table:table-cell office:value-type="float" office:value="-132.369" calcext:value-type="float">
            <text:p>-132.369</text:p>
          </table:table-cell>
          <table:table-cell office:value-type="float" office:value="-129.716311" calcext:value-type="float">
            <text:p>-129.716311</text:p>
          </table:table-cell>
          <table:table-cell office:value-type="float" office:value="-132.369" calcext:value-type="float">
            <text:p>-132.369</text:p>
          </table:table-cell>
          <table:table-cell office:value-type="float" office:value="-129.584207" calcext:value-type="float">
            <text:p>-129.584207</text:p>
          </table:table-cell>
          <table:table-cell office:value-type="float" office:value="1.60102" calcext:value-type="float">
            <text:p>1.60102</text:p>
          </table:table-cell>
          <table:table-cell/>
          <table:table-cell office:value-type="float" office:value="1.337507" calcext:value-type="float">
            <text:p>1.337507</text:p>
          </table:table-cell>
          <table:table-cell office:value-type="float" office:value="6.669398" calcext:value-type="float">
            <text:p>6.669398</text:p>
          </table:table-cell>
          <table:table-cell office:value-type="float" office:value="6.663518" calcext:value-type="float">
            <text:p>6.663518</text:p>
          </table:table-cell>
          <table:table-cell office:value-type="float" office:value="12.115037" calcext:value-type="float">
            <text:p>12.115037</text:p>
          </table:table-cell>
          <table:table-cell office:value-type="float" office:value="184132" calcext:value-type="float">
            <text:p>184132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726" calcext:value-type="float">
            <text:p>66726</text:p>
          </table:table-cell>
          <table:table-cell office:value-type="float" office:value="8" calcext:value-type="float">
            <text:p>8</text:p>
          </table:table-cell>
          <table:table-cell office:value-type="float" office:value="-129.716311" calcext:value-type="float">
            <text:p>-129.716311</text:p>
          </table:table-cell>
          <table:table-cell office:value-type="float" office:value="-130.462" calcext:value-type="float">
            <text:p>-130.462</text:p>
          </table:table-cell>
          <table:table-cell office:value-type="float" office:value="-129.716311" calcext:value-type="float">
            <text:p>-129.716311</text:p>
          </table:table-cell>
          <table:table-cell office:value-type="float" office:value="-130.462" calcext:value-type="float">
            <text:p>-130.462</text:p>
          </table:table-cell>
          <table:table-cell office:value-type="float" office:value="-129.692735" calcext:value-type="float">
            <text:p>-129.692735</text:p>
          </table:table-cell>
          <table:table-cell office:value-type="float" office:value="1.610378" calcext:value-type="float">
            <text:p>1.610378</text:p>
          </table:table-cell>
          <table:table-cell/>
          <table:table-cell office:value-type="float" office:value="1.506389" calcext:value-type="float">
            <text:p>1.506389</text:p>
          </table:table-cell>
          <table:table-cell office:value-type="float" office:value="6.568669" calcext:value-type="float">
            <text:p>6.568669</text:p>
          </table:table-cell>
          <table:table-cell office:value-type="float" office:value="6.66201" calcext:value-type="float">
            <text:p>6.66201</text:p>
          </table:table-cell>
          <table:table-cell office:value-type="float" office:value="12.969747" calcext:value-type="float">
            <text:p>12.969747</text:p>
          </table:table-cell>
          <table:table-cell office:value-type="float" office:value="184132" calcext:value-type="float">
            <text:p>184132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743" calcext:value-type="float">
            <text:p>66743</text:p>
          </table:table-cell>
          <table:table-cell office:value-type="float" office:value="7" calcext:value-type="float">
            <text:p>7</text:p>
          </table:table-cell>
          <table:table-cell office:value-type="float" office:value="-129.692735" calcext:value-type="float">
            <text:p>-129.692735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692735" calcext:value-type="float">
            <text:p>-129.692735</text:p>
          </table:table-cell>
          <table:table-cell office:value-type="float" office:value="-132.424" calcext:value-type="float">
            <text:p>-132.424</text:p>
          </table:table-cell>
          <table:table-cell office:value-type="float" office:value="-129.704375" calcext:value-type="float">
            <text:p>-129.704375</text:p>
          </table:table-cell>
          <table:table-cell office:value-type="float" office:value="1.60218" calcext:value-type="float">
            <text:p>1.60218</text:p>
          </table:table-cell>
          <table:table-cell/>
          <table:table-cell office:value-type="float" office:value="1.55869" calcext:value-type="float">
            <text:p>1.55869</text:p>
          </table:table-cell>
          <table:table-cell office:value-type="float" office:value="6.672027" calcext:value-type="float">
            <text:p>6.672027</text:p>
          </table:table-cell>
          <table:table-cell office:value-type="float" office:value="6.615682" calcext:value-type="float">
            <text:p>6.615682</text:p>
          </table:table-cell>
          <table:table-cell office:value-type="float" office:value="12.215232" calcext:value-type="float">
            <text:p>12.215232</text:p>
          </table:table-cell>
          <table:table-cell office:value-type="float" office:value="184134" calcext:value-type="float">
            <text:p>184134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745" calcext:value-type="float">
            <text:p>66745</text:p>
          </table:table-cell>
          <table:table-cell office:value-type="float" office:value="8" calcext:value-type="float">
            <text:p>8</text:p>
          </table:table-cell>
          <table:table-cell office:value-type="float" office:value="-129.692735" calcext:value-type="float">
            <text:p>-129.692735</text:p>
          </table:table-cell>
          <table:table-cell office:value-type="float" office:value="-130.454" calcext:value-type="float">
            <text:p>-130.454</text:p>
          </table:table-cell>
          <table:table-cell office:value-type="float" office:value="-129.692735" calcext:value-type="float">
            <text:p>-129.692735</text:p>
          </table:table-cell>
          <table:table-cell office:value-type="float" office:value="-130.454" calcext:value-type="float">
            <text:p>-130.454</text:p>
          </table:table-cell>
          <table:table-cell office:value-type="float" office:value="-129.748142" calcext:value-type="float">
            <text:p>-129.748142</text:p>
          </table:table-cell>
          <table:table-cell office:value-type="float" office:value="1.609725" calcext:value-type="float">
            <text:p>1.609725</text:p>
          </table:table-cell>
          <table:table-cell/>
          <table:table-cell office:value-type="float" office:value="1.579774" calcext:value-type="float">
            <text:p>1.579774</text:p>
          </table:table-cell>
          <table:table-cell office:value-type="float" office:value="6.569347" calcext:value-type="float">
            <text:p>6.569347</text:p>
          </table:table-cell>
          <table:table-cell office:value-type="float" office:value="6.644357" calcext:value-type="float">
            <text:p>6.644357</text:p>
          </table:table-cell>
          <table:table-cell office:value-type="float" office:value="12.988547" calcext:value-type="float">
            <text:p>12.988547</text:p>
          </table:table-cell>
          <table:table-cell office:value-type="float" office:value="184134" calcext:value-type="float">
            <text:p>184134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763" calcext:value-type="float">
            <text:p>66763</text:p>
          </table:table-cell>
          <table:table-cell office:value-type="float" office:value="6" calcext:value-type="float">
            <text:p>6</text:p>
          </table:table-cell>
          <table:table-cell office:value-type="float" office:value="-129.748142" calcext:value-type="float">
            <text:p>-129.748142</text:p>
          </table:table-cell>
          <table:table-cell office:value-type="float" office:value="-123.137" calcext:value-type="float">
            <text:p>-123.137</text:p>
          </table:table-cell>
          <table:table-cell office:value-type="float" office:value="-129.748142" calcext:value-type="float">
            <text:p>-129.748142</text:p>
          </table:table-cell>
          <table:table-cell office:value-type="float" office:value="-123.137" calcext:value-type="float">
            <text:p>-123.137</text:p>
          </table:table-cell>
          <table:table-cell office:value-type="float" office:value="-129.761551" calcext:value-type="float">
            <text:p>-129.761551</text:p>
          </table:table-cell>
          <table:table-cell office:value-type="float" office:value="1.260743" calcext:value-type="float">
            <text:p>1.260743</text:p>
          </table:table-cell>
          <table:table-cell/>
          <table:table-cell office:value-type="float" office:value="1.594976" calcext:value-type="float">
            <text:p>1.594976</text:p>
          </table:table-cell>
          <table:table-cell office:value-type="float" office:value="6.668686" calcext:value-type="float">
            <text:p>6.668686</text:p>
          </table:table-cell>
          <table:table-cell office:value-type="float" office:value="6.606943" calcext:value-type="float">
            <text:p>6.606943</text:p>
          </table:table-cell>
          <table:table-cell office:value-type="float" office:value="20.060311" calcext:value-type="float">
            <text:p>20.060311</text:p>
          </table:table-cell>
          <table:table-cell office:value-type="float" office:value="184141" calcext:value-type="float">
            <text:p>184141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783" calcext:value-type="float">
            <text:p>66783</text:p>
          </table:table-cell>
          <table:table-cell office:value-type="float" office:value="7" calcext:value-type="float">
            <text:p>7</text:p>
          </table:table-cell>
          <table:table-cell office:value-type="float" office:value="-129.761551" calcext:value-type="float">
            <text:p>-129.761551</text:p>
          </table:table-cell>
          <table:table-cell office:value-type="float" office:value="-132.398" calcext:value-type="float">
            <text:p>-132.398</text:p>
          </table:table-cell>
          <table:table-cell office:value-type="float" office:value="-129.761551" calcext:value-type="float">
            <text:p>-129.761551</text:p>
          </table:table-cell>
          <table:table-cell office:value-type="float" office:value="-132.398" calcext:value-type="float">
            <text:p>-132.398</text:p>
          </table:table-cell>
          <table:table-cell office:value-type="float" office:value="-129.693413" calcext:value-type="float">
            <text:p>-129.693413</text:p>
          </table:table-cell>
          <table:table-cell office:value-type="float" office:value="1.601905" calcext:value-type="float">
            <text:p>1.601905</text:p>
          </table:table-cell>
          <table:table-cell/>
          <table:table-cell office:value-type="float" office:value="1.429807" calcext:value-type="float">
            <text:p>1.429807</text:p>
          </table:table-cell>
          <table:table-cell office:value-type="float" office:value="6.668104" calcext:value-type="float">
            <text:p>6.668104</text:p>
          </table:table-cell>
          <table:table-cell office:value-type="float" office:value="6.647347" calcext:value-type="float">
            <text:p>6.647347</text:p>
          </table:table-cell>
          <table:table-cell office:value-type="float" office:value="12.099487" calcext:value-type="float">
            <text:p>12.099487</text:p>
          </table:table-cell>
          <table:table-cell office:value-type="float" office:value="184136" calcext:value-type="float">
            <text:p>184136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785" calcext:value-type="float">
            <text:p>66785</text:p>
          </table:table-cell>
          <table:table-cell office:value-type="float" office:value="8" calcext:value-type="float">
            <text:p>8</text:p>
          </table:table-cell>
          <table:table-cell office:value-type="float" office:value="-129.761551" calcext:value-type="float">
            <text:p>-129.761551</text:p>
          </table:table-cell>
          <table:table-cell office:value-type="float" office:value="-130.473" calcext:value-type="float">
            <text:p>-130.473</text:p>
          </table:table-cell>
          <table:table-cell office:value-type="float" office:value="-129.761551" calcext:value-type="float">
            <text:p>-129.761551</text:p>
          </table:table-cell>
          <table:table-cell office:value-type="float" office:value="-130.473" calcext:value-type="float">
            <text:p>-130.473</text:p>
          </table:table-cell>
          <table:table-cell office:value-type="float" office:value="-129.737392" calcext:value-type="float">
            <text:p>-129.737392</text:p>
          </table:table-cell>
          <table:table-cell office:value-type="float" office:value="1.611629" calcext:value-type="float">
            <text:p>1.611629</text:p>
          </table:table-cell>
          <table:table-cell/>
          <table:table-cell office:value-type="float" office:value="1.5156" calcext:value-type="float">
            <text:p>1.5156</text:p>
          </table:table-cell>
          <table:table-cell office:value-type="float" office:value="6.567366" calcext:value-type="float">
            <text:p>6.567366</text:p>
          </table:table-cell>
          <table:table-cell office:value-type="float" office:value="6.659721" calcext:value-type="float">
            <text:p>6.659721</text:p>
          </table:table-cell>
          <table:table-cell office:value-type="float" office:value="12.92842" calcext:value-type="float">
            <text:p>12.92842</text:p>
          </table:table-cell>
          <table:table-cell office:value-type="float" office:value="184136" calcext:value-type="float">
            <text:p>184136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803" calcext:value-type="float">
            <text:p>66803</text:p>
          </table:table-cell>
          <table:table-cell office:value-type="float" office:value="6" calcext:value-type="float">
            <text:p>6</text:p>
          </table:table-cell>
          <table:table-cell office:value-type="float" office:value="-129.737392" calcext:value-type="float">
            <text:p>-129.737392</text:p>
          </table:table-cell>
          <table:table-cell office:value-type="float" office:value="-123.141" calcext:value-type="float">
            <text:p>-123.141</text:p>
          </table:table-cell>
          <table:table-cell office:value-type="float" office:value="-129.737392" calcext:value-type="float">
            <text:p>-129.737392</text:p>
          </table:table-cell>
          <table:table-cell office:value-type="float" office:value="-123.141" calcext:value-type="float">
            <text:p>-123.141</text:p>
          </table:table-cell>
          <table:table-cell office:value-type="float" office:value="-129.751345" calcext:value-type="float">
            <text:p>-129.751345</text:p>
          </table:table-cell>
          <table:table-cell office:value-type="float" office:value="1.261031" calcext:value-type="float">
            <text:p>1.261031</text:p>
          </table:table-cell>
          <table:table-cell/>
          <table:table-cell office:value-type="float" office:value="1.563906" calcext:value-type="float">
            <text:p>1.563906</text:p>
          </table:table-cell>
          <table:table-cell office:value-type="float" office:value="6.668577" calcext:value-type="float">
            <text:p>6.668577</text:p>
          </table:table-cell>
          <table:table-cell office:value-type="float" office:value="6.613848" calcext:value-type="float">
            <text:p>6.613848</text:p>
          </table:table-cell>
          <table:table-cell office:value-type="float" office:value="20.042497" calcext:value-type="float">
            <text:p>20.042497</text:p>
          </table:table-cell>
          <table:table-cell office:value-type="float" office:value="184143" calcext:value-type="float">
            <text:p>184143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823" calcext:value-type="float">
            <text:p>66823</text:p>
          </table:table-cell>
          <table:table-cell office:value-type="float" office:value="7" calcext:value-type="float">
            <text:p>7</text:p>
          </table:table-cell>
          <table:table-cell office:value-type="float" office:value="-129.751345" calcext:value-type="float">
            <text:p>-129.751345</text:p>
          </table:table-cell>
          <table:table-cell office:value-type="float" office:value="-132.405" calcext:value-type="float">
            <text:p>-132.405</text:p>
          </table:table-cell>
          <table:table-cell office:value-type="float" office:value="-129.751345" calcext:value-type="float">
            <text:p>-129.751345</text:p>
          </table:table-cell>
          <table:table-cell office:value-type="float" office:value="-132.405" calcext:value-type="float">
            <text:p>-132.405</text:p>
          </table:table-cell>
          <table:table-cell office:value-type="float" office:value="-129.68606" calcext:value-type="float">
            <text:p>-129.68606</text:p>
          </table:table-cell>
          <table:table-cell office:value-type="float" office:value="1.603329" calcext:value-type="float">
            <text:p>1.603329</text:p>
          </table:table-cell>
          <table:table-cell/>
          <table:table-cell office:value-type="float" office:value="1.414194" calcext:value-type="float">
            <text:p>1.414194</text:p>
          </table:table-cell>
          <table:table-cell office:value-type="float" office:value="6.670349" calcext:value-type="float">
            <text:p>6.670349</text:p>
          </table:table-cell>
          <table:table-cell office:value-type="float" office:value="6.649829" calcext:value-type="float">
            <text:p>6.649829</text:p>
          </table:table-cell>
          <table:table-cell office:value-type="float" office:value="12.140768" calcext:value-type="float">
            <text:p>12.140768</text:p>
          </table:table-cell>
          <table:table-cell office:value-type="float" office:value="184138" calcext:value-type="float">
            <text:p>184138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825" calcext:value-type="float">
            <text:p>66825</text:p>
          </table:table-cell>
          <table:table-cell office:value-type="float" office:value="8" calcext:value-type="float">
            <text:p>8</text:p>
          </table:table-cell>
          <table:table-cell office:value-type="float" office:value="-129.751345" calcext:value-type="float">
            <text:p>-129.751345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51345" calcext:value-type="float">
            <text:p>-129.751345</text:p>
          </table:table-cell>
          <table:table-cell office:value-type="float" office:value="-130.456" calcext:value-type="float">
            <text:p>-130.456</text:p>
          </table:table-cell>
          <table:table-cell office:value-type="float" office:value="-129.730131" calcext:value-type="float">
            <text:p>-129.730131</text:p>
          </table:table-cell>
          <table:table-cell office:value-type="float" office:value="1.611347" calcext:value-type="float">
            <text:p>1.611347</text:p>
          </table:table-cell>
          <table:table-cell/>
          <table:table-cell office:value-type="float" office:value="1.508505" calcext:value-type="float">
            <text:p>1.508505</text:p>
          </table:table-cell>
          <table:table-cell office:value-type="float" office:value="6.56766" calcext:value-type="float">
            <text:p>6.56766</text:p>
          </table:table-cell>
          <table:table-cell office:value-type="float" office:value="6.662295" calcext:value-type="float">
            <text:p>6.662295</text:p>
          </table:table-cell>
          <table:table-cell office:value-type="float" office:value="12.92022" calcext:value-type="float">
            <text:p>12.92022</text:p>
          </table:table-cell>
          <table:table-cell office:value-type="float" office:value="184138" calcext:value-type="float">
            <text:p>184138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843" calcext:value-type="float">
            <text:p>66843</text:p>
          </table:table-cell>
          <table:table-cell office:value-type="float" office:value="6" calcext:value-type="float">
            <text:p>6</text:p>
          </table:table-cell>
          <table:table-cell office:value-type="float" office:value="-129.730131" calcext:value-type="float">
            <text:p>-129.730131</text:p>
          </table:table-cell>
          <table:table-cell office:value-type="float" office:value="-123.099" calcext:value-type="float">
            <text:p>-123.099</text:p>
          </table:table-cell>
          <table:table-cell office:value-type="float" office:value="-129.730131" calcext:value-type="float">
            <text:p>-129.730131</text:p>
          </table:table-cell>
          <table:table-cell office:value-type="float" office:value="-123.099" calcext:value-type="float">
            <text:p>-123.099</text:p>
          </table:table-cell>
          <table:table-cell office:value-type="float" office:value="-129.738456" calcext:value-type="float">
            <text:p>-129.738456</text:p>
          </table:table-cell>
          <table:table-cell office:value-type="float" office:value="1.261226" calcext:value-type="float">
            <text:p>1.261226</text:p>
          </table:table-cell>
          <table:table-cell/>
          <table:table-cell office:value-type="float" office:value="1.560221" calcext:value-type="float">
            <text:p>1.560221</text:p>
          </table:table-cell>
          <table:table-cell office:value-type="float" office:value="6.668504" calcext:value-type="float">
            <text:p>6.668504</text:p>
          </table:table-cell>
          <table:table-cell office:value-type="float" office:value="6.615299" calcext:value-type="float">
            <text:p>6.615299</text:p>
          </table:table-cell>
          <table:table-cell office:value-type="float" office:value="20.08445" calcext:value-type="float">
            <text:p>20.08445</text:p>
          </table:table-cell>
          <table:table-cell office:value-type="float" office:value="184145" calcext:value-type="float">
            <text:p>184145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863" calcext:value-type="float">
            <text:p>66863</text:p>
          </table:table-cell>
          <table:table-cell office:value-type="float" office:value="7" calcext:value-type="float">
            <text:p>7</text:p>
          </table:table-cell>
          <table:table-cell office:value-type="float" office:value="-129.738456" calcext:value-type="float">
            <text:p>-129.738456</text:p>
          </table:table-cell>
          <table:table-cell office:value-type="float" office:value="-132.434" calcext:value-type="float">
            <text:p>-132.434</text:p>
          </table:table-cell>
          <table:table-cell office:value-type="float" office:value="-129.738456" calcext:value-type="float">
            <text:p>-129.738456</text:p>
          </table:table-cell>
          <table:table-cell office:value-type="float" office:value="-132.434" calcext:value-type="float">
            <text:p>-132.434</text:p>
          </table:table-cell>
          <table:table-cell office:value-type="float" office:value="-129.672991" calcext:value-type="float">
            <text:p>-129.672991</text:p>
          </table:table-cell>
          <table:table-cell office:value-type="float" office:value="1.603077" calcext:value-type="float">
            <text:p>1.603077</text:p>
          </table:table-cell>
          <table:table-cell/>
          <table:table-cell office:value-type="float" office:value="1.412412" calcext:value-type="float">
            <text:p>1.412412</text:p>
          </table:table-cell>
          <table:table-cell office:value-type="float" office:value="6.670718" calcext:value-type="float">
            <text:p>6.670718</text:p>
          </table:table-cell>
          <table:table-cell office:value-type="float" office:value="6.650449" calcext:value-type="float">
            <text:p>6.650449</text:p>
          </table:table-cell>
          <table:table-cell office:value-type="float" office:value="12.180959" calcext:value-type="float">
            <text:p>12.180959</text:p>
          </table:table-cell>
          <table:table-cell office:value-type="float" office:value="184140" calcext:value-type="float">
            <text:p>184140</text:p>
          </table:table-cell>
          <table:table-cell office:value-type="float" office:value="1.574334" calcext:value-type="float">
            <text:p>1.574334</text:p>
          </table:table-cell>
        </table:table-row>
        <table:table-row table:style-name="ro1">
          <table:table-cell office:value-type="float" office:value="66864" calcext:value-type="float">
            <text:p>66864</text:p>
          </table:table-cell>
          <table:table-cell office:value-type="float" office:value="8" calcext:value-type="float">
            <text:p>8</text:p>
          </table:table-cell>
          <table:table-cell office:value-type="float" office:value="-129.738456" calcext:value-type="float">
            <text:p>-129.738456</text:p>
          </table:table-cell>
          <table:table-cell office:value-type="float" office:value="-130.463" calcext:value-type="float">
            <text:p>-130.463</text:p>
          </table:table-cell>
          <table:table-cell office:value-type="float" office:value="-129.738456" calcext:value-type="float">
            <text:p>-129.738456</text:p>
          </table:table-cell>
          <table:table-cell office:value-type="float" office:value="-130.463" calcext:value-type="float">
            <text:p>-130.463</text:p>
          </table:table-cell>
          <table:table-cell office:value-type="float" office:value="-129.717548" calcext:value-type="float">
            <text:p>-129.717548</text:p>
          </table:table-cell>
          <table:table-cell office:value-type="float" office:value="1.61099" calcext:value-type="float">
            <text:p>1.61099</text:p>
          </table:table-cell>
          <table:table-cell/>
          <table:table-cell office:value-type="float" office:value="1.507487" calcext:value-type="float">
            <text:p>1.507487</text:p>
          </table:table-cell>
          <table:table-cell office:value-type="float" office:value="6.568031" calcext:value-type="float">
            <text:p>6.568031</text:p>
          </table:table-cell>
          <table:table-cell office:value-type="float" office:value="6.662839" calcext:value-type="float">
            <text:p>6.662839</text:p>
          </table:table-cell>
          <table:table-cell office:value-type="float" office:value="12.944225" calcext:value-type="float">
            <text:p>12.944225</text:p>
          </table:table-cell>
          <table:table-cell office:value-type="float" office:value="184140" calcext:value-type="float">
            <text:p>184140</text:p>
          </table:table-cell>
          <table:table-cell office:value-type="float" office:value="1.883715" calcext:value-type="float">
            <text:p>1.883715</text:p>
          </table:table-cell>
        </table:table-row>
        <table:table-row table:style-name="ro1">
          <table:table-cell office:value-type="float" office:value="66883" calcext:value-type="float">
            <text:p>66883</text:p>
          </table:table-cell>
          <table:table-cell office:value-type="float" office:value="6" calcext:value-type="float">
            <text:p>6</text:p>
          </table:table-cell>
          <table:table-cell office:value-type="float" office:value="-129.717548" calcext:value-type="float">
            <text:p>-129.717548</text:p>
          </table:table-cell>
          <table:table-cell office:value-type="float" office:value="-123.105" calcext:value-type="float">
            <text:p>-123.105</text:p>
          </table:table-cell>
          <table:table-cell office:value-type="float" office:value="-129.717548" calcext:value-type="float">
            <text:p>-129.717548</text:p>
          </table:table-cell>
          <table:table-cell office:value-type="float" office:value="-123.105" calcext:value-type="float">
            <text:p>-123.105</text:p>
          </table:table-cell>
          <table:table-cell office:value-type="float" office:value="-129.728849" calcext:value-type="float">
            <text:p>-129.728849</text:p>
          </table:table-cell>
          <table:table-cell office:value-type="float" office:value="1.261563" calcext:value-type="float">
            <text:p>1.261563</text:p>
          </table:table-cell>
          <table:table-cell/>
          <table:table-cell office:value-type="float" office:value="1.55954" calcext:value-type="float">
            <text:p>1.55954</text:p>
          </table:table-cell>
          <table:table-cell office:value-type="float" office:value="6.668376" calcext:value-type="float">
            <text:p>6.668376</text:p>
          </table:table-cell>
          <table:table-cell office:value-type="float" office:value="6.615766" calcext:value-type="float">
            <text:p>6.615766</text:p>
          </table:table-cell>
          <table:table-cell office:value-type="float" office:value="20.062008" calcext:value-type="float">
            <text:p>20.062008</text:p>
          </table:table-cell>
          <table:table-cell office:value-type="float" office:value="184147" calcext:value-type="float">
            <text:p>184147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904" calcext:value-type="float">
            <text:p>66904</text:p>
          </table:table-cell>
          <table:table-cell office:value-type="float" office:value="6" calcext:value-type="float">
            <text:p>6</text:p>
          </table:table-cell>
          <table:table-cell office:value-type="float" office:value="-129.728849" calcext:value-type="float">
            <text:p>-129.728849</text:p>
          </table:table-cell>
          <table:table-cell office:value-type="float" office:value="-123.105" calcext:value-type="float">
            <text:p>-123.105</text:p>
          </table:table-cell>
          <table:table-cell office:value-type="float" office:value="-129.728849" calcext:value-type="float">
            <text:p>-129.728849</text:p>
          </table:table-cell>
          <table:table-cell office:value-type="float" office:value="-123.105" calcext:value-type="float">
            <text:p>-123.105</text:p>
          </table:table-cell>
          <table:table-cell office:value-type="float" office:value="-129.663439" calcext:value-type="float">
            <text:p>-129.663439</text:p>
          </table:table-cell>
          <table:table-cell office:value-type="float" office:value="1.26126" calcext:value-type="float">
            <text:p>1.26126</text:p>
          </table:table-cell>
          <table:table-cell/>
          <table:table-cell office:value-type="float" office:value="1.412219" calcext:value-type="float">
            <text:p>1.412219</text:p>
          </table:table-cell>
          <table:table-cell office:value-type="float" office:value="6.668491" calcext:value-type="float">
            <text:p>6.668491</text:p>
          </table:table-cell>
          <table:table-cell office:value-type="float" office:value="6.650574" calcext:value-type="float">
            <text:p>6.650574</text:p>
          </table:table-cell>
          <table:table-cell office:value-type="float" office:value="20.075655" calcext:value-type="float">
            <text:p>20.075655</text:p>
          </table:table-cell>
          <table:table-cell office:value-type="float" office:value="184149" calcext:value-type="float">
            <text:p>184149</text:p>
          </table:table-cell>
          <table:table-cell office:value-type="float" office:value="1.884552" calcext:value-type="float">
            <text:p>1.884552</text:p>
          </table:table-cell>
        </table:table-row>
        <table:table-row table:style-name="ro1">
          <table:table-cell office:value-type="float" office:value="66905" calcext:value-type="float">
            <text:p>66905</text:p>
          </table:table-cell>
          <table:table-cell office:value-type="float" office:value="7" calcext:value-type="float">
            <text:p>7</text:p>
          </table:table-cell>
          <table:table-cell office:value-type="float" office:value="-129.728849" calcext:value-type="float">
            <text:p>-129.728849</text:p>
          </table:table-cell>
          <table:table-cell office:value-type="float" office:value="-132.408" calcext:value-type="float">
            <text:p>-132.408</text:p>
          </table:table-cell>
          <table:table-cell office:value-type="float" office:value="-129.728849" calcext:value-type="float">
            <text:p>-129.728849</text:p>
          </table:table-cell>
          <table:table-cell office:value-type="float" office:value="-132.408" calcext:value-type="float">
            <text:p>-132.408</text:p>
          </table:table-cell>
          <table:table-cell office:value-type="float" office:value="-129.598747" calcext:value-type="float">
            <text:p>-129.598747</text:p>
          </table:table-cell>
          <table:table-cell office:value-type="float" office:value="1.601265" calcext:value-type="float">
            <text:p>1.601265</text:p>
          </table:table-cell>
          <table:table-cell/>
          <table:table-cell office:value-type="float" office:value="1.337327" calcext:value-type="float">
            <text:p>1.337327</text:p>
          </table:table-cell>
          <table:table-cell office:value-type="float" office:value="6.66904" calcext:value-type="float">
            <text:p>6.66904</text:p>
          </table:table-cell>
          <table:table-cell office:value-type="float" office:value="6.6638" calcext:value-type="float">
            <text:p>6.6638</text:p>
          </table:table-cell>
          <table:table-cell office:value-type="float" office:value="12.140375" calcext:value-type="float">
            <text:p>12.140375</text:p>
          </table:table-cell>
          <table:table-cell office:value-type="float" office:value="184142" calcext:value-type="float">
            <text:p>184142</text:p>
          </table:table-cell>
          <table:table-cell office:value-type="float" office:value="1.571884" calcext:value-type="float">
            <text:p>1.571884</text:p>
          </table:table-cell>
        </table:table-row>
        <table:table-row table:style-name="ro1">
          <table:table-cell office:value-type="float" office:value="66908" calcext:value-type="float">
            <text:p>66908</text:p>
          </table:table-cell>
          <table:table-cell office:value-type="float" office:value="8" calcext:value-type="float">
            <text:p>8</text:p>
          </table:table-cell>
          <table:table-cell office:value-type="float" office:value="-129.728849" calcext:value-type="float">
            <text:p>-129.728849</text:p>
          </table:table-cell>
          <table:table-cell office:value-type="float" office:value="-130.458" calcext:value-type="float">
            <text:p>-130.458</text:p>
          </table:table-cell>
          <table:table-cell office:value-type="float" office:value="-129.728849" calcext:value-type="float">
            <text:p>-129.728849</text:p>
          </table:table-cell>
          <table:table-cell office:value-type="float" office:value="-130.458" calcext:value-type="float">
            <text:p>-130.458</text:p>
          </table:table-cell>
          <table:table-cell office:value-type="float" office:value="-129.70792" calcext:value-type="float">
            <text:p>-129.70792</text:p>
          </table:table-cell>
          <table:table-cell office:value-type="float" office:value="1.610725" calcext:value-type="float">
            <text:p>1.610725</text:p>
          </table:table-cell>
          <table:table-cell/>
          <table:table-cell office:value-type="float" office:value="1.506507" calcext:value-type="float">
            <text:p>1.506507</text:p>
          </table:table-cell>
          <table:table-cell office:value-type="float" office:value="6.568308" calcext:value-type="float">
            <text:p>6.568308</text:p>
          </table:table-cell>
          <table:table-cell office:value-type="float" office:value="6.662032" calcext:value-type="float">
            <text:p>6.662032</text:p>
          </table:table-cell>
          <table:table-cell office:value-type="float" office:value="12.949786" calcext:value-type="float">
            <text:p>12.949786</text:p>
          </table:table-cell>
          <table:table-cell office:value-type="float" office:value="184142" calcext:value-type="float">
            <text:p>184142</text:p>
          </table:table-cell>
          <table:table-cell office:value-type="float" office:value="1.883715" calcext:value-type="float">
            <text:p>1.883715</text:p>
          </table:table-cell>
        </table:table-row>
      </table:table>
      <table:table table:name="Sheet2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4968" calcext:value-type="float">
            <text:p>-91.414968</text:p>
          </table:table-cell>
          <table:table-cell office:value-type="float" office:value="-91.469" calcext:value-type="float">
            <text:p>-91.469</text:p>
          </table:table-cell>
          <table:table-cell office:value-type="float" office:value="-91.414968" calcext:value-type="float">
            <text:p>-91.414968</text:p>
          </table:table-cell>
          <table:table-cell office:value-type="float" office:value="-91.469" calcext:value-type="float">
            <text:p>-91.469</text:p>
          </table:table-cell>
          <table:table-cell office:value-type="float" office:value="-91.418155" calcext:value-type="float">
            <text:p>-91.418155</text:p>
          </table:table-cell>
          <table:table-cell office:value-type="float" office:value="1.849403" calcext:value-type="float">
            <text:p>1.849403</text:p>
          </table:table-cell>
          <table:table-cell office:value-type="float" office:value="1.849421" calcext:value-type="float">
            <text:p>1.849421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184086" calcext:value-type="float">
            <text:p>6.184086</text:p>
          </table:table-cell>
          <table:table-cell table:formula="of:=[.H2]-[.S2]" office:value-type="float" office:value="-0.022729" calcext:value-type="float">
            <text:p>-0.022729</text:p>
          </table:table-cell>
          <table:table-cell office:value-type="float" office:value="7" calcext:value-type="float">
            <text:p>7</text:p>
          </table:table-cell>
          <table:table-cell office:value-type="float" office:value="26.09074" calcext:value-type="float">
            <text:p>26.09074</text:p>
          </table:table-cell>
          <table:table-cell office:value-type="float" office:value="25.335" calcext:value-type="float">
            <text:p>25.335</text:p>
          </table:table-cell>
          <table:table-cell office:value-type="float" office:value="26.09074" calcext:value-type="float">
            <text:p>26.09074</text:p>
          </table:table-cell>
          <table:table-cell office:value-type="float" office:value="25.335" calcext:value-type="float">
            <text:p>25.335</text:p>
          </table:table-cell>
          <table:table-cell office:value-type="float" office:value="26.097242" calcext:value-type="float">
            <text:p>26.097242</text:p>
          </table:table-cell>
          <table:table-cell office:value-type="float" office:value="1.871437" calcext:value-type="float">
            <text:p>1.871437</text:p>
          </table:table-cell>
          <table:table-cell office:value-type="float" office:value="1.87215" calcext:value-type="float">
            <text:p>1.87215</text:p>
          </table:table-cell>
          <table:table-cell office:value-type="float" office:value="6.060847" calcext:value-type="float">
            <text:p>6.060847</text:p>
          </table:table-cell>
          <table:table-cell office:value-type="float" office:value="6.005232" calcext:value-type="float">
            <text:p>6.005232</text:p>
          </table:table-cell>
          <table:table-cell office:value-type="float" office:value="16.753516" calcext:value-type="float">
            <text:p>16.753516</text:p>
          </table:table-cell>
          <table:table-cell office:value-type="float" office:value="217618" calcext:value-type="float">
            <text:p>217618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155" calcext:value-type="float">
            <text:p>-91.418155</text:p>
          </table:table-cell>
          <table:table-cell office:value-type="float" office:value="-91.467" calcext:value-type="float">
            <text:p>-91.467</text:p>
          </table:table-cell>
          <table:table-cell office:value-type="float" office:value="-91.418155" calcext:value-type="float">
            <text:p>-91.418155</text:p>
          </table:table-cell>
          <table:table-cell office:value-type="float" office:value="-91.467" calcext:value-type="float">
            <text:p>-91.467</text:p>
          </table:table-cell>
          <table:table-cell office:value-type="float" office:value="-91.418826" calcext:value-type="float">
            <text:p>-91.418826</text:p>
          </table:table-cell>
          <table:table-cell office:value-type="float" office:value="1.849291" calcext:value-type="float">
            <text:p>1.849291</text:p>
          </table:table-cell>
          <table:table-cell office:value-type="float" office:value="1.849412" calcext:value-type="float">
            <text:p>1.849412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184086" calcext:value-type="float">
            <text:p>6.184086</text:p>
          </table:table-cell>
          <table:table-cell table:formula="of:=[.G2]-[.R3]" office:value-type="float" office:value="-0.023749" calcext:value-type="float">
            <text:p>-0.023749</text:p>
          </table:table-cell>
          <table:table-cell office:value-type="float" office:value="8" calcext:value-type="float">
            <text:p>8</text:p>
          </table:table-cell>
          <table:table-cell office:value-type="float" office:value="26.09074" calcext:value-type="float">
            <text:p>26.09074</text:p>
          </table:table-cell>
          <table:table-cell office:value-type="float" office:value="26.675" calcext:value-type="float">
            <text:p>26.675</text:p>
          </table:table-cell>
          <table:table-cell office:value-type="float" office:value="26.09074" calcext:value-type="float">
            <text:p>26.09074</text:p>
          </table:table-cell>
          <table:table-cell office:value-type="float" office:value="26.675" calcext:value-type="float">
            <text:p>26.675</text:p>
          </table:table-cell>
          <table:table-cell office:value-type="float" office:value="26.08825" calcext:value-type="float">
            <text:p>26.08825</text:p>
          </table:table-cell>
          <table:table-cell office:value-type="float" office:value="1.873152" calcext:value-type="float">
            <text:p>1.873152</text:p>
          </table:table-cell>
          <table:table-cell office:value-type="float" office:value="1.871611" calcext:value-type="float">
            <text:p>1.871611</text:p>
          </table:table-cell>
          <table:table-cell office:value-type="float" office:value="5.97733" calcext:value-type="float">
            <text:p>5.97733</text:p>
          </table:table-cell>
          <table:table-cell office:value-type="float" office:value="6.033037" calcext:value-type="float">
            <text:p>6.033037</text:p>
          </table:table-cell>
          <table:table-cell office:value-type="float" office:value="17.687742" calcext:value-type="float">
            <text:p>17.687742</text:p>
          </table:table-cell>
          <table:table-cell office:value-type="float" office:value="217618" calcext:value-type="float">
            <text:p>217618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826" calcext:value-type="float">
            <text:p>-91.418826</text:p>
          </table:table-cell>
          <table:table-cell office:value-type="float" office:value="-91.439" calcext:value-type="float">
            <text:p>-91.439</text:p>
          </table:table-cell>
          <table:table-cell office:value-type="float" office:value="-91.418826" calcext:value-type="float">
            <text:p>-91.418826</text:p>
          </table:table-cell>
          <table:table-cell office:value-type="float" office:value="-91.439" calcext:value-type="float">
            <text:p>-91.439</text:p>
          </table:table-cell>
          <table:table-cell office:value-type="float" office:value="-91.419462" calcext:value-type="float">
            <text:p>-91.419462</text:p>
          </table:table-cell>
          <table:table-cell office:value-type="float" office:value="1.849267" calcext:value-type="float">
            <text:p>1.849267</text:p>
          </table:table-cell>
          <table:table-cell office:value-type="float" office:value="1.849351" calcext:value-type="float">
            <text:p>1.849351</text:p>
          </table:table-cell>
          <table:table-cell table:number-columns-repeated="2"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9481" calcext:value-type="float">
            <text:p>26.09481</text:p>
          </table:table-cell>
          <table:table-cell/>
          <table:table-cell office:value-type="float" office:value="1.872241" calcext:value-type="float">
            <text:p>1.872241</text:p>
          </table:table-cell>
          <table:table-cell/>
          <table:table-cell office:value-type="float" office:value="6.00518" calcext:value-type="float">
            <text:p>6.005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91.419737" calcext:value-type="float">
            <text:p>-91.419737</text:p>
          </table:table-cell>
          <table:table-cell/>
          <table:table-cell office:value-type="float" office:value="1.849309" calcext:value-type="float">
            <text:p>1.849309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825" calcext:value-type="float">
            <text:p>26.08825</text:p>
          </table:table-cell>
          <table:table-cell office:value-type="float" office:value="25.345" calcext:value-type="float">
            <text:p>25.345</text:p>
          </table:table-cell>
          <table:table-cell office:value-type="float" office:value="26.08825" calcext:value-type="float">
            <text:p>26.08825</text:p>
          </table:table-cell>
          <table:table-cell office:value-type="float" office:value="25.345" calcext:value-type="float">
            <text:p>25.345</text:p>
          </table:table-cell>
          <table:table-cell office:value-type="float" office:value="26.09481" calcext:value-type="float">
            <text:p>26.09481</text:p>
          </table:table-cell>
          <table:table-cell office:value-type="float" office:value="1.871459" calcext:value-type="float">
            <text:p>1.871459</text:p>
          </table:table-cell>
          <table:table-cell office:value-type="float" office:value="1.872241" calcext:value-type="float">
            <text:p>1.872241</text:p>
          </table:table-cell>
          <table:table-cell office:value-type="float" office:value="6.060764" calcext:value-type="float">
            <text:p>6.060764</text:p>
          </table:table-cell>
          <table:table-cell office:value-type="float" office:value="6.00518" calcext:value-type="float">
            <text:p>6.00518</text:p>
          </table:table-cell>
          <table:table-cell office:value-type="float" office:value="16.734061" calcext:value-type="float">
            <text:p>16.734061</text:p>
          </table:table-cell>
          <table:table-cell office:value-type="float" office:value="217620" calcext:value-type="float">
            <text:p>217620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462" calcext:value-type="float">
            <text:p>-91.419462</text:p>
          </table:table-cell>
          <table:table-cell office:value-type="float" office:value="-91.433" calcext:value-type="float">
            <text:p>-91.433</text:p>
          </table:table-cell>
          <table:table-cell office:value-type="float" office:value="-91.419462" calcext:value-type="float">
            <text:p>-91.419462</text:p>
          </table:table-cell>
          <table:table-cell office:value-type="float" office:value="-91.433" calcext:value-type="float">
            <text:p>-91.433</text:p>
          </table:table-cell>
          <table:table-cell office:value-type="float" office:value="-91.419737" calcext:value-type="float">
            <text:p>-91.419737</text:p>
          </table:table-cell>
          <table:table-cell office:value-type="float" office:value="1.849245" calcext:value-type="float">
            <text:p>1.849245</text:p>
          </table:table-cell>
          <table:table-cell office:value-type="float" office:value="1.849309" calcext:value-type="float">
            <text:p>1.849309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8825" calcext:value-type="float">
            <text:p>26.08825</text:p>
          </table:table-cell>
          <table:table-cell office:value-type="float" office:value="26.704" calcext:value-type="float">
            <text:p>26.704</text:p>
          </table:table-cell>
          <table:table-cell office:value-type="float" office:value="26.08825" calcext:value-type="float">
            <text:p>26.08825</text:p>
          </table:table-cell>
          <table:table-cell office:value-type="float" office:value="26.704" calcext:value-type="float">
            <text:p>26.704</text:p>
          </table:table-cell>
          <table:table-cell office:value-type="float" office:value="26.085955" calcext:value-type="float">
            <text:p>26.085955</text:p>
          </table:table-cell>
          <table:table-cell office:value-type="float" office:value="1.873196" calcext:value-type="float">
            <text:p>1.873196</text:p>
          </table:table-cell>
          <table:table-cell office:value-type="float" office:value="1.87167" calcext:value-type="float">
            <text:p>1.87167</text:p>
          </table:table-cell>
          <table:table-cell office:value-type="float" office:value="5.977247" calcext:value-type="float">
            <text:p>5.977247</text:p>
          </table:table-cell>
          <table:table-cell office:value-type="float" office:value="6.032969" calcext:value-type="float">
            <text:p>6.032969</text:p>
          </table:table-cell>
          <table:table-cell office:value-type="float" office:value="17.740366" calcext:value-type="float">
            <text:p>17.740366</text:p>
          </table:table-cell>
          <table:table-cell office:value-type="float" office:value="217620" calcext:value-type="float">
            <text:p>217620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737" calcext:value-type="float">
            <text:p>-91.419737</text:p>
          </table:table-cell>
          <table:table-cell office:value-type="float" office:value="-91.422" calcext:value-type="float">
            <text:p>-91.422</text:p>
          </table:table-cell>
          <table:table-cell office:value-type="float" office:value="-91.419737" calcext:value-type="float">
            <text:p>-91.419737</text:p>
          </table:table-cell>
          <table:table-cell office:value-type="float" office:value="-91.422" calcext:value-type="float">
            <text:p>-91.422</text:p>
          </table:table-cell>
          <table:table-cell office:value-type="float" office:value="-91.417186" calcext:value-type="float">
            <text:p>-91.417186</text:p>
          </table:table-cell>
          <table:table-cell office:value-type="float" office:value="1.849235" calcext:value-type="float">
            <text:p>1.849235</text:p>
          </table:table-cell>
          <table:table-cell office:value-type="float" office:value="1.849277" calcext:value-type="float">
            <text:p>1.84927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5955" calcext:value-type="float">
            <text:p>26.085955</text:p>
          </table:table-cell>
          <table:table-cell office:value-type="float" office:value="25.349" calcext:value-type="float">
            <text:p>25.349</text:p>
          </table:table-cell>
          <table:table-cell office:value-type="float" office:value="26.085955" calcext:value-type="float">
            <text:p>26.085955</text:p>
          </table:table-cell>
          <table:table-cell office:value-type="float" office:value="25.349" calcext:value-type="float">
            <text:p>25.349</text:p>
          </table:table-cell>
          <table:table-cell office:value-type="float" office:value="26.092845" calcext:value-type="float">
            <text:p>26.092845</text:p>
          </table:table-cell>
          <table:table-cell office:value-type="float" office:value="1.87148" calcext:value-type="float">
            <text:p>1.87148</text:p>
          </table:table-cell>
          <table:table-cell office:value-type="float" office:value="1.872284" calcext:value-type="float">
            <text:p>1.872284</text:p>
          </table:table-cell>
          <table:table-cell office:value-type="float" office:value="6.060687" calcext:value-type="float">
            <text:p>6.060687</text:p>
          </table:table-cell>
          <table:table-cell office:value-type="float" office:value="6.005104" calcext:value-type="float">
            <text:p>6.005104</text:p>
          </table:table-cell>
          <table:table-cell office:value-type="float" office:value="16.724255" calcext:value-type="float">
            <text:p>16.724255</text:p>
          </table:table-cell>
          <table:table-cell office:value-type="float" office:value="217622" calcext:value-type="float">
            <text:p>217622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7186" calcext:value-type="float">
            <text:p>-91.417186</text:p>
          </table:table-cell>
          <table:table-cell office:value-type="float" office:value="-91.398" calcext:value-type="float">
            <text:p>-91.398</text:p>
          </table:table-cell>
          <table:table-cell office:value-type="float" office:value="-91.417186" calcext:value-type="float">
            <text:p>-91.417186</text:p>
          </table:table-cell>
          <table:table-cell office:value-type="float" office:value="-91.398" calcext:value-type="float">
            <text:p>-91.398</text:p>
          </table:table-cell>
          <table:table-cell office:value-type="float" office:value="-91.417237" calcext:value-type="float">
            <text:p>-91.417237</text:p>
          </table:table-cell>
          <table:table-cell office:value-type="float" office:value="1.849325" calcext:value-type="float">
            <text:p>1.849325</text:p>
          </table:table-cell>
          <table:table-cell office:value-type="float" office:value="1.849256" calcext:value-type="float">
            <text:p>1.849256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85955" calcext:value-type="float">
            <text:p>26.085955</text:p>
          </table:table-cell>
          <table:table-cell office:value-type="float" office:value="26.686" calcext:value-type="float">
            <text:p>26.686</text:p>
          </table:table-cell>
          <table:table-cell office:value-type="float" office:value="26.085955" calcext:value-type="float">
            <text:p>26.085955</text:p>
          </table:table-cell>
          <table:table-cell office:value-type="float" office:value="26.686" calcext:value-type="float">
            <text:p>26.686</text:p>
          </table:table-cell>
          <table:table-cell office:value-type="float" office:value="26.084054" calcext:value-type="float">
            <text:p>26.084054</text:p>
          </table:table-cell>
          <table:table-cell office:value-type="float" office:value="1.873235" calcext:value-type="float">
            <text:p>1.873235</text:p>
          </table:table-cell>
          <table:table-cell office:value-type="float" office:value="1.871704" calcext:value-type="float">
            <text:p>1.871704</text:p>
          </table:table-cell>
          <table:table-cell office:value-type="float" office:value="5.977171" calcext:value-type="float">
            <text:p>5.977171</text:p>
          </table:table-cell>
          <table:table-cell office:value-type="float" office:value="6.032893" calcext:value-type="float">
            <text:p>6.032893</text:p>
          </table:table-cell>
          <table:table-cell office:value-type="float" office:value="17.714121" calcext:value-type="float">
            <text:p>17.714121</text:p>
          </table:table-cell>
          <table:table-cell office:value-type="float" office:value="217622" calcext:value-type="float">
            <text:p>217622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7237" calcext:value-type="float">
            <text:p>-91.417237</text:p>
          </table:table-cell>
          <table:table-cell office:value-type="float" office:value="-91.391" calcext:value-type="float">
            <text:p>-91.391</text:p>
          </table:table-cell>
          <table:table-cell office:value-type="float" office:value="-91.417237" calcext:value-type="float">
            <text:p>-91.417237</text:p>
          </table:table-cell>
          <table:table-cell office:value-type="float" office:value="-91.391" calcext:value-type="float">
            <text:p>-91.391</text:p>
          </table:table-cell>
          <table:table-cell office:value-type="float" office:value="-91.416984" calcext:value-type="float">
            <text:p>-91.416984</text:p>
          </table:table-cell>
          <table:table-cell office:value-type="float" office:value="1.849323" calcext:value-type="float">
            <text:p>1.849323</text:p>
          </table:table-cell>
          <table:table-cell office:value-type="float" office:value="1.84929" calcext:value-type="float">
            <text:p>1.84929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4054" calcext:value-type="float">
            <text:p>26.084054</text:p>
          </table:table-cell>
          <table:table-cell office:value-type="float" office:value="25.409" calcext:value-type="float">
            <text:p>25.409</text:p>
          </table:table-cell>
          <table:table-cell office:value-type="float" office:value="26.084054" calcext:value-type="float">
            <text:p>26.084054</text:p>
          </table:table-cell>
          <table:table-cell office:value-type="float" office:value="25.409" calcext:value-type="float">
            <text:p>25.409</text:p>
          </table:table-cell>
          <table:table-cell office:value-type="float" office:value="26.093521" calcext:value-type="float">
            <text:p>26.093521</text:p>
          </table:table-cell>
          <table:table-cell office:value-type="float" office:value="1.871497" calcext:value-type="float">
            <text:p>1.871497</text:p>
          </table:table-cell>
          <table:table-cell office:value-type="float" office:value="1.872325" calcext:value-type="float">
            <text:p>1.872325</text:p>
          </table:table-cell>
          <table:table-cell office:value-type="float" office:value="6.060624" calcext:value-type="float">
            <text:p>6.060624</text:p>
          </table:table-cell>
          <table:table-cell office:value-type="float" office:value="6.005028" calcext:value-type="float">
            <text:p>6.005028</text:p>
          </table:table-cell>
          <table:table-cell office:value-type="float" office:value="16.627837" calcext:value-type="float">
            <text:p>16.627837</text:p>
          </table:table-cell>
          <table:table-cell office:value-type="float" office:value="217623" calcext:value-type="float">
            <text:p>217623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984" calcext:value-type="float">
            <text:p>-91.416984</text:p>
          </table:table-cell>
          <table:table-cell office:value-type="float" office:value="-91.393" calcext:value-type="float">
            <text:p>-91.393</text:p>
          </table:table-cell>
          <table:table-cell office:value-type="float" office:value="-91.416984" calcext:value-type="float">
            <text:p>-91.416984</text:p>
          </table:table-cell>
          <table:table-cell office:value-type="float" office:value="-91.393" calcext:value-type="float">
            <text:p>-91.393</text:p>
          </table:table-cell>
          <table:table-cell office:value-type="float" office:value="-91.416643" calcext:value-type="float">
            <text:p>-91.416643</text:p>
          </table:table-cell>
          <table:table-cell office:value-type="float" office:value="1.849332" calcext:value-type="float">
            <text:p>1.849332</text:p>
          </table:table-cell>
          <table:table-cell office:value-type="float" office:value="1.849307" calcext:value-type="float">
            <text:p>1.84930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84054" calcext:value-type="float">
            <text:p>26.084054</text:p>
          </table:table-cell>
          <table:table-cell office:value-type="float" office:value="26.745" calcext:value-type="float">
            <text:p>26.745</text:p>
          </table:table-cell>
          <table:table-cell office:value-type="float" office:value="26.084054" calcext:value-type="float">
            <text:p>26.084054</text:p>
          </table:table-cell>
          <table:table-cell office:value-type="float" office:value="26.745" calcext:value-type="float">
            <text:p>26.745</text:p>
          </table:table-cell>
          <table:table-cell office:value-type="float" office:value="26.085418" calcext:value-type="float">
            <text:p>26.085418</text:p>
          </table:table-cell>
          <table:table-cell office:value-type="float" office:value="1.873268" calcext:value-type="float">
            <text:p>1.873268</text:p>
          </table:table-cell>
          <table:table-cell office:value-type="float" office:value="1.871747" calcext:value-type="float">
            <text:p>1.871747</text:p>
          </table:table-cell>
          <table:table-cell office:value-type="float" office:value="5.977107" calcext:value-type="float">
            <text:p>5.977107</text:p>
          </table:table-cell>
          <table:table-cell office:value-type="float" office:value="6.032823" calcext:value-type="float">
            <text:p>6.032823</text:p>
          </table:table-cell>
          <table:table-cell office:value-type="float" office:value="17.815894" calcext:value-type="float">
            <text:p>17.815894</text:p>
          </table:table-cell>
          <table:table-cell office:value-type="float" office:value="217623" calcext:value-type="float">
            <text:p>217623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643" calcext:value-type="float">
            <text:p>-91.416643</text:p>
          </table:table-cell>
          <table:table-cell office:value-type="float" office:value="-91.403" calcext:value-type="float">
            <text:p>-91.403</text:p>
          </table:table-cell>
          <table:table-cell office:value-type="float" office:value="-91.416643" calcext:value-type="float">
            <text:p>-91.416643</text:p>
          </table:table-cell>
          <table:table-cell office:value-type="float" office:value="-91.403" calcext:value-type="float">
            <text:p>-91.403</text:p>
          </table:table-cell>
          <table:table-cell office:value-type="float" office:value="-91.416331" calcext:value-type="float">
            <text:p>-91.416331</text:p>
          </table:table-cell>
          <table:table-cell office:value-type="float" office:value="1.849344" calcext:value-type="float">
            <text:p>1.849344</text:p>
          </table:table-cell>
          <table:table-cell office:value-type="float" office:value="1.849319" calcext:value-type="float">
            <text:p>1.849319</text:p>
          </table:table-cell>
          <table:table-cell table:number-columns-repeated="2"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92771" calcext:value-type="float">
            <text:p>26.092771</text:p>
          </table:table-cell>
          <table:table-cell/>
          <table:table-cell office:value-type="float" office:value="1.872349" calcext:value-type="float">
            <text:p>1.872349</text:p>
          </table:table-cell>
          <table:table-cell/>
          <table:table-cell office:value-type="float" office:value="6.004961" calcext:value-type="float">
            <text:p>6.00496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331" calcext:value-type="float">
            <text:p>-91.416331</text:p>
          </table:table-cell>
          <table:table-cell office:value-type="float" office:value="-91.438" calcext:value-type="float">
            <text:p>-91.438</text:p>
          </table:table-cell>
          <table:table-cell office:value-type="float" office:value="-91.416331" calcext:value-type="float">
            <text:p>-91.416331</text:p>
          </table:table-cell>
          <table:table-cell office:value-type="float" office:value="-91.438" calcext:value-type="float">
            <text:p>-91.438</text:p>
          </table:table-cell>
          <table:table-cell office:value-type="float" office:value="-91.416146" calcext:value-type="float">
            <text:p>-91.416146</text:p>
          </table:table-cell>
          <table:table-cell office:value-type="float" office:value="1.849355" calcext:value-type="float">
            <text:p>1.849355</text:p>
          </table:table-cell>
          <table:table-cell office:value-type="float" office:value="1.849332" calcext:value-type="float">
            <text:p>1.849332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5418" calcext:value-type="float">
            <text:p>26.085418</text:p>
          </table:table-cell>
          <table:table-cell office:value-type="float" office:value="25.355" calcext:value-type="float">
            <text:p>25.355</text:p>
          </table:table-cell>
          <table:table-cell office:value-type="float" office:value="26.085418" calcext:value-type="float">
            <text:p>26.085418</text:p>
          </table:table-cell>
          <table:table-cell office:value-type="float" office:value="25.355" calcext:value-type="float">
            <text:p>25.355</text:p>
          </table:table-cell>
          <table:table-cell office:value-type="float" office:value="26.092771" calcext:value-type="float">
            <text:p>26.092771</text:p>
          </table:table-cell>
          <table:table-cell office:value-type="float" office:value="1.871485" calcext:value-type="float">
            <text:p>1.871485</text:p>
          </table:table-cell>
          <table:table-cell office:value-type="float" office:value="1.872349" calcext:value-type="float">
            <text:p>1.872349</text:p>
          </table:table-cell>
          <table:table-cell office:value-type="float" office:value="6.060669" calcext:value-type="float">
            <text:p>6.060669</text:p>
          </table:table-cell>
          <table:table-cell office:value-type="float" office:value="6.004961" calcext:value-type="float">
            <text:p>6.004961</text:p>
          </table:table-cell>
          <table:table-cell office:value-type="float" office:value="16.714074" calcext:value-type="float">
            <text:p>16.714074</text:p>
          </table:table-cell>
          <table:table-cell office:value-type="float" office:value="217625" calcext:value-type="float">
            <text:p>217625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146" calcext:value-type="float">
            <text:p>-91.416146</text:p>
          </table:table-cell>
          <table:table-cell office:value-type="float" office:value="-91.397" calcext:value-type="float">
            <text:p>-91.397</text:p>
          </table:table-cell>
          <table:table-cell office:value-type="float" office:value="-91.416146" calcext:value-type="float">
            <text:p>-91.416146</text:p>
          </table:table-cell>
          <table:table-cell office:value-type="float" office:value="-91.397" calcext:value-type="float">
            <text:p>-91.397</text:p>
          </table:table-cell>
          <table:table-cell office:value-type="float" office:value="-91.416402" calcext:value-type="float">
            <text:p>-91.416402</text:p>
          </table:table-cell>
          <table:table-cell office:value-type="float" office:value="1.849362" calcext:value-type="float">
            <text:p>1.849362</text:p>
          </table:table-cell>
          <table:table-cell office:value-type="float" office:value="1.849343" calcext:value-type="float">
            <text:p>1.849343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85418" calcext:value-type="float">
            <text:p>26.085418</text:p>
          </table:table-cell>
          <table:table-cell office:value-type="float" office:value="26.737" calcext:value-type="float">
            <text:p>26.737</text:p>
          </table:table-cell>
          <table:table-cell office:value-type="float" office:value="26.085418" calcext:value-type="float">
            <text:p>26.085418</text:p>
          </table:table-cell>
          <table:table-cell office:value-type="float" office:value="26.737" calcext:value-type="float">
            <text:p>26.737</text:p>
          </table:table-cell>
          <table:table-cell office:value-type="float" office:value="26.084078" calcext:value-type="float">
            <text:p>26.084078</text:p>
          </table:table-cell>
          <table:table-cell office:value-type="float" office:value="1.873245" calcext:value-type="float">
            <text:p>1.873245</text:p>
          </table:table-cell>
          <table:table-cell office:value-type="float" office:value="1.87174" calcext:value-type="float">
            <text:p>1.87174</text:p>
          </table:table-cell>
          <table:table-cell office:value-type="float" office:value="5.977153" calcext:value-type="float">
            <text:p>5.977153</text:p>
          </table:table-cell>
          <table:table-cell office:value-type="float" office:value="6.032812" calcext:value-type="float">
            <text:p>6.032812</text:p>
          </table:table-cell>
          <table:table-cell office:value-type="float" office:value="17.800245" calcext:value-type="float">
            <text:p>17.800245</text:p>
          </table:table-cell>
          <table:table-cell office:value-type="float" office:value="217625" calcext:value-type="float">
            <text:p>217625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402" calcext:value-type="float">
            <text:p>-91.416402</text:p>
          </table:table-cell>
          <table:table-cell office:value-type="float" office:value="-91.412" calcext:value-type="float">
            <text:p>-91.412</text:p>
          </table:table-cell>
          <table:table-cell office:value-type="float" office:value="-91.416402" calcext:value-type="float">
            <text:p>-91.416402</text:p>
          </table:table-cell>
          <table:table-cell office:value-type="float" office:value="-91.412" calcext:value-type="float">
            <text:p>-91.412</text:p>
          </table:table-cell>
          <table:table-cell office:value-type="float" office:value="-91.416136" calcext:value-type="float">
            <text:p>-91.416136</text:p>
          </table:table-cell>
          <table:table-cell table:number-columns-repeated="2" office:value-type="float" office:value="1.849353" calcext:value-type="float">
            <text:p>1.849353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4078" calcext:value-type="float">
            <text:p>26.084078</text:p>
          </table:table-cell>
          <table:table-cell office:value-type="float" office:value="25.356" calcext:value-type="float">
            <text:p>25.356</text:p>
          </table:table-cell>
          <table:table-cell office:value-type="float" office:value="26.084078" calcext:value-type="float">
            <text:p>26.084078</text:p>
          </table:table-cell>
          <table:table-cell office:value-type="float" office:value="25.356" calcext:value-type="float">
            <text:p>25.356</text:p>
          </table:table-cell>
          <table:table-cell office:value-type="float" office:value="26.091362" calcext:value-type="float">
            <text:p>26.091362</text:p>
          </table:table-cell>
          <table:table-cell office:value-type="float" office:value="1.871497" calcext:value-type="float">
            <text:p>1.871497</text:p>
          </table:table-cell>
          <table:table-cell office:value-type="float" office:value="1.872335" calcext:value-type="float">
            <text:p>1.872335</text:p>
          </table:table-cell>
          <table:table-cell office:value-type="float" office:value="6.060625" calcext:value-type="float">
            <text:p>6.060625</text:p>
          </table:table-cell>
          <table:table-cell office:value-type="float" office:value="6.004978" calcext:value-type="float">
            <text:p>6.004978</text:p>
          </table:table-cell>
          <table:table-cell office:value-type="float" office:value="16.710429" calcext:value-type="float">
            <text:p>16.710429</text:p>
          </table:table-cell>
          <table:table-cell office:value-type="float" office:value="217627" calcext:value-type="float">
            <text:p>217627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136" calcext:value-type="float">
            <text:p>-91.416136</text:p>
          </table:table-cell>
          <table:table-cell office:value-type="float" office:value="-91.391" calcext:value-type="float">
            <text:p>-91.391</text:p>
          </table:table-cell>
          <table:table-cell office:value-type="float" office:value="-91.416136" calcext:value-type="float">
            <text:p>-91.416136</text:p>
          </table:table-cell>
          <table:table-cell office:value-type="float" office:value="-91.391" calcext:value-type="float">
            <text:p>-91.391</text:p>
          </table:table-cell>
          <table:table-cell office:value-type="float" office:value="-91.418808" calcext:value-type="float">
            <text:p>-91.418808</text:p>
          </table:table-cell>
          <table:table-cell office:value-type="float" office:value="1.849362" calcext:value-type="float">
            <text:p>1.849362</text:p>
          </table:table-cell>
          <table:table-cell office:value-type="float" office:value="1.849353" calcext:value-type="float">
            <text:p>1.849353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84078" calcext:value-type="float">
            <text:p>26.084078</text:p>
          </table:table-cell>
          <table:table-cell office:value-type="float" office:value="26.619" calcext:value-type="float">
            <text:p>26.619</text:p>
          </table:table-cell>
          <table:table-cell office:value-type="float" office:value="26.084078" calcext:value-type="float">
            <text:p>26.084078</text:p>
          </table:table-cell>
          <table:table-cell office:value-type="float" office:value="26.619" calcext:value-type="float">
            <text:p>26.619</text:p>
          </table:table-cell>
          <table:table-cell office:value-type="float" office:value="26.082665" calcext:value-type="float">
            <text:p>26.082665</text:p>
          </table:table-cell>
          <table:table-cell office:value-type="float" office:value="1.873268" calcext:value-type="float">
            <text:p>1.873268</text:p>
          </table:table-cell>
          <table:table-cell office:value-type="float" office:value="1.871739" calcext:value-type="float">
            <text:p>1.871739</text:p>
          </table:table-cell>
          <table:table-cell office:value-type="float" office:value="5.977108" calcext:value-type="float">
            <text:p>5.977108</text:p>
          </table:table-cell>
          <table:table-cell office:value-type="float" office:value="6.032799" calcext:value-type="float">
            <text:p>6.032799</text:p>
          </table:table-cell>
          <table:table-cell office:value-type="float" office:value="17.605291" calcext:value-type="float">
            <text:p>17.605291</text:p>
          </table:table-cell>
          <table:table-cell office:value-type="float" office:value="217627" calcext:value-type="float">
            <text:p>217627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808" calcext:value-type="float">
            <text:p>-91.418808</text:p>
          </table:table-cell>
          <table:table-cell office:value-type="float" office:value="-91.396" calcext:value-type="float">
            <text:p>-91.396</text:p>
          </table:table-cell>
          <table:table-cell office:value-type="float" office:value="-91.418808" calcext:value-type="float">
            <text:p>-91.418808</text:p>
          </table:table-cell>
          <table:table-cell office:value-type="float" office:value="-91.396" calcext:value-type="float">
            <text:p>-91.396</text:p>
          </table:table-cell>
          <table:table-cell office:value-type="float" office:value="-91.418467" calcext:value-type="float">
            <text:p>-91.418467</text:p>
          </table:table-cell>
          <table:table-cell office:value-type="float" office:value="1.849268" calcext:value-type="float">
            <text:p>1.849268</text:p>
          </table:table-cell>
          <table:table-cell office:value-type="float" office:value="1.849357" calcext:value-type="float">
            <text:p>1.84935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2665" calcext:value-type="float">
            <text:p>26.082665</text:p>
          </table:table-cell>
          <table:table-cell office:value-type="float" office:value="25.375" calcext:value-type="float">
            <text:p>25.375</text:p>
          </table:table-cell>
          <table:table-cell office:value-type="float" office:value="26.082665" calcext:value-type="float">
            <text:p>26.082665</text:p>
          </table:table-cell>
          <table:table-cell office:value-type="float" office:value="25.375" calcext:value-type="float">
            <text:p>25.375</text:p>
          </table:table-cell>
          <table:table-cell office:value-type="float" office:value="26.088689" calcext:value-type="float">
            <text:p>26.088689</text:p>
          </table:table-cell>
          <table:table-cell office:value-type="float" office:value="1.871509" calcext:value-type="float">
            <text:p>1.871509</text:p>
          </table:table-cell>
          <table:table-cell office:value-type="float" office:value="1.872375" calcext:value-type="float">
            <text:p>1.872375</text:p>
          </table:table-cell>
          <table:table-cell office:value-type="float" office:value="6.060578" calcext:value-type="float">
            <text:p>6.060578</text:p>
          </table:table-cell>
          <table:table-cell office:value-type="float" office:value="6.00495" calcext:value-type="float">
            <text:p>6.00495</text:p>
          </table:table-cell>
          <table:table-cell office:value-type="float" office:value="16.678632" calcext:value-type="float">
            <text:p>16.678632</text:p>
          </table:table-cell>
          <table:table-cell office:value-type="float" office:value="217628" calcext:value-type="float">
            <text:p>217628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467" calcext:value-type="float">
            <text:p>-91.418467</text:p>
          </table:table-cell>
          <table:table-cell office:value-type="float" office:value="-91.425" calcext:value-type="float">
            <text:p>-91.425</text:p>
          </table:table-cell>
          <table:table-cell office:value-type="float" office:value="-91.418467" calcext:value-type="float">
            <text:p>-91.418467</text:p>
          </table:table-cell>
          <table:table-cell office:value-type="float" office:value="-91.425" calcext:value-type="float">
            <text:p>-91.425</text:p>
          </table:table-cell>
          <table:table-cell office:value-type="float" office:value="-91.418193" calcext:value-type="float">
            <text:p>-91.418193</text:p>
          </table:table-cell>
          <table:table-cell office:value-type="float" office:value="1.84928" calcext:value-type="float">
            <text:p>1.84928</text:p>
          </table:table-cell>
          <table:table-cell office:value-type="float" office:value="1.849312" calcext:value-type="float">
            <text:p>1.849312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82665" calcext:value-type="float">
            <text:p>26.082665</text:p>
          </table:table-cell>
          <table:table-cell office:value-type="float" office:value="26.729" calcext:value-type="float">
            <text:p>26.729</text:p>
          </table:table-cell>
          <table:table-cell office:value-type="float" office:value="26.082665" calcext:value-type="float">
            <text:p>26.082665</text:p>
          </table:table-cell>
          <table:table-cell office:value-type="float" office:value="26.729" calcext:value-type="float">
            <text:p>26.729</text:p>
          </table:table-cell>
          <table:table-cell office:value-type="float" office:value="26.080232" calcext:value-type="float">
            <text:p>26.080232</text:p>
          </table:table-cell>
          <table:table-cell office:value-type="float" office:value="1.873292" calcext:value-type="float">
            <text:p>1.873292</text:p>
          </table:table-cell>
          <table:table-cell office:value-type="float" office:value="1.871771" calcext:value-type="float">
            <text:p>1.871771</text:p>
          </table:table-cell>
          <table:table-cell office:value-type="float" office:value="5.977061" calcext:value-type="float">
            <text:p>5.977061</text:p>
          </table:table-cell>
          <table:table-cell office:value-type="float" office:value="6.032761" calcext:value-type="float">
            <text:p>6.032761</text:p>
          </table:table-cell>
          <table:table-cell office:value-type="float" office:value="17.791478" calcext:value-type="float">
            <text:p>17.791478</text:p>
          </table:table-cell>
          <table:table-cell office:value-type="float" office:value="217628" calcext:value-type="float">
            <text:p>217628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193" calcext:value-type="float">
            <text:p>-91.418193</text:p>
          </table:table-cell>
          <table:table-cell office:value-type="float" office:value="-91.442" calcext:value-type="float">
            <text:p>-91.442</text:p>
          </table:table-cell>
          <table:table-cell office:value-type="float" office:value="-91.418193" calcext:value-type="float">
            <text:p>-91.418193</text:p>
          </table:table-cell>
          <table:table-cell office:value-type="float" office:value="-91.442" calcext:value-type="float">
            <text:p>-91.442</text:p>
          </table:table-cell>
          <table:table-cell office:value-type="float" office:value="-91.415539" calcext:value-type="float">
            <text:p>-91.415539</text:p>
          </table:table-cell>
          <table:table-cell office:value-type="float" office:value="1.849289" calcext:value-type="float">
            <text:p>1.849289</text:p>
          </table:table-cell>
          <table:table-cell office:value-type="float" office:value="1.849296" calcext:value-type="float">
            <text:p>1.849296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0232" calcext:value-type="float">
            <text:p>26.080232</text:p>
          </table:table-cell>
          <table:table-cell office:value-type="float" office:value="25.392" calcext:value-type="float">
            <text:p>25.392</text:p>
          </table:table-cell>
          <table:table-cell office:value-type="float" office:value="26.080232" calcext:value-type="float">
            <text:p>26.080232</text:p>
          </table:table-cell>
          <table:table-cell office:value-type="float" office:value="25.392" calcext:value-type="float">
            <text:p>25.392</text:p>
          </table:table-cell>
          <table:table-cell office:value-type="float" office:value="26.087444" calcext:value-type="float">
            <text:p>26.087444</text:p>
          </table:table-cell>
          <table:table-cell office:value-type="float" office:value="1.871531" calcext:value-type="float">
            <text:p>1.871531</text:p>
          </table:table-cell>
          <table:table-cell office:value-type="float" office:value="1.872376" calcext:value-type="float">
            <text:p>1.872376</text:p>
          </table:table-cell>
          <table:table-cell office:value-type="float" office:value="6.060497" calcext:value-type="float">
            <text:p>6.060497</text:p>
          </table:table-cell>
          <table:table-cell office:value-type="float" office:value="6.004907" calcext:value-type="float">
            <text:p>6.004907</text:p>
          </table:table-cell>
          <table:table-cell office:value-type="float" office:value="16.648364" calcext:value-type="float">
            <text:p>16.648364</text:p>
          </table:table-cell>
          <table:table-cell office:value-type="float" office:value="217630" calcext:value-type="float">
            <text:p>217630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539" calcext:value-type="float">
            <text:p>-91.415539</text:p>
          </table:table-cell>
          <table:table-cell office:value-type="float" office:value="-91.473" calcext:value-type="float">
            <text:p>-91.473</text:p>
          </table:table-cell>
          <table:table-cell office:value-type="float" office:value="-91.415539" calcext:value-type="float">
            <text:p>-91.415539</text:p>
          </table:table-cell>
          <table:table-cell office:value-type="float" office:value="-91.473" calcext:value-type="float">
            <text:p>-91.473</text:p>
          </table:table-cell>
          <table:table-cell office:value-type="float" office:value="-91.415843" calcext:value-type="float">
            <text:p>-91.415843</text:p>
          </table:table-cell>
          <table:table-cell office:value-type="float" office:value="1.849383" calcext:value-type="float">
            <text:p>1.849383</text:p>
          </table:table-cell>
          <table:table-cell office:value-type="float" office:value="1.849293" calcext:value-type="float">
            <text:p>1.849293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80232" calcext:value-type="float">
            <text:p>26.080232</text:p>
          </table:table-cell>
          <table:table-cell office:value-type="float" office:value="26.703" calcext:value-type="float">
            <text:p>26.703</text:p>
          </table:table-cell>
          <table:table-cell office:value-type="float" office:value="26.080232" calcext:value-type="float">
            <text:p>26.080232</text:p>
          </table:table-cell>
          <table:table-cell office:value-type="float" office:value="26.703" calcext:value-type="float">
            <text:p>26.703</text:p>
          </table:table-cell>
          <table:table-cell office:value-type="float" office:value="26.079189" calcext:value-type="float">
            <text:p>26.079189</text:p>
          </table:table-cell>
          <table:table-cell office:value-type="float" office:value="1.873335" calcext:value-type="float">
            <text:p>1.873335</text:p>
          </table:table-cell>
          <table:table-cell office:value-type="float" office:value="1.871787" calcext:value-type="float">
            <text:p>1.871787</text:p>
          </table:table-cell>
          <table:table-cell office:value-type="float" office:value="5.97698" calcext:value-type="float">
            <text:p>5.97698</text:p>
          </table:table-cell>
          <table:table-cell office:value-type="float" office:value="6.032699" calcext:value-type="float">
            <text:p>6.032699</text:p>
          </table:table-cell>
          <table:table-cell office:value-type="float" office:value="17.752093" calcext:value-type="float">
            <text:p>17.752093</text:p>
          </table:table-cell>
          <table:table-cell office:value-type="float" office:value="217630" calcext:value-type="float">
            <text:p>217630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843" calcext:value-type="float">
            <text:p>-91.415843</text:p>
          </table:table-cell>
          <table:table-cell office:value-type="float" office:value="-91.436" calcext:value-type="float">
            <text:p>-91.436</text:p>
          </table:table-cell>
          <table:table-cell office:value-type="float" office:value="-91.415843" calcext:value-type="float">
            <text:p>-91.415843</text:p>
          </table:table-cell>
          <table:table-cell office:value-type="float" office:value="-91.436" calcext:value-type="float">
            <text:p>-91.436</text:p>
          </table:table-cell>
          <table:table-cell office:value-type="float" office:value="-91.416529" calcext:value-type="float">
            <text:p>-91.416529</text:p>
          </table:table-cell>
          <table:table-cell office:value-type="float" office:value="1.849372" calcext:value-type="float">
            <text:p>1.849372</text:p>
          </table:table-cell>
          <table:table-cell office:value-type="float" office:value="1.849338" calcext:value-type="float">
            <text:p>1.849338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79189" calcext:value-type="float">
            <text:p>26.079189</text:p>
          </table:table-cell>
          <table:table-cell office:value-type="float" office:value="25.33" calcext:value-type="float">
            <text:p>25.33</text:p>
          </table:table-cell>
          <table:table-cell office:value-type="float" office:value="26.079189" calcext:value-type="float">
            <text:p>26.079189</text:p>
          </table:table-cell>
          <table:table-cell office:value-type="float" office:value="25.33" calcext:value-type="float">
            <text:p>25.33</text:p>
          </table:table-cell>
          <table:table-cell office:value-type="float" office:value="26.086139" calcext:value-type="float">
            <text:p>26.086139</text:p>
          </table:table-cell>
          <table:table-cell office:value-type="float" office:value="1.87154" calcext:value-type="float">
            <text:p>1.87154</text:p>
          </table:table-cell>
          <table:table-cell office:value-type="float" office:value="1.872411" calcext:value-type="float">
            <text:p>1.872411</text:p>
          </table:table-cell>
          <table:table-cell office:value-type="float" office:value="6.060462" calcext:value-type="float">
            <text:p>6.060462</text:p>
          </table:table-cell>
          <table:table-cell office:value-type="float" office:value="6.004835" calcext:value-type="float">
            <text:p>6.004835</text:p>
          </table:table-cell>
          <table:table-cell office:value-type="float" office:value="16.743312" calcext:value-type="float">
            <text:p>16.743312</text:p>
          </table:table-cell>
          <table:table-cell office:value-type="float" office:value="217631" calcext:value-type="float">
            <text:p>217631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529" calcext:value-type="float">
            <text:p>-91.416529</text:p>
          </table:table-cell>
          <table:table-cell office:value-type="float" office:value="-91.444" calcext:value-type="float">
            <text:p>-91.444</text:p>
          </table:table-cell>
          <table:table-cell office:value-type="float" office:value="-91.416529" calcext:value-type="float">
            <text:p>-91.416529</text:p>
          </table:table-cell>
          <table:table-cell office:value-type="float" office:value="-91.444" calcext:value-type="float">
            <text:p>-91.444</text:p>
          </table:table-cell>
          <table:table-cell office:value-type="float" office:value="-91.41674" calcext:value-type="float">
            <text:p>-91.41674</text:p>
          </table:table-cell>
          <table:table-cell office:value-type="float" office:value="1.849348" calcext:value-type="float">
            <text:p>1.849348</text:p>
          </table:table-cell>
          <table:table-cell office:value-type="float" office:value="1.849355" calcext:value-type="float">
            <text:p>1.849355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79189" calcext:value-type="float">
            <text:p>26.079189</text:p>
          </table:table-cell>
          <table:table-cell office:value-type="float" office:value="26.707" calcext:value-type="float">
            <text:p>26.707</text:p>
          </table:table-cell>
          <table:table-cell office:value-type="float" office:value="26.079189" calcext:value-type="float">
            <text:p>26.079189</text:p>
          </table:table-cell>
          <table:table-cell office:value-type="float" office:value="26.707" calcext:value-type="float">
            <text:p>26.707</text:p>
          </table:table-cell>
          <table:table-cell office:value-type="float" office:value="26.077213" calcext:value-type="float">
            <text:p>26.077213</text:p>
          </table:table-cell>
          <table:table-cell office:value-type="float" office:value="1.873353" calcext:value-type="float">
            <text:p>1.873353</text:p>
          </table:table-cell>
          <table:table-cell office:value-type="float" office:value="1.871794" calcext:value-type="float">
            <text:p>1.871794</text:p>
          </table:table-cell>
          <table:table-cell office:value-type="float" office:value="5.976945" calcext:value-type="float">
            <text:p>5.976945</text:p>
          </table:table-cell>
          <table:table-cell office:value-type="float" office:value="6.032645" calcext:value-type="float">
            <text:p>6.032645</text:p>
          </table:table-cell>
          <table:table-cell office:value-type="float" office:value="17.760521" calcext:value-type="float">
            <text:p>17.760521</text:p>
          </table:table-cell>
          <table:table-cell office:value-type="float" office:value="217631" calcext:value-type="float">
            <text:p>217631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74" calcext:value-type="float">
            <text:p>-91.41674</text:p>
          </table:table-cell>
          <table:table-cell office:value-type="float" office:value="-91.442" calcext:value-type="float">
            <text:p>-91.442</text:p>
          </table:table-cell>
          <table:table-cell office:value-type="float" office:value="-91.41674" calcext:value-type="float">
            <text:p>-91.41674</text:p>
          </table:table-cell>
          <table:table-cell office:value-type="float" office:value="-91.442" calcext:value-type="float">
            <text:p>-91.442</text:p>
          </table:table-cell>
          <table:table-cell office:value-type="float" office:value="-91.417049" calcext:value-type="float">
            <text:p>-91.417049</text:p>
          </table:table-cell>
          <table:table-cell office:value-type="float" office:value="1.849341" calcext:value-type="float">
            <text:p>1.849341</text:p>
          </table:table-cell>
          <table:table-cell office:value-type="float" office:value="1.849352" calcext:value-type="float">
            <text:p>1.849352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77213" calcext:value-type="float">
            <text:p>26.077213</text:p>
          </table:table-cell>
          <table:table-cell office:value-type="float" office:value="25.249" calcext:value-type="float">
            <text:p>25.249</text:p>
          </table:table-cell>
          <table:table-cell office:value-type="float" office:value="26.077213" calcext:value-type="float">
            <text:p>26.077213</text:p>
          </table:table-cell>
          <table:table-cell office:value-type="float" office:value="25.249" calcext:value-type="float">
            <text:p>25.249</text:p>
          </table:table-cell>
          <table:table-cell office:value-type="float" office:value="26.084226" calcext:value-type="float">
            <text:p>26.084226</text:p>
          </table:table-cell>
          <table:table-cell office:value-type="float" office:value="1.871558" calcext:value-type="float">
            <text:p>1.871558</text:p>
          </table:table-cell>
          <table:table-cell office:value-type="float" office:value="1.872422" calcext:value-type="float">
            <text:p>1.872422</text:p>
          </table:table-cell>
          <table:table-cell office:value-type="float" office:value="6.060396" calcext:value-type="float">
            <text:p>6.060396</text:p>
          </table:table-cell>
          <table:table-cell office:value-type="float" office:value="6.004791" calcext:value-type="float">
            <text:p>6.004791</text:p>
          </table:table-cell>
          <table:table-cell office:value-type="float" office:value="16.866403" calcext:value-type="float">
            <text:p>16.866403</text:p>
          </table:table-cell>
          <table:table-cell office:value-type="float" office:value="217633" calcext:value-type="float">
            <text:p>217633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7049" calcext:value-type="float">
            <text:p>-91.417049</text:p>
          </table:table-cell>
          <table:table-cell office:value-type="float" office:value="-91.464" calcext:value-type="float">
            <text:p>-91.464</text:p>
          </table:table-cell>
          <table:table-cell office:value-type="float" office:value="-91.417049" calcext:value-type="float">
            <text:p>-91.417049</text:p>
          </table:table-cell>
          <table:table-cell office:value-type="float" office:value="-91.464" calcext:value-type="float">
            <text:p>-91.464</text:p>
          </table:table-cell>
          <table:table-cell office:value-type="float" office:value="-91.417363" calcext:value-type="float">
            <text:p>-91.417363</text:p>
          </table:table-cell>
          <table:table-cell office:value-type="float" office:value="1.84933" calcext:value-type="float">
            <text:p>1.84933</text:p>
          </table:table-cell>
          <table:table-cell office:value-type="float" office:value="1.849346" calcext:value-type="float">
            <text:p>1.849346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77213" calcext:value-type="float">
            <text:p>26.077213</text:p>
          </table:table-cell>
          <table:table-cell office:value-type="float" office:value="26.664" calcext:value-type="float">
            <text:p>26.664</text:p>
          </table:table-cell>
          <table:table-cell office:value-type="float" office:value="26.077213" calcext:value-type="float">
            <text:p>26.077213</text:p>
          </table:table-cell>
          <table:table-cell office:value-type="float" office:value="26.664" calcext:value-type="float">
            <text:p>26.664</text:p>
          </table:table-cell>
          <table:table-cell office:value-type="float" office:value="26.074438" calcext:value-type="float">
            <text:p>26.074438</text:p>
          </table:table-cell>
          <table:table-cell office:value-type="float" office:value="1.873387" calcext:value-type="float">
            <text:p>1.873387</text:p>
          </table:table-cell>
          <table:table-cell office:value-type="float" office:value="1.87179" calcext:value-type="float">
            <text:p>1.87179</text:p>
          </table:table-cell>
          <table:table-cell office:value-type="float" office:value="5.976879" calcext:value-type="float">
            <text:p>5.976879</text:p>
          </table:table-cell>
          <table:table-cell office:value-type="float" office:value="6.03259" calcext:value-type="float">
            <text:p>6.03259</text:p>
          </table:table-cell>
          <table:table-cell office:value-type="float" office:value="17.691964" calcext:value-type="float">
            <text:p>17.691964</text:p>
          </table:table-cell>
          <table:table-cell office:value-type="float" office:value="217633" calcext:value-type="float">
            <text:p>217633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7363" calcext:value-type="float">
            <text:p>-91.417363</text:p>
          </table:table-cell>
          <table:table-cell office:value-type="float" office:value="-91.451" calcext:value-type="float">
            <text:p>-91.451</text:p>
          </table:table-cell>
          <table:table-cell office:value-type="float" office:value="-91.417363" calcext:value-type="float">
            <text:p>-91.417363</text:p>
          </table:table-cell>
          <table:table-cell office:value-type="float" office:value="-91.451" calcext:value-type="float">
            <text:p>-91.451</text:p>
          </table:table-cell>
          <table:table-cell office:value-type="float" office:value="-91.417929" calcext:value-type="float">
            <text:p>-91.417929</text:p>
          </table:table-cell>
          <table:table-cell office:value-type="float" office:value="1.849319" calcext:value-type="float">
            <text:p>1.849319</text:p>
          </table:table-cell>
          <table:table-cell office:value-type="float" office:value="1.849338" calcext:value-type="float">
            <text:p>1.849338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74438" calcext:value-type="float">
            <text:p>26.074438</text:p>
          </table:table-cell>
          <table:table-cell office:value-type="float" office:value="25.313" calcext:value-type="float">
            <text:p>25.313</text:p>
          </table:table-cell>
          <table:table-cell office:value-type="float" office:value="26.074438" calcext:value-type="float">
            <text:p>26.074438</text:p>
          </table:table-cell>
          <table:table-cell office:value-type="float" office:value="25.313" calcext:value-type="float">
            <text:p>25.313</text:p>
          </table:table-cell>
          <table:table-cell office:value-type="float" office:value="26.081028" calcext:value-type="float">
            <text:p>26.081028</text:p>
          </table:table-cell>
          <table:table-cell office:value-type="float" office:value="1.871583" calcext:value-type="float">
            <text:p>1.871583</text:p>
          </table:table-cell>
          <table:table-cell office:value-type="float" office:value="1.872447" calcext:value-type="float">
            <text:p>1.872447</text:p>
          </table:table-cell>
          <table:table-cell office:value-type="float" office:value="6.060303" calcext:value-type="float">
            <text:p>6.060303</text:p>
          </table:table-cell>
          <table:table-cell office:value-type="float" office:value="6.004731" calcext:value-type="float">
            <text:p>6.004731</text:p>
          </table:table-cell>
          <table:table-cell office:value-type="float" office:value="16.762392" calcext:value-type="float">
            <text:p>16.762392</text:p>
          </table:table-cell>
          <table:table-cell office:value-type="float" office:value="217634" calcext:value-type="float">
            <text:p>217634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8345" calcext:value-type="float">
            <text:p>-91.418345</text:p>
          </table:table-cell>
          <table:table-cell/>
          <table:table-cell office:value-type="float" office:value="1.849328" calcext:value-type="float">
            <text:p>1.849328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74438" calcext:value-type="float">
            <text:p>26.074438</text:p>
          </table:table-cell>
          <table:table-cell office:value-type="float" office:value="26.736" calcext:value-type="float">
            <text:p>26.736</text:p>
          </table:table-cell>
          <table:table-cell office:value-type="float" office:value="26.074438" calcext:value-type="float">
            <text:p>26.074438</text:p>
          </table:table-cell>
          <table:table-cell office:value-type="float" office:value="26.736" calcext:value-type="float">
            <text:p>26.736</text:p>
          </table:table-cell>
          <table:table-cell office:value-type="float" office:value="26.071973" calcext:value-type="float">
            <text:p>26.071973</text:p>
          </table:table-cell>
          <table:table-cell office:value-type="float" office:value="1.873435" calcext:value-type="float">
            <text:p>1.873435</text:p>
          </table:table-cell>
          <table:table-cell office:value-type="float" office:value="1.871831" calcext:value-type="float">
            <text:p>1.871831</text:p>
          </table:table-cell>
          <table:table-cell office:value-type="float" office:value="5.976786" calcext:value-type="float">
            <text:p>5.976786</text:p>
          </table:table-cell>
          <table:table-cell office:value-type="float" office:value="6.032514" calcext:value-type="float">
            <text:p>6.032514</text:p>
          </table:table-cell>
          <table:table-cell office:value-type="float" office:value="17.816924" calcext:value-type="float">
            <text:p>17.816924</text:p>
          </table:table-cell>
          <table:table-cell office:value-type="float" office:value="217634" calcext:value-type="float">
            <text:p>217634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7929" calcext:value-type="float">
            <text:p>-91.417929</text:p>
          </table:table-cell>
          <table:table-cell office:value-type="float" office:value="-91.462" calcext:value-type="float">
            <text:p>-91.462</text:p>
          </table:table-cell>
          <table:table-cell office:value-type="float" office:value="-91.417929" calcext:value-type="float">
            <text:p>-91.417929</text:p>
          </table:table-cell>
          <table:table-cell office:value-type="float" office:value="-91.462" calcext:value-type="float">
            <text:p>-91.462</text:p>
          </table:table-cell>
          <table:table-cell office:value-type="float" office:value="-91.418345" calcext:value-type="float">
            <text:p>-91.418345</text:p>
          </table:table-cell>
          <table:table-cell office:value-type="float" office:value="1.849299" calcext:value-type="float">
            <text:p>1.849299</text:p>
          </table:table-cell>
          <table:table-cell office:value-type="float" office:value="1.849328" calcext:value-type="float">
            <text:p>1.849328</text:p>
          </table:table-cell>
          <table:table-cell table:number-columns-repeated="2"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79344" calcext:value-type="float">
            <text:p>26.079344</text:p>
          </table:table-cell>
          <table:table-cell/>
          <table:table-cell office:value-type="float" office:value="1.872473" calcext:value-type="float">
            <text:p>1.872473</text:p>
          </table:table-cell>
          <table:table-cell/>
          <table:table-cell office:value-type="float" office:value="6.004646" calcext:value-type="float">
            <text:p>6.0046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91.418894" calcext:value-type="float">
            <text:p>-91.418894</text:p>
          </table:table-cell>
          <table:table-cell/>
          <table:table-cell office:value-type="float" office:value="1.849314" calcext:value-type="float">
            <text:p>1.849314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71973" calcext:value-type="float">
            <text:p>26.071973</text:p>
          </table:table-cell>
          <table:table-cell office:value-type="float" office:value="25.321" calcext:value-type="float">
            <text:p>25.321</text:p>
          </table:table-cell>
          <table:table-cell office:value-type="float" office:value="26.071973" calcext:value-type="float">
            <text:p>26.071973</text:p>
          </table:table-cell>
          <table:table-cell office:value-type="float" office:value="25.321" calcext:value-type="float">
            <text:p>25.321</text:p>
          </table:table-cell>
          <table:table-cell office:value-type="float" office:value="26.079344" calcext:value-type="float">
            <text:p>26.079344</text:p>
          </table:table-cell>
          <table:table-cell office:value-type="float" office:value="1.871605" calcext:value-type="float">
            <text:p>1.871605</text:p>
          </table:table-cell>
          <table:table-cell office:value-type="float" office:value="1.872473" calcext:value-type="float">
            <text:p>1.872473</text:p>
          </table:table-cell>
          <table:table-cell office:value-type="float" office:value="6.060221" calcext:value-type="float">
            <text:p>6.060221</text:p>
          </table:table-cell>
          <table:table-cell office:value-type="float" office:value="6.004646" calcext:value-type="float">
            <text:p>6.004646</text:p>
          </table:table-cell>
          <table:table-cell office:value-type="float" office:value="16.74609" calcext:value-type="float">
            <text:p>16.74609</text:p>
          </table:table-cell>
          <table:table-cell office:value-type="float" office:value="217636" calcext:value-type="float">
            <text:p>217636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345" calcext:value-type="float">
            <text:p>-91.418345</text:p>
          </table:table-cell>
          <table:table-cell office:value-type="float" office:value="-91.415" calcext:value-type="float">
            <text:p>-91.415</text:p>
          </table:table-cell>
          <table:table-cell office:value-type="float" office:value="-91.418345" calcext:value-type="float">
            <text:p>-91.418345</text:p>
          </table:table-cell>
          <table:table-cell office:value-type="float" office:value="-91.415" calcext:value-type="float">
            <text:p>-91.415</text:p>
          </table:table-cell>
          <table:table-cell office:value-type="float" office:value="-91.418894" calcext:value-type="float">
            <text:p>-91.418894</text:p>
          </table:table-cell>
          <table:table-cell office:value-type="float" office:value="1.849284" calcext:value-type="float">
            <text:p>1.849284</text:p>
          </table:table-cell>
          <table:table-cell office:value-type="float" office:value="1.849314" calcext:value-type="float">
            <text:p>1.849314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71973" calcext:value-type="float">
            <text:p>26.071973</text:p>
          </table:table-cell>
          <table:table-cell office:value-type="float" office:value="26.791" calcext:value-type="float">
            <text:p>26.791</text:p>
          </table:table-cell>
          <table:table-cell office:value-type="float" office:value="26.071973" calcext:value-type="float">
            <text:p>26.071973</text:p>
          </table:table-cell>
          <table:table-cell office:value-type="float" office:value="26.791" calcext:value-type="float">
            <text:p>26.791</text:p>
          </table:table-cell>
          <table:table-cell office:value-type="float" office:value="26.070394" calcext:value-type="float">
            <text:p>26.070394</text:p>
          </table:table-cell>
          <table:table-cell office:value-type="float" office:value="1.873478" calcext:value-type="float">
            <text:p>1.873478</text:p>
          </table:table-cell>
          <table:table-cell office:value-type="float" office:value="1.871857" calcext:value-type="float">
            <text:p>1.871857</text:p>
          </table:table-cell>
          <table:table-cell office:value-type="float" office:value="5.976704" calcext:value-type="float">
            <text:p>5.976704</text:p>
          </table:table-cell>
          <table:table-cell office:value-type="float" office:value="6.03243" calcext:value-type="float">
            <text:p>6.03243</text:p>
          </table:table-cell>
          <table:table-cell office:value-type="float" office:value="17.912956" calcext:value-type="float">
            <text:p>17.912956</text:p>
          </table:table-cell>
          <table:table-cell office:value-type="float" office:value="217636" calcext:value-type="float">
            <text:p>217636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table:number-columns-repeated="5"/>
          <table:table-cell office:value-type="float" office:value="-91.418845" calcext:value-type="float">
            <text:p>-91.418845</text:p>
          </table:table-cell>
          <table:table-cell/>
          <table:table-cell office:value-type="float" office:value="1.849299" calcext:value-type="float">
            <text:p>1.849299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70394" calcext:value-type="float">
            <text:p>26.070394</text:p>
          </table:table-cell>
          <table:table-cell office:value-type="float" office:value="25.31" calcext:value-type="float">
            <text:p>25.31</text:p>
          </table:table-cell>
          <table:table-cell office:value-type="float" office:value="26.070394" calcext:value-type="float">
            <text:p>26.070394</text:p>
          </table:table-cell>
          <table:table-cell office:value-type="float" office:value="25.31" calcext:value-type="float">
            <text:p>25.31</text:p>
          </table:table-cell>
          <table:table-cell office:value-type="float" office:value="26.078351" calcext:value-type="float">
            <text:p>26.078351</text:p>
          </table:table-cell>
          <table:table-cell office:value-type="float" office:value="1.871619" calcext:value-type="float">
            <text:p>1.871619</text:p>
          </table:table-cell>
          <table:table-cell office:value-type="float" office:value="1.872494" calcext:value-type="float">
            <text:p>1.872494</text:p>
          </table:table-cell>
          <table:table-cell office:value-type="float" office:value="6.060169" calcext:value-type="float">
            <text:p>6.060169</text:p>
          </table:table-cell>
          <table:table-cell office:value-type="float" office:value="6.004563" calcext:value-type="float">
            <text:p>6.004563</text:p>
          </table:table-cell>
          <table:table-cell office:value-type="float" office:value="16.760765" calcext:value-type="float">
            <text:p>16.760765</text:p>
          </table:table-cell>
          <table:table-cell office:value-type="float" office:value="217638" calcext:value-type="float">
            <text:p>217638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894" calcext:value-type="float">
            <text:p>-91.418894</text:p>
          </table:table-cell>
          <table:table-cell office:value-type="float" office:value="-91.449" calcext:value-type="float">
            <text:p>-91.449</text:p>
          </table:table-cell>
          <table:table-cell office:value-type="float" office:value="-91.418894" calcext:value-type="float">
            <text:p>-91.418894</text:p>
          </table:table-cell>
          <table:table-cell office:value-type="float" office:value="-91.449" calcext:value-type="float">
            <text:p>-91.449</text:p>
          </table:table-cell>
          <table:table-cell office:value-type="float" office:value="-91.418845" calcext:value-type="float">
            <text:p>-91.418845</text:p>
          </table:table-cell>
          <table:table-cell office:value-type="float" office:value="1.849265" calcext:value-type="float">
            <text:p>1.849265</text:p>
          </table:table-cell>
          <table:table-cell office:value-type="float" office:value="1.849299" calcext:value-type="float">
            <text:p>1.849299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70394" calcext:value-type="float">
            <text:p>26.070394</text:p>
          </table:table-cell>
          <table:table-cell office:value-type="float" office:value="26.77" calcext:value-type="float">
            <text:p>26.77</text:p>
          </table:table-cell>
          <table:table-cell office:value-type="float" office:value="26.070394" calcext:value-type="float">
            <text:p>26.070394</text:p>
          </table:table-cell>
          <table:table-cell office:value-type="float" office:value="26.77" calcext:value-type="float">
            <text:p>26.77</text:p>
          </table:table-cell>
          <table:table-cell office:value-type="float" office:value="26.06929" calcext:value-type="float">
            <text:p>26.06929</text:p>
          </table:table-cell>
          <table:table-cell office:value-type="float" office:value="1.873505" calcext:value-type="float">
            <text:p>1.873505</text:p>
          </table:table-cell>
          <table:table-cell office:value-type="float" office:value="1.871873" calcext:value-type="float">
            <text:p>1.871873</text:p>
          </table:table-cell>
          <table:table-cell office:value-type="float" office:value="5.976651" calcext:value-type="float">
            <text:p>5.976651</text:p>
          </table:table-cell>
          <table:table-cell office:value-type="float" office:value="6.032362" calcext:value-type="float">
            <text:p>6.032362</text:p>
          </table:table-cell>
          <table:table-cell office:value-type="float" office:value="17.880501" calcext:value-type="float">
            <text:p>17.880501</text:p>
          </table:table-cell>
          <table:table-cell office:value-type="float" office:value="217638" calcext:value-type="float">
            <text:p>217638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845" calcext:value-type="float">
            <text:p>-91.418845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18845" calcext:value-type="float">
            <text:p>-91.418845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19225" calcext:value-type="float">
            <text:p>-91.419225</text:p>
          </table:table-cell>
          <table:table-cell office:value-type="float" office:value="1.849266" calcext:value-type="float">
            <text:p>1.849266</text:p>
          </table:table-cell>
          <table:table-cell office:value-type="float" office:value="1.849282" calcext:value-type="float">
            <text:p>1.849282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6929" calcext:value-type="float">
            <text:p>26.06929</text:p>
          </table:table-cell>
          <table:table-cell office:value-type="float" office:value="25.246" calcext:value-type="float">
            <text:p>25.246</text:p>
          </table:table-cell>
          <table:table-cell office:value-type="float" office:value="26.06929" calcext:value-type="float">
            <text:p>26.06929</text:p>
          </table:table-cell>
          <table:table-cell office:value-type="float" office:value="25.246" calcext:value-type="float">
            <text:p>25.246</text:p>
          </table:table-cell>
          <table:table-cell office:value-type="float" office:value="26.077041" calcext:value-type="float">
            <text:p>26.077041</text:p>
          </table:table-cell>
          <table:table-cell office:value-type="float" office:value="1.871629" calcext:value-type="float">
            <text:p>1.871629</text:p>
          </table:table-cell>
          <table:table-cell office:value-type="float" office:value="1.872521" calcext:value-type="float">
            <text:p>1.872521</text:p>
          </table:table-cell>
          <table:table-cell office:value-type="float" office:value="6.060132" calcext:value-type="float">
            <text:p>6.060132</text:p>
          </table:table-cell>
          <table:table-cell office:value-type="float" office:value="6.004502" calcext:value-type="float">
            <text:p>6.004502</text:p>
          </table:table-cell>
          <table:table-cell office:value-type="float" office:value="16.858735" calcext:value-type="float">
            <text:p>16.858735</text:p>
          </table:table-cell>
          <table:table-cell office:value-type="float" office:value="217640" calcext:value-type="float">
            <text:p>217640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9285" calcext:value-type="float">
            <text:p>-91.419285</text:p>
          </table:table-cell>
          <table:table-cell/>
          <table:table-cell office:value-type="float" office:value="1.849274" calcext:value-type="float">
            <text:p>1.849274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6929" calcext:value-type="float">
            <text:p>26.06929</text:p>
          </table:table-cell>
          <table:table-cell office:value-type="float" office:value="26.707" calcext:value-type="float">
            <text:p>26.707</text:p>
          </table:table-cell>
          <table:table-cell office:value-type="float" office:value="26.06929" calcext:value-type="float">
            <text:p>26.06929</text:p>
          </table:table-cell>
          <table:table-cell office:value-type="float" office:value="26.707" calcext:value-type="float">
            <text:p>26.707</text:p>
          </table:table-cell>
          <table:table-cell office:value-type="float" office:value="26.067298" calcext:value-type="float">
            <text:p>26.067298</text:p>
          </table:table-cell>
          <table:table-cell office:value-type="float" office:value="1.871243" calcext:value-type="float">
            <text:p>1.871243</text:p>
          </table:table-cell>
          <table:table-cell office:value-type="float" office:value="1.871875" calcext:value-type="float">
            <text:p>1.871875</text:p>
          </table:table-cell>
          <table:table-cell office:value-type="float" office:value="5.975498" calcext:value-type="float">
            <text:p>5.975498</text:p>
          </table:table-cell>
          <table:table-cell office:value-type="float" office:value="6.032313" calcext:value-type="float">
            <text:p>6.032313</text:p>
          </table:table-cell>
          <table:table-cell office:value-type="float" office:value="17.755493" calcext:value-type="float">
            <text:p>17.755493</text:p>
          </table:table-cell>
          <table:table-cell office:value-type="float" office:value="217640" calcext:value-type="float">
            <text:p>217640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225" calcext:value-type="float">
            <text:p>-91.419225</text:p>
          </table:table-cell>
          <table:table-cell office:value-type="float" office:value="-91.408" calcext:value-type="float">
            <text:p>-91.408</text:p>
          </table:table-cell>
          <table:table-cell office:value-type="float" office:value="-91.419225" calcext:value-type="float">
            <text:p>-91.419225</text:p>
          </table:table-cell>
          <table:table-cell office:value-type="float" office:value="-91.408" calcext:value-type="float">
            <text:p>-91.408</text:p>
          </table:table-cell>
          <table:table-cell office:value-type="float" office:value="-91.419285" calcext:value-type="float">
            <text:p>-91.419285</text:p>
          </table:table-cell>
          <table:table-cell office:value-type="float" office:value="1.849253" calcext:value-type="float">
            <text:p>1.849253</text:p>
          </table:table-cell>
          <table:table-cell office:value-type="float" office:value="1.849274" calcext:value-type="float">
            <text:p>1.849274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67298" calcext:value-type="float">
            <text:p>26.067298</text:p>
          </table:table-cell>
          <table:table-cell office:value-type="float" office:value="25.336" calcext:value-type="float">
            <text:p>25.336</text:p>
          </table:table-cell>
          <table:table-cell office:value-type="float" office:value="26.067298" calcext:value-type="float">
            <text:p>26.067298</text:p>
          </table:table-cell>
          <table:table-cell office:value-type="float" office:value="25.336" calcext:value-type="float">
            <text:p>25.336</text:p>
          </table:table-cell>
          <table:table-cell office:value-type="float" office:value="26.074423" calcext:value-type="float">
            <text:p>26.074423</text:p>
          </table:table-cell>
          <table:table-cell office:value-type="float" office:value="1.871647" calcext:value-type="float">
            <text:p>1.871647</text:p>
          </table:table-cell>
          <table:table-cell office:value-type="float" office:value="1.871402" calcext:value-type="float">
            <text:p>1.871402</text:p>
          </table:table-cell>
          <table:table-cell office:value-type="float" office:value="6.060065" calcext:value-type="float">
            <text:p>6.060065</text:p>
          </table:table-cell>
          <table:table-cell office:value-type="float" office:value="6.003908" calcext:value-type="float">
            <text:p>6.003908</text:p>
          </table:table-cell>
          <table:table-cell office:value-type="float" office:value="16.715444" calcext:value-type="float">
            <text:p>16.715444</text:p>
          </table:table-cell>
          <table:table-cell office:value-type="float" office:value="217641" calcext:value-type="float">
            <text:p>217641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285" calcext:value-type="float">
            <text:p>-91.419285</text:p>
          </table:table-cell>
          <table:table-cell office:value-type="float" office:value="-91.398" calcext:value-type="float">
            <text:p>-91.398</text:p>
          </table:table-cell>
          <table:table-cell office:value-type="float" office:value="-91.419285" calcext:value-type="float">
            <text:p>-91.419285</text:p>
          </table:table-cell>
          <table:table-cell office:value-type="float" office:value="-91.398" calcext:value-type="float">
            <text:p>-91.398</text:p>
          </table:table-cell>
          <table:table-cell office:value-type="float" office:value="-91.416396" calcext:value-type="float">
            <text:p>-91.416396</text:p>
          </table:table-cell>
          <table:table-cell office:value-type="float" office:value="1.849251" calcext:value-type="float">
            <text:p>1.849251</text:p>
          </table:table-cell>
          <table:table-cell office:value-type="float" office:value="1.849264" calcext:value-type="float">
            <text:p>1.849264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67298" calcext:value-type="float">
            <text:p>26.067298</text:p>
          </table:table-cell>
          <table:table-cell office:value-type="float" office:value="26.816" calcext:value-type="float">
            <text:p>26.816</text:p>
          </table:table-cell>
          <table:table-cell office:value-type="float" office:value="26.067298" calcext:value-type="float">
            <text:p>26.067298</text:p>
          </table:table-cell>
          <table:table-cell office:value-type="float" office:value="26.816" calcext:value-type="float">
            <text:p>26.816</text:p>
          </table:table-cell>
          <table:table-cell office:value-type="float" office:value="26.065693" calcext:value-type="float">
            <text:p>26.065693</text:p>
          </table:table-cell>
          <table:table-cell office:value-type="float" office:value="1.873559" calcext:value-type="float">
            <text:p>1.873559</text:p>
          </table:table-cell>
          <table:table-cell office:value-type="float" office:value="1.871346" calcext:value-type="float">
            <text:p>1.871346</text:p>
          </table:table-cell>
          <table:table-cell office:value-type="float" office:value="5.976548" calcext:value-type="float">
            <text:p>5.976548</text:p>
          </table:table-cell>
          <table:table-cell office:value-type="float" office:value="6.031987" calcext:value-type="float">
            <text:p>6.031987</text:p>
          </table:table-cell>
          <table:table-cell office:value-type="float" office:value="17.962547" calcext:value-type="float">
            <text:p>17.962547</text:p>
          </table:table-cell>
          <table:table-cell office:value-type="float" office:value="217641" calcext:value-type="float">
            <text:p>217641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396" calcext:value-type="float">
            <text:p>-91.416396</text:p>
          </table:table-cell>
          <table:table-cell office:value-type="float" office:value="-91.42" calcext:value-type="float">
            <text:p>-91.42</text:p>
          </table:table-cell>
          <table:table-cell office:value-type="float" office:value="-91.416396" calcext:value-type="float">
            <text:p>-91.416396</text:p>
          </table:table-cell>
          <table:table-cell office:value-type="float" office:value="-91.42" calcext:value-type="float">
            <text:p>-91.42</text:p>
          </table:table-cell>
          <table:table-cell office:value-type="float" office:value="-91.41613" calcext:value-type="float">
            <text:p>-91.41613</text:p>
          </table:table-cell>
          <table:table-cell office:value-type="float" office:value="1.849353" calcext:value-type="float">
            <text:p>1.849353</text:p>
          </table:table-cell>
          <table:table-cell office:value-type="float" office:value="1.849257" calcext:value-type="float">
            <text:p>1.849257</text:p>
          </table:table-cell>
          <table:table-cell table:number-columns-repeated="2"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73955" calcext:value-type="float">
            <text:p>26.073955</text:p>
          </table:table-cell>
          <table:table-cell/>
          <table:table-cell office:value-type="float" office:value="1.872273" calcext:value-type="float">
            <text:p>1.872273</text:p>
          </table:table-cell>
          <table:table-cell/>
          <table:table-cell office:value-type="float" office:value="6.004261" calcext:value-type="float">
            <text:p>6.0042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91.416147" calcext:value-type="float">
            <text:p>-91.416147</text:p>
          </table:table-cell>
          <table:table-cell/>
          <table:table-cell office:value-type="float" office:value="1.849305" calcext:value-type="float">
            <text:p>1.849305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65693" calcext:value-type="float">
            <text:p>26.065693</text:p>
          </table:table-cell>
          <table:table-cell office:value-type="float" office:value="25.267" calcext:value-type="float">
            <text:p>25.267</text:p>
          </table:table-cell>
          <table:table-cell office:value-type="float" office:value="26.065693" calcext:value-type="float">
            <text:p>26.065693</text:p>
          </table:table-cell>
          <table:table-cell office:value-type="float" office:value="25.267" calcext:value-type="float">
            <text:p>25.267</text:p>
          </table:table-cell>
          <table:table-cell office:value-type="float" office:value="26.073955" calcext:value-type="float">
            <text:p>26.073955</text:p>
          </table:table-cell>
          <table:table-cell office:value-type="float" office:value="1.871661" calcext:value-type="float">
            <text:p>1.871661</text:p>
          </table:table-cell>
          <table:table-cell office:value-type="float" office:value="1.872273" calcext:value-type="float">
            <text:p>1.872273</text:p>
          </table:table-cell>
          <table:table-cell office:value-type="float" office:value="6.060012" calcext:value-type="float">
            <text:p>6.060012</text:p>
          </table:table-cell>
          <table:table-cell office:value-type="float" office:value="6.004261" calcext:value-type="float">
            <text:p>6.004261</text:p>
          </table:table-cell>
          <table:table-cell office:value-type="float" office:value="16.820421" calcext:value-type="float">
            <text:p>16.820421</text:p>
          </table:table-cell>
          <table:table-cell office:value-type="float" office:value="217643" calcext:value-type="float">
            <text:p>217643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13" calcext:value-type="float">
            <text:p>-91.41613</text:p>
          </table:table-cell>
          <table:table-cell office:value-type="float" office:value="-91.419" calcext:value-type="float">
            <text:p>-91.419</text:p>
          </table:table-cell>
          <table:table-cell office:value-type="float" office:value="-91.41613" calcext:value-type="float">
            <text:p>-91.41613</text:p>
          </table:table-cell>
          <table:table-cell office:value-type="float" office:value="-91.419" calcext:value-type="float">
            <text:p>-91.419</text:p>
          </table:table-cell>
          <table:table-cell office:value-type="float" office:value="-91.416147" calcext:value-type="float">
            <text:p>-91.416147</text:p>
          </table:table-cell>
          <table:table-cell office:value-type="float" office:value="1.849362" calcext:value-type="float">
            <text:p>1.849362</text:p>
          </table:table-cell>
          <table:table-cell office:value-type="float" office:value="1.849305" calcext:value-type="float">
            <text:p>1.849305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65693" calcext:value-type="float">
            <text:p>26.065693</text:p>
          </table:table-cell>
          <table:table-cell office:value-type="float" office:value="26.675" calcext:value-type="float">
            <text:p>26.675</text:p>
          </table:table-cell>
          <table:table-cell office:value-type="float" office:value="26.065693" calcext:value-type="float">
            <text:p>26.065693</text:p>
          </table:table-cell>
          <table:table-cell office:value-type="float" office:value="26.675" calcext:value-type="float">
            <text:p>26.675</text:p>
          </table:table-cell>
          <table:table-cell office:value-type="float" office:value="26.064473" calcext:value-type="float">
            <text:p>26.064473</text:p>
          </table:table-cell>
          <table:table-cell office:value-type="float" office:value="1.873587" calcext:value-type="float">
            <text:p>1.873587</text:p>
          </table:table-cell>
          <table:table-cell office:value-type="float" office:value="1.871773" calcext:value-type="float">
            <text:p>1.871773</text:p>
          </table:table-cell>
          <table:table-cell office:value-type="float" office:value="5.976495" calcext:value-type="float">
            <text:p>5.976495</text:p>
          </table:table-cell>
          <table:table-cell office:value-type="float" office:value="6.032134" calcext:value-type="float">
            <text:p>6.032134</text:p>
          </table:table-cell>
          <table:table-cell office:value-type="float" office:value="17.729599" calcext:value-type="float">
            <text:p>17.729599</text:p>
          </table:table-cell>
          <table:table-cell office:value-type="float" office:value="217643" calcext:value-type="float">
            <text:p>217643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147" calcext:value-type="float">
            <text:p>-91.416147</text:p>
          </table:table-cell>
          <table:table-cell office:value-type="float" office:value="-91.386" calcext:value-type="float">
            <text:p>-91.386</text:p>
          </table:table-cell>
          <table:table-cell office:value-type="float" office:value="-91.416147" calcext:value-type="float">
            <text:p>-91.416147</text:p>
          </table:table-cell>
          <table:table-cell office:value-type="float" office:value="-91.386" calcext:value-type="float">
            <text:p>-91.386</text:p>
          </table:table-cell>
          <table:table-cell office:value-type="float" office:value="-91.413435" calcext:value-type="float">
            <text:p>-91.413435</text:p>
          </table:table-cell>
          <table:table-cell office:value-type="float" office:value="1.849362" calcext:value-type="float">
            <text:p>1.849362</text:p>
          </table:table-cell>
          <table:table-cell office:value-type="float" office:value="1.849334" calcext:value-type="float">
            <text:p>1.849334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64473" calcext:value-type="float">
            <text:p>26.064473</text:p>
          </table:table-cell>
          <table:table-cell office:value-type="float" office:value="25.322" calcext:value-type="float">
            <text:p>25.322</text:p>
          </table:table-cell>
          <table:table-cell office:value-type="float" office:value="26.064473" calcext:value-type="float">
            <text:p>26.064473</text:p>
          </table:table-cell>
          <table:table-cell office:value-type="float" office:value="25.322" calcext:value-type="float">
            <text:p>25.322</text:p>
          </table:table-cell>
          <table:table-cell office:value-type="float" office:value="26.071283" calcext:value-type="float">
            <text:p>26.071283</text:p>
          </table:table-cell>
          <table:table-cell office:value-type="float" office:value="1.871672" calcext:value-type="float">
            <text:p>1.871672</text:p>
          </table:table-cell>
          <table:table-cell office:value-type="float" office:value="1.872533" calcext:value-type="float">
            <text:p>1.872533</text:p>
          </table:table-cell>
          <table:table-cell office:value-type="float" office:value="6.059971" calcext:value-type="float">
            <text:p>6.059971</text:p>
          </table:table-cell>
          <table:table-cell office:value-type="float" office:value="6.00431" calcext:value-type="float">
            <text:p>6.00431</text:p>
          </table:table-cell>
          <table:table-cell office:value-type="float" office:value="16.73285" calcext:value-type="float">
            <text:p>16.73285</text:p>
          </table:table-cell>
          <table:table-cell office:value-type="float" office:value="217644" calcext:value-type="float">
            <text:p>217644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3435" calcext:value-type="float">
            <text:p>-91.413435</text:p>
          </table:table-cell>
          <table:table-cell office:value-type="float" office:value="-91.395" calcext:value-type="float">
            <text:p>-91.395</text:p>
          </table:table-cell>
          <table:table-cell office:value-type="float" office:value="-91.413435" calcext:value-type="float">
            <text:p>-91.413435</text:p>
          </table:table-cell>
          <table:table-cell office:value-type="float" office:value="-91.395" calcext:value-type="float">
            <text:p>-91.395</text:p>
          </table:table-cell>
          <table:table-cell office:value-type="float" office:value="-91.413055" calcext:value-type="float">
            <text:p>-91.413055</text:p>
          </table:table-cell>
          <table:table-cell office:value-type="float" office:value="1.849457" calcext:value-type="float">
            <text:p>1.849457</text:p>
          </table:table-cell>
          <table:table-cell office:value-type="float" office:value="1.849348" calcext:value-type="float">
            <text:p>1.849348</text:p>
          </table:table-cell>
          <table:table-cell office:value-type="float" office:value="6.184086" calcext:value-type="float">
            <text:p>6.184086</text:p>
          </table:table-cell>
          <table:table-cell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64473" calcext:value-type="float">
            <text:p>26.064473</text:p>
          </table:table-cell>
          <table:table-cell office:value-type="float" office:value="26.689" calcext:value-type="float">
            <text:p>26.689</text:p>
          </table:table-cell>
          <table:table-cell office:value-type="float" office:value="26.064473" calcext:value-type="float">
            <text:p>26.064473</text:p>
          </table:table-cell>
          <table:table-cell office:value-type="float" office:value="26.689" calcext:value-type="float">
            <text:p>26.689</text:p>
          </table:table-cell>
          <table:table-cell office:value-type="float" office:value="26.062433" calcext:value-type="float">
            <text:p>26.062433</text:p>
          </table:table-cell>
          <table:table-cell office:value-type="float" office:value="1.873608" calcext:value-type="float">
            <text:p>1.873608</text:p>
          </table:table-cell>
          <table:table-cell office:value-type="float" office:value="1.871923" calcext:value-type="float">
            <text:p>1.871923</text:p>
          </table:table-cell>
          <table:table-cell office:value-type="float" office:value="5.976454" calcext:value-type="float">
            <text:p>5.976454</text:p>
          </table:table-cell>
          <table:table-cell office:value-type="float" office:value="6.032137" calcext:value-type="float">
            <text:p>6.032137</text:p>
          </table:table-cell>
          <table:table-cell office:value-type="float" office:value="17.755034" calcext:value-type="float">
            <text:p>17.755034</text:p>
          </table:table-cell>
          <table:table-cell office:value-type="float" office:value="217644" calcext:value-type="float">
            <text:p>217644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table:number-columns-repeated="5"/>
          <table:table-cell office:value-type="float" office:value="-91.412793" calcext:value-type="float">
            <text:p>-91.412793</text:p>
          </table:table-cell>
          <table:table-cell/>
          <table:table-cell office:value-type="float" office:value="1.849402" calcext:value-type="float">
            <text:p>1.849402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62433" calcext:value-type="float">
            <text:p>26.062433</text:p>
          </table:table-cell>
          <table:table-cell office:value-type="float" office:value="25.314" calcext:value-type="float">
            <text:p>25.314</text:p>
          </table:table-cell>
          <table:table-cell office:value-type="float" office:value="26.062433" calcext:value-type="float">
            <text:p>26.062433</text:p>
          </table:table-cell>
          <table:table-cell office:value-type="float" office:value="25.314" calcext:value-type="float">
            <text:p>25.314</text:p>
          </table:table-cell>
          <table:table-cell office:value-type="float" office:value="26.069412" calcext:value-type="float">
            <text:p>26.069412</text:p>
          </table:table-cell>
          <table:table-cell office:value-type="float" office:value="1.87169" calcext:value-type="float">
            <text:p>1.87169</text:p>
          </table:table-cell>
          <table:table-cell office:value-type="float" office:value="1.872615" calcext:value-type="float">
            <text:p>1.872615</text:p>
          </table:table-cell>
          <table:table-cell office:value-type="float" office:value="6.059903" calcext:value-type="float">
            <text:p>6.059903</text:p>
          </table:table-cell>
          <table:table-cell office:value-type="float" office:value="6.004291" calcext:value-type="float">
            <text:p>6.004291</text:p>
          </table:table-cell>
          <table:table-cell office:value-type="float" office:value="16.742134" calcext:value-type="float">
            <text:p>16.742134</text:p>
          </table:table-cell>
          <table:table-cell office:value-type="float" office:value="217646" calcext:value-type="float">
            <text:p>217646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3055" calcext:value-type="float">
            <text:p>-91.413055</text:p>
          </table:table-cell>
          <table:table-cell office:value-type="float" office:value="-91.399" calcext:value-type="float">
            <text:p>-91.399</text:p>
          </table:table-cell>
          <table:table-cell office:value-type="float" office:value="-91.413055" calcext:value-type="float">
            <text:p>-91.413055</text:p>
          </table:table-cell>
          <table:table-cell office:value-type="float" office:value="-91.399" calcext:value-type="float">
            <text:p>-91.399</text:p>
          </table:table-cell>
          <table:table-cell office:value-type="float" office:value="-91.412793" calcext:value-type="float">
            <text:p>-91.412793</text:p>
          </table:table-cell>
          <table:table-cell office:value-type="float" office:value="1.849471" calcext:value-type="float">
            <text:p>1.849471</text:p>
          </table:table-cell>
          <table:table-cell office:value-type="float" office:value="1.849402" calcext:value-type="float">
            <text:p>1.849402</text:p>
          </table:table-cell>
          <table:table-cell office:value-type="float" office:value="6.184086" calcext:value-type="float">
            <text:p>6.184086</text:p>
          </table:table-cell>
          <table:table-cell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62433" calcext:value-type="float">
            <text:p>26.062433</text:p>
          </table:table-cell>
          <table:table-cell office:value-type="float" office:value="26.734" calcext:value-type="float">
            <text:p>26.734</text:p>
          </table:table-cell>
          <table:table-cell office:value-type="float" office:value="26.062433" calcext:value-type="float">
            <text:p>26.062433</text:p>
          </table:table-cell>
          <table:table-cell office:value-type="float" office:value="26.734" calcext:value-type="float">
            <text:p>26.734</text:p>
          </table:table-cell>
          <table:table-cell office:value-type="float" office:value="26.060495" calcext:value-type="float">
            <text:p>26.060495</text:p>
          </table:table-cell>
          <table:table-cell office:value-type="float" office:value="1.871362" calcext:value-type="float">
            <text:p>1.871362</text:p>
          </table:table-cell>
          <table:table-cell office:value-type="float" office:value="1.871971" calcext:value-type="float">
            <text:p>1.871971</text:p>
          </table:table-cell>
          <table:table-cell office:value-type="float" office:value="5.97527" calcext:value-type="float">
            <text:p>5.97527</text:p>
          </table:table-cell>
          <table:table-cell office:value-type="float" office:value="6.032094" calcext:value-type="float">
            <text:p>6.032094</text:p>
          </table:table-cell>
          <table:table-cell office:value-type="float" office:value="17.812005" calcext:value-type="float">
            <text:p>17.812005</text:p>
          </table:table-cell>
          <table:table-cell office:value-type="float" office:value="217646" calcext:value-type="float">
            <text:p>217646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793" calcext:value-type="float">
            <text:p>-91.412793</text:p>
          </table:table-cell>
          <table:table-cell office:value-type="float" office:value="-91.433" calcext:value-type="float">
            <text:p>-91.433</text:p>
          </table:table-cell>
          <table:table-cell office:value-type="float" office:value="-91.412793" calcext:value-type="float">
            <text:p>-91.412793</text:p>
          </table:table-cell>
          <table:table-cell office:value-type="float" office:value="-91.433" calcext:value-type="float">
            <text:p>-91.433</text:p>
          </table:table-cell>
          <table:table-cell office:value-type="float" office:value="-91.412619" calcext:value-type="float">
            <text:p>-91.412619</text:p>
          </table:table-cell>
          <table:table-cell office:value-type="float" office:value="1.84948" calcext:value-type="float">
            <text:p>1.84948</text:p>
          </table:table-cell>
          <table:table-cell office:value-type="float" office:value="1.849436" calcext:value-type="float">
            <text:p>1.849436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60495" calcext:value-type="float">
            <text:p>26.060495</text:p>
          </table:table-cell>
          <table:table-cell office:value-type="float" office:value="25.373" calcext:value-type="float">
            <text:p>25.373</text:p>
          </table:table-cell>
          <table:table-cell office:value-type="float" office:value="26.060495" calcext:value-type="float">
            <text:p>26.060495</text:p>
          </table:table-cell>
          <table:table-cell office:value-type="float" office:value="25.373" calcext:value-type="float">
            <text:p>25.373</text:p>
          </table:table-cell>
          <table:table-cell office:value-type="float" office:value="26.067973" calcext:value-type="float">
            <text:p>26.067973</text:p>
          </table:table-cell>
          <table:table-cell office:value-type="float" office:value="1.871708" calcext:value-type="float">
            <text:p>1.871708</text:p>
          </table:table-cell>
          <table:table-cell office:value-type="float" office:value="1.871501" calcext:value-type="float">
            <text:p>1.871501</text:p>
          </table:table-cell>
          <table:table-cell office:value-type="float" office:value="6.059839" calcext:value-type="float">
            <text:p>6.059839</text:p>
          </table:table-cell>
          <table:table-cell office:value-type="float" office:value="6.003684" calcext:value-type="float">
            <text:p>6.003684</text:p>
          </table:table-cell>
          <table:table-cell office:value-type="float" office:value="16.647215" calcext:value-type="float">
            <text:p>16.647215</text:p>
          </table:table-cell>
          <table:table-cell office:value-type="float" office:value="217648" calcext:value-type="float">
            <text:p>217648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2876" calcext:value-type="float">
            <text:p>-91.412876</text:p>
          </table:table-cell>
          <table:table-cell/>
          <table:table-cell office:value-type="float" office:value="1.849458" calcext:value-type="float">
            <text:p>1.849458</text:p>
          </table:table-cell>
          <table:table-cell/>
          <table:table-cell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60495" calcext:value-type="float">
            <text:p>26.060495</text:p>
          </table:table-cell>
          <table:table-cell office:value-type="float" office:value="26.725" calcext:value-type="float">
            <text:p>26.725</text:p>
          </table:table-cell>
          <table:table-cell office:value-type="float" office:value="26.060495" calcext:value-type="float">
            <text:p>26.060495</text:p>
          </table:table-cell>
          <table:table-cell office:value-type="float" office:value="26.725" calcext:value-type="float">
            <text:p>26.725</text:p>
          </table:table-cell>
          <table:table-cell office:value-type="float" office:value="26.059723" calcext:value-type="float">
            <text:p>26.059723</text:p>
          </table:table-cell>
          <table:table-cell office:value-type="float" office:value="1.871395" calcext:value-type="float">
            <text:p>1.871395</text:p>
          </table:table-cell>
          <table:table-cell office:value-type="float" office:value="1.871436" calcext:value-type="float">
            <text:p>1.871436</text:p>
          </table:table-cell>
          <table:table-cell office:value-type="float" office:value="5.975205" calcext:value-type="float">
            <text:p>5.975205</text:p>
          </table:table-cell>
          <table:table-cell office:value-type="float" office:value="6.031762" calcext:value-type="float">
            <text:p>6.031762</text:p>
          </table:table-cell>
          <table:table-cell office:value-type="float" office:value="17.800218" calcext:value-type="float">
            <text:p>17.800218</text:p>
          </table:table-cell>
          <table:table-cell office:value-type="float" office:value="217648" calcext:value-type="float">
            <text:p>217648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619" calcext:value-type="float">
            <text:p>-91.412619</text:p>
          </table:table-cell>
          <table:table-cell office:value-type="float" office:value="-91.379" calcext:value-type="float">
            <text:p>-91.379</text:p>
          </table:table-cell>
          <table:table-cell office:value-type="float" office:value="-91.412619" calcext:value-type="float">
            <text:p>-91.412619</text:p>
          </table:table-cell>
          <table:table-cell office:value-type="float" office:value="-91.379" calcext:value-type="float">
            <text:p>-91.379</text:p>
          </table:table-cell>
          <table:table-cell office:value-type="float" office:value="-91.415622" calcext:value-type="float">
            <text:p>-91.415622</text:p>
          </table:table-cell>
          <table:table-cell office:value-type="float" office:value="1.849486" calcext:value-type="float">
            <text:p>1.849486</text:p>
          </table:table-cell>
          <table:table-cell office:value-type="float" office:value="1.849458" calcext:value-type="float">
            <text:p>1.849458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59723" calcext:value-type="float">
            <text:p>26.059723</text:p>
          </table:table-cell>
          <table:table-cell office:value-type="float" office:value="25.366" calcext:value-type="float">
            <text:p>25.366</text:p>
          </table:table-cell>
          <table:table-cell office:value-type="float" office:value="26.059723" calcext:value-type="float">
            <text:p>26.059723</text:p>
          </table:table-cell>
          <table:table-cell office:value-type="float" office:value="25.366" calcext:value-type="float">
            <text:p>25.366</text:p>
          </table:table-cell>
          <table:table-cell office:value-type="float" office:value="26.067115" calcext:value-type="float">
            <text:p>26.067115</text:p>
          </table:table-cell>
          <table:table-cell office:value-type="float" office:value="1.871714" calcext:value-type="float">
            <text:p>1.871714</text:p>
          </table:table-cell>
          <table:table-cell office:value-type="float" office:value="1.871253" calcext:value-type="float">
            <text:p>1.871253</text:p>
          </table:table-cell>
          <table:table-cell office:value-type="float" office:value="6.059813" calcext:value-type="float">
            <text:p>6.059813</text:p>
          </table:table-cell>
          <table:table-cell office:value-type="float" office:value="6.003484" calcext:value-type="float">
            <text:p>6.003484</text:p>
          </table:table-cell>
          <table:table-cell office:value-type="float" office:value="16.656916" calcext:value-type="float">
            <text:p>16.656916</text:p>
          </table:table-cell>
          <table:table-cell office:value-type="float" office:value="217649" calcext:value-type="float">
            <text:p>217649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622" calcext:value-type="float">
            <text:p>-91.415622</text:p>
          </table:table-cell>
          <table:table-cell office:value-type="float" office:value="-91.412" calcext:value-type="float">
            <text:p>-91.412</text:p>
          </table:table-cell>
          <table:table-cell office:value-type="float" office:value="-91.415622" calcext:value-type="float">
            <text:p>-91.415622</text:p>
          </table:table-cell>
          <table:table-cell office:value-type="float" office:value="-91.412" calcext:value-type="float">
            <text:p>-91.412</text:p>
          </table:table-cell>
          <table:table-cell office:value-type="float" office:value="-91.415196" calcext:value-type="float">
            <text:p>-91.415196</text:p>
          </table:table-cell>
          <table:table-cell office:value-type="float" office:value="1.84938" calcext:value-type="float">
            <text:p>1.84938</text:p>
          </table:table-cell>
          <table:table-cell office:value-type="float" office:value="1.849472" calcext:value-type="float">
            <text:p>1.849472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59723" calcext:value-type="float">
            <text:p>26.059723</text:p>
          </table:table-cell>
          <table:table-cell office:value-type="float" office:value="26.703" calcext:value-type="float">
            <text:p>26.703</text:p>
          </table:table-cell>
          <table:table-cell office:value-type="float" office:value="26.059723" calcext:value-type="float">
            <text:p>26.059723</text:p>
          </table:table-cell>
          <table:table-cell office:value-type="float" office:value="26.703" calcext:value-type="float">
            <text:p>26.703</text:p>
          </table:table-cell>
          <table:table-cell office:value-type="float" office:value="26.058796" calcext:value-type="float">
            <text:p>26.058796</text:p>
          </table:table-cell>
          <table:table-cell office:value-type="float" office:value="1.871409" calcext:value-type="float">
            <text:p>1.871409</text:p>
          </table:table-cell>
          <table:table-cell office:value-type="float" office:value="1.871314" calcext:value-type="float">
            <text:p>1.871314</text:p>
          </table:table-cell>
          <table:table-cell office:value-type="float" office:value="5.97518" calcext:value-type="float">
            <text:p>5.97518</text:p>
          </table:table-cell>
          <table:table-cell office:value-type="float" office:value="6.031649" calcext:value-type="float">
            <text:p>6.031649</text:p>
          </table:table-cell>
          <table:table-cell office:value-type="float" office:value="17.764786" calcext:value-type="float">
            <text:p>17.764786</text:p>
          </table:table-cell>
          <table:table-cell office:value-type="float" office:value="217649" calcext:value-type="float">
            <text:p>217649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196" calcext:value-type="float">
            <text:p>-91.415196</text:p>
          </table:table-cell>
          <table:table-cell office:value-type="float" office:value="-91.384" calcext:value-type="float">
            <text:p>-91.384</text:p>
          </table:table-cell>
          <table:table-cell office:value-type="float" office:value="-91.415196" calcext:value-type="float">
            <text:p>-91.415196</text:p>
          </table:table-cell>
          <table:table-cell office:value-type="float" office:value="-91.384" calcext:value-type="float">
            <text:p>-91.384</text:p>
          </table:table-cell>
          <table:table-cell office:value-type="float" office:value="-91.412443" calcext:value-type="float">
            <text:p>-91.412443</text:p>
          </table:table-cell>
          <table:table-cell office:value-type="float" office:value="1.849395" calcext:value-type="float">
            <text:p>1.849395</text:p>
          </table:table-cell>
          <table:table-cell office:value-type="float" office:value="1.849426" calcext:value-type="float">
            <text:p>1.849426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184086" calcext:value-type="float">
            <text:p>6.184086</text:p>
          </table:table-cell>
          <table:table-cell table:number-columns-repeated="6"/>
          <table:table-cell office:value-type="float" office:value="26.065968" calcext:value-type="float">
            <text:p>26.065968</text:p>
          </table:table-cell>
          <table:table-cell/>
          <table:table-cell office:value-type="float" office:value="1.871204" calcext:value-type="float">
            <text:p>1.871204</text:p>
          </table:table-cell>
          <table:table-cell/>
          <table:table-cell office:value-type="float" office:value="6.003415" calcext:value-type="float">
            <text:p>6.0034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443" calcext:value-type="float">
            <text:p>-91.412443</text:p>
          </table:table-cell>
          <table:table-cell office:value-type="float" office:value="-91.426" calcext:value-type="float">
            <text:p>-91.426</text:p>
          </table:table-cell>
          <table:table-cell office:value-type="float" office:value="-91.412443" calcext:value-type="float">
            <text:p>-91.412443</text:p>
          </table:table-cell>
          <table:table-cell office:value-type="float" office:value="-91.426" calcext:value-type="float">
            <text:p>-91.426</text:p>
          </table:table-cell>
          <table:table-cell office:value-type="float" office:value="-91.412051" calcext:value-type="float">
            <text:p>-91.412051</text:p>
          </table:table-cell>
          <table:table-cell office:value-type="float" office:value="1.849492" calcext:value-type="float">
            <text:p>1.849492</text:p>
          </table:table-cell>
          <table:table-cell office:value-type="float" office:value="1.849411" calcext:value-type="float">
            <text:p>1.849411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58796" calcext:value-type="float">
            <text:p>26.058796</text:p>
          </table:table-cell>
          <table:table-cell office:value-type="float" office:value="25.39" calcext:value-type="float">
            <text:p>25.39</text:p>
          </table:table-cell>
          <table:table-cell office:value-type="float" office:value="26.058796" calcext:value-type="float">
            <text:p>26.058796</text:p>
          </table:table-cell>
          <table:table-cell office:value-type="float" office:value="25.39" calcext:value-type="float">
            <text:p>25.39</text:p>
          </table:table-cell>
          <table:table-cell office:value-type="float" office:value="26.065968" calcext:value-type="float">
            <text:p>26.065968</text:p>
          </table:table-cell>
          <table:table-cell office:value-type="float" office:value="1.871723" calcext:value-type="float">
            <text:p>1.871723</text:p>
          </table:table-cell>
          <table:table-cell office:value-type="float" office:value="1.871204" calcext:value-type="float">
            <text:p>1.871204</text:p>
          </table:table-cell>
          <table:table-cell office:value-type="float" office:value="6.059782" calcext:value-type="float">
            <text:p>6.059782</text:p>
          </table:table-cell>
          <table:table-cell office:value-type="float" office:value="6.003415" calcext:value-type="float">
            <text:p>6.003415</text:p>
          </table:table-cell>
          <table:table-cell office:value-type="float" office:value="16.618089" calcext:value-type="float">
            <text:p>16.618089</text:p>
          </table:table-cell>
          <table:table-cell office:value-type="float" office:value="217651" calcext:value-type="float">
            <text:p>217651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2192" calcext:value-type="float">
            <text:p>-91.412192</text:p>
          </table:table-cell>
          <table:table-cell/>
          <table:table-cell office:value-type="float" office:value="1.849451" calcext:value-type="float">
            <text:p>1.849451</text:p>
          </table:table-cell>
          <table:table-cell/>
          <table:table-cell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58796" calcext:value-type="float">
            <text:p>26.058796</text:p>
          </table:table-cell>
          <table:table-cell office:value-type="float" office:value="26.744" calcext:value-type="float">
            <text:p>26.744</text:p>
          </table:table-cell>
          <table:table-cell office:value-type="float" office:value="26.058796" calcext:value-type="float">
            <text:p>26.058796</text:p>
          </table:table-cell>
          <table:table-cell office:value-type="float" office:value="26.744" calcext:value-type="float">
            <text:p>26.744</text:p>
          </table:table-cell>
          <table:table-cell office:value-type="float" office:value="26.057929" calcext:value-type="float">
            <text:p>26.057929</text:p>
          </table:table-cell>
          <table:table-cell office:value-type="float" office:value="1.873707" calcext:value-type="float">
            <text:p>1.873707</text:p>
          </table:table-cell>
          <table:table-cell office:value-type="float" office:value="1.871299" calcext:value-type="float">
            <text:p>1.871299</text:p>
          </table:table-cell>
          <table:table-cell office:value-type="float" office:value="5.976264" calcext:value-type="float">
            <text:p>5.976264</text:p>
          </table:table-cell>
          <table:table-cell office:value-type="float" office:value="6.031599" calcext:value-type="float">
            <text:p>6.031599</text:p>
          </table:table-cell>
          <table:table-cell office:value-type="float" office:value="17.856433" calcext:value-type="float">
            <text:p>17.856433</text:p>
          </table:table-cell>
          <table:table-cell office:value-type="float" office:value="217651" calcext:value-type="float">
            <text:p>217651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051" calcext:value-type="float">
            <text:p>-91.412051</text:p>
          </table:table-cell>
          <table:table-cell office:value-type="float" office:value="-91.426" calcext:value-type="float">
            <text:p>-91.426</text:p>
          </table:table-cell>
          <table:table-cell office:value-type="float" office:value="-91.412051" calcext:value-type="float">
            <text:p>-91.412051</text:p>
          </table:table-cell>
          <table:table-cell office:value-type="float" office:value="-91.426" calcext:value-type="float">
            <text:p>-91.426</text:p>
          </table:table-cell>
          <table:table-cell office:value-type="float" office:value="-91.412192" calcext:value-type="float">
            <text:p>-91.412192</text:p>
          </table:table-cell>
          <table:table-cell office:value-type="float" office:value="1.849506" calcext:value-type="float">
            <text:p>1.849506</text:p>
          </table:table-cell>
          <table:table-cell office:value-type="float" office:value="1.849451" calcext:value-type="float">
            <text:p>1.849451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57929" calcext:value-type="float">
            <text:p>26.057929</text:p>
          </table:table-cell>
          <table:table-cell office:value-type="float" office:value="25.35" calcext:value-type="float">
            <text:p>25.35</text:p>
          </table:table-cell>
          <table:table-cell office:value-type="float" office:value="26.057929" calcext:value-type="float">
            <text:p>26.057929</text:p>
          </table:table-cell>
          <table:table-cell office:value-type="float" office:value="25.35" calcext:value-type="float">
            <text:p>25.35</text:p>
          </table:table-cell>
          <table:table-cell office:value-type="float" office:value="26.065529" calcext:value-type="float">
            <text:p>26.065529</text:p>
          </table:table-cell>
          <table:table-cell office:value-type="float" office:value="1.871731" calcext:value-type="float">
            <text:p>1.871731</text:p>
          </table:table-cell>
          <table:table-cell office:value-type="float" office:value="1.872339" calcext:value-type="float">
            <text:p>1.872339</text:p>
          </table:table-cell>
          <table:table-cell office:value-type="float" office:value="6.059753" calcext:value-type="float">
            <text:p>6.059753</text:p>
          </table:table-cell>
          <table:table-cell office:value-type="float" office:value="6.003925" calcext:value-type="float">
            <text:p>6.003925</text:p>
          </table:table-cell>
          <table:table-cell office:value-type="float" office:value="16.679045" calcext:value-type="float">
            <text:p>16.679045</text:p>
          </table:table-cell>
          <table:table-cell office:value-type="float" office:value="217653" calcext:value-type="float">
            <text:p>217653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192" calcext:value-type="float">
            <text:p>-91.412192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12192" calcext:value-type="float">
            <text:p>-91.412192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12366" calcext:value-type="float">
            <text:p>-91.412366</text:p>
          </table:table-cell>
          <table:table-cell office:value-type="float" office:value="1.849501" calcext:value-type="float">
            <text:p>1.849501</text:p>
          </table:table-cell>
          <table:table-cell office:value-type="float" office:value="1.849479" calcext:value-type="float">
            <text:p>1.849479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57929" calcext:value-type="float">
            <text:p>26.057929</text:p>
          </table:table-cell>
          <table:table-cell office:value-type="float" office:value="26.727" calcext:value-type="float">
            <text:p>26.727</text:p>
          </table:table-cell>
          <table:table-cell office:value-type="float" office:value="26.057929" calcext:value-type="float">
            <text:p>26.057929</text:p>
          </table:table-cell>
          <table:table-cell office:value-type="float" office:value="26.727" calcext:value-type="float">
            <text:p>26.727</text:p>
          </table:table-cell>
          <table:table-cell office:value-type="float" office:value="26.05705" calcext:value-type="float">
            <text:p>26.05705</text:p>
          </table:table-cell>
          <table:table-cell office:value-type="float" office:value="1.87144" calcext:value-type="float">
            <text:p>1.87144</text:p>
          </table:table-cell>
          <table:table-cell office:value-type="float" office:value="1.871863" calcext:value-type="float">
            <text:p>1.871863</text:p>
          </table:table-cell>
          <table:table-cell office:value-type="float" office:value="5.97512" calcext:value-type="float">
            <text:p>5.97512</text:p>
          </table:table-cell>
          <table:table-cell office:value-type="float" office:value="6.031837" calcext:value-type="float">
            <text:p>6.031837</text:p>
          </table:table-cell>
          <table:table-cell office:value-type="float" office:value="17.807838" calcext:value-type="float">
            <text:p>17.807838</text:p>
          </table:table-cell>
          <table:table-cell office:value-type="float" office:value="217653" calcext:value-type="float">
            <text:p>217653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table:number-columns-repeated="5"/>
          <table:table-cell office:value-type="float" office:value="-91.409766" calcext:value-type="float">
            <text:p>-91.409766</text:p>
          </table:table-cell>
          <table:table-cell/>
          <table:table-cell office:value-type="float" office:value="1.84949" calcext:value-type="float">
            <text:p>1.84949</text:p>
          </table:table-cell>
          <table:table-cell/>
          <table:table-cell office:value-type="float" office:value="6.184086" calcext:value-type="float">
            <text:p>6.184086</text:p>
          </table:table-cell>
          <table:table-cell table:number-columns-repeated="6"/>
          <table:table-cell office:value-type="float" office:value="26.064491" calcext:value-type="float">
            <text:p>26.064491</text:p>
          </table:table-cell>
          <table:table-cell/>
          <table:table-cell office:value-type="float" office:value="1.871487" calcext:value-type="float">
            <text:p>1.871487</text:p>
          </table:table-cell>
          <table:table-cell/>
          <table:table-cell office:value-type="float" office:value="6.00348" calcext:value-type="float">
            <text:p>6.0034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366" calcext:value-type="float">
            <text:p>-91.412366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12366" calcext:value-type="float">
            <text:p>-91.412366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09766" calcext:value-type="float">
            <text:p>-91.409766</text:p>
          </table:table-cell>
          <table:table-cell office:value-type="float" office:value="1.849495" calcext:value-type="float">
            <text:p>1.849495</text:p>
          </table:table-cell>
          <table:table-cell office:value-type="float" office:value="1.84949" calcext:value-type="float">
            <text:p>1.84949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5705" calcext:value-type="float">
            <text:p>26.05705</text:p>
          </table:table-cell>
          <table:table-cell office:value-type="float" office:value="25.349" calcext:value-type="float">
            <text:p>25.349</text:p>
          </table:table-cell>
          <table:table-cell office:value-type="float" office:value="26.05705" calcext:value-type="float">
            <text:p>26.05705</text:p>
          </table:table-cell>
          <table:table-cell office:value-type="float" office:value="25.349" calcext:value-type="float">
            <text:p>25.349</text:p>
          </table:table-cell>
          <table:table-cell office:value-type="float" office:value="26.064491" calcext:value-type="float">
            <text:p>26.064491</text:p>
          </table:table-cell>
          <table:table-cell office:value-type="float" office:value="1.871738" calcext:value-type="float">
            <text:p>1.871738</text:p>
          </table:table-cell>
          <table:table-cell office:value-type="float" office:value="1.871487" calcext:value-type="float">
            <text:p>1.871487</text:p>
          </table:table-cell>
          <table:table-cell office:value-type="float" office:value="6.059724" calcext:value-type="float">
            <text:p>6.059724</text:p>
          </table:table-cell>
          <table:table-cell office:value-type="float" office:value="6.00348" calcext:value-type="float">
            <text:p>6.00348</text:p>
          </table:table-cell>
          <table:table-cell office:value-type="float" office:value="16.679233" calcext:value-type="float">
            <text:p>16.679233</text:p>
          </table:table-cell>
          <table:table-cell office:value-type="float" office:value="217654" calcext:value-type="float">
            <text:p>217654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09766" calcext:value-type="float">
            <text:p>-91.409766</text:p>
          </table:table-cell>
          <table:table-cell office:value-type="float" office:value="-91.422" calcext:value-type="float">
            <text:p>-91.422</text:p>
          </table:table-cell>
          <table:table-cell office:value-type="float" office:value="-91.409766" calcext:value-type="float">
            <text:p>-91.409766</text:p>
          </table:table-cell>
          <table:table-cell office:value-type="float" office:value="-91.422" calcext:value-type="float">
            <text:p>-91.422</text:p>
          </table:table-cell>
          <table:table-cell office:value-type="float" office:value="-91.409911" calcext:value-type="float">
            <text:p>-91.409911</text:p>
          </table:table-cell>
          <table:table-cell office:value-type="float" office:value="1.849587" calcext:value-type="float">
            <text:p>1.849587</text:p>
          </table:table-cell>
          <table:table-cell office:value-type="float" office:value="1.849492" calcext:value-type="float">
            <text:p>1.849492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5705" calcext:value-type="float">
            <text:p>26.05705</text:p>
          </table:table-cell>
          <table:table-cell office:value-type="float" office:value="26.732" calcext:value-type="float">
            <text:p>26.732</text:p>
          </table:table-cell>
          <table:table-cell office:value-type="float" office:value="26.05705" calcext:value-type="float">
            <text:p>26.05705</text:p>
          </table:table-cell>
          <table:table-cell office:value-type="float" office:value="26.732" calcext:value-type="float">
            <text:p>26.732</text:p>
          </table:table-cell>
          <table:table-cell office:value-type="float" office:value="26.056013" calcext:value-type="float">
            <text:p>26.056013</text:p>
          </table:table-cell>
          <table:table-cell office:value-type="float" office:value="1.873737" calcext:value-type="float">
            <text:p>1.873737</text:p>
          </table:table-cell>
          <table:table-cell office:value-type="float" office:value="1.871439" calcext:value-type="float">
            <text:p>1.871439</text:p>
          </table:table-cell>
          <table:table-cell office:value-type="float" office:value="5.976206" calcext:value-type="float">
            <text:p>5.976206</text:p>
          </table:table-cell>
          <table:table-cell office:value-type="float" office:value="6.031602" calcext:value-type="float">
            <text:p>6.031602</text:p>
          </table:table-cell>
          <table:table-cell office:value-type="float" office:value="17.839296" calcext:value-type="float">
            <text:p>17.839296</text:p>
          </table:table-cell>
          <table:table-cell office:value-type="float" office:value="217654" calcext:value-type="float">
            <text:p>217654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table:number-columns-repeated="5"/>
          <table:table-cell office:value-type="float" office:value="-91.412809" calcext:value-type="float">
            <text:p>-91.412809</text:p>
          </table:table-cell>
          <table:table-cell/>
          <table:table-cell office:value-type="float" office:value="1.849539" calcext:value-type="float">
            <text:p>1.849539</text:p>
          </table:table-cell>
          <table:table-cell/>
          <table:table-cell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56013" calcext:value-type="float">
            <text:p>26.056013</text:p>
          </table:table-cell>
          <table:table-cell office:value-type="float" office:value="25.258" calcext:value-type="float">
            <text:p>25.258</text:p>
          </table:table-cell>
          <table:table-cell office:value-type="float" office:value="26.056013" calcext:value-type="float">
            <text:p>26.056013</text:p>
          </table:table-cell>
          <table:table-cell office:value-type="float" office:value="25.258" calcext:value-type="float">
            <text:p>25.258</text:p>
          </table:table-cell>
          <table:table-cell office:value-type="float" office:value="26.063508" calcext:value-type="float">
            <text:p>26.063508</text:p>
          </table:table-cell>
          <table:table-cell office:value-type="float" office:value="1.871748" calcext:value-type="float">
            <text:p>1.871748</text:p>
          </table:table-cell>
          <table:table-cell office:value-type="float" office:value="1.872426" calcext:value-type="float">
            <text:p>1.872426</text:p>
          </table:table-cell>
          <table:table-cell office:value-type="float" office:value="6.059689" calcext:value-type="float">
            <text:p>6.059689</text:p>
          </table:table-cell>
          <table:table-cell office:value-type="float" office:value="6.003898" calcext:value-type="float">
            <text:p>6.003898</text:p>
          </table:table-cell>
          <table:table-cell office:value-type="float" office:value="16.819362" calcext:value-type="float">
            <text:p>16.819362</text:p>
          </table:table-cell>
          <table:table-cell office:value-type="float" office:value="217655" calcext:value-type="float">
            <text:p>217655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09911" calcext:value-type="float">
            <text:p>-91.409911</text:p>
          </table:table-cell>
          <table:table-cell office:value-type="float" office:value="-91.42" calcext:value-type="float">
            <text:p>-91.42</text:p>
          </table:table-cell>
          <table:table-cell office:value-type="float" office:value="-91.409911" calcext:value-type="float">
            <text:p>-91.409911</text:p>
          </table:table-cell>
          <table:table-cell office:value-type="float" office:value="-91.42" calcext:value-type="float">
            <text:p>-91.42</text:p>
          </table:table-cell>
          <table:table-cell office:value-type="float" office:value="-91.412809" calcext:value-type="float">
            <text:p>-91.412809</text:p>
          </table:table-cell>
          <table:table-cell office:value-type="float" office:value="1.849581" calcext:value-type="float">
            <text:p>1.849581</text:p>
          </table:table-cell>
          <table:table-cell office:value-type="float" office:value="1.849539" calcext:value-type="float">
            <text:p>1.849539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56013" calcext:value-type="float">
            <text:p>26.056013</text:p>
          </table:table-cell>
          <table:table-cell office:value-type="float" office:value="26.717" calcext:value-type="float">
            <text:p>26.717</text:p>
          </table:table-cell>
          <table:table-cell office:value-type="float" office:value="26.056013" calcext:value-type="float">
            <text:p>26.056013</text:p>
          </table:table-cell>
          <table:table-cell office:value-type="float" office:value="26.717" calcext:value-type="float">
            <text:p>26.717</text:p>
          </table:table-cell>
          <table:table-cell office:value-type="float" office:value="26.054042" calcext:value-type="float">
            <text:p>26.054042</text:p>
          </table:table-cell>
          <table:table-cell office:value-type="float" office:value="1.871473" calcext:value-type="float">
            <text:p>1.871473</text:p>
          </table:table-cell>
          <table:table-cell office:value-type="float" office:value="1.871893" calcext:value-type="float">
            <text:p>1.871893</text:p>
          </table:table-cell>
          <table:table-cell office:value-type="float" office:value="5.975056" calcext:value-type="float">
            <text:p>5.975056</text:p>
          </table:table-cell>
          <table:table-cell office:value-type="float" office:value="6.031791" calcext:value-type="float">
            <text:p>6.031791</text:p>
          </table:table-cell>
          <table:table-cell office:value-type="float" office:value="17.794345" calcext:value-type="float">
            <text:p>17.794345</text:p>
          </table:table-cell>
          <table:table-cell office:value-type="float" office:value="217655" calcext:value-type="float">
            <text:p>217655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809" calcext:value-type="float">
            <text:p>-91.412809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12809" calcext:value-type="float">
            <text:p>-91.412809</text:p>
          </table:table-cell>
          <table:table-cell office:value-type="float" office:value="-91.424" calcext:value-type="float">
            <text:p>-91.424</text:p>
          </table:table-cell>
          <table:table-cell office:value-type="float" office:value="-91.412934" calcext:value-type="float">
            <text:p>-91.412934</text:p>
          </table:table-cell>
          <table:table-cell office:value-type="float" office:value="1.849479" calcext:value-type="float">
            <text:p>1.849479</text:p>
          </table:table-cell>
          <table:table-cell office:value-type="float" office:value="1.84956" calcext:value-type="float">
            <text:p>1.84956</text:p>
          </table:table-cell>
          <table:table-cell table:number-columns-repeated="2" office:value-type="float" office:value="6.184086" calcext:value-type="float">
            <text:p>6.184086</text:p>
          </table:table-cell>
          <table:table-cell table:number-columns-repeated="6"/>
          <table:table-cell office:value-type="float" office:value="26.06141" calcext:value-type="float">
            <text:p>26.06141</text:p>
          </table:table-cell>
          <table:table-cell/>
          <table:table-cell office:value-type="float" office:value="1.871521" calcext:value-type="float">
            <text:p>1.871521</text:p>
          </table:table-cell>
          <table:table-cell/>
          <table:table-cell office:value-type="float" office:value="6.003425" calcext:value-type="float">
            <text:p>6.0034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91.413108" calcext:value-type="float">
            <text:p>-91.413108</text:p>
          </table:table-cell>
          <table:table-cell/>
          <table:table-cell office:value-type="float" office:value="1.84952" calcext:value-type="float">
            <text:p>1.84952</text:p>
          </table:table-cell>
          <table:table-cell/>
          <table:table-cell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54042" calcext:value-type="float">
            <text:p>26.054042</text:p>
          </table:table-cell>
          <table:table-cell office:value-type="float" office:value="25.401" calcext:value-type="float">
            <text:p>25.401</text:p>
          </table:table-cell>
          <table:table-cell office:value-type="float" office:value="26.054042" calcext:value-type="float">
            <text:p>26.054042</text:p>
          </table:table-cell>
          <table:table-cell office:value-type="float" office:value="25.401" calcext:value-type="float">
            <text:p>25.401</text:p>
          </table:table-cell>
          <table:table-cell office:value-type="float" office:value="26.06141" calcext:value-type="float">
            <text:p>26.06141</text:p>
          </table:table-cell>
          <table:table-cell office:value-type="float" office:value="1.871765" calcext:value-type="float">
            <text:p>1.871765</text:p>
          </table:table-cell>
          <table:table-cell office:value-type="float" office:value="1.871521" calcext:value-type="float">
            <text:p>1.871521</text:p>
          </table:table-cell>
          <table:table-cell office:value-type="float" office:value="6.059624" calcext:value-type="float">
            <text:p>6.059624</text:p>
          </table:table-cell>
          <table:table-cell office:value-type="float" office:value="6.003425" calcext:value-type="float">
            <text:p>6.003425</text:p>
          </table:table-cell>
          <table:table-cell office:value-type="float" office:value="16.59355" calcext:value-type="float">
            <text:p>16.59355</text:p>
          </table:table-cell>
          <table:table-cell office:value-type="float" office:value="217657" calcext:value-type="float">
            <text:p>217657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2934" calcext:value-type="float">
            <text:p>-91.412934</text:p>
          </table:table-cell>
          <table:table-cell office:value-type="float" office:value="-91.412" calcext:value-type="float">
            <text:p>-91.412</text:p>
          </table:table-cell>
          <table:table-cell office:value-type="float" office:value="-91.412934" calcext:value-type="float">
            <text:p>-91.412934</text:p>
          </table:table-cell>
          <table:table-cell office:value-type="float" office:value="-91.412" calcext:value-type="float">
            <text:p>-91.412</text:p>
          </table:table-cell>
          <table:table-cell office:value-type="float" office:value="-91.415855" calcext:value-type="float">
            <text:p>-91.415855</text:p>
          </table:table-cell>
          <table:table-cell office:value-type="float" office:value="1.849475" calcext:value-type="float">
            <text:p>1.849475</text:p>
          </table:table-cell>
          <table:table-cell office:value-type="float" office:value="1.84952" calcext:value-type="float">
            <text:p>1.84952</text:p>
          </table:table-cell>
          <table:table-cell table:number-columns-repeated="2"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54042" calcext:value-type="float">
            <text:p>26.054042</text:p>
          </table:table-cell>
          <table:table-cell office:value-type="float" office:value="26.708" calcext:value-type="float">
            <text:p>26.708</text:p>
          </table:table-cell>
          <table:table-cell office:value-type="float" office:value="26.054042" calcext:value-type="float">
            <text:p>26.054042</text:p>
          </table:table-cell>
          <table:table-cell office:value-type="float" office:value="26.708" calcext:value-type="float">
            <text:p>26.708</text:p>
          </table:table-cell>
          <table:table-cell office:value-type="float" office:value="26.053545" calcext:value-type="float">
            <text:p>26.053545</text:p>
          </table:table-cell>
          <table:table-cell office:value-type="float" office:value="1.871507" calcext:value-type="float">
            <text:p>1.871507</text:p>
          </table:table-cell>
          <table:table-cell office:value-type="float" office:value="1.871483" calcext:value-type="float">
            <text:p>1.871483</text:p>
          </table:table-cell>
          <table:table-cell office:value-type="float" office:value="5.97499" calcext:value-type="float">
            <text:p>5.97499</text:p>
          </table:table-cell>
          <table:table-cell office:value-type="float" office:value="6.031525" calcext:value-type="float">
            <text:p>6.031525</text:p>
          </table:table-cell>
          <table:table-cell office:value-type="float" office:value="17.782613" calcext:value-type="float">
            <text:p>17.782613</text:p>
          </table:table-cell>
          <table:table-cell office:value-type="float" office:value="217657" calcext:value-type="float">
            <text:p>217657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855" calcext:value-type="float">
            <text:p>-91.415855</text:p>
          </table:table-cell>
          <table:table-cell office:value-type="float" office:value="-91.408" calcext:value-type="float">
            <text:p>-91.408</text:p>
          </table:table-cell>
          <table:table-cell office:value-type="float" office:value="-91.415855" calcext:value-type="float">
            <text:p>-91.415855</text:p>
          </table:table-cell>
          <table:table-cell office:value-type="float" office:value="-91.408" calcext:value-type="float">
            <text:p>-91.408</text:p>
          </table:table-cell>
          <table:table-cell office:value-type="float" office:value="-91.415841" calcext:value-type="float">
            <text:p>-91.415841</text:p>
          </table:table-cell>
          <table:table-cell office:value-type="float" office:value="1.849372" calcext:value-type="float">
            <text:p>1.849372</text:p>
          </table:table-cell>
          <table:table-cell office:value-type="float" office:value="1.849497" calcext:value-type="float">
            <text:p>1.849497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53545" calcext:value-type="float">
            <text:p>26.053545</text:p>
          </table:table-cell>
          <table:table-cell office:value-type="float" office:value="25.312" calcext:value-type="float">
            <text:p>25.312</text:p>
          </table:table-cell>
          <table:table-cell office:value-type="float" office:value="26.053545" calcext:value-type="float">
            <text:p>26.053545</text:p>
          </table:table-cell>
          <table:table-cell office:value-type="float" office:value="25.312" calcext:value-type="float">
            <text:p>25.312</text:p>
          </table:table-cell>
          <table:table-cell office:value-type="float" office:value="26.058078" calcext:value-type="float">
            <text:p>26.058078</text:p>
          </table:table-cell>
          <table:table-cell office:value-type="float" office:value="1.87177" calcext:value-type="float">
            <text:p>1.87177</text:p>
          </table:table-cell>
          <table:table-cell office:value-type="float" office:value="1.871335" calcext:value-type="float">
            <text:p>1.871335</text:p>
          </table:table-cell>
          <table:table-cell office:value-type="float" office:value="6.059607" calcext:value-type="float">
            <text:p>6.059607</text:p>
          </table:table-cell>
          <table:table-cell office:value-type="float" office:value="6.003258" calcext:value-type="float">
            <text:p>6.003258</text:p>
          </table:table-cell>
          <table:table-cell office:value-type="float" office:value="16.731406" calcext:value-type="float">
            <text:p>16.731406</text:p>
          </table:table-cell>
          <table:table-cell office:value-type="float" office:value="217659" calcext:value-type="float">
            <text:p>217659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5777" calcext:value-type="float">
            <text:p>-91.415777</text:p>
          </table:table-cell>
          <table:table-cell/>
          <table:table-cell office:value-type="float" office:value="1.849435" calcext:value-type="float">
            <text:p>1.849435</text:p>
          </table:table-cell>
          <table:table-cell/>
          <table:table-cell office:value-type="float" office:value="6.184086" calcext:value-type="float">
            <text:p>6.184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53545" calcext:value-type="float">
            <text:p>26.053545</text:p>
          </table:table-cell>
          <table:table-cell office:value-type="float" office:value="26.67" calcext:value-type="float">
            <text:p>26.67</text:p>
          </table:table-cell>
          <table:table-cell office:value-type="float" office:value="26.053545" calcext:value-type="float">
            <text:p>26.053545</text:p>
          </table:table-cell>
          <table:table-cell office:value-type="float" office:value="26.67" calcext:value-type="float">
            <text:p>26.67</text:p>
          </table:table-cell>
          <table:table-cell office:value-type="float" office:value="26.049232" calcext:value-type="float">
            <text:p>26.049232</text:p>
          </table:table-cell>
          <table:table-cell office:value-type="float" office:value="1.873798" calcext:value-type="float">
            <text:p>1.873798</text:p>
          </table:table-cell>
          <table:table-cell office:value-type="float" office:value="1.871371" calcext:value-type="float">
            <text:p>1.871371</text:p>
          </table:table-cell>
          <table:table-cell office:value-type="float" office:value="5.976089" calcext:value-type="float">
            <text:p>5.976089</text:p>
          </table:table-cell>
          <table:table-cell office:value-type="float" office:value="6.031433" calcext:value-type="float">
            <text:p>6.031433</text:p>
          </table:table-cell>
          <table:table-cell office:value-type="float" office:value="17.741543" calcext:value-type="float">
            <text:p>17.741543</text:p>
          </table:table-cell>
          <table:table-cell office:value-type="float" office:value="217659" calcext:value-type="float">
            <text:p>217659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841" calcext:value-type="float">
            <text:p>-91.415841</text:p>
          </table:table-cell>
          <table:table-cell office:value-type="float" office:value="-91.4" calcext:value-type="float">
            <text:p>-91.4</text:p>
          </table:table-cell>
          <table:table-cell office:value-type="float" office:value="-91.415841" calcext:value-type="float">
            <text:p>-91.415841</text:p>
          </table:table-cell>
          <table:table-cell office:value-type="float" office:value="-91.4" calcext:value-type="float">
            <text:p>-91.4</text:p>
          </table:table-cell>
          <table:table-cell office:value-type="float" office:value="-91.415777" calcext:value-type="float">
            <text:p>-91.415777</text:p>
          </table:table-cell>
          <table:table-cell office:value-type="float" office:value="1.849372" calcext:value-type="float">
            <text:p>1.849372</text:p>
          </table:table-cell>
          <table:table-cell office:value-type="float" office:value="1.849435" calcext:value-type="float">
            <text:p>1.849435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184086" calcext:value-type="float">
            <text:p>6.184086</text:p>
          </table:table-cell>
          <table:table-cell table:number-columns-repeated="6"/>
          <table:table-cell office:value-type="float" office:value="26.056121" calcext:value-type="float">
            <text:p>26.056121</text:p>
          </table:table-cell>
          <table:table-cell/>
          <table:table-cell office:value-type="float" office:value="1.872437" calcext:value-type="float">
            <text:p>1.872437</text:p>
          </table:table-cell>
          <table:table-cell/>
          <table:table-cell office:value-type="float" office:value="6.003755" calcext:value-type="float">
            <text:p>6.0037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777" calcext:value-type="float">
            <text:p>-91.415777</text:p>
          </table:table-cell>
          <table:table-cell office:value-type="float" office:value="-91.403" calcext:value-type="float">
            <text:p>-91.403</text:p>
          </table:table-cell>
          <table:table-cell office:value-type="float" office:value="-91.415777" calcext:value-type="float">
            <text:p>-91.415777</text:p>
          </table:table-cell>
          <table:table-cell office:value-type="float" office:value="-91.403" calcext:value-type="float">
            <text:p>-91.403</text:p>
          </table:table-cell>
          <table:table-cell office:value-type="float" office:value="-91.415578" calcext:value-type="float">
            <text:p>-91.415578</text:p>
          </table:table-cell>
          <table:table-cell office:value-type="float" office:value="1.849375" calcext:value-type="float">
            <text:p>1.849375</text:p>
          </table:table-cell>
          <table:table-cell office:value-type="float" office:value="1.849403" calcext:value-type="float">
            <text:p>1.849403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184086" calcext:value-type="float">
            <text:p>6.1840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9232" calcext:value-type="float">
            <text:p>26.049232</text:p>
          </table:table-cell>
          <table:table-cell office:value-type="float" office:value="25.335" calcext:value-type="float">
            <text:p>25.335</text:p>
          </table:table-cell>
          <table:table-cell office:value-type="float" office:value="26.049232" calcext:value-type="float">
            <text:p>26.049232</text:p>
          </table:table-cell>
          <table:table-cell office:value-type="float" office:value="25.335" calcext:value-type="float">
            <text:p>25.335</text:p>
          </table:table-cell>
          <table:table-cell office:value-type="float" office:value="26.056121" calcext:value-type="float">
            <text:p>26.056121</text:p>
          </table:table-cell>
          <table:table-cell office:value-type="float" office:value="1.871808" calcext:value-type="float">
            <text:p>1.871808</text:p>
          </table:table-cell>
          <table:table-cell office:value-type="float" office:value="1.872437" calcext:value-type="float">
            <text:p>1.872437</text:p>
          </table:table-cell>
          <table:table-cell office:value-type="float" office:value="6.059463" calcext:value-type="float">
            <text:p>6.059463</text:p>
          </table:table-cell>
          <table:table-cell office:value-type="float" office:value="6.003755" calcext:value-type="float">
            <text:p>6.003755</text:p>
          </table:table-cell>
          <table:table-cell office:value-type="float" office:value="16.688862" calcext:value-type="float">
            <text:p>16.688862</text:p>
          </table:table-cell>
          <table:table-cell office:value-type="float" office:value="217660" calcext:value-type="float">
            <text:p>217660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578" calcext:value-type="float">
            <text:p>-91.415578</text:p>
          </table:table-cell>
          <table:table-cell office:value-type="float" office:value="-91.57" calcext:value-type="float">
            <text:p>-91.57</text:p>
          </table:table-cell>
          <table:table-cell office:value-type="float" office:value="-91.415578" calcext:value-type="float">
            <text:p>-91.415578</text:p>
          </table:table-cell>
          <table:table-cell office:value-type="float" office:value="-91.57" calcext:value-type="float">
            <text:p>-91.57</text:p>
          </table:table-cell>
          <table:table-cell office:value-type="float" office:value="-91.415419" calcext:value-type="float">
            <text:p>-91.415419</text:p>
          </table:table-cell>
          <table:table-cell office:value-type="float" office:value="1.849382" calcext:value-type="float">
            <text:p>1.849382</text:p>
          </table:table-cell>
          <table:table-cell office:value-type="float" office:value="1.849389" calcext:value-type="float">
            <text:p>1.849389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9232" calcext:value-type="float">
            <text:p>26.049232</text:p>
          </table:table-cell>
          <table:table-cell office:value-type="float" office:value="26.764" calcext:value-type="float">
            <text:p>26.764</text:p>
          </table:table-cell>
          <table:table-cell office:value-type="float" office:value="26.049232" calcext:value-type="float">
            <text:p>26.049232</text:p>
          </table:table-cell>
          <table:table-cell office:value-type="float" office:value="26.764" calcext:value-type="float">
            <text:p>26.764</text:p>
          </table:table-cell>
          <table:table-cell office:value-type="float" office:value="26.047549" calcext:value-type="float">
            <text:p>26.047549</text:p>
          </table:table-cell>
          <table:table-cell office:value-type="float" office:value="1.873872" calcext:value-type="float">
            <text:p>1.873872</text:p>
          </table:table-cell>
          <table:table-cell office:value-type="float" office:value="1.871948" calcext:value-type="float">
            <text:p>1.871948</text:p>
          </table:table-cell>
          <table:table-cell office:value-type="float" office:value="5.975945" calcext:value-type="float">
            <text:p>5.975945</text:p>
          </table:table-cell>
          <table:table-cell office:value-type="float" office:value="6.031607" calcext:value-type="float">
            <text:p>6.031607</text:p>
          </table:table-cell>
          <table:table-cell office:value-type="float" office:value="17.905838" calcext:value-type="float">
            <text:p>17.905838</text:p>
          </table:table-cell>
          <table:table-cell office:value-type="float" office:value="217660" calcext:value-type="float">
            <text:p>217660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table:number-columns-repeated="5"/>
          <table:table-cell office:value-type="float" office:value="-91.417342" calcext:value-type="float">
            <text:p>-91.417342</text:p>
          </table:table-cell>
          <table:table-cell/>
          <table:table-cell office:value-type="float" office:value="1.849385" calcext:value-type="float">
            <text:p>1.849385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7549" calcext:value-type="float">
            <text:p>26.047549</text:p>
          </table:table-cell>
          <table:table-cell office:value-type="float" office:value="25.261" calcext:value-type="float">
            <text:p>25.261</text:p>
          </table:table-cell>
          <table:table-cell office:value-type="float" office:value="26.047549" calcext:value-type="float">
            <text:p>26.047549</text:p>
          </table:table-cell>
          <table:table-cell office:value-type="float" office:value="25.261" calcext:value-type="float">
            <text:p>25.261</text:p>
          </table:table-cell>
          <table:table-cell office:value-type="float" office:value="26.055433" calcext:value-type="float">
            <text:p>26.055433</text:p>
          </table:table-cell>
          <table:table-cell office:value-type="float" office:value="1.871823" calcext:value-type="float">
            <text:p>1.871823</text:p>
          </table:table-cell>
          <table:table-cell office:value-type="float" office:value="1.872739" calcext:value-type="float">
            <text:p>1.872739</text:p>
          </table:table-cell>
          <table:table-cell office:value-type="float" office:value="6.059407" calcext:value-type="float">
            <text:p>6.059407</text:p>
          </table:table-cell>
          <table:table-cell office:value-type="float" office:value="6.003771" calcext:value-type="float">
            <text:p>6.003771</text:p>
          </table:table-cell>
          <table:table-cell office:value-type="float" office:value="16.801506" calcext:value-type="float">
            <text:p>16.801506</text:p>
          </table:table-cell>
          <table:table-cell office:value-type="float" office:value="217661" calcext:value-type="float">
            <text:p>217661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5419" calcext:value-type="float">
            <text:p>-91.415419</text:p>
          </table:table-cell>
          <table:table-cell office:value-type="float" office:value="-91.45" calcext:value-type="float">
            <text:p>-91.45</text:p>
          </table:table-cell>
          <table:table-cell office:value-type="float" office:value="-91.415419" calcext:value-type="float">
            <text:p>-91.415419</text:p>
          </table:table-cell>
          <table:table-cell office:value-type="float" office:value="-91.45" calcext:value-type="float">
            <text:p>-91.45</text:p>
          </table:table-cell>
          <table:table-cell office:value-type="float" office:value="-91.414596" calcext:value-type="float">
            <text:p>-91.414596</text:p>
          </table:table-cell>
          <table:table-cell office:value-type="float" office:value="1.849387" calcext:value-type="float">
            <text:p>1.849387</text:p>
          </table:table-cell>
          <table:table-cell office:value-type="float" office:value="1.849385" calcext:value-type="float">
            <text:p>1.849385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7549" calcext:value-type="float">
            <text:p>26.047549</text:p>
          </table:table-cell>
          <table:table-cell office:value-type="float" office:value="26.698" calcext:value-type="float">
            <text:p>26.698</text:p>
          </table:table-cell>
          <table:table-cell office:value-type="float" office:value="26.047549" calcext:value-type="float">
            <text:p>26.047549</text:p>
          </table:table-cell>
          <table:table-cell office:value-type="float" office:value="26.698" calcext:value-type="float">
            <text:p>26.698</text:p>
          </table:table-cell>
          <table:table-cell office:value-type="float" office:value="26.046088" calcext:value-type="float">
            <text:p>26.046088</text:p>
          </table:table-cell>
          <table:table-cell office:value-type="float" office:value="1.87162" calcext:value-type="float">
            <text:p>1.87162</text:p>
          </table:table-cell>
          <table:table-cell office:value-type="float" office:value="1.872091" calcext:value-type="float">
            <text:p>1.872091</text:p>
          </table:table-cell>
          <table:table-cell office:value-type="float" office:value="5.974774" calcext:value-type="float">
            <text:p>5.974774</text:p>
          </table:table-cell>
          <table:table-cell office:value-type="float" office:value="6.031585" calcext:value-type="float">
            <text:p>6.031585</text:p>
          </table:table-cell>
          <table:table-cell office:value-type="float" office:value="17.776759" calcext:value-type="float">
            <text:p>17.776759</text:p>
          </table:table-cell>
          <table:table-cell office:value-type="float" office:value="217661" calcext:value-type="float">
            <text:p>217661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table:number-columns-repeated="5"/>
          <table:table-cell office:value-type="float" office:value="-91.417753" calcext:value-type="float">
            <text:p>-91.417753</text:p>
          </table:table-cell>
          <table:table-cell/>
          <table:table-cell office:value-type="float" office:value="1.849386" calcext:value-type="float">
            <text:p>1.849386</text:p>
          </table:table-cell>
          <table:table-cell/>
          <table:table-cell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5334" calcext:value-type="float">
            <text:p>26.05334</text:p>
          </table:table-cell>
          <table:table-cell/>
          <table:table-cell office:value-type="float" office:value="1.871695" calcext:value-type="float">
            <text:p>1.871695</text:p>
          </table:table-cell>
          <table:table-cell/>
          <table:table-cell office:value-type="float" office:value="6.003181" calcext:value-type="float">
            <text:p>6.00318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4596" calcext:value-type="float">
            <text:p>-91.414596</text:p>
          </table:table-cell>
          <table:table-cell office:value-type="float" office:value="-91.46" calcext:value-type="float">
            <text:p>-91.46</text:p>
          </table:table-cell>
          <table:table-cell office:value-type="float" office:value="-91.414596" calcext:value-type="float">
            <text:p>-91.414596</text:p>
          </table:table-cell>
          <table:table-cell office:value-type="float" office:value="-91.46" calcext:value-type="float">
            <text:p>-91.46</text:p>
          </table:table-cell>
          <table:table-cell office:value-type="float" office:value="-91.417753" calcext:value-type="float">
            <text:p>-91.417753</text:p>
          </table:table-cell>
          <table:table-cell office:value-type="float" office:value="1.849416" calcext:value-type="float">
            <text:p>1.849416</text:p>
          </table:table-cell>
          <table:table-cell office:value-type="float" office:value="1.849386" calcext:value-type="float">
            <text:p>1.849386</text:p>
          </table:table-cell>
          <table:table-cell office:value-type="float" office:value="6.184086" calcext:value-type="float">
            <text:p>6.184086</text:p>
          </table:table-cell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6088" calcext:value-type="float">
            <text:p>26.046088</text:p>
          </table:table-cell>
          <table:table-cell office:value-type="float" office:value="25.31" calcext:value-type="float">
            <text:p>25.31</text:p>
          </table:table-cell>
          <table:table-cell office:value-type="float" office:value="26.046088" calcext:value-type="float">
            <text:p>26.046088</text:p>
          </table:table-cell>
          <table:table-cell office:value-type="float" office:value="25.31" calcext:value-type="float">
            <text:p>25.31</text:p>
          </table:table-cell>
          <table:table-cell office:value-type="float" office:value="26.05334" calcext:value-type="float">
            <text:p>26.05334</text:p>
          </table:table-cell>
          <table:table-cell office:value-type="float" office:value="1.871836" calcext:value-type="float">
            <text:p>1.871836</text:p>
          </table:table-cell>
          <table:table-cell office:value-type="float" office:value="1.871695" calcext:value-type="float">
            <text:p>1.871695</text:p>
          </table:table-cell>
          <table:table-cell office:value-type="float" office:value="6.059358" calcext:value-type="float">
            <text:p>6.059358</text:p>
          </table:table-cell>
          <table:table-cell office:value-type="float" office:value="6.003181" calcext:value-type="float">
            <text:p>6.003181</text:p>
          </table:table-cell>
          <table:table-cell office:value-type="float" office:value="16.722905" calcext:value-type="float">
            <text:p>16.722905</text:p>
          </table:table-cell>
          <table:table-cell office:value-type="float" office:value="217663" calcext:value-type="float">
            <text:p>217663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7753" calcext:value-type="float">
            <text:p>-91.417753</text:p>
          </table:table-cell>
          <table:table-cell office:value-type="float" office:value="-91.397" calcext:value-type="float">
            <text:p>-91.397</text:p>
          </table:table-cell>
          <table:table-cell office:value-type="float" office:value="-91.417753" calcext:value-type="float">
            <text:p>-91.417753</text:p>
          </table:table-cell>
          <table:table-cell office:value-type="float" office:value="-91.397" calcext:value-type="float">
            <text:p>-91.397</text:p>
          </table:table-cell>
          <table:table-cell office:value-type="float" office:value="-91.418284" calcext:value-type="float">
            <text:p>-91.418284</text:p>
          </table:table-cell>
          <table:table-cell office:value-type="float" office:value="1.849305" calcext:value-type="float">
            <text:p>1.849305</text:p>
          </table:table-cell>
          <table:table-cell office:value-type="float" office:value="1.849401" calcext:value-type="float">
            <text:p>1.849401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6088" calcext:value-type="float">
            <text:p>26.046088</text:p>
          </table:table-cell>
          <table:table-cell office:value-type="float" office:value="26.721" calcext:value-type="float">
            <text:p>26.721</text:p>
          </table:table-cell>
          <table:table-cell office:value-type="float" office:value="26.046088" calcext:value-type="float">
            <text:p>26.046088</text:p>
          </table:table-cell>
          <table:table-cell office:value-type="float" office:value="26.721" calcext:value-type="float">
            <text:p>26.721</text:p>
          </table:table-cell>
          <table:table-cell office:value-type="float" office:value="26.044555" calcext:value-type="float">
            <text:p>26.044555</text:p>
          </table:table-cell>
          <table:table-cell office:value-type="float" office:value="1.873927" calcext:value-type="float">
            <text:p>1.873927</text:p>
          </table:table-cell>
          <table:table-cell office:value-type="float" office:value="1.871586" calcext:value-type="float">
            <text:p>1.871586</text:p>
          </table:table-cell>
          <table:table-cell office:value-type="float" office:value="5.97584" calcext:value-type="float">
            <text:p>5.97584</text:p>
          </table:table-cell>
          <table:table-cell office:value-type="float" office:value="6.03127" calcext:value-type="float">
            <text:p>6.03127</text:p>
          </table:table-cell>
          <table:table-cell office:value-type="float" office:value="17.839234" calcext:value-type="float">
            <text:p>17.839234</text:p>
          </table:table-cell>
          <table:table-cell office:value-type="float" office:value="217663" calcext:value-type="float">
            <text:p>217663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284" calcext:value-type="float">
            <text:p>-91.418284</text:p>
          </table:table-cell>
          <table:table-cell office:value-type="float" office:value="-91.415" calcext:value-type="float">
            <text:p>-91.415</text:p>
          </table:table-cell>
          <table:table-cell office:value-type="float" office:value="-91.418284" calcext:value-type="float">
            <text:p>-91.418284</text:p>
          </table:table-cell>
          <table:table-cell office:value-type="float" office:value="-91.415" calcext:value-type="float">
            <text:p>-91.415</text:p>
          </table:table-cell>
          <table:table-cell office:value-type="float" office:value="-91.418051" calcext:value-type="float">
            <text:p>-91.418051</text:p>
          </table:table-cell>
          <table:table-cell office:value-type="float" office:value="1.849286" calcext:value-type="float">
            <text:p>1.849286</text:p>
          </table:table-cell>
          <table:table-cell office:value-type="float" office:value="1.849353" calcext:value-type="float">
            <text:p>1.849353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4555" calcext:value-type="float">
            <text:p>26.044555</text:p>
          </table:table-cell>
          <table:table-cell office:value-type="float" office:value="25.331" calcext:value-type="float">
            <text:p>25.331</text:p>
          </table:table-cell>
          <table:table-cell office:value-type="float" office:value="26.044555" calcext:value-type="float">
            <text:p>26.044555</text:p>
          </table:table-cell>
          <table:table-cell office:value-type="float" office:value="25.331" calcext:value-type="float">
            <text:p>25.331</text:p>
          </table:table-cell>
          <table:table-cell office:value-type="float" office:value="26.052055" calcext:value-type="float">
            <text:p>26.052055</text:p>
          </table:table-cell>
          <table:table-cell office:value-type="float" office:value="1.87185" calcext:value-type="float">
            <text:p>1.87185</text:p>
          </table:table-cell>
          <table:table-cell office:value-type="float" office:value="1.872594" calcext:value-type="float">
            <text:p>1.872594</text:p>
          </table:table-cell>
          <table:table-cell office:value-type="float" office:value="6.059307" calcext:value-type="float">
            <text:p>6.059307</text:p>
          </table:table-cell>
          <table:table-cell office:value-type="float" office:value="6.003549" calcext:value-type="float">
            <text:p>6.003549</text:p>
          </table:table-cell>
          <table:table-cell office:value-type="float" office:value="16.687808" calcext:value-type="float">
            <text:p>16.687808</text:p>
          </table:table-cell>
          <table:table-cell office:value-type="float" office:value="217665" calcext:value-type="float">
            <text:p>217665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8012" calcext:value-type="float">
            <text:p>-91.418012</text:p>
          </table:table-cell>
          <table:table-cell/>
          <table:table-cell office:value-type="float" office:value="1.84932" calcext:value-type="float">
            <text:p>1.84932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4555" calcext:value-type="float">
            <text:p>26.044555</text:p>
          </table:table-cell>
          <table:table-cell office:value-type="float" office:value="26.698" calcext:value-type="float">
            <text:p>26.698</text:p>
          </table:table-cell>
          <table:table-cell office:value-type="float" office:value="26.044555" calcext:value-type="float">
            <text:p>26.044555</text:p>
          </table:table-cell>
          <table:table-cell office:value-type="float" office:value="26.698" calcext:value-type="float">
            <text:p>26.698</text:p>
          </table:table-cell>
          <table:table-cell office:value-type="float" office:value="26.043516" calcext:value-type="float">
            <text:p>26.043516</text:p>
          </table:table-cell>
          <table:table-cell office:value-type="float" office:value="1.873953" calcext:value-type="float">
            <text:p>1.873953</text:p>
          </table:table-cell>
          <table:table-cell office:value-type="float" office:value="1.872049" calcext:value-type="float">
            <text:p>1.872049</text:p>
          </table:table-cell>
          <table:table-cell office:value-type="float" office:value="5.975789" calcext:value-type="float">
            <text:p>5.975789</text:p>
          </table:table-cell>
          <table:table-cell office:value-type="float" office:value="6.031425" calcext:value-type="float">
            <text:p>6.031425</text:p>
          </table:table-cell>
          <table:table-cell office:value-type="float" office:value="17.803358" calcext:value-type="float">
            <text:p>17.803358</text:p>
          </table:table-cell>
          <table:table-cell office:value-type="float" office:value="217665" calcext:value-type="float">
            <text:p>217665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051" calcext:value-type="float">
            <text:p>-91.418051</text:p>
          </table:table-cell>
          <table:table-cell office:value-type="float" office:value="-91.386" calcext:value-type="float">
            <text:p>-91.386</text:p>
          </table:table-cell>
          <table:table-cell office:value-type="float" office:value="-91.418051" calcext:value-type="float">
            <text:p>-91.418051</text:p>
          </table:table-cell>
          <table:table-cell office:value-type="float" office:value="-91.386" calcext:value-type="float">
            <text:p>-91.386</text:p>
          </table:table-cell>
          <table:table-cell office:value-type="float" office:value="-91.418012" calcext:value-type="float">
            <text:p>-91.418012</text:p>
          </table:table-cell>
          <table:table-cell office:value-type="float" office:value="1.849294" calcext:value-type="float">
            <text:p>1.849294</text:p>
          </table:table-cell>
          <table:table-cell office:value-type="float" office:value="1.84932" calcext:value-type="float">
            <text:p>1.84932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3516" calcext:value-type="float">
            <text:p>26.043516</text:p>
          </table:table-cell>
          <table:table-cell office:value-type="float" office:value="25.289" calcext:value-type="float">
            <text:p>25.289</text:p>
          </table:table-cell>
          <table:table-cell office:value-type="float" office:value="26.043516" calcext:value-type="float">
            <text:p>26.043516</text:p>
          </table:table-cell>
          <table:table-cell office:value-type="float" office:value="25.289" calcext:value-type="float">
            <text:p>25.289</text:p>
          </table:table-cell>
          <table:table-cell office:value-type="float" office:value="26.050786" calcext:value-type="float">
            <text:p>26.050786</text:p>
          </table:table-cell>
          <table:table-cell office:value-type="float" office:value="1.871859" calcext:value-type="float">
            <text:p>1.871859</text:p>
          </table:table-cell>
          <table:table-cell office:value-type="float" office:value="1.872844" calcext:value-type="float">
            <text:p>1.872844</text:p>
          </table:table-cell>
          <table:table-cell office:value-type="float" office:value="6.059273" calcext:value-type="float">
            <text:p>6.059273</text:p>
          </table:table-cell>
          <table:table-cell office:value-type="float" office:value="6.003602" calcext:value-type="float">
            <text:p>6.003602</text:p>
          </table:table-cell>
          <table:table-cell office:value-type="float" office:value="16.751609" calcext:value-type="float">
            <text:p>16.751609</text:p>
          </table:table-cell>
          <table:table-cell office:value-type="float" office:value="217666" calcext:value-type="float">
            <text:p>217666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012" calcext:value-type="float">
            <text:p>-91.418012</text:p>
          </table:table-cell>
          <table:table-cell office:value-type="float" office:value="-91.467" calcext:value-type="float">
            <text:p>-91.467</text:p>
          </table:table-cell>
          <table:table-cell office:value-type="float" office:value="-91.418012" calcext:value-type="float">
            <text:p>-91.418012</text:p>
          </table:table-cell>
          <table:table-cell office:value-type="float" office:value="-91.467" calcext:value-type="float">
            <text:p>-91.467</text:p>
          </table:table-cell>
          <table:table-cell office:value-type="float" office:value="-91.414863" calcext:value-type="float">
            <text:p>-91.414863</text:p>
          </table:table-cell>
          <table:table-cell office:value-type="float" office:value="1.849296" calcext:value-type="float">
            <text:p>1.849296</text:p>
          </table:table-cell>
          <table:table-cell office:value-type="float" office:value="1.849307" calcext:value-type="float">
            <text:p>1.84930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3516" calcext:value-type="float">
            <text:p>26.043516</text:p>
          </table:table-cell>
          <table:table-cell office:value-type="float" office:value="26.702" calcext:value-type="float">
            <text:p>26.702</text:p>
          </table:table-cell>
          <table:table-cell office:value-type="float" office:value="26.043516" calcext:value-type="float">
            <text:p>26.043516</text:p>
          </table:table-cell>
          <table:table-cell office:value-type="float" office:value="26.702" calcext:value-type="float">
            <text:p>26.702</text:p>
          </table:table-cell>
          <table:table-cell office:value-type="float" office:value="26.041799" calcext:value-type="float">
            <text:p>26.041799</text:p>
          </table:table-cell>
          <table:table-cell office:value-type="float" office:value="1.871689" calcext:value-type="float">
            <text:p>1.871689</text:p>
          </table:table-cell>
          <table:table-cell office:value-type="float" office:value="1.872169" calcext:value-type="float">
            <text:p>1.872169</text:p>
          </table:table-cell>
          <table:table-cell office:value-type="float" office:value="5.974639" calcext:value-type="float">
            <text:p>5.974639</text:p>
          </table:table-cell>
          <table:table-cell office:value-type="float" office:value="6.031434" calcext:value-type="float">
            <text:p>6.031434</text:p>
          </table:table-cell>
          <table:table-cell office:value-type="float" office:value="17.790168" calcext:value-type="float">
            <text:p>17.790168</text:p>
          </table:table-cell>
          <table:table-cell office:value-type="float" office:value="217666" calcext:value-type="float">
            <text:p>217666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table:number-columns-repeated="5"/>
          <table:table-cell office:value-type="float" office:value="-91.41823" calcext:value-type="float">
            <text:p>-91.41823</text:p>
          </table:table-cell>
          <table:table-cell/>
          <table:table-cell office:value-type="float" office:value="1.849301" calcext:value-type="float">
            <text:p>1.849301</text:p>
          </table:table-cell>
          <table:table-cell/>
          <table:table-cell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51885" calcext:value-type="float">
            <text:p>26.051885</text:p>
          </table:table-cell>
          <table:table-cell/>
          <table:table-cell office:value-type="float" office:value="1.871767" calcext:value-type="float">
            <text:p>1.871767</text:p>
          </table:table-cell>
          <table:table-cell/>
          <table:table-cell office:value-type="float" office:value="6.003038" calcext:value-type="float">
            <text:p>6.0030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4863" calcext:value-type="float">
            <text:p>-91.414863</text:p>
          </table:table-cell>
          <table:table-cell office:value-type="float" office:value="-91.477" calcext:value-type="float">
            <text:p>-91.477</text:p>
          </table:table-cell>
          <table:table-cell office:value-type="float" office:value="-91.414863" calcext:value-type="float">
            <text:p>-91.414863</text:p>
          </table:table-cell>
          <table:table-cell office:value-type="float" office:value="-91.477" calcext:value-type="float">
            <text:p>-91.477</text:p>
          </table:table-cell>
          <table:table-cell office:value-type="float" office:value="-91.41823" calcext:value-type="float">
            <text:p>-91.41823</text:p>
          </table:table-cell>
          <table:table-cell office:value-type="float" office:value="1.849407" calcext:value-type="float">
            <text:p>1.849407</text:p>
          </table:table-cell>
          <table:table-cell office:value-type="float" office:value="1.849301" calcext:value-type="float">
            <text:p>1.849301</text:p>
          </table:table-cell>
          <table:table-cell office:value-type="float" office:value="6.184086" calcext:value-type="float">
            <text:p>6.184086</text:p>
          </table:table-cell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1799" calcext:value-type="float">
            <text:p>26.041799</text:p>
          </table:table-cell>
          <table:table-cell office:value-type="float" office:value="25.377" calcext:value-type="float">
            <text:p>25.377</text:p>
          </table:table-cell>
          <table:table-cell office:value-type="float" office:value="26.041799" calcext:value-type="float">
            <text:p>26.041799</text:p>
          </table:table-cell>
          <table:table-cell office:value-type="float" office:value="25.377" calcext:value-type="float">
            <text:p>25.377</text:p>
          </table:table-cell>
          <table:table-cell office:value-type="float" office:value="26.049138" calcext:value-type="float">
            <text:p>26.049138</text:p>
          </table:table-cell>
          <table:table-cell office:value-type="float" office:value="1.871875" calcext:value-type="float">
            <text:p>1.871875</text:p>
          </table:table-cell>
          <table:table-cell office:value-type="float" office:value="1.871767" calcext:value-type="float">
            <text:p>1.871767</text:p>
          </table:table-cell>
          <table:table-cell office:value-type="float" office:value="6.059215" calcext:value-type="float">
            <text:p>6.059215</text:p>
          </table:table-cell>
          <table:table-cell office:value-type="float" office:value="6.003038" calcext:value-type="float">
            <text:p>6.003038</text:p>
          </table:table-cell>
          <table:table-cell office:value-type="float" office:value="16.611863" calcext:value-type="float">
            <text:p>16.611863</text:p>
          </table:table-cell>
          <table:table-cell office:value-type="float" office:value="217668" calcext:value-type="float">
            <text:p>217668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23" calcext:value-type="float">
            <text:p>-91.41823</text:p>
          </table:table-cell>
          <table:table-cell office:value-type="float" office:value="-91.468" calcext:value-type="float">
            <text:p>-91.468</text:p>
          </table:table-cell>
          <table:table-cell office:value-type="float" office:value="-91.41823" calcext:value-type="float">
            <text:p>-91.41823</text:p>
          </table:table-cell>
          <table:table-cell office:value-type="float" office:value="-91.468" calcext:value-type="float">
            <text:p>-91.468</text:p>
          </table:table-cell>
          <table:table-cell office:value-type="float" office:value="-91.416221" calcext:value-type="float">
            <text:p>-91.416221</text:p>
          </table:table-cell>
          <table:table-cell office:value-type="float" office:value="1.849288" calcext:value-type="float">
            <text:p>1.849288</text:p>
          </table:table-cell>
          <table:table-cell office:value-type="float" office:value="1.849354" calcext:value-type="float">
            <text:p>1.849354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1799" calcext:value-type="float">
            <text:p>26.041799</text:p>
          </table:table-cell>
          <table:table-cell office:value-type="float" office:value="26.697" calcext:value-type="float">
            <text:p>26.697</text:p>
          </table:table-cell>
          <table:table-cell office:value-type="float" office:value="26.041799" calcext:value-type="float">
            <text:p>26.041799</text:p>
          </table:table-cell>
          <table:table-cell office:value-type="float" office:value="26.697" calcext:value-type="float">
            <text:p>26.697</text:p>
          </table:table-cell>
          <table:table-cell office:value-type="float" office:value="26.041142" calcext:value-type="float">
            <text:p>26.041142</text:p>
          </table:table-cell>
          <table:table-cell office:value-type="float" office:value="1.874001" calcext:value-type="float">
            <text:p>1.874001</text:p>
          </table:table-cell>
          <table:table-cell office:value-type="float" office:value="1.871658" calcext:value-type="float">
            <text:p>1.871658</text:p>
          </table:table-cell>
          <table:table-cell office:value-type="float" office:value="5.975697" calcext:value-type="float">
            <text:p>5.975697</text:p>
          </table:table-cell>
          <table:table-cell office:value-type="float" office:value="6.031127" calcext:value-type="float">
            <text:p>6.031127</text:p>
          </table:table-cell>
          <table:table-cell office:value-type="float" office:value="17.806294" calcext:value-type="float">
            <text:p>17.806294</text:p>
          </table:table-cell>
          <table:table-cell office:value-type="float" office:value="217668" calcext:value-type="float">
            <text:p>217668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table:number-columns-repeated="5"/>
          <table:table-cell office:value-type="float" office:value="-91.419584" calcext:value-type="float">
            <text:p>-91.419584</text:p>
          </table:table-cell>
          <table:table-cell/>
          <table:table-cell office:value-type="float" office:value="1.849321" calcext:value-type="float">
            <text:p>1.849321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1142" calcext:value-type="float">
            <text:p>26.041142</text:p>
          </table:table-cell>
          <table:table-cell office:value-type="float" office:value="25.333" calcext:value-type="float">
            <text:p>25.333</text:p>
          </table:table-cell>
          <table:table-cell office:value-type="float" office:value="26.041142" calcext:value-type="float">
            <text:p>26.041142</text:p>
          </table:table-cell>
          <table:table-cell office:value-type="float" office:value="25.333" calcext:value-type="float">
            <text:p>25.333</text:p>
          </table:table-cell>
          <table:table-cell office:value-type="float" office:value="26.051174" calcext:value-type="float">
            <text:p>26.051174</text:p>
          </table:table-cell>
          <table:table-cell office:value-type="float" office:value="1.87188" calcext:value-type="float">
            <text:p>1.87188</text:p>
          </table:table-cell>
          <table:table-cell office:value-type="float" office:value="1.872673" calcext:value-type="float">
            <text:p>1.872673</text:p>
          </table:table-cell>
          <table:table-cell office:value-type="float" office:value="6.059194" calcext:value-type="float">
            <text:p>6.059194</text:p>
          </table:table-cell>
          <table:table-cell office:value-type="float" office:value="6.003406" calcext:value-type="float">
            <text:p>6.003406</text:p>
          </table:table-cell>
          <table:table-cell office:value-type="float" office:value="16.679376" calcext:value-type="float">
            <text:p>16.679376</text:p>
          </table:table-cell>
          <table:table-cell office:value-type="float" office:value="217669" calcext:value-type="float">
            <text:p>217669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221" calcext:value-type="float">
            <text:p>-91.416221</text:p>
          </table:table-cell>
          <table:table-cell office:value-type="float" office:value="-91.459" calcext:value-type="float">
            <text:p>-91.459</text:p>
          </table:table-cell>
          <table:table-cell office:value-type="float" office:value="-91.416221" calcext:value-type="float">
            <text:p>-91.416221</text:p>
          </table:table-cell>
          <table:table-cell office:value-type="float" office:value="-91.459" calcext:value-type="float">
            <text:p>-91.459</text:p>
          </table:table-cell>
          <table:table-cell office:value-type="float" office:value="-91.419584" calcext:value-type="float">
            <text:p>-91.419584</text:p>
          </table:table-cell>
          <table:table-cell office:value-type="float" office:value="1.849359" calcext:value-type="float">
            <text:p>1.849359</text:p>
          </table:table-cell>
          <table:table-cell office:value-type="float" office:value="1.849321" calcext:value-type="float">
            <text:p>1.849321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1142" calcext:value-type="float">
            <text:p>26.041142</text:p>
          </table:table-cell>
          <table:table-cell office:value-type="float" office:value="26.689" calcext:value-type="float">
            <text:p>26.689</text:p>
          </table:table-cell>
          <table:table-cell office:value-type="float" office:value="26.041142" calcext:value-type="float">
            <text:p>26.041142</text:p>
          </table:table-cell>
          <table:table-cell office:value-type="float" office:value="26.689" calcext:value-type="float">
            <text:p>26.689</text:p>
          </table:table-cell>
          <table:table-cell office:value-type="float" office:value="26.042692" calcext:value-type="float">
            <text:p>26.042692</text:p>
          </table:table-cell>
          <table:table-cell office:value-type="float" office:value="1.874013" calcext:value-type="float">
            <text:p>1.874013</text:p>
          </table:table-cell>
          <table:table-cell office:value-type="float" office:value="1.872104" calcext:value-type="float">
            <text:p>1.872104</text:p>
          </table:table-cell>
          <table:table-cell office:value-type="float" office:value="5.975675" calcext:value-type="float">
            <text:p>5.975675</text:p>
          </table:table-cell>
          <table:table-cell office:value-type="float" office:value="6.031297" calcext:value-type="float">
            <text:p>6.031297</text:p>
          </table:table-cell>
          <table:table-cell office:value-type="float" office:value="17.794022" calcext:value-type="float">
            <text:p>17.794022</text:p>
          </table:table-cell>
          <table:table-cell office:value-type="float" office:value="217669" calcext:value-type="float">
            <text:p>217669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584" calcext:value-type="float">
            <text:p>-91.419584</text:p>
          </table:table-cell>
          <table:table-cell office:value-type="float" office:value="-91.428" calcext:value-type="float">
            <text:p>-91.428</text:p>
          </table:table-cell>
          <table:table-cell office:value-type="float" office:value="-91.419584" calcext:value-type="float">
            <text:p>-91.419584</text:p>
          </table:table-cell>
          <table:table-cell office:value-type="float" office:value="-91.428" calcext:value-type="float">
            <text:p>-91.428</text:p>
          </table:table-cell>
          <table:table-cell office:value-type="float" office:value="-91.42008" calcext:value-type="float">
            <text:p>-91.42008</text:p>
          </table:table-cell>
          <table:table-cell office:value-type="float" office:value="1.84924" calcext:value-type="float">
            <text:p>1.84924</text:p>
          </table:table-cell>
          <table:table-cell office:value-type="float" office:value="1.84934" calcext:value-type="float">
            <text:p>1.84934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2692" calcext:value-type="float">
            <text:p>26.042692</text:p>
          </table:table-cell>
          <table:table-cell office:value-type="float" office:value="25.438" calcext:value-type="float">
            <text:p>25.438</text:p>
          </table:table-cell>
          <table:table-cell office:value-type="float" office:value="26.042692" calcext:value-type="float">
            <text:p>26.042692</text:p>
          </table:table-cell>
          <table:table-cell office:value-type="float" office:value="25.438" calcext:value-type="float">
            <text:p>25.438</text:p>
          </table:table-cell>
          <table:table-cell office:value-type="float" office:value="26.049902" calcext:value-type="float">
            <text:p>26.049902</text:p>
          </table:table-cell>
          <table:table-cell office:value-type="float" office:value="1.871867" calcext:value-type="float">
            <text:p>1.871867</text:p>
          </table:table-cell>
          <table:table-cell office:value-type="float" office:value="1.872903" calcext:value-type="float">
            <text:p>1.872903</text:p>
          </table:table-cell>
          <table:table-cell office:value-type="float" office:value="6.059245" calcext:value-type="float">
            <text:p>6.059245</text:p>
          </table:table-cell>
          <table:table-cell office:value-type="float" office:value="6.003481" calcext:value-type="float">
            <text:p>6.003481</text:p>
          </table:table-cell>
          <table:table-cell office:value-type="float" office:value="16.518238" calcext:value-type="float">
            <text:p>16.518238</text:p>
          </table:table-cell>
          <table:table-cell office:value-type="float" office:value="217671" calcext:value-type="float">
            <text:p>217671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2008" calcext:value-type="float">
            <text:p>-91.42008</text:p>
          </table:table-cell>
          <table:table-cell office:value-type="float" office:value="-91.362" calcext:value-type="float">
            <text:p>-91.362</text:p>
          </table:table-cell>
          <table:table-cell office:value-type="float" office:value="-91.42008" calcext:value-type="float">
            <text:p>-91.42008</text:p>
          </table:table-cell>
          <table:table-cell office:value-type="float" office:value="-91.362" calcext:value-type="float">
            <text:p>-91.362</text:p>
          </table:table-cell>
          <table:table-cell office:value-type="float" office:value="-91.420213" calcext:value-type="float">
            <text:p>-91.420213</text:p>
          </table:table-cell>
          <table:table-cell office:value-type="float" office:value="1.849223" calcext:value-type="float">
            <text:p>1.849223</text:p>
          </table:table-cell>
          <table:table-cell office:value-type="float" office:value="1.84929" calcext:value-type="float">
            <text:p>1.84929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2692" calcext:value-type="float">
            <text:p>26.042692</text:p>
          </table:table-cell>
          <table:table-cell office:value-type="float" office:value="26.706" calcext:value-type="float">
            <text:p>26.706</text:p>
          </table:table-cell>
          <table:table-cell office:value-type="float" office:value="26.042692" calcext:value-type="float">
            <text:p>26.042692</text:p>
          </table:table-cell>
          <table:table-cell office:value-type="float" office:value="26.706" calcext:value-type="float">
            <text:p>26.706</text:p>
          </table:table-cell>
          <table:table-cell office:value-type="float" office:value="26.042611" calcext:value-type="float">
            <text:p>26.042611</text:p>
          </table:table-cell>
          <table:table-cell office:value-type="float" office:value="1.871704" calcext:value-type="float">
            <text:p>1.871704</text:p>
          </table:table-cell>
          <table:table-cell office:value-type="float" office:value="1.872238" calcext:value-type="float">
            <text:p>1.872238</text:p>
          </table:table-cell>
          <table:table-cell office:value-type="float" office:value="5.974612" calcext:value-type="float">
            <text:p>5.974612</text:p>
          </table:table-cell>
          <table:table-cell office:value-type="float" office:value="6.03136" calcext:value-type="float">
            <text:p>6.03136</text:p>
          </table:table-cell>
          <table:table-cell office:value-type="float" office:value="17.79822" calcext:value-type="float">
            <text:p>17.79822</text:p>
          </table:table-cell>
          <table:table-cell office:value-type="float" office:value="217671" calcext:value-type="float">
            <text:p>217671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table:number-columns-repeated="5"/>
          <table:table-cell office:value-type="float" office:value="-91.419482" calcext:value-type="float">
            <text:p>-91.419482</text:p>
          </table:table-cell>
          <table:table-cell/>
          <table:table-cell office:value-type="float" office:value="1.849257" calcext:value-type="float">
            <text:p>1.849257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2611" calcext:value-type="float">
            <text:p>26.042611</text:p>
          </table:table-cell>
          <table:table-cell office:value-type="float" office:value="25.371" calcext:value-type="float">
            <text:p>25.371</text:p>
          </table:table-cell>
          <table:table-cell office:value-type="float" office:value="26.042611" calcext:value-type="float">
            <text:p>26.042611</text:p>
          </table:table-cell>
          <table:table-cell office:value-type="float" office:value="25.371" calcext:value-type="float">
            <text:p>25.371</text:p>
          </table:table-cell>
          <table:table-cell office:value-type="float" office:value="26.05001" calcext:value-type="float">
            <text:p>26.05001</text:p>
          </table:table-cell>
          <table:table-cell office:value-type="float" office:value="1.871867" calcext:value-type="float">
            <text:p>1.871867</text:p>
          </table:table-cell>
          <table:table-cell office:value-type="float" office:value="1.871808" calcext:value-type="float">
            <text:p>1.871808</text:p>
          </table:table-cell>
          <table:table-cell office:value-type="float" office:value="6.059243" calcext:value-type="float">
            <text:p>6.059243</text:p>
          </table:table-cell>
          <table:table-cell office:value-type="float" office:value="6.002988" calcext:value-type="float">
            <text:p>6.002988</text:p>
          </table:table-cell>
          <table:table-cell office:value-type="float" office:value="16.622474" calcext:value-type="float">
            <text:p>16.622474</text:p>
          </table:table-cell>
          <table:table-cell office:value-type="float" office:value="217672" calcext:value-type="float">
            <text:p>217672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20213" calcext:value-type="float">
            <text:p>-91.420213</text:p>
          </table:table-cell>
          <table:table-cell office:value-type="float" office:value="-91.396" calcext:value-type="float">
            <text:p>-91.396</text:p>
          </table:table-cell>
          <table:table-cell office:value-type="float" office:value="-91.420213" calcext:value-type="float">
            <text:p>-91.420213</text:p>
          </table:table-cell>
          <table:table-cell office:value-type="float" office:value="-91.396" calcext:value-type="float">
            <text:p>-91.396</text:p>
          </table:table-cell>
          <table:table-cell office:value-type="float" office:value="-91.419482" calcext:value-type="float">
            <text:p>-91.419482</text:p>
          </table:table-cell>
          <table:table-cell office:value-type="float" office:value="1.849218" calcext:value-type="float">
            <text:p>1.849218</text:p>
          </table:table-cell>
          <table:table-cell office:value-type="float" office:value="1.849257" calcext:value-type="float">
            <text:p>1.84925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2611" calcext:value-type="float">
            <text:p>26.042611</text:p>
          </table:table-cell>
          <table:table-cell office:value-type="float" office:value="26.697" calcext:value-type="float">
            <text:p>26.697</text:p>
          </table:table-cell>
          <table:table-cell office:value-type="float" office:value="26.042611" calcext:value-type="float">
            <text:p>26.042611</text:p>
          </table:table-cell>
          <table:table-cell office:value-type="float" office:value="26.697" calcext:value-type="float">
            <text:p>26.697</text:p>
          </table:table-cell>
          <table:table-cell office:value-type="float" office:value="26.041939" calcext:value-type="float">
            <text:p>26.041939</text:p>
          </table:table-cell>
          <table:table-cell office:value-type="float" office:value="1.871705" calcext:value-type="float">
            <text:p>1.871705</text:p>
          </table:table-cell>
          <table:table-cell office:value-type="float" office:value="1.871673" calcext:value-type="float">
            <text:p>1.871673</text:p>
          </table:table-cell>
          <table:table-cell office:value-type="float" office:value="5.974609" calcext:value-type="float">
            <text:p>5.974609</text:p>
          </table:table-cell>
          <table:table-cell office:value-type="float" office:value="6.031115" calcext:value-type="float">
            <text:p>6.031115</text:p>
          </table:table-cell>
          <table:table-cell office:value-type="float" office:value="17.783332" calcext:value-type="float">
            <text:p>17.783332</text:p>
          </table:table-cell>
          <table:table-cell office:value-type="float" office:value="217672" calcext:value-type="float">
            <text:p>217672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482" calcext:value-type="float">
            <text:p>-91.419482</text:p>
          </table:table-cell>
          <table:table-cell office:value-type="float" office:value="-91.399" calcext:value-type="float">
            <text:p>-91.399</text:p>
          </table:table-cell>
          <table:table-cell office:value-type="float" office:value="-91.419482" calcext:value-type="float">
            <text:p>-91.419482</text:p>
          </table:table-cell>
          <table:table-cell office:value-type="float" office:value="-91.399" calcext:value-type="float">
            <text:p>-91.399</text:p>
          </table:table-cell>
          <table:table-cell office:value-type="float" office:value="-91.416439" calcext:value-type="float">
            <text:p>-91.416439</text:p>
          </table:table-cell>
          <table:table-cell office:value-type="float" office:value="1.849244" calcext:value-type="float">
            <text:p>1.849244</text:p>
          </table:table-cell>
          <table:table-cell office:value-type="float" office:value="1.849237" calcext:value-type="float">
            <text:p>1.84923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41939" calcext:value-type="float">
            <text:p>26.041939</text:p>
          </table:table-cell>
          <table:table-cell office:value-type="float" office:value="25.352" calcext:value-type="float">
            <text:p>25.352</text:p>
          </table:table-cell>
          <table:table-cell office:value-type="float" office:value="26.041939" calcext:value-type="float">
            <text:p>26.041939</text:p>
          </table:table-cell>
          <table:table-cell office:value-type="float" office:value="25.352" calcext:value-type="float">
            <text:p>25.352</text:p>
          </table:table-cell>
          <table:table-cell office:value-type="float" office:value="26.046479" calcext:value-type="float">
            <text:p>26.046479</text:p>
          </table:table-cell>
          <table:table-cell office:value-type="float" office:value="1.871873" calcext:value-type="float">
            <text:p>1.871873</text:p>
          </table:table-cell>
          <table:table-cell office:value-type="float" office:value="1.871529" calcext:value-type="float">
            <text:p>1.871529</text:p>
          </table:table-cell>
          <table:table-cell office:value-type="float" office:value="6.05922" calcext:value-type="float">
            <text:p>6.05922</text:p>
          </table:table-cell>
          <table:table-cell office:value-type="float" office:value="6.002862" calcext:value-type="float">
            <text:p>6.002862</text:p>
          </table:table-cell>
          <table:table-cell office:value-type="float" office:value="16.651023" calcext:value-type="float">
            <text:p>16.651023</text:p>
          </table:table-cell>
          <table:table-cell office:value-type="float" office:value="217674" calcext:value-type="float">
            <text:p>217674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8931" calcext:value-type="float">
            <text:p>-91.418931</text:p>
          </table:table-cell>
          <table:table-cell/>
          <table:table-cell office:value-type="float" office:value="1.849241" calcext:value-type="float">
            <text:p>1.849241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41939" calcext:value-type="float">
            <text:p>26.041939</text:p>
          </table:table-cell>
          <table:table-cell office:value-type="float" office:value="26.754" calcext:value-type="float">
            <text:p>26.754</text:p>
          </table:table-cell>
          <table:table-cell office:value-type="float" office:value="26.041939" calcext:value-type="float">
            <text:p>26.041939</text:p>
          </table:table-cell>
          <table:table-cell office:value-type="float" office:value="26.754" calcext:value-type="float">
            <text:p>26.754</text:p>
          </table:table-cell>
          <table:table-cell office:value-type="float" office:value="26.038204" calcext:value-type="float">
            <text:p>26.038204</text:p>
          </table:table-cell>
          <table:table-cell office:value-type="float" office:value="1.873999" calcext:value-type="float">
            <text:p>1.873999</text:p>
          </table:table-cell>
          <table:table-cell office:value-type="float" office:value="1.871532" calcext:value-type="float">
            <text:p>1.871532</text:p>
          </table:table-cell>
          <table:table-cell office:value-type="float" office:value="5.975702" calcext:value-type="float">
            <text:p>5.975702</text:p>
          </table:table-cell>
          <table:table-cell office:value-type="float" office:value="6.031042" calcext:value-type="float">
            <text:p>6.031042</text:p>
          </table:table-cell>
          <table:table-cell office:value-type="float" office:value="17.901314" calcext:value-type="float">
            <text:p>17.901314</text:p>
          </table:table-cell>
          <table:table-cell office:value-type="float" office:value="217674" calcext:value-type="float">
            <text:p>217674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6439" calcext:value-type="float">
            <text:p>-91.416439</text:p>
          </table:table-cell>
          <table:table-cell office:value-type="float" office:value="-91.428" calcext:value-type="float">
            <text:p>-91.428</text:p>
          </table:table-cell>
          <table:table-cell office:value-type="float" office:value="-91.416439" calcext:value-type="float">
            <text:p>-91.416439</text:p>
          </table:table-cell>
          <table:table-cell office:value-type="float" office:value="-91.428" calcext:value-type="float">
            <text:p>-91.428</text:p>
          </table:table-cell>
          <table:table-cell office:value-type="float" office:value="-91.418931" calcext:value-type="float">
            <text:p>-91.418931</text:p>
          </table:table-cell>
          <table:table-cell office:value-type="float" office:value="1.849351" calcext:value-type="float">
            <text:p>1.849351</text:p>
          </table:table-cell>
          <table:table-cell office:value-type="float" office:value="1.849241" calcext:value-type="float">
            <text:p>1.849241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38204" calcext:value-type="float">
            <text:p>26.038204</text:p>
          </table:table-cell>
          <table:table-cell office:value-type="float" office:value="25.334" calcext:value-type="float">
            <text:p>25.334</text:p>
          </table:table-cell>
          <table:table-cell office:value-type="float" office:value="26.038204" calcext:value-type="float">
            <text:p>26.038204</text:p>
          </table:table-cell>
          <table:table-cell office:value-type="float" office:value="25.334" calcext:value-type="float">
            <text:p>25.334</text:p>
          </table:table-cell>
          <table:table-cell office:value-type="float" office:value="26.046083" calcext:value-type="float">
            <text:p>26.046083</text:p>
          </table:table-cell>
          <table:table-cell office:value-type="float" office:value="1.871907" calcext:value-type="float">
            <text:p>1.871907</text:p>
          </table:table-cell>
          <table:table-cell office:value-type="float" office:value="1.872595" calcext:value-type="float">
            <text:p>1.872595</text:p>
          </table:table-cell>
          <table:table-cell office:value-type="float" office:value="6.059096" calcext:value-type="float">
            <text:p>6.059096</text:p>
          </table:table-cell>
          <table:table-cell office:value-type="float" office:value="6.003365" calcext:value-type="float">
            <text:p>6.003365</text:p>
          </table:table-cell>
          <table:table-cell office:value-type="float" office:value="16.673242" calcext:value-type="float">
            <text:p>16.673242</text:p>
          </table:table-cell>
          <table:table-cell office:value-type="float" office:value="217675" calcext:value-type="float">
            <text:p>217675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8931" calcext:value-type="float">
            <text:p>-91.418931</text:p>
          </table:table-cell>
          <table:table-cell office:value-type="float" office:value="-91.409" calcext:value-type="float">
            <text:p>-91.409</text:p>
          </table:table-cell>
          <table:table-cell office:value-type="float" office:value="-91.418931" calcext:value-type="float">
            <text:p>-91.418931</text:p>
          </table:table-cell>
          <table:table-cell office:value-type="float" office:value="-91.409" calcext:value-type="float">
            <text:p>-91.409</text:p>
          </table:table-cell>
          <table:table-cell office:value-type="float" office:value="-91.419046" calcext:value-type="float">
            <text:p>-91.419046</text:p>
          </table:table-cell>
          <table:table-cell office:value-type="float" office:value="1.849263" calcext:value-type="float">
            <text:p>1.849263</text:p>
          </table:table-cell>
          <table:table-cell office:value-type="float" office:value="1.849296" calcext:value-type="float">
            <text:p>1.849296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38204" calcext:value-type="float">
            <text:p>26.038204</text:p>
          </table:table-cell>
          <table:table-cell office:value-type="float" office:value="26.687" calcext:value-type="float">
            <text:p>26.687</text:p>
          </table:table-cell>
          <table:table-cell office:value-type="float" office:value="26.038204" calcext:value-type="float">
            <text:p>26.038204</text:p>
          </table:table-cell>
          <table:table-cell office:value-type="float" office:value="26.687" calcext:value-type="float">
            <text:p>26.687</text:p>
          </table:table-cell>
          <table:table-cell office:value-type="float" office:value="26.03761" calcext:value-type="float">
            <text:p>26.03761</text:p>
          </table:table-cell>
          <table:table-cell office:value-type="float" office:value="1.874064" calcext:value-type="float">
            <text:p>1.874064</text:p>
          </table:table-cell>
          <table:table-cell office:value-type="float" office:value="1.872079" calcext:value-type="float">
            <text:p>1.872079</text:p>
          </table:table-cell>
          <table:table-cell office:value-type="float" office:value="5.975577" calcext:value-type="float">
            <text:p>5.975577</text:p>
          </table:table-cell>
          <table:table-cell office:value-type="float" office:value="6.031228" calcext:value-type="float">
            <text:p>6.031228</text:p>
          </table:table-cell>
          <table:table-cell office:value-type="float" office:value="17.79559" calcext:value-type="float">
            <text:p>17.79559</text:p>
          </table:table-cell>
          <table:table-cell office:value-type="float" office:value="217675" calcext:value-type="float">
            <text:p>217675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046" calcext:value-type="float">
            <text:p>-91.419046</text:p>
          </table:table-cell>
          <table:table-cell office:value-type="float" office:value="-91.426" calcext:value-type="float">
            <text:p>-91.426</text:p>
          </table:table-cell>
          <table:table-cell office:value-type="float" office:value="-91.419046" calcext:value-type="float">
            <text:p>-91.419046</text:p>
          </table:table-cell>
          <table:table-cell office:value-type="float" office:value="-91.426" calcext:value-type="float">
            <text:p>-91.426</text:p>
          </table:table-cell>
          <table:table-cell office:value-type="float" office:value="-91.4217" calcext:value-type="float">
            <text:p>-91.4217</text:p>
          </table:table-cell>
          <table:table-cell office:value-type="float" office:value="1.849259" calcext:value-type="float">
            <text:p>1.849259</text:p>
          </table:table-cell>
          <table:table-cell office:value-type="float" office:value="1.84928" calcext:value-type="float">
            <text:p>1.84928</text:p>
          </table:table-cell>
          <table:table-cell table:number-columns-repeated="2"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44796" calcext:value-type="float">
            <text:p>26.044796</text:p>
          </table:table-cell>
          <table:table-cell/>
          <table:table-cell office:value-type="float" office:value="1.872916" calcext:value-type="float">
            <text:p>1.872916</text:p>
          </table:table-cell>
          <table:table-cell/>
          <table:table-cell office:value-type="float" office:value="6.003397" calcext:value-type="float">
            <text:p>6.0033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91.421789" calcext:value-type="float">
            <text:p>-91.421789</text:p>
          </table:table-cell>
          <table:table-cell/>
          <table:table-cell office:value-type="float" office:value="1.84927" calcext:value-type="float">
            <text:p>1.84927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3761" calcext:value-type="float">
            <text:p>26.03761</text:p>
          </table:table-cell>
          <table:table-cell office:value-type="float" office:value="25.224" calcext:value-type="float">
            <text:p>25.224</text:p>
          </table:table-cell>
          <table:table-cell office:value-type="float" office:value="26.03761" calcext:value-type="float">
            <text:p>26.03761</text:p>
          </table:table-cell>
          <table:table-cell office:value-type="float" office:value="25.224" calcext:value-type="float">
            <text:p>25.224</text:p>
          </table:table-cell>
          <table:table-cell office:value-type="float" office:value="26.044796" calcext:value-type="float">
            <text:p>26.044796</text:p>
          </table:table-cell>
          <table:table-cell office:value-type="float" office:value="1.873027" calcext:value-type="float">
            <text:p>1.873027</text:p>
          </table:table-cell>
          <table:table-cell office:value-type="float" office:value="1.872916" calcext:value-type="float">
            <text:p>1.872916</text:p>
          </table:table-cell>
          <table:table-cell office:value-type="float" office:value="6.056794" calcext:value-type="float">
            <text:p>6.056794</text:p>
          </table:table-cell>
          <table:table-cell office:value-type="float" office:value="6.003397" calcext:value-type="float">
            <text:p>6.003397</text:p>
          </table:table-cell>
          <table:table-cell office:value-type="float" office:value="16.849268" calcext:value-type="float">
            <text:p>16.849268</text:p>
          </table:table-cell>
          <table:table-cell office:value-type="float" office:value="217677" calcext:value-type="float">
            <text:p>217677</text:p>
          </table:table-cell>
          <table:table-cell office:value-type="float" office:value="2.322692" calcext:value-type="float">
            <text:p>2.322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217" calcext:value-type="float">
            <text:p>-91.4217</text:p>
          </table:table-cell>
          <table:table-cell office:value-type="float" office:value="-91.45" calcext:value-type="float">
            <text:p>-91.45</text:p>
          </table:table-cell>
          <table:table-cell office:value-type="float" office:value="-91.4217" calcext:value-type="float">
            <text:p>-91.4217</text:p>
          </table:table-cell>
          <table:table-cell office:value-type="float" office:value="-91.45" calcext:value-type="float">
            <text:p>-91.45</text:p>
          </table:table-cell>
          <table:table-cell office:value-type="float" office:value="-91.419043" calcext:value-type="float">
            <text:p>-91.419043</text:p>
          </table:table-cell>
          <table:table-cell office:value-type="float" office:value="1.849166" calcext:value-type="float">
            <text:p>1.849166</text:p>
          </table:table-cell>
          <table:table-cell office:value-type="float" office:value="1.84927" calcext:value-type="float">
            <text:p>1.8492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3761" calcext:value-type="float">
            <text:p>26.03761</text:p>
          </table:table-cell>
          <table:table-cell office:value-type="float" office:value="26.666" calcext:value-type="float">
            <text:p>26.666</text:p>
          </table:table-cell>
          <table:table-cell office:value-type="float" office:value="26.03761" calcext:value-type="float">
            <text:p>26.03761</text:p>
          </table:table-cell>
          <table:table-cell office:value-type="float" office:value="26.666" calcext:value-type="float">
            <text:p>26.666</text:p>
          </table:table-cell>
          <table:table-cell office:value-type="float" office:value="26.035168" calcext:value-type="float">
            <text:p>26.035168</text:p>
          </table:table-cell>
          <table:table-cell office:value-type="float" office:value="1.874074" calcext:value-type="float">
            <text:p>1.874074</text:p>
          </table:table-cell>
          <table:table-cell office:value-type="float" office:value="1.872782" calcext:value-type="float">
            <text:p>1.872782</text:p>
          </table:table-cell>
          <table:table-cell office:value-type="float" office:value="5.975557" calcext:value-type="float">
            <text:p>5.975557</text:p>
          </table:table-cell>
          <table:table-cell office:value-type="float" office:value="6.030095" calcext:value-type="float">
            <text:p>6.030095</text:p>
          </table:table-cell>
          <table:table-cell office:value-type="float" office:value="17.761489" calcext:value-type="float">
            <text:p>17.761489</text:p>
          </table:table-cell>
          <table:table-cell office:value-type="float" office:value="217677" calcext:value-type="float">
            <text:p>217677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043" calcext:value-type="float">
            <text:p>-91.419043</text:p>
          </table:table-cell>
          <table:table-cell office:value-type="float" office:value="-91.407" calcext:value-type="float">
            <text:p>-91.407</text:p>
          </table:table-cell>
          <table:table-cell office:value-type="float" office:value="-91.419043" calcext:value-type="float">
            <text:p>-91.419043</text:p>
          </table:table-cell>
          <table:table-cell office:value-type="float" office:value="-91.407" calcext:value-type="float">
            <text:p>-91.407</text:p>
          </table:table-cell>
          <table:table-cell office:value-type="float" office:value="-91.419429" calcext:value-type="float">
            <text:p>-91.419429</text:p>
          </table:table-cell>
          <table:table-cell office:value-type="float" office:value="1.849259" calcext:value-type="float">
            <text:p>1.849259</text:p>
          </table:table-cell>
          <table:table-cell office:value-type="float" office:value="1.849218" calcext:value-type="float">
            <text:p>1.849218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35168" calcext:value-type="float">
            <text:p>26.035168</text:p>
          </table:table-cell>
          <table:table-cell office:value-type="float" office:value="25.344" calcext:value-type="float">
            <text:p>25.344</text:p>
          </table:table-cell>
          <table:table-cell office:value-type="float" office:value="26.035168" calcext:value-type="float">
            <text:p>26.035168</text:p>
          </table:table-cell>
          <table:table-cell office:value-type="float" office:value="25.344" calcext:value-type="float">
            <text:p>25.344</text:p>
          </table:table-cell>
          <table:table-cell office:value-type="float" office:value="26.042192" calcext:value-type="float">
            <text:p>26.042192</text:p>
          </table:table-cell>
          <table:table-cell office:value-type="float" office:value="1.871934" calcext:value-type="float">
            <text:p>1.871934</text:p>
          </table:table-cell>
          <table:table-cell office:value-type="float" office:value="1.87328" calcext:value-type="float">
            <text:p>1.87328</text:p>
          </table:table-cell>
          <table:table-cell office:value-type="float" office:value="6.058994" calcext:value-type="float">
            <text:p>6.058994</text:p>
          </table:table-cell>
          <table:table-cell office:value-type="float" office:value="6.002823" calcext:value-type="float">
            <text:p>6.002823</text:p>
          </table:table-cell>
          <table:table-cell office:value-type="float" office:value="16.652936" calcext:value-type="float">
            <text:p>16.652936</text:p>
          </table:table-cell>
          <table:table-cell office:value-type="float" office:value="217678" calcext:value-type="float">
            <text:p>217678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5"/>
          <table:table-cell office:value-type="float" office:value="-91.419238" calcext:value-type="float">
            <text:p>-91.419238</text:p>
          </table:table-cell>
          <table:table-cell/>
          <table:table-cell office:value-type="float" office:value="1.849239" calcext:value-type="float">
            <text:p>1.849239</text:p>
          </table:table-cell>
          <table:table-cell/>
          <table:table-cell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35168" calcext:value-type="float">
            <text:p>26.035168</text:p>
          </table:table-cell>
          <table:table-cell office:value-type="float" office:value="26.746" calcext:value-type="float">
            <text:p>26.746</text:p>
          </table:table-cell>
          <table:table-cell office:value-type="float" office:value="26.035168" calcext:value-type="float">
            <text:p>26.035168</text:p>
          </table:table-cell>
          <table:table-cell office:value-type="float" office:value="26.746" calcext:value-type="float">
            <text:p>26.746</text:p>
          </table:table-cell>
          <table:table-cell office:value-type="float" office:value="26.033907" calcext:value-type="float">
            <text:p>26.033907</text:p>
          </table:table-cell>
          <table:table-cell office:value-type="float" office:value="1.874116" calcext:value-type="float">
            <text:p>1.874116</text:p>
          </table:table-cell>
          <table:table-cell office:value-type="float" office:value="1.872438" calcext:value-type="float">
            <text:p>1.872438</text:p>
          </table:table-cell>
          <table:table-cell office:value-type="float" office:value="5.975476" calcext:value-type="float">
            <text:p>5.975476</text:p>
          </table:table-cell>
          <table:table-cell office:value-type="float" office:value="6.030904" calcext:value-type="float">
            <text:p>6.030904</text:p>
          </table:table-cell>
          <table:table-cell office:value-type="float" office:value="17.899261" calcext:value-type="float">
            <text:p>17.899261</text:p>
          </table:table-cell>
          <table:table-cell office:value-type="float" office:value="217678" calcext:value-type="float">
            <text:p>217678</text:p>
          </table:table-cell>
          <table:table-cell office:value-type="float" office:value="2.46392" calcext:value-type="float">
            <text:p>2.46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429" calcext:value-type="float">
            <text:p>-91.419429</text:p>
          </table:table-cell>
          <table:table-cell office:value-type="float" office:value="-91.43" calcext:value-type="float">
            <text:p>-91.43</text:p>
          </table:table-cell>
          <table:table-cell office:value-type="float" office:value="-91.419429" calcext:value-type="float">
            <text:p>-91.419429</text:p>
          </table:table-cell>
          <table:table-cell office:value-type="float" office:value="-91.43" calcext:value-type="float">
            <text:p>-91.43</text:p>
          </table:table-cell>
          <table:table-cell office:value-type="float" office:value="-91.419238" calcext:value-type="float">
            <text:p>-91.419238</text:p>
          </table:table-cell>
          <table:table-cell office:value-type="float" office:value="1.849246" calcext:value-type="float">
            <text:p>1.849246</text:p>
          </table:table-cell>
          <table:table-cell office:value-type="float" office:value="1.849239" calcext:value-type="float">
            <text:p>1.849239</text:p>
          </table:table-cell>
          <table:table-cell table:number-columns-repeated="2" office:value-type="float" office:value="6.184085" calcext:value-type="float">
            <text:p>6.184085</text:p>
          </table:table-cell>
          <table:table-cell table:number-columns-repeated="6"/>
          <table:table-cell office:value-type="float" office:value="26.041775" calcext:value-type="float">
            <text:p>26.041775</text:p>
          </table:table-cell>
          <table:table-cell/>
          <table:table-cell office:value-type="float" office:value="1.873107" calcext:value-type="float">
            <text:p>1.873107</text:p>
          </table:table-cell>
          <table:table-cell/>
          <table:table-cell office:value-type="float" office:value="6.003185" calcext:value-type="float">
            <text:p>6.0031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238" calcext:value-type="float">
            <text:p>-91.419238</text:p>
          </table:table-cell>
          <table:table-cell office:value-type="float" office:value="-91.427" calcext:value-type="float">
            <text:p>-91.427</text:p>
          </table:table-cell>
          <table:table-cell office:value-type="float" office:value="-91.419238" calcext:value-type="float">
            <text:p>-91.419238</text:p>
          </table:table-cell>
          <table:table-cell office:value-type="float" office:value="-91.427" calcext:value-type="float">
            <text:p>-91.427</text:p>
          </table:table-cell>
          <table:table-cell office:value-type="float" office:value="-91.419372" calcext:value-type="float">
            <text:p>-91.419372</text:p>
          </table:table-cell>
          <table:table-cell office:value-type="float" office:value="1.849253" calcext:value-type="float">
            <text:p>1.849253</text:p>
          </table:table-cell>
          <table:table-cell office:value-type="float" office:value="1.849242" calcext:value-type="float">
            <text:p>1.849242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33907" calcext:value-type="float">
            <text:p>26.033907</text:p>
          </table:table-cell>
          <table:table-cell office:value-type="float" office:value="25.386" calcext:value-type="float">
            <text:p>25.386</text:p>
          </table:table-cell>
          <table:table-cell office:value-type="float" office:value="26.033907" calcext:value-type="float">
            <text:p>26.033907</text:p>
          </table:table-cell>
          <table:table-cell office:value-type="float" office:value="25.386" calcext:value-type="float">
            <text:p>25.386</text:p>
          </table:table-cell>
          <table:table-cell office:value-type="float" office:value="26.039029" calcext:value-type="float">
            <text:p>26.039029</text:p>
          </table:table-cell>
          <table:table-cell office:value-type="float" office:value="1.871945" calcext:value-type="float">
            <text:p>1.871945</text:p>
          </table:table-cell>
          <table:table-cell office:value-type="float" office:value="1.873107" calcext:value-type="float">
            <text:p>1.873107</text:p>
          </table:table-cell>
          <table:table-cell office:value-type="float" office:value="6.058952" calcext:value-type="float">
            <text:p>6.058952</text:p>
          </table:table-cell>
          <table:table-cell office:value-type="float" office:value="6.003185" calcext:value-type="float">
            <text:p>6.003185</text:p>
          </table:table-cell>
          <table:table-cell office:value-type="float" office:value="16.585551" calcext:value-type="float">
            <text:p>16.585551</text:p>
          </table:table-cell>
          <table:table-cell office:value-type="float" office:value="217680" calcext:value-type="float">
            <text:p>217680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1.419372" calcext:value-type="float">
            <text:p>-91.419372</text:p>
          </table:table-cell>
          <table:table-cell office:value-type="float" office:value="-91.401" calcext:value-type="float">
            <text:p>-91.401</text:p>
          </table:table-cell>
          <table:table-cell office:value-type="float" office:value="-91.419372" calcext:value-type="float">
            <text:p>-91.419372</text:p>
          </table:table-cell>
          <table:table-cell office:value-type="float" office:value="-91.401" calcext:value-type="float">
            <text:p>-91.401</text:p>
          </table:table-cell>
          <table:table-cell office:value-type="float" office:value="-91.419468" calcext:value-type="float">
            <text:p>-91.419468</text:p>
          </table:table-cell>
          <table:table-cell office:value-type="float" office:value="1.849248" calcext:value-type="float">
            <text:p>1.849248</text:p>
          </table:table-cell>
          <table:table-cell office:value-type="float" office:value="1.849247" calcext:value-type="float">
            <text:p>1.849247</text:p>
          </table:table-cell>
          <table:table-cell table:number-columns-repeated="2" office:value-type="float" office:value="6.184085" calcext:value-type="float">
            <text:p>6.1840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033907" calcext:value-type="float">
            <text:p>26.033907</text:p>
          </table:table-cell>
          <table:table-cell office:value-type="float" office:value="26.695" calcext:value-type="float">
            <text:p>26.695</text:p>
          </table:table-cell>
          <table:table-cell office:value-type="float" office:value="26.033907" calcext:value-type="float">
            <text:p>26.033907</text:p>
          </table:table-cell>
          <table:table-cell office:value-type="float" office:value="26.695" calcext:value-type="float">
            <text:p>26.695</text:p>
          </table:table-cell>
          <table:table-cell office:value-type="float" office:value="26.031215" calcext:value-type="float">
            <text:p>26.031215</text:p>
          </table:table-cell>
          <table:table-cell office:value-type="float" office:value="1.871856" calcext:value-type="float">
            <text:p>1.871856</text:p>
          </table:table-cell>
          <table:table-cell office:value-type="float" office:value="1.872368" calcext:value-type="float">
            <text:p>1.872368</text:p>
          </table:table-cell>
          <table:table-cell office:value-type="float" office:value="5.974319" calcext:value-type="float">
            <text:p>5.974319</text:p>
          </table:table-cell>
          <table:table-cell office:value-type="float" office:value="6.031065" calcext:value-type="float">
            <text:p>6.031065</text:p>
          </table:table-cell>
          <table:table-cell office:value-type="float" office:value="17.794523" calcext:value-type="float">
            <text:p>17.794523</text:p>
          </table:table-cell>
          <table:table-cell office:value-type="float" office:value="217680" calcext:value-type="float">
            <text:p>217680</text:p>
          </table:table-cell>
          <table:table-cell office:value-type="float" office:value="2.461386" calcext:value-type="float">
            <text:p>2.461386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6.031215" calcext:value-type="float">
            <text:p>26.031215</text:p>
          </table:table-cell>
          <table:table-cell office:value-type="float" office:value="25.32" calcext:value-type="float">
            <text:p>25.32</text:p>
          </table:table-cell>
          <table:table-cell office:value-type="float" office:value="26.031215" calcext:value-type="float">
            <text:p>26.031215</text:p>
          </table:table-cell>
          <table:table-cell office:value-type="float" office:value="25.32" calcext:value-type="float">
            <text:p>25.32</text:p>
          </table:table-cell>
          <table:table-cell office:value-type="float" office:value="26.041309" calcext:value-type="float">
            <text:p>26.041309</text:p>
          </table:table-cell>
          <table:table-cell office:value-type="float" office:value="1.871969" calcext:value-type="float">
            <text:p>1.871969</text:p>
          </table:table-cell>
          <table:table-cell office:value-type="float" office:value="1.87195" calcext:value-type="float">
            <text:p>1.87195</text:p>
          </table:table-cell>
          <table:table-cell office:value-type="float" office:value="6.058863" calcext:value-type="float">
            <text:p>6.058863</text:p>
          </table:table-cell>
          <table:table-cell office:value-type="float" office:value="6.002694" calcext:value-type="float">
            <text:p>6.002694</text:p>
          </table:table-cell>
          <table:table-cell office:value-type="float" office:value="16.684163" calcext:value-type="float">
            <text:p>16.684163</text:p>
          </table:table-cell>
          <table:table-cell office:value-type="float" office:value="217681" calcext:value-type="float">
            <text:p>217681</text:p>
          </table:table-cell>
          <table:table-cell office:value-type="float" office:value="2.322044" calcext:value-type="float">
            <text:p>2.322044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6.031215" calcext:value-type="float">
            <text:p>26.031215</text:p>
          </table:table-cell>
          <table:table-cell office:value-type="float" office:value="26.696" calcext:value-type="float">
            <text:p>26.696</text:p>
          </table:table-cell>
          <table:table-cell office:value-type="float" office:value="26.031215" calcext:value-type="float">
            <text:p>26.031215</text:p>
          </table:table-cell>
          <table:table-cell office:value-type="float" office:value="26.696" calcext:value-type="float">
            <text:p>26.696</text:p>
          </table:table-cell>
          <table:table-cell office:value-type="float" office:value="26.032765" calcext:value-type="float">
            <text:p>26.032765</text:p>
          </table:table-cell>
          <table:table-cell office:value-type="float" office:value="1.871902" calcext:value-type="float">
            <text:p>1.871902</text:p>
          </table:table-cell>
          <table:table-cell office:value-type="float" office:value="1.871785" calcext:value-type="float">
            <text:p>1.871785</text:p>
          </table:table-cell>
          <table:table-cell office:value-type="float" office:value="5.974229" calcext:value-type="float">
            <text:p>5.974229</text:p>
          </table:table-cell>
          <table:table-cell office:value-type="float" office:value="6.030778" calcext:value-type="float">
            <text:p>6.030778</text:p>
          </table:table-cell>
          <table:table-cell office:value-type="float" office:value="17.800685" calcext:value-type="float">
            <text:p>17.800685</text:p>
          </table:table-cell>
          <table:table-cell office:value-type="float" office:value="217681" calcext:value-type="float">
            <text:p>217681</text:p>
          </table:table-cell>
          <table:table-cell office:value-type="float" office:value="2.461386" calcext:value-type="float">
            <text:p>2.461386</text:p>
          </table:table-cell>
        </table:table-row>
      </table:table>
      <table:table table:name="Sheet3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89286" calcext:value-type="float">
            <text:p>87.889286</text:p>
          </table:table-cell>
          <table:table-cell office:value-type="float" office:value="87.925" calcext:value-type="float">
            <text:p>87.925</text:p>
          </table:table-cell>
          <table:table-cell office:value-type="float" office:value="87.889286" calcext:value-type="float">
            <text:p>87.889286</text:p>
          </table:table-cell>
          <table:table-cell office:value-type="float" office:value="87.925" calcext:value-type="float">
            <text:p>87.925</text:p>
          </table:table-cell>
          <table:table-cell office:value-type="float" office:value="87.890213" calcext:value-type="float">
            <text:p>87.890213</text:p>
          </table:table-cell>
          <table:table-cell office:value-type="float" office:value="1.746785" calcext:value-type="float">
            <text:p>1.746785</text:p>
          </table:table-cell>
          <table:table-cell office:value-type="float" office:value="1.746631" calcext:value-type="float">
            <text:p>1.746631</text:p>
          </table:table-cell>
          <table:table-cell office:value-type="float" office:value="5.996387" calcext:value-type="float">
            <text:p>5.996387</text:p>
          </table:table-cell>
          <table:table-cell office:value-type="float" office:value="5.996394" calcext:value-type="float">
            <text:p>5.996394</text:p>
          </table:table-cell>
          <table:table-cell office:value-type="float" office:value="11.60011" calcext:value-type="float">
            <text:p>11.60011</text:p>
          </table:table-cell>
          <table:table-cell office:value-type="float" office:value="229819" calcext:value-type="float">
            <text:p>229819</text:p>
          </table:table-cell>
          <table:table-cell office:value-type="float" office:value="1.819854" calcext:value-type="float">
            <text:p>1.819854</text:p>
          </table:table-cell>
          <table:table-cell table:formula="of:=[.G2]-[.U2]" office:value-type="float" office:value="0.0257890000000001" calcext:value-type="float">
            <text:p>0.0257890000000001</text:p>
          </table:table-cell>
          <table:table-cell office:value-type="float" office:value="6" calcext:value-type="float">
            <text:p>6</text:p>
          </table:table-cell>
          <table:table-cell office:value-type="float" office:value="-90.899418" calcext:value-type="float">
            <text:p>-90.899418</text:p>
          </table:table-cell>
          <table:table-cell office:value-type="float" office:value="-90.823" calcext:value-type="float">
            <text:p>-90.823</text:p>
          </table:table-cell>
          <table:table-cell office:value-type="float" office:value="-90.899418" calcext:value-type="float">
            <text:p>-90.899418</text:p>
          </table:table-cell>
          <table:table-cell office:value-type="float" office:value="-90.823" calcext:value-type="float">
            <text:p>-90.823</text:p>
          </table:table-cell>
          <table:table-cell office:value-type="float" office:value="-90.897665" calcext:value-type="float">
            <text:p>-90.897665</text:p>
          </table:table-cell>
          <table:table-cell office:value-type="float" office:value="1.720996" calcext:value-type="float">
            <text:p>1.720996</text:p>
          </table:table-cell>
          <table:table-cell office:value-type="float" office:value="1.718773" calcext:value-type="float">
            <text:p>1.718773</text:p>
          </table:table-cell>
          <table:table-cell office:value-type="float" office:value="6.232265" calcext:value-type="float">
            <text:p>6.232265</text:p>
          </table:table-cell>
          <table:table-cell office:value-type="float" office:value="6.230021" calcext:value-type="float">
            <text:p>6.230021</text:p>
          </table:table-cell>
          <table:table-cell office:value-type="float" office:value="15.504309" calcext:value-type="float">
            <text:p>15.504309</text:p>
          </table:table-cell>
          <table:table-cell office:value-type="float" office:value="229105" calcext:value-type="float">
            <text:p>22910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0213" calcext:value-type="float">
            <text:p>87.890213</text:p>
          </table:table-cell>
          <table:table-cell office:value-type="float" office:value="87.907" calcext:value-type="float">
            <text:p>87.907</text:p>
          </table:table-cell>
          <table:table-cell office:value-type="float" office:value="87.890213" calcext:value-type="float">
            <text:p>87.890213</text:p>
          </table:table-cell>
          <table:table-cell office:value-type="float" office:value="87.907" calcext:value-type="float">
            <text:p>87.907</text:p>
          </table:table-cell>
          <table:table-cell office:value-type="float" office:value="87.890819" calcext:value-type="float">
            <text:p>87.890819</text:p>
          </table:table-cell>
          <table:table-cell office:value-type="float" office:value="1.746821" calcext:value-type="float">
            <text:p>1.746821</text:p>
          </table:table-cell>
          <table:table-cell office:value-type="float" office:value="1.746708" calcext:value-type="float">
            <text:p>1.746708</text:p>
          </table:table-cell>
          <table:table-cell office:value-type="float" office:value="5.996386" calcext:value-type="float">
            <text:p>5.996386</text:p>
          </table:table-cell>
          <table:table-cell office:value-type="float" office:value="5.99639" calcext:value-type="float">
            <text:p>5.99639</text:p>
          </table:table-cell>
          <table:table-cell office:value-type="float" office:value="11.578233" calcext:value-type="float">
            <text:p>11.578233</text:p>
          </table:table-cell>
          <table:table-cell office:value-type="float" office:value="229820" calcext:value-type="float">
            <text:p>229820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4001" calcext:value-type="float">
            <text:p>-90.894001</text:p>
          </table:table-cell>
          <table:table-cell/>
          <table:table-cell office:value-type="float" office:value="1.719885" calcext:value-type="float">
            <text:p>1.719885</text:p>
          </table:table-cell>
          <table:table-cell/>
          <table:table-cell office:value-type="float" office:value="6.231143" calcext:value-type="float">
            <text:p>6.2311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891094" calcext:value-type="float">
            <text:p>87.891094</text:p>
          </table:table-cell>
          <table:table-cell/>
          <table:table-cell office:value-type="float" office:value="1.746764" calcext:value-type="float">
            <text:p>1.746764</text:p>
          </table:table-cell>
          <table:table-cell/>
          <table:table-cell office:value-type="float" office:value="5.996388" calcext:value-type="float">
            <text:p>5.99638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7665" calcext:value-type="float">
            <text:p>-90.897665</text:p>
          </table:table-cell>
          <table:table-cell office:value-type="float" office:value="-90.819" calcext:value-type="float">
            <text:p>-90.819</text:p>
          </table:table-cell>
          <table:table-cell office:value-type="float" office:value="-90.897665" calcext:value-type="float">
            <text:p>-90.897665</text:p>
          </table:table-cell>
          <table:table-cell office:value-type="float" office:value="-90.819" calcext:value-type="float">
            <text:p>-90.819</text:p>
          </table:table-cell>
          <table:table-cell office:value-type="float" office:value="-90.894001" calcext:value-type="float">
            <text:p>-90.894001</text:p>
          </table:table-cell>
          <table:table-cell office:value-type="float" office:value="1.721056" calcext:value-type="float">
            <text:p>1.721056</text:p>
          </table:table-cell>
          <table:table-cell office:value-type="float" office:value="1.719885" calcext:value-type="float">
            <text:p>1.719885</text:p>
          </table:table-cell>
          <table:table-cell office:value-type="float" office:value="6.232262" calcext:value-type="float">
            <text:p>6.232262</text:p>
          </table:table-cell>
          <table:table-cell office:value-type="float" office:value="6.231143" calcext:value-type="float">
            <text:p>6.231143</text:p>
          </table:table-cell>
          <table:table-cell office:value-type="float" office:value="15.507767" calcext:value-type="float">
            <text:p>15.507767</text:p>
          </table:table-cell>
          <table:table-cell office:value-type="float" office:value="229107" calcext:value-type="float">
            <text:p>22910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0819" calcext:value-type="float">
            <text:p>87.890819</text:p>
          </table:table-cell>
          <table:table-cell office:value-type="float" office:value="87.939" calcext:value-type="float">
            <text:p>87.939</text:p>
          </table:table-cell>
          <table:table-cell office:value-type="float" office:value="87.890819" calcext:value-type="float">
            <text:p>87.890819</text:p>
          </table:table-cell>
          <table:table-cell office:value-type="float" office:value="87.939" calcext:value-type="float">
            <text:p>87.939</text:p>
          </table:table-cell>
          <table:table-cell office:value-type="float" office:value="87.891094" calcext:value-type="float">
            <text:p>87.891094</text:p>
          </table:table-cell>
          <table:table-cell office:value-type="float" office:value="1.746844" calcext:value-type="float">
            <text:p>1.746844</text:p>
          </table:table-cell>
          <table:table-cell office:value-type="float" office:value="1.746764" calcext:value-type="float">
            <text:p>1.746764</text:p>
          </table:table-cell>
          <table:table-cell office:value-type="float" office:value="5.996385" calcext:value-type="float">
            <text:p>5.996385</text:p>
          </table:table-cell>
          <table:table-cell office:value-type="float" office:value="5.996388" calcext:value-type="float">
            <text:p>5.996388</text:p>
          </table:table-cell>
          <table:table-cell office:value-type="float" office:value="11.614521" calcext:value-type="float">
            <text:p>11.614521</text:p>
          </table:table-cell>
          <table:table-cell office:value-type="float" office:value="229822" calcext:value-type="float">
            <text:p>229822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001" calcext:value-type="float">
            <text:p>-90.894001</text:p>
          </table:table-cell>
          <table:table-cell office:value-type="float" office:value="-90.914" calcext:value-type="float">
            <text:p>-90.914</text:p>
          </table:table-cell>
          <table:table-cell office:value-type="float" office:value="-90.894001" calcext:value-type="float">
            <text:p>-90.894001</text:p>
          </table:table-cell>
          <table:table-cell office:value-type="float" office:value="-90.914" calcext:value-type="float">
            <text:p>-90.914</text:p>
          </table:table-cell>
          <table:table-cell office:value-type="float" office:value="-90.893011" calcext:value-type="float">
            <text:p>-90.893011</text:p>
          </table:table-cell>
          <table:table-cell office:value-type="float" office:value="1.721182" calcext:value-type="float">
            <text:p>1.721182</text:p>
          </table:table-cell>
          <table:table-cell office:value-type="float" office:value="1.720471" calcext:value-type="float">
            <text:p>1.720471</text:p>
          </table:table-cell>
          <table:table-cell office:value-type="float" office:value="6.232254" calcext:value-type="float">
            <text:p>6.232254</text:p>
          </table:table-cell>
          <table:table-cell office:value-type="float" office:value="6.231702" calcext:value-type="float">
            <text:p>6.231702</text:p>
          </table:table-cell>
          <table:table-cell office:value-type="float" office:value="15.417499" calcext:value-type="float">
            <text:p>15.417499</text:p>
          </table:table-cell>
          <table:table-cell office:value-type="float" office:value="229108" calcext:value-type="float">
            <text:p>22910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891905" calcext:value-type="float">
            <text:p>87.891905</text:p>
          </table:table-cell>
          <table:table-cell/>
          <table:table-cell office:value-type="float" office:value="1.746804" calcext:value-type="float">
            <text:p>1.746804</text:p>
          </table:table-cell>
          <table:table-cell/>
          <table:table-cell office:value-type="float" office:value="5.996386" calcext:value-type="float">
            <text:p>5.99638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3011" calcext:value-type="float">
            <text:p>-90.893011</text:p>
          </table:table-cell>
          <table:table-cell office:value-type="float" office:value="-90.98" calcext:value-type="float">
            <text:p>-90.98</text:p>
          </table:table-cell>
          <table:table-cell office:value-type="float" office:value="-90.893011" calcext:value-type="float">
            <text:p>-90.893011</text:p>
          </table:table-cell>
          <table:table-cell office:value-type="float" office:value="-90.98" calcext:value-type="float">
            <text:p>-90.98</text:p>
          </table:table-cell>
          <table:table-cell office:value-type="float" office:value="-90.893245" calcext:value-type="float">
            <text:p>-90.893245</text:p>
          </table:table-cell>
          <table:table-cell office:value-type="float" office:value="1.721216" calcext:value-type="float">
            <text:p>1.721216</text:p>
          </table:table-cell>
          <table:table-cell office:value-type="float" office:value="1.720826" calcext:value-type="float">
            <text:p>1.720826</text:p>
          </table:table-cell>
          <table:table-cell office:value-type="float" office:value="6.232252" calcext:value-type="float">
            <text:p>6.232252</text:p>
          </table:table-cell>
          <table:table-cell office:value-type="float" office:value="6.231978" calcext:value-type="float">
            <text:p>6.231978</text:p>
          </table:table-cell>
          <table:table-cell office:value-type="float" office:value="15.520575" calcext:value-type="float">
            <text:p>15.520575</text:p>
          </table:table-cell>
          <table:table-cell office:value-type="float" office:value="229110" calcext:value-type="float">
            <text:p>22911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1094" calcext:value-type="float">
            <text:p>87.891094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891094" calcext:value-type="float">
            <text:p>87.891094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891905" calcext:value-type="float">
            <text:p>87.891905</text:p>
          </table:table-cell>
          <table:table-cell office:value-type="float" office:value="1.746855" calcext:value-type="float">
            <text:p>1.746855</text:p>
          </table:table-cell>
          <table:table-cell office:value-type="float" office:value="1.746804" calcext:value-type="float">
            <text:p>1.746804</text:p>
          </table:table-cell>
          <table:table-cell office:value-type="float" office:value="5.996384" calcext:value-type="float">
            <text:p>5.996384</text:p>
          </table:table-cell>
          <table:table-cell office:value-type="float" office:value="5.996386" calcext:value-type="float">
            <text:p>5.996386</text:p>
          </table:table-cell>
          <table:table-cell office:value-type="float" office:value="11.566812" calcext:value-type="float">
            <text:p>11.566812</text:p>
          </table:table-cell>
          <table:table-cell office:value-type="float" office:value="229823" calcext:value-type="float">
            <text:p>229823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4348" calcext:value-type="float">
            <text:p>-90.894348</text:p>
          </table:table-cell>
          <table:table-cell/>
          <table:table-cell office:value-type="float" office:value="1.721021" calcext:value-type="float">
            <text:p>1.721021</text:p>
          </table:table-cell>
          <table:table-cell/>
          <table:table-cell office:value-type="float" office:value="6.232115" calcext:value-type="float">
            <text:p>6.2321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1905" calcext:value-type="float">
            <text:p>87.891905</text:p>
          </table:table-cell>
          <table:table-cell office:value-type="float" office:value="87.908" calcext:value-type="float">
            <text:p>87.908</text:p>
          </table:table-cell>
          <table:table-cell office:value-type="float" office:value="87.891905" calcext:value-type="float">
            <text:p>87.891905</text:p>
          </table:table-cell>
          <table:table-cell office:value-type="float" office:value="87.908" calcext:value-type="float">
            <text:p>87.908</text:p>
          </table:table-cell>
          <table:table-cell office:value-type="float" office:value="87.892008" calcext:value-type="float">
            <text:p>87.892008</text:p>
          </table:table-cell>
          <table:table-cell office:value-type="float" office:value="1.746886" calcext:value-type="float">
            <text:p>1.746886</text:p>
          </table:table-cell>
          <table:table-cell office:value-type="float" office:value="1.746829" calcext:value-type="float">
            <text:p>1.746829</text:p>
          </table:table-cell>
          <table:table-cell office:value-type="float" office:value="5.996383" calcext:value-type="float">
            <text:p>5.996383</text:p>
          </table:table-cell>
          <table:table-cell office:value-type="float" office:value="5.996385" calcext:value-type="float">
            <text:p>5.996385</text:p>
          </table:table-cell>
          <table:table-cell office:value-type="float" office:value="11.577433" calcext:value-type="float">
            <text:p>11.577433</text:p>
          </table:table-cell>
          <table:table-cell office:value-type="float" office:value="229825" calcext:value-type="float">
            <text:p>229825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3245" calcext:value-type="float">
            <text:p>-90.893245</text:p>
          </table:table-cell>
          <table:table-cell office:value-type="float" office:value="-90.895" calcext:value-type="float">
            <text:p>-90.895</text:p>
          </table:table-cell>
          <table:table-cell office:value-type="float" office:value="-90.893245" calcext:value-type="float">
            <text:p>-90.893245</text:p>
          </table:table-cell>
          <table:table-cell office:value-type="float" office:value="-90.895" calcext:value-type="float">
            <text:p>-90.895</text:p>
          </table:table-cell>
          <table:table-cell office:value-type="float" office:value="-90.894348" calcext:value-type="float">
            <text:p>-90.894348</text:p>
          </table:table-cell>
          <table:table-cell office:value-type="float" office:value="1.721208" calcext:value-type="float">
            <text:p>1.721208</text:p>
          </table:table-cell>
          <table:table-cell office:value-type="float" office:value="1.721021" calcext:value-type="float">
            <text:p>1.721021</text:p>
          </table:table-cell>
          <table:table-cell office:value-type="float" office:value="6.232252" calcext:value-type="float">
            <text:p>6.232252</text:p>
          </table:table-cell>
          <table:table-cell office:value-type="float" office:value="6.232115" calcext:value-type="float">
            <text:p>6.232115</text:p>
          </table:table-cell>
          <table:table-cell office:value-type="float" office:value="15.389428" calcext:value-type="float">
            <text:p>15.389428</text:p>
          </table:table-cell>
          <table:table-cell office:value-type="float" office:value="229111" calcext:value-type="float">
            <text:p>22911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2008" calcext:value-type="float">
            <text:p>87.892008</text:p>
          </table:table-cell>
          <table:table-cell office:value-type="float" office:value="87.943" calcext:value-type="float">
            <text:p>87.943</text:p>
          </table:table-cell>
          <table:table-cell office:value-type="float" office:value="87.892008" calcext:value-type="float">
            <text:p>87.892008</text:p>
          </table:table-cell>
          <table:table-cell office:value-type="float" office:value="87.943" calcext:value-type="float">
            <text:p>87.943</text:p>
          </table:table-cell>
          <table:table-cell office:value-type="float" office:value="87.89228" calcext:value-type="float">
            <text:p>87.89228</text:p>
          </table:table-cell>
          <table:table-cell office:value-type="float" office:value="1.74689" calcext:value-type="float">
            <text:p>1.74689</text:p>
          </table:table-cell>
          <table:table-cell office:value-type="float" office:value="1.746858" calcext:value-type="float">
            <text:p>1.746858</text:p>
          </table:table-cell>
          <table:table-cell office:value-type="float" office:value="5.996383" calcext:value-type="float">
            <text:p>5.996383</text:p>
          </table:table-cell>
          <table:table-cell office:value-type="float" office:value="5.996384" calcext:value-type="float">
            <text:p>5.996384</text:p>
          </table:table-cell>
          <table:table-cell office:value-type="float" office:value="11.617769" calcext:value-type="float">
            <text:p>11.617769</text:p>
          </table:table-cell>
          <table:table-cell office:value-type="float" office:value="229826" calcext:value-type="float">
            <text:p>229826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348" calcext:value-type="float">
            <text:p>-90.894348</text:p>
          </table:table-cell>
          <table:table-cell office:value-type="float" office:value="-90.958" calcext:value-type="float">
            <text:p>-90.958</text:p>
          </table:table-cell>
          <table:table-cell office:value-type="float" office:value="-90.894348" calcext:value-type="float">
            <text:p>-90.894348</text:p>
          </table:table-cell>
          <table:table-cell office:value-type="float" office:value="-90.958" calcext:value-type="float">
            <text:p>-90.958</text:p>
          </table:table-cell>
          <table:table-cell office:value-type="float" office:value="-90.894357" calcext:value-type="float">
            <text:p>-90.894357</text:p>
          </table:table-cell>
          <table:table-cell office:value-type="float" office:value="1.72117" calcext:value-type="float">
            <text:p>1.72117</text:p>
          </table:table-cell>
          <table:table-cell office:value-type="float" office:value="1.721115" calcext:value-type="float">
            <text:p>1.721115</text:p>
          </table:table-cell>
          <table:table-cell office:value-type="float" office:value="6.232255" calcext:value-type="float">
            <text:p>6.232255</text:p>
          </table:table-cell>
          <table:table-cell office:value-type="float" office:value="6.232184" calcext:value-type="float">
            <text:p>6.232184</text:p>
          </table:table-cell>
          <table:table-cell office:value-type="float" office:value="15.484666" calcext:value-type="float">
            <text:p>15.484666</text:p>
          </table:table-cell>
          <table:table-cell office:value-type="float" office:value="229113" calcext:value-type="float">
            <text:p>229113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893138" calcext:value-type="float">
            <text:p>87.893138</text:p>
          </table:table-cell>
          <table:table-cell/>
          <table:table-cell office:value-type="float" office:value="1.746874" calcext:value-type="float">
            <text:p>1.746874</text:p>
          </table:table-cell>
          <table:table-cell/>
          <table:table-cell office:value-type="float" office:value="5.996383" calcext:value-type="float">
            <text:p>5.996383</text:p>
          </table:table-cell>
          <table:table-cell table:number-columns-repeated="9"/>
          <table:table-cell office:value-type="float" office:value="-90.895168" calcext:value-type="float">
            <text:p>-90.895168</text:p>
          </table:table-cell>
          <table:table-cell/>
          <table:table-cell office:value-type="float" office:value="1.721142" calcext:value-type="float">
            <text:p>1.721142</text:p>
          </table:table-cell>
          <table:table-cell/>
          <table:table-cell office:value-type="float" office:value="6.232219" calcext:value-type="float">
            <text:p>6.2322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228" calcext:value-type="float">
            <text:p>87.89228</text:p>
          </table:table-cell>
          <table:table-cell office:value-type="float" office:value="87.939" calcext:value-type="float">
            <text:p>87.939</text:p>
          </table:table-cell>
          <table:table-cell office:value-type="float" office:value="87.89228" calcext:value-type="float">
            <text:p>87.89228</text:p>
          </table:table-cell>
          <table:table-cell office:value-type="float" office:value="87.939" calcext:value-type="float">
            <text:p>87.939</text:p>
          </table:table-cell>
          <table:table-cell office:value-type="float" office:value="87.893138" calcext:value-type="float">
            <text:p>87.893138</text:p>
          </table:table-cell>
          <table:table-cell office:value-type="float" office:value="1.7469" calcext:value-type="float">
            <text:p>1.7469</text:p>
          </table:table-cell>
          <table:table-cell office:value-type="float" office:value="1.746874" calcext:value-type="float">
            <text:p>1.746874</text:p>
          </table:table-cell>
          <table:table-cell office:value-type="float" office:value="5.996382" calcext:value-type="float">
            <text:p>5.996382</text:p>
          </table:table-cell>
          <table:table-cell office:value-type="float" office:value="5.996383" calcext:value-type="float">
            <text:p>5.996383</text:p>
          </table:table-cell>
          <table:table-cell office:value-type="float" office:value="11.612832" calcext:value-type="float">
            <text:p>11.612832</text:p>
          </table:table-cell>
          <table:table-cell office:value-type="float" office:value="229828" calcext:value-type="float">
            <text:p>229828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357" calcext:value-type="float">
            <text:p>-90.894357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4357" calcext:value-type="float">
            <text:p>-90.894357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2422" calcext:value-type="float">
            <text:p>-90.892422</text:p>
          </table:table-cell>
          <table:table-cell office:value-type="float" office:value="1.72117" calcext:value-type="float">
            <text:p>1.72117</text:p>
          </table:table-cell>
          <table:table-cell office:value-type="float" office:value="1.721142" calcext:value-type="float">
            <text:p>1.721142</text:p>
          </table:table-cell>
          <table:table-cell office:value-type="float" office:value="6.232255" calcext:value-type="float">
            <text:p>6.232255</text:p>
          </table:table-cell>
          <table:table-cell office:value-type="float" office:value="6.232219" calcext:value-type="float">
            <text:p>6.232219</text:p>
          </table:table-cell>
          <table:table-cell office:value-type="float" office:value="15.516966" calcext:value-type="float">
            <text:p>15.516966</text:p>
          </table:table-cell>
          <table:table-cell office:value-type="float" office:value="229114" calcext:value-type="float">
            <text:p>22911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138" calcext:value-type="float">
            <text:p>87.893138</text:p>
          </table:table-cell>
          <table:table-cell office:value-type="float" office:value="87.945" calcext:value-type="float">
            <text:p>87.945</text:p>
          </table:table-cell>
          <table:table-cell office:value-type="float" office:value="87.893138" calcext:value-type="float">
            <text:p>87.893138</text:p>
          </table:table-cell>
          <table:table-cell office:value-type="float" office:value="87.945" calcext:value-type="float">
            <text:p>87.945</text:p>
          </table:table-cell>
          <table:table-cell office:value-type="float" office:value="87.893915" calcext:value-type="float">
            <text:p>87.893915</text:p>
          </table:table-cell>
          <table:table-cell office:value-type="float" office:value="1.746933" calcext:value-type="float">
            <text:p>1.746933</text:p>
          </table:table-cell>
          <table:table-cell office:value-type="float" office:value="1.746887" calcext:value-type="float">
            <text:p>1.746887</text:p>
          </table:table-cell>
          <table:table-cell office:value-type="float" office:value="5.996381" calcext:value-type="float">
            <text:p>5.996381</text:p>
          </table:table-cell>
          <table:table-cell office:value-type="float" office:value="5.996383" calcext:value-type="float">
            <text:p>5.996383</text:p>
          </table:table-cell>
          <table:table-cell office:value-type="float" office:value="11.618775" calcext:value-type="float">
            <text:p>11.618775</text:p>
          </table:table-cell>
          <table:table-cell office:value-type="float" office:value="229829" calcext:value-type="float">
            <text:p>229829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2422" calcext:value-type="float">
            <text:p>-90.892422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2422" calcext:value-type="float">
            <text:p>-90.892422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3488" calcext:value-type="float">
            <text:p>-90.893488</text:p>
          </table:table-cell>
          <table:table-cell office:value-type="float" office:value="1.721236" calcext:value-type="float">
            <text:p>1.721236</text:p>
          </table:table-cell>
          <table:table-cell office:value-type="float" office:value="1.721156" calcext:value-type="float">
            <text:p>1.721156</text:p>
          </table:table-cell>
          <table:table-cell office:value-type="float" office:value="6.232251" calcext:value-type="float">
            <text:p>6.232251</text:p>
          </table:table-cell>
          <table:table-cell office:value-type="float" office:value="6.232237" calcext:value-type="float">
            <text:p>6.232237</text:p>
          </table:table-cell>
          <table:table-cell office:value-type="float" office:value="15.519943" calcext:value-type="float">
            <text:p>15.519943</text:p>
          </table:table-cell>
          <table:table-cell office:value-type="float" office:value="229116" calcext:value-type="float">
            <text:p>22911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894779" calcext:value-type="float">
            <text:p>87.894779</text:p>
          </table:table-cell>
          <table:table-cell/>
          <table:table-cell office:value-type="float" office:value="1.74691" calcext:value-type="float">
            <text:p>1.74691</text:p>
          </table:table-cell>
          <table:table-cell/>
          <table:table-cell office:value-type="float" office:value="5.996382" calcext:value-type="float">
            <text:p>5.996382</text:p>
          </table:table-cell>
          <table:table-cell table:number-columns-repeated="9"/>
          <table:table-cell office:value-type="float" office:value="-90.894541" calcext:value-type="float">
            <text:p>-90.894541</text:p>
          </table:table-cell>
          <table:table-cell/>
          <table:table-cell office:value-type="float" office:value="1.721196" calcext:value-type="float">
            <text:p>1.721196</text:p>
          </table:table-cell>
          <table:table-cell/>
          <table:table-cell office:value-type="float" office:value="6.232244" calcext:value-type="float">
            <text:p>6.2322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915" calcext:value-type="float">
            <text:p>87.893915</text:p>
          </table:table-cell>
          <table:table-cell office:value-type="float" office:value="87.934" calcext:value-type="float">
            <text:p>87.934</text:p>
          </table:table-cell>
          <table:table-cell office:value-type="float" office:value="87.893915" calcext:value-type="float">
            <text:p>87.893915</text:p>
          </table:table-cell>
          <table:table-cell office:value-type="float" office:value="87.934" calcext:value-type="float">
            <text:p>87.934</text:p>
          </table:table-cell>
          <table:table-cell office:value-type="float" office:value="87.894779" calcext:value-type="float">
            <text:p>87.894779</text:p>
          </table:table-cell>
          <table:table-cell office:value-type="float" office:value="1.746963" calcext:value-type="float">
            <text:p>1.746963</text:p>
          </table:table-cell>
          <table:table-cell office:value-type="float" office:value="1.74691" calcext:value-type="float">
            <text:p>1.74691</text:p>
          </table:table-cell>
          <table:table-cell office:value-type="float" office:value="5.99638" calcext:value-type="float">
            <text:p>5.99638</text:p>
          </table:table-cell>
          <table:table-cell office:value-type="float" office:value="5.996382" calcext:value-type="float">
            <text:p>5.996382</text:p>
          </table:table-cell>
          <table:table-cell office:value-type="float" office:value="11.605163" calcext:value-type="float">
            <text:p>11.605163</text:p>
          </table:table-cell>
          <table:table-cell office:value-type="float" office:value="229830" calcext:value-type="float">
            <text:p>229830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3488" calcext:value-type="float">
            <text:p>-90.893488</text:p>
          </table:table-cell>
          <table:table-cell office:value-type="float" office:value="-90.945" calcext:value-type="float">
            <text:p>-90.945</text:p>
          </table:table-cell>
          <table:table-cell office:value-type="float" office:value="-90.893488" calcext:value-type="float">
            <text:p>-90.893488</text:p>
          </table:table-cell>
          <table:table-cell office:value-type="float" office:value="-90.945" calcext:value-type="float">
            <text:p>-90.945</text:p>
          </table:table-cell>
          <table:table-cell office:value-type="float" office:value="-90.894541" calcext:value-type="float">
            <text:p>-90.894541</text:p>
          </table:table-cell>
          <table:table-cell office:value-type="float" office:value="1.7212" calcext:value-type="float">
            <text:p>1.7212</text:p>
          </table:table-cell>
          <table:table-cell office:value-type="float" office:value="1.721196" calcext:value-type="float">
            <text:p>1.721196</text:p>
          </table:table-cell>
          <table:table-cell office:value-type="float" office:value="6.232253" calcext:value-type="float">
            <text:p>6.232253</text:p>
          </table:table-cell>
          <table:table-cell office:value-type="float" office:value="6.232244" calcext:value-type="float">
            <text:p>6.232244</text:p>
          </table:table-cell>
          <table:table-cell office:value-type="float" office:value="15.465987" calcext:value-type="float">
            <text:p>15.465987</text:p>
          </table:table-cell>
          <table:table-cell office:value-type="float" office:value="229117" calcext:value-type="float">
            <text:p>22911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4779" calcext:value-type="float">
            <text:p>87.894779</text:p>
          </table:table-cell>
          <table:table-cell office:value-type="float" office:value="87.881" calcext:value-type="float">
            <text:p>87.881</text:p>
          </table:table-cell>
          <table:table-cell office:value-type="float" office:value="87.894779" calcext:value-type="float">
            <text:p>87.894779</text:p>
          </table:table-cell>
          <table:table-cell office:value-type="float" office:value="87.881" calcext:value-type="float">
            <text:p>87.881</text:p>
          </table:table-cell>
          <table:table-cell office:value-type="float" office:value="87.895444" calcext:value-type="float">
            <text:p>87.895444</text:p>
          </table:table-cell>
          <table:table-cell office:value-type="float" office:value="1.746997" calcext:value-type="float">
            <text:p>1.746997</text:p>
          </table:table-cell>
          <table:table-cell office:value-type="float" office:value="1.746937" calcext:value-type="float">
            <text:p>1.746937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5.996381" calcext:value-type="float">
            <text:p>5.996381</text:p>
          </table:table-cell>
          <table:table-cell office:value-type="float" office:value="11.574756" calcext:value-type="float">
            <text:p>11.574756</text:p>
          </table:table-cell>
          <table:table-cell office:value-type="float" office:value="229832" calcext:value-type="float">
            <text:p>229832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5184" calcext:value-type="float">
            <text:p>-90.895184</text:p>
          </table:table-cell>
          <table:table-cell/>
          <table:table-cell office:value-type="float" office:value="1.721198" calcext:value-type="float">
            <text:p>1.721198</text:p>
          </table:table-cell>
          <table:table-cell/>
          <table:table-cell office:value-type="float" office:value="6.232248" calcext:value-type="float">
            <text:p>6.2322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895198" calcext:value-type="float">
            <text:p>87.895198</text:p>
          </table:table-cell>
          <table:table-cell/>
          <table:table-cell office:value-type="float" office:value="1.746967" calcext:value-type="float">
            <text:p>1.746967</text:p>
          </table:table-cell>
          <table:table-cell/>
          <table:table-cell office:value-type="float" office:value="5.996379" calcext:value-type="float">
            <text:p>5.99637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4541" calcext:value-type="float">
            <text:p>-90.894541</text:p>
          </table:table-cell>
          <table:table-cell office:value-type="float" office:value="-90.908" calcext:value-type="float">
            <text:p>-90.908</text:p>
          </table:table-cell>
          <table:table-cell office:value-type="float" office:value="-90.894541" calcext:value-type="float">
            <text:p>-90.894541</text:p>
          </table:table-cell>
          <table:table-cell office:value-type="float" office:value="-90.908" calcext:value-type="float">
            <text:p>-90.908</text:p>
          </table:table-cell>
          <table:table-cell office:value-type="float" office:value="-90.895184" calcext:value-type="float">
            <text:p>-90.895184</text:p>
          </table:table-cell>
          <table:table-cell office:value-type="float" office:value="1.721163" calcext:value-type="float">
            <text:p>1.721163</text:p>
          </table:table-cell>
          <table:table-cell office:value-type="float" office:value="1.721198" calcext:value-type="float">
            <text:p>1.721198</text:p>
          </table:table-cell>
          <table:table-cell office:value-type="float" office:value="6.232255" calcext:value-type="float">
            <text:p>6.232255</text:p>
          </table:table-cell>
          <table:table-cell office:value-type="float" office:value="6.232248" calcext:value-type="float">
            <text:p>6.232248</text:p>
          </table:table-cell>
          <table:table-cell office:value-type="float" office:value="15.407436" calcext:value-type="float">
            <text:p>15.407436</text:p>
          </table:table-cell>
          <table:table-cell office:value-type="float" office:value="229119" calcext:value-type="float">
            <text:p>22911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5444" calcext:value-type="float">
            <text:p>87.895444</text:p>
          </table:table-cell>
          <table:table-cell office:value-type="float" office:value="87.905" calcext:value-type="float">
            <text:p>87.905</text:p>
          </table:table-cell>
          <table:table-cell office:value-type="float" office:value="87.895444" calcext:value-type="float">
            <text:p>87.895444</text:p>
          </table:table-cell>
          <table:table-cell office:value-type="float" office:value="87.905" calcext:value-type="float">
            <text:p>87.905</text:p>
          </table:table-cell>
          <table:table-cell office:value-type="float" office:value="87.895198" calcext:value-type="float">
            <text:p>87.895198</text:p>
          </table:table-cell>
          <table:table-cell office:value-type="float" office:value="1.747022" calcext:value-type="float">
            <text:p>1.747022</text:p>
          </table:table-cell>
          <table:table-cell office:value-type="float" office:value="1.746967" calcext:value-type="float">
            <text:p>1.746967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5.996379" calcext:value-type="float">
            <text:p>5.996379</text:p>
          </table:table-cell>
          <table:table-cell office:value-type="float" office:value="11.569875" calcext:value-type="float">
            <text:p>11.569875</text:p>
          </table:table-cell>
          <table:table-cell office:value-type="float" office:value="229834" calcext:value-type="float">
            <text:p>229834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184" calcext:value-type="float">
            <text:p>-90.89518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895184" calcext:value-type="float">
            <text:p>-90.89518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895348" calcext:value-type="float">
            <text:p>-90.895348</text:p>
          </table:table-cell>
          <table:table-cell office:value-type="float" office:value="1.721141" calcext:value-type="float">
            <text:p>1.721141</text:p>
          </table:table-cell>
          <table:table-cell office:value-type="float" office:value="1.721181" calcext:value-type="float">
            <text:p>1.721181</text:p>
          </table:table-cell>
          <table:table-cell office:value-type="float" office:value="6.232256" calcext:value-type="float">
            <text:p>6.232256</text:p>
          </table:table-cell>
          <table:table-cell office:value-type="float" office:value="6.232252" calcext:value-type="float">
            <text:p>6.232252</text:p>
          </table:table-cell>
          <table:table-cell office:value-type="float" office:value="15.40337" calcext:value-type="float">
            <text:p>15.40337</text:p>
          </table:table-cell>
          <table:table-cell office:value-type="float" office:value="229120" calcext:value-type="float">
            <text:p>22912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5198" calcext:value-type="float">
            <text:p>87.895198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895198" calcext:value-type="float">
            <text:p>87.895198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895365" calcext:value-type="float">
            <text:p>87.895365</text:p>
          </table:table-cell>
          <table:table-cell office:value-type="float" office:value="1.747013" calcext:value-type="float">
            <text:p>1.747013</text:p>
          </table:table-cell>
          <table:table-cell office:value-type="float" office:value="1.746994" calcext:value-type="float">
            <text:p>1.746994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11.61177" calcext:value-type="float">
            <text:p>11.61177</text:p>
          </table:table-cell>
          <table:table-cell office:value-type="float" office:value="229835" calcext:value-type="float">
            <text:p>229835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5485" calcext:value-type="float">
            <text:p>-90.895485</text:p>
          </table:table-cell>
          <table:table-cell/>
          <table:table-cell office:value-type="float" office:value="1.721161" calcext:value-type="float">
            <text:p>1.721161</text:p>
          </table:table-cell>
          <table:table-cell/>
          <table:table-cell office:value-type="float" office:value="6.232254" calcext:value-type="float">
            <text:p>6.2322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898884" calcext:value-type="float">
            <text:p>87.898884</text:p>
          </table:table-cell>
          <table:table-cell/>
          <table:table-cell office:value-type="float" office:value="1.747004" calcext:value-type="float">
            <text:p>1.747004</text:p>
          </table:table-cell>
          <table:table-cell/>
          <table:table-cell office:value-type="float" office:value="5.996378" calcext:value-type="float">
            <text:p>5.99637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5348" calcext:value-type="float">
            <text:p>-90.895348</text:p>
          </table:table-cell>
          <table:table-cell office:value-type="float" office:value="-90.896" calcext:value-type="float">
            <text:p>-90.896</text:p>
          </table:table-cell>
          <table:table-cell office:value-type="float" office:value="-90.895348" calcext:value-type="float">
            <text:p>-90.895348</text:p>
          </table:table-cell>
          <table:table-cell office:value-type="float" office:value="-90.896" calcext:value-type="float">
            <text:p>-90.896</text:p>
          </table:table-cell>
          <table:table-cell office:value-type="float" office:value="-90.895485" calcext:value-type="float">
            <text:p>-90.895485</text:p>
          </table:table-cell>
          <table:table-cell office:value-type="float" office:value="1.718556" calcext:value-type="float">
            <text:p>1.718556</text:p>
          </table:table-cell>
          <table:table-cell office:value-type="float" office:value="1.721161" calcext:value-type="float">
            <text:p>1.721161</text:p>
          </table:table-cell>
          <table:table-cell office:value-type="float" office:value="6.229757" calcext:value-type="float">
            <text:p>6.229757</text:p>
          </table:table-cell>
          <table:table-cell office:value-type="float" office:value="6.232254" calcext:value-type="float">
            <text:p>6.232254</text:p>
          </table:table-cell>
          <table:table-cell office:value-type="float" office:value="15.410556" calcext:value-type="float">
            <text:p>15.410556</text:p>
          </table:table-cell>
          <table:table-cell office:value-type="float" office:value="229122" calcext:value-type="float">
            <text:p>229122</text:p>
          </table:table-cell>
          <table:table-cell office:value-type="float" office:value="2.301194" calcext:value-type="float">
            <text:p>2.301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5365" calcext:value-type="float">
            <text:p>87.895365</text:p>
          </table:table-cell>
          <table:table-cell office:value-type="float" office:value="87.912" calcext:value-type="float">
            <text:p>87.912</text:p>
          </table:table-cell>
          <table:table-cell office:value-type="float" office:value="87.895365" calcext:value-type="float">
            <text:p>87.895365</text:p>
          </table:table-cell>
          <table:table-cell office:value-type="float" office:value="87.912" calcext:value-type="float">
            <text:p>87.912</text:p>
          </table:table-cell>
          <table:table-cell office:value-type="float" office:value="87.896138" calcext:value-type="float">
            <text:p>87.896138</text:p>
          </table:table-cell>
          <table:table-cell office:value-type="float" office:value="1.747019" calcext:value-type="float">
            <text:p>1.747019</text:p>
          </table:table-cell>
          <table:table-cell office:value-type="float" office:value="1.747004" calcext:value-type="float">
            <text:p>1.747004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11.578057" calcext:value-type="float">
            <text:p>11.578057</text:p>
          </table:table-cell>
          <table:table-cell office:value-type="float" office:value="229837" calcext:value-type="float">
            <text:p>229837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485" calcext:value-type="float">
            <text:p>-90.895485</text:p>
          </table:table-cell>
          <table:table-cell office:value-type="float" office:value="-90.907" calcext:value-type="float">
            <text:p>-90.907</text:p>
          </table:table-cell>
          <table:table-cell office:value-type="float" office:value="-90.895485" calcext:value-type="float">
            <text:p>-90.895485</text:p>
          </table:table-cell>
          <table:table-cell office:value-type="float" office:value="-90.907" calcext:value-type="float">
            <text:p>-90.907</text:p>
          </table:table-cell>
          <table:table-cell office:value-type="float" office:value="-90.895491" calcext:value-type="float">
            <text:p>-90.895491</text:p>
          </table:table-cell>
          <table:table-cell office:value-type="float" office:value="1.721131" calcext:value-type="float">
            <text:p>1.721131</text:p>
          </table:table-cell>
          <table:table-cell office:value-type="float" office:value="1.719859" calcext:value-type="float">
            <text:p>1.719859</text:p>
          </table:table-cell>
          <table:table-cell office:value-type="float" office:value="6.232257" calcext:value-type="float">
            <text:p>6.232257</text:p>
          </table:table-cell>
          <table:table-cell office:value-type="float" office:value="6.231005" calcext:value-type="float">
            <text:p>6.231005</text:p>
          </table:table-cell>
          <table:table-cell office:value-type="float" office:value="15.404446" calcext:value-type="float">
            <text:p>15.404446</text:p>
          </table:table-cell>
          <table:table-cell office:value-type="float" office:value="229124" calcext:value-type="float">
            <text:p>22912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6138" calcext:value-type="float">
            <text:p>87.896138</text:p>
          </table:table-cell>
          <table:table-cell office:value-type="float" office:value="87.913" calcext:value-type="float">
            <text:p>87.913</text:p>
          </table:table-cell>
          <table:table-cell office:value-type="float" office:value="87.896138" calcext:value-type="float">
            <text:p>87.896138</text:p>
          </table:table-cell>
          <table:table-cell office:value-type="float" office:value="87.913" calcext:value-type="float">
            <text:p>87.913</text:p>
          </table:table-cell>
          <table:table-cell office:value-type="float" office:value="87.899154" calcext:value-type="float">
            <text:p>87.899154</text:p>
          </table:table-cell>
          <table:table-cell office:value-type="float" office:value="1.747049" calcext:value-type="float">
            <text:p>1.747049</text:p>
          </table:table-cell>
          <table:table-cell office:value-type="float" office:value="1.747011" calcext:value-type="float">
            <text:p>1.747011</text:p>
          </table:table-cell>
          <table:table-cell office:value-type="float" office:value="5.996376" calcext:value-type="float">
            <text:p>5.996376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11.57832" calcext:value-type="float">
            <text:p>11.57832</text:p>
          </table:table-cell>
          <table:table-cell office:value-type="float" office:value="229838" calcext:value-type="float">
            <text:p>229838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2892" calcext:value-type="float">
            <text:p>-90.892892</text:p>
          </table:table-cell>
          <table:table-cell/>
          <table:table-cell office:value-type="float" office:value="1.720495" calcext:value-type="float">
            <text:p>1.720495</text:p>
          </table:table-cell>
          <table:table-cell/>
          <table:table-cell office:value-type="float" office:value="6.231631" calcext:value-type="float">
            <text:p>6.2316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89941" calcext:value-type="float">
            <text:p>87.89941</text:p>
          </table:table-cell>
          <table:table-cell/>
          <table:table-cell office:value-type="float" office:value="1.74703" calcext:value-type="float">
            <text:p>1.74703</text:p>
          </table:table-cell>
          <table:table-cell/>
          <table:table-cell office:value-type="float" office:value="5.996377" calcext:value-type="float">
            <text:p>5.99637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5491" calcext:value-type="float">
            <text:p>-90.895491</text:p>
          </table:table-cell>
          <table:table-cell office:value-type="float" office:value="-90.897" calcext:value-type="float">
            <text:p>-90.897</text:p>
          </table:table-cell>
          <table:table-cell office:value-type="float" office:value="-90.895491" calcext:value-type="float">
            <text:p>-90.895491</text:p>
          </table:table-cell>
          <table:table-cell office:value-type="float" office:value="-90.897" calcext:value-type="float">
            <text:p>-90.897</text:p>
          </table:table-cell>
          <table:table-cell office:value-type="float" office:value="-90.892892" calcext:value-type="float">
            <text:p>-90.892892</text:p>
          </table:table-cell>
          <table:table-cell office:value-type="float" office:value="1.721131" calcext:value-type="float">
            <text:p>1.721131</text:p>
          </table:table-cell>
          <table:table-cell office:value-type="float" office:value="1.720495" calcext:value-type="float">
            <text:p>1.720495</text:p>
          </table:table-cell>
          <table:table-cell office:value-type="float" office:value="6.232257" calcext:value-type="float">
            <text:p>6.232257</text:p>
          </table:table-cell>
          <table:table-cell office:value-type="float" office:value="6.231631" calcext:value-type="float">
            <text:p>6.231631</text:p>
          </table:table-cell>
          <table:table-cell office:value-type="float" office:value="15.389049" calcext:value-type="float">
            <text:p>15.389049</text:p>
          </table:table-cell>
          <table:table-cell office:value-type="float" office:value="229125" calcext:value-type="float">
            <text:p>22912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154" calcext:value-type="float">
            <text:p>87.899154</text:p>
          </table:table-cell>
          <table:table-cell office:value-type="float" office:value="87.936" calcext:value-type="float">
            <text:p>87.936</text:p>
          </table:table-cell>
          <table:table-cell office:value-type="float" office:value="87.899154" calcext:value-type="float">
            <text:p>87.899154</text:p>
          </table:table-cell>
          <table:table-cell office:value-type="float" office:value="87.936" calcext:value-type="float">
            <text:p>87.936</text:p>
          </table:table-cell>
          <table:table-cell office:value-type="float" office:value="87.89941" calcext:value-type="float">
            <text:p>87.89941</text:p>
          </table:table-cell>
          <table:table-cell office:value-type="float" office:value="1.747165" calcext:value-type="float">
            <text:p>1.747165</text:p>
          </table:table-cell>
          <table:table-cell office:value-type="float" office:value="1.74703" calcext:value-type="float">
            <text:p>1.74703</text:p>
          </table:table-cell>
          <table:table-cell office:value-type="float" office:value="5.996371" calcext:value-type="float">
            <text:p>5.996371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11.601419" calcext:value-type="float">
            <text:p>11.601419</text:p>
          </table:table-cell>
          <table:table-cell office:value-type="float" office:value="229840" calcext:value-type="float">
            <text:p>229840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2892" calcext:value-type="float">
            <text:p>-90.892892</text:p>
          </table:table-cell>
          <table:table-cell office:value-type="float" office:value="-90.909" calcext:value-type="float">
            <text:p>-90.909</text:p>
          </table:table-cell>
          <table:table-cell office:value-type="float" office:value="-90.892892" calcext:value-type="float">
            <text:p>-90.892892</text:p>
          </table:table-cell>
          <table:table-cell office:value-type="float" office:value="-90.909" calcext:value-type="float">
            <text:p>-90.909</text:p>
          </table:table-cell>
          <table:table-cell office:value-type="float" office:value="-90.89291" calcext:value-type="float">
            <text:p>-90.89291</text:p>
          </table:table-cell>
          <table:table-cell office:value-type="float" office:value="1.72122" calcext:value-type="float">
            <text:p>1.72122</text:p>
          </table:table-cell>
          <table:table-cell office:value-type="float" office:value="1.720813" calcext:value-type="float">
            <text:p>1.720813</text:p>
          </table:table-cell>
          <table:table-cell office:value-type="float" office:value="6.232252" calcext:value-type="float">
            <text:p>6.232252</text:p>
          </table:table-cell>
          <table:table-cell office:value-type="float" office:value="6.231944" calcext:value-type="float">
            <text:p>6.231944</text:p>
          </table:table-cell>
          <table:table-cell office:value-type="float" office:value="15.411512" calcext:value-type="float">
            <text:p>15.411512</text:p>
          </table:table-cell>
          <table:table-cell office:value-type="float" office:value="229127" calcext:value-type="float">
            <text:p>22912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41" calcext:value-type="float">
            <text:p>87.89941</text:p>
          </table:table-cell>
          <table:table-cell office:value-type="float" office:value="87.897" calcext:value-type="float">
            <text:p>87.897</text:p>
          </table:table-cell>
          <table:table-cell office:value-type="float" office:value="87.89941" calcext:value-type="float">
            <text:p>87.89941</text:p>
          </table:table-cell>
          <table:table-cell office:value-type="float" office:value="87.897" calcext:value-type="float">
            <text:p>87.897</text:p>
          </table:table-cell>
          <table:table-cell office:value-type="float" office:value="87.900046" calcext:value-type="float">
            <text:p>87.900046</text:p>
          </table:table-cell>
          <table:table-cell office:value-type="float" office:value="1.747175" calcext:value-type="float">
            <text:p>1.747175</text:p>
          </table:table-cell>
          <table:table-cell office:value-type="float" office:value="1.747098" calcext:value-type="float">
            <text:p>1.747098</text:p>
          </table:table-cell>
          <table:table-cell office:value-type="float" office:value="5.99637" calcext:value-type="float">
            <text:p>5.99637</text:p>
          </table:table-cell>
          <table:table-cell office:value-type="float" office:value="5.996374" calcext:value-type="float">
            <text:p>5.996374</text:p>
          </table:table-cell>
          <table:table-cell office:value-type="float" office:value="11.561614" calcext:value-type="float">
            <text:p>11.561614</text:p>
          </table:table-cell>
          <table:table-cell office:value-type="float" office:value="229841" calcext:value-type="float">
            <text:p>229841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586" calcext:value-type="float">
            <text:p>-90.89586</text:p>
          </table:table-cell>
          <table:table-cell/>
          <table:table-cell office:value-type="float" office:value="1.721016" calcext:value-type="float">
            <text:p>1.721016</text:p>
          </table:table-cell>
          <table:table-cell/>
          <table:table-cell office:value-type="float" office:value="6.232098" calcext:value-type="float">
            <text:p>6.23209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899994" calcext:value-type="float">
            <text:p>87.899994</text:p>
          </table:table-cell>
          <table:table-cell/>
          <table:table-cell office:value-type="float" office:value="1.747136" calcext:value-type="float">
            <text:p>1.747136</text:p>
          </table:table-cell>
          <table:table-cell/>
          <table:table-cell office:value-type="float" office:value="5.996372" calcext:value-type="float">
            <text:p>5.99637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291" calcext:value-type="float">
            <text:p>-90.89291</text:p>
          </table:table-cell>
          <table:table-cell office:value-type="float" office:value="-90.951" calcext:value-type="float">
            <text:p>-90.951</text:p>
          </table:table-cell>
          <table:table-cell office:value-type="float" office:value="-90.89291" calcext:value-type="float">
            <text:p>-90.89291</text:p>
          </table:table-cell>
          <table:table-cell office:value-type="float" office:value="-90.951" calcext:value-type="float">
            <text:p>-90.951</text:p>
          </table:table-cell>
          <table:table-cell office:value-type="float" office:value="-90.89586" calcext:value-type="float">
            <text:p>-90.89586</text:p>
          </table:table-cell>
          <table:table-cell office:value-type="float" office:value="1.721219" calcext:value-type="float">
            <text:p>1.721219</text:p>
          </table:table-cell>
          <table:table-cell office:value-type="float" office:value="1.721016" calcext:value-type="float">
            <text:p>1.721016</text:p>
          </table:table-cell>
          <table:table-cell office:value-type="float" office:value="6.232252" calcext:value-type="float">
            <text:p>6.232252</text:p>
          </table:table-cell>
          <table:table-cell office:value-type="float" office:value="6.232098" calcext:value-type="float">
            <text:p>6.232098</text:p>
          </table:table-cell>
          <table:table-cell office:value-type="float" office:value="15.476109" calcext:value-type="float">
            <text:p>15.476109</text:p>
          </table:table-cell>
          <table:table-cell office:value-type="float" office:value="229128" calcext:value-type="float">
            <text:p>22912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0046" calcext:value-type="float">
            <text:p>87.900046</text:p>
          </table:table-cell>
          <table:table-cell office:value-type="float" office:value="87.896" calcext:value-type="float">
            <text:p>87.896</text:p>
          </table:table-cell>
          <table:table-cell office:value-type="float" office:value="87.900046" calcext:value-type="float">
            <text:p>87.900046</text:p>
          </table:table-cell>
          <table:table-cell office:value-type="float" office:value="87.896" calcext:value-type="float">
            <text:p>87.896</text:p>
          </table:table-cell>
          <table:table-cell office:value-type="float" office:value="87.899994" calcext:value-type="float">
            <text:p>87.899994</text:p>
          </table:table-cell>
          <table:table-cell office:value-type="float" office:value="1.7472" calcext:value-type="float">
            <text:p>1.7472</text:p>
          </table:table-cell>
          <table:table-cell office:value-type="float" office:value="1.747136" calcext:value-type="float">
            <text:p>1.747136</text:p>
          </table:table-cell>
          <table:table-cell office:value-type="float" office:value="5.996369" calcext:value-type="float">
            <text:p>5.996369</text:p>
          </table:table-cell>
          <table:table-cell office:value-type="float" office:value="5.996372" calcext:value-type="float">
            <text:p>5.996372</text:p>
          </table:table-cell>
          <table:table-cell office:value-type="float" office:value="11.563506" calcext:value-type="float">
            <text:p>11.563506</text:p>
          </table:table-cell>
          <table:table-cell office:value-type="float" office:value="229842" calcext:value-type="float">
            <text:p>229842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86" calcext:value-type="float">
            <text:p>-90.89586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89586" calcext:value-type="float">
            <text:p>-90.89586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899346" calcext:value-type="float">
            <text:p>-90.899346</text:p>
          </table:table-cell>
          <table:table-cell table:number-columns-repeated="2" office:value-type="float" office:value="1.721118" calcext:value-type="float">
            <text:p>1.721118</text:p>
          </table:table-cell>
          <table:table-cell office:value-type="float" office:value="6.232258" calcext:value-type="float">
            <text:p>6.232258</text:p>
          </table:table-cell>
          <table:table-cell office:value-type="float" office:value="6.232175" calcext:value-type="float">
            <text:p>6.232175</text:p>
          </table:table-cell>
          <table:table-cell office:value-type="float" office:value="15.399251" calcext:value-type="float">
            <text:p>15.399251</text:p>
          </table:table-cell>
          <table:table-cell office:value-type="float" office:value="229129" calcext:value-type="float">
            <text:p>22912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994" calcext:value-type="float">
            <text:p>87.899994</text:p>
          </table:table-cell>
          <table:table-cell office:value-type="float" office:value="87.923" calcext:value-type="float">
            <text:p>87.923</text:p>
          </table:table-cell>
          <table:table-cell office:value-type="float" office:value="87.899994" calcext:value-type="float">
            <text:p>87.899994</text:p>
          </table:table-cell>
          <table:table-cell office:value-type="float" office:value="87.923" calcext:value-type="float">
            <text:p>87.923</text:p>
          </table:table-cell>
          <table:table-cell office:value-type="float" office:value="87.899926" calcext:value-type="float">
            <text:p>87.899926</text:p>
          </table:table-cell>
          <table:table-cell office:value-type="float" office:value="1.747198" calcext:value-type="float">
            <text:p>1.747198</text:p>
          </table:table-cell>
          <table:table-cell office:value-type="float" office:value="1.747168" calcext:value-type="float">
            <text:p>1.747168</text:p>
          </table:table-cell>
          <table:table-cell office:value-type="float" office:value="5.99637" calcext:value-type="float">
            <text:p>5.99637</text:p>
          </table:table-cell>
          <table:table-cell office:value-type="float" office:value="5.996371" calcext:value-type="float">
            <text:p>5.996371</text:p>
          </table:table-cell>
          <table:table-cell office:value-type="float" office:value="11.585421" calcext:value-type="float">
            <text:p>11.585421</text:p>
          </table:table-cell>
          <table:table-cell office:value-type="float" office:value="229844" calcext:value-type="float">
            <text:p>229844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9346" calcext:value-type="float">
            <text:p>-90.89934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9346" calcext:value-type="float">
            <text:p>-90.89934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9474" calcext:value-type="float">
            <text:p>-90.899474</text:p>
          </table:table-cell>
          <table:table-cell office:value-type="float" office:value="1.720998" calcext:value-type="float">
            <text:p>1.720998</text:p>
          </table:table-cell>
          <table:table-cell office:value-type="float" office:value="1.721118" calcext:value-type="float">
            <text:p>1.721118</text:p>
          </table:table-cell>
          <table:table-cell office:value-type="float" office:value="6.232265" calcext:value-type="float">
            <text:p>6.232265</text:p>
          </table:table-cell>
          <table:table-cell office:value-type="float" office:value="6.232216" calcext:value-type="float">
            <text:p>6.232216</text:p>
          </table:table-cell>
          <table:table-cell office:value-type="float" office:value="15.453897" calcext:value-type="float">
            <text:p>15.453897</text:p>
          </table:table-cell>
          <table:table-cell office:value-type="float" office:value="229131" calcext:value-type="float">
            <text:p>22913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900318" calcext:value-type="float">
            <text:p>87.900318</text:p>
          </table:table-cell>
          <table:table-cell/>
          <table:table-cell office:value-type="float" office:value="1.747183" calcext:value-type="float">
            <text:p>1.747183</text:p>
          </table:table-cell>
          <table:table-cell/>
          <table:table-cell office:value-type="float" office:value="5.99637" calcext:value-type="float">
            <text:p>5.99637</text:p>
          </table:table-cell>
          <table:table-cell table:number-columns-repeated="9"/>
          <table:table-cell office:value-type="float" office:value="-90.900064" calcext:value-type="float">
            <text:p>-90.900064</text:p>
          </table:table-cell>
          <table:table-cell/>
          <table:table-cell office:value-type="float" office:value="1.721058" calcext:value-type="float">
            <text:p>1.721058</text:p>
          </table:table-cell>
          <table:table-cell/>
          <table:table-cell office:value-type="float" office:value="6.232241" calcext:value-type="float">
            <text:p>6.2322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926" calcext:value-type="float">
            <text:p>87.899926</text:p>
          </table:table-cell>
          <table:table-cell office:value-type="float" office:value="87.962" calcext:value-type="float">
            <text:p>87.962</text:p>
          </table:table-cell>
          <table:table-cell office:value-type="float" office:value="87.899926" calcext:value-type="float">
            <text:p>87.899926</text:p>
          </table:table-cell>
          <table:table-cell office:value-type="float" office:value="87.962" calcext:value-type="float">
            <text:p>87.962</text:p>
          </table:table-cell>
          <table:table-cell office:value-type="float" office:value="87.900318" calcext:value-type="float">
            <text:p>87.900318</text:p>
          </table:table-cell>
          <table:table-cell office:value-type="float" office:value="1.747195" calcext:value-type="float">
            <text:p>1.747195</text:p>
          </table:table-cell>
          <table:table-cell office:value-type="float" office:value="1.747183" calcext:value-type="float">
            <text:p>1.747183</text:p>
          </table:table-cell>
          <table:table-cell table:number-columns-repeated="2" office:value-type="float" office:value="5.99637" calcext:value-type="float">
            <text:p>5.99637</text:p>
          </table:table-cell>
          <table:table-cell office:value-type="float" office:value="11.630579" calcext:value-type="float">
            <text:p>11.630579</text:p>
          </table:table-cell>
          <table:table-cell office:value-type="float" office:value="229846" calcext:value-type="float">
            <text:p>229846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9474" calcext:value-type="float">
            <text:p>-90.89947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899474" calcext:value-type="float">
            <text:p>-90.89947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900064" calcext:value-type="float">
            <text:p>-90.900064</text:p>
          </table:table-cell>
          <table:table-cell office:value-type="float" office:value="1.720994" calcext:value-type="float">
            <text:p>1.720994</text:p>
          </table:table-cell>
          <table:table-cell office:value-type="float" office:value="1.721058" calcext:value-type="float">
            <text:p>1.721058</text:p>
          </table:table-cell>
          <table:table-cell office:value-type="float" office:value="6.232265" calcext:value-type="float">
            <text:p>6.232265</text:p>
          </table:table-cell>
          <table:table-cell office:value-type="float" office:value="6.232241" calcext:value-type="float">
            <text:p>6.232241</text:p>
          </table:table-cell>
          <table:table-cell office:value-type="float" office:value="15.393691" calcext:value-type="float">
            <text:p>15.393691</text:p>
          </table:table-cell>
          <table:table-cell office:value-type="float" office:value="229132" calcext:value-type="float">
            <text:p>22913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0318" calcext:value-type="float">
            <text:p>87.900318</text:p>
          </table:table-cell>
          <table:table-cell office:value-type="float" office:value="87.938" calcext:value-type="float">
            <text:p>87.938</text:p>
          </table:table-cell>
          <table:table-cell office:value-type="float" office:value="87.900318" calcext:value-type="float">
            <text:p>87.900318</text:p>
          </table:table-cell>
          <table:table-cell office:value-type="float" office:value="87.938" calcext:value-type="float">
            <text:p>87.938</text:p>
          </table:table-cell>
          <table:table-cell office:value-type="float" office:value="87.901361" calcext:value-type="float">
            <text:p>87.901361</text:p>
          </table:table-cell>
          <table:table-cell office:value-type="float" office:value="1.74721" calcext:value-type="float">
            <text:p>1.74721</text:p>
          </table:table-cell>
          <table:table-cell office:value-type="float" office:value="1.747189" calcext:value-type="float">
            <text:p>1.747189</text:p>
          </table:table-cell>
          <table:table-cell office:value-type="float" office:value="5.996369" calcext:value-type="float">
            <text:p>5.996369</text:p>
          </table:table-cell>
          <table:table-cell office:value-type="float" office:value="5.99637" calcext:value-type="float">
            <text:p>5.99637</text:p>
          </table:table-cell>
          <table:table-cell office:value-type="float" office:value="11.602385" calcext:value-type="float">
            <text:p>11.602385</text:p>
          </table:table-cell>
          <table:table-cell office:value-type="float" office:value="229847" calcext:value-type="float">
            <text:p>229847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0064" calcext:value-type="float">
            <text:p>-90.90006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900064" calcext:value-type="float">
            <text:p>-90.90006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900119" calcext:value-type="float">
            <text:p>-90.900119</text:p>
          </table:table-cell>
          <table:table-cell office:value-type="float" office:value="1.720973" calcext:value-type="float">
            <text:p>1.720973</text:p>
          </table:table-cell>
          <table:table-cell office:value-type="float" office:value="1.721026" calcext:value-type="float">
            <text:p>1.721026</text:p>
          </table:table-cell>
          <table:table-cell office:value-type="float" office:value="6.232267" calcext:value-type="float">
            <text:p>6.232267</text:p>
          </table:table-cell>
          <table:table-cell office:value-type="float" office:value="6.232253" calcext:value-type="float">
            <text:p>6.232253</text:p>
          </table:table-cell>
          <table:table-cell office:value-type="float" office:value="15.392784" calcext:value-type="float">
            <text:p>15.392784</text:p>
          </table:table-cell>
          <table:table-cell office:value-type="float" office:value="229134" calcext:value-type="float">
            <text:p>22913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901982" calcext:value-type="float">
            <text:p>87.901982</text:p>
          </table:table-cell>
          <table:table-cell/>
          <table:table-cell office:value-type="float" office:value="1.747199" calcext:value-type="float">
            <text:p>1.747199</text:p>
          </table:table-cell>
          <table:table-cell/>
          <table:table-cell office:value-type="float" office:value="5.996369" calcext:value-type="float">
            <text:p>5.996369</text:p>
          </table:table-cell>
          <table:table-cell table:number-columns-repeated="9"/>
          <table:table-cell office:value-type="float" office:value="-90.897422" calcext:value-type="float">
            <text:p>-90.897422</text:p>
          </table:table-cell>
          <table:table-cell/>
          <table:table-cell office:value-type="float" office:value="1.721" calcext:value-type="float">
            <text:p>1.721</text:p>
          </table:table-cell>
          <table:table-cell/>
          <table:table-cell office:value-type="float" office:value="6.23226" calcext:value-type="float">
            <text:p>6.232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1361" calcext:value-type="float">
            <text:p>87.901361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901361" calcext:value-type="float">
            <text:p>87.901361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901982" calcext:value-type="float">
            <text:p>87.901982</text:p>
          </table:table-cell>
          <table:table-cell office:value-type="float" office:value="1.74725" calcext:value-type="float">
            <text:p>1.74725</text:p>
          </table:table-cell>
          <table:table-cell office:value-type="float" office:value="1.747199" calcext:value-type="float">
            <text:p>1.747199</text:p>
          </table:table-cell>
          <table:table-cell office:value-type="float" office:value="5.996367" calcext:value-type="float">
            <text:p>5.996367</text:p>
          </table:table-cell>
          <table:table-cell office:value-type="float" office:value="5.996369" calcext:value-type="float">
            <text:p>5.996369</text:p>
          </table:table-cell>
          <table:table-cell office:value-type="float" office:value="11.604647" calcext:value-type="float">
            <text:p>11.604647</text:p>
          </table:table-cell>
          <table:table-cell office:value-type="float" office:value="229848" calcext:value-type="float">
            <text:p>229848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0119" calcext:value-type="float">
            <text:p>-90.900119</text:p>
          </table:table-cell>
          <table:table-cell office:value-type="float" office:value="-90.873" calcext:value-type="float">
            <text:p>-90.873</text:p>
          </table:table-cell>
          <table:table-cell office:value-type="float" office:value="-90.900119" calcext:value-type="float">
            <text:p>-90.900119</text:p>
          </table:table-cell>
          <table:table-cell office:value-type="float" office:value="-90.873" calcext:value-type="float">
            <text:p>-90.873</text:p>
          </table:table-cell>
          <table:table-cell office:value-type="float" office:value="-90.897422" calcext:value-type="float">
            <text:p>-90.897422</text:p>
          </table:table-cell>
          <table:table-cell office:value-type="float" office:value="1.720971" calcext:value-type="float">
            <text:p>1.720971</text:p>
          </table:table-cell>
          <table:table-cell office:value-type="float" office:value="1.721" calcext:value-type="float">
            <text:p>1.721</text:p>
          </table:table-cell>
          <table:table-cell office:value-type="float" office:value="6.232267" calcext:value-type="float">
            <text:p>6.232267</text:p>
          </table:table-cell>
          <table:table-cell office:value-type="float" office:value="6.23226" calcext:value-type="float">
            <text:p>6.23226</text:p>
          </table:table-cell>
          <table:table-cell office:value-type="float" office:value="15.428455" calcext:value-type="float">
            <text:p>15.428455</text:p>
          </table:table-cell>
          <table:table-cell office:value-type="float" office:value="229135" calcext:value-type="float">
            <text:p>22913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1982" calcext:value-type="float">
            <text:p>87.901982</text:p>
          </table:table-cell>
          <table:table-cell office:value-type="float" office:value="87.932" calcext:value-type="float">
            <text:p>87.932</text:p>
          </table:table-cell>
          <table:table-cell office:value-type="float" office:value="87.901982" calcext:value-type="float">
            <text:p>87.901982</text:p>
          </table:table-cell>
          <table:table-cell office:value-type="float" office:value="87.932" calcext:value-type="float">
            <text:p>87.932</text:p>
          </table:table-cell>
          <table:table-cell office:value-type="float" office:value="87.902643" calcext:value-type="float">
            <text:p>87.902643</text:p>
          </table:table-cell>
          <table:table-cell office:value-type="float" office:value="1.747274" calcext:value-type="float">
            <text:p>1.747274</text:p>
          </table:table-cell>
          <table:table-cell office:value-type="float" office:value="1.747225" calcext:value-type="float">
            <text:p>1.747225</text:p>
          </table:table-cell>
          <table:table-cell office:value-type="float" office:value="5.996366" calcext:value-type="float">
            <text:p>5.996366</text:p>
          </table:table-cell>
          <table:table-cell office:value-type="float" office:value="5.996368" calcext:value-type="float">
            <text:p>5.996368</text:p>
          </table:table-cell>
          <table:table-cell office:value-type="float" office:value="11.593527" calcext:value-type="float">
            <text:p>11.593527</text:p>
          </table:table-cell>
          <table:table-cell office:value-type="float" office:value="229850" calcext:value-type="float">
            <text:p>229850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422" calcext:value-type="float">
            <text:p>-90.897422</text:p>
          </table:table-cell>
          <table:table-cell office:value-type="float" office:value="-90.917" calcext:value-type="float">
            <text:p>-90.917</text:p>
          </table:table-cell>
          <table:table-cell office:value-type="float" office:value="-90.897422" calcext:value-type="float">
            <text:p>-90.897422</text:p>
          </table:table-cell>
          <table:table-cell office:value-type="float" office:value="-90.917" calcext:value-type="float">
            <text:p>-90.917</text:p>
          </table:table-cell>
          <table:table-cell office:value-type="float" office:value="-90.897075" calcext:value-type="float">
            <text:p>-90.897075</text:p>
          </table:table-cell>
          <table:table-cell office:value-type="float" office:value="1.721064" calcext:value-type="float">
            <text:p>1.721064</text:p>
          </table:table-cell>
          <table:table-cell office:value-type="float" office:value="1.720985" calcext:value-type="float">
            <text:p>1.720985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6.232263" calcext:value-type="float">
            <text:p>6.232263</text:p>
          </table:table-cell>
          <table:table-cell office:value-type="float" office:value="15.416851" calcext:value-type="float">
            <text:p>15.416851</text:p>
          </table:table-cell>
          <table:table-cell office:value-type="float" office:value="229136" calcext:value-type="float">
            <text:p>22913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90314" calcext:value-type="float">
            <text:p>87.90314</text:p>
          </table:table-cell>
          <table:table-cell/>
          <table:table-cell office:value-type="float" office:value="1.747249" calcext:value-type="float">
            <text:p>1.747249</text:p>
          </table:table-cell>
          <table:table-cell/>
          <table:table-cell office:value-type="float" office:value="5.996367" calcext:value-type="float">
            <text:p>5.996367</text:p>
          </table:table-cell>
          <table:table-cell table:number-columns-repeated="9"/>
          <table:table-cell office:value-type="float" office:value="-90.897295" calcext:value-type="float">
            <text:p>-90.897295</text:p>
          </table:table-cell>
          <table:table-cell/>
          <table:table-cell office:value-type="float" office:value="1.721025" calcext:value-type="float">
            <text:p>1.721025</text:p>
          </table:table-cell>
          <table:table-cell/>
          <table:table-cell office:value-type="float" office:value="6.232262" calcext:value-type="float">
            <text:p>6.23226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2643" calcext:value-type="float">
            <text:p>87.902643</text:p>
          </table:table-cell>
          <table:table-cell office:value-type="float" office:value="87.945" calcext:value-type="float">
            <text:p>87.945</text:p>
          </table:table-cell>
          <table:table-cell office:value-type="float" office:value="87.902643" calcext:value-type="float">
            <text:p>87.902643</text:p>
          </table:table-cell>
          <table:table-cell office:value-type="float" office:value="87.945" calcext:value-type="float">
            <text:p>87.945</text:p>
          </table:table-cell>
          <table:table-cell office:value-type="float" office:value="87.90314" calcext:value-type="float">
            <text:p>87.90314</text:p>
          </table:table-cell>
          <table:table-cell office:value-type="float" office:value="1.7473" calcext:value-type="float">
            <text:p>1.7473</text:p>
          </table:table-cell>
          <table:table-cell office:value-type="float" office:value="1.747249" calcext:value-type="float">
            <text:p>1.747249</text:p>
          </table:table-cell>
          <table:table-cell office:value-type="float" office:value="5.996365" calcext:value-type="float">
            <text:p>5.996365</text:p>
          </table:table-cell>
          <table:table-cell office:value-type="float" office:value="5.996367" calcext:value-type="float">
            <text:p>5.996367</text:p>
          </table:table-cell>
          <table:table-cell office:value-type="float" office:value="11.607789" calcext:value-type="float">
            <text:p>11.607789</text:p>
          </table:table-cell>
          <table:table-cell office:value-type="float" office:value="229852" calcext:value-type="float">
            <text:p>229852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075" calcext:value-type="float">
            <text:p>-90.897075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7075" calcext:value-type="float">
            <text:p>-90.897075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4548" calcext:value-type="float">
            <text:p>-90.894548</text:p>
          </table:table-cell>
          <table:table-cell office:value-type="float" office:value="1.721076" calcext:value-type="float">
            <text:p>1.721076</text:p>
          </table:table-cell>
          <table:table-cell office:value-type="float" office:value="1.721025" calcext:value-type="float">
            <text:p>1.721025</text:p>
          </table:table-cell>
          <table:table-cell office:value-type="float" office:value="6.23226" calcext:value-type="float">
            <text:p>6.23226</text:p>
          </table:table-cell>
          <table:table-cell office:value-type="float" office:value="6.232262" calcext:value-type="float">
            <text:p>6.232262</text:p>
          </table:table-cell>
          <table:table-cell office:value-type="float" office:value="15.422002" calcext:value-type="float">
            <text:p>15.422002</text:p>
          </table:table-cell>
          <table:table-cell office:value-type="float" office:value="229138" calcext:value-type="float">
            <text:p>22913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314" calcext:value-type="float">
            <text:p>87.90314</text:p>
          </table:table-cell>
          <table:table-cell office:value-type="float" office:value="87.918" calcext:value-type="float">
            <text:p>87.918</text:p>
          </table:table-cell>
          <table:table-cell office:value-type="float" office:value="87.90314" calcext:value-type="float">
            <text:p>87.90314</text:p>
          </table:table-cell>
          <table:table-cell office:value-type="float" office:value="87.918" calcext:value-type="float">
            <text:p>87.918</text:p>
          </table:table-cell>
          <table:table-cell office:value-type="float" office:value="87.90385" calcext:value-type="float">
            <text:p>87.90385</text:p>
          </table:table-cell>
          <table:table-cell office:value-type="float" office:value="1.747319" calcext:value-type="float">
            <text:p>1.747319</text:p>
          </table:table-cell>
          <table:table-cell office:value-type="float" office:value="1.747275" calcext:value-type="float">
            <text:p>1.747275</text:p>
          </table:table-cell>
          <table:table-cell office:value-type="float" office:value="5.996364" calcext:value-type="float">
            <text:p>5.996364</text:p>
          </table:table-cell>
          <table:table-cell office:value-type="float" office:value="5.996366" calcext:value-type="float">
            <text:p>5.996366</text:p>
          </table:table-cell>
          <table:table-cell office:value-type="float" office:value="11.576005" calcext:value-type="float">
            <text:p>11.576005</text:p>
          </table:table-cell>
          <table:table-cell office:value-type="float" office:value="229853" calcext:value-type="float">
            <text:p>229853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548" calcext:value-type="float">
            <text:p>-90.894548</text:p>
          </table:table-cell>
          <table:table-cell office:value-type="float" office:value="-90.875" calcext:value-type="float">
            <text:p>-90.875</text:p>
          </table:table-cell>
          <table:table-cell office:value-type="float" office:value="-90.894548" calcext:value-type="float">
            <text:p>-90.894548</text:p>
          </table:table-cell>
          <table:table-cell office:value-type="float" office:value="-90.875" calcext:value-type="float">
            <text:p>-90.875</text:p>
          </table:table-cell>
          <table:table-cell office:value-type="float" office:value="-90.897585" calcext:value-type="float">
            <text:p>-90.897585</text:p>
          </table:table-cell>
          <table:table-cell office:value-type="float" office:value="1.721163" calcext:value-type="float">
            <text:p>1.721163</text:p>
          </table:table-cell>
          <table:table-cell office:value-type="float" office:value="1.72105" calcext:value-type="float">
            <text:p>1.72105</text:p>
          </table:table-cell>
          <table:table-cell office:value-type="float" office:value="6.232255" calcext:value-type="float">
            <text:p>6.232255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15.416805" calcext:value-type="float">
            <text:p>15.416805</text:p>
          </table:table-cell>
          <table:table-cell office:value-type="float" office:value="229140" calcext:value-type="float">
            <text:p>22914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90409" calcext:value-type="float">
            <text:p>87.90409</text:p>
          </table:table-cell>
          <table:table-cell/>
          <table:table-cell office:value-type="float" office:value="1.747297" calcext:value-type="float">
            <text:p>1.747297</text:p>
          </table:table-cell>
          <table:table-cell/>
          <table:table-cell office:value-type="float" office:value="5.996365" calcext:value-type="float">
            <text:p>5.996365</text:p>
          </table:table-cell>
          <table:table-cell table:number-columns-repeated="9"/>
          <table:table-cell office:value-type="float" office:value="-90.897296" calcext:value-type="float">
            <text:p>-90.897296</text:p>
          </table:table-cell>
          <table:table-cell/>
          <table:table-cell office:value-type="float" office:value="1.721107" calcext:value-type="float">
            <text:p>1.721107</text:p>
          </table:table-cell>
          <table:table-cell/>
          <table:table-cell office:value-type="float" office:value="6.232258" calcext:value-type="float">
            <text:p>6.2322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385" calcext:value-type="float">
            <text:p>87.90385</text:p>
          </table:table-cell>
          <table:table-cell office:value-type="float" office:value="87.954" calcext:value-type="float">
            <text:p>87.954</text:p>
          </table:table-cell>
          <table:table-cell office:value-type="float" office:value="87.90385" calcext:value-type="float">
            <text:p>87.90385</text:p>
          </table:table-cell>
          <table:table-cell office:value-type="float" office:value="87.954" calcext:value-type="float">
            <text:p>87.954</text:p>
          </table:table-cell>
          <table:table-cell office:value-type="float" office:value="87.90409" calcext:value-type="float">
            <text:p>87.90409</text:p>
          </table:table-cell>
          <table:table-cell office:value-type="float" office:value="1.747346" calcext:value-type="float">
            <text:p>1.747346</text:p>
          </table:table-cell>
          <table:table-cell office:value-type="float" office:value="1.747297" calcext:value-type="float">
            <text:p>1.747297</text:p>
          </table:table-cell>
          <table:table-cell office:value-type="float" office:value="5.996363" calcext:value-type="float">
            <text:p>5.996363</text:p>
          </table:table-cell>
          <table:table-cell office:value-type="float" office:value="5.996365" calcext:value-type="float">
            <text:p>5.996365</text:p>
          </table:table-cell>
          <table:table-cell office:value-type="float" office:value="11.616797" calcext:value-type="float">
            <text:p>11.616797</text:p>
          </table:table-cell>
          <table:table-cell office:value-type="float" office:value="229855" calcext:value-type="float">
            <text:p>229855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585" calcext:value-type="float">
            <text:p>-90.897585</text:p>
          </table:table-cell>
          <table:table-cell office:value-type="float" office:value="-90.871" calcext:value-type="float">
            <text:p>-90.871</text:p>
          </table:table-cell>
          <table:table-cell office:value-type="float" office:value="-90.897585" calcext:value-type="float">
            <text:p>-90.897585</text:p>
          </table:table-cell>
          <table:table-cell office:value-type="float" office:value="-90.871" calcext:value-type="float">
            <text:p>-90.871</text:p>
          </table:table-cell>
          <table:table-cell office:value-type="float" office:value="-90.897296" calcext:value-type="float">
            <text:p>-90.897296</text:p>
          </table:table-cell>
          <table:table-cell office:value-type="float" office:value="1.721059" calcext:value-type="float">
            <text:p>1.721059</text:p>
          </table:table-cell>
          <table:table-cell office:value-type="float" office:value="1.721107" calcext:value-type="float">
            <text:p>1.721107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6.232258" calcext:value-type="float">
            <text:p>6.232258</text:p>
          </table:table-cell>
          <table:table-cell office:value-type="float" office:value="15.427633" calcext:value-type="float">
            <text:p>15.427633</text:p>
          </table:table-cell>
          <table:table-cell office:value-type="float" office:value="229141" calcext:value-type="float">
            <text:p>22914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902188" calcext:value-type="float">
            <text:p>87.902188</text:p>
          </table:table-cell>
          <table:table-cell/>
          <table:table-cell office:value-type="float" office:value="1.747321" calcext:value-type="float">
            <text:p>1.747321</text:p>
          </table:table-cell>
          <table:table-cell/>
          <table:table-cell office:value-type="float" office:value="5.996364" calcext:value-type="float">
            <text:p>5.99636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7296" calcext:value-type="float">
            <text:p>-90.89729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7296" calcext:value-type="float">
            <text:p>-90.89729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4246" calcext:value-type="float">
            <text:p>-90.894246</text:p>
          </table:table-cell>
          <table:table-cell office:value-type="float" office:value="1.721069" calcext:value-type="float">
            <text:p>1.721069</text:p>
          </table:table-cell>
          <table:table-cell office:value-type="float" office:value="1.721083" calcext:value-type="float">
            <text:p>1.721083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6.23226" calcext:value-type="float">
            <text:p>6.23226</text:p>
          </table:table-cell>
          <table:table-cell office:value-type="float" office:value="15.45705" calcext:value-type="float">
            <text:p>15.45705</text:p>
          </table:table-cell>
          <table:table-cell office:value-type="float" office:value="229142" calcext:value-type="float">
            <text:p>22914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409" calcext:value-type="float">
            <text:p>87.90409</text:p>
          </table:table-cell>
          <table:table-cell office:value-type="float" office:value="87.928" calcext:value-type="float">
            <text:p>87.928</text:p>
          </table:table-cell>
          <table:table-cell office:value-type="float" office:value="87.90409" calcext:value-type="float">
            <text:p>87.90409</text:p>
          </table:table-cell>
          <table:table-cell office:value-type="float" office:value="87.928" calcext:value-type="float">
            <text:p>87.928</text:p>
          </table:table-cell>
          <table:table-cell office:value-type="float" office:value="87.902188" calcext:value-type="float">
            <text:p>87.902188</text:p>
          </table:table-cell>
          <table:table-cell office:value-type="float" office:value="1.747355" calcext:value-type="float">
            <text:p>1.747355</text:p>
          </table:table-cell>
          <table:table-cell office:value-type="float" office:value="1.747321" calcext:value-type="float">
            <text:p>1.747321</text:p>
          </table:table-cell>
          <table:table-cell office:value-type="float" office:value="5.996363" calcext:value-type="float">
            <text:p>5.996363</text:p>
          </table:table-cell>
          <table:table-cell office:value-type="float" office:value="5.996364" calcext:value-type="float">
            <text:p>5.996364</text:p>
          </table:table-cell>
          <table:table-cell office:value-type="float" office:value="11.586466" calcext:value-type="float">
            <text:p>11.586466</text:p>
          </table:table-cell>
          <table:table-cell office:value-type="float" office:value="229856" calcext:value-type="float">
            <text:p>229856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7582" calcext:value-type="float">
            <text:p>-90.897582</text:p>
          </table:table-cell>
          <table:table-cell/>
          <table:table-cell office:value-type="float" office:value="1.721076" calcext:value-type="float">
            <text:p>1.721076</text:p>
          </table:table-cell>
          <table:table-cell/>
          <table:table-cell office:value-type="float" office:value="6.23226" calcext:value-type="float">
            <text:p>6.232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2188" calcext:value-type="float">
            <text:p>87.902188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902188" calcext:value-type="float">
            <text:p>87.902188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902579" calcext:value-type="float">
            <text:p>87.902579</text:p>
          </table:table-cell>
          <table:table-cell office:value-type="float" office:value="1.747282" calcext:value-type="float">
            <text:p>1.747282</text:p>
          </table:table-cell>
          <table:table-cell office:value-type="float" office:value="1.747338" calcext:value-type="float">
            <text:p>1.747338</text:p>
          </table:table-cell>
          <table:table-cell office:value-type="float" office:value="5.996366" calcext:value-type="float">
            <text:p>5.996366</text:p>
          </table:table-cell>
          <table:table-cell office:value-type="float" office:value="5.996364" calcext:value-type="float">
            <text:p>5.996364</text:p>
          </table:table-cell>
          <table:table-cell office:value-type="float" office:value="11.56367" calcext:value-type="float">
            <text:p>11.56367</text:p>
          </table:table-cell>
          <table:table-cell office:value-type="float" office:value="229858" calcext:value-type="float">
            <text:p>229858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246" calcext:value-type="float">
            <text:p>-90.894246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4246" calcext:value-type="float">
            <text:p>-90.894246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7582" calcext:value-type="float">
            <text:p>-90.897582</text:p>
          </table:table-cell>
          <table:table-cell office:value-type="float" office:value="1.721173" calcext:value-type="float">
            <text:p>1.721173</text:p>
          </table:table-cell>
          <table:table-cell office:value-type="float" office:value="1.721076" calcext:value-type="float">
            <text:p>1.721076</text:p>
          </table:table-cell>
          <table:table-cell office:value-type="float" office:value="6.232254" calcext:value-type="float">
            <text:p>6.232254</text:p>
          </table:table-cell>
          <table:table-cell office:value-type="float" office:value="6.23226" calcext:value-type="float">
            <text:p>6.23226</text:p>
          </table:table-cell>
          <table:table-cell office:value-type="float" office:value="15.426354" calcext:value-type="float">
            <text:p>15.426354</text:p>
          </table:table-cell>
          <table:table-cell office:value-type="float" office:value="229144" calcext:value-type="float">
            <text:p>22914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2579" calcext:value-type="float">
            <text:p>87.902579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902579" calcext:value-type="float">
            <text:p>87.902579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902476" calcext:value-type="float">
            <text:p>87.902476</text:p>
          </table:table-cell>
          <table:table-cell office:value-type="float" office:value="1.747297" calcext:value-type="float">
            <text:p>1.747297</text:p>
          </table:table-cell>
          <table:table-cell office:value-type="float" office:value="1.74731" calcext:value-type="float">
            <text:p>1.74731</text:p>
          </table:table-cell>
          <table:table-cell table:number-columns-repeated="2" office:value-type="float" office:value="5.996365" calcext:value-type="float">
            <text:p>5.996365</text:p>
          </table:table-cell>
          <table:table-cell office:value-type="float" office:value="11.564122" calcext:value-type="float">
            <text:p>11.564122</text:p>
          </table:table-cell>
          <table:table-cell office:value-type="float" office:value="229859" calcext:value-type="float">
            <text:p>229859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582" calcext:value-type="float">
            <text:p>-90.897582</text:p>
          </table:table-cell>
          <table:table-cell office:value-type="float" office:value="-90.922" calcext:value-type="float">
            <text:p>-90.922</text:p>
          </table:table-cell>
          <table:table-cell office:value-type="float" office:value="-90.897582" calcext:value-type="float">
            <text:p>-90.897582</text:p>
          </table:table-cell>
          <table:table-cell office:value-type="float" office:value="-90.922" calcext:value-type="float">
            <text:p>-90.922</text:p>
          </table:table-cell>
          <table:table-cell office:value-type="float" office:value="-90.897869" calcext:value-type="float">
            <text:p>-90.897869</text:p>
          </table:table-cell>
          <table:table-cell office:value-type="float" office:value="1.721059" calcext:value-type="float">
            <text:p>1.721059</text:p>
          </table:table-cell>
          <table:table-cell office:value-type="float" office:value="1.721125" calcext:value-type="float">
            <text:p>1.721125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6.232257" calcext:value-type="float">
            <text:p>6.232257</text:p>
          </table:table-cell>
          <table:table-cell office:value-type="float" office:value="15.424298" calcext:value-type="float">
            <text:p>15.424298</text:p>
          </table:table-cell>
          <table:table-cell office:value-type="float" office:value="229146" calcext:value-type="float">
            <text:p>22914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9024" calcext:value-type="float">
            <text:p>87.9024</text:p>
          </table:table-cell>
          <table:table-cell/>
          <table:table-cell office:value-type="float" office:value="1.747304" calcext:value-type="float">
            <text:p>1.747304</text:p>
          </table:table-cell>
          <table:table-cell/>
          <table:table-cell office:value-type="float" office:value="5.996365" calcext:value-type="float">
            <text:p>5.996365</text:p>
          </table:table-cell>
          <table:table-cell table:number-columns-repeated="9"/>
          <table:table-cell office:value-type="float" office:value="-90.898183" calcext:value-type="float">
            <text:p>-90.898183</text:p>
          </table:table-cell>
          <table:table-cell/>
          <table:table-cell office:value-type="float" office:value="1.721092" calcext:value-type="float">
            <text:p>1.721092</text:p>
          </table:table-cell>
          <table:table-cell/>
          <table:table-cell office:value-type="float" office:value="6.232259" calcext:value-type="float">
            <text:p>6.2322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2476" calcext:value-type="float">
            <text:p>87.902476</text:p>
          </table:table-cell>
          <table:table-cell office:value-type="float" office:value="87.912" calcext:value-type="float">
            <text:p>87.912</text:p>
          </table:table-cell>
          <table:table-cell office:value-type="float" office:value="87.902476" calcext:value-type="float">
            <text:p>87.902476</text:p>
          </table:table-cell>
          <table:table-cell office:value-type="float" office:value="87.912" calcext:value-type="float">
            <text:p>87.912</text:p>
          </table:table-cell>
          <table:table-cell office:value-type="float" office:value="87.9024" calcext:value-type="float">
            <text:p>87.9024</text:p>
          </table:table-cell>
          <table:table-cell office:value-type="float" office:value="1.747293" calcext:value-type="float">
            <text:p>1.747293</text:p>
          </table:table-cell>
          <table:table-cell office:value-type="float" office:value="1.747304" calcext:value-type="float">
            <text:p>1.747304</text:p>
          </table:table-cell>
          <table:table-cell table:number-columns-repeated="2" office:value-type="float" office:value="5.996365" calcext:value-type="float">
            <text:p>5.996365</text:p>
          </table:table-cell>
          <table:table-cell office:value-type="float" office:value="11.569838" calcext:value-type="float">
            <text:p>11.569838</text:p>
          </table:table-cell>
          <table:table-cell office:value-type="float" office:value="229861" calcext:value-type="float">
            <text:p>229861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869" calcext:value-type="float">
            <text:p>-90.897869</text:p>
          </table:table-cell>
          <table:table-cell office:value-type="float" office:value="-90.96" calcext:value-type="float">
            <text:p>-90.96</text:p>
          </table:table-cell>
          <table:table-cell office:value-type="float" office:value="-90.897869" calcext:value-type="float">
            <text:p>-90.897869</text:p>
          </table:table-cell>
          <table:table-cell office:value-type="float" office:value="-90.96" calcext:value-type="float">
            <text:p>-90.96</text:p>
          </table:table-cell>
          <table:table-cell office:value-type="float" office:value="-90.898183" calcext:value-type="float">
            <text:p>-90.898183</text:p>
          </table:table-cell>
          <table:table-cell office:value-type="float" office:value="1.721049" calcext:value-type="float">
            <text:p>1.721049</text:p>
          </table:table-cell>
          <table:table-cell office:value-type="float" office:value="1.721092" calcext:value-type="float">
            <text:p>1.721092</text:p>
          </table:table-cell>
          <table:table-cell office:value-type="float" office:value="6.232262" calcext:value-type="float">
            <text:p>6.232262</text:p>
          </table:table-cell>
          <table:table-cell office:value-type="float" office:value="6.232259" calcext:value-type="float">
            <text:p>6.232259</text:p>
          </table:table-cell>
          <table:table-cell office:value-type="float" office:value="15.482326" calcext:value-type="float">
            <text:p>15.482326</text:p>
          </table:table-cell>
          <table:table-cell office:value-type="float" office:value="229147" calcext:value-type="float">
            <text:p>22914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24" calcext:value-type="float">
            <text:p>87.9024</text:p>
          </table:table-cell>
          <table:table-cell office:value-type="float" office:value="87.907" calcext:value-type="float">
            <text:p>87.907</text:p>
          </table:table-cell>
          <table:table-cell office:value-type="float" office:value="87.9024" calcext:value-type="float">
            <text:p>87.9024</text:p>
          </table:table-cell>
          <table:table-cell office:value-type="float" office:value="87.907" calcext:value-type="float">
            <text:p>87.907</text:p>
          </table:table-cell>
          <table:table-cell office:value-type="float" office:value="87.902563" calcext:value-type="float">
            <text:p>87.902563</text:p>
          </table:table-cell>
          <table:table-cell office:value-type="float" office:value="1.74729" calcext:value-type="float">
            <text:p>1.74729</text:p>
          </table:table-cell>
          <table:table-cell office:value-type="float" office:value="1.747298" calcext:value-type="float">
            <text:p>1.747298</text:p>
          </table:table-cell>
          <table:table-cell office:value-type="float" office:value="5.996366" calcext:value-type="float">
            <text:p>5.996366</text:p>
          </table:table-cell>
          <table:table-cell office:value-type="float" office:value="5.996365" calcext:value-type="float">
            <text:p>5.996365</text:p>
          </table:table-cell>
          <table:table-cell office:value-type="float" office:value="11.564146" calcext:value-type="float">
            <text:p>11.564146</text:p>
          </table:table-cell>
          <table:table-cell office:value-type="float" office:value="229862" calcext:value-type="float">
            <text:p>229862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898972" calcext:value-type="float">
            <text:p>-90.898972</text:p>
          </table:table-cell>
          <table:table-cell/>
          <table:table-cell office:value-type="float" office:value="1.72107" calcext:value-type="float">
            <text:p>1.72107</text:p>
          </table:table-cell>
          <table:table-cell/>
          <table:table-cell office:value-type="float" office:value="6.232261" calcext:value-type="float">
            <text:p>6.23226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902638" calcext:value-type="float">
            <text:p>87.902638</text:p>
          </table:table-cell>
          <table:table-cell/>
          <table:table-cell office:value-type="float" office:value="1.747294" calcext:value-type="float">
            <text:p>1.747294</text:p>
          </table:table-cell>
          <table:table-cell/>
          <table:table-cell office:value-type="float" office:value="5.996365" calcext:value-type="float">
            <text:p>5.99636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898183" calcext:value-type="float">
            <text:p>-90.898183</text:p>
          </table:table-cell>
          <table:table-cell office:value-type="float" office:value="-90.997" calcext:value-type="float">
            <text:p>-90.997</text:p>
          </table:table-cell>
          <table:table-cell office:value-type="float" office:value="-90.898183" calcext:value-type="float">
            <text:p>-90.898183</text:p>
          </table:table-cell>
          <table:table-cell office:value-type="float" office:value="-90.997" calcext:value-type="float">
            <text:p>-90.997</text:p>
          </table:table-cell>
          <table:table-cell office:value-type="float" office:value="-90.898972" calcext:value-type="float">
            <text:p>-90.898972</text:p>
          </table:table-cell>
          <table:table-cell office:value-type="float" office:value="1.721038" calcext:value-type="float">
            <text:p>1.721038</text:p>
          </table:table-cell>
          <table:table-cell office:value-type="float" office:value="1.72107" calcext:value-type="float">
            <text:p>1.72107</text:p>
          </table:table-cell>
          <table:table-cell office:value-type="float" office:value="6.232263" calcext:value-type="float">
            <text:p>6.232263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15.538773" calcext:value-type="float">
            <text:p>15.538773</text:p>
          </table:table-cell>
          <table:table-cell office:value-type="float" office:value="229149" calcext:value-type="float">
            <text:p>22914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2563" calcext:value-type="float">
            <text:p>87.902563</text:p>
          </table:table-cell>
          <table:table-cell office:value-type="float" office:value="87.973" calcext:value-type="float">
            <text:p>87.973</text:p>
          </table:table-cell>
          <table:table-cell office:value-type="float" office:value="87.902563" calcext:value-type="float">
            <text:p>87.902563</text:p>
          </table:table-cell>
          <table:table-cell office:value-type="float" office:value="87.973" calcext:value-type="float">
            <text:p>87.973</text:p>
          </table:table-cell>
          <table:table-cell office:value-type="float" office:value="87.902638" calcext:value-type="float">
            <text:p>87.902638</text:p>
          </table:table-cell>
          <table:table-cell office:value-type="float" office:value="1.747297" calcext:value-type="float">
            <text:p>1.747297</text:p>
          </table:table-cell>
          <table:table-cell office:value-type="float" office:value="1.747294" calcext:value-type="float">
            <text:p>1.747294</text:p>
          </table:table-cell>
          <table:table-cell table:number-columns-repeated="2" office:value-type="float" office:value="5.996365" calcext:value-type="float">
            <text:p>5.996365</text:p>
          </table:table-cell>
          <table:table-cell office:value-type="float" office:value="11.640246" calcext:value-type="float">
            <text:p>11.640246</text:p>
          </table:table-cell>
          <table:table-cell office:value-type="float" office:value="229864" calcext:value-type="float">
            <text:p>229864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8972" calcext:value-type="float">
            <text:p>-90.898972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898972" calcext:value-type="float">
            <text:p>-90.898972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900218" calcext:value-type="float">
            <text:p>-90.900218</text:p>
          </table:table-cell>
          <table:table-cell office:value-type="float" office:value="1.721011" calcext:value-type="float">
            <text:p>1.721011</text:p>
          </table:table-cell>
          <table:table-cell office:value-type="float" office:value="1.721054" calcext:value-type="float">
            <text:p>1.721054</text:p>
          </table:table-cell>
          <table:table-cell office:value-type="float" office:value="6.232264" calcext:value-type="float">
            <text:p>6.232264</text:p>
          </table:table-cell>
          <table:table-cell office:value-type="float" office:value="6.232262" calcext:value-type="float">
            <text:p>6.232262</text:p>
          </table:table-cell>
          <table:table-cell office:value-type="float" office:value="15.52679" calcext:value-type="float">
            <text:p>15.52679</text:p>
          </table:table-cell>
          <table:table-cell office:value-type="float" office:value="229150" calcext:value-type="float">
            <text:p>22915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2638" calcext:value-type="float">
            <text:p>87.902638</text:p>
          </table:table-cell>
          <table:table-cell office:value-type="float" office:value="87.956" calcext:value-type="float">
            <text:p>87.956</text:p>
          </table:table-cell>
          <table:table-cell office:value-type="float" office:value="87.902638" calcext:value-type="float">
            <text:p>87.902638</text:p>
          </table:table-cell>
          <table:table-cell office:value-type="float" office:value="87.956" calcext:value-type="float">
            <text:p>87.956</text:p>
          </table:table-cell>
          <table:table-cell office:value-type="float" office:value="87.903827" calcext:value-type="float">
            <text:p>87.903827</text:p>
          </table:table-cell>
          <table:table-cell office:value-type="float" office:value="1.747299" calcext:value-type="float">
            <text:p>1.747299</text:p>
          </table:table-cell>
          <table:table-cell office:value-type="float" office:value="1.747295" calcext:value-type="float">
            <text:p>1.747295</text:p>
          </table:table-cell>
          <table:table-cell table:number-columns-repeated="2" office:value-type="float" office:value="5.996365" calcext:value-type="float">
            <text:p>5.996365</text:p>
          </table:table-cell>
          <table:table-cell office:value-type="float" office:value="11.620509" calcext:value-type="float">
            <text:p>11.620509</text:p>
          </table:table-cell>
          <table:table-cell office:value-type="float" office:value="229865" calcext:value-type="float">
            <text:p>229865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0218" calcext:value-type="float">
            <text:p>-90.900218</text:p>
          </table:table-cell>
          <table:table-cell office:value-type="float" office:value="-91.004" calcext:value-type="float">
            <text:p>-91.004</text:p>
          </table:table-cell>
          <table:table-cell office:value-type="float" office:value="-90.900218" calcext:value-type="float">
            <text:p>-90.900218</text:p>
          </table:table-cell>
          <table:table-cell office:value-type="float" office:value="-91.004" calcext:value-type="float">
            <text:p>-91.004</text:p>
          </table:table-cell>
          <table:table-cell office:value-type="float" office:value="-90.901359" calcext:value-type="float">
            <text:p>-90.901359</text:p>
          </table:table-cell>
          <table:table-cell office:value-type="float" office:value="1.720968" calcext:value-type="float">
            <text:p>1.720968</text:p>
          </table:table-cell>
          <table:table-cell office:value-type="float" office:value="1.721032" calcext:value-type="float">
            <text:p>1.721032</text:p>
          </table:table-cell>
          <table:table-cell office:value-type="float" office:value="6.232267" calcext:value-type="float">
            <text:p>6.232267</text:p>
          </table:table-cell>
          <table:table-cell office:value-type="float" office:value="6.232263" calcext:value-type="float">
            <text:p>6.232263</text:p>
          </table:table-cell>
          <table:table-cell office:value-type="float" office:value="15.546414" calcext:value-type="float">
            <text:p>15.546414</text:p>
          </table:table-cell>
          <table:table-cell office:value-type="float" office:value="229152" calcext:value-type="float">
            <text:p>22915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901963" calcext:value-type="float">
            <text:p>87.901963</text:p>
          </table:table-cell>
          <table:table-cell/>
          <table:table-cell office:value-type="float" office:value="1.747297" calcext:value-type="float">
            <text:p>1.747297</text:p>
          </table:table-cell>
          <table:table-cell/>
          <table:table-cell office:value-type="float" office:value="5.996365" calcext:value-type="float">
            <text:p>5.99636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901359" calcext:value-type="float">
            <text:p>-90.901359</text:p>
          </table:table-cell>
          <table:table-cell office:value-type="float" office:value="-90.966" calcext:value-type="float">
            <text:p>-90.966</text:p>
          </table:table-cell>
          <table:table-cell office:value-type="float" office:value="-90.901359" calcext:value-type="float">
            <text:p>-90.901359</text:p>
          </table:table-cell>
          <table:table-cell office:value-type="float" office:value="-90.966" calcext:value-type="float">
            <text:p>-90.966</text:p>
          </table:table-cell>
          <table:table-cell office:value-type="float" office:value="-90.902663" calcext:value-type="float">
            <text:p>-90.902663</text:p>
          </table:table-cell>
          <table:table-cell office:value-type="float" office:value="1.720929" calcext:value-type="float">
            <text:p>1.720929</text:p>
          </table:table-cell>
          <table:table-cell office:value-type="float" office:value="1.721" calcext:value-type="float">
            <text:p>1.721</text:p>
          </table:table-cell>
          <table:table-cell office:value-type="float" office:value="6.232269" calcext:value-type="float">
            <text:p>6.232269</text:p>
          </table:table-cell>
          <table:table-cell office:value-type="float" office:value="6.232265" calcext:value-type="float">
            <text:p>6.232265</text:p>
          </table:table-cell>
          <table:table-cell office:value-type="float" office:value="15.486188" calcext:value-type="float">
            <text:p>15.486188</text:p>
          </table:table-cell>
          <table:table-cell office:value-type="float" office:value="229153" calcext:value-type="float">
            <text:p>229153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3827" calcext:value-type="float">
            <text:p>87.903827</text:p>
          </table:table-cell>
          <table:table-cell office:value-type="float" office:value="87.907" calcext:value-type="float">
            <text:p>87.907</text:p>
          </table:table-cell>
          <table:table-cell office:value-type="float" office:value="87.903827" calcext:value-type="float">
            <text:p>87.903827</text:p>
          </table:table-cell>
          <table:table-cell office:value-type="float" office:value="87.907" calcext:value-type="float">
            <text:p>87.907</text:p>
          </table:table-cell>
          <table:table-cell office:value-type="float" office:value="87.899216" calcext:value-type="float">
            <text:p>87.899216</text:p>
          </table:table-cell>
          <table:table-cell office:value-type="float" office:value="1.747345" calcext:value-type="float">
            <text:p>1.747345</text:p>
          </table:table-cell>
          <table:table-cell office:value-type="float" office:value="1.747297" calcext:value-type="float">
            <text:p>1.747297</text:p>
          </table:table-cell>
          <table:table-cell office:value-type="float" office:value="5.996363" calcext:value-type="float">
            <text:p>5.996363</text:p>
          </table:table-cell>
          <table:table-cell office:value-type="float" office:value="5.996365" calcext:value-type="float">
            <text:p>5.996365</text:p>
          </table:table-cell>
          <table:table-cell office:value-type="float" office:value="11.562497" calcext:value-type="float">
            <text:p>11.562497</text:p>
          </table:table-cell>
          <table:table-cell office:value-type="float" office:value="229866" calcext:value-type="float">
            <text:p>229866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903471" calcext:value-type="float">
            <text:p>-90.903471</text:p>
          </table:table-cell>
          <table:table-cell/>
          <table:table-cell office:value-type="float" office:value="1.720964" calcext:value-type="float">
            <text:p>1.720964</text:p>
          </table:table-cell>
          <table:table-cell/>
          <table:table-cell office:value-type="float" office:value="6.232267" calcext:value-type="float">
            <text:p>6.2322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216" calcext:value-type="float">
            <text:p>87.899216</text:p>
          </table:table-cell>
          <table:table-cell office:value-type="float" office:value="87.868" calcext:value-type="float">
            <text:p>87.868</text:p>
          </table:table-cell>
          <table:table-cell office:value-type="float" office:value="87.899216" calcext:value-type="float">
            <text:p>87.899216</text:p>
          </table:table-cell>
          <table:table-cell office:value-type="float" office:value="87.868" calcext:value-type="float">
            <text:p>87.868</text:p>
          </table:table-cell>
          <table:table-cell office:value-type="float" office:value="87.899255" calcext:value-type="float">
            <text:p>87.899255</text:p>
          </table:table-cell>
          <table:table-cell office:value-type="float" office:value="1.747168" calcext:value-type="float">
            <text:p>1.747168</text:p>
          </table:table-cell>
          <table:table-cell office:value-type="float" office:value="1.747321" calcext:value-type="float">
            <text:p>1.747321</text:p>
          </table:table-cell>
          <table:table-cell office:value-type="float" office:value="5.996371" calcext:value-type="float">
            <text:p>5.996371</text:p>
          </table:table-cell>
          <table:table-cell office:value-type="float" office:value="5.996364" calcext:value-type="float">
            <text:p>5.996364</text:p>
          </table:table-cell>
          <table:table-cell office:value-type="float" office:value="11.594912" calcext:value-type="float">
            <text:p>11.594912</text:p>
          </table:table-cell>
          <table:table-cell office:value-type="float" office:value="229868" calcext:value-type="float">
            <text:p>229868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2663" calcext:value-type="float">
            <text:p>-90.902663</text:p>
          </table:table-cell>
          <table:table-cell office:value-type="float" office:value="-90.952" calcext:value-type="float">
            <text:p>-90.952</text:p>
          </table:table-cell>
          <table:table-cell office:value-type="float" office:value="-90.902663" calcext:value-type="float">
            <text:p>-90.902663</text:p>
          </table:table-cell>
          <table:table-cell office:value-type="float" office:value="-90.952" calcext:value-type="float">
            <text:p>-90.952</text:p>
          </table:table-cell>
          <table:table-cell office:value-type="float" office:value="-90.903471" calcext:value-type="float">
            <text:p>-90.903471</text:p>
          </table:table-cell>
          <table:table-cell office:value-type="float" office:value="1.720884" calcext:value-type="float">
            <text:p>1.720884</text:p>
          </table:table-cell>
          <table:table-cell office:value-type="float" office:value="1.720964" calcext:value-type="float">
            <text:p>1.720964</text:p>
          </table:table-cell>
          <table:table-cell office:value-type="float" office:value="6.232272" calcext:value-type="float">
            <text:p>6.232272</text:p>
          </table:table-cell>
          <table:table-cell office:value-type="float" office:value="6.232267" calcext:value-type="float">
            <text:p>6.232267</text:p>
          </table:table-cell>
          <table:table-cell office:value-type="float" office:value="15.462641" calcext:value-type="float">
            <text:p>15.462641</text:p>
          </table:table-cell>
          <table:table-cell office:value-type="float" office:value="229155" calcext:value-type="float">
            <text:p>22915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898652" calcext:value-type="float">
            <text:p>87.898652</text:p>
          </table:table-cell>
          <table:table-cell/>
          <table:table-cell office:value-type="float" office:value="1.747244" calcext:value-type="float">
            <text:p>1.747244</text:p>
          </table:table-cell>
          <table:table-cell/>
          <table:table-cell office:value-type="float" office:value="5.996368" calcext:value-type="float">
            <text:p>5.99636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903471" calcext:value-type="float">
            <text:p>-90.903471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903471" calcext:value-type="float">
            <text:p>-90.903471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90409" calcext:value-type="float">
            <text:p>-90.90409</text:p>
          </table:table-cell>
          <table:table-cell office:value-type="float" office:value="1.720856" calcext:value-type="float">
            <text:p>1.720856</text:p>
          </table:table-cell>
          <table:table-cell office:value-type="float" office:value="1.720924" calcext:value-type="float">
            <text:p>1.720924</text:p>
          </table:table-cell>
          <table:table-cell office:value-type="float" office:value="6.232274" calcext:value-type="float">
            <text:p>6.232274</text:p>
          </table:table-cell>
          <table:table-cell office:value-type="float" office:value="6.23227" calcext:value-type="float">
            <text:p>6.23227</text:p>
          </table:table-cell>
          <table:table-cell office:value-type="float" office:value="15.519868" calcext:value-type="float">
            <text:p>15.519868</text:p>
          </table:table-cell>
          <table:table-cell office:value-type="float" office:value="229156" calcext:value-type="float">
            <text:p>22915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255" calcext:value-type="float">
            <text:p>87.899255</text:p>
          </table:table-cell>
          <table:table-cell office:value-type="float" office:value="87.89" calcext:value-type="float">
            <text:p>87.89</text:p>
          </table:table-cell>
          <table:table-cell office:value-type="float" office:value="87.899255" calcext:value-type="float">
            <text:p>87.899255</text:p>
          </table:table-cell>
          <table:table-cell office:value-type="float" office:value="87.89" calcext:value-type="float">
            <text:p>87.89</text:p>
          </table:table-cell>
          <table:table-cell office:value-type="float" office:value="87.895906" calcext:value-type="float">
            <text:p>87.895906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747244" calcext:value-type="float">
            <text:p>1.747244</text:p>
          </table:table-cell>
          <table:table-cell office:value-type="float" office:value="5.996371" calcext:value-type="float">
            <text:p>5.996371</text:p>
          </table:table-cell>
          <table:table-cell office:value-type="float" office:value="5.996368" calcext:value-type="float">
            <text:p>5.996368</text:p>
          </table:table-cell>
          <table:table-cell office:value-type="float" office:value="11.569527" calcext:value-type="float">
            <text:p>11.569527</text:p>
          </table:table-cell>
          <table:table-cell office:value-type="float" office:value="229870" calcext:value-type="float">
            <text:p>229870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409" calcext:value-type="float">
            <text:p>-90.90409</text:p>
          </table:table-cell>
          <table:table-cell office:value-type="float" office:value="-90.94" calcext:value-type="float">
            <text:p>-90.94</text:p>
          </table:table-cell>
          <table:table-cell office:value-type="float" office:value="-90.90409" calcext:value-type="float">
            <text:p>-90.90409</text:p>
          </table:table-cell>
          <table:table-cell office:value-type="float" office:value="-90.94" calcext:value-type="float">
            <text:p>-90.94</text:p>
          </table:table-cell>
          <table:table-cell office:value-type="float" office:value="-90.905183" calcext:value-type="float">
            <text:p>-90.905183</text:p>
          </table:table-cell>
          <table:table-cell office:value-type="float" office:value="1.720835" calcext:value-type="float">
            <text:p>1.720835</text:p>
          </table:table-cell>
          <table:table-cell office:value-type="float" office:value="1.72089" calcext:value-type="float">
            <text:p>1.72089</text:p>
          </table:table-cell>
          <table:table-cell office:value-type="float" office:value="6.232275" calcext:value-type="float">
            <text:p>6.232275</text:p>
          </table:table-cell>
          <table:table-cell office:value-type="float" office:value="6.232272" calcext:value-type="float">
            <text:p>6.232272</text:p>
          </table:table-cell>
          <table:table-cell office:value-type="float" office:value="15.441981" calcext:value-type="float">
            <text:p>15.441981</text:p>
          </table:table-cell>
          <table:table-cell office:value-type="float" office:value="229158" calcext:value-type="float">
            <text:p>22915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5906" calcext:value-type="float">
            <text:p>87.895906</text:p>
          </table:table-cell>
          <table:table-cell office:value-type="float" office:value="87.888" calcext:value-type="float">
            <text:p>87.888</text:p>
          </table:table-cell>
          <table:table-cell office:value-type="float" office:value="87.895906" calcext:value-type="float">
            <text:p>87.895906</text:p>
          </table:table-cell>
          <table:table-cell office:value-type="float" office:value="87.888" calcext:value-type="float">
            <text:p>87.888</text:p>
          </table:table-cell>
          <table:table-cell office:value-type="float" office:value="87.893012" calcext:value-type="float">
            <text:p>87.893012</text:p>
          </table:table-cell>
          <table:table-cell office:value-type="float" office:value="1.74704" calcext:value-type="float">
            <text:p>1.74704</text:p>
          </table:table-cell>
          <table:table-cell office:value-type="float" office:value="1.747207" calcext:value-type="float">
            <text:p>1.747207</text:p>
          </table:table-cell>
          <table:table-cell office:value-type="float" office:value="5.996376" calcext:value-type="float">
            <text:p>5.996376</text:p>
          </table:table-cell>
          <table:table-cell office:value-type="float" office:value="5.996369" calcext:value-type="float">
            <text:p>5.996369</text:p>
          </table:table-cell>
          <table:table-cell office:value-type="float" office:value="11.567967" calcext:value-type="float">
            <text:p>11.567967</text:p>
          </table:table-cell>
          <table:table-cell office:value-type="float" office:value="229871" calcext:value-type="float">
            <text:p>229871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905628" calcext:value-type="float">
            <text:p>-90.905628</text:p>
          </table:table-cell>
          <table:table-cell/>
          <table:table-cell office:value-type="float" office:value="1.720862" calcext:value-type="float">
            <text:p>1.720862</text:p>
          </table:table-cell>
          <table:table-cell/>
          <table:table-cell office:value-type="float" office:value="6.232273" calcext:value-type="float">
            <text:p>6.2322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892833" calcext:value-type="float">
            <text:p>87.892833</text:p>
          </table:table-cell>
          <table:table-cell/>
          <table:table-cell office:value-type="float" office:value="1.747123" calcext:value-type="float">
            <text:p>1.747123</text:p>
          </table:table-cell>
          <table:table-cell/>
          <table:table-cell office:value-type="float" office:value="5.996373" calcext:value-type="float">
            <text:p>5.99637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905183" calcext:value-type="float">
            <text:p>-90.905183</text:p>
          </table:table-cell>
          <table:table-cell office:value-type="float" office:value="-90.981" calcext:value-type="float">
            <text:p>-90.981</text:p>
          </table:table-cell>
          <table:table-cell office:value-type="float" office:value="-90.905183" calcext:value-type="float">
            <text:p>-90.905183</text:p>
          </table:table-cell>
          <table:table-cell office:value-type="float" office:value="-90.981" calcext:value-type="float">
            <text:p>-90.981</text:p>
          </table:table-cell>
          <table:table-cell office:value-type="float" office:value="-90.905628" calcext:value-type="float">
            <text:p>-90.905628</text:p>
          </table:table-cell>
          <table:table-cell office:value-type="float" office:value="1.720797" calcext:value-type="float">
            <text:p>1.720797</text:p>
          </table:table-cell>
          <table:table-cell office:value-type="float" office:value="1.720862" calcext:value-type="float">
            <text:p>1.720862</text:p>
          </table:table-cell>
          <table:table-cell office:value-type="float" office:value="6.232277" calcext:value-type="float">
            <text:p>6.232277</text:p>
          </table:table-cell>
          <table:table-cell office:value-type="float" office:value="6.232273" calcext:value-type="float">
            <text:p>6.232273</text:p>
          </table:table-cell>
          <table:table-cell office:value-type="float" office:value="15.503384" calcext:value-type="float">
            <text:p>15.503384</text:p>
          </table:table-cell>
          <table:table-cell office:value-type="float" office:value="229159" calcext:value-type="float">
            <text:p>22915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012" calcext:value-type="float">
            <text:p>87.893012</text:p>
          </table:table-cell>
          <table:table-cell office:value-type="float" office:value="87.894" calcext:value-type="float">
            <text:p>87.894</text:p>
          </table:table-cell>
          <table:table-cell office:value-type="float" office:value="87.893012" calcext:value-type="float">
            <text:p>87.893012</text:p>
          </table:table-cell>
          <table:table-cell office:value-type="float" office:value="87.894" calcext:value-type="float">
            <text:p>87.894</text:p>
          </table:table-cell>
          <table:table-cell office:value-type="float" office:value="87.892833" calcext:value-type="float">
            <text:p>87.892833</text:p>
          </table:table-cell>
          <table:table-cell office:value-type="float" office:value="1.746928" calcext:value-type="float">
            <text:p>1.746928</text:p>
          </table:table-cell>
          <table:table-cell office:value-type="float" office:value="1.747123" calcext:value-type="float">
            <text:p>1.747123</text:p>
          </table:table-cell>
          <table:table-cell office:value-type="float" office:value="5.996381" calcext:value-type="float">
            <text:p>5.996381</text:p>
          </table:table-cell>
          <table:table-cell office:value-type="float" office:value="5.996373" calcext:value-type="float">
            <text:p>5.996373</text:p>
          </table:table-cell>
          <table:table-cell office:value-type="float" office:value="11.559971" calcext:value-type="float">
            <text:p>11.559971</text:p>
          </table:table-cell>
          <table:table-cell office:value-type="float" office:value="229873" calcext:value-type="float">
            <text:p>229873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5628" calcext:value-type="float">
            <text:p>-90.905628</text:p>
          </table:table-cell>
          <table:table-cell office:value-type="float" office:value="-90.938" calcext:value-type="float">
            <text:p>-90.938</text:p>
          </table:table-cell>
          <table:table-cell office:value-type="float" office:value="-90.905628" calcext:value-type="float">
            <text:p>-90.905628</text:p>
          </table:table-cell>
          <table:table-cell office:value-type="float" office:value="-90.938" calcext:value-type="float">
            <text:p>-90.938</text:p>
          </table:table-cell>
          <table:table-cell office:value-type="float" office:value="-90.903842" calcext:value-type="float">
            <text:p>-90.903842</text:p>
          </table:table-cell>
          <table:table-cell office:value-type="float" office:value="1.720782" calcext:value-type="float">
            <text:p>1.720782</text:p>
          </table:table-cell>
          <table:table-cell office:value-type="float" office:value="1.72083" calcext:value-type="float">
            <text:p>1.72083</text:p>
          </table:table-cell>
          <table:table-cell office:value-type="float" office:value="6.232278" calcext:value-type="float">
            <text:p>6.232278</text:p>
          </table:table-cell>
          <table:table-cell office:value-type="float" office:value="6.232275" calcext:value-type="float">
            <text:p>6.232275</text:p>
          </table:table-cell>
          <table:table-cell office:value-type="float" office:value="15.436536" calcext:value-type="float">
            <text:p>15.436536</text:p>
          </table:table-cell>
          <table:table-cell office:value-type="float" office:value="229161" calcext:value-type="float">
            <text:p>22916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2833" calcext:value-type="float">
            <text:p>87.892833</text:p>
          </table:table-cell>
          <table:table-cell office:value-type="float" office:value="87.914" calcext:value-type="float">
            <text:p>87.914</text:p>
          </table:table-cell>
          <table:table-cell office:value-type="float" office:value="87.892833" calcext:value-type="float">
            <text:p>87.892833</text:p>
          </table:table-cell>
          <table:table-cell office:value-type="float" office:value="87.914" calcext:value-type="float">
            <text:p>87.914</text:p>
          </table:table-cell>
          <table:table-cell office:value-type="float" office:value="87.892835" calcext:value-type="float">
            <text:p>87.892835</text:p>
          </table:table-cell>
          <table:table-cell office:value-type="float" office:value="1.746922" calcext:value-type="float">
            <text:p>1.746922</text:p>
          </table:table-cell>
          <table:table-cell office:value-type="float" office:value="1.747026" calcext:value-type="float">
            <text:p>1.747026</text:p>
          </table:table-cell>
          <table:table-cell office:value-type="float" office:value="5.996381" calcext:value-type="float">
            <text:p>5.996381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11.583295" calcext:value-type="float">
            <text:p>11.583295</text:p>
          </table:table-cell>
          <table:table-cell office:value-type="float" office:value="229875" calcext:value-type="float">
            <text:p>229875</text:p>
          </table:table-cell>
          <table:table-cell office:value-type="float" office:value="1.819854" calcext:value-type="float">
            <text:p>1.819854</text:p>
          </table:table-cell>
          <table:table-cell table:number-columns-repeated="6"/>
          <table:table-cell office:value-type="float" office:value="-90.904244" calcext:value-type="float">
            <text:p>-90.904244</text:p>
          </table:table-cell>
          <table:table-cell/>
          <table:table-cell office:value-type="float" office:value="1.720806" calcext:value-type="float">
            <text:p>1.720806</text:p>
          </table:table-cell>
          <table:table-cell/>
          <table:table-cell office:value-type="float" office:value="6.232277" calcext:value-type="float">
            <text:p>6.2322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7.893194" calcext:value-type="float">
            <text:p>87.893194</text:p>
          </table:table-cell>
          <table:table-cell/>
          <table:table-cell office:value-type="float" office:value="1.746974" calcext:value-type="float">
            <text:p>1.746974</text:p>
          </table:table-cell>
          <table:table-cell/>
          <table:table-cell office:value-type="float" office:value="5.996379" calcext:value-type="float">
            <text:p>5.99637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90.903842" calcext:value-type="float">
            <text:p>-90.903842</text:p>
          </table:table-cell>
          <table:table-cell office:value-type="float" office:value="-90.992" calcext:value-type="float">
            <text:p>-90.992</text:p>
          </table:table-cell>
          <table:table-cell office:value-type="float" office:value="-90.903842" calcext:value-type="float">
            <text:p>-90.903842</text:p>
          </table:table-cell>
          <table:table-cell office:value-type="float" office:value="-90.992" calcext:value-type="float">
            <text:p>-90.992</text:p>
          </table:table-cell>
          <table:table-cell office:value-type="float" office:value="-90.904244" calcext:value-type="float">
            <text:p>-90.904244</text:p>
          </table:table-cell>
          <table:table-cell office:value-type="float" office:value="1.720843" calcext:value-type="float">
            <text:p>1.720843</text:p>
          </table:table-cell>
          <table:table-cell office:value-type="float" office:value="1.720806" calcext:value-type="float">
            <text:p>1.720806</text:p>
          </table:table-cell>
          <table:table-cell office:value-type="float" office:value="6.232275" calcext:value-type="float">
            <text:p>6.232275</text:p>
          </table:table-cell>
          <table:table-cell office:value-type="float" office:value="6.232277" calcext:value-type="float">
            <text:p>6.232277</text:p>
          </table:table-cell>
          <table:table-cell office:value-type="float" office:value="15.522374" calcext:value-type="float">
            <text:p>15.522374</text:p>
          </table:table-cell>
          <table:table-cell office:value-type="float" office:value="229162" calcext:value-type="float">
            <text:p>22916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2835" calcext:value-type="float">
            <text:p>87.892835</text:p>
          </table:table-cell>
          <table:table-cell office:value-type="float" office:value="87.929" calcext:value-type="float">
            <text:p>87.929</text:p>
          </table:table-cell>
          <table:table-cell office:value-type="float" office:value="87.892835" calcext:value-type="float">
            <text:p>87.892835</text:p>
          </table:table-cell>
          <table:table-cell office:value-type="float" office:value="87.929" calcext:value-type="float">
            <text:p>87.929</text:p>
          </table:table-cell>
          <table:table-cell office:value-type="float" office:value="87.893194" calcext:value-type="float">
            <text:p>87.893194</text:p>
          </table:table-cell>
          <table:table-cell office:value-type="float" office:value="1.746922" calcext:value-type="float">
            <text:p>1.746922</text:p>
          </table:table-cell>
          <table:table-cell office:value-type="float" office:value="1.746974" calcext:value-type="float">
            <text:p>1.746974</text:p>
          </table:table-cell>
          <table:table-cell office:value-type="float" office:value="5.996381" calcext:value-type="float">
            <text:p>5.996381</text:p>
          </table:table-cell>
          <table:table-cell office:value-type="float" office:value="5.996379" calcext:value-type="float">
            <text:p>5.996379</text:p>
          </table:table-cell>
          <table:table-cell office:value-type="float" office:value="11.600632" calcext:value-type="float">
            <text:p>11.600632</text:p>
          </table:table-cell>
          <table:table-cell office:value-type="float" office:value="229876" calcext:value-type="float">
            <text:p>229876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4244" calcext:value-type="float">
            <text:p>-90.90424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904244" calcext:value-type="float">
            <text:p>-90.90424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905325" calcext:value-type="float">
            <text:p>-90.905325</text:p>
          </table:table-cell>
          <table:table-cell office:value-type="float" office:value="1.720829" calcext:value-type="float">
            <text:p>1.720829</text:p>
          </table:table-cell>
          <table:table-cell office:value-type="float" office:value="1.720824" calcext:value-type="float">
            <text:p>1.720824</text:p>
          </table:table-cell>
          <table:table-cell office:value-type="float" office:value="6.232275" calcext:value-type="float">
            <text:p>6.232275</text:p>
          </table:table-cell>
          <table:table-cell office:value-type="float" office:value="6.232276" calcext:value-type="float">
            <text:p>6.232276</text:p>
          </table:table-cell>
          <table:table-cell office:value-type="float" office:value="15.38943" calcext:value-type="float">
            <text:p>15.38943</text:p>
          </table:table-cell>
          <table:table-cell office:value-type="float" office:value="229164" calcext:value-type="float">
            <text:p>22916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table:number-columns-repeated="5"/>
          <table:table-cell office:value-type="float" office:value="87.896547" calcext:value-type="float">
            <text:p>87.896547</text:p>
          </table:table-cell>
          <table:table-cell/>
          <table:table-cell office:value-type="float" office:value="1.746948" calcext:value-type="float">
            <text:p>1.746948</text:p>
          </table:table-cell>
          <table:table-cell/>
          <table:table-cell office:value-type="float" office:value="5.99638" calcext:value-type="float">
            <text:p>5.99638</text:p>
          </table:table-cell>
          <table:table-cell table:number-columns-repeated="9"/>
          <table:table-cell office:value-type="float" office:value="-90.905334" calcext:value-type="float">
            <text:p>-90.905334</text:p>
          </table:table-cell>
          <table:table-cell/>
          <table:table-cell office:value-type="float" office:value="1.720827" calcext:value-type="float">
            <text:p>1.720827</text:p>
          </table:table-cell>
          <table:table-cell/>
          <table:table-cell office:value-type="float" office:value="6.232276" calcext:value-type="float">
            <text:p>6.2322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194" calcext:value-type="float">
            <text:p>87.893194</text:p>
          </table:table-cell>
          <table:table-cell office:value-type="float" office:value="87.885" calcext:value-type="float">
            <text:p>87.885</text:p>
          </table:table-cell>
          <table:table-cell office:value-type="float" office:value="87.893194" calcext:value-type="float">
            <text:p>87.893194</text:p>
          </table:table-cell>
          <table:table-cell office:value-type="float" office:value="87.885" calcext:value-type="float">
            <text:p>87.885</text:p>
          </table:table-cell>
          <table:table-cell office:value-type="float" office:value="87.896547" calcext:value-type="float">
            <text:p>87.896547</text:p>
          </table:table-cell>
          <table:table-cell office:value-type="float" office:value="1.746935" calcext:value-type="float">
            <text:p>1.746935</text:p>
          </table:table-cell>
          <table:table-cell office:value-type="float" office:value="1.746948" calcext:value-type="float">
            <text:p>1.746948</text:p>
          </table:table-cell>
          <table:table-cell office:value-type="float" office:value="5.996381" calcext:value-type="float">
            <text:p>5.996381</text:p>
          </table:table-cell>
          <table:table-cell office:value-type="float" office:value="5.99638" calcext:value-type="float">
            <text:p>5.99638</text:p>
          </table:table-cell>
          <table:table-cell office:value-type="float" office:value="11.5683" calcext:value-type="float">
            <text:p>11.5683</text:p>
          </table:table-cell>
          <table:table-cell office:value-type="float" office:value="229877" calcext:value-type="float">
            <text:p>229877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5325" calcext:value-type="float">
            <text:p>-90.905325</text:p>
          </table:table-cell>
          <table:table-cell office:value-type="float" office:value="-90.942" calcext:value-type="float">
            <text:p>-90.942</text:p>
          </table:table-cell>
          <table:table-cell office:value-type="float" office:value="-90.905325" calcext:value-type="float">
            <text:p>-90.905325</text:p>
          </table:table-cell>
          <table:table-cell office:value-type="float" office:value="-90.942" calcext:value-type="float">
            <text:p>-90.942</text:p>
          </table:table-cell>
          <table:table-cell office:value-type="float" office:value="-90.905334" calcext:value-type="float">
            <text:p>-90.905334</text:p>
          </table:table-cell>
          <table:table-cell office:value-type="float" office:value="1.720792" calcext:value-type="float">
            <text:p>1.720792</text:p>
          </table:table-cell>
          <table:table-cell office:value-type="float" office:value="1.720827" calcext:value-type="float">
            <text:p>1.720827</text:p>
          </table:table-cell>
          <table:table-cell office:value-type="float" office:value="6.232278" calcext:value-type="float">
            <text:p>6.232278</text:p>
          </table:table-cell>
          <table:table-cell office:value-type="float" office:value="6.232276" calcext:value-type="float">
            <text:p>6.232276</text:p>
          </table:table-cell>
          <table:table-cell office:value-type="float" office:value="15.443158" calcext:value-type="float">
            <text:p>15.443158</text:p>
          </table:table-cell>
          <table:table-cell office:value-type="float" office:value="229165" calcext:value-type="float">
            <text:p>22916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6547" calcext:value-type="float">
            <text:p>87.896547</text:p>
          </table:table-cell>
          <table:table-cell office:value-type="float" office:value="87.884" calcext:value-type="float">
            <text:p>87.884</text:p>
          </table:table-cell>
          <table:table-cell office:value-type="float" office:value="87.896547" calcext:value-type="float">
            <text:p>87.896547</text:p>
          </table:table-cell>
          <table:table-cell office:value-type="float" office:value="87.884" calcext:value-type="float">
            <text:p>87.884</text:p>
          </table:table-cell>
          <table:table-cell office:value-type="float" office:value="87.896398" calcext:value-type="float">
            <text:p>87.896398</text:p>
          </table:table-cell>
          <table:table-cell office:value-type="float" office:value="1.747065" calcext:value-type="float">
            <text:p>1.747065</text:p>
          </table:table-cell>
          <table:table-cell office:value-type="float" office:value="1.746942" calcext:value-type="float">
            <text:p>1.746942</text:p>
          </table:table-cell>
          <table:table-cell office:value-type="float" office:value="5.996375" calcext:value-type="float">
            <text:p>5.996375</text:p>
          </table:table-cell>
          <table:table-cell office:value-type="float" office:value="5.99638" calcext:value-type="float">
            <text:p>5.99638</text:p>
          </table:table-cell>
          <table:table-cell office:value-type="float" office:value="11.573332" calcext:value-type="float">
            <text:p>11.573332</text:p>
          </table:table-cell>
          <table:table-cell office:value-type="float" office:value="229879" calcext:value-type="float">
            <text:p>229879</text:p>
          </table:table-cell>
          <table:table-cell office:value-type="float" office:value="1.819854" calcext:value-type="float">
            <text:p>1.8198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5334" calcext:value-type="float">
            <text:p>-90.905334</text:p>
          </table:table-cell>
          <table:table-cell office:value-type="float" office:value="-90.883" calcext:value-type="float">
            <text:p>-90.883</text:p>
          </table:table-cell>
          <table:table-cell office:value-type="float" office:value="-90.905334" calcext:value-type="float">
            <text:p>-90.905334</text:p>
          </table:table-cell>
          <table:table-cell office:value-type="float" office:value="-90.883" calcext:value-type="float">
            <text:p>-90.883</text:p>
          </table:table-cell>
          <table:table-cell office:value-type="float" office:value="-90.903056" calcext:value-type="float">
            <text:p>-90.903056</text:p>
          </table:table-cell>
          <table:table-cell office:value-type="float" office:value="1.718252" calcext:value-type="float">
            <text:p>1.718252</text:p>
          </table:table-cell>
          <table:table-cell office:value-type="float" office:value="1.72081" calcext:value-type="float">
            <text:p>1.72081</text:p>
          </table:table-cell>
          <table:table-cell office:value-type="float" office:value="6.232318" calcext:value-type="float">
            <text:p>6.232318</text:p>
          </table:table-cell>
          <table:table-cell office:value-type="float" office:value="6.232277" calcext:value-type="float">
            <text:p>6.232277</text:p>
          </table:table-cell>
          <table:table-cell office:value-type="float" office:value="15.42378" calcext:value-type="float">
            <text:p>15.42378</text:p>
          </table:table-cell>
          <table:table-cell office:value-type="float" office:value="229167" calcext:value-type="float">
            <text:p>229167</text:p>
          </table:table-cell>
          <table:table-cell office:value-type="float" office:value="2.298676" calcext:value-type="float">
            <text:p>2.298676</text:p>
          </table:table-cell>
        </table:table-row>
        <table:table-row table:style-name="ro1">
          <table:table-cell table:number-columns-repeated="5"/>
          <table:table-cell office:value-type="float" office:value="87.896208" calcext:value-type="float">
            <text:p>87.896208</text:p>
          </table:table-cell>
          <table:table-cell/>
          <table:table-cell office:value-type="float" office:value="1.747003" calcext:value-type="float">
            <text:p>1.747003</text:p>
          </table:table-cell>
          <table:table-cell/>
          <table:table-cell office:value-type="float" office:value="5.996378" calcext:value-type="float">
            <text:p>5.99637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6398" calcext:value-type="float">
            <text:p>87.896398</text:p>
          </table:table-cell>
          <table:table-cell office:value-type="float" office:value="87.895" calcext:value-type="float">
            <text:p>87.895</text:p>
          </table:table-cell>
          <table:table-cell office:value-type="float" office:value="87.896398" calcext:value-type="float">
            <text:p>87.896398</text:p>
          </table:table-cell>
          <table:table-cell office:value-type="float" office:value="87.895" calcext:value-type="float">
            <text:p>87.895</text:p>
          </table:table-cell>
          <table:table-cell office:value-type="float" office:value="87.893462" calcext:value-type="float">
            <text:p>87.893462</text:p>
          </table:table-cell>
          <table:table-cell office:value-type="float" office:value="1.747059" calcext:value-type="float">
            <text:p>1.747059</text:p>
          </table:table-cell>
          <table:table-cell office:value-type="float" office:value="1.747003" calcext:value-type="float">
            <text:p>1.747003</text:p>
          </table:table-cell>
          <table:table-cell office:value-type="float" office:value="5.996375" calcext:value-type="float">
            <text:p>5.996375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11.560445" calcext:value-type="float">
            <text:p>11.560445</text:p>
          </table:table-cell>
          <table:table-cell office:value-type="float" office:value="229880" calcext:value-type="float">
            <text:p>229880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462" calcext:value-type="float">
            <text:p>87.893462</text:p>
          </table:table-cell>
          <table:table-cell office:value-type="float" office:value="87.89" calcext:value-type="float">
            <text:p>87.89</text:p>
          </table:table-cell>
          <table:table-cell office:value-type="float" office:value="87.893462" calcext:value-type="float">
            <text:p>87.893462</text:p>
          </table:table-cell>
          <table:table-cell office:value-type="float" office:value="87.89" calcext:value-type="float">
            <text:p>87.89</text:p>
          </table:table-cell>
          <table:table-cell office:value-type="float" office:value="87.893441" calcext:value-type="float">
            <text:p>87.893441</text:p>
          </table:table-cell>
          <table:table-cell office:value-type="float" office:value="1.746946" calcext:value-type="float">
            <text:p>1.746946</text:p>
          </table:table-cell>
          <table:table-cell office:value-type="float" office:value="1.747031" calcext:value-type="float">
            <text:p>1.747031</text:p>
          </table:table-cell>
          <table:table-cell office:value-type="float" office:value="5.99638" calcext:value-type="float">
            <text:p>5.99638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11.56283" calcext:value-type="float">
            <text:p>11.56283</text:p>
          </table:table-cell>
          <table:table-cell office:value-type="float" office:value="229882" calcext:value-type="float">
            <text:p>229882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896082" calcext:value-type="float">
            <text:p>87.896082</text:p>
          </table:table-cell>
          <table:table-cell/>
          <table:table-cell office:value-type="float" office:value="1.746988" calcext:value-type="float">
            <text:p>1.746988</text:p>
          </table:table-cell>
          <table:table-cell/>
          <table:table-cell office:value-type="float" office:value="5.996378" calcext:value-type="float">
            <text:p>5.99637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441" calcext:value-type="float">
            <text:p>87.893441</text:p>
          </table:table-cell>
          <table:table-cell office:value-type="float" office:value="87.912" calcext:value-type="float">
            <text:p>87.912</text:p>
          </table:table-cell>
          <table:table-cell office:value-type="float" office:value="87.893441" calcext:value-type="float">
            <text:p>87.893441</text:p>
          </table:table-cell>
          <table:table-cell office:value-type="float" office:value="87.912" calcext:value-type="float">
            <text:p>87.912</text:p>
          </table:table-cell>
          <table:table-cell office:value-type="float" office:value="87.893336" calcext:value-type="float">
            <text:p>87.893336</text:p>
          </table:table-cell>
          <table:table-cell office:value-type="float" office:value="1.746945" calcext:value-type="float">
            <text:p>1.746945</text:p>
          </table:table-cell>
          <table:table-cell office:value-type="float" office:value="1.746988" calcext:value-type="float">
            <text:p>1.746988</text:p>
          </table:table-cell>
          <table:table-cell office:value-type="float" office:value="5.99638" calcext:value-type="float">
            <text:p>5.99638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11.580281" calcext:value-type="float">
            <text:p>11.580281</text:p>
          </table:table-cell>
          <table:table-cell office:value-type="float" office:value="229883" calcext:value-type="float">
            <text:p>229883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336" calcext:value-type="float">
            <text:p>87.893336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893336" calcext:value-type="float">
            <text:p>87.893336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893629" calcext:value-type="float">
            <text:p>87.893629</text:p>
          </table:table-cell>
          <table:table-cell office:value-type="float" office:value="1.746941" calcext:value-type="float">
            <text:p>1.746941</text:p>
          </table:table-cell>
          <table:table-cell office:value-type="float" office:value="1.746967" calcext:value-type="float">
            <text:p>1.746967</text:p>
          </table:table-cell>
          <table:table-cell office:value-type="float" office:value="5.996381" calcext:value-type="float">
            <text:p>5.996381</text:p>
          </table:table-cell>
          <table:table-cell office:value-type="float" office:value="5.996379" calcext:value-type="float">
            <text:p>5.996379</text:p>
          </table:table-cell>
          <table:table-cell office:value-type="float" office:value="11.613923" calcext:value-type="float">
            <text:p>11.613923</text:p>
          </table:table-cell>
          <table:table-cell office:value-type="float" office:value="229885" calcext:value-type="float">
            <text:p>229885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894408" calcext:value-type="float">
            <text:p>87.894408</text:p>
          </table:table-cell>
          <table:table-cell/>
          <table:table-cell office:value-type="float" office:value="1.746954" calcext:value-type="float">
            <text:p>1.746954</text:p>
          </table:table-cell>
          <table:table-cell/>
          <table:table-cell office:value-type="float" office:value="5.99638" calcext:value-type="float">
            <text:p>5.9963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3629" calcext:value-type="float">
            <text:p>87.893629</text:p>
          </table:table-cell>
          <table:table-cell office:value-type="float" office:value="87.922" calcext:value-type="float">
            <text:p>87.922</text:p>
          </table:table-cell>
          <table:table-cell office:value-type="float" office:value="87.893629" calcext:value-type="float">
            <text:p>87.893629</text:p>
          </table:table-cell>
          <table:table-cell office:value-type="float" office:value="87.922" calcext:value-type="float">
            <text:p>87.922</text:p>
          </table:table-cell>
          <table:table-cell office:value-type="float" office:value="87.894408" calcext:value-type="float">
            <text:p>87.894408</text:p>
          </table:table-cell>
          <table:table-cell office:value-type="float" office:value="1.746952" calcext:value-type="float">
            <text:p>1.746952</text:p>
          </table:table-cell>
          <table:table-cell office:value-type="float" office:value="1.746954" calcext:value-type="float">
            <text:p>1.746954</text:p>
          </table:table-cell>
          <table:table-cell table:number-columns-repeated="2" office:value-type="float" office:value="5.99638" calcext:value-type="float">
            <text:p>5.99638</text:p>
          </table:table-cell>
          <table:table-cell office:value-type="float" office:value="11.591622" calcext:value-type="float">
            <text:p>11.591622</text:p>
          </table:table-cell>
          <table:table-cell office:value-type="float" office:value="229886" calcext:value-type="float">
            <text:p>229886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4408" calcext:value-type="float">
            <text:p>87.894408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894408" calcext:value-type="float">
            <text:p>87.894408</text:p>
          </table:table-cell>
          <table:table-cell office:value-type="float" office:value="87.898" calcext:value-type="float">
            <text:p>87.898</text:p>
          </table:table-cell>
          <table:table-cell office:value-type="float" office:value="87.89485" calcext:value-type="float">
            <text:p>87.89485</text:p>
          </table:table-cell>
          <table:table-cell office:value-type="float" office:value="1.746982" calcext:value-type="float">
            <text:p>1.746982</text:p>
          </table:table-cell>
          <table:table-cell office:value-type="float" office:value="1.746953" calcext:value-type="float">
            <text:p>1.746953</text:p>
          </table:table-cell>
          <table:table-cell office:value-type="float" office:value="5.996379" calcext:value-type="float">
            <text:p>5.996379</text:p>
          </table:table-cell>
          <table:table-cell office:value-type="float" office:value="5.99638" calcext:value-type="float">
            <text:p>5.99638</text:p>
          </table:table-cell>
          <table:table-cell office:value-type="float" office:value="11.562981" calcext:value-type="float">
            <text:p>11.562981</text:p>
          </table:table-cell>
          <table:table-cell office:value-type="float" office:value="229888" calcext:value-type="float">
            <text:p>229888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894904" calcext:value-type="float">
            <text:p>87.894904</text:p>
          </table:table-cell>
          <table:table-cell/>
          <table:table-cell office:value-type="float" office:value="1.746968" calcext:value-type="float">
            <text:p>1.746968</text:p>
          </table:table-cell>
          <table:table-cell/>
          <table:table-cell office:value-type="float" office:value="5.996379" calcext:value-type="float">
            <text:p>5.996379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485" calcext:value-type="float">
            <text:p>87.89485</text:p>
          </table:table-cell>
          <table:table-cell office:value-type="float" office:value="87.902" calcext:value-type="float">
            <text:p>87.902</text:p>
          </table:table-cell>
          <table:table-cell office:value-type="float" office:value="87.89485" calcext:value-type="float">
            <text:p>87.89485</text:p>
          </table:table-cell>
          <table:table-cell office:value-type="float" office:value="87.902" calcext:value-type="float">
            <text:p>87.902</text:p>
          </table:table-cell>
          <table:table-cell office:value-type="float" office:value="87.894904" calcext:value-type="float">
            <text:p>87.894904</text:p>
          </table:table-cell>
          <table:table-cell office:value-type="float" office:value="1.746999" calcext:value-type="float">
            <text:p>1.746999</text:p>
          </table:table-cell>
          <table:table-cell office:value-type="float" office:value="1.746968" calcext:value-type="float">
            <text:p>1.746968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5.996379" calcext:value-type="float">
            <text:p>5.996379</text:p>
          </table:table-cell>
          <table:table-cell office:value-type="float" office:value="11.567093" calcext:value-type="float">
            <text:p>11.567093</text:p>
          </table:table-cell>
          <table:table-cell office:value-type="float" office:value="229889" calcext:value-type="float">
            <text:p>229889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4904" calcext:value-type="float">
            <text:p>87.894904</text:p>
          </table:table-cell>
          <table:table-cell office:value-type="float" office:value="87.943" calcext:value-type="float">
            <text:p>87.943</text:p>
          </table:table-cell>
          <table:table-cell office:value-type="float" office:value="87.894904" calcext:value-type="float">
            <text:p>87.894904</text:p>
          </table:table-cell>
          <table:table-cell office:value-type="float" office:value="87.943" calcext:value-type="float">
            <text:p>87.943</text:p>
          </table:table-cell>
          <table:table-cell office:value-type="float" office:value="87.895025" calcext:value-type="float">
            <text:p>87.895025</text:p>
          </table:table-cell>
          <table:table-cell office:value-type="float" office:value="1.747001" calcext:value-type="float">
            <text:p>1.747001</text:p>
          </table:table-cell>
          <table:table-cell office:value-type="float" office:value="1.746983" calcext:value-type="float">
            <text:p>1.746983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5.996379" calcext:value-type="float">
            <text:p>5.996379</text:p>
          </table:table-cell>
          <table:table-cell office:value-type="float" office:value="11.614422" calcext:value-type="float">
            <text:p>11.614422</text:p>
          </table:table-cell>
          <table:table-cell office:value-type="float" office:value="229891" calcext:value-type="float">
            <text:p>229891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895837" calcext:value-type="float">
            <text:p>87.895837</text:p>
          </table:table-cell>
          <table:table-cell/>
          <table:table-cell office:value-type="float" office:value="1.746992" calcext:value-type="float">
            <text:p>1.746992</text:p>
          </table:table-cell>
          <table:table-cell/>
          <table:table-cell office:value-type="float" office:value="5.996378" calcext:value-type="float">
            <text:p>5.99637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5025" calcext:value-type="float">
            <text:p>87.895025</text:p>
          </table:table-cell>
          <table:table-cell office:value-type="float" office:value="87.937" calcext:value-type="float">
            <text:p>87.937</text:p>
          </table:table-cell>
          <table:table-cell office:value-type="float" office:value="87.895025" calcext:value-type="float">
            <text:p>87.895025</text:p>
          </table:table-cell>
          <table:table-cell office:value-type="float" office:value="87.937" calcext:value-type="float">
            <text:p>87.937</text:p>
          </table:table-cell>
          <table:table-cell office:value-type="float" office:value="87.895837" calcext:value-type="float">
            <text:p>87.895837</text:p>
          </table:table-cell>
          <table:table-cell office:value-type="float" office:value="1.747006" calcext:value-type="float">
            <text:p>1.747006</text:p>
          </table:table-cell>
          <table:table-cell office:value-type="float" office:value="1.746992" calcext:value-type="float">
            <text:p>1.746992</text:p>
          </table:table-cell>
          <table:table-cell table:number-columns-repeated="2" office:value-type="float" office:value="5.996378" calcext:value-type="float">
            <text:p>5.996378</text:p>
          </table:table-cell>
          <table:table-cell office:value-type="float" office:value="11.607348" calcext:value-type="float">
            <text:p>11.607348</text:p>
          </table:table-cell>
          <table:table-cell office:value-type="float" office:value="229892" calcext:value-type="float">
            <text:p>229892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5837" calcext:value-type="float">
            <text:p>87.895837</text:p>
          </table:table-cell>
          <table:table-cell office:value-type="float" office:value="87.947" calcext:value-type="float">
            <text:p>87.947</text:p>
          </table:table-cell>
          <table:table-cell office:value-type="float" office:value="87.895837" calcext:value-type="float">
            <text:p>87.895837</text:p>
          </table:table-cell>
          <table:table-cell office:value-type="float" office:value="87.947" calcext:value-type="float">
            <text:p>87.947</text:p>
          </table:table-cell>
          <table:table-cell office:value-type="float" office:value="87.896534" calcext:value-type="float">
            <text:p>87.896534</text:p>
          </table:table-cell>
          <table:table-cell office:value-type="float" office:value="1.747037" calcext:value-type="float">
            <text:p>1.747037</text:p>
          </table:table-cell>
          <table:table-cell office:value-type="float" office:value="1.746999" calcext:value-type="float">
            <text:p>1.746999</text:p>
          </table:table-cell>
          <table:table-cell office:value-type="float" office:value="5.996376" calcext:value-type="float">
            <text:p>5.996376</text:p>
          </table:table-cell>
          <table:table-cell office:value-type="float" office:value="5.996378" calcext:value-type="float">
            <text:p>5.996378</text:p>
          </table:table-cell>
          <table:table-cell office:value-type="float" office:value="11.617968" calcext:value-type="float">
            <text:p>11.617968</text:p>
          </table:table-cell>
          <table:table-cell office:value-type="float" office:value="229894" calcext:value-type="float">
            <text:p>229894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897388" calcext:value-type="float">
            <text:p>87.897388</text:p>
          </table:table-cell>
          <table:table-cell/>
          <table:table-cell office:value-type="float" office:value="1.747018" calcext:value-type="float">
            <text:p>1.747018</text:p>
          </table:table-cell>
          <table:table-cell/>
          <table:table-cell office:value-type="float" office:value="5.996377" calcext:value-type="float">
            <text:p>5.996377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6534" calcext:value-type="float">
            <text:p>87.896534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896534" calcext:value-type="float">
            <text:p>87.896534</text:p>
          </table:table-cell>
          <table:table-cell office:value-type="float" office:value="87.941" calcext:value-type="float">
            <text:p>87.941</text:p>
          </table:table-cell>
          <table:table-cell office:value-type="float" office:value="87.897388" calcext:value-type="float">
            <text:p>87.897388</text:p>
          </table:table-cell>
          <table:table-cell office:value-type="float" office:value="1.747064" calcext:value-type="float">
            <text:p>1.747064</text:p>
          </table:table-cell>
          <table:table-cell office:value-type="float" office:value="1.747018" calcext:value-type="float">
            <text:p>1.747018</text:p>
          </table:table-cell>
          <table:table-cell office:value-type="float" office:value="5.996375" calcext:value-type="float">
            <text:p>5.996375</text:p>
          </table:table-cell>
          <table:table-cell office:value-type="float" office:value="5.996377" calcext:value-type="float">
            <text:p>5.996377</text:p>
          </table:table-cell>
          <table:table-cell office:value-type="float" office:value="11.610227" calcext:value-type="float">
            <text:p>11.610227</text:p>
          </table:table-cell>
          <table:table-cell office:value-type="float" office:value="229895" calcext:value-type="float">
            <text:p>229895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7388" calcext:value-type="float">
            <text:p>87.897388</text:p>
          </table:table-cell>
          <table:table-cell office:value-type="float" office:value="87.959" calcext:value-type="float">
            <text:p>87.959</text:p>
          </table:table-cell>
          <table:table-cell office:value-type="float" office:value="87.897388" calcext:value-type="float">
            <text:p>87.897388</text:p>
          </table:table-cell>
          <table:table-cell office:value-type="float" office:value="87.959" calcext:value-type="float">
            <text:p>87.959</text:p>
          </table:table-cell>
          <table:table-cell office:value-type="float" office:value="87.898127" calcext:value-type="float">
            <text:p>87.898127</text:p>
          </table:table-cell>
          <table:table-cell office:value-type="float" office:value="1.747097" calcext:value-type="float">
            <text:p>1.747097</text:p>
          </table:table-cell>
          <table:table-cell office:value-type="float" office:value="1.747041" calcext:value-type="float">
            <text:p>1.747041</text:p>
          </table:table-cell>
          <table:table-cell office:value-type="float" office:value="5.996374" calcext:value-type="float">
            <text:p>5.996374</text:p>
          </table:table-cell>
          <table:table-cell office:value-type="float" office:value="5.996376" calcext:value-type="float">
            <text:p>5.996376</text:p>
          </table:table-cell>
          <table:table-cell office:value-type="float" office:value="11.630045" calcext:value-type="float">
            <text:p>11.630045</text:p>
          </table:table-cell>
          <table:table-cell office:value-type="float" office:value="229897" calcext:value-type="float">
            <text:p>229897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899156" calcext:value-type="float">
            <text:p>87.899156</text:p>
          </table:table-cell>
          <table:table-cell/>
          <table:table-cell office:value-type="float" office:value="1.747069" calcext:value-type="float">
            <text:p>1.747069</text:p>
          </table:table-cell>
          <table:table-cell/>
          <table:table-cell office:value-type="float" office:value="5.996375" calcext:value-type="float">
            <text:p>5.99637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8127" calcext:value-type="float">
            <text:p>87.898127</text:p>
          </table:table-cell>
          <table:table-cell office:value-type="float" office:value="87.956" calcext:value-type="float">
            <text:p>87.956</text:p>
          </table:table-cell>
          <table:table-cell office:value-type="float" office:value="87.898127" calcext:value-type="float">
            <text:p>87.898127</text:p>
          </table:table-cell>
          <table:table-cell office:value-type="float" office:value="87.956" calcext:value-type="float">
            <text:p>87.956</text:p>
          </table:table-cell>
          <table:table-cell office:value-type="float" office:value="87.899156" calcext:value-type="float">
            <text:p>87.899156</text:p>
          </table:table-cell>
          <table:table-cell office:value-type="float" office:value="1.747126" calcext:value-type="float">
            <text:p>1.747126</text:p>
          </table:table-cell>
          <table:table-cell office:value-type="float" office:value="1.747069" calcext:value-type="float">
            <text:p>1.747069</text:p>
          </table:table-cell>
          <table:table-cell office:value-type="float" office:value="5.996373" calcext:value-type="float">
            <text:p>5.996373</text:p>
          </table:table-cell>
          <table:table-cell office:value-type="float" office:value="5.996375" calcext:value-type="float">
            <text:p>5.996375</text:p>
          </table:table-cell>
          <table:table-cell office:value-type="float" office:value="11.625724" calcext:value-type="float">
            <text:p>11.625724</text:p>
          </table:table-cell>
          <table:table-cell office:value-type="float" office:value="229898" calcext:value-type="float">
            <text:p>229898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156" calcext:value-type="float">
            <text:p>87.899156</text:p>
          </table:table-cell>
          <table:table-cell office:value-type="float" office:value="87.923" calcext:value-type="float">
            <text:p>87.923</text:p>
          </table:table-cell>
          <table:table-cell office:value-type="float" office:value="87.899156" calcext:value-type="float">
            <text:p>87.899156</text:p>
          </table:table-cell>
          <table:table-cell office:value-type="float" office:value="87.923" calcext:value-type="float">
            <text:p>87.923</text:p>
          </table:table-cell>
          <table:table-cell office:value-type="float" office:value="87.900117" calcext:value-type="float">
            <text:p>87.900117</text:p>
          </table:table-cell>
          <table:table-cell office:value-type="float" office:value="1.747165" calcext:value-type="float">
            <text:p>1.747165</text:p>
          </table:table-cell>
          <table:table-cell office:value-type="float" office:value="1.747097" calcext:value-type="float">
            <text:p>1.747097</text:p>
          </table:table-cell>
          <table:table-cell office:value-type="float" office:value="5.996371" calcext:value-type="float">
            <text:p>5.996371</text:p>
          </table:table-cell>
          <table:table-cell office:value-type="float" office:value="5.996374" calcext:value-type="float">
            <text:p>5.996374</text:p>
          </table:table-cell>
          <table:table-cell office:value-type="float" office:value="11.58639" calcext:value-type="float">
            <text:p>11.58639</text:p>
          </table:table-cell>
          <table:table-cell office:value-type="float" office:value="229900" calcext:value-type="float">
            <text:p>229900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900505" calcext:value-type="float">
            <text:p>87.900505</text:p>
          </table:table-cell>
          <table:table-cell/>
          <table:table-cell office:value-type="float" office:value="1.747131" calcext:value-type="float">
            <text:p>1.747131</text:p>
          </table:table-cell>
          <table:table-cell/>
          <table:table-cell office:value-type="float" office:value="5.996372" calcext:value-type="float">
            <text:p>5.99637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0117" calcext:value-type="float">
            <text:p>87.900117</text:p>
          </table:table-cell>
          <table:table-cell office:value-type="float" office:value="87.937" calcext:value-type="float">
            <text:p>87.937</text:p>
          </table:table-cell>
          <table:table-cell office:value-type="float" office:value="87.900117" calcext:value-type="float">
            <text:p>87.900117</text:p>
          </table:table-cell>
          <table:table-cell office:value-type="float" office:value="87.937" calcext:value-type="float">
            <text:p>87.937</text:p>
          </table:table-cell>
          <table:table-cell office:value-type="float" office:value="87.900505" calcext:value-type="float">
            <text:p>87.900505</text:p>
          </table:table-cell>
          <table:table-cell office:value-type="float" office:value="1.747202" calcext:value-type="float">
            <text:p>1.747202</text:p>
          </table:table-cell>
          <table:table-cell office:value-type="float" office:value="1.747131" calcext:value-type="float">
            <text:p>1.747131</text:p>
          </table:table-cell>
          <table:table-cell office:value-type="float" office:value="5.996369" calcext:value-type="float">
            <text:p>5.996369</text:p>
          </table:table-cell>
          <table:table-cell office:value-type="float" office:value="5.996372" calcext:value-type="float">
            <text:p>5.996372</text:p>
          </table:table-cell>
          <table:table-cell office:value-type="float" office:value="11.601461" calcext:value-type="float">
            <text:p>11.601461</text:p>
          </table:table-cell>
          <table:table-cell office:value-type="float" office:value="229902" calcext:value-type="float">
            <text:p>229902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0505" calcext:value-type="float">
            <text:p>87.900505</text:p>
          </table:table-cell>
          <table:table-cell office:value-type="float" office:value="87.932" calcext:value-type="float">
            <text:p>87.932</text:p>
          </table:table-cell>
          <table:table-cell office:value-type="float" office:value="87.900505" calcext:value-type="float">
            <text:p>87.900505</text:p>
          </table:table-cell>
          <table:table-cell office:value-type="float" office:value="87.932" calcext:value-type="float">
            <text:p>87.932</text:p>
          </table:table-cell>
          <table:table-cell office:value-type="float" office:value="87.901124" calcext:value-type="float">
            <text:p>87.901124</text:p>
          </table:table-cell>
          <table:table-cell office:value-type="float" office:value="1.747217" calcext:value-type="float">
            <text:p>1.747217</text:p>
          </table:table-cell>
          <table:table-cell office:value-type="float" office:value="1.747167" calcext:value-type="float">
            <text:p>1.747167</text:p>
          </table:table-cell>
          <table:table-cell office:value-type="float" office:value="5.996369" calcext:value-type="float">
            <text:p>5.996369</text:p>
          </table:table-cell>
          <table:table-cell office:value-type="float" office:value="5.996371" calcext:value-type="float">
            <text:p>5.996371</text:p>
          </table:table-cell>
          <table:table-cell office:value-type="float" office:value="11.595233" calcext:value-type="float">
            <text:p>11.595233</text:p>
          </table:table-cell>
          <table:table-cell office:value-type="float" office:value="229903" calcext:value-type="float">
            <text:p>229903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901647" calcext:value-type="float">
            <text:p>87.901647</text:p>
          </table:table-cell>
          <table:table-cell/>
          <table:table-cell office:value-type="float" office:value="1.747192" calcext:value-type="float">
            <text:p>1.747192</text:p>
          </table:table-cell>
          <table:table-cell/>
          <table:table-cell office:value-type="float" office:value="5.99637" calcext:value-type="float">
            <text:p>5.99637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1124" calcext:value-type="float">
            <text:p>87.901124</text:p>
          </table:table-cell>
          <table:table-cell office:value-type="float" office:value="87.944" calcext:value-type="float">
            <text:p>87.944</text:p>
          </table:table-cell>
          <table:table-cell office:value-type="float" office:value="87.901124" calcext:value-type="float">
            <text:p>87.901124</text:p>
          </table:table-cell>
          <table:table-cell office:value-type="float" office:value="87.944" calcext:value-type="float">
            <text:p>87.944</text:p>
          </table:table-cell>
          <table:table-cell office:value-type="float" office:value="87.898901" calcext:value-type="float">
            <text:p>87.898901</text:p>
          </table:table-cell>
          <table:table-cell office:value-type="float" office:value="1.747241" calcext:value-type="float">
            <text:p>1.747241</text:p>
          </table:table-cell>
          <table:table-cell office:value-type="float" office:value="1.747192" calcext:value-type="float">
            <text:p>1.747192</text:p>
          </table:table-cell>
          <table:table-cell office:value-type="float" office:value="5.996368" calcext:value-type="float">
            <text:p>5.996368</text:p>
          </table:table-cell>
          <table:table-cell office:value-type="float" office:value="5.99637" calcext:value-type="float">
            <text:p>5.99637</text:p>
          </table:table-cell>
          <table:table-cell office:value-type="float" office:value="11.608389" calcext:value-type="float">
            <text:p>11.608389</text:p>
          </table:table-cell>
          <table:table-cell office:value-type="float" office:value="229904" calcext:value-type="float">
            <text:p>229904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8901" calcext:value-type="float">
            <text:p>87.898901</text:p>
          </table:table-cell>
          <table:table-cell office:value-type="float" office:value="87.918" calcext:value-type="float">
            <text:p>87.918</text:p>
          </table:table-cell>
          <table:table-cell office:value-type="float" office:value="87.898901" calcext:value-type="float">
            <text:p>87.898901</text:p>
          </table:table-cell>
          <table:table-cell office:value-type="float" office:value="87.918" calcext:value-type="float">
            <text:p>87.918</text:p>
          </table:table-cell>
          <table:table-cell office:value-type="float" office:value="87.899618" calcext:value-type="float">
            <text:p>87.899618</text:p>
          </table:table-cell>
          <table:table-cell office:value-type="float" office:value="1.747155" calcext:value-type="float">
            <text:p>1.747155</text:p>
          </table:table-cell>
          <table:table-cell office:value-type="float" office:value="1.747217" calcext:value-type="float">
            <text:p>1.747217</text:p>
          </table:table-cell>
          <table:table-cell office:value-type="float" office:value="5.996371" calcext:value-type="float">
            <text:p>5.996371</text:p>
          </table:table-cell>
          <table:table-cell office:value-type="float" office:value="5.996369" calcext:value-type="float">
            <text:p>5.996369</text:p>
          </table:table-cell>
          <table:table-cell office:value-type="float" office:value="11.580905" calcext:value-type="float">
            <text:p>11.580905</text:p>
          </table:table-cell>
          <table:table-cell office:value-type="float" office:value="229906" calcext:value-type="float">
            <text:p>229906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899884" calcext:value-type="float">
            <text:p>87.899884</text:p>
          </table:table-cell>
          <table:table-cell/>
          <table:table-cell office:value-type="float" office:value="1.747186" calcext:value-type="float">
            <text:p>1.747186</text:p>
          </table:table-cell>
          <table:table-cell/>
          <table:table-cell office:value-type="float" office:value="5.99637" calcext:value-type="float">
            <text:p>5.99637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618" calcext:value-type="float">
            <text:p>87.899618</text:p>
          </table:table-cell>
          <table:table-cell office:value-type="float" office:value="87.949" calcext:value-type="float">
            <text:p>87.949</text:p>
          </table:table-cell>
          <table:table-cell office:value-type="float" office:value="87.899618" calcext:value-type="float">
            <text:p>87.899618</text:p>
          </table:table-cell>
          <table:table-cell office:value-type="float" office:value="87.949" calcext:value-type="float">
            <text:p>87.949</text:p>
          </table:table-cell>
          <table:table-cell office:value-type="float" office:value="87.899884" calcext:value-type="float">
            <text:p>87.899884</text:p>
          </table:table-cell>
          <table:table-cell office:value-type="float" office:value="1.747183" calcext:value-type="float">
            <text:p>1.747183</text:p>
          </table:table-cell>
          <table:table-cell office:value-type="float" office:value="1.747186" calcext:value-type="float">
            <text:p>1.747186</text:p>
          </table:table-cell>
          <table:table-cell table:number-columns-repeated="2" office:value-type="float" office:value="5.99637" calcext:value-type="float">
            <text:p>5.99637</text:p>
          </table:table-cell>
          <table:table-cell office:value-type="float" office:value="11.615909" calcext:value-type="float">
            <text:p>11.615909</text:p>
          </table:table-cell>
          <table:table-cell office:value-type="float" office:value="229907" calcext:value-type="float">
            <text:p>229907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899884" calcext:value-type="float">
            <text:p>87.899884</text:p>
          </table:table-cell>
          <table:table-cell office:value-type="float" office:value="87.916" calcext:value-type="float">
            <text:p>87.916</text:p>
          </table:table-cell>
          <table:table-cell office:value-type="float" office:value="87.899884" calcext:value-type="float">
            <text:p>87.899884</text:p>
          </table:table-cell>
          <table:table-cell office:value-type="float" office:value="87.916" calcext:value-type="float">
            <text:p>87.916</text:p>
          </table:table-cell>
          <table:table-cell office:value-type="float" office:value="87.903438" calcext:value-type="float">
            <text:p>87.903438</text:p>
          </table:table-cell>
          <table:table-cell office:value-type="float" office:value="1.747193" calcext:value-type="float">
            <text:p>1.747193</text:p>
          </table:table-cell>
          <table:table-cell office:value-type="float" office:value="1.747184" calcext:value-type="float">
            <text:p>1.747184</text:p>
          </table:table-cell>
          <table:table-cell table:number-columns-repeated="2" office:value-type="float" office:value="5.99637" calcext:value-type="float">
            <text:p>5.99637</text:p>
          </table:table-cell>
          <table:table-cell office:value-type="float" office:value="11.577458" calcext:value-type="float">
            <text:p>11.577458</text:p>
          </table:table-cell>
          <table:table-cell office:value-type="float" office:value="229909" calcext:value-type="float">
            <text:p>229909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87.903698" calcext:value-type="float">
            <text:p>87.903698</text:p>
          </table:table-cell>
          <table:table-cell/>
          <table:table-cell office:value-type="float" office:value="1.747189" calcext:value-type="float">
            <text:p>1.747189</text:p>
          </table:table-cell>
          <table:table-cell/>
          <table:table-cell office:value-type="float" office:value="5.99637" calcext:value-type="float">
            <text:p>5.99637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3438" calcext:value-type="float">
            <text:p>87.903438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03438" calcext:value-type="float">
            <text:p>87.903438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00952" calcext:value-type="float">
            <text:p>87.900952</text:p>
          </table:table-cell>
          <table:table-cell office:value-type="float" office:value="1.74733" calcext:value-type="float">
            <text:p>1.74733</text:p>
          </table:table-cell>
          <table:table-cell office:value-type="float" office:value="1.747189" calcext:value-type="float">
            <text:p>1.747189</text:p>
          </table:table-cell>
          <table:table-cell office:value-type="float" office:value="5.996364" calcext:value-type="float">
            <text:p>5.996364</text:p>
          </table:table-cell>
          <table:table-cell office:value-type="float" office:value="5.99637" calcext:value-type="float">
            <text:p>5.99637</text:p>
          </table:table-cell>
          <table:table-cell office:value-type="float" office:value="11.582596" calcext:value-type="float">
            <text:p>11.582596</text:p>
          </table:table-cell>
          <table:table-cell office:value-type="float" office:value="229910" calcext:value-type="float">
            <text:p>229910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.900952" calcext:value-type="float">
            <text:p>87.900952</text:p>
          </table:table-cell>
          <table:table-cell office:value-type="float" office:value="87.949" calcext:value-type="float">
            <text:p>87.949</text:p>
          </table:table-cell>
          <table:table-cell office:value-type="float" office:value="87.900952" calcext:value-type="float">
            <text:p>87.900952</text:p>
          </table:table-cell>
          <table:table-cell office:value-type="float" office:value="87.949" calcext:value-type="float">
            <text:p>87.949</text:p>
          </table:table-cell>
          <table:table-cell office:value-type="float" office:value="87.901343" calcext:value-type="float">
            <text:p>87.901343</text:p>
          </table:table-cell>
          <table:table-cell office:value-type="float" office:value="1.747234" calcext:value-type="float">
            <text:p>1.747234</text:p>
          </table:table-cell>
          <table:table-cell office:value-type="float" office:value="1.74726" calcext:value-type="float">
            <text:p>1.74726</text:p>
          </table:table-cell>
          <table:table-cell office:value-type="float" office:value="5.996368" calcext:value-type="float">
            <text:p>5.996368</text:p>
          </table:table-cell>
          <table:table-cell office:value-type="float" office:value="5.996367" calcext:value-type="float">
            <text:p>5.996367</text:p>
          </table:table-cell>
          <table:table-cell office:value-type="float" office:value="11.614367" calcext:value-type="float">
            <text:p>11.614367</text:p>
          </table:table-cell>
          <table:table-cell office:value-type="float" office:value="229912" calcext:value-type="float">
            <text:p>229912</text:p>
          </table:table-cell>
          <table:table-cell office:value-type="float" office:value="1.819854" calcext:value-type="float">
            <text:p>1.819854</text:p>
          </table:table-cell>
          <table:table-cell table:number-columns-repeated="14"/>
        </table:table-row>
      </table:table>
      <table:table table:name="Sheet4" table:style-name="ta1">
        <table:table-column table:style-name="co1" table:number-columns-repeated="17" table:default-cell-style-name="Default"/>
        <table:table-row table:style-name="ro1">
          <table:table-cell office:value-type="float" office:value="298445" calcext:value-type="float">
            <text:p>2984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298462" calcext:value-type="float">
            <text:p>2984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9418" calcext:value-type="float">
            <text:p>-90.899418</text:p>
          </table:table-cell>
          <table:table-cell office:value-type="float" office:value="-90.823" calcext:value-type="float">
            <text:p>-90.823</text:p>
          </table:table-cell>
          <table:table-cell office:value-type="float" office:value="-90.899418" calcext:value-type="float">
            <text:p>-90.899418</text:p>
          </table:table-cell>
          <table:table-cell office:value-type="float" office:value="-90.823" calcext:value-type="float">
            <text:p>-90.823</text:p>
          </table:table-cell>
          <table:table-cell office:value-type="float" office:value="-90.897665" calcext:value-type="float">
            <text:p>-90.897665</text:p>
          </table:table-cell>
          <table:table-cell office:value-type="float" office:value="1.720996" calcext:value-type="float">
            <text:p>1.720996</text:p>
          </table:table-cell>
          <table:table-cell office:value-type="float" office:value="1.718773" calcext:value-type="float">
            <text:p>1.718773</text:p>
          </table:table-cell>
          <table:table-cell/>
          <table:table-cell office:value-type="float" office:value="6.232265" calcext:value-type="float">
            <text:p>6.232265</text:p>
          </table:table-cell>
          <table:table-cell office:value-type="float" office:value="6.230021" calcext:value-type="float">
            <text:p>6.230021</text:p>
          </table:table-cell>
          <table:table-cell office:value-type="float" office:value="15.504309" calcext:value-type="float">
            <text:p>15.504309</text:p>
          </table:table-cell>
          <table:table-cell office:value-type="float" office:value="229105" calcext:value-type="float">
            <text:p>22910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482" calcext:value-type="float">
            <text:p>2984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4001" calcext:value-type="float">
            <text:p>-90.894001</text:p>
          </table:table-cell>
          <table:table-cell/>
          <table:table-cell office:value-type="float" office:value="1.719885" calcext:value-type="float">
            <text:p>1.719885</text:p>
          </table:table-cell>
          <table:table-cell table:number-columns-repeated="2"/>
          <table:table-cell office:value-type="float" office:value="6.231143" calcext:value-type="float">
            <text:p>6.231143</text:p>
          </table:table-cell>
          <table:table-cell table:number-columns-repeated="3"/>
        </table:table-row>
        <table:table-row table:style-name="ro1">
          <table:table-cell office:value-type="float" office:value="298503" calcext:value-type="float">
            <text:p>298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665" calcext:value-type="float">
            <text:p>-90.897665</text:p>
          </table:table-cell>
          <table:table-cell office:value-type="float" office:value="-90.819" calcext:value-type="float">
            <text:p>-90.819</text:p>
          </table:table-cell>
          <table:table-cell office:value-type="float" office:value="-90.897665" calcext:value-type="float">
            <text:p>-90.897665</text:p>
          </table:table-cell>
          <table:table-cell office:value-type="float" office:value="-90.819" calcext:value-type="float">
            <text:p>-90.819</text:p>
          </table:table-cell>
          <table:table-cell office:value-type="float" office:value="-90.894001" calcext:value-type="float">
            <text:p>-90.894001</text:p>
          </table:table-cell>
          <table:table-cell office:value-type="float" office:value="1.721056" calcext:value-type="float">
            <text:p>1.721056</text:p>
          </table:table-cell>
          <table:table-cell office:value-type="float" office:value="1.719885" calcext:value-type="float">
            <text:p>1.719885</text:p>
          </table:table-cell>
          <table:table-cell/>
          <table:table-cell office:value-type="float" office:value="6.232262" calcext:value-type="float">
            <text:p>6.232262</text:p>
          </table:table-cell>
          <table:table-cell office:value-type="float" office:value="6.231143" calcext:value-type="float">
            <text:p>6.231143</text:p>
          </table:table-cell>
          <table:table-cell office:value-type="float" office:value="15.507767" calcext:value-type="float">
            <text:p>15.507767</text:p>
          </table:table-cell>
          <table:table-cell office:value-type="float" office:value="229107" calcext:value-type="float">
            <text:p>22910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523" calcext:value-type="float">
            <text:p>298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001" calcext:value-type="float">
            <text:p>-90.894001</text:p>
          </table:table-cell>
          <table:table-cell office:value-type="float" office:value="-90.914" calcext:value-type="float">
            <text:p>-90.914</text:p>
          </table:table-cell>
          <table:table-cell office:value-type="float" office:value="-90.894001" calcext:value-type="float">
            <text:p>-90.894001</text:p>
          </table:table-cell>
          <table:table-cell office:value-type="float" office:value="-90.914" calcext:value-type="float">
            <text:p>-90.914</text:p>
          </table:table-cell>
          <table:table-cell office:value-type="float" office:value="-90.893011" calcext:value-type="float">
            <text:p>-90.893011</text:p>
          </table:table-cell>
          <table:table-cell office:value-type="float" office:value="1.721182" calcext:value-type="float">
            <text:p>1.721182</text:p>
          </table:table-cell>
          <table:table-cell office:value-type="float" office:value="1.720471" calcext:value-type="float">
            <text:p>1.720471</text:p>
          </table:table-cell>
          <table:table-cell/>
          <table:table-cell office:value-type="float" office:value="6.232254" calcext:value-type="float">
            <text:p>6.232254</text:p>
          </table:table-cell>
          <table:table-cell office:value-type="float" office:value="6.231702" calcext:value-type="float">
            <text:p>6.231702</text:p>
          </table:table-cell>
          <table:table-cell office:value-type="float" office:value="15.417499" calcext:value-type="float">
            <text:p>15.417499</text:p>
          </table:table-cell>
          <table:table-cell office:value-type="float" office:value="229108" calcext:value-type="float">
            <text:p>22910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543" calcext:value-type="float">
            <text:p>298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3011" calcext:value-type="float">
            <text:p>-90.893011</text:p>
          </table:table-cell>
          <table:table-cell office:value-type="float" office:value="-90.98" calcext:value-type="float">
            <text:p>-90.98</text:p>
          </table:table-cell>
          <table:table-cell office:value-type="float" office:value="-90.893011" calcext:value-type="float">
            <text:p>-90.893011</text:p>
          </table:table-cell>
          <table:table-cell office:value-type="float" office:value="-90.98" calcext:value-type="float">
            <text:p>-90.98</text:p>
          </table:table-cell>
          <table:table-cell office:value-type="float" office:value="-90.893245" calcext:value-type="float">
            <text:p>-90.893245</text:p>
          </table:table-cell>
          <table:table-cell office:value-type="float" office:value="1.721216" calcext:value-type="float">
            <text:p>1.721216</text:p>
          </table:table-cell>
          <table:table-cell office:value-type="float" office:value="1.720826" calcext:value-type="float">
            <text:p>1.720826</text:p>
          </table:table-cell>
          <table:table-cell/>
          <table:table-cell office:value-type="float" office:value="6.232252" calcext:value-type="float">
            <text:p>6.232252</text:p>
          </table:table-cell>
          <table:table-cell office:value-type="float" office:value="6.231978" calcext:value-type="float">
            <text:p>6.231978</text:p>
          </table:table-cell>
          <table:table-cell office:value-type="float" office:value="15.520575" calcext:value-type="float">
            <text:p>15.520575</text:p>
          </table:table-cell>
          <table:table-cell office:value-type="float" office:value="229110" calcext:value-type="float">
            <text:p>22911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562" calcext:value-type="float">
            <text:p>2985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4348" calcext:value-type="float">
            <text:p>-90.894348</text:p>
          </table:table-cell>
          <table:table-cell/>
          <table:table-cell office:value-type="float" office:value="1.721021" calcext:value-type="float">
            <text:p>1.721021</text:p>
          </table:table-cell>
          <table:table-cell table:number-columns-repeated="2"/>
          <table:table-cell office:value-type="float" office:value="6.232115" calcext:value-type="float">
            <text:p>6.232115</text:p>
          </table:table-cell>
          <table:table-cell table:number-columns-repeated="3"/>
        </table:table-row>
        <table:table-row table:style-name="ro1">
          <table:table-cell office:value-type="float" office:value="298583" calcext:value-type="float">
            <text:p>298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3245" calcext:value-type="float">
            <text:p>-90.893245</text:p>
          </table:table-cell>
          <table:table-cell office:value-type="float" office:value="-90.895" calcext:value-type="float">
            <text:p>-90.895</text:p>
          </table:table-cell>
          <table:table-cell office:value-type="float" office:value="-90.893245" calcext:value-type="float">
            <text:p>-90.893245</text:p>
          </table:table-cell>
          <table:table-cell office:value-type="float" office:value="-90.895" calcext:value-type="float">
            <text:p>-90.895</text:p>
          </table:table-cell>
          <table:table-cell office:value-type="float" office:value="-90.894348" calcext:value-type="float">
            <text:p>-90.894348</text:p>
          </table:table-cell>
          <table:table-cell office:value-type="float" office:value="1.721208" calcext:value-type="float">
            <text:p>1.721208</text:p>
          </table:table-cell>
          <table:table-cell office:value-type="float" office:value="1.721021" calcext:value-type="float">
            <text:p>1.721021</text:p>
          </table:table-cell>
          <table:table-cell/>
          <table:table-cell office:value-type="float" office:value="6.232252" calcext:value-type="float">
            <text:p>6.232252</text:p>
          </table:table-cell>
          <table:table-cell office:value-type="float" office:value="6.232115" calcext:value-type="float">
            <text:p>6.232115</text:p>
          </table:table-cell>
          <table:table-cell office:value-type="float" office:value="15.389428" calcext:value-type="float">
            <text:p>15.389428</text:p>
          </table:table-cell>
          <table:table-cell office:value-type="float" office:value="229111" calcext:value-type="float">
            <text:p>22911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603" calcext:value-type="float">
            <text:p>2986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348" calcext:value-type="float">
            <text:p>-90.894348</text:p>
          </table:table-cell>
          <table:table-cell office:value-type="float" office:value="-90.958" calcext:value-type="float">
            <text:p>-90.958</text:p>
          </table:table-cell>
          <table:table-cell office:value-type="float" office:value="-90.894348" calcext:value-type="float">
            <text:p>-90.894348</text:p>
          </table:table-cell>
          <table:table-cell office:value-type="float" office:value="-90.958" calcext:value-type="float">
            <text:p>-90.958</text:p>
          </table:table-cell>
          <table:table-cell office:value-type="float" office:value="-90.894357" calcext:value-type="float">
            <text:p>-90.894357</text:p>
          </table:table-cell>
          <table:table-cell office:value-type="float" office:value="1.72117" calcext:value-type="float">
            <text:p>1.72117</text:p>
          </table:table-cell>
          <table:table-cell office:value-type="float" office:value="1.721115" calcext:value-type="float">
            <text:p>1.721115</text:p>
          </table:table-cell>
          <table:table-cell/>
          <table:table-cell office:value-type="float" office:value="6.232255" calcext:value-type="float">
            <text:p>6.232255</text:p>
          </table:table-cell>
          <table:table-cell office:value-type="float" office:value="6.232184" calcext:value-type="float">
            <text:p>6.232184</text:p>
          </table:table-cell>
          <table:table-cell office:value-type="float" office:value="15.484666" calcext:value-type="float">
            <text:p>15.484666</text:p>
          </table:table-cell>
          <table:table-cell office:value-type="float" office:value="229113" calcext:value-type="float">
            <text:p>229113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622" calcext:value-type="float">
            <text:p>2986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5168" calcext:value-type="float">
            <text:p>-90.895168</text:p>
          </table:table-cell>
          <table:table-cell/>
          <table:table-cell office:value-type="float" office:value="1.721142" calcext:value-type="float">
            <text:p>1.721142</text:p>
          </table:table-cell>
          <table:table-cell table:number-columns-repeated="2"/>
          <table:table-cell office:value-type="float" office:value="6.232219" calcext:value-type="float">
            <text:p>6.232219</text:p>
          </table:table-cell>
          <table:table-cell table:number-columns-repeated="3"/>
        </table:table-row>
        <table:table-row table:style-name="ro1">
          <table:table-cell office:value-type="float" office:value="298643" calcext:value-type="float">
            <text:p>2986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357" calcext:value-type="float">
            <text:p>-90.894357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4357" calcext:value-type="float">
            <text:p>-90.894357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2422" calcext:value-type="float">
            <text:p>-90.892422</text:p>
          </table:table-cell>
          <table:table-cell office:value-type="float" office:value="1.72117" calcext:value-type="float">
            <text:p>1.72117</text:p>
          </table:table-cell>
          <table:table-cell office:value-type="float" office:value="1.721142" calcext:value-type="float">
            <text:p>1.721142</text:p>
          </table:table-cell>
          <table:table-cell/>
          <table:table-cell office:value-type="float" office:value="6.232255" calcext:value-type="float">
            <text:p>6.232255</text:p>
          </table:table-cell>
          <table:table-cell office:value-type="float" office:value="6.232219" calcext:value-type="float">
            <text:p>6.232219</text:p>
          </table:table-cell>
          <table:table-cell office:value-type="float" office:value="15.516966" calcext:value-type="float">
            <text:p>15.516966</text:p>
          </table:table-cell>
          <table:table-cell office:value-type="float" office:value="229114" calcext:value-type="float">
            <text:p>22911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663" calcext:value-type="float">
            <text:p>298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2422" calcext:value-type="float">
            <text:p>-90.892422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2422" calcext:value-type="float">
            <text:p>-90.892422</text:p>
          </table:table-cell>
          <table:table-cell office:value-type="float" office:value="-90.979" calcext:value-type="float">
            <text:p>-90.979</text:p>
          </table:table-cell>
          <table:table-cell office:value-type="float" office:value="-90.893488" calcext:value-type="float">
            <text:p>-90.893488</text:p>
          </table:table-cell>
          <table:table-cell office:value-type="float" office:value="1.721236" calcext:value-type="float">
            <text:p>1.721236</text:p>
          </table:table-cell>
          <table:table-cell office:value-type="float" office:value="1.721156" calcext:value-type="float">
            <text:p>1.721156</text:p>
          </table:table-cell>
          <table:table-cell/>
          <table:table-cell office:value-type="float" office:value="6.232251" calcext:value-type="float">
            <text:p>6.232251</text:p>
          </table:table-cell>
          <table:table-cell office:value-type="float" office:value="6.232237" calcext:value-type="float">
            <text:p>6.232237</text:p>
          </table:table-cell>
          <table:table-cell office:value-type="float" office:value="15.519943" calcext:value-type="float">
            <text:p>15.519943</text:p>
          </table:table-cell>
          <table:table-cell office:value-type="float" office:value="229116" calcext:value-type="float">
            <text:p>22911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682" calcext:value-type="float">
            <text:p>2986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4541" calcext:value-type="float">
            <text:p>-90.894541</text:p>
          </table:table-cell>
          <table:table-cell/>
          <table:table-cell office:value-type="float" office:value="1.721196" calcext:value-type="float">
            <text:p>1.721196</text:p>
          </table:table-cell>
          <table:table-cell table:number-columns-repeated="2"/>
          <table:table-cell office:value-type="float" office:value="6.232244" calcext:value-type="float">
            <text:p>6.232244</text:p>
          </table:table-cell>
          <table:table-cell table:number-columns-repeated="3"/>
        </table:table-row>
        <table:table-row table:style-name="ro1">
          <table:table-cell office:value-type="float" office:value="298703" calcext:value-type="float">
            <text:p>2987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3488" calcext:value-type="float">
            <text:p>-90.893488</text:p>
          </table:table-cell>
          <table:table-cell office:value-type="float" office:value="-90.945" calcext:value-type="float">
            <text:p>-90.945</text:p>
          </table:table-cell>
          <table:table-cell office:value-type="float" office:value="-90.893488" calcext:value-type="float">
            <text:p>-90.893488</text:p>
          </table:table-cell>
          <table:table-cell office:value-type="float" office:value="-90.945" calcext:value-type="float">
            <text:p>-90.945</text:p>
          </table:table-cell>
          <table:table-cell office:value-type="float" office:value="-90.894541" calcext:value-type="float">
            <text:p>-90.894541</text:p>
          </table:table-cell>
          <table:table-cell office:value-type="float" office:value="1.7212" calcext:value-type="float">
            <text:p>1.7212</text:p>
          </table:table-cell>
          <table:table-cell office:value-type="float" office:value="1.721196" calcext:value-type="float">
            <text:p>1.721196</text:p>
          </table:table-cell>
          <table:table-cell/>
          <table:table-cell office:value-type="float" office:value="6.232253" calcext:value-type="float">
            <text:p>6.232253</text:p>
          </table:table-cell>
          <table:table-cell office:value-type="float" office:value="6.232244" calcext:value-type="float">
            <text:p>6.232244</text:p>
          </table:table-cell>
          <table:table-cell office:value-type="float" office:value="15.465987" calcext:value-type="float">
            <text:p>15.465987</text:p>
          </table:table-cell>
          <table:table-cell office:value-type="float" office:value="229117" calcext:value-type="float">
            <text:p>22911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722" calcext:value-type="float">
            <text:p>2987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5184" calcext:value-type="float">
            <text:p>-90.895184</text:p>
          </table:table-cell>
          <table:table-cell/>
          <table:table-cell office:value-type="float" office:value="1.721198" calcext:value-type="float">
            <text:p>1.721198</text:p>
          </table:table-cell>
          <table:table-cell table:number-columns-repeated="2"/>
          <table:table-cell office:value-type="float" office:value="6.232248" calcext:value-type="float">
            <text:p>6.232248</text:p>
          </table:table-cell>
          <table:table-cell table:number-columns-repeated="3"/>
        </table:table-row>
        <table:table-row table:style-name="ro1">
          <table:table-cell office:value-type="float" office:value="298742" calcext:value-type="float">
            <text:p>29874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541" calcext:value-type="float">
            <text:p>-90.894541</text:p>
          </table:table-cell>
          <table:table-cell office:value-type="float" office:value="-90.908" calcext:value-type="float">
            <text:p>-90.908</text:p>
          </table:table-cell>
          <table:table-cell office:value-type="float" office:value="-90.894541" calcext:value-type="float">
            <text:p>-90.894541</text:p>
          </table:table-cell>
          <table:table-cell office:value-type="float" office:value="-90.908" calcext:value-type="float">
            <text:p>-90.908</text:p>
          </table:table-cell>
          <table:table-cell office:value-type="float" office:value="-90.895184" calcext:value-type="float">
            <text:p>-90.895184</text:p>
          </table:table-cell>
          <table:table-cell office:value-type="float" office:value="1.721163" calcext:value-type="float">
            <text:p>1.721163</text:p>
          </table:table-cell>
          <table:table-cell office:value-type="float" office:value="1.721198" calcext:value-type="float">
            <text:p>1.721198</text:p>
          </table:table-cell>
          <table:table-cell/>
          <table:table-cell office:value-type="float" office:value="6.232255" calcext:value-type="float">
            <text:p>6.232255</text:p>
          </table:table-cell>
          <table:table-cell office:value-type="float" office:value="6.232248" calcext:value-type="float">
            <text:p>6.232248</text:p>
          </table:table-cell>
          <table:table-cell office:value-type="float" office:value="15.407436" calcext:value-type="float">
            <text:p>15.407436</text:p>
          </table:table-cell>
          <table:table-cell office:value-type="float" office:value="229119" calcext:value-type="float">
            <text:p>22911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763" calcext:value-type="float">
            <text:p>298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184" calcext:value-type="float">
            <text:p>-90.89518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895184" calcext:value-type="float">
            <text:p>-90.89518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895348" calcext:value-type="float">
            <text:p>-90.895348</text:p>
          </table:table-cell>
          <table:table-cell office:value-type="float" office:value="1.721141" calcext:value-type="float">
            <text:p>1.721141</text:p>
          </table:table-cell>
          <table:table-cell office:value-type="float" office:value="1.721181" calcext:value-type="float">
            <text:p>1.721181</text:p>
          </table:table-cell>
          <table:table-cell/>
          <table:table-cell office:value-type="float" office:value="6.232256" calcext:value-type="float">
            <text:p>6.232256</text:p>
          </table:table-cell>
          <table:table-cell office:value-type="float" office:value="6.232252" calcext:value-type="float">
            <text:p>6.232252</text:p>
          </table:table-cell>
          <table:table-cell office:value-type="float" office:value="15.40337" calcext:value-type="float">
            <text:p>15.40337</text:p>
          </table:table-cell>
          <table:table-cell office:value-type="float" office:value="229120" calcext:value-type="float">
            <text:p>22912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782" calcext:value-type="float">
            <text:p>2987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5485" calcext:value-type="float">
            <text:p>-90.895485</text:p>
          </table:table-cell>
          <table:table-cell/>
          <table:table-cell office:value-type="float" office:value="1.721161" calcext:value-type="float">
            <text:p>1.721161</text:p>
          </table:table-cell>
          <table:table-cell table:number-columns-repeated="2"/>
          <table:table-cell office:value-type="float" office:value="6.232254" calcext:value-type="float">
            <text:p>6.232254</text:p>
          </table:table-cell>
          <table:table-cell table:number-columns-repeated="3"/>
        </table:table-row>
        <table:table-row table:style-name="ro1">
          <table:table-cell office:value-type="float" office:value="298804" calcext:value-type="float">
            <text:p>2988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348" calcext:value-type="float">
            <text:p>-90.895348</text:p>
          </table:table-cell>
          <table:table-cell office:value-type="float" office:value="-90.896" calcext:value-type="float">
            <text:p>-90.896</text:p>
          </table:table-cell>
          <table:table-cell office:value-type="float" office:value="-90.895348" calcext:value-type="float">
            <text:p>-90.895348</text:p>
          </table:table-cell>
          <table:table-cell office:value-type="float" office:value="-90.896" calcext:value-type="float">
            <text:p>-90.896</text:p>
          </table:table-cell>
          <table:table-cell office:value-type="float" office:value="-90.895485" calcext:value-type="float">
            <text:p>-90.895485</text:p>
          </table:table-cell>
          <table:table-cell office:value-type="float" office:value="1.718556" calcext:value-type="float">
            <text:p>1.718556</text:p>
          </table:table-cell>
          <table:table-cell office:value-type="float" office:value="1.721161" calcext:value-type="float">
            <text:p>1.721161</text:p>
          </table:table-cell>
          <table:table-cell/>
          <table:table-cell office:value-type="float" office:value="6.229757" calcext:value-type="float">
            <text:p>6.229757</text:p>
          </table:table-cell>
          <table:table-cell office:value-type="float" office:value="6.232254" calcext:value-type="float">
            <text:p>6.232254</text:p>
          </table:table-cell>
          <table:table-cell office:value-type="float" office:value="15.410556" calcext:value-type="float">
            <text:p>15.410556</text:p>
          </table:table-cell>
          <table:table-cell office:value-type="float" office:value="229122" calcext:value-type="float">
            <text:p>229122</text:p>
          </table:table-cell>
          <table:table-cell office:value-type="float" office:value="2.301194" calcext:value-type="float">
            <text:p>2.301194</text:p>
          </table:table-cell>
        </table:table-row>
        <table:table-row table:style-name="ro1">
          <table:table-cell office:value-type="float" office:value="298822" calcext:value-type="float">
            <text:p>29882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485" calcext:value-type="float">
            <text:p>-90.895485</text:p>
          </table:table-cell>
          <table:table-cell office:value-type="float" office:value="-90.907" calcext:value-type="float">
            <text:p>-90.907</text:p>
          </table:table-cell>
          <table:table-cell office:value-type="float" office:value="-90.895485" calcext:value-type="float">
            <text:p>-90.895485</text:p>
          </table:table-cell>
          <table:table-cell office:value-type="float" office:value="-90.907" calcext:value-type="float">
            <text:p>-90.907</text:p>
          </table:table-cell>
          <table:table-cell office:value-type="float" office:value="-90.895491" calcext:value-type="float">
            <text:p>-90.895491</text:p>
          </table:table-cell>
          <table:table-cell office:value-type="float" office:value="1.721131" calcext:value-type="float">
            <text:p>1.721131</text:p>
          </table:table-cell>
          <table:table-cell office:value-type="float" office:value="1.719859" calcext:value-type="float">
            <text:p>1.719859</text:p>
          </table:table-cell>
          <table:table-cell/>
          <table:table-cell office:value-type="float" office:value="6.232257" calcext:value-type="float">
            <text:p>6.232257</text:p>
          </table:table-cell>
          <table:table-cell office:value-type="float" office:value="6.231005" calcext:value-type="float">
            <text:p>6.231005</text:p>
          </table:table-cell>
          <table:table-cell office:value-type="float" office:value="15.404446" calcext:value-type="float">
            <text:p>15.404446</text:p>
          </table:table-cell>
          <table:table-cell office:value-type="float" office:value="229124" calcext:value-type="float">
            <text:p>22912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842" calcext:value-type="float">
            <text:p>2988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2892" calcext:value-type="float">
            <text:p>-90.892892</text:p>
          </table:table-cell>
          <table:table-cell/>
          <table:table-cell office:value-type="float" office:value="1.720495" calcext:value-type="float">
            <text:p>1.720495</text:p>
          </table:table-cell>
          <table:table-cell table:number-columns-repeated="2"/>
          <table:table-cell office:value-type="float" office:value="6.231631" calcext:value-type="float">
            <text:p>6.231631</text:p>
          </table:table-cell>
          <table:table-cell table:number-columns-repeated="3"/>
        </table:table-row>
        <table:table-row table:style-name="ro1">
          <table:table-cell office:value-type="float" office:value="298863" calcext:value-type="float">
            <text:p>298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491" calcext:value-type="float">
            <text:p>-90.895491</text:p>
          </table:table-cell>
          <table:table-cell office:value-type="float" office:value="-90.897" calcext:value-type="float">
            <text:p>-90.897</text:p>
          </table:table-cell>
          <table:table-cell office:value-type="float" office:value="-90.895491" calcext:value-type="float">
            <text:p>-90.895491</text:p>
          </table:table-cell>
          <table:table-cell office:value-type="float" office:value="-90.897" calcext:value-type="float">
            <text:p>-90.897</text:p>
          </table:table-cell>
          <table:table-cell office:value-type="float" office:value="-90.892892" calcext:value-type="float">
            <text:p>-90.892892</text:p>
          </table:table-cell>
          <table:table-cell office:value-type="float" office:value="1.721131" calcext:value-type="float">
            <text:p>1.721131</text:p>
          </table:table-cell>
          <table:table-cell office:value-type="float" office:value="1.720495" calcext:value-type="float">
            <text:p>1.720495</text:p>
          </table:table-cell>
          <table:table-cell/>
          <table:table-cell office:value-type="float" office:value="6.232257" calcext:value-type="float">
            <text:p>6.232257</text:p>
          </table:table-cell>
          <table:table-cell office:value-type="float" office:value="6.231631" calcext:value-type="float">
            <text:p>6.231631</text:p>
          </table:table-cell>
          <table:table-cell office:value-type="float" office:value="15.389049" calcext:value-type="float">
            <text:p>15.389049</text:p>
          </table:table-cell>
          <table:table-cell office:value-type="float" office:value="229125" calcext:value-type="float">
            <text:p>22912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882" calcext:value-type="float">
            <text:p>29888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2892" calcext:value-type="float">
            <text:p>-90.892892</text:p>
          </table:table-cell>
          <table:table-cell office:value-type="float" office:value="-90.909" calcext:value-type="float">
            <text:p>-90.909</text:p>
          </table:table-cell>
          <table:table-cell office:value-type="float" office:value="-90.892892" calcext:value-type="float">
            <text:p>-90.892892</text:p>
          </table:table-cell>
          <table:table-cell office:value-type="float" office:value="-90.909" calcext:value-type="float">
            <text:p>-90.909</text:p>
          </table:table-cell>
          <table:table-cell office:value-type="float" office:value="-90.89291" calcext:value-type="float">
            <text:p>-90.89291</text:p>
          </table:table-cell>
          <table:table-cell office:value-type="float" office:value="1.72122" calcext:value-type="float">
            <text:p>1.72122</text:p>
          </table:table-cell>
          <table:table-cell office:value-type="float" office:value="1.720813" calcext:value-type="float">
            <text:p>1.720813</text:p>
          </table:table-cell>
          <table:table-cell/>
          <table:table-cell office:value-type="float" office:value="6.232252" calcext:value-type="float">
            <text:p>6.232252</text:p>
          </table:table-cell>
          <table:table-cell office:value-type="float" office:value="6.231944" calcext:value-type="float">
            <text:p>6.231944</text:p>
          </table:table-cell>
          <table:table-cell office:value-type="float" office:value="15.411512" calcext:value-type="float">
            <text:p>15.411512</text:p>
          </table:table-cell>
          <table:table-cell office:value-type="float" office:value="229127" calcext:value-type="float">
            <text:p>22912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905" calcext:value-type="float">
            <text:p>298905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586" calcext:value-type="float">
            <text:p>-90.89586</text:p>
          </table:table-cell>
          <table:table-cell/>
          <table:table-cell office:value-type="float" office:value="1.721016" calcext:value-type="float">
            <text:p>1.721016</text:p>
          </table:table-cell>
          <table:table-cell table:number-columns-repeated="2"/>
          <table:table-cell office:value-type="float" office:value="6.232098" calcext:value-type="float">
            <text:p>6.232098</text:p>
          </table:table-cell>
          <table:table-cell table:number-columns-repeated="3"/>
        </table:table-row>
        <table:table-row table:style-name="ro1">
          <table:table-cell office:value-type="float" office:value="298922" calcext:value-type="float">
            <text:p>29892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291" calcext:value-type="float">
            <text:p>-90.89291</text:p>
          </table:table-cell>
          <table:table-cell office:value-type="float" office:value="-90.951" calcext:value-type="float">
            <text:p>-90.951</text:p>
          </table:table-cell>
          <table:table-cell office:value-type="float" office:value="-90.89291" calcext:value-type="float">
            <text:p>-90.89291</text:p>
          </table:table-cell>
          <table:table-cell office:value-type="float" office:value="-90.951" calcext:value-type="float">
            <text:p>-90.951</text:p>
          </table:table-cell>
          <table:table-cell office:value-type="float" office:value="-90.89586" calcext:value-type="float">
            <text:p>-90.89586</text:p>
          </table:table-cell>
          <table:table-cell office:value-type="float" office:value="1.721219" calcext:value-type="float">
            <text:p>1.721219</text:p>
          </table:table-cell>
          <table:table-cell office:value-type="float" office:value="1.721016" calcext:value-type="float">
            <text:p>1.721016</text:p>
          </table:table-cell>
          <table:table-cell/>
          <table:table-cell office:value-type="float" office:value="6.232252" calcext:value-type="float">
            <text:p>6.232252</text:p>
          </table:table-cell>
          <table:table-cell office:value-type="float" office:value="6.232098" calcext:value-type="float">
            <text:p>6.232098</text:p>
          </table:table-cell>
          <table:table-cell office:value-type="float" office:value="15.476109" calcext:value-type="float">
            <text:p>15.476109</text:p>
          </table:table-cell>
          <table:table-cell office:value-type="float" office:value="229128" calcext:value-type="float">
            <text:p>22912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943" calcext:value-type="float">
            <text:p>298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586" calcext:value-type="float">
            <text:p>-90.89586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89586" calcext:value-type="float">
            <text:p>-90.89586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899346" calcext:value-type="float">
            <text:p>-90.899346</text:p>
          </table:table-cell>
          <table:table-cell table:number-columns-repeated="2" office:value-type="float" office:value="1.721118" calcext:value-type="float">
            <text:p>1.721118</text:p>
          </table:table-cell>
          <table:table-cell/>
          <table:table-cell office:value-type="float" office:value="6.232258" calcext:value-type="float">
            <text:p>6.232258</text:p>
          </table:table-cell>
          <table:table-cell office:value-type="float" office:value="6.232175" calcext:value-type="float">
            <text:p>6.232175</text:p>
          </table:table-cell>
          <table:table-cell office:value-type="float" office:value="15.399251" calcext:value-type="float">
            <text:p>15.399251</text:p>
          </table:table-cell>
          <table:table-cell office:value-type="float" office:value="229129" calcext:value-type="float">
            <text:p>22912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963" calcext:value-type="float">
            <text:p>298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9346" calcext:value-type="float">
            <text:p>-90.89934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9346" calcext:value-type="float">
            <text:p>-90.89934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9474" calcext:value-type="float">
            <text:p>-90.899474</text:p>
          </table:table-cell>
          <table:table-cell office:value-type="float" office:value="1.720998" calcext:value-type="float">
            <text:p>1.720998</text:p>
          </table:table-cell>
          <table:table-cell office:value-type="float" office:value="1.721118" calcext:value-type="float">
            <text:p>1.721118</text:p>
          </table:table-cell>
          <table:table-cell/>
          <table:table-cell office:value-type="float" office:value="6.232265" calcext:value-type="float">
            <text:p>6.232265</text:p>
          </table:table-cell>
          <table:table-cell office:value-type="float" office:value="6.232216" calcext:value-type="float">
            <text:p>6.232216</text:p>
          </table:table-cell>
          <table:table-cell office:value-type="float" office:value="15.453897" calcext:value-type="float">
            <text:p>15.453897</text:p>
          </table:table-cell>
          <table:table-cell office:value-type="float" office:value="229131" calcext:value-type="float">
            <text:p>22913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8982" calcext:value-type="float">
            <text:p>2989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900064" calcext:value-type="float">
            <text:p>-90.900064</text:p>
          </table:table-cell>
          <table:table-cell/>
          <table:table-cell office:value-type="float" office:value="1.721058" calcext:value-type="float">
            <text:p>1.721058</text:p>
          </table:table-cell>
          <table:table-cell table:number-columns-repeated="2"/>
          <table:table-cell office:value-type="float" office:value="6.232241" calcext:value-type="float">
            <text:p>6.232241</text:p>
          </table:table-cell>
          <table:table-cell table:number-columns-repeated="3"/>
        </table:table-row>
        <table:table-row table:style-name="ro1">
          <table:table-cell office:value-type="float" office:value="299003" calcext:value-type="float">
            <text:p>2990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9474" calcext:value-type="float">
            <text:p>-90.89947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899474" calcext:value-type="float">
            <text:p>-90.89947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900064" calcext:value-type="float">
            <text:p>-90.900064</text:p>
          </table:table-cell>
          <table:table-cell office:value-type="float" office:value="1.720994" calcext:value-type="float">
            <text:p>1.720994</text:p>
          </table:table-cell>
          <table:table-cell office:value-type="float" office:value="1.721058" calcext:value-type="float">
            <text:p>1.721058</text:p>
          </table:table-cell>
          <table:table-cell/>
          <table:table-cell office:value-type="float" office:value="6.232265" calcext:value-type="float">
            <text:p>6.232265</text:p>
          </table:table-cell>
          <table:table-cell office:value-type="float" office:value="6.232241" calcext:value-type="float">
            <text:p>6.232241</text:p>
          </table:table-cell>
          <table:table-cell office:value-type="float" office:value="15.393691" calcext:value-type="float">
            <text:p>15.393691</text:p>
          </table:table-cell>
          <table:table-cell office:value-type="float" office:value="229132" calcext:value-type="float">
            <text:p>22913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023" calcext:value-type="float">
            <text:p>2990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0064" calcext:value-type="float">
            <text:p>-90.90006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900064" calcext:value-type="float">
            <text:p>-90.900064</text:p>
          </table:table-cell>
          <table:table-cell office:value-type="float" office:value="-90.904" calcext:value-type="float">
            <text:p>-90.904</text:p>
          </table:table-cell>
          <table:table-cell office:value-type="float" office:value="-90.900119" calcext:value-type="float">
            <text:p>-90.900119</text:p>
          </table:table-cell>
          <table:table-cell office:value-type="float" office:value="1.720973" calcext:value-type="float">
            <text:p>1.720973</text:p>
          </table:table-cell>
          <table:table-cell office:value-type="float" office:value="1.721026" calcext:value-type="float">
            <text:p>1.721026</text:p>
          </table:table-cell>
          <table:table-cell/>
          <table:table-cell office:value-type="float" office:value="6.232267" calcext:value-type="float">
            <text:p>6.232267</text:p>
          </table:table-cell>
          <table:table-cell office:value-type="float" office:value="6.232253" calcext:value-type="float">
            <text:p>6.232253</text:p>
          </table:table-cell>
          <table:table-cell office:value-type="float" office:value="15.392784" calcext:value-type="float">
            <text:p>15.392784</text:p>
          </table:table-cell>
          <table:table-cell office:value-type="float" office:value="229134" calcext:value-type="float">
            <text:p>22913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042" calcext:value-type="float">
            <text:p>2990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7422" calcext:value-type="float">
            <text:p>-90.897422</text:p>
          </table:table-cell>
          <table:table-cell/>
          <table:table-cell office:value-type="float" office:value="1.721" calcext:value-type="float">
            <text:p>1.721</text:p>
          </table:table-cell>
          <table:table-cell table:number-columns-repeated="2"/>
          <table:table-cell office:value-type="float" office:value="6.23226" calcext:value-type="float">
            <text:p>6.23226</text:p>
          </table:table-cell>
          <table:table-cell table:number-columns-repeated="3"/>
        </table:table-row>
        <table:table-row table:style-name="ro1">
          <table:table-cell office:value-type="float" office:value="299062" calcext:value-type="float">
            <text:p>2990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0119" calcext:value-type="float">
            <text:p>-90.900119</text:p>
          </table:table-cell>
          <table:table-cell office:value-type="float" office:value="-90.873" calcext:value-type="float">
            <text:p>-90.873</text:p>
          </table:table-cell>
          <table:table-cell office:value-type="float" office:value="-90.900119" calcext:value-type="float">
            <text:p>-90.900119</text:p>
          </table:table-cell>
          <table:table-cell office:value-type="float" office:value="-90.873" calcext:value-type="float">
            <text:p>-90.873</text:p>
          </table:table-cell>
          <table:table-cell office:value-type="float" office:value="-90.897422" calcext:value-type="float">
            <text:p>-90.897422</text:p>
          </table:table-cell>
          <table:table-cell office:value-type="float" office:value="1.720971" calcext:value-type="float">
            <text:p>1.720971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6.232267" calcext:value-type="float">
            <text:p>6.232267</text:p>
          </table:table-cell>
          <table:table-cell office:value-type="float" office:value="6.23226" calcext:value-type="float">
            <text:p>6.23226</text:p>
          </table:table-cell>
          <table:table-cell office:value-type="float" office:value="15.428455" calcext:value-type="float">
            <text:p>15.428455</text:p>
          </table:table-cell>
          <table:table-cell office:value-type="float" office:value="229135" calcext:value-type="float">
            <text:p>22913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082" calcext:value-type="float">
            <text:p>29908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422" calcext:value-type="float">
            <text:p>-90.897422</text:p>
          </table:table-cell>
          <table:table-cell office:value-type="float" office:value="-90.917" calcext:value-type="float">
            <text:p>-90.917</text:p>
          </table:table-cell>
          <table:table-cell office:value-type="float" office:value="-90.897422" calcext:value-type="float">
            <text:p>-90.897422</text:p>
          </table:table-cell>
          <table:table-cell office:value-type="float" office:value="-90.917" calcext:value-type="float">
            <text:p>-90.917</text:p>
          </table:table-cell>
          <table:table-cell office:value-type="float" office:value="-90.897075" calcext:value-type="float">
            <text:p>-90.897075</text:p>
          </table:table-cell>
          <table:table-cell office:value-type="float" office:value="1.721064" calcext:value-type="float">
            <text:p>1.721064</text:p>
          </table:table-cell>
          <table:table-cell office:value-type="float" office:value="1.720985" calcext:value-type="float">
            <text:p>1.720985</text:p>
          </table:table-cell>
          <table:table-cell/>
          <table:table-cell office:value-type="float" office:value="6.232261" calcext:value-type="float">
            <text:p>6.232261</text:p>
          </table:table-cell>
          <table:table-cell office:value-type="float" office:value="6.232263" calcext:value-type="float">
            <text:p>6.232263</text:p>
          </table:table-cell>
          <table:table-cell office:value-type="float" office:value="15.416851" calcext:value-type="float">
            <text:p>15.416851</text:p>
          </table:table-cell>
          <table:table-cell office:value-type="float" office:value="229136" calcext:value-type="float">
            <text:p>22913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102" calcext:value-type="float">
            <text:p>2991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7295" calcext:value-type="float">
            <text:p>-90.897295</text:p>
          </table:table-cell>
          <table:table-cell/>
          <table:table-cell office:value-type="float" office:value="1.721025" calcext:value-type="float">
            <text:p>1.721025</text:p>
          </table:table-cell>
          <table:table-cell table:number-columns-repeated="2"/>
          <table:table-cell office:value-type="float" office:value="6.232262" calcext:value-type="float">
            <text:p>6.232262</text:p>
          </table:table-cell>
          <table:table-cell table:number-columns-repeated="3"/>
        </table:table-row>
        <table:table-row table:style-name="ro1">
          <table:table-cell office:value-type="float" office:value="299123" calcext:value-type="float">
            <text:p>2991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075" calcext:value-type="float">
            <text:p>-90.897075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7075" calcext:value-type="float">
            <text:p>-90.897075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4548" calcext:value-type="float">
            <text:p>-90.894548</text:p>
          </table:table-cell>
          <table:table-cell office:value-type="float" office:value="1.721076" calcext:value-type="float">
            <text:p>1.721076</text:p>
          </table:table-cell>
          <table:table-cell office:value-type="float" office:value="1.721025" calcext:value-type="float">
            <text:p>1.721025</text:p>
          </table:table-cell>
          <table:table-cell/>
          <table:table-cell office:value-type="float" office:value="6.23226" calcext:value-type="float">
            <text:p>6.23226</text:p>
          </table:table-cell>
          <table:table-cell office:value-type="float" office:value="6.232262" calcext:value-type="float">
            <text:p>6.232262</text:p>
          </table:table-cell>
          <table:table-cell office:value-type="float" office:value="15.422002" calcext:value-type="float">
            <text:p>15.422002</text:p>
          </table:table-cell>
          <table:table-cell office:value-type="float" office:value="229138" calcext:value-type="float">
            <text:p>22913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142" calcext:value-type="float">
            <text:p>29914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548" calcext:value-type="float">
            <text:p>-90.894548</text:p>
          </table:table-cell>
          <table:table-cell office:value-type="float" office:value="-90.875" calcext:value-type="float">
            <text:p>-90.875</text:p>
          </table:table-cell>
          <table:table-cell office:value-type="float" office:value="-90.894548" calcext:value-type="float">
            <text:p>-90.894548</text:p>
          </table:table-cell>
          <table:table-cell office:value-type="float" office:value="-90.875" calcext:value-type="float">
            <text:p>-90.875</text:p>
          </table:table-cell>
          <table:table-cell office:value-type="float" office:value="-90.897585" calcext:value-type="float">
            <text:p>-90.897585</text:p>
          </table:table-cell>
          <table:table-cell office:value-type="float" office:value="1.721163" calcext:value-type="float">
            <text:p>1.721163</text:p>
          </table:table-cell>
          <table:table-cell office:value-type="float" office:value="1.72105" calcext:value-type="float">
            <text:p>1.72105</text:p>
          </table:table-cell>
          <table:table-cell/>
          <table:table-cell office:value-type="float" office:value="6.232255" calcext:value-type="float">
            <text:p>6.232255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15.416805" calcext:value-type="float">
            <text:p>15.416805</text:p>
          </table:table-cell>
          <table:table-cell office:value-type="float" office:value="229140" calcext:value-type="float">
            <text:p>22914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162" calcext:value-type="float">
            <text:p>2991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7296" calcext:value-type="float">
            <text:p>-90.897296</text:p>
          </table:table-cell>
          <table:table-cell/>
          <table:table-cell office:value-type="float" office:value="1.721107" calcext:value-type="float">
            <text:p>1.721107</text:p>
          </table:table-cell>
          <table:table-cell table:number-columns-repeated="2"/>
          <table:table-cell office:value-type="float" office:value="6.232258" calcext:value-type="float">
            <text:p>6.232258</text:p>
          </table:table-cell>
          <table:table-cell table:number-columns-repeated="3"/>
        </table:table-row>
        <table:table-row table:style-name="ro1">
          <table:table-cell office:value-type="float" office:value="299183" calcext:value-type="float">
            <text:p>299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585" calcext:value-type="float">
            <text:p>-90.897585</text:p>
          </table:table-cell>
          <table:table-cell office:value-type="float" office:value="-90.871" calcext:value-type="float">
            <text:p>-90.871</text:p>
          </table:table-cell>
          <table:table-cell office:value-type="float" office:value="-90.897585" calcext:value-type="float">
            <text:p>-90.897585</text:p>
          </table:table-cell>
          <table:table-cell office:value-type="float" office:value="-90.871" calcext:value-type="float">
            <text:p>-90.871</text:p>
          </table:table-cell>
          <table:table-cell office:value-type="float" office:value="-90.897296" calcext:value-type="float">
            <text:p>-90.897296</text:p>
          </table:table-cell>
          <table:table-cell office:value-type="float" office:value="1.721059" calcext:value-type="float">
            <text:p>1.721059</text:p>
          </table:table-cell>
          <table:table-cell office:value-type="float" office:value="1.721107" calcext:value-type="float">
            <text:p>1.721107</text:p>
          </table:table-cell>
          <table:table-cell/>
          <table:table-cell office:value-type="float" office:value="6.232261" calcext:value-type="float">
            <text:p>6.232261</text:p>
          </table:table-cell>
          <table:table-cell office:value-type="float" office:value="6.232258" calcext:value-type="float">
            <text:p>6.232258</text:p>
          </table:table-cell>
          <table:table-cell office:value-type="float" office:value="15.427633" calcext:value-type="float">
            <text:p>15.427633</text:p>
          </table:table-cell>
          <table:table-cell office:value-type="float" office:value="229141" calcext:value-type="float">
            <text:p>22914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203" calcext:value-type="float">
            <text:p>2992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296" calcext:value-type="float">
            <text:p>-90.89729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7296" calcext:value-type="float">
            <text:p>-90.897296</text:p>
          </table:table-cell>
          <table:table-cell office:value-type="float" office:value="-90.943" calcext:value-type="float">
            <text:p>-90.943</text:p>
          </table:table-cell>
          <table:table-cell office:value-type="float" office:value="-90.894246" calcext:value-type="float">
            <text:p>-90.894246</text:p>
          </table:table-cell>
          <table:table-cell office:value-type="float" office:value="1.721069" calcext:value-type="float">
            <text:p>1.721069</text:p>
          </table:table-cell>
          <table:table-cell office:value-type="float" office:value="1.721083" calcext:value-type="float">
            <text:p>1.721083</text:p>
          </table:table-cell>
          <table:table-cell/>
          <table:table-cell office:value-type="float" office:value="6.232261" calcext:value-type="float">
            <text:p>6.232261</text:p>
          </table:table-cell>
          <table:table-cell office:value-type="float" office:value="6.23226" calcext:value-type="float">
            <text:p>6.23226</text:p>
          </table:table-cell>
          <table:table-cell office:value-type="float" office:value="15.45705" calcext:value-type="float">
            <text:p>15.45705</text:p>
          </table:table-cell>
          <table:table-cell office:value-type="float" office:value="229142" calcext:value-type="float">
            <text:p>22914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222" calcext:value-type="float">
            <text:p>2992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7582" calcext:value-type="float">
            <text:p>-90.897582</text:p>
          </table:table-cell>
          <table:table-cell/>
          <table:table-cell office:value-type="float" office:value="1.721076" calcext:value-type="float">
            <text:p>1.721076</text:p>
          </table:table-cell>
          <table:table-cell table:number-columns-repeated="2"/>
          <table:table-cell office:value-type="float" office:value="6.23226" calcext:value-type="float">
            <text:p>6.23226</text:p>
          </table:table-cell>
          <table:table-cell table:number-columns-repeated="3"/>
        </table:table-row>
        <table:table-row table:style-name="ro1">
          <table:table-cell office:value-type="float" office:value="299242" calcext:value-type="float">
            <text:p>29924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4246" calcext:value-type="float">
            <text:p>-90.894246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4246" calcext:value-type="float">
            <text:p>-90.894246</text:p>
          </table:table-cell>
          <table:table-cell office:value-type="float" office:value="-90.92" calcext:value-type="float">
            <text:p>-90.92</text:p>
          </table:table-cell>
          <table:table-cell office:value-type="float" office:value="-90.897582" calcext:value-type="float">
            <text:p>-90.897582</text:p>
          </table:table-cell>
          <table:table-cell office:value-type="float" office:value="1.721173" calcext:value-type="float">
            <text:p>1.721173</text:p>
          </table:table-cell>
          <table:table-cell office:value-type="float" office:value="1.721076" calcext:value-type="float">
            <text:p>1.721076</text:p>
          </table:table-cell>
          <table:table-cell/>
          <table:table-cell office:value-type="float" office:value="6.232254" calcext:value-type="float">
            <text:p>6.232254</text:p>
          </table:table-cell>
          <table:table-cell office:value-type="float" office:value="6.23226" calcext:value-type="float">
            <text:p>6.23226</text:p>
          </table:table-cell>
          <table:table-cell office:value-type="float" office:value="15.426354" calcext:value-type="float">
            <text:p>15.426354</text:p>
          </table:table-cell>
          <table:table-cell office:value-type="float" office:value="229144" calcext:value-type="float">
            <text:p>22914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262" calcext:value-type="float">
            <text:p>2992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582" calcext:value-type="float">
            <text:p>-90.897582</text:p>
          </table:table-cell>
          <table:table-cell office:value-type="float" office:value="-90.922" calcext:value-type="float">
            <text:p>-90.922</text:p>
          </table:table-cell>
          <table:table-cell office:value-type="float" office:value="-90.897582" calcext:value-type="float">
            <text:p>-90.897582</text:p>
          </table:table-cell>
          <table:table-cell office:value-type="float" office:value="-90.922" calcext:value-type="float">
            <text:p>-90.922</text:p>
          </table:table-cell>
          <table:table-cell office:value-type="float" office:value="-90.897869" calcext:value-type="float">
            <text:p>-90.897869</text:p>
          </table:table-cell>
          <table:table-cell office:value-type="float" office:value="1.721059" calcext:value-type="float">
            <text:p>1.721059</text:p>
          </table:table-cell>
          <table:table-cell office:value-type="float" office:value="1.721125" calcext:value-type="float">
            <text:p>1.721125</text:p>
          </table:table-cell>
          <table:table-cell/>
          <table:table-cell office:value-type="float" office:value="6.232261" calcext:value-type="float">
            <text:p>6.232261</text:p>
          </table:table-cell>
          <table:table-cell office:value-type="float" office:value="6.232257" calcext:value-type="float">
            <text:p>6.232257</text:p>
          </table:table-cell>
          <table:table-cell office:value-type="float" office:value="15.424298" calcext:value-type="float">
            <text:p>15.424298</text:p>
          </table:table-cell>
          <table:table-cell office:value-type="float" office:value="229146" calcext:value-type="float">
            <text:p>22914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282" calcext:value-type="float">
            <text:p>2992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8183" calcext:value-type="float">
            <text:p>-90.898183</text:p>
          </table:table-cell>
          <table:table-cell/>
          <table:table-cell office:value-type="float" office:value="1.721092" calcext:value-type="float">
            <text:p>1.721092</text:p>
          </table:table-cell>
          <table:table-cell table:number-columns-repeated="2"/>
          <table:table-cell office:value-type="float" office:value="6.232259" calcext:value-type="float">
            <text:p>6.232259</text:p>
          </table:table-cell>
          <table:table-cell table:number-columns-repeated="3"/>
        </table:table-row>
        <table:table-row table:style-name="ro1">
          <table:table-cell office:value-type="float" office:value="299303" calcext:value-type="float">
            <text:p>2993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7869" calcext:value-type="float">
            <text:p>-90.897869</text:p>
          </table:table-cell>
          <table:table-cell office:value-type="float" office:value="-90.96" calcext:value-type="float">
            <text:p>-90.96</text:p>
          </table:table-cell>
          <table:table-cell office:value-type="float" office:value="-90.897869" calcext:value-type="float">
            <text:p>-90.897869</text:p>
          </table:table-cell>
          <table:table-cell office:value-type="float" office:value="-90.96" calcext:value-type="float">
            <text:p>-90.96</text:p>
          </table:table-cell>
          <table:table-cell office:value-type="float" office:value="-90.898183" calcext:value-type="float">
            <text:p>-90.898183</text:p>
          </table:table-cell>
          <table:table-cell office:value-type="float" office:value="1.721049" calcext:value-type="float">
            <text:p>1.721049</text:p>
          </table:table-cell>
          <table:table-cell office:value-type="float" office:value="1.721092" calcext:value-type="float">
            <text:p>1.721092</text:p>
          </table:table-cell>
          <table:table-cell/>
          <table:table-cell office:value-type="float" office:value="6.232262" calcext:value-type="float">
            <text:p>6.232262</text:p>
          </table:table-cell>
          <table:table-cell office:value-type="float" office:value="6.232259" calcext:value-type="float">
            <text:p>6.232259</text:p>
          </table:table-cell>
          <table:table-cell office:value-type="float" office:value="15.482326" calcext:value-type="float">
            <text:p>15.482326</text:p>
          </table:table-cell>
          <table:table-cell office:value-type="float" office:value="229147" calcext:value-type="float">
            <text:p>229147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322" calcext:value-type="float">
            <text:p>2993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898972" calcext:value-type="float">
            <text:p>-90.898972</text:p>
          </table:table-cell>
          <table:table-cell/>
          <table:table-cell office:value-type="float" office:value="1.72107" calcext:value-type="float">
            <text:p>1.72107</text:p>
          </table:table-cell>
          <table:table-cell table:number-columns-repeated="2"/>
          <table:table-cell office:value-type="float" office:value="6.232261" calcext:value-type="float">
            <text:p>6.232261</text:p>
          </table:table-cell>
          <table:table-cell table:number-columns-repeated="3"/>
        </table:table-row>
        <table:table-row table:style-name="ro1">
          <table:table-cell office:value-type="float" office:value="299348" calcext:value-type="float">
            <text:p>29934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8183" calcext:value-type="float">
            <text:p>-90.898183</text:p>
          </table:table-cell>
          <table:table-cell office:value-type="float" office:value="-90.997" calcext:value-type="float">
            <text:p>-90.997</text:p>
          </table:table-cell>
          <table:table-cell office:value-type="float" office:value="-90.898183" calcext:value-type="float">
            <text:p>-90.898183</text:p>
          </table:table-cell>
          <table:table-cell office:value-type="float" office:value="-90.997" calcext:value-type="float">
            <text:p>-90.997</text:p>
          </table:table-cell>
          <table:table-cell office:value-type="float" office:value="-90.898972" calcext:value-type="float">
            <text:p>-90.898972</text:p>
          </table:table-cell>
          <table:table-cell office:value-type="float" office:value="1.721038" calcext:value-type="float">
            <text:p>1.721038</text:p>
          </table:table-cell>
          <table:table-cell office:value-type="float" office:value="1.72107" calcext:value-type="float">
            <text:p>1.72107</text:p>
          </table:table-cell>
          <table:table-cell/>
          <table:table-cell office:value-type="float" office:value="6.232263" calcext:value-type="float">
            <text:p>6.232263</text:p>
          </table:table-cell>
          <table:table-cell office:value-type="float" office:value="6.232261" calcext:value-type="float">
            <text:p>6.232261</text:p>
          </table:table-cell>
          <table:table-cell office:value-type="float" office:value="15.538773" calcext:value-type="float">
            <text:p>15.538773</text:p>
          </table:table-cell>
          <table:table-cell office:value-type="float" office:value="229149" calcext:value-type="float">
            <text:p>22914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363" calcext:value-type="float">
            <text:p>299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898972" calcext:value-type="float">
            <text:p>-90.898972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898972" calcext:value-type="float">
            <text:p>-90.898972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900218" calcext:value-type="float">
            <text:p>-90.900218</text:p>
          </table:table-cell>
          <table:table-cell office:value-type="float" office:value="1.721011" calcext:value-type="float">
            <text:p>1.721011</text:p>
          </table:table-cell>
          <table:table-cell office:value-type="float" office:value="1.721054" calcext:value-type="float">
            <text:p>1.721054</text:p>
          </table:table-cell>
          <table:table-cell/>
          <table:table-cell office:value-type="float" office:value="6.232264" calcext:value-type="float">
            <text:p>6.232264</text:p>
          </table:table-cell>
          <table:table-cell office:value-type="float" office:value="6.232262" calcext:value-type="float">
            <text:p>6.232262</text:p>
          </table:table-cell>
          <table:table-cell office:value-type="float" office:value="15.52679" calcext:value-type="float">
            <text:p>15.52679</text:p>
          </table:table-cell>
          <table:table-cell office:value-type="float" office:value="229150" calcext:value-type="float">
            <text:p>229150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402" calcext:value-type="float">
            <text:p>29940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0218" calcext:value-type="float">
            <text:p>-90.900218</text:p>
          </table:table-cell>
          <table:table-cell office:value-type="float" office:value="-91.004" calcext:value-type="float">
            <text:p>-91.004</text:p>
          </table:table-cell>
          <table:table-cell office:value-type="float" office:value="-90.900218" calcext:value-type="float">
            <text:p>-90.900218</text:p>
          </table:table-cell>
          <table:table-cell office:value-type="float" office:value="-91.004" calcext:value-type="float">
            <text:p>-91.004</text:p>
          </table:table-cell>
          <table:table-cell office:value-type="float" office:value="-90.901359" calcext:value-type="float">
            <text:p>-90.901359</text:p>
          </table:table-cell>
          <table:table-cell office:value-type="float" office:value="1.720968" calcext:value-type="float">
            <text:p>1.720968</text:p>
          </table:table-cell>
          <table:table-cell office:value-type="float" office:value="1.721032" calcext:value-type="float">
            <text:p>1.721032</text:p>
          </table:table-cell>
          <table:table-cell/>
          <table:table-cell office:value-type="float" office:value="6.232267" calcext:value-type="float">
            <text:p>6.232267</text:p>
          </table:table-cell>
          <table:table-cell office:value-type="float" office:value="6.232263" calcext:value-type="float">
            <text:p>6.232263</text:p>
          </table:table-cell>
          <table:table-cell office:value-type="float" office:value="15.546414" calcext:value-type="float">
            <text:p>15.546414</text:p>
          </table:table-cell>
          <table:table-cell office:value-type="float" office:value="229152" calcext:value-type="float">
            <text:p>22915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422" calcext:value-type="float">
            <text:p>29942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1359" calcext:value-type="float">
            <text:p>-90.901359</text:p>
          </table:table-cell>
          <table:table-cell office:value-type="float" office:value="-90.966" calcext:value-type="float">
            <text:p>-90.966</text:p>
          </table:table-cell>
          <table:table-cell office:value-type="float" office:value="-90.901359" calcext:value-type="float">
            <text:p>-90.901359</text:p>
          </table:table-cell>
          <table:table-cell office:value-type="float" office:value="-90.966" calcext:value-type="float">
            <text:p>-90.966</text:p>
          </table:table-cell>
          <table:table-cell office:value-type="float" office:value="-90.902663" calcext:value-type="float">
            <text:p>-90.902663</text:p>
          </table:table-cell>
          <table:table-cell office:value-type="float" office:value="1.720929" calcext:value-type="float">
            <text:p>1.720929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6.232269" calcext:value-type="float">
            <text:p>6.232269</text:p>
          </table:table-cell>
          <table:table-cell office:value-type="float" office:value="6.232265" calcext:value-type="float">
            <text:p>6.232265</text:p>
          </table:table-cell>
          <table:table-cell office:value-type="float" office:value="15.486188" calcext:value-type="float">
            <text:p>15.486188</text:p>
          </table:table-cell>
          <table:table-cell office:value-type="float" office:value="229153" calcext:value-type="float">
            <text:p>229153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442" calcext:value-type="float">
            <text:p>2994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903471" calcext:value-type="float">
            <text:p>-90.903471</text:p>
          </table:table-cell>
          <table:table-cell/>
          <table:table-cell office:value-type="float" office:value="1.720964" calcext:value-type="float">
            <text:p>1.720964</text:p>
          </table:table-cell>
          <table:table-cell table:number-columns-repeated="2"/>
          <table:table-cell office:value-type="float" office:value="6.232267" calcext:value-type="float">
            <text:p>6.232267</text:p>
          </table:table-cell>
          <table:table-cell table:number-columns-repeated="3"/>
        </table:table-row>
        <table:table-row table:style-name="ro1">
          <table:table-cell office:value-type="float" office:value="299463" calcext:value-type="float">
            <text:p>299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2663" calcext:value-type="float">
            <text:p>-90.902663</text:p>
          </table:table-cell>
          <table:table-cell office:value-type="float" office:value="-90.952" calcext:value-type="float">
            <text:p>-90.952</text:p>
          </table:table-cell>
          <table:table-cell office:value-type="float" office:value="-90.902663" calcext:value-type="float">
            <text:p>-90.902663</text:p>
          </table:table-cell>
          <table:table-cell office:value-type="float" office:value="-90.952" calcext:value-type="float">
            <text:p>-90.952</text:p>
          </table:table-cell>
          <table:table-cell office:value-type="float" office:value="-90.903471" calcext:value-type="float">
            <text:p>-90.903471</text:p>
          </table:table-cell>
          <table:table-cell office:value-type="float" office:value="1.720884" calcext:value-type="float">
            <text:p>1.720884</text:p>
          </table:table-cell>
          <table:table-cell office:value-type="float" office:value="1.720964" calcext:value-type="float">
            <text:p>1.720964</text:p>
          </table:table-cell>
          <table:table-cell/>
          <table:table-cell office:value-type="float" office:value="6.232272" calcext:value-type="float">
            <text:p>6.232272</text:p>
          </table:table-cell>
          <table:table-cell office:value-type="float" office:value="6.232267" calcext:value-type="float">
            <text:p>6.232267</text:p>
          </table:table-cell>
          <table:table-cell office:value-type="float" office:value="15.462641" calcext:value-type="float">
            <text:p>15.462641</text:p>
          </table:table-cell>
          <table:table-cell office:value-type="float" office:value="229155" calcext:value-type="float">
            <text:p>22915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483" calcext:value-type="float">
            <text:p>299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3471" calcext:value-type="float">
            <text:p>-90.903471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903471" calcext:value-type="float">
            <text:p>-90.903471</text:p>
          </table:table-cell>
          <table:table-cell office:value-type="float" office:value="-90.99" calcext:value-type="float">
            <text:p>-90.99</text:p>
          </table:table-cell>
          <table:table-cell office:value-type="float" office:value="-90.90409" calcext:value-type="float">
            <text:p>-90.90409</text:p>
          </table:table-cell>
          <table:table-cell office:value-type="float" office:value="1.720856" calcext:value-type="float">
            <text:p>1.720856</text:p>
          </table:table-cell>
          <table:table-cell office:value-type="float" office:value="1.720924" calcext:value-type="float">
            <text:p>1.720924</text:p>
          </table:table-cell>
          <table:table-cell/>
          <table:table-cell office:value-type="float" office:value="6.232274" calcext:value-type="float">
            <text:p>6.232274</text:p>
          </table:table-cell>
          <table:table-cell office:value-type="float" office:value="6.23227" calcext:value-type="float">
            <text:p>6.23227</text:p>
          </table:table-cell>
          <table:table-cell office:value-type="float" office:value="15.519868" calcext:value-type="float">
            <text:p>15.519868</text:p>
          </table:table-cell>
          <table:table-cell office:value-type="float" office:value="229156" calcext:value-type="float">
            <text:p>229156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503" calcext:value-type="float">
            <text:p>299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409" calcext:value-type="float">
            <text:p>-90.90409</text:p>
          </table:table-cell>
          <table:table-cell office:value-type="float" office:value="-90.94" calcext:value-type="float">
            <text:p>-90.94</text:p>
          </table:table-cell>
          <table:table-cell office:value-type="float" office:value="-90.90409" calcext:value-type="float">
            <text:p>-90.90409</text:p>
          </table:table-cell>
          <table:table-cell office:value-type="float" office:value="-90.94" calcext:value-type="float">
            <text:p>-90.94</text:p>
          </table:table-cell>
          <table:table-cell office:value-type="float" office:value="-90.905183" calcext:value-type="float">
            <text:p>-90.905183</text:p>
          </table:table-cell>
          <table:table-cell office:value-type="float" office:value="1.720835" calcext:value-type="float">
            <text:p>1.720835</text:p>
          </table:table-cell>
          <table:table-cell office:value-type="float" office:value="1.72089" calcext:value-type="float">
            <text:p>1.72089</text:p>
          </table:table-cell>
          <table:table-cell/>
          <table:table-cell office:value-type="float" office:value="6.232275" calcext:value-type="float">
            <text:p>6.232275</text:p>
          </table:table-cell>
          <table:table-cell office:value-type="float" office:value="6.232272" calcext:value-type="float">
            <text:p>6.232272</text:p>
          </table:table-cell>
          <table:table-cell office:value-type="float" office:value="15.441981" calcext:value-type="float">
            <text:p>15.441981</text:p>
          </table:table-cell>
          <table:table-cell office:value-type="float" office:value="229158" calcext:value-type="float">
            <text:p>229158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522" calcext:value-type="float">
            <text:p>2995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905628" calcext:value-type="float">
            <text:p>-90.905628</text:p>
          </table:table-cell>
          <table:table-cell/>
          <table:table-cell office:value-type="float" office:value="1.720862" calcext:value-type="float">
            <text:p>1.720862</text:p>
          </table:table-cell>
          <table:table-cell table:number-columns-repeated="2"/>
          <table:table-cell office:value-type="float" office:value="6.232273" calcext:value-type="float">
            <text:p>6.232273</text:p>
          </table:table-cell>
          <table:table-cell table:number-columns-repeated="3"/>
        </table:table-row>
        <table:table-row table:style-name="ro1">
          <table:table-cell office:value-type="float" office:value="299543" calcext:value-type="float">
            <text:p>299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5183" calcext:value-type="float">
            <text:p>-90.905183</text:p>
          </table:table-cell>
          <table:table-cell office:value-type="float" office:value="-90.981" calcext:value-type="float">
            <text:p>-90.981</text:p>
          </table:table-cell>
          <table:table-cell office:value-type="float" office:value="-90.905183" calcext:value-type="float">
            <text:p>-90.905183</text:p>
          </table:table-cell>
          <table:table-cell office:value-type="float" office:value="-90.981" calcext:value-type="float">
            <text:p>-90.981</text:p>
          </table:table-cell>
          <table:table-cell office:value-type="float" office:value="-90.905628" calcext:value-type="float">
            <text:p>-90.905628</text:p>
          </table:table-cell>
          <table:table-cell office:value-type="float" office:value="1.720797" calcext:value-type="float">
            <text:p>1.720797</text:p>
          </table:table-cell>
          <table:table-cell office:value-type="float" office:value="1.720862" calcext:value-type="float">
            <text:p>1.720862</text:p>
          </table:table-cell>
          <table:table-cell/>
          <table:table-cell office:value-type="float" office:value="6.232277" calcext:value-type="float">
            <text:p>6.232277</text:p>
          </table:table-cell>
          <table:table-cell office:value-type="float" office:value="6.232273" calcext:value-type="float">
            <text:p>6.232273</text:p>
          </table:table-cell>
          <table:table-cell office:value-type="float" office:value="15.503384" calcext:value-type="float">
            <text:p>15.503384</text:p>
          </table:table-cell>
          <table:table-cell office:value-type="float" office:value="229159" calcext:value-type="float">
            <text:p>229159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563" calcext:value-type="float">
            <text:p>299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5628" calcext:value-type="float">
            <text:p>-90.905628</text:p>
          </table:table-cell>
          <table:table-cell office:value-type="float" office:value="-90.938" calcext:value-type="float">
            <text:p>-90.938</text:p>
          </table:table-cell>
          <table:table-cell office:value-type="float" office:value="-90.905628" calcext:value-type="float">
            <text:p>-90.905628</text:p>
          </table:table-cell>
          <table:table-cell office:value-type="float" office:value="-90.938" calcext:value-type="float">
            <text:p>-90.938</text:p>
          </table:table-cell>
          <table:table-cell office:value-type="float" office:value="-90.903842" calcext:value-type="float">
            <text:p>-90.903842</text:p>
          </table:table-cell>
          <table:table-cell office:value-type="float" office:value="1.720782" calcext:value-type="float">
            <text:p>1.720782</text:p>
          </table:table-cell>
          <table:table-cell office:value-type="float" office:value="1.72083" calcext:value-type="float">
            <text:p>1.72083</text:p>
          </table:table-cell>
          <table:table-cell/>
          <table:table-cell office:value-type="float" office:value="6.232278" calcext:value-type="float">
            <text:p>6.232278</text:p>
          </table:table-cell>
          <table:table-cell office:value-type="float" office:value="6.232275" calcext:value-type="float">
            <text:p>6.232275</text:p>
          </table:table-cell>
          <table:table-cell office:value-type="float" office:value="15.436536" calcext:value-type="float">
            <text:p>15.436536</text:p>
          </table:table-cell>
          <table:table-cell office:value-type="float" office:value="229161" calcext:value-type="float">
            <text:p>229161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582" calcext:value-type="float">
            <text:p>2995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904244" calcext:value-type="float">
            <text:p>-90.904244</text:p>
          </table:table-cell>
          <table:table-cell/>
          <table:table-cell office:value-type="float" office:value="1.720806" calcext:value-type="float">
            <text:p>1.720806</text:p>
          </table:table-cell>
          <table:table-cell table:number-columns-repeated="2"/>
          <table:table-cell office:value-type="float" office:value="6.232277" calcext:value-type="float">
            <text:p>6.232277</text:p>
          </table:table-cell>
          <table:table-cell table:number-columns-repeated="3"/>
        </table:table-row>
        <table:table-row table:style-name="ro1">
          <table:table-cell office:value-type="float" office:value="299602" calcext:value-type="float">
            <text:p>29960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3842" calcext:value-type="float">
            <text:p>-90.903842</text:p>
          </table:table-cell>
          <table:table-cell office:value-type="float" office:value="-90.992" calcext:value-type="float">
            <text:p>-90.992</text:p>
          </table:table-cell>
          <table:table-cell office:value-type="float" office:value="-90.903842" calcext:value-type="float">
            <text:p>-90.903842</text:p>
          </table:table-cell>
          <table:table-cell office:value-type="float" office:value="-90.992" calcext:value-type="float">
            <text:p>-90.992</text:p>
          </table:table-cell>
          <table:table-cell office:value-type="float" office:value="-90.904244" calcext:value-type="float">
            <text:p>-90.904244</text:p>
          </table:table-cell>
          <table:table-cell office:value-type="float" office:value="1.720843" calcext:value-type="float">
            <text:p>1.720843</text:p>
          </table:table-cell>
          <table:table-cell office:value-type="float" office:value="1.720806" calcext:value-type="float">
            <text:p>1.720806</text:p>
          </table:table-cell>
          <table:table-cell/>
          <table:table-cell office:value-type="float" office:value="6.232275" calcext:value-type="float">
            <text:p>6.232275</text:p>
          </table:table-cell>
          <table:table-cell office:value-type="float" office:value="6.232277" calcext:value-type="float">
            <text:p>6.232277</text:p>
          </table:table-cell>
          <table:table-cell office:value-type="float" office:value="15.522374" calcext:value-type="float">
            <text:p>15.522374</text:p>
          </table:table-cell>
          <table:table-cell office:value-type="float" office:value="229162" calcext:value-type="float">
            <text:p>229162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623" calcext:value-type="float">
            <text:p>299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4244" calcext:value-type="float">
            <text:p>-90.90424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904244" calcext:value-type="float">
            <text:p>-90.904244</text:p>
          </table:table-cell>
          <table:table-cell office:value-type="float" office:value="-90.906" calcext:value-type="float">
            <text:p>-90.906</text:p>
          </table:table-cell>
          <table:table-cell office:value-type="float" office:value="-90.905325" calcext:value-type="float">
            <text:p>-90.905325</text:p>
          </table:table-cell>
          <table:table-cell office:value-type="float" office:value="1.720829" calcext:value-type="float">
            <text:p>1.720829</text:p>
          </table:table-cell>
          <table:table-cell office:value-type="float" office:value="1.720824" calcext:value-type="float">
            <text:p>1.720824</text:p>
          </table:table-cell>
          <table:table-cell/>
          <table:table-cell office:value-type="float" office:value="6.232275" calcext:value-type="float">
            <text:p>6.232275</text:p>
          </table:table-cell>
          <table:table-cell office:value-type="float" office:value="6.232276" calcext:value-type="float">
            <text:p>6.232276</text:p>
          </table:table-cell>
          <table:table-cell office:value-type="float" office:value="15.38943" calcext:value-type="float">
            <text:p>15.38943</text:p>
          </table:table-cell>
          <table:table-cell office:value-type="float" office:value="229164" calcext:value-type="float">
            <text:p>229164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642" calcext:value-type="float">
            <text:p>2996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90.905334" calcext:value-type="float">
            <text:p>-90.905334</text:p>
          </table:table-cell>
          <table:table-cell/>
          <table:table-cell office:value-type="float" office:value="1.720827" calcext:value-type="float">
            <text:p>1.720827</text:p>
          </table:table-cell>
          <table:table-cell table:number-columns-repeated="2"/>
          <table:table-cell office:value-type="float" office:value="6.232276" calcext:value-type="float">
            <text:p>6.232276</text:p>
          </table:table-cell>
          <table:table-cell table:number-columns-repeated="3"/>
        </table:table-row>
        <table:table-row table:style-name="ro1">
          <table:table-cell office:value-type="float" office:value="299663" calcext:value-type="float">
            <text:p>299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5325" calcext:value-type="float">
            <text:p>-90.905325</text:p>
          </table:table-cell>
          <table:table-cell office:value-type="float" office:value="-90.942" calcext:value-type="float">
            <text:p>-90.942</text:p>
          </table:table-cell>
          <table:table-cell office:value-type="float" office:value="-90.905325" calcext:value-type="float">
            <text:p>-90.905325</text:p>
          </table:table-cell>
          <table:table-cell office:value-type="float" office:value="-90.942" calcext:value-type="float">
            <text:p>-90.942</text:p>
          </table:table-cell>
          <table:table-cell office:value-type="float" office:value="-90.905334" calcext:value-type="float">
            <text:p>-90.905334</text:p>
          </table:table-cell>
          <table:table-cell office:value-type="float" office:value="1.720792" calcext:value-type="float">
            <text:p>1.720792</text:p>
          </table:table-cell>
          <table:table-cell office:value-type="float" office:value="1.720827" calcext:value-type="float">
            <text:p>1.720827</text:p>
          </table:table-cell>
          <table:table-cell/>
          <table:table-cell office:value-type="float" office:value="6.232278" calcext:value-type="float">
            <text:p>6.232278</text:p>
          </table:table-cell>
          <table:table-cell office:value-type="float" office:value="6.232276" calcext:value-type="float">
            <text:p>6.232276</text:p>
          </table:table-cell>
          <table:table-cell office:value-type="float" office:value="15.443158" calcext:value-type="float">
            <text:p>15.443158</text:p>
          </table:table-cell>
          <table:table-cell office:value-type="float" office:value="229165" calcext:value-type="float">
            <text:p>229165</text:p>
          </table:table-cell>
          <table:table-cell office:value-type="float" office:value="2.298341" calcext:value-type="float">
            <text:p>2.298341</text:p>
          </table:table-cell>
        </table:table-row>
        <table:table-row table:style-name="ro1">
          <table:table-cell office:value-type="float" office:value="299683" calcext:value-type="float">
            <text:p>299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0.905334" calcext:value-type="float">
            <text:p>-90.905334</text:p>
          </table:table-cell>
          <table:table-cell office:value-type="float" office:value="-90.883" calcext:value-type="float">
            <text:p>-90.883</text:p>
          </table:table-cell>
          <table:table-cell office:value-type="float" office:value="-90.905334" calcext:value-type="float">
            <text:p>-90.905334</text:p>
          </table:table-cell>
          <table:table-cell office:value-type="float" office:value="-90.883" calcext:value-type="float">
            <text:p>-90.883</text:p>
          </table:table-cell>
          <table:table-cell office:value-type="float" office:value="-90.903056" calcext:value-type="float">
            <text:p>-90.903056</text:p>
          </table:table-cell>
          <table:table-cell office:value-type="float" office:value="1.718252" calcext:value-type="float">
            <text:p>1.718252</text:p>
          </table:table-cell>
          <table:table-cell office:value-type="float" office:value="1.72081" calcext:value-type="float">
            <text:p>1.72081</text:p>
          </table:table-cell>
          <table:table-cell/>
          <table:table-cell office:value-type="float" office:value="6.232318" calcext:value-type="float">
            <text:p>6.232318</text:p>
          </table:table-cell>
          <table:table-cell office:value-type="float" office:value="6.232277" calcext:value-type="float">
            <text:p>6.232277</text:p>
          </table:table-cell>
          <table:table-cell office:value-type="float" office:value="15.42378" calcext:value-type="float">
            <text:p>15.42378</text:p>
          </table:table-cell>
          <table:table-cell office:value-type="float" office:value="229167" calcext:value-type="float">
            <text:p>229167</text:p>
          </table:table-cell>
          <table:table-cell office:value-type="float" office:value="2.298676" calcext:value-type="float">
            <text:p>2.298676</text:p>
          </table:table-cell>
        </table:table-row>
      </table:table>
      <table:table table:name="Sheet5" table:style-name="ta1">
        <table:table-column table:style-name="co1" table:number-columns-repeated="18" table:default-cell-style-name="Default"/>
        <table:table-row table:style-name="ro1">
          <table:table-cell office:value-type="float" office:value="445248" calcext:value-type="float">
            <text:p>44524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445263" calcext:value-type="float">
            <text:p>445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381" calcext:value-type="float">
            <text:p>-139.240381</text:p>
          </table:table-cell>
          <table:table-cell office:value-type="float" office:value="-140.098" calcext:value-type="float">
            <text:p>-140.098</text:p>
          </table:table-cell>
          <table:table-cell office:value-type="float" office:value="-139.240381" calcext:value-type="float">
            <text:p>-139.240381</text:p>
          </table:table-cell>
          <table:table-cell office:value-type="float" office:value="-140.098" calcext:value-type="float">
            <text:p>-140.098</text:p>
          </table:table-cell>
          <table:table-cell office:value-type="float" office:value="-139.227898" calcext:value-type="float">
            <text:p>-139.227898</text:p>
          </table:table-cell>
          <table:table-cell office:value-type="float" office:value="2.083766" calcext:value-type="float">
            <text:p>2.083766</text:p>
          </table:table-cell>
          <table:table-cell table:formula="of:=[.J2]-[.J905]" office:value-type="float" office:value="0.182021" calcext:value-type="float">
            <text:p>0.182021</text:p>
          </table:table-cell>
          <table:table-cell office:value-type="float" office:value="2.092713" calcext:value-type="float">
            <text:p>2.092713</text:p>
          </table:table-cell>
          <table:table-cell office:value-type="float" office:value="6.614758" calcext:value-type="float">
            <text:p>6.614758</text:p>
          </table:table-cell>
          <table:table-cell table:formula="of:=[.M2]-[.M906]" office:value-type="float" office:value="0.26211" calcext:value-type="float">
            <text:p>0.26211</text:p>
          </table:table-cell>
          <table:table-cell office:value-type="float" office:value="6.552426" calcext:value-type="float">
            <text:p>6.552426</text:p>
          </table:table-cell>
          <table:table-cell office:value-type="float" office:value="13.782182" calcext:value-type="float">
            <text:p>13.782182</text:p>
          </table:table-cell>
          <table:table-cell office:value-type="float" office:value="83365" calcext:value-type="float">
            <text:p>8336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264" calcext:value-type="float">
            <text:p>4452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381" calcext:value-type="float">
            <text:p>-139.240381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0381" calcext:value-type="float">
            <text:p>-139.240381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0343" calcext:value-type="float">
            <text:p>-139.240343</text:p>
          </table:table-cell>
          <table:table-cell office:value-type="float" office:value="2.097066" calcext:value-type="float">
            <text:p>2.097066</text:p>
          </table:table-cell>
          <table:table-cell/>
          <table:table-cell office:value-type="float" office:value="2.088006" calcext:value-type="float">
            <text:p>2.088006</text:p>
          </table:table-cell>
          <table:table-cell office:value-type="float" office:value="6.520479" calcext:value-type="float">
            <text:p>6.520479</text:p>
          </table:table-cell>
          <table:table-cell/>
          <table:table-cell office:value-type="float" office:value="6.583558" calcext:value-type="float">
            <text:p>6.583558</text:p>
          </table:table-cell>
          <table:table-cell office:value-type="float" office:value="16.3256" calcext:value-type="float">
            <text:p>16.3256</text:p>
          </table:table-cell>
          <table:table-cell office:value-type="float" office:value="83365" calcext:value-type="float">
            <text:p>8336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283" calcext:value-type="float">
            <text:p>4452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343" calcext:value-type="float">
            <text:p>-139.240343</text:p>
          </table:table-cell>
          <table:table-cell office:value-type="float" office:value="-140.116" calcext:value-type="float">
            <text:p>-140.116</text:p>
          </table:table-cell>
          <table:table-cell office:value-type="float" office:value="-139.240343" calcext:value-type="float">
            <text:p>-139.240343</text:p>
          </table:table-cell>
          <table:table-cell office:value-type="float" office:value="-140.116" calcext:value-type="float">
            <text:p>-140.116</text:p>
          </table:table-cell>
          <table:table-cell office:value-type="float" office:value="-139.228213" calcext:value-type="float">
            <text:p>-139.228213</text:p>
          </table:table-cell>
          <table:table-cell office:value-type="float" office:value="2.083765" calcext:value-type="float">
            <text:p>2.083765</text:p>
          </table:table-cell>
          <table:table-cell/>
          <table:table-cell office:value-type="float" office:value="2.092263" calcext:value-type="float">
            <text:p>2.092263</text:p>
          </table:table-cell>
          <table:table-cell office:value-type="float" office:value="6.614759" calcext:value-type="float">
            <text:p>6.614759</text:p>
          </table:table-cell>
          <table:table-cell/>
          <table:table-cell office:value-type="float" office:value="6.55198" calcext:value-type="float">
            <text:p>6.55198</text:p>
          </table:table-cell>
          <table:table-cell office:value-type="float" office:value="13.805078" calcext:value-type="float">
            <text:p>13.805078</text:p>
          </table:table-cell>
          <table:table-cell office:value-type="float" office:value="83367" calcext:value-type="float">
            <text:p>8336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284" calcext:value-type="float">
            <text:p>4452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343" calcext:value-type="float">
            <text:p>-139.240343</text:p>
          </table:table-cell>
          <table:table-cell office:value-type="float" office:value="-138.26" calcext:value-type="float">
            <text:p>-138.26</text:p>
          </table:table-cell>
          <table:table-cell office:value-type="float" office:value="-139.240343" calcext:value-type="float">
            <text:p>-139.240343</text:p>
          </table:table-cell>
          <table:table-cell office:value-type="float" office:value="-138.26" calcext:value-type="float">
            <text:p>-138.26</text:p>
          </table:table-cell>
          <table:table-cell office:value-type="float" office:value="-139.240891" calcext:value-type="float">
            <text:p>-139.240891</text:p>
          </table:table-cell>
          <table:table-cell office:value-type="float" office:value="2.098989" calcext:value-type="float">
            <text:p>2.098989</text:p>
          </table:table-cell>
          <table:table-cell/>
          <table:table-cell office:value-type="float" office:value="2.087774" calcext:value-type="float">
            <text:p>2.087774</text:p>
          </table:table-cell>
          <table:table-cell office:value-type="float" office:value="6.522138" calcext:value-type="float">
            <text:p>6.522138</text:p>
          </table:table-cell>
          <table:table-cell/>
          <table:table-cell office:value-type="float" office:value="6.583336" calcext:value-type="float">
            <text:p>6.583336</text:p>
          </table:table-cell>
          <table:table-cell office:value-type="float" office:value="16.31519" calcext:value-type="float">
            <text:p>16.31519</text:p>
          </table:table-cell>
          <table:table-cell office:value-type="float" office:value="83367" calcext:value-type="float">
            <text:p>83367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5302" calcext:value-type="float">
            <text:p>4453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012" calcext:value-type="float">
            <text:p>-139.229012</text:p>
          </table:table-cell>
          <table:table-cell table:number-columns-repeated="2"/>
          <table:table-cell office:value-type="float" office:value="2.093123" calcext:value-type="float">
            <text:p>2.093123</text:p>
          </table:table-cell>
          <table:table-cell table:number-columns-repeated="2"/>
          <table:table-cell office:value-type="float" office:value="6.552691" calcext:value-type="float">
            <text:p>6.552691</text:p>
          </table:table-cell>
          <table:table-cell table:number-columns-repeated="3"/>
        </table:table-row>
        <table:table-row table:style-name="ro1">
          <table:table-cell office:value-type="float" office:value="445323" calcext:value-type="float">
            <text:p>4453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891" calcext:value-type="float">
            <text:p>-139.240891</text:p>
          </table:table-cell>
          <table:table-cell office:value-type="float" office:value="-140.105" calcext:value-type="float">
            <text:p>-140.105</text:p>
          </table:table-cell>
          <table:table-cell office:value-type="float" office:value="-139.240891" calcext:value-type="float">
            <text:p>-139.240891</text:p>
          </table:table-cell>
          <table:table-cell office:value-type="float" office:value="-140.105" calcext:value-type="float">
            <text:p>-140.105</text:p>
          </table:table-cell>
          <table:table-cell office:value-type="float" office:value="-139.229012" calcext:value-type="float">
            <text:p>-139.229012</text:p>
          </table:table-cell>
          <table:table-cell office:value-type="float" office:value="2.083775" calcext:value-type="float">
            <text:p>2.083775</text:p>
          </table:table-cell>
          <table:table-cell/>
          <table:table-cell office:value-type="float" office:value="2.093123" calcext:value-type="float">
            <text:p>2.093123</text:p>
          </table:table-cell>
          <table:table-cell office:value-type="float" office:value="6.614739" calcext:value-type="float">
            <text:p>6.614739</text:p>
          </table:table-cell>
          <table:table-cell/>
          <table:table-cell office:value-type="float" office:value="6.552691" calcext:value-type="float">
            <text:p>6.552691</text:p>
          </table:table-cell>
          <table:table-cell office:value-type="float" office:value="13.79042" calcext:value-type="float">
            <text:p>13.79042</text:p>
          </table:table-cell>
          <table:table-cell office:value-type="float" office:value="83368" calcext:value-type="float">
            <text:p>8336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325" calcext:value-type="float">
            <text:p>4453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891" calcext:value-type="float">
            <text:p>-139.240891</text:p>
          </table:table-cell>
          <table:table-cell office:value-type="float" office:value="-138.255" calcext:value-type="float">
            <text:p>-138.255</text:p>
          </table:table-cell>
          <table:table-cell office:value-type="float" office:value="-139.240891" calcext:value-type="float">
            <text:p>-139.240891</text:p>
          </table:table-cell>
          <table:table-cell office:value-type="float" office:value="-138.255" calcext:value-type="float">
            <text:p>-138.255</text:p>
          </table:table-cell>
          <table:table-cell office:value-type="float" office:value="-139.241535" calcext:value-type="float">
            <text:p>-139.241535</text:p>
          </table:table-cell>
          <table:table-cell office:value-type="float" office:value="2.09708" calcext:value-type="float">
            <text:p>2.09708</text:p>
          </table:table-cell>
          <table:table-cell/>
          <table:table-cell office:value-type="float" office:value="2.088215" calcext:value-type="float">
            <text:p>2.088215</text:p>
          </table:table-cell>
          <table:table-cell office:value-type="float" office:value="6.52046" calcext:value-type="float">
            <text:p>6.52046</text:p>
          </table:table-cell>
          <table:table-cell/>
          <table:table-cell office:value-type="float" office:value="6.583679" calcext:value-type="float">
            <text:p>6.583679</text:p>
          </table:table-cell>
          <table:table-cell office:value-type="float" office:value="16.301131" calcext:value-type="float">
            <text:p>16.301131</text:p>
          </table:table-cell>
          <table:table-cell office:value-type="float" office:value="83368" calcext:value-type="float">
            <text:p>8336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363" calcext:value-type="float">
            <text:p>445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535" calcext:value-type="float">
            <text:p>-139.241535</text:p>
          </table:table-cell>
          <table:table-cell office:value-type="float" office:value="-140.115" calcext:value-type="float">
            <text:p>-140.115</text:p>
          </table:table-cell>
          <table:table-cell office:value-type="float" office:value="-139.241535" calcext:value-type="float">
            <text:p>-139.241535</text:p>
          </table:table-cell>
          <table:table-cell office:value-type="float" office:value="-140.115" calcext:value-type="float">
            <text:p>-140.115</text:p>
          </table:table-cell>
          <table:table-cell office:value-type="float" office:value="-139.229578" calcext:value-type="float">
            <text:p>-139.229578</text:p>
          </table:table-cell>
          <table:table-cell office:value-type="float" office:value="2.085711" calcext:value-type="float">
            <text:p>2.085711</text:p>
          </table:table-cell>
          <table:table-cell/>
          <table:table-cell office:value-type="float" office:value="2.092379" calcext:value-type="float">
            <text:p>2.092379</text:p>
          </table:table-cell>
          <table:table-cell office:value-type="float" office:value="6.616373" calcext:value-type="float">
            <text:p>6.616373</text:p>
          </table:table-cell>
          <table:table-cell/>
          <table:table-cell office:value-type="float" office:value="6.552032" calcext:value-type="float">
            <text:p>6.552032</text:p>
          </table:table-cell>
          <table:table-cell office:value-type="float" office:value="13.82381" calcext:value-type="float">
            <text:p>13.82381</text:p>
          </table:table-cell>
          <table:table-cell office:value-type="float" office:value="83370" calcext:value-type="float">
            <text:p>83370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5365" calcext:value-type="float">
            <text:p>4453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535" calcext:value-type="float">
            <text:p>-139.241535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41535" calcext:value-type="float">
            <text:p>-139.241535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42205" calcext:value-type="float">
            <text:p>-139.242205</text:p>
          </table:table-cell>
          <table:table-cell office:value-type="float" office:value="2.097097" calcext:value-type="float">
            <text:p>2.097097</text:p>
          </table:table-cell>
          <table:table-cell/>
          <table:table-cell office:value-type="float" office:value="2.0888" calcext:value-type="float">
            <text:p>2.0888</text:p>
          </table:table-cell>
          <table:table-cell office:value-type="float" office:value="6.520436" calcext:value-type="float">
            <text:p>6.520436</text:p>
          </table:table-cell>
          <table:table-cell/>
          <table:table-cell office:value-type="float" office:value="6.584177" calcext:value-type="float">
            <text:p>6.584177</text:p>
          </table:table-cell>
          <table:table-cell office:value-type="float" office:value="16.325828" calcext:value-type="float">
            <text:p>16.325828</text:p>
          </table:table-cell>
          <table:table-cell office:value-type="float" office:value="83370" calcext:value-type="float">
            <text:p>8337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383" calcext:value-type="float">
            <text:p>445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205" calcext:value-type="float">
            <text:p>-139.242205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42205" calcext:value-type="float">
            <text:p>-139.242205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30064" calcext:value-type="float">
            <text:p>-139.230064</text:p>
          </table:table-cell>
          <table:table-cell office:value-type="float" office:value="2.085724" calcext:value-type="float">
            <text:p>2.085724</text:p>
          </table:table-cell>
          <table:table-cell/>
          <table:table-cell office:value-type="float" office:value="2.092673" calcext:value-type="float">
            <text:p>2.092673</text:p>
          </table:table-cell>
          <table:table-cell office:value-type="float" office:value="6.616348" calcext:value-type="float">
            <text:p>6.616348</text:p>
          </table:table-cell>
          <table:table-cell/>
          <table:table-cell office:value-type="float" office:value="6.552271" calcext:value-type="float">
            <text:p>6.552271</text:p>
          </table:table-cell>
          <table:table-cell office:value-type="float" office:value="13.828043" calcext:value-type="float">
            <text:p>13.828043</text:p>
          </table:table-cell>
          <table:table-cell office:value-type="float" office:value="83372" calcext:value-type="float">
            <text:p>83372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5385" calcext:value-type="float">
            <text:p>4453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205" calcext:value-type="float">
            <text:p>-139.242205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42205" calcext:value-type="float">
            <text:p>-139.242205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42738" calcext:value-type="float">
            <text:p>-139.242738</text:p>
          </table:table-cell>
          <table:table-cell office:value-type="float" office:value="2.099039" calcext:value-type="float">
            <text:p>2.099039</text:p>
          </table:table-cell>
          <table:table-cell/>
          <table:table-cell office:value-type="float" office:value="2.088953" calcext:value-type="float">
            <text:p>2.088953</text:p>
          </table:table-cell>
          <table:table-cell office:value-type="float" office:value="6.522069" calcext:value-type="float">
            <text:p>6.522069</text:p>
          </table:table-cell>
          <table:table-cell/>
          <table:table-cell office:value-type="float" office:value="6.584283" calcext:value-type="float">
            <text:p>6.584283</text:p>
          </table:table-cell>
          <table:table-cell office:value-type="float" office:value="16.343215" calcext:value-type="float">
            <text:p>16.343215</text:p>
          </table:table-cell>
          <table:table-cell office:value-type="float" office:value="83372" calcext:value-type="float">
            <text:p>83372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5402" calcext:value-type="float">
            <text:p>4454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0651" calcext:value-type="float">
            <text:p>-139.230651</text:p>
          </table:table-cell>
          <table:table-cell table:number-columns-repeated="2"/>
          <table:table-cell office:value-type="float" office:value="2.093728" calcext:value-type="float">
            <text:p>2.093728</text:p>
          </table:table-cell>
          <table:table-cell table:number-columns-repeated="2"/>
          <table:table-cell office:value-type="float" office:value="6.553133" calcext:value-type="float">
            <text:p>6.553133</text:p>
          </table:table-cell>
          <table:table-cell table:number-columns-repeated="3"/>
        </table:table-row>
        <table:table-row table:style-name="ro1">
          <table:table-cell office:value-type="float" office:value="445423" calcext:value-type="float">
            <text:p>4454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738" calcext:value-type="float">
            <text:p>-139.242738</text:p>
          </table:table-cell>
          <table:table-cell office:value-type="float" office:value="-140.071" calcext:value-type="float">
            <text:p>-140.071</text:p>
          </table:table-cell>
          <table:table-cell office:value-type="float" office:value="-139.242738" calcext:value-type="float">
            <text:p>-139.242738</text:p>
          </table:table-cell>
          <table:table-cell office:value-type="float" office:value="-140.071" calcext:value-type="float">
            <text:p>-140.071</text:p>
          </table:table-cell>
          <table:table-cell office:value-type="float" office:value="-139.230651" calcext:value-type="float">
            <text:p>-139.230651</text:p>
          </table:table-cell>
          <table:table-cell office:value-type="float" office:value="2.083809" calcext:value-type="float">
            <text:p>2.083809</text:p>
          </table:table-cell>
          <table:table-cell/>
          <table:table-cell office:value-type="float" office:value="2.093728" calcext:value-type="float">
            <text:p>2.093728</text:p>
          </table:table-cell>
          <table:table-cell office:value-type="float" office:value="6.61467" calcext:value-type="float">
            <text:p>6.61467</text:p>
          </table:table-cell>
          <table:table-cell/>
          <table:table-cell office:value-type="float" office:value="6.553133" calcext:value-type="float">
            <text:p>6.553133</text:p>
          </table:table-cell>
          <table:table-cell office:value-type="float" office:value="13.744917" calcext:value-type="float">
            <text:p>13.744917</text:p>
          </table:table-cell>
          <table:table-cell office:value-type="float" office:value="83374" calcext:value-type="float">
            <text:p>8337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425" calcext:value-type="float">
            <text:p>4454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738" calcext:value-type="float">
            <text:p>-139.242738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2738" calcext:value-type="float">
            <text:p>-139.242738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2704" calcext:value-type="float">
            <text:p>-139.242704</text:p>
          </table:table-cell>
          <table:table-cell office:value-type="float" office:value="2.097129" calcext:value-type="float">
            <text:p>2.097129</text:p>
          </table:table-cell>
          <table:table-cell/>
          <table:table-cell office:value-type="float" office:value="2.088546" calcext:value-type="float">
            <text:p>2.088546</text:p>
          </table:table-cell>
          <table:table-cell office:value-type="float" office:value="6.520391" calcext:value-type="float">
            <text:p>6.520391</text:p>
          </table:table-cell>
          <table:table-cell/>
          <table:table-cell office:value-type="float" office:value="6.583865" calcext:value-type="float">
            <text:p>6.583865</text:p>
          </table:table-cell>
          <table:table-cell office:value-type="float" office:value="16.340967" calcext:value-type="float">
            <text:p>16.340967</text:p>
          </table:table-cell>
          <table:table-cell office:value-type="float" office:value="83374" calcext:value-type="float">
            <text:p>8337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443" calcext:value-type="float">
            <text:p>4454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0459" calcext:value-type="float">
            <text:p>-139.230459</text:p>
          </table:table-cell>
          <table:table-cell table:number-columns-repeated="2"/>
          <table:table-cell office:value-type="float" office:value="2.092561" calcext:value-type="float">
            <text:p>2.092561</text:p>
          </table:table-cell>
          <table:table-cell table:number-columns-repeated="2"/>
          <table:table-cell office:value-type="float" office:value="6.552091" calcext:value-type="float">
            <text:p>6.552091</text:p>
          </table:table-cell>
          <table:table-cell table:number-columns-repeated="3"/>
        </table:table-row>
        <table:table-row table:style-name="ro1">
          <table:table-cell office:value-type="float" office:value="445463" calcext:value-type="float">
            <text:p>445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704" calcext:value-type="float">
            <text:p>-139.242704</text:p>
          </table:table-cell>
          <table:table-cell office:value-type="float" office:value="-140.13" calcext:value-type="float">
            <text:p>-140.13</text:p>
          </table:table-cell>
          <table:table-cell office:value-type="float" office:value="-139.242704" calcext:value-type="float">
            <text:p>-139.242704</text:p>
          </table:table-cell>
          <table:table-cell office:value-type="float" office:value="-140.13" calcext:value-type="float">
            <text:p>-140.13</text:p>
          </table:table-cell>
          <table:table-cell office:value-type="float" office:value="-139.230459" calcext:value-type="float">
            <text:p>-139.230459</text:p>
          </table:table-cell>
          <table:table-cell office:value-type="float" office:value="2.083809" calcext:value-type="float">
            <text:p>2.083809</text:p>
          </table:table-cell>
          <table:table-cell/>
          <table:table-cell office:value-type="float" office:value="2.092561" calcext:value-type="float">
            <text:p>2.092561</text:p>
          </table:table-cell>
          <table:table-cell office:value-type="float" office:value="6.614672" calcext:value-type="float">
            <text:p>6.614672</text:p>
          </table:table-cell>
          <table:table-cell/>
          <table:table-cell office:value-type="float" office:value="6.552091" calcext:value-type="float">
            <text:p>6.552091</text:p>
          </table:table-cell>
          <table:table-cell office:value-type="float" office:value="13.819853" calcext:value-type="float">
            <text:p>13.819853</text:p>
          </table:table-cell>
          <table:table-cell office:value-type="float" office:value="83375" calcext:value-type="float">
            <text:p>8337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465" calcext:value-type="float">
            <text:p>4454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704" calcext:value-type="float">
            <text:p>-139.242704</text:p>
          </table:table-cell>
          <table:table-cell office:value-type="float" office:value="-138.227" calcext:value-type="float">
            <text:p>-138.227</text:p>
          </table:table-cell>
          <table:table-cell office:value-type="float" office:value="-139.242704" calcext:value-type="float">
            <text:p>-139.242704</text:p>
          </table:table-cell>
          <table:table-cell office:value-type="float" office:value="-138.227" calcext:value-type="float">
            <text:p>-138.227</text:p>
          </table:table-cell>
          <table:table-cell office:value-type="float" office:value="-139.243291" calcext:value-type="float">
            <text:p>-139.243291</text:p>
          </table:table-cell>
          <table:table-cell office:value-type="float" office:value="2.097128" calcext:value-type="float">
            <text:p>2.097128</text:p>
          </table:table-cell>
          <table:table-cell/>
          <table:table-cell office:value-type="float" office:value="2.087943" calcext:value-type="float">
            <text:p>2.087943</text:p>
          </table:table-cell>
          <table:table-cell office:value-type="float" office:value="6.520392" calcext:value-type="float">
            <text:p>6.520392</text:p>
          </table:table-cell>
          <table:table-cell/>
          <table:table-cell office:value-type="float" office:value="6.583347" calcext:value-type="float">
            <text:p>6.583347</text:p>
          </table:table-cell>
          <table:table-cell office:value-type="float" office:value="16.345368" calcext:value-type="float">
            <text:p>16.345368</text:p>
          </table:table-cell>
          <table:table-cell office:value-type="float" office:value="83375" calcext:value-type="float">
            <text:p>8337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483" calcext:value-type="float">
            <text:p>445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291" calcext:value-type="float">
            <text:p>-139.243291</text:p>
          </table:table-cell>
          <table:table-cell office:value-type="float" office:value="-140.146" calcext:value-type="float">
            <text:p>-140.146</text:p>
          </table:table-cell>
          <table:table-cell office:value-type="float" office:value="-139.243291" calcext:value-type="float">
            <text:p>-139.243291</text:p>
          </table:table-cell>
          <table:table-cell office:value-type="float" office:value="-140.146" calcext:value-type="float">
            <text:p>-140.146</text:p>
          </table:table-cell>
          <table:table-cell office:value-type="float" office:value="-139.231006" calcext:value-type="float">
            <text:p>-139.231006</text:p>
          </table:table-cell>
          <table:table-cell office:value-type="float" office:value="2.085744" calcext:value-type="float">
            <text:p>2.085744</text:p>
          </table:table-cell>
          <table:table-cell/>
          <table:table-cell office:value-type="float" office:value="2.09226" calcext:value-type="float">
            <text:p>2.09226</text:p>
          </table:table-cell>
          <table:table-cell office:value-type="float" office:value="6.616308" calcext:value-type="float">
            <text:p>6.616308</text:p>
          </table:table-cell>
          <table:table-cell/>
          <table:table-cell office:value-type="float" office:value="6.55183" calcext:value-type="float">
            <text:p>6.55183</text:p>
          </table:table-cell>
          <table:table-cell office:value-type="float" office:value="13.860989" calcext:value-type="float">
            <text:p>13.860989</text:p>
          </table:table-cell>
          <table:table-cell office:value-type="float" office:value="83377" calcext:value-type="float">
            <text:p>83377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5484" calcext:value-type="float">
            <text:p>4454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291" calcext:value-type="float">
            <text:p>-139.243291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3291" calcext:value-type="float">
            <text:p>-139.243291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4021" calcext:value-type="float">
            <text:p>-139.244021</text:p>
          </table:table-cell>
          <table:table-cell office:value-type="float" office:value="2.097144" calcext:value-type="float">
            <text:p>2.097144</text:p>
          </table:table-cell>
          <table:table-cell/>
          <table:table-cell office:value-type="float" office:value="2.088748" calcext:value-type="float">
            <text:p>2.088748</text:p>
          </table:table-cell>
          <table:table-cell office:value-type="float" office:value="6.52037" calcext:value-type="float">
            <text:p>6.52037</text:p>
          </table:table-cell>
          <table:table-cell/>
          <table:table-cell office:value-type="float" office:value="6.584043" calcext:value-type="float">
            <text:p>6.584043</text:p>
          </table:table-cell>
          <table:table-cell office:value-type="float" office:value="16.334369" calcext:value-type="float">
            <text:p>16.334369</text:p>
          </table:table-cell>
          <table:table-cell office:value-type="float" office:value="83377" calcext:value-type="float">
            <text:p>8337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503" calcext:value-type="float">
            <text:p>4455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816" calcext:value-type="float">
            <text:p>-139.231816</text:p>
          </table:table-cell>
          <table:table-cell table:number-columns-repeated="2"/>
          <table:table-cell office:value-type="float" office:value="2.092669" calcext:value-type="float">
            <text:p>2.092669</text:p>
          </table:table-cell>
          <table:table-cell table:number-columns-repeated="2"/>
          <table:table-cell office:value-type="float" office:value="6.552171" calcext:value-type="float">
            <text:p>6.552171</text:p>
          </table:table-cell>
          <table:table-cell table:number-columns-repeated="3"/>
        </table:table-row>
        <table:table-row table:style-name="ro1">
          <table:table-cell office:value-type="float" office:value="445523" calcext:value-type="float">
            <text:p>445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021" calcext:value-type="float">
            <text:p>-139.244021</text:p>
          </table:table-cell>
          <table:table-cell office:value-type="float" office:value="-140.064" calcext:value-type="float">
            <text:p>-140.064</text:p>
          </table:table-cell>
          <table:table-cell office:value-type="float" office:value="-139.244021" calcext:value-type="float">
            <text:p>-139.244021</text:p>
          </table:table-cell>
          <table:table-cell office:value-type="float" office:value="-140.064" calcext:value-type="float">
            <text:p>-140.064</text:p>
          </table:table-cell>
          <table:table-cell office:value-type="float" office:value="-139.231816" calcext:value-type="float">
            <text:p>-139.231816</text:p>
          </table:table-cell>
          <table:table-cell office:value-type="float" office:value="2.083833" calcext:value-type="float">
            <text:p>2.083833</text:p>
          </table:table-cell>
          <table:table-cell/>
          <table:table-cell office:value-type="float" office:value="2.092669" calcext:value-type="float">
            <text:p>2.092669</text:p>
          </table:table-cell>
          <table:table-cell office:value-type="float" office:value="6.614623" calcext:value-type="float">
            <text:p>6.614623</text:p>
          </table:table-cell>
          <table:table-cell/>
          <table:table-cell office:value-type="float" office:value="6.552171" calcext:value-type="float">
            <text:p>6.552171</text:p>
          </table:table-cell>
          <table:table-cell office:value-type="float" office:value="13.734403" calcext:value-type="float">
            <text:p>13.734403</text:p>
          </table:table-cell>
          <table:table-cell office:value-type="float" office:value="83379" calcext:value-type="float">
            <text:p>8337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525" calcext:value-type="float">
            <text:p>4455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021" calcext:value-type="float">
            <text:p>-139.244021</text:p>
          </table:table-cell>
          <table:table-cell office:value-type="float" office:value="-138.173" calcext:value-type="float">
            <text:p>-138.173</text:p>
          </table:table-cell>
          <table:table-cell office:value-type="float" office:value="-139.244021" calcext:value-type="float">
            <text:p>-139.244021</text:p>
          </table:table-cell>
          <table:table-cell office:value-type="float" office:value="-138.173" calcext:value-type="float">
            <text:p>-138.173</text:p>
          </table:table-cell>
          <table:table-cell office:value-type="float" office:value="-139.24376" calcext:value-type="float">
            <text:p>-139.24376</text:p>
          </table:table-cell>
          <table:table-cell office:value-type="float" office:value="2.097164" calcext:value-type="float">
            <text:p>2.097164</text:p>
          </table:table-cell>
          <table:table-cell/>
          <table:table-cell office:value-type="float" office:value="2.088028" calcext:value-type="float">
            <text:p>2.088028</text:p>
          </table:table-cell>
          <table:table-cell office:value-type="float" office:value="6.520343" calcext:value-type="float">
            <text:p>6.520343</text:p>
          </table:table-cell>
          <table:table-cell/>
          <table:table-cell office:value-type="float" office:value="6.583365" calcext:value-type="float">
            <text:p>6.583365</text:p>
          </table:table-cell>
          <table:table-cell office:value-type="float" office:value="16.427449" calcext:value-type="float">
            <text:p>16.427449</text:p>
          </table:table-cell>
          <table:table-cell office:value-type="float" office:value="83379" calcext:value-type="float">
            <text:p>8337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563" calcext:value-type="float">
            <text:p>445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76" calcext:value-type="float">
            <text:p>-139.24376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4376" calcext:value-type="float">
            <text:p>-139.24376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30881" calcext:value-type="float">
            <text:p>-139.230881</text:p>
          </table:table-cell>
          <table:table-cell office:value-type="float" office:value="2.083828" calcext:value-type="float">
            <text:p>2.083828</text:p>
          </table:table-cell>
          <table:table-cell/>
          <table:table-cell office:value-type="float" office:value="2.092305" calcext:value-type="float">
            <text:p>2.092305</text:p>
          </table:table-cell>
          <table:table-cell office:value-type="float" office:value="6.614633" calcext:value-type="float">
            <text:p>6.614633</text:p>
          </table:table-cell>
          <table:table-cell/>
          <table:table-cell office:value-type="float" office:value="6.551813" calcext:value-type="float">
            <text:p>6.551813</text:p>
          </table:table-cell>
          <table:table-cell office:value-type="float" office:value="13.744889" calcext:value-type="float">
            <text:p>13.744889</text:p>
          </table:table-cell>
          <table:table-cell office:value-type="float" office:value="83380" calcext:value-type="float">
            <text:p>8338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565" calcext:value-type="float">
            <text:p>4455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76" calcext:value-type="float">
            <text:p>-139.24376</text:p>
          </table:table-cell>
          <table:table-cell office:value-type="float" office:value="-138.216" calcext:value-type="float">
            <text:p>-138.216</text:p>
          </table:table-cell>
          <table:table-cell office:value-type="float" office:value="-139.24376" calcext:value-type="float">
            <text:p>-139.24376</text:p>
          </table:table-cell>
          <table:table-cell office:value-type="float" office:value="-138.216" calcext:value-type="float">
            <text:p>-138.216</text:p>
          </table:table-cell>
          <table:table-cell office:value-type="float" office:value="-139.242944" calcext:value-type="float">
            <text:p>-139.242944</text:p>
          </table:table-cell>
          <table:table-cell office:value-type="float" office:value="2.097157" calcext:value-type="float">
            <text:p>2.097157</text:p>
          </table:table-cell>
          <table:table-cell/>
          <table:table-cell office:value-type="float" office:value="2.087839" calcext:value-type="float">
            <text:p>2.087839</text:p>
          </table:table-cell>
          <table:table-cell office:value-type="float" office:value="6.520353" calcext:value-type="float">
            <text:p>6.520353</text:p>
          </table:table-cell>
          <table:table-cell/>
          <table:table-cell office:value-type="float" office:value="6.583191" calcext:value-type="float">
            <text:p>6.583191</text:p>
          </table:table-cell>
          <table:table-cell office:value-type="float" office:value="16.363258" calcext:value-type="float">
            <text:p>16.363258</text:p>
          </table:table-cell>
          <table:table-cell office:value-type="float" office:value="83380" calcext:value-type="float">
            <text:p>8338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583" calcext:value-type="float">
            <text:p>445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944" calcext:value-type="float">
            <text:p>-139.242944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42944" calcext:value-type="float">
            <text:p>-139.242944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27797" calcext:value-type="float">
            <text:p>-139.227797</text:p>
          </table:table-cell>
          <table:table-cell office:value-type="float" office:value="2.083813" calcext:value-type="float">
            <text:p>2.083813</text:p>
          </table:table-cell>
          <table:table-cell/>
          <table:table-cell office:value-type="float" office:value="2.09222" calcext:value-type="float">
            <text:p>2.09222</text:p>
          </table:table-cell>
          <table:table-cell office:value-type="float" office:value="6.614663" calcext:value-type="float">
            <text:p>6.614663</text:p>
          </table:table-cell>
          <table:table-cell/>
          <table:table-cell office:value-type="float" office:value="6.551732" calcext:value-type="float">
            <text:p>6.551732</text:p>
          </table:table-cell>
          <table:table-cell office:value-type="float" office:value="13.745925" calcext:value-type="float">
            <text:p>13.745925</text:p>
          </table:table-cell>
          <table:table-cell office:value-type="float" office:value="83382" calcext:value-type="float">
            <text:p>8338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585" calcext:value-type="float">
            <text:p>4455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944" calcext:value-type="float">
            <text:p>-139.242944</text:p>
          </table:table-cell>
          <table:table-cell office:value-type="float" office:value="-138.21" calcext:value-type="float">
            <text:p>-138.21</text:p>
          </table:table-cell>
          <table:table-cell office:value-type="float" office:value="-139.242944" calcext:value-type="float">
            <text:p>-139.242944</text:p>
          </table:table-cell>
          <table:table-cell office:value-type="float" office:value="-138.21" calcext:value-type="float">
            <text:p>-138.21</text:p>
          </table:table-cell>
          <table:table-cell office:value-type="float" office:value="-139.239865" calcext:value-type="float">
            <text:p>-139.239865</text:p>
          </table:table-cell>
          <table:table-cell office:value-type="float" office:value="2.097135" calcext:value-type="float">
            <text:p>2.097135</text:p>
          </table:table-cell>
          <table:table-cell/>
          <table:table-cell office:value-type="float" office:value="2.087789" calcext:value-type="float">
            <text:p>2.087789</text:p>
          </table:table-cell>
          <table:table-cell office:value-type="float" office:value="6.520383" calcext:value-type="float">
            <text:p>6.520383</text:p>
          </table:table-cell>
          <table:table-cell/>
          <table:table-cell office:value-type="float" office:value="6.583166" calcext:value-type="float">
            <text:p>6.583166</text:p>
          </table:table-cell>
          <table:table-cell office:value-type="float" office:value="16.37095" calcext:value-type="float">
            <text:p>16.37095</text:p>
          </table:table-cell>
          <table:table-cell office:value-type="float" office:value="83382" calcext:value-type="float">
            <text:p>8338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602" calcext:value-type="float">
            <text:p>4456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402" calcext:value-type="float">
            <text:p>-139.227402</text:p>
          </table:table-cell>
          <table:table-cell table:number-columns-repeated="2"/>
          <table:table-cell office:value-type="float" office:value="2.092182" calcext:value-type="float">
            <text:p>2.092182</text:p>
          </table:table-cell>
          <table:table-cell table:number-columns-repeated="2"/>
          <table:table-cell office:value-type="float" office:value="6.551734" calcext:value-type="float">
            <text:p>6.551734</text:p>
          </table:table-cell>
          <table:table-cell table:number-columns-repeated="3"/>
        </table:table-row>
        <table:table-row table:style-name="ro1">
          <table:table-cell office:value-type="float" office:value="445628" calcext:value-type="float">
            <text:p>44562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865" calcext:value-type="float">
            <text:p>-139.239865</text:p>
          </table:table-cell>
          <table:table-cell office:value-type="float" office:value="-140.051" calcext:value-type="float">
            <text:p>-140.051</text:p>
          </table:table-cell>
          <table:table-cell office:value-type="float" office:value="-139.239865" calcext:value-type="float">
            <text:p>-139.239865</text:p>
          </table:table-cell>
          <table:table-cell office:value-type="float" office:value="-140.051" calcext:value-type="float">
            <text:p>-140.051</text:p>
          </table:table-cell>
          <table:table-cell office:value-type="float" office:value="-139.227402" calcext:value-type="float">
            <text:p>-139.227402</text:p>
          </table:table-cell>
          <table:table-cell office:value-type="float" office:value="2.083756" calcext:value-type="float">
            <text:p>2.083756</text:p>
          </table:table-cell>
          <table:table-cell/>
          <table:table-cell office:value-type="float" office:value="2.092182" calcext:value-type="float">
            <text:p>2.092182</text:p>
          </table:table-cell>
          <table:table-cell office:value-type="float" office:value="6.614777" calcext:value-type="float">
            <text:p>6.614777</text:p>
          </table:table-cell>
          <table:table-cell/>
          <table:table-cell office:value-type="float" office:value="6.551734" calcext:value-type="float">
            <text:p>6.551734</text:p>
          </table:table-cell>
          <table:table-cell office:value-type="float" office:value="13.723177" calcext:value-type="float">
            <text:p>13.723177</text:p>
          </table:table-cell>
          <table:table-cell office:value-type="float" office:value="83384" calcext:value-type="float">
            <text:p>8338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630" calcext:value-type="float">
            <text:p>44563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865" calcext:value-type="float">
            <text:p>-139.239865</text:p>
          </table:table-cell>
          <table:table-cell office:value-type="float" office:value="-138.166" calcext:value-type="float">
            <text:p>-138.166</text:p>
          </table:table-cell>
          <table:table-cell office:value-type="float" office:value="-139.239865" calcext:value-type="float">
            <text:p>-139.239865</text:p>
          </table:table-cell>
          <table:table-cell office:value-type="float" office:value="-138.166" calcext:value-type="float">
            <text:p>-138.166</text:p>
          </table:table-cell>
          <table:table-cell office:value-type="float" office:value="-139.239203" calcext:value-type="float">
            <text:p>-139.239203</text:p>
          </table:table-cell>
          <table:table-cell office:value-type="float" office:value="2.097052" calcext:value-type="float">
            <text:p>2.097052</text:p>
          </table:table-cell>
          <table:table-cell/>
          <table:table-cell office:value-type="float" office:value="2.087746" calcext:value-type="float">
            <text:p>2.087746</text:p>
          </table:table-cell>
          <table:table-cell office:value-type="float" office:value="6.520498" calcext:value-type="float">
            <text:p>6.520498</text:p>
          </table:table-cell>
          <table:table-cell/>
          <table:table-cell office:value-type="float" office:value="6.583225" calcext:value-type="float">
            <text:p>6.583225</text:p>
          </table:table-cell>
          <table:table-cell office:value-type="float" office:value="16.431669" calcext:value-type="float">
            <text:p>16.431669</text:p>
          </table:table-cell>
          <table:table-cell office:value-type="float" office:value="83384" calcext:value-type="float">
            <text:p>8338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663" calcext:value-type="float">
            <text:p>445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203" calcext:value-type="float">
            <text:p>-139.239203</text:p>
          </table:table-cell>
          <table:table-cell office:value-type="float" office:value="-140.089" calcext:value-type="float">
            <text:p>-140.089</text:p>
          </table:table-cell>
          <table:table-cell office:value-type="float" office:value="-139.239203" calcext:value-type="float">
            <text:p>-139.239203</text:p>
          </table:table-cell>
          <table:table-cell office:value-type="float" office:value="-140.089" calcext:value-type="float">
            <text:p>-140.089</text:p>
          </table:table-cell>
          <table:table-cell office:value-type="float" office:value="-139.226273" calcext:value-type="float">
            <text:p>-139.226273</text:p>
          </table:table-cell>
          <table:table-cell office:value-type="float" office:value="2.083744" calcext:value-type="float">
            <text:p>2.083744</text:p>
          </table:table-cell>
          <table:table-cell/>
          <table:table-cell office:value-type="float" office:value="2.092108" calcext:value-type="float">
            <text:p>2.092108</text:p>
          </table:table-cell>
          <table:table-cell office:value-type="float" office:value="6.614801" calcext:value-type="float">
            <text:p>6.614801</text:p>
          </table:table-cell>
          <table:table-cell/>
          <table:table-cell office:value-type="float" office:value="6.551819" calcext:value-type="float">
            <text:p>6.551819</text:p>
          </table:table-cell>
          <table:table-cell office:value-type="float" office:value="13.772253" calcext:value-type="float">
            <text:p>13.772253</text:p>
          </table:table-cell>
          <table:table-cell office:value-type="float" office:value="83385" calcext:value-type="float">
            <text:p>8338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665" calcext:value-type="float">
            <text:p>4456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203" calcext:value-type="float">
            <text:p>-139.239203</text:p>
          </table:table-cell>
          <table:table-cell office:value-type="float" office:value="-138.167" calcext:value-type="float">
            <text:p>-138.167</text:p>
          </table:table-cell>
          <table:table-cell office:value-type="float" office:value="-139.239203" calcext:value-type="float">
            <text:p>-139.239203</text:p>
          </table:table-cell>
          <table:table-cell office:value-type="float" office:value="-138.167" calcext:value-type="float">
            <text:p>-138.167</text:p>
          </table:table-cell>
          <table:table-cell office:value-type="float" office:value="-139.238622" calcext:value-type="float">
            <text:p>-139.238622</text:p>
          </table:table-cell>
          <table:table-cell office:value-type="float" office:value="2.097034" calcext:value-type="float">
            <text:p>2.097034</text:p>
          </table:table-cell>
          <table:table-cell/>
          <table:table-cell office:value-type="float" office:value="2.087692" calcext:value-type="float">
            <text:p>2.087692</text:p>
          </table:table-cell>
          <table:table-cell office:value-type="float" office:value="6.520523" calcext:value-type="float">
            <text:p>6.520523</text:p>
          </table:table-cell>
          <table:table-cell/>
          <table:table-cell office:value-type="float" office:value="6.583279" calcext:value-type="float">
            <text:p>6.583279</text:p>
          </table:table-cell>
          <table:table-cell office:value-type="float" office:value="16.429203" calcext:value-type="float">
            <text:p>16.429203</text:p>
          </table:table-cell>
          <table:table-cell office:value-type="float" office:value="83385" calcext:value-type="float">
            <text:p>8338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683" calcext:value-type="float">
            <text:p>445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622" calcext:value-type="float">
            <text:p>-139.238622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38622" calcext:value-type="float">
            <text:p>-139.238622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25733" calcext:value-type="float">
            <text:p>-139.225733</text:p>
          </table:table-cell>
          <table:table-cell office:value-type="float" office:value="2.083733" calcext:value-type="float">
            <text:p>2.083733</text:p>
          </table:table-cell>
          <table:table-cell/>
          <table:table-cell office:value-type="float" office:value="2.092073" calcext:value-type="float">
            <text:p>2.092073</text:p>
          </table:table-cell>
          <table:table-cell office:value-type="float" office:value="6.614823" calcext:value-type="float">
            <text:p>6.614823</text:p>
          </table:table-cell>
          <table:table-cell/>
          <table:table-cell office:value-type="float" office:value="6.551858" calcext:value-type="float">
            <text:p>6.551858</text:p>
          </table:table-cell>
          <table:table-cell office:value-type="float" office:value="13.788223" calcext:value-type="float">
            <text:p>13.788223</text:p>
          </table:table-cell>
          <table:table-cell office:value-type="float" office:value="83387" calcext:value-type="float">
            <text:p>8338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685" calcext:value-type="float">
            <text:p>4456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622" calcext:value-type="float">
            <text:p>-139.238622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38622" calcext:value-type="float">
            <text:p>-139.238622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38248" calcext:value-type="float">
            <text:p>-139.238248</text:p>
          </table:table-cell>
          <table:table-cell office:value-type="float" office:value="2.097019" calcext:value-type="float">
            <text:p>2.097019</text:p>
          </table:table-cell>
          <table:table-cell/>
          <table:table-cell office:value-type="float" office:value="2.087666" calcext:value-type="float">
            <text:p>2.087666</text:p>
          </table:table-cell>
          <table:table-cell office:value-type="float" office:value="6.520544" calcext:value-type="float">
            <text:p>6.520544</text:p>
          </table:table-cell>
          <table:table-cell/>
          <table:table-cell office:value-type="float" office:value="6.583309" calcext:value-type="float">
            <text:p>6.583309</text:p>
          </table:table-cell>
          <table:table-cell office:value-type="float" office:value="16.306667" calcext:value-type="float">
            <text:p>16.306667</text:p>
          </table:table-cell>
          <table:table-cell office:value-type="float" office:value="83387" calcext:value-type="float">
            <text:p>8338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703" calcext:value-type="float">
            <text:p>4457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262" calcext:value-type="float">
            <text:p>-139.226262</text:p>
          </table:table-cell>
          <table:table-cell table:number-columns-repeated="2"/>
          <table:table-cell office:value-type="float" office:value="2.092075" calcext:value-type="float">
            <text:p>2.092075</text:p>
          </table:table-cell>
          <table:table-cell table:number-columns-repeated="2"/>
          <table:table-cell office:value-type="float" office:value="6.551887" calcext:value-type="float">
            <text:p>6.551887</text:p>
          </table:table-cell>
          <table:table-cell table:number-columns-repeated="3"/>
        </table:table-row>
        <table:table-row table:style-name="ro1">
          <table:table-cell office:value-type="float" office:value="445723" calcext:value-type="float">
            <text:p>4457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248" calcext:value-type="float">
            <text:p>-139.238248</text:p>
          </table:table-cell>
          <table:table-cell office:value-type="float" office:value="-140.098" calcext:value-type="float">
            <text:p>-140.098</text:p>
          </table:table-cell>
          <table:table-cell office:value-type="float" office:value="-139.238248" calcext:value-type="float">
            <text:p>-139.238248</text:p>
          </table:table-cell>
          <table:table-cell office:value-type="float" office:value="-140.098" calcext:value-type="float">
            <text:p>-140.098</text:p>
          </table:table-cell>
          <table:table-cell office:value-type="float" office:value="-139.226262" calcext:value-type="float">
            <text:p>-139.226262</text:p>
          </table:table-cell>
          <table:table-cell office:value-type="float" office:value="2.083726" calcext:value-type="float">
            <text:p>2.083726</text:p>
          </table:table-cell>
          <table:table-cell/>
          <table:table-cell office:value-type="float" office:value="2.092075" calcext:value-type="float">
            <text:p>2.092075</text:p>
          </table:table-cell>
          <table:table-cell office:value-type="float" office:value="6.614837" calcext:value-type="float">
            <text:p>6.614837</text:p>
          </table:table-cell>
          <table:table-cell/>
          <table:table-cell office:value-type="float" office:value="6.551887" calcext:value-type="float">
            <text:p>6.551887</text:p>
          </table:table-cell>
          <table:table-cell office:value-type="float" office:value="13.784889" calcext:value-type="float">
            <text:p>13.784889</text:p>
          </table:table-cell>
          <table:table-cell office:value-type="float" office:value="83389" calcext:value-type="float">
            <text:p>8338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725" calcext:value-type="float">
            <text:p>4457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248" calcext:value-type="float">
            <text:p>-139.238248</text:p>
          </table:table-cell>
          <table:table-cell office:value-type="float" office:value="-138.244" calcext:value-type="float">
            <text:p>-138.244</text:p>
          </table:table-cell>
          <table:table-cell office:value-type="float" office:value="-139.238248" calcext:value-type="float">
            <text:p>-139.238248</text:p>
          </table:table-cell>
          <table:table-cell office:value-type="float" office:value="-138.244" calcext:value-type="float">
            <text:p>-138.244</text:p>
          </table:table-cell>
          <table:table-cell office:value-type="float" office:value="-139.238728" calcext:value-type="float">
            <text:p>-139.238728</text:p>
          </table:table-cell>
          <table:table-cell office:value-type="float" office:value="2.097009" calcext:value-type="float">
            <text:p>2.097009</text:p>
          </table:table-cell>
          <table:table-cell/>
          <table:table-cell office:value-type="float" office:value="2.087664" calcext:value-type="float">
            <text:p>2.087664</text:p>
          </table:table-cell>
          <table:table-cell office:value-type="float" office:value="6.520558" calcext:value-type="float">
            <text:p>6.520558</text:p>
          </table:table-cell>
          <table:table-cell/>
          <table:table-cell office:value-type="float" office:value="6.58333" calcext:value-type="float">
            <text:p>6.58333</text:p>
          </table:table-cell>
          <table:table-cell office:value-type="float" office:value="16.313531" calcext:value-type="float">
            <text:p>16.313531</text:p>
          </table:table-cell>
          <table:table-cell office:value-type="float" office:value="83389" calcext:value-type="float">
            <text:p>8338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743" calcext:value-type="float">
            <text:p>4457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428" calcext:value-type="float">
            <text:p>-139.229428</text:p>
          </table:table-cell>
          <table:table-cell table:number-columns-repeated="2"/>
          <table:table-cell office:value-type="float" office:value="2.092067" calcext:value-type="float">
            <text:p>2.092067</text:p>
          </table:table-cell>
          <table:table-cell table:number-columns-repeated="2"/>
          <table:table-cell office:value-type="float" office:value="6.551905" calcext:value-type="float">
            <text:p>6.551905</text:p>
          </table:table-cell>
          <table:table-cell table:number-columns-repeated="3"/>
        </table:table-row>
        <table:table-row table:style-name="ro1">
          <table:table-cell office:value-type="float" office:value="445763" calcext:value-type="float">
            <text:p>445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728" calcext:value-type="float">
            <text:p>-139.238728</text:p>
          </table:table-cell>
          <table:table-cell office:value-type="float" office:value="-140.07" calcext:value-type="float">
            <text:p>-140.07</text:p>
          </table:table-cell>
          <table:table-cell office:value-type="float" office:value="-139.238728" calcext:value-type="float">
            <text:p>-139.238728</text:p>
          </table:table-cell>
          <table:table-cell office:value-type="float" office:value="-140.07" calcext:value-type="float">
            <text:p>-140.07</text:p>
          </table:table-cell>
          <table:table-cell office:value-type="float" office:value="-139.229428" calcext:value-type="float">
            <text:p>-139.229428</text:p>
          </table:table-cell>
          <table:table-cell office:value-type="float" office:value="2.083735" calcext:value-type="float">
            <text:p>2.083735</text:p>
          </table:table-cell>
          <table:table-cell/>
          <table:table-cell office:value-type="float" office:value="2.092067" calcext:value-type="float">
            <text:p>2.092067</text:p>
          </table:table-cell>
          <table:table-cell office:value-type="float" office:value="6.614819" calcext:value-type="float">
            <text:p>6.614819</text:p>
          </table:table-cell>
          <table:table-cell/>
          <table:table-cell office:value-type="float" office:value="6.551905" calcext:value-type="float">
            <text:p>6.551905</text:p>
          </table:table-cell>
          <table:table-cell office:value-type="float" office:value="13.748737" calcext:value-type="float">
            <text:p>13.748737</text:p>
          </table:table-cell>
          <table:table-cell office:value-type="float" office:value="83391" calcext:value-type="float">
            <text:p>8339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765" calcext:value-type="float">
            <text:p>4457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728" calcext:value-type="float">
            <text:p>-139.238728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38728" calcext:value-type="float">
            <text:p>-139.238728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41519" calcext:value-type="float">
            <text:p>-139.241519</text:p>
          </table:table-cell>
          <table:table-cell office:value-type="float" office:value="2.097022" calcext:value-type="float">
            <text:p>2.097022</text:p>
          </table:table-cell>
          <table:table-cell/>
          <table:table-cell office:value-type="float" office:value="2.087673" calcext:value-type="float">
            <text:p>2.087673</text:p>
          </table:table-cell>
          <table:table-cell office:value-type="float" office:value="6.52054" calcext:value-type="float">
            <text:p>6.52054</text:p>
          </table:table-cell>
          <table:table-cell/>
          <table:table-cell office:value-type="float" office:value="6.583331" calcext:value-type="float">
            <text:p>6.583331</text:p>
          </table:table-cell>
          <table:table-cell office:value-type="float" office:value="16.306825" calcext:value-type="float">
            <text:p>16.306825</text:p>
          </table:table-cell>
          <table:table-cell office:value-type="float" office:value="83391" calcext:value-type="float">
            <text:p>8339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783" calcext:value-type="float">
            <text:p>4457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527" calcext:value-type="float">
            <text:p>-139.229527</text:p>
          </table:table-cell>
          <table:table-cell table:number-columns-repeated="2"/>
          <table:table-cell office:value-type="float" office:value="2.092079" calcext:value-type="float">
            <text:p>2.092079</text:p>
          </table:table-cell>
          <table:table-cell table:number-columns-repeated="2"/>
          <table:table-cell office:value-type="float" office:value="6.551897" calcext:value-type="float">
            <text:p>6.551897</text:p>
          </table:table-cell>
          <table:table-cell table:number-columns-repeated="3"/>
        </table:table-row>
        <table:table-row table:style-name="ro1">
          <table:table-cell office:value-type="float" office:value="445803" calcext:value-type="float">
            <text:p>445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519" calcext:value-type="float">
            <text:p>-139.241519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41519" calcext:value-type="float">
            <text:p>-139.241519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29527" calcext:value-type="float">
            <text:p>-139.229527</text:p>
          </table:table-cell>
          <table:table-cell office:value-type="float" office:value="2.083787" calcext:value-type="float">
            <text:p>2.083787</text:p>
          </table:table-cell>
          <table:table-cell/>
          <table:table-cell office:value-type="float" office:value="2.092079" calcext:value-type="float">
            <text:p>2.092079</text:p>
          </table:table-cell>
          <table:table-cell office:value-type="float" office:value="6.614716" calcext:value-type="float">
            <text:p>6.614716</text:p>
          </table:table-cell>
          <table:table-cell/>
          <table:table-cell office:value-type="float" office:value="6.551897" calcext:value-type="float">
            <text:p>6.551897</text:p>
          </table:table-cell>
          <table:table-cell office:value-type="float" office:value="13.761696" calcext:value-type="float">
            <text:p>13.761696</text:p>
          </table:table-cell>
          <table:table-cell office:value-type="float" office:value="83393" calcext:value-type="float">
            <text:p>8339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804" calcext:value-type="float">
            <text:p>4458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519" calcext:value-type="float">
            <text:p>-139.241519</text:p>
          </table:table-cell>
          <table:table-cell office:value-type="float" office:value="-138.225" calcext:value-type="float">
            <text:p>-138.225</text:p>
          </table:table-cell>
          <table:table-cell office:value-type="float" office:value="-139.241519" calcext:value-type="float">
            <text:p>-139.241519</text:p>
          </table:table-cell>
          <table:table-cell office:value-type="float" office:value="-138.225" calcext:value-type="float">
            <text:p>-138.225</text:p>
          </table:table-cell>
          <table:table-cell office:value-type="float" office:value="-139.241753" calcext:value-type="float">
            <text:p>-139.241753</text:p>
          </table:table-cell>
          <table:table-cell office:value-type="float" office:value="2.097097" calcext:value-type="float">
            <text:p>2.097097</text:p>
          </table:table-cell>
          <table:table-cell/>
          <table:table-cell office:value-type="float" office:value="2.087703" calcext:value-type="float">
            <text:p>2.087703</text:p>
          </table:table-cell>
          <table:table-cell office:value-type="float" office:value="6.520436" calcext:value-type="float">
            <text:p>6.520436</text:p>
          </table:table-cell>
          <table:table-cell/>
          <table:table-cell office:value-type="float" office:value="6.583275" calcext:value-type="float">
            <text:p>6.583275</text:p>
          </table:table-cell>
          <table:table-cell office:value-type="float" office:value="16.346578" calcext:value-type="float">
            <text:p>16.346578</text:p>
          </table:table-cell>
          <table:table-cell office:value-type="float" office:value="83393" calcext:value-type="float">
            <text:p>8339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843" calcext:value-type="float">
            <text:p>4458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753" calcext:value-type="float">
            <text:p>-139.241753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-139.241753" calcext:value-type="float">
            <text:p>-139.241753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-139.229463" calcext:value-type="float">
            <text:p>-139.229463</text:p>
          </table:table-cell>
          <table:table-cell office:value-type="float" office:value="2.083791" calcext:value-type="float">
            <text:p>2.083791</text:p>
          </table:table-cell>
          <table:table-cell/>
          <table:table-cell office:value-type="float" office:value="2.092124" calcext:value-type="float">
            <text:p>2.092124</text:p>
          </table:table-cell>
          <table:table-cell office:value-type="float" office:value="6.614707" calcext:value-type="float">
            <text:p>6.614707</text:p>
          </table:table-cell>
          <table:table-cell/>
          <table:table-cell office:value-type="float" office:value="6.551815" calcext:value-type="float">
            <text:p>6.551815</text:p>
          </table:table-cell>
          <table:table-cell office:value-type="float" office:value="13.732204" calcext:value-type="float">
            <text:p>13.732204</text:p>
          </table:table-cell>
          <table:table-cell office:value-type="float" office:value="83394" calcext:value-type="float">
            <text:p>8339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845" calcext:value-type="float">
            <text:p>4458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753" calcext:value-type="float">
            <text:p>-139.241753</text:p>
          </table:table-cell>
          <table:table-cell office:value-type="float" office:value="-138.257" calcext:value-type="float">
            <text:p>-138.257</text:p>
          </table:table-cell>
          <table:table-cell office:value-type="float" office:value="-139.241753" calcext:value-type="float">
            <text:p>-139.241753</text:p>
          </table:table-cell>
          <table:table-cell office:value-type="float" office:value="-138.257" calcext:value-type="float">
            <text:p>-138.257</text:p>
          </table:table-cell>
          <table:table-cell office:value-type="float" office:value="-139.241386" calcext:value-type="float">
            <text:p>-139.241386</text:p>
          </table:table-cell>
          <table:table-cell office:value-type="float" office:value="2.097103" calcext:value-type="float">
            <text:p>2.097103</text:p>
          </table:table-cell>
          <table:table-cell/>
          <table:table-cell office:value-type="float" office:value="2.087733" calcext:value-type="float">
            <text:p>2.087733</text:p>
          </table:table-cell>
          <table:table-cell office:value-type="float" office:value="6.520428" calcext:value-type="float">
            <text:p>6.520428</text:p>
          </table:table-cell>
          <table:table-cell/>
          <table:table-cell office:value-type="float" office:value="6.583231" calcext:value-type="float">
            <text:p>6.583231</text:p>
          </table:table-cell>
          <table:table-cell office:value-type="float" office:value="16.299443" calcext:value-type="float">
            <text:p>16.299443</text:p>
          </table:table-cell>
          <table:table-cell office:value-type="float" office:value="83394" calcext:value-type="float">
            <text:p>8339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863" calcext:value-type="float">
            <text:p>445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386" calcext:value-type="float">
            <text:p>-139.241386</text:p>
          </table:table-cell>
          <table:table-cell office:value-type="float" office:value="-140.053" calcext:value-type="float">
            <text:p>-140.053</text:p>
          </table:table-cell>
          <table:table-cell office:value-type="float" office:value="-139.241386" calcext:value-type="float">
            <text:p>-139.241386</text:p>
          </table:table-cell>
          <table:table-cell office:value-type="float" office:value="-140.053" calcext:value-type="float">
            <text:p>-140.053</text:p>
          </table:table-cell>
          <table:table-cell office:value-type="float" office:value="-139.226707" calcext:value-type="float">
            <text:p>-139.226707</text:p>
          </table:table-cell>
          <table:table-cell office:value-type="float" office:value="2.083784" calcext:value-type="float">
            <text:p>2.083784</text:p>
          </table:table-cell>
          <table:table-cell/>
          <table:table-cell office:value-type="float" office:value="2.092151" calcext:value-type="float">
            <text:p>2.092151</text:p>
          </table:table-cell>
          <table:table-cell office:value-type="float" office:value="6.61472" calcext:value-type="float">
            <text:p>6.61472</text:p>
          </table:table-cell>
          <table:table-cell/>
          <table:table-cell office:value-type="float" office:value="6.55179" calcext:value-type="float">
            <text:p>6.55179</text:p>
          </table:table-cell>
          <table:table-cell office:value-type="float" office:value="13.723785" calcext:value-type="float">
            <text:p>13.723785</text:p>
          </table:table-cell>
          <table:table-cell office:value-type="float" office:value="83396" calcext:value-type="float">
            <text:p>8339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865" calcext:value-type="float">
            <text:p>4458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386" calcext:value-type="float">
            <text:p>-139.241386</text:p>
          </table:table-cell>
          <table:table-cell office:value-type="float" office:value="-138.253" calcext:value-type="float">
            <text:p>-138.253</text:p>
          </table:table-cell>
          <table:table-cell office:value-type="float" office:value="-139.241386" calcext:value-type="float">
            <text:p>-139.241386</text:p>
          </table:table-cell>
          <table:table-cell office:value-type="float" office:value="-138.253" calcext:value-type="float">
            <text:p>-138.253</text:p>
          </table:table-cell>
          <table:table-cell office:value-type="float" office:value="-139.238536" calcext:value-type="float">
            <text:p>-139.238536</text:p>
          </table:table-cell>
          <table:table-cell office:value-type="float" office:value="2.097093" calcext:value-type="float">
            <text:p>2.097093</text:p>
          </table:table-cell>
          <table:table-cell/>
          <table:table-cell office:value-type="float" office:value="2.087745" calcext:value-type="float">
            <text:p>2.087745</text:p>
          </table:table-cell>
          <table:table-cell office:value-type="float" office:value="6.520441" calcext:value-type="float">
            <text:p>6.520441</text:p>
          </table:table-cell>
          <table:table-cell/>
          <table:table-cell office:value-type="float" office:value="6.583225" calcext:value-type="float">
            <text:p>6.583225</text:p>
          </table:table-cell>
          <table:table-cell office:value-type="float" office:value="16.304833" calcext:value-type="float">
            <text:p>16.304833</text:p>
          </table:table-cell>
          <table:table-cell office:value-type="float" office:value="83396" calcext:value-type="float">
            <text:p>8339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883" calcext:value-type="float">
            <text:p>4458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561" calcext:value-type="float">
            <text:p>-139.226561</text:p>
          </table:table-cell>
          <table:table-cell table:number-columns-repeated="2"/>
          <table:table-cell office:value-type="float" office:value="2.092151" calcext:value-type="float">
            <text:p>2.092151</text:p>
          </table:table-cell>
          <table:table-cell table:number-columns-repeated="2"/>
          <table:table-cell office:value-type="float" office:value="6.551794" calcext:value-type="float">
            <text:p>6.551794</text:p>
          </table:table-cell>
          <table:table-cell table:number-columns-repeated="3"/>
        </table:table-row>
        <table:table-row table:style-name="ro1">
          <table:table-cell office:value-type="float" office:value="445903" calcext:value-type="float">
            <text:p>4459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536" calcext:value-type="float">
            <text:p>-139.238536</text:p>
          </table:table-cell>
          <table:table-cell office:value-type="float" office:value="-140.017" calcext:value-type="float">
            <text:p>-140.017</text:p>
          </table:table-cell>
          <table:table-cell office:value-type="float" office:value="-139.238536" calcext:value-type="float">
            <text:p>-139.238536</text:p>
          </table:table-cell>
          <table:table-cell office:value-type="float" office:value="-140.017" calcext:value-type="float">
            <text:p>-140.017</text:p>
          </table:table-cell>
          <table:table-cell office:value-type="float" office:value="-139.223814" calcext:value-type="float">
            <text:p>-139.223814</text:p>
          </table:table-cell>
          <table:table-cell office:value-type="float" office:value="2.083731" calcext:value-type="float">
            <text:p>2.083731</text:p>
          </table:table-cell>
          <table:table-cell/>
          <table:table-cell office:value-type="float" office:value="2.092151" calcext:value-type="float">
            <text:p>2.092151</text:p>
          </table:table-cell>
          <table:table-cell office:value-type="float" office:value="6.614826" calcext:value-type="float">
            <text:p>6.614826</text:p>
          </table:table-cell>
          <table:table-cell/>
          <table:table-cell office:value-type="float" office:value="6.551794" calcext:value-type="float">
            <text:p>6.551794</text:p>
          </table:table-cell>
          <table:table-cell office:value-type="float" office:value="13.681705" calcext:value-type="float">
            <text:p>13.681705</text:p>
          </table:table-cell>
          <table:table-cell office:value-type="float" office:value="83397" calcext:value-type="float">
            <text:p>8339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905" calcext:value-type="float">
            <text:p>4459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536" calcext:value-type="float">
            <text:p>-139.238536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38536" calcext:value-type="float">
            <text:p>-139.238536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35163" calcext:value-type="float">
            <text:p>-139.235163</text:p>
          </table:table-cell>
          <table:table-cell office:value-type="float" office:value="2.097017" calcext:value-type="float">
            <text:p>2.097017</text:p>
          </table:table-cell>
          <table:table-cell/>
          <table:table-cell office:value-type="float" office:value="2.087728" calcext:value-type="float">
            <text:p>2.087728</text:p>
          </table:table-cell>
          <table:table-cell office:value-type="float" office:value="6.520547" calcext:value-type="float">
            <text:p>6.520547</text:p>
          </table:table-cell>
          <table:table-cell/>
          <table:table-cell office:value-type="float" office:value="6.583281" calcext:value-type="float">
            <text:p>6.583281</text:p>
          </table:table-cell>
          <table:table-cell office:value-type="float" office:value="16.318411" calcext:value-type="float">
            <text:p>16.318411</text:p>
          </table:table-cell>
          <table:table-cell office:value-type="float" office:value="83397" calcext:value-type="float">
            <text:p>8339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943" calcext:value-type="float">
            <text:p>445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5163" calcext:value-type="float">
            <text:p>-139.235163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35163" calcext:value-type="float">
            <text:p>-139.235163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25806" calcext:value-type="float">
            <text:p>-139.225806</text:p>
          </table:table-cell>
          <table:table-cell office:value-type="float" office:value="2.083668" calcext:value-type="float">
            <text:p>2.083668</text:p>
          </table:table-cell>
          <table:table-cell/>
          <table:table-cell office:value-type="float" office:value="2.092102" calcext:value-type="float">
            <text:p>2.092102</text:p>
          </table:table-cell>
          <table:table-cell office:value-type="float" office:value="6.614951" calcext:value-type="float">
            <text:p>6.614951</text:p>
          </table:table-cell>
          <table:table-cell/>
          <table:table-cell office:value-type="float" office:value="6.551875" calcext:value-type="float">
            <text:p>6.551875</text:p>
          </table:table-cell>
          <table:table-cell office:value-type="float" office:value="13.755802" calcext:value-type="float">
            <text:p>13.755802</text:p>
          </table:table-cell>
          <table:table-cell office:value-type="float" office:value="83399" calcext:value-type="float">
            <text:p>8339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945" calcext:value-type="float">
            <text:p>4459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5163" calcext:value-type="float">
            <text:p>-139.235163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35163" calcext:value-type="float">
            <text:p>-139.235163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37933" calcext:value-type="float">
            <text:p>-139.237933</text:p>
          </table:table-cell>
          <table:table-cell office:value-type="float" office:value="2.096926" calcext:value-type="float">
            <text:p>2.096926</text:p>
          </table:table-cell>
          <table:table-cell/>
          <table:table-cell office:value-type="float" office:value="2.087656" calcext:value-type="float">
            <text:p>2.087656</text:p>
          </table:table-cell>
          <table:table-cell office:value-type="float" office:value="6.520673" calcext:value-type="float">
            <text:p>6.520673</text:p>
          </table:table-cell>
          <table:table-cell/>
          <table:table-cell office:value-type="float" office:value="6.583382" calcext:value-type="float">
            <text:p>6.583382</text:p>
          </table:table-cell>
          <table:table-cell office:value-type="float" office:value="16.323792" calcext:value-type="float">
            <text:p>16.323792</text:p>
          </table:table-cell>
          <table:table-cell office:value-type="float" office:value="83399" calcext:value-type="float">
            <text:p>8339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963" calcext:value-type="float">
            <text:p>445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933" calcext:value-type="float">
            <text:p>-139.237933</text:p>
          </table:table-cell>
          <table:table-cell office:value-type="float" office:value="-140.117" calcext:value-type="float">
            <text:p>-140.117</text:p>
          </table:table-cell>
          <table:table-cell office:value-type="float" office:value="-139.237933" calcext:value-type="float">
            <text:p>-139.237933</text:p>
          </table:table-cell>
          <table:table-cell office:value-type="float" office:value="-140.117" calcext:value-type="float">
            <text:p>-140.117</text:p>
          </table:table-cell>
          <table:table-cell office:value-type="float" office:value="-139.225781" calcext:value-type="float">
            <text:p>-139.225781</text:p>
          </table:table-cell>
          <table:table-cell office:value-type="float" office:value="2.08372" calcext:value-type="float">
            <text:p>2.08372</text:p>
          </table:table-cell>
          <table:table-cell/>
          <table:table-cell office:value-type="float" office:value="2.092019" calcext:value-type="float">
            <text:p>2.092019</text:p>
          </table:table-cell>
          <table:table-cell office:value-type="float" office:value="6.614848" calcext:value-type="float">
            <text:p>6.614848</text:p>
          </table:table-cell>
          <table:table-cell/>
          <table:table-cell office:value-type="float" office:value="6.551988" calcext:value-type="float">
            <text:p>6.551988</text:p>
          </table:table-cell>
          <table:table-cell office:value-type="float" office:value="13.809407" calcext:value-type="float">
            <text:p>13.809407</text:p>
          </table:table-cell>
          <table:table-cell office:value-type="float" office:value="83401" calcext:value-type="float">
            <text:p>8340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5965" calcext:value-type="float">
            <text:p>4459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933" calcext:value-type="float">
            <text:p>-139.237933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37933" calcext:value-type="float">
            <text:p>-139.237933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2.097" calcext:value-type="float">
            <text:p>2.097</text:p>
          </table:table-cell>
          <table:table-cell/>
          <table:table-cell office:value-type="float" office:value="2.087628" calcext:value-type="float">
            <text:p>2.087628</text:p>
          </table:table-cell>
          <table:table-cell office:value-type="float" office:value="6.52057" calcext:value-type="float">
            <text:p>6.52057</text:p>
          </table:table-cell>
          <table:table-cell/>
          <table:table-cell office:value-type="float" office:value="6.583386" calcext:value-type="float">
            <text:p>6.583386</text:p>
          </table:table-cell>
          <table:table-cell office:value-type="float" office:value="16.320483" calcext:value-type="float">
            <text:p>16.320483</text:p>
          </table:table-cell>
          <table:table-cell office:value-type="float" office:value="83401" calcext:value-type="float">
            <text:p>8340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5982" calcext:value-type="float">
            <text:p>4459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459" calcext:value-type="float">
            <text:p>-139.226459</text:p>
          </table:table-cell>
          <table:table-cell table:number-columns-repeated="2"/>
          <table:table-cell office:value-type="float" office:value="2.092044" calcext:value-type="float">
            <text:p>2.092044</text:p>
          </table:table-cell>
          <table:table-cell table:number-columns-repeated="2"/>
          <table:table-cell office:value-type="float" office:value="6.551938" calcext:value-type="float">
            <text:p>6.551938</text:p>
          </table:table-cell>
          <table:table-cell table:number-columns-repeated="3"/>
        </table:table-row>
        <table:table-row table:style-name="ro1">
          <table:table-cell office:value-type="float" office:value="446003" calcext:value-type="float">
            <text:p>4460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40.124" calcext:value-type="float">
            <text:p>-140.124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40.124" calcext:value-type="float">
            <text:p>-140.124</text:p>
          </table:table-cell>
          <table:table-cell office:value-type="float" office:value="-139.226459" calcext:value-type="float">
            <text:p>-139.226459</text:p>
          </table:table-cell>
          <table:table-cell office:value-type="float" office:value="2.083731" calcext:value-type="float">
            <text:p>2.083731</text:p>
          </table:table-cell>
          <table:table-cell/>
          <table:table-cell office:value-type="float" office:value="2.092044" calcext:value-type="float">
            <text:p>2.092044</text:p>
          </table:table-cell>
          <table:table-cell office:value-type="float" office:value="6.614826" calcext:value-type="float">
            <text:p>6.614826</text:p>
          </table:table-cell>
          <table:table-cell/>
          <table:table-cell office:value-type="float" office:value="6.551938" calcext:value-type="float">
            <text:p>6.551938</text:p>
          </table:table-cell>
          <table:table-cell office:value-type="float" office:value="13.817529" calcext:value-type="float">
            <text:p>13.817529</text:p>
          </table:table-cell>
          <table:table-cell office:value-type="float" office:value="83403" calcext:value-type="float">
            <text:p>8340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005" calcext:value-type="float">
            <text:p>4460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39265" calcext:value-type="float">
            <text:p>-139.239265</text:p>
          </table:table-cell>
          <table:table-cell office:value-type="float" office:value="2.097016" calcext:value-type="float">
            <text:p>2.097016</text:p>
          </table:table-cell>
          <table:table-cell/>
          <table:table-cell office:value-type="float" office:value="2.087645" calcext:value-type="float">
            <text:p>2.087645</text:p>
          </table:table-cell>
          <table:table-cell office:value-type="float" office:value="6.520547" calcext:value-type="float">
            <text:p>6.520547</text:p>
          </table:table-cell>
          <table:table-cell/>
          <table:table-cell office:value-type="float" office:value="6.583349" calcext:value-type="float">
            <text:p>6.583349</text:p>
          </table:table-cell>
          <table:table-cell office:value-type="float" office:value="16.324343" calcext:value-type="float">
            <text:p>16.324343</text:p>
          </table:table-cell>
          <table:table-cell office:value-type="float" office:value="83403" calcext:value-type="float">
            <text:p>8340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043" calcext:value-type="float">
            <text:p>446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265" calcext:value-type="float">
            <text:p>-139.239265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39265" calcext:value-type="float">
            <text:p>-139.239265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27134" calcext:value-type="float">
            <text:p>-139.227134</text:p>
          </table:table-cell>
          <table:table-cell office:value-type="float" office:value="2.083745" calcext:value-type="float">
            <text:p>2.083745</text:p>
          </table:table-cell>
          <table:table-cell/>
          <table:table-cell office:value-type="float" office:value="2.092059" calcext:value-type="float">
            <text:p>2.092059</text:p>
          </table:table-cell>
          <table:table-cell office:value-type="float" office:value="6.614799" calcext:value-type="float">
            <text:p>6.614799</text:p>
          </table:table-cell>
          <table:table-cell/>
          <table:table-cell office:value-type="float" office:value="6.551909" calcext:value-type="float">
            <text:p>6.551909</text:p>
          </table:table-cell>
          <table:table-cell office:value-type="float" office:value="13.810255" calcext:value-type="float">
            <text:p>13.810255</text:p>
          </table:table-cell>
          <table:table-cell office:value-type="float" office:value="83404" calcext:value-type="float">
            <text:p>8340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045" calcext:value-type="float">
            <text:p>4460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265" calcext:value-type="float">
            <text:p>-139.239265</text:p>
          </table:table-cell>
          <table:table-cell office:value-type="float" office:value="-138.217" calcext:value-type="float">
            <text:p>-138.217</text:p>
          </table:table-cell>
          <table:table-cell office:value-type="float" office:value="-139.239265" calcext:value-type="float">
            <text:p>-139.239265</text:p>
          </table:table-cell>
          <table:table-cell office:value-type="float" office:value="-138.217" calcext:value-type="float">
            <text:p>-138.217</text:p>
          </table:table-cell>
          <table:table-cell office:value-type="float" office:value="-139.239866" calcext:value-type="float">
            <text:p>-139.239866</text:p>
          </table:table-cell>
          <table:table-cell office:value-type="float" office:value="2.097036" calcext:value-type="float">
            <text:p>2.097036</text:p>
          </table:table-cell>
          <table:table-cell/>
          <table:table-cell office:value-type="float" office:value="2.087661" calcext:value-type="float">
            <text:p>2.087661</text:p>
          </table:table-cell>
          <table:table-cell office:value-type="float" office:value="6.52052" calcext:value-type="float">
            <text:p>6.52052</text:p>
          </table:table-cell>
          <table:table-cell/>
          <table:table-cell office:value-type="float" office:value="6.583321" calcext:value-type="float">
            <text:p>6.583321</text:p>
          </table:table-cell>
          <table:table-cell office:value-type="float" office:value="16.355104" calcext:value-type="float">
            <text:p>16.355104</text:p>
          </table:table-cell>
          <table:table-cell office:value-type="float" office:value="83404" calcext:value-type="float">
            <text:p>8340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083" calcext:value-type="float">
            <text:p>446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866" calcext:value-type="float">
            <text:p>-139.239866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39866" calcext:value-type="float">
            <text:p>-139.239866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27509" calcext:value-type="float">
            <text:p>-139.227509</text:p>
          </table:table-cell>
          <table:table-cell office:value-type="float" office:value="2.083756" calcext:value-type="float">
            <text:p>2.083756</text:p>
          </table:table-cell>
          <table:table-cell/>
          <table:table-cell office:value-type="float" office:value="2.092071" calcext:value-type="float">
            <text:p>2.092071</text:p>
          </table:table-cell>
          <table:table-cell office:value-type="float" office:value="6.614777" calcext:value-type="float">
            <text:p>6.614777</text:p>
          </table:table-cell>
          <table:table-cell/>
          <table:table-cell office:value-type="float" office:value="6.55188" calcext:value-type="float">
            <text:p>6.55188</text:p>
          </table:table-cell>
          <table:table-cell office:value-type="float" office:value="13.809492" calcext:value-type="float">
            <text:p>13.809492</text:p>
          </table:table-cell>
          <table:table-cell office:value-type="float" office:value="83406" calcext:value-type="float">
            <text:p>8340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084" calcext:value-type="float">
            <text:p>4460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866" calcext:value-type="float">
            <text:p>-139.239866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39866" calcext:value-type="float">
            <text:p>-139.239866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40236" calcext:value-type="float">
            <text:p>-139.240236</text:p>
          </table:table-cell>
          <table:table-cell office:value-type="float" office:value="2.097052" calcext:value-type="float">
            <text:p>2.097052</text:p>
          </table:table-cell>
          <table:table-cell/>
          <table:table-cell office:value-type="float" office:value="2.087673" calcext:value-type="float">
            <text:p>2.087673</text:p>
          </table:table-cell>
          <table:table-cell office:value-type="float" office:value="6.520498" calcext:value-type="float">
            <text:p>6.520498</text:p>
          </table:table-cell>
          <table:table-cell/>
          <table:table-cell office:value-type="float" office:value="6.583296" calcext:value-type="float">
            <text:p>6.583296</text:p>
          </table:table-cell>
          <table:table-cell office:value-type="float" office:value="16.317416" calcext:value-type="float">
            <text:p>16.317416</text:p>
          </table:table-cell>
          <table:table-cell office:value-type="float" office:value="83406" calcext:value-type="float">
            <text:p>8340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103" calcext:value-type="float">
            <text:p>4461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236" calcext:value-type="float">
            <text:p>-139.240236</text:p>
          </table:table-cell>
          <table:table-cell office:value-type="float" office:value="-140.066" calcext:value-type="float">
            <text:p>-140.066</text:p>
          </table:table-cell>
          <table:table-cell office:value-type="float" office:value="-139.240236" calcext:value-type="float">
            <text:p>-139.240236</text:p>
          </table:table-cell>
          <table:table-cell office:value-type="float" office:value="-140.066" calcext:value-type="float">
            <text:p>-140.066</text:p>
          </table:table-cell>
          <table:table-cell office:value-type="float" office:value="-139.228161" calcext:value-type="float">
            <text:p>-139.228161</text:p>
          </table:table-cell>
          <table:table-cell office:value-type="float" office:value="2.083763" calcext:value-type="float">
            <text:p>2.083763</text:p>
          </table:table-cell>
          <table:table-cell/>
          <table:table-cell office:value-type="float" office:value="2.092092" calcext:value-type="float">
            <text:p>2.092092</text:p>
          </table:table-cell>
          <table:table-cell office:value-type="float" office:value="6.614763" calcext:value-type="float">
            <text:p>6.614763</text:p>
          </table:table-cell>
          <table:table-cell/>
          <table:table-cell office:value-type="float" office:value="6.551857" calcext:value-type="float">
            <text:p>6.551857</text:p>
          </table:table-cell>
          <table:table-cell office:value-type="float" office:value="13.741747" calcext:value-type="float">
            <text:p>13.741747</text:p>
          </table:table-cell>
          <table:table-cell office:value-type="float" office:value="83408" calcext:value-type="float">
            <text:p>8340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105" calcext:value-type="float">
            <text:p>4461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236" calcext:value-type="float">
            <text:p>-139.240236</text:p>
          </table:table-cell>
          <table:table-cell office:value-type="float" office:value="-138.18" calcext:value-type="float">
            <text:p>-138.18</text:p>
          </table:table-cell>
          <table:table-cell office:value-type="float" office:value="-139.240236" calcext:value-type="float">
            <text:p>-139.240236</text:p>
          </table:table-cell>
          <table:table-cell office:value-type="float" office:value="-138.18" calcext:value-type="float">
            <text:p>-138.18</text:p>
          </table:table-cell>
          <table:table-cell office:value-type="float" office:value="-139.24018" calcext:value-type="float">
            <text:p>-139.24018</text:p>
          </table:table-cell>
          <table:table-cell office:value-type="float" office:value="2.097062" calcext:value-type="float">
            <text:p>2.097062</text:p>
          </table:table-cell>
          <table:table-cell/>
          <table:table-cell office:value-type="float" office:value="2.087701" calcext:value-type="float">
            <text:p>2.087701</text:p>
          </table:table-cell>
          <table:table-cell office:value-type="float" office:value="6.520484" calcext:value-type="float">
            <text:p>6.520484</text:p>
          </table:table-cell>
          <table:table-cell/>
          <table:table-cell office:value-type="float" office:value="6.58328" calcext:value-type="float">
            <text:p>6.58328</text:p>
          </table:table-cell>
          <table:table-cell office:value-type="float" office:value="16.411446" calcext:value-type="float">
            <text:p>16.411446</text:p>
          </table:table-cell>
          <table:table-cell office:value-type="float" office:value="83408" calcext:value-type="float">
            <text:p>8340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123" calcext:value-type="float">
            <text:p>4461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415" calcext:value-type="float">
            <text:p>-139.227415</text:p>
          </table:table-cell>
          <table:table-cell table:number-columns-repeated="2"/>
          <table:table-cell office:value-type="float" office:value="2.092094" calcext:value-type="float">
            <text:p>2.092094</text:p>
          </table:table-cell>
          <table:table-cell table:number-columns-repeated="2"/>
          <table:table-cell office:value-type="float" office:value="6.55184" calcext:value-type="float">
            <text:p>6.55184</text:p>
          </table:table-cell>
          <table:table-cell table:number-columns-repeated="3"/>
        </table:table-row>
        <table:table-row table:style-name="ro1">
          <table:table-cell office:value-type="float" office:value="446143" calcext:value-type="float">
            <text:p>4461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18" calcext:value-type="float">
            <text:p>-139.24018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4018" calcext:value-type="float">
            <text:p>-139.24018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24669" calcext:value-type="float">
            <text:p>-139.224669</text:p>
          </table:table-cell>
          <table:table-cell office:value-type="float" office:value="2.083762" calcext:value-type="float">
            <text:p>2.083762</text:p>
          </table:table-cell>
          <table:table-cell/>
          <table:table-cell office:value-type="float" office:value="2.092094" calcext:value-type="float">
            <text:p>2.092094</text:p>
          </table:table-cell>
          <table:table-cell office:value-type="float" office:value="6.614765" calcext:value-type="float">
            <text:p>6.614765</text:p>
          </table:table-cell>
          <table:table-cell/>
          <table:table-cell office:value-type="float" office:value="6.55184" calcext:value-type="float">
            <text:p>6.55184</text:p>
          </table:table-cell>
          <table:table-cell office:value-type="float" office:value="13.779898" calcext:value-type="float">
            <text:p>13.779898</text:p>
          </table:table-cell>
          <table:table-cell office:value-type="float" office:value="83410" calcext:value-type="float">
            <text:p>8341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144" calcext:value-type="float">
            <text:p>4461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18" calcext:value-type="float">
            <text:p>-139.24018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4018" calcext:value-type="float">
            <text:p>-139.24018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37095" calcext:value-type="float">
            <text:p>-139.237095</text:p>
          </table:table-cell>
          <table:table-cell office:value-type="float" office:value="2.098985" calcext:value-type="float">
            <text:p>2.098985</text:p>
          </table:table-cell>
          <table:table-cell/>
          <table:table-cell office:value-type="float" office:value="2.087693" calcext:value-type="float">
            <text:p>2.087693</text:p>
          </table:table-cell>
          <table:table-cell office:value-type="float" office:value="6.522144" calcext:value-type="float">
            <text:p>6.522144</text:p>
          </table:table-cell>
          <table:table-cell/>
          <table:table-cell office:value-type="float" office:value="6.583271" calcext:value-type="float">
            <text:p>6.583271</text:p>
          </table:table-cell>
          <table:table-cell office:value-type="float" office:value="16.329805" calcext:value-type="float">
            <text:p>16.329805</text:p>
          </table:table-cell>
          <table:table-cell office:value-type="float" office:value="83410" calcext:value-type="float">
            <text:p>83410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6183" calcext:value-type="float">
            <text:p>446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095" calcext:value-type="float">
            <text:p>-139.237095</text:p>
          </table:table-cell>
          <table:table-cell office:value-type="float" office:value="-140.13" calcext:value-type="float">
            <text:p>-140.13</text:p>
          </table:table-cell>
          <table:table-cell office:value-type="float" office:value="-139.237095" calcext:value-type="float">
            <text:p>-139.237095</text:p>
          </table:table-cell>
          <table:table-cell office:value-type="float" office:value="-140.13" calcext:value-type="float">
            <text:p>-140.13</text:p>
          </table:table-cell>
          <table:table-cell office:value-type="float" office:value="-139.225119" calcext:value-type="float">
            <text:p>-139.225119</text:p>
          </table:table-cell>
          <table:table-cell office:value-type="float" office:value="2.085628" calcext:value-type="float">
            <text:p>2.085628</text:p>
          </table:table-cell>
          <table:table-cell/>
          <table:table-cell office:value-type="float" office:value="2.093078" calcext:value-type="float">
            <text:p>2.093078</text:p>
          </table:table-cell>
          <table:table-cell office:value-type="float" office:value="6.616538" calcext:value-type="float">
            <text:p>6.616538</text:p>
          </table:table-cell>
          <table:table-cell/>
          <table:table-cell office:value-type="float" office:value="6.55266" calcext:value-type="float">
            <text:p>6.55266</text:p>
          </table:table-cell>
          <table:table-cell office:value-type="float" office:value="13.848525" calcext:value-type="float">
            <text:p>13.848525</text:p>
          </table:table-cell>
          <table:table-cell office:value-type="float" office:value="83411" calcext:value-type="float">
            <text:p>83411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6184" calcext:value-type="float">
            <text:p>4461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095" calcext:value-type="float">
            <text:p>-139.237095</text:p>
          </table:table-cell>
          <table:table-cell office:value-type="float" office:value="-138.223" calcext:value-type="float">
            <text:p>-138.223</text:p>
          </table:table-cell>
          <table:table-cell office:value-type="float" office:value="-139.237095" calcext:value-type="float">
            <text:p>-139.237095</text:p>
          </table:table-cell>
          <table:table-cell office:value-type="float" office:value="-138.223" calcext:value-type="float">
            <text:p>-138.223</text:p>
          </table:table-cell>
          <table:table-cell office:value-type="float" office:value="-139.237962" calcext:value-type="float">
            <text:p>-139.237962</text:p>
          </table:table-cell>
          <table:table-cell office:value-type="float" office:value="2.096978" calcext:value-type="float">
            <text:p>2.096978</text:p>
          </table:table-cell>
          <table:table-cell/>
          <table:table-cell office:value-type="float" office:value="2.089105" calcext:value-type="float">
            <text:p>2.089105</text:p>
          </table:table-cell>
          <table:table-cell office:value-type="float" office:value="6.520601" calcext:value-type="float">
            <text:p>6.520601</text:p>
          </table:table-cell>
          <table:table-cell/>
          <table:table-cell office:value-type="float" office:value="6.584569" calcext:value-type="float">
            <text:p>6.584569</text:p>
          </table:table-cell>
          <table:table-cell office:value-type="float" office:value="16.342981" calcext:value-type="float">
            <text:p>16.342981</text:p>
          </table:table-cell>
          <table:table-cell office:value-type="float" office:value="83411" calcext:value-type="float">
            <text:p>8341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223" calcext:value-type="float">
            <text:p>4462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962" calcext:value-type="float">
            <text:p>-139.237962</text:p>
          </table:table-cell>
          <table:table-cell office:value-type="float" office:value="-140.155" calcext:value-type="float">
            <text:p>-140.155</text:p>
          </table:table-cell>
          <table:table-cell office:value-type="float" office:value="-139.237962" calcext:value-type="float">
            <text:p>-139.237962</text:p>
          </table:table-cell>
          <table:table-cell office:value-type="float" office:value="-140.155" calcext:value-type="float">
            <text:p>-140.155</text:p>
          </table:table-cell>
          <table:table-cell office:value-type="float" office:value="-139.228404" calcext:value-type="float">
            <text:p>-139.228404</text:p>
          </table:table-cell>
          <table:table-cell office:value-type="float" office:value="2.085644" calcext:value-type="float">
            <text:p>2.085644</text:p>
          </table:table-cell>
          <table:table-cell/>
          <table:table-cell office:value-type="float" office:value="2.092761" calcext:value-type="float">
            <text:p>2.092761</text:p>
          </table:table-cell>
          <table:table-cell office:value-type="float" office:value="6.616506" calcext:value-type="float">
            <text:p>6.616506</text:p>
          </table:table-cell>
          <table:table-cell/>
          <table:table-cell office:value-type="float" office:value="6.552552" calcext:value-type="float">
            <text:p>6.552552</text:p>
          </table:table-cell>
          <table:table-cell office:value-type="float" office:value="13.879206" calcext:value-type="float">
            <text:p>13.879206</text:p>
          </table:table-cell>
          <table:table-cell office:value-type="float" office:value="83413" calcext:value-type="float">
            <text:p>83413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6224" calcext:value-type="float">
            <text:p>4462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962" calcext:value-type="float">
            <text:p>-139.237962</text:p>
          </table:table-cell>
          <table:table-cell office:value-type="float" office:value="-138.168" calcext:value-type="float">
            <text:p>-138.168</text:p>
          </table:table-cell>
          <table:table-cell office:value-type="float" office:value="-139.237962" calcext:value-type="float">
            <text:p>-139.237962</text:p>
          </table:table-cell>
          <table:table-cell office:value-type="float" office:value="-138.168" calcext:value-type="float">
            <text:p>-138.168</text:p>
          </table:table-cell>
          <table:table-cell office:value-type="float" office:value="-139.241606" calcext:value-type="float">
            <text:p>-139.241606</text:p>
          </table:table-cell>
          <table:table-cell office:value-type="float" office:value="2.097001" calcext:value-type="float">
            <text:p>2.097001</text:p>
          </table:table-cell>
          <table:table-cell/>
          <table:table-cell office:value-type="float" office:value="2.088947" calcext:value-type="float">
            <text:p>2.088947</text:p>
          </table:table-cell>
          <table:table-cell office:value-type="float" office:value="6.520569" calcext:value-type="float">
            <text:p>6.520569</text:p>
          </table:table-cell>
          <table:table-cell/>
          <table:table-cell office:value-type="float" office:value="6.584499" calcext:value-type="float">
            <text:p>6.584499</text:p>
          </table:table-cell>
          <table:table-cell office:value-type="float" office:value="16.425877" calcext:value-type="float">
            <text:p>16.425877</text:p>
          </table:table-cell>
          <table:table-cell office:value-type="float" office:value="83413" calcext:value-type="float">
            <text:p>8341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243" calcext:value-type="float">
            <text:p>446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606" calcext:value-type="float">
            <text:p>-139.241606</text:p>
          </table:table-cell>
          <table:table-cell office:value-type="float" office:value="-140.109" calcext:value-type="float">
            <text:p>-140.109</text:p>
          </table:table-cell>
          <table:table-cell office:value-type="float" office:value="-139.241606" calcext:value-type="float">
            <text:p>-139.241606</text:p>
          </table:table-cell>
          <table:table-cell office:value-type="float" office:value="-140.109" calcext:value-type="float">
            <text:p>-140.109</text:p>
          </table:table-cell>
          <table:table-cell office:value-type="float" office:value="-139.228724" calcext:value-type="float">
            <text:p>-139.228724</text:p>
          </table:table-cell>
          <table:table-cell office:value-type="float" office:value="2.083788" calcext:value-type="float">
            <text:p>2.083788</text:p>
          </table:table-cell>
          <table:table-cell/>
          <table:table-cell office:value-type="float" office:value="2.092679" calcext:value-type="float">
            <text:p>2.092679</text:p>
          </table:table-cell>
          <table:table-cell office:value-type="float" office:value="6.614712" calcext:value-type="float">
            <text:p>6.614712</text:p>
          </table:table-cell>
          <table:table-cell/>
          <table:table-cell office:value-type="float" office:value="6.552498" calcext:value-type="float">
            <text:p>6.552498</text:p>
          </table:table-cell>
          <table:table-cell office:value-type="float" office:value="13.794589" calcext:value-type="float">
            <text:p>13.794589</text:p>
          </table:table-cell>
          <table:table-cell office:value-type="float" office:value="83415" calcext:value-type="float">
            <text:p>8341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245" calcext:value-type="float">
            <text:p>4462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606" calcext:value-type="float">
            <text:p>-139.241606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41606" calcext:value-type="float">
            <text:p>-139.241606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41335" calcext:value-type="float">
            <text:p>-139.241335</text:p>
          </table:table-cell>
          <table:table-cell office:value-type="float" office:value="2.099023" calcext:value-type="float">
            <text:p>2.099023</text:p>
          </table:table-cell>
          <table:table-cell/>
          <table:table-cell office:value-type="float" office:value="2.087998" calcext:value-type="float">
            <text:p>2.087998</text:p>
          </table:table-cell>
          <table:table-cell office:value-type="float" office:value="6.522091" calcext:value-type="float">
            <text:p>6.522091</text:p>
          </table:table-cell>
          <table:table-cell/>
          <table:table-cell office:value-type="float" office:value="6.583571" calcext:value-type="float">
            <text:p>6.583571</text:p>
          </table:table-cell>
          <table:table-cell office:value-type="float" office:value="16.345297" calcext:value-type="float">
            <text:p>16.345297</text:p>
          </table:table-cell>
          <table:table-cell office:value-type="float" office:value="83415" calcext:value-type="float">
            <text:p>83415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6262" calcext:value-type="float">
            <text:p>4462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268" calcext:value-type="float">
            <text:p>-139.229268</text:p>
          </table:table-cell>
          <table:table-cell table:number-columns-repeated="2"/>
          <table:table-cell office:value-type="float" office:value="2.093246" calcext:value-type="float">
            <text:p>2.093246</text:p>
          </table:table-cell>
          <table:table-cell table:number-columns-repeated="2"/>
          <table:table-cell office:value-type="float" office:value="6.552784" calcext:value-type="float">
            <text:p>6.552784</text:p>
          </table:table-cell>
          <table:table-cell table:number-columns-repeated="3"/>
        </table:table-row>
        <table:table-row table:style-name="ro1">
          <table:table-cell office:value-type="float" office:value="446283" calcext:value-type="float">
            <text:p>4462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335" calcext:value-type="float">
            <text:p>-139.241335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41335" calcext:value-type="float">
            <text:p>-139.241335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29268" calcext:value-type="float">
            <text:p>-139.229268</text:p>
          </table:table-cell>
          <table:table-cell office:value-type="float" office:value="2.083783" calcext:value-type="float">
            <text:p>2.083783</text:p>
          </table:table-cell>
          <table:table-cell/>
          <table:table-cell office:value-type="float" office:value="2.093246" calcext:value-type="float">
            <text:p>2.093246</text:p>
          </table:table-cell>
          <table:table-cell office:value-type="float" office:value="6.614722" calcext:value-type="float">
            <text:p>6.614722</text:p>
          </table:table-cell>
          <table:table-cell/>
          <table:table-cell office:value-type="float" office:value="6.552784" calcext:value-type="float">
            <text:p>6.552784</text:p>
          </table:table-cell>
          <table:table-cell office:value-type="float" office:value="13.786048" calcext:value-type="float">
            <text:p>13.786048</text:p>
          </table:table-cell>
          <table:table-cell office:value-type="float" office:value="83417" calcext:value-type="float">
            <text:p>8341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285" calcext:value-type="float">
            <text:p>4462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335" calcext:value-type="float">
            <text:p>-139.241335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41335" calcext:value-type="float">
            <text:p>-139.241335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41748" calcext:value-type="float">
            <text:p>-139.241748</text:p>
          </table:table-cell>
          <table:table-cell office:value-type="float" office:value="2.099016" calcext:value-type="float">
            <text:p>2.099016</text:p>
          </table:table-cell>
          <table:table-cell/>
          <table:table-cell office:value-type="float" office:value="2.088282" calcext:value-type="float">
            <text:p>2.088282</text:p>
          </table:table-cell>
          <table:table-cell office:value-type="float" office:value="6.522101" calcext:value-type="float">
            <text:p>6.522101</text:p>
          </table:table-cell>
          <table:table-cell/>
          <table:table-cell office:value-type="float" office:value="6.583717" calcext:value-type="float">
            <text:p>6.583717</text:p>
          </table:table-cell>
          <table:table-cell office:value-type="float" office:value="16.333007" calcext:value-type="float">
            <text:p>16.333007</text:p>
          </table:table-cell>
          <table:table-cell office:value-type="float" office:value="83417" calcext:value-type="float">
            <text:p>83417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6303" calcext:value-type="float">
            <text:p>4463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739" calcext:value-type="float">
            <text:p>-139.229739</text:p>
          </table:table-cell>
          <table:table-cell table:number-columns-repeated="2"/>
          <table:table-cell office:value-type="float" office:value="2.093385" calcext:value-type="float">
            <text:p>2.093385</text:p>
          </table:table-cell>
          <table:table-cell table:number-columns-repeated="2"/>
          <table:table-cell office:value-type="float" office:value="6.552864" calcext:value-type="float">
            <text:p>6.552864</text:p>
          </table:table-cell>
          <table:table-cell table:number-columns-repeated="3"/>
        </table:table-row>
        <table:table-row table:style-name="ro1">
          <table:table-cell office:value-type="float" office:value="446323" calcext:value-type="float">
            <text:p>4463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748" calcext:value-type="float">
            <text:p>-139.241748</text:p>
          </table:table-cell>
          <table:table-cell office:value-type="float" office:value="-140.091" calcext:value-type="float">
            <text:p>-140.091</text:p>
          </table:table-cell>
          <table:table-cell office:value-type="float" office:value="-139.241748" calcext:value-type="float">
            <text:p>-139.241748</text:p>
          </table:table-cell>
          <table:table-cell office:value-type="float" office:value="-140.091" calcext:value-type="float">
            <text:p>-140.091</text:p>
          </table:table-cell>
          <table:table-cell office:value-type="float" office:value="-139.229739" calcext:value-type="float">
            <text:p>-139.229739</text:p>
          </table:table-cell>
          <table:table-cell office:value-type="float" office:value="2.083791" calcext:value-type="float">
            <text:p>2.083791</text:p>
          </table:table-cell>
          <table:table-cell/>
          <table:table-cell office:value-type="float" office:value="2.093385" calcext:value-type="float">
            <text:p>2.093385</text:p>
          </table:table-cell>
          <table:table-cell office:value-type="float" office:value="6.614707" calcext:value-type="float">
            <text:p>6.614707</text:p>
          </table:table-cell>
          <table:table-cell/>
          <table:table-cell office:value-type="float" office:value="6.552864" calcext:value-type="float">
            <text:p>6.552864</text:p>
          </table:table-cell>
          <table:table-cell office:value-type="float" office:value="13.77156" calcext:value-type="float">
            <text:p>13.77156</text:p>
          </table:table-cell>
          <table:table-cell office:value-type="float" office:value="83418" calcext:value-type="float">
            <text:p>8341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324" calcext:value-type="float">
            <text:p>4463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748" calcext:value-type="float">
            <text:p>-139.241748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41748" calcext:value-type="float">
            <text:p>-139.241748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42068" calcext:value-type="float">
            <text:p>-139.242068</text:p>
          </table:table-cell>
          <table:table-cell office:value-type="float" office:value="2.097103" calcext:value-type="float">
            <text:p>2.097103</text:p>
          </table:table-cell>
          <table:table-cell/>
          <table:table-cell office:value-type="float" office:value="2.088359" calcext:value-type="float">
            <text:p>2.088359</text:p>
          </table:table-cell>
          <table:table-cell office:value-type="float" office:value="6.520428" calcext:value-type="float">
            <text:p>6.520428</text:p>
          </table:table-cell>
          <table:table-cell/>
          <table:table-cell office:value-type="float" office:value="6.583749" calcext:value-type="float">
            <text:p>6.583749</text:p>
          </table:table-cell>
          <table:table-cell office:value-type="float" office:value="16.329112" calcext:value-type="float">
            <text:p>16.329112</text:p>
          </table:table-cell>
          <table:table-cell office:value-type="float" office:value="83418" calcext:value-type="float">
            <text:p>8341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344" calcext:value-type="float">
            <text:p>4463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068" calcext:value-type="float">
            <text:p>-139.242068</text:p>
          </table:table-cell>
          <table:table-cell office:value-type="float" office:value="-140.127" calcext:value-type="float">
            <text:p>-140.127</text:p>
          </table:table-cell>
          <table:table-cell office:value-type="float" office:value="-139.242068" calcext:value-type="float">
            <text:p>-139.242068</text:p>
          </table:table-cell>
          <table:table-cell office:value-type="float" office:value="-140.127" calcext:value-type="float">
            <text:p>-140.127</text:p>
          </table:table-cell>
          <table:table-cell office:value-type="float" office:value="-139.22716" calcext:value-type="float">
            <text:p>-139.22716</text:p>
          </table:table-cell>
          <table:table-cell office:value-type="float" office:value="2.083797" calcext:value-type="float">
            <text:p>2.083797</text:p>
          </table:table-cell>
          <table:table-cell/>
          <table:table-cell office:value-type="float" office:value="2.092456" calcext:value-type="float">
            <text:p>2.092456</text:p>
          </table:table-cell>
          <table:table-cell office:value-type="float" office:value="6.614695" calcext:value-type="float">
            <text:p>6.614695</text:p>
          </table:table-cell>
          <table:table-cell/>
          <table:table-cell office:value-type="float" office:value="6.552051" calcext:value-type="float">
            <text:p>6.552051</text:p>
          </table:table-cell>
          <table:table-cell office:value-type="float" office:value="13.816852" calcext:value-type="float">
            <text:p>13.816852</text:p>
          </table:table-cell>
          <table:table-cell office:value-type="float" office:value="83420" calcext:value-type="float">
            <text:p>8342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346" calcext:value-type="float">
            <text:p>44634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068" calcext:value-type="float">
            <text:p>-139.242068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2068" calcext:value-type="float">
            <text:p>-139.242068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3996" calcext:value-type="float">
            <text:p>-139.23996</text:p>
          </table:table-cell>
          <table:table-cell office:value-type="float" office:value="2.097111" calcext:value-type="float">
            <text:p>2.097111</text:p>
          </table:table-cell>
          <table:table-cell/>
          <table:table-cell office:value-type="float" office:value="2.087885" calcext:value-type="float">
            <text:p>2.087885</text:p>
          </table:table-cell>
          <table:table-cell office:value-type="float" office:value="6.520416" calcext:value-type="float">
            <text:p>6.520416</text:p>
          </table:table-cell>
          <table:table-cell/>
          <table:table-cell office:value-type="float" office:value="6.583339" calcext:value-type="float">
            <text:p>6.583339</text:p>
          </table:table-cell>
          <table:table-cell office:value-type="float" office:value="16.338489" calcext:value-type="float">
            <text:p>16.338489</text:p>
          </table:table-cell>
          <table:table-cell office:value-type="float" office:value="83420" calcext:value-type="float">
            <text:p>8342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363" calcext:value-type="float">
            <text:p>4463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726" calcext:value-type="float">
            <text:p>-139.227726</text:p>
          </table:table-cell>
          <table:table-cell table:number-columns-repeated="2"/>
          <table:table-cell office:value-type="float" office:value="2.092224" calcext:value-type="float">
            <text:p>2.092224</text:p>
          </table:table-cell>
          <table:table-cell table:number-columns-repeated="2"/>
          <table:table-cell office:value-type="float" office:value="6.551838" calcext:value-type="float">
            <text:p>6.551838</text:p>
          </table:table-cell>
          <table:table-cell table:number-columns-repeated="3"/>
        </table:table-row>
        <table:table-row table:style-name="ro1">
          <table:table-cell office:value-type="float" office:value="446383" calcext:value-type="float">
            <text:p>446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96" calcext:value-type="float">
            <text:p>-139.23996</text:p>
          </table:table-cell>
          <table:table-cell office:value-type="float" office:value="-140.091" calcext:value-type="float">
            <text:p>-140.091</text:p>
          </table:table-cell>
          <table:table-cell office:value-type="float" office:value="-139.23996" calcext:value-type="float">
            <text:p>-139.23996</text:p>
          </table:table-cell>
          <table:table-cell office:value-type="float" office:value="-140.091" calcext:value-type="float">
            <text:p>-140.091</text:p>
          </table:table-cell>
          <table:table-cell office:value-type="float" office:value="-139.227726" calcext:value-type="float">
            <text:p>-139.227726</text:p>
          </table:table-cell>
          <table:table-cell office:value-type="float" office:value="2.083758" calcext:value-type="float">
            <text:p>2.083758</text:p>
          </table:table-cell>
          <table:table-cell/>
          <table:table-cell office:value-type="float" office:value="2.092224" calcext:value-type="float">
            <text:p>2.092224</text:p>
          </table:table-cell>
          <table:table-cell office:value-type="float" office:value="6.614773" calcext:value-type="float">
            <text:p>6.614773</text:p>
          </table:table-cell>
          <table:table-cell/>
          <table:table-cell office:value-type="float" office:value="6.551838" calcext:value-type="float">
            <text:p>6.551838</text:p>
          </table:table-cell>
          <table:table-cell office:value-type="float" office:value="13.77383" calcext:value-type="float">
            <text:p>13.77383</text:p>
          </table:table-cell>
          <table:table-cell office:value-type="float" office:value="83422" calcext:value-type="float">
            <text:p>8342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385" calcext:value-type="float">
            <text:p>4463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96" calcext:value-type="float">
            <text:p>-139.23996</text:p>
          </table:table-cell>
          <table:table-cell office:value-type="float" office:value="-138.199" calcext:value-type="float">
            <text:p>-138.199</text:p>
          </table:table-cell>
          <table:table-cell office:value-type="float" office:value="-139.23996" calcext:value-type="float">
            <text:p>-139.23996</text:p>
          </table:table-cell>
          <table:table-cell office:value-type="float" office:value="-138.199" calcext:value-type="float">
            <text:p>-138.199</text:p>
          </table:table-cell>
          <table:table-cell office:value-type="float" office:value="-139.240053" calcext:value-type="float">
            <text:p>-139.240053</text:p>
          </table:table-cell>
          <table:table-cell office:value-type="float" office:value="2.098979" calcext:value-type="float">
            <text:p>2.098979</text:p>
          </table:table-cell>
          <table:table-cell/>
          <table:table-cell office:value-type="float" office:value="2.087758" calcext:value-type="float">
            <text:p>2.087758</text:p>
          </table:table-cell>
          <table:table-cell office:value-type="float" office:value="6.522153" calcext:value-type="float">
            <text:p>6.522153</text:p>
          </table:table-cell>
          <table:table-cell/>
          <table:table-cell office:value-type="float" office:value="6.583274" calcext:value-type="float">
            <text:p>6.583274</text:p>
          </table:table-cell>
          <table:table-cell office:value-type="float" office:value="16.405258" calcext:value-type="float">
            <text:p>16.405258</text:p>
          </table:table-cell>
          <table:table-cell office:value-type="float" office:value="83422" calcext:value-type="float">
            <text:p>83422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6403" calcext:value-type="float">
            <text:p>4464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49" calcext:value-type="float">
            <text:p>-139.22749</text:p>
          </table:table-cell>
          <table:table-cell table:number-columns-repeated="2"/>
          <table:table-cell office:value-type="float" office:value="2.093093" calcext:value-type="float">
            <text:p>2.093093</text:p>
          </table:table-cell>
          <table:table-cell table:number-columns-repeated="2"/>
          <table:table-cell office:value-type="float" office:value="6.552664" calcext:value-type="float">
            <text:p>6.552664</text:p>
          </table:table-cell>
          <table:table-cell table:number-columns-repeated="3"/>
        </table:table-row>
        <table:table-row table:style-name="ro1">
          <table:table-cell office:value-type="float" office:value="446423" calcext:value-type="float">
            <text:p>4464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053" calcext:value-type="float">
            <text:p>-139.240053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40053" calcext:value-type="float">
            <text:p>-139.240053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2749" calcext:value-type="float">
            <text:p>-139.22749</text:p>
          </table:table-cell>
          <table:table-cell office:value-type="float" office:value="2.083759" calcext:value-type="float">
            <text:p>2.083759</text:p>
          </table:table-cell>
          <table:table-cell/>
          <table:table-cell office:value-type="float" office:value="2.093093" calcext:value-type="float">
            <text:p>2.093093</text:p>
          </table:table-cell>
          <table:table-cell office:value-type="float" office:value="6.61477" calcext:value-type="float">
            <text:p>6.61477</text:p>
          </table:table-cell>
          <table:table-cell/>
          <table:table-cell office:value-type="float" office:value="6.552664" calcext:value-type="float">
            <text:p>6.552664</text:p>
          </table:table-cell>
          <table:table-cell office:value-type="float" office:value="13.763558" calcext:value-type="float">
            <text:p>13.763558</text:p>
          </table:table-cell>
          <table:table-cell office:value-type="float" office:value="83423" calcext:value-type="float">
            <text:p>8342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425" calcext:value-type="float">
            <text:p>4464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053" calcext:value-type="float">
            <text:p>-139.240053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40053" calcext:value-type="float">
            <text:p>-139.240053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39743" calcext:value-type="float">
            <text:p>-139.239743</text:p>
          </table:table-cell>
          <table:table-cell office:value-type="float" office:value="2.097057" calcext:value-type="float">
            <text:p>2.097057</text:p>
          </table:table-cell>
          <table:table-cell/>
          <table:table-cell office:value-type="float" office:value="2.088198" calcext:value-type="float">
            <text:p>2.088198</text:p>
          </table:table-cell>
          <table:table-cell office:value-type="float" office:value="6.520491" calcext:value-type="float">
            <text:p>6.520491</text:p>
          </table:table-cell>
          <table:table-cell/>
          <table:table-cell office:value-type="float" office:value="6.583682" calcext:value-type="float">
            <text:p>6.583682</text:p>
          </table:table-cell>
          <table:table-cell office:value-type="float" office:value="16.313242" calcext:value-type="float">
            <text:p>16.313242</text:p>
          </table:table-cell>
          <table:table-cell office:value-type="float" office:value="83423" calcext:value-type="float">
            <text:p>8342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445" calcext:value-type="float">
            <text:p>4464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743" calcext:value-type="float">
            <text:p>-139.239743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39743" calcext:value-type="float">
            <text:p>-139.239743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27708" calcext:value-type="float">
            <text:p>-139.227708</text:p>
          </table:table-cell>
          <table:table-cell office:value-type="float" office:value="2.083754" calcext:value-type="float">
            <text:p>2.083754</text:p>
          </table:table-cell>
          <table:table-cell/>
          <table:table-cell office:value-type="float" office:value="2.092357" calcext:value-type="float">
            <text:p>2.092357</text:p>
          </table:table-cell>
          <table:table-cell office:value-type="float" office:value="6.614781" calcext:value-type="float">
            <text:p>6.614781</text:p>
          </table:table-cell>
          <table:table-cell/>
          <table:table-cell office:value-type="float" office:value="6.552049" calcext:value-type="float">
            <text:p>6.552049</text:p>
          </table:table-cell>
          <table:table-cell office:value-type="float" office:value="13.733486" calcext:value-type="float">
            <text:p>13.733486</text:p>
          </table:table-cell>
          <table:table-cell office:value-type="float" office:value="83425" calcext:value-type="float">
            <text:p>8342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446" calcext:value-type="float">
            <text:p>44644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743" calcext:value-type="float">
            <text:p>-139.239743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39743" calcext:value-type="float">
            <text:p>-139.239743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3964" calcext:value-type="float">
            <text:p>-139.23964</text:p>
          </table:table-cell>
          <table:table-cell office:value-type="float" office:value="2.097049" calcext:value-type="float">
            <text:p>2.097049</text:p>
          </table:table-cell>
          <table:table-cell/>
          <table:table-cell office:value-type="float" office:value="2.087831" calcext:value-type="float">
            <text:p>2.087831</text:p>
          </table:table-cell>
          <table:table-cell office:value-type="float" office:value="6.520502" calcext:value-type="float">
            <text:p>6.520502</text:p>
          </table:table-cell>
          <table:table-cell/>
          <table:table-cell office:value-type="float" office:value="6.583384" calcext:value-type="float">
            <text:p>6.583384</text:p>
          </table:table-cell>
          <table:table-cell office:value-type="float" office:value="16.332073" calcext:value-type="float">
            <text:p>16.332073</text:p>
          </table:table-cell>
          <table:table-cell office:value-type="float" office:value="83425" calcext:value-type="float">
            <text:p>8342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463" calcext:value-type="float">
            <text:p>4464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462" calcext:value-type="float">
            <text:p>-139.227462</text:p>
          </table:table-cell>
          <table:table-cell table:number-columns-repeated="2"/>
          <table:table-cell office:value-type="float" office:value="2.092167" calcext:value-type="float">
            <text:p>2.092167</text:p>
          </table:table-cell>
          <table:table-cell table:number-columns-repeated="2"/>
          <table:table-cell office:value-type="float" office:value="6.551904" calcext:value-type="float">
            <text:p>6.551904</text:p>
          </table:table-cell>
          <table:table-cell table:number-columns-repeated="3"/>
        </table:table-row>
        <table:table-row table:style-name="ro1">
          <table:table-cell office:value-type="float" office:value="446490" calcext:value-type="float">
            <text:p>44649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64" calcext:value-type="float">
            <text:p>-139.23964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3964" calcext:value-type="float">
            <text:p>-139.23964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27462" calcext:value-type="float">
            <text:p>-139.227462</text:p>
          </table:table-cell>
          <table:table-cell office:value-type="float" office:value="2.083752" calcext:value-type="float">
            <text:p>2.083752</text:p>
          </table:table-cell>
          <table:table-cell/>
          <table:table-cell office:value-type="float" office:value="2.092167" calcext:value-type="float">
            <text:p>2.092167</text:p>
          </table:table-cell>
          <table:table-cell office:value-type="float" office:value="6.614785" calcext:value-type="float">
            <text:p>6.614785</text:p>
          </table:table-cell>
          <table:table-cell/>
          <table:table-cell office:value-type="float" office:value="6.551904" calcext:value-type="float">
            <text:p>6.551904</text:p>
          </table:table-cell>
          <table:table-cell office:value-type="float" office:value="13.733617" calcext:value-type="float">
            <text:p>13.733617</text:p>
          </table:table-cell>
          <table:table-cell office:value-type="float" office:value="83427" calcext:value-type="float">
            <text:p>8342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492" calcext:value-type="float">
            <text:p>4464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64" calcext:value-type="float">
            <text:p>-139.23964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3964" calcext:value-type="float">
            <text:p>-139.23964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39398" calcext:value-type="float">
            <text:p>-139.239398</text:p>
          </table:table-cell>
          <table:table-cell office:value-type="float" office:value="2.097046" calcext:value-type="float">
            <text:p>2.097046</text:p>
          </table:table-cell>
          <table:table-cell/>
          <table:table-cell office:value-type="float" office:value="2.087735" calcext:value-type="float">
            <text:p>2.087735</text:p>
          </table:table-cell>
          <table:table-cell office:value-type="float" office:value="6.520506" calcext:value-type="float">
            <text:p>6.520506</text:p>
          </table:table-cell>
          <table:table-cell/>
          <table:table-cell office:value-type="float" office:value="6.583314" calcext:value-type="float">
            <text:p>6.583314</text:p>
          </table:table-cell>
          <table:table-cell office:value-type="float" office:value="16.308178" calcext:value-type="float">
            <text:p>16.308178</text:p>
          </table:table-cell>
          <table:table-cell office:value-type="float" office:value="83427" calcext:value-type="float">
            <text:p>8342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508" calcext:value-type="float">
            <text:p>44650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398" calcext:value-type="float">
            <text:p>-139.239398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39398" calcext:value-type="float">
            <text:p>-139.239398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24652" calcext:value-type="float">
            <text:p>-139.224652</text:p>
          </table:table-cell>
          <table:table-cell office:value-type="float" office:value="2.083747" calcext:value-type="float">
            <text:p>2.083747</text:p>
          </table:table-cell>
          <table:table-cell/>
          <table:table-cell office:value-type="float" office:value="2.092122" calcext:value-type="float">
            <text:p>2.092122</text:p>
          </table:table-cell>
          <table:table-cell office:value-type="float" office:value="6.614794" calcext:value-type="float">
            <text:p>6.614794</text:p>
          </table:table-cell>
          <table:table-cell/>
          <table:table-cell office:value-type="float" office:value="6.551871" calcext:value-type="float">
            <text:p>6.551871</text:p>
          </table:table-cell>
          <table:table-cell office:value-type="float" office:value="13.76312" calcext:value-type="float">
            <text:p>13.76312</text:p>
          </table:table-cell>
          <table:table-cell office:value-type="float" office:value="83428" calcext:value-type="float">
            <text:p>8342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509" calcext:value-type="float">
            <text:p>44650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398" calcext:value-type="float">
            <text:p>-139.239398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39398" calcext:value-type="float">
            <text:p>-139.239398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36893" calcext:value-type="float">
            <text:p>-139.236893</text:p>
          </table:table-cell>
          <table:table-cell office:value-type="float" office:value="2.09704" calcext:value-type="float">
            <text:p>2.09704</text:p>
          </table:table-cell>
          <table:table-cell/>
          <table:table-cell office:value-type="float" office:value="2.087704" calcext:value-type="float">
            <text:p>2.087704</text:p>
          </table:table-cell>
          <table:table-cell office:value-type="float" office:value="6.520515" calcext:value-type="float">
            <text:p>6.520515</text:p>
          </table:table-cell>
          <table:table-cell/>
          <table:table-cell office:value-type="float" office:value="6.583301" calcext:value-type="float">
            <text:p>6.583301</text:p>
          </table:table-cell>
          <table:table-cell office:value-type="float" office:value="16.31227" calcext:value-type="float">
            <text:p>16.31227</text:p>
          </table:table-cell>
          <table:table-cell office:value-type="float" office:value="83428" calcext:value-type="float">
            <text:p>8342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522" calcext:value-type="float">
            <text:p>4465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858" calcext:value-type="float">
            <text:p>-139.224858</text:p>
          </table:table-cell>
          <table:table-cell table:number-columns-repeated="2"/>
          <table:table-cell office:value-type="float" office:value="2.092103" calcext:value-type="float">
            <text:p>2.092103</text:p>
          </table:table-cell>
          <table:table-cell table:number-columns-repeated="2"/>
          <table:table-cell office:value-type="float" office:value="6.551869" calcext:value-type="float">
            <text:p>6.551869</text:p>
          </table:table-cell>
          <table:table-cell table:number-columns-repeated="3"/>
        </table:table-row>
        <table:table-row table:style-name="ro1">
          <table:table-cell office:value-type="float" office:value="446543" calcext:value-type="float">
            <text:p>446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893" calcext:value-type="float">
            <text:p>-139.236893</text:p>
          </table:table-cell>
          <table:table-cell office:value-type="float" office:value="-140.044" calcext:value-type="float">
            <text:p>-140.044</text:p>
          </table:table-cell>
          <table:table-cell office:value-type="float" office:value="-139.236893" calcext:value-type="float">
            <text:p>-139.236893</text:p>
          </table:table-cell>
          <table:table-cell office:value-type="float" office:value="-140.044" calcext:value-type="float">
            <text:p>-140.044</text:p>
          </table:table-cell>
          <table:table-cell office:value-type="float" office:value="-139.224858" calcext:value-type="float">
            <text:p>-139.224858</text:p>
          </table:table-cell>
          <table:table-cell office:value-type="float" office:value="2.083701" calcext:value-type="float">
            <text:p>2.083701</text:p>
          </table:table-cell>
          <table:table-cell/>
          <table:table-cell office:value-type="float" office:value="2.092103" calcext:value-type="float">
            <text:p>2.092103</text:p>
          </table:table-cell>
          <table:table-cell office:value-type="float" office:value="6.614887" calcext:value-type="float">
            <text:p>6.614887</text:p>
          </table:table-cell>
          <table:table-cell/>
          <table:table-cell office:value-type="float" office:value="6.551869" calcext:value-type="float">
            <text:p>6.551869</text:p>
          </table:table-cell>
          <table:table-cell office:value-type="float" office:value="13.718064" calcext:value-type="float">
            <text:p>13.718064</text:p>
          </table:table-cell>
          <table:table-cell office:value-type="float" office:value="83430" calcext:value-type="float">
            <text:p>8343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545" calcext:value-type="float">
            <text:p>4465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893" calcext:value-type="float">
            <text:p>-139.236893</text:p>
          </table:table-cell>
          <table:table-cell office:value-type="float" office:value="-138.169" calcext:value-type="float">
            <text:p>-138.169</text:p>
          </table:table-cell>
          <table:table-cell office:value-type="float" office:value="-139.236893" calcext:value-type="float">
            <text:p>-139.236893</text:p>
          </table:table-cell>
          <table:table-cell office:value-type="float" office:value="-138.169" calcext:value-type="float">
            <text:p>-138.169</text:p>
          </table:table-cell>
          <table:table-cell office:value-type="float" office:value="-139.236602" calcext:value-type="float">
            <text:p>-139.236602</text:p>
          </table:table-cell>
          <table:table-cell office:value-type="float" office:value="2.096972" calcext:value-type="float">
            <text:p>2.096972</text:p>
          </table:table-cell>
          <table:table-cell/>
          <table:table-cell office:value-type="float" office:value="2.08768" calcext:value-type="float">
            <text:p>2.08768</text:p>
          </table:table-cell>
          <table:table-cell office:value-type="float" office:value="6.520609" calcext:value-type="float">
            <text:p>6.520609</text:p>
          </table:table-cell>
          <table:table-cell/>
          <table:table-cell office:value-type="float" office:value="6.583348" calcext:value-type="float">
            <text:p>6.583348</text:p>
          </table:table-cell>
          <table:table-cell office:value-type="float" office:value="16.422808" calcext:value-type="float">
            <text:p>16.422808</text:p>
          </table:table-cell>
          <table:table-cell office:value-type="float" office:value="83430" calcext:value-type="float">
            <text:p>8343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562" calcext:value-type="float">
            <text:p>4465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3734" calcext:value-type="float">
            <text:p>-139.223734</text:p>
          </table:table-cell>
          <table:table-cell table:number-columns-repeated="2"/>
          <table:table-cell office:value-type="float" office:value="2.092037" calcext:value-type="float">
            <text:p>2.092037</text:p>
          </table:table-cell>
          <table:table-cell table:number-columns-repeated="2"/>
          <table:table-cell office:value-type="float" office:value="6.551936" calcext:value-type="float">
            <text:p>6.551936</text:p>
          </table:table-cell>
          <table:table-cell table:number-columns-repeated="3"/>
        </table:table-row>
        <table:table-row table:style-name="ro1">
          <table:table-cell office:value-type="float" office:value="446583" calcext:value-type="float">
            <text:p>446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602" calcext:value-type="float">
            <text:p>-139.236602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36602" calcext:value-type="float">
            <text:p>-139.236602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23734" calcext:value-type="float">
            <text:p>-139.223734</text:p>
          </table:table-cell>
          <table:table-cell office:value-type="float" office:value="2.083695" calcext:value-type="float">
            <text:p>2.083695</text:p>
          </table:table-cell>
          <table:table-cell/>
          <table:table-cell office:value-type="float" office:value="2.092037" calcext:value-type="float">
            <text:p>2.092037</text:p>
          </table:table-cell>
          <table:table-cell office:value-type="float" office:value="6.614898" calcext:value-type="float">
            <text:p>6.614898</text:p>
          </table:table-cell>
          <table:table-cell/>
          <table:table-cell office:value-type="float" office:value="6.551936" calcext:value-type="float">
            <text:p>6.551936</text:p>
          </table:table-cell>
          <table:table-cell office:value-type="float" office:value="13.726049" calcext:value-type="float">
            <text:p>13.726049</text:p>
          </table:table-cell>
          <table:table-cell office:value-type="float" office:value="83432" calcext:value-type="float">
            <text:p>8343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585" calcext:value-type="float">
            <text:p>4465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602" calcext:value-type="float">
            <text:p>-139.236602</text:p>
          </table:table-cell>
          <table:table-cell office:value-type="float" office:value="-138.175" calcext:value-type="float">
            <text:p>-138.175</text:p>
          </table:table-cell>
          <table:table-cell office:value-type="float" office:value="-139.236602" calcext:value-type="float">
            <text:p>-139.236602</text:p>
          </table:table-cell>
          <table:table-cell office:value-type="float" office:value="-138.175" calcext:value-type="float">
            <text:p>-138.175</text:p>
          </table:table-cell>
          <table:table-cell office:value-type="float" office:value="-139.235601" calcext:value-type="float">
            <text:p>-139.235601</text:p>
          </table:table-cell>
          <table:table-cell office:value-type="float" office:value="2.096965" calcext:value-type="float">
            <text:p>2.096965</text:p>
          </table:table-cell>
          <table:table-cell/>
          <table:table-cell office:value-type="float" office:value="2.087642" calcext:value-type="float">
            <text:p>2.087642</text:p>
          </table:table-cell>
          <table:table-cell office:value-type="float" office:value="6.520619" calcext:value-type="float">
            <text:p>6.520619</text:p>
          </table:table-cell>
          <table:table-cell/>
          <table:table-cell office:value-type="float" office:value="6.583387" calcext:value-type="float">
            <text:p>6.583387</text:p>
          </table:table-cell>
          <table:table-cell office:value-type="float" office:value="16.413473" calcext:value-type="float">
            <text:p>16.413473</text:p>
          </table:table-cell>
          <table:table-cell office:value-type="float" office:value="83432" calcext:value-type="float">
            <text:p>8343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603" calcext:value-type="float">
            <text:p>4466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558" calcext:value-type="float">
            <text:p>-139.22558</text:p>
          </table:table-cell>
          <table:table-cell table:number-columns-repeated="2"/>
          <table:table-cell office:value-type="float" office:value="2.092016" calcext:value-type="float">
            <text:p>2.092016</text:p>
          </table:table-cell>
          <table:table-cell table:number-columns-repeated="2"/>
          <table:table-cell office:value-type="float" office:value="6.551961" calcext:value-type="float">
            <text:p>6.551961</text:p>
          </table:table-cell>
          <table:table-cell table:number-columns-repeated="3"/>
        </table:table-row>
        <table:table-row table:style-name="ro1">
          <table:table-cell office:value-type="float" office:value="446623" calcext:value-type="float">
            <text:p>446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5601" calcext:value-type="float">
            <text:p>-139.235601</text:p>
          </table:table-cell>
          <table:table-cell office:value-type="float" office:value="-140.055" calcext:value-type="float">
            <text:p>-140.055</text:p>
          </table:table-cell>
          <table:table-cell office:value-type="float" office:value="-139.235601" calcext:value-type="float">
            <text:p>-139.235601</text:p>
          </table:table-cell>
          <table:table-cell office:value-type="float" office:value="-140.055" calcext:value-type="float">
            <text:p>-140.055</text:p>
          </table:table-cell>
          <table:table-cell office:value-type="float" office:value="-139.22558" calcext:value-type="float">
            <text:p>-139.22558</text:p>
          </table:table-cell>
          <table:table-cell office:value-type="float" office:value="2.083677" calcext:value-type="float">
            <text:p>2.083677</text:p>
          </table:table-cell>
          <table:table-cell/>
          <table:table-cell office:value-type="float" office:value="2.092016" calcext:value-type="float">
            <text:p>2.092016</text:p>
          </table:table-cell>
          <table:table-cell office:value-type="float" office:value="6.614935" calcext:value-type="float">
            <text:p>6.614935</text:p>
          </table:table-cell>
          <table:table-cell/>
          <table:table-cell office:value-type="float" office:value="6.551961" calcext:value-type="float">
            <text:p>6.551961</text:p>
          </table:table-cell>
          <table:table-cell office:value-type="float" office:value="13.733667" calcext:value-type="float">
            <text:p>13.733667</text:p>
          </table:table-cell>
          <table:table-cell office:value-type="float" office:value="83433" calcext:value-type="float">
            <text:p>8343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625" calcext:value-type="float">
            <text:p>4466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5601" calcext:value-type="float">
            <text:p>-139.235601</text:p>
          </table:table-cell>
          <table:table-cell office:value-type="float" office:value="-138.197" calcext:value-type="float">
            <text:p>-138.197</text:p>
          </table:table-cell>
          <table:table-cell office:value-type="float" office:value="-139.235601" calcext:value-type="float">
            <text:p>-139.235601</text:p>
          </table:table-cell>
          <table:table-cell office:value-type="float" office:value="-138.197" calcext:value-type="float">
            <text:p>-138.197</text:p>
          </table:table-cell>
          <table:table-cell office:value-type="float" office:value="-139.237524" calcext:value-type="float">
            <text:p>-139.237524</text:p>
          </table:table-cell>
          <table:table-cell office:value-type="float" office:value="2.096938" calcext:value-type="float">
            <text:p>2.096938</text:p>
          </table:table-cell>
          <table:table-cell/>
          <table:table-cell office:value-type="float" office:value="2.087621" calcext:value-type="float">
            <text:p>2.087621</text:p>
          </table:table-cell>
          <table:table-cell office:value-type="float" office:value="6.520657" calcext:value-type="float">
            <text:p>6.520657</text:p>
          </table:table-cell>
          <table:table-cell/>
          <table:table-cell office:value-type="float" office:value="6.583418" calcext:value-type="float">
            <text:p>6.583418</text:p>
          </table:table-cell>
          <table:table-cell office:value-type="float" office:value="16.379344" calcext:value-type="float">
            <text:p>16.379344</text:p>
          </table:table-cell>
          <table:table-cell office:value-type="float" office:value="83433" calcext:value-type="float">
            <text:p>8343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663" calcext:value-type="float">
            <text:p>446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524" calcext:value-type="float">
            <text:p>-139.237524</text:p>
          </table:table-cell>
          <table:table-cell office:value-type="float" office:value="-140.087" calcext:value-type="float">
            <text:p>-140.087</text:p>
          </table:table-cell>
          <table:table-cell office:value-type="float" office:value="-139.237524" calcext:value-type="float">
            <text:p>-139.237524</text:p>
          </table:table-cell>
          <table:table-cell office:value-type="float" office:value="-140.087" calcext:value-type="float">
            <text:p>-140.087</text:p>
          </table:table-cell>
          <table:table-cell office:value-type="float" office:value="-139.225005" calcext:value-type="float">
            <text:p>-139.225005</text:p>
          </table:table-cell>
          <table:table-cell office:value-type="float" office:value="2.083712" calcext:value-type="float">
            <text:p>2.083712</text:p>
          </table:table-cell>
          <table:table-cell/>
          <table:table-cell office:value-type="float" office:value="2.091999" calcext:value-type="float">
            <text:p>2.091999</text:p>
          </table:table-cell>
          <table:table-cell office:value-type="float" office:value="6.614863" calcext:value-type="float">
            <text:p>6.614863</text:p>
          </table:table-cell>
          <table:table-cell/>
          <table:table-cell office:value-type="float" office:value="6.551996" calcext:value-type="float">
            <text:p>6.551996</text:p>
          </table:table-cell>
          <table:table-cell office:value-type="float" office:value="13.771845" calcext:value-type="float">
            <text:p>13.771845</text:p>
          </table:table-cell>
          <table:table-cell office:value-type="float" office:value="83435" calcext:value-type="float">
            <text:p>8343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665" calcext:value-type="float">
            <text:p>4466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524" calcext:value-type="float">
            <text:p>-139.237524</text:p>
          </table:table-cell>
          <table:table-cell office:value-type="float" office:value="-138.244" calcext:value-type="float">
            <text:p>-138.244</text:p>
          </table:table-cell>
          <table:table-cell office:value-type="float" office:value="-139.237524" calcext:value-type="float">
            <text:p>-139.237524</text:p>
          </table:table-cell>
          <table:table-cell office:value-type="float" office:value="-138.244" calcext:value-type="float">
            <text:p>-138.244</text:p>
          </table:table-cell>
          <table:table-cell office:value-type="float" office:value="-139.237376" calcext:value-type="float">
            <text:p>-139.237376</text:p>
          </table:table-cell>
          <table:table-cell office:value-type="float" office:value="2.096989" calcext:value-type="float">
            <text:p>2.096989</text:p>
          </table:table-cell>
          <table:table-cell/>
          <table:table-cell office:value-type="float" office:value="2.087622" calcext:value-type="float">
            <text:p>2.087622</text:p>
          </table:table-cell>
          <table:table-cell office:value-type="float" office:value="6.520585" calcext:value-type="float">
            <text:p>6.520585</text:p>
          </table:table-cell>
          <table:table-cell/>
          <table:table-cell office:value-type="float" office:value="6.583399" calcext:value-type="float">
            <text:p>6.583399</text:p>
          </table:table-cell>
          <table:table-cell office:value-type="float" office:value="16.312458" calcext:value-type="float">
            <text:p>16.312458</text:p>
          </table:table-cell>
          <table:table-cell office:value-type="float" office:value="83435" calcext:value-type="float">
            <text:p>8343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683" calcext:value-type="float">
            <text:p>446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376" calcext:value-type="float">
            <text:p>-139.237376</text:p>
          </table:table-cell>
          <table:table-cell office:value-type="float" office:value="-140.065" calcext:value-type="float">
            <text:p>-140.065</text:p>
          </table:table-cell>
          <table:table-cell office:value-type="float" office:value="-139.237376" calcext:value-type="float">
            <text:p>-139.237376</text:p>
          </table:table-cell>
          <table:table-cell office:value-type="float" office:value="-140.065" calcext:value-type="float">
            <text:p>-140.065</text:p>
          </table:table-cell>
          <table:table-cell office:value-type="float" office:value="-139.225371" calcext:value-type="float">
            <text:p>-139.225371</text:p>
          </table:table-cell>
          <table:table-cell office:value-type="float" office:value="2.08371" calcext:value-type="float">
            <text:p>2.08371</text:p>
          </table:table-cell>
          <table:table-cell/>
          <table:table-cell office:value-type="float" office:value="2.092037" calcext:value-type="float">
            <text:p>2.092037</text:p>
          </table:table-cell>
          <table:table-cell office:value-type="float" office:value="6.614869" calcext:value-type="float">
            <text:p>6.614869</text:p>
          </table:table-cell>
          <table:table-cell/>
          <table:table-cell office:value-type="float" office:value="6.551953" calcext:value-type="float">
            <text:p>6.551953</text:p>
          </table:table-cell>
          <table:table-cell office:value-type="float" office:value="13.744107" calcext:value-type="float">
            <text:p>13.744107</text:p>
          </table:table-cell>
          <table:table-cell office:value-type="float" office:value="83437" calcext:value-type="float">
            <text:p>8343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684" calcext:value-type="float">
            <text:p>4466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376" calcext:value-type="float">
            <text:p>-139.237376</text:p>
          </table:table-cell>
          <table:table-cell office:value-type="float" office:value="-138.173" calcext:value-type="float">
            <text:p>-138.173</text:p>
          </table:table-cell>
          <table:table-cell office:value-type="float" office:value="-139.237376" calcext:value-type="float">
            <text:p>-139.237376</text:p>
          </table:table-cell>
          <table:table-cell office:value-type="float" office:value="-138.173" calcext:value-type="float">
            <text:p>-138.173</text:p>
          </table:table-cell>
          <table:table-cell office:value-type="float" office:value="-139.237413" calcext:value-type="float">
            <text:p>-139.237413</text:p>
          </table:table-cell>
          <table:table-cell office:value-type="float" office:value="2.096985" calcext:value-type="float">
            <text:p>2.096985</text:p>
          </table:table-cell>
          <table:table-cell/>
          <table:table-cell office:value-type="float" office:value="2.087646" calcext:value-type="float">
            <text:p>2.087646</text:p>
          </table:table-cell>
          <table:table-cell office:value-type="float" office:value="6.520591" calcext:value-type="float">
            <text:p>6.520591</text:p>
          </table:table-cell>
          <table:table-cell/>
          <table:table-cell office:value-type="float" office:value="6.58338" calcext:value-type="float">
            <text:p>6.58338</text:p>
          </table:table-cell>
          <table:table-cell office:value-type="float" office:value="16.417589" calcext:value-type="float">
            <text:p>16.417589</text:p>
          </table:table-cell>
          <table:table-cell office:value-type="float" office:value="83437" calcext:value-type="float">
            <text:p>8343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703" calcext:value-type="float">
            <text:p>4467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1856" calcext:value-type="float">
            <text:p>-139.221856</text:p>
          </table:table-cell>
          <table:table-cell table:number-columns-repeated="2"/>
          <table:table-cell office:value-type="float" office:value="2.092028" calcext:value-type="float">
            <text:p>2.092028</text:p>
          </table:table-cell>
          <table:table-cell table:number-columns-repeated="2"/>
          <table:table-cell office:value-type="float" office:value="6.551943" calcext:value-type="float">
            <text:p>6.551943</text:p>
          </table:table-cell>
          <table:table-cell table:number-columns-repeated="3"/>
        </table:table-row>
        <table:table-row table:style-name="ro1">
          <table:table-cell office:value-type="float" office:value="446724" calcext:value-type="float">
            <text:p>4467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413" calcext:value-type="float">
            <text:p>-139.237413</text:p>
          </table:table-cell>
          <table:table-cell office:value-type="float" office:value="-140.075" calcext:value-type="float">
            <text:p>-140.075</text:p>
          </table:table-cell>
          <table:table-cell office:value-type="float" office:value="-139.237413" calcext:value-type="float">
            <text:p>-139.237413</text:p>
          </table:table-cell>
          <table:table-cell office:value-type="float" office:value="-140.075" calcext:value-type="float">
            <text:p>-140.075</text:p>
          </table:table-cell>
          <table:table-cell office:value-type="float" office:value="-139.221856" calcext:value-type="float">
            <text:p>-139.221856</text:p>
          </table:table-cell>
          <table:table-cell office:value-type="float" office:value="2.08371" calcext:value-type="float">
            <text:p>2.08371</text:p>
          </table:table-cell>
          <table:table-cell/>
          <table:table-cell office:value-type="float" office:value="2.092028" calcext:value-type="float">
            <text:p>2.092028</text:p>
          </table:table-cell>
          <table:table-cell office:value-type="float" office:value="6.614868" calcext:value-type="float">
            <text:p>6.614868</text:p>
          </table:table-cell>
          <table:table-cell/>
          <table:table-cell office:value-type="float" office:value="6.551943" calcext:value-type="float">
            <text:p>6.551943</text:p>
          </table:table-cell>
          <table:table-cell office:value-type="float" office:value="13.756753" calcext:value-type="float">
            <text:p>13.756753</text:p>
          </table:table-cell>
          <table:table-cell office:value-type="float" office:value="83439" calcext:value-type="float">
            <text:p>8343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725" calcext:value-type="float">
            <text:p>4467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413" calcext:value-type="float">
            <text:p>-139.237413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7413" calcext:value-type="float">
            <text:p>-139.237413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4042" calcext:value-type="float">
            <text:p>-139.234042</text:p>
          </table:table-cell>
          <table:table-cell office:value-type="float" office:value="2.096986" calcext:value-type="float">
            <text:p>2.096986</text:p>
          </table:table-cell>
          <table:table-cell/>
          <table:table-cell office:value-type="float" office:value="2.087639" calcext:value-type="float">
            <text:p>2.087639</text:p>
          </table:table-cell>
          <table:table-cell office:value-type="float" office:value="6.520589" calcext:value-type="float">
            <text:p>6.520589</text:p>
          </table:table-cell>
          <table:table-cell/>
          <table:table-cell office:value-type="float" office:value="6.583375" calcext:value-type="float">
            <text:p>6.583375</text:p>
          </table:table-cell>
          <table:table-cell office:value-type="float" office:value="16.339002" calcext:value-type="float">
            <text:p>16.339002</text:p>
          </table:table-cell>
          <table:table-cell office:value-type="float" office:value="83439" calcext:value-type="float">
            <text:p>8343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743" calcext:value-type="float">
            <text:p>4467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566" calcext:value-type="float">
            <text:p>-139.224566</text:p>
          </table:table-cell>
          <table:table-cell table:number-columns-repeated="2"/>
          <table:table-cell office:value-type="float" office:value="2.092039" calcext:value-type="float">
            <text:p>2.092039</text:p>
          </table:table-cell>
          <table:table-cell table:number-columns-repeated="2"/>
          <table:table-cell office:value-type="float" office:value="6.551942" calcext:value-type="float">
            <text:p>6.551942</text:p>
          </table:table-cell>
          <table:table-cell table:number-columns-repeated="3"/>
        </table:table-row>
        <table:table-row table:style-name="ro1">
          <table:table-cell office:value-type="float" office:value="446763" calcext:value-type="float">
            <text:p>446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4042" calcext:value-type="float">
            <text:p>-139.234042</text:p>
          </table:table-cell>
          <table:table-cell office:value-type="float" office:value="-140.087" calcext:value-type="float">
            <text:p>-140.087</text:p>
          </table:table-cell>
          <table:table-cell office:value-type="float" office:value="-139.234042" calcext:value-type="float">
            <text:p>-139.234042</text:p>
          </table:table-cell>
          <table:table-cell office:value-type="float" office:value="-140.087" calcext:value-type="float">
            <text:p>-140.087</text:p>
          </table:table-cell>
          <table:table-cell office:value-type="float" office:value="-139.224566" calcext:value-type="float">
            <text:p>-139.224566</text:p>
          </table:table-cell>
          <table:table-cell office:value-type="float" office:value="2.083648" calcext:value-type="float">
            <text:p>2.083648</text:p>
          </table:table-cell>
          <table:table-cell/>
          <table:table-cell office:value-type="float" office:value="2.092039" calcext:value-type="float">
            <text:p>2.092039</text:p>
          </table:table-cell>
          <table:table-cell office:value-type="float" office:value="6.614992" calcext:value-type="float">
            <text:p>6.614992</text:p>
          </table:table-cell>
          <table:table-cell/>
          <table:table-cell office:value-type="float" office:value="6.551942" calcext:value-type="float">
            <text:p>6.551942</text:p>
          </table:table-cell>
          <table:table-cell office:value-type="float" office:value="13.776265" calcext:value-type="float">
            <text:p>13.776265</text:p>
          </table:table-cell>
          <table:table-cell office:value-type="float" office:value="83440" calcext:value-type="float">
            <text:p>8344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770" calcext:value-type="float">
            <text:p>44677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4042" calcext:value-type="float">
            <text:p>-139.234042</text:p>
          </table:table-cell>
          <table:table-cell office:value-type="float" office:value="-138.152" calcext:value-type="float">
            <text:p>-138.152</text:p>
          </table:table-cell>
          <table:table-cell office:value-type="float" office:value="-139.234042" calcext:value-type="float">
            <text:p>-139.234042</text:p>
          </table:table-cell>
          <table:table-cell office:value-type="float" office:value="-138.152" calcext:value-type="float">
            <text:p>-138.152</text:p>
          </table:table-cell>
          <table:table-cell office:value-type="float" office:value="-139.236922" calcext:value-type="float">
            <text:p>-139.236922</text:p>
          </table:table-cell>
          <table:table-cell office:value-type="float" office:value="2.096896" calcext:value-type="float">
            <text:p>2.096896</text:p>
          </table:table-cell>
          <table:table-cell/>
          <table:table-cell office:value-type="float" office:value="2.087609" calcext:value-type="float">
            <text:p>2.087609</text:p>
          </table:table-cell>
          <table:table-cell office:value-type="float" office:value="6.520715" calcext:value-type="float">
            <text:p>6.520715</text:p>
          </table:table-cell>
          <table:table-cell/>
          <table:table-cell office:value-type="float" office:value="6.583435" calcext:value-type="float">
            <text:p>6.583435</text:p>
          </table:table-cell>
          <table:table-cell office:value-type="float" office:value="16.443803" calcext:value-type="float">
            <text:p>16.443803</text:p>
          </table:table-cell>
          <table:table-cell office:value-type="float" office:value="83440" calcext:value-type="float">
            <text:p>8344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783" calcext:value-type="float">
            <text:p>4467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922" calcext:value-type="float">
            <text:p>-139.236922</text:p>
          </table:table-cell>
          <table:table-cell office:value-type="float" office:value="-140.113" calcext:value-type="float">
            <text:p>-140.113</text:p>
          </table:table-cell>
          <table:table-cell office:value-type="float" office:value="-139.236922" calcext:value-type="float">
            <text:p>-139.236922</text:p>
          </table:table-cell>
          <table:table-cell office:value-type="float" office:value="-140.113" calcext:value-type="float">
            <text:p>-140.113</text:p>
          </table:table-cell>
          <table:table-cell office:value-type="float" office:value="-139.221151" calcext:value-type="float">
            <text:p>-139.221151</text:p>
          </table:table-cell>
          <table:table-cell office:value-type="float" office:value="2.083701" calcext:value-type="float">
            <text:p>2.083701</text:p>
          </table:table-cell>
          <table:table-cell/>
          <table:table-cell office:value-type="float" office:value="2.091959" calcext:value-type="float">
            <text:p>2.091959</text:p>
          </table:table-cell>
          <table:table-cell office:value-type="float" office:value="6.614886" calcext:value-type="float">
            <text:p>6.614886</text:p>
          </table:table-cell>
          <table:table-cell/>
          <table:table-cell office:value-type="float" office:value="6.552033" calcext:value-type="float">
            <text:p>6.552033</text:p>
          </table:table-cell>
          <table:table-cell office:value-type="float" office:value="13.805612" calcext:value-type="float">
            <text:p>13.805612</text:p>
          </table:table-cell>
          <table:table-cell office:value-type="float" office:value="83442" calcext:value-type="float">
            <text:p>8344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785" calcext:value-type="float">
            <text:p>4467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922" calcext:value-type="float">
            <text:p>-139.236922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6922" calcext:value-type="float">
            <text:p>-139.236922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3871" calcext:value-type="float">
            <text:p>-139.233871</text:p>
          </table:table-cell>
          <table:table-cell office:value-type="float" office:value="2.096973" calcext:value-type="float">
            <text:p>2.096973</text:p>
          </table:table-cell>
          <table:table-cell/>
          <table:table-cell office:value-type="float" office:value="2.08759" calcext:value-type="float">
            <text:p>2.08759</text:p>
          </table:table-cell>
          <table:table-cell office:value-type="float" office:value="6.520608" calcext:value-type="float">
            <text:p>6.520608</text:p>
          </table:table-cell>
          <table:table-cell/>
          <table:table-cell office:value-type="float" office:value="6.583427" calcext:value-type="float">
            <text:p>6.583427</text:p>
          </table:table-cell>
          <table:table-cell office:value-type="float" office:value="16.324919" calcext:value-type="float">
            <text:p>16.324919</text:p>
          </table:table-cell>
          <table:table-cell office:value-type="float" office:value="83442" calcext:value-type="float">
            <text:p>8344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803" calcext:value-type="float">
            <text:p>4468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1768" calcext:value-type="float">
            <text:p>-139.221768</text:p>
          </table:table-cell>
          <table:table-cell table:number-columns-repeated="2"/>
          <table:table-cell office:value-type="float" office:value="2.09201" calcext:value-type="float">
            <text:p>2.09201</text:p>
          </table:table-cell>
          <table:table-cell table:number-columns-repeated="2"/>
          <table:table-cell office:value-type="float" office:value="6.551978" calcext:value-type="float">
            <text:p>6.551978</text:p>
          </table:table-cell>
          <table:table-cell table:number-columns-repeated="3"/>
        </table:table-row>
        <table:table-row table:style-name="ro1">
          <table:table-cell office:value-type="float" office:value="446823" calcext:value-type="float">
            <text:p>4468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3871" calcext:value-type="float">
            <text:p>-139.233871</text:p>
          </table:table-cell>
          <table:table-cell office:value-type="float" office:value="-140.078" calcext:value-type="float">
            <text:p>-140.078</text:p>
          </table:table-cell>
          <table:table-cell office:value-type="float" office:value="-139.233871" calcext:value-type="float">
            <text:p>-139.233871</text:p>
          </table:table-cell>
          <table:table-cell office:value-type="float" office:value="-140.078" calcext:value-type="float">
            <text:p>-140.078</text:p>
          </table:table-cell>
          <table:table-cell office:value-type="float" office:value="-139.224515" calcext:value-type="float">
            <text:p>-139.224515</text:p>
          </table:table-cell>
          <table:table-cell office:value-type="float" office:value="2.083644" calcext:value-type="float">
            <text:p>2.083644</text:p>
          </table:table-cell>
          <table:table-cell/>
          <table:table-cell office:value-type="float" office:value="2.09201" calcext:value-type="float">
            <text:p>2.09201</text:p>
          </table:table-cell>
          <table:table-cell office:value-type="float" office:value="6.614999" calcext:value-type="float">
            <text:p>6.614999</text:p>
          </table:table-cell>
          <table:table-cell/>
          <table:table-cell office:value-type="float" office:value="6.551978" calcext:value-type="float">
            <text:p>6.551978</text:p>
          </table:table-cell>
          <table:table-cell office:value-type="float" office:value="13.765058" calcext:value-type="float">
            <text:p>13.765058</text:p>
          </table:table-cell>
          <table:table-cell office:value-type="float" office:value="83444" calcext:value-type="float">
            <text:p>8344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825" calcext:value-type="float">
            <text:p>4468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3871" calcext:value-type="float">
            <text:p>-139.233871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3871" calcext:value-type="float">
            <text:p>-139.233871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675" calcext:value-type="float">
            <text:p>-139.23675</text:p>
          </table:table-cell>
          <table:table-cell office:value-type="float" office:value="2.096891" calcext:value-type="float">
            <text:p>2.096891</text:p>
          </table:table-cell>
          <table:table-cell/>
          <table:table-cell office:value-type="float" office:value="2.087596" calcext:value-type="float">
            <text:p>2.087596</text:p>
          </table:table-cell>
          <table:table-cell office:value-type="float" office:value="6.520721" calcext:value-type="float">
            <text:p>6.520721</text:p>
          </table:table-cell>
          <table:table-cell/>
          <table:table-cell office:value-type="float" office:value="6.583457" calcext:value-type="float">
            <text:p>6.583457</text:p>
          </table:table-cell>
          <table:table-cell office:value-type="float" office:value="16.320391" calcext:value-type="float">
            <text:p>16.320391</text:p>
          </table:table-cell>
          <table:table-cell office:value-type="float" office:value="83444" calcext:value-type="float">
            <text:p>8344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863" calcext:value-type="float">
            <text:p>446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75" calcext:value-type="float">
            <text:p>-139.23675</text:p>
          </table:table-cell>
          <table:table-cell office:value-type="float" office:value="-140.074" calcext:value-type="float">
            <text:p>-140.074</text:p>
          </table:table-cell>
          <table:table-cell office:value-type="float" office:value="-139.23675" calcext:value-type="float">
            <text:p>-139.23675</text:p>
          </table:table-cell>
          <table:table-cell office:value-type="float" office:value="-140.074" calcext:value-type="float">
            <text:p>-140.074</text:p>
          </table:table-cell>
          <table:table-cell office:value-type="float" office:value="-139.224633" calcext:value-type="float">
            <text:p>-139.224633</text:p>
          </table:table-cell>
          <table:table-cell office:value-type="float" office:value="2.083698" calcext:value-type="float">
            <text:p>2.083698</text:p>
          </table:table-cell>
          <table:table-cell/>
          <table:table-cell office:value-type="float" office:value="2.091973" calcext:value-type="float">
            <text:p>2.091973</text:p>
          </table:table-cell>
          <table:table-cell office:value-type="float" office:value="6.614892" calcext:value-type="float">
            <text:p>6.614892</text:p>
          </table:table-cell>
          <table:table-cell/>
          <table:table-cell office:value-type="float" office:value="6.55205" calcext:value-type="float">
            <text:p>6.55205</text:p>
          </table:table-cell>
          <table:table-cell office:value-type="float" office:value="13.756326" calcext:value-type="float">
            <text:p>13.756326</text:p>
          </table:table-cell>
          <table:table-cell office:value-type="float" office:value="83445" calcext:value-type="float">
            <text:p>8344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865" calcext:value-type="float">
            <text:p>4468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75" calcext:value-type="float">
            <text:p>-139.23675</text:p>
          </table:table-cell>
          <table:table-cell office:value-type="float" office:value="-138.227" calcext:value-type="float">
            <text:p>-138.227</text:p>
          </table:table-cell>
          <table:table-cell office:value-type="float" office:value="-139.23675" calcext:value-type="float">
            <text:p>-139.23675</text:p>
          </table:table-cell>
          <table:table-cell office:value-type="float" office:value="-138.227" calcext:value-type="float">
            <text:p>-138.227</text:p>
          </table:table-cell>
          <table:table-cell office:value-type="float" office:value="-139.236844" calcext:value-type="float">
            <text:p>-139.236844</text:p>
          </table:table-cell>
          <table:table-cell office:value-type="float" office:value="2.096969" calcext:value-type="float">
            <text:p>2.096969</text:p>
          </table:table-cell>
          <table:table-cell/>
          <table:table-cell office:value-type="float" office:value="2.087605" calcext:value-type="float">
            <text:p>2.087605</text:p>
          </table:table-cell>
          <table:table-cell office:value-type="float" office:value="6.520614" calcext:value-type="float">
            <text:p>6.520614</text:p>
          </table:table-cell>
          <table:table-cell/>
          <table:table-cell office:value-type="float" office:value="6.58344" calcext:value-type="float">
            <text:p>6.58344</text:p>
          </table:table-cell>
          <table:table-cell office:value-type="float" office:value="16.336534" calcext:value-type="float">
            <text:p>16.336534</text:p>
          </table:table-cell>
          <table:table-cell office:value-type="float" office:value="83445" calcext:value-type="float">
            <text:p>8344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883" calcext:value-type="float">
            <text:p>446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844" calcext:value-type="float">
            <text:p>-139.236844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36844" calcext:value-type="float">
            <text:p>-139.236844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24663" calcext:value-type="float">
            <text:p>-139.224663</text:p>
          </table:table-cell>
          <table:table-cell office:value-type="float" office:value="2.0837" calcext:value-type="float">
            <text:p>2.0837</text:p>
          </table:table-cell>
          <table:table-cell/>
          <table:table-cell office:value-type="float" office:value="2.092014" calcext:value-type="float">
            <text:p>2.092014</text:p>
          </table:table-cell>
          <table:table-cell office:value-type="float" office:value="6.614889" calcext:value-type="float">
            <text:p>6.614889</text:p>
          </table:table-cell>
          <table:table-cell/>
          <table:table-cell office:value-type="float" office:value="6.551987" calcext:value-type="float">
            <text:p>6.551987</text:p>
          </table:table-cell>
          <table:table-cell office:value-type="float" office:value="13.79048" calcext:value-type="float">
            <text:p>13.79048</text:p>
          </table:table-cell>
          <table:table-cell office:value-type="float" office:value="83447" calcext:value-type="float">
            <text:p>8344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885" calcext:value-type="float">
            <text:p>4468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844" calcext:value-type="float">
            <text:p>-139.236844</text:p>
          </table:table-cell>
          <table:table-cell office:value-type="float" office:value="-138.217" calcext:value-type="float">
            <text:p>-138.217</text:p>
          </table:table-cell>
          <table:table-cell office:value-type="float" office:value="-139.236844" calcext:value-type="float">
            <text:p>-139.236844</text:p>
          </table:table-cell>
          <table:table-cell office:value-type="float" office:value="-138.217" calcext:value-type="float">
            <text:p>-138.217</text:p>
          </table:table-cell>
          <table:table-cell office:value-type="float" office:value="-139.237191" calcext:value-type="float">
            <text:p>-139.237191</text:p>
          </table:table-cell>
          <table:table-cell office:value-type="float" office:value="2.096971" calcext:value-type="float">
            <text:p>2.096971</text:p>
          </table:table-cell>
          <table:table-cell/>
          <table:table-cell office:value-type="float" office:value="2.08762" calcext:value-type="float">
            <text:p>2.08762</text:p>
          </table:table-cell>
          <table:table-cell office:value-type="float" office:value="6.52061" calcext:value-type="float">
            <text:p>6.52061</text:p>
          </table:table-cell>
          <table:table-cell/>
          <table:table-cell office:value-type="float" office:value="6.583406" calcext:value-type="float">
            <text:p>6.583406</text:p>
          </table:table-cell>
          <table:table-cell office:value-type="float" office:value="16.351511" calcext:value-type="float">
            <text:p>16.351511</text:p>
          </table:table-cell>
          <table:table-cell office:value-type="float" office:value="83447" calcext:value-type="float">
            <text:p>8344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902" calcext:value-type="float">
            <text:p>4469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864" calcext:value-type="float">
            <text:p>-139.224864</text:p>
          </table:table-cell>
          <table:table-cell table:number-columns-repeated="2"/>
          <table:table-cell office:value-type="float" office:value="2.092019" calcext:value-type="float">
            <text:p>2.092019</text:p>
          </table:table-cell>
          <table:table-cell table:number-columns-repeated="2"/>
          <table:table-cell office:value-type="float" office:value="6.551968" calcext:value-type="float">
            <text:p>6.551968</text:p>
          </table:table-cell>
          <table:table-cell table:number-columns-repeated="3"/>
        </table:table-row>
        <table:table-row table:style-name="ro1">
          <table:table-cell office:value-type="float" office:value="446924" calcext:value-type="float">
            <text:p>4469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191" calcext:value-type="float">
            <text:p>-139.237191</text:p>
          </table:table-cell>
          <table:table-cell office:value-type="float" office:value="-140.094" calcext:value-type="float">
            <text:p>-140.094</text:p>
          </table:table-cell>
          <table:table-cell office:value-type="float" office:value="-139.237191" calcext:value-type="float">
            <text:p>-139.237191</text:p>
          </table:table-cell>
          <table:table-cell office:value-type="float" office:value="-140.094" calcext:value-type="float">
            <text:p>-140.094</text:p>
          </table:table-cell>
          <table:table-cell office:value-type="float" office:value="-139.224864" calcext:value-type="float">
            <text:p>-139.224864</text:p>
          </table:table-cell>
          <table:table-cell office:value-type="float" office:value="2.083706" calcext:value-type="float">
            <text:p>2.083706</text:p>
          </table:table-cell>
          <table:table-cell/>
          <table:table-cell office:value-type="float" office:value="2.092019" calcext:value-type="float">
            <text:p>2.092019</text:p>
          </table:table-cell>
          <table:table-cell office:value-type="float" office:value="6.614876" calcext:value-type="float">
            <text:p>6.614876</text:p>
          </table:table-cell>
          <table:table-cell/>
          <table:table-cell office:value-type="float" office:value="6.551968" calcext:value-type="float">
            <text:p>6.551968</text:p>
          </table:table-cell>
          <table:table-cell office:value-type="float" office:value="13.781153" calcext:value-type="float">
            <text:p>13.781153</text:p>
          </table:table-cell>
          <table:table-cell office:value-type="float" office:value="83449" calcext:value-type="float">
            <text:p>8344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925" calcext:value-type="float">
            <text:p>4469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191" calcext:value-type="float">
            <text:p>-139.237191</text:p>
          </table:table-cell>
          <table:table-cell office:value-type="float" office:value="-138.216" calcext:value-type="float">
            <text:p>-138.216</text:p>
          </table:table-cell>
          <table:table-cell office:value-type="float" office:value="-139.237191" calcext:value-type="float">
            <text:p>-139.237191</text:p>
          </table:table-cell>
          <table:table-cell office:value-type="float" office:value="-138.216" calcext:value-type="float">
            <text:p>-138.216</text:p>
          </table:table-cell>
          <table:table-cell office:value-type="float" office:value="-139.237297" calcext:value-type="float">
            <text:p>-139.237297</text:p>
          </table:table-cell>
          <table:table-cell office:value-type="float" office:value="2.098904" calcext:value-type="float">
            <text:p>2.098904</text:p>
          </table:table-cell>
          <table:table-cell/>
          <table:table-cell office:value-type="float" office:value="2.087628" calcext:value-type="float">
            <text:p>2.087628</text:p>
          </table:table-cell>
          <table:table-cell office:value-type="float" office:value="6.522256" calcext:value-type="float">
            <text:p>6.522256</text:p>
          </table:table-cell>
          <table:table-cell/>
          <table:table-cell office:value-type="float" office:value="6.58339" calcext:value-type="float">
            <text:p>6.58339</text:p>
          </table:table-cell>
          <table:table-cell office:value-type="float" office:value="16.375883" calcext:value-type="float">
            <text:p>16.375883</text:p>
          </table:table-cell>
          <table:table-cell office:value-type="float" office:value="83449" calcext:value-type="float">
            <text:p>83449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6943" calcext:value-type="float">
            <text:p>4469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2227" calcext:value-type="float">
            <text:p>-139.222227</text:p>
          </table:table-cell>
          <table:table-cell table:number-columns-repeated="2"/>
          <table:table-cell office:value-type="float" office:value="2.092997" calcext:value-type="float">
            <text:p>2.092997</text:p>
          </table:table-cell>
          <table:table-cell table:number-columns-repeated="2"/>
          <table:table-cell office:value-type="float" office:value="6.552774" calcext:value-type="float">
            <text:p>6.552774</text:p>
          </table:table-cell>
          <table:table-cell table:number-columns-repeated="3"/>
        </table:table-row>
        <table:table-row table:style-name="ro1">
          <table:table-cell office:value-type="float" office:value="446963" calcext:value-type="float">
            <text:p>446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297" calcext:value-type="float">
            <text:p>-139.237297</text:p>
          </table:table-cell>
          <table:table-cell office:value-type="float" office:value="-140.117" calcext:value-type="float">
            <text:p>-140.117</text:p>
          </table:table-cell>
          <table:table-cell office:value-type="float" office:value="-139.237297" calcext:value-type="float">
            <text:p>-139.237297</text:p>
          </table:table-cell>
          <table:table-cell office:value-type="float" office:value="-140.117" calcext:value-type="float">
            <text:p>-140.117</text:p>
          </table:table-cell>
          <table:table-cell office:value-type="float" office:value="-139.224974" calcext:value-type="float">
            <text:p>-139.224974</text:p>
          </table:table-cell>
          <table:table-cell office:value-type="float" office:value="2.083708" calcext:value-type="float">
            <text:p>2.083708</text:p>
          </table:table-cell>
          <table:table-cell/>
          <table:table-cell office:value-type="float" office:value="2.092997" calcext:value-type="float">
            <text:p>2.092997</text:p>
          </table:table-cell>
          <table:table-cell office:value-type="float" office:value="6.614872" calcext:value-type="float">
            <text:p>6.614872</text:p>
          </table:table-cell>
          <table:table-cell/>
          <table:table-cell office:value-type="float" office:value="6.552774" calcext:value-type="float">
            <text:p>6.552774</text:p>
          </table:table-cell>
          <table:table-cell office:value-type="float" office:value="13.810214" calcext:value-type="float">
            <text:p>13.810214</text:p>
          </table:table-cell>
          <table:table-cell office:value-type="float" office:value="83450" calcext:value-type="float">
            <text:p>8345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6964" calcext:value-type="float">
            <text:p>4469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297" calcext:value-type="float">
            <text:p>-139.237297</text:p>
          </table:table-cell>
          <table:table-cell office:value-type="float" office:value="-138.175" calcext:value-type="float">
            <text:p>-138.175</text:p>
          </table:table-cell>
          <table:table-cell office:value-type="float" office:value="-139.237297" calcext:value-type="float">
            <text:p>-139.237297</text:p>
          </table:table-cell>
          <table:table-cell office:value-type="float" office:value="-138.175" calcext:value-type="float">
            <text:p>-138.175</text:p>
          </table:table-cell>
          <table:table-cell office:value-type="float" office:value="-139.237708" calcext:value-type="float">
            <text:p>-139.237708</text:p>
          </table:table-cell>
          <table:table-cell office:value-type="float" office:value="2.096983" calcext:value-type="float">
            <text:p>2.096983</text:p>
          </table:table-cell>
          <table:table-cell/>
          <table:table-cell office:value-type="float" office:value="2.088114" calcext:value-type="float">
            <text:p>2.088114</text:p>
          </table:table-cell>
          <table:table-cell office:value-type="float" office:value="6.520594" calcext:value-type="float">
            <text:p>6.520594</text:p>
          </table:table-cell>
          <table:table-cell/>
          <table:table-cell office:value-type="float" office:value="6.583787" calcext:value-type="float">
            <text:p>6.583787</text:p>
          </table:table-cell>
          <table:table-cell office:value-type="float" office:value="16.414504" calcext:value-type="float">
            <text:p>16.414504</text:p>
          </table:table-cell>
          <table:table-cell office:value-type="float" office:value="83450" calcext:value-type="float">
            <text:p>8345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6983" calcext:value-type="float">
            <text:p>446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708" calcext:value-type="float">
            <text:p>-139.237708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37708" calcext:value-type="float">
            <text:p>-139.237708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24915" calcext:value-type="float">
            <text:p>-139.224915</text:p>
          </table:table-cell>
          <table:table-cell office:value-type="float" office:value="2.08564" calcext:value-type="float">
            <text:p>2.08564</text:p>
          </table:table-cell>
          <table:table-cell/>
          <table:table-cell office:value-type="float" office:value="2.092259" calcext:value-type="float">
            <text:p>2.092259</text:p>
          </table:table-cell>
          <table:table-cell office:value-type="float" office:value="6.616515" calcext:value-type="float">
            <text:p>6.616515</text:p>
          </table:table-cell>
          <table:table-cell/>
          <table:table-cell office:value-type="float" office:value="6.55215" calcext:value-type="float">
            <text:p>6.55215</text:p>
          </table:table-cell>
          <table:table-cell office:value-type="float" office:value="13.812148" calcext:value-type="float">
            <text:p>13.812148</text:p>
          </table:table-cell>
          <table:table-cell office:value-type="float" office:value="83452" calcext:value-type="float">
            <text:p>83452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6984" calcext:value-type="float">
            <text:p>4469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708" calcext:value-type="float">
            <text:p>-139.237708</text:p>
          </table:table-cell>
          <table:table-cell office:value-type="float" office:value="-138.164" calcext:value-type="float">
            <text:p>-138.164</text:p>
          </table:table-cell>
          <table:table-cell office:value-type="float" office:value="-139.237708" calcext:value-type="float">
            <text:p>-139.237708</text:p>
          </table:table-cell>
          <table:table-cell office:value-type="float" office:value="-138.164" calcext:value-type="float">
            <text:p>-138.164</text:p>
          </table:table-cell>
          <table:table-cell office:value-type="float" office:value="-139.237447" calcext:value-type="float">
            <text:p>-139.237447</text:p>
          </table:table-cell>
          <table:table-cell office:value-type="float" office:value="2.096994" calcext:value-type="float">
            <text:p>2.096994</text:p>
          </table:table-cell>
          <table:table-cell/>
          <table:table-cell office:value-type="float" office:value="2.088706" calcext:value-type="float">
            <text:p>2.088706</text:p>
          </table:table-cell>
          <table:table-cell office:value-type="float" office:value="6.520578" calcext:value-type="float">
            <text:p>6.520578</text:p>
          </table:table-cell>
          <table:table-cell/>
          <table:table-cell office:value-type="float" office:value="6.584307" calcext:value-type="float">
            <text:p>6.584307</text:p>
          </table:table-cell>
          <table:table-cell office:value-type="float" office:value="16.431436" calcext:value-type="float">
            <text:p>16.431436</text:p>
          </table:table-cell>
          <table:table-cell office:value-type="float" office:value="83452" calcext:value-type="float">
            <text:p>8345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002" calcext:value-type="float">
            <text:p>4470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548" calcext:value-type="float">
            <text:p>-139.224548</text:p>
          </table:table-cell>
          <table:table-cell table:number-columns-repeated="2"/>
          <table:table-cell office:value-type="float" office:value="2.092556" calcext:value-type="float">
            <text:p>2.092556</text:p>
          </table:table-cell>
          <table:table-cell table:number-columns-repeated="2"/>
          <table:table-cell office:value-type="float" office:value="6.552405" calcext:value-type="float">
            <text:p>6.552405</text:p>
          </table:table-cell>
          <table:table-cell table:number-columns-repeated="3"/>
        </table:table-row>
        <table:table-row table:style-name="ro1">
          <table:table-cell office:value-type="float" office:value="447023" calcext:value-type="float">
            <text:p>4470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447" calcext:value-type="float">
            <text:p>-139.237447</text:p>
          </table:table-cell>
          <table:table-cell office:value-type="float" office:value="-140.094" calcext:value-type="float">
            <text:p>-140.094</text:p>
          </table:table-cell>
          <table:table-cell office:value-type="float" office:value="-139.237447" calcext:value-type="float">
            <text:p>-139.237447</text:p>
          </table:table-cell>
          <table:table-cell office:value-type="float" office:value="-140.094" calcext:value-type="float">
            <text:p>-140.094</text:p>
          </table:table-cell>
          <table:table-cell office:value-type="float" office:value="-139.224548" calcext:value-type="float">
            <text:p>-139.224548</text:p>
          </table:table-cell>
          <table:table-cell office:value-type="float" office:value="2.083711" calcext:value-type="float">
            <text:p>2.083711</text:p>
          </table:table-cell>
          <table:table-cell/>
          <table:table-cell office:value-type="float" office:value="2.092556" calcext:value-type="float">
            <text:p>2.092556</text:p>
          </table:table-cell>
          <table:table-cell office:value-type="float" office:value="6.614866" calcext:value-type="float">
            <text:p>6.614866</text:p>
          </table:table-cell>
          <table:table-cell/>
          <table:table-cell office:value-type="float" office:value="6.552405" calcext:value-type="float">
            <text:p>6.552405</text:p>
          </table:table-cell>
          <table:table-cell office:value-type="float" office:value="13.780829" calcext:value-type="float">
            <text:p>13.780829</text:p>
          </table:table-cell>
          <table:table-cell office:value-type="float" office:value="83454" calcext:value-type="float">
            <text:p>8345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024" calcext:value-type="float">
            <text:p>4470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447" calcext:value-type="float">
            <text:p>-139.23744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7447" calcext:value-type="float">
            <text:p>-139.23744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6986" calcext:value-type="float">
            <text:p>-139.236986</text:p>
          </table:table-cell>
          <table:table-cell office:value-type="float" office:value="2.096987" calcext:value-type="float">
            <text:p>2.096987</text:p>
          </table:table-cell>
          <table:table-cell/>
          <table:table-cell office:value-type="float" office:value="2.0879" calcext:value-type="float">
            <text:p>2.0879</text:p>
          </table:table-cell>
          <table:table-cell office:value-type="float" office:value="6.520588" calcext:value-type="float">
            <text:p>6.520588</text:p>
          </table:table-cell>
          <table:table-cell/>
          <table:table-cell office:value-type="float" office:value="6.583602" calcext:value-type="float">
            <text:p>6.583602</text:p>
          </table:table-cell>
          <table:table-cell office:value-type="float" office:value="16.339051" calcext:value-type="float">
            <text:p>16.339051</text:p>
          </table:table-cell>
          <table:table-cell office:value-type="float" office:value="83454" calcext:value-type="float">
            <text:p>8345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043" calcext:value-type="float">
            <text:p>4470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761" calcext:value-type="float">
            <text:p>-139.224761</text:p>
          </table:table-cell>
          <table:table-cell table:number-columns-repeated="2"/>
          <table:table-cell office:value-type="float" office:value="2.092169" calcext:value-type="float">
            <text:p>2.092169</text:p>
          </table:table-cell>
          <table:table-cell table:number-columns-repeated="2"/>
          <table:table-cell office:value-type="float" office:value="6.552056" calcext:value-type="float">
            <text:p>6.552056</text:p>
          </table:table-cell>
          <table:table-cell table:number-columns-repeated="3"/>
        </table:table-row>
        <table:table-row table:style-name="ro1">
          <table:table-cell office:value-type="float" office:value="447063" calcext:value-type="float">
            <text:p>4470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986" calcext:value-type="float">
            <text:p>-139.236986</text:p>
          </table:table-cell>
          <table:table-cell office:value-type="float" office:value="-140.094" calcext:value-type="float">
            <text:p>-140.094</text:p>
          </table:table-cell>
          <table:table-cell office:value-type="float" office:value="-139.236986" calcext:value-type="float">
            <text:p>-139.236986</text:p>
          </table:table-cell>
          <table:table-cell office:value-type="float" office:value="-140.094" calcext:value-type="float">
            <text:p>-140.094</text:p>
          </table:table-cell>
          <table:table-cell office:value-type="float" office:value="-139.224761" calcext:value-type="float">
            <text:p>-139.224761</text:p>
          </table:table-cell>
          <table:table-cell office:value-type="float" office:value="2.083702" calcext:value-type="float">
            <text:p>2.083702</text:p>
          </table:table-cell>
          <table:table-cell/>
          <table:table-cell office:value-type="float" office:value="2.092169" calcext:value-type="float">
            <text:p>2.092169</text:p>
          </table:table-cell>
          <table:table-cell office:value-type="float" office:value="6.614883" calcext:value-type="float">
            <text:p>6.614883</text:p>
          </table:table-cell>
          <table:table-cell/>
          <table:table-cell office:value-type="float" office:value="6.552056" calcext:value-type="float">
            <text:p>6.552056</text:p>
          </table:table-cell>
          <table:table-cell office:value-type="float" office:value="13.781413" calcext:value-type="float">
            <text:p>13.781413</text:p>
          </table:table-cell>
          <table:table-cell office:value-type="float" office:value="83456" calcext:value-type="float">
            <text:p>8345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064" calcext:value-type="float">
            <text:p>4470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986" calcext:value-type="float">
            <text:p>-139.236986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6986" calcext:value-type="float">
            <text:p>-139.236986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7195" calcext:value-type="float">
            <text:p>-139.237195</text:p>
          </table:table-cell>
          <table:table-cell office:value-type="float" office:value="2.096975" calcext:value-type="float">
            <text:p>2.096975</text:p>
          </table:table-cell>
          <table:table-cell/>
          <table:table-cell office:value-type="float" office:value="2.087701" calcext:value-type="float">
            <text:p>2.087701</text:p>
          </table:table-cell>
          <table:table-cell office:value-type="float" office:value="6.520605" calcext:value-type="float">
            <text:p>6.520605</text:p>
          </table:table-cell>
          <table:table-cell/>
          <table:table-cell office:value-type="float" office:value="6.583438" calcext:value-type="float">
            <text:p>6.583438</text:p>
          </table:table-cell>
          <table:table-cell office:value-type="float" office:value="16.338368" calcext:value-type="float">
            <text:p>16.338368</text:p>
          </table:table-cell>
          <table:table-cell office:value-type="float" office:value="83456" calcext:value-type="float">
            <text:p>8345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084" calcext:value-type="float">
            <text:p>4470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195" calcext:value-type="float">
            <text:p>-139.237195</text:p>
          </table:table-cell>
          <table:table-cell office:value-type="float" office:value="-140.106" calcext:value-type="float">
            <text:p>-140.106</text:p>
          </table:table-cell>
          <table:table-cell office:value-type="float" office:value="-139.237195" calcext:value-type="float">
            <text:p>-139.237195</text:p>
          </table:table-cell>
          <table:table-cell office:value-type="float" office:value="-140.106" calcext:value-type="float">
            <text:p>-140.106</text:p>
          </table:table-cell>
          <table:table-cell office:value-type="float" office:value="-139.224966" calcext:value-type="float">
            <text:p>-139.224966</text:p>
          </table:table-cell>
          <table:table-cell office:value-type="float" office:value="2.08563" calcext:value-type="float">
            <text:p>2.08563</text:p>
          </table:table-cell>
          <table:table-cell/>
          <table:table-cell office:value-type="float" office:value="2.092064" calcext:value-type="float">
            <text:p>2.092064</text:p>
          </table:table-cell>
          <table:table-cell office:value-type="float" office:value="6.616534" calcext:value-type="float">
            <text:p>6.616534</text:p>
          </table:table-cell>
          <table:table-cell/>
          <table:table-cell office:value-type="float" office:value="6.551982" calcext:value-type="float">
            <text:p>6.551982</text:p>
          </table:table-cell>
          <table:table-cell office:value-type="float" office:value="13.817886" calcext:value-type="float">
            <text:p>13.817886</text:p>
          </table:table-cell>
          <table:table-cell office:value-type="float" office:value="83457" calcext:value-type="float">
            <text:p>83457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085" calcext:value-type="float">
            <text:p>4470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195" calcext:value-type="float">
            <text:p>-139.237195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37195" calcext:value-type="float">
            <text:p>-139.237195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37537" calcext:value-type="float">
            <text:p>-139.237537</text:p>
          </table:table-cell>
          <table:table-cell office:value-type="float" office:value="2.096981" calcext:value-type="float">
            <text:p>2.096981</text:p>
          </table:table-cell>
          <table:table-cell/>
          <table:table-cell office:value-type="float" office:value="2.088602" calcext:value-type="float">
            <text:p>2.088602</text:p>
          </table:table-cell>
          <table:table-cell office:value-type="float" office:value="6.520597" calcext:value-type="float">
            <text:p>6.520597</text:p>
          </table:table-cell>
          <table:table-cell/>
          <table:table-cell office:value-type="float" office:value="6.584233" calcext:value-type="float">
            <text:p>6.584233</text:p>
          </table:table-cell>
          <table:table-cell office:value-type="float" office:value="16.329775" calcext:value-type="float">
            <text:p>16.329775</text:p>
          </table:table-cell>
          <table:table-cell office:value-type="float" office:value="83457" calcext:value-type="float">
            <text:p>8345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103" calcext:value-type="float">
            <text:p>4471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537" calcext:value-type="float">
            <text:p>-139.22537</text:p>
          </table:table-cell>
          <table:table-cell table:number-columns-repeated="2"/>
          <table:table-cell office:value-type="float" office:value="2.092516" calcext:value-type="float">
            <text:p>2.092516</text:p>
          </table:table-cell>
          <table:table-cell table:number-columns-repeated="2"/>
          <table:table-cell office:value-type="float" office:value="6.55238" calcext:value-type="float">
            <text:p>6.55238</text:p>
          </table:table-cell>
          <table:table-cell table:number-columns-repeated="3"/>
        </table:table-row>
        <table:table-row table:style-name="ro1">
          <table:table-cell office:value-type="float" office:value="447123" calcext:value-type="float">
            <text:p>4471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537" calcext:value-type="float">
            <text:p>-139.237537</text:p>
          </table:table-cell>
          <table:table-cell office:value-type="float" office:value="-140.145" calcext:value-type="float">
            <text:p>-140.145</text:p>
          </table:table-cell>
          <table:table-cell office:value-type="float" office:value="-139.237537" calcext:value-type="float">
            <text:p>-139.237537</text:p>
          </table:table-cell>
          <table:table-cell office:value-type="float" office:value="-140.145" calcext:value-type="float">
            <text:p>-140.145</text:p>
          </table:table-cell>
          <table:table-cell office:value-type="float" office:value="-139.22537" calcext:value-type="float">
            <text:p>-139.22537</text:p>
          </table:table-cell>
          <table:table-cell office:value-type="float" office:value="2.085636" calcext:value-type="float">
            <text:p>2.085636</text:p>
          </table:table-cell>
          <table:table-cell/>
          <table:table-cell office:value-type="float" office:value="2.092516" calcext:value-type="float">
            <text:p>2.092516</text:p>
          </table:table-cell>
          <table:table-cell office:value-type="float" office:value="6.616521" calcext:value-type="float">
            <text:p>6.616521</text:p>
          </table:table-cell>
          <table:table-cell/>
          <table:table-cell office:value-type="float" office:value="6.55238" calcext:value-type="float">
            <text:p>6.55238</text:p>
          </table:table-cell>
          <table:table-cell office:value-type="float" office:value="13.867033" calcext:value-type="float">
            <text:p>13.867033</text:p>
          </table:table-cell>
          <table:table-cell office:value-type="float" office:value="83459" calcext:value-type="float">
            <text:p>83459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124" calcext:value-type="float">
            <text:p>4471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537" calcext:value-type="float">
            <text:p>-139.23753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7537" calcext:value-type="float">
            <text:p>-139.23753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38445" calcext:value-type="float">
            <text:p>-139.238445</text:p>
          </table:table-cell>
          <table:table-cell office:value-type="float" office:value="2.09699" calcext:value-type="float">
            <text:p>2.09699</text:p>
          </table:table-cell>
          <table:table-cell/>
          <table:table-cell office:value-type="float" office:value="2.088822" calcext:value-type="float">
            <text:p>2.088822</text:p>
          </table:table-cell>
          <table:table-cell office:value-type="float" office:value="6.520585" calcext:value-type="float">
            <text:p>6.520585</text:p>
          </table:table-cell>
          <table:table-cell/>
          <table:table-cell office:value-type="float" office:value="6.584423" calcext:value-type="float">
            <text:p>6.584423</text:p>
          </table:table-cell>
          <table:table-cell office:value-type="float" office:value="16.339185" calcext:value-type="float">
            <text:p>16.339185</text:p>
          </table:table-cell>
          <table:table-cell office:value-type="float" office:value="83459" calcext:value-type="float">
            <text:p>8345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143" calcext:value-type="float">
            <text:p>4471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202" calcext:value-type="float">
            <text:p>-139.226202</text:p>
          </table:table-cell>
          <table:table-cell table:number-columns-repeated="2"/>
          <table:table-cell office:value-type="float" office:value="2.092627" calcext:value-type="float">
            <text:p>2.092627</text:p>
          </table:table-cell>
          <table:table-cell table:number-columns-repeated="2"/>
          <table:table-cell office:value-type="float" office:value="6.552469" calcext:value-type="float">
            <text:p>6.552469</text:p>
          </table:table-cell>
          <table:table-cell table:number-columns-repeated="3"/>
        </table:table-row>
        <table:table-row table:style-name="ro1">
          <table:table-cell office:value-type="float" office:value="447163" calcext:value-type="float">
            <text:p>447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445" calcext:value-type="float">
            <text:p>-139.238445</text:p>
          </table:table-cell>
          <table:table-cell office:value-type="float" office:value="-140.168" calcext:value-type="float">
            <text:p>-140.168</text:p>
          </table:table-cell>
          <table:table-cell office:value-type="float" office:value="-139.238445" calcext:value-type="float">
            <text:p>-139.238445</text:p>
          </table:table-cell>
          <table:table-cell office:value-type="float" office:value="-140.168" calcext:value-type="float">
            <text:p>-140.168</text:p>
          </table:table-cell>
          <table:table-cell office:value-type="float" office:value="-139.226202" calcext:value-type="float">
            <text:p>-139.226202</text:p>
          </table:table-cell>
          <table:table-cell office:value-type="float" office:value="2.087577" calcext:value-type="float">
            <text:p>2.087577</text:p>
          </table:table-cell>
          <table:table-cell/>
          <table:table-cell office:value-type="float" office:value="2.092627" calcext:value-type="float">
            <text:p>2.092627</text:p>
          </table:table-cell>
          <table:table-cell office:value-type="float" office:value="6.618146" calcext:value-type="float">
            <text:p>6.618146</text:p>
          </table:table-cell>
          <table:table-cell/>
          <table:table-cell office:value-type="float" office:value="6.552469" calcext:value-type="float">
            <text:p>6.552469</text:p>
          </table:table-cell>
          <table:table-cell office:value-type="float" office:value="13.916746" calcext:value-type="float">
            <text:p>13.916746</text:p>
          </table:table-cell>
          <table:table-cell office:value-type="float" office:value="83461" calcext:value-type="float">
            <text:p>83461</text:p>
          </table:table-cell>
          <table:table-cell office:value-type="float" office:value="1.966641" calcext:value-type="float">
            <text:p>1.966641</text:p>
          </table:table-cell>
        </table:table-row>
        <table:table-row table:style-name="ro1">
          <table:table-cell office:value-type="float" office:value="447165" calcext:value-type="float">
            <text:p>4471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445" calcext:value-type="float">
            <text:p>-139.238445</text:p>
          </table:table-cell>
          <table:table-cell office:value-type="float" office:value="-138.196" calcext:value-type="float">
            <text:p>-138.196</text:p>
          </table:table-cell>
          <table:table-cell office:value-type="float" office:value="-139.238445" calcext:value-type="float">
            <text:p>-139.238445</text:p>
          </table:table-cell>
          <table:table-cell office:value-type="float" office:value="-138.196" calcext:value-type="float">
            <text:p>-138.196</text:p>
          </table:table-cell>
          <table:table-cell office:value-type="float" office:value="-139.239545" calcext:value-type="float">
            <text:p>-139.239545</text:p>
          </table:table-cell>
          <table:table-cell office:value-type="float" office:value="2.097014" calcext:value-type="float">
            <text:p>2.097014</text:p>
          </table:table-cell>
          <table:table-cell/>
          <table:table-cell office:value-type="float" office:value="2.089836" calcext:value-type="float">
            <text:p>2.089836</text:p>
          </table:table-cell>
          <table:table-cell office:value-type="float" office:value="6.520551" calcext:value-type="float">
            <text:p>6.520551</text:p>
          </table:table-cell>
          <table:table-cell/>
          <table:table-cell office:value-type="float" office:value="6.585286" calcext:value-type="float">
            <text:p>6.585286</text:p>
          </table:table-cell>
          <table:table-cell office:value-type="float" office:value="16.385048" calcext:value-type="float">
            <text:p>16.385048</text:p>
          </table:table-cell>
          <table:table-cell office:value-type="float" office:value="83461" calcext:value-type="float">
            <text:p>8346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183" calcext:value-type="float">
            <text:p>4471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961" calcext:value-type="float">
            <text:p>-139.226961</text:p>
          </table:table-cell>
          <table:table-cell table:number-columns-repeated="2"/>
          <table:table-cell office:value-type="float" office:value="2.093134" calcext:value-type="float">
            <text:p>2.093134</text:p>
          </table:table-cell>
          <table:table-cell table:number-columns-repeated="2"/>
          <table:table-cell office:value-type="float" office:value="6.552887" calcext:value-type="float">
            <text:p>6.552887</text:p>
          </table:table-cell>
          <table:table-cell table:number-columns-repeated="3"/>
        </table:table-row>
        <table:table-row table:style-name="ro1">
          <table:table-cell office:value-type="float" office:value="447203" calcext:value-type="float">
            <text:p>4472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545" calcext:value-type="float">
            <text:p>-139.239545</text:p>
          </table:table-cell>
          <table:table-cell office:value-type="float" office:value="-140.147" calcext:value-type="float">
            <text:p>-140.147</text:p>
          </table:table-cell>
          <table:table-cell office:value-type="float" office:value="-139.239545" calcext:value-type="float">
            <text:p>-139.239545</text:p>
          </table:table-cell>
          <table:table-cell office:value-type="float" office:value="-140.147" calcext:value-type="float">
            <text:p>-140.147</text:p>
          </table:table-cell>
          <table:table-cell office:value-type="float" office:value="-139.226961" calcext:value-type="float">
            <text:p>-139.226961</text:p>
          </table:table-cell>
          <table:table-cell office:value-type="float" office:value="2.085674" calcext:value-type="float">
            <text:p>2.085674</text:p>
          </table:table-cell>
          <table:table-cell/>
          <table:table-cell office:value-type="float" office:value="2.093134" calcext:value-type="float">
            <text:p>2.093134</text:p>
          </table:table-cell>
          <table:table-cell office:value-type="float" office:value="6.616447" calcext:value-type="float">
            <text:p>6.616447</text:p>
          </table:table-cell>
          <table:table-cell/>
          <table:table-cell office:value-type="float" office:value="6.552887" calcext:value-type="float">
            <text:p>6.552887</text:p>
          </table:table-cell>
          <table:table-cell office:value-type="float" office:value="13.867022" calcext:value-type="float">
            <text:p>13.867022</text:p>
          </table:table-cell>
          <table:table-cell office:value-type="float" office:value="83462" calcext:value-type="float">
            <text:p>83462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205" calcext:value-type="float">
            <text:p>4472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545" calcext:value-type="float">
            <text:p>-139.239545</text:p>
          </table:table-cell>
          <table:table-cell office:value-type="float" office:value="-138.169" calcext:value-type="float">
            <text:p>-138.169</text:p>
          </table:table-cell>
          <table:table-cell office:value-type="float" office:value="-139.239545" calcext:value-type="float">
            <text:p>-139.239545</text:p>
          </table:table-cell>
          <table:table-cell office:value-type="float" office:value="-138.169" calcext:value-type="float">
            <text:p>-138.169</text:p>
          </table:table-cell>
          <table:table-cell office:value-type="float" office:value="-139.240042" calcext:value-type="float">
            <text:p>-139.240042</text:p>
          </table:table-cell>
          <table:table-cell office:value-type="float" office:value="2.097044" calcext:value-type="float">
            <text:p>2.097044</text:p>
          </table:table-cell>
          <table:table-cell/>
          <table:table-cell office:value-type="float" office:value="2.089152" calcext:value-type="float">
            <text:p>2.089152</text:p>
          </table:table-cell>
          <table:table-cell office:value-type="float" office:value="6.52051" calcext:value-type="float">
            <text:p>6.52051</text:p>
          </table:table-cell>
          <table:table-cell/>
          <table:table-cell office:value-type="float" office:value="6.584637" calcext:value-type="float">
            <text:p>6.584637</text:p>
          </table:table-cell>
          <table:table-cell office:value-type="float" office:value="16.426743" calcext:value-type="float">
            <text:p>16.426743</text:p>
          </table:table-cell>
          <table:table-cell office:value-type="float" office:value="83462" calcext:value-type="float">
            <text:p>8346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243" calcext:value-type="float">
            <text:p>447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042" calcext:value-type="float">
            <text:p>-139.240042</text:p>
          </table:table-cell>
          <table:table-cell office:value-type="float" office:value="-140.088" calcext:value-type="float">
            <text:p>-140.088</text:p>
          </table:table-cell>
          <table:table-cell office:value-type="float" office:value="-139.240042" calcext:value-type="float">
            <text:p>-139.240042</text:p>
          </table:table-cell>
          <table:table-cell office:value-type="float" office:value="-140.088" calcext:value-type="float">
            <text:p>-140.088</text:p>
          </table:table-cell>
          <table:table-cell office:value-type="float" office:value="-139.227158" calcext:value-type="float">
            <text:p>-139.227158</text:p>
          </table:table-cell>
          <table:table-cell office:value-type="float" office:value="2.083759" calcext:value-type="float">
            <text:p>2.083759</text:p>
          </table:table-cell>
          <table:table-cell/>
          <table:table-cell office:value-type="float" office:value="2.092802" calcext:value-type="float">
            <text:p>2.092802</text:p>
          </table:table-cell>
          <table:table-cell office:value-type="float" office:value="6.61477" calcext:value-type="float">
            <text:p>6.61477</text:p>
          </table:table-cell>
          <table:table-cell/>
          <table:table-cell office:value-type="float" office:value="6.552538" calcext:value-type="float">
            <text:p>6.552538</text:p>
          </table:table-cell>
          <table:table-cell office:value-type="float" office:value="13.769918" calcext:value-type="float">
            <text:p>13.769918</text:p>
          </table:table-cell>
          <table:table-cell office:value-type="float" office:value="83464" calcext:value-type="float">
            <text:p>8346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245" calcext:value-type="float">
            <text:p>4472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042" calcext:value-type="float">
            <text:p>-139.240042</text:p>
          </table:table-cell>
          <table:table-cell office:value-type="float" office:value="-138.212" calcext:value-type="float">
            <text:p>-138.212</text:p>
          </table:table-cell>
          <table:table-cell office:value-type="float" office:value="-139.240042" calcext:value-type="float">
            <text:p>-139.240042</text:p>
          </table:table-cell>
          <table:table-cell office:value-type="float" office:value="-138.212" calcext:value-type="float">
            <text:p>-138.212</text:p>
          </table:table-cell>
          <table:table-cell office:value-type="float" office:value="-139.239483" calcext:value-type="float">
            <text:p>-139.239483</text:p>
          </table:table-cell>
          <table:table-cell office:value-type="float" office:value="2.097057" calcext:value-type="float">
            <text:p>2.097057</text:p>
          </table:table-cell>
          <table:table-cell/>
          <table:table-cell office:value-type="float" office:value="2.08805" calcext:value-type="float">
            <text:p>2.08805</text:p>
          </table:table-cell>
          <table:table-cell office:value-type="float" office:value="6.520491" calcext:value-type="float">
            <text:p>6.520491</text:p>
          </table:table-cell>
          <table:table-cell/>
          <table:table-cell office:value-type="float" office:value="6.58362" calcext:value-type="float">
            <text:p>6.58362</text:p>
          </table:table-cell>
          <table:table-cell office:value-type="float" office:value="16.363676" calcext:value-type="float">
            <text:p>16.363676</text:p>
          </table:table-cell>
          <table:table-cell office:value-type="float" office:value="83464" calcext:value-type="float">
            <text:p>8346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263" calcext:value-type="float">
            <text:p>447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483" calcext:value-type="float">
            <text:p>-139.239483</text:p>
          </table:table-cell>
          <table:table-cell office:value-type="float" office:value="-140.144" calcext:value-type="float">
            <text:p>-140.144</text:p>
          </table:table-cell>
          <table:table-cell office:value-type="float" office:value="-139.239483" calcext:value-type="float">
            <text:p>-139.239483</text:p>
          </table:table-cell>
          <table:table-cell office:value-type="float" office:value="-140.144" calcext:value-type="float">
            <text:p>-140.144</text:p>
          </table:table-cell>
          <table:table-cell office:value-type="float" office:value="-139.227076" calcext:value-type="float">
            <text:p>-139.227076</text:p>
          </table:table-cell>
          <table:table-cell office:value-type="float" office:value="2.085673" calcext:value-type="float">
            <text:p>2.085673</text:p>
          </table:table-cell>
          <table:table-cell/>
          <table:table-cell office:value-type="float" office:value="2.092274" calcext:value-type="float">
            <text:p>2.092274</text:p>
          </table:table-cell>
          <table:table-cell office:value-type="float" office:value="6.616449" calcext:value-type="float">
            <text:p>6.616449</text:p>
          </table:table-cell>
          <table:table-cell/>
          <table:table-cell office:value-type="float" office:value="6.552017" calcext:value-type="float">
            <text:p>6.552017</text:p>
          </table:table-cell>
          <table:table-cell office:value-type="float" office:value="13.863288" calcext:value-type="float">
            <text:p>13.863288</text:p>
          </table:table-cell>
          <table:table-cell office:value-type="float" office:value="83466" calcext:value-type="float">
            <text:p>83466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265" calcext:value-type="float">
            <text:p>4472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483" calcext:value-type="float">
            <text:p>-139.239483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39483" calcext:value-type="float">
            <text:p>-139.239483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40116" calcext:value-type="float">
            <text:p>-139.240116</text:p>
          </table:table-cell>
          <table:table-cell office:value-type="float" office:value="2.097042" calcext:value-type="float">
            <text:p>2.097042</text:p>
          </table:table-cell>
          <table:table-cell/>
          <table:table-cell office:value-type="float" office:value="2.088719" calcext:value-type="float">
            <text:p>2.088719</text:p>
          </table:table-cell>
          <table:table-cell office:value-type="float" office:value="6.520512" calcext:value-type="float">
            <text:p>6.520512</text:p>
          </table:table-cell>
          <table:table-cell/>
          <table:table-cell office:value-type="float" office:value="6.584206" calcext:value-type="float">
            <text:p>6.584206</text:p>
          </table:table-cell>
          <table:table-cell office:value-type="float" office:value="16.330202" calcext:value-type="float">
            <text:p>16.330202</text:p>
          </table:table-cell>
          <table:table-cell office:value-type="float" office:value="83466" calcext:value-type="float">
            <text:p>8346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283" calcext:value-type="float">
            <text:p>4472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943" calcext:value-type="float">
            <text:p>-139.227943</text:p>
          </table:table-cell>
          <table:table-cell table:number-columns-repeated="2"/>
          <table:table-cell office:value-type="float" office:value="2.092604" calcext:value-type="float">
            <text:p>2.092604</text:p>
          </table:table-cell>
          <table:table-cell table:number-columns-repeated="2"/>
          <table:table-cell office:value-type="float" office:value="6.552324" calcext:value-type="float">
            <text:p>6.552324</text:p>
          </table:table-cell>
          <table:table-cell table:number-columns-repeated="3"/>
        </table:table-row>
        <table:table-row table:style-name="ro1">
          <table:table-cell office:value-type="float" office:value="447304" calcext:value-type="float">
            <text:p>4473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116" calcext:value-type="float">
            <text:p>-139.240116</text:p>
          </table:table-cell>
          <table:table-cell office:value-type="float" office:value="-140.109" calcext:value-type="float">
            <text:p>-140.109</text:p>
          </table:table-cell>
          <table:table-cell office:value-type="float" office:value="-139.240116" calcext:value-type="float">
            <text:p>-139.240116</text:p>
          </table:table-cell>
          <table:table-cell office:value-type="float" office:value="-140.109" calcext:value-type="float">
            <text:p>-140.109</text:p>
          </table:table-cell>
          <table:table-cell office:value-type="float" office:value="-139.227943" calcext:value-type="float">
            <text:p>-139.227943</text:p>
          </table:table-cell>
          <table:table-cell office:value-type="float" office:value="2.085685" calcext:value-type="float">
            <text:p>2.085685</text:p>
          </table:table-cell>
          <table:table-cell/>
          <table:table-cell office:value-type="float" office:value="2.092604" calcext:value-type="float">
            <text:p>2.092604</text:p>
          </table:table-cell>
          <table:table-cell office:value-type="float" office:value="6.616426" calcext:value-type="float">
            <text:p>6.616426</text:p>
          </table:table-cell>
          <table:table-cell/>
          <table:table-cell office:value-type="float" office:value="6.552324" calcext:value-type="float">
            <text:p>6.552324</text:p>
          </table:table-cell>
          <table:table-cell office:value-type="float" office:value="13.817986" calcext:value-type="float">
            <text:p>13.817986</text:p>
          </table:table-cell>
          <table:table-cell office:value-type="float" office:value="83468" calcext:value-type="float">
            <text:p>83468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305" calcext:value-type="float">
            <text:p>4473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116" calcext:value-type="float">
            <text:p>-139.240116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40116" calcext:value-type="float">
            <text:p>-139.240116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40513" calcext:value-type="float">
            <text:p>-139.240513</text:p>
          </table:table-cell>
          <table:table-cell office:value-type="float" office:value="2.097059" calcext:value-type="float">
            <text:p>2.097059</text:p>
          </table:table-cell>
          <table:table-cell/>
          <table:table-cell office:value-type="float" office:value="2.088902" calcext:value-type="float">
            <text:p>2.088902</text:p>
          </table:table-cell>
          <table:table-cell office:value-type="float" office:value="6.520489" calcext:value-type="float">
            <text:p>6.520489</text:p>
          </table:table-cell>
          <table:table-cell/>
          <table:table-cell office:value-type="float" office:value="6.584348" calcext:value-type="float">
            <text:p>6.584348</text:p>
          </table:table-cell>
          <table:table-cell office:value-type="float" office:value="16.369721" calcext:value-type="float">
            <text:p>16.369721</text:p>
          </table:table-cell>
          <table:table-cell office:value-type="float" office:value="83468" calcext:value-type="float">
            <text:p>8346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323" calcext:value-type="float">
            <text:p>4473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8051" calcext:value-type="float">
            <text:p>-139.228051</text:p>
          </table:table-cell>
          <table:table-cell table:number-columns-repeated="2"/>
          <table:table-cell office:value-type="float" office:value="2.092696" calcext:value-type="float">
            <text:p>2.092696</text:p>
          </table:table-cell>
          <table:table-cell table:number-columns-repeated="2"/>
          <table:table-cell office:value-type="float" office:value="6.552383" calcext:value-type="float">
            <text:p>6.552383</text:p>
          </table:table-cell>
          <table:table-cell table:number-columns-repeated="3"/>
        </table:table-row>
        <table:table-row table:style-name="ro1">
          <table:table-cell office:value-type="float" office:value="447343" calcext:value-type="float">
            <text:p>4473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513" calcext:value-type="float">
            <text:p>-139.240513</text:p>
          </table:table-cell>
          <table:table-cell office:value-type="float" office:value="-140.125" calcext:value-type="float">
            <text:p>-140.125</text:p>
          </table:table-cell>
          <table:table-cell office:value-type="float" office:value="-139.240513" calcext:value-type="float">
            <text:p>-139.240513</text:p>
          </table:table-cell>
          <table:table-cell office:value-type="float" office:value="-140.125" calcext:value-type="float">
            <text:p>-140.125</text:p>
          </table:table-cell>
          <table:table-cell office:value-type="float" office:value="-139.228051" calcext:value-type="float">
            <text:p>-139.228051</text:p>
          </table:table-cell>
          <table:table-cell office:value-type="float" office:value="2.085692" calcext:value-type="float">
            <text:p>2.085692</text:p>
          </table:table-cell>
          <table:table-cell/>
          <table:table-cell office:value-type="float" office:value="2.092696" calcext:value-type="float">
            <text:p>2.092696</text:p>
          </table:table-cell>
          <table:table-cell office:value-type="float" office:value="6.616411" calcext:value-type="float">
            <text:p>6.616411</text:p>
          </table:table-cell>
          <table:table-cell/>
          <table:table-cell office:value-type="float" office:value="6.552383" calcext:value-type="float">
            <text:p>6.552383</text:p>
          </table:table-cell>
          <table:table-cell office:value-type="float" office:value="13.837822" calcext:value-type="float">
            <text:p>13.837822</text:p>
          </table:table-cell>
          <table:table-cell office:value-type="float" office:value="83469" calcext:value-type="float">
            <text:p>83469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345" calcext:value-type="float">
            <text:p>4473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513" calcext:value-type="float">
            <text:p>-139.240513</text:p>
          </table:table-cell>
          <table:table-cell office:value-type="float" office:value="-138.221" calcext:value-type="float">
            <text:p>-138.221</text:p>
          </table:table-cell>
          <table:table-cell office:value-type="float" office:value="-139.240513" calcext:value-type="float">
            <text:p>-139.240513</text:p>
          </table:table-cell>
          <table:table-cell office:value-type="float" office:value="-138.221" calcext:value-type="float">
            <text:p>-138.221</text:p>
          </table:table-cell>
          <table:table-cell office:value-type="float" office:value="-139.24083" calcext:value-type="float">
            <text:p>-139.24083</text:p>
          </table:table-cell>
          <table:table-cell office:value-type="float" office:value="2.098994" calcext:value-type="float">
            <text:p>2.098994</text:p>
          </table:table-cell>
          <table:table-cell/>
          <table:table-cell office:value-type="float" office:value="2.088947" calcext:value-type="float">
            <text:p>2.088947</text:p>
          </table:table-cell>
          <table:table-cell office:value-type="float" office:value="6.522132" calcext:value-type="float">
            <text:p>6.522132</text:p>
          </table:table-cell>
          <table:table-cell/>
          <table:table-cell office:value-type="float" office:value="6.584369" calcext:value-type="float">
            <text:p>6.584369</text:p>
          </table:table-cell>
          <table:table-cell office:value-type="float" office:value="16.373391" calcext:value-type="float">
            <text:p>16.373391</text:p>
          </table:table-cell>
          <table:table-cell office:value-type="float" office:value="83469" calcext:value-type="float">
            <text:p>83469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7363" calcext:value-type="float">
            <text:p>447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83" calcext:value-type="float">
            <text:p>-139.24083</text:p>
          </table:table-cell>
          <table:table-cell office:value-type="float" office:value="-140.074" calcext:value-type="float">
            <text:p>-140.074</text:p>
          </table:table-cell>
          <table:table-cell office:value-type="float" office:value="-139.24083" calcext:value-type="float">
            <text:p>-139.24083</text:p>
          </table:table-cell>
          <table:table-cell office:value-type="float" office:value="-140.074" calcext:value-type="float">
            <text:p>-140.074</text:p>
          </table:table-cell>
          <table:table-cell office:value-type="float" office:value="-139.228523" calcext:value-type="float">
            <text:p>-139.228523</text:p>
          </table:table-cell>
          <table:table-cell office:value-type="float" office:value="2.083774" calcext:value-type="float">
            <text:p>2.083774</text:p>
          </table:table-cell>
          <table:table-cell/>
          <table:table-cell office:value-type="float" office:value="2.093697" calcext:value-type="float">
            <text:p>2.093697</text:p>
          </table:table-cell>
          <table:table-cell office:value-type="float" office:value="6.614741" calcext:value-type="float">
            <text:p>6.614741</text:p>
          </table:table-cell>
          <table:table-cell/>
          <table:table-cell office:value-type="float" office:value="6.553207" calcext:value-type="float">
            <text:p>6.553207</text:p>
          </table:table-cell>
          <table:table-cell office:value-type="float" office:value="13.751147" calcext:value-type="float">
            <text:p>13.751147</text:p>
          </table:table-cell>
          <table:table-cell office:value-type="float" office:value="83471" calcext:value-type="float">
            <text:p>8347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365" calcext:value-type="float">
            <text:p>4473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83" calcext:value-type="float">
            <text:p>-139.24083</text:p>
          </table:table-cell>
          <table:table-cell office:value-type="float" office:value="-138.198" calcext:value-type="float">
            <text:p>-138.198</text:p>
          </table:table-cell>
          <table:table-cell office:value-type="float" office:value="-139.24083" calcext:value-type="float">
            <text:p>-139.24083</text:p>
          </table:table-cell>
          <table:table-cell office:value-type="float" office:value="-138.198" calcext:value-type="float">
            <text:p>-138.198</text:p>
          </table:table-cell>
          <table:table-cell office:value-type="float" office:value="-139.240644" calcext:value-type="float">
            <text:p>-139.240644</text:p>
          </table:table-cell>
          <table:table-cell office:value-type="float" office:value="2.099002" calcext:value-type="float">
            <text:p>2.099002</text:p>
          </table:table-cell>
          <table:table-cell/>
          <table:table-cell office:value-type="float" office:value="2.088512" calcext:value-type="float">
            <text:p>2.088512</text:p>
          </table:table-cell>
          <table:table-cell office:value-type="float" office:value="6.52212" calcext:value-type="float">
            <text:p>6.52212</text:p>
          </table:table-cell>
          <table:table-cell/>
          <table:table-cell office:value-type="float" office:value="6.583938" calcext:value-type="float">
            <text:p>6.583938</text:p>
          </table:table-cell>
          <table:table-cell office:value-type="float" office:value="16.408035" calcext:value-type="float">
            <text:p>16.408035</text:p>
          </table:table-cell>
          <table:table-cell office:value-type="float" office:value="83471" calcext:value-type="float">
            <text:p>83471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7383" calcext:value-type="float">
            <text:p>4473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8088" calcext:value-type="float">
            <text:p>-139.228088</text:p>
          </table:table-cell>
          <table:table-cell table:number-columns-repeated="2"/>
          <table:table-cell office:value-type="float" office:value="2.093479" calcext:value-type="float">
            <text:p>2.093479</text:p>
          </table:table-cell>
          <table:table-cell table:number-columns-repeated="2"/>
          <table:table-cell office:value-type="float" office:value="6.552983" calcext:value-type="float">
            <text:p>6.552983</text:p>
          </table:table-cell>
          <table:table-cell table:number-columns-repeated="3"/>
        </table:table-row>
        <table:table-row table:style-name="ro1">
          <table:table-cell office:value-type="float" office:value="447403" calcext:value-type="float">
            <text:p>447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644" calcext:value-type="float">
            <text:p>-139.240644</text:p>
          </table:table-cell>
          <table:table-cell office:value-type="float" office:value="-140.107" calcext:value-type="float">
            <text:p>-140.107</text:p>
          </table:table-cell>
          <table:table-cell office:value-type="float" office:value="-139.240644" calcext:value-type="float">
            <text:p>-139.240644</text:p>
          </table:table-cell>
          <table:table-cell office:value-type="float" office:value="-140.107" calcext:value-type="float">
            <text:p>-140.107</text:p>
          </table:table-cell>
          <table:table-cell office:value-type="float" office:value="-139.228088" calcext:value-type="float">
            <text:p>-139.228088</text:p>
          </table:table-cell>
          <table:table-cell office:value-type="float" office:value="2.085694" calcext:value-type="float">
            <text:p>2.085694</text:p>
          </table:table-cell>
          <table:table-cell/>
          <table:table-cell office:value-type="float" office:value="2.093479" calcext:value-type="float">
            <text:p>2.093479</text:p>
          </table:table-cell>
          <table:table-cell office:value-type="float" office:value="6.616406" calcext:value-type="float">
            <text:p>6.616406</text:p>
          </table:table-cell>
          <table:table-cell/>
          <table:table-cell office:value-type="float" office:value="6.552983" calcext:value-type="float">
            <text:p>6.552983</text:p>
          </table:table-cell>
          <table:table-cell office:value-type="float" office:value="13.814773" calcext:value-type="float">
            <text:p>13.814773</text:p>
          </table:table-cell>
          <table:table-cell office:value-type="float" office:value="83473" calcext:value-type="float">
            <text:p>83473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405" calcext:value-type="float">
            <text:p>4474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644" calcext:value-type="float">
            <text:p>-139.240644</text:p>
          </table:table-cell>
          <table:table-cell office:value-type="float" office:value="-138.228" calcext:value-type="float">
            <text:p>-138.228</text:p>
          </table:table-cell>
          <table:table-cell office:value-type="float" office:value="-139.240644" calcext:value-type="float">
            <text:p>-139.240644</text:p>
          </table:table-cell>
          <table:table-cell office:value-type="float" office:value="-138.228" calcext:value-type="float">
            <text:p>-138.228</text:p>
          </table:table-cell>
          <table:table-cell office:value-type="float" office:value="-139.24063" calcext:value-type="float">
            <text:p>-139.24063</text:p>
          </table:table-cell>
          <table:table-cell office:value-type="float" office:value="2.097073" calcext:value-type="float">
            <text:p>2.097073</text:p>
          </table:table-cell>
          <table:table-cell/>
          <table:table-cell office:value-type="float" office:value="2.089347" calcext:value-type="float">
            <text:p>2.089347</text:p>
          </table:table-cell>
          <table:table-cell office:value-type="float" office:value="6.520469" calcext:value-type="float">
            <text:p>6.520469</text:p>
          </table:table-cell>
          <table:table-cell/>
          <table:table-cell office:value-type="float" office:value="6.584664" calcext:value-type="float">
            <text:p>6.584664</text:p>
          </table:table-cell>
          <table:table-cell office:value-type="float" office:value="16.340827" calcext:value-type="float">
            <text:p>16.340827</text:p>
          </table:table-cell>
          <table:table-cell office:value-type="float" office:value="83473" calcext:value-type="float">
            <text:p>8347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424" calcext:value-type="float">
            <text:p>44742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8386" calcext:value-type="float">
            <text:p>-139.228386</text:p>
          </table:table-cell>
          <table:table-cell table:number-columns-repeated="2"/>
          <table:table-cell office:value-type="float" office:value="2.09293" calcext:value-type="float">
            <text:p>2.09293</text:p>
          </table:table-cell>
          <table:table-cell table:number-columns-repeated="2"/>
          <table:table-cell office:value-type="float" office:value="6.552534" calcext:value-type="float">
            <text:p>6.552534</text:p>
          </table:table-cell>
          <table:table-cell table:number-columns-repeated="3"/>
        </table:table-row>
        <table:table-row table:style-name="ro1">
          <table:table-cell office:value-type="float" office:value="447443" calcext:value-type="float">
            <text:p>4474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63" calcext:value-type="float">
            <text:p>-139.24063</text:p>
          </table:table-cell>
          <table:table-cell office:value-type="float" office:value="-140.088" calcext:value-type="float">
            <text:p>-140.088</text:p>
          </table:table-cell>
          <table:table-cell office:value-type="float" office:value="-139.24063" calcext:value-type="float">
            <text:p>-139.24063</text:p>
          </table:table-cell>
          <table:table-cell office:value-type="float" office:value="-140.088" calcext:value-type="float">
            <text:p>-140.088</text:p>
          </table:table-cell>
          <table:table-cell office:value-type="float" office:value="-139.228386" calcext:value-type="float">
            <text:p>-139.228386</text:p>
          </table:table-cell>
          <table:table-cell office:value-type="float" office:value="2.085694" calcext:value-type="float">
            <text:p>2.085694</text:p>
          </table:table-cell>
          <table:table-cell/>
          <table:table-cell office:value-type="float" office:value="2.09293" calcext:value-type="float">
            <text:p>2.09293</text:p>
          </table:table-cell>
          <table:table-cell office:value-type="float" office:value="6.616407" calcext:value-type="float">
            <text:p>6.616407</text:p>
          </table:table-cell>
          <table:table-cell/>
          <table:table-cell office:value-type="float" office:value="6.552534" calcext:value-type="float">
            <text:p>6.552534</text:p>
          </table:table-cell>
          <table:table-cell office:value-type="float" office:value="13.790634" calcext:value-type="float">
            <text:p>13.790634</text:p>
          </table:table-cell>
          <table:table-cell office:value-type="float" office:value="83475" calcext:value-type="float">
            <text:p>83475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445" calcext:value-type="float">
            <text:p>4474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63" calcext:value-type="float">
            <text:p>-139.24063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4063" calcext:value-type="float">
            <text:p>-139.24063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40675" calcext:value-type="float">
            <text:p>-139.240675</text:p>
          </table:table-cell>
          <table:table-cell office:value-type="float" office:value="2.097073" calcext:value-type="float">
            <text:p>2.097073</text:p>
          </table:table-cell>
          <table:table-cell/>
          <table:table-cell office:value-type="float" office:value="2.089076" calcext:value-type="float">
            <text:p>2.089076</text:p>
          </table:table-cell>
          <table:table-cell office:value-type="float" office:value="6.520469" calcext:value-type="float">
            <text:p>6.520469</text:p>
          </table:table-cell>
          <table:table-cell/>
          <table:table-cell office:value-type="float" office:value="6.584443" calcext:value-type="float">
            <text:p>6.584443</text:p>
          </table:table-cell>
          <table:table-cell office:value-type="float" office:value="16.309647" calcext:value-type="float">
            <text:p>16.309647</text:p>
          </table:table-cell>
          <table:table-cell office:value-type="float" office:value="83475" calcext:value-type="float">
            <text:p>8347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483" calcext:value-type="float">
            <text:p>447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675" calcext:value-type="float">
            <text:p>-139.240675</text:p>
          </table:table-cell>
          <table:table-cell office:value-type="float" office:value="-140.155" calcext:value-type="float">
            <text:p>-140.155</text:p>
          </table:table-cell>
          <table:table-cell office:value-type="float" office:value="-139.240675" calcext:value-type="float">
            <text:p>-139.240675</text:p>
          </table:table-cell>
          <table:table-cell office:value-type="float" office:value="-140.155" calcext:value-type="float">
            <text:p>-140.155</text:p>
          </table:table-cell>
          <table:table-cell office:value-type="float" office:value="-139.228661" calcext:value-type="float">
            <text:p>-139.228661</text:p>
          </table:table-cell>
          <table:table-cell office:value-type="float" office:value="2.085695" calcext:value-type="float">
            <text:p>2.085695</text:p>
          </table:table-cell>
          <table:table-cell/>
          <table:table-cell office:value-type="float" office:value="2.092801" calcext:value-type="float">
            <text:p>2.092801</text:p>
          </table:table-cell>
          <table:table-cell office:value-type="float" office:value="6.616405" calcext:value-type="float">
            <text:p>6.616405</text:p>
          </table:table-cell>
          <table:table-cell/>
          <table:table-cell office:value-type="float" office:value="6.552423" calcext:value-type="float">
            <text:p>6.552423</text:p>
          </table:table-cell>
          <table:table-cell office:value-type="float" office:value="13.875757" calcext:value-type="float">
            <text:p>13.875757</text:p>
          </table:table-cell>
          <table:table-cell office:value-type="float" office:value="83476" calcext:value-type="float">
            <text:p>83476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485" calcext:value-type="float">
            <text:p>4474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675" calcext:value-type="float">
            <text:p>-139.240675</text:p>
          </table:table-cell>
          <table:table-cell office:value-type="float" office:value="-138.288" calcext:value-type="float">
            <text:p>-138.288</text:p>
          </table:table-cell>
          <table:table-cell office:value-type="float" office:value="-139.240675" calcext:value-type="float">
            <text:p>-139.240675</text:p>
          </table:table-cell>
          <table:table-cell office:value-type="float" office:value="-138.288" calcext:value-type="float">
            <text:p>-138.288</text:p>
          </table:table-cell>
          <table:table-cell office:value-type="float" office:value="-139.241824" calcext:value-type="float">
            <text:p>-139.241824</text:p>
          </table:table-cell>
          <table:table-cell office:value-type="float" office:value="2.097074" calcext:value-type="float">
            <text:p>2.097074</text:p>
          </table:table-cell>
          <table:table-cell/>
          <table:table-cell office:value-type="float" office:value="2.088993" calcext:value-type="float">
            <text:p>2.088993</text:p>
          </table:table-cell>
          <table:table-cell office:value-type="float" office:value="6.520468" calcext:value-type="float">
            <text:p>6.520468</text:p>
          </table:table-cell>
          <table:table-cell/>
          <table:table-cell office:value-type="float" office:value="6.584385" calcext:value-type="float">
            <text:p>6.584385</text:p>
          </table:table-cell>
          <table:table-cell office:value-type="float" office:value="16.251844" calcext:value-type="float">
            <text:p>16.251844</text:p>
          </table:table-cell>
          <table:table-cell office:value-type="float" office:value="83476" calcext:value-type="float">
            <text:p>8347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503" calcext:value-type="float">
            <text:p>447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824" calcext:value-type="float">
            <text:p>-139.241824</text:p>
          </table:table-cell>
          <table:table-cell office:value-type="float" office:value="-140.029" calcext:value-type="float">
            <text:p>-140.029</text:p>
          </table:table-cell>
          <table:table-cell office:value-type="float" office:value="-139.241824" calcext:value-type="float">
            <text:p>-139.241824</text:p>
          </table:table-cell>
          <table:table-cell office:value-type="float" office:value="-140.029" calcext:value-type="float">
            <text:p>-140.029</text:p>
          </table:table-cell>
          <table:table-cell office:value-type="float" office:value="-139.230228" calcext:value-type="float">
            <text:p>-139.230228</text:p>
          </table:table-cell>
          <table:table-cell office:value-type="float" office:value="2.083792" calcext:value-type="float">
            <text:p>2.083792</text:p>
          </table:table-cell>
          <table:table-cell/>
          <table:table-cell office:value-type="float" office:value="2.092771" calcext:value-type="float">
            <text:p>2.092771</text:p>
          </table:table-cell>
          <table:table-cell office:value-type="float" office:value="6.614704" calcext:value-type="float">
            <text:p>6.614704</text:p>
          </table:table-cell>
          <table:table-cell/>
          <table:table-cell office:value-type="float" office:value="6.552394" calcext:value-type="float">
            <text:p>6.552394</text:p>
          </table:table-cell>
          <table:table-cell office:value-type="float" office:value="13.692765" calcext:value-type="float">
            <text:p>13.692765</text:p>
          </table:table-cell>
          <table:table-cell office:value-type="float" office:value="83478" calcext:value-type="float">
            <text:p>8347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505" calcext:value-type="float">
            <text:p>4475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824" calcext:value-type="float">
            <text:p>-139.241824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41824" calcext:value-type="float">
            <text:p>-139.241824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41727" calcext:value-type="float">
            <text:p>-139.241727</text:p>
          </table:table-cell>
          <table:table-cell office:value-type="float" office:value="2.097105" calcext:value-type="float">
            <text:p>2.097105</text:p>
          </table:table-cell>
          <table:table-cell/>
          <table:table-cell office:value-type="float" office:value="2.088068" calcext:value-type="float">
            <text:p>2.088068</text:p>
          </table:table-cell>
          <table:table-cell office:value-type="float" office:value="6.520425" calcext:value-type="float">
            <text:p>6.520425</text:p>
          </table:table-cell>
          <table:table-cell/>
          <table:table-cell office:value-type="float" office:value="6.583518" calcext:value-type="float">
            <text:p>6.583518</text:p>
          </table:table-cell>
          <table:table-cell office:value-type="float" office:value="16.333675" calcext:value-type="float">
            <text:p>16.333675</text:p>
          </table:table-cell>
          <table:table-cell office:value-type="float" office:value="83478" calcext:value-type="float">
            <text:p>8347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523" calcext:value-type="float">
            <text:p>4475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791" calcext:value-type="float">
            <text:p>-139.226791</text:p>
          </table:table-cell>
          <table:table-cell table:number-columns-repeated="2"/>
          <table:table-cell office:value-type="float" office:value="2.092312" calcext:value-type="float">
            <text:p>2.092312</text:p>
          </table:table-cell>
          <table:table-cell table:number-columns-repeated="2"/>
          <table:table-cell office:value-type="float" office:value="6.551933" calcext:value-type="float">
            <text:p>6.551933</text:p>
          </table:table-cell>
          <table:table-cell table:number-columns-repeated="3"/>
        </table:table-row>
        <table:table-row table:style-name="ro1">
          <table:table-cell office:value-type="float" office:value="447543" calcext:value-type="float">
            <text:p>447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727" calcext:value-type="float">
            <text:p>-139.241727</text:p>
          </table:table-cell>
          <table:table-cell office:value-type="float" office:value="-140.1" calcext:value-type="float">
            <text:p>-140.1</text:p>
          </table:table-cell>
          <table:table-cell office:value-type="float" office:value="-139.241727" calcext:value-type="float">
            <text:p>-139.241727</text:p>
          </table:table-cell>
          <table:table-cell office:value-type="float" office:value="-140.1" calcext:value-type="float">
            <text:p>-140.1</text:p>
          </table:table-cell>
          <table:table-cell office:value-type="float" office:value="-139.226791" calcext:value-type="float">
            <text:p>-139.226791</text:p>
          </table:table-cell>
          <table:table-cell office:value-type="float" office:value="2.083791" calcext:value-type="float">
            <text:p>2.083791</text:p>
          </table:table-cell>
          <table:table-cell/>
          <table:table-cell office:value-type="float" office:value="2.092312" calcext:value-type="float">
            <text:p>2.092312</text:p>
          </table:table-cell>
          <table:table-cell office:value-type="float" office:value="6.614708" calcext:value-type="float">
            <text:p>6.614708</text:p>
          </table:table-cell>
          <table:table-cell/>
          <table:table-cell office:value-type="float" office:value="6.551933" calcext:value-type="float">
            <text:p>6.551933</text:p>
          </table:table-cell>
          <table:table-cell office:value-type="float" office:value="13.783011" calcext:value-type="float">
            <text:p>13.783011</text:p>
          </table:table-cell>
          <table:table-cell office:value-type="float" office:value="83479" calcext:value-type="float">
            <text:p>8347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545" calcext:value-type="float">
            <text:p>4475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727" calcext:value-type="float">
            <text:p>-139.241727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41727" calcext:value-type="float">
            <text:p>-139.241727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39241" calcext:value-type="float">
            <text:p>-139.239241</text:p>
          </table:table-cell>
          <table:table-cell office:value-type="float" office:value="2.097102" calcext:value-type="float">
            <text:p>2.097102</text:p>
          </table:table-cell>
          <table:table-cell/>
          <table:table-cell office:value-type="float" office:value="2.087816" calcext:value-type="float">
            <text:p>2.087816</text:p>
          </table:table-cell>
          <table:table-cell office:value-type="float" office:value="6.520428" calcext:value-type="float">
            <text:p>6.520428</text:p>
          </table:table-cell>
          <table:table-cell/>
          <table:table-cell office:value-type="float" office:value="6.583288" calcext:value-type="float">
            <text:p>6.583288</text:p>
          </table:table-cell>
          <table:table-cell office:value-type="float" office:value="16.372112" calcext:value-type="float">
            <text:p>16.372112</text:p>
          </table:table-cell>
          <table:table-cell office:value-type="float" office:value="83479" calcext:value-type="float">
            <text:p>8347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563" calcext:value-type="float">
            <text:p>447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241" calcext:value-type="float">
            <text:p>-139.239241</text:p>
          </table:table-cell>
          <table:table-cell office:value-type="float" office:value="-140.055" calcext:value-type="float">
            <text:p>-140.055</text:p>
          </table:table-cell>
          <table:table-cell office:value-type="float" office:value="-139.239241" calcext:value-type="float">
            <text:p>-139.239241</text:p>
          </table:table-cell>
          <table:table-cell office:value-type="float" office:value="-140.055" calcext:value-type="float">
            <text:p>-140.055</text:p>
          </table:table-cell>
          <table:table-cell office:value-type="float" office:value="-139.226762" calcext:value-type="float">
            <text:p>-139.226762</text:p>
          </table:table-cell>
          <table:table-cell office:value-type="float" office:value="2.083744" calcext:value-type="float">
            <text:p>2.083744</text:p>
          </table:table-cell>
          <table:table-cell/>
          <table:table-cell office:value-type="float" office:value="2.092179" calcext:value-type="float">
            <text:p>2.092179</text:p>
          </table:table-cell>
          <table:table-cell office:value-type="float" office:value="6.6148" calcext:value-type="float">
            <text:p>6.6148</text:p>
          </table:table-cell>
          <table:table-cell/>
          <table:table-cell office:value-type="float" office:value="6.551818" calcext:value-type="float">
            <text:p>6.551818</text:p>
          </table:table-cell>
          <table:table-cell office:value-type="float" office:value="13.729046" calcext:value-type="float">
            <text:p>13.729046</text:p>
          </table:table-cell>
          <table:table-cell office:value-type="float" office:value="83481" calcext:value-type="float">
            <text:p>8348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564" calcext:value-type="float">
            <text:p>4475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241" calcext:value-type="float">
            <text:p>-139.239241</text:p>
          </table:table-cell>
          <table:table-cell office:value-type="float" office:value="-138.224" calcext:value-type="float">
            <text:p>-138.224</text:p>
          </table:table-cell>
          <table:table-cell office:value-type="float" office:value="-139.239241" calcext:value-type="float">
            <text:p>-139.239241</text:p>
          </table:table-cell>
          <table:table-cell office:value-type="float" office:value="-138.224" calcext:value-type="float">
            <text:p>-138.224</text:p>
          </table:table-cell>
          <table:table-cell office:value-type="float" office:value="-139.238623" calcext:value-type="float">
            <text:p>-139.238623</text:p>
          </table:table-cell>
          <table:table-cell office:value-type="float" office:value="2.097035" calcext:value-type="float">
            <text:p>2.097035</text:p>
          </table:table-cell>
          <table:table-cell/>
          <table:table-cell office:value-type="float" office:value="2.087738" calcext:value-type="float">
            <text:p>2.087738</text:p>
          </table:table-cell>
          <table:table-cell office:value-type="float" office:value="6.520521" calcext:value-type="float">
            <text:p>6.520521</text:p>
          </table:table-cell>
          <table:table-cell/>
          <table:table-cell office:value-type="float" office:value="6.583278" calcext:value-type="float">
            <text:p>6.583278</text:p>
          </table:table-cell>
          <table:table-cell office:value-type="float" office:value="16.344682" calcext:value-type="float">
            <text:p>16.344682</text:p>
          </table:table-cell>
          <table:table-cell office:value-type="float" office:value="83481" calcext:value-type="float">
            <text:p>8348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583" calcext:value-type="float">
            <text:p>4475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331" calcext:value-type="float">
            <text:p>-139.226331</text:p>
          </table:table-cell>
          <table:table-cell table:number-columns-repeated="2"/>
          <table:table-cell office:value-type="float" office:value="2.092112" calcext:value-type="float">
            <text:p>2.092112</text:p>
          </table:table-cell>
          <table:table-cell table:number-columns-repeated="2"/>
          <table:table-cell office:value-type="float" office:value="6.55186" calcext:value-type="float">
            <text:p>6.55186</text:p>
          </table:table-cell>
          <table:table-cell table:number-columns-repeated="3"/>
        </table:table-row>
        <table:table-row table:style-name="ro1">
          <table:table-cell office:value-type="float" office:value="447603" calcext:value-type="float">
            <text:p>4476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623" calcext:value-type="float">
            <text:p>-139.238623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38623" calcext:value-type="float">
            <text:p>-139.238623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26331" calcext:value-type="float">
            <text:p>-139.226331</text:p>
          </table:table-cell>
          <table:table-cell office:value-type="float" office:value="2.083733" calcext:value-type="float">
            <text:p>2.083733</text:p>
          </table:table-cell>
          <table:table-cell/>
          <table:table-cell office:value-type="float" office:value="2.092112" calcext:value-type="float">
            <text:p>2.092112</text:p>
          </table:table-cell>
          <table:table-cell office:value-type="float" office:value="6.614823" calcext:value-type="float">
            <text:p>6.614823</text:p>
          </table:table-cell>
          <table:table-cell/>
          <table:table-cell office:value-type="float" office:value="6.55186" calcext:value-type="float">
            <text:p>6.55186</text:p>
          </table:table-cell>
          <table:table-cell office:value-type="float" office:value="13.788221" calcext:value-type="float">
            <text:p>13.788221</text:p>
          </table:table-cell>
          <table:table-cell office:value-type="float" office:value="83483" calcext:value-type="float">
            <text:p>8348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604" calcext:value-type="float">
            <text:p>4476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623" calcext:value-type="float">
            <text:p>-139.238623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38623" calcext:value-type="float">
            <text:p>-139.238623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38837" calcext:value-type="float">
            <text:p>-139.238837</text:p>
          </table:table-cell>
          <table:table-cell office:value-type="float" office:value="2.097019" calcext:value-type="float">
            <text:p>2.097019</text:p>
          </table:table-cell>
          <table:table-cell/>
          <table:table-cell office:value-type="float" office:value="2.087685" calcext:value-type="float">
            <text:p>2.087685</text:p>
          </table:table-cell>
          <table:table-cell office:value-type="float" office:value="6.520544" calcext:value-type="float">
            <text:p>6.520544</text:p>
          </table:table-cell>
          <table:table-cell/>
          <table:table-cell office:value-type="float" office:value="6.583309" calcext:value-type="float">
            <text:p>6.583309</text:p>
          </table:table-cell>
          <table:table-cell office:value-type="float" office:value="16.334862" calcext:value-type="float">
            <text:p>16.334862</text:p>
          </table:table-cell>
          <table:table-cell office:value-type="float" office:value="83483" calcext:value-type="float">
            <text:p>8348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623" calcext:value-type="float">
            <text:p>4476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635" calcext:value-type="float">
            <text:p>-139.226635</text:p>
          </table:table-cell>
          <table:table-cell table:number-columns-repeated="2"/>
          <table:table-cell office:value-type="float" office:value="2.092079" calcext:value-type="float">
            <text:p>2.092079</text:p>
          </table:table-cell>
          <table:table-cell table:number-columns-repeated="2"/>
          <table:table-cell office:value-type="float" office:value="6.551887" calcext:value-type="float">
            <text:p>6.551887</text:p>
          </table:table-cell>
          <table:table-cell table:number-columns-repeated="3"/>
        </table:table-row>
        <table:table-row table:style-name="ro1">
          <table:table-cell office:value-type="float" office:value="447643" calcext:value-type="float">
            <text:p>4476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837" calcext:value-type="float">
            <text:p>-139.238837</text:p>
          </table:table-cell>
          <table:table-cell office:value-type="float" office:value="-140.068" calcext:value-type="float">
            <text:p>-140.068</text:p>
          </table:table-cell>
          <table:table-cell office:value-type="float" office:value="-139.238837" calcext:value-type="float">
            <text:p>-139.238837</text:p>
          </table:table-cell>
          <table:table-cell office:value-type="float" office:value="-140.068" calcext:value-type="float">
            <text:p>-140.068</text:p>
          </table:table-cell>
          <table:table-cell office:value-type="float" office:value="-139.226635" calcext:value-type="float">
            <text:p>-139.226635</text:p>
          </table:table-cell>
          <table:table-cell office:value-type="float" office:value="2.083737" calcext:value-type="float">
            <text:p>2.083737</text:p>
          </table:table-cell>
          <table:table-cell/>
          <table:table-cell office:value-type="float" office:value="2.092079" calcext:value-type="float">
            <text:p>2.092079</text:p>
          </table:table-cell>
          <table:table-cell office:value-type="float" office:value="6.614815" calcext:value-type="float">
            <text:p>6.614815</text:p>
          </table:table-cell>
          <table:table-cell/>
          <table:table-cell office:value-type="float" office:value="6.551887" calcext:value-type="float">
            <text:p>6.551887</text:p>
          </table:table-cell>
          <table:table-cell office:value-type="float" office:value="13.746061" calcext:value-type="float">
            <text:p>13.746061</text:p>
          </table:table-cell>
          <table:table-cell office:value-type="float" office:value="83484" calcext:value-type="float">
            <text:p>8348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645" calcext:value-type="float">
            <text:p>4476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837" calcext:value-type="float">
            <text:p>-139.238837</text:p>
          </table:table-cell>
          <table:table-cell office:value-type="float" office:value="-138.222" calcext:value-type="float">
            <text:p>-138.222</text:p>
          </table:table-cell>
          <table:table-cell office:value-type="float" office:value="-139.238837" calcext:value-type="float">
            <text:p>-139.238837</text:p>
          </table:table-cell>
          <table:table-cell office:value-type="float" office:value="-138.222" calcext:value-type="float">
            <text:p>-138.222</text:p>
          </table:table-cell>
          <table:table-cell office:value-type="float" office:value="-139.238701" calcext:value-type="float">
            <text:p>-139.238701</text:p>
          </table:table-cell>
          <table:table-cell office:value-type="float" office:value="2.097025" calcext:value-type="float">
            <text:p>2.097025</text:p>
          </table:table-cell>
          <table:table-cell/>
          <table:table-cell office:value-type="float" office:value="2.08768" calcext:value-type="float">
            <text:p>2.08768</text:p>
          </table:table-cell>
          <table:table-cell office:value-type="float" office:value="6.520536" calcext:value-type="float">
            <text:p>6.520536</text:p>
          </table:table-cell>
          <table:table-cell/>
          <table:table-cell office:value-type="float" office:value="6.58332" calcext:value-type="float">
            <text:p>6.58332</text:p>
          </table:table-cell>
          <table:table-cell office:value-type="float" office:value="16.34705" calcext:value-type="float">
            <text:p>16.34705</text:p>
          </table:table-cell>
          <table:table-cell office:value-type="float" office:value="83484" calcext:value-type="float">
            <text:p>8348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683" calcext:value-type="float">
            <text:p>447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701" calcext:value-type="float">
            <text:p>-139.238701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38701" calcext:value-type="float">
            <text:p>-139.238701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26412" calcext:value-type="float">
            <text:p>-139.226412</text:p>
          </table:table-cell>
          <table:table-cell office:value-type="float" office:value="2.083734" calcext:value-type="float">
            <text:p>2.083734</text:p>
          </table:table-cell>
          <table:table-cell/>
          <table:table-cell office:value-type="float" office:value="2.092077" calcext:value-type="float">
            <text:p>2.092077</text:p>
          </table:table-cell>
          <table:table-cell office:value-type="float" office:value="6.61482" calcext:value-type="float">
            <text:p>6.61482</text:p>
          </table:table-cell>
          <table:table-cell/>
          <table:table-cell office:value-type="float" office:value="6.551888" calcext:value-type="float">
            <text:p>6.551888</text:p>
          </table:table-cell>
          <table:table-cell office:value-type="float" office:value="13.751311" calcext:value-type="float">
            <text:p>13.751311</text:p>
          </table:table-cell>
          <table:table-cell office:value-type="float" office:value="83486" calcext:value-type="float">
            <text:p>8348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685" calcext:value-type="float">
            <text:p>4476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701" calcext:value-type="float">
            <text:p>-139.238701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38701" calcext:value-type="float">
            <text:p>-139.238701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2.097021" calcext:value-type="float">
            <text:p>2.097021</text:p>
          </table:table-cell>
          <table:table-cell/>
          <table:table-cell office:value-type="float" office:value="2.087677" calcext:value-type="float">
            <text:p>2.087677</text:p>
          </table:table-cell>
          <table:table-cell office:value-type="float" office:value="6.520541" calcext:value-type="float">
            <text:p>6.520541</text:p>
          </table:table-cell>
          <table:table-cell/>
          <table:table-cell office:value-type="float" office:value="6.583323" calcext:value-type="float">
            <text:p>6.583323</text:p>
          </table:table-cell>
          <table:table-cell office:value-type="float" office:value="16.311236" calcext:value-type="float">
            <text:p>16.311236</text:p>
          </table:table-cell>
          <table:table-cell office:value-type="float" office:value="83486" calcext:value-type="float">
            <text:p>8348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703" calcext:value-type="float">
            <text:p>4477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226511" calcext:value-type="float">
            <text:p>-139.226511</text:p>
          </table:table-cell>
          <table:table-cell office:value-type="float" office:value="2.083731" calcext:value-type="float">
            <text:p>2.083731</text:p>
          </table:table-cell>
          <table:table-cell/>
          <table:table-cell office:value-type="float" office:value="2.09208" calcext:value-type="float">
            <text:p>2.09208</text:p>
          </table:table-cell>
          <table:table-cell office:value-type="float" office:value="6.614826" calcext:value-type="float">
            <text:p>6.614826</text:p>
          </table:table-cell>
          <table:table-cell/>
          <table:table-cell office:value-type="float" office:value="6.551893" calcext:value-type="float">
            <text:p>6.551893</text:p>
          </table:table-cell>
          <table:table-cell office:value-type="float" office:value="13.79722" calcext:value-type="float">
            <text:p>13.79722</text:p>
          </table:table-cell>
          <table:table-cell office:value-type="float" office:value="83488" calcext:value-type="float">
            <text:p>8348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705" calcext:value-type="float">
            <text:p>4477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38.252" calcext:value-type="float">
            <text:p>-138.252</text:p>
          </table:table-cell>
          <table:table-cell office:value-type="float" office:value="-139.238534" calcext:value-type="float">
            <text:p>-139.238534</text:p>
          </table:table-cell>
          <table:table-cell office:value-type="float" office:value="-138.252" calcext:value-type="float">
            <text:p>-138.252</text:p>
          </table:table-cell>
          <table:table-cell office:value-type="float" office:value="-139.239107" calcext:value-type="float">
            <text:p>-139.239107</text:p>
          </table:table-cell>
          <table:table-cell office:value-type="float" office:value="2.097016" calcext:value-type="float">
            <text:p>2.097016</text:p>
          </table:table-cell>
          <table:table-cell/>
          <table:table-cell office:value-type="float" office:value="2.087667" calcext:value-type="float">
            <text:p>2.087667</text:p>
          </table:table-cell>
          <table:table-cell office:value-type="float" office:value="6.520547" calcext:value-type="float">
            <text:p>6.520547</text:p>
          </table:table-cell>
          <table:table-cell/>
          <table:table-cell office:value-type="float" office:value="6.583327" calcext:value-type="float">
            <text:p>6.583327</text:p>
          </table:table-cell>
          <table:table-cell office:value-type="float" office:value="16.302085" calcext:value-type="float">
            <text:p>16.302085</text:p>
          </table:table-cell>
          <table:table-cell office:value-type="float" office:value="83488" calcext:value-type="float">
            <text:p>8348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723" calcext:value-type="float">
            <text:p>4477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143" calcext:value-type="float">
            <text:p>-139.227143</text:p>
          </table:table-cell>
          <table:table-cell table:number-columns-repeated="2"/>
          <table:table-cell office:value-type="float" office:value="2.092075" calcext:value-type="float">
            <text:p>2.092075</text:p>
          </table:table-cell>
          <table:table-cell table:number-columns-repeated="2"/>
          <table:table-cell office:value-type="float" office:value="6.551898" calcext:value-type="float">
            <text:p>6.551898</text:p>
          </table:table-cell>
          <table:table-cell table:number-columns-repeated="3"/>
        </table:table-row>
        <table:table-row table:style-name="ro1">
          <table:table-cell office:value-type="float" office:value="447743" calcext:value-type="float">
            <text:p>447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107" calcext:value-type="float">
            <text:p>-139.239107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39107" calcext:value-type="float">
            <text:p>-139.239107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27143" calcext:value-type="float">
            <text:p>-139.227143</text:p>
          </table:table-cell>
          <table:table-cell office:value-type="float" office:value="2.083742" calcext:value-type="float">
            <text:p>2.083742</text:p>
          </table:table-cell>
          <table:table-cell/>
          <table:table-cell office:value-type="float" office:value="2.092075" calcext:value-type="float">
            <text:p>2.092075</text:p>
          </table:table-cell>
          <table:table-cell office:value-type="float" office:value="6.614805" calcext:value-type="float">
            <text:p>6.614805</text:p>
          </table:table-cell>
          <table:table-cell/>
          <table:table-cell office:value-type="float" office:value="6.551898" calcext:value-type="float">
            <text:p>6.551898</text:p>
          </table:table-cell>
          <table:table-cell office:value-type="float" office:value="13.72287" calcext:value-type="float">
            <text:p>13.72287</text:p>
          </table:table-cell>
          <table:table-cell office:value-type="float" office:value="83490" calcext:value-type="float">
            <text:p>8349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744" calcext:value-type="float">
            <text:p>4477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107" calcext:value-type="float">
            <text:p>-139.239107</text:p>
          </table:table-cell>
          <table:table-cell office:value-type="float" office:value="-138.248" calcext:value-type="float">
            <text:p>-138.248</text:p>
          </table:table-cell>
          <table:table-cell office:value-type="float" office:value="-139.239107" calcext:value-type="float">
            <text:p>-139.239107</text:p>
          </table:table-cell>
          <table:table-cell office:value-type="float" office:value="-138.248" calcext:value-type="float">
            <text:p>-138.248</text:p>
          </table:table-cell>
          <table:table-cell office:value-type="float" office:value="-139.238963" calcext:value-type="float">
            <text:p>-139.238963</text:p>
          </table:table-cell>
          <table:table-cell office:value-type="float" office:value="2.098956" calcext:value-type="float">
            <text:p>2.098956</text:p>
          </table:table-cell>
          <table:table-cell/>
          <table:table-cell office:value-type="float" office:value="2.087686" calcext:value-type="float">
            <text:p>2.087686</text:p>
          </table:table-cell>
          <table:table-cell office:value-type="float" office:value="6.522184" calcext:value-type="float">
            <text:p>6.522184</text:p>
          </table:table-cell>
          <table:table-cell/>
          <table:table-cell office:value-type="float" office:value="6.583322" calcext:value-type="float">
            <text:p>6.583322</text:p>
          </table:table-cell>
          <table:table-cell office:value-type="float" office:value="16.331182" calcext:value-type="float">
            <text:p>16.331182</text:p>
          </table:table-cell>
          <table:table-cell office:value-type="float" office:value="83490" calcext:value-type="float">
            <text:p>83490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7767" calcext:value-type="float">
            <text:p>447767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974" calcext:value-type="float">
            <text:p>-139.226974</text:p>
          </table:table-cell>
          <table:table-cell table:number-columns-repeated="2"/>
          <table:table-cell office:value-type="float" office:value="2.093059" calcext:value-type="float">
            <text:p>2.093059</text:p>
          </table:table-cell>
          <table:table-cell table:number-columns-repeated="2"/>
          <table:table-cell office:value-type="float" office:value="6.552706" calcext:value-type="float">
            <text:p>6.552706</text:p>
          </table:table-cell>
          <table:table-cell table:number-columns-repeated="3"/>
        </table:table-row>
        <table:table-row table:style-name="ro1">
          <table:table-cell office:value-type="float" office:value="447783" calcext:value-type="float">
            <text:p>4477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963" calcext:value-type="float">
            <text:p>-139.238963</text:p>
          </table:table-cell>
          <table:table-cell office:value-type="float" office:value="-140.047" calcext:value-type="float">
            <text:p>-140.047</text:p>
          </table:table-cell>
          <table:table-cell office:value-type="float" office:value="-139.238963" calcext:value-type="float">
            <text:p>-139.238963</text:p>
          </table:table-cell>
          <table:table-cell office:value-type="float" office:value="-140.047" calcext:value-type="float">
            <text:p>-140.047</text:p>
          </table:table-cell>
          <table:table-cell office:value-type="float" office:value="-139.226974" calcext:value-type="float">
            <text:p>-139.226974</text:p>
          </table:table-cell>
          <table:table-cell office:value-type="float" office:value="2.083739" calcext:value-type="float">
            <text:p>2.083739</text:p>
          </table:table-cell>
          <table:table-cell/>
          <table:table-cell office:value-type="float" office:value="2.093059" calcext:value-type="float">
            <text:p>2.093059</text:p>
          </table:table-cell>
          <table:table-cell office:value-type="float" office:value="6.61481" calcext:value-type="float">
            <text:p>6.61481</text:p>
          </table:table-cell>
          <table:table-cell/>
          <table:table-cell office:value-type="float" office:value="6.552706" calcext:value-type="float">
            <text:p>6.552706</text:p>
          </table:table-cell>
          <table:table-cell office:value-type="float" office:value="13.719244" calcext:value-type="float">
            <text:p>13.719244</text:p>
          </table:table-cell>
          <table:table-cell office:value-type="float" office:value="83491" calcext:value-type="float">
            <text:p>8349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785" calcext:value-type="float">
            <text:p>4477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963" calcext:value-type="float">
            <text:p>-139.238963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38963" calcext:value-type="float">
            <text:p>-139.238963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38757" calcext:value-type="float">
            <text:p>-139.238757</text:p>
          </table:table-cell>
          <table:table-cell office:value-type="float" office:value="2.097028" calcext:value-type="float">
            <text:p>2.097028</text:p>
          </table:table-cell>
          <table:table-cell/>
          <table:table-cell office:value-type="float" office:value="2.08818" calcext:value-type="float">
            <text:p>2.08818</text:p>
          </table:table-cell>
          <table:table-cell office:value-type="float" office:value="6.520531" calcext:value-type="float">
            <text:p>6.520531</text:p>
          </table:table-cell>
          <table:table-cell/>
          <table:table-cell office:value-type="float" office:value="6.583725" calcext:value-type="float">
            <text:p>6.583725</text:p>
          </table:table-cell>
          <table:table-cell office:value-type="float" office:value="16.368011" calcext:value-type="float">
            <text:p>16.368011</text:p>
          </table:table-cell>
          <table:table-cell office:value-type="float" office:value="83491" calcext:value-type="float">
            <text:p>8349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803" calcext:value-type="float">
            <text:p>447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757" calcext:value-type="float">
            <text:p>-139.238757</text:p>
          </table:table-cell>
          <table:table-cell office:value-type="float" office:value="-140.103" calcext:value-type="float">
            <text:p>-140.103</text:p>
          </table:table-cell>
          <table:table-cell office:value-type="float" office:value="-139.238757" calcext:value-type="float">
            <text:p>-139.238757</text:p>
          </table:table-cell>
          <table:table-cell office:value-type="float" office:value="-140.103" calcext:value-type="float">
            <text:p>-140.103</text:p>
          </table:table-cell>
          <table:table-cell office:value-type="float" office:value="-139.226314" calcext:value-type="float">
            <text:p>-139.226314</text:p>
          </table:table-cell>
          <table:table-cell office:value-type="float" office:value="2.083735" calcext:value-type="float">
            <text:p>2.083735</text:p>
          </table:table-cell>
          <table:table-cell/>
          <table:table-cell office:value-type="float" office:value="2.092323" calcext:value-type="float">
            <text:p>2.092323</text:p>
          </table:table-cell>
          <table:table-cell office:value-type="float" office:value="6.614818" calcext:value-type="float">
            <text:p>6.614818</text:p>
          </table:table-cell>
          <table:table-cell/>
          <table:table-cell office:value-type="float" office:value="6.552089" calcext:value-type="float">
            <text:p>6.552089</text:p>
          </table:table-cell>
          <table:table-cell office:value-type="float" office:value="13.79059" calcext:value-type="float">
            <text:p>13.79059</text:p>
          </table:table-cell>
          <table:table-cell office:value-type="float" office:value="83493" calcext:value-type="float">
            <text:p>8349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805" calcext:value-type="float">
            <text:p>4478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757" calcext:value-type="float">
            <text:p>-139.238757</text:p>
          </table:table-cell>
          <table:table-cell office:value-type="float" office:value="-138.259" calcext:value-type="float">
            <text:p>-138.259</text:p>
          </table:table-cell>
          <table:table-cell office:value-type="float" office:value="-139.238757" calcext:value-type="float">
            <text:p>-139.238757</text:p>
          </table:table-cell>
          <table:table-cell office:value-type="float" office:value="-138.259" calcext:value-type="float">
            <text:p>-138.259</text:p>
          </table:table-cell>
          <table:table-cell office:value-type="float" office:value="-139.238847" calcext:value-type="float">
            <text:p>-139.238847</text:p>
          </table:table-cell>
          <table:table-cell office:value-type="float" office:value="2.097022" calcext:value-type="float">
            <text:p>2.097022</text:p>
          </table:table-cell>
          <table:table-cell/>
          <table:table-cell office:value-type="float" office:value="2.087793" calcext:value-type="float">
            <text:p>2.087793</text:p>
          </table:table-cell>
          <table:table-cell office:value-type="float" office:value="6.520539" calcext:value-type="float">
            <text:p>6.520539</text:p>
          </table:table-cell>
          <table:table-cell/>
          <table:table-cell office:value-type="float" office:value="6.583421" calcext:value-type="float">
            <text:p>6.583421</text:p>
          </table:table-cell>
          <table:table-cell office:value-type="float" office:value="16.29203" calcext:value-type="float">
            <text:p>16.29203</text:p>
          </table:table-cell>
          <table:table-cell office:value-type="float" office:value="83493" calcext:value-type="float">
            <text:p>8349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823" calcext:value-type="float">
            <text:p>4478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964" calcext:value-type="float">
            <text:p>-139.226964</text:p>
          </table:table-cell>
          <table:table-cell table:number-columns-repeated="2"/>
          <table:table-cell office:value-type="float" office:value="2.092142" calcext:value-type="float">
            <text:p>2.092142</text:p>
          </table:table-cell>
          <table:table-cell table:number-columns-repeated="2"/>
          <table:table-cell office:value-type="float" office:value="6.551942" calcext:value-type="float">
            <text:p>6.551942</text:p>
          </table:table-cell>
          <table:table-cell table:number-columns-repeated="3"/>
        </table:table-row>
        <table:table-row table:style-name="ro1">
          <table:table-cell office:value-type="float" office:value="447843" calcext:value-type="float">
            <text:p>4478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847" calcext:value-type="float">
            <text:p>-139.238847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38847" calcext:value-type="float">
            <text:p>-139.238847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24218" calcext:value-type="float">
            <text:p>-139.224218</text:p>
          </table:table-cell>
          <table:table-cell office:value-type="float" office:value="2.083737" calcext:value-type="float">
            <text:p>2.083737</text:p>
          </table:table-cell>
          <table:table-cell/>
          <table:table-cell office:value-type="float" office:value="2.092142" calcext:value-type="float">
            <text:p>2.092142</text:p>
          </table:table-cell>
          <table:table-cell office:value-type="float" office:value="6.614814" calcext:value-type="float">
            <text:p>6.614814</text:p>
          </table:table-cell>
          <table:table-cell/>
          <table:table-cell office:value-type="float" office:value="6.551942" calcext:value-type="float">
            <text:p>6.551942</text:p>
          </table:table-cell>
          <table:table-cell office:value-type="float" office:value="13.78159" calcext:value-type="float">
            <text:p>13.78159</text:p>
          </table:table-cell>
          <table:table-cell office:value-type="float" office:value="83495" calcext:value-type="float">
            <text:p>8349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845" calcext:value-type="float">
            <text:p>4478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847" calcext:value-type="float">
            <text:p>-139.238847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38847" calcext:value-type="float">
            <text:p>-139.238847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36649" calcext:value-type="float">
            <text:p>-139.236649</text:p>
          </table:table-cell>
          <table:table-cell office:value-type="float" office:value="2.097025" calcext:value-type="float">
            <text:p>2.097025</text:p>
          </table:table-cell>
          <table:table-cell/>
          <table:table-cell office:value-type="float" office:value="2.087705" calcext:value-type="float">
            <text:p>2.087705</text:p>
          </table:table-cell>
          <table:table-cell office:value-type="float" office:value="6.520536" calcext:value-type="float">
            <text:p>6.520536</text:p>
          </table:table-cell>
          <table:table-cell/>
          <table:table-cell office:value-type="float" office:value="6.583346" calcext:value-type="float">
            <text:p>6.583346</text:p>
          </table:table-cell>
          <table:table-cell office:value-type="float" office:value="16.305517" calcext:value-type="float">
            <text:p>16.305517</text:p>
          </table:table-cell>
          <table:table-cell office:value-type="float" office:value="83495" calcext:value-type="float">
            <text:p>8349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863" calcext:value-type="float">
            <text:p>4478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66" calcext:value-type="float">
            <text:p>-139.22466</text:p>
          </table:table-cell>
          <table:table-cell table:number-columns-repeated="2"/>
          <table:table-cell office:value-type="float" office:value="2.092097" calcext:value-type="float">
            <text:p>2.092097</text:p>
          </table:table-cell>
          <table:table-cell table:number-columns-repeated="2"/>
          <table:table-cell office:value-type="float" office:value="6.551902" calcext:value-type="float">
            <text:p>6.551902</text:p>
          </table:table-cell>
          <table:table-cell table:number-columns-repeated="3"/>
        </table:table-row>
        <table:table-row table:style-name="ro1">
          <table:table-cell office:value-type="float" office:value="447883" calcext:value-type="float">
            <text:p>447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649" calcext:value-type="float">
            <text:p>-139.236649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36649" calcext:value-type="float">
            <text:p>-139.236649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27407" calcext:value-type="float">
            <text:p>-139.227407</text:p>
          </table:table-cell>
          <table:table-cell office:value-type="float" office:value="2.083696" calcext:value-type="float">
            <text:p>2.083696</text:p>
          </table:table-cell>
          <table:table-cell/>
          <table:table-cell office:value-type="float" office:value="2.092097" calcext:value-type="float">
            <text:p>2.092097</text:p>
          </table:table-cell>
          <table:table-cell office:value-type="float" office:value="6.614896" calcext:value-type="float">
            <text:p>6.614896</text:p>
          </table:table-cell>
          <table:table-cell/>
          <table:table-cell office:value-type="float" office:value="6.551902" calcext:value-type="float">
            <text:p>6.551902</text:p>
          </table:table-cell>
          <table:table-cell office:value-type="float" office:value="13.767879" calcext:value-type="float">
            <text:p>13.767879</text:p>
          </table:table-cell>
          <table:table-cell office:value-type="float" office:value="83496" calcext:value-type="float">
            <text:p>8349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884" calcext:value-type="float">
            <text:p>4478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649" calcext:value-type="float">
            <text:p>-139.236649</text:p>
          </table:table-cell>
          <table:table-cell office:value-type="float" office:value="-138.196" calcext:value-type="float">
            <text:p>-138.196</text:p>
          </table:table-cell>
          <table:table-cell office:value-type="float" office:value="-139.236649" calcext:value-type="float">
            <text:p>-139.236649</text:p>
          </table:table-cell>
          <table:table-cell office:value-type="float" office:value="-138.196" calcext:value-type="float">
            <text:p>-138.196</text:p>
          </table:table-cell>
          <table:table-cell office:value-type="float" office:value="-139.239657" calcext:value-type="float">
            <text:p>-139.239657</text:p>
          </table:table-cell>
          <table:table-cell office:value-type="float" office:value="2.096966" calcext:value-type="float">
            <text:p>2.096966</text:p>
          </table:table-cell>
          <table:table-cell/>
          <table:table-cell office:value-type="float" office:value="2.087665" calcext:value-type="float">
            <text:p>2.087665</text:p>
          </table:table-cell>
          <table:table-cell office:value-type="float" office:value="6.520618" calcext:value-type="float">
            <text:p>6.520618</text:p>
          </table:table-cell>
          <table:table-cell/>
          <table:table-cell office:value-type="float" office:value="6.583367" calcext:value-type="float">
            <text:p>6.583367</text:p>
          </table:table-cell>
          <table:table-cell office:value-type="float" office:value="16.382382" calcext:value-type="float">
            <text:p>16.382382</text:p>
          </table:table-cell>
          <table:table-cell office:value-type="float" office:value="83496" calcext:value-type="float">
            <text:p>8349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7923" calcext:value-type="float">
            <text:p>4479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657" calcext:value-type="float">
            <text:p>-139.239657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39657" calcext:value-type="float">
            <text:p>-139.239657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2707" calcext:value-type="float">
            <text:p>-139.22707</text:p>
          </table:table-cell>
          <table:table-cell office:value-type="float" office:value="2.085676" calcext:value-type="float">
            <text:p>2.085676</text:p>
          </table:table-cell>
          <table:table-cell/>
          <table:table-cell office:value-type="float" office:value="2.092033" calcext:value-type="float">
            <text:p>2.092033</text:p>
          </table:table-cell>
          <table:table-cell office:value-type="float" office:value="6.616443" calcext:value-type="float">
            <text:p>6.616443</text:p>
          </table:table-cell>
          <table:table-cell/>
          <table:table-cell office:value-type="float" office:value="6.551952" calcext:value-type="float">
            <text:p>6.551952</text:p>
          </table:table-cell>
          <table:table-cell office:value-type="float" office:value="13.831282" calcext:value-type="float">
            <text:p>13.831282</text:p>
          </table:table-cell>
          <table:table-cell office:value-type="float" office:value="83498" calcext:value-type="float">
            <text:p>83498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925" calcext:value-type="float">
            <text:p>4479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657" calcext:value-type="float">
            <text:p>-139.239657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39657" calcext:value-type="float">
            <text:p>-139.239657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39823" calcext:value-type="float">
            <text:p>-139.239823</text:p>
          </table:table-cell>
          <table:table-cell office:value-type="float" office:value="2.098971" calcext:value-type="float">
            <text:p>2.098971</text:p>
          </table:table-cell>
          <table:table-cell/>
          <table:table-cell office:value-type="float" office:value="2.088606" calcext:value-type="float">
            <text:p>2.088606</text:p>
          </table:table-cell>
          <table:table-cell office:value-type="float" office:value="6.522164" calcext:value-type="float">
            <text:p>6.522164</text:p>
          </table:table-cell>
          <table:table-cell/>
          <table:table-cell office:value-type="float" office:value="6.584172" calcext:value-type="float">
            <text:p>6.584172</text:p>
          </table:table-cell>
          <table:table-cell office:value-type="float" office:value="16.329029" calcext:value-type="float">
            <text:p>16.329029</text:p>
          </table:table-cell>
          <table:table-cell office:value-type="float" office:value="83498" calcext:value-type="float">
            <text:p>83498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7943" calcext:value-type="float">
            <text:p>447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823" calcext:value-type="float">
            <text:p>-139.239823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39823" calcext:value-type="float">
            <text:p>-139.239823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27879" calcext:value-type="float">
            <text:p>-139.227879</text:p>
          </table:table-cell>
          <table:table-cell office:value-type="float" office:value="2.083755" calcext:value-type="float">
            <text:p>2.083755</text:p>
          </table:table-cell>
          <table:table-cell/>
          <table:table-cell office:value-type="float" office:value="2.093524" calcext:value-type="float">
            <text:p>2.093524</text:p>
          </table:table-cell>
          <table:table-cell office:value-type="float" office:value="6.614778" calcext:value-type="float">
            <text:p>6.614778</text:p>
          </table:table-cell>
          <table:table-cell/>
          <table:table-cell office:value-type="float" office:value="6.553125" calcext:value-type="float">
            <text:p>6.553125</text:p>
          </table:table-cell>
          <table:table-cell office:value-type="float" office:value="13.814624" calcext:value-type="float">
            <text:p>13.814624</text:p>
          </table:table-cell>
          <table:table-cell office:value-type="float" office:value="83500" calcext:value-type="float">
            <text:p>8350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7945" calcext:value-type="float">
            <text:p>4479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823" calcext:value-type="float">
            <text:p>-139.239823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39823" calcext:value-type="float">
            <text:p>-139.239823</text:p>
          </table:table-cell>
          <table:table-cell office:value-type="float" office:value="-138.249" calcext:value-type="float">
            <text:p>-138.249</text:p>
          </table:table-cell>
          <table:table-cell office:value-type="float" office:value="-139.240653" calcext:value-type="float">
            <text:p>-139.240653</text:p>
          </table:table-cell>
          <table:table-cell office:value-type="float" office:value="2.098975" calcext:value-type="float">
            <text:p>2.098975</text:p>
          </table:table-cell>
          <table:table-cell/>
          <table:table-cell office:value-type="float" office:value="2.088403" calcext:value-type="float">
            <text:p>2.088403</text:p>
          </table:table-cell>
          <table:table-cell office:value-type="float" office:value="6.522158" calcext:value-type="float">
            <text:p>6.522158</text:p>
          </table:table-cell>
          <table:table-cell/>
          <table:table-cell office:value-type="float" office:value="6.583913" calcext:value-type="float">
            <text:p>6.583913</text:p>
          </table:table-cell>
          <table:table-cell office:value-type="float" office:value="16.33076" calcext:value-type="float">
            <text:p>16.33076</text:p>
          </table:table-cell>
          <table:table-cell office:value-type="float" office:value="83500" calcext:value-type="float">
            <text:p>83500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7964" calcext:value-type="float">
            <text:p>4479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653" calcext:value-type="float">
            <text:p>-139.240653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40653" calcext:value-type="float">
            <text:p>-139.240653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28655" calcext:value-type="float">
            <text:p>-139.228655</text:p>
          </table:table-cell>
          <table:table-cell office:value-type="float" office:value="2.085695" calcext:value-type="float">
            <text:p>2.085695</text:p>
          </table:table-cell>
          <table:table-cell/>
          <table:table-cell office:value-type="float" office:value="2.093425" calcext:value-type="float">
            <text:p>2.093425</text:p>
          </table:table-cell>
          <table:table-cell office:value-type="float" office:value="6.616406" calcext:value-type="float">
            <text:p>6.616406</text:p>
          </table:table-cell>
          <table:table-cell/>
          <table:table-cell office:value-type="float" office:value="6.552991" calcext:value-type="float">
            <text:p>6.552991</text:p>
          </table:table-cell>
          <table:table-cell office:value-type="float" office:value="13.830016" calcext:value-type="float">
            <text:p>13.830016</text:p>
          </table:table-cell>
          <table:table-cell office:value-type="float" office:value="83501" calcext:value-type="float">
            <text:p>83501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7965" calcext:value-type="float">
            <text:p>4479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653" calcext:value-type="float">
            <text:p>-139.240653</text:p>
          </table:table-cell>
          <table:table-cell office:value-type="float" office:value="-138.251" calcext:value-type="float">
            <text:p>-138.251</text:p>
          </table:table-cell>
          <table:table-cell office:value-type="float" office:value="-139.240653" calcext:value-type="float">
            <text:p>-139.240653</text:p>
          </table:table-cell>
          <table:table-cell office:value-type="float" office:value="-138.251" calcext:value-type="float">
            <text:p>-138.251</text:p>
          </table:table-cell>
          <table:table-cell office:value-type="float" office:value="-139.241347" calcext:value-type="float">
            <text:p>-139.241347</text:p>
          </table:table-cell>
          <table:table-cell office:value-type="float" office:value="2.098997" calcext:value-type="float">
            <text:p>2.098997</text:p>
          </table:table-cell>
          <table:table-cell/>
          <table:table-cell office:value-type="float" office:value="2.089317" calcext:value-type="float">
            <text:p>2.089317</text:p>
          </table:table-cell>
          <table:table-cell office:value-type="float" office:value="6.522127" calcext:value-type="float">
            <text:p>6.522127</text:p>
          </table:table-cell>
          <table:table-cell/>
          <table:table-cell office:value-type="float" office:value="6.584668" calcext:value-type="float">
            <text:p>6.584668</text:p>
          </table:table-cell>
          <table:table-cell office:value-type="float" office:value="16.329023" calcext:value-type="float">
            <text:p>16.329023</text:p>
          </table:table-cell>
          <table:table-cell office:value-type="float" office:value="83501" calcext:value-type="float">
            <text:p>83501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7983" calcext:value-type="float">
            <text:p>4479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364" calcext:value-type="float">
            <text:p>-139.229364</text:p>
          </table:table-cell>
          <table:table-cell table:number-columns-repeated="2"/>
          <table:table-cell office:value-type="float" office:value="2.09389" calcext:value-type="float">
            <text:p>2.09389</text:p>
          </table:table-cell>
          <table:table-cell table:number-columns-repeated="2"/>
          <table:table-cell office:value-type="float" office:value="6.553357" calcext:value-type="float">
            <text:p>6.553357</text:p>
          </table:table-cell>
          <table:table-cell table:number-columns-repeated="3"/>
        </table:table-row>
        <table:table-row table:style-name="ro1">
          <table:table-cell office:value-type="float" office:value="448003" calcext:value-type="float">
            <text:p>4480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347" calcext:value-type="float">
            <text:p>-139.241347</text:p>
          </table:table-cell>
          <table:table-cell office:value-type="float" office:value="-140.113" calcext:value-type="float">
            <text:p>-140.113</text:p>
          </table:table-cell>
          <table:table-cell office:value-type="float" office:value="-139.241347" calcext:value-type="float">
            <text:p>-139.241347</text:p>
          </table:table-cell>
          <table:table-cell office:value-type="float" office:value="-140.113" calcext:value-type="float">
            <text:p>-140.113</text:p>
          </table:table-cell>
          <table:table-cell office:value-type="float" office:value="-139.229364" calcext:value-type="float">
            <text:p>-139.229364</text:p>
          </table:table-cell>
          <table:table-cell office:value-type="float" office:value="2.083784" calcext:value-type="float">
            <text:p>2.083784</text:p>
          </table:table-cell>
          <table:table-cell/>
          <table:table-cell office:value-type="float" office:value="2.09389" calcext:value-type="float">
            <text:p>2.09389</text:p>
          </table:table-cell>
          <table:table-cell office:value-type="float" office:value="6.614722" calcext:value-type="float">
            <text:p>6.614722</text:p>
          </table:table-cell>
          <table:table-cell/>
          <table:table-cell office:value-type="float" office:value="6.553357" calcext:value-type="float">
            <text:p>6.553357</text:p>
          </table:table-cell>
          <table:table-cell office:value-type="float" office:value="13.799995" calcext:value-type="float">
            <text:p>13.799995</text:p>
          </table:table-cell>
          <table:table-cell office:value-type="float" office:value="83503" calcext:value-type="float">
            <text:p>8350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005" calcext:value-type="float">
            <text:p>4480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347" calcext:value-type="float">
            <text:p>-139.241347</text:p>
          </table:table-cell>
          <table:table-cell office:value-type="float" office:value="-138.173" calcext:value-type="float">
            <text:p>-138.173</text:p>
          </table:table-cell>
          <table:table-cell office:value-type="float" office:value="-139.241347" calcext:value-type="float">
            <text:p>-139.241347</text:p>
          </table:table-cell>
          <table:table-cell office:value-type="float" office:value="-138.173" calcext:value-type="float">
            <text:p>-138.173</text:p>
          </table:table-cell>
          <table:table-cell office:value-type="float" office:value="-139.241988" calcext:value-type="float">
            <text:p>-139.241988</text:p>
          </table:table-cell>
          <table:table-cell office:value-type="float" office:value="2.097092" calcext:value-type="float">
            <text:p>2.097092</text:p>
          </table:table-cell>
          <table:table-cell/>
          <table:table-cell office:value-type="float" office:value="2.088604" calcext:value-type="float">
            <text:p>2.088604</text:p>
          </table:table-cell>
          <table:table-cell office:value-type="float" office:value="6.520443" calcext:value-type="float">
            <text:p>6.520443</text:p>
          </table:table-cell>
          <table:table-cell/>
          <table:table-cell office:value-type="float" office:value="6.584" calcext:value-type="float">
            <text:p>6.584</text:p>
          </table:table-cell>
          <table:table-cell office:value-type="float" office:value="16.423482" calcext:value-type="float">
            <text:p>16.423482</text:p>
          </table:table-cell>
          <table:table-cell office:value-type="float" office:value="83503" calcext:value-type="float">
            <text:p>8350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023" calcext:value-type="float">
            <text:p>4480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126" calcext:value-type="float">
            <text:p>-139.229126</text:p>
          </table:table-cell>
          <table:table-cell table:number-columns-repeated="2"/>
          <table:table-cell office:value-type="float" office:value="2.092555" calcext:value-type="float">
            <text:p>2.092555</text:p>
          </table:table-cell>
          <table:table-cell table:number-columns-repeated="2"/>
          <table:table-cell office:value-type="float" office:value="6.552183" calcext:value-type="float">
            <text:p>6.552183</text:p>
          </table:table-cell>
          <table:table-cell table:number-columns-repeated="3"/>
        </table:table-row>
        <table:table-row table:style-name="ro1">
          <table:table-cell office:value-type="float" office:value="448043" calcext:value-type="float">
            <text:p>448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988" calcext:value-type="float">
            <text:p>-139.241988</text:p>
          </table:table-cell>
          <table:table-cell office:value-type="float" office:value="-140.128" calcext:value-type="float">
            <text:p>-140.128</text:p>
          </table:table-cell>
          <table:table-cell office:value-type="float" office:value="-139.241988" calcext:value-type="float">
            <text:p>-139.241988</text:p>
          </table:table-cell>
          <table:table-cell office:value-type="float" office:value="-140.128" calcext:value-type="float">
            <text:p>-140.128</text:p>
          </table:table-cell>
          <table:table-cell office:value-type="float" office:value="-139.229126" calcext:value-type="float">
            <text:p>-139.229126</text:p>
          </table:table-cell>
          <table:table-cell office:value-type="float" office:value="2.083795" calcext:value-type="float">
            <text:p>2.083795</text:p>
          </table:table-cell>
          <table:table-cell/>
          <table:table-cell office:value-type="float" office:value="2.092555" calcext:value-type="float">
            <text:p>2.092555</text:p>
          </table:table-cell>
          <table:table-cell office:value-type="float" office:value="6.614698" calcext:value-type="float">
            <text:p>6.614698</text:p>
          </table:table-cell>
          <table:table-cell/>
          <table:table-cell office:value-type="float" office:value="6.552183" calcext:value-type="float">
            <text:p>6.552183</text:p>
          </table:table-cell>
          <table:table-cell office:value-type="float" office:value="13.818223" calcext:value-type="float">
            <text:p>13.818223</text:p>
          </table:table-cell>
          <table:table-cell office:value-type="float" office:value="83505" calcext:value-type="float">
            <text:p>8350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046" calcext:value-type="float">
            <text:p>44804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988" calcext:value-type="float">
            <text:p>-139.241988</text:p>
          </table:table-cell>
          <table:table-cell office:value-type="float" office:value="-138.168" calcext:value-type="float">
            <text:p>-138.168</text:p>
          </table:table-cell>
          <table:table-cell office:value-type="float" office:value="-139.241988" calcext:value-type="float">
            <text:p>-139.241988</text:p>
          </table:table-cell>
          <table:table-cell office:value-type="float" office:value="-138.168" calcext:value-type="float">
            <text:p>-138.168</text:p>
          </table:table-cell>
          <table:table-cell office:value-type="float" office:value="-139.241951" calcext:value-type="float">
            <text:p>-139.241951</text:p>
          </table:table-cell>
          <table:table-cell office:value-type="float" office:value="2.097109" calcext:value-type="float">
            <text:p>2.097109</text:p>
          </table:table-cell>
          <table:table-cell/>
          <table:table-cell office:value-type="float" office:value="2.087934" calcext:value-type="float">
            <text:p>2.087934</text:p>
          </table:table-cell>
          <table:table-cell office:value-type="float" office:value="6.520419" calcext:value-type="float">
            <text:p>6.520419</text:p>
          </table:table-cell>
          <table:table-cell/>
          <table:table-cell office:value-type="float" office:value="6.583406" calcext:value-type="float">
            <text:p>6.583406</text:p>
          </table:table-cell>
          <table:table-cell office:value-type="float" office:value="16.431851" calcext:value-type="float">
            <text:p>16.431851</text:p>
          </table:table-cell>
          <table:table-cell office:value-type="float" office:value="83505" calcext:value-type="float">
            <text:p>8350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062" calcext:value-type="float">
            <text:p>4480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036" calcext:value-type="float">
            <text:p>-139.229036</text:p>
          </table:table-cell>
          <table:table-cell table:number-columns-repeated="2"/>
          <table:table-cell office:value-type="float" office:value="2.09223" calcext:value-type="float">
            <text:p>2.09223</text:p>
          </table:table-cell>
          <table:table-cell table:number-columns-repeated="2"/>
          <table:table-cell office:value-type="float" office:value="6.551871" calcext:value-type="float">
            <text:p>6.551871</text:p>
          </table:table-cell>
          <table:table-cell table:number-columns-repeated="3"/>
        </table:table-row>
        <table:table-row table:style-name="ro1">
          <table:table-cell office:value-type="float" office:value="448083" calcext:value-type="float">
            <text:p>448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951" calcext:value-type="float">
            <text:p>-139.241951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41951" calcext:value-type="float">
            <text:p>-139.241951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29036" calcext:value-type="float">
            <text:p>-139.229036</text:p>
          </table:table-cell>
          <table:table-cell office:value-type="float" office:value="2.083795" calcext:value-type="float">
            <text:p>2.083795</text:p>
          </table:table-cell>
          <table:table-cell/>
          <table:table-cell office:value-type="float" office:value="2.09223" calcext:value-type="float">
            <text:p>2.09223</text:p>
          </table:table-cell>
          <table:table-cell office:value-type="float" office:value="6.6147" calcext:value-type="float">
            <text:p>6.6147</text:p>
          </table:table-cell>
          <table:table-cell/>
          <table:table-cell office:value-type="float" office:value="6.551871" calcext:value-type="float">
            <text:p>6.551871</text:p>
          </table:table-cell>
          <table:table-cell office:value-type="float" office:value="13.785266" calcext:value-type="float">
            <text:p>13.785266</text:p>
          </table:table-cell>
          <table:table-cell office:value-type="float" office:value="83507" calcext:value-type="float">
            <text:p>8350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085" calcext:value-type="float">
            <text:p>4480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951" calcext:value-type="float">
            <text:p>-139.241951</text:p>
          </table:table-cell>
          <table:table-cell office:value-type="float" office:value="-138.179" calcext:value-type="float">
            <text:p>-138.179</text:p>
          </table:table-cell>
          <table:table-cell office:value-type="float" office:value="-139.241951" calcext:value-type="float">
            <text:p>-139.241951</text:p>
          </table:table-cell>
          <table:table-cell office:value-type="float" office:value="-138.179" calcext:value-type="float">
            <text:p>-138.179</text:p>
          </table:table-cell>
          <table:table-cell office:value-type="float" office:value="-139.24152" calcext:value-type="float">
            <text:p>-139.24152</text:p>
          </table:table-cell>
          <table:table-cell office:value-type="float" office:value="2.097108" calcext:value-type="float">
            <text:p>2.097108</text:p>
          </table:table-cell>
          <table:table-cell/>
          <table:table-cell office:value-type="float" office:value="2.087776" calcext:value-type="float">
            <text:p>2.087776</text:p>
          </table:table-cell>
          <table:table-cell office:value-type="float" office:value="6.52042" calcext:value-type="float">
            <text:p>6.52042</text:p>
          </table:table-cell>
          <table:table-cell/>
          <table:table-cell office:value-type="float" office:value="6.583253" calcext:value-type="float">
            <text:p>6.583253</text:p>
          </table:table-cell>
          <table:table-cell office:value-type="float" office:value="16.415475" calcext:value-type="float">
            <text:p>16.415475</text:p>
          </table:table-cell>
          <table:table-cell office:value-type="float" office:value="83507" calcext:value-type="float">
            <text:p>8350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104" calcext:value-type="float">
            <text:p>4481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52" calcext:value-type="float">
            <text:p>-139.24152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4152" calcext:value-type="float">
            <text:p>-139.24152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28731" calcext:value-type="float">
            <text:p>-139.228731</text:p>
          </table:table-cell>
          <table:table-cell office:value-type="float" office:value="2.083787" calcext:value-type="float">
            <text:p>2.083787</text:p>
          </table:table-cell>
          <table:table-cell/>
          <table:table-cell office:value-type="float" office:value="2.092154" calcext:value-type="float">
            <text:p>2.092154</text:p>
          </table:table-cell>
          <table:table-cell office:value-type="float" office:value="6.614715" calcext:value-type="float">
            <text:p>6.614715</text:p>
          </table:table-cell>
          <table:table-cell/>
          <table:table-cell office:value-type="float" office:value="6.551795" calcext:value-type="float">
            <text:p>6.551795</text:p>
          </table:table-cell>
          <table:table-cell office:value-type="float" office:value="13.812469" calcext:value-type="float">
            <text:p>13.812469</text:p>
          </table:table-cell>
          <table:table-cell office:value-type="float" office:value="83508" calcext:value-type="float">
            <text:p>8350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105" calcext:value-type="float">
            <text:p>4481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52" calcext:value-type="float">
            <text:p>-139.24152</text:p>
          </table:table-cell>
          <table:table-cell office:value-type="float" office:value="-138.179" calcext:value-type="float">
            <text:p>-138.179</text:p>
          </table:table-cell>
          <table:table-cell office:value-type="float" office:value="-139.24152" calcext:value-type="float">
            <text:p>-139.24152</text:p>
          </table:table-cell>
          <table:table-cell office:value-type="float" office:value="-138.179" calcext:value-type="float">
            <text:p>-138.179</text:p>
          </table:table-cell>
          <table:table-cell office:value-type="float" office:value="-139.241495" calcext:value-type="float">
            <text:p>-139.241495</text:p>
          </table:table-cell>
          <table:table-cell office:value-type="float" office:value="2.097097" calcext:value-type="float">
            <text:p>2.097097</text:p>
          </table:table-cell>
          <table:table-cell/>
          <table:table-cell office:value-type="float" office:value="2.087729" calcext:value-type="float">
            <text:p>2.087729</text:p>
          </table:table-cell>
          <table:table-cell office:value-type="float" office:value="6.520436" calcext:value-type="float">
            <text:p>6.520436</text:p>
          </table:table-cell>
          <table:table-cell/>
          <table:table-cell office:value-type="float" office:value="6.583222" calcext:value-type="float">
            <text:p>6.583222</text:p>
          </table:table-cell>
          <table:table-cell office:value-type="float" office:value="16.414836" calcext:value-type="float">
            <text:p>16.414836</text:p>
          </table:table-cell>
          <table:table-cell office:value-type="float" office:value="83508" calcext:value-type="float">
            <text:p>8350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123" calcext:value-type="float">
            <text:p>4481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8705" calcext:value-type="float">
            <text:p>-139.228705</text:p>
          </table:table-cell>
          <table:table-cell table:number-columns-repeated="2"/>
          <table:table-cell office:value-type="float" office:value="2.092125" calcext:value-type="float">
            <text:p>2.092125</text:p>
          </table:table-cell>
          <table:table-cell table:number-columns-repeated="2"/>
          <table:table-cell office:value-type="float" office:value="6.551787" calcext:value-type="float">
            <text:p>6.551787</text:p>
          </table:table-cell>
          <table:table-cell table:number-columns-repeated="3"/>
        </table:table-row>
        <table:table-row table:style-name="ro1">
          <table:table-cell office:value-type="float" office:value="448143" calcext:value-type="float">
            <text:p>4481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495" calcext:value-type="float">
            <text:p>-139.241495</text:p>
          </table:table-cell>
          <table:table-cell office:value-type="float" office:value="-140.139" calcext:value-type="float">
            <text:p>-140.139</text:p>
          </table:table-cell>
          <table:table-cell office:value-type="float" office:value="-139.241495" calcext:value-type="float">
            <text:p>-139.241495</text:p>
          </table:table-cell>
          <table:table-cell office:value-type="float" office:value="-140.139" calcext:value-type="float">
            <text:p>-140.139</text:p>
          </table:table-cell>
          <table:table-cell office:value-type="float" office:value="-139.228705" calcext:value-type="float">
            <text:p>-139.228705</text:p>
          </table:table-cell>
          <table:table-cell office:value-type="float" office:value="2.083786" calcext:value-type="float">
            <text:p>2.083786</text:p>
          </table:table-cell>
          <table:table-cell/>
          <table:table-cell office:value-type="float" office:value="2.092125" calcext:value-type="float">
            <text:p>2.092125</text:p>
          </table:table-cell>
          <table:table-cell office:value-type="float" office:value="6.614716" calcext:value-type="float">
            <text:p>6.614716</text:p>
          </table:table-cell>
          <table:table-cell/>
          <table:table-cell office:value-type="float" office:value="6.551787" calcext:value-type="float">
            <text:p>6.551787</text:p>
          </table:table-cell>
          <table:table-cell office:value-type="float" office:value="13.832811" calcext:value-type="float">
            <text:p>13.832811</text:p>
          </table:table-cell>
          <table:table-cell office:value-type="float" office:value="83510" calcext:value-type="float">
            <text:p>8351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145" calcext:value-type="float">
            <text:p>4481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495" calcext:value-type="float">
            <text:p>-139.241495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41495" calcext:value-type="float">
            <text:p>-139.241495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41679" calcext:value-type="float">
            <text:p>-139.241679</text:p>
          </table:table-cell>
          <table:table-cell office:value-type="float" office:value="2.097096" calcext:value-type="float">
            <text:p>2.097096</text:p>
          </table:table-cell>
          <table:table-cell/>
          <table:table-cell office:value-type="float" office:value="2.087709" calcext:value-type="float">
            <text:p>2.087709</text:p>
          </table:table-cell>
          <table:table-cell office:value-type="float" office:value="6.520437" calcext:value-type="float">
            <text:p>6.520437</text:p>
          </table:table-cell>
          <table:table-cell/>
          <table:table-cell office:value-type="float" office:value="6.583219" calcext:value-type="float">
            <text:p>6.583219</text:p>
          </table:table-cell>
          <table:table-cell office:value-type="float" office:value="16.336155" calcext:value-type="float">
            <text:p>16.336155</text:p>
          </table:table-cell>
          <table:table-cell office:value-type="float" office:value="83510" calcext:value-type="float">
            <text:p>8351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172" calcext:value-type="float">
            <text:p>44817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467" calcext:value-type="float">
            <text:p>-139.229467</text:p>
          </table:table-cell>
          <table:table-cell table:number-columns-repeated="2"/>
          <table:table-cell office:value-type="float" office:value="2.092129" calcext:value-type="float">
            <text:p>2.092129</text:p>
          </table:table-cell>
          <table:table-cell table:number-columns-repeated="2"/>
          <table:table-cell office:value-type="float" office:value="6.551788" calcext:value-type="float">
            <text:p>6.551788</text:p>
          </table:table-cell>
          <table:table-cell table:number-columns-repeated="3"/>
        </table:table-row>
        <table:table-row table:style-name="ro1">
          <table:table-cell office:value-type="float" office:value="448183" calcext:value-type="float">
            <text:p>448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679" calcext:value-type="float">
            <text:p>-139.241679</text:p>
          </table:table-cell>
          <table:table-cell office:value-type="float" office:value="-140.111" calcext:value-type="float">
            <text:p>-140.111</text:p>
          </table:table-cell>
          <table:table-cell office:value-type="float" office:value="-139.241679" calcext:value-type="float">
            <text:p>-139.241679</text:p>
          </table:table-cell>
          <table:table-cell office:value-type="float" office:value="-140.111" calcext:value-type="float">
            <text:p>-140.111</text:p>
          </table:table-cell>
          <table:table-cell office:value-type="float" office:value="-139.229467" calcext:value-type="float">
            <text:p>-139.229467</text:p>
          </table:table-cell>
          <table:table-cell office:value-type="float" office:value="2.08379" calcext:value-type="float">
            <text:p>2.08379</text:p>
          </table:table-cell>
          <table:table-cell/>
          <table:table-cell office:value-type="float" office:value="2.092129" calcext:value-type="float">
            <text:p>2.092129</text:p>
          </table:table-cell>
          <table:table-cell office:value-type="float" office:value="6.61471" calcext:value-type="float">
            <text:p>6.61471</text:p>
          </table:table-cell>
          <table:table-cell/>
          <table:table-cell office:value-type="float" office:value="6.551788" calcext:value-type="float">
            <text:p>6.551788</text:p>
          </table:table-cell>
          <table:table-cell office:value-type="float" office:value="13.797036" calcext:value-type="float">
            <text:p>13.797036</text:p>
          </table:table-cell>
          <table:table-cell office:value-type="float" office:value="83512" calcext:value-type="float">
            <text:p>8351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185" calcext:value-type="float">
            <text:p>4481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679" calcext:value-type="float">
            <text:p>-139.241679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1679" calcext:value-type="float">
            <text:p>-139.241679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2063" calcext:value-type="float">
            <text:p>-139.242063</text:p>
          </table:table-cell>
          <table:table-cell office:value-type="float" office:value="2.097101" calcext:value-type="float">
            <text:p>2.097101</text:p>
          </table:table-cell>
          <table:table-cell/>
          <table:table-cell office:value-type="float" office:value="2.087721" calcext:value-type="float">
            <text:p>2.087721</text:p>
          </table:table-cell>
          <table:table-cell office:value-type="float" office:value="6.52043" calcext:value-type="float">
            <text:p>6.52043</text:p>
          </table:table-cell>
          <table:table-cell/>
          <table:table-cell office:value-type="float" office:value="6.583216" calcext:value-type="float">
            <text:p>6.583216</text:p>
          </table:table-cell>
          <table:table-cell office:value-type="float" office:value="16.327526" calcext:value-type="float">
            <text:p>16.327526</text:p>
          </table:table-cell>
          <table:table-cell office:value-type="float" office:value="83512" calcext:value-type="float">
            <text:p>8351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223" calcext:value-type="float">
            <text:p>4482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063" calcext:value-type="float">
            <text:p>-139.242063</text:p>
          </table:table-cell>
          <table:table-cell office:value-type="float" office:value="-140.122" calcext:value-type="float">
            <text:p>-140.122</text:p>
          </table:table-cell>
          <table:table-cell office:value-type="float" office:value="-139.242063" calcext:value-type="float">
            <text:p>-139.242063</text:p>
          </table:table-cell>
          <table:table-cell office:value-type="float" office:value="-140.122" calcext:value-type="float">
            <text:p>-140.122</text:p>
          </table:table-cell>
          <table:table-cell office:value-type="float" office:value="-139.23266" calcext:value-type="float">
            <text:p>-139.23266</text:p>
          </table:table-cell>
          <table:table-cell office:value-type="float" office:value="2.085721" calcext:value-type="float">
            <text:p>2.085721</text:p>
          </table:table-cell>
          <table:table-cell/>
          <table:table-cell office:value-type="float" office:value="2.092139" calcext:value-type="float">
            <text:p>2.092139</text:p>
          </table:table-cell>
          <table:table-cell office:value-type="float" office:value="6.616354" calcext:value-type="float">
            <text:p>6.616354</text:p>
          </table:table-cell>
          <table:table-cell/>
          <table:table-cell office:value-type="float" office:value="6.551784" calcext:value-type="float">
            <text:p>6.551784</text:p>
          </table:table-cell>
          <table:table-cell office:value-type="float" office:value="13.832038" calcext:value-type="float">
            <text:p>13.832038</text:p>
          </table:table-cell>
          <table:table-cell office:value-type="float" office:value="83513" calcext:value-type="float">
            <text:p>83513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8225" calcext:value-type="float">
            <text:p>4482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063" calcext:value-type="float">
            <text:p>-139.242063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42063" calcext:value-type="float">
            <text:p>-139.242063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45375" calcext:value-type="float">
            <text:p>-139.245375</text:p>
          </table:table-cell>
          <table:table-cell office:value-type="float" office:value="2.097111" calcext:value-type="float">
            <text:p>2.097111</text:p>
          </table:table-cell>
          <table:table-cell/>
          <table:table-cell office:value-type="float" office:value="2.088682" calcext:value-type="float">
            <text:p>2.088682</text:p>
          </table:table-cell>
          <table:table-cell office:value-type="float" office:value="6.520416" calcext:value-type="float">
            <text:p>6.520416</text:p>
          </table:table-cell>
          <table:table-cell/>
          <table:table-cell office:value-type="float" office:value="6.584043" calcext:value-type="float">
            <text:p>6.584043</text:p>
          </table:table-cell>
          <table:table-cell office:value-type="float" office:value="16.320677" calcext:value-type="float">
            <text:p>16.320677</text:p>
          </table:table-cell>
          <table:table-cell office:value-type="float" office:value="83513" calcext:value-type="float">
            <text:p>8351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243" calcext:value-type="float">
            <text:p>448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375" calcext:value-type="float">
            <text:p>-139.245375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45375" calcext:value-type="float">
            <text:p>-139.245375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33273" calcext:value-type="float">
            <text:p>-139.233273</text:p>
          </table:table-cell>
          <table:table-cell office:value-type="float" office:value="2.083859" calcext:value-type="float">
            <text:p>2.083859</text:p>
          </table:table-cell>
          <table:table-cell/>
          <table:table-cell office:value-type="float" office:value="2.092622" calcext:value-type="float">
            <text:p>2.092622</text:p>
          </table:table-cell>
          <table:table-cell office:value-type="float" office:value="6.614573" calcext:value-type="float">
            <text:p>6.614573</text:p>
          </table:table-cell>
          <table:table-cell/>
          <table:table-cell office:value-type="float" office:value="6.552194" calcext:value-type="float">
            <text:p>6.552194</text:p>
          </table:table-cell>
          <table:table-cell office:value-type="float" office:value="13.802499" calcext:value-type="float">
            <text:p>13.802499</text:p>
          </table:table-cell>
          <table:table-cell office:value-type="float" office:value="83515" calcext:value-type="float">
            <text:p>8351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245" calcext:value-type="float">
            <text:p>4482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375" calcext:value-type="float">
            <text:p>-139.245375</text:p>
          </table:table-cell>
          <table:table-cell office:value-type="float" office:value="-138.24" calcext:value-type="float">
            <text:p>-138.24</text:p>
          </table:table-cell>
          <table:table-cell office:value-type="float" office:value="-139.245375" calcext:value-type="float">
            <text:p>-139.245375</text:p>
          </table:table-cell>
          <table:table-cell office:value-type="float" office:value="-138.24" calcext:value-type="float">
            <text:p>-138.24</text:p>
          </table:table-cell>
          <table:table-cell office:value-type="float" office:value="-139.245952" calcext:value-type="float">
            <text:p>-139.245952</text:p>
          </table:table-cell>
          <table:table-cell office:value-type="float" office:value="2.0972" calcext:value-type="float">
            <text:p>2.0972</text:p>
          </table:table-cell>
          <table:table-cell/>
          <table:table-cell office:value-type="float" office:value="2.088002" calcext:value-type="float">
            <text:p>2.088002</text:p>
          </table:table-cell>
          <table:table-cell office:value-type="float" office:value="6.520293" calcext:value-type="float">
            <text:p>6.520293</text:p>
          </table:table-cell>
          <table:table-cell/>
          <table:table-cell office:value-type="float" office:value="6.583349" calcext:value-type="float">
            <text:p>6.583349</text:p>
          </table:table-cell>
          <table:table-cell office:value-type="float" office:value="16.330042" calcext:value-type="float">
            <text:p>16.330042</text:p>
          </table:table-cell>
          <table:table-cell office:value-type="float" office:value="83515" calcext:value-type="float">
            <text:p>8351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262" calcext:value-type="float">
            <text:p>4482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6551" calcext:value-type="float">
            <text:p>-139.236551</text:p>
          </table:table-cell>
          <table:table-cell table:number-columns-repeated="2"/>
          <table:table-cell office:value-type="float" office:value="2.092328" calcext:value-type="float">
            <text:p>2.092328</text:p>
          </table:table-cell>
          <table:table-cell table:number-columns-repeated="2"/>
          <table:table-cell office:value-type="float" office:value="6.551782" calcext:value-type="float">
            <text:p>6.551782</text:p>
          </table:table-cell>
          <table:table-cell table:number-columns-repeated="3"/>
        </table:table-row>
        <table:table-row table:style-name="ro1">
          <table:table-cell office:value-type="float" office:value="448283" calcext:value-type="float">
            <text:p>4482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952" calcext:value-type="float">
            <text:p>-139.245952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45952" calcext:value-type="float">
            <text:p>-139.245952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36551" calcext:value-type="float">
            <text:p>-139.236551</text:p>
          </table:table-cell>
          <table:table-cell office:value-type="float" office:value="2.083869" calcext:value-type="float">
            <text:p>2.083869</text:p>
          </table:table-cell>
          <table:table-cell/>
          <table:table-cell office:value-type="float" office:value="2.092328" calcext:value-type="float">
            <text:p>2.092328</text:p>
          </table:table-cell>
          <table:table-cell office:value-type="float" office:value="6.614551" calcext:value-type="float">
            <text:p>6.614551</text:p>
          </table:table-cell>
          <table:table-cell/>
          <table:table-cell office:value-type="float" office:value="6.551782" calcext:value-type="float">
            <text:p>6.551782</text:p>
          </table:table-cell>
          <table:table-cell office:value-type="float" office:value="13.780187" calcext:value-type="float">
            <text:p>13.780187</text:p>
          </table:table-cell>
          <table:table-cell office:value-type="float" office:value="83517" calcext:value-type="float">
            <text:p>8351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285" calcext:value-type="float">
            <text:p>4482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952" calcext:value-type="float">
            <text:p>-139.245952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45952" calcext:value-type="float">
            <text:p>-139.245952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48972" calcext:value-type="float">
            <text:p>-139.248972</text:p>
          </table:table-cell>
          <table:table-cell office:value-type="float" office:value="2.097216" calcext:value-type="float">
            <text:p>2.097216</text:p>
          </table:table-cell>
          <table:table-cell/>
          <table:table-cell office:value-type="float" office:value="2.087864" calcext:value-type="float">
            <text:p>2.087864</text:p>
          </table:table-cell>
          <table:table-cell office:value-type="float" office:value="6.520271" calcext:value-type="float">
            <text:p>6.520271</text:p>
          </table:table-cell>
          <table:table-cell/>
          <table:table-cell office:value-type="float" office:value="6.583134" calcext:value-type="float">
            <text:p>6.583134</text:p>
          </table:table-cell>
          <table:table-cell office:value-type="float" office:value="16.329415" calcext:value-type="float">
            <text:p>16.329415</text:p>
          </table:table-cell>
          <table:table-cell office:value-type="float" office:value="83517" calcext:value-type="float">
            <text:p>8351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326" calcext:value-type="float">
            <text:p>44832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8972" calcext:value-type="float">
            <text:p>-139.248972</text:p>
          </table:table-cell>
          <table:table-cell office:value-type="float" office:value="-140.107" calcext:value-type="float">
            <text:p>-140.107</text:p>
          </table:table-cell>
          <table:table-cell office:value-type="float" office:value="-139.248972" calcext:value-type="float">
            <text:p>-139.248972</text:p>
          </table:table-cell>
          <table:table-cell office:value-type="float" office:value="-140.107" calcext:value-type="float">
            <text:p>-140.107</text:p>
          </table:table-cell>
          <table:table-cell office:value-type="float" office:value="-139.236809" calcext:value-type="float">
            <text:p>-139.236809</text:p>
          </table:table-cell>
          <table:table-cell office:value-type="float" office:value="2.083926" calcext:value-type="float">
            <text:p>2.083926</text:p>
          </table:table-cell>
          <table:table-cell/>
          <table:table-cell office:value-type="float" office:value="2.092268" calcext:value-type="float">
            <text:p>2.092268</text:p>
          </table:table-cell>
          <table:table-cell office:value-type="float" office:value="6.61444" calcext:value-type="float">
            <text:p>6.61444</text:p>
          </table:table-cell>
          <table:table-cell/>
          <table:table-cell office:value-type="float" office:value="6.551663" calcext:value-type="float">
            <text:p>6.551663</text:p>
          </table:table-cell>
          <table:table-cell office:value-type="float" office:value="13.782701" calcext:value-type="float">
            <text:p>13.782701</text:p>
          </table:table-cell>
          <table:table-cell office:value-type="float" office:value="83518" calcext:value-type="float">
            <text:p>8351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328" calcext:value-type="float">
            <text:p>44832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8972" calcext:value-type="float">
            <text:p>-139.248972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48972" calcext:value-type="float">
            <text:p>-139.248972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49283" calcext:value-type="float">
            <text:p>-139.249283</text:p>
          </table:table-cell>
          <table:table-cell office:value-type="float" office:value="2.097297" calcext:value-type="float">
            <text:p>2.097297</text:p>
          </table:table-cell>
          <table:table-cell/>
          <table:table-cell office:value-type="float" office:value="2.087861" calcext:value-type="float">
            <text:p>2.087861</text:p>
          </table:table-cell>
          <table:table-cell office:value-type="float" office:value="6.520158" calcext:value-type="float">
            <text:p>6.520158</text:p>
          </table:table-cell>
          <table:table-cell/>
          <table:table-cell office:value-type="float" office:value="6.583019" calcext:value-type="float">
            <text:p>6.583019</text:p>
          </table:table-cell>
          <table:table-cell office:value-type="float" office:value="16.336863" calcext:value-type="float">
            <text:p>16.336863</text:p>
          </table:table-cell>
          <table:table-cell office:value-type="float" office:value="83518" calcext:value-type="float">
            <text:p>8351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344" calcext:value-type="float">
            <text:p>4483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9283" calcext:value-type="float">
            <text:p>-139.249283</text:p>
          </table:table-cell>
          <table:table-cell office:value-type="float" office:value="-140.093" calcext:value-type="float">
            <text:p>-140.093</text:p>
          </table:table-cell>
          <table:table-cell office:value-type="float" office:value="-139.249283" calcext:value-type="float">
            <text:p>-139.249283</text:p>
          </table:table-cell>
          <table:table-cell office:value-type="float" office:value="-140.093" calcext:value-type="float">
            <text:p>-140.093</text:p>
          </table:table-cell>
          <table:table-cell office:value-type="float" office:value="-139.237088" calcext:value-type="float">
            <text:p>-139.237088</text:p>
          </table:table-cell>
          <table:table-cell office:value-type="float" office:value="2.083931" calcext:value-type="float">
            <text:p>2.083931</text:p>
          </table:table-cell>
          <table:table-cell/>
          <table:table-cell office:value-type="float" office:value="2.092306" calcext:value-type="float">
            <text:p>2.092306</text:p>
          </table:table-cell>
          <table:table-cell office:value-type="float" office:value="6.614428" calcext:value-type="float">
            <text:p>6.614428</text:p>
          </table:table-cell>
          <table:table-cell/>
          <table:table-cell office:value-type="float" office:value="6.551549" calcext:value-type="float">
            <text:p>6.551549</text:p>
          </table:table-cell>
          <table:table-cell office:value-type="float" office:value="13.764535" calcext:value-type="float">
            <text:p>13.764535</text:p>
          </table:table-cell>
          <table:table-cell office:value-type="float" office:value="83520" calcext:value-type="float">
            <text:p>8352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345" calcext:value-type="float">
            <text:p>4483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9283" calcext:value-type="float">
            <text:p>-139.249283</text:p>
          </table:table-cell>
          <table:table-cell office:value-type="float" office:value="-138.255" calcext:value-type="float">
            <text:p>-138.255</text:p>
          </table:table-cell>
          <table:table-cell office:value-type="float" office:value="-139.249283" calcext:value-type="float">
            <text:p>-139.249283</text:p>
          </table:table-cell>
          <table:table-cell office:value-type="float" office:value="-138.255" calcext:value-type="float">
            <text:p>-138.255</text:p>
          </table:table-cell>
          <table:table-cell office:value-type="float" office:value="-139.249361" calcext:value-type="float">
            <text:p>-139.249361</text:p>
          </table:table-cell>
          <table:table-cell office:value-type="float" office:value="2.097305" calcext:value-type="float">
            <text:p>2.097305</text:p>
          </table:table-cell>
          <table:table-cell/>
          <table:table-cell office:value-type="float" office:value="2.087887" calcext:value-type="float">
            <text:p>2.087887</text:p>
          </table:table-cell>
          <table:table-cell office:value-type="float" office:value="6.520147" calcext:value-type="float">
            <text:p>6.520147</text:p>
          </table:table-cell>
          <table:table-cell/>
          <table:table-cell office:value-type="float" office:value="6.582957" calcext:value-type="float">
            <text:p>6.582957</text:p>
          </table:table-cell>
          <table:table-cell office:value-type="float" office:value="16.313583" calcext:value-type="float">
            <text:p>16.313583</text:p>
          </table:table-cell>
          <table:table-cell office:value-type="float" office:value="83520" calcext:value-type="float">
            <text:p>8352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362" calcext:value-type="float">
            <text:p>4483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7331" calcext:value-type="float">
            <text:p>-139.237331</text:p>
          </table:table-cell>
          <table:table-cell table:number-columns-repeated="2"/>
          <table:table-cell office:value-type="float" office:value="2.092327" calcext:value-type="float">
            <text:p>2.092327</text:p>
          </table:table-cell>
          <table:table-cell table:number-columns-repeated="2"/>
          <table:table-cell office:value-type="float" office:value="6.551512" calcext:value-type="float">
            <text:p>6.551512</text:p>
          </table:table-cell>
          <table:table-cell table:number-columns-repeated="3"/>
        </table:table-row>
        <table:table-row table:style-name="ro1">
          <table:table-cell office:value-type="float" office:value="448383" calcext:value-type="float">
            <text:p>448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9361" calcext:value-type="float">
            <text:p>-139.249361</text:p>
          </table:table-cell>
          <table:table-cell office:value-type="float" office:value="-140.136" calcext:value-type="float">
            <text:p>-140.136</text:p>
          </table:table-cell>
          <table:table-cell office:value-type="float" office:value="-139.249361" calcext:value-type="float">
            <text:p>-139.249361</text:p>
          </table:table-cell>
          <table:table-cell office:value-type="float" office:value="-140.136" calcext:value-type="float">
            <text:p>-140.136</text:p>
          </table:table-cell>
          <table:table-cell office:value-type="float" office:value="-139.234584" calcext:value-type="float">
            <text:p>-139.234584</text:p>
          </table:table-cell>
          <table:table-cell office:value-type="float" office:value="2.085857" calcext:value-type="float">
            <text:p>2.085857</text:p>
          </table:table-cell>
          <table:table-cell/>
          <table:table-cell office:value-type="float" office:value="2.092327" calcext:value-type="float">
            <text:p>2.092327</text:p>
          </table:table-cell>
          <table:table-cell office:value-type="float" office:value="6.616083" calcext:value-type="float">
            <text:p>6.616083</text:p>
          </table:table-cell>
          <table:table-cell/>
          <table:table-cell office:value-type="float" office:value="6.551512" calcext:value-type="float">
            <text:p>6.551512</text:p>
          </table:table-cell>
          <table:table-cell office:value-type="float" office:value="13.840559" calcext:value-type="float">
            <text:p>13.840559</text:p>
          </table:table-cell>
          <table:table-cell office:value-type="float" office:value="83522" calcext:value-type="float">
            <text:p>83522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8385" calcext:value-type="float">
            <text:p>4483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9361" calcext:value-type="float">
            <text:p>-139.249361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49361" calcext:value-type="float">
            <text:p>-139.249361</text:p>
          </table:table-cell>
          <table:table-cell office:value-type="float" office:value="-138.241" calcext:value-type="float">
            <text:p>-138.241</text:p>
          </table:table-cell>
          <table:table-cell office:value-type="float" office:value="-139.247385" calcext:value-type="float">
            <text:p>-139.247385</text:p>
          </table:table-cell>
          <table:table-cell office:value-type="float" office:value="2.097307" calcext:value-type="float">
            <text:p>2.097307</text:p>
          </table:table-cell>
          <table:table-cell/>
          <table:table-cell office:value-type="float" office:value="2.088842" calcext:value-type="float">
            <text:p>2.088842</text:p>
          </table:table-cell>
          <table:table-cell office:value-type="float" office:value="6.520144" calcext:value-type="float">
            <text:p>6.520144</text:p>
          </table:table-cell>
          <table:table-cell/>
          <table:table-cell office:value-type="float" office:value="6.583772" calcext:value-type="float">
            <text:p>6.583772</text:p>
          </table:table-cell>
          <table:table-cell office:value-type="float" office:value="16.334473" calcext:value-type="float">
            <text:p>16.334473</text:p>
          </table:table-cell>
          <table:table-cell office:value-type="float" office:value="83522" calcext:value-type="float">
            <text:p>8352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423" calcext:value-type="float">
            <text:p>4484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7385" calcext:value-type="float">
            <text:p>-139.247385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47385" calcext:value-type="float">
            <text:p>-139.247385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35179" calcext:value-type="float">
            <text:p>-139.235179</text:p>
          </table:table-cell>
          <table:table-cell office:value-type="float" office:value="2.083896" calcext:value-type="float">
            <text:p>2.083896</text:p>
          </table:table-cell>
          <table:table-cell/>
          <table:table-cell office:value-type="float" office:value="2.092798" calcext:value-type="float">
            <text:p>2.092798</text:p>
          </table:table-cell>
          <table:table-cell office:value-type="float" office:value="6.614498" calcext:value-type="float">
            <text:p>6.614498</text:p>
          </table:table-cell>
          <table:table-cell/>
          <table:table-cell office:value-type="float" office:value="6.551922" calcext:value-type="float">
            <text:p>6.551922</text:p>
          </table:table-cell>
          <table:table-cell office:value-type="float" office:value="13.752981" calcext:value-type="float">
            <text:p>13.752981</text:p>
          </table:table-cell>
          <table:table-cell office:value-type="float" office:value="83523" calcext:value-type="float">
            <text:p>8352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425" calcext:value-type="float">
            <text:p>4484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7385" calcext:value-type="float">
            <text:p>-139.247385</text:p>
          </table:table-cell>
          <table:table-cell office:value-type="float" office:value="-138.267" calcext:value-type="float">
            <text:p>-138.267</text:p>
          </table:table-cell>
          <table:table-cell office:value-type="float" office:value="-139.247385" calcext:value-type="float">
            <text:p>-139.247385</text:p>
          </table:table-cell>
          <table:table-cell office:value-type="float" office:value="-138.267" calcext:value-type="float">
            <text:p>-138.267</text:p>
          </table:table-cell>
          <table:table-cell office:value-type="float" office:value="-139.247278" calcext:value-type="float">
            <text:p>-139.247278</text:p>
          </table:table-cell>
          <table:table-cell office:value-type="float" office:value="2.097254" calcext:value-type="float">
            <text:p>2.097254</text:p>
          </table:table-cell>
          <table:table-cell/>
          <table:table-cell office:value-type="float" office:value="2.08812" calcext:value-type="float">
            <text:p>2.08812</text:p>
          </table:table-cell>
          <table:table-cell office:value-type="float" office:value="6.520218" calcext:value-type="float">
            <text:p>6.520218</text:p>
          </table:table-cell>
          <table:table-cell/>
          <table:table-cell office:value-type="float" office:value="6.583177" calcext:value-type="float">
            <text:p>6.583177</text:p>
          </table:table-cell>
          <table:table-cell office:value-type="float" office:value="16.292962" calcext:value-type="float">
            <text:p>16.292962</text:p>
          </table:table-cell>
          <table:table-cell office:value-type="float" office:value="83523" calcext:value-type="float">
            <text:p>8352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443" calcext:value-type="float">
            <text:p>4484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7278" calcext:value-type="float">
            <text:p>-139.247278</text:p>
          </table:table-cell>
          <table:table-cell office:value-type="float" office:value="-140.033" calcext:value-type="float">
            <text:p>-140.033</text:p>
          </table:table-cell>
          <table:table-cell office:value-type="float" office:value="-139.247278" calcext:value-type="float">
            <text:p>-139.247278</text:p>
          </table:table-cell>
          <table:table-cell office:value-type="float" office:value="-140.033" calcext:value-type="float">
            <text:p>-140.033</text:p>
          </table:table-cell>
          <table:table-cell office:value-type="float" office:value="-139.235357" calcext:value-type="float">
            <text:p>-139.235357</text:p>
          </table:table-cell>
          <table:table-cell office:value-type="float" office:value="2.083894" calcext:value-type="float">
            <text:p>2.083894</text:p>
          </table:table-cell>
          <table:table-cell/>
          <table:table-cell office:value-type="float" office:value="2.09242" calcext:value-type="float">
            <text:p>2.09242</text:p>
          </table:table-cell>
          <table:table-cell office:value-type="float" office:value="6.614502" calcext:value-type="float">
            <text:p>6.614502</text:p>
          </table:table-cell>
          <table:table-cell/>
          <table:table-cell office:value-type="float" office:value="6.551659" calcext:value-type="float">
            <text:p>6.551659</text:p>
          </table:table-cell>
          <table:table-cell office:value-type="float" office:value="13.690919" calcext:value-type="float">
            <text:p>13.690919</text:p>
          </table:table-cell>
          <table:table-cell office:value-type="float" office:value="83525" calcext:value-type="float">
            <text:p>8352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452" calcext:value-type="float">
            <text:p>44845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7278" calcext:value-type="float">
            <text:p>-139.247278</text:p>
          </table:table-cell>
          <table:table-cell office:value-type="float" office:value="-138.257" calcext:value-type="float">
            <text:p>-138.257</text:p>
          </table:table-cell>
          <table:table-cell office:value-type="float" office:value="-139.247278" calcext:value-type="float">
            <text:p>-139.247278</text:p>
          </table:table-cell>
          <table:table-cell office:value-type="float" office:value="-138.257" calcext:value-type="float">
            <text:p>-138.257</text:p>
          </table:table-cell>
          <table:table-cell office:value-type="float" office:value="-139.246841" calcext:value-type="float">
            <text:p>-139.246841</text:p>
          </table:table-cell>
          <table:table-cell office:value-type="float" office:value="2.099175" calcext:value-type="float">
            <text:p>2.099175</text:p>
          </table:table-cell>
          <table:table-cell/>
          <table:table-cell office:value-type="float" office:value="2.087942" calcext:value-type="float">
            <text:p>2.087942</text:p>
          </table:table-cell>
          <table:table-cell office:value-type="float" office:value="6.52188" calcext:value-type="float">
            <text:p>6.52188</text:p>
          </table:table-cell>
          <table:table-cell/>
          <table:table-cell office:value-type="float" office:value="6.583051" calcext:value-type="float">
            <text:p>6.583051</text:p>
          </table:table-cell>
          <table:table-cell office:value-type="float" office:value="16.32995" calcext:value-type="float">
            <text:p>16.32995</text:p>
          </table:table-cell>
          <table:table-cell office:value-type="float" office:value="83525" calcext:value-type="float">
            <text:p>83525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8463" calcext:value-type="float">
            <text:p>4484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4865" calcext:value-type="float">
            <text:p>-139.234865</text:p>
          </table:table-cell>
          <table:table-cell table:number-columns-repeated="2"/>
          <table:table-cell office:value-type="float" office:value="2.093297" calcext:value-type="float">
            <text:p>2.093297</text:p>
          </table:table-cell>
          <table:table-cell table:number-columns-repeated="2"/>
          <table:table-cell office:value-type="float" office:value="6.552418" calcext:value-type="float">
            <text:p>6.552418</text:p>
          </table:table-cell>
          <table:table-cell table:number-columns-repeated="3"/>
        </table:table-row>
        <table:table-row table:style-name="ro1">
          <table:table-cell office:value-type="float" office:value="448483" calcext:value-type="float">
            <text:p>448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6841" calcext:value-type="float">
            <text:p>-139.246841</text:p>
          </table:table-cell>
          <table:table-cell office:value-type="float" office:value="-140.056" calcext:value-type="float">
            <text:p>-140.056</text:p>
          </table:table-cell>
          <table:table-cell office:value-type="float" office:value="-139.246841" calcext:value-type="float">
            <text:p>-139.246841</text:p>
          </table:table-cell>
          <table:table-cell office:value-type="float" office:value="-140.056" calcext:value-type="float">
            <text:p>-140.056</text:p>
          </table:table-cell>
          <table:table-cell office:value-type="float" office:value="-139.234865" calcext:value-type="float">
            <text:p>-139.234865</text:p>
          </table:table-cell>
          <table:table-cell office:value-type="float" office:value="2.083886" calcext:value-type="float">
            <text:p>2.083886</text:p>
          </table:table-cell>
          <table:table-cell/>
          <table:table-cell office:value-type="float" office:value="2.093297" calcext:value-type="float">
            <text:p>2.093297</text:p>
          </table:table-cell>
          <table:table-cell office:value-type="float" office:value="6.614518" calcext:value-type="float">
            <text:p>6.614518</text:p>
          </table:table-cell>
          <table:table-cell/>
          <table:table-cell office:value-type="float" office:value="6.552418" calcext:value-type="float">
            <text:p>6.552418</text:p>
          </table:table-cell>
          <table:table-cell office:value-type="float" office:value="13.720668" calcext:value-type="float">
            <text:p>13.720668</text:p>
          </table:table-cell>
          <table:table-cell office:value-type="float" office:value="83527" calcext:value-type="float">
            <text:p>8352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485" calcext:value-type="float">
            <text:p>4484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6841" calcext:value-type="float">
            <text:p>-139.246841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46841" calcext:value-type="float">
            <text:p>-139.246841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46662" calcext:value-type="float">
            <text:p>-139.246662</text:p>
          </table:table-cell>
          <table:table-cell office:value-type="float" office:value="2.097239" calcext:value-type="float">
            <text:p>2.097239</text:p>
          </table:table-cell>
          <table:table-cell/>
          <table:table-cell office:value-type="float" office:value="2.088372" calcext:value-type="float">
            <text:p>2.088372</text:p>
          </table:table-cell>
          <table:table-cell office:value-type="float" office:value="6.520238" calcext:value-type="float">
            <text:p>6.520238</text:p>
          </table:table-cell>
          <table:table-cell/>
          <table:table-cell office:value-type="float" office:value="6.583435" calcext:value-type="float">
            <text:p>6.583435</text:p>
          </table:table-cell>
          <table:table-cell office:value-type="float" office:value="16.323315" calcext:value-type="float">
            <text:p>16.323315</text:p>
          </table:table-cell>
          <table:table-cell office:value-type="float" office:value="83527" calcext:value-type="float">
            <text:p>8352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503" calcext:value-type="float">
            <text:p>4485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455" calcext:value-type="float">
            <text:p>-139.23455</text:p>
          </table:table-cell>
          <table:table-cell table:number-columns-repeated="2"/>
          <table:table-cell office:value-type="float" office:value="2.092533" calcext:value-type="float">
            <text:p>2.092533</text:p>
          </table:table-cell>
          <table:table-cell table:number-columns-repeated="2"/>
          <table:table-cell office:value-type="float" office:value="6.551799" calcext:value-type="float">
            <text:p>6.551799</text:p>
          </table:table-cell>
          <table:table-cell table:number-columns-repeated="3"/>
        </table:table-row>
        <table:table-row table:style-name="ro1">
          <table:table-cell office:value-type="float" office:value="448523" calcext:value-type="float">
            <text:p>448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6662" calcext:value-type="float">
            <text:p>-139.246662</text:p>
          </table:table-cell>
          <table:table-cell office:value-type="float" office:value="-140.052" calcext:value-type="float">
            <text:p>-140.052</text:p>
          </table:table-cell>
          <table:table-cell office:value-type="float" office:value="-139.246662" calcext:value-type="float">
            <text:p>-139.246662</text:p>
          </table:table-cell>
          <table:table-cell office:value-type="float" office:value="-140.052" calcext:value-type="float">
            <text:p>-140.052</text:p>
          </table:table-cell>
          <table:table-cell office:value-type="float" office:value="-139.23455" calcext:value-type="float">
            <text:p>-139.23455</text:p>
          </table:table-cell>
          <table:table-cell office:value-type="float" office:value="2.083883" calcext:value-type="float">
            <text:p>2.083883</text:p>
          </table:table-cell>
          <table:table-cell/>
          <table:table-cell office:value-type="float" office:value="2.092533" calcext:value-type="float">
            <text:p>2.092533</text:p>
          </table:table-cell>
          <table:table-cell office:value-type="float" office:value="6.614525" calcext:value-type="float">
            <text:p>6.614525</text:p>
          </table:table-cell>
          <table:table-cell/>
          <table:table-cell office:value-type="float" office:value="6.551799" calcext:value-type="float">
            <text:p>6.551799</text:p>
          </table:table-cell>
          <table:table-cell office:value-type="float" office:value="13.715818" calcext:value-type="float">
            <text:p>13.715818</text:p>
          </table:table-cell>
          <table:table-cell office:value-type="float" office:value="83528" calcext:value-type="float">
            <text:p>8352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525" calcext:value-type="float">
            <text:p>4485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6662" calcext:value-type="float">
            <text:p>-139.246662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6662" calcext:value-type="float">
            <text:p>-139.246662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6299" calcext:value-type="float">
            <text:p>-139.246299</text:p>
          </table:table-cell>
          <table:table-cell office:value-type="float" office:value="2.097235" calcext:value-type="float">
            <text:p>2.097235</text:p>
          </table:table-cell>
          <table:table-cell/>
          <table:table-cell office:value-type="float" office:value="2.087987" calcext:value-type="float">
            <text:p>2.087987</text:p>
          </table:table-cell>
          <table:table-cell office:value-type="float" office:value="6.520245" calcext:value-type="float">
            <text:p>6.520245</text:p>
          </table:table-cell>
          <table:table-cell/>
          <table:table-cell office:value-type="float" office:value="6.583131" calcext:value-type="float">
            <text:p>6.583131</text:p>
          </table:table-cell>
          <table:table-cell office:value-type="float" office:value="16.33492" calcext:value-type="float">
            <text:p>16.33492</text:p>
          </table:table-cell>
          <table:table-cell office:value-type="float" office:value="83528" calcext:value-type="float">
            <text:p>8352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543" calcext:value-type="float">
            <text:p>4485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4103" calcext:value-type="float">
            <text:p>-139.234103</text:p>
          </table:table-cell>
          <table:table-cell table:number-columns-repeated="2"/>
          <table:table-cell office:value-type="float" office:value="2.092338" calcext:value-type="float">
            <text:p>2.092338</text:p>
          </table:table-cell>
          <table:table-cell table:number-columns-repeated="2"/>
          <table:table-cell office:value-type="float" office:value="6.551648" calcext:value-type="float">
            <text:p>6.551648</text:p>
          </table:table-cell>
          <table:table-cell table:number-columns-repeated="3"/>
        </table:table-row>
        <table:table-row table:style-name="ro1">
          <table:table-cell office:value-type="float" office:value="448563" calcext:value-type="float">
            <text:p>448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6299" calcext:value-type="float">
            <text:p>-139.246299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46299" calcext:value-type="float">
            <text:p>-139.246299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34103" calcext:value-type="float">
            <text:p>-139.234103</text:p>
          </table:table-cell>
          <table:table-cell office:value-type="float" office:value="2.083876" calcext:value-type="float">
            <text:p>2.083876</text:p>
          </table:table-cell>
          <table:table-cell/>
          <table:table-cell office:value-type="float" office:value="2.092338" calcext:value-type="float">
            <text:p>2.092338</text:p>
          </table:table-cell>
          <table:table-cell office:value-type="float" office:value="6.614538" calcext:value-type="float">
            <text:p>6.614538</text:p>
          </table:table-cell>
          <table:table-cell/>
          <table:table-cell office:value-type="float" office:value="6.551648" calcext:value-type="float">
            <text:p>6.551648</text:p>
          </table:table-cell>
          <table:table-cell office:value-type="float" office:value="13.772131" calcext:value-type="float">
            <text:p>13.772131</text:p>
          </table:table-cell>
          <table:table-cell office:value-type="float" office:value="83530" calcext:value-type="float">
            <text:p>8353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564" calcext:value-type="float">
            <text:p>4485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6299" calcext:value-type="float">
            <text:p>-139.246299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6299" calcext:value-type="float">
            <text:p>-139.246299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644" calcext:value-type="float">
            <text:p>-139.24644</text:p>
          </table:table-cell>
          <table:table-cell office:value-type="float" office:value="2.097225" calcext:value-type="float">
            <text:p>2.097225</text:p>
          </table:table-cell>
          <table:table-cell/>
          <table:table-cell office:value-type="float" office:value="2.087874" calcext:value-type="float">
            <text:p>2.087874</text:p>
          </table:table-cell>
          <table:table-cell office:value-type="float" office:value="6.520258" calcext:value-type="float">
            <text:p>6.520258</text:p>
          </table:table-cell>
          <table:table-cell/>
          <table:table-cell office:value-type="float" office:value="6.583061" calcext:value-type="float">
            <text:p>6.583061</text:p>
          </table:table-cell>
          <table:table-cell office:value-type="float" office:value="16.338832" calcext:value-type="float">
            <text:p>16.338832</text:p>
          </table:table-cell>
          <table:table-cell office:value-type="float" office:value="83530" calcext:value-type="float">
            <text:p>8353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583" calcext:value-type="float">
            <text:p>448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644" calcext:value-type="float">
            <text:p>-139.24644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4644" calcext:value-type="float">
            <text:p>-139.24644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34209" calcext:value-type="float">
            <text:p>-139.234209</text:p>
          </table:table-cell>
          <table:table-cell office:value-type="float" office:value="2.083878" calcext:value-type="float">
            <text:p>2.083878</text:p>
          </table:table-cell>
          <table:table-cell/>
          <table:table-cell office:value-type="float" office:value="2.092275" calcext:value-type="float">
            <text:p>2.092275</text:p>
          </table:table-cell>
          <table:table-cell office:value-type="float" office:value="6.614533" calcext:value-type="float">
            <text:p>6.614533</text:p>
          </table:table-cell>
          <table:table-cell/>
          <table:table-cell office:value-type="float" office:value="6.55162" calcext:value-type="float">
            <text:p>6.55162</text:p>
          </table:table-cell>
          <table:table-cell office:value-type="float" office:value="13.713561" calcext:value-type="float">
            <text:p>13.713561</text:p>
          </table:table-cell>
          <table:table-cell office:value-type="float" office:value="83532" calcext:value-type="float">
            <text:p>8353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585" calcext:value-type="float">
            <text:p>4485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644" calcext:value-type="float">
            <text:p>-139.24644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4644" calcext:value-type="float">
            <text:p>-139.24644</text:p>
          </table:table-cell>
          <table:table-cell office:value-type="float" office:value="-138.25" calcext:value-type="float">
            <text:p>-138.25</text:p>
          </table:table-cell>
          <table:table-cell office:value-type="float" office:value="-139.245936" calcext:value-type="float">
            <text:p>-139.245936</text:p>
          </table:table-cell>
          <table:table-cell office:value-type="float" office:value="2.097229" calcext:value-type="float">
            <text:p>2.097229</text:p>
          </table:table-cell>
          <table:table-cell/>
          <table:table-cell office:value-type="float" office:value="2.087856" calcext:value-type="float">
            <text:p>2.087856</text:p>
          </table:table-cell>
          <table:table-cell office:value-type="float" office:value="6.520253" calcext:value-type="float">
            <text:p>6.520253</text:p>
          </table:table-cell>
          <table:table-cell/>
          <table:table-cell office:value-type="float" office:value="6.583047" calcext:value-type="float">
            <text:p>6.583047</text:p>
          </table:table-cell>
          <table:table-cell office:value-type="float" office:value="16.316784" calcext:value-type="float">
            <text:p>16.316784</text:p>
          </table:table-cell>
          <table:table-cell office:value-type="float" office:value="83532" calcext:value-type="float">
            <text:p>8353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603" calcext:value-type="float">
            <text:p>4486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3876" calcext:value-type="float">
            <text:p>-139.233876</text:p>
          </table:table-cell>
          <table:table-cell table:number-columns-repeated="2"/>
          <table:table-cell office:value-type="float" office:value="2.092273" calcext:value-type="float">
            <text:p>2.092273</text:p>
          </table:table-cell>
          <table:table-cell table:number-columns-repeated="2"/>
          <table:table-cell office:value-type="float" office:value="6.55161" calcext:value-type="float">
            <text:p>6.55161</text:p>
          </table:table-cell>
          <table:table-cell table:number-columns-repeated="3"/>
        </table:table-row>
        <table:table-row table:style-name="ro1">
          <table:table-cell office:value-type="float" office:value="448623" calcext:value-type="float">
            <text:p>448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936" calcext:value-type="float">
            <text:p>-139.245936</text:p>
          </table:table-cell>
          <table:table-cell office:value-type="float" office:value="-140.058" calcext:value-type="float">
            <text:p>-140.058</text:p>
          </table:table-cell>
          <table:table-cell office:value-type="float" office:value="-139.245936" calcext:value-type="float">
            <text:p>-139.245936</text:p>
          </table:table-cell>
          <table:table-cell office:value-type="float" office:value="-140.058" calcext:value-type="float">
            <text:p>-140.058</text:p>
          </table:table-cell>
          <table:table-cell office:value-type="float" office:value="-139.233876" calcext:value-type="float">
            <text:p>-139.233876</text:p>
          </table:table-cell>
          <table:table-cell office:value-type="float" office:value="2.083869" calcext:value-type="float">
            <text:p>2.083869</text:p>
          </table:table-cell>
          <table:table-cell/>
          <table:table-cell office:value-type="float" office:value="2.092273" calcext:value-type="float">
            <text:p>2.092273</text:p>
          </table:table-cell>
          <table:table-cell office:value-type="float" office:value="6.614552" calcext:value-type="float">
            <text:p>6.614552</text:p>
          </table:table-cell>
          <table:table-cell/>
          <table:table-cell office:value-type="float" office:value="6.55161" calcext:value-type="float">
            <text:p>6.55161</text:p>
          </table:table-cell>
          <table:table-cell office:value-type="float" office:value="13.724356" calcext:value-type="float">
            <text:p>13.724356</text:p>
          </table:table-cell>
          <table:table-cell office:value-type="float" office:value="83534" calcext:value-type="float">
            <text:p>8353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625" calcext:value-type="float">
            <text:p>4486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936" calcext:value-type="float">
            <text:p>-139.245936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45936" calcext:value-type="float">
            <text:p>-139.245936</text:p>
          </table:table-cell>
          <table:table-cell office:value-type="float" office:value="-138.246" calcext:value-type="float">
            <text:p>-138.246</text:p>
          </table:table-cell>
          <table:table-cell office:value-type="float" office:value="-139.245713" calcext:value-type="float">
            <text:p>-139.245713</text:p>
          </table:table-cell>
          <table:table-cell office:value-type="float" office:value="2.097215" calcext:value-type="float">
            <text:p>2.097215</text:p>
          </table:table-cell>
          <table:table-cell/>
          <table:table-cell office:value-type="float" office:value="2.087848" calcext:value-type="float">
            <text:p>2.087848</text:p>
          </table:table-cell>
          <table:table-cell office:value-type="float" office:value="6.520272" calcext:value-type="float">
            <text:p>6.520272</text:p>
          </table:table-cell>
          <table:table-cell/>
          <table:table-cell office:value-type="float" office:value="6.583051" calcext:value-type="float">
            <text:p>6.583051</text:p>
          </table:table-cell>
          <table:table-cell office:value-type="float" office:value="16.321971" calcext:value-type="float">
            <text:p>16.321971</text:p>
          </table:table-cell>
          <table:table-cell office:value-type="float" office:value="83534" calcext:value-type="float">
            <text:p>8353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643" calcext:value-type="float">
            <text:p>4486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3611" calcext:value-type="float">
            <text:p>-139.233611</text:p>
          </table:table-cell>
          <table:table-cell table:number-columns-repeated="2"/>
          <table:table-cell office:value-type="float" office:value="2.092261" calcext:value-type="float">
            <text:p>2.092261</text:p>
          </table:table-cell>
          <table:table-cell table:number-columns-repeated="2"/>
          <table:table-cell office:value-type="float" office:value="6.551622" calcext:value-type="float">
            <text:p>6.551622</text:p>
          </table:table-cell>
          <table:table-cell table:number-columns-repeated="3"/>
        </table:table-row>
        <table:table-row table:style-name="ro1">
          <table:table-cell office:value-type="float" office:value="448663" calcext:value-type="float">
            <text:p>448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713" calcext:value-type="float">
            <text:p>-139.245713</text:p>
          </table:table-cell>
          <table:table-cell office:value-type="float" office:value="-140.076" calcext:value-type="float">
            <text:p>-140.076</text:p>
          </table:table-cell>
          <table:table-cell office:value-type="float" office:value="-139.245713" calcext:value-type="float">
            <text:p>-139.245713</text:p>
          </table:table-cell>
          <table:table-cell office:value-type="float" office:value="-140.076" calcext:value-type="float">
            <text:p>-140.076</text:p>
          </table:table-cell>
          <table:table-cell office:value-type="float" office:value="-139.233611" calcext:value-type="float">
            <text:p>-139.233611</text:p>
          </table:table-cell>
          <table:table-cell office:value-type="float" office:value="2.083865" calcext:value-type="float">
            <text:p>2.083865</text:p>
          </table:table-cell>
          <table:table-cell/>
          <table:table-cell office:value-type="float" office:value="2.092261" calcext:value-type="float">
            <text:p>2.092261</text:p>
          </table:table-cell>
          <table:table-cell office:value-type="float" office:value="6.61456" calcext:value-type="float">
            <text:p>6.61456</text:p>
          </table:table-cell>
          <table:table-cell/>
          <table:table-cell office:value-type="float" office:value="6.551622" calcext:value-type="float">
            <text:p>6.551622</text:p>
          </table:table-cell>
          <table:table-cell office:value-type="float" office:value="13.747487" calcext:value-type="float">
            <text:p>13.747487</text:p>
          </table:table-cell>
          <table:table-cell office:value-type="float" office:value="83535" calcext:value-type="float">
            <text:p>8353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664" calcext:value-type="float">
            <text:p>4486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713" calcext:value-type="float">
            <text:p>-139.245713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5713" calcext:value-type="float">
            <text:p>-139.245713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5691" calcext:value-type="float">
            <text:p>-139.245691</text:p>
          </table:table-cell>
          <table:table-cell office:value-type="float" office:value="2.097209" calcext:value-type="float">
            <text:p>2.097209</text:p>
          </table:table-cell>
          <table:table-cell/>
          <table:table-cell office:value-type="float" office:value="2.087835" calcext:value-type="float">
            <text:p>2.087835</text:p>
          </table:table-cell>
          <table:table-cell office:value-type="float" office:value="6.52028" calcext:value-type="float">
            <text:p>6.52028</text:p>
          </table:table-cell>
          <table:table-cell/>
          <table:table-cell office:value-type="float" office:value="6.58306" calcext:value-type="float">
            <text:p>6.58306</text:p>
          </table:table-cell>
          <table:table-cell office:value-type="float" office:value="16.333511" calcext:value-type="float">
            <text:p>16.333511</text:p>
          </table:table-cell>
          <table:table-cell office:value-type="float" office:value="83535" calcext:value-type="float">
            <text:p>8353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683" calcext:value-type="float">
            <text:p>448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691" calcext:value-type="float">
            <text:p>-139.245691</text:p>
          </table:table-cell>
          <table:table-cell office:value-type="float" office:value="-140.047" calcext:value-type="float">
            <text:p>-140.047</text:p>
          </table:table-cell>
          <table:table-cell office:value-type="float" office:value="-139.245691" calcext:value-type="float">
            <text:p>-139.245691</text:p>
          </table:table-cell>
          <table:table-cell office:value-type="float" office:value="-140.047" calcext:value-type="float">
            <text:p>-140.047</text:p>
          </table:table-cell>
          <table:table-cell office:value-type="float" office:value="-139.233501" calcext:value-type="float">
            <text:p>-139.233501</text:p>
          </table:table-cell>
          <table:table-cell office:value-type="float" office:value="2.083864" calcext:value-type="float">
            <text:p>2.083864</text:p>
          </table:table-cell>
          <table:table-cell/>
          <table:table-cell office:value-type="float" office:value="2.092249" calcext:value-type="float">
            <text:p>2.092249</text:p>
          </table:table-cell>
          <table:table-cell office:value-type="float" office:value="6.614561" calcext:value-type="float">
            <text:p>6.614561</text:p>
          </table:table-cell>
          <table:table-cell/>
          <table:table-cell office:value-type="float" office:value="6.55163" calcext:value-type="float">
            <text:p>6.55163</text:p>
          </table:table-cell>
          <table:table-cell office:value-type="float" office:value="13.710704" calcext:value-type="float">
            <text:p>13.710704</text:p>
          </table:table-cell>
          <table:table-cell office:value-type="float" office:value="83537" calcext:value-type="float">
            <text:p>8353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684" calcext:value-type="float">
            <text:p>4486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691" calcext:value-type="float">
            <text:p>-139.245691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5691" calcext:value-type="float">
            <text:p>-139.245691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5197" calcext:value-type="float">
            <text:p>-139.245197</text:p>
          </table:table-cell>
          <table:table-cell office:value-type="float" office:value="2.097209" calcext:value-type="float">
            <text:p>2.097209</text:p>
          </table:table-cell>
          <table:table-cell/>
          <table:table-cell office:value-type="float" office:value="2.087837" calcext:value-type="float">
            <text:p>2.087837</text:p>
          </table:table-cell>
          <table:table-cell office:value-type="float" office:value="6.520281" calcext:value-type="float">
            <text:p>6.520281</text:p>
          </table:table-cell>
          <table:table-cell/>
          <table:table-cell office:value-type="float" office:value="6.583066" calcext:value-type="float">
            <text:p>6.583066</text:p>
          </table:table-cell>
          <table:table-cell office:value-type="float" office:value="16.343865" calcext:value-type="float">
            <text:p>16.343865</text:p>
          </table:table-cell>
          <table:table-cell office:value-type="float" office:value="83537" calcext:value-type="float">
            <text:p>8353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702" calcext:value-type="float">
            <text:p>4487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2937" calcext:value-type="float">
            <text:p>-139.232937</text:p>
          </table:table-cell>
          <table:table-cell table:number-columns-repeated="2"/>
          <table:table-cell office:value-type="float" office:value="2.092248" calcext:value-type="float">
            <text:p>2.092248</text:p>
          </table:table-cell>
          <table:table-cell table:number-columns-repeated="2"/>
          <table:table-cell office:value-type="float" office:value="6.551633" calcext:value-type="float">
            <text:p>6.551633</text:p>
          </table:table-cell>
          <table:table-cell table:number-columns-repeated="3"/>
        </table:table-row>
        <table:table-row table:style-name="ro1">
          <table:table-cell office:value-type="float" office:value="448723" calcext:value-type="float">
            <text:p>4487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197" calcext:value-type="float">
            <text:p>-139.245197</text:p>
          </table:table-cell>
          <table:table-cell office:value-type="float" office:value="-140.074" calcext:value-type="float">
            <text:p>-140.074</text:p>
          </table:table-cell>
          <table:table-cell office:value-type="float" office:value="-139.245197" calcext:value-type="float">
            <text:p>-139.245197</text:p>
          </table:table-cell>
          <table:table-cell office:value-type="float" office:value="-140.074" calcext:value-type="float">
            <text:p>-140.074</text:p>
          </table:table-cell>
          <table:table-cell office:value-type="float" office:value="-139.232937" calcext:value-type="float">
            <text:p>-139.232937</text:p>
          </table:table-cell>
          <table:table-cell office:value-type="float" office:value="2.083855" calcext:value-type="float">
            <text:p>2.083855</text:p>
          </table:table-cell>
          <table:table-cell/>
          <table:table-cell office:value-type="float" office:value="2.092248" calcext:value-type="float">
            <text:p>2.092248</text:p>
          </table:table-cell>
          <table:table-cell office:value-type="float" office:value="6.614579" calcext:value-type="float">
            <text:p>6.614579</text:p>
          </table:table-cell>
          <table:table-cell/>
          <table:table-cell office:value-type="float" office:value="6.551633" calcext:value-type="float">
            <text:p>6.551633</text:p>
          </table:table-cell>
          <table:table-cell office:value-type="float" office:value="13.745603" calcext:value-type="float">
            <text:p>13.745603</text:p>
          </table:table-cell>
          <table:table-cell office:value-type="float" office:value="83539" calcext:value-type="float">
            <text:p>8353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725" calcext:value-type="float">
            <text:p>4487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197" calcext:value-type="float">
            <text:p>-139.245197</text:p>
          </table:table-cell>
          <table:table-cell office:value-type="float" office:value="-138.169" calcext:value-type="float">
            <text:p>-138.169</text:p>
          </table:table-cell>
          <table:table-cell office:value-type="float" office:value="-139.245197" calcext:value-type="float">
            <text:p>-139.245197</text:p>
          </table:table-cell>
          <table:table-cell office:value-type="float" office:value="-138.169" calcext:value-type="float">
            <text:p>-138.169</text:p>
          </table:table-cell>
          <table:table-cell office:value-type="float" office:value="-139.244999" calcext:value-type="float">
            <text:p>-139.244999</text:p>
          </table:table-cell>
          <table:table-cell office:value-type="float" office:value="2.097195" calcext:value-type="float">
            <text:p>2.097195</text:p>
          </table:table-cell>
          <table:table-cell/>
          <table:table-cell office:value-type="float" office:value="2.087824" calcext:value-type="float">
            <text:p>2.087824</text:p>
          </table:table-cell>
          <table:table-cell office:value-type="float" office:value="6.520299" calcext:value-type="float">
            <text:p>6.520299</text:p>
          </table:table-cell>
          <table:table-cell/>
          <table:table-cell office:value-type="float" office:value="6.583075" calcext:value-type="float">
            <text:p>6.583075</text:p>
          </table:table-cell>
          <table:table-cell office:value-type="float" office:value="16.43513" calcext:value-type="float">
            <text:p>16.43513</text:p>
          </table:table-cell>
          <table:table-cell office:value-type="float" office:value="83539" calcext:value-type="float">
            <text:p>8353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743" calcext:value-type="float">
            <text:p>4487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2062" calcext:value-type="float">
            <text:p>-139.232062</text:p>
          </table:table-cell>
          <table:table-cell table:number-columns-repeated="2"/>
          <table:table-cell office:value-type="float" office:value="2.092218" calcext:value-type="float">
            <text:p>2.092218</text:p>
          </table:table-cell>
          <table:table-cell table:number-columns-repeated="2"/>
          <table:table-cell office:value-type="float" office:value="6.551645" calcext:value-type="float">
            <text:p>6.551645</text:p>
          </table:table-cell>
          <table:table-cell table:number-columns-repeated="3"/>
        </table:table-row>
        <table:table-row table:style-name="ro1">
          <table:table-cell office:value-type="float" office:value="448764" calcext:value-type="float">
            <text:p>4487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999" calcext:value-type="float">
            <text:p>-139.244999</text:p>
          </table:table-cell>
          <table:table-cell office:value-type="float" office:value="-140.058" calcext:value-type="float">
            <text:p>-140.058</text:p>
          </table:table-cell>
          <table:table-cell office:value-type="float" office:value="-139.244999" calcext:value-type="float">
            <text:p>-139.244999</text:p>
          </table:table-cell>
          <table:table-cell office:value-type="float" office:value="-140.058" calcext:value-type="float">
            <text:p>-140.058</text:p>
          </table:table-cell>
          <table:table-cell office:value-type="float" office:value="-139.232062" calcext:value-type="float">
            <text:p>-139.232062</text:p>
          </table:table-cell>
          <table:table-cell office:value-type="float" office:value="2.083852" calcext:value-type="float">
            <text:p>2.083852</text:p>
          </table:table-cell>
          <table:table-cell/>
          <table:table-cell office:value-type="float" office:value="2.092218" calcext:value-type="float">
            <text:p>2.092218</text:p>
          </table:table-cell>
          <table:table-cell office:value-type="float" office:value="6.614587" calcext:value-type="float">
            <text:p>6.614587</text:p>
          </table:table-cell>
          <table:table-cell/>
          <table:table-cell office:value-type="float" office:value="6.551645" calcext:value-type="float">
            <text:p>6.551645</text:p>
          </table:table-cell>
          <table:table-cell office:value-type="float" office:value="13.725546" calcext:value-type="float">
            <text:p>13.725546</text:p>
          </table:table-cell>
          <table:table-cell office:value-type="float" office:value="83541" calcext:value-type="float">
            <text:p>8354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765" calcext:value-type="float">
            <text:p>4487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999" calcext:value-type="float">
            <text:p>-139.244999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4999" calcext:value-type="float">
            <text:p>-139.244999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3924" calcext:value-type="float">
            <text:p>-139.243924</text:p>
          </table:table-cell>
          <table:table-cell office:value-type="float" office:value="2.09719" calcext:value-type="float">
            <text:p>2.09719</text:p>
          </table:table-cell>
          <table:table-cell/>
          <table:table-cell office:value-type="float" office:value="2.087811" calcext:value-type="float">
            <text:p>2.087811</text:p>
          </table:table-cell>
          <table:table-cell office:value-type="float" office:value="6.520307" calcext:value-type="float">
            <text:p>6.520307</text:p>
          </table:table-cell>
          <table:table-cell/>
          <table:table-cell office:value-type="float" office:value="6.583085" calcext:value-type="float">
            <text:p>6.583085</text:p>
          </table:table-cell>
          <table:table-cell office:value-type="float" office:value="16.336903" calcext:value-type="float">
            <text:p>16.336903</text:p>
          </table:table-cell>
          <table:table-cell office:value-type="float" office:value="83541" calcext:value-type="float">
            <text:p>8354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783" calcext:value-type="float">
            <text:p>4487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924" calcext:value-type="float">
            <text:p>-139.243924</text:p>
          </table:table-cell>
          <table:table-cell office:value-type="float" office:value="-140.103" calcext:value-type="float">
            <text:p>-140.103</text:p>
          </table:table-cell>
          <table:table-cell office:value-type="float" office:value="-139.243924" calcext:value-type="float">
            <text:p>-139.243924</text:p>
          </table:table-cell>
          <table:table-cell office:value-type="float" office:value="-140.103" calcext:value-type="float">
            <text:p>-140.103</text:p>
          </table:table-cell>
          <table:table-cell office:value-type="float" office:value="-139.228976" calcext:value-type="float">
            <text:p>-139.228976</text:p>
          </table:table-cell>
          <table:table-cell office:value-type="float" office:value="2.083832" calcext:value-type="float">
            <text:p>2.083832</text:p>
          </table:table-cell>
          <table:table-cell/>
          <table:table-cell office:value-type="float" office:value="2.092228" calcext:value-type="float">
            <text:p>2.092228</text:p>
          </table:table-cell>
          <table:table-cell office:value-type="float" office:value="6.614626" calcext:value-type="float">
            <text:p>6.614626</text:p>
          </table:table-cell>
          <table:table-cell/>
          <table:table-cell office:value-type="float" office:value="6.551656" calcext:value-type="float">
            <text:p>6.551656</text:p>
          </table:table-cell>
          <table:table-cell office:value-type="float" office:value="13.784031" calcext:value-type="float">
            <text:p>13.784031</text:p>
          </table:table-cell>
          <table:table-cell office:value-type="float" office:value="83542" calcext:value-type="float">
            <text:p>8354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785" calcext:value-type="float">
            <text:p>4487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924" calcext:value-type="float">
            <text:p>-139.243924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43924" calcext:value-type="float">
            <text:p>-139.243924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41437" calcext:value-type="float">
            <text:p>-139.241437</text:p>
          </table:table-cell>
          <table:table-cell office:value-type="float" office:value="2.097161" calcext:value-type="float">
            <text:p>2.097161</text:p>
          </table:table-cell>
          <table:table-cell/>
          <table:table-cell office:value-type="float" office:value="2.087794" calcext:value-type="float">
            <text:p>2.087794</text:p>
          </table:table-cell>
          <table:table-cell office:value-type="float" office:value="6.520347" calcext:value-type="float">
            <text:p>6.520347</text:p>
          </table:table-cell>
          <table:table-cell/>
          <table:table-cell office:value-type="float" office:value="6.583109" calcext:value-type="float">
            <text:p>6.583109</text:p>
          </table:table-cell>
          <table:table-cell office:value-type="float" office:value="16.33976" calcext:value-type="float">
            <text:p>16.33976</text:p>
          </table:table-cell>
          <table:table-cell office:value-type="float" office:value="83542" calcext:value-type="float">
            <text:p>8354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803" calcext:value-type="float">
            <text:p>4488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197" calcext:value-type="float">
            <text:p>-139.229197</text:p>
          </table:table-cell>
          <table:table-cell table:number-columns-repeated="2"/>
          <table:table-cell office:value-type="float" office:value="2.092203" calcext:value-type="float">
            <text:p>2.092203</text:p>
          </table:table-cell>
          <table:table-cell table:number-columns-repeated="2"/>
          <table:table-cell office:value-type="float" office:value="6.551688" calcext:value-type="float">
            <text:p>6.551688</text:p>
          </table:table-cell>
          <table:table-cell table:number-columns-repeated="3"/>
        </table:table-row>
        <table:table-row table:style-name="ro1">
          <table:table-cell office:value-type="float" office:value="448823" calcext:value-type="float">
            <text:p>4488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437" calcext:value-type="float">
            <text:p>-139.241437</text:p>
          </table:table-cell>
          <table:table-cell office:value-type="float" office:value="-140.069" calcext:value-type="float">
            <text:p>-140.069</text:p>
          </table:table-cell>
          <table:table-cell office:value-type="float" office:value="-139.241437" calcext:value-type="float">
            <text:p>-139.241437</text:p>
          </table:table-cell>
          <table:table-cell office:value-type="float" office:value="-140.069" calcext:value-type="float">
            <text:p>-140.069</text:p>
          </table:table-cell>
          <table:table-cell office:value-type="float" office:value="-139.229197" calcext:value-type="float">
            <text:p>-139.229197</text:p>
          </table:table-cell>
          <table:table-cell office:value-type="float" office:value="2.083785" calcext:value-type="float">
            <text:p>2.083785</text:p>
          </table:table-cell>
          <table:table-cell/>
          <table:table-cell office:value-type="float" office:value="2.092203" calcext:value-type="float">
            <text:p>2.092203</text:p>
          </table:table-cell>
          <table:table-cell office:value-type="float" office:value="6.614719" calcext:value-type="float">
            <text:p>6.614719</text:p>
          </table:table-cell>
          <table:table-cell/>
          <table:table-cell office:value-type="float" office:value="6.551688" calcext:value-type="float">
            <text:p>6.551688</text:p>
          </table:table-cell>
          <table:table-cell office:value-type="float" office:value="13.74403" calcext:value-type="float">
            <text:p>13.74403</text:p>
          </table:table-cell>
          <table:table-cell office:value-type="float" office:value="83544" calcext:value-type="float">
            <text:p>8354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824" calcext:value-type="float">
            <text:p>4488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437" calcext:value-type="float">
            <text:p>-139.241437</text:p>
          </table:table-cell>
          <table:table-cell office:value-type="float" office:value="-138.242" calcext:value-type="float">
            <text:p>-138.242</text:p>
          </table:table-cell>
          <table:table-cell office:value-type="float" office:value="-139.241437" calcext:value-type="float">
            <text:p>-139.241437</text:p>
          </table:table-cell>
          <table:table-cell office:value-type="float" office:value="-138.242" calcext:value-type="float">
            <text:p>-138.242</text:p>
          </table:table-cell>
          <table:table-cell office:value-type="float" office:value="-139.241214" calcext:value-type="float">
            <text:p>-139.241214</text:p>
          </table:table-cell>
          <table:table-cell office:value-type="float" office:value="2.097094" calcext:value-type="float">
            <text:p>2.097094</text:p>
          </table:table-cell>
          <table:table-cell/>
          <table:table-cell office:value-type="float" office:value="2.087767" calcext:value-type="float">
            <text:p>2.087767</text:p>
          </table:table-cell>
          <table:table-cell office:value-type="float" office:value="6.520439" calcext:value-type="float">
            <text:p>6.520439</text:p>
          </table:table-cell>
          <table:table-cell/>
          <table:table-cell office:value-type="float" office:value="6.583172" calcext:value-type="float">
            <text:p>6.583172</text:p>
          </table:table-cell>
          <table:table-cell office:value-type="float" office:value="16.321231" calcext:value-type="float">
            <text:p>16.321231</text:p>
          </table:table-cell>
          <table:table-cell office:value-type="float" office:value="83544" calcext:value-type="float">
            <text:p>8354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843" calcext:value-type="float">
            <text:p>4488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093" calcext:value-type="float">
            <text:p>-139.229093</text:p>
          </table:table-cell>
          <table:table-cell table:number-columns-repeated="2"/>
          <table:table-cell office:value-type="float" office:value="2.09216" calcext:value-type="float">
            <text:p>2.09216</text:p>
          </table:table-cell>
          <table:table-cell table:number-columns-repeated="2"/>
          <table:table-cell office:value-type="float" office:value="6.551766" calcext:value-type="float">
            <text:p>6.551766</text:p>
          </table:table-cell>
          <table:table-cell table:number-columns-repeated="3"/>
        </table:table-row>
        <table:table-row table:style-name="ro1">
          <table:table-cell office:value-type="float" office:value="448863" calcext:value-type="float">
            <text:p>448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214" calcext:value-type="float">
            <text:p>-139.241214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241214" calcext:value-type="float">
            <text:p>-139.241214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226346" calcext:value-type="float">
            <text:p>-139.226346</text:p>
          </table:table-cell>
          <table:table-cell office:value-type="float" office:value="2.083781" calcext:value-type="float">
            <text:p>2.083781</text:p>
          </table:table-cell>
          <table:table-cell/>
          <table:table-cell office:value-type="float" office:value="2.09216" calcext:value-type="float">
            <text:p>2.09216</text:p>
          </table:table-cell>
          <table:table-cell office:value-type="float" office:value="6.614727" calcext:value-type="float">
            <text:p>6.614727</text:p>
          </table:table-cell>
          <table:table-cell/>
          <table:table-cell office:value-type="float" office:value="6.551766" calcext:value-type="float">
            <text:p>6.551766</text:p>
          </table:table-cell>
          <table:table-cell office:value-type="float" office:value="13.793818" calcext:value-type="float">
            <text:p>13.793818</text:p>
          </table:table-cell>
          <table:table-cell office:value-type="float" office:value="83546" calcext:value-type="float">
            <text:p>8354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865" calcext:value-type="float">
            <text:p>4488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214" calcext:value-type="float">
            <text:p>-139.241214</text:p>
          </table:table-cell>
          <table:table-cell office:value-type="float" office:value="-138.167" calcext:value-type="float">
            <text:p>-138.167</text:p>
          </table:table-cell>
          <table:table-cell office:value-type="float" office:value="-139.241214" calcext:value-type="float">
            <text:p>-139.241214</text:p>
          </table:table-cell>
          <table:table-cell office:value-type="float" office:value="-138.167" calcext:value-type="float">
            <text:p>-138.167</text:p>
          </table:table-cell>
          <table:table-cell office:value-type="float" office:value="-139.238908" calcext:value-type="float">
            <text:p>-139.238908</text:p>
          </table:table-cell>
          <table:table-cell office:value-type="float" office:value="2.097088" calcext:value-type="float">
            <text:p>2.097088</text:p>
          </table:table-cell>
          <table:table-cell/>
          <table:table-cell office:value-type="float" office:value="2.087733" calcext:value-type="float">
            <text:p>2.087733</text:p>
          </table:table-cell>
          <table:table-cell office:value-type="float" office:value="6.520448" calcext:value-type="float">
            <text:p>6.520448</text:p>
          </table:table-cell>
          <table:table-cell/>
          <table:table-cell office:value-type="float" office:value="6.583214" calcext:value-type="float">
            <text:p>6.583214</text:p>
          </table:table-cell>
          <table:table-cell office:value-type="float" office:value="16.432187" calcext:value-type="float">
            <text:p>16.432187</text:p>
          </table:table-cell>
          <table:table-cell office:value-type="float" office:value="83546" calcext:value-type="float">
            <text:p>8354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883" calcext:value-type="float">
            <text:p>4488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8732" calcext:value-type="float">
            <text:p>-139.228732</text:p>
          </table:table-cell>
          <table:table-cell table:number-columns-repeated="2"/>
          <table:table-cell office:value-type="float" office:value="2.09212" calcext:value-type="float">
            <text:p>2.09212</text:p>
          </table:table-cell>
          <table:table-cell table:number-columns-repeated="2"/>
          <table:table-cell office:value-type="float" office:value="6.551789" calcext:value-type="float">
            <text:p>6.551789</text:p>
          </table:table-cell>
          <table:table-cell table:number-columns-repeated="3"/>
        </table:table-row>
        <table:table-row table:style-name="ro1">
          <table:table-cell office:value-type="float" office:value="448903" calcext:value-type="float">
            <text:p>4489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908" calcext:value-type="float">
            <text:p>-139.238908</text:p>
          </table:table-cell>
          <table:table-cell office:value-type="float" office:value="-140.095" calcext:value-type="float">
            <text:p>-140.095</text:p>
          </table:table-cell>
          <table:table-cell office:value-type="float" office:value="-139.238908" calcext:value-type="float">
            <text:p>-139.238908</text:p>
          </table:table-cell>
          <table:table-cell office:value-type="float" office:value="-140.095" calcext:value-type="float">
            <text:p>-140.095</text:p>
          </table:table-cell>
          <table:table-cell office:value-type="float" office:value="-139.228732" calcext:value-type="float">
            <text:p>-139.228732</text:p>
          </table:table-cell>
          <table:table-cell office:value-type="float" office:value="2.085662" calcext:value-type="float">
            <text:p>2.085662</text:p>
          </table:table-cell>
          <table:table-cell/>
          <table:table-cell office:value-type="float" office:value="2.09212" calcext:value-type="float">
            <text:p>2.09212</text:p>
          </table:table-cell>
          <table:table-cell office:value-type="float" office:value="6.616471" calcext:value-type="float">
            <text:p>6.616471</text:p>
          </table:table-cell>
          <table:table-cell/>
          <table:table-cell office:value-type="float" office:value="6.551789" calcext:value-type="float">
            <text:p>6.551789</text:p>
          </table:table-cell>
          <table:table-cell office:value-type="float" office:value="13.801723" calcext:value-type="float">
            <text:p>13.801723</text:p>
          </table:table-cell>
          <table:table-cell office:value-type="float" office:value="83547" calcext:value-type="float">
            <text:p>83547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8905" calcext:value-type="float">
            <text:p>4489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908" calcext:value-type="float">
            <text:p>-139.238908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38908" calcext:value-type="float">
            <text:p>-139.238908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1106" calcext:value-type="float">
            <text:p>-139.241106</text:p>
          </table:table-cell>
          <table:table-cell office:value-type="float" office:value="2.097027" calcext:value-type="float">
            <text:p>2.097027</text:p>
          </table:table-cell>
          <table:table-cell/>
          <table:table-cell office:value-type="float" office:value="2.08865" calcext:value-type="float">
            <text:p>2.08865</text:p>
          </table:table-cell>
          <table:table-cell office:value-type="float" office:value="6.520534" calcext:value-type="float">
            <text:p>6.520534</text:p>
          </table:table-cell>
          <table:table-cell/>
          <table:table-cell office:value-type="float" office:value="6.584105" calcext:value-type="float">
            <text:p>6.584105</text:p>
          </table:table-cell>
          <table:table-cell office:value-type="float" office:value="16.335284" calcext:value-type="float">
            <text:p>16.335284</text:p>
          </table:table-cell>
          <table:table-cell office:value-type="float" office:value="83547" calcext:value-type="float">
            <text:p>8354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943" calcext:value-type="float">
            <text:p>448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106" calcext:value-type="float">
            <text:p>-139.241106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41106" calcext:value-type="float">
            <text:p>-139.241106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26129" calcext:value-type="float">
            <text:p>-139.226129</text:p>
          </table:table-cell>
          <table:table-cell office:value-type="float" office:value="2.083779" calcext:value-type="float">
            <text:p>2.083779</text:p>
          </table:table-cell>
          <table:table-cell/>
          <table:table-cell office:value-type="float" office:value="2.092561" calcext:value-type="float">
            <text:p>2.092561</text:p>
          </table:table-cell>
          <table:table-cell office:value-type="float" office:value="6.614731" calcext:value-type="float">
            <text:p>6.614731</text:p>
          </table:table-cell>
          <table:table-cell/>
          <table:table-cell office:value-type="float" office:value="6.552284" calcext:value-type="float">
            <text:p>6.552284</text:p>
          </table:table-cell>
          <table:table-cell office:value-type="float" office:value="13.760952" calcext:value-type="float">
            <text:p>13.760952</text:p>
          </table:table-cell>
          <table:table-cell office:value-type="float" office:value="83549" calcext:value-type="float">
            <text:p>8354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944" calcext:value-type="float">
            <text:p>4489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106" calcext:value-type="float">
            <text:p>-139.241106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1106" calcext:value-type="float">
            <text:p>-139.241106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838" calcext:value-type="float">
            <text:p>-139.23838</text:p>
          </table:table-cell>
          <table:table-cell office:value-type="float" office:value="2.097086" calcext:value-type="float">
            <text:p>2.097086</text:p>
          </table:table-cell>
          <table:table-cell/>
          <table:table-cell office:value-type="float" office:value="2.08794" calcext:value-type="float">
            <text:p>2.08794</text:p>
          </table:table-cell>
          <table:table-cell office:value-type="float" office:value="6.520452" calcext:value-type="float">
            <text:p>6.520452</text:p>
          </table:table-cell>
          <table:table-cell/>
          <table:table-cell office:value-type="float" office:value="6.583474" calcext:value-type="float">
            <text:p>6.583474</text:p>
          </table:table-cell>
          <table:table-cell office:value-type="float" office:value="16.331126" calcext:value-type="float">
            <text:p>16.331126</text:p>
          </table:table-cell>
          <table:table-cell office:value-type="float" office:value="83549" calcext:value-type="float">
            <text:p>8354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963" calcext:value-type="float">
            <text:p>448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38" calcext:value-type="float">
            <text:p>-139.23838</text:p>
          </table:table-cell>
          <table:table-cell office:value-type="float" office:value="-140.078" calcext:value-type="float">
            <text:p>-140.078</text:p>
          </table:table-cell>
          <table:table-cell office:value-type="float" office:value="-139.23838" calcext:value-type="float">
            <text:p>-139.23838</text:p>
          </table:table-cell>
          <table:table-cell office:value-type="float" office:value="-140.078" calcext:value-type="float">
            <text:p>-140.078</text:p>
          </table:table-cell>
          <table:table-cell office:value-type="float" office:value="-139.228979" calcext:value-type="float">
            <text:p>-139.228979</text:p>
          </table:table-cell>
          <table:table-cell office:value-type="float" office:value="2.083728" calcext:value-type="float">
            <text:p>2.083728</text:p>
          </table:table-cell>
          <table:table-cell/>
          <table:table-cell office:value-type="float" office:value="2.09224" calcext:value-type="float">
            <text:p>2.09224</text:p>
          </table:table-cell>
          <table:table-cell office:value-type="float" office:value="6.614832" calcext:value-type="float">
            <text:p>6.614832</text:p>
          </table:table-cell>
          <table:table-cell/>
          <table:table-cell office:value-type="float" office:value="6.551924" calcext:value-type="float">
            <text:p>6.551924</text:p>
          </table:table-cell>
          <table:table-cell office:value-type="float" office:value="13.759334" calcext:value-type="float">
            <text:p>13.759334</text:p>
          </table:table-cell>
          <table:table-cell office:value-type="float" office:value="83551" calcext:value-type="float">
            <text:p>8355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8964" calcext:value-type="float">
            <text:p>4489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38" calcext:value-type="float">
            <text:p>-139.23838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3838" calcext:value-type="float">
            <text:p>-139.23838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1153" calcext:value-type="float">
            <text:p>-139.241153</text:p>
          </table:table-cell>
          <table:table-cell office:value-type="float" office:value="2.097012" calcext:value-type="float">
            <text:p>2.097012</text:p>
          </table:table-cell>
          <table:table-cell/>
          <table:table-cell office:value-type="float" office:value="2.087754" calcext:value-type="float">
            <text:p>2.087754</text:p>
          </table:table-cell>
          <table:table-cell office:value-type="float" office:value="6.520553" calcext:value-type="float">
            <text:p>6.520553</text:p>
          </table:table-cell>
          <table:table-cell/>
          <table:table-cell office:value-type="float" office:value="6.583346" calcext:value-type="float">
            <text:p>6.583346</text:p>
          </table:table-cell>
          <table:table-cell office:value-type="float" office:value="16.333018" calcext:value-type="float">
            <text:p>16.333018</text:p>
          </table:table-cell>
          <table:table-cell office:value-type="float" office:value="83551" calcext:value-type="float">
            <text:p>8355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8986" calcext:value-type="float">
            <text:p>448986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195" calcext:value-type="float">
            <text:p>-139.226195</text:p>
          </table:table-cell>
          <table:table-cell table:number-columns-repeated="2"/>
          <table:table-cell office:value-type="float" office:value="2.09211" calcext:value-type="float">
            <text:p>2.09211</text:p>
          </table:table-cell>
          <table:table-cell table:number-columns-repeated="2"/>
          <table:table-cell office:value-type="float" office:value="6.55191" calcext:value-type="float">
            <text:p>6.55191</text:p>
          </table:table-cell>
          <table:table-cell table:number-columns-repeated="3"/>
        </table:table-row>
        <table:table-row table:style-name="ro1">
          <table:table-cell office:value-type="float" office:value="449003" calcext:value-type="float">
            <text:p>4490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153" calcext:value-type="float">
            <text:p>-139.241153</text:p>
          </table:table-cell>
          <table:table-cell office:value-type="float" office:value="-140.073" calcext:value-type="float">
            <text:p>-140.073</text:p>
          </table:table-cell>
          <table:table-cell office:value-type="float" office:value="-139.241153" calcext:value-type="float">
            <text:p>-139.241153</text:p>
          </table:table-cell>
          <table:table-cell office:value-type="float" office:value="-140.073" calcext:value-type="float">
            <text:p>-140.073</text:p>
          </table:table-cell>
          <table:table-cell office:value-type="float" office:value="-139.226195" calcext:value-type="float">
            <text:p>-139.226195</text:p>
          </table:table-cell>
          <table:table-cell office:value-type="float" office:value="2.08378" calcext:value-type="float">
            <text:p>2.08378</text:p>
          </table:table-cell>
          <table:table-cell/>
          <table:table-cell office:value-type="float" office:value="2.09211" calcext:value-type="float">
            <text:p>2.09211</text:p>
          </table:table-cell>
          <table:table-cell office:value-type="float" office:value="6.614729" calcext:value-type="float">
            <text:p>6.614729</text:p>
          </table:table-cell>
          <table:table-cell/>
          <table:table-cell office:value-type="float" office:value="6.55191" calcext:value-type="float">
            <text:p>6.55191</text:p>
          </table:table-cell>
          <table:table-cell office:value-type="float" office:value="13.749467" calcext:value-type="float">
            <text:p>13.749467</text:p>
          </table:table-cell>
          <table:table-cell office:value-type="float" office:value="83552" calcext:value-type="float">
            <text:p>8355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005" calcext:value-type="float">
            <text:p>4490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153" calcext:value-type="float">
            <text:p>-139.241153</text:p>
          </table:table-cell>
          <table:table-cell office:value-type="float" office:value="-138.177" calcext:value-type="float">
            <text:p>-138.177</text:p>
          </table:table-cell>
          <table:table-cell office:value-type="float" office:value="-139.241153" calcext:value-type="float">
            <text:p>-139.241153</text:p>
          </table:table-cell>
          <table:table-cell office:value-type="float" office:value="-138.177" calcext:value-type="float">
            <text:p>-138.177</text:p>
          </table:table-cell>
          <table:table-cell office:value-type="float" office:value="-139.238336" calcext:value-type="float">
            <text:p>-139.238336</text:p>
          </table:table-cell>
          <table:table-cell office:value-type="float" office:value="2.097087" calcext:value-type="float">
            <text:p>2.097087</text:p>
          </table:table-cell>
          <table:table-cell/>
          <table:table-cell office:value-type="float" office:value="2.087716" calcext:value-type="float">
            <text:p>2.087716</text:p>
          </table:table-cell>
          <table:table-cell office:value-type="float" office:value="6.52045" calcext:value-type="float">
            <text:p>6.52045</text:p>
          </table:table-cell>
          <table:table-cell/>
          <table:table-cell office:value-type="float" office:value="6.583289" calcext:value-type="float">
            <text:p>6.583289</text:p>
          </table:table-cell>
          <table:table-cell office:value-type="float" office:value="16.417259" calcext:value-type="float">
            <text:p>16.417259</text:p>
          </table:table-cell>
          <table:table-cell office:value-type="float" office:value="83552" calcext:value-type="float">
            <text:p>8355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043" calcext:value-type="float">
            <text:p>449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336" calcext:value-type="float">
            <text:p>-139.238336</text:p>
          </table:table-cell>
          <table:table-cell office:value-type="float" office:value="-140.067" calcext:value-type="float">
            <text:p>-140.067</text:p>
          </table:table-cell>
          <table:table-cell office:value-type="float" office:value="-139.238336" calcext:value-type="float">
            <text:p>-139.238336</text:p>
          </table:table-cell>
          <table:table-cell office:value-type="float" office:value="-140.067" calcext:value-type="float">
            <text:p>-140.067</text:p>
          </table:table-cell>
          <table:table-cell office:value-type="float" office:value="-139.225562" calcext:value-type="float">
            <text:p>-139.225562</text:p>
          </table:table-cell>
          <table:table-cell office:value-type="float" office:value="2.083727" calcext:value-type="float">
            <text:p>2.083727</text:p>
          </table:table-cell>
          <table:table-cell/>
          <table:table-cell office:value-type="float" office:value="2.092114" calcext:value-type="float">
            <text:p>2.092114</text:p>
          </table:table-cell>
          <table:table-cell office:value-type="float" office:value="6.614833" calcext:value-type="float">
            <text:p>6.614833</text:p>
          </table:table-cell>
          <table:table-cell/>
          <table:table-cell office:value-type="float" office:value="6.551827" calcext:value-type="float">
            <text:p>6.551827</text:p>
          </table:table-cell>
          <table:table-cell office:value-type="float" office:value="13.745427" calcext:value-type="float">
            <text:p>13.745427</text:p>
          </table:table-cell>
          <table:table-cell office:value-type="float" office:value="83554" calcext:value-type="float">
            <text:p>8355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045" calcext:value-type="float">
            <text:p>4490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336" calcext:value-type="float">
            <text:p>-139.238336</text:p>
          </table:table-cell>
          <table:table-cell office:value-type="float" office:value="-138.18" calcext:value-type="float">
            <text:p>-138.18</text:p>
          </table:table-cell>
          <table:table-cell office:value-type="float" office:value="-139.238336" calcext:value-type="float">
            <text:p>-139.238336</text:p>
          </table:table-cell>
          <table:table-cell office:value-type="float" office:value="-138.18" calcext:value-type="float">
            <text:p>-138.18</text:p>
          </table:table-cell>
          <table:table-cell office:value-type="float" office:value="-139.2376" calcext:value-type="float">
            <text:p>-139.2376</text:p>
          </table:table-cell>
          <table:table-cell office:value-type="float" office:value="2.097011" calcext:value-type="float">
            <text:p>2.097011</text:p>
          </table:table-cell>
          <table:table-cell/>
          <table:table-cell office:value-type="float" office:value="2.087693" calcext:value-type="float">
            <text:p>2.087693</text:p>
          </table:table-cell>
          <table:table-cell office:value-type="float" office:value="6.520555" calcext:value-type="float">
            <text:p>6.520555</text:p>
          </table:table-cell>
          <table:table-cell/>
          <table:table-cell office:value-type="float" office:value="6.5833" calcext:value-type="float">
            <text:p>6.5833</text:p>
          </table:table-cell>
          <table:table-cell office:value-type="float" office:value="16.408627" calcext:value-type="float">
            <text:p>16.408627</text:p>
          </table:table-cell>
          <table:table-cell office:value-type="float" office:value="83554" calcext:value-type="float">
            <text:p>8355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063" calcext:value-type="float">
            <text:p>4490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6" calcext:value-type="float">
            <text:p>-139.2376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376" calcext:value-type="float">
            <text:p>-139.2376</text:p>
          </table:table-cell>
          <table:table-cell office:value-type="float" office:value="-140.102" calcext:value-type="float">
            <text:p>-140.102</text:p>
          </table:table-cell>
          <table:table-cell office:value-type="float" office:value="-139.224839" calcext:value-type="float">
            <text:p>-139.224839</text:p>
          </table:table-cell>
          <table:table-cell office:value-type="float" office:value="2.085638" calcext:value-type="float">
            <text:p>2.085638</text:p>
          </table:table-cell>
          <table:table-cell/>
          <table:table-cell office:value-type="float" office:value="2.092066" calcext:value-type="float">
            <text:p>2.092066</text:p>
          </table:table-cell>
          <table:table-cell office:value-type="float" office:value="6.616519" calcext:value-type="float">
            <text:p>6.616519</text:p>
          </table:table-cell>
          <table:table-cell/>
          <table:table-cell office:value-type="float" office:value="6.551885" calcext:value-type="float">
            <text:p>6.551885</text:p>
          </table:table-cell>
          <table:table-cell office:value-type="float" office:value="13.812285" calcext:value-type="float">
            <text:p>13.812285</text:p>
          </table:table-cell>
          <table:table-cell office:value-type="float" office:value="83556" calcext:value-type="float">
            <text:p>83556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065" calcext:value-type="float">
            <text:p>4490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6" calcext:value-type="float">
            <text:p>-139.2376</text:p>
          </table:table-cell>
          <table:table-cell office:value-type="float" office:value="-138.186" calcext:value-type="float">
            <text:p>-138.186</text:p>
          </table:table-cell>
          <table:table-cell office:value-type="float" office:value="-139.2376" calcext:value-type="float">
            <text:p>-139.2376</text:p>
          </table:table-cell>
          <table:table-cell office:value-type="float" office:value="-138.186" calcext:value-type="float">
            <text:p>-138.186</text:p>
          </table:table-cell>
          <table:table-cell office:value-type="float" office:value="-139.237359" calcext:value-type="float">
            <text:p>-139.237359</text:p>
          </table:table-cell>
          <table:table-cell office:value-type="float" office:value="2.096991" calcext:value-type="float">
            <text:p>2.096991</text:p>
          </table:table-cell>
          <table:table-cell/>
          <table:table-cell office:value-type="float" office:value="2.088608" calcext:value-type="float">
            <text:p>2.088608</text:p>
          </table:table-cell>
          <table:table-cell office:value-type="float" office:value="6.520582" calcext:value-type="float">
            <text:p>6.520582</text:p>
          </table:table-cell>
          <table:table-cell/>
          <table:table-cell office:value-type="float" office:value="6.584177" calcext:value-type="float">
            <text:p>6.584177</text:p>
          </table:table-cell>
          <table:table-cell office:value-type="float" office:value="16.398632" calcext:value-type="float">
            <text:p>16.398632</text:p>
          </table:table-cell>
          <table:table-cell office:value-type="float" office:value="83556" calcext:value-type="float">
            <text:p>8355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083" calcext:value-type="float">
            <text:p>4490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691" calcext:value-type="float">
            <text:p>-139.224691</text:p>
          </table:table-cell>
          <table:table-cell table:number-columns-repeated="2"/>
          <table:table-cell office:value-type="float" office:value="2.092511" calcext:value-type="float">
            <text:p>2.092511</text:p>
          </table:table-cell>
          <table:table-cell table:number-columns-repeated="2"/>
          <table:table-cell office:value-type="float" office:value="6.552343" calcext:value-type="float">
            <text:p>6.552343</text:p>
          </table:table-cell>
          <table:table-cell table:number-columns-repeated="3"/>
        </table:table-row>
        <table:table-row table:style-name="ro1">
          <table:table-cell office:value-type="float" office:value="449103" calcext:value-type="float">
            <text:p>4491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359" calcext:value-type="float">
            <text:p>-139.237359</text:p>
          </table:table-cell>
          <table:table-cell office:value-type="float" office:value="-140.086" calcext:value-type="float">
            <text:p>-140.086</text:p>
          </table:table-cell>
          <table:table-cell office:value-type="float" office:value="-139.237359" calcext:value-type="float">
            <text:p>-139.237359</text:p>
          </table:table-cell>
          <table:table-cell office:value-type="float" office:value="-140.086" calcext:value-type="float">
            <text:p>-140.086</text:p>
          </table:table-cell>
          <table:table-cell office:value-type="float" office:value="-139.224691" calcext:value-type="float">
            <text:p>-139.224691</text:p>
          </table:table-cell>
          <table:table-cell office:value-type="float" office:value="2.083709" calcext:value-type="float">
            <text:p>2.083709</text:p>
          </table:table-cell>
          <table:table-cell/>
          <table:table-cell office:value-type="float" office:value="2.092511" calcext:value-type="float">
            <text:p>2.092511</text:p>
          </table:table-cell>
          <table:table-cell office:value-type="float" office:value="6.61487" calcext:value-type="float">
            <text:p>6.61487</text:p>
          </table:table-cell>
          <table:table-cell/>
          <table:table-cell office:value-type="float" office:value="6.552343" calcext:value-type="float">
            <text:p>6.552343</text:p>
          </table:table-cell>
          <table:table-cell office:value-type="float" office:value="13.770785" calcext:value-type="float">
            <text:p>13.770785</text:p>
          </table:table-cell>
          <table:table-cell office:value-type="float" office:value="83557" calcext:value-type="float">
            <text:p>8355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105" calcext:value-type="float">
            <text:p>4491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359" calcext:value-type="float">
            <text:p>-139.237359</text:p>
          </table:table-cell>
          <table:table-cell office:value-type="float" office:value="-138.166" calcext:value-type="float">
            <text:p>-138.166</text:p>
          </table:table-cell>
          <table:table-cell office:value-type="float" office:value="-139.237359" calcext:value-type="float">
            <text:p>-139.237359</text:p>
          </table:table-cell>
          <table:table-cell office:value-type="float" office:value="-138.166" calcext:value-type="float">
            <text:p>-138.166</text:p>
          </table:table-cell>
          <table:table-cell office:value-type="float" office:value="-139.237021" calcext:value-type="float">
            <text:p>-139.237021</text:p>
          </table:table-cell>
          <table:table-cell office:value-type="float" office:value="2.096985" calcext:value-type="float">
            <text:p>2.096985</text:p>
          </table:table-cell>
          <table:table-cell/>
          <table:table-cell office:value-type="float" office:value="2.087879" calcext:value-type="float">
            <text:p>2.087879</text:p>
          </table:table-cell>
          <table:table-cell office:value-type="float" office:value="6.520591" calcext:value-type="float">
            <text:p>6.520591</text:p>
          </table:table-cell>
          <table:table-cell/>
          <table:table-cell office:value-type="float" office:value="6.583573" calcext:value-type="float">
            <text:p>6.583573</text:p>
          </table:table-cell>
          <table:table-cell office:value-type="float" office:value="16.427951" calcext:value-type="float">
            <text:p>16.427951</text:p>
          </table:table-cell>
          <table:table-cell office:value-type="float" office:value="83557" calcext:value-type="float">
            <text:p>8355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123" calcext:value-type="float">
            <text:p>4491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139" calcext:value-type="float">
            <text:p>-139.224139</text:p>
          </table:table-cell>
          <table:table-cell table:number-columns-repeated="2"/>
          <table:table-cell office:value-type="float" office:value="2.092141" calcext:value-type="float">
            <text:p>2.092141</text:p>
          </table:table-cell>
          <table:table-cell table:number-columns-repeated="2"/>
          <table:table-cell office:value-type="float" office:value="6.552041" calcext:value-type="float">
            <text:p>6.552041</text:p>
          </table:table-cell>
          <table:table-cell table:number-columns-repeated="3"/>
        </table:table-row>
        <table:table-row table:style-name="ro1">
          <table:table-cell office:value-type="float" office:value="449143" calcext:value-type="float">
            <text:p>4491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021" calcext:value-type="float">
            <text:p>-139.237021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37021" calcext:value-type="float">
            <text:p>-139.237021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24139" calcext:value-type="float">
            <text:p>-139.224139</text:p>
          </table:table-cell>
          <table:table-cell office:value-type="float" office:value="2.085627" calcext:value-type="float">
            <text:p>2.085627</text:p>
          </table:table-cell>
          <table:table-cell/>
          <table:table-cell office:value-type="float" office:value="2.092141" calcext:value-type="float">
            <text:p>2.092141</text:p>
          </table:table-cell>
          <table:table-cell office:value-type="float" office:value="6.616541" calcext:value-type="float">
            <text:p>6.616541</text:p>
          </table:table-cell>
          <table:table-cell/>
          <table:table-cell office:value-type="float" office:value="6.552041" calcext:value-type="float">
            <text:p>6.552041</text:p>
          </table:table-cell>
          <table:table-cell office:value-type="float" office:value="13.839719" calcext:value-type="float">
            <text:p>13.839719</text:p>
          </table:table-cell>
          <table:table-cell office:value-type="float" office:value="83559" calcext:value-type="float">
            <text:p>83559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145" calcext:value-type="float">
            <text:p>4491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021" calcext:value-type="float">
            <text:p>-139.237021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37021" calcext:value-type="float">
            <text:p>-139.237021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36944" calcext:value-type="float">
            <text:p>-139.236944</text:p>
          </table:table-cell>
          <table:table-cell office:value-type="float" office:value="2.096976" calcext:value-type="float">
            <text:p>2.096976</text:p>
          </table:table-cell>
          <table:table-cell/>
          <table:table-cell office:value-type="float" office:value="2.088635" calcext:value-type="float">
            <text:p>2.088635</text:p>
          </table:table-cell>
          <table:table-cell office:value-type="float" office:value="6.520604" calcext:value-type="float">
            <text:p>6.520604</text:p>
          </table:table-cell>
          <table:table-cell/>
          <table:table-cell office:value-type="float" office:value="6.584265" calcext:value-type="float">
            <text:p>6.584265</text:p>
          </table:table-cell>
          <table:table-cell office:value-type="float" office:value="16.31913" calcext:value-type="float">
            <text:p>16.31913</text:p>
          </table:table-cell>
          <table:table-cell office:value-type="float" office:value="83559" calcext:value-type="float">
            <text:p>8355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163" calcext:value-type="float">
            <text:p>449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944" calcext:value-type="float">
            <text:p>-139.236944</text:p>
          </table:table-cell>
          <table:table-cell office:value-type="float" office:value="-140.085" calcext:value-type="float">
            <text:p>-140.085</text:p>
          </table:table-cell>
          <table:table-cell office:value-type="float" office:value="-139.236944" calcext:value-type="float">
            <text:p>-139.236944</text:p>
          </table:table-cell>
          <table:table-cell office:value-type="float" office:value="-140.085" calcext:value-type="float">
            <text:p>-140.085</text:p>
          </table:table-cell>
          <table:table-cell office:value-type="float" office:value="-139.224861" calcext:value-type="float">
            <text:p>-139.224861</text:p>
          </table:table-cell>
          <table:table-cell office:value-type="float" office:value="2.083702" calcext:value-type="float">
            <text:p>2.083702</text:p>
          </table:table-cell>
          <table:table-cell/>
          <table:table-cell office:value-type="float" office:value="2.092531" calcext:value-type="float">
            <text:p>2.092531</text:p>
          </table:table-cell>
          <table:table-cell office:value-type="float" office:value="6.614885" calcext:value-type="float">
            <text:p>6.614885</text:p>
          </table:table-cell>
          <table:table-cell/>
          <table:table-cell office:value-type="float" office:value="6.552399" calcext:value-type="float">
            <text:p>6.552399</text:p>
          </table:table-cell>
          <table:table-cell office:value-type="float" office:value="13.770043" calcext:value-type="float">
            <text:p>13.770043</text:p>
          </table:table-cell>
          <table:table-cell office:value-type="float" office:value="83561" calcext:value-type="float">
            <text:p>8356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165" calcext:value-type="float">
            <text:p>4491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944" calcext:value-type="float">
            <text:p>-139.236944</text:p>
          </table:table-cell>
          <table:table-cell office:value-type="float" office:value="-138.176" calcext:value-type="float">
            <text:p>-138.176</text:p>
          </table:table-cell>
          <table:table-cell office:value-type="float" office:value="-139.236944" calcext:value-type="float">
            <text:p>-139.236944</text:p>
          </table:table-cell>
          <table:table-cell office:value-type="float" office:value="-138.176" calcext:value-type="float">
            <text:p>-138.176</text:p>
          </table:table-cell>
          <table:table-cell office:value-type="float" office:value="-139.237175" calcext:value-type="float">
            <text:p>-139.237175</text:p>
          </table:table-cell>
          <table:table-cell office:value-type="float" office:value="2.096974" calcext:value-type="float">
            <text:p>2.096974</text:p>
          </table:table-cell>
          <table:table-cell/>
          <table:table-cell office:value-type="float" office:value="2.087885" calcext:value-type="float">
            <text:p>2.087885</text:p>
          </table:table-cell>
          <table:table-cell office:value-type="float" office:value="6.520607" calcext:value-type="float">
            <text:p>6.520607</text:p>
          </table:table-cell>
          <table:table-cell/>
          <table:table-cell office:value-type="float" office:value="6.583609" calcext:value-type="float">
            <text:p>6.583609</text:p>
          </table:table-cell>
          <table:table-cell office:value-type="float" office:value="16.412496" calcext:value-type="float">
            <text:p>16.412496</text:p>
          </table:table-cell>
          <table:table-cell office:value-type="float" office:value="83561" calcext:value-type="float">
            <text:p>8356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184" calcext:value-type="float">
            <text:p>44918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4" calcext:value-type="float">
            <text:p>-139.2244</text:p>
          </table:table-cell>
          <table:table-cell table:number-columns-repeated="2"/>
          <table:table-cell office:value-type="float" office:value="2.092141" calcext:value-type="float">
            <text:p>2.092141</text:p>
          </table:table-cell>
          <table:table-cell table:number-columns-repeated="2"/>
          <table:table-cell office:value-type="float" office:value="6.552067" calcext:value-type="float">
            <text:p>6.552067</text:p>
          </table:table-cell>
          <table:table-cell table:number-columns-repeated="3"/>
        </table:table-row>
        <table:table-row table:style-name="ro1">
          <table:table-cell office:value-type="float" office:value="449204" calcext:value-type="float">
            <text:p>4492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175" calcext:value-type="float">
            <text:p>-139.237175</text:p>
          </table:table-cell>
          <table:table-cell office:value-type="float" office:value="-140.105" calcext:value-type="float">
            <text:p>-140.105</text:p>
          </table:table-cell>
          <table:table-cell office:value-type="float" office:value="-139.237175" calcext:value-type="float">
            <text:p>-139.237175</text:p>
          </table:table-cell>
          <table:table-cell office:value-type="float" office:value="-140.105" calcext:value-type="float">
            <text:p>-140.105</text:p>
          </table:table-cell>
          <table:table-cell office:value-type="float" office:value="-139.2244" calcext:value-type="float">
            <text:p>-139.2244</text:p>
          </table:table-cell>
          <table:table-cell office:value-type="float" office:value="2.083706" calcext:value-type="float">
            <text:p>2.083706</text:p>
          </table:table-cell>
          <table:table-cell/>
          <table:table-cell office:value-type="float" office:value="2.092141" calcext:value-type="float">
            <text:p>2.092141</text:p>
          </table:table-cell>
          <table:table-cell office:value-type="float" office:value="6.614876" calcext:value-type="float">
            <text:p>6.614876</text:p>
          </table:table-cell>
          <table:table-cell/>
          <table:table-cell office:value-type="float" office:value="6.552067" calcext:value-type="float">
            <text:p>6.552067</text:p>
          </table:table-cell>
          <table:table-cell office:value-type="float" office:value="13.795136" calcext:value-type="float">
            <text:p>13.795136</text:p>
          </table:table-cell>
          <table:table-cell office:value-type="float" office:value="83563" calcext:value-type="float">
            <text:p>8356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206" calcext:value-type="float">
            <text:p>44920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175" calcext:value-type="float">
            <text:p>-139.237175</text:p>
          </table:table-cell>
          <table:table-cell office:value-type="float" office:value="-138.178" calcext:value-type="float">
            <text:p>-138.178</text:p>
          </table:table-cell>
          <table:table-cell office:value-type="float" office:value="-139.237175" calcext:value-type="float">
            <text:p>-139.237175</text:p>
          </table:table-cell>
          <table:table-cell office:value-type="float" office:value="-138.178" calcext:value-type="float">
            <text:p>-138.178</text:p>
          </table:table-cell>
          <table:table-cell office:value-type="float" office:value="-139.236984" calcext:value-type="float">
            <text:p>-139.236984</text:p>
          </table:table-cell>
          <table:table-cell office:value-type="float" office:value="2.09698" calcext:value-type="float">
            <text:p>2.09698</text:p>
          </table:table-cell>
          <table:table-cell/>
          <table:table-cell office:value-type="float" office:value="2.087686" calcext:value-type="float">
            <text:p>2.087686</text:p>
          </table:table-cell>
          <table:table-cell office:value-type="float" office:value="6.520598" calcext:value-type="float">
            <text:p>6.520598</text:p>
          </table:table-cell>
          <table:table-cell/>
          <table:table-cell office:value-type="float" office:value="6.583439" calcext:value-type="float">
            <text:p>6.583439</text:p>
          </table:table-cell>
          <table:table-cell office:value-type="float" office:value="16.409872" calcext:value-type="float">
            <text:p>16.409872</text:p>
          </table:table-cell>
          <table:table-cell office:value-type="float" office:value="83563" calcext:value-type="float">
            <text:p>8356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243" calcext:value-type="float">
            <text:p>449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984" calcext:value-type="float">
            <text:p>-139.236984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36984" calcext:value-type="float">
            <text:p>-139.236984</text:p>
          </table:table-cell>
          <table:table-cell office:value-type="float" office:value="-140.123" calcext:value-type="float">
            <text:p>-140.123</text:p>
          </table:table-cell>
          <table:table-cell office:value-type="float" office:value="-139.226979" calcext:value-type="float">
            <text:p>-139.226979</text:p>
          </table:table-cell>
          <table:table-cell office:value-type="float" office:value="2.085626" calcext:value-type="float">
            <text:p>2.085626</text:p>
          </table:table-cell>
          <table:table-cell/>
          <table:table-cell office:value-type="float" office:value="2.092046" calcext:value-type="float">
            <text:p>2.092046</text:p>
          </table:table-cell>
          <table:table-cell office:value-type="float" office:value="6.616542" calcext:value-type="float">
            <text:p>6.616542</text:p>
          </table:table-cell>
          <table:table-cell/>
          <table:table-cell office:value-type="float" office:value="6.551977" calcext:value-type="float">
            <text:p>6.551977</text:p>
          </table:table-cell>
          <table:table-cell office:value-type="float" office:value="13.839766" calcext:value-type="float">
            <text:p>13.839766</text:p>
          </table:table-cell>
          <table:table-cell office:value-type="float" office:value="83564" calcext:value-type="float">
            <text:p>83564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245" calcext:value-type="float">
            <text:p>4492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984" calcext:value-type="float">
            <text:p>-139.236984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36984" calcext:value-type="float">
            <text:p>-139.236984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39783" calcext:value-type="float">
            <text:p>-139.239783</text:p>
          </table:table-cell>
          <table:table-cell office:value-type="float" office:value="2.096975" calcext:value-type="float">
            <text:p>2.096975</text:p>
          </table:table-cell>
          <table:table-cell/>
          <table:table-cell office:value-type="float" office:value="2.088586" calcext:value-type="float">
            <text:p>2.088586</text:p>
          </table:table-cell>
          <table:table-cell office:value-type="float" office:value="6.520605" calcext:value-type="float">
            <text:p>6.520605</text:p>
          </table:table-cell>
          <table:table-cell/>
          <table:table-cell office:value-type="float" office:value="6.584234" calcext:value-type="float">
            <text:p>6.584234</text:p>
          </table:table-cell>
          <table:table-cell office:value-type="float" office:value="16.320559" calcext:value-type="float">
            <text:p>16.320559</text:p>
          </table:table-cell>
          <table:table-cell office:value-type="float" office:value="83564" calcext:value-type="float">
            <text:p>8356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263" calcext:value-type="float">
            <text:p>449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783" calcext:value-type="float">
            <text:p>-139.239783</text:p>
          </table:table-cell>
          <table:table-cell office:value-type="float" office:value="-140.144" calcext:value-type="float">
            <text:p>-140.144</text:p>
          </table:table-cell>
          <table:table-cell office:value-type="float" office:value="-139.239783" calcext:value-type="float">
            <text:p>-139.239783</text:p>
          </table:table-cell>
          <table:table-cell office:value-type="float" office:value="-140.144" calcext:value-type="float">
            <text:p>-140.144</text:p>
          </table:table-cell>
          <table:table-cell office:value-type="float" office:value="-139.224942" calcext:value-type="float">
            <text:p>-139.224942</text:p>
          </table:table-cell>
          <table:table-cell office:value-type="float" office:value="2.085678" calcext:value-type="float">
            <text:p>2.085678</text:p>
          </table:table-cell>
          <table:table-cell/>
          <table:table-cell office:value-type="float" office:value="2.092507" calcext:value-type="float">
            <text:p>2.092507</text:p>
          </table:table-cell>
          <table:table-cell office:value-type="float" office:value="6.616438" calcext:value-type="float">
            <text:p>6.616438</text:p>
          </table:table-cell>
          <table:table-cell/>
          <table:table-cell office:value-type="float" office:value="6.552384" calcext:value-type="float">
            <text:p>6.552384</text:p>
          </table:table-cell>
          <table:table-cell office:value-type="float" office:value="13.862907" calcext:value-type="float">
            <text:p>13.862907</text:p>
          </table:table-cell>
          <table:table-cell office:value-type="float" office:value="83566" calcext:value-type="float">
            <text:p>83566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265" calcext:value-type="float">
            <text:p>4492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783" calcext:value-type="float">
            <text:p>-139.239783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9783" calcext:value-type="float">
            <text:p>-139.239783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8012" calcext:value-type="float">
            <text:p>-139.238012</text:p>
          </table:table-cell>
          <table:table-cell office:value-type="float" office:value="2.09705" calcext:value-type="float">
            <text:p>2.09705</text:p>
          </table:table-cell>
          <table:table-cell/>
          <table:table-cell office:value-type="float" office:value="2.088839" calcext:value-type="float">
            <text:p>2.088839</text:p>
          </table:table-cell>
          <table:table-cell office:value-type="float" office:value="6.520501" calcext:value-type="float">
            <text:p>6.520501</text:p>
          </table:table-cell>
          <table:table-cell/>
          <table:table-cell office:value-type="float" office:value="6.584384" calcext:value-type="float">
            <text:p>6.584384</text:p>
          </table:table-cell>
          <table:table-cell office:value-type="float" office:value="16.329163" calcext:value-type="float">
            <text:p>16.329163</text:p>
          </table:table-cell>
          <table:table-cell office:value-type="float" office:value="83566" calcext:value-type="float">
            <text:p>8356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283" calcext:value-type="float">
            <text:p>4492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5876" calcext:value-type="float">
            <text:p>-139.225876</text:p>
          </table:table-cell>
          <table:table-cell table:number-columns-repeated="2"/>
          <table:table-cell office:value-type="float" office:value="2.092668" calcext:value-type="float">
            <text:p>2.092668</text:p>
          </table:table-cell>
          <table:table-cell table:number-columns-repeated="2"/>
          <table:table-cell office:value-type="float" office:value="6.552408" calcext:value-type="float">
            <text:p>6.552408</text:p>
          </table:table-cell>
          <table:table-cell table:number-columns-repeated="3"/>
        </table:table-row>
        <table:table-row table:style-name="ro1">
          <table:table-cell office:value-type="float" office:value="449309" calcext:value-type="float">
            <text:p>44930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012" calcext:value-type="float">
            <text:p>-139.238012</text:p>
          </table:table-cell>
          <table:table-cell office:value-type="float" office:value="-140.172" calcext:value-type="float">
            <text:p>-140.172</text:p>
          </table:table-cell>
          <table:table-cell office:value-type="float" office:value="-139.238012" calcext:value-type="float">
            <text:p>-139.238012</text:p>
          </table:table-cell>
          <table:table-cell office:value-type="float" office:value="-140.172" calcext:value-type="float">
            <text:p>-140.172</text:p>
          </table:table-cell>
          <table:table-cell office:value-type="float" office:value="-139.225876" calcext:value-type="float">
            <text:p>-139.225876</text:p>
          </table:table-cell>
          <table:table-cell office:value-type="float" office:value="2.085645" calcext:value-type="float">
            <text:p>2.085645</text:p>
          </table:table-cell>
          <table:table-cell/>
          <table:table-cell office:value-type="float" office:value="2.092668" calcext:value-type="float">
            <text:p>2.092668</text:p>
          </table:table-cell>
          <table:table-cell office:value-type="float" office:value="6.616504" calcext:value-type="float">
            <text:p>6.616504</text:p>
          </table:table-cell>
          <table:table-cell/>
          <table:table-cell office:value-type="float" office:value="6.552408" calcext:value-type="float">
            <text:p>6.552408</text:p>
          </table:table-cell>
          <table:table-cell office:value-type="float" office:value="13.900755" calcext:value-type="float">
            <text:p>13.900755</text:p>
          </table:table-cell>
          <table:table-cell office:value-type="float" office:value="83568" calcext:value-type="float">
            <text:p>83568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312" calcext:value-type="float">
            <text:p>44931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012" calcext:value-type="float">
            <text:p>-139.238012</text:p>
          </table:table-cell>
          <table:table-cell office:value-type="float" office:value="-138.236" calcext:value-type="float">
            <text:p>-138.236</text:p>
          </table:table-cell>
          <table:table-cell office:value-type="float" office:value="-139.238012" calcext:value-type="float">
            <text:p>-139.238012</text:p>
          </table:table-cell>
          <table:table-cell office:value-type="float" office:value="-138.236" calcext:value-type="float">
            <text:p>-138.236</text:p>
          </table:table-cell>
          <table:table-cell office:value-type="float" office:value="-139.239268" calcext:value-type="float">
            <text:p>-139.239268</text:p>
          </table:table-cell>
          <table:table-cell office:value-type="float" office:value="2.097002" calcext:value-type="float">
            <text:p>2.097002</text:p>
          </table:table-cell>
          <table:table-cell/>
          <table:table-cell office:value-type="float" office:value="2.088897" calcext:value-type="float">
            <text:p>2.088897</text:p>
          </table:table-cell>
          <table:table-cell office:value-type="float" office:value="6.520567" calcext:value-type="float">
            <text:p>6.520567</text:p>
          </table:table-cell>
          <table:table-cell/>
          <table:table-cell office:value-type="float" office:value="6.584426" calcext:value-type="float">
            <text:p>6.584426</text:p>
          </table:table-cell>
          <table:table-cell office:value-type="float" office:value="16.325052" calcext:value-type="float">
            <text:p>16.325052</text:p>
          </table:table-cell>
          <table:table-cell office:value-type="float" office:value="83568" calcext:value-type="float">
            <text:p>8356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322" calcext:value-type="float">
            <text:p>4493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102" calcext:value-type="float">
            <text:p>-139.227102</text:p>
          </table:table-cell>
          <table:table-cell table:number-columns-repeated="2"/>
          <table:table-cell office:value-type="float" office:value="2.092673" calcext:value-type="float">
            <text:p>2.092673</text:p>
          </table:table-cell>
          <table:table-cell table:number-columns-repeated="2"/>
          <table:table-cell office:value-type="float" office:value="6.552462" calcext:value-type="float">
            <text:p>6.552462</text:p>
          </table:table-cell>
          <table:table-cell table:number-columns-repeated="3"/>
        </table:table-row>
        <table:table-row table:style-name="ro1">
          <table:table-cell office:value-type="float" office:value="449343" calcext:value-type="float">
            <text:p>4493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268" calcext:value-type="float">
            <text:p>-139.239268</text:p>
          </table:table-cell>
          <table:table-cell office:value-type="float" office:value="-140.177" calcext:value-type="float">
            <text:p>-140.177</text:p>
          </table:table-cell>
          <table:table-cell office:value-type="float" office:value="-139.239268" calcext:value-type="float">
            <text:p>-139.239268</text:p>
          </table:table-cell>
          <table:table-cell office:value-type="float" office:value="-140.177" calcext:value-type="float">
            <text:p>-140.177</text:p>
          </table:table-cell>
          <table:table-cell office:value-type="float" office:value="-139.227102" calcext:value-type="float">
            <text:p>-139.227102</text:p>
          </table:table-cell>
          <table:table-cell office:value-type="float" office:value="2.085669" calcext:value-type="float">
            <text:p>2.085669</text:p>
          </table:table-cell>
          <table:table-cell/>
          <table:table-cell office:value-type="float" office:value="2.092673" calcext:value-type="float">
            <text:p>2.092673</text:p>
          </table:table-cell>
          <table:table-cell office:value-type="float" office:value="6.616457" calcext:value-type="float">
            <text:p>6.616457</text:p>
          </table:table-cell>
          <table:table-cell/>
          <table:table-cell office:value-type="float" office:value="6.552462" calcext:value-type="float">
            <text:p>6.552462</text:p>
          </table:table-cell>
          <table:table-cell office:value-type="float" office:value="13.905515" calcext:value-type="float">
            <text:p>13.905515</text:p>
          </table:table-cell>
          <table:table-cell office:value-type="float" office:value="83569" calcext:value-type="float">
            <text:p>83569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344" calcext:value-type="float">
            <text:p>4493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268" calcext:value-type="float">
            <text:p>-139.239268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39268" calcext:value-type="float">
            <text:p>-139.239268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40571" calcext:value-type="float">
            <text:p>-139.240571</text:p>
          </table:table-cell>
          <table:table-cell office:value-type="float" office:value="2.097036" calcext:value-type="float">
            <text:p>2.097036</text:p>
          </table:table-cell>
          <table:table-cell/>
          <table:table-cell office:value-type="float" office:value="2.088909" calcext:value-type="float">
            <text:p>2.088909</text:p>
          </table:table-cell>
          <table:table-cell office:value-type="float" office:value="6.52052" calcext:value-type="float">
            <text:p>6.52052</text:p>
          </table:table-cell>
          <table:table-cell/>
          <table:table-cell office:value-type="float" office:value="6.58443" calcext:value-type="float">
            <text:p>6.58443</text:p>
          </table:table-cell>
          <table:table-cell office:value-type="float" office:value="16.331367" calcext:value-type="float">
            <text:p>16.331367</text:p>
          </table:table-cell>
          <table:table-cell office:value-type="float" office:value="83569" calcext:value-type="float">
            <text:p>8356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363" calcext:value-type="float">
            <text:p>449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571" calcext:value-type="float">
            <text:p>-139.240571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240571" calcext:value-type="float">
            <text:p>-139.240571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228381" calcext:value-type="float">
            <text:p>-139.228381</text:p>
          </table:table-cell>
          <table:table-cell office:value-type="float" office:value="2.083769" calcext:value-type="float">
            <text:p>2.083769</text:p>
          </table:table-cell>
          <table:table-cell/>
          <table:table-cell office:value-type="float" office:value="2.092695" calcext:value-type="float">
            <text:p>2.092695</text:p>
          </table:table-cell>
          <table:table-cell office:value-type="float" office:value="6.614751" calcext:value-type="float">
            <text:p>6.614751</text:p>
          </table:table-cell>
          <table:table-cell/>
          <table:table-cell office:value-type="float" office:value="6.552441" calcext:value-type="float">
            <text:p>6.552441</text:p>
          </table:table-cell>
          <table:table-cell office:value-type="float" office:value="13.794634" calcext:value-type="float">
            <text:p>13.794634</text:p>
          </table:table-cell>
          <table:table-cell office:value-type="float" office:value="83571" calcext:value-type="float">
            <text:p>8357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365" calcext:value-type="float">
            <text:p>4493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571" calcext:value-type="float">
            <text:p>-139.240571</text:p>
          </table:table-cell>
          <table:table-cell office:value-type="float" office:value="-138.215" calcext:value-type="float">
            <text:p>-138.215</text:p>
          </table:table-cell>
          <table:table-cell office:value-type="float" office:value="-139.240571" calcext:value-type="float">
            <text:p>-139.240571</text:p>
          </table:table-cell>
          <table:table-cell office:value-type="float" office:value="-138.215" calcext:value-type="float">
            <text:p>-138.215</text:p>
          </table:table-cell>
          <table:table-cell office:value-type="float" office:value="-139.240952" calcext:value-type="float">
            <text:p>-139.240952</text:p>
          </table:table-cell>
          <table:table-cell office:value-type="float" office:value="2.097071" calcext:value-type="float">
            <text:p>2.097071</text:p>
          </table:table-cell>
          <table:table-cell/>
          <table:table-cell office:value-type="float" office:value="2.087996" calcext:value-type="float">
            <text:p>2.087996</text:p>
          </table:table-cell>
          <table:table-cell office:value-type="float" office:value="6.520472" calcext:value-type="float">
            <text:p>6.520472</text:p>
          </table:table-cell>
          <table:table-cell/>
          <table:table-cell office:value-type="float" office:value="6.583561" calcext:value-type="float">
            <text:p>6.583561</text:p>
          </table:table-cell>
          <table:table-cell office:value-type="float" office:value="16.360009" calcext:value-type="float">
            <text:p>16.360009</text:p>
          </table:table-cell>
          <table:table-cell office:value-type="float" office:value="83571" calcext:value-type="float">
            <text:p>8357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383" calcext:value-type="float">
            <text:p>4493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8561" calcext:value-type="float">
            <text:p>-139.228561</text:p>
          </table:table-cell>
          <table:table-cell table:number-columns-repeated="2"/>
          <table:table-cell office:value-type="float" office:value="2.092255" calcext:value-type="float">
            <text:p>2.092255</text:p>
          </table:table-cell>
          <table:table-cell table:number-columns-repeated="2"/>
          <table:table-cell office:value-type="float" office:value="6.551977" calcext:value-type="float">
            <text:p>6.551977</text:p>
          </table:table-cell>
          <table:table-cell table:number-columns-repeated="3"/>
        </table:table-row>
        <table:table-row table:style-name="ro1">
          <table:table-cell office:value-type="float" office:value="449403" calcext:value-type="float">
            <text:p>449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952" calcext:value-type="float">
            <text:p>-139.240952</text:p>
          </table:table-cell>
          <table:table-cell office:value-type="float" office:value="-140.088" calcext:value-type="float">
            <text:p>-140.088</text:p>
          </table:table-cell>
          <table:table-cell office:value-type="float" office:value="-139.240952" calcext:value-type="float">
            <text:p>-139.240952</text:p>
          </table:table-cell>
          <table:table-cell office:value-type="float" office:value="-140.088" calcext:value-type="float">
            <text:p>-140.088</text:p>
          </table:table-cell>
          <table:table-cell office:value-type="float" office:value="-139.228561" calcext:value-type="float">
            <text:p>-139.228561</text:p>
          </table:table-cell>
          <table:table-cell office:value-type="float" office:value="2.083776" calcext:value-type="float">
            <text:p>2.083776</text:p>
          </table:table-cell>
          <table:table-cell/>
          <table:table-cell office:value-type="float" office:value="2.092255" calcext:value-type="float">
            <text:p>2.092255</text:p>
          </table:table-cell>
          <table:table-cell office:value-type="float" office:value="6.614737" calcext:value-type="float">
            <text:p>6.614737</text:p>
          </table:table-cell>
          <table:table-cell/>
          <table:table-cell office:value-type="float" office:value="6.551977" calcext:value-type="float">
            <text:p>6.551977</text:p>
          </table:table-cell>
          <table:table-cell office:value-type="float" office:value="13.768763" calcext:value-type="float">
            <text:p>13.768763</text:p>
          </table:table-cell>
          <table:table-cell office:value-type="float" office:value="83573" calcext:value-type="float">
            <text:p>8357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404" calcext:value-type="float">
            <text:p>4494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952" calcext:value-type="float">
            <text:p>-139.240952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40952" calcext:value-type="float">
            <text:p>-139.240952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40866" calcext:value-type="float">
            <text:p>-139.240866</text:p>
          </table:table-cell>
          <table:table-cell office:value-type="float" office:value="2.097081" calcext:value-type="float">
            <text:p>2.097081</text:p>
          </table:table-cell>
          <table:table-cell/>
          <table:table-cell office:value-type="float" office:value="2.087784" calcext:value-type="float">
            <text:p>2.087784</text:p>
          </table:table-cell>
          <table:table-cell office:value-type="float" office:value="6.520457" calcext:value-type="float">
            <text:p>6.520457</text:p>
          </table:table-cell>
          <table:table-cell/>
          <table:table-cell office:value-type="float" office:value="6.583325" calcext:value-type="float">
            <text:p>6.583325</text:p>
          </table:table-cell>
          <table:table-cell office:value-type="float" office:value="16.370962" calcext:value-type="float">
            <text:p>16.370962</text:p>
          </table:table-cell>
          <table:table-cell office:value-type="float" office:value="83573" calcext:value-type="float">
            <text:p>8357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423" calcext:value-type="float">
            <text:p>4494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147" calcext:value-type="float">
            <text:p>-139.231147</text:p>
          </table:table-cell>
          <table:table-cell table:number-columns-repeated="2"/>
          <table:table-cell office:value-type="float" office:value="2.092152" calcext:value-type="float">
            <text:p>2.092152</text:p>
          </table:table-cell>
          <table:table-cell table:number-columns-repeated="2"/>
          <table:table-cell office:value-type="float" office:value="6.551851" calcext:value-type="float">
            <text:p>6.551851</text:p>
          </table:table-cell>
          <table:table-cell table:number-columns-repeated="3"/>
        </table:table-row>
        <table:table-row table:style-name="ro1">
          <table:table-cell office:value-type="float" office:value="449443" calcext:value-type="float">
            <text:p>4494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866" calcext:value-type="float">
            <text:p>-139.240866</text:p>
          </table:table-cell>
          <table:table-cell office:value-type="float" office:value="-140.138" calcext:value-type="float">
            <text:p>-140.138</text:p>
          </table:table-cell>
          <table:table-cell office:value-type="float" office:value="-139.240866" calcext:value-type="float">
            <text:p>-139.240866</text:p>
          </table:table-cell>
          <table:table-cell office:value-type="float" office:value="-140.138" calcext:value-type="float">
            <text:p>-140.138</text:p>
          </table:table-cell>
          <table:table-cell office:value-type="float" office:value="-139.231147" calcext:value-type="float">
            <text:p>-139.231147</text:p>
          </table:table-cell>
          <table:table-cell office:value-type="float" office:value="2.085699" calcext:value-type="float">
            <text:p>2.085699</text:p>
          </table:table-cell>
          <table:table-cell/>
          <table:table-cell office:value-type="float" office:value="2.092152" calcext:value-type="float">
            <text:p>2.092152</text:p>
          </table:table-cell>
          <table:table-cell office:value-type="float" office:value="6.616398" calcext:value-type="float">
            <text:p>6.616398</text:p>
          </table:table-cell>
          <table:table-cell/>
          <table:table-cell office:value-type="float" office:value="6.551851" calcext:value-type="float">
            <text:p>6.551851</text:p>
          </table:table-cell>
          <table:table-cell office:value-type="float" office:value="13.853901" calcext:value-type="float">
            <text:p>13.853901</text:p>
          </table:table-cell>
          <table:table-cell office:value-type="float" office:value="83575" calcext:value-type="float">
            <text:p>83575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447" calcext:value-type="float">
            <text:p>44944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866" calcext:value-type="float">
            <text:p>-139.240866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0866" calcext:value-type="float">
            <text:p>-139.240866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4091" calcext:value-type="float">
            <text:p>-139.244091</text:p>
          </table:table-cell>
          <table:table-cell office:value-type="float" office:value="2.097079" calcext:value-type="float">
            <text:p>2.097079</text:p>
          </table:table-cell>
          <table:table-cell/>
          <table:table-cell office:value-type="float" office:value="2.088673" calcext:value-type="float">
            <text:p>2.088673</text:p>
          </table:table-cell>
          <table:table-cell office:value-type="float" office:value="6.520461" calcext:value-type="float">
            <text:p>6.520461</text:p>
          </table:table-cell>
          <table:table-cell/>
          <table:table-cell office:value-type="float" office:value="6.584098" calcext:value-type="float">
            <text:p>6.584098</text:p>
          </table:table-cell>
          <table:table-cell office:value-type="float" office:value="16.33819" calcext:value-type="float">
            <text:p>16.33819</text:p>
          </table:table-cell>
          <table:table-cell office:value-type="float" office:value="83575" calcext:value-type="float">
            <text:p>8357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463" calcext:value-type="float">
            <text:p>4494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861" calcext:value-type="float">
            <text:p>-139.231861</text:p>
          </table:table-cell>
          <table:table-cell table:number-columns-repeated="2"/>
          <table:table-cell office:value-type="float" office:value="2.092599" calcext:value-type="float">
            <text:p>2.092599</text:p>
          </table:table-cell>
          <table:table-cell table:number-columns-repeated="2"/>
          <table:table-cell office:value-type="float" office:value="6.552244" calcext:value-type="float">
            <text:p>6.552244</text:p>
          </table:table-cell>
          <table:table-cell table:number-columns-repeated="3"/>
        </table:table-row>
        <table:table-row table:style-name="ro1">
          <table:table-cell office:value-type="float" office:value="449483" calcext:value-type="float">
            <text:p>449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091" calcext:value-type="float">
            <text:p>-139.244091</text:p>
          </table:table-cell>
          <table:table-cell office:value-type="float" office:value="-140.134" calcext:value-type="float">
            <text:p>-140.134</text:p>
          </table:table-cell>
          <table:table-cell office:value-type="float" office:value="-139.244091" calcext:value-type="float">
            <text:p>-139.244091</text:p>
          </table:table-cell>
          <table:table-cell office:value-type="float" office:value="-140.134" calcext:value-type="float">
            <text:p>-140.134</text:p>
          </table:table-cell>
          <table:table-cell office:value-type="float" office:value="-139.234608" calcext:value-type="float">
            <text:p>-139.234608</text:p>
          </table:table-cell>
          <table:table-cell office:value-type="float" office:value="2.083835" calcext:value-type="float">
            <text:p>2.083835</text:p>
          </table:table-cell>
          <table:table-cell/>
          <table:table-cell office:value-type="float" office:value="2.092599" calcext:value-type="float">
            <text:p>2.092599</text:p>
          </table:table-cell>
          <table:table-cell office:value-type="float" office:value="6.61462" calcext:value-type="float">
            <text:p>6.61462</text:p>
          </table:table-cell>
          <table:table-cell/>
          <table:table-cell office:value-type="float" office:value="6.552244" calcext:value-type="float">
            <text:p>6.552244</text:p>
          </table:table-cell>
          <table:table-cell office:value-type="float" office:value="13.823168" calcext:value-type="float">
            <text:p>13.823168</text:p>
          </table:table-cell>
          <table:table-cell office:value-type="float" office:value="83576" calcext:value-type="float">
            <text:p>8357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484" calcext:value-type="float">
            <text:p>4494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091" calcext:value-type="float">
            <text:p>-139.244091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4091" calcext:value-type="float">
            <text:p>-139.244091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7497" calcext:value-type="float">
            <text:p>-139.247497</text:p>
          </table:table-cell>
          <table:table-cell office:value-type="float" office:value="2.097166" calcext:value-type="float">
            <text:p>2.097166</text:p>
          </table:table-cell>
          <table:table-cell/>
          <table:table-cell office:value-type="float" office:value="2.087974" calcext:value-type="float">
            <text:p>2.087974</text:p>
          </table:table-cell>
          <table:table-cell office:value-type="float" office:value="6.52034" calcext:value-type="float">
            <text:p>6.52034</text:p>
          </table:table-cell>
          <table:table-cell/>
          <table:table-cell office:value-type="float" office:value="6.583397" calcext:value-type="float">
            <text:p>6.583397</text:p>
          </table:table-cell>
          <table:table-cell office:value-type="float" office:value="16.342976" calcext:value-type="float">
            <text:p>16.342976</text:p>
          </table:table-cell>
          <table:table-cell office:value-type="float" office:value="83576" calcext:value-type="float">
            <text:p>8357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503" calcext:value-type="float">
            <text:p>449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7497" calcext:value-type="float">
            <text:p>-139.247497</text:p>
          </table:table-cell>
          <table:table-cell office:value-type="float" office:value="-140.109" calcext:value-type="float">
            <text:p>-140.109</text:p>
          </table:table-cell>
          <table:table-cell office:value-type="float" office:value="-139.247497" calcext:value-type="float">
            <text:p>-139.247497</text:p>
          </table:table-cell>
          <table:table-cell office:value-type="float" office:value="-140.109" calcext:value-type="float">
            <text:p>-140.109</text:p>
          </table:table-cell>
          <table:table-cell office:value-type="float" office:value="-139.235249" calcext:value-type="float">
            <text:p>-139.235249</text:p>
          </table:table-cell>
          <table:table-cell office:value-type="float" office:value="2.083898" calcext:value-type="float">
            <text:p>2.083898</text:p>
          </table:table-cell>
          <table:table-cell/>
          <table:table-cell office:value-type="float" office:value="2.092294" calcext:value-type="float">
            <text:p>2.092294</text:p>
          </table:table-cell>
          <table:table-cell office:value-type="float" office:value="6.614494" calcext:value-type="float">
            <text:p>6.614494</text:p>
          </table:table-cell>
          <table:table-cell/>
          <table:table-cell office:value-type="float" office:value="6.551829" calcext:value-type="float">
            <text:p>6.551829</text:p>
          </table:table-cell>
          <table:table-cell office:value-type="float" office:value="13.787111" calcext:value-type="float">
            <text:p>13.787111</text:p>
          </table:table-cell>
          <table:table-cell office:value-type="float" office:value="83578" calcext:value-type="float">
            <text:p>8357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504" calcext:value-type="float">
            <text:p>4495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7497" calcext:value-type="float">
            <text:p>-139.24749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47497" calcext:value-type="float">
            <text:p>-139.24749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47782" calcext:value-type="float">
            <text:p>-139.247782</text:p>
          </table:table-cell>
          <table:table-cell office:value-type="float" office:value="2.097257" calcext:value-type="float">
            <text:p>2.097257</text:p>
          </table:table-cell>
          <table:table-cell/>
          <table:table-cell office:value-type="float" office:value="2.08786" calcext:value-type="float">
            <text:p>2.08786</text:p>
          </table:table-cell>
          <table:table-cell office:value-type="float" office:value="6.520213" calcext:value-type="float">
            <text:p>6.520213</text:p>
          </table:table-cell>
          <table:table-cell/>
          <table:table-cell office:value-type="float" office:value="6.58313" calcext:value-type="float">
            <text:p>6.58313</text:p>
          </table:table-cell>
          <table:table-cell office:value-type="float" office:value="16.353965" calcext:value-type="float">
            <text:p>16.353965</text:p>
          </table:table-cell>
          <table:table-cell office:value-type="float" office:value="83578" calcext:value-type="float">
            <text:p>8357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522" calcext:value-type="float">
            <text:p>4495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5471" calcext:value-type="float">
            <text:p>-139.235471</text:p>
          </table:table-cell>
          <table:table-cell table:number-columns-repeated="2"/>
          <table:table-cell office:value-type="float" office:value="2.092282" calcext:value-type="float">
            <text:p>2.092282</text:p>
          </table:table-cell>
          <table:table-cell table:number-columns-repeated="2"/>
          <table:table-cell office:value-type="float" office:value="6.551631" calcext:value-type="float">
            <text:p>6.551631</text:p>
          </table:table-cell>
          <table:table-cell table:number-columns-repeated="3"/>
        </table:table-row>
        <table:table-row table:style-name="ro1">
          <table:table-cell office:value-type="float" office:value="449543" calcext:value-type="float">
            <text:p>449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7782" calcext:value-type="float">
            <text:p>-139.247782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47782" calcext:value-type="float">
            <text:p>-139.247782</text:p>
          </table:table-cell>
          <table:table-cell office:value-type="float" office:value="-140.119" calcext:value-type="float">
            <text:p>-140.119</text:p>
          </table:table-cell>
          <table:table-cell office:value-type="float" office:value="-139.232724" calcext:value-type="float">
            <text:p>-139.232724</text:p>
          </table:table-cell>
          <table:table-cell office:value-type="float" office:value="2.083903" calcext:value-type="float">
            <text:p>2.083903</text:p>
          </table:table-cell>
          <table:table-cell/>
          <table:table-cell office:value-type="float" office:value="2.092282" calcext:value-type="float">
            <text:p>2.092282</text:p>
          </table:table-cell>
          <table:table-cell office:value-type="float" office:value="6.614484" calcext:value-type="float">
            <text:p>6.614484</text:p>
          </table:table-cell>
          <table:table-cell/>
          <table:table-cell office:value-type="float" office:value="6.551631" calcext:value-type="float">
            <text:p>6.551631</text:p>
          </table:table-cell>
          <table:table-cell office:value-type="float" office:value="13.799443" calcext:value-type="float">
            <text:p>13.799443</text:p>
          </table:table-cell>
          <table:table-cell office:value-type="float" office:value="83580" calcext:value-type="float">
            <text:p>8358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545" calcext:value-type="float">
            <text:p>4495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7782" calcext:value-type="float">
            <text:p>-139.247782</text:p>
          </table:table-cell>
          <table:table-cell office:value-type="float" office:value="-138.221" calcext:value-type="float">
            <text:p>-138.221</text:p>
          </table:table-cell>
          <table:table-cell office:value-type="float" office:value="-139.247782" calcext:value-type="float">
            <text:p>-139.247782</text:p>
          </table:table-cell>
          <table:table-cell office:value-type="float" office:value="-138.221" calcext:value-type="float">
            <text:p>-138.221</text:p>
          </table:table-cell>
          <table:table-cell office:value-type="float" office:value="-139.245346" calcext:value-type="float">
            <text:p>-139.245346</text:p>
          </table:table-cell>
          <table:table-cell office:value-type="float" office:value="2.097265" calcext:value-type="float">
            <text:p>2.097265</text:p>
          </table:table-cell>
          <table:table-cell/>
          <table:table-cell office:value-type="float" office:value="2.087854" calcext:value-type="float">
            <text:p>2.087854</text:p>
          </table:table-cell>
          <table:table-cell office:value-type="float" office:value="6.520203" calcext:value-type="float">
            <text:p>6.520203</text:p>
          </table:table-cell>
          <table:table-cell/>
          <table:table-cell office:value-type="float" office:value="6.583025" calcext:value-type="float">
            <text:p>6.583025</text:p>
          </table:table-cell>
          <table:table-cell office:value-type="float" office:value="16.361807" calcext:value-type="float">
            <text:p>16.361807</text:p>
          </table:table-cell>
          <table:table-cell office:value-type="float" office:value="83580" calcext:value-type="float">
            <text:p>8358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563" calcext:value-type="float">
            <text:p>4495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2943" calcext:value-type="float">
            <text:p>-139.232943</text:p>
          </table:table-cell>
          <table:table-cell table:number-columns-repeated="2"/>
          <table:table-cell office:value-type="float" office:value="2.092281" calcext:value-type="float">
            <text:p>2.092281</text:p>
          </table:table-cell>
          <table:table-cell table:number-columns-repeated="2"/>
          <table:table-cell office:value-type="float" office:value="6.551573" calcext:value-type="float">
            <text:p>6.551573</text:p>
          </table:table-cell>
          <table:table-cell table:number-columns-repeated="3"/>
        </table:table-row>
        <table:table-row table:style-name="ro1">
          <table:table-cell office:value-type="float" office:value="449583" calcext:value-type="float">
            <text:p>449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346" calcext:value-type="float">
            <text:p>-139.245346</text:p>
          </table:table-cell>
          <table:table-cell office:value-type="float" office:value="-140.147" calcext:value-type="float">
            <text:p>-140.147</text:p>
          </table:table-cell>
          <table:table-cell office:value-type="float" office:value="-139.245346" calcext:value-type="float">
            <text:p>-139.245346</text:p>
          </table:table-cell>
          <table:table-cell office:value-type="float" office:value="-140.147" calcext:value-type="float">
            <text:p>-140.147</text:p>
          </table:table-cell>
          <table:table-cell office:value-type="float" office:value="-139.232943" calcext:value-type="float">
            <text:p>-139.232943</text:p>
          </table:table-cell>
          <table:table-cell office:value-type="float" office:value="2.083858" calcext:value-type="float">
            <text:p>2.083858</text:p>
          </table:table-cell>
          <table:table-cell/>
          <table:table-cell office:value-type="float" office:value="2.092281" calcext:value-type="float">
            <text:p>2.092281</text:p>
          </table:table-cell>
          <table:table-cell office:value-type="float" office:value="6.614574" calcext:value-type="float">
            <text:p>6.614574</text:p>
          </table:table-cell>
          <table:table-cell/>
          <table:table-cell office:value-type="float" office:value="6.551573" calcext:value-type="float">
            <text:p>6.551573</text:p>
          </table:table-cell>
          <table:table-cell office:value-type="float" office:value="13.838077" calcext:value-type="float">
            <text:p>13.838077</text:p>
          </table:table-cell>
          <table:table-cell office:value-type="float" office:value="83581" calcext:value-type="float">
            <text:p>8358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592" calcext:value-type="float">
            <text:p>4495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346" calcext:value-type="float">
            <text:p>-139.245346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5346" calcext:value-type="float">
            <text:p>-139.245346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5927" calcext:value-type="float">
            <text:p>-139.245927</text:p>
          </table:table-cell>
          <table:table-cell office:value-type="float" office:value="2.097199" calcext:value-type="float">
            <text:p>2.097199</text:p>
          </table:table-cell>
          <table:table-cell/>
          <table:table-cell office:value-type="float" office:value="2.087823" calcext:value-type="float">
            <text:p>2.087823</text:p>
          </table:table-cell>
          <table:table-cell office:value-type="float" office:value="6.520294" calcext:value-type="float">
            <text:p>6.520294</text:p>
          </table:table-cell>
          <table:table-cell/>
          <table:table-cell office:value-type="float" office:value="6.58304" calcext:value-type="float">
            <text:p>6.58304</text:p>
          </table:table-cell>
          <table:table-cell office:value-type="float" office:value="16.344838" calcext:value-type="float">
            <text:p>16.344838</text:p>
          </table:table-cell>
          <table:table-cell office:value-type="float" office:value="83581" calcext:value-type="float">
            <text:p>8358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603" calcext:value-type="float">
            <text:p>4496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927" calcext:value-type="float">
            <text:p>-139.245927</text:p>
          </table:table-cell>
          <table:table-cell office:value-type="float" office:value="-140.085" calcext:value-type="float">
            <text:p>-140.085</text:p>
          </table:table-cell>
          <table:table-cell office:value-type="float" office:value="-139.245927" calcext:value-type="float">
            <text:p>-139.245927</text:p>
          </table:table-cell>
          <table:table-cell office:value-type="float" office:value="-140.085" calcext:value-type="float">
            <text:p>-140.085</text:p>
          </table:table-cell>
          <table:table-cell office:value-type="float" office:value="-139.233613" calcext:value-type="float">
            <text:p>-139.233613</text:p>
          </table:table-cell>
          <table:table-cell office:value-type="float" office:value="2.083869" calcext:value-type="float">
            <text:p>2.083869</text:p>
          </table:table-cell>
          <table:table-cell/>
          <table:table-cell office:value-type="float" office:value="2.092235" calcext:value-type="float">
            <text:p>2.092235</text:p>
          </table:table-cell>
          <table:table-cell office:value-type="float" office:value="6.614552" calcext:value-type="float">
            <text:p>6.614552</text:p>
          </table:table-cell>
          <table:table-cell/>
          <table:table-cell office:value-type="float" office:value="6.551626" calcext:value-type="float">
            <text:p>6.551626</text:p>
          </table:table-cell>
          <table:table-cell office:value-type="float" office:value="13.75864" calcext:value-type="float">
            <text:p>13.75864</text:p>
          </table:table-cell>
          <table:table-cell office:value-type="float" office:value="83583" calcext:value-type="float">
            <text:p>8358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605" calcext:value-type="float">
            <text:p>4496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927" calcext:value-type="float">
            <text:p>-139.24592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45927" calcext:value-type="float">
            <text:p>-139.24592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45811" calcext:value-type="float">
            <text:p>-139.245811</text:p>
          </table:table-cell>
          <table:table-cell office:value-type="float" office:value="2.097215" calcext:value-type="float">
            <text:p>2.097215</text:p>
          </table:table-cell>
          <table:table-cell/>
          <table:table-cell office:value-type="float" office:value="2.087822" calcext:value-type="float">
            <text:p>2.087822</text:p>
          </table:table-cell>
          <table:table-cell office:value-type="float" office:value="6.520272" calcext:value-type="float">
            <text:p>6.520272</text:p>
          </table:table-cell>
          <table:table-cell/>
          <table:table-cell office:value-type="float" office:value="6.583058" calcext:value-type="float">
            <text:p>6.583058</text:p>
          </table:table-cell>
          <table:table-cell office:value-type="float" office:value="16.351634" calcext:value-type="float">
            <text:p>16.351634</text:p>
          </table:table-cell>
          <table:table-cell office:value-type="float" office:value="83583" calcext:value-type="float">
            <text:p>8358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623" calcext:value-type="float">
            <text:p>4496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3488" calcext:value-type="float">
            <text:p>-139.233488</text:p>
          </table:table-cell>
          <table:table-cell table:number-columns-repeated="2"/>
          <table:table-cell office:value-type="float" office:value="2.092242" calcext:value-type="float">
            <text:p>2.092242</text:p>
          </table:table-cell>
          <table:table-cell table:number-columns-repeated="2"/>
          <table:table-cell office:value-type="float" office:value="6.551625" calcext:value-type="float">
            <text:p>6.551625</text:p>
          </table:table-cell>
          <table:table-cell table:number-columns-repeated="3"/>
        </table:table-row>
        <table:table-row table:style-name="ro1">
          <table:table-cell office:value-type="float" office:value="449643" calcext:value-type="float">
            <text:p>4496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811" calcext:value-type="float">
            <text:p>-139.245811</text:p>
          </table:table-cell>
          <table:table-cell office:value-type="float" office:value="-140.128" calcext:value-type="float">
            <text:p>-140.128</text:p>
          </table:table-cell>
          <table:table-cell office:value-type="float" office:value="-139.245811" calcext:value-type="float">
            <text:p>-139.245811</text:p>
          </table:table-cell>
          <table:table-cell office:value-type="float" office:value="-140.128" calcext:value-type="float">
            <text:p>-140.128</text:p>
          </table:table-cell>
          <table:table-cell office:value-type="float" office:value="-139.233488" calcext:value-type="float">
            <text:p>-139.233488</text:p>
          </table:table-cell>
          <table:table-cell office:value-type="float" office:value="2.083867" calcext:value-type="float">
            <text:p>2.083867</text:p>
          </table:table-cell>
          <table:table-cell/>
          <table:table-cell office:value-type="float" office:value="2.092242" calcext:value-type="float">
            <text:p>2.092242</text:p>
          </table:table-cell>
          <table:table-cell office:value-type="float" office:value="6.614557" calcext:value-type="float">
            <text:p>6.614557</text:p>
          </table:table-cell>
          <table:table-cell/>
          <table:table-cell office:value-type="float" office:value="6.551625" calcext:value-type="float">
            <text:p>6.551625</text:p>
          </table:table-cell>
          <table:table-cell office:value-type="float" office:value="13.813369" calcext:value-type="float">
            <text:p>13.813369</text:p>
          </table:table-cell>
          <table:table-cell office:value-type="float" office:value="83585" calcext:value-type="float">
            <text:p>8358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645" calcext:value-type="float">
            <text:p>4496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811" calcext:value-type="float">
            <text:p>-139.245811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45811" calcext:value-type="float">
            <text:p>-139.245811</text:p>
          </table:table-cell>
          <table:table-cell office:value-type="float" office:value="-138.232" calcext:value-type="float">
            <text:p>-138.232</text:p>
          </table:table-cell>
          <table:table-cell office:value-type="float" office:value="-139.246255" calcext:value-type="float">
            <text:p>-139.246255</text:p>
          </table:table-cell>
          <table:table-cell office:value-type="float" office:value="2.097212" calcext:value-type="float">
            <text:p>2.097212</text:p>
          </table:table-cell>
          <table:table-cell/>
          <table:table-cell office:value-type="float" office:value="2.087812" calcext:value-type="float">
            <text:p>2.087812</text:p>
          </table:table-cell>
          <table:table-cell office:value-type="float" office:value="6.520276" calcext:value-type="float">
            <text:p>6.520276</text:p>
          </table:table-cell>
          <table:table-cell/>
          <table:table-cell office:value-type="float" office:value="6.583058" calcext:value-type="float">
            <text:p>6.583058</text:p>
          </table:table-cell>
          <table:table-cell office:value-type="float" office:value="16.34256" calcext:value-type="float">
            <text:p>16.34256</text:p>
          </table:table-cell>
          <table:table-cell office:value-type="float" office:value="83585" calcext:value-type="float">
            <text:p>8358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663" calcext:value-type="float">
            <text:p>4496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246" calcext:value-type="float">
            <text:p>-139.231246</text:p>
          </table:table-cell>
          <table:table-cell table:number-columns-repeated="2"/>
          <table:table-cell office:value-type="float" office:value="2.092237" calcext:value-type="float">
            <text:p>2.092237</text:p>
          </table:table-cell>
          <table:table-cell table:number-columns-repeated="2"/>
          <table:table-cell office:value-type="float" office:value="6.551627" calcext:value-type="float">
            <text:p>6.551627</text:p>
          </table:table-cell>
          <table:table-cell table:number-columns-repeated="3"/>
        </table:table-row>
        <table:table-row table:style-name="ro1">
          <table:table-cell office:value-type="float" office:value="449684" calcext:value-type="float">
            <text:p>4496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6255" calcext:value-type="float">
            <text:p>-139.246255</text:p>
          </table:table-cell>
          <table:table-cell office:value-type="float" office:value="-140.112" calcext:value-type="float">
            <text:p>-140.112</text:p>
          </table:table-cell>
          <table:table-cell office:value-type="float" office:value="-139.246255" calcext:value-type="float">
            <text:p>-139.246255</text:p>
          </table:table-cell>
          <table:table-cell office:value-type="float" office:value="-140.112" calcext:value-type="float">
            <text:p>-140.112</text:p>
          </table:table-cell>
          <table:table-cell office:value-type="float" office:value="-139.233993" calcext:value-type="float">
            <text:p>-139.233993</text:p>
          </table:table-cell>
          <table:table-cell office:value-type="float" office:value="2.083875" calcext:value-type="float">
            <text:p>2.083875</text:p>
          </table:table-cell>
          <table:table-cell/>
          <table:table-cell office:value-type="float" office:value="2.092237" calcext:value-type="float">
            <text:p>2.092237</text:p>
          </table:table-cell>
          <table:table-cell office:value-type="float" office:value="6.61454" calcext:value-type="float">
            <text:p>6.61454</text:p>
          </table:table-cell>
          <table:table-cell/>
          <table:table-cell office:value-type="float" office:value="6.551627" calcext:value-type="float">
            <text:p>6.551627</text:p>
          </table:table-cell>
          <table:table-cell office:value-type="float" office:value="13.792496" calcext:value-type="float">
            <text:p>13.792496</text:p>
          </table:table-cell>
          <table:table-cell office:value-type="float" office:value="83587" calcext:value-type="float">
            <text:p>8358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685" calcext:value-type="float">
            <text:p>4496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6255" calcext:value-type="float">
            <text:p>-139.246255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6255" calcext:value-type="float">
            <text:p>-139.246255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6542" calcext:value-type="float">
            <text:p>-139.246542</text:p>
          </table:table-cell>
          <table:table-cell office:value-type="float" office:value="2.097224" calcext:value-type="float">
            <text:p>2.097224</text:p>
          </table:table-cell>
          <table:table-cell/>
          <table:table-cell office:value-type="float" office:value="2.087819" calcext:value-type="float">
            <text:p>2.087819</text:p>
          </table:table-cell>
          <table:table-cell office:value-type="float" office:value="6.52026" calcext:value-type="float">
            <text:p>6.52026</text:p>
          </table:table-cell>
          <table:table-cell/>
          <table:table-cell office:value-type="float" office:value="6.583051" calcext:value-type="float">
            <text:p>6.583051</text:p>
          </table:table-cell>
          <table:table-cell office:value-type="float" office:value="16.334316" calcext:value-type="float">
            <text:p>16.334316</text:p>
          </table:table-cell>
          <table:table-cell office:value-type="float" office:value="83587" calcext:value-type="float">
            <text:p>8358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703" calcext:value-type="float">
            <text:p>4497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4343" calcext:value-type="float">
            <text:p>-139.234343</text:p>
          </table:table-cell>
          <table:table-cell table:number-columns-repeated="2"/>
          <table:table-cell office:value-type="float" office:value="2.092248" calcext:value-type="float">
            <text:p>2.092248</text:p>
          </table:table-cell>
          <table:table-cell table:number-columns-repeated="2"/>
          <table:table-cell office:value-type="float" office:value="6.551615" calcext:value-type="float">
            <text:p>6.551615</text:p>
          </table:table-cell>
          <table:table-cell table:number-columns-repeated="3"/>
        </table:table-row>
        <table:table-row table:style-name="ro1">
          <table:table-cell office:value-type="float" office:value="449723" calcext:value-type="float">
            <text:p>4497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6542" calcext:value-type="float">
            <text:p>-139.246542</text:p>
          </table:table-cell>
          <table:table-cell office:value-type="float" office:value="-140.155" calcext:value-type="float">
            <text:p>-140.155</text:p>
          </table:table-cell>
          <table:table-cell office:value-type="float" office:value="-139.246542" calcext:value-type="float">
            <text:p>-139.246542</text:p>
          </table:table-cell>
          <table:table-cell office:value-type="float" office:value="-140.155" calcext:value-type="float">
            <text:p>-140.155</text:p>
          </table:table-cell>
          <table:table-cell office:value-type="float" office:value="-139.234343" calcext:value-type="float">
            <text:p>-139.234343</text:p>
          </table:table-cell>
          <table:table-cell office:value-type="float" office:value="2.085804" calcext:value-type="float">
            <text:p>2.085804</text:p>
          </table:table-cell>
          <table:table-cell/>
          <table:table-cell office:value-type="float" office:value="2.092248" calcext:value-type="float">
            <text:p>2.092248</text:p>
          </table:table-cell>
          <table:table-cell office:value-type="float" office:value="6.616188" calcext:value-type="float">
            <text:p>6.616188</text:p>
          </table:table-cell>
          <table:table-cell/>
          <table:table-cell office:value-type="float" office:value="6.551615" calcext:value-type="float">
            <text:p>6.551615</text:p>
          </table:table-cell>
          <table:table-cell office:value-type="float" office:value="13.868297" calcext:value-type="float">
            <text:p>13.868297</text:p>
          </table:table-cell>
          <table:table-cell office:value-type="float" office:value="83588" calcext:value-type="float">
            <text:p>83588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725" calcext:value-type="float">
            <text:p>4497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6542" calcext:value-type="float">
            <text:p>-139.246542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6542" calcext:value-type="float">
            <text:p>-139.246542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7449" calcext:value-type="float">
            <text:p>-139.247449</text:p>
          </table:table-cell>
          <table:table-cell office:value-type="float" office:value="2.097231" calcext:value-type="float">
            <text:p>2.097231</text:p>
          </table:table-cell>
          <table:table-cell/>
          <table:table-cell office:value-type="float" office:value="2.08877" calcext:value-type="float">
            <text:p>2.08877</text:p>
          </table:table-cell>
          <table:table-cell office:value-type="float" office:value="6.520249" calcext:value-type="float">
            <text:p>6.520249</text:p>
          </table:table-cell>
          <table:table-cell/>
          <table:table-cell office:value-type="float" office:value="6.583875" calcext:value-type="float">
            <text:p>6.583875</text:p>
          </table:table-cell>
          <table:table-cell office:value-type="float" office:value="16.345129" calcext:value-type="float">
            <text:p>16.345129</text:p>
          </table:table-cell>
          <table:table-cell office:value-type="float" office:value="83588" calcext:value-type="float">
            <text:p>8358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743" calcext:value-type="float">
            <text:p>449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7449" calcext:value-type="float">
            <text:p>-139.247449</text:p>
          </table:table-cell>
          <table:table-cell office:value-type="float" office:value="-140.142" calcext:value-type="float">
            <text:p>-140.142</text:p>
          </table:table-cell>
          <table:table-cell office:value-type="float" office:value="-139.247449" calcext:value-type="float">
            <text:p>-139.247449</text:p>
          </table:table-cell>
          <table:table-cell office:value-type="float" office:value="-140.142" calcext:value-type="float">
            <text:p>-140.142</text:p>
          </table:table-cell>
          <table:table-cell office:value-type="float" office:value="-139.235177" calcext:value-type="float">
            <text:p>-139.235177</text:p>
          </table:table-cell>
          <table:table-cell office:value-type="float" office:value="2.085821" calcext:value-type="float">
            <text:p>2.085821</text:p>
          </table:table-cell>
          <table:table-cell/>
          <table:table-cell office:value-type="float" office:value="2.092722" calcext:value-type="float">
            <text:p>2.092722</text:p>
          </table:table-cell>
          <table:table-cell office:value-type="float" office:value="6.616154" calcext:value-type="float">
            <text:p>6.616154</text:p>
          </table:table-cell>
          <table:table-cell/>
          <table:table-cell office:value-type="float" office:value="6.552026" calcext:value-type="float">
            <text:p>6.552026</text:p>
          </table:table-cell>
          <table:table-cell office:value-type="float" office:value="13.850617" calcext:value-type="float">
            <text:p>13.850617</text:p>
          </table:table-cell>
          <table:table-cell office:value-type="float" office:value="83590" calcext:value-type="float">
            <text:p>83590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744" calcext:value-type="float">
            <text:p>4497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7449" calcext:value-type="float">
            <text:p>-139.247449</text:p>
          </table:table-cell>
          <table:table-cell office:value-type="float" office:value="-138.17" calcext:value-type="float">
            <text:p>-138.17</text:p>
          </table:table-cell>
          <table:table-cell office:value-type="float" office:value="-139.247449" calcext:value-type="float">
            <text:p>-139.247449</text:p>
          </table:table-cell>
          <table:table-cell office:value-type="float" office:value="-138.17" calcext:value-type="float">
            <text:p>-138.17</text:p>
          </table:table-cell>
          <table:table-cell office:value-type="float" office:value="-139.248085" calcext:value-type="float">
            <text:p>-139.248085</text:p>
          </table:table-cell>
          <table:table-cell office:value-type="float" office:value="2.097256" calcext:value-type="float">
            <text:p>2.097256</text:p>
          </table:table-cell>
          <table:table-cell/>
          <table:table-cell office:value-type="float" office:value="2.089022" calcext:value-type="float">
            <text:p>2.089022</text:p>
          </table:table-cell>
          <table:table-cell office:value-type="float" office:value="6.520215" calcext:value-type="float">
            <text:p>6.520215</text:p>
          </table:table-cell>
          <table:table-cell/>
          <table:table-cell office:value-type="float" office:value="6.584062" calcext:value-type="float">
            <text:p>6.584062</text:p>
          </table:table-cell>
          <table:table-cell office:value-type="float" office:value="16.436987" calcext:value-type="float">
            <text:p>16.436987</text:p>
          </table:table-cell>
          <table:table-cell office:value-type="float" office:value="83590" calcext:value-type="float">
            <text:p>8359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763" calcext:value-type="float">
            <text:p>4497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5125" calcext:value-type="float">
            <text:p>-139.235125</text:p>
          </table:table-cell>
          <table:table-cell table:number-columns-repeated="2"/>
          <table:table-cell office:value-type="float" office:value="2.092842" calcext:value-type="float">
            <text:p>2.092842</text:p>
          </table:table-cell>
          <table:table-cell table:number-columns-repeated="2"/>
          <table:table-cell office:value-type="float" office:value="6.552101" calcext:value-type="float">
            <text:p>6.552101</text:p>
          </table:table-cell>
          <table:table-cell table:number-columns-repeated="3"/>
        </table:table-row>
        <table:table-row table:style-name="ro1">
          <table:table-cell office:value-type="float" office:value="449783" calcext:value-type="float">
            <text:p>4497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8085" calcext:value-type="float">
            <text:p>-139.248085</text:p>
          </table:table-cell>
          <table:table-cell office:value-type="float" office:value="-140.137" calcext:value-type="float">
            <text:p>-140.137</text:p>
          </table:table-cell>
          <table:table-cell office:value-type="float" office:value="-139.248085" calcext:value-type="float">
            <text:p>-139.248085</text:p>
          </table:table-cell>
          <table:table-cell office:value-type="float" office:value="-140.137" calcext:value-type="float">
            <text:p>-140.137</text:p>
          </table:table-cell>
          <table:table-cell office:value-type="float" office:value="-139.235125" calcext:value-type="float">
            <text:p>-139.235125</text:p>
          </table:table-cell>
          <table:table-cell office:value-type="float" office:value="2.085833" calcext:value-type="float">
            <text:p>2.085833</text:p>
          </table:table-cell>
          <table:table-cell/>
          <table:table-cell office:value-type="float" office:value="2.092842" calcext:value-type="float">
            <text:p>2.092842</text:p>
          </table:table-cell>
          <table:table-cell office:value-type="float" office:value="6.61613" calcext:value-type="float">
            <text:p>6.61613</text:p>
          </table:table-cell>
          <table:table-cell/>
          <table:table-cell office:value-type="float" office:value="6.552101" calcext:value-type="float">
            <text:p>6.552101</text:p>
          </table:table-cell>
          <table:table-cell office:value-type="float" office:value="13.843452" calcext:value-type="float">
            <text:p>13.843452</text:p>
          </table:table-cell>
          <table:table-cell office:value-type="float" office:value="83592" calcext:value-type="float">
            <text:p>83592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785" calcext:value-type="float">
            <text:p>4497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8085" calcext:value-type="float">
            <text:p>-139.248085</text:p>
          </table:table-cell>
          <table:table-cell office:value-type="float" office:value="-138.161" calcext:value-type="float">
            <text:p>-138.161</text:p>
          </table:table-cell>
          <table:table-cell office:value-type="float" office:value="-139.248085" calcext:value-type="float">
            <text:p>-139.248085</text:p>
          </table:table-cell>
          <table:table-cell office:value-type="float" office:value="-138.161" calcext:value-type="float">
            <text:p>-138.161</text:p>
          </table:table-cell>
          <table:table-cell office:value-type="float" office:value="-139.247969" calcext:value-type="float">
            <text:p>-139.247969</text:p>
          </table:table-cell>
          <table:table-cell office:value-type="float" office:value="2.097273" calcext:value-type="float">
            <text:p>2.097273</text:p>
          </table:table-cell>
          <table:table-cell/>
          <table:table-cell office:value-type="float" office:value="2.089089" calcext:value-type="float">
            <text:p>2.089089</text:p>
          </table:table-cell>
          <table:table-cell office:value-type="float" office:value="6.520192" calcext:value-type="float">
            <text:p>6.520192</text:p>
          </table:table-cell>
          <table:table-cell/>
          <table:table-cell office:value-type="float" office:value="6.584088" calcext:value-type="float">
            <text:p>6.584088</text:p>
          </table:table-cell>
          <table:table-cell office:value-type="float" office:value="16.451285" calcext:value-type="float">
            <text:p>16.451285</text:p>
          </table:table-cell>
          <table:table-cell office:value-type="float" office:value="83592" calcext:value-type="float">
            <text:p>8359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803" calcext:value-type="float">
            <text:p>4498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766" calcext:value-type="float">
            <text:p>-139.23766</text:p>
          </table:table-cell>
          <table:table-cell table:number-columns-repeated="2"/>
          <table:table-cell office:value-type="float" office:value="2.092881" calcext:value-type="float">
            <text:p>2.092881</text:p>
          </table:table-cell>
          <table:table-cell table:number-columns-repeated="2"/>
          <table:table-cell office:value-type="float" office:value="6.552102" calcext:value-type="float">
            <text:p>6.552102</text:p>
          </table:table-cell>
          <table:table-cell table:number-columns-repeated="3"/>
        </table:table-row>
        <table:table-row table:style-name="ro1">
          <table:table-cell office:value-type="float" office:value="449823" calcext:value-type="float">
            <text:p>4498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7969" calcext:value-type="float">
            <text:p>-139.247969</text:p>
          </table:table-cell>
          <table:table-cell office:value-type="float" office:value="-140.135" calcext:value-type="float">
            <text:p>-140.135</text:p>
          </table:table-cell>
          <table:table-cell office:value-type="float" office:value="-139.247969" calcext:value-type="float">
            <text:p>-139.247969</text:p>
          </table:table-cell>
          <table:table-cell office:value-type="float" office:value="-140.135" calcext:value-type="float">
            <text:p>-140.135</text:p>
          </table:table-cell>
          <table:table-cell office:value-type="float" office:value="-139.23766" calcext:value-type="float">
            <text:p>-139.23766</text:p>
          </table:table-cell>
          <table:table-cell office:value-type="float" office:value="2.083907" calcext:value-type="float">
            <text:p>2.083907</text:p>
          </table:table-cell>
          <table:table-cell/>
          <table:table-cell office:value-type="float" office:value="2.092881" calcext:value-type="float">
            <text:p>2.092881</text:p>
          </table:table-cell>
          <table:table-cell office:value-type="float" office:value="6.614477" calcext:value-type="float">
            <text:p>6.614477</text:p>
          </table:table-cell>
          <table:table-cell/>
          <table:table-cell office:value-type="float" office:value="6.552102" calcext:value-type="float">
            <text:p>6.552102</text:p>
          </table:table-cell>
          <table:table-cell office:value-type="float" office:value="13.819516" calcext:value-type="float">
            <text:p>13.819516</text:p>
          </table:table-cell>
          <table:table-cell office:value-type="float" office:value="83593" calcext:value-type="float">
            <text:p>8359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824" calcext:value-type="float">
            <text:p>4498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7969" calcext:value-type="float">
            <text:p>-139.247969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47969" calcext:value-type="float">
            <text:p>-139.247969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505" calcext:value-type="float">
            <text:p>-139.2505</text:p>
          </table:table-cell>
          <table:table-cell office:value-type="float" office:value="2.099194" calcext:value-type="float">
            <text:p>2.099194</text:p>
          </table:table-cell>
          <table:table-cell/>
          <table:table-cell office:value-type="float" office:value="2.088153" calcext:value-type="float">
            <text:p>2.088153</text:p>
          </table:table-cell>
          <table:table-cell office:value-type="float" office:value="6.521854" calcext:value-type="float">
            <text:p>6.521854</text:p>
          </table:table-cell>
          <table:table-cell/>
          <table:table-cell office:value-type="float" office:value="6.583254" calcext:value-type="float">
            <text:p>6.583254</text:p>
          </table:table-cell>
          <table:table-cell office:value-type="float" office:value="16.371096" calcext:value-type="float">
            <text:p>16.371096</text:p>
          </table:table-cell>
          <table:table-cell office:value-type="float" office:value="83593" calcext:value-type="float">
            <text:p>83593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49863" calcext:value-type="float">
            <text:p>449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505" calcext:value-type="float">
            <text:p>-139.2505</text:p>
          </table:table-cell>
          <table:table-cell office:value-type="float" office:value="-140.152" calcext:value-type="float">
            <text:p>-140.152</text:p>
          </table:table-cell>
          <table:table-cell office:value-type="float" office:value="-139.2505" calcext:value-type="float">
            <text:p>-139.2505</text:p>
          </table:table-cell>
          <table:table-cell office:value-type="float" office:value="-140.152" calcext:value-type="float">
            <text:p>-140.152</text:p>
          </table:table-cell>
          <table:table-cell office:value-type="float" office:value="-139.23547" calcext:value-type="float">
            <text:p>-139.23547</text:p>
          </table:table-cell>
          <table:table-cell office:value-type="float" office:value="2.085878" calcext:value-type="float">
            <text:p>2.085878</text:p>
          </table:table-cell>
          <table:table-cell/>
          <table:table-cell office:value-type="float" office:value="2.093404" calcext:value-type="float">
            <text:p>2.093404</text:p>
          </table:table-cell>
          <table:table-cell office:value-type="float" office:value="6.616041" calcext:value-type="float">
            <text:p>6.616041</text:p>
          </table:table-cell>
          <table:table-cell/>
          <table:table-cell office:value-type="float" office:value="6.552506" calcext:value-type="float">
            <text:p>6.552506</text:p>
          </table:table-cell>
          <table:table-cell office:value-type="float" office:value="13.859452" calcext:value-type="float">
            <text:p>13.859452</text:p>
          </table:table-cell>
          <table:table-cell office:value-type="float" office:value="83595" calcext:value-type="float">
            <text:p>83595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865" calcext:value-type="float">
            <text:p>4498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505" calcext:value-type="float">
            <text:p>-139.2505</text:p>
          </table:table-cell>
          <table:table-cell office:value-type="float" office:value="-138.221" calcext:value-type="float">
            <text:p>-138.221</text:p>
          </table:table-cell>
          <table:table-cell office:value-type="float" office:value="-139.2505" calcext:value-type="float">
            <text:p>-139.2505</text:p>
          </table:table-cell>
          <table:table-cell office:value-type="float" office:value="-138.221" calcext:value-type="float">
            <text:p>-138.221</text:p>
          </table:table-cell>
          <table:table-cell office:value-type="float" office:value="-139.248498" calcext:value-type="float">
            <text:p>-139.248498</text:p>
          </table:table-cell>
          <table:table-cell office:value-type="float" office:value="2.097338" calcext:value-type="float">
            <text:p>2.097338</text:p>
          </table:table-cell>
          <table:table-cell/>
          <table:table-cell office:value-type="float" office:value="2.089391" calcext:value-type="float">
            <text:p>2.089391</text:p>
          </table:table-cell>
          <table:table-cell office:value-type="float" office:value="6.520102" calcext:value-type="float">
            <text:p>6.520102</text:p>
          </table:table-cell>
          <table:table-cell/>
          <table:table-cell office:value-type="float" office:value="6.584243" calcext:value-type="float">
            <text:p>6.584243</text:p>
          </table:table-cell>
          <table:table-cell office:value-type="float" office:value="16.36584" calcext:value-type="float">
            <text:p>16.36584</text:p>
          </table:table-cell>
          <table:table-cell office:value-type="float" office:value="83595" calcext:value-type="float">
            <text:p>8359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883" calcext:value-type="float">
            <text:p>449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8498" calcext:value-type="float">
            <text:p>-139.248498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48498" calcext:value-type="float">
            <text:p>-139.248498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36085" calcext:value-type="float">
            <text:p>-139.236085</text:p>
          </table:table-cell>
          <table:table-cell office:value-type="float" office:value="2.083917" calcext:value-type="float">
            <text:p>2.083917</text:p>
          </table:table-cell>
          <table:table-cell/>
          <table:table-cell office:value-type="float" office:value="2.09308" calcext:value-type="float">
            <text:p>2.09308</text:p>
          </table:table-cell>
          <table:table-cell office:value-type="float" office:value="6.614457" calcext:value-type="float">
            <text:p>6.614457</text:p>
          </table:table-cell>
          <table:table-cell/>
          <table:table-cell office:value-type="float" office:value="6.552138" calcext:value-type="float">
            <text:p>6.552138</text:p>
          </table:table-cell>
          <table:table-cell office:value-type="float" office:value="13.722373" calcext:value-type="float">
            <text:p>13.722373</text:p>
          </table:table-cell>
          <table:table-cell office:value-type="float" office:value="83597" calcext:value-type="float">
            <text:p>8359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885" calcext:value-type="float">
            <text:p>4498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8498" calcext:value-type="float">
            <text:p>-139.248498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8498" calcext:value-type="float">
            <text:p>-139.248498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47877" calcext:value-type="float">
            <text:p>-139.247877</text:p>
          </table:table-cell>
          <table:table-cell office:value-type="float" office:value="2.097284" calcext:value-type="float">
            <text:p>2.097284</text:p>
          </table:table-cell>
          <table:table-cell/>
          <table:table-cell office:value-type="float" office:value="2.088278" calcext:value-type="float">
            <text:p>2.088278</text:p>
          </table:table-cell>
          <table:table-cell office:value-type="float" office:value="6.520176" calcext:value-type="float">
            <text:p>6.520176</text:p>
          </table:table-cell>
          <table:table-cell/>
          <table:table-cell office:value-type="float" office:value="6.583265" calcext:value-type="float">
            <text:p>6.583265</text:p>
          </table:table-cell>
          <table:table-cell office:value-type="float" office:value="16.348031" calcext:value-type="float">
            <text:p>16.348031</text:p>
          </table:table-cell>
          <table:table-cell office:value-type="float" office:value="83597" calcext:value-type="float">
            <text:p>8359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903" calcext:value-type="float">
            <text:p>4499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2815" calcext:value-type="float">
            <text:p>-139.232815</text:p>
          </table:table-cell>
          <table:table-cell table:number-columns-repeated="2"/>
          <table:table-cell office:value-type="float" office:value="2.092504" calcext:value-type="float">
            <text:p>2.092504</text:p>
          </table:table-cell>
          <table:table-cell table:number-columns-repeated="2"/>
          <table:table-cell office:value-type="float" office:value="6.551682" calcext:value-type="float">
            <text:p>6.551682</text:p>
          </table:table-cell>
          <table:table-cell table:number-columns-repeated="3"/>
        </table:table-row>
        <table:table-row table:style-name="ro1">
          <table:table-cell office:value-type="float" office:value="449923" calcext:value-type="float">
            <text:p>4499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7877" calcext:value-type="float">
            <text:p>-139.247877</text:p>
          </table:table-cell>
          <table:table-cell office:value-type="float" office:value="-140.137" calcext:value-type="float">
            <text:p>-140.137</text:p>
          </table:table-cell>
          <table:table-cell office:value-type="float" office:value="-139.247877" calcext:value-type="float">
            <text:p>-139.247877</text:p>
          </table:table-cell>
          <table:table-cell office:value-type="float" office:value="-140.137" calcext:value-type="float">
            <text:p>-140.137</text:p>
          </table:table-cell>
          <table:table-cell office:value-type="float" office:value="-139.232815" calcext:value-type="float">
            <text:p>-139.232815</text:p>
          </table:table-cell>
          <table:table-cell office:value-type="float" office:value="2.085829" calcext:value-type="float">
            <text:p>2.085829</text:p>
          </table:table-cell>
          <table:table-cell/>
          <table:table-cell office:value-type="float" office:value="2.092504" calcext:value-type="float">
            <text:p>2.092504</text:p>
          </table:table-cell>
          <table:table-cell office:value-type="float" office:value="6.616138" calcext:value-type="float">
            <text:p>6.616138</text:p>
          </table:table-cell>
          <table:table-cell/>
          <table:table-cell office:value-type="float" office:value="6.551682" calcext:value-type="float">
            <text:p>6.551682</text:p>
          </table:table-cell>
          <table:table-cell office:value-type="float" office:value="13.843717" calcext:value-type="float">
            <text:p>13.843717</text:p>
          </table:table-cell>
          <table:table-cell office:value-type="float" office:value="83599" calcext:value-type="float">
            <text:p>83599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49925" calcext:value-type="float">
            <text:p>4499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7877" calcext:value-type="float">
            <text:p>-139.247877</text:p>
          </table:table-cell>
          <table:table-cell office:value-type="float" office:value="-138.236" calcext:value-type="float">
            <text:p>-138.236</text:p>
          </table:table-cell>
          <table:table-cell office:value-type="float" office:value="-139.247877" calcext:value-type="float">
            <text:p>-139.247877</text:p>
          </table:table-cell>
          <table:table-cell office:value-type="float" office:value="-138.236" calcext:value-type="float">
            <text:p>-138.236</text:p>
          </table:table-cell>
          <table:table-cell office:value-type="float" office:value="-139.245653" calcext:value-type="float">
            <text:p>-139.245653</text:p>
          </table:table-cell>
          <table:table-cell office:value-type="float" office:value="2.097267" calcext:value-type="float">
            <text:p>2.097267</text:p>
          </table:table-cell>
          <table:table-cell/>
          <table:table-cell office:value-type="float" office:value="2.088917" calcext:value-type="float">
            <text:p>2.088917</text:p>
          </table:table-cell>
          <table:table-cell office:value-type="float" office:value="6.520199" calcext:value-type="float">
            <text:p>6.520199</text:p>
          </table:table-cell>
          <table:table-cell/>
          <table:table-cell office:value-type="float" office:value="6.583883" calcext:value-type="float">
            <text:p>6.583883</text:p>
          </table:table-cell>
          <table:table-cell office:value-type="float" office:value="16.33969" calcext:value-type="float">
            <text:p>16.33969</text:p>
          </table:table-cell>
          <table:table-cell office:value-type="float" office:value="83599" calcext:value-type="float">
            <text:p>8359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943" calcext:value-type="float">
            <text:p>4499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3411" calcext:value-type="float">
            <text:p>-139.233411</text:p>
          </table:table-cell>
          <table:table-cell table:number-columns-repeated="2"/>
          <table:table-cell office:value-type="float" office:value="2.092814" calcext:value-type="float">
            <text:p>2.092814</text:p>
          </table:table-cell>
          <table:table-cell table:number-columns-repeated="2"/>
          <table:table-cell office:value-type="float" office:value="6.552006" calcext:value-type="float">
            <text:p>6.552006</text:p>
          </table:table-cell>
          <table:table-cell table:number-columns-repeated="3"/>
        </table:table-row>
        <table:table-row table:style-name="ro1">
          <table:table-cell office:value-type="float" office:value="449964" calcext:value-type="float">
            <text:p>4499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653" calcext:value-type="float">
            <text:p>-139.245653</text:p>
          </table:table-cell>
          <table:table-cell office:value-type="float" office:value="-140.04" calcext:value-type="float">
            <text:p>-140.04</text:p>
          </table:table-cell>
          <table:table-cell office:value-type="float" office:value="-139.245653" calcext:value-type="float">
            <text:p>-139.245653</text:p>
          </table:table-cell>
          <table:table-cell office:value-type="float" office:value="-140.04" calcext:value-type="float">
            <text:p>-140.04</text:p>
          </table:table-cell>
          <table:table-cell office:value-type="float" office:value="-139.233411" calcext:value-type="float">
            <text:p>-139.233411</text:p>
          </table:table-cell>
          <table:table-cell office:value-type="float" office:value="2.083864" calcext:value-type="float">
            <text:p>2.083864</text:p>
          </table:table-cell>
          <table:table-cell/>
          <table:table-cell office:value-type="float" office:value="2.092814" calcext:value-type="float">
            <text:p>2.092814</text:p>
          </table:table-cell>
          <table:table-cell office:value-type="float" office:value="6.614562" calcext:value-type="float">
            <text:p>6.614562</text:p>
          </table:table-cell>
          <table:table-cell/>
          <table:table-cell office:value-type="float" office:value="6.552006" calcext:value-type="float">
            <text:p>6.552006</text:p>
          </table:table-cell>
          <table:table-cell office:value-type="float" office:value="13.701867" calcext:value-type="float">
            <text:p>13.701867</text:p>
          </table:table-cell>
          <table:table-cell office:value-type="float" office:value="83600" calcext:value-type="float">
            <text:p>8360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965" calcext:value-type="float">
            <text:p>4499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653" calcext:value-type="float">
            <text:p>-139.245653</text:p>
          </table:table-cell>
          <table:table-cell office:value-type="float" office:value="-138.228" calcext:value-type="float">
            <text:p>-138.228</text:p>
          </table:table-cell>
          <table:table-cell office:value-type="float" office:value="-139.245653" calcext:value-type="float">
            <text:p>-139.245653</text:p>
          </table:table-cell>
          <table:table-cell office:value-type="float" office:value="-138.228" calcext:value-type="float">
            <text:p>-138.228</text:p>
          </table:table-cell>
          <table:table-cell office:value-type="float" office:value="-139.244989" calcext:value-type="float">
            <text:p>-139.244989</text:p>
          </table:table-cell>
          <table:table-cell office:value-type="float" office:value="2.097208" calcext:value-type="float">
            <text:p>2.097208</text:p>
          </table:table-cell>
          <table:table-cell/>
          <table:table-cell office:value-type="float" office:value="2.088122" calcext:value-type="float">
            <text:p>2.088122</text:p>
          </table:table-cell>
          <table:table-cell office:value-type="float" office:value="6.520282" calcext:value-type="float">
            <text:p>6.520282</text:p>
          </table:table-cell>
          <table:table-cell/>
          <table:table-cell office:value-type="float" office:value="6.583253" calcext:value-type="float">
            <text:p>6.583253</text:p>
          </table:table-cell>
          <table:table-cell office:value-type="float" office:value="16.34826" calcext:value-type="float">
            <text:p>16.34826</text:p>
          </table:table-cell>
          <table:table-cell office:value-type="float" office:value="83600" calcext:value-type="float">
            <text:p>8360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49983" calcext:value-type="float">
            <text:p>449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989" calcext:value-type="float">
            <text:p>-139.244989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44989" calcext:value-type="float">
            <text:p>-139.244989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32676" calcext:value-type="float">
            <text:p>-139.232676</text:p>
          </table:table-cell>
          <table:table-cell office:value-type="float" office:value="2.083851" calcext:value-type="float">
            <text:p>2.083851</text:p>
          </table:table-cell>
          <table:table-cell/>
          <table:table-cell office:value-type="float" office:value="2.092388" calcext:value-type="float">
            <text:p>2.092388</text:p>
          </table:table-cell>
          <table:table-cell office:value-type="float" office:value="6.614587" calcext:value-type="float">
            <text:p>6.614587</text:p>
          </table:table-cell>
          <table:table-cell/>
          <table:table-cell office:value-type="float" office:value="6.551728" calcext:value-type="float">
            <text:p>6.551728</text:p>
          </table:table-cell>
          <table:table-cell office:value-type="float" office:value="13.773793" calcext:value-type="float">
            <text:p>13.773793</text:p>
          </table:table-cell>
          <table:table-cell office:value-type="float" office:value="83602" calcext:value-type="float">
            <text:p>8360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49985" calcext:value-type="float">
            <text:p>4499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989" calcext:value-type="float">
            <text:p>-139.244989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44989" calcext:value-type="float">
            <text:p>-139.244989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45033" calcext:value-type="float">
            <text:p>-139.245033</text:p>
          </table:table-cell>
          <table:table-cell office:value-type="float" office:value="2.09719" calcext:value-type="float">
            <text:p>2.09719</text:p>
          </table:table-cell>
          <table:table-cell/>
          <table:table-cell office:value-type="float" office:value="2.087887" calcext:value-type="float">
            <text:p>2.087887</text:p>
          </table:table-cell>
          <table:table-cell office:value-type="float" office:value="6.520307" calcext:value-type="float">
            <text:p>6.520307</text:p>
          </table:table-cell>
          <table:table-cell/>
          <table:table-cell office:value-type="float" office:value="6.583125" calcext:value-type="float">
            <text:p>6.583125</text:p>
          </table:table-cell>
          <table:table-cell office:value-type="float" office:value="16.338373" calcext:value-type="float">
            <text:p>16.338373</text:p>
          </table:table-cell>
          <table:table-cell office:value-type="float" office:value="83602" calcext:value-type="float">
            <text:p>8360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003" calcext:value-type="float">
            <text:p>4500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2806" calcext:value-type="float">
            <text:p>-139.232806</text:p>
          </table:table-cell>
          <table:table-cell table:number-columns-repeated="2"/>
          <table:table-cell office:value-type="float" office:value="2.092264" calcext:value-type="float">
            <text:p>2.092264</text:p>
          </table:table-cell>
          <table:table-cell table:number-columns-repeated="2"/>
          <table:table-cell office:value-type="float" office:value="6.551676" calcext:value-type="float">
            <text:p>6.551676</text:p>
          </table:table-cell>
          <table:table-cell table:number-columns-repeated="3"/>
        </table:table-row>
        <table:table-row table:style-name="ro1">
          <table:table-cell office:value-type="float" office:value="450024" calcext:value-type="float">
            <text:p>4500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033" calcext:value-type="float">
            <text:p>-139.245033</text:p>
          </table:table-cell>
          <table:table-cell office:value-type="float" office:value="-140.078" calcext:value-type="float">
            <text:p>-140.078</text:p>
          </table:table-cell>
          <table:table-cell office:value-type="float" office:value="-139.245033" calcext:value-type="float">
            <text:p>-139.245033</text:p>
          </table:table-cell>
          <table:table-cell office:value-type="float" office:value="-140.078" calcext:value-type="float">
            <text:p>-140.078</text:p>
          </table:table-cell>
          <table:table-cell office:value-type="float" office:value="-139.232806" calcext:value-type="float">
            <text:p>-139.232806</text:p>
          </table:table-cell>
          <table:table-cell office:value-type="float" office:value="2.083852" calcext:value-type="float">
            <text:p>2.083852</text:p>
          </table:table-cell>
          <table:table-cell/>
          <table:table-cell office:value-type="float" office:value="2.092264" calcext:value-type="float">
            <text:p>2.092264</text:p>
          </table:table-cell>
          <table:table-cell office:value-type="float" office:value="6.614585" calcext:value-type="float">
            <text:p>6.614585</text:p>
          </table:table-cell>
          <table:table-cell/>
          <table:table-cell office:value-type="float" office:value="6.551676" calcext:value-type="float">
            <text:p>6.551676</text:p>
          </table:table-cell>
          <table:table-cell office:value-type="float" office:value="13.75089" calcext:value-type="float">
            <text:p>13.75089</text:p>
          </table:table-cell>
          <table:table-cell office:value-type="float" office:value="83604" calcext:value-type="float">
            <text:p>8360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025" calcext:value-type="float">
            <text:p>4500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033" calcext:value-type="float">
            <text:p>-139.245033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45033" calcext:value-type="float">
            <text:p>-139.245033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44923" calcext:value-type="float">
            <text:p>-139.244923</text:p>
          </table:table-cell>
          <table:table-cell office:value-type="float" office:value="2.097191" calcext:value-type="float">
            <text:p>2.097191</text:p>
          </table:table-cell>
          <table:table-cell/>
          <table:table-cell office:value-type="float" office:value="2.08783" calcext:value-type="float">
            <text:p>2.08783</text:p>
          </table:table-cell>
          <table:table-cell office:value-type="float" office:value="6.520305" calcext:value-type="float">
            <text:p>6.520305</text:p>
          </table:table-cell>
          <table:table-cell/>
          <table:table-cell office:value-type="float" office:value="6.5831" calcext:value-type="float">
            <text:p>6.5831</text:p>
          </table:table-cell>
          <table:table-cell office:value-type="float" office:value="16.339921" calcext:value-type="float">
            <text:p>16.339921</text:p>
          </table:table-cell>
          <table:table-cell office:value-type="float" office:value="83604" calcext:value-type="float">
            <text:p>8360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063" calcext:value-type="float">
            <text:p>4500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923" calcext:value-type="float">
            <text:p>-139.244923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-139.244923" calcext:value-type="float">
            <text:p>-139.244923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-139.232687" calcext:value-type="float">
            <text:p>-139.232687</text:p>
          </table:table-cell>
          <table:table-cell office:value-type="float" office:value="2.08385" calcext:value-type="float">
            <text:p>2.08385</text:p>
          </table:table-cell>
          <table:table-cell/>
          <table:table-cell office:value-type="float" office:value="2.092236" calcext:value-type="float">
            <text:p>2.092236</text:p>
          </table:table-cell>
          <table:table-cell office:value-type="float" office:value="6.614589" calcext:value-type="float">
            <text:p>6.614589</text:p>
          </table:table-cell>
          <table:table-cell/>
          <table:table-cell office:value-type="float" office:value="6.551662" calcext:value-type="float">
            <text:p>6.551662</text:p>
          </table:table-cell>
          <table:table-cell office:value-type="float" office:value="13.728181" calcext:value-type="float">
            <text:p>13.728181</text:p>
          </table:table-cell>
          <table:table-cell office:value-type="float" office:value="83605" calcext:value-type="float">
            <text:p>8360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065" calcext:value-type="float">
            <text:p>4500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923" calcext:value-type="float">
            <text:p>-139.244923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44923" calcext:value-type="float">
            <text:p>-139.244923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44567" calcext:value-type="float">
            <text:p>-139.244567</text:p>
          </table:table-cell>
          <table:table-cell office:value-type="float" office:value="2.097188" calcext:value-type="float">
            <text:p>2.097188</text:p>
          </table:table-cell>
          <table:table-cell/>
          <table:table-cell office:value-type="float" office:value="2.087819" calcext:value-type="float">
            <text:p>2.087819</text:p>
          </table:table-cell>
          <table:table-cell office:value-type="float" office:value="6.520309" calcext:value-type="float">
            <text:p>6.520309</text:p>
          </table:table-cell>
          <table:table-cell/>
          <table:table-cell office:value-type="float" office:value="6.583096" calcext:value-type="float">
            <text:p>6.583096</text:p>
          </table:table-cell>
          <table:table-cell office:value-type="float" office:value="16.333823" calcext:value-type="float">
            <text:p>16.333823</text:p>
          </table:table-cell>
          <table:table-cell office:value-type="float" office:value="83605" calcext:value-type="float">
            <text:p>8360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083" calcext:value-type="float">
            <text:p>450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567" calcext:value-type="float">
            <text:p>-139.244567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44567" calcext:value-type="float">
            <text:p>-139.244567</text:p>
          </table:table-cell>
          <table:table-cell office:value-type="float" office:value="-140.05" calcext:value-type="float">
            <text:p>-140.05</text:p>
          </table:table-cell>
          <table:table-cell office:value-type="float" office:value="-139.232379" calcext:value-type="float">
            <text:p>-139.232379</text:p>
          </table:table-cell>
          <table:table-cell office:value-type="float" office:value="2.083844" calcext:value-type="float">
            <text:p>2.083844</text:p>
          </table:table-cell>
          <table:table-cell/>
          <table:table-cell office:value-type="float" office:value="2.092231" calcext:value-type="float">
            <text:p>2.092231</text:p>
          </table:table-cell>
          <table:table-cell office:value-type="float" office:value="6.614603" calcext:value-type="float">
            <text:p>6.614603</text:p>
          </table:table-cell>
          <table:table-cell/>
          <table:table-cell office:value-type="float" office:value="6.551663" calcext:value-type="float">
            <text:p>6.551663</text:p>
          </table:table-cell>
          <table:table-cell office:value-type="float" office:value="13.715939" calcext:value-type="float">
            <text:p>13.715939</text:p>
          </table:table-cell>
          <table:table-cell office:value-type="float" office:value="83607" calcext:value-type="float">
            <text:p>8360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085" calcext:value-type="float">
            <text:p>4500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567" calcext:value-type="float">
            <text:p>-139.24456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44567" calcext:value-type="float">
            <text:p>-139.244567</text:p>
          </table:table-cell>
          <table:table-cell office:value-type="float" office:value="-138.226" calcext:value-type="float">
            <text:p>-138.226</text:p>
          </table:table-cell>
          <table:table-cell office:value-type="float" office:value="-139.244129" calcext:value-type="float">
            <text:p>-139.244129</text:p>
          </table:table-cell>
          <table:table-cell office:value-type="float" office:value="2.097178" calcext:value-type="float">
            <text:p>2.097178</text:p>
          </table:table-cell>
          <table:table-cell/>
          <table:table-cell office:value-type="float" office:value="2.087816" calcext:value-type="float">
            <text:p>2.087816</text:p>
          </table:table-cell>
          <table:table-cell office:value-type="float" office:value="6.520323" calcext:value-type="float">
            <text:p>6.520323</text:p>
          </table:table-cell>
          <table:table-cell/>
          <table:table-cell office:value-type="float" office:value="6.583103" calcext:value-type="float">
            <text:p>6.583103</text:p>
          </table:table-cell>
          <table:table-cell office:value-type="float" office:value="16.349616" calcext:value-type="float">
            <text:p>16.349616</text:p>
          </table:table-cell>
          <table:table-cell office:value-type="float" office:value="83607" calcext:value-type="float">
            <text:p>8360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103" calcext:value-type="float">
            <text:p>4501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826" calcext:value-type="float">
            <text:p>-139.231826</text:p>
          </table:table-cell>
          <table:table-cell table:number-columns-repeated="2"/>
          <table:table-cell office:value-type="float" office:value="2.092222" calcext:value-type="float">
            <text:p>2.092222</text:p>
          </table:table-cell>
          <table:table-cell table:number-columns-repeated="2"/>
          <table:table-cell office:value-type="float" office:value="6.551672" calcext:value-type="float">
            <text:p>6.551672</text:p>
          </table:table-cell>
          <table:table-cell table:number-columns-repeated="3"/>
        </table:table-row>
        <table:table-row table:style-name="ro1">
          <table:table-cell office:value-type="float" office:value="450123" calcext:value-type="float">
            <text:p>4501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129" calcext:value-type="float">
            <text:p>-139.244129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44129" calcext:value-type="float">
            <text:p>-139.244129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31826" calcext:value-type="float">
            <text:p>-139.231826</text:p>
          </table:table-cell>
          <table:table-cell office:value-type="float" office:value="2.083835" calcext:value-type="float">
            <text:p>2.083835</text:p>
          </table:table-cell>
          <table:table-cell/>
          <table:table-cell office:value-type="float" office:value="2.092222" calcext:value-type="float">
            <text:p>2.092222</text:p>
          </table:table-cell>
          <table:table-cell office:value-type="float" office:value="6.614619" calcext:value-type="float">
            <text:p>6.614619</text:p>
          </table:table-cell>
          <table:table-cell/>
          <table:table-cell office:value-type="float" office:value="6.551672" calcext:value-type="float">
            <text:p>6.551672</text:p>
          </table:table-cell>
          <table:table-cell office:value-type="float" office:value="13.727918" calcext:value-type="float">
            <text:p>13.727918</text:p>
          </table:table-cell>
          <table:table-cell office:value-type="float" office:value="83609" calcext:value-type="float">
            <text:p>8360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125" calcext:value-type="float">
            <text:p>4501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129" calcext:value-type="float">
            <text:p>-139.244129</text:p>
          </table:table-cell>
          <table:table-cell office:value-type="float" office:value="-138.165" calcext:value-type="float">
            <text:p>-138.165</text:p>
          </table:table-cell>
          <table:table-cell office:value-type="float" office:value="-139.244129" calcext:value-type="float">
            <text:p>-139.244129</text:p>
          </table:table-cell>
          <table:table-cell office:value-type="float" office:value="-138.165" calcext:value-type="float">
            <text:p>-138.165</text:p>
          </table:table-cell>
          <table:table-cell office:value-type="float" office:value="-139.243703" calcext:value-type="float">
            <text:p>-139.243703</text:p>
          </table:table-cell>
          <table:table-cell office:value-type="float" office:value="2.097167" calcext:value-type="float">
            <text:p>2.097167</text:p>
          </table:table-cell>
          <table:table-cell/>
          <table:table-cell office:value-type="float" office:value="2.087805" calcext:value-type="float">
            <text:p>2.087805</text:p>
          </table:table-cell>
          <table:table-cell office:value-type="float" office:value="6.520339" calcext:value-type="float">
            <text:p>6.520339</text:p>
          </table:table-cell>
          <table:table-cell/>
          <table:table-cell office:value-type="float" office:value="6.583115" calcext:value-type="float">
            <text:p>6.583115</text:p>
          </table:table-cell>
          <table:table-cell office:value-type="float" office:value="16.439481" calcext:value-type="float">
            <text:p>16.439481</text:p>
          </table:table-cell>
          <table:table-cell office:value-type="float" office:value="83609" calcext:value-type="float">
            <text:p>8360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145" calcext:value-type="float">
            <text:p>450145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3484" calcext:value-type="float">
            <text:p>-139.233484</text:p>
          </table:table-cell>
          <table:table-cell table:number-columns-repeated="2"/>
          <table:table-cell office:value-type="float" office:value="2.092194" calcext:value-type="float">
            <text:p>2.092194</text:p>
          </table:table-cell>
          <table:table-cell table:number-columns-repeated="2"/>
          <table:table-cell office:value-type="float" office:value="6.551684" calcext:value-type="float">
            <text:p>6.551684</text:p>
          </table:table-cell>
          <table:table-cell table:number-columns-repeated="3"/>
        </table:table-row>
        <table:table-row table:style-name="ro1">
          <table:table-cell office:value-type="float" office:value="450163" calcext:value-type="float">
            <text:p>450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703" calcext:value-type="float">
            <text:p>-139.243703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43703" calcext:value-type="float">
            <text:p>-139.243703</text:p>
          </table:table-cell>
          <table:table-cell office:value-type="float" office:value="-140.059" calcext:value-type="float">
            <text:p>-140.059</text:p>
          </table:table-cell>
          <table:table-cell office:value-type="float" office:value="-139.233484" calcext:value-type="float">
            <text:p>-139.233484</text:p>
          </table:table-cell>
          <table:table-cell office:value-type="float" office:value="2.083827" calcext:value-type="float">
            <text:p>2.083827</text:p>
          </table:table-cell>
          <table:table-cell/>
          <table:table-cell office:value-type="float" office:value="2.092194" calcext:value-type="float">
            <text:p>2.092194</text:p>
          </table:table-cell>
          <table:table-cell office:value-type="float" office:value="6.614635" calcext:value-type="float">
            <text:p>6.614635</text:p>
          </table:table-cell>
          <table:table-cell/>
          <table:table-cell office:value-type="float" office:value="6.551684" calcext:value-type="float">
            <text:p>6.551684</text:p>
          </table:table-cell>
          <table:table-cell office:value-type="float" office:value="13.728459" calcext:value-type="float">
            <text:p>13.728459</text:p>
          </table:table-cell>
          <table:table-cell office:value-type="float" office:value="83610" calcext:value-type="float">
            <text:p>8361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165" calcext:value-type="float">
            <text:p>4501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703" calcext:value-type="float">
            <text:p>-139.243703</text:p>
          </table:table-cell>
          <table:table-cell office:value-type="float" office:value="-138.165" calcext:value-type="float">
            <text:p>-138.165</text:p>
          </table:table-cell>
          <table:table-cell office:value-type="float" office:value="-139.243703" calcext:value-type="float">
            <text:p>-139.243703</text:p>
          </table:table-cell>
          <table:table-cell office:value-type="float" office:value="-138.165" calcext:value-type="float">
            <text:p>-138.165</text:p>
          </table:table-cell>
          <table:table-cell office:value-type="float" office:value="-139.245378" calcext:value-type="float">
            <text:p>-139.245378</text:p>
          </table:table-cell>
          <table:table-cell office:value-type="float" office:value="2.097155" calcext:value-type="float">
            <text:p>2.097155</text:p>
          </table:table-cell>
          <table:table-cell/>
          <table:table-cell office:value-type="float" office:value="2.087786" calcext:value-type="float">
            <text:p>2.087786</text:p>
          </table:table-cell>
          <table:table-cell office:value-type="float" office:value="6.520355" calcext:value-type="float">
            <text:p>6.520355</text:p>
          </table:table-cell>
          <table:table-cell/>
          <table:table-cell office:value-type="float" office:value="6.583129" calcext:value-type="float">
            <text:p>6.583129</text:p>
          </table:table-cell>
          <table:table-cell office:value-type="float" office:value="16.438849" calcext:value-type="float">
            <text:p>16.438849</text:p>
          </table:table-cell>
          <table:table-cell office:value-type="float" office:value="83610" calcext:value-type="float">
            <text:p>8361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183" calcext:value-type="float">
            <text:p>450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378" calcext:value-type="float">
            <text:p>-139.245378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45378" calcext:value-type="float">
            <text:p>-139.245378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32424" calcext:value-type="float">
            <text:p>-139.232424</text:p>
          </table:table-cell>
          <table:table-cell office:value-type="float" office:value="2.083859" calcext:value-type="float">
            <text:p>2.083859</text:p>
          </table:table-cell>
          <table:table-cell/>
          <table:table-cell office:value-type="float" office:value="2.092179" calcext:value-type="float">
            <text:p>2.092179</text:p>
          </table:table-cell>
          <table:table-cell office:value-type="float" office:value="6.614573" calcext:value-type="float">
            <text:p>6.614573</text:p>
          </table:table-cell>
          <table:table-cell/>
          <table:table-cell office:value-type="float" office:value="6.551699" calcext:value-type="float">
            <text:p>6.551699</text:p>
          </table:table-cell>
          <table:table-cell office:value-type="float" office:value="13.755529" calcext:value-type="float">
            <text:p>13.755529</text:p>
          </table:table-cell>
          <table:table-cell office:value-type="float" office:value="83612" calcext:value-type="float">
            <text:p>8361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185" calcext:value-type="float">
            <text:p>4501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378" calcext:value-type="float">
            <text:p>-139.245378</text:p>
          </table:table-cell>
          <table:table-cell office:value-type="float" office:value="-138.17" calcext:value-type="float">
            <text:p>-138.17</text:p>
          </table:table-cell>
          <table:table-cell office:value-type="float" office:value="-139.245378" calcext:value-type="float">
            <text:p>-139.245378</text:p>
          </table:table-cell>
          <table:table-cell office:value-type="float" office:value="-138.17" calcext:value-type="float">
            <text:p>-138.17</text:p>
          </table:table-cell>
          <table:table-cell office:value-type="float" office:value="-139.244629" calcext:value-type="float">
            <text:p>-139.244629</text:p>
          </table:table-cell>
          <table:table-cell office:value-type="float" office:value="2.0972" calcext:value-type="float">
            <text:p>2.0972</text:p>
          </table:table-cell>
          <table:table-cell/>
          <table:table-cell office:value-type="float" office:value="2.087789" calcext:value-type="float">
            <text:p>2.087789</text:p>
          </table:table-cell>
          <table:table-cell office:value-type="float" office:value="6.520292" calcext:value-type="float">
            <text:p>6.520292</text:p>
          </table:table-cell>
          <table:table-cell/>
          <table:table-cell office:value-type="float" office:value="6.583105" calcext:value-type="float">
            <text:p>6.583105</text:p>
          </table:table-cell>
          <table:table-cell office:value-type="float" office:value="16.433914" calcext:value-type="float">
            <text:p>16.433914</text:p>
          </table:table-cell>
          <table:table-cell office:value-type="float" office:value="83612" calcext:value-type="float">
            <text:p>8361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202" calcext:value-type="float">
            <text:p>45020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732" calcext:value-type="float">
            <text:p>-139.231732</text:p>
          </table:table-cell>
          <table:table-cell table:number-columns-repeated="2"/>
          <table:table-cell office:value-type="float" office:value="2.092204" calcext:value-type="float">
            <text:p>2.092204</text:p>
          </table:table-cell>
          <table:table-cell table:number-columns-repeated="2"/>
          <table:table-cell office:value-type="float" office:value="6.551656" calcext:value-type="float">
            <text:p>6.551656</text:p>
          </table:table-cell>
          <table:table-cell table:number-columns-repeated="3"/>
        </table:table-row>
        <table:table-row table:style-name="ro1">
          <table:table-cell office:value-type="float" office:value="450223" calcext:value-type="float">
            <text:p>4502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629" calcext:value-type="float">
            <text:p>-139.244629</text:p>
          </table:table-cell>
          <table:table-cell office:value-type="float" office:value="-140.092" calcext:value-type="float">
            <text:p>-140.092</text:p>
          </table:table-cell>
          <table:table-cell office:value-type="float" office:value="-139.244629" calcext:value-type="float">
            <text:p>-139.244629</text:p>
          </table:table-cell>
          <table:table-cell office:value-type="float" office:value="-140.092" calcext:value-type="float">
            <text:p>-140.092</text:p>
          </table:table-cell>
          <table:table-cell office:value-type="float" office:value="-139.231732" calcext:value-type="float">
            <text:p>-139.231732</text:p>
          </table:table-cell>
          <table:table-cell office:value-type="float" office:value="2.083845" calcext:value-type="float">
            <text:p>2.083845</text:p>
          </table:table-cell>
          <table:table-cell/>
          <table:table-cell office:value-type="float" office:value="2.092204" calcext:value-type="float">
            <text:p>2.092204</text:p>
          </table:table-cell>
          <table:table-cell office:value-type="float" office:value="6.6146" calcext:value-type="float">
            <text:p>6.6146</text:p>
          </table:table-cell>
          <table:table-cell/>
          <table:table-cell office:value-type="float" office:value="6.551656" calcext:value-type="float">
            <text:p>6.551656</text:p>
          </table:table-cell>
          <table:table-cell office:value-type="float" office:value="13.769173" calcext:value-type="float">
            <text:p>13.769173</text:p>
          </table:table-cell>
          <table:table-cell office:value-type="float" office:value="83614" calcext:value-type="float">
            <text:p>8361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225" calcext:value-type="float">
            <text:p>4502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629" calcext:value-type="float">
            <text:p>-139.244629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4629" calcext:value-type="float">
            <text:p>-139.244629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4049" calcext:value-type="float">
            <text:p>-139.244049</text:p>
          </table:table-cell>
          <table:table-cell office:value-type="float" office:value="2.09718" calcext:value-type="float">
            <text:p>2.09718</text:p>
          </table:table-cell>
          <table:table-cell/>
          <table:table-cell office:value-type="float" office:value="2.087791" calcext:value-type="float">
            <text:p>2.087791</text:p>
          </table:table-cell>
          <table:table-cell office:value-type="float" office:value="6.52032" calcext:value-type="float">
            <text:p>6.52032</text:p>
          </table:table-cell>
          <table:table-cell/>
          <table:table-cell office:value-type="float" office:value="6.583097" calcext:value-type="float">
            <text:p>6.583097</text:p>
          </table:table-cell>
          <table:table-cell office:value-type="float" office:value="16.331903" calcext:value-type="float">
            <text:p>16.331903</text:p>
          </table:table-cell>
          <table:table-cell office:value-type="float" office:value="83614" calcext:value-type="float">
            <text:p>8361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243" calcext:value-type="float">
            <text:p>4502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878" calcext:value-type="float">
            <text:p>-139.231878</text:p>
          </table:table-cell>
          <table:table-cell table:number-columns-repeated="2"/>
          <table:table-cell office:value-type="float" office:value="2.092213" calcext:value-type="float">
            <text:p>2.092213</text:p>
          </table:table-cell>
          <table:table-cell table:number-columns-repeated="2"/>
          <table:table-cell office:value-type="float" office:value="6.551669" calcext:value-type="float">
            <text:p>6.551669</text:p>
          </table:table-cell>
          <table:table-cell table:number-columns-repeated="3"/>
        </table:table-row>
        <table:table-row table:style-name="ro1">
          <table:table-cell office:value-type="float" office:value="450263" calcext:value-type="float">
            <text:p>450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4049" calcext:value-type="float">
            <text:p>-139.244049</text:p>
          </table:table-cell>
          <table:table-cell office:value-type="float" office:value="-140.052" calcext:value-type="float">
            <text:p>-140.052</text:p>
          </table:table-cell>
          <table:table-cell office:value-type="float" office:value="-139.244049" calcext:value-type="float">
            <text:p>-139.244049</text:p>
          </table:table-cell>
          <table:table-cell office:value-type="float" office:value="-140.052" calcext:value-type="float">
            <text:p>-140.052</text:p>
          </table:table-cell>
          <table:table-cell office:value-type="float" office:value="-139.231878" calcext:value-type="float">
            <text:p>-139.231878</text:p>
          </table:table-cell>
          <table:table-cell office:value-type="float" office:value="2.083834" calcext:value-type="float">
            <text:p>2.083834</text:p>
          </table:table-cell>
          <table:table-cell/>
          <table:table-cell office:value-type="float" office:value="2.092213" calcext:value-type="float">
            <text:p>2.092213</text:p>
          </table:table-cell>
          <table:table-cell office:value-type="float" office:value="6.614622" calcext:value-type="float">
            <text:p>6.614622</text:p>
          </table:table-cell>
          <table:table-cell/>
          <table:table-cell office:value-type="float" office:value="6.551669" calcext:value-type="float">
            <text:p>6.551669</text:p>
          </table:table-cell>
          <table:table-cell office:value-type="float" office:value="13.719135" calcext:value-type="float">
            <text:p>13.719135</text:p>
          </table:table-cell>
          <table:table-cell office:value-type="float" office:value="83615" calcext:value-type="float">
            <text:p>8361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265" calcext:value-type="float">
            <text:p>4502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4049" calcext:value-type="float">
            <text:p>-139.244049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44049" calcext:value-type="float">
            <text:p>-139.244049</text:p>
          </table:table-cell>
          <table:table-cell office:value-type="float" office:value="-138.233" calcext:value-type="float">
            <text:p>-138.233</text:p>
          </table:table-cell>
          <table:table-cell office:value-type="float" office:value="-139.243662" calcext:value-type="float">
            <text:p>-139.243662</text:p>
          </table:table-cell>
          <table:table-cell office:value-type="float" office:value="2.097164" calcext:value-type="float">
            <text:p>2.097164</text:p>
          </table:table-cell>
          <table:table-cell/>
          <table:table-cell office:value-type="float" office:value="2.087802" calcext:value-type="float">
            <text:p>2.087802</text:p>
          </table:table-cell>
          <table:table-cell office:value-type="float" office:value="6.520342" calcext:value-type="float">
            <text:p>6.520342</text:p>
          </table:table-cell>
          <table:table-cell/>
          <table:table-cell office:value-type="float" office:value="6.583115" calcext:value-type="float">
            <text:p>6.583115</text:p>
          </table:table-cell>
          <table:table-cell office:value-type="float" office:value="16.338461" calcext:value-type="float">
            <text:p>16.338461</text:p>
          </table:table-cell>
          <table:table-cell office:value-type="float" office:value="83615" calcext:value-type="float">
            <text:p>8361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283" calcext:value-type="float">
            <text:p>4502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44" calcext:value-type="float">
            <text:p>-139.23144</text:p>
          </table:table-cell>
          <table:table-cell table:number-columns-repeated="2"/>
          <table:table-cell office:value-type="float" office:value="2.092209" calcext:value-type="float">
            <text:p>2.092209</text:p>
          </table:table-cell>
          <table:table-cell table:number-columns-repeated="2"/>
          <table:table-cell office:value-type="float" office:value="6.551689" calcext:value-type="float">
            <text:p>6.551689</text:p>
          </table:table-cell>
          <table:table-cell table:number-columns-repeated="3"/>
        </table:table-row>
        <table:table-row table:style-name="ro1">
          <table:table-cell office:value-type="float" office:value="450303" calcext:value-type="float">
            <text:p>4503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662" calcext:value-type="float">
            <text:p>-139.243662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43662" calcext:value-type="float">
            <text:p>-139.243662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3144" calcext:value-type="float">
            <text:p>-139.23144</text:p>
          </table:table-cell>
          <table:table-cell office:value-type="float" office:value="2.083827" calcext:value-type="float">
            <text:p>2.083827</text:p>
          </table:table-cell>
          <table:table-cell/>
          <table:table-cell office:value-type="float" office:value="2.092209" calcext:value-type="float">
            <text:p>2.092209</text:p>
          </table:table-cell>
          <table:table-cell office:value-type="float" office:value="6.614636" calcext:value-type="float">
            <text:p>6.614636</text:p>
          </table:table-cell>
          <table:table-cell/>
          <table:table-cell office:value-type="float" office:value="6.551689" calcext:value-type="float">
            <text:p>6.551689</text:p>
          </table:table-cell>
          <table:table-cell office:value-type="float" office:value="13.757707" calcext:value-type="float">
            <text:p>13.757707</text:p>
          </table:table-cell>
          <table:table-cell office:value-type="float" office:value="83617" calcext:value-type="float">
            <text:p>8361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304" calcext:value-type="float">
            <text:p>4503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662" calcext:value-type="float">
            <text:p>-139.243662</text:p>
          </table:table-cell>
          <table:table-cell office:value-type="float" office:value="-138.167" calcext:value-type="float">
            <text:p>-138.167</text:p>
          </table:table-cell>
          <table:table-cell office:value-type="float" office:value="-139.243662" calcext:value-type="float">
            <text:p>-139.243662</text:p>
          </table:table-cell>
          <table:table-cell office:value-type="float" office:value="-138.167" calcext:value-type="float">
            <text:p>-138.167</text:p>
          </table:table-cell>
          <table:table-cell office:value-type="float" office:value="-139.243628" calcext:value-type="float">
            <text:p>-139.243628</text:p>
          </table:table-cell>
          <table:table-cell office:value-type="float" office:value="2.097154" calcext:value-type="float">
            <text:p>2.097154</text:p>
          </table:table-cell>
          <table:table-cell/>
          <table:table-cell office:value-type="float" office:value="2.087788" calcext:value-type="float">
            <text:p>2.087788</text:p>
          </table:table-cell>
          <table:table-cell office:value-type="float" office:value="6.520356" calcext:value-type="float">
            <text:p>6.520356</text:p>
          </table:table-cell>
          <table:table-cell/>
          <table:table-cell office:value-type="float" office:value="6.583131" calcext:value-type="float">
            <text:p>6.583131</text:p>
          </table:table-cell>
          <table:table-cell office:value-type="float" office:value="16.43582" calcext:value-type="float">
            <text:p>16.43582</text:p>
          </table:table-cell>
          <table:table-cell office:value-type="float" office:value="83617" calcext:value-type="float">
            <text:p>8361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323" calcext:value-type="float">
            <text:p>4503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628" calcext:value-type="float">
            <text:p>-139.243628</text:p>
          </table:table-cell>
          <table:table-cell office:value-type="float" office:value="-140.122" calcext:value-type="float">
            <text:p>-140.122</text:p>
          </table:table-cell>
          <table:table-cell office:value-type="float" office:value="-139.243628" calcext:value-type="float">
            <text:p>-139.243628</text:p>
          </table:table-cell>
          <table:table-cell office:value-type="float" office:value="-140.122" calcext:value-type="float">
            <text:p>-140.122</text:p>
          </table:table-cell>
          <table:table-cell office:value-type="float" office:value="-139.230684" calcext:value-type="float">
            <text:p>-139.230684</text:p>
          </table:table-cell>
          <table:table-cell office:value-type="float" office:value="2.08575" calcext:value-type="float">
            <text:p>2.08575</text:p>
          </table:table-cell>
          <table:table-cell/>
          <table:table-cell office:value-type="float" office:value="2.09218" calcext:value-type="float">
            <text:p>2.09218</text:p>
          </table:table-cell>
          <table:table-cell office:value-type="float" office:value="6.616296" calcext:value-type="float">
            <text:p>6.616296</text:p>
          </table:table-cell>
          <table:table-cell/>
          <table:table-cell office:value-type="float" office:value="6.551701" calcext:value-type="float">
            <text:p>6.551701</text:p>
          </table:table-cell>
          <table:table-cell office:value-type="float" office:value="13.830049" calcext:value-type="float">
            <text:p>13.830049</text:p>
          </table:table-cell>
          <table:table-cell office:value-type="float" office:value="83619" calcext:value-type="float">
            <text:p>83619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50324" calcext:value-type="float">
            <text:p>4503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628" calcext:value-type="float">
            <text:p>-139.243628</text:p>
          </table:table-cell>
          <table:table-cell office:value-type="float" office:value="-138.22" calcext:value-type="float">
            <text:p>-138.22</text:p>
          </table:table-cell>
          <table:table-cell office:value-type="float" office:value="-139.243628" calcext:value-type="float">
            <text:p>-139.243628</text:p>
          </table:table-cell>
          <table:table-cell office:value-type="float" office:value="-138.22" calcext:value-type="float">
            <text:p>-138.22</text:p>
          </table:table-cell>
          <table:table-cell office:value-type="float" office:value="-139.24339" calcext:value-type="float">
            <text:p>-139.24339</text:p>
          </table:table-cell>
          <table:table-cell office:value-type="float" office:value="2.097153" calcext:value-type="float">
            <text:p>2.097153</text:p>
          </table:table-cell>
          <table:table-cell/>
          <table:table-cell office:value-type="float" office:value="2.088717" calcext:value-type="float">
            <text:p>2.088717</text:p>
          </table:table-cell>
          <table:table-cell office:value-type="float" office:value="6.520358" calcext:value-type="float">
            <text:p>6.520358</text:p>
          </table:table-cell>
          <table:table-cell/>
          <table:table-cell office:value-type="float" office:value="6.583973" calcext:value-type="float">
            <text:p>6.583973</text:p>
          </table:table-cell>
          <table:table-cell office:value-type="float" office:value="16.357126" calcext:value-type="float">
            <text:p>16.357126</text:p>
          </table:table-cell>
          <table:table-cell office:value-type="float" office:value="83619" calcext:value-type="float">
            <text:p>8361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343" calcext:value-type="float">
            <text:p>4503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1028" calcext:value-type="float">
            <text:p>-139.231028</text:p>
          </table:table-cell>
          <table:table-cell table:number-columns-repeated="2"/>
          <table:table-cell office:value-type="float" office:value="2.092654" calcext:value-type="float">
            <text:p>2.092654</text:p>
          </table:table-cell>
          <table:table-cell table:number-columns-repeated="2"/>
          <table:table-cell office:value-type="float" office:value="6.552129" calcext:value-type="float">
            <text:p>6.552129</text:p>
          </table:table-cell>
          <table:table-cell table:number-columns-repeated="3"/>
        </table:table-row>
        <table:table-row table:style-name="ro1">
          <table:table-cell office:value-type="float" office:value="450363" calcext:value-type="float">
            <text:p>450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39" calcext:value-type="float">
            <text:p>-139.24339</text:p>
          </table:table-cell>
          <table:table-cell office:value-type="float" office:value="-140.065" calcext:value-type="float">
            <text:p>-140.065</text:p>
          </table:table-cell>
          <table:table-cell office:value-type="float" office:value="-139.24339" calcext:value-type="float">
            <text:p>-139.24339</text:p>
          </table:table-cell>
          <table:table-cell office:value-type="float" office:value="-140.065" calcext:value-type="float">
            <text:p>-140.065</text:p>
          </table:table-cell>
          <table:table-cell office:value-type="float" office:value="-139.233775" calcext:value-type="float">
            <text:p>-139.233775</text:p>
          </table:table-cell>
          <table:table-cell office:value-type="float" office:value="2.083822" calcext:value-type="float">
            <text:p>2.083822</text:p>
          </table:table-cell>
          <table:table-cell/>
          <table:table-cell office:value-type="float" office:value="2.092654" calcext:value-type="float">
            <text:p>2.092654</text:p>
          </table:table-cell>
          <table:table-cell office:value-type="float" office:value="6.614646" calcext:value-type="float">
            <text:p>6.614646</text:p>
          </table:table-cell>
          <table:table-cell/>
          <table:table-cell office:value-type="float" office:value="6.552129" calcext:value-type="float">
            <text:p>6.552129</text:p>
          </table:table-cell>
          <table:table-cell office:value-type="float" office:value="13.736473" calcext:value-type="float">
            <text:p>13.736473</text:p>
          </table:table-cell>
          <table:table-cell office:value-type="float" office:value="83621" calcext:value-type="float">
            <text:p>8362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365" calcext:value-type="float">
            <text:p>4503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39" calcext:value-type="float">
            <text:p>-139.24339</text:p>
          </table:table-cell>
          <table:table-cell office:value-type="float" office:value="-138.218" calcext:value-type="float">
            <text:p>-138.218</text:p>
          </table:table-cell>
          <table:table-cell office:value-type="float" office:value="-139.24339" calcext:value-type="float">
            <text:p>-139.24339</text:p>
          </table:table-cell>
          <table:table-cell office:value-type="float" office:value="-138.218" calcext:value-type="float">
            <text:p>-138.218</text:p>
          </table:table-cell>
          <table:table-cell office:value-type="float" office:value="-139.245743" calcext:value-type="float">
            <text:p>-139.245743</text:p>
          </table:table-cell>
          <table:table-cell office:value-type="float" office:value="2.095223" calcext:value-type="float">
            <text:p>2.095223</text:p>
          </table:table-cell>
          <table:table-cell/>
          <table:table-cell office:value-type="float" office:value="2.088014" calcext:value-type="float">
            <text:p>2.088014</text:p>
          </table:table-cell>
          <table:table-cell office:value-type="float" office:value="6.518708" calcext:value-type="float">
            <text:p>6.518708</text:p>
          </table:table-cell>
          <table:table-cell/>
          <table:table-cell office:value-type="float" office:value="6.583355" calcext:value-type="float">
            <text:p>6.583355</text:p>
          </table:table-cell>
          <table:table-cell office:value-type="float" office:value="16.33736" calcext:value-type="float">
            <text:p>16.33736</text:p>
          </table:table-cell>
          <table:table-cell office:value-type="float" office:value="83621" calcext:value-type="float">
            <text:p>83621</text:p>
          </table:table-cell>
          <table:table-cell office:value-type="float" office:value="2.227243" calcext:value-type="float">
            <text:p>2.227243</text:p>
          </table:table-cell>
        </table:table-row>
        <table:table-row table:style-name="ro1">
          <table:table-cell office:value-type="float" office:value="450383" calcext:value-type="float">
            <text:p>4503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06" calcext:value-type="float">
            <text:p>-139.2306</text:p>
          </table:table-cell>
          <table:table-cell table:number-columns-repeated="2"/>
          <table:table-cell office:value-type="float" office:value="2.091333" calcext:value-type="float">
            <text:p>2.091333</text:p>
          </table:table-cell>
          <table:table-cell table:number-columns-repeated="2"/>
          <table:table-cell office:value-type="float" office:value="6.551001" calcext:value-type="float">
            <text:p>6.551001</text:p>
          </table:table-cell>
          <table:table-cell table:number-columns-repeated="3"/>
        </table:table-row>
        <table:table-row table:style-name="ro1">
          <table:table-cell office:value-type="float" office:value="450403" calcext:value-type="float">
            <text:p>450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5743" calcext:value-type="float">
            <text:p>-139.245743</text:p>
          </table:table-cell>
          <table:table-cell office:value-type="float" office:value="-140.106" calcext:value-type="float">
            <text:p>-140.106</text:p>
          </table:table-cell>
          <table:table-cell office:value-type="float" office:value="-139.245743" calcext:value-type="float">
            <text:p>-139.245743</text:p>
          </table:table-cell>
          <table:table-cell office:value-type="float" office:value="-140.106" calcext:value-type="float">
            <text:p>-140.106</text:p>
          </table:table-cell>
          <table:table-cell office:value-type="float" office:value="-139.2306" calcext:value-type="float">
            <text:p>-139.2306</text:p>
          </table:table-cell>
          <table:table-cell office:value-type="float" office:value="2.083865" calcext:value-type="float">
            <text:p>2.083865</text:p>
          </table:table-cell>
          <table:table-cell/>
          <table:table-cell office:value-type="float" office:value="2.091333" calcext:value-type="float">
            <text:p>2.091333</text:p>
          </table:table-cell>
          <table:table-cell office:value-type="float" office:value="6.614559" calcext:value-type="float">
            <text:p>6.614559</text:p>
          </table:table-cell>
          <table:table-cell/>
          <table:table-cell office:value-type="float" office:value="6.551001" calcext:value-type="float">
            <text:p>6.551001</text:p>
          </table:table-cell>
          <table:table-cell office:value-type="float" office:value="13.78553" calcext:value-type="float">
            <text:p>13.78553</text:p>
          </table:table-cell>
          <table:table-cell office:value-type="float" office:value="83622" calcext:value-type="float">
            <text:p>8362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404" calcext:value-type="float">
            <text:p>4504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5743" calcext:value-type="float">
            <text:p>-139.245743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45743" calcext:value-type="float">
            <text:p>-139.245743</text:p>
          </table:table-cell>
          <table:table-cell office:value-type="float" office:value="-138.208" calcext:value-type="float">
            <text:p>-138.208</text:p>
          </table:table-cell>
          <table:table-cell office:value-type="float" office:value="-139.243119" calcext:value-type="float">
            <text:p>-139.243119</text:p>
          </table:table-cell>
          <table:table-cell office:value-type="float" office:value="2.095286" calcext:value-type="float">
            <text:p>2.095286</text:p>
          </table:table-cell>
          <table:table-cell/>
          <table:table-cell office:value-type="float" office:value="2.08736" calcext:value-type="float">
            <text:p>2.08736</text:p>
          </table:table-cell>
          <table:table-cell office:value-type="float" office:value="6.518621" calcext:value-type="float">
            <text:p>6.518621</text:p>
          </table:table-cell>
          <table:table-cell/>
          <table:table-cell office:value-type="float" office:value="6.582751" calcext:value-type="float">
            <text:p>6.582751</text:p>
          </table:table-cell>
          <table:table-cell office:value-type="float" office:value="16.355664" calcext:value-type="float">
            <text:p>16.355664</text:p>
          </table:table-cell>
          <table:table-cell office:value-type="float" office:value="83622" calcext:value-type="float">
            <text:p>83622</text:p>
          </table:table-cell>
          <table:table-cell office:value-type="float" office:value="2.227243" calcext:value-type="float">
            <text:p>2.227243</text:p>
          </table:table-cell>
        </table:table-row>
        <table:table-row table:style-name="ro1">
          <table:table-cell office:value-type="float" office:value="450423" calcext:value-type="float">
            <text:p>4504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119" calcext:value-type="float">
            <text:p>-139.243119</text:p>
          </table:table-cell>
          <table:table-cell office:value-type="float" office:value="-140.116" calcext:value-type="float">
            <text:p>-140.116</text:p>
          </table:table-cell>
          <table:table-cell office:value-type="float" office:value="-139.243119" calcext:value-type="float">
            <text:p>-139.243119</text:p>
          </table:table-cell>
          <table:table-cell office:value-type="float" office:value="-140.116" calcext:value-type="float">
            <text:p>-140.116</text:p>
          </table:table-cell>
          <table:table-cell office:value-type="float" office:value="-139.230614" calcext:value-type="float">
            <text:p>-139.230614</text:p>
          </table:table-cell>
          <table:table-cell office:value-type="float" office:value="2.085741" calcext:value-type="float">
            <text:p>2.085741</text:p>
          </table:table-cell>
          <table:table-cell/>
          <table:table-cell office:value-type="float" office:value="2.091037" calcext:value-type="float">
            <text:p>2.091037</text:p>
          </table:table-cell>
          <table:table-cell office:value-type="float" office:value="6.616315" calcext:value-type="float">
            <text:p>6.616315</text:p>
          </table:table-cell>
          <table:table-cell/>
          <table:table-cell office:value-type="float" office:value="6.550651" calcext:value-type="float">
            <text:p>6.550651</text:p>
          </table:table-cell>
          <table:table-cell office:value-type="float" office:value="13.823068" calcext:value-type="float">
            <text:p>13.823068</text:p>
          </table:table-cell>
          <table:table-cell office:value-type="float" office:value="83624" calcext:value-type="float">
            <text:p>83624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50430" calcext:value-type="float">
            <text:p>45043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119" calcext:value-type="float">
            <text:p>-139.243119</text:p>
          </table:table-cell>
          <table:table-cell office:value-type="float" office:value="-138.218" calcext:value-type="float">
            <text:p>-138.218</text:p>
          </table:table-cell>
          <table:table-cell office:value-type="float" office:value="-139.243119" calcext:value-type="float">
            <text:p>-139.243119</text:p>
          </table:table-cell>
          <table:table-cell office:value-type="float" office:value="-138.218" calcext:value-type="float">
            <text:p>-138.218</text:p>
          </table:table-cell>
          <table:table-cell office:value-type="float" office:value="-139.24322" calcext:value-type="float">
            <text:p>-139.24322</text:p>
          </table:table-cell>
          <table:table-cell office:value-type="float" office:value="2.09714" calcext:value-type="float">
            <text:p>2.09714</text:p>
          </table:table-cell>
          <table:table-cell/>
          <table:table-cell office:value-type="float" office:value="2.088139" calcext:value-type="float">
            <text:p>2.088139</text:p>
          </table:table-cell>
          <table:table-cell office:value-type="float" office:value="6.520377" calcext:value-type="float">
            <text:p>6.520377</text:p>
          </table:table-cell>
          <table:table-cell/>
          <table:table-cell office:value-type="float" office:value="6.583462" calcext:value-type="float">
            <text:p>6.583462</text:p>
          </table:table-cell>
          <table:table-cell office:value-type="float" office:value="16.359339" calcext:value-type="float">
            <text:p>16.359339</text:p>
          </table:table-cell>
          <table:table-cell office:value-type="float" office:value="83624" calcext:value-type="float">
            <text:p>8362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442" calcext:value-type="float">
            <text:p>4504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082" calcext:value-type="float">
            <text:p>-139.23082</text:p>
          </table:table-cell>
          <table:table-cell table:number-columns-repeated="2"/>
          <table:table-cell office:value-type="float" office:value="2.09236" calcext:value-type="float">
            <text:p>2.09236</text:p>
          </table:table-cell>
          <table:table-cell table:number-columns-repeated="2"/>
          <table:table-cell office:value-type="float" office:value="6.55188" calcext:value-type="float">
            <text:p>6.55188</text:p>
          </table:table-cell>
          <table:table-cell table:number-columns-repeated="3"/>
        </table:table-row>
        <table:table-row table:style-name="ro1">
          <table:table-cell office:value-type="float" office:value="450463" calcext:value-type="float">
            <text:p>450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322" calcext:value-type="float">
            <text:p>-139.24322</text:p>
          </table:table-cell>
          <table:table-cell office:value-type="float" office:value="-140.062" calcext:value-type="float">
            <text:p>-140.062</text:p>
          </table:table-cell>
          <table:table-cell office:value-type="float" office:value="-139.24322" calcext:value-type="float">
            <text:p>-139.24322</text:p>
          </table:table-cell>
          <table:table-cell office:value-type="float" office:value="-140.062" calcext:value-type="float">
            <text:p>-140.062</text:p>
          </table:table-cell>
          <table:table-cell office:value-type="float" office:value="-139.23082" calcext:value-type="float">
            <text:p>-139.23082</text:p>
          </table:table-cell>
          <table:table-cell office:value-type="float" office:value="2.083818" calcext:value-type="float">
            <text:p>2.083818</text:p>
          </table:table-cell>
          <table:table-cell/>
          <table:table-cell office:value-type="float" office:value="2.09236" calcext:value-type="float">
            <text:p>2.09236</text:p>
          </table:table-cell>
          <table:table-cell office:value-type="float" office:value="6.614653" calcext:value-type="float">
            <text:p>6.614653</text:p>
          </table:table-cell>
          <table:table-cell/>
          <table:table-cell office:value-type="float" office:value="6.55188" calcext:value-type="float">
            <text:p>6.55188</text:p>
          </table:table-cell>
          <table:table-cell office:value-type="float" office:value="13.732881" calcext:value-type="float">
            <text:p>13.732881</text:p>
          </table:table-cell>
          <table:table-cell office:value-type="float" office:value="83626" calcext:value-type="float">
            <text:p>8362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464" calcext:value-type="float">
            <text:p>4504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322" calcext:value-type="float">
            <text:p>-139.24322</text:p>
          </table:table-cell>
          <table:table-cell office:value-type="float" office:value="-138.22" calcext:value-type="float">
            <text:p>-138.22</text:p>
          </table:table-cell>
          <table:table-cell office:value-type="float" office:value="-139.24322" calcext:value-type="float">
            <text:p>-139.24322</text:p>
          </table:table-cell>
          <table:table-cell office:value-type="float" office:value="-138.22" calcext:value-type="float">
            <text:p>-138.22</text:p>
          </table:table-cell>
          <table:table-cell office:value-type="float" office:value="-139.242751" calcext:value-type="float">
            <text:p>-139.242751</text:p>
          </table:table-cell>
          <table:table-cell office:value-type="float" office:value="2.097142" calcext:value-type="float">
            <text:p>2.097142</text:p>
          </table:table-cell>
          <table:table-cell/>
          <table:table-cell office:value-type="float" office:value="2.087865" calcext:value-type="float">
            <text:p>2.087865</text:p>
          </table:table-cell>
          <table:table-cell office:value-type="float" office:value="6.520373" calcext:value-type="float">
            <text:p>6.520373</text:p>
          </table:table-cell>
          <table:table-cell/>
          <table:table-cell office:value-type="float" office:value="6.583235" calcext:value-type="float">
            <text:p>6.583235</text:p>
          </table:table-cell>
          <table:table-cell office:value-type="float" office:value="16.356521" calcext:value-type="float">
            <text:p>16.356521</text:p>
          </table:table-cell>
          <table:table-cell office:value-type="float" office:value="83626" calcext:value-type="float">
            <text:p>8362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483" calcext:value-type="float">
            <text:p>4504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30396" calcext:value-type="float">
            <text:p>-139.230396</text:p>
          </table:table-cell>
          <table:table-cell table:number-columns-repeated="2"/>
          <table:table-cell office:value-type="float" office:value="2.092226" calcext:value-type="float">
            <text:p>2.092226</text:p>
          </table:table-cell>
          <table:table-cell table:number-columns-repeated="2"/>
          <table:table-cell office:value-type="float" office:value="6.551764" calcext:value-type="float">
            <text:p>6.551764</text:p>
          </table:table-cell>
          <table:table-cell table:number-columns-repeated="3"/>
        </table:table-row>
        <table:table-row table:style-name="ro1">
          <table:table-cell office:value-type="float" office:value="450503" calcext:value-type="float">
            <text:p>450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751" calcext:value-type="float">
            <text:p>-139.242751</text:p>
          </table:table-cell>
          <table:table-cell office:value-type="float" office:value="-140.054" calcext:value-type="float">
            <text:p>-140.054</text:p>
          </table:table-cell>
          <table:table-cell office:value-type="float" office:value="-139.242751" calcext:value-type="float">
            <text:p>-139.242751</text:p>
          </table:table-cell>
          <table:table-cell office:value-type="float" office:value="-140.054" calcext:value-type="float">
            <text:p>-140.054</text:p>
          </table:table-cell>
          <table:table-cell office:value-type="float" office:value="-139.230396" calcext:value-type="float">
            <text:p>-139.230396</text:p>
          </table:table-cell>
          <table:table-cell office:value-type="float" office:value="2.08381" calcext:value-type="float">
            <text:p>2.08381</text:p>
          </table:table-cell>
          <table:table-cell/>
          <table:table-cell office:value-type="float" office:value="2.092226" calcext:value-type="float">
            <text:p>2.092226</text:p>
          </table:table-cell>
          <table:table-cell office:value-type="float" office:value="6.61467" calcext:value-type="float">
            <text:p>6.61467</text:p>
          </table:table-cell>
          <table:table-cell/>
          <table:table-cell office:value-type="float" office:value="6.551764" calcext:value-type="float">
            <text:p>6.551764</text:p>
          </table:table-cell>
          <table:table-cell office:value-type="float" office:value="13.723322" calcext:value-type="float">
            <text:p>13.723322</text:p>
          </table:table-cell>
          <table:table-cell office:value-type="float" office:value="83627" calcext:value-type="float">
            <text:p>8362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505" calcext:value-type="float">
            <text:p>4505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751" calcext:value-type="float">
            <text:p>-139.242751</text:p>
          </table:table-cell>
          <table:table-cell office:value-type="float" office:value="-138.223" calcext:value-type="float">
            <text:p>-138.223</text:p>
          </table:table-cell>
          <table:table-cell office:value-type="float" office:value="-139.242751" calcext:value-type="float">
            <text:p>-139.242751</text:p>
          </table:table-cell>
          <table:table-cell office:value-type="float" office:value="-138.223" calcext:value-type="float">
            <text:p>-138.223</text:p>
          </table:table-cell>
          <table:table-cell office:value-type="float" office:value="-139.242227" calcext:value-type="float">
            <text:p>-139.242227</text:p>
          </table:table-cell>
          <table:table-cell office:value-type="float" office:value="2.09713" calcext:value-type="float">
            <text:p>2.09713</text:p>
          </table:table-cell>
          <table:table-cell/>
          <table:table-cell office:value-type="float" office:value="2.087795" calcext:value-type="float">
            <text:p>2.087795</text:p>
          </table:table-cell>
          <table:table-cell office:value-type="float" office:value="6.52039" calcext:value-type="float">
            <text:p>6.52039</text:p>
          </table:table-cell>
          <table:table-cell/>
          <table:table-cell office:value-type="float" office:value="6.583187" calcext:value-type="float">
            <text:p>6.583187</text:p>
          </table:table-cell>
          <table:table-cell office:value-type="float" office:value="16.351373" calcext:value-type="float">
            <text:p>16.351373</text:p>
          </table:table-cell>
          <table:table-cell office:value-type="float" office:value="83627" calcext:value-type="float">
            <text:p>8362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523" calcext:value-type="float">
            <text:p>4505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911" calcext:value-type="float">
            <text:p>-139.229911</text:p>
          </table:table-cell>
          <table:table-cell table:number-columns-repeated="2"/>
          <table:table-cell office:value-type="float" office:value="2.092186" calcext:value-type="float">
            <text:p>2.092186</text:p>
          </table:table-cell>
          <table:table-cell table:number-columns-repeated="2"/>
          <table:table-cell office:value-type="float" office:value="6.551748" calcext:value-type="float">
            <text:p>6.551748</text:p>
          </table:table-cell>
          <table:table-cell table:number-columns-repeated="3"/>
        </table:table-row>
        <table:table-row table:style-name="ro1">
          <table:table-cell office:value-type="float" office:value="450543" calcext:value-type="float">
            <text:p>450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227" calcext:value-type="float">
            <text:p>-139.242227</text:p>
          </table:table-cell>
          <table:table-cell office:value-type="float" office:value="-140.039" calcext:value-type="float">
            <text:p>-140.039</text:p>
          </table:table-cell>
          <table:table-cell office:value-type="float" office:value="-139.242227" calcext:value-type="float">
            <text:p>-139.242227</text:p>
          </table:table-cell>
          <table:table-cell office:value-type="float" office:value="-140.039" calcext:value-type="float">
            <text:p>-140.039</text:p>
          </table:table-cell>
          <table:table-cell office:value-type="float" office:value="-139.229911" calcext:value-type="float">
            <text:p>-139.229911</text:p>
          </table:table-cell>
          <table:table-cell office:value-type="float" office:value="2.0838" calcext:value-type="float">
            <text:p>2.0838</text:p>
          </table:table-cell>
          <table:table-cell/>
          <table:table-cell office:value-type="float" office:value="2.092186" calcext:value-type="float">
            <text:p>2.092186</text:p>
          </table:table-cell>
          <table:table-cell office:value-type="float" office:value="6.614689" calcext:value-type="float">
            <text:p>6.614689</text:p>
          </table:table-cell>
          <table:table-cell/>
          <table:table-cell office:value-type="float" office:value="6.551748" calcext:value-type="float">
            <text:p>6.551748</text:p>
          </table:table-cell>
          <table:table-cell office:value-type="float" office:value="13.704947" calcext:value-type="float">
            <text:p>13.704947</text:p>
          </table:table-cell>
          <table:table-cell office:value-type="float" office:value="83629" calcext:value-type="float">
            <text:p>8362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544" calcext:value-type="float">
            <text:p>4505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227" calcext:value-type="float">
            <text:p>-139.242227</text:p>
          </table:table-cell>
          <table:table-cell office:value-type="float" office:value="-138.219" calcext:value-type="float">
            <text:p>-138.219</text:p>
          </table:table-cell>
          <table:table-cell office:value-type="float" office:value="-139.242227" calcext:value-type="float">
            <text:p>-139.242227</text:p>
          </table:table-cell>
          <table:table-cell office:value-type="float" office:value="-138.219" calcext:value-type="float">
            <text:p>-138.219</text:p>
          </table:table-cell>
          <table:table-cell office:value-type="float" office:value="-139.241548" calcext:value-type="float">
            <text:p>-139.241548</text:p>
          </table:table-cell>
          <table:table-cell office:value-type="float" office:value="2.097116" calcext:value-type="float">
            <text:p>2.097116</text:p>
          </table:table-cell>
          <table:table-cell/>
          <table:table-cell office:value-type="float" office:value="2.087774" calcext:value-type="float">
            <text:p>2.087774</text:p>
          </table:table-cell>
          <table:table-cell office:value-type="float" office:value="6.52041" calcext:value-type="float">
            <text:p>6.52041</text:p>
          </table:table-cell>
          <table:table-cell/>
          <table:table-cell office:value-type="float" office:value="6.583189" calcext:value-type="float">
            <text:p>6.583189</text:p>
          </table:table-cell>
          <table:table-cell office:value-type="float" office:value="16.356531" calcext:value-type="float">
            <text:p>16.356531</text:p>
          </table:table-cell>
          <table:table-cell office:value-type="float" office:value="83629" calcext:value-type="float">
            <text:p>8362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563" calcext:value-type="float">
            <text:p>450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548" calcext:value-type="float">
            <text:p>-139.241548</text:p>
          </table:table-cell>
          <table:table-cell office:value-type="float" office:value="-140.071" calcext:value-type="float">
            <text:p>-140.071</text:p>
          </table:table-cell>
          <table:table-cell office:value-type="float" office:value="-139.241548" calcext:value-type="float">
            <text:p>-139.241548</text:p>
          </table:table-cell>
          <table:table-cell office:value-type="float" office:value="-140.071" calcext:value-type="float">
            <text:p>-140.071</text:p>
          </table:table-cell>
          <table:table-cell office:value-type="float" office:value="-139.229196" calcext:value-type="float">
            <text:p>-139.229196</text:p>
          </table:table-cell>
          <table:table-cell office:value-type="float" office:value="2.083787" calcext:value-type="float">
            <text:p>2.083787</text:p>
          </table:table-cell>
          <table:table-cell/>
          <table:table-cell office:value-type="float" office:value="2.092168" calcext:value-type="float">
            <text:p>2.092168</text:p>
          </table:table-cell>
          <table:table-cell office:value-type="float" office:value="6.614714" calcext:value-type="float">
            <text:p>6.614714</text:p>
          </table:table-cell>
          <table:table-cell/>
          <table:table-cell office:value-type="float" office:value="6.551759" calcext:value-type="float">
            <text:p>6.551759</text:p>
          </table:table-cell>
          <table:table-cell office:value-type="float" office:value="13.746427" calcext:value-type="float">
            <text:p>13.746427</text:p>
          </table:table-cell>
          <table:table-cell office:value-type="float" office:value="83631" calcext:value-type="float">
            <text:p>8363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565" calcext:value-type="float">
            <text:p>4505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548" calcext:value-type="float">
            <text:p>-139.241548</text:p>
          </table:table-cell>
          <table:table-cell office:value-type="float" office:value="-138.227" calcext:value-type="float">
            <text:p>-138.227</text:p>
          </table:table-cell>
          <table:table-cell office:value-type="float" office:value="-139.241548" calcext:value-type="float">
            <text:p>-139.241548</text:p>
          </table:table-cell>
          <table:table-cell office:value-type="float" office:value="-138.227" calcext:value-type="float">
            <text:p>-138.227</text:p>
          </table:table-cell>
          <table:table-cell office:value-type="float" office:value="-139.241268" calcext:value-type="float">
            <text:p>-139.241268</text:p>
          </table:table-cell>
          <table:table-cell office:value-type="float" office:value="2.097097" calcext:value-type="float">
            <text:p>2.097097</text:p>
          </table:table-cell>
          <table:table-cell/>
          <table:table-cell office:value-type="float" office:value="2.08775" calcext:value-type="float">
            <text:p>2.08775</text:p>
          </table:table-cell>
          <table:table-cell office:value-type="float" office:value="6.520435" calcext:value-type="float">
            <text:p>6.520435</text:p>
          </table:table-cell>
          <table:table-cell/>
          <table:table-cell office:value-type="float" office:value="6.583206" calcext:value-type="float">
            <text:p>6.583206</text:p>
          </table:table-cell>
          <table:table-cell office:value-type="float" office:value="16.343654" calcext:value-type="float">
            <text:p>16.343654</text:p>
          </table:table-cell>
          <table:table-cell office:value-type="float" office:value="83631" calcext:value-type="float">
            <text:p>8363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583" calcext:value-type="float">
            <text:p>4505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9006" calcext:value-type="float">
            <text:p>-139.229006</text:p>
          </table:table-cell>
          <table:table-cell table:number-columns-repeated="2"/>
          <table:table-cell office:value-type="float" office:value="2.092149" calcext:value-type="float">
            <text:p>2.092149</text:p>
          </table:table-cell>
          <table:table-cell table:number-columns-repeated="2"/>
          <table:table-cell office:value-type="float" office:value="6.55178" calcext:value-type="float">
            <text:p>6.55178</text:p>
          </table:table-cell>
          <table:table-cell table:number-columns-repeated="3"/>
        </table:table-row>
        <table:table-row table:style-name="ro1">
          <table:table-cell office:value-type="float" office:value="450604" calcext:value-type="float">
            <text:p>4506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1268" calcext:value-type="float">
            <text:p>-139.241268</text:p>
          </table:table-cell>
          <table:table-cell office:value-type="float" office:value="-140.049" calcext:value-type="float">
            <text:p>-140.049</text:p>
          </table:table-cell>
          <table:table-cell office:value-type="float" office:value="-139.241268" calcext:value-type="float">
            <text:p>-139.241268</text:p>
          </table:table-cell>
          <table:table-cell office:value-type="float" office:value="-140.049" calcext:value-type="float">
            <text:p>-140.049</text:p>
          </table:table-cell>
          <table:table-cell office:value-type="float" office:value="-139.229006" calcext:value-type="float">
            <text:p>-139.229006</text:p>
          </table:table-cell>
          <table:table-cell office:value-type="float" office:value="2.083782" calcext:value-type="float">
            <text:p>2.083782</text:p>
          </table:table-cell>
          <table:table-cell/>
          <table:table-cell office:value-type="float" office:value="2.092149" calcext:value-type="float">
            <text:p>2.092149</text:p>
          </table:table-cell>
          <table:table-cell office:value-type="float" office:value="6.614725" calcext:value-type="float">
            <text:p>6.614725</text:p>
          </table:table-cell>
          <table:table-cell/>
          <table:table-cell office:value-type="float" office:value="6.55178" calcext:value-type="float">
            <text:p>6.55178</text:p>
          </table:table-cell>
          <table:table-cell office:value-type="float" office:value="13.718857" calcext:value-type="float">
            <text:p>13.718857</text:p>
          </table:table-cell>
          <table:table-cell office:value-type="float" office:value="83633" calcext:value-type="float">
            <text:p>8363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605" calcext:value-type="float">
            <text:p>4506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1268" calcext:value-type="float">
            <text:p>-139.241268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1268" calcext:value-type="float">
            <text:p>-139.241268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0789" calcext:value-type="float">
            <text:p>-139.240789</text:p>
          </table:table-cell>
          <table:table-cell office:value-type="float" office:value="2.09709" calcext:value-type="float">
            <text:p>2.09709</text:p>
          </table:table-cell>
          <table:table-cell/>
          <table:table-cell office:value-type="float" office:value="2.087744" calcext:value-type="float">
            <text:p>2.087744</text:p>
          </table:table-cell>
          <table:table-cell office:value-type="float" office:value="6.520446" calcext:value-type="float">
            <text:p>6.520446</text:p>
          </table:table-cell>
          <table:table-cell/>
          <table:table-cell office:value-type="float" office:value="6.583223" calcext:value-type="float">
            <text:p>6.583223</text:p>
          </table:table-cell>
          <table:table-cell office:value-type="float" office:value="16.331367" calcext:value-type="float">
            <text:p>16.331367</text:p>
          </table:table-cell>
          <table:table-cell office:value-type="float" office:value="83633" calcext:value-type="float">
            <text:p>8363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622" calcext:value-type="float">
            <text:p>4506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8621" calcext:value-type="float">
            <text:p>-139.228621</text:p>
          </table:table-cell>
          <table:table-cell table:number-columns-repeated="2"/>
          <table:table-cell office:value-type="float" office:value="2.092144" calcext:value-type="float">
            <text:p>2.092144</text:p>
          </table:table-cell>
          <table:table-cell table:number-columns-repeated="2"/>
          <table:table-cell office:value-type="float" office:value="6.551794" calcext:value-type="float">
            <text:p>6.551794</text:p>
          </table:table-cell>
          <table:table-cell table:number-columns-repeated="3"/>
        </table:table-row>
        <table:table-row table:style-name="ro1">
          <table:table-cell office:value-type="float" office:value="450644" calcext:value-type="float">
            <text:p>4506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789" calcext:value-type="float">
            <text:p>-139.240789</text:p>
          </table:table-cell>
          <table:table-cell office:value-type="float" office:value="-140.018" calcext:value-type="float">
            <text:p>-140.018</text:p>
          </table:table-cell>
          <table:table-cell office:value-type="float" office:value="-139.240789" calcext:value-type="float">
            <text:p>-139.240789</text:p>
          </table:table-cell>
          <table:table-cell office:value-type="float" office:value="-140.018" calcext:value-type="float">
            <text:p>-140.018</text:p>
          </table:table-cell>
          <table:table-cell office:value-type="float" office:value="-139.228621" calcext:value-type="float">
            <text:p>-139.228621</text:p>
          </table:table-cell>
          <table:table-cell office:value-type="float" office:value="2.083773" calcext:value-type="float">
            <text:p>2.083773</text:p>
          </table:table-cell>
          <table:table-cell/>
          <table:table-cell office:value-type="float" office:value="2.092144" calcext:value-type="float">
            <text:p>2.092144</text:p>
          </table:table-cell>
          <table:table-cell office:value-type="float" office:value="6.614743" calcext:value-type="float">
            <text:p>6.614743</text:p>
          </table:table-cell>
          <table:table-cell/>
          <table:table-cell office:value-type="float" office:value="6.551794" calcext:value-type="float">
            <text:p>6.551794</text:p>
          </table:table-cell>
          <table:table-cell office:value-type="float" office:value="13.680115" calcext:value-type="float">
            <text:p>13.680115</text:p>
          </table:table-cell>
          <table:table-cell office:value-type="float" office:value="83635" calcext:value-type="float">
            <text:p>8363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645" calcext:value-type="float">
            <text:p>4506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789" calcext:value-type="float">
            <text:p>-139.240789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40789" calcext:value-type="float">
            <text:p>-139.240789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9995" calcext:value-type="float">
            <text:p>-139.239995</text:p>
          </table:table-cell>
          <table:table-cell office:value-type="float" office:value="2.097077" calcext:value-type="float">
            <text:p>2.097077</text:p>
          </table:table-cell>
          <table:table-cell/>
          <table:table-cell office:value-type="float" office:value="2.087745" calcext:value-type="float">
            <text:p>2.087745</text:p>
          </table:table-cell>
          <table:table-cell office:value-type="float" office:value="6.520463" calcext:value-type="float">
            <text:p>6.520463</text:p>
          </table:table-cell>
          <table:table-cell/>
          <table:table-cell office:value-type="float" office:value="6.58324" calcext:value-type="float">
            <text:p>6.58324</text:p>
          </table:table-cell>
          <table:table-cell office:value-type="float" office:value="16.330656" calcext:value-type="float">
            <text:p>16.330656</text:p>
          </table:table-cell>
          <table:table-cell office:value-type="float" office:value="83635" calcext:value-type="float">
            <text:p>8363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663" calcext:value-type="float">
            <text:p>4506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836" calcext:value-type="float">
            <text:p>-139.227836</text:p>
          </table:table-cell>
          <table:table-cell table:number-columns-repeated="2"/>
          <table:table-cell office:value-type="float" office:value="2.092139" calcext:value-type="float">
            <text:p>2.092139</text:p>
          </table:table-cell>
          <table:table-cell table:number-columns-repeated="2"/>
          <table:table-cell office:value-type="float" office:value="6.551812" calcext:value-type="float">
            <text:p>6.551812</text:p>
          </table:table-cell>
          <table:table-cell table:number-columns-repeated="3"/>
        </table:table-row>
        <table:table-row table:style-name="ro1">
          <table:table-cell office:value-type="float" office:value="450683" calcext:value-type="float">
            <text:p>450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995" calcext:value-type="float">
            <text:p>-139.239995</text:p>
          </table:table-cell>
          <table:table-cell office:value-type="float" office:value="-140.023" calcext:value-type="float">
            <text:p>-140.023</text:p>
          </table:table-cell>
          <table:table-cell office:value-type="float" office:value="-139.239995" calcext:value-type="float">
            <text:p>-139.239995</text:p>
          </table:table-cell>
          <table:table-cell office:value-type="float" office:value="-140.023" calcext:value-type="float">
            <text:p>-140.023</text:p>
          </table:table-cell>
          <table:table-cell office:value-type="float" office:value="-139.227836" calcext:value-type="float">
            <text:p>-139.227836</text:p>
          </table:table-cell>
          <table:table-cell office:value-type="float" office:value="2.083758" calcext:value-type="float">
            <text:p>2.083758</text:p>
          </table:table-cell>
          <table:table-cell/>
          <table:table-cell office:value-type="float" office:value="2.092139" calcext:value-type="float">
            <text:p>2.092139</text:p>
          </table:table-cell>
          <table:table-cell office:value-type="float" office:value="6.614772" calcext:value-type="float">
            <text:p>6.614772</text:p>
          </table:table-cell>
          <table:table-cell/>
          <table:table-cell office:value-type="float" office:value="6.551812" calcext:value-type="float">
            <text:p>6.551812</text:p>
          </table:table-cell>
          <table:table-cell office:value-type="float" office:value="13.68747" calcext:value-type="float">
            <text:p>13.68747</text:p>
          </table:table-cell>
          <table:table-cell office:value-type="float" office:value="83636" calcext:value-type="float">
            <text:p>83636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685" calcext:value-type="float">
            <text:p>4506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995" calcext:value-type="float">
            <text:p>-139.239995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39995" calcext:value-type="float">
            <text:p>-139.239995</text:p>
          </table:table-cell>
          <table:table-cell office:value-type="float" office:value="-138.231" calcext:value-type="float">
            <text:p>-138.231</text:p>
          </table:table-cell>
          <table:table-cell office:value-type="float" office:value="-139.239287" calcext:value-type="float">
            <text:p>-139.239287</text:p>
          </table:table-cell>
          <table:table-cell office:value-type="float" office:value="2.097056" calcext:value-type="float">
            <text:p>2.097056</text:p>
          </table:table-cell>
          <table:table-cell/>
          <table:table-cell office:value-type="float" office:value="2.087733" calcext:value-type="float">
            <text:p>2.087733</text:p>
          </table:table-cell>
          <table:table-cell office:value-type="float" office:value="6.520493" calcext:value-type="float">
            <text:p>6.520493</text:p>
          </table:table-cell>
          <table:table-cell/>
          <table:table-cell office:value-type="float" office:value="6.583263" calcext:value-type="float">
            <text:p>6.583263</text:p>
          </table:table-cell>
          <table:table-cell office:value-type="float" office:value="16.335413" calcext:value-type="float">
            <text:p>16.335413</text:p>
          </table:table-cell>
          <table:table-cell office:value-type="float" office:value="83636" calcext:value-type="float">
            <text:p>83636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704" calcext:value-type="float">
            <text:p>4507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287" calcext:value-type="float">
            <text:p>-139.239287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39287" calcext:value-type="float">
            <text:p>-139.239287</text:p>
          </table:table-cell>
          <table:table-cell office:value-type="float" office:value="-140.082" calcext:value-type="float">
            <text:p>-140.082</text:p>
          </table:table-cell>
          <table:table-cell office:value-type="float" office:value="-139.227092" calcext:value-type="float">
            <text:p>-139.227092</text:p>
          </table:table-cell>
          <table:table-cell office:value-type="float" office:value="2.083745" calcext:value-type="float">
            <text:p>2.083745</text:p>
          </table:table-cell>
          <table:table-cell/>
          <table:table-cell office:value-type="float" office:value="2.092122" calcext:value-type="float">
            <text:p>2.092122</text:p>
          </table:table-cell>
          <table:table-cell office:value-type="float" office:value="6.614798" calcext:value-type="float">
            <text:p>6.614798</text:p>
          </table:table-cell>
          <table:table-cell/>
          <table:table-cell office:value-type="float" office:value="6.551838" calcext:value-type="float">
            <text:p>6.551838</text:p>
          </table:table-cell>
          <table:table-cell office:value-type="float" office:value="13.76326" calcext:value-type="float">
            <text:p>13.76326</text:p>
          </table:table-cell>
          <table:table-cell office:value-type="float" office:value="83638" calcext:value-type="float">
            <text:p>8363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706" calcext:value-type="float">
            <text:p>45070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287" calcext:value-type="float">
            <text:p>-139.239287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39287" calcext:value-type="float">
            <text:p>-139.239287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39337" calcext:value-type="float">
            <text:p>-139.239337</text:p>
          </table:table-cell>
          <table:table-cell office:value-type="float" office:value="2.097037" calcext:value-type="float">
            <text:p>2.097037</text:p>
          </table:table-cell>
          <table:table-cell/>
          <table:table-cell office:value-type="float" office:value="2.087702" calcext:value-type="float">
            <text:p>2.087702</text:p>
          </table:table-cell>
          <table:table-cell office:value-type="float" office:value="6.520519" calcext:value-type="float">
            <text:p>6.520519</text:p>
          </table:table-cell>
          <table:table-cell/>
          <table:table-cell office:value-type="float" office:value="6.583287" calcext:value-type="float">
            <text:p>6.583287</text:p>
          </table:table-cell>
          <table:table-cell office:value-type="float" office:value="16.323977" calcext:value-type="float">
            <text:p>16.323977</text:p>
          </table:table-cell>
          <table:table-cell office:value-type="float" office:value="83638" calcext:value-type="float">
            <text:p>8363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726" calcext:value-type="float">
            <text:p>450726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217" calcext:value-type="float">
            <text:p>-139.227217</text:p>
          </table:table-cell>
          <table:table-cell table:number-columns-repeated="2"/>
          <table:table-cell office:value-type="float" office:value="2.092098" calcext:value-type="float">
            <text:p>2.092098</text:p>
          </table:table-cell>
          <table:table-cell table:number-columns-repeated="2"/>
          <table:table-cell office:value-type="float" office:value="6.551864" calcext:value-type="float">
            <text:p>6.551864</text:p>
          </table:table-cell>
          <table:table-cell table:number-columns-repeated="3"/>
        </table:table-row>
        <table:table-row table:style-name="ro1">
          <table:table-cell office:value-type="float" office:value="450743" calcext:value-type="float">
            <text:p>450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337" calcext:value-type="float">
            <text:p>-139.239337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39337" calcext:value-type="float">
            <text:p>-139.239337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27217" calcext:value-type="float">
            <text:p>-139.227217</text:p>
          </table:table-cell>
          <table:table-cell office:value-type="float" office:value="2.083746" calcext:value-type="float">
            <text:p>2.083746</text:p>
          </table:table-cell>
          <table:table-cell/>
          <table:table-cell office:value-type="float" office:value="2.092098" calcext:value-type="float">
            <text:p>2.092098</text:p>
          </table:table-cell>
          <table:table-cell office:value-type="float" office:value="6.614796" calcext:value-type="float">
            <text:p>6.614796</text:p>
          </table:table-cell>
          <table:table-cell/>
          <table:table-cell office:value-type="float" office:value="6.551864" calcext:value-type="float">
            <text:p>6.551864</text:p>
          </table:table-cell>
          <table:table-cell office:value-type="float" office:value="13.764467" calcext:value-type="float">
            <text:p>13.764467</text:p>
          </table:table-cell>
          <table:table-cell office:value-type="float" office:value="83640" calcext:value-type="float">
            <text:p>8364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745" calcext:value-type="float">
            <text:p>4507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337" calcext:value-type="float">
            <text:p>-139.239337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39337" calcext:value-type="float">
            <text:p>-139.239337</text:p>
          </table:table-cell>
          <table:table-cell office:value-type="float" office:value="-138.237" calcext:value-type="float">
            <text:p>-138.237</text:p>
          </table:table-cell>
          <table:table-cell office:value-type="float" office:value="-139.239474" calcext:value-type="float">
            <text:p>-139.239474</text:p>
          </table:table-cell>
          <table:table-cell office:value-type="float" office:value="2.097038" calcext:value-type="float">
            <text:p>2.097038</text:p>
          </table:table-cell>
          <table:table-cell/>
          <table:table-cell office:value-type="float" office:value="2.087691" calcext:value-type="float">
            <text:p>2.087691</text:p>
          </table:table-cell>
          <table:table-cell office:value-type="float" office:value="6.520518" calcext:value-type="float">
            <text:p>6.520518</text:p>
          </table:table-cell>
          <table:table-cell/>
          <table:table-cell office:value-type="float" office:value="6.583299" calcext:value-type="float">
            <text:p>6.583299</text:p>
          </table:table-cell>
          <table:table-cell office:value-type="float" office:value="16.325534" calcext:value-type="float">
            <text:p>16.325534</text:p>
          </table:table-cell>
          <table:table-cell office:value-type="float" office:value="83640" calcext:value-type="float">
            <text:p>8364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763" calcext:value-type="float">
            <text:p>4507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341" calcext:value-type="float">
            <text:p>-139.227341</text:p>
          </table:table-cell>
          <table:table-cell table:number-columns-repeated="2"/>
          <table:table-cell office:value-type="float" office:value="2.092093" calcext:value-type="float">
            <text:p>2.092093</text:p>
          </table:table-cell>
          <table:table-cell table:number-columns-repeated="2"/>
          <table:table-cell office:value-type="float" office:value="6.551868" calcext:value-type="float">
            <text:p>6.551868</text:p>
          </table:table-cell>
          <table:table-cell table:number-columns-repeated="3"/>
        </table:table-row>
        <table:table-row table:style-name="ro1">
          <table:table-cell office:value-type="float" office:value="450784" calcext:value-type="float">
            <text:p>4507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474" calcext:value-type="float">
            <text:p>-139.239474</text:p>
          </table:table-cell>
          <table:table-cell office:value-type="float" office:value="-140.087" calcext:value-type="float">
            <text:p>-140.087</text:p>
          </table:table-cell>
          <table:table-cell office:value-type="float" office:value="-139.239474" calcext:value-type="float">
            <text:p>-139.239474</text:p>
          </table:table-cell>
          <table:table-cell office:value-type="float" office:value="-140.087" calcext:value-type="float">
            <text:p>-140.087</text:p>
          </table:table-cell>
          <table:table-cell office:value-type="float" office:value="-139.227341" calcext:value-type="float">
            <text:p>-139.227341</text:p>
          </table:table-cell>
          <table:table-cell office:value-type="float" office:value="2.083749" calcext:value-type="float">
            <text:p>2.083749</text:p>
          </table:table-cell>
          <table:table-cell/>
          <table:table-cell office:value-type="float" office:value="2.092093" calcext:value-type="float">
            <text:p>2.092093</text:p>
          </table:table-cell>
          <table:table-cell office:value-type="float" office:value="6.614791" calcext:value-type="float">
            <text:p>6.614791</text:p>
          </table:table-cell>
          <table:table-cell/>
          <table:table-cell office:value-type="float" office:value="6.551868" calcext:value-type="float">
            <text:p>6.551868</text:p>
          </table:table-cell>
          <table:table-cell office:value-type="float" office:value="13.76937" calcext:value-type="float">
            <text:p>13.76937</text:p>
          </table:table-cell>
          <table:table-cell office:value-type="float" office:value="83641" calcext:value-type="float">
            <text:p>8364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786" calcext:value-type="float">
            <text:p>45078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474" calcext:value-type="float">
            <text:p>-139.239474</text:p>
          </table:table-cell>
          <table:table-cell office:value-type="float" office:value="-138.175" calcext:value-type="float">
            <text:p>-138.175</text:p>
          </table:table-cell>
          <table:table-cell office:value-type="float" office:value="-139.239474" calcext:value-type="float">
            <text:p>-139.239474</text:p>
          </table:table-cell>
          <table:table-cell office:value-type="float" office:value="-138.175" calcext:value-type="float">
            <text:p>-138.175</text:p>
          </table:table-cell>
          <table:table-cell office:value-type="float" office:value="-139.239649" calcext:value-type="float">
            <text:p>-139.239649</text:p>
          </table:table-cell>
          <table:table-cell office:value-type="float" office:value="2.097042" calcext:value-type="float">
            <text:p>2.097042</text:p>
          </table:table-cell>
          <table:table-cell/>
          <table:table-cell office:value-type="float" office:value="2.087688" calcext:value-type="float">
            <text:p>2.087688</text:p>
          </table:table-cell>
          <table:table-cell office:value-type="float" office:value="6.520512" calcext:value-type="float">
            <text:p>6.520512</text:p>
          </table:table-cell>
          <table:table-cell/>
          <table:table-cell office:value-type="float" office:value="6.583298" calcext:value-type="float">
            <text:p>6.583298</text:p>
          </table:table-cell>
          <table:table-cell office:value-type="float" office:value="16.417734" calcext:value-type="float">
            <text:p>16.417734</text:p>
          </table:table-cell>
          <table:table-cell office:value-type="float" office:value="83641" calcext:value-type="float">
            <text:p>8364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805" calcext:value-type="float">
            <text:p>450805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835" calcext:value-type="float">
            <text:p>-139.226835</text:p>
          </table:table-cell>
          <table:table-cell table:number-columns-repeated="2"/>
          <table:table-cell office:value-type="float" office:value="2.092077" calcext:value-type="float">
            <text:p>2.092077</text:p>
          </table:table-cell>
          <table:table-cell table:number-columns-repeated="2"/>
          <table:table-cell office:value-type="float" office:value="6.551863" calcext:value-type="float">
            <text:p>6.551863</text:p>
          </table:table-cell>
          <table:table-cell table:number-columns-repeated="3"/>
        </table:table-row>
        <table:table-row table:style-name="ro1">
          <table:table-cell office:value-type="float" office:value="450823" calcext:value-type="float">
            <text:p>4508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649" calcext:value-type="float">
            <text:p>-139.239649</text:p>
          </table:table-cell>
          <table:table-cell office:value-type="float" office:value="-140.132" calcext:value-type="float">
            <text:p>-140.132</text:p>
          </table:table-cell>
          <table:table-cell office:value-type="float" office:value="-139.239649" calcext:value-type="float">
            <text:p>-139.239649</text:p>
          </table:table-cell>
          <table:table-cell office:value-type="float" office:value="-140.132" calcext:value-type="float">
            <text:p>-140.132</text:p>
          </table:table-cell>
          <table:table-cell office:value-type="float" office:value="-139.226835" calcext:value-type="float">
            <text:p>-139.226835</text:p>
          </table:table-cell>
          <table:table-cell office:value-type="float" office:value="2.083752" calcext:value-type="float">
            <text:p>2.083752</text:p>
          </table:table-cell>
          <table:table-cell/>
          <table:table-cell office:value-type="float" office:value="2.092077" calcext:value-type="float">
            <text:p>2.092077</text:p>
          </table:table-cell>
          <table:table-cell office:value-type="float" office:value="6.614785" calcext:value-type="float">
            <text:p>6.614785</text:p>
          </table:table-cell>
          <table:table-cell/>
          <table:table-cell office:value-type="float" office:value="6.551863" calcext:value-type="float">
            <text:p>6.551863</text:p>
          </table:table-cell>
          <table:table-cell office:value-type="float" office:value="13.826269" calcext:value-type="float">
            <text:p>13.826269</text:p>
          </table:table-cell>
          <table:table-cell office:value-type="float" office:value="83643" calcext:value-type="float">
            <text:p>8364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825" calcext:value-type="float">
            <text:p>4508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649" calcext:value-type="float">
            <text:p>-139.239649</text:p>
          </table:table-cell>
          <table:table-cell office:value-type="float" office:value="-138.174" calcext:value-type="float">
            <text:p>-138.174</text:p>
          </table:table-cell>
          <table:table-cell office:value-type="float" office:value="-139.239649" calcext:value-type="float">
            <text:p>-139.239649</text:p>
          </table:table-cell>
          <table:table-cell office:value-type="float" office:value="-138.174" calcext:value-type="float">
            <text:p>-138.174</text:p>
          </table:table-cell>
          <table:table-cell office:value-type="float" office:value="-139.239742" calcext:value-type="float">
            <text:p>-139.239742</text:p>
          </table:table-cell>
          <table:table-cell office:value-type="float" office:value="2.097046" calcext:value-type="float">
            <text:p>2.097046</text:p>
          </table:table-cell>
          <table:table-cell/>
          <table:table-cell office:value-type="float" office:value="2.087669" calcext:value-type="float">
            <text:p>2.087669</text:p>
          </table:table-cell>
          <table:table-cell office:value-type="float" office:value="6.520506" calcext:value-type="float">
            <text:p>6.520506</text:p>
          </table:table-cell>
          <table:table-cell/>
          <table:table-cell office:value-type="float" office:value="6.583291" calcext:value-type="float">
            <text:p>6.583291</text:p>
          </table:table-cell>
          <table:table-cell office:value-type="float" office:value="16.419478" calcext:value-type="float">
            <text:p>16.419478</text:p>
          </table:table-cell>
          <table:table-cell office:value-type="float" office:value="83643" calcext:value-type="float">
            <text:p>8364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843" calcext:value-type="float">
            <text:p>4508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742" calcext:value-type="float">
            <text:p>-139.239742</text:p>
          </table:table-cell>
          <table:table-cell office:value-type="float" office:value="-140.076" calcext:value-type="float">
            <text:p>-140.076</text:p>
          </table:table-cell>
          <table:table-cell office:value-type="float" office:value="-139.239742" calcext:value-type="float">
            <text:p>-139.239742</text:p>
          </table:table-cell>
          <table:table-cell office:value-type="float" office:value="-140.076" calcext:value-type="float">
            <text:p>-140.076</text:p>
          </table:table-cell>
          <table:table-cell office:value-type="float" office:value="-139.22417" calcext:value-type="float">
            <text:p>-139.22417</text:p>
          </table:table-cell>
          <table:table-cell office:value-type="float" office:value="2.083754" calcext:value-type="float">
            <text:p>2.083754</text:p>
          </table:table-cell>
          <table:table-cell/>
          <table:table-cell office:value-type="float" office:value="2.092069" calcext:value-type="float">
            <text:p>2.092069</text:p>
          </table:table-cell>
          <table:table-cell office:value-type="float" office:value="6.614781" calcext:value-type="float">
            <text:p>6.614781</text:p>
          </table:table-cell>
          <table:table-cell/>
          <table:table-cell office:value-type="float" office:value="6.551856" calcext:value-type="float">
            <text:p>6.551856</text:p>
          </table:table-cell>
          <table:table-cell office:value-type="float" office:value="13.755067" calcext:value-type="float">
            <text:p>13.755067</text:p>
          </table:table-cell>
          <table:table-cell office:value-type="float" office:value="83645" calcext:value-type="float">
            <text:p>8364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845" calcext:value-type="float">
            <text:p>4508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742" calcext:value-type="float">
            <text:p>-139.239742</text:p>
          </table:table-cell>
          <table:table-cell office:value-type="float" office:value="-138.236" calcext:value-type="float">
            <text:p>-138.236</text:p>
          </table:table-cell>
          <table:table-cell office:value-type="float" office:value="-139.239742" calcext:value-type="float">
            <text:p>-139.239742</text:p>
          </table:table-cell>
          <table:table-cell office:value-type="float" office:value="-138.236" calcext:value-type="float">
            <text:p>-138.236</text:p>
          </table:table-cell>
          <table:table-cell office:value-type="float" office:value="-139.236339" calcext:value-type="float">
            <text:p>-139.236339</text:p>
          </table:table-cell>
          <table:table-cell office:value-type="float" office:value="2.097049" calcext:value-type="float">
            <text:p>2.097049</text:p>
          </table:table-cell>
          <table:table-cell/>
          <table:table-cell office:value-type="float" office:value="2.087682" calcext:value-type="float">
            <text:p>2.087682</text:p>
          </table:table-cell>
          <table:table-cell office:value-type="float" office:value="6.520502" calcext:value-type="float">
            <text:p>6.520502</text:p>
          </table:table-cell>
          <table:table-cell/>
          <table:table-cell office:value-type="float" office:value="6.583288" calcext:value-type="float">
            <text:p>6.583288</text:p>
          </table:table-cell>
          <table:table-cell office:value-type="float" office:value="16.327619" calcext:value-type="float">
            <text:p>16.327619</text:p>
          </table:table-cell>
          <table:table-cell office:value-type="float" office:value="83645" calcext:value-type="float">
            <text:p>8364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863" calcext:value-type="float">
            <text:p>4508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947" calcext:value-type="float">
            <text:p>-139.226947</text:p>
          </table:table-cell>
          <table:table-cell table:number-columns-repeated="2"/>
          <table:table-cell office:value-type="float" office:value="2.092094" calcext:value-type="float">
            <text:p>2.092094</text:p>
          </table:table-cell>
          <table:table-cell table:number-columns-repeated="2"/>
          <table:table-cell office:value-type="float" office:value="6.551855" calcext:value-type="float">
            <text:p>6.551855</text:p>
          </table:table-cell>
          <table:table-cell table:number-columns-repeated="3"/>
        </table:table-row>
        <table:table-row table:style-name="ro1">
          <table:table-cell office:value-type="float" office:value="450883" calcext:value-type="float">
            <text:p>450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339" calcext:value-type="float">
            <text:p>-139.236339</text:p>
          </table:table-cell>
          <table:table-cell office:value-type="float" office:value="-140.118" calcext:value-type="float">
            <text:p>-140.118</text:p>
          </table:table-cell>
          <table:table-cell office:value-type="float" office:value="-139.236339" calcext:value-type="float">
            <text:p>-139.236339</text:p>
          </table:table-cell>
          <table:table-cell office:value-type="float" office:value="-140.118" calcext:value-type="float">
            <text:p>-140.118</text:p>
          </table:table-cell>
          <table:table-cell office:value-type="float" office:value="-139.226947" calcext:value-type="float">
            <text:p>-139.226947</text:p>
          </table:table-cell>
          <table:table-cell office:value-type="float" office:value="2.08369" calcext:value-type="float">
            <text:p>2.08369</text:p>
          </table:table-cell>
          <table:table-cell/>
          <table:table-cell office:value-type="float" office:value="2.092094" calcext:value-type="float">
            <text:p>2.092094</text:p>
          </table:table-cell>
          <table:table-cell office:value-type="float" office:value="6.614907" calcext:value-type="float">
            <text:p>6.614907</text:p>
          </table:table-cell>
          <table:table-cell/>
          <table:table-cell office:value-type="float" office:value="6.551855" calcext:value-type="float">
            <text:p>6.551855</text:p>
          </table:table-cell>
          <table:table-cell office:value-type="float" office:value="13.812699" calcext:value-type="float">
            <text:p>13.812699</text:p>
          </table:table-cell>
          <table:table-cell office:value-type="float" office:value="83647" calcext:value-type="float">
            <text:p>8364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886" calcext:value-type="float">
            <text:p>45088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339" calcext:value-type="float">
            <text:p>-139.236339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36339" calcext:value-type="float">
            <text:p>-139.236339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39675" calcext:value-type="float">
            <text:p>-139.239675</text:p>
          </table:table-cell>
          <table:table-cell office:value-type="float" office:value="2.096958" calcext:value-type="float">
            <text:p>2.096958</text:p>
          </table:table-cell>
          <table:table-cell/>
          <table:table-cell office:value-type="float" office:value="2.08765" calcext:value-type="float">
            <text:p>2.08765</text:p>
          </table:table-cell>
          <table:table-cell office:value-type="float" office:value="6.520629" calcext:value-type="float">
            <text:p>6.520629</text:p>
          </table:table-cell>
          <table:table-cell/>
          <table:table-cell office:value-type="float" office:value="6.583349" calcext:value-type="float">
            <text:p>6.583349</text:p>
          </table:table-cell>
          <table:table-cell office:value-type="float" office:value="16.318118" calcext:value-type="float">
            <text:p>16.318118</text:p>
          </table:table-cell>
          <table:table-cell office:value-type="float" office:value="83647" calcext:value-type="float">
            <text:p>8364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903" calcext:value-type="float">
            <text:p>4509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821" calcext:value-type="float">
            <text:p>-139.224821</text:p>
          </table:table-cell>
          <table:table-cell table:number-columns-repeated="2"/>
          <table:table-cell office:value-type="float" office:value="2.092033" calcext:value-type="float">
            <text:p>2.092033</text:p>
          </table:table-cell>
          <table:table-cell table:number-columns-repeated="2"/>
          <table:table-cell office:value-type="float" office:value="6.55195" calcext:value-type="float">
            <text:p>6.55195</text:p>
          </table:table-cell>
          <table:table-cell table:number-columns-repeated="3"/>
        </table:table-row>
        <table:table-row table:style-name="ro1">
          <table:table-cell office:value-type="float" office:value="450923" calcext:value-type="float">
            <text:p>4509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675" calcext:value-type="float">
            <text:p>-139.239675</text:p>
          </table:table-cell>
          <table:table-cell office:value-type="float" office:value="-140.062" calcext:value-type="float">
            <text:p>-140.062</text:p>
          </table:table-cell>
          <table:table-cell office:value-type="float" office:value="-139.239675" calcext:value-type="float">
            <text:p>-139.239675</text:p>
          </table:table-cell>
          <table:table-cell office:value-type="float" office:value="-140.062" calcext:value-type="float">
            <text:p>-140.062</text:p>
          </table:table-cell>
          <table:table-cell office:value-type="float" office:value="-139.224821" calcext:value-type="float">
            <text:p>-139.224821</text:p>
          </table:table-cell>
          <table:table-cell office:value-type="float" office:value="2.083752" calcext:value-type="float">
            <text:p>2.083752</text:p>
          </table:table-cell>
          <table:table-cell/>
          <table:table-cell office:value-type="float" office:value="2.092033" calcext:value-type="float">
            <text:p>2.092033</text:p>
          </table:table-cell>
          <table:table-cell office:value-type="float" office:value="6.614784" calcext:value-type="float">
            <text:p>6.614784</text:p>
          </table:table-cell>
          <table:table-cell/>
          <table:table-cell office:value-type="float" office:value="6.55195" calcext:value-type="float">
            <text:p>6.55195</text:p>
          </table:table-cell>
          <table:table-cell office:value-type="float" office:value="13.737381" calcext:value-type="float">
            <text:p>13.737381</text:p>
          </table:table-cell>
          <table:table-cell office:value-type="float" office:value="83648" calcext:value-type="float">
            <text:p>8364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925" calcext:value-type="float">
            <text:p>4509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675" calcext:value-type="float">
            <text:p>-139.239675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9675" calcext:value-type="float">
            <text:p>-139.239675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6818" calcext:value-type="float">
            <text:p>-139.236818</text:p>
          </table:table-cell>
          <table:table-cell office:value-type="float" office:value="2.097047" calcext:value-type="float">
            <text:p>2.097047</text:p>
          </table:table-cell>
          <table:table-cell/>
          <table:table-cell office:value-type="float" office:value="2.087667" calcext:value-type="float">
            <text:p>2.087667</text:p>
          </table:table-cell>
          <table:table-cell office:value-type="float" office:value="6.520505" calcext:value-type="float">
            <text:p>6.520505</text:p>
          </table:table-cell>
          <table:table-cell/>
          <table:table-cell office:value-type="float" office:value="6.583336" calcext:value-type="float">
            <text:p>6.583336</text:p>
          </table:table-cell>
          <table:table-cell office:value-type="float" office:value="16.329004" calcext:value-type="float">
            <text:p>16.329004</text:p>
          </table:table-cell>
          <table:table-cell office:value-type="float" office:value="83648" calcext:value-type="float">
            <text:p>8364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943" calcext:value-type="float">
            <text:p>450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818" calcext:value-type="float">
            <text:p>-139.236818</text:p>
          </table:table-cell>
          <table:table-cell office:value-type="float" office:value="-140.098" calcext:value-type="float">
            <text:p>-140.098</text:p>
          </table:table-cell>
          <table:table-cell office:value-type="float" office:value="-139.236818" calcext:value-type="float">
            <text:p>-139.236818</text:p>
          </table:table-cell>
          <table:table-cell office:value-type="float" office:value="-140.098" calcext:value-type="float">
            <text:p>-140.098</text:p>
          </table:table-cell>
          <table:table-cell office:value-type="float" office:value="-139.22743" calcext:value-type="float">
            <text:p>-139.22743</text:p>
          </table:table-cell>
          <table:table-cell office:value-type="float" office:value="2.083699" calcext:value-type="float">
            <text:p>2.083699</text:p>
          </table:table-cell>
          <table:table-cell/>
          <table:table-cell office:value-type="float" office:value="2.092085" calcext:value-type="float">
            <text:p>2.092085</text:p>
          </table:table-cell>
          <table:table-cell office:value-type="float" office:value="6.61489" calcext:value-type="float">
            <text:p>6.61489</text:p>
          </table:table-cell>
          <table:table-cell/>
          <table:table-cell office:value-type="float" office:value="6.551881" calcext:value-type="float">
            <text:p>6.551881</text:p>
          </table:table-cell>
          <table:table-cell office:value-type="float" office:value="13.786704" calcext:value-type="float">
            <text:p>13.786704</text:p>
          </table:table-cell>
          <table:table-cell office:value-type="float" office:value="83650" calcext:value-type="float">
            <text:p>8365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945" calcext:value-type="float">
            <text:p>4509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818" calcext:value-type="float">
            <text:p>-139.236818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36818" calcext:value-type="float">
            <text:p>-139.236818</text:p>
          </table:table-cell>
          <table:table-cell office:value-type="float" office:value="-138.243" calcext:value-type="float">
            <text:p>-138.243</text:p>
          </table:table-cell>
          <table:table-cell office:value-type="float" office:value="-139.239892" calcext:value-type="float">
            <text:p>-139.239892</text:p>
          </table:table-cell>
          <table:table-cell office:value-type="float" office:value="2.09697" calcext:value-type="float">
            <text:p>2.09697</text:p>
          </table:table-cell>
          <table:table-cell/>
          <table:table-cell office:value-type="float" office:value="2.087656" calcext:value-type="float">
            <text:p>2.087656</text:p>
          </table:table-cell>
          <table:table-cell office:value-type="float" office:value="6.520611" calcext:value-type="float">
            <text:p>6.520611</text:p>
          </table:table-cell>
          <table:table-cell/>
          <table:table-cell office:value-type="float" office:value="6.583353" calcext:value-type="float">
            <text:p>6.583353</text:p>
          </table:table-cell>
          <table:table-cell office:value-type="float" office:value="16.312894" calcext:value-type="float">
            <text:p>16.312894</text:p>
          </table:table-cell>
          <table:table-cell office:value-type="float" office:value="83650" calcext:value-type="float">
            <text:p>8365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0962" calcext:value-type="float">
            <text:p>4509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83" calcext:value-type="float">
            <text:p>-139.22783</text:p>
          </table:table-cell>
          <table:table-cell table:number-columns-repeated="2"/>
          <table:table-cell office:value-type="float" office:value="2.092044" calcext:value-type="float">
            <text:p>2.092044</text:p>
          </table:table-cell>
          <table:table-cell table:number-columns-repeated="2"/>
          <table:table-cell office:value-type="float" office:value="6.551943" calcext:value-type="float">
            <text:p>6.551943</text:p>
          </table:table-cell>
          <table:table-cell table:number-columns-repeated="3"/>
        </table:table-row>
        <table:table-row table:style-name="ro1">
          <table:table-cell office:value-type="float" office:value="450983" calcext:value-type="float">
            <text:p>450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892" calcext:value-type="float">
            <text:p>-139.239892</text:p>
          </table:table-cell>
          <table:table-cell office:value-type="float" office:value="-140.066" calcext:value-type="float">
            <text:p>-140.066</text:p>
          </table:table-cell>
          <table:table-cell office:value-type="float" office:value="-139.239892" calcext:value-type="float">
            <text:p>-139.239892</text:p>
          </table:table-cell>
          <table:table-cell office:value-type="float" office:value="-140.066" calcext:value-type="float">
            <text:p>-140.066</text:p>
          </table:table-cell>
          <table:table-cell office:value-type="float" office:value="-139.22783" calcext:value-type="float">
            <text:p>-139.22783</text:p>
          </table:table-cell>
          <table:table-cell office:value-type="float" office:value="2.083756" calcext:value-type="float">
            <text:p>2.083756</text:p>
          </table:table-cell>
          <table:table-cell/>
          <table:table-cell office:value-type="float" office:value="2.092044" calcext:value-type="float">
            <text:p>2.092044</text:p>
          </table:table-cell>
          <table:table-cell office:value-type="float" office:value="6.614776" calcext:value-type="float">
            <text:p>6.614776</text:p>
          </table:table-cell>
          <table:table-cell/>
          <table:table-cell office:value-type="float" office:value="6.551943" calcext:value-type="float">
            <text:p>6.551943</text:p>
          </table:table-cell>
          <table:table-cell office:value-type="float" office:value="13.742183" calcext:value-type="float">
            <text:p>13.742183</text:p>
          </table:table-cell>
          <table:table-cell office:value-type="float" office:value="83652" calcext:value-type="float">
            <text:p>8365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0985" calcext:value-type="float">
            <text:p>4509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892" calcext:value-type="float">
            <text:p>-139.239892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9892" calcext:value-type="float">
            <text:p>-139.239892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9881" calcext:value-type="float">
            <text:p>-139.239881</text:p>
          </table:table-cell>
          <table:table-cell office:value-type="float" office:value="2.097053" calcext:value-type="float">
            <text:p>2.097053</text:p>
          </table:table-cell>
          <table:table-cell/>
          <table:table-cell office:value-type="float" office:value="2.087673" calcext:value-type="float">
            <text:p>2.087673</text:p>
          </table:table-cell>
          <table:table-cell office:value-type="float" office:value="6.520497" calcext:value-type="float">
            <text:p>6.520497</text:p>
          </table:table-cell>
          <table:table-cell/>
          <table:table-cell office:value-type="float" office:value="6.583329" calcext:value-type="float">
            <text:p>6.583329</text:p>
          </table:table-cell>
          <table:table-cell office:value-type="float" office:value="16.329326" calcext:value-type="float">
            <text:p>16.329326</text:p>
          </table:table-cell>
          <table:table-cell office:value-type="float" office:value="83652" calcext:value-type="float">
            <text:p>8365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003" calcext:value-type="float">
            <text:p>4510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4999" calcext:value-type="float">
            <text:p>-139.224999</text:p>
          </table:table-cell>
          <table:table-cell table:number-columns-repeated="2"/>
          <table:table-cell office:value-type="float" office:value="2.092091" calcext:value-type="float">
            <text:p>2.092091</text:p>
          </table:table-cell>
          <table:table-cell table:number-columns-repeated="2"/>
          <table:table-cell office:value-type="float" office:value="6.551873" calcext:value-type="float">
            <text:p>6.551873</text:p>
          </table:table-cell>
          <table:table-cell table:number-columns-repeated="3"/>
        </table:table-row>
        <table:table-row table:style-name="ro1">
          <table:table-cell office:value-type="float" office:value="451023" calcext:value-type="float">
            <text:p>4510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881" calcext:value-type="float">
            <text:p>-139.239881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39881" calcext:value-type="float">
            <text:p>-139.239881</text:p>
          </table:table-cell>
          <table:table-cell office:value-type="float" office:value="-140.101" calcext:value-type="float">
            <text:p>-140.101</text:p>
          </table:table-cell>
          <table:table-cell office:value-type="float" office:value="-139.224999" calcext:value-type="float">
            <text:p>-139.224999</text:p>
          </table:table-cell>
          <table:table-cell office:value-type="float" office:value="2.083756" calcext:value-type="float">
            <text:p>2.083756</text:p>
          </table:table-cell>
          <table:table-cell/>
          <table:table-cell office:value-type="float" office:value="2.092091" calcext:value-type="float">
            <text:p>2.092091</text:p>
          </table:table-cell>
          <table:table-cell office:value-type="float" office:value="6.614776" calcext:value-type="float">
            <text:p>6.614776</text:p>
          </table:table-cell>
          <table:table-cell/>
          <table:table-cell office:value-type="float" office:value="6.551873" calcext:value-type="float">
            <text:p>6.551873</text:p>
          </table:table-cell>
          <table:table-cell office:value-type="float" office:value="13.786625" calcext:value-type="float">
            <text:p>13.786625</text:p>
          </table:table-cell>
          <table:table-cell office:value-type="float" office:value="83653" calcext:value-type="float">
            <text:p>83653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024" calcext:value-type="float">
            <text:p>4510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881" calcext:value-type="float">
            <text:p>-139.239881</text:p>
          </table:table-cell>
          <table:table-cell office:value-type="float" office:value="-138.229" calcext:value-type="float">
            <text:p>-138.229</text:p>
          </table:table-cell>
          <table:table-cell office:value-type="float" office:value="-139.239881" calcext:value-type="float">
            <text:p>-139.239881</text:p>
          </table:table-cell>
          <table:table-cell office:value-type="float" office:value="-138.229" calcext:value-type="float">
            <text:p>-138.229</text:p>
          </table:table-cell>
          <table:table-cell office:value-type="float" office:value="-139.237486" calcext:value-type="float">
            <text:p>-139.237486</text:p>
          </table:table-cell>
          <table:table-cell office:value-type="float" office:value="2.097053" calcext:value-type="float">
            <text:p>2.097053</text:p>
          </table:table-cell>
          <table:table-cell/>
          <table:table-cell office:value-type="float" office:value="2.087688" calcext:value-type="float">
            <text:p>2.087688</text:p>
          </table:table-cell>
          <table:table-cell office:value-type="float" office:value="6.520497" calcext:value-type="float">
            <text:p>6.520497</text:p>
          </table:table-cell>
          <table:table-cell/>
          <table:table-cell office:value-type="float" office:value="6.583293" calcext:value-type="float">
            <text:p>6.583293</text:p>
          </table:table-cell>
          <table:table-cell office:value-type="float" office:value="16.338212" calcext:value-type="float">
            <text:p>16.338212</text:p>
          </table:table-cell>
          <table:table-cell office:value-type="float" office:value="83653" calcext:value-type="float">
            <text:p>83653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043" calcext:value-type="float">
            <text:p>451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486" calcext:value-type="float">
            <text:p>-139.237486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37486" calcext:value-type="float">
            <text:p>-139.237486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28003" calcext:value-type="float">
            <text:p>-139.228003</text:p>
          </table:table-cell>
          <table:table-cell office:value-type="float" office:value="2.083712" calcext:value-type="float">
            <text:p>2.083712</text:p>
          </table:table-cell>
          <table:table-cell/>
          <table:table-cell office:value-type="float" office:value="2.092096" calcext:value-type="float">
            <text:p>2.092096</text:p>
          </table:table-cell>
          <table:table-cell office:value-type="float" office:value="6.614865" calcext:value-type="float">
            <text:p>6.614865</text:p>
          </table:table-cell>
          <table:table-cell/>
          <table:table-cell office:value-type="float" office:value="6.551855" calcext:value-type="float">
            <text:p>6.551855</text:p>
          </table:table-cell>
          <table:table-cell office:value-type="float" office:value="13.752854" calcext:value-type="float">
            <text:p>13.752854</text:p>
          </table:table-cell>
          <table:table-cell office:value-type="float" office:value="83655" calcext:value-type="float">
            <text:p>8365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045" calcext:value-type="float">
            <text:p>4510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486" calcext:value-type="float">
            <text:p>-139.237486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37486" calcext:value-type="float">
            <text:p>-139.237486</text:p>
          </table:table-cell>
          <table:table-cell office:value-type="float" office:value="-138.238" calcext:value-type="float">
            <text:p>-138.238</text:p>
          </table:table-cell>
          <table:table-cell office:value-type="float" office:value="-139.240113" calcext:value-type="float">
            <text:p>-139.240113</text:p>
          </table:table-cell>
          <table:table-cell office:value-type="float" office:value="2.096988" calcext:value-type="float">
            <text:p>2.096988</text:p>
          </table:table-cell>
          <table:table-cell/>
          <table:table-cell office:value-type="float" office:value="2.087675" calcext:value-type="float">
            <text:p>2.087675</text:p>
          </table:table-cell>
          <table:table-cell office:value-type="float" office:value="6.520587" calcext:value-type="float">
            <text:p>6.520587</text:p>
          </table:table-cell>
          <table:table-cell/>
          <table:table-cell office:value-type="float" office:value="6.583329" calcext:value-type="float">
            <text:p>6.583329</text:p>
          </table:table-cell>
          <table:table-cell office:value-type="float" office:value="16.321303" calcext:value-type="float">
            <text:p>16.321303</text:p>
          </table:table-cell>
          <table:table-cell office:value-type="float" office:value="83655" calcext:value-type="float">
            <text:p>8365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063" calcext:value-type="float">
            <text:p>4510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992" calcext:value-type="float">
            <text:p>-139.227992</text:p>
          </table:table-cell>
          <table:table-cell table:number-columns-repeated="2"/>
          <table:table-cell office:value-type="float" office:value="2.092061" calcext:value-type="float">
            <text:p>2.092061</text:p>
          </table:table-cell>
          <table:table-cell table:number-columns-repeated="2"/>
          <table:table-cell office:value-type="float" office:value="6.551918" calcext:value-type="float">
            <text:p>6.551918</text:p>
          </table:table-cell>
          <table:table-cell table:number-columns-repeated="3"/>
        </table:table-row>
        <table:table-row table:style-name="ro1">
          <table:table-cell office:value-type="float" office:value="451083" calcext:value-type="float">
            <text:p>451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113" calcext:value-type="float">
            <text:p>-139.240113</text:p>
          </table:table-cell>
          <table:table-cell office:value-type="float" office:value="-140.092" calcext:value-type="float">
            <text:p>-140.092</text:p>
          </table:table-cell>
          <table:table-cell office:value-type="float" office:value="-139.240113" calcext:value-type="float">
            <text:p>-139.240113</text:p>
          </table:table-cell>
          <table:table-cell office:value-type="float" office:value="-140.092" calcext:value-type="float">
            <text:p>-140.092</text:p>
          </table:table-cell>
          <table:table-cell office:value-type="float" office:value="-139.227992" calcext:value-type="float">
            <text:p>-139.227992</text:p>
          </table:table-cell>
          <table:table-cell office:value-type="float" office:value="2.083761" calcext:value-type="float">
            <text:p>2.083761</text:p>
          </table:table-cell>
          <table:table-cell/>
          <table:table-cell office:value-type="float" office:value="2.092061" calcext:value-type="float">
            <text:p>2.092061</text:p>
          </table:table-cell>
          <table:table-cell office:value-type="float" office:value="6.614768" calcext:value-type="float">
            <text:p>6.614768</text:p>
          </table:table-cell>
          <table:table-cell/>
          <table:table-cell office:value-type="float" office:value="6.551918" calcext:value-type="float">
            <text:p>6.551918</text:p>
          </table:table-cell>
          <table:table-cell office:value-type="float" office:value="13.774906" calcext:value-type="float">
            <text:p>13.774906</text:p>
          </table:table-cell>
          <table:table-cell office:value-type="float" office:value="83657" calcext:value-type="float">
            <text:p>8365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085" calcext:value-type="float">
            <text:p>4510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113" calcext:value-type="float">
            <text:p>-139.240113</text:p>
          </table:table-cell>
          <table:table-cell office:value-type="float" office:value="-138.209" calcext:value-type="float">
            <text:p>-138.209</text:p>
          </table:table-cell>
          <table:table-cell office:value-type="float" office:value="-139.240113" calcext:value-type="float">
            <text:p>-139.240113</text:p>
          </table:table-cell>
          <table:table-cell office:value-type="float" office:value="-138.209" calcext:value-type="float">
            <text:p>-138.209</text:p>
          </table:table-cell>
          <table:table-cell office:value-type="float" office:value="-139.240386" calcext:value-type="float">
            <text:p>-139.240386</text:p>
          </table:table-cell>
          <table:table-cell office:value-type="float" office:value="2.097059" calcext:value-type="float">
            <text:p>2.097059</text:p>
          </table:table-cell>
          <table:table-cell/>
          <table:table-cell office:value-type="float" office:value="2.087677" calcext:value-type="float">
            <text:p>2.087677</text:p>
          </table:table-cell>
          <table:table-cell office:value-type="float" office:value="6.520489" calcext:value-type="float">
            <text:p>6.520489</text:p>
          </table:table-cell>
          <table:table-cell/>
          <table:table-cell office:value-type="float" office:value="6.583311" calcext:value-type="float">
            <text:p>6.583311</text:p>
          </table:table-cell>
          <table:table-cell office:value-type="float" office:value="16.368232" calcext:value-type="float">
            <text:p>16.368232</text:p>
          </table:table-cell>
          <table:table-cell office:value-type="float" office:value="83657" calcext:value-type="float">
            <text:p>8365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123" calcext:value-type="float">
            <text:p>4511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0386" calcext:value-type="float">
            <text:p>-139.240386</text:p>
          </table:table-cell>
          <table:table-cell office:value-type="float" office:value="-140.075" calcext:value-type="float">
            <text:p>-140.075</text:p>
          </table:table-cell>
          <table:table-cell office:value-type="float" office:value="-139.240386" calcext:value-type="float">
            <text:p>-139.240386</text:p>
          </table:table-cell>
          <table:table-cell office:value-type="float" office:value="-140.075" calcext:value-type="float">
            <text:p>-140.075</text:p>
          </table:table-cell>
          <table:table-cell office:value-type="float" office:value="-139.225214" calcext:value-type="float">
            <text:p>-139.225214</text:p>
          </table:table-cell>
          <table:table-cell office:value-type="float" office:value="2.083766" calcext:value-type="float">
            <text:p>2.083766</text:p>
          </table:table-cell>
          <table:table-cell/>
          <table:table-cell office:value-type="float" office:value="2.092089" calcext:value-type="float">
            <text:p>2.092089</text:p>
          </table:table-cell>
          <table:table-cell office:value-type="float" office:value="6.614757" calcext:value-type="float">
            <text:p>6.614757</text:p>
          </table:table-cell>
          <table:table-cell/>
          <table:table-cell office:value-type="float" office:value="6.551859" calcext:value-type="float">
            <text:p>6.551859</text:p>
          </table:table-cell>
          <table:table-cell office:value-type="float" office:value="13.75298" calcext:value-type="float">
            <text:p>13.75298</text:p>
          </table:table-cell>
          <table:table-cell office:value-type="float" office:value="83658" calcext:value-type="float">
            <text:p>83658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124" calcext:value-type="float">
            <text:p>4511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0386" calcext:value-type="float">
            <text:p>-139.240386</text:p>
          </table:table-cell>
          <table:table-cell office:value-type="float" office:value="-138.213" calcext:value-type="float">
            <text:p>-138.213</text:p>
          </table:table-cell>
          <table:table-cell office:value-type="float" office:value="-139.240386" calcext:value-type="float">
            <text:p>-139.240386</text:p>
          </table:table-cell>
          <table:table-cell office:value-type="float" office:value="-138.213" calcext:value-type="float">
            <text:p>-138.213</text:p>
          </table:table-cell>
          <table:table-cell office:value-type="float" office:value="-139.237356" calcext:value-type="float">
            <text:p>-139.237356</text:p>
          </table:table-cell>
          <table:table-cell office:value-type="float" office:value="2.097066" calcext:value-type="float">
            <text:p>2.097066</text:p>
          </table:table-cell>
          <table:table-cell/>
          <table:table-cell office:value-type="float" office:value="2.087698" calcext:value-type="float">
            <text:p>2.087698</text:p>
          </table:table-cell>
          <table:table-cell office:value-type="float" office:value="6.520478" calcext:value-type="float">
            <text:p>6.520478</text:p>
          </table:table-cell>
          <table:table-cell/>
          <table:table-cell office:value-type="float" office:value="6.583277" calcext:value-type="float">
            <text:p>6.583277</text:p>
          </table:table-cell>
          <table:table-cell office:value-type="float" office:value="16.362703" calcext:value-type="float">
            <text:p>16.362703</text:p>
          </table:table-cell>
          <table:table-cell office:value-type="float" office:value="83658" calcext:value-type="float">
            <text:p>83658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163" calcext:value-type="float">
            <text:p>451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356" calcext:value-type="float">
            <text:p>-139.237356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37356" calcext:value-type="float">
            <text:p>-139.237356</text:p>
          </table:table-cell>
          <table:table-cell office:value-type="float" office:value="-140.083" calcext:value-type="float">
            <text:p>-140.083</text:p>
          </table:table-cell>
          <table:table-cell office:value-type="float" office:value="-139.2277" calcext:value-type="float">
            <text:p>-139.2277</text:p>
          </table:table-cell>
          <table:table-cell office:value-type="float" office:value="2.083709" calcext:value-type="float">
            <text:p>2.083709</text:p>
          </table:table-cell>
          <table:table-cell/>
          <table:table-cell office:value-type="float" office:value="2.092104" calcext:value-type="float">
            <text:p>2.092104</text:p>
          </table:table-cell>
          <table:table-cell office:value-type="float" office:value="6.61487" calcext:value-type="float">
            <text:p>6.61487</text:p>
          </table:table-cell>
          <table:table-cell/>
          <table:table-cell office:value-type="float" office:value="6.551837" calcext:value-type="float">
            <text:p>6.551837</text:p>
          </table:table-cell>
          <table:table-cell office:value-type="float" office:value="13.766981" calcext:value-type="float">
            <text:p>13.766981</text:p>
          </table:table-cell>
          <table:table-cell office:value-type="float" office:value="83660" calcext:value-type="float">
            <text:p>83660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164" calcext:value-type="float">
            <text:p>4511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356" calcext:value-type="float">
            <text:p>-139.237356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37356" calcext:value-type="float">
            <text:p>-139.237356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-139.239947" calcext:value-type="float">
            <text:p>-139.239947</text:p>
          </table:table-cell>
          <table:table-cell office:value-type="float" office:value="2.096985" calcext:value-type="float">
            <text:p>2.096985</text:p>
          </table:table-cell>
          <table:table-cell/>
          <table:table-cell office:value-type="float" office:value="2.087675" calcext:value-type="float">
            <text:p>2.087675</text:p>
          </table:table-cell>
          <table:table-cell office:value-type="float" office:value="6.520591" calcext:value-type="float">
            <text:p>6.520591</text:p>
          </table:table-cell>
          <table:table-cell/>
          <table:table-cell office:value-type="float" office:value="6.583322" calcext:value-type="float">
            <text:p>6.583322</text:p>
          </table:table-cell>
          <table:table-cell office:value-type="float" office:value="16.332981" calcext:value-type="float">
            <text:p>16.332981</text:p>
          </table:table-cell>
          <table:table-cell office:value-type="float" office:value="83660" calcext:value-type="float">
            <text:p>8366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183" calcext:value-type="float">
            <text:p>451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947" calcext:value-type="float">
            <text:p>-139.239947</text:p>
          </table:table-cell>
          <table:table-cell office:value-type="float" office:value="-140.056" calcext:value-type="float">
            <text:p>-140.056</text:p>
          </table:table-cell>
          <table:table-cell office:value-type="float" office:value="-139.239947" calcext:value-type="float">
            <text:p>-139.239947</text:p>
          </table:table-cell>
          <table:table-cell office:value-type="float" office:value="-140.056" calcext:value-type="float">
            <text:p>-140.056</text:p>
          </table:table-cell>
          <table:table-cell office:value-type="float" office:value="-139.230476" calcext:value-type="float">
            <text:p>-139.230476</text:p>
          </table:table-cell>
          <table:table-cell office:value-type="float" office:value="2.083757" calcext:value-type="float">
            <text:p>2.083757</text:p>
          </table:table-cell>
          <table:table-cell/>
          <table:table-cell office:value-type="float" office:value="2.092057" calcext:value-type="float">
            <text:p>2.092057</text:p>
          </table:table-cell>
          <table:table-cell office:value-type="float" office:value="6.614774" calcext:value-type="float">
            <text:p>6.614774</text:p>
          </table:table-cell>
          <table:table-cell/>
          <table:table-cell office:value-type="float" office:value="6.551917" calcext:value-type="float">
            <text:p>6.551917</text:p>
          </table:table-cell>
          <table:table-cell office:value-type="float" office:value="13.729419" calcext:value-type="float">
            <text:p>13.729419</text:p>
          </table:table-cell>
          <table:table-cell office:value-type="float" office:value="83662" calcext:value-type="float">
            <text:p>8366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185" calcext:value-type="float">
            <text:p>4511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947" calcext:value-type="float">
            <text:p>-139.239947</text:p>
          </table:table-cell>
          <table:table-cell office:value-type="float" office:value="-138.228" calcext:value-type="float">
            <text:p>-138.228</text:p>
          </table:table-cell>
          <table:table-cell office:value-type="float" office:value="-139.239947" calcext:value-type="float">
            <text:p>-139.239947</text:p>
          </table:table-cell>
          <table:table-cell office:value-type="float" office:value="-138.228" calcext:value-type="float">
            <text:p>-138.228</text:p>
          </table:table-cell>
          <table:table-cell office:value-type="float" office:value="-139.242392" calcext:value-type="float">
            <text:p>-139.242392</text:p>
          </table:table-cell>
          <table:table-cell office:value-type="float" office:value="2.097054" calcext:value-type="float">
            <text:p>2.097054</text:p>
          </table:table-cell>
          <table:table-cell/>
          <table:table-cell office:value-type="float" office:value="2.087683" calcext:value-type="float">
            <text:p>2.087683</text:p>
          </table:table-cell>
          <table:table-cell office:value-type="float" office:value="6.520495" calcext:value-type="float">
            <text:p>6.520495</text:p>
          </table:table-cell>
          <table:table-cell/>
          <table:table-cell office:value-type="float" office:value="6.583315" calcext:value-type="float">
            <text:p>6.583315</text:p>
          </table:table-cell>
          <table:table-cell office:value-type="float" office:value="16.339794" calcext:value-type="float">
            <text:p>16.339794</text:p>
          </table:table-cell>
          <table:table-cell office:value-type="float" office:value="83662" calcext:value-type="float">
            <text:p>8366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203" calcext:value-type="float">
            <text:p>4512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433" calcext:value-type="float">
            <text:p>-139.227433</text:p>
          </table:table-cell>
          <table:table-cell table:number-columns-repeated="2"/>
          <table:table-cell office:value-type="float" office:value="2.092095" calcext:value-type="float">
            <text:p>2.092095</text:p>
          </table:table-cell>
          <table:table-cell table:number-columns-repeated="2"/>
          <table:table-cell office:value-type="float" office:value="6.551865" calcext:value-type="float">
            <text:p>6.551865</text:p>
          </table:table-cell>
          <table:table-cell table:number-columns-repeated="3"/>
        </table:table-row>
        <table:table-row table:style-name="ro1">
          <table:table-cell office:value-type="float" office:value="451223" calcext:value-type="float">
            <text:p>4512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392" calcext:value-type="float">
            <text:p>-139.242392</text:p>
          </table:table-cell>
          <table:table-cell office:value-type="float" office:value="-140.076" calcext:value-type="float">
            <text:p>-140.076</text:p>
          </table:table-cell>
          <table:table-cell office:value-type="float" office:value="-139.242392" calcext:value-type="float">
            <text:p>-139.242392</text:p>
          </table:table-cell>
          <table:table-cell office:value-type="float" office:value="-140.076" calcext:value-type="float">
            <text:p>-140.076</text:p>
          </table:table-cell>
          <table:table-cell office:value-type="float" office:value="-139.230179" calcext:value-type="float">
            <text:p>-139.230179</text:p>
          </table:table-cell>
          <table:table-cell office:value-type="float" office:value="2.083803" calcext:value-type="float">
            <text:p>2.083803</text:p>
          </table:table-cell>
          <table:table-cell/>
          <table:table-cell office:value-type="float" office:value="2.092095" calcext:value-type="float">
            <text:p>2.092095</text:p>
          </table:table-cell>
          <table:table-cell office:value-type="float" office:value="6.614683" calcext:value-type="float">
            <text:p>6.614683</text:p>
          </table:table-cell>
          <table:table-cell/>
          <table:table-cell office:value-type="float" office:value="6.551865" calcext:value-type="float">
            <text:p>6.551865</text:p>
          </table:table-cell>
          <table:table-cell office:value-type="float" office:value="13.751702" calcext:value-type="float">
            <text:p>13.751702</text:p>
          </table:table-cell>
          <table:table-cell office:value-type="float" office:value="83664" calcext:value-type="float">
            <text:p>8366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225" calcext:value-type="float">
            <text:p>4512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392" calcext:value-type="float">
            <text:p>-139.242392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42392" calcext:value-type="float">
            <text:p>-139.242392</text:p>
          </table:table-cell>
          <table:table-cell office:value-type="float" office:value="-138.239" calcext:value-type="float">
            <text:p>-138.239</text:p>
          </table:table-cell>
          <table:table-cell office:value-type="float" office:value="-139.242332" calcext:value-type="float">
            <text:p>-139.242332</text:p>
          </table:table-cell>
          <table:table-cell office:value-type="float" office:value="2.099044" calcext:value-type="float">
            <text:p>2.099044</text:p>
          </table:table-cell>
          <table:table-cell/>
          <table:table-cell office:value-type="float" office:value="2.08772" calcext:value-type="float">
            <text:p>2.08772</text:p>
          </table:table-cell>
          <table:table-cell office:value-type="float" office:value="6.522062" calcext:value-type="float">
            <text:p>6.522062</text:p>
          </table:table-cell>
          <table:table-cell/>
          <table:table-cell office:value-type="float" office:value="6.583243" calcext:value-type="float">
            <text:p>6.583243</text:p>
          </table:table-cell>
          <table:table-cell office:value-type="float" office:value="16.349437" calcext:value-type="float">
            <text:p>16.349437</text:p>
          </table:table-cell>
          <table:table-cell office:value-type="float" office:value="83664" calcext:value-type="float">
            <text:p>83664</text:p>
          </table:table-cell>
          <table:table-cell office:value-type="float" office:value="2.232318" calcext:value-type="float">
            <text:p>2.232318</text:p>
          </table:table-cell>
        </table:table-row>
        <table:table-row table:style-name="ro1">
          <table:table-cell office:value-type="float" office:value="451243" calcext:value-type="float">
            <text:p>4512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483" calcext:value-type="float">
            <text:p>-139.227483</text:p>
          </table:table-cell>
          <table:table-cell table:number-columns-repeated="2"/>
          <table:table-cell office:value-type="float" office:value="2.093118" calcext:value-type="float">
            <text:p>2.093118</text:p>
          </table:table-cell>
          <table:table-cell table:number-columns-repeated="2"/>
          <table:table-cell office:value-type="float" office:value="6.552604" calcext:value-type="float">
            <text:p>6.552604</text:p>
          </table:table-cell>
          <table:table-cell table:number-columns-repeated="3"/>
        </table:table-row>
        <table:table-row table:style-name="ro1">
          <table:table-cell office:value-type="float" office:value="451263" calcext:value-type="float">
            <text:p>451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2332" calcext:value-type="float">
            <text:p>-139.242332</text:p>
          </table:table-cell>
          <table:table-cell office:value-type="float" office:value="-140.071" calcext:value-type="float">
            <text:p>-140.071</text:p>
          </table:table-cell>
          <table:table-cell office:value-type="float" office:value="-139.242332" calcext:value-type="float">
            <text:p>-139.242332</text:p>
          </table:table-cell>
          <table:table-cell office:value-type="float" office:value="-140.071" calcext:value-type="float">
            <text:p>-140.071</text:p>
          </table:table-cell>
          <table:table-cell office:value-type="float" office:value="-139.227483" calcext:value-type="float">
            <text:p>-139.227483</text:p>
          </table:table-cell>
          <table:table-cell office:value-type="float" office:value="2.083802" calcext:value-type="float">
            <text:p>2.083802</text:p>
          </table:table-cell>
          <table:table-cell/>
          <table:table-cell office:value-type="float" office:value="2.093118" calcext:value-type="float">
            <text:p>2.093118</text:p>
          </table:table-cell>
          <table:table-cell office:value-type="float" office:value="6.614685" calcext:value-type="float">
            <text:p>6.614685</text:p>
          </table:table-cell>
          <table:table-cell/>
          <table:table-cell office:value-type="float" office:value="6.552604" calcext:value-type="float">
            <text:p>6.552604</text:p>
          </table:table-cell>
          <table:table-cell office:value-type="float" office:value="13.745432" calcext:value-type="float">
            <text:p>13.745432</text:p>
          </table:table-cell>
          <table:table-cell office:value-type="float" office:value="83665" calcext:value-type="float">
            <text:p>83665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264" calcext:value-type="float">
            <text:p>4512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2332" calcext:value-type="float">
            <text:p>-139.242332</text:p>
          </table:table-cell>
          <table:table-cell office:value-type="float" office:value="-138.18" calcext:value-type="float">
            <text:p>-138.18</text:p>
          </table:table-cell>
          <table:table-cell office:value-type="float" office:value="-139.242332" calcext:value-type="float">
            <text:p>-139.242332</text:p>
          </table:table-cell>
          <table:table-cell office:value-type="float" office:value="-138.18" calcext:value-type="float">
            <text:p>-138.18</text:p>
          </table:table-cell>
          <table:table-cell office:value-type="float" office:value="-139.239551" calcext:value-type="float">
            <text:p>-139.239551</text:p>
          </table:table-cell>
          <table:table-cell office:value-type="float" office:value="2.097118" calcext:value-type="float">
            <text:p>2.097118</text:p>
          </table:table-cell>
          <table:table-cell/>
          <table:table-cell office:value-type="float" office:value="2.088235" calcext:value-type="float">
            <text:p>2.088235</text:p>
          </table:table-cell>
          <table:table-cell office:value-type="float" office:value="6.520406" calcext:value-type="float">
            <text:p>6.520406</text:p>
          </table:table-cell>
          <table:table-cell/>
          <table:table-cell office:value-type="float" office:value="6.583611" calcext:value-type="float">
            <text:p>6.583611</text:p>
          </table:table-cell>
          <table:table-cell office:value-type="float" office:value="16.414556" calcext:value-type="float">
            <text:p>16.414556</text:p>
          </table:table-cell>
          <table:table-cell office:value-type="float" office:value="83665" calcext:value-type="float">
            <text:p>8366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288" calcext:value-type="float">
            <text:p>45128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551" calcext:value-type="float">
            <text:p>-139.239551</text:p>
          </table:table-cell>
          <table:table-cell office:value-type="float" office:value="-140.075" calcext:value-type="float">
            <text:p>-140.075</text:p>
          </table:table-cell>
          <table:table-cell office:value-type="float" office:value="-139.239551" calcext:value-type="float">
            <text:p>-139.239551</text:p>
          </table:table-cell>
          <table:table-cell office:value-type="float" office:value="-140.075" calcext:value-type="float">
            <text:p>-140.075</text:p>
          </table:table-cell>
          <table:table-cell office:value-type="float" office:value="-139.226772" calcext:value-type="float">
            <text:p>-139.226772</text:p>
          </table:table-cell>
          <table:table-cell office:value-type="float" office:value="2.08375" calcext:value-type="float">
            <text:p>2.08375</text:p>
          </table:table-cell>
          <table:table-cell/>
          <table:table-cell office:value-type="float" office:value="2.092387" calcext:value-type="float">
            <text:p>2.092387</text:p>
          </table:table-cell>
          <table:table-cell office:value-type="float" office:value="6.614788" calcext:value-type="float">
            <text:p>6.614788</text:p>
          </table:table-cell>
          <table:table-cell/>
          <table:table-cell office:value-type="float" office:value="6.551969" calcext:value-type="float">
            <text:p>6.551969</text:p>
          </table:table-cell>
          <table:table-cell office:value-type="float" office:value="13.75404" calcext:value-type="float">
            <text:p>13.75404</text:p>
          </table:table-cell>
          <table:table-cell office:value-type="float" office:value="83667" calcext:value-type="float">
            <text:p>83667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290" calcext:value-type="float">
            <text:p>45129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551" calcext:value-type="float">
            <text:p>-139.239551</text:p>
          </table:table-cell>
          <table:table-cell office:value-type="float" office:value="-138.176" calcext:value-type="float">
            <text:p>-138.176</text:p>
          </table:table-cell>
          <table:table-cell office:value-type="float" office:value="-139.239551" calcext:value-type="float">
            <text:p>-139.239551</text:p>
          </table:table-cell>
          <table:table-cell office:value-type="float" office:value="-138.176" calcext:value-type="float">
            <text:p>-138.176</text:p>
          </table:table-cell>
          <table:table-cell office:value-type="float" office:value="-139.2389" calcext:value-type="float">
            <text:p>-139.2389</text:p>
          </table:table-cell>
          <table:table-cell office:value-type="float" office:value="2.097044" calcext:value-type="float">
            <text:p>2.097044</text:p>
          </table:table-cell>
          <table:table-cell/>
          <table:table-cell office:value-type="float" office:value="2.08784" calcext:value-type="float">
            <text:p>2.08784</text:p>
          </table:table-cell>
          <table:table-cell office:value-type="float" office:value="6.52051" calcext:value-type="float">
            <text:p>6.52051</text:p>
          </table:table-cell>
          <table:table-cell/>
          <table:table-cell office:value-type="float" office:value="6.583346" calcext:value-type="float">
            <text:p>6.583346</text:p>
          </table:table-cell>
          <table:table-cell office:value-type="float" office:value="16.416365" calcext:value-type="float">
            <text:p>16.416365</text:p>
          </table:table-cell>
          <table:table-cell office:value-type="float" office:value="83667" calcext:value-type="float">
            <text:p>8366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303" calcext:value-type="float">
            <text:p>4513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6082" calcext:value-type="float">
            <text:p>-139.226082</text:p>
          </table:table-cell>
          <table:table-cell table:number-columns-repeated="2"/>
          <table:table-cell office:value-type="float" office:value="2.092153" calcext:value-type="float">
            <text:p>2.092153</text:p>
          </table:table-cell>
          <table:table-cell table:number-columns-repeated="2"/>
          <table:table-cell office:value-type="float" office:value="6.551887" calcext:value-type="float">
            <text:p>6.551887</text:p>
          </table:table-cell>
          <table:table-cell table:number-columns-repeated="3"/>
        </table:table-row>
        <table:table-row table:style-name="ro1">
          <table:table-cell office:value-type="float" office:value="451323" calcext:value-type="float">
            <text:p>4513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89" calcext:value-type="float">
            <text:p>-139.2389</text:p>
          </table:table-cell>
          <table:table-cell office:value-type="float" office:value="-140.047" calcext:value-type="float">
            <text:p>-140.047</text:p>
          </table:table-cell>
          <table:table-cell office:value-type="float" office:value="-139.2389" calcext:value-type="float">
            <text:p>-139.2389</text:p>
          </table:table-cell>
          <table:table-cell office:value-type="float" office:value="-140.047" calcext:value-type="float">
            <text:p>-140.047</text:p>
          </table:table-cell>
          <table:table-cell office:value-type="float" office:value="-139.226082" calcext:value-type="float">
            <text:p>-139.226082</text:p>
          </table:table-cell>
          <table:table-cell office:value-type="float" office:value="2.083738" calcext:value-type="float">
            <text:p>2.083738</text:p>
          </table:table-cell>
          <table:table-cell/>
          <table:table-cell office:value-type="float" office:value="2.092153" calcext:value-type="float">
            <text:p>2.092153</text:p>
          </table:table-cell>
          <table:table-cell office:value-type="float" office:value="6.614813" calcext:value-type="float">
            <text:p>6.614813</text:p>
          </table:table-cell>
          <table:table-cell/>
          <table:table-cell office:value-type="float" office:value="6.551887" calcext:value-type="float">
            <text:p>6.551887</text:p>
          </table:table-cell>
          <table:table-cell office:value-type="float" office:value="13.719324" calcext:value-type="float">
            <text:p>13.719324</text:p>
          </table:table-cell>
          <table:table-cell office:value-type="float" office:value="83669" calcext:value-type="float">
            <text:p>83669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324" calcext:value-type="float">
            <text:p>4513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89" calcext:value-type="float">
            <text:p>-139.2389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389" calcext:value-type="float">
            <text:p>-139.2389</text:p>
          </table:table-cell>
          <table:table-cell office:value-type="float" office:value="-138.234" calcext:value-type="float">
            <text:p>-138.234</text:p>
          </table:table-cell>
          <table:table-cell office:value-type="float" office:value="-139.237877" calcext:value-type="float">
            <text:p>-139.237877</text:p>
          </table:table-cell>
          <table:table-cell office:value-type="float" office:value="2.097026" calcext:value-type="float">
            <text:p>2.097026</text:p>
          </table:table-cell>
          <table:table-cell/>
          <table:table-cell office:value-type="float" office:value="2.087724" calcext:value-type="float">
            <text:p>2.087724</text:p>
          </table:table-cell>
          <table:table-cell office:value-type="float" office:value="6.520534" calcext:value-type="float">
            <text:p>6.520534</text:p>
          </table:table-cell>
          <table:table-cell/>
          <table:table-cell office:value-type="float" office:value="6.583319" calcext:value-type="float">
            <text:p>6.583319</text:p>
          </table:table-cell>
          <table:table-cell office:value-type="float" office:value="16.329337" calcext:value-type="float">
            <text:p>16.329337</text:p>
          </table:table-cell>
          <table:table-cell office:value-type="float" office:value="83669" calcext:value-type="float">
            <text:p>8366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343" calcext:value-type="float">
            <text:p>4513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573" calcext:value-type="float">
            <text:p>-139.22573</text:p>
          </table:table-cell>
          <table:table-cell table:number-columns-repeated="2"/>
          <table:table-cell office:value-type="float" office:value="2.092103" calcext:value-type="float">
            <text:p>2.092103</text:p>
          </table:table-cell>
          <table:table-cell table:number-columns-repeated="2"/>
          <table:table-cell office:value-type="float" office:value="6.551887" calcext:value-type="float">
            <text:p>6.551887</text:p>
          </table:table-cell>
          <table:table-cell table:number-columns-repeated="3"/>
        </table:table-row>
        <table:table-row table:style-name="ro1">
          <table:table-cell office:value-type="float" office:value="451367" calcext:value-type="float">
            <text:p>45136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877" calcext:value-type="float">
            <text:p>-139.237877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-139.237877" calcext:value-type="float">
            <text:p>-139.237877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-139.22573" calcext:value-type="float">
            <text:p>-139.22573</text:p>
          </table:table-cell>
          <table:table-cell office:value-type="float" office:value="2.083719" calcext:value-type="float">
            <text:p>2.083719</text:p>
          </table:table-cell>
          <table:table-cell/>
          <table:table-cell office:value-type="float" office:value="2.092103" calcext:value-type="float">
            <text:p>2.092103</text:p>
          </table:table-cell>
          <table:table-cell office:value-type="float" office:value="6.61485" calcext:value-type="float">
            <text:p>6.61485</text:p>
          </table:table-cell>
          <table:table-cell/>
          <table:table-cell office:value-type="float" office:value="6.551887" calcext:value-type="float">
            <text:p>6.551887</text:p>
          </table:table-cell>
          <table:table-cell office:value-type="float" office:value="13.737124" calcext:value-type="float">
            <text:p>13.737124</text:p>
          </table:table-cell>
          <table:table-cell office:value-type="float" office:value="83671" calcext:value-type="float">
            <text:p>83671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369" calcext:value-type="float">
            <text:p>45136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877" calcext:value-type="float">
            <text:p>-139.237877</text:p>
          </table:table-cell>
          <table:table-cell office:value-type="float" office:value="-138.163" calcext:value-type="float">
            <text:p>-138.163</text:p>
          </table:table-cell>
          <table:table-cell office:value-type="float" office:value="-139.237877" calcext:value-type="float">
            <text:p>-139.237877</text:p>
          </table:table-cell>
          <table:table-cell office:value-type="float" office:value="-138.163" calcext:value-type="float">
            <text:p>-138.163</text:p>
          </table:table-cell>
          <table:table-cell office:value-type="float" office:value="-139.237702" calcext:value-type="float">
            <text:p>-139.237702</text:p>
          </table:table-cell>
          <table:table-cell office:value-type="float" office:value="2.096999" calcext:value-type="float">
            <text:p>2.096999</text:p>
          </table:table-cell>
          <table:table-cell/>
          <table:table-cell office:value-type="float" office:value="2.087685" calcext:value-type="float">
            <text:p>2.087685</text:p>
          </table:table-cell>
          <table:table-cell office:value-type="float" office:value="6.520572" calcext:value-type="float">
            <text:p>6.520572</text:p>
          </table:table-cell>
          <table:table-cell/>
          <table:table-cell office:value-type="float" office:value="6.583338" calcext:value-type="float">
            <text:p>6.583338</text:p>
          </table:table-cell>
          <table:table-cell office:value-type="float" office:value="16.433171" calcext:value-type="float">
            <text:p>16.433171</text:p>
          </table:table-cell>
          <table:table-cell office:value-type="float" office:value="83671" calcext:value-type="float">
            <text:p>83671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404" calcext:value-type="float">
            <text:p>4514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7702" calcext:value-type="float">
            <text:p>-139.237702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37702" calcext:value-type="float">
            <text:p>-139.237702</text:p>
          </table:table-cell>
          <table:table-cell office:value-type="float" office:value="-140.096" calcext:value-type="float">
            <text:p>-140.096</text:p>
          </table:table-cell>
          <table:table-cell office:value-type="float" office:value="-139.227527" calcext:value-type="float">
            <text:p>-139.227527</text:p>
          </table:table-cell>
          <table:table-cell office:value-type="float" office:value="2.083716" calcext:value-type="float">
            <text:p>2.083716</text:p>
          </table:table-cell>
          <table:table-cell/>
          <table:table-cell office:value-type="float" office:value="2.092051" calcext:value-type="float">
            <text:p>2.092051</text:p>
          </table:table-cell>
          <table:table-cell office:value-type="float" office:value="6.614857" calcext:value-type="float">
            <text:p>6.614857</text:p>
          </table:table-cell>
          <table:table-cell/>
          <table:table-cell office:value-type="float" office:value="6.551913" calcext:value-type="float">
            <text:p>6.551913</text:p>
          </table:table-cell>
          <table:table-cell office:value-type="float" office:value="13.783043" calcext:value-type="float">
            <text:p>13.783043</text:p>
          </table:table-cell>
          <table:table-cell office:value-type="float" office:value="83672" calcext:value-type="float">
            <text:p>83672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405" calcext:value-type="float">
            <text:p>4514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7702" calcext:value-type="float">
            <text:p>-139.237702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7702" calcext:value-type="float">
            <text:p>-139.237702</text:p>
          </table:table-cell>
          <table:table-cell office:value-type="float" office:value="-138.235" calcext:value-type="float">
            <text:p>-138.235</text:p>
          </table:table-cell>
          <table:table-cell office:value-type="float" office:value="-139.239988" calcext:value-type="float">
            <text:p>-139.239988</text:p>
          </table:table-cell>
          <table:table-cell office:value-type="float" office:value="2.096994" calcext:value-type="float">
            <text:p>2.096994</text:p>
          </table:table-cell>
          <table:table-cell/>
          <table:table-cell office:value-type="float" office:value="2.087648" calcext:value-type="float">
            <text:p>2.087648</text:p>
          </table:table-cell>
          <table:table-cell office:value-type="float" office:value="6.520578" calcext:value-type="float">
            <text:p>6.520578</text:p>
          </table:table-cell>
          <table:table-cell/>
          <table:table-cell office:value-type="float" office:value="6.583353" calcext:value-type="float">
            <text:p>6.583353</text:p>
          </table:table-cell>
          <table:table-cell office:value-type="float" office:value="16.326076" calcext:value-type="float">
            <text:p>16.326076</text:p>
          </table:table-cell>
          <table:table-cell office:value-type="float" office:value="83672" calcext:value-type="float">
            <text:p>83672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424" calcext:value-type="float">
            <text:p>4514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988" calcext:value-type="float">
            <text:p>-139.239988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39988" calcext:value-type="float">
            <text:p>-139.239988</text:p>
          </table:table-cell>
          <table:table-cell office:value-type="float" office:value="-140.072" calcext:value-type="float">
            <text:p>-140.072</text:p>
          </table:table-cell>
          <table:table-cell office:value-type="float" office:value="-139.227858" calcext:value-type="float">
            <text:p>-139.227858</text:p>
          </table:table-cell>
          <table:table-cell office:value-type="float" office:value="2.083758" calcext:value-type="float">
            <text:p>2.083758</text:p>
          </table:table-cell>
          <table:table-cell/>
          <table:table-cell office:value-type="float" office:value="2.09205" calcext:value-type="float">
            <text:p>2.09205</text:p>
          </table:table-cell>
          <table:table-cell office:value-type="float" office:value="6.614772" calcext:value-type="float">
            <text:p>6.614772</text:p>
          </table:table-cell>
          <table:table-cell/>
          <table:table-cell office:value-type="float" office:value="6.551926" calcext:value-type="float">
            <text:p>6.551926</text:p>
          </table:table-cell>
          <table:table-cell office:value-type="float" office:value="13.749678" calcext:value-type="float">
            <text:p>13.749678</text:p>
          </table:table-cell>
          <table:table-cell office:value-type="float" office:value="83674" calcext:value-type="float">
            <text:p>83674</text:p>
          </table:table-cell>
          <table:table-cell office:value-type="float" office:value="1.961695" calcext:value-type="float">
            <text:p>1.961695</text:p>
          </table:table-cell>
        </table:table-row>
        <table:table-row table:style-name="ro1">
          <table:table-cell office:value-type="float" office:value="451425" calcext:value-type="float">
            <text:p>4514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988" calcext:value-type="float">
            <text:p>-139.239988</text:p>
          </table:table-cell>
          <table:table-cell office:value-type="float" office:value="-138.184" calcext:value-type="float">
            <text:p>-138.184</text:p>
          </table:table-cell>
          <table:table-cell office:value-type="float" office:value="-139.239988" calcext:value-type="float">
            <text:p>-139.239988</text:p>
          </table:table-cell>
          <table:table-cell office:value-type="float" office:value="-138.184" calcext:value-type="float">
            <text:p>-138.184</text:p>
          </table:table-cell>
          <table:table-cell office:value-type="float" office:value="-139.24" calcext:value-type="float">
            <text:p>-139.24</text:p>
          </table:table-cell>
          <table:table-cell office:value-type="float" office:value="2.097055" calcext:value-type="float">
            <text:p>2.097055</text:p>
          </table:table-cell>
          <table:table-cell/>
          <table:table-cell office:value-type="float" office:value="2.087675" calcext:value-type="float">
            <text:p>2.087675</text:p>
          </table:table-cell>
          <table:table-cell office:value-type="float" office:value="6.520493" calcext:value-type="float">
            <text:p>6.520493</text:p>
          </table:table-cell>
          <table:table-cell/>
          <table:table-cell office:value-type="float" office:value="6.583318" calcext:value-type="float">
            <text:p>6.583318</text:p>
          </table:table-cell>
          <table:table-cell office:value-type="float" office:value="16.405142" calcext:value-type="float">
            <text:p>16.405142</text:p>
          </table:table-cell>
          <table:table-cell office:value-type="float" office:value="83674" calcext:value-type="float">
            <text:p>83674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443" calcext:value-type="float">
            <text:p>4514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27315" calcext:value-type="float">
            <text:p>-139.227315</text:p>
          </table:table-cell>
          <table:table-cell table:number-columns-repeated="2"/>
          <table:table-cell office:value-type="float" office:value="2.09208" calcext:value-type="float">
            <text:p>2.09208</text:p>
          </table:table-cell>
          <table:table-cell table:number-columns-repeated="2"/>
          <table:table-cell office:value-type="float" office:value="6.551864" calcext:value-type="float">
            <text:p>6.551864</text:p>
          </table:table-cell>
          <table:table-cell table:number-columns-repeated="3"/>
        </table:table-row>
        <table:table-row table:style-name="ro1">
          <table:table-cell office:value-type="float" office:value="451463" calcext:value-type="float">
            <text:p>451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4" calcext:value-type="float">
            <text:p>-139.24</text:p>
          </table:table-cell>
          <table:table-cell office:value-type="float" office:value="-140.085" calcext:value-type="float">
            <text:p>-140.085</text:p>
          </table:table-cell>
          <table:table-cell office:value-type="float" office:value="-139.24" calcext:value-type="float">
            <text:p>-139.24</text:p>
          </table:table-cell>
          <table:table-cell office:value-type="float" office:value="-140.085" calcext:value-type="float">
            <text:p>-140.085</text:p>
          </table:table-cell>
          <table:table-cell office:value-type="float" office:value="-139.224568" calcext:value-type="float">
            <text:p>-139.224568</text:p>
          </table:table-cell>
          <table:table-cell office:value-type="float" office:value="2.085682" calcext:value-type="float">
            <text:p>2.085682</text:p>
          </table:table-cell>
          <table:table-cell/>
          <table:table-cell office:value-type="float" office:value="2.09208" calcext:value-type="float">
            <text:p>2.09208</text:p>
          </table:table-cell>
          <table:table-cell office:value-type="float" office:value="6.61643" calcext:value-type="float">
            <text:p>6.61643</text:p>
          </table:table-cell>
          <table:table-cell/>
          <table:table-cell office:value-type="float" office:value="6.551864" calcext:value-type="float">
            <text:p>6.551864</text:p>
          </table:table-cell>
          <table:table-cell office:value-type="float" office:value="13.787621" calcext:value-type="float">
            <text:p>13.787621</text:p>
          </table:table-cell>
          <table:table-cell office:value-type="float" office:value="83675" calcext:value-type="float">
            <text:p>83675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51465" calcext:value-type="float">
            <text:p>4514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4" calcext:value-type="float">
            <text:p>-139.24</text:p>
          </table:table-cell>
          <table:table-cell office:value-type="float" office:value="-138.178" calcext:value-type="float">
            <text:p>-138.178</text:p>
          </table:table-cell>
          <table:table-cell office:value-type="float" office:value="-139.24" calcext:value-type="float">
            <text:p>-139.24</text:p>
          </table:table-cell>
          <table:table-cell office:value-type="float" office:value="-138.178" calcext:value-type="float">
            <text:p>-138.178</text:p>
          </table:table-cell>
          <table:table-cell office:value-type="float" office:value="-139.23686" calcext:value-type="float">
            <text:p>-139.23686</text:p>
          </table:table-cell>
          <table:table-cell office:value-type="float" office:value="2.097056" calcext:value-type="float">
            <text:p>2.097056</text:p>
          </table:table-cell>
          <table:table-cell/>
          <table:table-cell office:value-type="float" office:value="2.088643" calcext:value-type="float">
            <text:p>2.088643</text:p>
          </table:table-cell>
          <table:table-cell office:value-type="float" office:value="6.520493" calcext:value-type="float">
            <text:p>6.520493</text:p>
          </table:table-cell>
          <table:table-cell/>
          <table:table-cell office:value-type="float" office:value="6.584123" calcext:value-type="float">
            <text:p>6.584123</text:p>
          </table:table-cell>
          <table:table-cell office:value-type="float" office:value="16.414064" calcext:value-type="float">
            <text:p>16.414064</text:p>
          </table:table-cell>
          <table:table-cell office:value-type="float" office:value="83675" calcext:value-type="float">
            <text:p>83675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483" calcext:value-type="float">
            <text:p>451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686" calcext:value-type="float">
            <text:p>-139.23686</text:p>
          </table:table-cell>
          <table:table-cell office:value-type="float" office:value="-140.097" calcext:value-type="float">
            <text:p>-140.097</text:p>
          </table:table-cell>
          <table:table-cell office:value-type="float" office:value="-139.23686" calcext:value-type="float">
            <text:p>-139.23686</text:p>
          </table:table-cell>
          <table:table-cell office:value-type="float" office:value="-140.097" calcext:value-type="float">
            <text:p>-140.097</text:p>
          </table:table-cell>
          <table:table-cell office:value-type="float" office:value="-139.22685" calcext:value-type="float">
            <text:p>-139.22685</text:p>
          </table:table-cell>
          <table:table-cell office:value-type="float" office:value="2.085624" calcext:value-type="float">
            <text:p>2.085624</text:p>
          </table:table-cell>
          <table:table-cell/>
          <table:table-cell office:value-type="float" office:value="2.092537" calcext:value-type="float">
            <text:p>2.092537</text:p>
          </table:table-cell>
          <table:table-cell office:value-type="float" office:value="6.616547" calcext:value-type="float">
            <text:p>6.616547</text:p>
          </table:table-cell>
          <table:table-cell/>
          <table:table-cell office:value-type="float" office:value="6.551969" calcext:value-type="float">
            <text:p>6.551969</text:p>
          </table:table-cell>
          <table:table-cell office:value-type="float" office:value="13.80687" calcext:value-type="float">
            <text:p>13.80687</text:p>
          </table:table-cell>
          <table:table-cell office:value-type="float" office:value="83677" calcext:value-type="float">
            <text:p>83677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51485" calcext:value-type="float">
            <text:p>4514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686" calcext:value-type="float">
            <text:p>-139.23686</text:p>
          </table:table-cell>
          <table:table-cell office:value-type="float" office:value="-138.251" calcext:value-type="float">
            <text:p>-138.251</text:p>
          </table:table-cell>
          <table:table-cell office:value-type="float" office:value="-139.23686" calcext:value-type="float">
            <text:p>-139.23686</text:p>
          </table:table-cell>
          <table:table-cell office:value-type="float" office:value="-138.251" calcext:value-type="float">
            <text:p>-138.251</text:p>
          </table:table-cell>
          <table:table-cell office:value-type="float" office:value="-139.239275" calcext:value-type="float">
            <text:p>-139.239275</text:p>
          </table:table-cell>
          <table:table-cell office:value-type="float" office:value="2.096972" calcext:value-type="float">
            <text:p>2.096972</text:p>
          </table:table-cell>
          <table:table-cell/>
          <table:table-cell office:value-type="float" office:value="2.088829" calcext:value-type="float">
            <text:p>2.088829</text:p>
          </table:table-cell>
          <table:table-cell office:value-type="float" office:value="6.52061" calcext:value-type="float">
            <text:p>6.52061</text:p>
          </table:table-cell>
          <table:table-cell/>
          <table:table-cell office:value-type="float" office:value="6.58408" calcext:value-type="float">
            <text:p>6.58408</text:p>
          </table:table-cell>
          <table:table-cell office:value-type="float" office:value="16.301085" calcext:value-type="float">
            <text:p>16.301085</text:p>
          </table:table-cell>
          <table:table-cell office:value-type="float" office:value="83677" calcext:value-type="float">
            <text:p>83677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503" calcext:value-type="float">
            <text:p>4515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246523" calcext:value-type="float">
            <text:p>-139.246523</text:p>
          </table:table-cell>
          <table:table-cell table:number-columns-repeated="2"/>
          <table:table-cell office:value-type="float" office:value="2.092618" calcext:value-type="float">
            <text:p>2.092618</text:p>
          </table:table-cell>
          <table:table-cell table:number-columns-repeated="2"/>
          <table:table-cell office:value-type="float" office:value="6.552161" calcext:value-type="float">
            <text:p>6.552161</text:p>
          </table:table-cell>
          <table:table-cell table:number-columns-repeated="3"/>
        </table:table-row>
        <table:table-row table:style-name="ro1">
          <table:table-cell office:value-type="float" office:value="451523" calcext:value-type="float">
            <text:p>451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239275" calcext:value-type="float">
            <text:p>-139.239275</text:p>
          </table:table-cell>
          <table:table-cell office:value-type="float" office:value="-140.132" calcext:value-type="float">
            <text:p>-140.132</text:p>
          </table:table-cell>
          <table:table-cell office:value-type="float" office:value="-139.239275" calcext:value-type="float">
            <text:p>-139.239275</text:p>
          </table:table-cell>
          <table:table-cell office:value-type="float" office:value="-140.132" calcext:value-type="float">
            <text:p>-140.132</text:p>
          </table:table-cell>
          <table:table-cell office:value-type="float" office:value="-139.304201" calcext:value-type="float">
            <text:p>-139.304201</text:p>
          </table:table-cell>
          <table:table-cell office:value-type="float" office:value="2.085669" calcext:value-type="float">
            <text:p>2.085669</text:p>
          </table:table-cell>
          <table:table-cell/>
          <table:table-cell office:value-type="float" office:value="2.092638" calcext:value-type="float">
            <text:p>2.092638</text:p>
          </table:table-cell>
          <table:table-cell office:value-type="float" office:value="6.616457" calcext:value-type="float">
            <text:p>6.616457</text:p>
          </table:table-cell>
          <table:table-cell/>
          <table:table-cell office:value-type="float" office:value="6.552462" calcext:value-type="float">
            <text:p>6.552462</text:p>
          </table:table-cell>
          <table:table-cell office:value-type="float" office:value="13.848296" calcext:value-type="float">
            <text:p>13.848296</text:p>
          </table:table-cell>
          <table:table-cell office:value-type="float" office:value="83679" calcext:value-type="float">
            <text:p>83679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51526" calcext:value-type="float">
            <text:p>45152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239275" calcext:value-type="float">
            <text:p>-139.239275</text:p>
          </table:table-cell>
          <table:table-cell office:value-type="float" office:value="-138.178" calcext:value-type="float">
            <text:p>-138.178</text:p>
          </table:table-cell>
          <table:table-cell office:value-type="float" office:value="-139.239275" calcext:value-type="float">
            <text:p>-139.239275</text:p>
          </table:table-cell>
          <table:table-cell office:value-type="float" office:value="-138.178" calcext:value-type="float">
            <text:p>-138.178</text:p>
          </table:table-cell>
          <table:table-cell office:value-type="float" office:value="-139.31711" calcext:value-type="float">
            <text:p>-139.31711</text:p>
          </table:table-cell>
          <table:table-cell office:value-type="float" office:value="2.097036" calcext:value-type="float">
            <text:p>2.097036</text:p>
          </table:table-cell>
          <table:table-cell/>
          <table:table-cell office:value-type="float" office:value="2.088906" calcext:value-type="float">
            <text:p>2.088906</text:p>
          </table:table-cell>
          <table:table-cell office:value-type="float" office:value="6.52052" calcext:value-type="float">
            <text:p>6.52052</text:p>
          </table:table-cell>
          <table:table-cell/>
          <table:table-cell office:value-type="float" office:value="6.58447" calcext:value-type="float">
            <text:p>6.58447</text:p>
          </table:table-cell>
          <table:table-cell office:value-type="float" office:value="16.412988" calcext:value-type="float">
            <text:p>16.412988</text:p>
          </table:table-cell>
          <table:table-cell office:value-type="float" office:value="83679" calcext:value-type="float">
            <text:p>83679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543" calcext:value-type="float">
            <text:p>4515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373012" calcext:value-type="float">
            <text:p>-139.373012</text:p>
          </table:table-cell>
          <table:table-cell table:number-columns-repeated="2"/>
          <table:table-cell office:value-type="float" office:value="2.092659" calcext:value-type="float">
            <text:p>2.092659</text:p>
          </table:table-cell>
          <table:table-cell table:number-columns-repeated="2"/>
          <table:table-cell office:value-type="float" office:value="6.552195" calcext:value-type="float">
            <text:p>6.552195</text:p>
          </table:table-cell>
          <table:table-cell table:number-columns-repeated="3"/>
        </table:table-row>
        <table:table-row table:style-name="ro1">
          <table:table-cell office:value-type="float" office:value="451563" calcext:value-type="float">
            <text:p>451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31711" calcext:value-type="float">
            <text:p>-139.31711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31711" calcext:value-type="float">
            <text:p>-139.31711</text:p>
          </table:table-cell>
          <table:table-cell office:value-type="float" office:value="-140.108" calcext:value-type="float">
            <text:p>-140.108</text:p>
          </table:table-cell>
          <table:table-cell office:value-type="float" office:value="-139.433436" calcext:value-type="float">
            <text:p>-139.433436</text:p>
          </table:table-cell>
          <table:table-cell office:value-type="float" office:value="2.087119" calcext:value-type="float">
            <text:p>2.087119</text:p>
          </table:table-cell>
          <table:table-cell/>
          <table:table-cell office:value-type="float" office:value="2.09268" calcext:value-type="float">
            <text:p>2.09268</text:p>
          </table:table-cell>
          <table:table-cell office:value-type="float" office:value="6.613571" calcext:value-type="float">
            <text:p>6.613571</text:p>
          </table:table-cell>
          <table:table-cell/>
          <table:table-cell office:value-type="float" office:value="6.552497" calcext:value-type="float">
            <text:p>6.552497</text:p>
          </table:table-cell>
          <table:table-cell office:value-type="float" office:value="13.71883" calcext:value-type="float">
            <text:p>13.71883</text:p>
          </table:table-cell>
          <table:table-cell office:value-type="float" office:value="83680" calcext:value-type="float">
            <text:p>83680</text:p>
          </table:table-cell>
          <table:table-cell office:value-type="float" office:value="1.964168" calcext:value-type="float">
            <text:p>1.964168</text:p>
          </table:table-cell>
        </table:table-row>
        <table:table-row table:style-name="ro1">
          <table:table-cell office:value-type="float" office:value="451565" calcext:value-type="float">
            <text:p>4515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31711" calcext:value-type="float">
            <text:p>-139.31711</text:p>
          </table:table-cell>
          <table:table-cell office:value-type="float" office:value="-138.251" calcext:value-type="float">
            <text:p>-138.251</text:p>
          </table:table-cell>
          <table:table-cell office:value-type="float" office:value="-139.31711" calcext:value-type="float">
            <text:p>-139.31711</text:p>
          </table:table-cell>
          <table:table-cell office:value-type="float" office:value="-138.251" calcext:value-type="float">
            <text:p>-138.251</text:p>
          </table:table-cell>
          <table:table-cell office:value-type="float" office:value="-139.445993" calcext:value-type="float">
            <text:p>-139.445993</text:p>
          </table:table-cell>
          <table:table-cell office:value-type="float" office:value="2.099123" calcext:value-type="float">
            <text:p>2.099123</text:p>
          </table:table-cell>
          <table:table-cell/>
          <table:table-cell office:value-type="float" office:value="2.089678" calcext:value-type="float">
            <text:p>2.089678</text:p>
          </table:table-cell>
          <table:table-cell office:value-type="float" office:value="6.517618" calcext:value-type="float">
            <text:p>6.517618</text:p>
          </table:table-cell>
          <table:table-cell/>
          <table:table-cell office:value-type="float" office:value="6.583164" calcext:value-type="float">
            <text:p>6.583164</text:p>
          </table:table-cell>
          <table:table-cell office:value-type="float" office:value="16.420162" calcext:value-type="float">
            <text:p>16.420162</text:p>
          </table:table-cell>
          <table:table-cell office:value-type="float" office:value="83680" calcext:value-type="float">
            <text:p>83680</text:p>
          </table:table-cell>
          <table:table-cell office:value-type="float" office:value="2.22978" calcext:value-type="float">
            <text:p>2.22978</text:p>
          </table:table-cell>
        </table:table-row>
        <table:table-row table:style-name="ro1">
          <table:table-cell office:value-type="float" office:value="451583" calcext:value-type="float">
            <text:p>451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445993" calcext:value-type="float">
            <text:p>-139.445993</text:p>
          </table:table-cell>
          <table:table-cell office:value-type="float" office:value="-140.192" calcext:value-type="float">
            <text:p>-140.192</text:p>
          </table:table-cell>
          <table:table-cell office:value-type="float" office:value="-139.445993" calcext:value-type="float">
            <text:p>-139.445993</text:p>
          </table:table-cell>
          <table:table-cell office:value-type="float" office:value="-140.192" calcext:value-type="float">
            <text:p>-140.192</text:p>
          </table:table-cell>
          <table:table-cell office:value-type="float" office:value="-139.510915" calcext:value-type="float">
            <text:p>-139.510915</text:p>
          </table:table-cell>
          <table:table-cell office:value-type="float" office:value="2.087859" calcext:value-type="float">
            <text:p>2.087859</text:p>
          </table:table-cell>
          <table:table-cell/>
          <table:table-cell office:value-type="float" office:value="2.094407" calcext:value-type="float">
            <text:p>2.094407</text:p>
          </table:table-cell>
          <table:table-cell office:value-type="float" office:value="6.610718" calcext:value-type="float">
            <text:p>6.610718</text:p>
          </table:table-cell>
          <table:table-cell/>
          <table:table-cell office:value-type="float" office:value="6.550179" calcext:value-type="float">
            <text:p>6.550179</text:p>
          </table:table-cell>
          <table:table-cell office:value-type="float" office:value="13.656812" calcext:value-type="float">
            <text:p>13.656812</text:p>
          </table:table-cell>
          <table:table-cell office:value-type="float" office:value="83682" calcext:value-type="float">
            <text:p>83682</text:p>
          </table:table-cell>
          <table:table-cell office:value-type="float" office:value="1.963591" calcext:value-type="float">
            <text:p>1.963591</text:p>
          </table:table-cell>
        </table:table-row>
        <table:table-row table:style-name="ro1">
          <table:table-cell office:value-type="float" office:value="451584" calcext:value-type="float">
            <text:p>4515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445993" calcext:value-type="float">
            <text:p>-139.445993</text:p>
          </table:table-cell>
          <table:table-cell office:value-type="float" office:value="-138.245" calcext:value-type="float">
            <text:p>-138.245</text:p>
          </table:table-cell>
          <table:table-cell office:value-type="float" office:value="-139.445993" calcext:value-type="float">
            <text:p>-139.445993</text:p>
          </table:table-cell>
          <table:table-cell office:value-type="float" office:value="-138.245" calcext:value-type="float">
            <text:p>-138.245</text:p>
          </table:table-cell>
          <table:table-cell office:value-type="float" office:value="-139.52351" calcext:value-type="float">
            <text:p>-139.52351</text:p>
          </table:table-cell>
          <table:table-cell office:value-type="float" office:value="2.101198" calcext:value-type="float">
            <text:p>2.101198</text:p>
          </table:table-cell>
          <table:table-cell/>
          <table:table-cell office:value-type="float" office:value="2.091047" calcext:value-type="float">
            <text:p>2.091047</text:p>
          </table:table-cell>
          <table:table-cell office:value-type="float" office:value="6.518318" calcext:value-type="float">
            <text:p>6.518318</text:p>
          </table:table-cell>
          <table:table-cell/>
          <table:table-cell office:value-type="float" office:value="6.580294" calcext:value-type="float">
            <text:p>6.580294</text:p>
          </table:table-cell>
          <table:table-cell office:value-type="float" office:value="16.641074" calcext:value-type="float">
            <text:p>16.641074</text:p>
          </table:table-cell>
          <table:table-cell office:value-type="float" office:value="83682" calcext:value-type="float">
            <text:p>83682</text:p>
          </table:table-cell>
          <table:table-cell office:value-type="float" office:value="2.232098" calcext:value-type="float">
            <text:p>2.232098</text:p>
          </table:table-cell>
        </table:table-row>
        <table:table-row table:style-name="ro1">
          <table:table-cell office:value-type="float" office:value="451603" calcext:value-type="float">
            <text:p>4516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606731" calcext:value-type="float">
            <text:p>-139.606731</text:p>
          </table:table-cell>
          <table:table-cell table:number-columns-repeated="2"/>
          <table:table-cell office:value-type="float" office:value="2.095992" calcext:value-type="float">
            <text:p>2.095992</text:p>
          </table:table-cell>
          <table:table-cell table:number-columns-repeated="2"/>
          <table:table-cell office:value-type="float" office:value="6.549431" calcext:value-type="float">
            <text:p>6.549431</text:p>
          </table:table-cell>
          <table:table-cell table:number-columns-repeated="3"/>
        </table:table-row>
        <table:table-row table:style-name="ro1">
          <table:table-cell office:value-type="float" office:value="451623" calcext:value-type="float">
            <text:p>451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52351" calcext:value-type="float">
            <text:p>-139.52351</text:p>
          </table:table-cell>
          <table:table-cell office:value-type="float" office:value="-140.239" calcext:value-type="float">
            <text:p>-140.239</text:p>
          </table:table-cell>
          <table:table-cell office:value-type="float" office:value="-139.52351" calcext:value-type="float">
            <text:p>-139.52351</text:p>
          </table:table-cell>
          <table:table-cell office:value-type="float" office:value="-140.239" calcext:value-type="float">
            <text:p>-140.239</text:p>
          </table:table-cell>
          <table:table-cell office:value-type="float" office:value="-139.705608" calcext:value-type="float">
            <text:p>-139.705608</text:p>
          </table:table-cell>
          <table:table-cell office:value-type="float" office:value="2.085997" calcext:value-type="float">
            <text:p>2.085997</text:p>
          </table:table-cell>
          <table:table-cell/>
          <table:table-cell office:value-type="float" office:value="2.095687" calcext:value-type="float">
            <text:p>2.095687</text:p>
          </table:table-cell>
          <table:table-cell office:value-type="float" office:value="6.611705" calcext:value-type="float">
            <text:p>6.611705</text:p>
          </table:table-cell>
          <table:table-cell/>
          <table:table-cell office:value-type="float" office:value="6.549454" calcext:value-type="float">
            <text:p>6.549454</text:p>
          </table:table-cell>
          <table:table-cell office:value-type="float" office:value="13.608225" calcext:value-type="float">
            <text:p>13.608225</text:p>
          </table:table-cell>
          <table:table-cell office:value-type="float" office:value="83684" calcext:value-type="float">
            <text:p>83684</text:p>
          </table:table-cell>
          <table:table-cell office:value-type="float" office:value="1.962448" calcext:value-type="float">
            <text:p>1.962448</text:p>
          </table:table-cell>
        </table:table-row>
        <table:table-row table:style-name="ro1">
          <table:table-cell office:value-type="float" office:value="451626" calcext:value-type="float">
            <text:p>45162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52351" calcext:value-type="float">
            <text:p>-139.52351</text:p>
          </table:table-cell>
          <table:table-cell office:value-type="float" office:value="-138.363" calcext:value-type="float">
            <text:p>-138.363</text:p>
          </table:table-cell>
          <table:table-cell office:value-type="float" office:value="-139.52351" calcext:value-type="float">
            <text:p>-139.52351</text:p>
          </table:table-cell>
          <table:table-cell office:value-type="float" office:value="-138.363" calcext:value-type="float">
            <text:p>-138.363</text:p>
          </table:table-cell>
          <table:table-cell office:value-type="float" office:value="-139.716938" calcext:value-type="float">
            <text:p>-139.716938</text:p>
          </table:table-cell>
          <table:table-cell office:value-type="float" office:value="2.099976" calcext:value-type="float">
            <text:p>2.099976</text:p>
          </table:table-cell>
          <table:table-cell/>
          <table:table-cell office:value-type="float" office:value="2.090588" calcext:value-type="float">
            <text:p>2.090588</text:p>
          </table:table-cell>
          <table:table-cell office:value-type="float" office:value="6.519286" calcext:value-type="float">
            <text:p>6.519286</text:p>
          </table:table-cell>
          <table:table-cell/>
          <table:table-cell office:value-type="float" office:value="6.580596" calcext:value-type="float">
            <text:p>6.580596</text:p>
          </table:table-cell>
          <table:table-cell office:value-type="float" office:value="16.579071" calcext:value-type="float">
            <text:p>16.579071</text:p>
          </table:table-cell>
          <table:table-cell office:value-type="float" office:value="83684" calcext:value-type="float">
            <text:p>83684</text:p>
          </table:table-cell>
          <table:table-cell office:value-type="float" office:value="2.23189" calcext:value-type="float">
            <text:p>2.23189</text:p>
          </table:table-cell>
        </table:table-row>
        <table:table-row table:style-name="ro1">
          <table:table-cell office:value-type="float" office:value="451643" calcext:value-type="float">
            <text:p>4516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39.813629" calcext:value-type="float">
            <text:p>-139.813629</text:p>
          </table:table-cell>
          <table:table-cell table:number-columns-repeated="2"/>
          <table:table-cell office:value-type="float" office:value="2.095243" calcext:value-type="float">
            <text:p>2.095243</text:p>
          </table:table-cell>
          <table:table-cell table:number-columns-repeated="2"/>
          <table:table-cell office:value-type="float" office:value="6.549924" calcext:value-type="float">
            <text:p>6.549924</text:p>
          </table:table-cell>
          <table:table-cell table:number-columns-repeated="3"/>
        </table:table-row>
        <table:table-row table:style-name="ro1">
          <table:table-cell office:value-type="float" office:value="451663" calcext:value-type="float">
            <text:p>451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716938" calcext:value-type="float">
            <text:p>-139.716938</text:p>
          </table:table-cell>
          <table:table-cell office:value-type="float" office:value="-140.351" calcext:value-type="float">
            <text:p>-140.351</text:p>
          </table:table-cell>
          <table:table-cell office:value-type="float" office:value="-139.716938" calcext:value-type="float">
            <text:p>-139.716938</text:p>
          </table:table-cell>
          <table:table-cell office:value-type="float" office:value="-140.351" calcext:value-type="float">
            <text:p>-140.351</text:p>
          </table:table-cell>
          <table:table-cell office:value-type="float" office:value="-139.939972" calcext:value-type="float">
            <text:p>-139.939972</text:p>
          </table:table-cell>
          <table:table-cell office:value-type="float" office:value="2.08823" calcext:value-type="float">
            <text:p>2.08823</text:p>
          </table:table-cell>
          <table:table-cell/>
          <table:table-cell office:value-type="float" office:value="2.09524" calcext:value-type="float">
            <text:p>2.09524</text:p>
          </table:table-cell>
          <table:table-cell office:value-type="float" office:value="6.610045" calcext:value-type="float">
            <text:p>6.610045</text:p>
          </table:table-cell>
          <table:table-cell/>
          <table:table-cell office:value-type="float" office:value="6.549925" calcext:value-type="float">
            <text:p>6.549925</text:p>
          </table:table-cell>
          <table:table-cell office:value-type="float" office:value="13.516263" calcext:value-type="float">
            <text:p>13.516263</text:p>
          </table:table-cell>
          <table:table-cell office:value-type="float" office:value="83685" calcext:value-type="float">
            <text:p>83685</text:p>
          </table:table-cell>
          <table:table-cell office:value-type="float" office:value="1.963793" calcext:value-type="float">
            <text:p>1.963793</text:p>
          </table:table-cell>
        </table:table-row>
        <table:table-row table:style-name="ro1">
          <table:table-cell office:value-type="float" office:value="451665" calcext:value-type="float">
            <text:p>4516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716938" calcext:value-type="float">
            <text:p>-139.716938</text:p>
          </table:table-cell>
          <table:table-cell office:value-type="float" office:value="-138.584" calcext:value-type="float">
            <text:p>-138.584</text:p>
          </table:table-cell>
          <table:table-cell office:value-type="float" office:value="-139.716938" calcext:value-type="float">
            <text:p>-139.716938</text:p>
          </table:table-cell>
          <table:table-cell office:value-type="float" office:value="-138.584" calcext:value-type="float">
            <text:p>-138.584</text:p>
          </table:table-cell>
          <table:table-cell office:value-type="float" office:value="-139.951692" calcext:value-type="float">
            <text:p>-139.951692</text:p>
          </table:table-cell>
          <table:table-cell office:value-type="float" office:value="2.103509" calcext:value-type="float">
            <text:p>2.103509</text:p>
          </table:table-cell>
          <table:table-cell/>
          <table:table-cell office:value-type="float" office:value="2.091528" calcext:value-type="float">
            <text:p>2.091528</text:p>
          </table:table-cell>
          <table:table-cell office:value-type="float" office:value="6.513997" calcext:value-type="float">
            <text:p>6.513997</text:p>
          </table:table-cell>
          <table:table-cell/>
          <table:table-cell office:value-type="float" office:value="6.580052" calcext:value-type="float">
            <text:p>6.580052</text:p>
          </table:table-cell>
          <table:table-cell office:value-type="float" office:value="16.537225" calcext:value-type="float">
            <text:p>16.537225</text:p>
          </table:table-cell>
          <table:table-cell office:value-type="float" office:value="83685" calcext:value-type="float">
            <text:p>83685</text:p>
          </table:table-cell>
          <table:table-cell office:value-type="float" office:value="2.23179" calcext:value-type="float">
            <text:p>2.23179</text:p>
          </table:table-cell>
        </table:table-row>
        <table:table-row table:style-name="ro1">
          <table:table-cell office:value-type="float" office:value="451684" calcext:value-type="float">
            <text:p>4516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9.951692" calcext:value-type="float">
            <text:p>-139.951692</text:p>
          </table:table-cell>
          <table:table-cell office:value-type="float" office:value="-140.664" calcext:value-type="float">
            <text:p>-140.664</text:p>
          </table:table-cell>
          <table:table-cell office:value-type="float" office:value="-139.951692" calcext:value-type="float">
            <text:p>-139.951692</text:p>
          </table:table-cell>
          <table:table-cell office:value-type="float" office:value="-140.664" calcext:value-type="float">
            <text:p>-140.664</text:p>
          </table:table-cell>
          <table:table-cell office:value-type="float" office:value="-140.085611" calcext:value-type="float">
            <text:p>-140.085611</text:p>
          </table:table-cell>
          <table:table-cell office:value-type="float" office:value="2.09124" calcext:value-type="float">
            <text:p>2.09124</text:p>
          </table:table-cell>
          <table:table-cell/>
          <table:table-cell office:value-type="float" office:value="2.097239" calcext:value-type="float">
            <text:p>2.097239</text:p>
          </table:table-cell>
          <table:table-cell office:value-type="float" office:value="6.606847" calcext:value-type="float">
            <text:p>6.606847</text:p>
          </table:table-cell>
          <table:table-cell/>
          <table:table-cell office:value-type="float" office:value="6.547067" calcext:value-type="float">
            <text:p>6.547067</text:p>
          </table:table-cell>
          <table:table-cell office:value-type="float" office:value="13.627382" calcext:value-type="float">
            <text:p>13.627382</text:p>
          </table:table-cell>
          <table:table-cell office:value-type="float" office:value="83687" calcext:value-type="float">
            <text:p>83687</text:p>
          </table:table-cell>
          <table:table-cell office:value-type="float" office:value="1.965155" calcext:value-type="float">
            <text:p>1.965155</text:p>
          </table:table-cell>
        </table:table-row>
        <table:table-row table:style-name="ro1">
          <table:table-cell office:value-type="float" office:value="451685" calcext:value-type="float">
            <text:p>4516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9.951692" calcext:value-type="float">
            <text:p>-139.951692</text:p>
          </table:table-cell>
          <table:table-cell office:value-type="float" office:value="-138.698" calcext:value-type="float">
            <text:p>-138.698</text:p>
          </table:table-cell>
          <table:table-cell office:value-type="float" office:value="-139.951692" calcext:value-type="float">
            <text:p>-139.951692</text:p>
          </table:table-cell>
          <table:table-cell office:value-type="float" office:value="-138.698" calcext:value-type="float">
            <text:p>-138.698</text:p>
          </table:table-cell>
          <table:table-cell office:value-type="float" office:value="-140.099045" calcext:value-type="float">
            <text:p>-140.099045</text:p>
          </table:table-cell>
          <table:table-cell office:value-type="float" office:value="2.103227" calcext:value-type="float">
            <text:p>2.103227</text:p>
          </table:table-cell>
          <table:table-cell/>
          <table:table-cell office:value-type="float" office:value="2.094103" calcext:value-type="float">
            <text:p>2.094103</text:p>
          </table:table-cell>
          <table:table-cell office:value-type="float" office:value="6.512987" calcext:value-type="float">
            <text:p>6.512987</text:p>
          </table:table-cell>
          <table:table-cell/>
          <table:table-cell office:value-type="float" office:value="6.576926" calcext:value-type="float">
            <text:p>6.576926</text:p>
          </table:table-cell>
          <table:table-cell office:value-type="float" office:value="16.713265" calcext:value-type="float">
            <text:p>16.713265</text:p>
          </table:table-cell>
          <table:table-cell office:value-type="float" office:value="83687" calcext:value-type="float">
            <text:p>83687</text:p>
          </table:table-cell>
          <table:table-cell office:value-type="float" office:value="2.23142" calcext:value-type="float">
            <text:p>2.23142</text:p>
          </table:table-cell>
        </table:table-row>
        <table:table-row table:style-name="ro1">
          <table:table-cell office:value-type="float" office:value="451703" calcext:value-type="float">
            <text:p>4517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0.245923" calcext:value-type="float">
            <text:p>-140.245923</text:p>
          </table:table-cell>
          <table:table-cell table:number-columns-repeated="2"/>
          <table:table-cell office:value-type="float" office:value="2.098474" calcext:value-type="float">
            <text:p>2.098474</text:p>
          </table:table-cell>
          <table:table-cell table:number-columns-repeated="2"/>
          <table:table-cell office:value-type="float" office:value="6.544909" calcext:value-type="float">
            <text:p>6.544909</text:p>
          </table:table-cell>
          <table:table-cell table:number-columns-repeated="3"/>
        </table:table-row>
        <table:table-row table:style-name="ro1">
          <table:table-cell office:value-type="float" office:value="451723" calcext:value-type="float">
            <text:p>4517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0.099045" calcext:value-type="float">
            <text:p>-140.099045</text:p>
          </table:table-cell>
          <table:table-cell office:value-type="float" office:value="-140.639" calcext:value-type="float">
            <text:p>-140.639</text:p>
          </table:table-cell>
          <table:table-cell office:value-type="float" office:value="-140.099045" calcext:value-type="float">
            <text:p>-140.099045</text:p>
          </table:table-cell>
          <table:table-cell office:value-type="float" office:value="-140.639" calcext:value-type="float">
            <text:p>-140.639</text:p>
          </table:table-cell>
          <table:table-cell office:value-type="float" office:value="-140.416211" calcext:value-type="float">
            <text:p>-140.416211</text:p>
          </table:table-cell>
          <table:table-cell office:value-type="float" office:value="2.087439" calcext:value-type="float">
            <text:p>2.087439</text:p>
          </table:table-cell>
          <table:table-cell/>
          <table:table-cell office:value-type="float" office:value="2.098471" calcext:value-type="float">
            <text:p>2.098471</text:p>
          </table:table-cell>
          <table:table-cell office:value-type="float" office:value="6.609162" calcext:value-type="float">
            <text:p>6.609162</text:p>
          </table:table-cell>
          <table:table-cell/>
          <table:table-cell office:value-type="float" office:value="6.54491" calcext:value-type="float">
            <text:p>6.54491</text:p>
          </table:table-cell>
          <table:table-cell office:value-type="float" office:value="13.389626" calcext:value-type="float">
            <text:p>13.389626</text:p>
          </table:table-cell>
          <table:table-cell office:value-type="float" office:value="83689" calcext:value-type="float">
            <text:p>83689</text:p>
          </table:table-cell>
          <table:table-cell office:value-type="float" office:value="1.962961" calcext:value-type="float">
            <text:p>1.962961</text:p>
          </table:table-cell>
        </table:table-row>
        <table:table-row table:style-name="ro1">
          <table:table-cell office:value-type="float" office:value="451725" calcext:value-type="float">
            <text:p>4517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0.099045" calcext:value-type="float">
            <text:p>-140.099045</text:p>
          </table:table-cell>
          <table:table-cell office:value-type="float" office:value="-138.879" calcext:value-type="float">
            <text:p>-138.879</text:p>
          </table:table-cell>
          <table:table-cell office:value-type="float" office:value="-140.099045" calcext:value-type="float">
            <text:p>-140.099045</text:p>
          </table:table-cell>
          <table:table-cell office:value-type="float" office:value="-138.879" calcext:value-type="float">
            <text:p>-138.879</text:p>
          </table:table-cell>
          <table:table-cell office:value-type="float" office:value="-140.42587" calcext:value-type="float">
            <text:p>-140.42587</text:p>
          </table:table-cell>
          <table:table-cell office:value-type="float" office:value="2.100639" calcext:value-type="float">
            <text:p>2.100639</text:p>
          </table:table-cell>
          <table:table-cell/>
          <table:table-cell office:value-type="float" office:value="2.092769" calcext:value-type="float">
            <text:p>2.092769</text:p>
          </table:table-cell>
          <table:table-cell office:value-type="float" office:value="6.515269" calcext:value-type="float">
            <text:p>6.515269</text:p>
          </table:table-cell>
          <table:table-cell/>
          <table:table-cell office:value-type="float" office:value="6.577006" calcext:value-type="float">
            <text:p>6.577006</text:p>
          </table:table-cell>
          <table:table-cell office:value-type="float" office:value="16.660388" calcext:value-type="float">
            <text:p>16.660388</text:p>
          </table:table-cell>
          <table:table-cell office:value-type="float" office:value="83689" calcext:value-type="float">
            <text:p>83689</text:p>
          </table:table-cell>
          <table:table-cell office:value-type="float" office:value="2.231096" calcext:value-type="float">
            <text:p>2.231096</text:p>
          </table:table-cell>
        </table:table-row>
        <table:table-row table:style-name="ro1">
          <table:table-cell office:value-type="float" office:value="451743" calcext:value-type="float">
            <text:p>4517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0.585699" calcext:value-type="float">
            <text:p>-140.585699</text:p>
          </table:table-cell>
          <table:table-cell table:number-columns-repeated="2"/>
          <table:table-cell office:value-type="float" office:value="2.096425" calcext:value-type="float">
            <text:p>2.096425</text:p>
          </table:table-cell>
          <table:table-cell table:number-columns-repeated="2"/>
          <table:table-cell office:value-type="float" office:value="6.546404" calcext:value-type="float">
            <text:p>6.546404</text:p>
          </table:table-cell>
          <table:table-cell table:number-columns-repeated="3"/>
        </table:table-row>
        <table:table-row table:style-name="ro1">
          <table:table-cell office:value-type="float" office:value="451765" calcext:value-type="float">
            <text:p>4517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0.42587" calcext:value-type="float">
            <text:p>-140.42587</text:p>
          </table:table-cell>
          <table:table-cell office:value-type="float" office:value="-140.971" calcext:value-type="float">
            <text:p>-140.971</text:p>
          </table:table-cell>
          <table:table-cell office:value-type="float" office:value="-140.42587" calcext:value-type="float">
            <text:p>-140.42587</text:p>
          </table:table-cell>
          <table:table-cell office:value-type="float" office:value="-140.971" calcext:value-type="float">
            <text:p>-140.971</text:p>
          </table:table-cell>
          <table:table-cell office:value-type="float" office:value="-140.783453" calcext:value-type="float">
            <text:p>-140.783453</text:p>
          </table:table-cell>
          <table:table-cell office:value-type="float" office:value="2.087325" calcext:value-type="float">
            <text:p>2.087325</text:p>
          </table:table-cell>
          <table:table-cell/>
          <table:table-cell office:value-type="float" office:value="2.09639" calcext:value-type="float">
            <text:p>2.09639</text:p>
          </table:table-cell>
          <table:table-cell office:value-type="float" office:value="6.608428" calcext:value-type="float">
            <text:p>6.608428</text:p>
          </table:table-cell>
          <table:table-cell/>
          <table:table-cell office:value-type="float" office:value="6.546104" calcext:value-type="float">
            <text:p>6.546104</text:p>
          </table:table-cell>
          <table:table-cell office:value-type="float" office:value="13.394619" calcext:value-type="float">
            <text:p>13.394619</text:p>
          </table:table-cell>
          <table:table-cell office:value-type="float" office:value="83691" calcext:value-type="float">
            <text:p>83691</text:p>
          </table:table-cell>
          <table:table-cell office:value-type="float" office:value="1.962773" calcext:value-type="float">
            <text:p>1.962773</text:p>
          </table:table-cell>
        </table:table-row>
        <table:table-row table:style-name="ro1">
          <table:table-cell office:value-type="float" office:value="451766" calcext:value-type="float">
            <text:p>45176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0.42587" calcext:value-type="float">
            <text:p>-140.42587</text:p>
          </table:table-cell>
          <table:table-cell office:value-type="float" office:value="-139.159" calcext:value-type="float">
            <text:p>-139.159</text:p>
          </table:table-cell>
          <table:table-cell office:value-type="float" office:value="-140.42587" calcext:value-type="float">
            <text:p>-140.42587</text:p>
          </table:table-cell>
          <table:table-cell office:value-type="float" office:value="-139.159" calcext:value-type="float">
            <text:p>-139.159</text:p>
          </table:table-cell>
          <table:table-cell office:value-type="float" office:value="-140.793546" calcext:value-type="float">
            <text:p>-140.793546</text:p>
          </table:table-cell>
          <table:table-cell office:value-type="float" office:value="2.103213" calcext:value-type="float">
            <text:p>2.103213</text:p>
          </table:table-cell>
          <table:table-cell/>
          <table:table-cell office:value-type="float" office:value="2.091666" calcext:value-type="float">
            <text:p>2.091666</text:p>
          </table:table-cell>
          <table:table-cell office:value-type="float" office:value="6.514452" calcext:value-type="float">
            <text:p>6.514452</text:p>
          </table:table-cell>
          <table:table-cell/>
          <table:table-cell office:value-type="float" office:value="6.57724" calcext:value-type="float">
            <text:p>6.57724</text:p>
          </table:table-cell>
          <table:table-cell office:value-type="float" office:value="16.749743" calcext:value-type="float">
            <text:p>16.749743</text:p>
          </table:table-cell>
          <table:table-cell office:value-type="float" office:value="83691" calcext:value-type="float">
            <text:p>83691</text:p>
          </table:table-cell>
          <table:table-cell office:value-type="float" office:value="2.233296" calcext:value-type="float">
            <text:p>2.233296</text:p>
          </table:table-cell>
        </table:table-row>
        <table:table-row table:style-name="ro1">
          <table:table-cell office:value-type="float" office:value="451783" calcext:value-type="float">
            <text:p>4517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1.002614" calcext:value-type="float">
            <text:p>-141.002614</text:p>
          </table:table-cell>
          <table:table-cell table:number-columns-repeated="2"/>
          <table:table-cell office:value-type="float" office:value="2.097149" calcext:value-type="float">
            <text:p>2.097149</text:p>
          </table:table-cell>
          <table:table-cell table:number-columns-repeated="2"/>
          <table:table-cell office:value-type="float" office:value="6.546095" calcext:value-type="float">
            <text:p>6.546095</text:p>
          </table:table-cell>
          <table:table-cell table:number-columns-repeated="3"/>
        </table:table-row>
        <table:table-row table:style-name="ro1">
          <table:table-cell office:value-type="float" office:value="451803" calcext:value-type="float">
            <text:p>451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0.793546" calcext:value-type="float">
            <text:p>-140.793546</text:p>
          </table:table-cell>
          <table:table-cell office:value-type="float" office:value="-141.295" calcext:value-type="float">
            <text:p>-141.295</text:p>
          </table:table-cell>
          <table:table-cell office:value-type="float" office:value="-140.793546" calcext:value-type="float">
            <text:p>-140.793546</text:p>
          </table:table-cell>
          <table:table-cell office:value-type="float" office:value="-141.295" calcext:value-type="float">
            <text:p>-141.295</text:p>
          </table:table-cell>
          <table:table-cell office:value-type="float" office:value="-141.241567" calcext:value-type="float">
            <text:p>-141.241567</text:p>
          </table:table-cell>
          <table:table-cell office:value-type="float" office:value="2.094812" calcext:value-type="float">
            <text:p>2.094812</text:p>
          </table:table-cell>
          <table:table-cell/>
          <table:table-cell office:value-type="float" office:value="2.097141" calcext:value-type="float">
            <text:p>2.097141</text:p>
          </table:table-cell>
          <table:table-cell office:value-type="float" office:value="6.601914" calcext:value-type="float">
            <text:p>6.601914</text:p>
          </table:table-cell>
          <table:table-cell/>
          <table:table-cell office:value-type="float" office:value="6.546096" calcext:value-type="float">
            <text:p>6.546096</text:p>
          </table:table-cell>
          <table:table-cell office:value-type="float" office:value="13.372135" calcext:value-type="float">
            <text:p>13.372135</text:p>
          </table:table-cell>
          <table:table-cell office:value-type="float" office:value="83692" calcext:value-type="float">
            <text:p>83692</text:p>
          </table:table-cell>
          <table:table-cell office:value-type="float" office:value="1.9667" calcext:value-type="float">
            <text:p>1.9667</text:p>
          </table:table-cell>
        </table:table-row>
        <table:table-row table:style-name="ro1">
          <table:table-cell office:value-type="float" office:value="451805" calcext:value-type="float">
            <text:p>4518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0.793546" calcext:value-type="float">
            <text:p>-140.793546</text:p>
          </table:table-cell>
          <table:table-cell office:value-type="float" office:value="-139.329" calcext:value-type="float">
            <text:p>-139.329</text:p>
          </table:table-cell>
          <table:table-cell office:value-type="float" office:value="-140.793546" calcext:value-type="float">
            <text:p>-140.793546</text:p>
          </table:table-cell>
          <table:table-cell office:value-type="float" office:value="-139.329" calcext:value-type="float">
            <text:p>-139.329</text:p>
          </table:table-cell>
          <table:table-cell office:value-type="float" office:value="-141.253853" calcext:value-type="float">
            <text:p>-141.253853</text:p>
          </table:table-cell>
          <table:table-cell office:value-type="float" office:value="2.110149" calcext:value-type="float">
            <text:p>2.110149</text:p>
          </table:table-cell>
          <table:table-cell/>
          <table:table-cell office:value-type="float" office:value="2.095775" calcext:value-type="float">
            <text:p>2.095775</text:p>
          </table:table-cell>
          <table:table-cell office:value-type="float" office:value="6.508189" calcext:value-type="float">
            <text:p>6.508189</text:p>
          </table:table-cell>
          <table:table-cell/>
          <table:table-cell office:value-type="float" office:value="6.574104" calcext:value-type="float">
            <text:p>6.574104</text:p>
          </table:table-cell>
          <table:table-cell office:value-type="float" office:value="17.065356" calcext:value-type="float">
            <text:p>17.065356</text:p>
          </table:table-cell>
          <table:table-cell office:value-type="float" office:value="83692" calcext:value-type="float">
            <text:p>83692</text:p>
          </table:table-cell>
          <table:table-cell office:value-type="float" office:value="2.235666" calcext:value-type="float">
            <text:p>2.235666</text:p>
          </table:table-cell>
        </table:table-row>
        <table:table-row table:style-name="ro1">
          <table:table-cell office:value-type="float" office:value="451823" calcext:value-type="float">
            <text:p>4518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1.253853" calcext:value-type="float">
            <text:p>-141.253853</text:p>
          </table:table-cell>
          <table:table-cell office:value-type="float" office:value="-141.665" calcext:value-type="float">
            <text:p>-141.665</text:p>
          </table:table-cell>
          <table:table-cell office:value-type="float" office:value="-141.253853" calcext:value-type="float">
            <text:p>-141.253853</text:p>
          </table:table-cell>
          <table:table-cell office:value-type="float" office:value="-141.665" calcext:value-type="float">
            <text:p>-141.665</text:p>
          </table:table-cell>
          <table:table-cell office:value-type="float" office:value="-141.507013" calcext:value-type="float">
            <text:p>-141.507013</text:p>
          </table:table-cell>
          <table:table-cell office:value-type="float" office:value="2.099225" calcext:value-type="float">
            <text:p>2.099225</text:p>
          </table:table-cell>
          <table:table-cell/>
          <table:table-cell office:value-type="float" office:value="2.102629" calcext:value-type="float">
            <text:p>2.102629</text:p>
          </table:table-cell>
          <table:table-cell office:value-type="float" office:value="6.597829" calcext:value-type="float">
            <text:p>6.597829</text:p>
          </table:table-cell>
          <table:table-cell/>
          <table:table-cell office:value-type="float" office:value="6.541186" calcext:value-type="float">
            <text:p>6.541186</text:p>
          </table:table-cell>
          <table:table-cell office:value-type="float" office:value="13.277362" calcext:value-type="float">
            <text:p>13.277362</text:p>
          </table:table-cell>
          <table:table-cell office:value-type="float" office:value="83694" calcext:value-type="float">
            <text:p>83694</text:p>
          </table:table-cell>
          <table:table-cell office:value-type="float" office:value="1.969128" calcext:value-type="float">
            <text:p>1.969128</text:p>
          </table:table-cell>
        </table:table-row>
        <table:table-row table:style-name="ro1">
          <table:table-cell office:value-type="float" office:value="451825" calcext:value-type="float">
            <text:p>4518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1.253853" calcext:value-type="float">
            <text:p>-141.253853</text:p>
          </table:table-cell>
          <table:table-cell office:value-type="float" office:value="-139.652" calcext:value-type="float">
            <text:p>-139.652</text:p>
          </table:table-cell>
          <table:table-cell office:value-type="float" office:value="-141.253853" calcext:value-type="float">
            <text:p>-141.253853</text:p>
          </table:table-cell>
          <table:table-cell office:value-type="float" office:value="-139.652" calcext:value-type="float">
            <text:p>-139.652</text:p>
          </table:table-cell>
          <table:table-cell office:value-type="float" office:value="-141.518942" calcext:value-type="float">
            <text:p>-141.518942</text:p>
          </table:table-cell>
          <table:table-cell office:value-type="float" office:value="2.112797" calcext:value-type="float">
            <text:p>2.112797</text:p>
          </table:table-cell>
          <table:table-cell/>
          <table:table-cell office:value-type="float" office:value="2.100731" calcext:value-type="float">
            <text:p>2.100731</text:p>
          </table:table-cell>
          <table:table-cell office:value-type="float" office:value="6.502768" calcext:value-type="float">
            <text:p>6.502768</text:p>
          </table:table-cell>
          <table:table-cell/>
          <table:table-cell office:value-type="float" office:value="6.569593" calcext:value-type="float">
            <text:p>6.569593</text:p>
          </table:table-cell>
          <table:table-cell office:value-type="float" office:value="17.267331" calcext:value-type="float">
            <text:p>17.267331</text:p>
          </table:table-cell>
          <table:table-cell office:value-type="float" office:value="83694" calcext:value-type="float">
            <text:p>83694</text:p>
          </table:table-cell>
          <table:table-cell office:value-type="float" office:value="2.235407" calcext:value-type="float">
            <text:p>2.235407</text:p>
          </table:table-cell>
        </table:table-row>
        <table:table-row table:style-name="ro1">
          <table:table-cell office:value-type="float" office:value="451842" calcext:value-type="float">
            <text:p>4518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1.807085" calcext:value-type="float">
            <text:p>-141.807085</text:p>
          </table:table-cell>
          <table:table-cell table:number-columns-repeated="2"/>
          <table:table-cell office:value-type="float" office:value="2.106442" calcext:value-type="float">
            <text:p>2.106442</text:p>
          </table:table-cell>
          <table:table-cell table:number-columns-repeated="2"/>
          <table:table-cell office:value-type="float" office:value="6.536517" calcext:value-type="float">
            <text:p>6.536517</text:p>
          </table:table-cell>
          <table:table-cell table:number-columns-repeated="3"/>
        </table:table-row>
        <table:table-row table:style-name="ro1">
          <table:table-cell office:value-type="float" office:value="451863" calcext:value-type="float">
            <text:p>451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1.518942" calcext:value-type="float">
            <text:p>-141.518942</text:p>
          </table:table-cell>
          <table:table-cell office:value-type="float" office:value="-141.826" calcext:value-type="float">
            <text:p>-141.826</text:p>
          </table:table-cell>
          <table:table-cell office:value-type="float" office:value="-141.518942" calcext:value-type="float">
            <text:p>-141.518942</text:p>
          </table:table-cell>
          <table:table-cell office:value-type="float" office:value="-141.826" calcext:value-type="float">
            <text:p>-141.826</text:p>
          </table:table-cell>
          <table:table-cell office:value-type="float" office:value="-142.128435" calcext:value-type="float">
            <text:p>-142.128435</text:p>
          </table:table-cell>
          <table:table-cell office:value-type="float" office:value="2.095749" calcext:value-type="float">
            <text:p>2.095749</text:p>
          </table:table-cell>
          <table:table-cell/>
          <table:table-cell office:value-type="float" office:value="2.106435" calcext:value-type="float">
            <text:p>2.106435</text:p>
          </table:table-cell>
          <table:table-cell office:value-type="float" office:value="6.594302" calcext:value-type="float">
            <text:p>6.594302</text:p>
          </table:table-cell>
          <table:table-cell/>
          <table:table-cell office:value-type="float" office:value="6.536519" calcext:value-type="float">
            <text:p>6.536519</text:p>
          </table:table-cell>
          <table:table-cell office:value-type="float" office:value="13.107739" calcext:value-type="float">
            <text:p>13.107739</text:p>
          </table:table-cell>
          <table:table-cell office:value-type="float" office:value="83695" calcext:value-type="float">
            <text:p>83695</text:p>
          </table:table-cell>
          <table:table-cell office:value-type="float" office:value="1.964656" calcext:value-type="float">
            <text:p>1.964656</text:p>
          </table:table-cell>
        </table:table-row>
        <table:table-row table:style-name="ro1">
          <table:table-cell office:value-type="float" office:value="451865" calcext:value-type="float">
            <text:p>4518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1.518942" calcext:value-type="float">
            <text:p>-141.518942</text:p>
          </table:table-cell>
          <table:table-cell office:value-type="float" office:value="-139.857" calcext:value-type="float">
            <text:p>-139.857</text:p>
          </table:table-cell>
          <table:table-cell office:value-type="float" office:value="-141.518942" calcext:value-type="float">
            <text:p>-141.518942</text:p>
          </table:table-cell>
          <table:table-cell office:value-type="float" office:value="-139.857" calcext:value-type="float">
            <text:p>-139.857</text:p>
          </table:table-cell>
          <table:table-cell office:value-type="float" office:value="-142.139778" calcext:value-type="float">
            <text:p>-142.139778</text:p>
          </table:table-cell>
          <table:table-cell office:value-type="float" office:value="2.115473" calcext:value-type="float">
            <text:p>2.115473</text:p>
          </table:table-cell>
          <table:table-cell/>
          <table:table-cell office:value-type="float" office:value="2.100908" calcext:value-type="float">
            <text:p>2.100908</text:p>
          </table:table-cell>
          <table:table-cell office:value-type="float" office:value="6.502334" calcext:value-type="float">
            <text:p>6.502334</text:p>
          </table:table-cell>
          <table:table-cell/>
          <table:table-cell office:value-type="float" office:value="6.565529" calcext:value-type="float">
            <text:p>6.565529</text:p>
          </table:table-cell>
          <table:table-cell office:value-type="float" office:value="17.379382" calcext:value-type="float">
            <text:p>17.379382</text:p>
          </table:table-cell>
          <table:table-cell office:value-type="float" office:value="83695" calcext:value-type="float">
            <text:p>83695</text:p>
          </table:table-cell>
          <table:table-cell office:value-type="float" office:value="2.237831" calcext:value-type="float">
            <text:p>2.237831</text:p>
          </table:table-cell>
        </table:table-row>
        <table:table-row table:style-name="ro1">
          <table:table-cell office:value-type="float" office:value="451883" calcext:value-type="float">
            <text:p>451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2.139778" calcext:value-type="float">
            <text:p>-142.139778</text:p>
          </table:table-cell>
          <table:table-cell office:value-type="float" office:value="-142.387" calcext:value-type="float">
            <text:p>-142.387</text:p>
          </table:table-cell>
          <table:table-cell office:value-type="float" office:value="-142.139778" calcext:value-type="float">
            <text:p>-142.139778</text:p>
          </table:table-cell>
          <table:table-cell office:value-type="float" office:value="-142.387" calcext:value-type="float">
            <text:p>-142.387</text:p>
          </table:table-cell>
          <table:table-cell office:value-type="float" office:value="-142.46641" calcext:value-type="float">
            <text:p>-142.46641</text:p>
          </table:table-cell>
          <table:table-cell office:value-type="float" office:value="2.100508" calcext:value-type="float">
            <text:p>2.100508</text:p>
          </table:table-cell>
          <table:table-cell/>
          <table:table-cell office:value-type="float" office:value="2.107855" calcext:value-type="float">
            <text:p>2.107855</text:p>
          </table:table-cell>
          <table:table-cell office:value-type="float" office:value="6.591839" calcext:value-type="float">
            <text:p>6.591839</text:p>
          </table:table-cell>
          <table:table-cell/>
          <table:table-cell office:value-type="float" office:value="6.534011" calcext:value-type="float">
            <text:p>6.534011</text:p>
          </table:table-cell>
          <table:table-cell office:value-type="float" office:value="13.061807" calcext:value-type="float">
            <text:p>13.061807</text:p>
          </table:table-cell>
          <table:table-cell office:value-type="float" office:value="83697" calcext:value-type="float">
            <text:p>83697</text:p>
          </table:table-cell>
          <table:table-cell office:value-type="float" office:value="1.968335" calcext:value-type="float">
            <text:p>1.968335</text:p>
          </table:table-cell>
        </table:table-row>
        <table:table-row table:style-name="ro1">
          <table:table-cell office:value-type="float" office:value="451885" calcext:value-type="float">
            <text:p>4518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2.139778" calcext:value-type="float">
            <text:p>-142.139778</text:p>
          </table:table-cell>
          <table:table-cell office:value-type="float" office:value="-140.336" calcext:value-type="float">
            <text:p>-140.336</text:p>
          </table:table-cell>
          <table:table-cell office:value-type="float" office:value="-142.139778" calcext:value-type="float">
            <text:p>-142.139778</text:p>
          </table:table-cell>
          <table:table-cell office:value-type="float" office:value="-140.336" calcext:value-type="float">
            <text:p>-140.336</text:p>
          </table:table-cell>
          <table:table-cell office:value-type="float" office:value="-142.478157" calcext:value-type="float">
            <text:p>-142.478157</text:p>
          </table:table-cell>
          <table:table-cell office:value-type="float" office:value="2.115777" calcext:value-type="float">
            <text:p>2.115777</text:p>
          </table:table-cell>
          <table:table-cell/>
          <table:table-cell office:value-type="float" office:value="2.103989" calcext:value-type="float">
            <text:p>2.103989</text:p>
          </table:table-cell>
          <table:table-cell office:value-type="float" office:value="6.495399" calcext:value-type="float">
            <text:p>6.495399</text:p>
          </table:table-cell>
          <table:table-cell/>
          <table:table-cell office:value-type="float" office:value="6.563" calcext:value-type="float">
            <text:p>6.563</text:p>
          </table:table-cell>
          <table:table-cell office:value-type="float" office:value="17.565912" calcext:value-type="float">
            <text:p>17.565912</text:p>
          </table:table-cell>
          <table:table-cell office:value-type="float" office:value="83697" calcext:value-type="float">
            <text:p>83697</text:p>
          </table:table-cell>
          <table:table-cell office:value-type="float" office:value="2.2352" calcext:value-type="float">
            <text:p>2.2352</text:p>
          </table:table-cell>
        </table:table-row>
        <table:table-row table:style-name="ro1">
          <table:table-cell office:value-type="float" office:value="451903" calcext:value-type="float">
            <text:p>4519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2.815266" calcext:value-type="float">
            <text:p>-142.815266</text:p>
          </table:table-cell>
          <table:table-cell table:number-columns-repeated="2"/>
          <table:table-cell office:value-type="float" office:value="2.109542" calcext:value-type="float">
            <text:p>2.109542</text:p>
          </table:table-cell>
          <table:table-cell table:number-columns-repeated="2"/>
          <table:table-cell office:value-type="float" office:value="6.529537" calcext:value-type="float">
            <text:p>6.529537</text:p>
          </table:table-cell>
          <table:table-cell table:number-columns-repeated="3"/>
        </table:table-row>
        <table:table-row table:style-name="ro1">
          <table:table-cell office:value-type="float" office:value="451924" calcext:value-type="float">
            <text:p>4519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2.478157" calcext:value-type="float">
            <text:p>-142.478157</text:p>
          </table:table-cell>
          <table:table-cell office:value-type="float" office:value="-142.91" calcext:value-type="float">
            <text:p>-142.91</text:p>
          </table:table-cell>
          <table:table-cell office:value-type="float" office:value="-142.478157" calcext:value-type="float">
            <text:p>-142.478157</text:p>
          </table:table-cell>
          <table:table-cell office:value-type="float" office:value="-142.91" calcext:value-type="float">
            <text:p>-142.91</text:p>
          </table:table-cell>
          <table:table-cell office:value-type="float" office:value="-143.197041" calcext:value-type="float">
            <text:p>-143.197041</text:p>
          </table:table-cell>
          <table:table-cell office:value-type="float" office:value="2.094727" calcext:value-type="float">
            <text:p>2.094727</text:p>
          </table:table-cell>
          <table:table-cell/>
          <table:table-cell office:value-type="float" office:value="2.109531" calcext:value-type="float">
            <text:p>2.109531</text:p>
          </table:table-cell>
          <table:table-cell office:value-type="float" office:value="6.598869" calcext:value-type="float">
            <text:p>6.598869</text:p>
          </table:table-cell>
          <table:table-cell/>
          <table:table-cell office:value-type="float" office:value="6.52954" calcext:value-type="float">
            <text:p>6.52954</text:p>
          </table:table-cell>
          <table:table-cell office:value-type="float" office:value="13.284386" calcext:value-type="float">
            <text:p>13.284386</text:p>
          </table:table-cell>
          <table:table-cell office:value-type="float" office:value="83699" calcext:value-type="float">
            <text:p>83699</text:p>
          </table:table-cell>
          <table:table-cell office:value-type="float" office:value="1.966807" calcext:value-type="float">
            <text:p>1.966807</text:p>
          </table:table-cell>
        </table:table-row>
        <table:table-row table:style-name="ro1">
          <table:table-cell office:value-type="float" office:value="451926" calcext:value-type="float">
            <text:p>45192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2.478157" calcext:value-type="float">
            <text:p>-142.478157</text:p>
          </table:table-cell>
          <table:table-cell office:value-type="float" office:value="-140.859" calcext:value-type="float">
            <text:p>-140.859</text:p>
          </table:table-cell>
          <table:table-cell office:value-type="float" office:value="-142.478157" calcext:value-type="float">
            <text:p>-142.478157</text:p>
          </table:table-cell>
          <table:table-cell office:value-type="float" office:value="-140.859" calcext:value-type="float">
            <text:p>-140.859</text:p>
          </table:table-cell>
          <table:table-cell office:value-type="float" office:value="-143.207196" calcext:value-type="float">
            <text:p>-143.207196</text:p>
          </table:table-cell>
          <table:table-cell office:value-type="float" office:value="2.10967" calcext:value-type="float">
            <text:p>2.10967</text:p>
          </table:table-cell>
          <table:table-cell/>
          <table:table-cell office:value-type="float" office:value="2.101932" calcext:value-type="float">
            <text:p>2.101932</text:p>
          </table:table-cell>
          <table:table-cell office:value-type="float" office:value="6.506359" calcext:value-type="float">
            <text:p>6.506359</text:p>
          </table:table-cell>
          <table:table-cell/>
          <table:table-cell office:value-type="float" office:value="6.564314" calcext:value-type="float">
            <text:p>6.564314</text:p>
          </table:table-cell>
          <table:table-cell office:value-type="float" office:value="17.316692" calcext:value-type="float">
            <text:p>17.316692</text:p>
          </table:table-cell>
          <table:table-cell office:value-type="float" office:value="83699" calcext:value-type="float">
            <text:p>83699</text:p>
          </table:table-cell>
          <table:table-cell office:value-type="float" office:value="2.237946" calcext:value-type="float">
            <text:p>2.237946</text:p>
          </table:table-cell>
        </table:table-row>
        <table:table-row table:style-name="ro1">
          <table:table-cell office:value-type="float" office:value="451963" calcext:value-type="float">
            <text:p>451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3.207196" calcext:value-type="float">
            <text:p>-143.207196</text:p>
          </table:table-cell>
          <table:table-cell office:value-type="float" office:value="-143.251" calcext:value-type="float">
            <text:p>-143.251</text:p>
          </table:table-cell>
          <table:table-cell office:value-type="float" office:value="-143.207196" calcext:value-type="float">
            <text:p>-143.207196</text:p>
          </table:table-cell>
          <table:table-cell office:value-type="float" office:value="-143.251" calcext:value-type="float">
            <text:p>-143.251</text:p>
          </table:table-cell>
          <table:table-cell office:value-type="float" office:value="-143.974256" calcext:value-type="float">
            <text:p>-143.974256</text:p>
          </table:table-cell>
          <table:table-cell office:value-type="float" office:value="2.104389" calcext:value-type="float">
            <text:p>2.104389</text:p>
          </table:table-cell>
          <table:table-cell/>
          <table:table-cell office:value-type="float" office:value="2.105747" calcext:value-type="float">
            <text:p>2.105747</text:p>
          </table:table-cell>
          <table:table-cell office:value-type="float" office:value="6.584859" calcext:value-type="float">
            <text:p>6.584859</text:p>
          </table:table-cell>
          <table:table-cell/>
          <table:table-cell office:value-type="float" office:value="6.535405" calcext:value-type="float">
            <text:p>6.535405</text:p>
          </table:table-cell>
          <table:table-cell office:value-type="float" office:value="12.813428" calcext:value-type="float">
            <text:p>12.813428</text:p>
          </table:table-cell>
          <table:table-cell office:value-type="float" office:value="83700" calcext:value-type="float">
            <text:p>83700</text:p>
          </table:table-cell>
          <table:table-cell office:value-type="float" office:value="1.969693" calcext:value-type="float">
            <text:p>1.969693</text:p>
          </table:table-cell>
        </table:table-row>
        <table:table-row table:style-name="ro1">
          <table:table-cell office:value-type="float" office:value="451965" calcext:value-type="float">
            <text:p>4519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3.207196" calcext:value-type="float">
            <text:p>-143.207196</text:p>
          </table:table-cell>
          <table:table-cell office:value-type="float" office:value="-141.21" calcext:value-type="float">
            <text:p>-141.21</text:p>
          </table:table-cell>
          <table:table-cell office:value-type="float" office:value="-143.207196" calcext:value-type="float">
            <text:p>-143.207196</text:p>
          </table:table-cell>
          <table:table-cell office:value-type="float" office:value="-141.21" calcext:value-type="float">
            <text:p>-141.21</text:p>
          </table:table-cell>
          <table:table-cell office:value-type="float" office:value="-143.98428" calcext:value-type="float">
            <text:p>-143.98428</text:p>
          </table:table-cell>
          <table:table-cell office:value-type="float" office:value="2.121789" calcext:value-type="float">
            <text:p>2.121789</text:p>
          </table:table-cell>
          <table:table-cell/>
          <table:table-cell office:value-type="float" office:value="2.105073" calcext:value-type="float">
            <text:p>2.105073</text:p>
          </table:table-cell>
          <table:table-cell office:value-type="float" office:value="6.492634" calcext:value-type="float">
            <text:p>6.492634</text:p>
          </table:table-cell>
          <table:table-cell/>
          <table:table-cell office:value-type="float" office:value="6.5602" calcext:value-type="float">
            <text:p>6.5602</text:p>
          </table:table-cell>
          <table:table-cell office:value-type="float" office:value="17.90697" calcext:value-type="float">
            <text:p>17.90697</text:p>
          </table:table-cell>
          <table:table-cell office:value-type="float" office:value="83700" calcext:value-type="float">
            <text:p>83700</text:p>
          </table:table-cell>
          <table:table-cell office:value-type="float" office:value="2.240745" calcext:value-type="float">
            <text:p>2.240745</text:p>
          </table:table-cell>
        </table:table-row>
        <table:table-row table:style-name="ro1">
          <table:table-cell office:value-type="float" office:value="451983" calcext:value-type="float">
            <text:p>451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3.98428" calcext:value-type="float">
            <text:p>-143.98428</text:p>
          </table:table-cell>
          <table:table-cell office:value-type="float" office:value="-143.908" calcext:value-type="float">
            <text:p>-143.908</text:p>
          </table:table-cell>
          <table:table-cell office:value-type="float" office:value="-143.98428" calcext:value-type="float">
            <text:p>-143.98428</text:p>
          </table:table-cell>
          <table:table-cell office:value-type="float" office:value="-143.908" calcext:value-type="float">
            <text:p>-143.908</text:p>
          </table:table-cell>
          <table:table-cell office:value-type="float" office:value="-144.350605" calcext:value-type="float">
            <text:p>-144.350605</text:p>
          </table:table-cell>
          <table:table-cell office:value-type="float" office:value="2.103882" calcext:value-type="float">
            <text:p>2.103882</text:p>
          </table:table-cell>
          <table:table-cell/>
          <table:table-cell office:value-type="float" office:value="2.112863" calcext:value-type="float">
            <text:p>2.112863</text:p>
          </table:table-cell>
          <table:table-cell office:value-type="float" office:value="6.579799" calcext:value-type="float">
            <text:p>6.579799</text:p>
          </table:table-cell>
          <table:table-cell/>
          <table:table-cell office:value-type="float" office:value="6.526437" calcext:value-type="float">
            <text:p>6.526437</text:p>
          </table:table-cell>
          <table:table-cell office:value-type="float" office:value="12.839777" calcext:value-type="float">
            <text:p>12.839777</text:p>
          </table:table-cell>
          <table:table-cell office:value-type="float" office:value="83702" calcext:value-type="float">
            <text:p>83702</text:p>
          </table:table-cell>
          <table:table-cell office:value-type="float" office:value="1.967822" calcext:value-type="float">
            <text:p>1.967822</text:p>
          </table:table-cell>
        </table:table-row>
        <table:table-row table:style-name="ro1">
          <table:table-cell office:value-type="float" office:value="451985" calcext:value-type="float">
            <text:p>4519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3.98428" calcext:value-type="float">
            <text:p>-143.98428</text:p>
          </table:table-cell>
          <table:table-cell office:value-type="float" office:value="-141.897" calcext:value-type="float">
            <text:p>-141.897</text:p>
          </table:table-cell>
          <table:table-cell office:value-type="float" office:value="-143.98428" calcext:value-type="float">
            <text:p>-143.98428</text:p>
          </table:table-cell>
          <table:table-cell office:value-type="float" office:value="-141.897" calcext:value-type="float">
            <text:p>-141.897</text:p>
          </table:table-cell>
          <table:table-cell office:value-type="float" office:value="-144.360071" calcext:value-type="float">
            <text:p>-144.360071</text:p>
          </table:table-cell>
          <table:table-cell office:value-type="float" office:value="2.126201" calcext:value-type="float">
            <text:p>2.126201</text:p>
          </table:table-cell>
          <table:table-cell/>
          <table:table-cell office:value-type="float" office:value="2.108219" calcext:value-type="float">
            <text:p>2.108219</text:p>
          </table:table-cell>
          <table:table-cell office:value-type="float" office:value="6.489349" calcext:value-type="float">
            <text:p>6.489349</text:p>
          </table:table-cell>
          <table:table-cell/>
          <table:table-cell office:value-type="float" office:value="6.553098" calcext:value-type="float">
            <text:p>6.553098</text:p>
          </table:table-cell>
          <table:table-cell office:value-type="float" office:value="18.073993" calcext:value-type="float">
            <text:p>18.073993</text:p>
          </table:table-cell>
          <table:table-cell office:value-type="float" office:value="83702" calcext:value-type="float">
            <text:p>83702</text:p>
          </table:table-cell>
          <table:table-cell office:value-type="float" office:value="2.244113" calcext:value-type="float">
            <text:p>2.244113</text:p>
          </table:table-cell>
        </table:table-row>
        <table:table-row table:style-name="ro1">
          <table:table-cell office:value-type="float" office:value="452003" calcext:value-type="float">
            <text:p>4520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4.726487" calcext:value-type="float">
            <text:p>-144.726487</text:p>
          </table:table-cell>
          <table:table-cell table:number-columns-repeated="2"/>
          <table:table-cell office:value-type="float" office:value="2.117151" calcext:value-type="float">
            <text:p>2.117151</text:p>
          </table:table-cell>
          <table:table-cell table:number-columns-repeated="2"/>
          <table:table-cell office:value-type="float" office:value="6.521373" calcext:value-type="float">
            <text:p>6.521373</text:p>
          </table:table-cell>
          <table:table-cell table:number-columns-repeated="3"/>
        </table:table-row>
        <table:table-row table:style-name="ro1">
          <table:table-cell office:value-type="float" office:value="452024" calcext:value-type="float">
            <text:p>4520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4.360071" calcext:value-type="float">
            <text:p>-144.360071</text:p>
          </table:table-cell>
          <table:table-cell office:value-type="float" office:value="-144.694" calcext:value-type="float">
            <text:p>-144.694</text:p>
          </table:table-cell>
          <table:table-cell office:value-type="float" office:value="-144.360071" calcext:value-type="float">
            <text:p>-144.360071</text:p>
          </table:table-cell>
          <table:table-cell office:value-type="float" office:value="-144.694" calcext:value-type="float">
            <text:p>-144.694</text:p>
          </table:table-cell>
          <table:table-cell office:value-type="float" office:value="-145.121995" calcext:value-type="float">
            <text:p>-145.121995</text:p>
          </table:table-cell>
          <table:table-cell office:value-type="float" office:value="2.100516" calcext:value-type="float">
            <text:p>2.100516</text:p>
          </table:table-cell>
          <table:table-cell/>
          <table:table-cell office:value-type="float" office:value="2.116793" calcext:value-type="float">
            <text:p>2.116793</text:p>
          </table:table-cell>
          <table:table-cell office:value-type="float" office:value="6.592875" calcext:value-type="float">
            <text:p>6.592875</text:p>
          </table:table-cell>
          <table:table-cell/>
          <table:table-cell office:value-type="float" office:value="6.521128" calcext:value-type="float">
            <text:p>6.521128</text:p>
          </table:table-cell>
          <table:table-cell office:value-type="float" office:value="13.197524" calcext:value-type="float">
            <text:p>13.197524</text:p>
          </table:table-cell>
          <table:table-cell office:value-type="float" office:value="83704" calcext:value-type="float">
            <text:p>83704</text:p>
          </table:table-cell>
          <table:table-cell office:value-type="float" office:value="1.971383" calcext:value-type="float">
            <text:p>1.971383</text:p>
          </table:table-cell>
        </table:table-row>
        <table:table-row table:style-name="ro1">
          <table:table-cell office:value-type="float" office:value="452026" calcext:value-type="float">
            <text:p>45202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4.360071" calcext:value-type="float">
            <text:p>-144.360071</text:p>
          </table:table-cell>
          <table:table-cell office:value-type="float" office:value="-142.7" calcext:value-type="float">
            <text:p>-142.7</text:p>
          </table:table-cell>
          <table:table-cell office:value-type="float" office:value="-144.360071" calcext:value-type="float">
            <text:p>-144.360071</text:p>
          </table:table-cell>
          <table:table-cell office:value-type="float" office:value="-142.7" calcext:value-type="float">
            <text:p>-142.7</text:p>
          </table:table-cell>
          <table:table-cell office:value-type="float" office:value="-145.131198" calcext:value-type="float">
            <text:p>-145.131198</text:p>
          </table:table-cell>
          <table:table-cell office:value-type="float" office:value="2.113251" calcext:value-type="float">
            <text:p>2.113251</text:p>
          </table:table-cell>
          <table:table-cell/>
          <table:table-cell office:value-type="float" office:value="2.108348" calcext:value-type="float">
            <text:p>2.108348</text:p>
          </table:table-cell>
          <table:table-cell office:value-type="float" office:value="6.502541" calcext:value-type="float">
            <text:p>6.502541</text:p>
          </table:table-cell>
          <table:table-cell/>
          <table:table-cell office:value-type="float" office:value="6.556979" calcext:value-type="float">
            <text:p>6.556979</text:p>
          </table:table-cell>
          <table:table-cell office:value-type="float" office:value="17.425413" calcext:value-type="float">
            <text:p>17.425413</text:p>
          </table:table-cell>
          <table:table-cell office:value-type="float" office:value="83704" calcext:value-type="float">
            <text:p>83704</text:p>
          </table:table-cell>
          <table:table-cell office:value-type="float" office:value="2.243065" calcext:value-type="float">
            <text:p>2.243065</text:p>
          </table:table-cell>
        </table:table-row>
        <table:table-row table:style-name="ro1">
          <table:table-cell office:value-type="float" office:value="452043" calcext:value-type="float">
            <text:p>4520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5.510971" calcext:value-type="float">
            <text:p>-145.510971</text:p>
          </table:table-cell>
          <table:table-cell table:number-columns-repeated="2"/>
          <table:table-cell office:value-type="float" office:value="2.110402" calcext:value-type="float">
            <text:p>2.110402</text:p>
          </table:table-cell>
          <table:table-cell table:number-columns-repeated="2"/>
          <table:table-cell office:value-type="float" office:value="6.530054" calcext:value-type="float">
            <text:p>6.530054</text:p>
          </table:table-cell>
          <table:table-cell table:number-columns-repeated="3"/>
        </table:table-row>
        <table:table-row table:style-name="ro1">
          <table:table-cell office:value-type="float" office:value="452063" calcext:value-type="float">
            <text:p>4520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5.131198" calcext:value-type="float">
            <text:p>-145.131198</text:p>
          </table:table-cell>
          <table:table-cell office:value-type="float" office:value="-144.933" calcext:value-type="float">
            <text:p>-144.933</text:p>
          </table:table-cell>
          <table:table-cell office:value-type="float" office:value="-145.131198" calcext:value-type="float">
            <text:p>-145.131198</text:p>
          </table:table-cell>
          <table:table-cell office:value-type="float" office:value="-144.933" calcext:value-type="float">
            <text:p>-144.933</text:p>
          </table:table-cell>
          <table:table-cell office:value-type="float" office:value="-145.914719" calcext:value-type="float">
            <text:p>-145.914719</text:p>
          </table:table-cell>
          <table:table-cell office:value-type="float" office:value="2.107758" calcext:value-type="float">
            <text:p>2.107758</text:p>
          </table:table-cell>
          <table:table-cell/>
          <table:table-cell office:value-type="float" office:value="2.110395" calcext:value-type="float">
            <text:p>2.110395</text:p>
          </table:table-cell>
          <table:table-cell office:value-type="float" office:value="6.577954" calcext:value-type="float">
            <text:p>6.577954</text:p>
          </table:table-cell>
          <table:table-cell/>
          <table:table-cell office:value-type="float" office:value="6.530057" calcext:value-type="float">
            <text:p>6.530057</text:p>
          </table:table-cell>
          <table:table-cell office:value-type="float" office:value="13.028386" calcext:value-type="float">
            <text:p>13.028386</text:p>
          </table:table-cell>
          <table:table-cell office:value-type="float" office:value="83705" calcext:value-type="float">
            <text:p>83705</text:p>
          </table:table-cell>
          <table:table-cell office:value-type="float" office:value="1.971898" calcext:value-type="float">
            <text:p>1.971898</text:p>
          </table:table-cell>
        </table:table-row>
        <table:table-row table:style-name="ro1">
          <table:table-cell office:value-type="float" office:value="452064" calcext:value-type="float">
            <text:p>4520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5.131198" calcext:value-type="float">
            <text:p>-145.131198</text:p>
          </table:table-cell>
          <table:table-cell office:value-type="float" office:value="-142.99" calcext:value-type="float">
            <text:p>-142.99</text:p>
          </table:table-cell>
          <table:table-cell office:value-type="float" office:value="-145.131198" calcext:value-type="float">
            <text:p>-145.131198</text:p>
          </table:table-cell>
          <table:table-cell office:value-type="float" office:value="-142.99" calcext:value-type="float">
            <text:p>-142.99</text:p>
          </table:table-cell>
          <table:table-cell office:value-type="float" office:value="-145.921691" calcext:value-type="float">
            <text:p>-145.921691</text:p>
          </table:table-cell>
          <table:table-cell office:value-type="float" office:value="2.124798" calcext:value-type="float">
            <text:p>2.124798</text:p>
          </table:table-cell>
          <table:table-cell/>
          <table:table-cell office:value-type="float" office:value="2.108931" calcext:value-type="float">
            <text:p>2.108931</text:p>
          </table:table-cell>
          <table:table-cell office:value-type="float" office:value="6.485954" calcext:value-type="float">
            <text:p>6.485954</text:p>
          </table:table-cell>
          <table:table-cell/>
          <table:table-cell office:value-type="float" office:value="6.554111" calcext:value-type="float">
            <text:p>6.554111</text:p>
          </table:table-cell>
          <table:table-cell office:value-type="float" office:value="18.152312" calcext:value-type="float">
            <text:p>18.152312</text:p>
          </table:table-cell>
          <table:table-cell office:value-type="float" office:value="83705" calcext:value-type="float">
            <text:p>83705</text:p>
          </table:table-cell>
          <table:table-cell office:value-type="float" office:value="2.243876" calcext:value-type="float">
            <text:p>2.243876</text:p>
          </table:table-cell>
        </table:table-row>
        <table:table-row table:style-name="ro1">
          <table:table-cell office:value-type="float" office:value="452083" calcext:value-type="float">
            <text:p>452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5.921691" calcext:value-type="float">
            <text:p>-145.921691</text:p>
          </table:table-cell>
          <table:table-cell office:value-type="float" office:value="-145.776" calcext:value-type="float">
            <text:p>-145.776</text:p>
          </table:table-cell>
          <table:table-cell office:value-type="float" office:value="-145.921691" calcext:value-type="float">
            <text:p>-145.921691</text:p>
          </table:table-cell>
          <table:table-cell office:value-type="float" office:value="-145.776" calcext:value-type="float">
            <text:p>-145.776</text:p>
          </table:table-cell>
          <table:table-cell office:value-type="float" office:value="-146.306468" calcext:value-type="float">
            <text:p>-146.306468</text:p>
          </table:table-cell>
          <table:table-cell office:value-type="float" office:value="2.110317" calcext:value-type="float">
            <text:p>2.110317</text:p>
          </table:table-cell>
          <table:table-cell/>
          <table:table-cell office:value-type="float" office:value="2.116366" calcext:value-type="float">
            <text:p>2.116366</text:p>
          </table:table-cell>
          <table:table-cell office:value-type="float" office:value="6.57424" calcext:value-type="float">
            <text:p>6.57424</text:p>
          </table:table-cell>
          <table:table-cell/>
          <table:table-cell office:value-type="float" office:value="6.520047" calcext:value-type="float">
            <text:p>6.520047</text:p>
          </table:table-cell>
          <table:table-cell office:value-type="float" office:value="12.974938" calcext:value-type="float">
            <text:p>12.974938</text:p>
          </table:table-cell>
          <table:table-cell office:value-type="float" office:value="83707" calcext:value-type="float">
            <text:p>83707</text:p>
          </table:table-cell>
          <table:table-cell office:value-type="float" office:value="1.973577" calcext:value-type="float">
            <text:p>1.973577</text:p>
          </table:table-cell>
        </table:table-row>
        <table:table-row table:style-name="ro1">
          <table:table-cell office:value-type="float" office:value="452085" calcext:value-type="float">
            <text:p>4520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5.921691" calcext:value-type="float">
            <text:p>-145.921691</text:p>
          </table:table-cell>
          <table:table-cell office:value-type="float" office:value="-143.662" calcext:value-type="float">
            <text:p>-143.662</text:p>
          </table:table-cell>
          <table:table-cell office:value-type="float" office:value="-145.921691" calcext:value-type="float">
            <text:p>-145.921691</text:p>
          </table:table-cell>
          <table:table-cell office:value-type="float" office:value="-143.662" calcext:value-type="float">
            <text:p>-143.662</text:p>
          </table:table-cell>
          <table:table-cell office:value-type="float" office:value="-146.314835" calcext:value-type="float">
            <text:p>-146.314835</text:p>
          </table:table-cell>
          <table:table-cell office:value-type="float" office:value="2.124725" calcext:value-type="float">
            <text:p>2.124725</text:p>
          </table:table-cell>
          <table:table-cell/>
          <table:table-cell office:value-type="float" office:value="2.11322" calcext:value-type="float">
            <text:p>2.11322</text:p>
          </table:table-cell>
          <table:table-cell office:value-type="float" office:value="6.481897" calcext:value-type="float">
            <text:p>6.481897</text:p>
          </table:table-cell>
          <table:table-cell/>
          <table:table-cell office:value-type="float" office:value="6.547236" calcext:value-type="float">
            <text:p>6.547236</text:p>
          </table:table-cell>
          <table:table-cell office:value-type="float" office:value="18.325326" calcext:value-type="float">
            <text:p>18.325326</text:p>
          </table:table-cell>
          <table:table-cell office:value-type="float" office:value="83707" calcext:value-type="float">
            <text:p>83707</text:p>
          </table:table-cell>
          <table:table-cell office:value-type="float" office:value="2.243453" calcext:value-type="float">
            <text:p>2.243453</text:p>
          </table:table-cell>
        </table:table-row>
        <table:table-row table:style-name="ro1">
          <table:table-cell office:value-type="float" office:value="452103" calcext:value-type="float">
            <text:p>4521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6.698872" calcext:value-type="float">
            <text:p>-146.698872</text:p>
          </table:table-cell>
          <table:table-cell table:number-columns-repeated="2"/>
          <table:table-cell office:value-type="float" office:value="2.118587" calcext:value-type="float">
            <text:p>2.118587</text:p>
          </table:table-cell>
          <table:table-cell table:number-columns-repeated="2"/>
          <table:table-cell office:value-type="float" office:value="6.514898" calcext:value-type="float">
            <text:p>6.514898</text:p>
          </table:table-cell>
          <table:table-cell table:number-columns-repeated="3"/>
        </table:table-row>
        <table:table-row table:style-name="ro1">
          <table:table-cell office:value-type="float" office:value="452129" calcext:value-type="float">
            <text:p>45212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6.314835" calcext:value-type="float">
            <text:p>-146.314835</text:p>
          </table:table-cell>
          <table:table-cell office:value-type="float" office:value="-146.538" calcext:value-type="float">
            <text:p>-146.538</text:p>
          </table:table-cell>
          <table:table-cell office:value-type="float" office:value="-146.314835" calcext:value-type="float">
            <text:p>-146.314835</text:p>
          </table:table-cell>
          <table:table-cell office:value-type="float" office:value="-146.538" calcext:value-type="float">
            <text:p>-146.538</text:p>
          </table:table-cell>
          <table:table-cell office:value-type="float" office:value="-147.097127" calcext:value-type="float">
            <text:p>-147.097127</text:p>
          </table:table-cell>
          <table:table-cell office:value-type="float" office:value="2.104631" calcext:value-type="float">
            <text:p>2.104631</text:p>
          </table:table-cell>
          <table:table-cell/>
          <table:table-cell office:value-type="float" office:value="2.118517" calcext:value-type="float">
            <text:p>2.118517</text:p>
          </table:table-cell>
          <table:table-cell office:value-type="float" office:value="6.587654" calcext:value-type="float">
            <text:p>6.587654</text:p>
          </table:table-cell>
          <table:table-cell/>
          <table:table-cell office:value-type="float" office:value="6.514605" calcext:value-type="float">
            <text:p>6.514605</text:p>
          </table:table-cell>
          <table:table-cell office:value-type="float" office:value="13.089035" calcext:value-type="float">
            <text:p>13.089035</text:p>
          </table:table-cell>
          <table:table-cell office:value-type="float" office:value="83709" calcext:value-type="float">
            <text:p>83709</text:p>
          </table:table-cell>
          <table:table-cell office:value-type="float" office:value="1.975414" calcext:value-type="float">
            <text:p>1.975414</text:p>
          </table:table-cell>
        </table:table-row>
        <table:table-row table:style-name="ro1">
          <table:table-cell office:value-type="float" office:value="452130" calcext:value-type="float">
            <text:p>45213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6.314835" calcext:value-type="float">
            <text:p>-146.314835</text:p>
          </table:table-cell>
          <table:table-cell office:value-type="float" office:value="-144.43" calcext:value-type="float">
            <text:p>-144.43</text:p>
          </table:table-cell>
          <table:table-cell office:value-type="float" office:value="-146.314835" calcext:value-type="float">
            <text:p>-146.314835</text:p>
          </table:table-cell>
          <table:table-cell office:value-type="float" office:value="-144.43" calcext:value-type="float">
            <text:p>-144.43</text:p>
          </table:table-cell>
          <table:table-cell office:value-type="float" office:value="-147.105052" calcext:value-type="float">
            <text:p>-147.105052</text:p>
          </table:table-cell>
          <table:table-cell office:value-type="float" office:value="2.115239" calcext:value-type="float">
            <text:p>2.115239</text:p>
          </table:table-cell>
          <table:table-cell/>
          <table:table-cell office:value-type="float" office:value="2.111395" calcext:value-type="float">
            <text:p>2.111395</text:p>
          </table:table-cell>
          <table:table-cell office:value-type="float" office:value="6.496611" calcext:value-type="float">
            <text:p>6.496611</text:p>
          </table:table-cell>
          <table:table-cell/>
          <table:table-cell office:value-type="float" office:value="6.551102" calcext:value-type="float">
            <text:p>6.551102</text:p>
          </table:table-cell>
          <table:table-cell office:value-type="float" office:value="17.791782" calcext:value-type="float">
            <text:p>17.791782</text:p>
          </table:table-cell>
          <table:table-cell office:value-type="float" office:value="83709" calcext:value-type="float">
            <text:p>83709</text:p>
          </table:table-cell>
          <table:table-cell office:value-type="float" office:value="2.246269" calcext:value-type="float">
            <text:p>2.246269</text:p>
          </table:table-cell>
        </table:table-row>
        <table:table-row table:style-name="ro1">
          <table:table-cell office:value-type="float" office:value="452143" calcext:value-type="float">
            <text:p>4521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7.482892" calcext:value-type="float">
            <text:p>-147.482892</text:p>
          </table:table-cell>
          <table:table-cell table:number-columns-repeated="2"/>
          <table:table-cell office:value-type="float" office:value="2.112983" calcext:value-type="float">
            <text:p>2.112983</text:p>
          </table:table-cell>
          <table:table-cell table:number-columns-repeated="2"/>
          <table:table-cell office:value-type="float" office:value="6.524135" calcext:value-type="float">
            <text:p>6.524135</text:p>
          </table:table-cell>
          <table:table-cell table:number-columns-repeated="3"/>
        </table:table-row>
        <table:table-row table:style-name="ro1">
          <table:table-cell office:value-type="float" office:value="452163" calcext:value-type="float">
            <text:p>452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7.105052" calcext:value-type="float">
            <text:p>-147.105052</text:p>
          </table:table-cell>
          <table:table-cell office:value-type="float" office:value="-146.788" calcext:value-type="float">
            <text:p>-146.788</text:p>
          </table:table-cell>
          <table:table-cell office:value-type="float" office:value="-147.105052" calcext:value-type="float">
            <text:p>-147.105052</text:p>
          </table:table-cell>
          <table:table-cell office:value-type="float" office:value="-146.788" calcext:value-type="float">
            <text:p>-146.788</text:p>
          </table:table-cell>
          <table:table-cell office:value-type="float" office:value="-147.881146" calcext:value-type="float">
            <text:p>-147.881146</text:p>
          </table:table-cell>
          <table:table-cell office:value-type="float" office:value="2.110491" calcext:value-type="float">
            <text:p>2.110491</text:p>
          </table:table-cell>
          <table:table-cell/>
          <table:table-cell office:value-type="float" office:value="2.112909" calcext:value-type="float">
            <text:p>2.112909</text:p>
          </table:table-cell>
          <table:table-cell office:value-type="float" office:value="6.5708" calcext:value-type="float">
            <text:p>6.5708</text:p>
          </table:table-cell>
          <table:table-cell/>
          <table:table-cell office:value-type="float" office:value="6.523843" calcext:value-type="float">
            <text:p>6.523843</text:p>
          </table:table-cell>
          <table:table-cell office:value-type="float" office:value="13.197429" calcext:value-type="float">
            <text:p>13.197429</text:p>
          </table:table-cell>
          <table:table-cell office:value-type="float" office:value="83710" calcext:value-type="float">
            <text:p>83710</text:p>
          </table:table-cell>
          <table:table-cell office:value-type="float" office:value="1.973983" calcext:value-type="float">
            <text:p>1.973983</text:p>
          </table:table-cell>
        </table:table-row>
        <table:table-row table:style-name="ro1">
          <table:table-cell office:value-type="float" office:value="452164" calcext:value-type="float">
            <text:p>4521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7.105052" calcext:value-type="float">
            <text:p>-147.105052</text:p>
          </table:table-cell>
          <table:table-cell office:value-type="float" office:value="-144.847" calcext:value-type="float">
            <text:p>-144.847</text:p>
          </table:table-cell>
          <table:table-cell office:value-type="float" office:value="-147.105052" calcext:value-type="float">
            <text:p>-147.105052</text:p>
          </table:table-cell>
          <table:table-cell office:value-type="float" office:value="-144.847" calcext:value-type="float">
            <text:p>-144.847</text:p>
          </table:table-cell>
          <table:table-cell office:value-type="float" office:value="-147.886088" calcext:value-type="float">
            <text:p>-147.886088</text:p>
          </table:table-cell>
          <table:table-cell office:value-type="float" office:value="2.126256" calcext:value-type="float">
            <text:p>2.126256</text:p>
          </table:table-cell>
          <table:table-cell/>
          <table:table-cell office:value-type="float" office:value="2.111603" calcext:value-type="float">
            <text:p>2.111603</text:p>
          </table:table-cell>
          <table:table-cell office:value-type="float" office:value="6.481698" calcext:value-type="float">
            <text:p>6.481698</text:p>
          </table:table-cell>
          <table:table-cell/>
          <table:table-cell office:value-type="float" office:value="6.547261" calcext:value-type="float">
            <text:p>6.547261</text:p>
          </table:table-cell>
          <table:table-cell office:value-type="float" office:value="18.366359" calcext:value-type="float">
            <text:p>18.366359</text:p>
          </table:table-cell>
          <table:table-cell office:value-type="float" office:value="83710" calcext:value-type="float">
            <text:p>83710</text:p>
          </table:table-cell>
          <table:table-cell office:value-type="float" office:value="2.247887" calcext:value-type="float">
            <text:p>2.247887</text:p>
          </table:table-cell>
        </table:table-row>
        <table:table-row table:style-name="ro1">
          <table:table-cell office:value-type="float" office:value="452183" calcext:value-type="float">
            <text:p>452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7.886088" calcext:value-type="float">
            <text:p>-147.886088</text:p>
          </table:table-cell>
          <table:table-cell office:value-type="float" office:value="-147.645" calcext:value-type="float">
            <text:p>-147.645</text:p>
          </table:table-cell>
          <table:table-cell office:value-type="float" office:value="-147.886088" calcext:value-type="float">
            <text:p>-147.886088</text:p>
          </table:table-cell>
          <table:table-cell office:value-type="float" office:value="-147.645" calcext:value-type="float">
            <text:p>-147.645</text:p>
          </table:table-cell>
          <table:table-cell office:value-type="float" office:value="-148.266946" calcext:value-type="float">
            <text:p>-148.266946</text:p>
          </table:table-cell>
          <table:table-cell office:value-type="float" office:value="2.112334" calcext:value-type="float">
            <text:p>2.112334</text:p>
          </table:table-cell>
          <table:table-cell/>
          <table:table-cell office:value-type="float" office:value="2.118499" calcext:value-type="float">
            <text:p>2.118499</text:p>
          </table:table-cell>
          <table:table-cell office:value-type="float" office:value="6.569934" calcext:value-type="float">
            <text:p>6.569934</text:p>
          </table:table-cell>
          <table:table-cell/>
          <table:table-cell office:value-type="float" office:value="6.514622" calcext:value-type="float">
            <text:p>6.514622</text:p>
          </table:table-cell>
          <table:table-cell office:value-type="float" office:value="13.121183" calcext:value-type="float">
            <text:p>13.121183</text:p>
          </table:table-cell>
          <table:table-cell office:value-type="float" office:value="83712" calcext:value-type="float">
            <text:p>83712</text:p>
          </table:table-cell>
          <table:table-cell office:value-type="float" office:value="1.976537" calcext:value-type="float">
            <text:p>1.976537</text:p>
          </table:table-cell>
        </table:table-row>
        <table:table-row table:style-name="ro1">
          <table:table-cell office:value-type="float" office:value="452185" calcext:value-type="float">
            <text:p>4521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7.886088" calcext:value-type="float">
            <text:p>-147.886088</text:p>
          </table:table-cell>
          <table:table-cell office:value-type="float" office:value="-145.609" calcext:value-type="float">
            <text:p>-145.609</text:p>
          </table:table-cell>
          <table:table-cell office:value-type="float" office:value="-147.886088" calcext:value-type="float">
            <text:p>-147.886088</text:p>
          </table:table-cell>
          <table:table-cell office:value-type="float" office:value="-145.609" calcext:value-type="float">
            <text:p>-145.609</text:p>
          </table:table-cell>
          <table:table-cell office:value-type="float" office:value="-148.272833" calcext:value-type="float">
            <text:p>-148.272833</text:p>
          </table:table-cell>
          <table:table-cell office:value-type="float" office:value="2.127584" calcext:value-type="float">
            <text:p>2.127584</text:p>
          </table:table-cell>
          <table:table-cell/>
          <table:table-cell office:value-type="float" office:value="2.115331" calcext:value-type="float">
            <text:p>2.115331</text:p>
          </table:table-cell>
          <table:table-cell office:value-type="float" office:value="6.482175" calcext:value-type="float">
            <text:p>6.482175</text:p>
          </table:table-cell>
          <table:table-cell/>
          <table:table-cell office:value-type="float" office:value="6.542353" calcext:value-type="float">
            <text:p>6.542353</text:p>
          </table:table-cell>
          <table:table-cell office:value-type="float" office:value="18.430765" calcext:value-type="float">
            <text:p>18.430765</text:p>
          </table:table-cell>
          <table:table-cell office:value-type="float" office:value="83712" calcext:value-type="float">
            <text:p>83712</text:p>
          </table:table-cell>
          <table:table-cell office:value-type="float" office:value="2.251541" calcext:value-type="float">
            <text:p>2.251541</text:p>
          </table:table-cell>
        </table:table-row>
        <table:table-row table:style-name="ro1">
          <table:table-cell office:value-type="float" office:value="452203" calcext:value-type="float">
            <text:p>4522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8.749507" calcext:value-type="float">
            <text:p>-148.749507</text:p>
          </table:table-cell>
          <table:table-cell table:number-columns-repeated="2"/>
          <table:table-cell office:value-type="float" office:value="2.121098" calcext:value-type="float">
            <text:p>2.121098</text:p>
          </table:table-cell>
          <table:table-cell table:number-columns-repeated="2"/>
          <table:table-cell office:value-type="float" office:value="6.512561" calcext:value-type="float">
            <text:p>6.512561</text:p>
          </table:table-cell>
          <table:table-cell table:number-columns-repeated="3"/>
        </table:table-row>
        <table:table-row table:style-name="ro1">
          <table:table-cell office:value-type="float" office:value="452223" calcext:value-type="float">
            <text:p>4522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8.272833" calcext:value-type="float">
            <text:p>-148.272833</text:p>
          </table:table-cell>
          <table:table-cell office:value-type="float" office:value="-148.371" calcext:value-type="float">
            <text:p>-148.371</text:p>
          </table:table-cell>
          <table:table-cell office:value-type="float" office:value="-148.272833" calcext:value-type="float">
            <text:p>-148.272833</text:p>
          </table:table-cell>
          <table:table-cell office:value-type="float" office:value="-148.371" calcext:value-type="float">
            <text:p>-148.371</text:p>
          </table:table-cell>
          <table:table-cell office:value-type="float" office:value="-149.139522" calcext:value-type="float">
            <text:p>-149.139522</text:p>
          </table:table-cell>
          <table:table-cell office:value-type="float" office:value="2.105316" calcext:value-type="float">
            <text:p>2.105316</text:p>
          </table:table-cell>
          <table:table-cell/>
          <table:table-cell office:value-type="float" office:value="2.121017" calcext:value-type="float">
            <text:p>2.121017</text:p>
          </table:table-cell>
          <table:table-cell office:value-type="float" office:value="6.582656" calcext:value-type="float">
            <text:p>6.582656</text:p>
          </table:table-cell>
          <table:table-cell/>
          <table:table-cell office:value-type="float" office:value="6.512272" calcext:value-type="float">
            <text:p>6.512272</text:p>
          </table:table-cell>
          <table:table-cell office:value-type="float" office:value="12.94209" calcext:value-type="float">
            <text:p>12.94209</text:p>
          </table:table-cell>
          <table:table-cell office:value-type="float" office:value="83714" calcext:value-type="float">
            <text:p>83714</text:p>
          </table:table-cell>
          <table:table-cell office:value-type="float" office:value="1.977034" calcext:value-type="float">
            <text:p>1.977034</text:p>
          </table:table-cell>
        </table:table-row>
        <table:table-row table:style-name="ro1">
          <table:table-cell office:value-type="float" office:value="452225" calcext:value-type="float">
            <text:p>4522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8.272833" calcext:value-type="float">
            <text:p>-148.272833</text:p>
          </table:table-cell>
          <table:table-cell office:value-type="float" office:value="-146.317" calcext:value-type="float">
            <text:p>-146.317</text:p>
          </table:table-cell>
          <table:table-cell office:value-type="float" office:value="-148.272833" calcext:value-type="float">
            <text:p>-148.272833</text:p>
          </table:table-cell>
          <table:table-cell office:value-type="float" office:value="-146.317" calcext:value-type="float">
            <text:p>-146.317</text:p>
          </table:table-cell>
          <table:table-cell office:value-type="float" office:value="-149.145528" calcext:value-type="float">
            <text:p>-149.145528</text:p>
          </table:table-cell>
          <table:table-cell office:value-type="float" office:value="2.118132" calcext:value-type="float">
            <text:p>2.118132</text:p>
          </table:table-cell>
          <table:table-cell/>
          <table:table-cell office:value-type="float" office:value="2.113058" calcext:value-type="float">
            <text:p>2.113058</text:p>
          </table:table-cell>
          <table:table-cell office:value-type="float" office:value="6.494273" calcext:value-type="float">
            <text:p>6.494273</text:p>
          </table:table-cell>
          <table:table-cell/>
          <table:table-cell office:value-type="float" office:value="6.547546" calcext:value-type="float">
            <text:p>6.547546</text:p>
          </table:table-cell>
          <table:table-cell office:value-type="float" office:value="17.961583" calcext:value-type="float">
            <text:p>17.961583</text:p>
          </table:table-cell>
          <table:table-cell office:value-type="float" office:value="83714" calcext:value-type="float">
            <text:p>83714</text:p>
          </table:table-cell>
          <table:table-cell office:value-type="float" office:value="2.25291" calcext:value-type="float">
            <text:p>2.25291</text:p>
          </table:table-cell>
        </table:table-row>
        <table:table-row table:style-name="ro1">
          <table:table-cell office:value-type="float" office:value="452243" calcext:value-type="float">
            <text:p>4522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49.522696" calcext:value-type="float">
            <text:p>-149.522696</text:p>
          </table:table-cell>
          <table:table-cell table:number-columns-repeated="2"/>
          <table:table-cell office:value-type="float" office:value="2.115289" calcext:value-type="float">
            <text:p>2.115289</text:p>
          </table:table-cell>
          <table:table-cell table:number-columns-repeated="2"/>
          <table:table-cell office:value-type="float" office:value="6.52128" calcext:value-type="float">
            <text:p>6.52128</text:p>
          </table:table-cell>
          <table:table-cell table:number-columns-repeated="3"/>
        </table:table-row>
        <table:table-row table:style-name="ro1">
          <table:table-cell office:value-type="float" office:value="452263" calcext:value-type="float">
            <text:p>452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9.145528" calcext:value-type="float">
            <text:p>-149.145528</text:p>
          </table:table-cell>
          <table:table-cell office:value-type="float" office:value="-148.866" calcext:value-type="float">
            <text:p>-148.866</text:p>
          </table:table-cell>
          <table:table-cell office:value-type="float" office:value="-149.145528" calcext:value-type="float">
            <text:p>-149.145528</text:p>
          </table:table-cell>
          <table:table-cell office:value-type="float" office:value="-148.866" calcext:value-type="float">
            <text:p>-148.866</text:p>
          </table:table-cell>
          <table:table-cell office:value-type="float" office:value="-149.822074" calcext:value-type="float">
            <text:p>-149.822074</text:p>
          </table:table-cell>
          <table:table-cell office:value-type="float" office:value="2.117373" calcext:value-type="float">
            <text:p>2.117373</text:p>
          </table:table-cell>
          <table:table-cell/>
          <table:table-cell office:value-type="float" office:value="2.115278" calcext:value-type="float">
            <text:p>2.115278</text:p>
          </table:table-cell>
          <table:table-cell office:value-type="float" office:value="6.565579" calcext:value-type="float">
            <text:p>6.565579</text:p>
          </table:table-cell>
          <table:table-cell/>
          <table:table-cell office:value-type="float" office:value="6.521284" calcext:value-type="float">
            <text:p>6.521284</text:p>
          </table:table-cell>
          <table:table-cell office:value-type="float" office:value="13.209322" calcext:value-type="float">
            <text:p>13.209322</text:p>
          </table:table-cell>
          <table:table-cell office:value-type="float" office:value="83715" calcext:value-type="float">
            <text:p>83715</text:p>
          </table:table-cell>
          <table:table-cell office:value-type="float" office:value="1.981266" calcext:value-type="float">
            <text:p>1.981266</text:p>
          </table:table-cell>
        </table:table-row>
        <table:table-row table:style-name="ro1">
          <table:table-cell office:value-type="float" office:value="452265" calcext:value-type="float">
            <text:p>4522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9.145528" calcext:value-type="float">
            <text:p>-149.145528</text:p>
          </table:table-cell>
          <table:table-cell office:value-type="float" office:value="-146.698" calcext:value-type="float">
            <text:p>-146.698</text:p>
          </table:table-cell>
          <table:table-cell office:value-type="float" office:value="-149.145528" calcext:value-type="float">
            <text:p>-149.145528</text:p>
          </table:table-cell>
          <table:table-cell office:value-type="float" office:value="-146.698" calcext:value-type="float">
            <text:p>-146.698</text:p>
          </table:table-cell>
          <table:table-cell office:value-type="float" office:value="-149.828788" calcext:value-type="float">
            <text:p>-149.828788</text:p>
          </table:table-cell>
          <table:table-cell office:value-type="float" office:value="2.131785" calcext:value-type="float">
            <text:p>2.131785</text:p>
          </table:table-cell>
          <table:table-cell/>
          <table:table-cell office:value-type="float" office:value="2.116246" calcext:value-type="float">
            <text:p>2.116246</text:p>
          </table:table-cell>
          <table:table-cell office:value-type="float" office:value="6.47652" calcext:value-type="float">
            <text:p>6.47652</text:p>
          </table:table-cell>
          <table:table-cell/>
          <table:table-cell office:value-type="float" office:value="6.543538" calcext:value-type="float">
            <text:p>6.543538</text:p>
          </table:table-cell>
          <table:table-cell office:value-type="float" office:value="18.723114" calcext:value-type="float">
            <text:p>18.723114</text:p>
          </table:table-cell>
          <table:table-cell office:value-type="float" office:value="83715" calcext:value-type="float">
            <text:p>83715</text:p>
          </table:table-cell>
          <table:table-cell office:value-type="float" office:value="2.255204" calcext:value-type="float">
            <text:p>2.255204</text:p>
          </table:table-cell>
        </table:table-row>
        <table:table-row table:style-name="ro1">
          <table:table-cell office:value-type="float" office:value="452283" calcext:value-type="float">
            <text:p>4522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9.828788" calcext:value-type="float">
            <text:p>-149.828788</text:p>
          </table:table-cell>
          <table:table-cell office:value-type="float" office:value="-149.509" calcext:value-type="float">
            <text:p>-149.509</text:p>
          </table:table-cell>
          <table:table-cell office:value-type="float" office:value="-149.828788" calcext:value-type="float">
            <text:p>-149.828788</text:p>
          </table:table-cell>
          <table:table-cell office:value-type="float" office:value="-149.509" calcext:value-type="float">
            <text:p>-149.509</text:p>
          </table:table-cell>
          <table:table-cell office:value-type="float" office:value="-150.313186" calcext:value-type="float">
            <text:p>-150.313186</text:p>
          </table:table-cell>
          <table:table-cell office:value-type="float" office:value="2.114037" calcext:value-type="float">
            <text:p>2.114037</text:p>
          </table:table-cell>
          <table:table-cell/>
          <table:table-cell office:value-type="float" office:value="2.123593" calcext:value-type="float">
            <text:p>2.123593</text:p>
          </table:table-cell>
          <table:table-cell office:value-type="float" office:value="6.566153" calcext:value-type="float">
            <text:p>6.566153</text:p>
          </table:table-cell>
          <table:table-cell/>
          <table:table-cell office:value-type="float" office:value="6.510314" calcext:value-type="float">
            <text:p>6.510314</text:p>
          </table:table-cell>
          <table:table-cell office:value-type="float" office:value="13.250085" calcext:value-type="float">
            <text:p>13.250085</text:p>
          </table:table-cell>
          <table:table-cell office:value-type="float" office:value="83717" calcext:value-type="float">
            <text:p>83717</text:p>
          </table:table-cell>
          <table:table-cell office:value-type="float" office:value="1.979937" calcext:value-type="float">
            <text:p>1.979937</text:p>
          </table:table-cell>
        </table:table-row>
        <table:table-row table:style-name="ro1">
          <table:table-cell office:value-type="float" office:value="452285" calcext:value-type="float">
            <text:p>4522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49.828788" calcext:value-type="float">
            <text:p>-149.828788</text:p>
          </table:table-cell>
          <table:table-cell office:value-type="float" office:value="-147.505" calcext:value-type="float">
            <text:p>-147.505</text:p>
          </table:table-cell>
          <table:table-cell office:value-type="float" office:value="-149.828788" calcext:value-type="float">
            <text:p>-149.828788</text:p>
          </table:table-cell>
          <table:table-cell office:value-type="float" office:value="-147.505" calcext:value-type="float">
            <text:p>-147.505</text:p>
          </table:table-cell>
          <table:table-cell office:value-type="float" office:value="-150.317354" calcext:value-type="float">
            <text:p>-150.317354</text:p>
          </table:table-cell>
          <table:table-cell office:value-type="float" office:value="2.130653" calcext:value-type="float">
            <text:p>2.130653</text:p>
          </table:table-cell>
          <table:table-cell/>
          <table:table-cell office:value-type="float" office:value="2.1188" calcext:value-type="float">
            <text:p>2.1188</text:p>
          </table:table-cell>
          <table:table-cell office:value-type="float" office:value="6.477808" calcext:value-type="float">
            <text:p>6.477808</text:p>
          </table:table-cell>
          <table:table-cell/>
          <table:table-cell office:value-type="float" office:value="6.538478" calcext:value-type="float">
            <text:p>6.538478</text:p>
          </table:table-cell>
          <table:table-cell office:value-type="float" office:value="18.557823" calcext:value-type="float">
            <text:p>18.557823</text:p>
          </table:table-cell>
          <table:table-cell office:value-type="float" office:value="83717" calcext:value-type="float">
            <text:p>83717</text:p>
          </table:table-cell>
          <table:table-cell office:value-type="float" office:value="2.257317" calcext:value-type="float">
            <text:p>2.257317</text:p>
          </table:table-cell>
        </table:table-row>
        <table:table-row table:style-name="ro1">
          <table:table-cell office:value-type="float" office:value="452303" calcext:value-type="float">
            <text:p>4523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50.710919" calcext:value-type="float">
            <text:p>-150.710919</text:p>
          </table:table-cell>
          <table:table-cell table:number-columns-repeated="2"/>
          <table:table-cell office:value-type="float" office:value="2.124028" calcext:value-type="float">
            <text:p>2.124028</text:p>
          </table:table-cell>
          <table:table-cell table:number-columns-repeated="2"/>
          <table:table-cell office:value-type="float" office:value="6.508397" calcext:value-type="float">
            <text:p>6.508397</text:p>
          </table:table-cell>
          <table:table-cell table:number-columns-repeated="3"/>
        </table:table-row>
        <table:table-row table:style-name="ro1">
          <table:table-cell office:value-type="float" office:value="452324" calcext:value-type="float">
            <text:p>4523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0.317354" calcext:value-type="float">
            <text:p>-150.317354</text:p>
          </table:table-cell>
          <table:table-cell office:value-type="float" office:value="-150.293" calcext:value-type="float">
            <text:p>-150.293</text:p>
          </table:table-cell>
          <table:table-cell office:value-type="float" office:value="-150.317354" calcext:value-type="float">
            <text:p>-150.317354</text:p>
          </table:table-cell>
          <table:table-cell office:value-type="float" office:value="-150.293" calcext:value-type="float">
            <text:p>-150.293</text:p>
          </table:table-cell>
          <table:table-cell office:value-type="float" office:value="-151.120159" calcext:value-type="float">
            <text:p>-151.120159</text:p>
          </table:table-cell>
          <table:table-cell office:value-type="float" office:value="2.111962" calcext:value-type="float">
            <text:p>2.111962</text:p>
          </table:table-cell>
          <table:table-cell/>
          <table:table-cell office:value-type="float" office:value="2.124313" calcext:value-type="float">
            <text:p>2.124313</text:p>
          </table:table-cell>
          <table:table-cell office:value-type="float" office:value="6.576761" calcext:value-type="float">
            <text:p>6.576761</text:p>
          </table:table-cell>
          <table:table-cell/>
          <table:table-cell office:value-type="float" office:value="6.508318" calcext:value-type="float">
            <text:p>6.508318</text:p>
          </table:table-cell>
          <table:table-cell office:value-type="float" office:value="12.904593" calcext:value-type="float">
            <text:p>12.904593</text:p>
          </table:table-cell>
          <table:table-cell office:value-type="float" office:value="83719" calcext:value-type="float">
            <text:p>83719</text:p>
          </table:table-cell>
          <table:table-cell office:value-type="float" office:value="1.984155" calcext:value-type="float">
            <text:p>1.984155</text:p>
          </table:table-cell>
        </table:table-row>
        <table:table-row table:style-name="ro1">
          <table:table-cell office:value-type="float" office:value="452325" calcext:value-type="float">
            <text:p>4523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0.317354" calcext:value-type="float">
            <text:p>-150.317354</text:p>
          </table:table-cell>
          <table:table-cell office:value-type="float" office:value="-148.258" calcext:value-type="float">
            <text:p>-148.258</text:p>
          </table:table-cell>
          <table:table-cell office:value-type="float" office:value="-150.317354" calcext:value-type="float">
            <text:p>-150.317354</text:p>
          </table:table-cell>
          <table:table-cell office:value-type="float" office:value="-148.258" calcext:value-type="float">
            <text:p>-148.258</text:p>
          </table:table-cell>
          <table:table-cell office:value-type="float" office:value="-151.125822" calcext:value-type="float">
            <text:p>-151.125822</text:p>
          </table:table-cell>
          <table:table-cell office:value-type="float" office:value="2.122558" calcext:value-type="float">
            <text:p>2.122558</text:p>
          </table:table-cell>
          <table:table-cell/>
          <table:table-cell office:value-type="float" office:value="2.118046" calcext:value-type="float">
            <text:p>2.118046</text:p>
          </table:table-cell>
          <table:table-cell office:value-type="float" office:value="6.485433" calcext:value-type="float">
            <text:p>6.485433</text:p>
          </table:table-cell>
          <table:table-cell/>
          <table:table-cell office:value-type="float" office:value="6.542633" calcext:value-type="float">
            <text:p>6.542633</text:p>
          </table:table-cell>
          <table:table-cell office:value-type="float" office:value="18.160493" calcext:value-type="float">
            <text:p>18.160493</text:p>
          </table:table-cell>
          <table:table-cell office:value-type="float" office:value="83719" calcext:value-type="float">
            <text:p>83719</text:p>
          </table:table-cell>
          <table:table-cell office:value-type="float" office:value="2.257407" calcext:value-type="float">
            <text:p>2.257407</text:p>
          </table:table-cell>
        </table:table-row>
        <table:table-row table:style-name="ro1">
          <table:table-cell office:value-type="float" office:value="452343" calcext:value-type="float">
            <text:p>4523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51.511383" calcext:value-type="float">
            <text:p>-151.511383</text:p>
          </table:table-cell>
          <table:table-cell table:number-columns-repeated="2"/>
          <table:table-cell office:value-type="float" office:value="2.119899" calcext:value-type="float">
            <text:p>2.119899</text:p>
          </table:table-cell>
          <table:table-cell table:number-columns-repeated="2"/>
          <table:table-cell office:value-type="float" office:value="6.514121" calcext:value-type="float">
            <text:p>6.514121</text:p>
          </table:table-cell>
          <table:table-cell table:number-columns-repeated="3"/>
        </table:table-row>
        <table:table-row table:style-name="ro1">
          <table:table-cell office:value-type="float" office:value="452363" calcext:value-type="float">
            <text:p>452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1.125822" calcext:value-type="float">
            <text:p>-151.125822</text:p>
          </table:table-cell>
          <table:table-cell office:value-type="float" office:value="-150.631" calcext:value-type="float">
            <text:p>-150.631</text:p>
          </table:table-cell>
          <table:table-cell office:value-type="float" office:value="-151.125822" calcext:value-type="float">
            <text:p>-151.125822</text:p>
          </table:table-cell>
          <table:table-cell office:value-type="float" office:value="-150.631" calcext:value-type="float">
            <text:p>-150.631</text:p>
          </table:table-cell>
          <table:table-cell office:value-type="float" office:value="-151.895904" calcext:value-type="float">
            <text:p>-151.895904</text:p>
          </table:table-cell>
          <table:table-cell office:value-type="float" office:value="2.118906" calcext:value-type="float">
            <text:p>2.118906</text:p>
          </table:table-cell>
          <table:table-cell/>
          <table:table-cell office:value-type="float" office:value="2.119893" calcext:value-type="float">
            <text:p>2.119893</text:p>
          </table:table-cell>
          <table:table-cell office:value-type="float" office:value="6.559667" calcext:value-type="float">
            <text:p>6.559667</text:p>
          </table:table-cell>
          <table:table-cell/>
          <table:table-cell office:value-type="float" office:value="6.514124" calcext:value-type="float">
            <text:p>6.514124</text:p>
          </table:table-cell>
          <table:table-cell office:value-type="float" office:value="13.508108" calcext:value-type="float">
            <text:p>13.508108</text:p>
          </table:table-cell>
          <table:table-cell office:value-type="float" office:value="83720" calcext:value-type="float">
            <text:p>83720</text:p>
          </table:table-cell>
          <table:table-cell office:value-type="float" office:value="1.983902" calcext:value-type="float">
            <text:p>1.983902</text:p>
          </table:table-cell>
        </table:table-row>
        <table:table-row table:style-name="ro1">
          <table:table-cell office:value-type="float" office:value="452364" calcext:value-type="float">
            <text:p>4523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1.125822" calcext:value-type="float">
            <text:p>-151.125822</text:p>
          </table:table-cell>
          <table:table-cell office:value-type="float" office:value="-148.624" calcext:value-type="float">
            <text:p>-148.624</text:p>
          </table:table-cell>
          <table:table-cell office:value-type="float" office:value="-151.125822" calcext:value-type="float">
            <text:p>-151.125822</text:p>
          </table:table-cell>
          <table:table-cell office:value-type="float" office:value="-148.624" calcext:value-type="float">
            <text:p>-148.624</text:p>
          </table:table-cell>
          <table:table-cell office:value-type="float" office:value="-151.898527" calcext:value-type="float">
            <text:p>-151.898527</text:p>
          </table:table-cell>
          <table:table-cell office:value-type="float" office:value="2.13496" calcext:value-type="float">
            <text:p>2.13496</text:p>
          </table:table-cell>
          <table:table-cell/>
          <table:table-cell office:value-type="float" office:value="2.119408" calcext:value-type="float">
            <text:p>2.119408</text:p>
          </table:table-cell>
          <table:table-cell office:value-type="float" office:value="6.470366" calcext:value-type="float">
            <text:p>6.470366</text:p>
          </table:table-cell>
          <table:table-cell/>
          <table:table-cell office:value-type="float" office:value="6.536885" calcext:value-type="float">
            <text:p>6.536885</text:p>
          </table:table-cell>
          <table:table-cell office:value-type="float" office:value="18.85631" calcext:value-type="float">
            <text:p>18.85631</text:p>
          </table:table-cell>
          <table:table-cell office:value-type="float" office:value="83720" calcext:value-type="float">
            <text:p>83720</text:p>
          </table:table-cell>
          <table:table-cell office:value-type="float" office:value="2.260356" calcext:value-type="float">
            <text:p>2.260356</text:p>
          </table:table-cell>
        </table:table-row>
        <table:table-row table:style-name="ro1">
          <table:table-cell office:value-type="float" office:value="452403" calcext:value-type="float">
            <text:p>452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1.898527" calcext:value-type="float">
            <text:p>-151.898527</text:p>
          </table:table-cell>
          <table:table-cell office:value-type="float" office:value="-151.374" calcext:value-type="float">
            <text:p>-151.374</text:p>
          </table:table-cell>
          <table:table-cell office:value-type="float" office:value="-151.898527" calcext:value-type="float">
            <text:p>-151.898527</text:p>
          </table:table-cell>
          <table:table-cell office:value-type="float" office:value="-151.374" calcext:value-type="float">
            <text:p>-151.374</text:p>
          </table:table-cell>
          <table:table-cell office:value-type="float" office:value="-152.648366" calcext:value-type="float">
            <text:p>-152.648366</text:p>
          </table:table-cell>
          <table:table-cell office:value-type="float" office:value="2.117998" calcext:value-type="float">
            <text:p>2.117998</text:p>
          </table:table-cell>
          <table:table-cell/>
          <table:table-cell office:value-type="float" office:value="2.126685" calcext:value-type="float">
            <text:p>2.126685</text:p>
          </table:table-cell>
          <table:table-cell office:value-type="float" office:value="6.557373" calcext:value-type="float">
            <text:p>6.557373</text:p>
          </table:table-cell>
          <table:table-cell/>
          <table:table-cell office:value-type="float" office:value="6.503503" calcext:value-type="float">
            <text:p>6.503503</text:p>
          </table:table-cell>
          <table:table-cell office:value-type="float" office:value="13.545028" calcext:value-type="float">
            <text:p>13.545028</text:p>
          </table:table-cell>
          <table:table-cell office:value-type="float" office:value="83722" calcext:value-type="float">
            <text:p>83722</text:p>
          </table:table-cell>
          <table:table-cell office:value-type="float" office:value="1.983745" calcext:value-type="float">
            <text:p>1.983745</text:p>
          </table:table-cell>
        </table:table-row>
        <table:table-row table:style-name="ro1">
          <table:table-cell office:value-type="float" office:value="452405" calcext:value-type="float">
            <text:p>4524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1.898527" calcext:value-type="float">
            <text:p>-151.898527</text:p>
          </table:table-cell>
          <table:table-cell office:value-type="float" office:value="-149.453" calcext:value-type="float">
            <text:p>-149.453</text:p>
          </table:table-cell>
          <table:table-cell office:value-type="float" office:value="-151.898527" calcext:value-type="float">
            <text:p>-151.898527</text:p>
          </table:table-cell>
          <table:table-cell office:value-type="float" office:value="-149.453" calcext:value-type="float">
            <text:p>-149.453</text:p>
          </table:table-cell>
          <table:table-cell office:value-type="float" office:value="-152.650319" calcext:value-type="float">
            <text:p>-152.650319</text:p>
          </table:table-cell>
          <table:table-cell office:value-type="float" office:value="2.135834" calcext:value-type="float">
            <text:p>2.135834</text:p>
          </table:table-cell>
          <table:table-cell/>
          <table:table-cell office:value-type="float" office:value="2.122295" calcext:value-type="float">
            <text:p>2.122295</text:p>
          </table:table-cell>
          <table:table-cell office:value-type="float" office:value="6.471097" calcext:value-type="float">
            <text:p>6.471097</text:p>
          </table:table-cell>
          <table:table-cell/>
          <table:table-cell office:value-type="float" office:value="6.53044" calcext:value-type="float">
            <text:p>6.53044</text:p>
          </table:table-cell>
          <table:table-cell office:value-type="float" office:value="18.809322" calcext:value-type="float">
            <text:p>18.809322</text:p>
          </table:table-cell>
          <table:table-cell office:value-type="float" office:value="83722" calcext:value-type="float">
            <text:p>83722</text:p>
          </table:table-cell>
          <table:table-cell office:value-type="float" office:value="2.264165" calcext:value-type="float">
            <text:p>2.264165</text:p>
          </table:table-cell>
        </table:table-row>
        <table:table-row table:style-name="ro1">
          <table:table-cell office:value-type="float" office:value="452423" calcext:value-type="float">
            <text:p>4524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2.650319" calcext:value-type="float">
            <text:p>-152.650319</text:p>
          </table:table-cell>
          <table:table-cell office:value-type="float" office:value="-152.218" calcext:value-type="float">
            <text:p>-152.218</text:p>
          </table:table-cell>
          <table:table-cell office:value-type="float" office:value="-152.650319" calcext:value-type="float">
            <text:p>-152.650319</text:p>
          </table:table-cell>
          <table:table-cell office:value-type="float" office:value="-152.218" calcext:value-type="float">
            <text:p>-152.218</text:p>
          </table:table-cell>
          <table:table-cell office:value-type="float" office:value="-153.02426" calcext:value-type="float">
            <text:p>-153.02426</text:p>
          </table:table-cell>
          <table:table-cell office:value-type="float" office:value="2.120478" calcext:value-type="float">
            <text:p>2.120478</text:p>
          </table:table-cell>
          <table:table-cell/>
          <table:table-cell office:value-type="float" office:value="2.128675" calcext:value-type="float">
            <text:p>2.128675</text:p>
          </table:table-cell>
          <table:table-cell office:value-type="float" office:value="6.55498" calcext:value-type="float">
            <text:p>6.55498</text:p>
          </table:table-cell>
          <table:table-cell/>
          <table:table-cell office:value-type="float" office:value="6.500965" calcext:value-type="float">
            <text:p>6.500965</text:p>
          </table:table-cell>
          <table:table-cell office:value-type="float" office:value="13.44979" calcext:value-type="float">
            <text:p>13.44979</text:p>
          </table:table-cell>
          <table:table-cell office:value-type="float" office:value="83724" calcext:value-type="float">
            <text:p>83724</text:p>
          </table:table-cell>
          <table:table-cell office:value-type="float" office:value="1.986553" calcext:value-type="float">
            <text:p>1.986553</text:p>
          </table:table-cell>
        </table:table-row>
        <table:table-row table:style-name="ro1">
          <table:table-cell office:value-type="float" office:value="452425" calcext:value-type="float">
            <text:p>4524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2.650319" calcext:value-type="float">
            <text:p>-152.650319</text:p>
          </table:table-cell>
          <table:table-cell office:value-type="float" office:value="-150.106" calcext:value-type="float">
            <text:p>-150.106</text:p>
          </table:table-cell>
          <table:table-cell office:value-type="float" office:value="-152.650319" calcext:value-type="float">
            <text:p>-152.650319</text:p>
          </table:table-cell>
          <table:table-cell office:value-type="float" office:value="-150.106" calcext:value-type="float">
            <text:p>-150.106</text:p>
          </table:table-cell>
          <table:table-cell office:value-type="float" office:value="-153.027871" calcext:value-type="float">
            <text:p>-153.027871</text:p>
          </table:table-cell>
          <table:table-cell office:value-type="float" office:value="2.135494" calcext:value-type="float">
            <text:p>2.135494</text:p>
          </table:table-cell>
          <table:table-cell/>
          <table:table-cell office:value-type="float" office:value="2.124541" calcext:value-type="float">
            <text:p>2.124541</text:p>
          </table:table-cell>
          <table:table-cell office:value-type="float" office:value="6.46944" calcext:value-type="float">
            <text:p>6.46944</text:p>
          </table:table-cell>
          <table:table-cell/>
          <table:table-cell office:value-type="float" office:value="6.528072" calcext:value-type="float">
            <text:p>6.528072</text:p>
          </table:table-cell>
          <table:table-cell office:value-type="float" office:value="18.972335" calcext:value-type="float">
            <text:p>18.972335</text:p>
          </table:table-cell>
          <table:table-cell office:value-type="float" office:value="83724" calcext:value-type="float">
            <text:p>83724</text:p>
          </table:table-cell>
          <table:table-cell office:value-type="float" office:value="2.265531" calcext:value-type="float">
            <text:p>2.265531</text:p>
          </table:table-cell>
        </table:table-row>
        <table:table-row table:style-name="ro1">
          <table:table-cell office:value-type="float" office:value="452443" calcext:value-type="float">
            <text:p>4524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53.41212" calcext:value-type="float">
            <text:p>-153.41212</text:p>
          </table:table-cell>
          <table:table-cell table:number-columns-repeated="2"/>
          <table:table-cell office:value-type="float" office:value="2.129558" calcext:value-type="float">
            <text:p>2.129558</text:p>
          </table:table-cell>
          <table:table-cell table:number-columns-repeated="2"/>
          <table:table-cell office:value-type="float" office:value="6.498782" calcext:value-type="float">
            <text:p>6.498782</text:p>
          </table:table-cell>
          <table:table-cell table:number-columns-repeated="3"/>
        </table:table-row>
        <table:table-row table:style-name="ro1">
          <table:table-cell office:value-type="float" office:value="452463" calcext:value-type="float">
            <text:p>452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3.027871" calcext:value-type="float">
            <text:p>-153.027871</text:p>
          </table:table-cell>
          <table:table-cell office:value-type="float" office:value="-152.953" calcext:value-type="float">
            <text:p>-152.953</text:p>
          </table:table-cell>
          <table:table-cell office:value-type="float" office:value="-153.027871" calcext:value-type="float">
            <text:p>-153.027871</text:p>
          </table:table-cell>
          <table:table-cell office:value-type="float" office:value="-152.953" calcext:value-type="float">
            <text:p>-152.953</text:p>
          </table:table-cell>
          <table:table-cell office:value-type="float" office:value="-153.813121" calcext:value-type="float">
            <text:p>-153.813121</text:p>
          </table:table-cell>
          <table:table-cell office:value-type="float" office:value="2.116659" calcext:value-type="float">
            <text:p>2.116659</text:p>
          </table:table-cell>
          <table:table-cell/>
          <table:table-cell office:value-type="float" office:value="2.129646" calcext:value-type="float">
            <text:p>2.129646</text:p>
          </table:table-cell>
          <table:table-cell office:value-type="float" office:value="6.566787" calcext:value-type="float">
            <text:p>6.566787</text:p>
          </table:table-cell>
          <table:table-cell/>
          <table:table-cell office:value-type="float" office:value="6.499073" calcext:value-type="float">
            <text:p>6.499073</text:p>
          </table:table-cell>
          <table:table-cell office:value-type="float" office:value="13.014743" calcext:value-type="float">
            <text:p>13.014743</text:p>
          </table:table-cell>
          <table:table-cell office:value-type="float" office:value="83726" calcext:value-type="float">
            <text:p>83726</text:p>
          </table:table-cell>
          <table:table-cell office:value-type="float" office:value="1.989753" calcext:value-type="float">
            <text:p>1.989753</text:p>
          </table:table-cell>
        </table:table-row>
        <table:table-row table:style-name="ro1">
          <table:table-cell office:value-type="float" office:value="452465" calcext:value-type="float">
            <text:p>4524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3.027871" calcext:value-type="float">
            <text:p>-153.027871</text:p>
          </table:table-cell>
          <table:table-cell office:value-type="float" office:value="-150.979" calcext:value-type="float">
            <text:p>-150.979</text:p>
          </table:table-cell>
          <table:table-cell office:value-type="float" office:value="-153.027871" calcext:value-type="float">
            <text:p>-153.027871</text:p>
          </table:table-cell>
          <table:table-cell office:value-type="float" office:value="-150.979" calcext:value-type="float">
            <text:p>-150.979</text:p>
          </table:table-cell>
          <table:table-cell office:value-type="float" office:value="-153.816147" calcext:value-type="float">
            <text:p>-153.816147</text:p>
          </table:table-cell>
          <table:table-cell office:value-type="float" office:value="2.126892" calcext:value-type="float">
            <text:p>2.126892</text:p>
          </table:table-cell>
          <table:table-cell/>
          <table:table-cell office:value-type="float" office:value="2.12316" calcext:value-type="float">
            <text:p>2.12316</text:p>
          </table:table-cell>
          <table:table-cell office:value-type="float" office:value="6.479945" calcext:value-type="float">
            <text:p>6.479945</text:p>
          </table:table-cell>
          <table:table-cell/>
          <table:table-cell office:value-type="float" office:value="6.533161" calcext:value-type="float">
            <text:p>6.533161</text:p>
          </table:table-cell>
          <table:table-cell office:value-type="float" office:value="18.235687" calcext:value-type="float">
            <text:p>18.235687</text:p>
          </table:table-cell>
          <table:table-cell office:value-type="float" office:value="83726" calcext:value-type="float">
            <text:p>83726</text:p>
          </table:table-cell>
          <table:table-cell office:value-type="float" office:value="2.266846" calcext:value-type="float">
            <text:p>2.266846</text:p>
          </table:table-cell>
        </table:table-row>
        <table:table-row table:style-name="ro1">
          <table:table-cell office:value-type="float" office:value="452483" calcext:value-type="float">
            <text:p>4524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54.203362" calcext:value-type="float">
            <text:p>-154.203362</text:p>
          </table:table-cell>
          <table:table-cell table:number-columns-repeated="2"/>
          <table:table-cell office:value-type="float" office:value="2.124582" calcext:value-type="float">
            <text:p>2.124582</text:p>
          </table:table-cell>
          <table:table-cell table:number-columns-repeated="2"/>
          <table:table-cell office:value-type="float" office:value="6.506486" calcext:value-type="float">
            <text:p>6.506486</text:p>
          </table:table-cell>
          <table:table-cell table:number-columns-repeated="3"/>
        </table:table-row>
        <table:table-row table:style-name="ro1">
          <table:table-cell office:value-type="float" office:value="452503" calcext:value-type="float">
            <text:p>452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3.816147" calcext:value-type="float">
            <text:p>-153.816147</text:p>
          </table:table-cell>
          <table:table-cell office:value-type="float" office:value="-153.348" calcext:value-type="float">
            <text:p>-153.348</text:p>
          </table:table-cell>
          <table:table-cell office:value-type="float" office:value="-153.816147" calcext:value-type="float">
            <text:p>-153.816147</text:p>
          </table:table-cell>
          <table:table-cell office:value-type="float" office:value="-153.348" calcext:value-type="float">
            <text:p>-153.348</text:p>
          </table:table-cell>
          <table:table-cell office:value-type="float" office:value="-154.626336" calcext:value-type="float">
            <text:p>-154.626336</text:p>
          </table:table-cell>
          <table:table-cell office:value-type="float" office:value="2.123748" calcext:value-type="float">
            <text:p>2.123748</text:p>
          </table:table-cell>
          <table:table-cell/>
          <table:table-cell office:value-type="float" office:value="2.12496" calcext:value-type="float">
            <text:p>2.12496</text:p>
          </table:table-cell>
          <table:table-cell office:value-type="float" office:value="6.550722" calcext:value-type="float">
            <text:p>6.550722</text:p>
          </table:table-cell>
          <table:table-cell/>
          <table:table-cell office:value-type="float" office:value="6.506676" calcext:value-type="float">
            <text:p>6.506676</text:p>
          </table:table-cell>
          <table:table-cell office:value-type="float" office:value="13.527176" calcext:value-type="float">
            <text:p>13.527176</text:p>
          </table:table-cell>
          <table:table-cell office:value-type="float" office:value="83727" calcext:value-type="float">
            <text:p>83727</text:p>
          </table:table-cell>
          <table:table-cell office:value-type="float" office:value="1.990278" calcext:value-type="float">
            <text:p>1.990278</text:p>
          </table:table-cell>
        </table:table-row>
        <table:table-row table:style-name="ro1">
          <table:table-cell office:value-type="float" office:value="452505" calcext:value-type="float">
            <text:p>4525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3.816147" calcext:value-type="float">
            <text:p>-153.816147</text:p>
          </table:table-cell>
          <table:table-cell office:value-type="float" office:value="-151.32" calcext:value-type="float">
            <text:p>-151.32</text:p>
          </table:table-cell>
          <table:table-cell office:value-type="float" office:value="-153.816147" calcext:value-type="float">
            <text:p>-153.816147</text:p>
          </table:table-cell>
          <table:table-cell office:value-type="float" office:value="-151.32" calcext:value-type="float">
            <text:p>-151.32</text:p>
          </table:table-cell>
          <table:table-cell office:value-type="float" office:value="-154.629462" calcext:value-type="float">
            <text:p>-154.629462</text:p>
          </table:table-cell>
          <table:table-cell office:value-type="float" office:value="2.138281" calcext:value-type="float">
            <text:p>2.138281</text:p>
          </table:table-cell>
          <table:table-cell/>
          <table:table-cell office:value-type="float" office:value="2.12449" calcext:value-type="float">
            <text:p>2.12449</text:p>
          </table:table-cell>
          <table:table-cell office:value-type="float" office:value="6.462574" calcext:value-type="float">
            <text:p>6.462574</text:p>
          </table:table-cell>
          <table:table-cell/>
          <table:table-cell office:value-type="float" office:value="6.528799" calcext:value-type="float">
            <text:p>6.528799</text:p>
          </table:table-cell>
          <table:table-cell office:value-type="float" office:value="18.920778" calcext:value-type="float">
            <text:p>18.920778</text:p>
          </table:table-cell>
          <table:table-cell office:value-type="float" office:value="83727" calcext:value-type="float">
            <text:p>83727</text:p>
          </table:table-cell>
          <table:table-cell office:value-type="float" office:value="2.267661" calcext:value-type="float">
            <text:p>2.267661</text:p>
          </table:table-cell>
        </table:table-row>
        <table:table-row table:style-name="ro1">
          <table:table-cell office:value-type="float" office:value="452543" calcext:value-type="float">
            <text:p>452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4.629462" calcext:value-type="float">
            <text:p>-154.629462</text:p>
          </table:table-cell>
          <table:table-cell office:value-type="float" office:value="-154.03" calcext:value-type="float">
            <text:p>-154.03</text:p>
          </table:table-cell>
          <table:table-cell office:value-type="float" office:value="-154.629462" calcext:value-type="float">
            <text:p>-154.629462</text:p>
          </table:table-cell>
          <table:table-cell office:value-type="float" office:value="-154.03" calcext:value-type="float">
            <text:p>-154.03</text:p>
          </table:table-cell>
          <table:table-cell office:value-type="float" office:value="-155.497607" calcext:value-type="float">
            <text:p>-155.497607</text:p>
          </table:table-cell>
          <table:table-cell office:value-type="float" office:value="2.127" calcext:value-type="float">
            <text:p>2.127</text:p>
          </table:table-cell>
          <table:table-cell/>
          <table:table-cell office:value-type="float" office:value="2.130741" calcext:value-type="float">
            <text:p>2.130741</text:p>
          </table:table-cell>
          <table:table-cell office:value-type="float" office:value="6.548563" calcext:value-type="float">
            <text:p>6.548563</text:p>
          </table:table-cell>
          <table:table-cell/>
          <table:table-cell office:value-type="float" office:value="6.49579" calcext:value-type="float">
            <text:p>6.49579</text:p>
          </table:table-cell>
          <table:table-cell office:value-type="float" office:value="13.730241" calcext:value-type="float">
            <text:p>13.730241</text:p>
          </table:table-cell>
          <table:table-cell office:value-type="float" office:value="83729" calcext:value-type="float">
            <text:p>83729</text:p>
          </table:table-cell>
          <table:table-cell office:value-type="float" office:value="1.994214" calcext:value-type="float">
            <text:p>1.994214</text:p>
          </table:table-cell>
        </table:table-row>
        <table:table-row table:style-name="ro1">
          <table:table-cell office:value-type="float" office:value="452545" calcext:value-type="float">
            <text:p>4525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4.629462" calcext:value-type="float">
            <text:p>-154.629462</text:p>
          </table:table-cell>
          <table:table-cell office:value-type="float" office:value="-151.978" calcext:value-type="float">
            <text:p>-151.978</text:p>
          </table:table-cell>
          <table:table-cell office:value-type="float" office:value="-154.629462" calcext:value-type="float">
            <text:p>-154.629462</text:p>
          </table:table-cell>
          <table:table-cell office:value-type="float" office:value="-151.978" calcext:value-type="float">
            <text:p>-151.978</text:p>
          </table:table-cell>
          <table:table-cell office:value-type="float" office:value="-155.499723" calcext:value-type="float">
            <text:p>-155.499723</text:p>
          </table:table-cell>
          <table:table-cell office:value-type="float" office:value="2.139241" calcext:value-type="float">
            <text:p>2.139241</text:p>
          </table:table-cell>
          <table:table-cell/>
          <table:table-cell office:value-type="float" office:value="2.128835" calcext:value-type="float">
            <text:p>2.128835</text:p>
          </table:table-cell>
          <table:table-cell office:value-type="float" office:value="6.461486" calcext:value-type="float">
            <text:p>6.461486</text:p>
          </table:table-cell>
          <table:table-cell/>
          <table:table-cell office:value-type="float" office:value="6.522219" calcext:value-type="float">
            <text:p>6.522219</text:p>
          </table:table-cell>
          <table:table-cell office:value-type="float" office:value="19.187656" calcext:value-type="float">
            <text:p>19.187656</text:p>
          </table:table-cell>
          <table:table-cell office:value-type="float" office:value="83729" calcext:value-type="float">
            <text:p>83729</text:p>
          </table:table-cell>
          <table:table-cell office:value-type="float" office:value="2.270794" calcext:value-type="float">
            <text:p>2.270794</text:p>
          </table:table-cell>
        </table:table-row>
        <table:table-row table:style-name="ro1">
          <table:table-cell office:value-type="float" office:value="452563" calcext:value-type="float">
            <text:p>452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5.499723" calcext:value-type="float">
            <text:p>-155.499723</text:p>
          </table:table-cell>
          <table:table-cell office:value-type="float" office:value="-154.76" calcext:value-type="float">
            <text:p>-154.76</text:p>
          </table:table-cell>
          <table:table-cell office:value-type="float" office:value="-155.499723" calcext:value-type="float">
            <text:p>-155.499723</text:p>
          </table:table-cell>
          <table:table-cell office:value-type="float" office:value="-154.76" calcext:value-type="float">
            <text:p>-154.76</text:p>
          </table:table-cell>
          <table:table-cell office:value-type="float" office:value="-155.93324" calcext:value-type="float">
            <text:p>-155.93324</text:p>
          </table:table-cell>
          <table:table-cell office:value-type="float" office:value="2.126998" calcext:value-type="float">
            <text:p>2.126998</text:p>
          </table:table-cell>
          <table:table-cell/>
          <table:table-cell office:value-type="float" office:value="2.133634" calcext:value-type="float">
            <text:p>2.133634</text:p>
          </table:table-cell>
          <table:table-cell office:value-type="float" office:value="6.542246" calcext:value-type="float">
            <text:p>6.542246</text:p>
          </table:table-cell>
          <table:table-cell/>
          <table:table-cell office:value-type="float" office:value="6.492102" calcext:value-type="float">
            <text:p>6.492102</text:p>
          </table:table-cell>
          <table:table-cell office:value-type="float" office:value="13.906163" calcext:value-type="float">
            <text:p>13.906163</text:p>
          </table:table-cell>
          <table:table-cell office:value-type="float" office:value="83731" calcext:value-type="float">
            <text:p>83731</text:p>
          </table:table-cell>
          <table:table-cell office:value-type="float" office:value="1.993543" calcext:value-type="float">
            <text:p>1.993543</text:p>
          </table:table-cell>
        </table:table-row>
        <table:table-row table:style-name="ro1">
          <table:table-cell office:value-type="float" office:value="452565" calcext:value-type="float">
            <text:p>45256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5.499723" calcext:value-type="float">
            <text:p>-155.499723</text:p>
          </table:table-cell>
          <table:table-cell office:value-type="float" office:value="-152.689" calcext:value-type="float">
            <text:p>-152.689</text:p>
          </table:table-cell>
          <table:table-cell office:value-type="float" office:value="-155.499723" calcext:value-type="float">
            <text:p>-155.499723</text:p>
          </table:table-cell>
          <table:table-cell office:value-type="float" office:value="-152.689" calcext:value-type="float">
            <text:p>-152.689</text:p>
          </table:table-cell>
          <table:table-cell office:value-type="float" office:value="-155.934041" calcext:value-type="float">
            <text:p>-155.934041</text:p>
          </table:table-cell>
          <table:table-cell office:value-type="float" office:value="2.13977" calcext:value-type="float">
            <text:p>2.13977</text:p>
          </table:table-cell>
          <table:table-cell/>
          <table:table-cell office:value-type="float" office:value="2.130238" calcext:value-type="float">
            <text:p>2.130238</text:p>
          </table:table-cell>
          <table:table-cell office:value-type="float" office:value="6.457443" calcext:value-type="float">
            <text:p>6.457443</text:p>
          </table:table-cell>
          <table:table-cell/>
          <table:table-cell office:value-type="float" office:value="6.517358" calcext:value-type="float">
            <text:p>6.517358</text:p>
          </table:table-cell>
          <table:table-cell office:value-type="float" office:value="19.441874" calcext:value-type="float">
            <text:p>19.441874</text:p>
          </table:table-cell>
          <table:table-cell office:value-type="float" office:value="83731" calcext:value-type="float">
            <text:p>83731</text:p>
          </table:table-cell>
          <table:table-cell office:value-type="float" office:value="2.272031" calcext:value-type="float">
            <text:p>2.272031</text:p>
          </table:table-cell>
        </table:table-row>
        <table:table-row table:style-name="ro1">
          <table:table-cell office:value-type="float" office:value="452583" calcext:value-type="float">
            <text:p>4525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56.369454" calcext:value-type="float">
            <text:p>-156.369454</text:p>
          </table:table-cell>
          <table:table-cell table:number-columns-repeated="2"/>
          <table:table-cell office:value-type="float" office:value="2.134698" calcext:value-type="float">
            <text:p>2.134698</text:p>
          </table:table-cell>
          <table:table-cell table:number-columns-repeated="2"/>
          <table:table-cell office:value-type="float" office:value="6.487403" calcext:value-type="float">
            <text:p>6.487403</text:p>
          </table:table-cell>
          <table:table-cell table:number-columns-repeated="3"/>
        </table:table-row>
        <table:table-row table:style-name="ro1">
          <table:table-cell office:value-type="float" office:value="452604" calcext:value-type="float">
            <text:p>4526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5.934041" calcext:value-type="float">
            <text:p>-155.934041</text:p>
          </table:table-cell>
          <table:table-cell office:value-type="float" office:value="-155.234" calcext:value-type="float">
            <text:p>-155.234</text:p>
          </table:table-cell>
          <table:table-cell office:value-type="float" office:value="-155.934041" calcext:value-type="float">
            <text:p>-155.934041</text:p>
          </table:table-cell>
          <table:table-cell office:value-type="float" office:value="-155.234" calcext:value-type="float">
            <text:p>-155.234</text:p>
          </table:table-cell>
          <table:table-cell office:value-type="float" office:value="-156.828133" calcext:value-type="float">
            <text:p>-156.828133</text:p>
          </table:table-cell>
          <table:table-cell office:value-type="float" office:value="2.129543" calcext:value-type="float">
            <text:p>2.129543</text:p>
          </table:table-cell>
          <table:table-cell/>
          <table:table-cell office:value-type="float" office:value="2.134694" calcext:value-type="float">
            <text:p>2.134694</text:p>
          </table:table-cell>
          <table:table-cell office:value-type="float" office:value="6.543076" calcext:value-type="float">
            <text:p>6.543076</text:p>
          </table:table-cell>
          <table:table-cell/>
          <table:table-cell office:value-type="float" office:value="6.487405" calcext:value-type="float">
            <text:p>6.487405</text:p>
          </table:table-cell>
          <table:table-cell office:value-type="float" office:value="13.887605" calcext:value-type="float">
            <text:p>13.887605</text:p>
          </table:table-cell>
          <table:table-cell office:value-type="float" office:value="83732" calcext:value-type="float">
            <text:p>83732</text:p>
          </table:table-cell>
          <table:table-cell office:value-type="float" office:value="1.997377" calcext:value-type="float">
            <text:p>1.997377</text:p>
          </table:table-cell>
        </table:table-row>
        <table:table-row table:style-name="ro1">
          <table:table-cell office:value-type="float" office:value="452606" calcext:value-type="float">
            <text:p>45260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5.934041" calcext:value-type="float">
            <text:p>-155.934041</text:p>
          </table:table-cell>
          <table:table-cell office:value-type="float" office:value="-153.18" calcext:value-type="float">
            <text:p>-153.18</text:p>
          </table:table-cell>
          <table:table-cell office:value-type="float" office:value="-155.934041" calcext:value-type="float">
            <text:p>-155.934041</text:p>
          </table:table-cell>
          <table:table-cell office:value-type="float" office:value="-153.18" calcext:value-type="float">
            <text:p>-153.18</text:p>
          </table:table-cell>
          <table:table-cell office:value-type="float" office:value="-156.829342" calcext:value-type="float">
            <text:p>-156.829342</text:p>
          </table:table-cell>
          <table:table-cell office:value-type="float" office:value="2.143635" calcext:value-type="float">
            <text:p>2.143635</text:p>
          </table:table-cell>
          <table:table-cell/>
          <table:table-cell office:value-type="float" office:value="2.132281" calcext:value-type="float">
            <text:p>2.132281</text:p>
          </table:table-cell>
          <table:table-cell office:value-type="float" office:value="6.457126" calcext:value-type="float">
            <text:p>6.457126</text:p>
          </table:table-cell>
          <table:table-cell/>
          <table:table-cell office:value-type="float" office:value="6.515333" calcext:value-type="float">
            <text:p>6.515333</text:p>
          </table:table-cell>
          <table:table-cell office:value-type="float" office:value="19.401946" calcext:value-type="float">
            <text:p>19.401946</text:p>
          </table:table-cell>
          <table:table-cell office:value-type="float" office:value="83732" calcext:value-type="float">
            <text:p>83732</text:p>
          </table:table-cell>
          <table:table-cell office:value-type="float" office:value="2.276549" calcext:value-type="float">
            <text:p>2.276549</text:p>
          </table:table-cell>
        </table:table-row>
        <table:table-row table:style-name="ro1">
          <table:table-cell office:value-type="float" office:value="452623" calcext:value-type="float">
            <text:p>4526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57.26792" calcext:value-type="float">
            <text:p>-157.26792</text:p>
          </table:table-cell>
          <table:table-cell table:number-columns-repeated="2"/>
          <table:table-cell office:value-type="float" office:value="2.137362" calcext:value-type="float">
            <text:p>2.137362</text:p>
          </table:table-cell>
          <table:table-cell table:number-columns-repeated="2"/>
          <table:table-cell office:value-type="float" office:value="6.486342" calcext:value-type="float">
            <text:p>6.486342</text:p>
          </table:table-cell>
          <table:table-cell table:number-columns-repeated="3"/>
        </table:table-row>
        <table:table-row table:style-name="ro1">
          <table:table-cell office:value-type="float" office:value="452643" calcext:value-type="float">
            <text:p>4526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6.829342" calcext:value-type="float">
            <text:p>-156.829342</text:p>
          </table:table-cell>
          <table:table-cell office:value-type="float" office:value="-156.052" calcext:value-type="float">
            <text:p>-156.052</text:p>
          </table:table-cell>
          <table:table-cell office:value-type="float" office:value="-156.829342" calcext:value-type="float">
            <text:p>-156.829342</text:p>
          </table:table-cell>
          <table:table-cell office:value-type="float" office:value="-156.052" calcext:value-type="float">
            <text:p>-156.052</text:p>
          </table:table-cell>
          <table:table-cell office:value-type="float" office:value="-157.734839" calcext:value-type="float">
            <text:p>-157.734839</text:p>
          </table:table-cell>
          <table:table-cell office:value-type="float" office:value="2.129501" calcext:value-type="float">
            <text:p>2.129501</text:p>
          </table:table-cell>
          <table:table-cell/>
          <table:table-cell office:value-type="float" office:value="2.137359" calcext:value-type="float">
            <text:p>2.137359</text:p>
          </table:table-cell>
          <table:table-cell office:value-type="float" office:value="6.538441" calcext:value-type="float">
            <text:p>6.538441</text:p>
          </table:table-cell>
          <table:table-cell/>
          <table:table-cell office:value-type="float" office:value="6.486345" calcext:value-type="float">
            <text:p>6.486345</text:p>
          </table:table-cell>
          <table:table-cell office:value-type="float" office:value="13.990551" calcext:value-type="float">
            <text:p>13.990551</text:p>
          </table:table-cell>
          <table:table-cell office:value-type="float" office:value="83734" calcext:value-type="float">
            <text:p>83734</text:p>
          </table:table-cell>
          <table:table-cell office:value-type="float" office:value="1.997681" calcext:value-type="float">
            <text:p>1.997681</text:p>
          </table:table-cell>
        </table:table-row>
        <table:table-row table:style-name="ro1">
          <table:table-cell office:value-type="float" office:value="452645" calcext:value-type="float">
            <text:p>4526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6.829342" calcext:value-type="float">
            <text:p>-156.829342</text:p>
          </table:table-cell>
          <table:table-cell office:value-type="float" office:value="-153.974" calcext:value-type="float">
            <text:p>-153.974</text:p>
          </table:table-cell>
          <table:table-cell office:value-type="float" office:value="-156.829342" calcext:value-type="float">
            <text:p>-156.829342</text:p>
          </table:table-cell>
          <table:table-cell office:value-type="float" office:value="-153.974" calcext:value-type="float">
            <text:p>-153.974</text:p>
          </table:table-cell>
          <table:table-cell office:value-type="float" office:value="-157.734808" calcext:value-type="float">
            <text:p>-157.734808</text:p>
          </table:table-cell>
          <table:table-cell office:value-type="float" office:value="2.142075" calcext:value-type="float">
            <text:p>2.142075</text:p>
          </table:table-cell>
          <table:table-cell/>
          <table:table-cell office:value-type="float" office:value="2.133374" calcext:value-type="float">
            <text:p>2.133374</text:p>
          </table:table-cell>
          <table:table-cell office:value-type="float" office:value="6.453885" calcext:value-type="float">
            <text:p>6.453885</text:p>
          </table:table-cell>
          <table:table-cell/>
          <table:table-cell office:value-type="float" office:value="6.51242" calcext:value-type="float">
            <text:p>6.51242</text:p>
          </table:table-cell>
          <table:table-cell office:value-type="float" office:value="19.559588" calcext:value-type="float">
            <text:p>19.559588</text:p>
          </table:table-cell>
          <table:table-cell office:value-type="float" office:value="83734" calcext:value-type="float">
            <text:p>83734</text:p>
          </table:table-cell>
          <table:table-cell office:value-type="float" office:value="2.276893" calcext:value-type="float">
            <text:p>2.276893</text:p>
          </table:table-cell>
        </table:table-row>
        <table:table-row table:style-name="ro1">
          <table:table-cell office:value-type="float" office:value="452663" calcext:value-type="float">
            <text:p>452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7.734808" calcext:value-type="float">
            <text:p>-157.734808</text:p>
          </table:table-cell>
          <table:table-cell office:value-type="float" office:value="-156.989" calcext:value-type="float">
            <text:p>-156.989</text:p>
          </table:table-cell>
          <table:table-cell office:value-type="float" office:value="-157.734808" calcext:value-type="float">
            <text:p>-157.734808</text:p>
          </table:table-cell>
          <table:table-cell office:value-type="float" office:value="-156.989" calcext:value-type="float">
            <text:p>-156.989</text:p>
          </table:table-cell>
          <table:table-cell office:value-type="float" office:value="-158.186165" calcext:value-type="float">
            <text:p>-158.186165</text:p>
          </table:table-cell>
          <table:table-cell office:value-type="float" office:value="2.134723" calcext:value-type="float">
            <text:p>2.134723</text:p>
          </table:table-cell>
          <table:table-cell/>
          <table:table-cell office:value-type="float" office:value="2.137139" calcext:value-type="float">
            <text:p>2.137139</text:p>
          </table:table-cell>
          <table:table-cell office:value-type="float" office:value="6.535584" calcext:value-type="float">
            <text:p>6.535584</text:p>
          </table:table-cell>
          <table:table-cell/>
          <table:table-cell office:value-type="float" office:value="6.483108" calcext:value-type="float">
            <text:p>6.483108</text:p>
          </table:table-cell>
          <table:table-cell office:value-type="float" office:value="14.000347" calcext:value-type="float">
            <text:p>14.000347</text:p>
          </table:table-cell>
          <table:table-cell office:value-type="float" office:value="83736" calcext:value-type="float">
            <text:p>83736</text:p>
          </table:table-cell>
          <table:table-cell office:value-type="float" office:value="2.003582" calcext:value-type="float">
            <text:p>2.003582</text:p>
          </table:table-cell>
        </table:table-row>
        <table:table-row table:style-name="ro1">
          <table:table-cell office:value-type="float" office:value="452664" calcext:value-type="float">
            <text:p>45266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7.734808" calcext:value-type="float">
            <text:p>-157.734808</text:p>
          </table:table-cell>
          <table:table-cell office:value-type="float" office:value="-154.878" calcext:value-type="float">
            <text:p>-154.878</text:p>
          </table:table-cell>
          <table:table-cell office:value-type="float" office:value="-157.734808" calcext:value-type="float">
            <text:p>-157.734808</text:p>
          </table:table-cell>
          <table:table-cell office:value-type="float" office:value="-154.878" calcext:value-type="float">
            <text:p>-154.878</text:p>
          </table:table-cell>
          <table:table-cell office:value-type="float" office:value="-158.186733" calcext:value-type="float">
            <text:p>-158.186733</text:p>
          </table:table-cell>
          <table:table-cell office:value-type="float" office:value="2.144526" calcext:value-type="float">
            <text:p>2.144526</text:p>
          </table:table-cell>
          <table:table-cell/>
          <table:table-cell office:value-type="float" office:value="2.135826" calcext:value-type="float">
            <text:p>2.135826</text:p>
          </table:table-cell>
          <table:table-cell office:value-type="float" office:value="6.44927" calcext:value-type="float">
            <text:p>6.44927</text:p>
          </table:table-cell>
          <table:table-cell/>
          <table:table-cell office:value-type="float" office:value="6.509386" calcext:value-type="float">
            <text:p>6.509386</text:p>
          </table:table-cell>
          <table:table-cell office:value-type="float" office:value="19.589795" calcext:value-type="float">
            <text:p>19.589795</text:p>
          </table:table-cell>
          <table:table-cell office:value-type="float" office:value="83736" calcext:value-type="float">
            <text:p>83736</text:p>
          </table:table-cell>
          <table:table-cell office:value-type="float" office:value="2.279613" calcext:value-type="float">
            <text:p>2.279613</text:p>
          </table:table-cell>
        </table:table-row>
        <table:table-row table:style-name="ro1">
          <table:table-cell office:value-type="float" office:value="452683" calcext:value-type="float">
            <text:p>4526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58.665678" calcext:value-type="float">
            <text:p>-158.665678</text:p>
          </table:table-cell>
          <table:table-cell table:number-columns-repeated="2"/>
          <table:table-cell office:value-type="float" office:value="2.139655" calcext:value-type="float">
            <text:p>2.139655</text:p>
          </table:table-cell>
          <table:table-cell table:number-columns-repeated="2"/>
          <table:table-cell office:value-type="float" office:value="6.479577" calcext:value-type="float">
            <text:p>6.479577</text:p>
          </table:table-cell>
          <table:table-cell table:number-columns-repeated="3"/>
        </table:table-row>
        <table:table-row table:style-name="ro1">
          <table:table-cell office:value-type="float" office:value="452723" calcext:value-type="float">
            <text:p>4527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8.186733" calcext:value-type="float">
            <text:p>-158.186733</text:p>
          </table:table-cell>
          <table:table-cell office:value-type="float" office:value="-157.87" calcext:value-type="float">
            <text:p>-157.87</text:p>
          </table:table-cell>
          <table:table-cell office:value-type="float" office:value="-158.186733" calcext:value-type="float">
            <text:p>-158.186733</text:p>
          </table:table-cell>
          <table:table-cell office:value-type="float" office:value="-157.87" calcext:value-type="float">
            <text:p>-157.87</text:p>
          </table:table-cell>
          <table:table-cell office:value-type="float" office:value="-159.731352" calcext:value-type="float">
            <text:p>-159.731352</text:p>
          </table:table-cell>
          <table:table-cell office:value-type="float" office:value="2.126875" calcext:value-type="float">
            <text:p>2.126875</text:p>
          </table:table-cell>
          <table:table-cell/>
          <table:table-cell office:value-type="float" office:value="2.139769" calcext:value-type="float">
            <text:p>2.139769</text:p>
          </table:table-cell>
          <table:table-cell office:value-type="float" office:value="6.550485" calcext:value-type="float">
            <text:p>6.550485</text:p>
          </table:table-cell>
          <table:table-cell/>
          <table:table-cell office:value-type="float" office:value="6.47986" calcext:value-type="float">
            <text:p>6.47986</text:p>
          </table:table-cell>
          <table:table-cell office:value-type="float" office:value="13.455466" calcext:value-type="float">
            <text:p>13.455466</text:p>
          </table:table-cell>
          <table:table-cell office:value-type="float" office:value="83738" calcext:value-type="float">
            <text:p>83738</text:p>
          </table:table-cell>
          <table:table-cell office:value-type="float" office:value="2.005296" calcext:value-type="float">
            <text:p>2.005296</text:p>
          </table:table-cell>
        </table:table-row>
        <table:table-row table:style-name="ro1">
          <table:table-cell office:value-type="float" office:value="452725" calcext:value-type="float">
            <text:p>4527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8.186733" calcext:value-type="float">
            <text:p>-158.186733</text:p>
          </table:table-cell>
          <table:table-cell office:value-type="float" office:value="-155.8" calcext:value-type="float">
            <text:p>-155.8</text:p>
          </table:table-cell>
          <table:table-cell office:value-type="float" office:value="-158.186733" calcext:value-type="float">
            <text:p>-158.186733</text:p>
          </table:table-cell>
          <table:table-cell office:value-type="float" office:value="-155.8" calcext:value-type="float">
            <text:p>-155.8</text:p>
          </table:table-cell>
          <table:table-cell office:value-type="float" office:value="-159.731517" calcext:value-type="float">
            <text:p>-159.731517</text:p>
          </table:table-cell>
          <table:table-cell office:value-type="float" office:value="2.136208" calcext:value-type="float">
            <text:p>2.136208</text:p>
          </table:table-cell>
          <table:table-cell/>
          <table:table-cell office:value-type="float" office:value="2.133431" calcext:value-type="float">
            <text:p>2.133431</text:p>
          </table:table-cell>
          <table:table-cell office:value-type="float" office:value="6.467852" calcext:value-type="float">
            <text:p>6.467852</text:p>
          </table:table-cell>
          <table:table-cell/>
          <table:table-cell office:value-type="float" office:value="6.515455" calcext:value-type="float">
            <text:p>6.515455</text:p>
          </table:table-cell>
          <table:table-cell office:value-type="float" office:value="18.945563" calcext:value-type="float">
            <text:p>18.945563</text:p>
          </table:table-cell>
          <table:table-cell office:value-type="float" office:value="83738" calcext:value-type="float">
            <text:p>83738</text:p>
          </table:table-cell>
          <table:table-cell office:value-type="float" office:value="2.286881" calcext:value-type="float">
            <text:p>2.286881</text:p>
          </table:table-cell>
        </table:table-row>
        <table:table-row table:style-name="ro1">
          <table:table-cell office:value-type="float" office:value="452743" calcext:value-type="float">
            <text:p>452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59.731517" calcext:value-type="float">
            <text:p>-159.731517</text:p>
          </table:table-cell>
          <table:table-cell office:value-type="float" office:value="-158.789" calcext:value-type="float">
            <text:p>-158.789</text:p>
          </table:table-cell>
          <table:table-cell office:value-type="float" office:value="-159.731517" calcext:value-type="float">
            <text:p>-159.731517</text:p>
          </table:table-cell>
          <table:table-cell office:value-type="float" office:value="-158.789" calcext:value-type="float">
            <text:p>-158.789</text:p>
          </table:table-cell>
          <table:table-cell office:value-type="float" office:value="-160.256579" calcext:value-type="float">
            <text:p>-160.256579</text:p>
          </table:table-cell>
          <table:table-cell office:value-type="float" office:value="2.138416" calcext:value-type="float">
            <text:p>2.138416</text:p>
          </table:table-cell>
          <table:table-cell/>
          <table:table-cell office:value-type="float" office:value="2.134784" calcext:value-type="float">
            <text:p>2.134784</text:p>
          </table:table-cell>
          <table:table-cell office:value-type="float" office:value="6.524235" calcext:value-type="float">
            <text:p>6.524235</text:p>
          </table:table-cell>
          <table:table-cell/>
          <table:table-cell office:value-type="float" office:value="6.49179" calcext:value-type="float">
            <text:p>6.49179</text:p>
          </table:table-cell>
          <table:table-cell office:value-type="float" office:value="14.29217" calcext:value-type="float">
            <text:p>14.29217</text:p>
          </table:table-cell>
          <table:table-cell office:value-type="float" office:value="83740" calcext:value-type="float">
            <text:p>83740</text:p>
          </table:table-cell>
          <table:table-cell office:value-type="float" office:value="2.007642" calcext:value-type="float">
            <text:p>2.007642</text:p>
          </table:table-cell>
        </table:table-row>
        <table:table-row table:style-name="ro1">
          <table:table-cell office:value-type="float" office:value="452744" calcext:value-type="float">
            <text:p>4527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9.731517" calcext:value-type="float">
            <text:p>-159.731517</text:p>
          </table:table-cell>
          <table:table-cell office:value-type="float" office:value="-156.652" calcext:value-type="float">
            <text:p>-156.652</text:p>
          </table:table-cell>
          <table:table-cell office:value-type="float" office:value="-159.731517" calcext:value-type="float">
            <text:p>-159.731517</text:p>
          </table:table-cell>
          <table:table-cell office:value-type="float" office:value="-156.652" calcext:value-type="float">
            <text:p>-156.652</text:p>
          </table:table-cell>
          <table:table-cell office:value-type="float" office:value="-160.256496" calcext:value-type="float">
            <text:p>-160.256496</text:p>
          </table:table-cell>
          <table:table-cell office:value-type="float" office:value="2.150343" calcext:value-type="float">
            <text:p>2.150343</text:p>
          </table:table-cell>
          <table:table-cell/>
          <table:table-cell office:value-type="float" office:value="2.136793" calcext:value-type="float">
            <text:p>2.136793</text:p>
          </table:table-cell>
          <table:table-cell office:value-type="float" office:value="6.440038" calcext:value-type="float">
            <text:p>6.440038</text:p>
          </table:table-cell>
          <table:table-cell/>
          <table:table-cell office:value-type="float" office:value="6.508092" calcext:value-type="float">
            <text:p>6.508092</text:p>
          </table:table-cell>
          <table:table-cell office:value-type="float" office:value="20.004589" calcext:value-type="float">
            <text:p>20.004589</text:p>
          </table:table-cell>
          <table:table-cell office:value-type="float" office:value="83740" calcext:value-type="float">
            <text:p>83740</text:p>
          </table:table-cell>
          <table:table-cell office:value-type="float" office:value="2.286824" calcext:value-type="float">
            <text:p>2.286824</text:p>
          </table:table-cell>
        </table:table-row>
        <table:table-row table:style-name="ro1">
          <table:table-cell office:value-type="float" office:value="452762" calcext:value-type="float">
            <text:p>4527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60.779107" calcext:value-type="float">
            <text:p>-160.779107</text:p>
          </table:table-cell>
          <table:table-cell table:number-columns-repeated="2"/>
          <table:table-cell office:value-type="float" office:value="2.142852" calcext:value-type="float">
            <text:p>2.142852</text:p>
          </table:table-cell>
          <table:table-cell table:number-columns-repeated="2"/>
          <table:table-cell office:value-type="float" office:value="6.474153" calcext:value-type="float">
            <text:p>6.474153</text:p>
          </table:table-cell>
          <table:table-cell table:number-columns-repeated="3"/>
        </table:table-row>
        <table:table-row table:style-name="ro1">
          <table:table-cell office:value-type="float" office:value="452783" calcext:value-type="float">
            <text:p>4527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0.256496" calcext:value-type="float">
            <text:p>-160.256496</text:p>
          </table:table-cell>
          <table:table-cell office:value-type="float" office:value="-159.725" calcext:value-type="float">
            <text:p>-159.725</text:p>
          </table:table-cell>
          <table:table-cell office:value-type="float" office:value="-160.256496" calcext:value-type="float">
            <text:p>-160.256496</text:p>
          </table:table-cell>
          <table:table-cell office:value-type="float" office:value="-159.725" calcext:value-type="float">
            <text:p>-159.725</text:p>
          </table:table-cell>
          <table:table-cell office:value-type="float" office:value="-161.317437" calcext:value-type="float">
            <text:p>-161.317437</text:p>
          </table:table-cell>
          <table:table-cell office:value-type="float" office:value="2.131151" calcext:value-type="float">
            <text:p>2.131151</text:p>
          </table:table-cell>
          <table:table-cell/>
          <table:table-cell office:value-type="float" office:value="2.142979" calcext:value-type="float">
            <text:p>2.142979</text:p>
          </table:table-cell>
          <table:table-cell office:value-type="float" office:value="6.541645" calcext:value-type="float">
            <text:p>6.541645</text:p>
          </table:table-cell>
          <table:table-cell/>
          <table:table-cell office:value-type="float" office:value="6.474429" calcext:value-type="float">
            <text:p>6.474429</text:p>
          </table:table-cell>
          <table:table-cell office:value-type="float" office:value="13.787424" calcext:value-type="float">
            <text:p>13.787424</text:p>
          </table:table-cell>
          <table:table-cell office:value-type="float" office:value="83742" calcext:value-type="float">
            <text:p>83742</text:p>
          </table:table-cell>
          <table:table-cell office:value-type="float" office:value="2.011451" calcext:value-type="float">
            <text:p>2.011451</text:p>
          </table:table-cell>
        </table:table-row>
        <table:table-row table:style-name="ro1">
          <table:table-cell office:value-type="float" office:value="452785" calcext:value-type="float">
            <text:p>4527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60.256496" calcext:value-type="float">
            <text:p>-160.256496</text:p>
          </table:table-cell>
          <table:table-cell office:value-type="float" office:value="-157.705" calcext:value-type="float">
            <text:p>-157.705</text:p>
          </table:table-cell>
          <table:table-cell office:value-type="float" office:value="-160.256496" calcext:value-type="float">
            <text:p>-160.256496</text:p>
          </table:table-cell>
          <table:table-cell office:value-type="float" office:value="-157.705" calcext:value-type="float">
            <text:p>-157.705</text:p>
          </table:table-cell>
          <table:table-cell office:value-type="float" office:value="-161.315612" calcext:value-type="float">
            <text:p>-161.315612</text:p>
          </table:table-cell>
          <table:table-cell office:value-type="float" office:value="2.139454" calcext:value-type="float">
            <text:p>2.139454</text:p>
          </table:table-cell>
          <table:table-cell/>
          <table:table-cell office:value-type="float" office:value="2.13712" calcext:value-type="float">
            <text:p>2.13712</text:p>
          </table:table-cell>
          <table:table-cell office:value-type="float" office:value="6.457134" calcext:value-type="float">
            <text:p>6.457134</text:p>
          </table:table-cell>
          <table:table-cell/>
          <table:table-cell office:value-type="float" office:value="6.508205" calcext:value-type="float">
            <text:p>6.508205</text:p>
          </table:table-cell>
          <table:table-cell office:value-type="float" office:value="19.24487" calcext:value-type="float">
            <text:p>19.24487</text:p>
          </table:table-cell>
          <table:table-cell office:value-type="float" office:value="83742" calcext:value-type="float">
            <text:p>83742</text:p>
          </table:table-cell>
          <table:table-cell office:value-type="float" office:value="2.291591" calcext:value-type="float">
            <text:p>2.291591</text:p>
          </table:table-cell>
        </table:table-row>
        <table:table-row table:style-name="ro1">
          <table:table-cell office:value-type="float" office:value="452803" calcext:value-type="float">
            <text:p>452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1.315612" calcext:value-type="float">
            <text:p>-161.315612</text:p>
          </table:table-cell>
          <table:table-cell office:value-type="float" office:value="-160.082" calcext:value-type="float">
            <text:p>-160.082</text:p>
          </table:table-cell>
          <table:table-cell office:value-type="float" office:value="-161.315612" calcext:value-type="float">
            <text:p>-161.315612</text:p>
          </table:table-cell>
          <table:table-cell office:value-type="float" office:value="-160.082" calcext:value-type="float">
            <text:p>-160.082</text:p>
          </table:table-cell>
          <table:table-cell office:value-type="float" office:value="-161.820884" calcext:value-type="float">
            <text:p>-161.820884</text:p>
          </table:table-cell>
          <table:table-cell office:value-type="float" office:value="2.141047" calcext:value-type="float">
            <text:p>2.141047</text:p>
          </table:table-cell>
          <table:table-cell/>
          <table:table-cell office:value-type="float" office:value="2.137831" calcext:value-type="float">
            <text:p>2.137831</text:p>
          </table:table-cell>
          <table:table-cell office:value-type="float" office:value="6.517408" calcext:value-type="float">
            <text:p>6.517408</text:p>
          </table:table-cell>
          <table:table-cell/>
          <table:table-cell office:value-type="float" office:value="6.482816" calcext:value-type="float">
            <text:p>6.482816</text:p>
          </table:table-cell>
          <table:table-cell office:value-type="float" office:value="14.711246" calcext:value-type="float">
            <text:p>14.711246</text:p>
          </table:table-cell>
          <table:table-cell office:value-type="float" office:value="83743" calcext:value-type="float">
            <text:p>83743</text:p>
          </table:table-cell>
          <table:table-cell office:value-type="float" office:value="2.011968" calcext:value-type="float">
            <text:p>2.011968</text:p>
          </table:table-cell>
        </table:table-row>
        <table:table-row table:style-name="ro1">
          <table:table-cell office:value-type="float" office:value="452805" calcext:value-type="float">
            <text:p>4528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61.315612" calcext:value-type="float">
            <text:p>-161.315612</text:p>
          </table:table-cell>
          <table:table-cell office:value-type="float" office:value="-158.183" calcext:value-type="float">
            <text:p>-158.183</text:p>
          </table:table-cell>
          <table:table-cell office:value-type="float" office:value="-161.315612" calcext:value-type="float">
            <text:p>-161.315612</text:p>
          </table:table-cell>
          <table:table-cell office:value-type="float" office:value="-158.183" calcext:value-type="float">
            <text:p>-158.183</text:p>
          </table:table-cell>
          <table:table-cell office:value-type="float" office:value="-161.81696" calcext:value-type="float">
            <text:p>-161.81696</text:p>
          </table:table-cell>
          <table:table-cell office:value-type="float" office:value="2.1542" calcext:value-type="float">
            <text:p>2.1542</text:p>
          </table:table-cell>
          <table:table-cell/>
          <table:table-cell office:value-type="float" office:value="2.139447" calcext:value-type="float">
            <text:p>2.139447</text:p>
          </table:table-cell>
          <table:table-cell office:value-type="float" office:value="6.43666" calcext:value-type="float">
            <text:p>6.43666</text:p>
          </table:table-cell>
          <table:table-cell/>
          <table:table-cell office:value-type="float" office:value="6.500295" calcext:value-type="float">
            <text:p>6.500295</text:p>
          </table:table-cell>
          <table:table-cell office:value-type="float" office:value="20.168939" calcext:value-type="float">
            <text:p>20.168939</text:p>
          </table:table-cell>
          <table:table-cell office:value-type="float" office:value="83743" calcext:value-type="float">
            <text:p>83743</text:p>
          </table:table-cell>
          <table:table-cell office:value-type="float" office:value="2.294738" calcext:value-type="float">
            <text:p>2.294738</text:p>
          </table:table-cell>
        </table:table-row>
        <table:table-row table:style-name="ro1">
          <table:table-cell office:value-type="float" office:value="452823" calcext:value-type="float">
            <text:p>4528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62.322824" calcext:value-type="float">
            <text:p>-162.322824</text:p>
          </table:table-cell>
          <table:table-cell table:number-columns-repeated="2"/>
          <table:table-cell office:value-type="float" office:value="2.146453" calcext:value-type="float">
            <text:p>2.146453</text:p>
          </table:table-cell>
          <table:table-cell table:number-columns-repeated="2"/>
          <table:table-cell office:value-type="float" office:value="6.468397" calcext:value-type="float">
            <text:p>6.468397</text:p>
          </table:table-cell>
          <table:table-cell table:number-columns-repeated="3"/>
        </table:table-row>
        <table:table-row table:style-name="ro1">
          <table:table-cell office:value-type="float" office:value="452844" calcext:value-type="float">
            <text:p>45284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1.81696" calcext:value-type="float">
            <text:p>-161.81696</text:p>
          </table:table-cell>
          <table:table-cell office:value-type="float" office:value="-161.216" calcext:value-type="float">
            <text:p>-161.216</text:p>
          </table:table-cell>
          <table:table-cell office:value-type="float" office:value="-161.81696" calcext:value-type="float">
            <text:p>-161.81696</text:p>
          </table:table-cell>
          <table:table-cell office:value-type="float" office:value="-161.216" calcext:value-type="float">
            <text:p>-161.216</text:p>
          </table:table-cell>
          <table:table-cell office:value-type="float" office:value="-162.861154" calcext:value-type="float">
            <text:p>-162.861154</text:p>
          </table:table-cell>
          <table:table-cell office:value-type="float" office:value="2.131939" calcext:value-type="float">
            <text:p>2.131939</text:p>
          </table:table-cell>
          <table:table-cell/>
          <table:table-cell office:value-type="float" office:value="2.146448" calcext:value-type="float">
            <text:p>2.146448</text:p>
          </table:table-cell>
          <table:table-cell office:value-type="float" office:value="6.535328" calcext:value-type="float">
            <text:p>6.535328</text:p>
          </table:table-cell>
          <table:table-cell/>
          <table:table-cell office:value-type="float" office:value="6.468402" calcext:value-type="float">
            <text:p>6.468402</text:p>
          </table:table-cell>
          <table:table-cell office:value-type="float" office:value="13.903887" calcext:value-type="float">
            <text:p>13.903887</text:p>
          </table:table-cell>
          <table:table-cell office:value-type="float" office:value="83745" calcext:value-type="float">
            <text:p>83745</text:p>
          </table:table-cell>
          <table:table-cell office:value-type="float" office:value="2.014461" calcext:value-type="float">
            <text:p>2.014461</text:p>
          </table:table-cell>
        </table:table-row>
        <table:table-row table:style-name="ro1">
          <table:table-cell office:value-type="float" office:value="452847" calcext:value-type="float">
            <text:p>45284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61.81696" calcext:value-type="float">
            <text:p>-161.81696</text:p>
          </table:table-cell>
          <table:table-cell office:value-type="float" office:value="-159.18" calcext:value-type="float">
            <text:p>-159.18</text:p>
          </table:table-cell>
          <table:table-cell office:value-type="float" office:value="-161.81696" calcext:value-type="float">
            <text:p>-161.81696</text:p>
          </table:table-cell>
          <table:table-cell office:value-type="float" office:value="-159.18" calcext:value-type="float">
            <text:p>-159.18</text:p>
          </table:table-cell>
          <table:table-cell office:value-type="float" office:value="-162.858279" calcext:value-type="float">
            <text:p>-162.858279</text:p>
          </table:table-cell>
          <table:table-cell office:value-type="float" office:value="2.14209" calcext:value-type="float">
            <text:p>2.14209</text:p>
          </table:table-cell>
          <table:table-cell/>
          <table:table-cell office:value-type="float" office:value="2.139381" calcext:value-type="float">
            <text:p>2.139381</text:p>
          </table:table-cell>
          <table:table-cell office:value-type="float" office:value="6.452069" calcext:value-type="float">
            <text:p>6.452069</text:p>
          </table:table-cell>
          <table:table-cell/>
          <table:table-cell office:value-type="float" office:value="6.501815" calcext:value-type="float">
            <text:p>6.501815</text:p>
          </table:table-cell>
          <table:table-cell office:value-type="float" office:value="19.435631" calcext:value-type="float">
            <text:p>19.435631</text:p>
          </table:table-cell>
          <table:table-cell office:value-type="float" office:value="83745" calcext:value-type="float">
            <text:p>83745</text:p>
          </table:table-cell>
          <table:table-cell office:value-type="float" office:value="2.297499" calcext:value-type="float">
            <text:p>2.297499</text:p>
          </table:table-cell>
        </table:table-row>
        <table:table-row table:style-name="ro1">
          <table:table-cell office:value-type="float" office:value="452863" calcext:value-type="float">
            <text:p>4528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63.39306" calcext:value-type="float">
            <text:p>-163.39306</text:p>
          </table:table-cell>
          <table:table-cell table:number-columns-repeated="2"/>
          <table:table-cell office:value-type="float" office:value="2.140519" calcext:value-type="float">
            <text:p>2.140519</text:p>
          </table:table-cell>
          <table:table-cell table:number-columns-repeated="2"/>
          <table:table-cell office:value-type="float" office:value="6.477126" calcext:value-type="float">
            <text:p>6.477126</text:p>
          </table:table-cell>
          <table:table-cell table:number-columns-repeated="3"/>
        </table:table-row>
        <table:table-row table:style-name="ro1">
          <table:table-cell office:value-type="float" office:value="452883" calcext:value-type="float">
            <text:p>452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2.858279" calcext:value-type="float">
            <text:p>-162.858279</text:p>
          </table:table-cell>
          <table:table-cell office:value-type="float" office:value="-162.187" calcext:value-type="float">
            <text:p>-162.187</text:p>
          </table:table-cell>
          <table:table-cell office:value-type="float" office:value="-162.858279" calcext:value-type="float">
            <text:p>-162.858279</text:p>
          </table:table-cell>
          <table:table-cell office:value-type="float" office:value="-162.187" calcext:value-type="float">
            <text:p>-162.187</text:p>
          </table:table-cell>
          <table:table-cell office:value-type="float" office:value="-163.953363" calcext:value-type="float">
            <text:p>-163.953363</text:p>
          </table:table-cell>
          <table:table-cell office:value-type="float" office:value="2.131016" calcext:value-type="float">
            <text:p>2.131016</text:p>
          </table:table-cell>
          <table:table-cell/>
          <table:table-cell office:value-type="float" office:value="2.140515" calcext:value-type="float">
            <text:p>2.140515</text:p>
          </table:table-cell>
          <table:table-cell office:value-type="float" office:value="6.52989" calcext:value-type="float">
            <text:p>6.52989</text:p>
          </table:table-cell>
          <table:table-cell/>
          <table:table-cell office:value-type="float" office:value="6.47713" calcext:value-type="float">
            <text:p>6.47713</text:p>
          </table:table-cell>
          <table:table-cell office:value-type="float" office:value="13.998656" calcext:value-type="float">
            <text:p>13.998656</text:p>
          </table:table-cell>
          <table:table-cell office:value-type="float" office:value="83747" calcext:value-type="float">
            <text:p>83747</text:p>
          </table:table-cell>
          <table:table-cell office:value-type="float" office:value="2.014759" calcext:value-type="float">
            <text:p>2.014759</text:p>
          </table:table-cell>
        </table:table-row>
        <table:table-row table:style-name="ro1">
          <table:table-cell office:value-type="float" office:value="452923" calcext:value-type="float">
            <text:p>4529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3.953363" calcext:value-type="float">
            <text:p>-163.953363</text:p>
          </table:table-cell>
          <table:table-cell office:value-type="float" office:value="-162.839" calcext:value-type="float">
            <text:p>-162.839</text:p>
          </table:table-cell>
          <table:table-cell office:value-type="float" office:value="-163.953363" calcext:value-type="float">
            <text:p>-163.953363</text:p>
          </table:table-cell>
          <table:table-cell office:value-type="float" office:value="-162.839" calcext:value-type="float">
            <text:p>-162.839</text:p>
          </table:table-cell>
          <table:table-cell office:value-type="float" office:value="-165.042784" calcext:value-type="float">
            <text:p>-165.042784</text:p>
          </table:table-cell>
          <table:table-cell office:value-type="float" office:value="2.146914" calcext:value-type="float">
            <text:p>2.146914</text:p>
          </table:table-cell>
          <table:table-cell/>
          <table:table-cell office:value-type="float" office:value="2.136141" calcext:value-type="float">
            <text:p>2.136141</text:p>
          </table:table-cell>
          <table:table-cell office:value-type="float" office:value="6.506044" calcext:value-type="float">
            <text:p>6.506044</text:p>
          </table:table-cell>
          <table:table-cell/>
          <table:table-cell office:value-type="float" office:value="6.503522" calcext:value-type="float">
            <text:p>6.503522</text:p>
          </table:table-cell>
          <table:table-cell office:value-type="float" office:value="14.636269" calcext:value-type="float">
            <text:p>14.636269</text:p>
          </table:table-cell>
          <table:table-cell office:value-type="float" office:value="83748" calcext:value-type="float">
            <text:p>83748</text:p>
          </table:table-cell>
          <table:table-cell office:value-type="float" office:value="2.021098" calcext:value-type="float">
            <text:p>2.021098</text:p>
          </table:table-cell>
        </table:table-row>
        <table:table-row table:style-name="ro1">
          <table:table-cell office:value-type="float" office:value="452943" calcext:value-type="float">
            <text:p>452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5.042784" calcext:value-type="float">
            <text:p>-165.042784</text:p>
          </table:table-cell>
          <table:table-cell office:value-type="float" office:value="-163.799" calcext:value-type="float">
            <text:p>-163.799</text:p>
          </table:table-cell>
          <table:table-cell office:value-type="float" office:value="-165.042784" calcext:value-type="float">
            <text:p>-165.042784</text:p>
          </table:table-cell>
          <table:table-cell office:value-type="float" office:value="-163.799" calcext:value-type="float">
            <text:p>-163.799</text:p>
          </table:table-cell>
          <table:table-cell office:value-type="float" office:value="-165.587078" calcext:value-type="float">
            <text:p>-165.587078</text:p>
          </table:table-cell>
          <table:table-cell office:value-type="float" office:value="2.146886" calcext:value-type="float">
            <text:p>2.146886</text:p>
          </table:table-cell>
          <table:table-cell/>
          <table:table-cell office:value-type="float" office:value="2.141846" calcext:value-type="float">
            <text:p>2.141846</text:p>
          </table:table-cell>
          <table:table-cell office:value-type="float" office:value="6.501624" calcext:value-type="float">
            <text:p>6.501624</text:p>
          </table:table-cell>
          <table:table-cell/>
          <table:table-cell office:value-type="float" office:value="6.505067" calcext:value-type="float">
            <text:p>6.505067</text:p>
          </table:table-cell>
          <table:table-cell office:value-type="float" office:value="14.824509" calcext:value-type="float">
            <text:p>14.824509</text:p>
          </table:table-cell>
          <table:table-cell office:value-type="float" office:value="83750" calcext:value-type="float">
            <text:p>83750</text:p>
          </table:table-cell>
          <table:table-cell office:value-type="float" office:value="2.023078" calcext:value-type="float">
            <text:p>2.023078</text:p>
          </table:table-cell>
        </table:table-row>
        <table:table-row table:style-name="ro1">
          <table:table-cell office:value-type="float" office:value="452963" calcext:value-type="float">
            <text:p>4529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66.126733" calcext:value-type="float">
            <text:p>-166.126733</text:p>
          </table:table-cell>
          <table:table-cell table:number-columns-repeated="2"/>
          <table:table-cell office:value-type="float" office:value="2.144276" calcext:value-type="float">
            <text:p>2.144276</text:p>
          </table:table-cell>
          <table:table-cell table:number-columns-repeated="2"/>
          <table:table-cell office:value-type="float" office:value="6.50352" calcext:value-type="float">
            <text:p>6.50352</text:p>
          </table:table-cell>
          <table:table-cell table:number-columns-repeated="3"/>
        </table:table-row>
        <table:table-row table:style-name="ro1">
          <table:table-cell office:value-type="float" office:value="452983" calcext:value-type="float">
            <text:p>452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5.587078" calcext:value-type="float">
            <text:p>-165.587078</text:p>
          </table:table-cell>
          <table:table-cell office:value-type="float" office:value="-164.817" calcext:value-type="float">
            <text:p>-164.817</text:p>
          </table:table-cell>
          <table:table-cell office:value-type="float" office:value="-165.587078" calcext:value-type="float">
            <text:p>-165.587078</text:p>
          </table:table-cell>
          <table:table-cell office:value-type="float" office:value="-164.817" calcext:value-type="float">
            <text:p>-164.817</text:p>
          </table:table-cell>
          <table:table-cell office:value-type="float" office:value="-166.665063" calcext:value-type="float">
            <text:p>-166.665063</text:p>
          </table:table-cell>
          <table:table-cell office:value-type="float" office:value="2.138352" calcext:value-type="float">
            <text:p>2.138352</text:p>
          </table:table-cell>
          <table:table-cell/>
          <table:table-cell office:value-type="float" office:value="2.14453" calcext:value-type="float">
            <text:p>2.14453</text:p>
          </table:table-cell>
          <table:table-cell office:value-type="float" office:value="6.518289" calcext:value-type="float">
            <text:p>6.518289</text:p>
          </table:table-cell>
          <table:table-cell/>
          <table:table-cell office:value-type="float" office:value="6.503368" calcext:value-type="float">
            <text:p>6.503368</text:p>
          </table:table-cell>
          <table:table-cell office:value-type="float" office:value="14.224258" calcext:value-type="float">
            <text:p>14.224258</text:p>
          </table:table-cell>
          <table:table-cell office:value-type="float" office:value="83752" calcext:value-type="float">
            <text:p>83752</text:p>
          </table:table-cell>
          <table:table-cell office:value-type="float" office:value="2.0259" calcext:value-type="float">
            <text:p>2.0259</text:p>
          </table:table-cell>
        </table:table-row>
        <table:table-row table:style-name="ro1">
          <table:table-cell office:value-type="float" office:value="453003" calcext:value-type="float">
            <text:p>4530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6.665063" calcext:value-type="float">
            <text:p>-166.665063</text:p>
          </table:table-cell>
          <table:table-cell office:value-type="float" office:value="-165.849" calcext:value-type="float">
            <text:p>-165.849</text:p>
          </table:table-cell>
          <table:table-cell office:value-type="float" office:value="-166.665063" calcext:value-type="float">
            <text:p>-166.665063</text:p>
          </table:table-cell>
          <table:table-cell office:value-type="float" office:value="-165.849" calcext:value-type="float">
            <text:p>-165.849</text:p>
          </table:table-cell>
          <table:table-cell office:value-type="float" office:value="-167.200824" calcext:value-type="float">
            <text:p>-167.200824</text:p>
          </table:table-cell>
          <table:table-cell office:value-type="float" office:value="2.13755" calcext:value-type="float">
            <text:p>2.13755</text:p>
          </table:table-cell>
          <table:table-cell/>
          <table:table-cell office:value-type="float" office:value="2.141667" calcext:value-type="float">
            <text:p>2.141667</text:p>
          </table:table-cell>
          <table:table-cell office:value-type="float" office:value="6.5119" calcext:value-type="float">
            <text:p>6.5119</text:p>
          </table:table-cell>
          <table:table-cell/>
          <table:table-cell office:value-type="float" office:value="6.511196" calcext:value-type="float">
            <text:p>6.511196</text:p>
          </table:table-cell>
          <table:table-cell office:value-type="float" office:value="14.289413" calcext:value-type="float">
            <text:p>14.289413</text:p>
          </table:table-cell>
          <table:table-cell office:value-type="float" office:value="83754" calcext:value-type="float">
            <text:p>83754</text:p>
          </table:table-cell>
          <table:table-cell office:value-type="float" office:value="2.026411" calcext:value-type="float">
            <text:p>2.026411</text:p>
          </table:table-cell>
        </table:table-row>
        <table:table-row table:style-name="ro1">
          <table:table-cell office:value-type="float" office:value="453023" calcext:value-type="float">
            <text:p>4530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67.72255" calcext:value-type="float">
            <text:p>-167.72255</text:p>
          </table:table-cell>
          <table:table-cell table:number-columns-repeated="2"/>
          <table:table-cell office:value-type="float" office:value="2.139778" calcext:value-type="float">
            <text:p>2.139778</text:p>
          </table:table-cell>
          <table:table-cell table:number-columns-repeated="2"/>
          <table:table-cell office:value-type="float" office:value="6.511632" calcext:value-type="float">
            <text:p>6.511632</text:p>
          </table:table-cell>
          <table:table-cell table:number-columns-repeated="3"/>
        </table:table-row>
        <table:table-row table:style-name="ro1">
          <table:table-cell office:value-type="float" office:value="453043" calcext:value-type="float">
            <text:p>453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7.200824" calcext:value-type="float">
            <text:p>-167.200824</text:p>
          </table:table-cell>
          <table:table-cell office:value-type="float" office:value="-166.402" calcext:value-type="float">
            <text:p>-166.402</text:p>
          </table:table-cell>
          <table:table-cell office:value-type="float" office:value="-167.200824" calcext:value-type="float">
            <text:p>-167.200824</text:p>
          </table:table-cell>
          <table:table-cell office:value-type="float" office:value="-166.402" calcext:value-type="float">
            <text:p>-166.402</text:p>
          </table:table-cell>
          <table:table-cell office:value-type="float" office:value="-168.249894" calcext:value-type="float">
            <text:p>-168.249894</text:p>
          </table:table-cell>
          <table:table-cell office:value-type="float" office:value="2.141967" calcext:value-type="float">
            <text:p>2.141967</text:p>
          </table:table-cell>
          <table:table-cell/>
          <table:table-cell office:value-type="float" office:value="2.139773" calcext:value-type="float">
            <text:p>2.139773</text:p>
          </table:table-cell>
          <table:table-cell office:value-type="float" office:value="6.511329" calcext:value-type="float">
            <text:p>6.511329</text:p>
          </table:table-cell>
          <table:table-cell/>
          <table:table-cell office:value-type="float" office:value="6.511637" calcext:value-type="float">
            <text:p>6.511637</text:p>
          </table:table-cell>
          <table:table-cell office:value-type="float" office:value="14.316517" calcext:value-type="float">
            <text:p>14.316517</text:p>
          </table:table-cell>
          <table:table-cell office:value-type="float" office:value="83755" calcext:value-type="float">
            <text:p>83755</text:p>
          </table:table-cell>
          <table:table-cell office:value-type="float" office:value="2.032185" calcext:value-type="float">
            <text:p>2.032185</text:p>
          </table:table-cell>
        </table:table-row>
        <table:table-row table:style-name="ro1">
          <table:table-cell office:value-type="float" office:value="453063" calcext:value-type="float">
            <text:p>4530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68.760541" calcext:value-type="float">
            <text:p>-168.760541</text:p>
          </table:table-cell>
          <table:table-cell table:number-columns-repeated="2"/>
          <table:table-cell office:value-type="float" office:value="2.141168" calcext:value-type="float">
            <text:p>2.141168</text:p>
          </table:table-cell>
          <table:table-cell table:number-columns-repeated="2"/>
          <table:table-cell office:value-type="float" office:value="6.511413" calcext:value-type="float">
            <text:p>6.511413</text:p>
          </table:table-cell>
          <table:table-cell table:number-columns-repeated="3"/>
        </table:table-row>
        <table:table-row table:style-name="ro1">
          <table:table-cell office:value-type="float" office:value="453085" calcext:value-type="float">
            <text:p>4530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8.249894" calcext:value-type="float">
            <text:p>-168.249894</text:p>
          </table:table-cell>
          <table:table-cell office:value-type="float" office:value="-167.302" calcext:value-type="float">
            <text:p>-167.302</text:p>
          </table:table-cell>
          <table:table-cell office:value-type="float" office:value="-168.249894" calcext:value-type="float">
            <text:p>-168.249894</text:p>
          </table:table-cell>
          <table:table-cell office:value-type="float" office:value="-167.302" calcext:value-type="float">
            <text:p>-167.302</text:p>
          </table:table-cell>
          <table:table-cell office:value-type="float" office:value="-169.274152" calcext:value-type="float">
            <text:p>-169.274152</text:p>
          </table:table-cell>
          <table:table-cell office:value-type="float" office:value="2.142053" calcext:value-type="float">
            <text:p>2.142053</text:p>
          </table:table-cell>
          <table:table-cell/>
          <table:table-cell office:value-type="float" office:value="2.141165" calcext:value-type="float">
            <text:p>2.141165</text:p>
          </table:table-cell>
          <table:table-cell office:value-type="float" office:value="6.504" calcext:value-type="float">
            <text:p>6.504</text:p>
          </table:table-cell>
          <table:table-cell/>
          <table:table-cell office:value-type="float" office:value="6.511417" calcext:value-type="float">
            <text:p>6.511417</text:p>
          </table:table-cell>
          <table:table-cell office:value-type="float" office:value="14.521818" calcext:value-type="float">
            <text:p>14.521818</text:p>
          </table:table-cell>
          <table:table-cell office:value-type="float" office:value="83757" calcext:value-type="float">
            <text:p>83757</text:p>
          </table:table-cell>
          <table:table-cell office:value-type="float" office:value="2.033061" calcext:value-type="float">
            <text:p>2.033061</text:p>
          </table:table-cell>
        </table:table-row>
        <table:table-row table:style-name="ro1">
          <table:table-cell office:value-type="float" office:value="453103" calcext:value-type="float">
            <text:p>4531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9.274152" calcext:value-type="float">
            <text:p>-169.274152</text:p>
          </table:table-cell>
          <table:table-cell office:value-type="float" office:value="-167.85" calcext:value-type="float">
            <text:p>-167.85</text:p>
          </table:table-cell>
          <table:table-cell office:value-type="float" office:value="-169.274152" calcext:value-type="float">
            <text:p>-169.274152</text:p>
          </table:table-cell>
          <table:table-cell office:value-type="float" office:value="-167.85" calcext:value-type="float">
            <text:p>-167.85</text:p>
          </table:table-cell>
          <table:table-cell office:value-type="float" office:value="-169.772097" calcext:value-type="float">
            <text:p>-169.772097</text:p>
          </table:table-cell>
          <table:table-cell office:value-type="float" office:value="2.152992" calcext:value-type="float">
            <text:p>2.152992</text:p>
          </table:table-cell>
          <table:table-cell/>
          <table:table-cell office:value-type="float" office:value="2.141958" calcext:value-type="float">
            <text:p>2.141958</text:p>
          </table:table-cell>
          <table:table-cell office:value-type="float" office:value="6.481872" calcext:value-type="float">
            <text:p>6.481872</text:p>
          </table:table-cell>
          <table:table-cell/>
          <table:table-cell office:value-type="float" office:value="6.507462" calcext:value-type="float">
            <text:p>6.507462</text:p>
          </table:table-cell>
          <table:table-cell office:value-type="float" office:value="15.181892" calcext:value-type="float">
            <text:p>15.181892</text:p>
          </table:table-cell>
          <table:table-cell office:value-type="float" office:value="83758" calcext:value-type="float">
            <text:p>83758</text:p>
          </table:table-cell>
          <table:table-cell office:value-type="float" office:value="2.036162" calcext:value-type="float">
            <text:p>2.036162</text:p>
          </table:table-cell>
        </table:table-row>
        <table:table-row table:style-name="ro1">
          <table:table-cell office:value-type="float" office:value="453123" calcext:value-type="float">
            <text:p>4531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0.284158" calcext:value-type="float">
            <text:p>-170.284158</text:p>
          </table:table-cell>
          <table:table-cell table:number-columns-repeated="2"/>
          <table:table-cell office:value-type="float" office:value="2.147791" calcext:value-type="float">
            <text:p>2.147791</text:p>
          </table:table-cell>
          <table:table-cell table:number-columns-repeated="2"/>
          <table:table-cell office:value-type="float" office:value="6.494755" calcext:value-type="float">
            <text:p>6.494755</text:p>
          </table:table-cell>
          <table:table-cell table:number-columns-repeated="3"/>
        </table:table-row>
        <table:table-row table:style-name="ro1">
          <table:table-cell office:value-type="float" office:value="453143" calcext:value-type="float">
            <text:p>4531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9.772097" calcext:value-type="float">
            <text:p>-169.772097</text:p>
          </table:table-cell>
          <table:table-cell office:value-type="float" office:value="-168.76" calcext:value-type="float">
            <text:p>-168.76</text:p>
          </table:table-cell>
          <table:table-cell office:value-type="float" office:value="-169.772097" calcext:value-type="float">
            <text:p>-169.772097</text:p>
          </table:table-cell>
          <table:table-cell office:value-type="float" office:value="-168.76" calcext:value-type="float">
            <text:p>-168.76</text:p>
          </table:table-cell>
          <table:table-cell office:value-type="float" office:value="-170.811501" calcext:value-type="float">
            <text:p>-170.811501</text:p>
          </table:table-cell>
          <table:table-cell office:value-type="float" office:value="2.139714" calcext:value-type="float">
            <text:p>2.139714</text:p>
          </table:table-cell>
          <table:table-cell/>
          <table:table-cell office:value-type="float" office:value="2.147788" calcext:value-type="float">
            <text:p>2.147788</text:p>
          </table:table-cell>
          <table:table-cell office:value-type="float" office:value="6.495083" calcext:value-type="float">
            <text:p>6.495083</text:p>
          </table:table-cell>
          <table:table-cell/>
          <table:table-cell office:value-type="float" office:value="6.494759" calcext:value-type="float">
            <text:p>6.494759</text:p>
          </table:table-cell>
          <table:table-cell office:value-type="float" office:value="14.608545" calcext:value-type="float">
            <text:p>14.608545</text:p>
          </table:table-cell>
          <table:table-cell office:value-type="float" office:value="83760" calcext:value-type="float">
            <text:p>83760</text:p>
          </table:table-cell>
          <table:table-cell office:value-type="float" office:value="2.033238" calcext:value-type="float">
            <text:p>2.033238</text:p>
          </table:table-cell>
        </table:table-row>
        <table:table-row table:style-name="ro1">
          <table:table-cell office:value-type="float" office:value="453163" calcext:value-type="float">
            <text:p>4531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1.341187" calcext:value-type="float">
            <text:p>-171.341187</text:p>
          </table:table-cell>
          <table:table-cell table:number-columns-repeated="2"/>
          <table:table-cell office:value-type="float" office:value="2.144341" calcext:value-type="float">
            <text:p>2.144341</text:p>
          </table:table-cell>
          <table:table-cell table:number-columns-repeated="2"/>
          <table:table-cell office:value-type="float" office:value="6.495083" calcext:value-type="float">
            <text:p>6.495083</text:p>
          </table:table-cell>
          <table:table-cell table:number-columns-repeated="3"/>
        </table:table-row>
        <table:table-row table:style-name="ro1">
          <table:table-cell office:value-type="float" office:value="453184" calcext:value-type="float">
            <text:p>4531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70.811501" calcext:value-type="float">
            <text:p>-170.811501</text:p>
          </table:table-cell>
          <table:table-cell office:value-type="float" office:value="-169.604" calcext:value-type="float">
            <text:p>-169.604</text:p>
          </table:table-cell>
          <table:table-cell office:value-type="float" office:value="-170.811501" calcext:value-type="float">
            <text:p>-170.811501</text:p>
          </table:table-cell>
          <table:table-cell office:value-type="float" office:value="-169.604" calcext:value-type="float">
            <text:p>-169.604</text:p>
          </table:table-cell>
          <table:table-cell office:value-type="float" office:value="-171.876771" calcext:value-type="float">
            <text:p>-171.876771</text:p>
          </table:table-cell>
          <table:table-cell office:value-type="float" office:value="2.143338" calcext:value-type="float">
            <text:p>2.143338</text:p>
          </table:table-cell>
          <table:table-cell/>
          <table:table-cell office:value-type="float" office:value="2.144334" calcext:value-type="float">
            <text:p>2.144334</text:p>
          </table:table-cell>
          <table:table-cell office:value-type="float" office:value="6.489309" calcext:value-type="float">
            <text:p>6.489309</text:p>
          </table:table-cell>
          <table:table-cell/>
          <table:table-cell office:value-type="float" office:value="6.495082" calcext:value-type="float">
            <text:p>6.495082</text:p>
          </table:table-cell>
          <table:table-cell office:value-type="float" office:value="14.912137" calcext:value-type="float">
            <text:p>14.912137</text:p>
          </table:table-cell>
          <table:table-cell office:value-type="float" office:value="83762" calcext:value-type="float">
            <text:p>83762</text:p>
          </table:table-cell>
          <table:table-cell office:value-type="float" office:value="2.038187" calcext:value-type="float">
            <text:p>2.038187</text:p>
          </table:table-cell>
        </table:table-row>
        <table:table-row table:style-name="ro1">
          <table:table-cell office:value-type="float" office:value="453204" calcext:value-type="float">
            <text:p>45320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2.401373" calcext:value-type="float">
            <text:p>-172.401373</text:p>
          </table:table-cell>
          <table:table-cell table:number-columns-repeated="2"/>
          <table:table-cell office:value-type="float" office:value="2.144739" calcext:value-type="float">
            <text:p>2.144739</text:p>
          </table:table-cell>
          <table:table-cell table:number-columns-repeated="2"/>
          <table:table-cell office:value-type="float" office:value="6.493201" calcext:value-type="float">
            <text:p>6.493201</text:p>
          </table:table-cell>
          <table:table-cell table:number-columns-repeated="3"/>
        </table:table-row>
        <table:table-row table:style-name="ro1">
          <table:table-cell office:value-type="float" office:value="453223" calcext:value-type="float">
            <text:p>4532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71.876771" calcext:value-type="float">
            <text:p>-171.876771</text:p>
          </table:table-cell>
          <table:table-cell office:value-type="float" office:value="-170.35" calcext:value-type="float">
            <text:p>-170.35</text:p>
          </table:table-cell>
          <table:table-cell office:value-type="float" office:value="-171.876771" calcext:value-type="float">
            <text:p>-171.876771</text:p>
          </table:table-cell>
          <table:table-cell office:value-type="float" office:value="-170.35" calcext:value-type="float">
            <text:p>-170.35</text:p>
          </table:table-cell>
          <table:table-cell office:value-type="float" office:value="-172.931464" calcext:value-type="float">
            <text:p>-172.931464</text:p>
          </table:table-cell>
          <table:table-cell office:value-type="float" office:value="2.155437" calcext:value-type="float">
            <text:p>2.155437</text:p>
          </table:table-cell>
          <table:table-cell/>
          <table:table-cell office:value-type="float" office:value="2.14418" calcext:value-type="float">
            <text:p>2.14418</text:p>
          </table:table-cell>
          <table:table-cell office:value-type="float" office:value="6.465833" calcext:value-type="float">
            <text:p>6.465833</text:p>
          </table:table-cell>
          <table:table-cell/>
          <table:table-cell office:value-type="float" office:value="6.492481" calcext:value-type="float">
            <text:p>6.492481</text:p>
          </table:table-cell>
          <table:table-cell office:value-type="float" office:value="15.372896" calcext:value-type="float">
            <text:p>15.372896</text:p>
          </table:table-cell>
          <table:table-cell office:value-type="float" office:value="83763" calcext:value-type="float">
            <text:p>83763</text:p>
          </table:table-cell>
          <table:table-cell office:value-type="float" office:value="2.042086" calcext:value-type="float">
            <text:p>2.042086</text:p>
          </table:table-cell>
        </table:table-row>
        <table:table-row table:style-name="ro1">
          <table:table-cell office:value-type="float" office:value="453243" calcext:value-type="float">
            <text:p>453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72.931464" calcext:value-type="float">
            <text:p>-172.931464</text:p>
          </table:table-cell>
          <table:table-cell office:value-type="float" office:value="-171.278" calcext:value-type="float">
            <text:p>-171.278</text:p>
          </table:table-cell>
          <table:table-cell office:value-type="float" office:value="-172.931464" calcext:value-type="float">
            <text:p>-172.931464</text:p>
          </table:table-cell>
          <table:table-cell office:value-type="float" office:value="-171.278" calcext:value-type="float">
            <text:p>-171.278</text:p>
          </table:table-cell>
          <table:table-cell office:value-type="float" office:value="-173.450713" calcext:value-type="float">
            <text:p>-173.450713</text:p>
          </table:table-cell>
          <table:table-cell office:value-type="float" office:value="2.157191" calcext:value-type="float">
            <text:p>2.157191</text:p>
          </table:table-cell>
          <table:table-cell/>
          <table:table-cell office:value-type="float" office:value="2.150181" calcext:value-type="float">
            <text:p>2.150181</text:p>
          </table:table-cell>
          <table:table-cell office:value-type="float" office:value="6.461861" calcext:value-type="float">
            <text:p>6.461861</text:p>
          </table:table-cell>
          <table:table-cell/>
          <table:table-cell office:value-type="float" office:value="6.479085" calcext:value-type="float">
            <text:p>6.479085</text:p>
          </table:table-cell>
          <table:table-cell office:value-type="float" office:value="15.583685" calcext:value-type="float">
            <text:p>15.583685</text:p>
          </table:table-cell>
          <table:table-cell office:value-type="float" office:value="83765" calcext:value-type="float">
            <text:p>83765</text:p>
          </table:table-cell>
          <table:table-cell office:value-type="float" office:value="2.046572" calcext:value-type="float">
            <text:p>2.046572</text:p>
          </table:table-cell>
        </table:table-row>
        <table:table-row table:style-name="ro1">
          <table:table-cell office:value-type="float" office:value="453262" calcext:value-type="float">
            <text:p>4532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3.969014" calcext:value-type="float">
            <text:p>-173.969014</text:p>
          </table:table-cell>
          <table:table-cell table:number-columns-repeated="2"/>
          <table:table-cell office:value-type="float" office:value="2.153731" calcext:value-type="float">
            <text:p>2.153731</text:p>
          </table:table-cell>
          <table:table-cell table:number-columns-repeated="2"/>
          <table:table-cell office:value-type="float" office:value="6.470361" calcext:value-type="float">
            <text:p>6.470361</text:p>
          </table:table-cell>
          <table:table-cell table:number-columns-repeated="3"/>
        </table:table-row>
        <table:table-row table:style-name="ro1">
          <table:table-cell office:value-type="float" office:value="453283" calcext:value-type="float">
            <text:p>4532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4.512837" calcext:value-type="float">
            <text:p>-174.512837</text:p>
          </table:table-cell>
          <table:table-cell table:number-columns-repeated="2"/>
          <table:table-cell office:value-type="float" office:value="2.153724" calcext:value-type="float">
            <text:p>2.153724</text:p>
          </table:table-cell>
          <table:table-cell table:number-columns-repeated="2"/>
          <table:table-cell office:value-type="float" office:value="6.47036" calcext:value-type="float">
            <text:p>6.47036</text:p>
          </table:table-cell>
          <table:table-cell table:number-columns-repeated="3"/>
        </table:table-row>
        <table:table-row table:style-name="ro1">
          <table:table-cell office:value-type="float" office:value="453323" calcext:value-type="float">
            <text:p>4533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5.688375" calcext:value-type="float">
            <text:p>-175.688375</text:p>
          </table:table-cell>
          <table:table-cell table:number-columns-repeated="2"/>
          <table:table-cell office:value-type="float" office:value="2.153899" calcext:value-type="float">
            <text:p>2.153899</text:p>
          </table:table-cell>
          <table:table-cell table:number-columns-repeated="2"/>
          <table:table-cell office:value-type="float" office:value="6.470594" calcext:value-type="float">
            <text:p>6.470594</text:p>
          </table:table-cell>
          <table:table-cell table:number-columns-repeated="3"/>
        </table:table-row>
        <table:table-row table:style-name="ro1">
          <table:table-cell office:value-type="float" office:value="453343" calcext:value-type="float">
            <text:p>4533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6.325582" calcext:value-type="float">
            <text:p>-176.325582</text:p>
          </table:table-cell>
          <table:table-cell table:number-columns-repeated="2"/>
          <table:table-cell office:value-type="float" office:value="2.154283" calcext:value-type="float">
            <text:p>2.154283</text:p>
          </table:table-cell>
          <table:table-cell table:number-columns-repeated="2"/>
          <table:table-cell office:value-type="float" office:value="6.471052" calcext:value-type="float">
            <text:p>6.471052</text:p>
          </table:table-cell>
          <table:table-cell table:number-columns-repeated="3"/>
        </table:table-row>
        <table:table-row table:style-name="ro1">
          <table:table-cell office:value-type="float" office:value="453363" calcext:value-type="float">
            <text:p>4533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6.995748" calcext:value-type="float">
            <text:p>-176.995748</text:p>
          </table:table-cell>
          <table:table-cell table:number-columns-repeated="2"/>
          <table:table-cell office:value-type="float" office:value="2.154501" calcext:value-type="float">
            <text:p>2.154501</text:p>
          </table:table-cell>
          <table:table-cell table:number-columns-repeated="2"/>
          <table:table-cell office:value-type="float" office:value="6.470852" calcext:value-type="float">
            <text:p>6.470852</text:p>
          </table:table-cell>
          <table:table-cell table:number-columns-repeated="3"/>
        </table:table-row>
        <table:table-row table:style-name="ro1">
          <table:table-cell office:value-type="float" office:value="453383" calcext:value-type="float">
            <text:p>4533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7.696126" calcext:value-type="float">
            <text:p>-177.696126</text:p>
          </table:table-cell>
          <table:table-cell table:number-columns-repeated="2"/>
          <table:table-cell office:value-type="float" office:value="2.154282" calcext:value-type="float">
            <text:p>2.154282</text:p>
          </table:table-cell>
          <table:table-cell table:number-columns-repeated="2"/>
          <table:table-cell office:value-type="float" office:value="6.470636" calcext:value-type="float">
            <text:p>6.470636</text:p>
          </table:table-cell>
          <table:table-cell table:number-columns-repeated="3"/>
        </table:table-row>
        <table:table-row table:style-name="ro1">
          <table:table-cell office:value-type="float" office:value="453403" calcext:value-type="float">
            <text:p>4534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8.418477" calcext:value-type="float">
            <text:p>-178.418477</text:p>
          </table:table-cell>
          <table:table-cell table:number-columns-repeated="2"/>
          <table:table-cell office:value-type="float" office:value="2.154696" calcext:value-type="float">
            <text:p>2.154696</text:p>
          </table:table-cell>
          <table:table-cell table:number-columns-repeated="2"/>
          <table:table-cell office:value-type="float" office:value="6.470656" calcext:value-type="float">
            <text:p>6.470656</text:p>
          </table:table-cell>
          <table:table-cell table:number-columns-repeated="3"/>
        </table:table-row>
        <table:table-row table:style-name="ro1">
          <table:table-cell office:value-type="float" office:value="453423" calcext:value-type="float">
            <text:p>4534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9.157308" calcext:value-type="float">
            <text:p>-179.157308</text:p>
          </table:table-cell>
          <table:table-cell table:number-columns-repeated="2"/>
          <table:table-cell office:value-type="float" office:value="2.15446" calcext:value-type="float">
            <text:p>2.15446</text:p>
          </table:table-cell>
          <table:table-cell table:number-columns-repeated="2"/>
          <table:table-cell office:value-type="float" office:value="6.470872" calcext:value-type="float">
            <text:p>6.470872</text:p>
          </table:table-cell>
          <table:table-cell table:number-columns-repeated="3"/>
        </table:table-row>
        <table:table-row table:style-name="ro1">
          <table:table-cell office:value-type="float" office:value="453445" calcext:value-type="float">
            <text:p>453445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-179.915364" calcext:value-type="float">
            <text:p>-179.915364</text:p>
          </table:table-cell>
          <table:table-cell table:number-columns-repeated="2"/>
          <table:table-cell office:value-type="float" office:value="2.153356" calcext:value-type="float">
            <text:p>2.153356</text:p>
          </table:table-cell>
          <table:table-cell table:number-columns-repeated="2"/>
          <table:table-cell office:value-type="float" office:value="6.47193" calcext:value-type="float">
            <text:p>6.47193</text:p>
          </table:table-cell>
          <table:table-cell table:number-columns-repeated="3"/>
        </table:table-row>
        <table:table-row table:style-name="ro1">
          <table:table-cell office:value-type="float" office:value="453463" calcext:value-type="float">
            <text:p>4534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9.304606" calcext:value-type="float">
            <text:p>179.304606</text:p>
          </table:table-cell>
          <table:table-cell table:number-columns-repeated="2"/>
          <table:table-cell office:value-type="float" office:value="2.15441" calcext:value-type="float">
            <text:p>2.15441</text:p>
          </table:table-cell>
          <table:table-cell table:number-columns-repeated="2"/>
          <table:table-cell office:value-type="float" office:value="6.470874" calcext:value-type="float">
            <text:p>6.470874</text:p>
          </table:table-cell>
          <table:table-cell table:number-columns-repeated="3"/>
        </table:table-row>
        <table:table-row table:style-name="ro1">
          <table:table-cell office:value-type="float" office:value="453483" calcext:value-type="float">
            <text:p>4534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8.521831" calcext:value-type="float">
            <text:p>178.521831</text:p>
          </table:table-cell>
          <table:table-cell table:number-columns-repeated="2"/>
          <table:table-cell office:value-type="float" office:value="2.154612" calcext:value-type="float">
            <text:p>2.154612</text:p>
          </table:table-cell>
          <table:table-cell table:number-columns-repeated="2"/>
          <table:table-cell office:value-type="float" office:value="6.471091" calcext:value-type="float">
            <text:p>6.471091</text:p>
          </table:table-cell>
          <table:table-cell table:number-columns-repeated="3"/>
        </table:table-row>
        <table:table-row table:style-name="ro1">
          <table:table-cell office:value-type="float" office:value="453503" calcext:value-type="float">
            <text:p>4535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7.761027" calcext:value-type="float">
            <text:p>177.761027</text:p>
          </table:table-cell>
          <table:table-cell table:number-columns-repeated="2"/>
          <table:table-cell office:value-type="float" office:value="2.155022" calcext:value-type="float">
            <text:p>2.155022</text:p>
          </table:table-cell>
          <table:table-cell table:number-columns-repeated="2"/>
          <table:table-cell office:value-type="float" office:value="6.471089" calcext:value-type="float">
            <text:p>6.471089</text:p>
          </table:table-cell>
          <table:table-cell table:number-columns-repeated="3"/>
        </table:table-row>
        <table:table-row table:style-name="ro1">
          <table:table-cell office:value-type="float" office:value="453523" calcext:value-type="float">
            <text:p>4535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7.002971" calcext:value-type="float">
            <text:p>177.002971</text:p>
          </table:table-cell>
          <table:table-cell table:number-columns-repeated="2"/>
          <table:table-cell office:value-type="float" office:value="2.155006" calcext:value-type="float">
            <text:p>2.155006</text:p>
          </table:table-cell>
          <table:table-cell table:number-columns-repeated="2"/>
          <table:table-cell office:value-type="float" office:value="6.471097" calcext:value-type="float">
            <text:p>6.471097</text:p>
          </table:table-cell>
          <table:table-cell table:number-columns-repeated="3"/>
        </table:table-row>
        <table:table-row table:style-name="ro1">
          <table:table-cell office:value-type="float" office:value="453543" calcext:value-type="float">
            <text:p>4535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6.253154" calcext:value-type="float">
            <text:p>176.253154</text:p>
          </table:table-cell>
          <table:table-cell table:number-columns-repeated="2"/>
          <table:table-cell office:value-type="float" office:value="2.154989" calcext:value-type="float">
            <text:p>2.154989</text:p>
          </table:table-cell>
          <table:table-cell table:number-columns-repeated="2"/>
          <table:table-cell office:value-type="float" office:value="6.471106" calcext:value-type="float">
            <text:p>6.471106</text:p>
          </table:table-cell>
          <table:table-cell table:number-columns-repeated="3"/>
        </table:table-row>
        <table:table-row table:style-name="ro1">
          <table:table-cell office:value-type="float" office:value="453563" calcext:value-type="float">
            <text:p>4535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5.550029" calcext:value-type="float">
            <text:p>175.550029</text:p>
          </table:table-cell>
          <table:table-cell table:number-columns-repeated="2"/>
          <table:table-cell office:value-type="float" office:value="2.154972" calcext:value-type="float">
            <text:p>2.154972</text:p>
          </table:table-cell>
          <table:table-cell table:number-columns-repeated="2"/>
          <table:table-cell office:value-type="float" office:value="6.471115" calcext:value-type="float">
            <text:p>6.471115</text:p>
          </table:table-cell>
          <table:table-cell table:number-columns-repeated="3"/>
        </table:table-row>
        <table:table-row table:style-name="ro1">
          <table:table-cell office:value-type="float" office:value="453583" calcext:value-type="float">
            <text:p>4535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4.893596" calcext:value-type="float">
            <text:p>174.893596</text:p>
          </table:table-cell>
          <table:table-cell table:number-columns-repeated="2"/>
          <table:table-cell office:value-type="float" office:value="2.1552" calcext:value-type="float">
            <text:p>2.1552</text:p>
          </table:table-cell>
          <table:table-cell table:number-columns-repeated="2"/>
          <table:table-cell office:value-type="float" office:value="6.471319" calcext:value-type="float">
            <text:p>6.471319</text:p>
          </table:table-cell>
          <table:table-cell table:number-columns-repeated="3"/>
        </table:table-row>
        <table:table-row table:style-name="ro1">
          <table:table-cell office:value-type="float" office:value="453603" calcext:value-type="float">
            <text:p>4536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4.248149" calcext:value-type="float">
            <text:p>174.248149</text:p>
          </table:table-cell>
          <table:table-cell table:number-columns-repeated="2"/>
          <table:table-cell office:value-type="float" office:value="2.155428" calcext:value-type="float">
            <text:p>2.155428</text:p>
          </table:table-cell>
          <table:table-cell table:number-columns-repeated="2"/>
          <table:table-cell office:value-type="float" office:value="6.471522" calcext:value-type="float">
            <text:p>6.471522</text:p>
          </table:table-cell>
          <table:table-cell table:number-columns-repeated="3"/>
        </table:table-row>
        <table:table-row table:style-name="ro1">
          <table:table-cell office:value-type="float" office:value="453623" calcext:value-type="float">
            <text:p>4536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3.616435" calcext:value-type="float">
            <text:p>173.616435</text:p>
          </table:table-cell>
          <table:table-cell table:number-columns-repeated="2"/>
          <table:table-cell office:value-type="float" office:value="2.155425" calcext:value-type="float">
            <text:p>2.155425</text:p>
          </table:table-cell>
          <table:table-cell table:number-columns-repeated="2"/>
          <table:table-cell office:value-type="float" office:value="6.471531" calcext:value-type="float">
            <text:p>6.471531</text:p>
          </table:table-cell>
          <table:table-cell table:number-columns-repeated="3"/>
        </table:table-row>
        <table:table-row table:style-name="ro1">
          <table:table-cell office:value-type="float" office:value="453643" calcext:value-type="float">
            <text:p>4536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2.960002" calcext:value-type="float">
            <text:p>172.960002</text:p>
          </table:table-cell>
          <table:table-cell table:number-columns-repeated="2"/>
          <table:table-cell office:value-type="float" office:value="2.15561" calcext:value-type="float">
            <text:p>2.15561</text:p>
          </table:table-cell>
          <table:table-cell table:number-columns-repeated="2"/>
          <table:table-cell office:value-type="float" office:value="6.471302" calcext:value-type="float">
            <text:p>6.471302</text:p>
          </table:table-cell>
          <table:table-cell table:number-columns-repeated="3"/>
        </table:table-row>
        <table:table-row table:style-name="ro1">
          <table:table-cell office:value-type="float" office:value="453663" calcext:value-type="float">
            <text:p>4536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2.289836" calcext:value-type="float">
            <text:p>172.289836</text:p>
          </table:table-cell>
          <table:table-cell table:number-columns-repeated="2"/>
          <table:table-cell office:value-type="float" office:value="2.155607" calcext:value-type="float">
            <text:p>2.155607</text:p>
          </table:table-cell>
          <table:table-cell table:number-columns-repeated="2"/>
          <table:table-cell office:value-type="float" office:value="6.471311" calcext:value-type="float">
            <text:p>6.471311</text:p>
          </table:table-cell>
          <table:table-cell table:number-columns-repeated="3"/>
        </table:table-row>
        <table:table-row table:style-name="ro1">
          <table:table-cell office:value-type="float" office:value="453683" calcext:value-type="float">
            <text:p>4536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1.605937" calcext:value-type="float">
            <text:p>171.605937</text:p>
          </table:table-cell>
          <table:table-cell table:number-columns-repeated="2"/>
          <table:table-cell office:value-type="float" office:value="2.155846" calcext:value-type="float">
            <text:p>2.155846</text:p>
          </table:table-cell>
          <table:table-cell table:number-columns-repeated="2"/>
          <table:table-cell office:value-type="float" office:value="6.471501" calcext:value-type="float">
            <text:p>6.471501</text:p>
          </table:table-cell>
          <table:table-cell table:number-columns-repeated="3"/>
        </table:table-row>
        <table:table-row table:style-name="ro1">
          <table:table-cell office:value-type="float" office:value="453703" calcext:value-type="float">
            <text:p>4537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0.891826" calcext:value-type="float">
            <text:p>170.891826</text:p>
          </table:table-cell>
          <table:table-cell table:number-columns-repeated="2"/>
          <table:table-cell office:value-type="float" office:value="2.155844" calcext:value-type="float">
            <text:p>2.155844</text:p>
          </table:table-cell>
          <table:table-cell table:number-columns-repeated="2"/>
          <table:table-cell office:value-type="float" office:value="6.471509" calcext:value-type="float">
            <text:p>6.471509</text:p>
          </table:table-cell>
          <table:table-cell table:number-columns-repeated="3"/>
        </table:table-row>
        <table:table-row table:style-name="ro1">
          <table:table-cell office:value-type="float" office:value="453723" calcext:value-type="float">
            <text:p>4537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70.131022" calcext:value-type="float">
            <text:p>170.131022</text:p>
          </table:table-cell>
          <table:table-cell table:number-columns-repeated="2"/>
          <table:table-cell office:value-type="float" office:value="2.156087" calcext:value-type="float">
            <text:p>2.156087</text:p>
          </table:table-cell>
          <table:table-cell table:number-columns-repeated="2"/>
          <table:table-cell office:value-type="float" office:value="6.471695" calcext:value-type="float">
            <text:p>6.471695</text:p>
          </table:table-cell>
          <table:table-cell table:number-columns-repeated="3"/>
        </table:table-row>
        <table:table-row table:style-name="ro1">
          <table:table-cell office:value-type="float" office:value="453743" calcext:value-type="float">
            <text:p>4537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9.340007" calcext:value-type="float">
            <text:p>169.340007</text:p>
          </table:table-cell>
          <table:table-cell table:number-columns-repeated="2"/>
          <table:table-cell office:value-type="float" office:value="2.156085" calcext:value-type="float">
            <text:p>2.156085</text:p>
          </table:table-cell>
          <table:table-cell table:number-columns-repeated="2"/>
          <table:table-cell office:value-type="float" office:value="6.471703" calcext:value-type="float">
            <text:p>6.471703</text:p>
          </table:table-cell>
          <table:table-cell table:number-columns-repeated="3"/>
        </table:table-row>
        <table:table-row table:style-name="ro1">
          <table:table-cell office:value-type="float" office:value="453762" calcext:value-type="float">
            <text:p>45376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8.529765" calcext:value-type="float">
            <text:p>168.529765</text:p>
          </table:table-cell>
          <table:table-cell table:number-columns-repeated="2"/>
          <table:table-cell office:value-type="float" office:value="2.156502" calcext:value-type="float">
            <text:p>2.156502</text:p>
          </table:table-cell>
          <table:table-cell table:number-columns-repeated="2"/>
          <table:table-cell office:value-type="float" office:value="6.471632" calcext:value-type="float">
            <text:p>6.471632</text:p>
          </table:table-cell>
          <table:table-cell table:number-columns-repeated="3"/>
        </table:table-row>
        <table:table-row table:style-name="ro1">
          <table:table-cell office:value-type="float" office:value="453782" calcext:value-type="float">
            <text:p>45378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7.70579" calcext:value-type="float">
            <text:p>167.70579</text:p>
          </table:table-cell>
          <table:table-cell table:number-columns-repeated="2"/>
          <table:table-cell office:value-type="float" office:value="2.156339" calcext:value-type="float">
            <text:p>2.156339</text:p>
          </table:table-cell>
          <table:table-cell table:number-columns-repeated="2"/>
          <table:table-cell office:value-type="float" office:value="6.471885" calcext:value-type="float">
            <text:p>6.471885</text:p>
          </table:table-cell>
          <table:table-cell table:number-columns-repeated="3"/>
        </table:table-row>
        <table:table-row table:style-name="ro1">
          <table:table-cell office:value-type="float" office:value="453803" calcext:value-type="float">
            <text:p>4538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6.873576" calcext:value-type="float">
            <text:p>166.873576</text:p>
          </table:table-cell>
          <table:table-cell table:number-columns-repeated="2"/>
          <table:table-cell office:value-type="float" office:value="2.156597" calcext:value-type="float">
            <text:p>2.156597</text:p>
          </table:table-cell>
          <table:table-cell table:number-columns-repeated="2"/>
          <table:table-cell office:value-type="float" office:value="6.472049" calcext:value-type="float">
            <text:p>6.472049</text:p>
          </table:table-cell>
          <table:table-cell table:number-columns-repeated="3"/>
        </table:table-row>
        <table:table-row table:style-name="ro1">
          <table:table-cell office:value-type="float" office:value="453823" calcext:value-type="float">
            <text:p>4538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6.022136" calcext:value-type="float">
            <text:p>166.022136</text:p>
          </table:table-cell>
          <table:table-cell table:number-columns-repeated="2"/>
          <table:table-cell office:value-type="float" office:value="2.156345" calcext:value-type="float">
            <text:p>2.156345</text:p>
          </table:table-cell>
          <table:table-cell table:number-columns-repeated="2"/>
          <table:table-cell office:value-type="float" office:value="6.47189" calcext:value-type="float">
            <text:p>6.47189</text:p>
          </table:table-cell>
          <table:table-cell table:number-columns-repeated="3"/>
        </table:table-row>
        <table:table-row table:style-name="ro1">
          <table:table-cell office:value-type="float" office:value="453843" calcext:value-type="float">
            <text:p>4538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5.165202" calcext:value-type="float">
            <text:p>165.165202</text:p>
          </table:table-cell>
          <table:table-cell table:number-columns-repeated="2"/>
          <table:table-cell office:value-type="float" office:value="2.156607" calcext:value-type="float">
            <text:p>2.156607</text:p>
          </table:table-cell>
          <table:table-cell table:number-columns-repeated="2"/>
          <table:table-cell office:value-type="float" office:value="6.472046" calcext:value-type="float">
            <text:p>6.472046</text:p>
          </table:table-cell>
          <table:table-cell table:number-columns-repeated="3"/>
        </table:table-row>
        <table:table-row table:style-name="ro1">
          <table:table-cell office:value-type="float" office:value="453863" calcext:value-type="float">
            <text:p>4538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4.308269" calcext:value-type="float">
            <text:p>164.308269</text:p>
          </table:table-cell>
          <table:table-cell table:number-columns-repeated="2"/>
          <table:table-cell office:value-type="float" office:value="2.157023" calcext:value-type="float">
            <text:p>2.157023</text:p>
          </table:table-cell>
          <table:table-cell table:number-columns-repeated="2"/>
          <table:table-cell office:value-type="float" office:value="6.471937" calcext:value-type="float">
            <text:p>6.471937</text:p>
          </table:table-cell>
          <table:table-cell table:number-columns-repeated="3"/>
        </table:table-row>
        <table:table-row table:style-name="ro1">
          <table:table-cell office:value-type="float" office:value="453883" calcext:value-type="float">
            <text:p>4538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3.454082" calcext:value-type="float">
            <text:p>163.454082</text:p>
          </table:table-cell>
          <table:table-cell table:number-columns-repeated="2"/>
          <table:table-cell office:value-type="float" office:value="2.157026" calcext:value-type="float">
            <text:p>2.157026</text:p>
          </table:table-cell>
          <table:table-cell table:number-columns-repeated="2"/>
          <table:table-cell office:value-type="float" office:value="6.471937" calcext:value-type="float">
            <text:p>6.471937</text:p>
          </table:table-cell>
          <table:table-cell table:number-columns-repeated="3"/>
        </table:table-row>
        <table:table-row table:style-name="ro1">
          <table:table-cell office:value-type="float" office:value="453903" calcext:value-type="float">
            <text:p>4539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2.586162" calcext:value-type="float">
            <text:p>162.586162</text:p>
          </table:table-cell>
          <table:table-cell table:number-columns-repeated="2"/>
          <table:table-cell office:value-type="float" office:value="2.157295" calcext:value-type="float">
            <text:p>2.157295</text:p>
          </table:table-cell>
          <table:table-cell table:number-columns-repeated="2"/>
          <table:table-cell office:value-type="float" office:value="6.472082" calcext:value-type="float">
            <text:p>6.472082</text:p>
          </table:table-cell>
          <table:table-cell table:number-columns-repeated="3"/>
        </table:table-row>
        <table:table-row table:style-name="ro1">
          <table:table-cell office:value-type="float" office:value="453923" calcext:value-type="float">
            <text:p>4539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1.720988" calcext:value-type="float">
            <text:p>161.720988</text:p>
          </table:table-cell>
          <table:table-cell table:number-columns-repeated="2"/>
          <table:table-cell office:value-type="float" office:value="2.157299" calcext:value-type="float">
            <text:p>2.157299</text:p>
          </table:table-cell>
          <table:table-cell table:number-columns-repeated="2"/>
          <table:table-cell office:value-type="float" office:value="6.472084" calcext:value-type="float">
            <text:p>6.472084</text:p>
          </table:table-cell>
          <table:table-cell table:number-columns-repeated="3"/>
        </table:table-row>
        <table:table-row table:style-name="ro1">
          <table:table-cell office:value-type="float" office:value="453942" calcext:value-type="float">
            <text:p>4539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60.844829" calcext:value-type="float">
            <text:p>160.844829</text:p>
          </table:table-cell>
          <table:table-cell table:number-columns-repeated="2"/>
          <table:table-cell office:value-type="float" office:value="2.157572" calcext:value-type="float">
            <text:p>2.157572</text:p>
          </table:table-cell>
          <table:table-cell table:number-columns-repeated="2"/>
          <table:table-cell office:value-type="float" office:value="6.472221" calcext:value-type="float">
            <text:p>6.472221</text:p>
          </table:table-cell>
          <table:table-cell table:number-columns-repeated="3"/>
        </table:table-row>
        <table:table-row table:style-name="ro1">
          <table:table-cell office:value-type="float" office:value="453963" calcext:value-type="float">
            <text:p>4539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9.971415" calcext:value-type="float">
            <text:p>159.971415</text:p>
          </table:table-cell>
          <table:table-cell table:number-columns-repeated="2"/>
          <table:table-cell office:value-type="float" office:value="2.157575" calcext:value-type="float">
            <text:p>2.157575</text:p>
          </table:table-cell>
          <table:table-cell table:number-columns-repeated="2"/>
          <table:table-cell office:value-type="float" office:value="6.472222" calcext:value-type="float">
            <text:p>6.472222</text:p>
          </table:table-cell>
          <table:table-cell table:number-columns-repeated="3"/>
        </table:table-row>
        <table:table-row table:style-name="ro1">
          <table:table-cell office:value-type="float" office:value="453983" calcext:value-type="float">
            <text:p>4539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9.092509" calcext:value-type="float">
            <text:p>159.092509</text:p>
          </table:table-cell>
          <table:table-cell table:number-columns-repeated="2"/>
          <table:table-cell office:value-type="float" office:value="2.157577" calcext:value-type="float">
            <text:p>2.157577</text:p>
          </table:table-cell>
          <table:table-cell table:number-columns-repeated="2"/>
          <table:table-cell office:value-type="float" office:value="6.472222" calcext:value-type="float">
            <text:p>6.472222</text:p>
          </table:table-cell>
          <table:table-cell table:number-columns-repeated="3"/>
        </table:table-row>
        <table:table-row table:style-name="ro1">
          <table:table-cell office:value-type="float" office:value="454003" calcext:value-type="float">
            <text:p>4540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8.21635" calcext:value-type="float">
            <text:p>158.21635</text:p>
          </table:table-cell>
          <table:table-cell table:number-columns-repeated="2"/>
          <table:table-cell office:value-type="float" office:value="2.157701" calcext:value-type="float">
            <text:p>2.157701</text:p>
          </table:table-cell>
          <table:table-cell table:number-columns-repeated="2"/>
          <table:table-cell office:value-type="float" office:value="6.471946" calcext:value-type="float">
            <text:p>6.471946</text:p>
          </table:table-cell>
          <table:table-cell table:number-columns-repeated="3"/>
        </table:table-row>
        <table:table-row table:style-name="ro1">
          <table:table-cell office:value-type="float" office:value="454023" calcext:value-type="float">
            <text:p>4540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7.342936" calcext:value-type="float">
            <text:p>157.342936</text:p>
          </table:table-cell>
          <table:table-cell table:number-columns-repeated="2"/>
          <table:table-cell office:value-type="float" office:value="2.157981" calcext:value-type="float">
            <text:p>2.157981</text:p>
          </table:table-cell>
          <table:table-cell table:number-columns-repeated="2"/>
          <table:table-cell office:value-type="float" office:value="6.472066" calcext:value-type="float">
            <text:p>6.472066</text:p>
          </table:table-cell>
          <table:table-cell table:number-columns-repeated="3"/>
        </table:table-row>
        <table:table-row table:style-name="ro1">
          <table:table-cell office:value-type="float" office:value="454043" calcext:value-type="float">
            <text:p>4540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6.47227" calcext:value-type="float">
            <text:p>156.47227</text:p>
          </table:table-cell>
          <table:table-cell table:number-columns-repeated="2"/>
          <table:table-cell office:value-type="float" office:value="2.158262" calcext:value-type="float">
            <text:p>2.158262</text:p>
          </table:table-cell>
          <table:table-cell table:number-columns-repeated="2"/>
          <table:table-cell office:value-type="float" office:value="6.472181" calcext:value-type="float">
            <text:p>6.472181</text:p>
          </table:table-cell>
          <table:table-cell table:number-columns-repeated="3"/>
        </table:table-row>
        <table:table-row table:style-name="ro1">
          <table:table-cell office:value-type="float" office:value="454065" calcext:value-type="float">
            <text:p>454065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5.609843" calcext:value-type="float">
            <text:p>155.609843</text:p>
          </table:table-cell>
          <table:table-cell table:number-columns-repeated="2"/>
          <table:table-cell office:value-type="float" office:value="2.158483" calcext:value-type="float">
            <text:p>2.158483</text:p>
          </table:table-cell>
          <table:table-cell table:number-columns-repeated="2"/>
          <table:table-cell office:value-type="float" office:value="6.471618" calcext:value-type="float">
            <text:p>6.471618</text:p>
          </table:table-cell>
          <table:table-cell table:number-columns-repeated="3"/>
        </table:table-row>
        <table:table-row table:style-name="ro1">
          <table:table-cell office:value-type="float" office:value="454083" calcext:value-type="float">
            <text:p>4540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4.758403" calcext:value-type="float">
            <text:p>154.758403</text:p>
          </table:table-cell>
          <table:table-cell table:number-columns-repeated="2"/>
          <table:table-cell office:value-type="float" office:value="2.158663" calcext:value-type="float">
            <text:p>2.158663</text:p>
          </table:table-cell>
          <table:table-cell table:number-columns-repeated="2"/>
          <table:table-cell office:value-type="float" office:value="6.472007" calcext:value-type="float">
            <text:p>6.472007</text:p>
          </table:table-cell>
          <table:table-cell table:number-columns-repeated="3"/>
        </table:table-row>
        <table:table-row table:style-name="ro1">
          <table:table-cell office:value-type="float" office:value="454103" calcext:value-type="float">
            <text:p>4541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3.917949" calcext:value-type="float">
            <text:p>153.917949</text:p>
          </table:table-cell>
          <table:table-cell table:number-columns-repeated="2"/>
          <table:table-cell office:value-type="float" office:value="2.158665" calcext:value-type="float">
            <text:p>2.158665</text:p>
          </table:table-cell>
          <table:table-cell table:number-columns-repeated="2"/>
          <table:table-cell office:value-type="float" office:value="6.472007" calcext:value-type="float">
            <text:p>6.472007</text:p>
          </table:table-cell>
          <table:table-cell table:number-columns-repeated="3"/>
        </table:table-row>
        <table:table-row table:style-name="ro1">
          <table:table-cell office:value-type="float" office:value="454123" calcext:value-type="float">
            <text:p>4541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3.077495" calcext:value-type="float">
            <text:p>153.077495</text:p>
          </table:table-cell>
          <table:table-cell table:number-columns-repeated="2"/>
          <table:table-cell office:value-type="float" office:value="2.159239" calcext:value-type="float">
            <text:p>2.159239</text:p>
          </table:table-cell>
          <table:table-cell table:number-columns-repeated="2"/>
          <table:table-cell office:value-type="float" office:value="6.472204" calcext:value-type="float">
            <text:p>6.472204</text:p>
          </table:table-cell>
          <table:table-cell table:number-columns-repeated="3"/>
        </table:table-row>
        <table:table-row table:style-name="ro1">
          <table:table-cell office:value-type="float" office:value="454143" calcext:value-type="float">
            <text:p>4541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2.231547" calcext:value-type="float">
            <text:p>152.231547</text:p>
          </table:table-cell>
          <table:table-cell table:number-columns-repeated="2"/>
          <table:table-cell office:value-type="float" office:value="2.159241" calcext:value-type="float">
            <text:p>2.159241</text:p>
          </table:table-cell>
          <table:table-cell table:number-columns-repeated="2"/>
          <table:table-cell office:value-type="float" office:value="6.472203" calcext:value-type="float">
            <text:p>6.472203</text:p>
          </table:table-cell>
          <table:table-cell table:number-columns-repeated="3"/>
        </table:table-row>
        <table:table-row table:style-name="ro1">
          <table:table-cell office:value-type="float" office:value="454163" calcext:value-type="float">
            <text:p>4541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1.37736" calcext:value-type="float">
            <text:p>151.37736</text:p>
          </table:table-cell>
          <table:table-cell table:number-columns-repeated="2"/>
          <table:table-cell office:value-type="float" office:value="2.159243" calcext:value-type="float">
            <text:p>2.159243</text:p>
          </table:table-cell>
          <table:table-cell table:number-columns-repeated="2"/>
          <table:table-cell office:value-type="float" office:value="6.472203" calcext:value-type="float">
            <text:p>6.472203</text:p>
          </table:table-cell>
          <table:table-cell table:number-columns-repeated="3"/>
        </table:table-row>
        <table:table-row table:style-name="ro1">
          <table:table-cell office:value-type="float" office:value="454183" calcext:value-type="float">
            <text:p>4541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50.53416" calcext:value-type="float">
            <text:p>150.53416</text:p>
          </table:table-cell>
          <table:table-cell table:number-columns-repeated="2"/>
          <table:table-cell office:value-type="float" office:value="2.159329" calcext:value-type="float">
            <text:p>2.159329</text:p>
          </table:table-cell>
          <table:table-cell table:number-columns-repeated="2"/>
          <table:table-cell office:value-type="float" office:value="6.471912" calcext:value-type="float">
            <text:p>6.471912</text:p>
          </table:table-cell>
          <table:table-cell table:number-columns-repeated="3"/>
        </table:table-row>
        <table:table-row table:style-name="ro1">
          <table:table-cell office:value-type="float" office:value="454203" calcext:value-type="float">
            <text:p>4542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9.677226" calcext:value-type="float">
            <text:p>149.677226</text:p>
          </table:table-cell>
          <table:table-cell table:number-columns-repeated="2"/>
          <table:table-cell office:value-type="float" office:value="2.159331" calcext:value-type="float">
            <text:p>2.159331</text:p>
          </table:table-cell>
          <table:table-cell table:number-columns-repeated="2"/>
          <table:table-cell office:value-type="float" office:value="6.471912" calcext:value-type="float">
            <text:p>6.471912</text:p>
          </table:table-cell>
          <table:table-cell table:number-columns-repeated="3"/>
        </table:table-row>
        <table:table-row table:style-name="ro1">
          <table:table-cell office:value-type="float" office:value="454223" calcext:value-type="float">
            <text:p>4542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8.828532" calcext:value-type="float">
            <text:p>148.828532</text:p>
          </table:table-cell>
          <table:table-cell table:number-columns-repeated="2"/>
          <table:table-cell office:value-type="float" office:value="2.159626" calcext:value-type="float">
            <text:p>2.159626</text:p>
          </table:table-cell>
          <table:table-cell table:number-columns-repeated="2"/>
          <table:table-cell office:value-type="float" office:value="6.471988" calcext:value-type="float">
            <text:p>6.471988</text:p>
          </table:table-cell>
          <table:table-cell table:number-columns-repeated="3"/>
        </table:table-row>
        <table:table-row table:style-name="ro1">
          <table:table-cell office:value-type="float" office:value="454243" calcext:value-type="float">
            <text:p>4542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7.974345" calcext:value-type="float">
            <text:p>147.974345</text:p>
          </table:table-cell>
          <table:table-cell table:number-columns-repeated="2"/>
          <table:table-cell office:value-type="float" office:value="2.159699" calcext:value-type="float">
            <text:p>2.159699</text:p>
          </table:table-cell>
          <table:table-cell table:number-columns-repeated="2"/>
          <table:table-cell office:value-type="float" office:value="6.471693" calcext:value-type="float">
            <text:p>6.471693</text:p>
          </table:table-cell>
          <table:table-cell table:number-columns-repeated="3"/>
        </table:table-row>
        <table:table-row table:style-name="ro1">
          <table:table-cell office:value-type="float" office:value="454263" calcext:value-type="float">
            <text:p>4542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7.120158" calcext:value-type="float">
            <text:p>147.120158</text:p>
          </table:table-cell>
          <table:table-cell table:number-columns-repeated="2"/>
          <table:table-cell office:value-type="float" office:value="2.159702" calcext:value-type="float">
            <text:p>2.159702</text:p>
          </table:table-cell>
          <table:table-cell table:number-columns-repeated="2"/>
          <table:table-cell office:value-type="float" office:value="6.471693" calcext:value-type="float">
            <text:p>6.471693</text:p>
          </table:table-cell>
          <table:table-cell table:number-columns-repeated="3"/>
        </table:table-row>
        <table:table-row table:style-name="ro1">
          <table:table-cell office:value-type="float" office:value="454283" calcext:value-type="float">
            <text:p>4542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6.249492" calcext:value-type="float">
            <text:p>146.249492</text:p>
          </table:table-cell>
          <table:table-cell table:number-columns-repeated="2"/>
          <table:table-cell office:value-type="float" office:value="2.159937" calcext:value-type="float">
            <text:p>2.159937</text:p>
          </table:table-cell>
          <table:table-cell table:number-columns-repeated="2"/>
          <table:table-cell office:value-type="float" office:value="6.472053" calcext:value-type="float">
            <text:p>6.472053</text:p>
          </table:table-cell>
          <table:table-cell table:number-columns-repeated="3"/>
        </table:table-row>
        <table:table-row table:style-name="ro1">
          <table:table-cell office:value-type="float" office:value="454303" calcext:value-type="float">
            <text:p>4543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5.395305" calcext:value-type="float">
            <text:p>145.395305</text:p>
          </table:table-cell>
          <table:table-cell table:number-columns-repeated="2"/>
          <table:table-cell office:value-type="float" office:value="2.160293" calcext:value-type="float">
            <text:p>2.160293</text:p>
          </table:table-cell>
          <table:table-cell table:number-columns-repeated="2"/>
          <table:table-cell office:value-type="float" office:value="6.471815" calcext:value-type="float">
            <text:p>6.471815</text:p>
          </table:table-cell>
          <table:table-cell table:number-columns-repeated="3"/>
        </table:table-row>
        <table:table-row table:style-name="ro1">
          <table:table-cell office:value-type="float" office:value="454323" calcext:value-type="float">
            <text:p>4543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4.538371" calcext:value-type="float">
            <text:p>144.538371</text:p>
          </table:table-cell>
          <table:table-cell table:number-columns-repeated="2"/>
          <table:table-cell office:value-type="float" office:value="2.160295" calcext:value-type="float">
            <text:p>2.160295</text:p>
          </table:table-cell>
          <table:table-cell table:number-columns-repeated="2"/>
          <table:table-cell office:value-type="float" office:value="6.471815" calcext:value-type="float">
            <text:p>6.471815</text:p>
          </table:table-cell>
          <table:table-cell table:number-columns-repeated="3"/>
        </table:table-row>
        <table:table-row table:style-name="ro1">
          <table:table-cell office:value-type="float" office:value="454343" calcext:value-type="float">
            <text:p>4543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3.684184" calcext:value-type="float">
            <text:p>143.684184</text:p>
          </table:table-cell>
          <table:table-cell table:number-columns-repeated="2"/>
          <table:table-cell office:value-type="float" office:value="2.160298" calcext:value-type="float">
            <text:p>2.160298</text:p>
          </table:table-cell>
          <table:table-cell table:number-columns-repeated="2"/>
          <table:table-cell office:value-type="float" office:value="6.471815" calcext:value-type="float">
            <text:p>6.471815</text:p>
          </table:table-cell>
          <table:table-cell table:number-columns-repeated="3"/>
        </table:table-row>
        <table:table-row table:style-name="ro1">
          <table:table-cell office:value-type="float" office:value="454363" calcext:value-type="float">
            <text:p>4543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2.862956" calcext:value-type="float">
            <text:p>142.862956</text:p>
          </table:table-cell>
          <table:table-cell table:number-columns-repeated="2"/>
          <table:table-cell office:value-type="float" office:value="2.160344" calcext:value-type="float">
            <text:p>2.160344</text:p>
          </table:table-cell>
          <table:table-cell table:number-columns-repeated="2"/>
          <table:table-cell office:value-type="float" office:value="6.471516" calcext:value-type="float">
            <text:p>6.471516</text:p>
          </table:table-cell>
          <table:table-cell table:number-columns-repeated="3"/>
        </table:table-row>
        <table:table-row table:style-name="ro1">
          <table:table-cell office:value-type="float" office:value="454383" calcext:value-type="float">
            <text:p>4543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2.047221" calcext:value-type="float">
            <text:p>142.047221</text:p>
          </table:table-cell>
          <table:table-cell table:number-columns-repeated="2"/>
          <table:table-cell office:value-type="float" office:value="2.160646" calcext:value-type="float">
            <text:p>2.160646</text:p>
          </table:table-cell>
          <table:table-cell table:number-columns-repeated="2"/>
          <table:table-cell office:value-type="float" office:value="6.471557" calcext:value-type="float">
            <text:p>6.471557</text:p>
          </table:table-cell>
          <table:table-cell table:number-columns-repeated="3"/>
        </table:table-row>
        <table:table-row table:style-name="ro1">
          <table:table-cell office:value-type="float" office:value="454406" calcext:value-type="float">
            <text:p>454406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1.217753" calcext:value-type="float">
            <text:p>141.217753</text:p>
          </table:table-cell>
          <table:table-cell table:number-columns-repeated="2"/>
          <table:table-cell office:value-type="float" office:value="2.160469" calcext:value-type="float">
            <text:p>2.160469</text:p>
          </table:table-cell>
          <table:table-cell table:number-columns-repeated="2"/>
          <table:table-cell office:value-type="float" office:value="6.473058" calcext:value-type="float">
            <text:p>6.473058</text:p>
          </table:table-cell>
          <table:table-cell table:number-columns-repeated="3"/>
        </table:table-row>
        <table:table-row table:style-name="ro1">
          <table:table-cell office:value-type="float" office:value="454423" calcext:value-type="float">
            <text:p>4544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40.358073" calcext:value-type="float">
            <text:p>140.358073</text:p>
          </table:table-cell>
          <table:table-cell table:number-columns-repeated="2"/>
          <table:table-cell office:value-type="float" office:value="2.16066" calcext:value-type="float">
            <text:p>2.16066</text:p>
          </table:table-cell>
          <table:table-cell table:number-columns-repeated="2"/>
          <table:table-cell office:value-type="float" office:value="6.471254" calcext:value-type="float">
            <text:p>6.471254</text:p>
          </table:table-cell>
          <table:table-cell table:number-columns-repeated="3"/>
        </table:table-row>
        <table:table-row table:style-name="ro1">
          <table:table-cell office:value-type="float" office:value="454443" calcext:value-type="float">
            <text:p>4544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9.487407" calcext:value-type="float">
            <text:p>139.487407</text:p>
          </table:table-cell>
          <table:table-cell table:number-columns-repeated="2"/>
          <table:table-cell office:value-type="float" office:value="2.160936" calcext:value-type="float">
            <text:p>2.160936</text:p>
          </table:table-cell>
          <table:table-cell table:number-columns-repeated="2"/>
          <table:table-cell office:value-type="float" office:value="6.471583" calcext:value-type="float">
            <text:p>6.471583</text:p>
          </table:table-cell>
          <table:table-cell table:number-columns-repeated="3"/>
        </table:table-row>
        <table:table-row table:style-name="ro1">
          <table:table-cell office:value-type="float" office:value="454463" calcext:value-type="float">
            <text:p>4544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8.627727" calcext:value-type="float">
            <text:p>138.627727</text:p>
          </table:table-cell>
          <table:table-cell table:number-columns-repeated="2"/>
          <table:table-cell office:value-type="float" office:value="2.161239" calcext:value-type="float">
            <text:p>2.161239</text:p>
          </table:table-cell>
          <table:table-cell table:number-columns-repeated="2"/>
          <table:table-cell office:value-type="float" office:value="6.471607" calcext:value-type="float">
            <text:p>6.471607</text:p>
          </table:table-cell>
          <table:table-cell table:number-columns-repeated="3"/>
        </table:table-row>
        <table:table-row table:style-name="ro1">
          <table:table-cell office:value-type="float" office:value="454483" calcext:value-type="float">
            <text:p>4544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7.792766" calcext:value-type="float">
            <text:p>137.792766</text:p>
          </table:table-cell>
          <table:table-cell table:number-columns-repeated="2"/>
          <table:table-cell office:value-type="float" office:value="2.161242" calcext:value-type="float">
            <text:p>2.161242</text:p>
          </table:table-cell>
          <table:table-cell table:number-columns-repeated="2"/>
          <table:table-cell office:value-type="float" office:value="6.471607" calcext:value-type="float">
            <text:p>6.471607</text:p>
          </table:table-cell>
          <table:table-cell table:number-columns-repeated="3"/>
        </table:table-row>
        <table:table-row table:style-name="ro1">
          <table:table-cell office:value-type="float" office:value="454503" calcext:value-type="float">
            <text:p>4545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6.960551" calcext:value-type="float">
            <text:p>136.960551</text:p>
          </table:table-cell>
          <table:table-cell table:number-columns-repeated="2"/>
          <table:table-cell office:value-type="float" office:value="2.161244" calcext:value-type="float">
            <text:p>2.161244</text:p>
          </table:table-cell>
          <table:table-cell table:number-columns-repeated="2"/>
          <table:table-cell office:value-type="float" office:value="6.471606" calcext:value-type="float">
            <text:p>6.471606</text:p>
          </table:table-cell>
          <table:table-cell table:number-columns-repeated="3"/>
        </table:table-row>
        <table:table-row table:style-name="ro1">
          <table:table-cell office:value-type="float" office:value="454522" calcext:value-type="float">
            <text:p>4545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6.139323" calcext:value-type="float">
            <text:p>136.139323</text:p>
          </table:table-cell>
          <table:table-cell table:number-columns-repeated="2"/>
          <table:table-cell office:value-type="float" office:value="2.161548" calcext:value-type="float">
            <text:p>2.161548</text:p>
          </table:table-cell>
          <table:table-cell table:number-columns-repeated="2"/>
          <table:table-cell office:value-type="float" office:value="6.471615" calcext:value-type="float">
            <text:p>6.471615</text:p>
          </table:table-cell>
          <table:table-cell table:number-columns-repeated="3"/>
        </table:table-row>
        <table:table-row table:style-name="ro1">
          <table:table-cell office:value-type="float" office:value="454543" calcext:value-type="float">
            <text:p>4545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5.309855" calcext:value-type="float">
            <text:p>135.309855</text:p>
          </table:table-cell>
          <table:table-cell table:number-columns-repeated="2"/>
          <table:table-cell office:value-type="float" office:value="2.161555" calcext:value-type="float">
            <text:p>2.161555</text:p>
          </table:table-cell>
          <table:table-cell table:number-columns-repeated="2"/>
          <table:table-cell office:value-type="float" office:value="6.471312" calcext:value-type="float">
            <text:p>6.471312</text:p>
          </table:table-cell>
          <table:table-cell table:number-columns-repeated="3"/>
        </table:table-row>
        <table:table-row table:style-name="ro1">
          <table:table-cell office:value-type="float" office:value="454563" calcext:value-type="float">
            <text:p>4545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4.474894" calcext:value-type="float">
            <text:p>134.474894</text:p>
          </table:table-cell>
          <table:table-cell table:number-columns-repeated="2"/>
          <table:table-cell office:value-type="float" office:value="2.161557" calcext:value-type="float">
            <text:p>2.161557</text:p>
          </table:table-cell>
          <table:table-cell table:number-columns-repeated="2"/>
          <table:table-cell office:value-type="float" office:value="6.471311" calcext:value-type="float">
            <text:p>6.471311</text:p>
          </table:table-cell>
          <table:table-cell table:number-columns-repeated="3"/>
        </table:table-row>
        <table:table-row table:style-name="ro1">
          <table:table-cell office:value-type="float" office:value="454583" calcext:value-type="float">
            <text:p>4545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3.637187" calcext:value-type="float">
            <text:p>133.637187</text:p>
          </table:table-cell>
          <table:table-cell table:number-columns-repeated="2"/>
          <table:table-cell office:value-type="float" office:value="2.161862" calcext:value-type="float">
            <text:p>2.161862</text:p>
          </table:table-cell>
          <table:table-cell table:number-columns-repeated="2"/>
          <table:table-cell office:value-type="float" office:value="6.471308" calcext:value-type="float">
            <text:p>6.471308</text:p>
          </table:table-cell>
          <table:table-cell table:number-columns-repeated="3"/>
        </table:table-row>
        <table:table-row table:style-name="ro1">
          <table:table-cell office:value-type="float" office:value="454604" calcext:value-type="float">
            <text:p>45460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2.807719" calcext:value-type="float">
            <text:p>132.807719</text:p>
          </table:table-cell>
          <table:table-cell table:number-columns-repeated="2"/>
          <table:table-cell office:value-type="float" office:value="2.161864" calcext:value-type="float">
            <text:p>2.161864</text:p>
          </table:table-cell>
          <table:table-cell table:number-columns-repeated="2"/>
          <table:table-cell office:value-type="float" office:value="6.471307" calcext:value-type="float">
            <text:p>6.471307</text:p>
          </table:table-cell>
          <table:table-cell table:number-columns-repeated="3"/>
        </table:table-row>
        <table:table-row table:style-name="ro1">
          <table:table-cell office:value-type="float" office:value="454623" calcext:value-type="float">
            <text:p>4546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1.986491" calcext:value-type="float">
            <text:p>131.986491</text:p>
          </table:table-cell>
          <table:table-cell table:number-columns-repeated="2"/>
          <table:table-cell office:value-type="float" office:value="2.162167" calcext:value-type="float">
            <text:p>2.162167</text:p>
          </table:table-cell>
          <table:table-cell table:number-columns-repeated="2"/>
          <table:table-cell office:value-type="float" office:value="6.471294" calcext:value-type="float">
            <text:p>6.471294</text:p>
          </table:table-cell>
          <table:table-cell table:number-columns-repeated="3"/>
        </table:table-row>
        <table:table-row table:style-name="ro1">
          <table:table-cell office:value-type="float" office:value="454642" calcext:value-type="float">
            <text:p>45464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1.162517" calcext:value-type="float">
            <text:p>131.162517</text:p>
          </table:table-cell>
          <table:table-cell table:number-columns-repeated="2"/>
          <table:table-cell office:value-type="float" office:value="2.161867" calcext:value-type="float">
            <text:p>2.161867</text:p>
          </table:table-cell>
          <table:table-cell table:number-columns-repeated="2"/>
          <table:table-cell office:value-type="float" office:value="6.471309" calcext:value-type="float">
            <text:p>6.471309</text:p>
          </table:table-cell>
          <table:table-cell table:number-columns-repeated="3"/>
        </table:table-row>
        <table:table-row table:style-name="ro1">
          <table:table-cell office:value-type="float" office:value="454663" calcext:value-type="float">
            <text:p>4546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30.344035" calcext:value-type="float">
            <text:p>130.344035</text:p>
          </table:table-cell>
          <table:table-cell table:number-columns-repeated="2"/>
          <table:table-cell office:value-type="float" office:value="2.16215" calcext:value-type="float">
            <text:p>2.16215</text:p>
          </table:table-cell>
          <table:table-cell table:number-columns-repeated="2"/>
          <table:table-cell office:value-type="float" office:value="6.470986" calcext:value-type="float">
            <text:p>6.470986</text:p>
          </table:table-cell>
          <table:table-cell table:number-columns-repeated="3"/>
        </table:table-row>
        <table:table-row table:style-name="ro1">
          <table:table-cell office:value-type="float" office:value="454683" calcext:value-type="float">
            <text:p>4546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9.520061" calcext:value-type="float">
            <text:p>129.520061</text:p>
          </table:table-cell>
          <table:table-cell table:number-columns-repeated="2"/>
          <table:table-cell office:value-type="float" office:value="2.162151" calcext:value-type="float">
            <text:p>2.162151</text:p>
          </table:table-cell>
          <table:table-cell table:number-columns-repeated="2"/>
          <table:table-cell office:value-type="float" office:value="6.470985" calcext:value-type="float">
            <text:p>6.470985</text:p>
          </table:table-cell>
          <table:table-cell table:number-columns-repeated="3"/>
        </table:table-row>
        <table:table-row table:style-name="ro1">
          <table:table-cell office:value-type="float" office:value="454703" calcext:value-type="float">
            <text:p>4547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8.495585" calcext:value-type="float">
            <text:p>128.495585</text:p>
          </table:table-cell>
          <table:table-cell table:number-columns-repeated="2"/>
          <table:table-cell office:value-type="float" office:value="2.162454" calcext:value-type="float">
            <text:p>2.162454</text:p>
          </table:table-cell>
          <table:table-cell table:number-columns-repeated="2"/>
          <table:table-cell office:value-type="float" office:value="6.470955" calcext:value-type="float">
            <text:p>6.470955</text:p>
          </table:table-cell>
          <table:table-cell table:number-columns-repeated="3"/>
        </table:table-row>
        <table:table-row table:style-name="ro1">
          <table:table-cell office:value-type="float" office:value="454723" calcext:value-type="float">
            <text:p>4547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7.883098" calcext:value-type="float">
            <text:p>127.883098</text:p>
          </table:table-cell>
          <table:table-cell table:number-columns-repeated="2"/>
          <table:table-cell office:value-type="float" office:value="2.162421" calcext:value-type="float">
            <text:p>2.162421</text:p>
          </table:table-cell>
          <table:table-cell table:number-columns-repeated="2"/>
          <table:table-cell office:value-type="float" office:value="6.470654" calcext:value-type="float">
            <text:p>6.470654</text:p>
          </table:table-cell>
          <table:table-cell table:number-columns-repeated="3"/>
        </table:table-row>
        <table:table-row table:style-name="ro1">
          <table:table-cell office:value-type="float" office:value="454743" calcext:value-type="float">
            <text:p>4547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7.072856" calcext:value-type="float">
            <text:p>127.072856</text:p>
          </table:table-cell>
          <table:table-cell table:number-columns-repeated="2"/>
          <table:table-cell office:value-type="float" office:value="2.162723" calcext:value-type="float">
            <text:p>2.162723</text:p>
          </table:table-cell>
          <table:table-cell table:number-columns-repeated="2"/>
          <table:table-cell office:value-type="float" office:value="6.470617" calcext:value-type="float">
            <text:p>6.470617</text:p>
          </table:table-cell>
          <table:table-cell table:number-columns-repeated="3"/>
        </table:table-row>
        <table:table-row table:style-name="ro1">
          <table:table-cell office:value-type="float" office:value="454763" calcext:value-type="float">
            <text:p>4547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6.254374" calcext:value-type="float">
            <text:p>126.254374</text:p>
          </table:table-cell>
          <table:table-cell table:number-columns-repeated="2"/>
          <table:table-cell office:value-type="float" office:value="2.162725" calcext:value-type="float">
            <text:p>2.162725</text:p>
          </table:table-cell>
          <table:table-cell table:number-columns-repeated="2"/>
          <table:table-cell office:value-type="float" office:value="6.470616" calcext:value-type="float">
            <text:p>6.470616</text:p>
          </table:table-cell>
          <table:table-cell table:number-columns-repeated="3"/>
        </table:table-row>
        <table:table-row table:style-name="ro1">
          <table:table-cell office:value-type="float" office:value="454783" calcext:value-type="float">
            <text:p>4547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5.43864" calcext:value-type="float">
            <text:p>125.43864</text:p>
          </table:table-cell>
          <table:table-cell table:number-columns-repeated="2"/>
          <table:table-cell office:value-type="float" office:value="2.163026" calcext:value-type="float">
            <text:p>2.163026</text:p>
          </table:table-cell>
          <table:table-cell table:number-columns-repeated="2"/>
          <table:table-cell office:value-type="float" office:value="6.47057" calcext:value-type="float">
            <text:p>6.47057</text:p>
          </table:table-cell>
          <table:table-cell table:number-columns-repeated="3"/>
        </table:table-row>
        <table:table-row table:style-name="ro1">
          <table:table-cell office:value-type="float" office:value="454803" calcext:value-type="float">
            <text:p>4548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4.614665" calcext:value-type="float">
            <text:p>124.614665</text:p>
          </table:table-cell>
          <table:table-cell table:number-columns-repeated="2"/>
          <table:table-cell office:value-type="float" office:value="2.16273" calcext:value-type="float">
            <text:p>2.16273</text:p>
          </table:table-cell>
          <table:table-cell table:number-columns-repeated="2"/>
          <table:table-cell office:value-type="float" office:value="6.470618" calcext:value-type="float">
            <text:p>6.470618</text:p>
          </table:table-cell>
          <table:table-cell table:number-columns-repeated="3"/>
        </table:table-row>
        <table:table-row table:style-name="ro1">
          <table:table-cell office:value-type="float" office:value="454822" calcext:value-type="float">
            <text:p>454822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3.79069" calcext:value-type="float">
            <text:p>123.79069</text:p>
          </table:table-cell>
          <table:table-cell table:number-columns-repeated="2"/>
          <table:table-cell office:value-type="float" office:value="2.162975" calcext:value-type="float">
            <text:p>2.162975</text:p>
          </table:table-cell>
          <table:table-cell table:number-columns-repeated="2"/>
          <table:table-cell office:value-type="float" office:value="6.470266" calcext:value-type="float">
            <text:p>6.470266</text:p>
          </table:table-cell>
          <table:table-cell table:number-columns-repeated="3"/>
        </table:table-row>
        <table:table-row table:style-name="ro1">
          <table:table-cell office:value-type="float" office:value="454843" calcext:value-type="float">
            <text:p>4548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2.974956" calcext:value-type="float">
            <text:p>122.974956</text:p>
          </table:table-cell>
          <table:table-cell table:number-columns-repeated="2"/>
          <table:table-cell office:value-type="float" office:value="2.162977" calcext:value-type="float">
            <text:p>2.162977</text:p>
          </table:table-cell>
          <table:table-cell table:number-columns-repeated="2"/>
          <table:table-cell office:value-type="float" office:value="6.470265" calcext:value-type="float">
            <text:p>6.470265</text:p>
          </table:table-cell>
          <table:table-cell table:number-columns-repeated="3"/>
        </table:table-row>
        <table:table-row table:style-name="ro1">
          <table:table-cell office:value-type="float" office:value="454863" calcext:value-type="float">
            <text:p>4548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2.156474" calcext:value-type="float">
            <text:p>122.156474</text:p>
          </table:table-cell>
          <table:table-cell table:number-columns-repeated="2"/>
          <table:table-cell office:value-type="float" office:value="2.163275" calcext:value-type="float">
            <text:p>2.163275</text:p>
          </table:table-cell>
          <table:table-cell table:number-columns-repeated="2"/>
          <table:table-cell office:value-type="float" office:value="6.470202" calcext:value-type="float">
            <text:p>6.470202</text:p>
          </table:table-cell>
          <table:table-cell table:number-columns-repeated="3"/>
        </table:table-row>
        <table:table-row table:style-name="ro1">
          <table:table-cell office:value-type="float" office:value="454883" calcext:value-type="float">
            <text:p>4548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1.346232" calcext:value-type="float">
            <text:p>121.346232</text:p>
          </table:table-cell>
          <table:table-cell table:number-columns-repeated="2"/>
          <table:table-cell office:value-type="float" office:value="2.163278" calcext:value-type="float">
            <text:p>2.163278</text:p>
          </table:table-cell>
          <table:table-cell table:number-columns-repeated="2"/>
          <table:table-cell office:value-type="float" office:value="6.470201" calcext:value-type="float">
            <text:p>6.470201</text:p>
          </table:table-cell>
          <table:table-cell table:number-columns-repeated="3"/>
        </table:table-row>
        <table:table-row table:style-name="ro1">
          <table:table-cell office:value-type="float" office:value="454903" calcext:value-type="float">
            <text:p>4549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20.530498" calcext:value-type="float">
            <text:p>120.530498</text:p>
          </table:table-cell>
          <table:table-cell table:number-columns-repeated="2"/>
          <table:table-cell office:value-type="float" office:value="2.163867" calcext:value-type="float">
            <text:p>2.163867</text:p>
          </table:table-cell>
          <table:table-cell table:number-columns-repeated="2"/>
          <table:table-cell office:value-type="float" office:value="6.470057" calcext:value-type="float">
            <text:p>6.470057</text:p>
          </table:table-cell>
          <table:table-cell table:number-columns-repeated="3"/>
        </table:table-row>
        <table:table-row table:style-name="ro1">
          <table:table-cell office:value-type="float" office:value="454923" calcext:value-type="float">
            <text:p>4549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9.720256" calcext:value-type="float">
            <text:p>119.720256</text:p>
          </table:table-cell>
          <table:table-cell table:number-columns-repeated="2"/>
          <table:table-cell office:value-type="float" office:value="2.163793" calcext:value-type="float">
            <text:p>2.163793</text:p>
          </table:table-cell>
          <table:table-cell table:number-columns-repeated="2"/>
          <table:table-cell office:value-type="float" office:value="6.469762" calcext:value-type="float">
            <text:p>6.469762</text:p>
          </table:table-cell>
          <table:table-cell table:number-columns-repeated="3"/>
        </table:table-row>
        <table:table-row table:style-name="ro1">
          <table:table-cell office:value-type="float" office:value="454943" calcext:value-type="float">
            <text:p>4549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8.910014" calcext:value-type="float">
            <text:p>118.910014</text:p>
          </table:table-cell>
          <table:table-cell table:number-columns-repeated="2"/>
          <table:table-cell office:value-type="float" office:value="2.163795" calcext:value-type="float">
            <text:p>2.163795</text:p>
          </table:table-cell>
          <table:table-cell table:number-columns-repeated="2"/>
          <table:table-cell office:value-type="float" office:value="6.46976" calcext:value-type="float">
            <text:p>6.46976</text:p>
          </table:table-cell>
          <table:table-cell table:number-columns-repeated="3"/>
        </table:table-row>
        <table:table-row table:style-name="ro1">
          <table:table-cell office:value-type="float" office:value="454963" calcext:value-type="float">
            <text:p>4549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8.097026" calcext:value-type="float">
            <text:p>118.097026</text:p>
          </table:table-cell>
          <table:table-cell table:number-columns-repeated="2"/>
          <table:table-cell office:value-type="float" office:value="2.164087" calcext:value-type="float">
            <text:p>2.164087</text:p>
          </table:table-cell>
          <table:table-cell table:number-columns-repeated="2"/>
          <table:table-cell office:value-type="float" office:value="6.469675" calcext:value-type="float">
            <text:p>6.469675</text:p>
          </table:table-cell>
          <table:table-cell table:number-columns-repeated="3"/>
        </table:table-row>
        <table:table-row table:style-name="ro1">
          <table:table-cell office:value-type="float" office:value="454983" calcext:value-type="float">
            <text:p>4549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7.270305" calcext:value-type="float">
            <text:p>117.270305</text:p>
          </table:table-cell>
          <table:table-cell table:number-columns-repeated="2"/>
          <table:table-cell office:value-type="float" office:value="2.164095" calcext:value-type="float">
            <text:p>2.164095</text:p>
          </table:table-cell>
          <table:table-cell table:number-columns-repeated="2"/>
          <table:table-cell office:value-type="float" office:value="6.46969" calcext:value-type="float">
            <text:p>6.46969</text:p>
          </table:table-cell>
          <table:table-cell table:number-columns-repeated="3"/>
        </table:table-row>
        <table:table-row table:style-name="ro1">
          <table:table-cell office:value-type="float" office:value="455003" calcext:value-type="float">
            <text:p>4550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6.443583" calcext:value-type="float">
            <text:p>116.443583</text:p>
          </table:table-cell>
          <table:table-cell table:number-columns-repeated="2"/>
          <table:table-cell office:value-type="float" office:value="2.164391" calcext:value-type="float">
            <text:p>2.164391</text:p>
          </table:table-cell>
          <table:table-cell table:number-columns-repeated="2"/>
          <table:table-cell office:value-type="float" office:value="6.469614" calcext:value-type="float">
            <text:p>6.469614</text:p>
          </table:table-cell>
          <table:table-cell table:number-columns-repeated="3"/>
        </table:table-row>
        <table:table-row table:style-name="ro1">
          <table:table-cell office:value-type="float" office:value="455023" calcext:value-type="float">
            <text:p>4550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5.388896" calcext:value-type="float">
            <text:p>115.388896</text:p>
          </table:table-cell>
          <table:table-cell table:number-columns-repeated="2"/>
          <table:table-cell office:value-type="float" office:value="2.164399" calcext:value-type="float">
            <text:p>2.164399</text:p>
          </table:table-cell>
          <table:table-cell table:number-columns-repeated="2"/>
          <table:table-cell office:value-type="float" office:value="6.469629" calcext:value-type="float">
            <text:p>6.469629</text:p>
          </table:table-cell>
          <table:table-cell table:number-columns-repeated="3"/>
        </table:table-row>
        <table:table-row table:style-name="ro1">
          <table:table-cell office:value-type="float" office:value="455043" calcext:value-type="float">
            <text:p>4550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4.526469" calcext:value-type="float">
            <text:p>114.526469</text:p>
          </table:table-cell>
          <table:table-cell table:number-columns-repeated="2"/>
          <table:table-cell office:value-type="float" office:value="2.164124" calcext:value-type="float">
            <text:p>2.164124</text:p>
          </table:table-cell>
          <table:table-cell table:number-columns-repeated="2"/>
          <table:table-cell office:value-type="float" office:value="6.469749" calcext:value-type="float">
            <text:p>6.469749</text:p>
          </table:table-cell>
          <table:table-cell table:number-columns-repeated="3"/>
        </table:table-row>
        <table:table-row table:style-name="ro1">
          <table:table-cell office:value-type="float" office:value="455063" calcext:value-type="float">
            <text:p>4550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3.653056" calcext:value-type="float">
            <text:p>113.653056</text:p>
          </table:table-cell>
          <table:table-cell table:number-columns-repeated="2"/>
          <table:table-cell office:value-type="float" office:value="2.164415" calcext:value-type="float">
            <text:p>2.164415</text:p>
          </table:table-cell>
          <table:table-cell table:number-columns-repeated="2"/>
          <table:table-cell office:value-type="float" office:value="6.469659" calcext:value-type="float">
            <text:p>6.469659</text:p>
          </table:table-cell>
          <table:table-cell table:number-columns-repeated="3"/>
        </table:table-row>
        <table:table-row table:style-name="ro1">
          <table:table-cell office:value-type="float" office:value="455083" calcext:value-type="float">
            <text:p>4550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2.804362" calcext:value-type="float">
            <text:p>112.804362</text:p>
          </table:table-cell>
          <table:table-cell table:number-columns-repeated="2"/>
          <table:table-cell office:value-type="float" office:value="2.164595" calcext:value-type="float">
            <text:p>2.164595</text:p>
          </table:table-cell>
          <table:table-cell table:number-columns-repeated="2"/>
          <table:table-cell office:value-type="float" office:value="6.469283" calcext:value-type="float">
            <text:p>6.469283</text:p>
          </table:table-cell>
          <table:table-cell table:number-columns-repeated="3"/>
        </table:table-row>
        <table:table-row table:style-name="ro1">
          <table:table-cell office:value-type="float" office:value="455103" calcext:value-type="float">
            <text:p>4551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1.930949" calcext:value-type="float">
            <text:p>111.930949</text:p>
          </table:table-cell>
          <table:table-cell table:number-columns-repeated="2"/>
          <table:table-cell office:value-type="float" office:value="2.164604" calcext:value-type="float">
            <text:p>2.164604</text:p>
          </table:table-cell>
          <table:table-cell table:number-columns-repeated="2"/>
          <table:table-cell office:value-type="float" office:value="6.469298" calcext:value-type="float">
            <text:p>6.469298</text:p>
          </table:table-cell>
          <table:table-cell table:number-columns-repeated="3"/>
        </table:table-row>
        <table:table-row table:style-name="ro1">
          <table:table-cell office:value-type="float" office:value="455123" calcext:value-type="float">
            <text:p>4551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11.060283" calcext:value-type="float">
            <text:p>111.060283</text:p>
          </table:table-cell>
          <table:table-cell table:number-columns-repeated="2"/>
          <table:table-cell office:value-type="float" office:value="2.165011" calcext:value-type="float">
            <text:p>2.165011</text:p>
          </table:table-cell>
          <table:table-cell table:number-columns-repeated="2"/>
          <table:table-cell office:value-type="float" office:value="6.469472" calcext:value-type="float">
            <text:p>6.469472</text:p>
          </table:table-cell>
          <table:table-cell table:number-columns-repeated="3"/>
        </table:table-row>
        <table:table-row table:style-name="ro1">
          <table:table-cell office:value-type="float" office:value="455143" calcext:value-type="float">
            <text:p>4551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2.804362" calcext:value-type="float">
            <text:p>112.804362</text:p>
          </table:table-cell>
          <table:table-cell office:value-type="float" office:value="113.219" calcext:value-type="float">
            <text:p>113.219</text:p>
          </table:table-cell>
          <table:table-cell office:value-type="float" office:value="112.804362" calcext:value-type="float">
            <text:p>112.804362</text:p>
          </table:table-cell>
          <table:table-cell office:value-type="float" office:value="113.219" calcext:value-type="float">
            <text:p>113.219</text:p>
          </table:table-cell>
          <table:table-cell office:value-type="float" office:value="110.211589" calcext:value-type="float">
            <text:p>110.211589</text:p>
          </table:table-cell>
          <table:table-cell office:value-type="float" office:value="1.960961" calcext:value-type="float">
            <text:p>1.960961</text:p>
          </table:table-cell>
          <table:table-cell/>
          <table:table-cell office:value-type="float" office:value="2.164897" calcext:value-type="float">
            <text:p>2.164897</text:p>
          </table:table-cell>
          <table:table-cell office:value-type="float" office:value="6.358724" calcext:value-type="float">
            <text:p>6.358724</text:p>
          </table:table-cell>
          <table:table-cell/>
          <table:table-cell office:value-type="float" office:value="6.469211" calcext:value-type="float">
            <text:p>6.469211</text:p>
          </table:table-cell>
          <table:table-cell office:value-type="float" office:value="8.829312" calcext:value-type="float">
            <text:p>8.829312</text:p>
          </table:table-cell>
          <table:table-cell office:value-type="float" office:value="83860" calcext:value-type="float">
            <text:p>83860</text:p>
          </table:table-cell>
          <table:table-cell office:value-type="float" office:value="1.434724" calcext:value-type="float">
            <text:p>1.434724</text:p>
          </table:table-cell>
        </table:table-row>
        <table:table-row table:style-name="ro1">
          <table:table-cell office:value-type="float" office:value="455163" calcext:value-type="float">
            <text:p>4551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09.3831" calcext:value-type="float">
            <text:p>109.3831</text:p>
          </table:table-cell>
          <table:table-cell table:number-columns-repeated="2"/>
          <table:table-cell office:value-type="float" office:value="2.063051" calcext:value-type="float">
            <text:p>2.063051</text:p>
          </table:table-cell>
          <table:table-cell table:number-columns-repeated="2"/>
          <table:table-cell office:value-type="float" office:value="6.414396" calcext:value-type="float">
            <text:p>6.414396</text:p>
          </table:table-cell>
          <table:table-cell table:number-columns-repeated="3"/>
        </table:table-row>
        <table:table-row table:style-name="ro1">
          <table:table-cell office:value-type="float" office:value="455183" calcext:value-type="float">
            <text:p>455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.211589" calcext:value-type="float">
            <text:p>110.211589</text:p>
          </table:table-cell>
          <table:table-cell office:value-type="float" office:value="112.671" calcext:value-type="float">
            <text:p>112.671</text:p>
          </table:table-cell>
          <table:table-cell office:value-type="float" office:value="110.211589" calcext:value-type="float">
            <text:p>110.211589</text:p>
          </table:table-cell>
          <table:table-cell office:value-type="float" office:value="112.671" calcext:value-type="float">
            <text:p>112.671</text:p>
          </table:table-cell>
          <table:table-cell office:value-type="float" office:value="108.50694" calcext:value-type="float">
            <text:p>108.50694</text:p>
          </table:table-cell>
          <table:table-cell office:value-type="float" office:value="1.899934" calcext:value-type="float">
            <text:p>1.899934</text:p>
          </table:table-cell>
          <table:table-cell/>
          <table:table-cell office:value-type="float" office:value="2.063052" calcext:value-type="float">
            <text:p>2.063052</text:p>
          </table:table-cell>
          <table:table-cell office:value-type="float" office:value="6.352695" calcext:value-type="float">
            <text:p>6.352695</text:p>
          </table:table-cell>
          <table:table-cell/>
          <table:table-cell office:value-type="float" office:value="6.414394" calcext:value-type="float">
            <text:p>6.414394</text:p>
          </table:table-cell>
          <table:table-cell office:value-type="float" office:value="10.593095" calcext:value-type="float">
            <text:p>10.593095</text:p>
          </table:table-cell>
          <table:table-cell office:value-type="float" office:value="83861" calcext:value-type="float">
            <text:p>83861</text:p>
          </table:table-cell>
          <table:table-cell office:value-type="float" office:value="1.43776" calcext:value-type="float">
            <text:p>1.43776</text:p>
          </table:table-cell>
        </table:table-row>
        <table:table-row table:style-name="ro1">
          <table:table-cell office:value-type="float" office:value="455203" calcext:value-type="float">
            <text:p>4552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8.50694" calcext:value-type="float">
            <text:p>108.50694</text:p>
          </table:table-cell>
          <table:table-cell office:value-type="float" office:value="110.788" calcext:value-type="float">
            <text:p>110.788</text:p>
          </table:table-cell>
          <table:table-cell office:value-type="float" office:value="108.50694" calcext:value-type="float">
            <text:p>108.50694</text:p>
          </table:table-cell>
          <table:table-cell office:value-type="float" office:value="110.788" calcext:value-type="float">
            <text:p>110.788</text:p>
          </table:table-cell>
          <table:table-cell office:value-type="float" office:value="107.63009" calcext:value-type="float">
            <text:p>107.63009</text:p>
          </table:table-cell>
          <table:table-cell office:value-type="float" office:value="1.891421" calcext:value-type="float">
            <text:p>1.891421</text:p>
          </table:table-cell>
          <table:table-cell/>
          <table:table-cell office:value-type="float" office:value="1.981321" calcext:value-type="float">
            <text:p>1.981321</text:p>
          </table:table-cell>
          <table:table-cell office:value-type="float" office:value="6.348622" calcext:value-type="float">
            <text:p>6.348622</text:p>
          </table:table-cell>
          <table:table-cell/>
          <table:table-cell office:value-type="float" office:value="6.383843" calcext:value-type="float">
            <text:p>6.383843</text:p>
          </table:table-cell>
          <table:table-cell office:value-type="float" office:value="10.480422" calcext:value-type="float">
            <text:p>10.480422</text:p>
          </table:table-cell>
          <table:table-cell office:value-type="float" office:value="83863" calcext:value-type="float">
            <text:p>83863</text:p>
          </table:table-cell>
          <table:table-cell office:value-type="float" office:value="1.441726" calcext:value-type="float">
            <text:p>1.441726</text:p>
          </table:table-cell>
        </table:table-row>
        <table:table-row table:style-name="ro1">
          <table:table-cell office:value-type="float" office:value="455224" calcext:value-type="float">
            <text:p>45522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06.746866" calcext:value-type="float">
            <text:p>106.746866</text:p>
          </table:table-cell>
          <table:table-cell table:number-columns-repeated="2"/>
          <table:table-cell office:value-type="float" office:value="1.936554" calcext:value-type="float">
            <text:p>1.936554</text:p>
          </table:table-cell>
          <table:table-cell table:number-columns-repeated="2"/>
          <table:table-cell office:value-type="float" office:value="6.366222" calcext:value-type="float">
            <text:p>6.366222</text:p>
          </table:table-cell>
          <table:table-cell table:number-columns-repeated="3"/>
        </table:table-row>
        <table:table-row table:style-name="ro1">
          <table:table-cell office:value-type="float" office:value="455243" calcext:value-type="float">
            <text:p>455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7.63009" calcext:value-type="float">
            <text:p>107.63009</text:p>
          </table:table-cell>
          <table:table-cell office:value-type="float" office:value="110.333" calcext:value-type="float">
            <text:p>110.333</text:p>
          </table:table-cell>
          <table:table-cell office:value-type="float" office:value="107.63009" calcext:value-type="float">
            <text:p>107.63009</text:p>
          </table:table-cell>
          <table:table-cell office:value-type="float" office:value="110.333" calcext:value-type="float">
            <text:p>110.333</text:p>
          </table:table-cell>
          <table:table-cell office:value-type="float" office:value="105.873453" calcext:value-type="float">
            <text:p>105.873453</text:p>
          </table:table-cell>
          <table:table-cell office:value-type="float" office:value="1.886344" calcext:value-type="float">
            <text:p>1.886344</text:p>
          </table:table-cell>
          <table:table-cell/>
          <table:table-cell office:value-type="float" office:value="1.936967" calcext:value-type="float">
            <text:p>1.936967</text:p>
          </table:table-cell>
          <table:table-cell office:value-type="float" office:value="6.350158" calcext:value-type="float">
            <text:p>6.350158</text:p>
          </table:table-cell>
          <table:table-cell/>
          <table:table-cell office:value-type="float" office:value="6.366342" calcext:value-type="float">
            <text:p>6.366342</text:p>
          </table:table-cell>
          <table:table-cell office:value-type="float" office:value="10.82552" calcext:value-type="float">
            <text:p>10.82552</text:p>
          </table:table-cell>
          <table:table-cell office:value-type="float" office:value="83864" calcext:value-type="float">
            <text:p>83864</text:p>
          </table:table-cell>
          <table:table-cell office:value-type="float" office:value="1.44026" calcext:value-type="float">
            <text:p>1.44026</text:p>
          </table:table-cell>
        </table:table-row>
        <table:table-row table:style-name="ro1">
          <table:table-cell office:value-type="float" office:value="455263" calcext:value-type="float">
            <text:p>455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.873453" calcext:value-type="float">
            <text:p>105.873453</text:p>
          </table:table-cell>
          <table:table-cell office:value-type="float" office:value="108.809" calcext:value-type="float">
            <text:p>108.809</text:p>
          </table:table-cell>
          <table:table-cell office:value-type="float" office:value="105.873453" calcext:value-type="float">
            <text:p>105.873453</text:p>
          </table:table-cell>
          <table:table-cell office:value-type="float" office:value="108.809" calcext:value-type="float">
            <text:p>108.809</text:p>
          </table:table-cell>
          <table:table-cell office:value-type="float" office:value="105.028515" calcext:value-type="float">
            <text:p>105.028515</text:p>
          </table:table-cell>
          <table:table-cell office:value-type="float" office:value="1.877633" calcext:value-type="float">
            <text:p>1.877633</text:p>
          </table:table-cell>
          <table:table-cell/>
          <table:table-cell office:value-type="float" office:value="1.912109" calcext:value-type="float">
            <text:p>1.912109</text:p>
          </table:table-cell>
          <table:table-cell office:value-type="float" office:value="6.347501" calcext:value-type="float">
            <text:p>6.347501</text:p>
          </table:table-cell>
          <table:table-cell/>
          <table:table-cell office:value-type="float" office:value="6.358229" calcext:value-type="float">
            <text:p>6.358229</text:p>
          </table:table-cell>
          <table:table-cell office:value-type="float" office:value="11.056281" calcext:value-type="float">
            <text:p>11.056281</text:p>
          </table:table-cell>
          <table:table-cell office:value-type="float" office:value="83866" calcext:value-type="float">
            <text:p>83866</text:p>
          </table:table-cell>
          <table:table-cell office:value-type="float" office:value="1.443401" calcext:value-type="float">
            <text:p>1.443401</text:p>
          </table:table-cell>
        </table:table-row>
        <table:table-row table:style-name="ro1">
          <table:table-cell office:value-type="float" office:value="455283" calcext:value-type="float">
            <text:p>4552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04.197934" calcext:value-type="float">
            <text:p>104.197934</text:p>
          </table:table-cell>
          <table:table-cell table:number-columns-repeated="2"/>
          <table:table-cell office:value-type="float" office:value="1.895227" calcext:value-type="float">
            <text:p>1.895227</text:p>
          </table:table-cell>
          <table:table-cell table:number-columns-repeated="2"/>
          <table:table-cell office:value-type="float" office:value="6.353019" calcext:value-type="float">
            <text:p>6.353019</text:p>
          </table:table-cell>
          <table:table-cell table:number-columns-repeated="3"/>
        </table:table-row>
        <table:table-row table:style-name="ro1">
          <table:table-cell office:value-type="float" office:value="455303" calcext:value-type="float">
            <text:p>4553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.028515" calcext:value-type="float">
            <text:p>105.028515</text:p>
          </table:table-cell>
          <table:table-cell office:value-type="float" office:value="106.928" calcext:value-type="float">
            <text:p>106.928</text:p>
          </table:table-cell>
          <table:table-cell office:value-type="float" office:value="105.028515" calcext:value-type="float">
            <text:p>105.028515</text:p>
          </table:table-cell>
          <table:table-cell office:value-type="float" office:value="106.928" calcext:value-type="float">
            <text:p>106.928</text:p>
          </table:table-cell>
          <table:table-cell office:value-type="float" office:value="103.33276" calcext:value-type="float">
            <text:p>103.33276</text:p>
          </table:table-cell>
          <table:table-cell office:value-type="float" office:value="1.897699" calcext:value-type="float">
            <text:p>1.897699</text:p>
          </table:table-cell>
          <table:table-cell/>
          <table:table-cell office:value-type="float" office:value="1.895333" calcext:value-type="float">
            <text:p>1.895333</text:p>
          </table:table-cell>
          <table:table-cell office:value-type="float" office:value="6.346759" calcext:value-type="float">
            <text:p>6.346759</text:p>
          </table:table-cell>
          <table:table-cell/>
          <table:table-cell office:value-type="float" office:value="6.352603" calcext:value-type="float">
            <text:p>6.352603</text:p>
          </table:table-cell>
          <table:table-cell office:value-type="float" office:value="10.192188" calcext:value-type="float">
            <text:p>10.192188</text:p>
          </table:table-cell>
          <table:table-cell office:value-type="float" office:value="83868" calcext:value-type="float">
            <text:p>83868</text:p>
          </table:table-cell>
          <table:table-cell office:value-type="float" office:value="1.445654" calcext:value-type="float">
            <text:p>1.445654</text:p>
          </table:table-cell>
        </table:table-row>
        <table:table-row table:style-name="ro1">
          <table:table-cell office:value-type="float" office:value="455324" calcext:value-type="float">
            <text:p>4553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3.33276" calcext:value-type="float">
            <text:p>103.33276</text:p>
          </table:table-cell>
          <table:table-cell office:value-type="float" office:value="106.138" calcext:value-type="float">
            <text:p>106.138</text:p>
          </table:table-cell>
          <table:table-cell office:value-type="float" office:value="103.33276" calcext:value-type="float">
            <text:p>103.33276</text:p>
          </table:table-cell>
          <table:table-cell office:value-type="float" office:value="106.138" calcext:value-type="float">
            <text:p>106.138</text:p>
          </table:table-cell>
          <table:table-cell office:value-type="float" office:value="102.475464" calcext:value-type="float">
            <text:p>102.475464</text:p>
          </table:table-cell>
          <table:table-cell office:value-type="float" office:value="1.865539" calcext:value-type="float">
            <text:p>1.865539</text:p>
          </table:table-cell>
          <table:table-cell/>
          <table:table-cell office:value-type="float" office:value="1.896629" calcext:value-type="float">
            <text:p>1.896629</text:p>
          </table:table-cell>
          <table:table-cell office:value-type="float" office:value="6.34871" calcext:value-type="float">
            <text:p>6.34871</text:p>
          </table:table-cell>
          <table:table-cell/>
          <table:table-cell office:value-type="float" office:value="6.349402" calcext:value-type="float">
            <text:p>6.349402</text:p>
          </table:table-cell>
          <table:table-cell office:value-type="float" office:value="10.947171" calcext:value-type="float">
            <text:p>10.947171</text:p>
          </table:table-cell>
          <table:table-cell office:value-type="float" office:value="83869" calcext:value-type="float">
            <text:p>83869</text:p>
          </table:table-cell>
          <table:table-cell office:value-type="float" office:value="1.443622" calcext:value-type="float">
            <text:p>1.443622</text:p>
          </table:table-cell>
        </table:table-row>
        <table:table-row table:style-name="ro1">
          <table:table-cell office:value-type="float" office:value="455343" calcext:value-type="float">
            <text:p>4553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.475464" calcext:value-type="float">
            <text:p>102.475464</text:p>
          </table:table-cell>
          <table:table-cell office:value-type="float" office:value="105.436" calcext:value-type="float">
            <text:p>105.436</text:p>
          </table:table-cell>
          <table:table-cell office:value-type="float" office:value="102.475464" calcext:value-type="float">
            <text:p>102.475464</text:p>
          </table:table-cell>
          <table:table-cell office:value-type="float" office:value="105.436" calcext:value-type="float">
            <text:p>105.436</text:p>
          </table:table-cell>
          <table:table-cell office:value-type="float" office:value="101.614454" calcext:value-type="float">
            <text:p>101.614454</text:p>
          </table:table-cell>
          <table:table-cell office:value-type="float" office:value="1.86174" calcext:value-type="float">
            <text:p>1.86174</text:p>
          </table:table-cell>
          <table:table-cell/>
          <table:table-cell office:value-type="float" office:value="1.88097" calcext:value-type="float">
            <text:p>1.88097</text:p>
          </table:table-cell>
          <table:table-cell office:value-type="float" office:value="6.346056" calcext:value-type="float">
            <text:p>6.346056</text:p>
          </table:table-cell>
          <table:table-cell/>
          <table:table-cell office:value-type="float" office:value="6.348762" calcext:value-type="float">
            <text:p>6.348762</text:p>
          </table:table-cell>
          <table:table-cell office:value-type="float" office:value="11.114507" calcext:value-type="float">
            <text:p>11.114507</text:p>
          </table:table-cell>
          <table:table-cell office:value-type="float" office:value="83870" calcext:value-type="float">
            <text:p>83870</text:p>
          </table:table-cell>
          <table:table-cell office:value-type="float" office:value="1.446957" calcext:value-type="float">
            <text:p>1.446957</text:p>
          </table:table-cell>
        </table:table-row>
        <table:table-row table:style-name="ro1">
          <table:table-cell office:value-type="float" office:value="455363" calcext:value-type="float">
            <text:p>4553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100.761417" calcext:value-type="float">
            <text:p>100.761417</text:p>
          </table:table-cell>
          <table:table-cell table:number-columns-repeated="2"/>
          <table:table-cell office:value-type="float" office:value="1.871545" calcext:value-type="float">
            <text:p>1.871545</text:p>
          </table:table-cell>
          <table:table-cell table:number-columns-repeated="2"/>
          <table:table-cell office:value-type="float" office:value="6.347089" calcext:value-type="float">
            <text:p>6.347089</text:p>
          </table:table-cell>
          <table:table-cell table:number-columns-repeated="3"/>
        </table:table-row>
        <table:table-row table:style-name="ro1">
          <table:table-cell office:value-type="float" office:value="455383" calcext:value-type="float">
            <text:p>455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1.614454" calcext:value-type="float">
            <text:p>101.614454</text:p>
          </table:table-cell>
          <table:table-cell office:value-type="float" office:value="103.901" calcext:value-type="float">
            <text:p>103.901</text:p>
          </table:table-cell>
          <table:table-cell office:value-type="float" office:value="101.614454" calcext:value-type="float">
            <text:p>101.614454</text:p>
          </table:table-cell>
          <table:table-cell office:value-type="float" office:value="103.901" calcext:value-type="float">
            <text:p>103.901</text:p>
          </table:table-cell>
          <table:table-cell office:value-type="float" office:value="99.868778" calcext:value-type="float">
            <text:p>99.868778</text:p>
          </table:table-cell>
          <table:table-cell office:value-type="float" office:value="1.881157" calcext:value-type="float">
            <text:p>1.881157</text:p>
          </table:table-cell>
          <table:table-cell/>
          <table:table-cell office:value-type="float" office:value="1.871795" calcext:value-type="float">
            <text:p>1.871795</text:p>
          </table:table-cell>
          <table:table-cell office:value-type="float" office:value="6.342726" calcext:value-type="float">
            <text:p>6.342726</text:p>
          </table:table-cell>
          <table:table-cell/>
          <table:table-cell office:value-type="float" office:value="6.346917" calcext:value-type="float">
            <text:p>6.346917</text:p>
          </table:table-cell>
          <table:table-cell office:value-type="float" office:value="10.588902" calcext:value-type="float">
            <text:p>10.588902</text:p>
          </table:table-cell>
          <table:table-cell office:value-type="float" office:value="83872" calcext:value-type="float">
            <text:p>83872</text:p>
          </table:table-cell>
          <table:table-cell office:value-type="float" office:value="1.452286" calcext:value-type="float">
            <text:p>1.452286</text:p>
          </table:table-cell>
        </table:table-row>
        <table:table-row table:style-name="ro1">
          <table:table-cell office:value-type="float" office:value="455404" calcext:value-type="float">
            <text:p>4554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9.868778" calcext:value-type="float">
            <text:p>99.868778</text:p>
          </table:table-cell>
          <table:table-cell office:value-type="float" office:value="103.104" calcext:value-type="float">
            <text:p>103.104</text:p>
          </table:table-cell>
          <table:table-cell office:value-type="float" office:value="99.868778" calcext:value-type="float">
            <text:p>99.868778</text:p>
          </table:table-cell>
          <table:table-cell office:value-type="float" office:value="103.104" calcext:value-type="float">
            <text:p>103.104</text:p>
          </table:table-cell>
          <table:table-cell office:value-type="float" office:value="98.985417" calcext:value-type="float">
            <text:p>98.985417</text:p>
          </table:table-cell>
          <table:table-cell office:value-type="float" office:value="1.847389" calcext:value-type="float">
            <text:p>1.847389</text:p>
          </table:table-cell>
          <table:table-cell/>
          <table:table-cell office:value-type="float" office:value="1.87689" calcext:value-type="float">
            <text:p>1.87689</text:p>
          </table:table-cell>
          <table:table-cell office:value-type="float" office:value="6.343798" calcext:value-type="float">
            <text:p>6.343798</text:p>
          </table:table-cell>
          <table:table-cell/>
          <table:table-cell office:value-type="float" office:value="6.344321" calcext:value-type="float">
            <text:p>6.344321</text:p>
          </table:table-cell>
          <table:table-cell office:value-type="float" office:value="11.400759" calcext:value-type="float">
            <text:p>11.400759</text:p>
          </table:table-cell>
          <table:table-cell office:value-type="float" office:value="83873" calcext:value-type="float">
            <text:p>83873</text:p>
          </table:table-cell>
          <table:table-cell office:value-type="float" office:value="1.451744" calcext:value-type="float">
            <text:p>1.451744</text:p>
          </table:table-cell>
        </table:table-row>
        <table:table-row table:style-name="ro1">
          <table:table-cell office:value-type="float" office:value="455423" calcext:value-type="float">
            <text:p>4554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98.098815" calcext:value-type="float">
            <text:p>98.098815</text:p>
          </table:table-cell>
          <table:table-cell table:number-columns-repeated="2"/>
          <table:table-cell office:value-type="float" office:value="1.862459" calcext:value-type="float">
            <text:p>1.862459</text:p>
          </table:table-cell>
          <table:table-cell table:number-columns-repeated="2"/>
          <table:table-cell office:value-type="float" office:value="6.344053" calcext:value-type="float">
            <text:p>6.344053</text:p>
          </table:table-cell>
          <table:table-cell table:number-columns-repeated="3"/>
        </table:table-row>
        <table:table-row table:style-name="ro1">
          <table:table-cell office:value-type="float" office:value="455443" calcext:value-type="float">
            <text:p>4554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.985417" calcext:value-type="float">
            <text:p>98.985417</text:p>
          </table:table-cell>
          <table:table-cell office:value-type="float" office:value="101.625" calcext:value-type="float">
            <text:p>101.625</text:p>
          </table:table-cell>
          <table:table-cell office:value-type="float" office:value="98.985417" calcext:value-type="float">
            <text:p>98.985417</text:p>
          </table:table-cell>
          <table:table-cell office:value-type="float" office:value="101.625" calcext:value-type="float">
            <text:p>101.625</text:p>
          </table:table-cell>
          <table:table-cell office:value-type="float" office:value="97.170471" calcext:value-type="float">
            <text:p>97.170471</text:p>
          </table:table-cell>
          <table:table-cell office:value-type="float" office:value="1.867961" calcext:value-type="float">
            <text:p>1.867961</text:p>
          </table:table-cell>
          <table:table-cell/>
          <table:table-cell office:value-type="float" office:value="1.862519" calcext:value-type="float">
            <text:p>1.862519</text:p>
          </table:table-cell>
          <table:table-cell office:value-type="float" office:value="6.34143" calcext:value-type="float">
            <text:p>6.34143</text:p>
          </table:table-cell>
          <table:table-cell/>
          <table:table-cell office:value-type="float" office:value="6.343628" calcext:value-type="float">
            <text:p>6.343628</text:p>
          </table:table-cell>
          <table:table-cell office:value-type="float" office:value="10.93651" calcext:value-type="float">
            <text:p>10.93651</text:p>
          </table:table-cell>
          <table:table-cell office:value-type="float" office:value="83875" calcext:value-type="float">
            <text:p>83875</text:p>
          </table:table-cell>
          <table:table-cell office:value-type="float" office:value="1.456574" calcext:value-type="float">
            <text:p>1.456574</text:p>
          </table:table-cell>
        </table:table-row>
        <table:table-row table:style-name="ro1">
          <table:table-cell office:value-type="float" office:value="455463" calcext:value-type="float">
            <text:p>455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.170471" calcext:value-type="float">
            <text:p>97.170471</text:p>
          </table:table-cell>
          <table:table-cell office:value-type="float" office:value="100.779" calcext:value-type="float">
            <text:p>100.779</text:p>
          </table:table-cell>
          <table:table-cell office:value-type="float" office:value="97.170471" calcext:value-type="float">
            <text:p>97.170471</text:p>
          </table:table-cell>
          <table:table-cell office:value-type="float" office:value="100.779" calcext:value-type="float">
            <text:p>100.779</text:p>
          </table:table-cell>
          <table:table-cell office:value-type="float" office:value="96.279992" calcext:value-type="float">
            <text:p>96.279992</text:p>
          </table:table-cell>
          <table:table-cell office:value-type="float" office:value="1.83195" calcext:value-type="float">
            <text:p>1.83195</text:p>
          </table:table-cell>
          <table:table-cell/>
          <table:table-cell office:value-type="float" office:value="1.865337" calcext:value-type="float">
            <text:p>1.865337</text:p>
          </table:table-cell>
          <table:table-cell office:value-type="float" office:value="6.34186" calcext:value-type="float">
            <text:p>6.34186</text:p>
          </table:table-cell>
          <table:table-cell/>
          <table:table-cell office:value-type="float" office:value="6.342202" calcext:value-type="float">
            <text:p>6.342202</text:p>
          </table:table-cell>
          <table:table-cell office:value-type="float" office:value="11.781408" calcext:value-type="float">
            <text:p>11.781408</text:p>
          </table:table-cell>
          <table:table-cell office:value-type="float" office:value="83876" calcext:value-type="float">
            <text:p>83876</text:p>
          </table:table-cell>
          <table:table-cell office:value-type="float" office:value="1.457171" calcext:value-type="float">
            <text:p>1.457171</text:p>
          </table:table-cell>
        </table:table-row>
        <table:table-row table:style-name="ro1">
          <table:table-cell office:value-type="float" office:value="455483" calcext:value-type="float">
            <text:p>4554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95.38774" calcext:value-type="float">
            <text:p>95.38774</text:p>
          </table:table-cell>
          <table:table-cell table:number-columns-repeated="2"/>
          <table:table-cell office:value-type="float" office:value="1.849096" calcext:value-type="float">
            <text:p>1.849096</text:p>
          </table:table-cell>
          <table:table-cell table:number-columns-repeated="2"/>
          <table:table-cell office:value-type="float" office:value="6.34217" calcext:value-type="float">
            <text:p>6.34217</text:p>
          </table:table-cell>
          <table:table-cell table:number-columns-repeated="3"/>
        </table:table-row>
        <table:table-row table:style-name="ro1">
          <table:table-cell office:value-type="float" office:value="455503" calcext:value-type="float">
            <text:p>455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.279992" calcext:value-type="float">
            <text:p>96.279992</text:p>
          </table:table-cell>
          <table:table-cell office:value-type="float" office:value="99.194" calcext:value-type="float">
            <text:p>99.194</text:p>
          </table:table-cell>
          <table:table-cell office:value-type="float" office:value="96.279992" calcext:value-type="float">
            <text:p>96.279992</text:p>
          </table:table-cell>
          <table:table-cell office:value-type="float" office:value="99.194" calcext:value-type="float">
            <text:p>99.194</text:p>
          </table:table-cell>
          <table:table-cell office:value-type="float" office:value="94.470382" calcext:value-type="float">
            <text:p>94.470382</text:p>
          </table:table-cell>
          <table:table-cell office:value-type="float" office:value="1.854337" calcext:value-type="float">
            <text:p>1.854337</text:p>
          </table:table-cell>
          <table:table-cell/>
          <table:table-cell office:value-type="float" office:value="1.848903" calcext:value-type="float">
            <text:p>1.848903</text:p>
          </table:table-cell>
          <table:table-cell office:value-type="float" office:value="6.340216" calcext:value-type="float">
            <text:p>6.340216</text:p>
          </table:table-cell>
          <table:table-cell/>
          <table:table-cell office:value-type="float" office:value="6.341935" calcext:value-type="float">
            <text:p>6.341935</text:p>
          </table:table-cell>
          <table:table-cell office:value-type="float" office:value="11.227654" calcext:value-type="float">
            <text:p>11.227654</text:p>
          </table:table-cell>
          <table:table-cell office:value-type="float" office:value="83878" calcext:value-type="float">
            <text:p>83878</text:p>
          </table:table-cell>
          <table:table-cell office:value-type="float" office:value="1.461771" calcext:value-type="float">
            <text:p>1.461771</text:p>
          </table:table-cell>
        </table:table-row>
        <table:table-row table:style-name="ro1">
          <table:table-cell office:value-type="float" office:value="455523" calcext:value-type="float">
            <text:p>455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.470382" calcext:value-type="float">
            <text:p>94.470382</text:p>
          </table:table-cell>
          <table:table-cell office:value-type="float" office:value="98.25" calcext:value-type="float">
            <text:p>98.25</text:p>
          </table:table-cell>
          <table:table-cell office:value-type="float" office:value="94.470382" calcext:value-type="float">
            <text:p>94.470382</text:p>
          </table:table-cell>
          <table:table-cell office:value-type="float" office:value="98.25" calcext:value-type="float">
            <text:p>98.25</text:p>
          </table:table-cell>
          <table:table-cell office:value-type="float" office:value="93.588179" calcext:value-type="float">
            <text:p>93.588179</text:p>
          </table:table-cell>
          <table:table-cell office:value-type="float" office:value="1.820989" calcext:value-type="float">
            <text:p>1.820989</text:p>
          </table:table-cell>
          <table:table-cell/>
          <table:table-cell office:value-type="float" office:value="1.851948" calcext:value-type="float">
            <text:p>1.851948</text:p>
          </table:table-cell>
          <table:table-cell office:value-type="float" office:value="6.340187" calcext:value-type="float">
            <text:p>6.340187</text:p>
          </table:table-cell>
          <table:table-cell/>
          <table:table-cell office:value-type="float" office:value="6.340725" calcext:value-type="float">
            <text:p>6.340725</text:p>
          </table:table-cell>
          <table:table-cell office:value-type="float" office:value="11.998975" calcext:value-type="float">
            <text:p>11.998975</text:p>
          </table:table-cell>
          <table:table-cell office:value-type="float" office:value="83879" calcext:value-type="float">
            <text:p>83879</text:p>
          </table:table-cell>
          <table:table-cell office:value-type="float" office:value="1.463471" calcext:value-type="float">
            <text:p>1.463471</text:p>
          </table:table-cell>
        </table:table-row>
        <table:table-row table:style-name="ro1">
          <table:table-cell office:value-type="float" office:value="455545" calcext:value-type="float">
            <text:p>455545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92.709172" calcext:value-type="float">
            <text:p>92.709172</text:p>
          </table:table-cell>
          <table:table-cell table:number-columns-repeated="2"/>
          <table:table-cell office:value-type="float" office:value="1.836431" calcext:value-type="float">
            <text:p>1.836431</text:p>
          </table:table-cell>
          <table:table-cell table:number-columns-repeated="2"/>
          <table:table-cell office:value-type="float" office:value="6.340312" calcext:value-type="float">
            <text:p>6.340312</text:p>
          </table:table-cell>
          <table:table-cell table:number-columns-repeated="3"/>
        </table:table-row>
        <table:table-row table:style-name="ro1">
          <table:table-cell office:value-type="float" office:value="455563" calcext:value-type="float">
            <text:p>455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588179" calcext:value-type="float">
            <text:p>93.588179</text:p>
          </table:table-cell>
          <table:table-cell office:value-type="float" office:value="96.559" calcext:value-type="float">
            <text:p>96.559</text:p>
          </table:table-cell>
          <table:table-cell office:value-type="float" office:value="93.588179" calcext:value-type="float">
            <text:p>93.588179</text:p>
          </table:table-cell>
          <table:table-cell office:value-type="float" office:value="96.559" calcext:value-type="float">
            <text:p>96.559</text:p>
          </table:table-cell>
          <table:table-cell office:value-type="float" office:value="91.797307" calcext:value-type="float">
            <text:p>91.797307</text:p>
          </table:table-cell>
          <table:table-cell office:value-type="float" office:value="1.840617" calcext:value-type="float">
            <text:p>1.840617</text:p>
          </table:table-cell>
          <table:table-cell/>
          <table:table-cell office:value-type="float" office:value="1.836451" calcext:value-type="float">
            <text:p>1.836451</text:p>
          </table:table-cell>
          <table:table-cell office:value-type="float" office:value="6.341209" calcext:value-type="float">
            <text:p>6.341209</text:p>
          </table:table-cell>
          <table:table-cell/>
          <table:table-cell office:value-type="float" office:value="6.339884" calcext:value-type="float">
            <text:p>6.339884</text:p>
          </table:table-cell>
          <table:table-cell office:value-type="float" office:value="11.317138" calcext:value-type="float">
            <text:p>11.317138</text:p>
          </table:table-cell>
          <table:table-cell office:value-type="float" office:value="83881" calcext:value-type="float">
            <text:p>83881</text:p>
          </table:table-cell>
          <table:table-cell office:value-type="float" office:value="1.465634" calcext:value-type="float">
            <text:p>1.465634</text:p>
          </table:table-cell>
        </table:table-row>
        <table:table-row table:style-name="ro1">
          <table:table-cell office:value-type="float" office:value="455584" calcext:value-type="float">
            <text:p>4555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1.797307" calcext:value-type="float">
            <text:p>91.797307</text:p>
          </table:table-cell>
          <table:table-cell office:value-type="float" office:value="95.886" calcext:value-type="float">
            <text:p>95.886</text:p>
          </table:table-cell>
          <table:table-cell office:value-type="float" office:value="91.797307" calcext:value-type="float">
            <text:p>91.797307</text:p>
          </table:table-cell>
          <table:table-cell office:value-type="float" office:value="95.886" calcext:value-type="float">
            <text:p>95.886</text:p>
          </table:table-cell>
          <table:table-cell office:value-type="float" office:value="90.925195" calcext:value-type="float">
            <text:p>90.925195</text:p>
          </table:table-cell>
          <table:table-cell office:value-type="float" office:value="1.807943" calcext:value-type="float">
            <text:p>1.807943</text:p>
          </table:table-cell>
          <table:table-cell/>
          <table:table-cell office:value-type="float" office:value="1.838959" calcext:value-type="float">
            <text:p>1.838959</text:p>
          </table:table-cell>
          <table:table-cell office:value-type="float" office:value="6.337866" calcext:value-type="float">
            <text:p>6.337866</text:p>
          </table:table-cell>
          <table:table-cell/>
          <table:table-cell office:value-type="float" office:value="6.340119" calcext:value-type="float">
            <text:p>6.340119</text:p>
          </table:table-cell>
          <table:table-cell office:value-type="float" office:value="12.354686" calcext:value-type="float">
            <text:p>12.354686</text:p>
          </table:table-cell>
          <table:table-cell office:value-type="float" office:value="83882" calcext:value-type="float">
            <text:p>83882</text:p>
          </table:table-cell>
          <table:table-cell office:value-type="float" office:value="1.471153" calcext:value-type="float">
            <text:p>1.471153</text:p>
          </table:table-cell>
        </table:table-row>
        <table:table-row table:style-name="ro1">
          <table:table-cell office:value-type="float" office:value="455603" calcext:value-type="float">
            <text:p>4556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90.071042" calcext:value-type="float">
            <text:p>90.071042</text:p>
          </table:table-cell>
          <table:table-cell table:number-columns-repeated="2"/>
          <table:table-cell office:value-type="float" office:value="1.823594" calcext:value-type="float">
            <text:p>1.823594</text:p>
          </table:table-cell>
          <table:table-cell table:number-columns-repeated="2"/>
          <table:table-cell office:value-type="float" office:value="6.338629" calcext:value-type="float">
            <text:p>6.338629</text:p>
          </table:table-cell>
          <table:table-cell table:number-columns-repeated="3"/>
        </table:table-row>
        <table:table-row table:style-name="ro1">
          <table:table-cell office:value-type="float" office:value="455623" calcext:value-type="float">
            <text:p>455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.925195" calcext:value-type="float">
            <text:p>90.925195</text:p>
          </table:table-cell>
          <table:table-cell office:value-type="float" office:value="94.439" calcext:value-type="float">
            <text:p>94.439</text:p>
          </table:table-cell>
          <table:table-cell office:value-type="float" office:value="90.925195" calcext:value-type="float">
            <text:p>90.925195</text:p>
          </table:table-cell>
          <table:table-cell office:value-type="float" office:value="94.439" calcext:value-type="float">
            <text:p>94.439</text:p>
          </table:table-cell>
          <table:table-cell office:value-type="float" office:value="89.189389" calcext:value-type="float">
            <text:p>89.189389</text:p>
          </table:table-cell>
          <table:table-cell office:value-type="float" office:value="1.827794" calcext:value-type="float">
            <text:p>1.827794</text:p>
          </table:table-cell>
          <table:table-cell/>
          <table:table-cell office:value-type="float" office:value="1.823594" calcext:value-type="float">
            <text:p>1.823594</text:p>
          </table:table-cell>
          <table:table-cell office:value-type="float" office:value="6.339372" calcext:value-type="float">
            <text:p>6.339372</text:p>
          </table:table-cell>
          <table:table-cell/>
          <table:table-cell office:value-type="float" office:value="6.338627" calcext:value-type="float">
            <text:p>6.338627</text:p>
          </table:table-cell>
          <table:table-cell office:value-type="float" office:value="11.872609" calcext:value-type="float">
            <text:p>11.872609</text:p>
          </table:table-cell>
          <table:table-cell office:value-type="float" office:value="83884" calcext:value-type="float">
            <text:p>83884</text:p>
          </table:table-cell>
          <table:table-cell office:value-type="float" office:value="1.473193" calcext:value-type="float">
            <text:p>1.473193</text:p>
          </table:table-cell>
        </table:table-row>
        <table:table-row table:style-name="ro1">
          <table:table-cell office:value-type="float" office:value="455643" calcext:value-type="float">
            <text:p>4556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.189389" calcext:value-type="float">
            <text:p>89.189389</text:p>
          </table:table-cell>
          <table:table-cell office:value-type="float" office:value="93.5" calcext:value-type="float">
            <text:p>93.5</text:p>
          </table:table-cell>
          <table:table-cell office:value-type="float" office:value="89.189389" calcext:value-type="float">
            <text:p>89.189389</text:p>
          </table:table-cell>
          <table:table-cell office:value-type="float" office:value="93.5" calcext:value-type="float">
            <text:p>93.5</text:p>
          </table:table-cell>
          <table:table-cell office:value-type="float" office:value="88.379194" calcext:value-type="float">
            <text:p>88.379194</text:p>
          </table:table-cell>
          <table:table-cell office:value-type="float" office:value="1.79671" calcext:value-type="float">
            <text:p>1.79671</text:p>
          </table:table-cell>
          <table:table-cell/>
          <table:table-cell office:value-type="float" office:value="1.826066" calcext:value-type="float">
            <text:p>1.826066</text:p>
          </table:table-cell>
          <table:table-cell office:value-type="float" office:value="6.340284" calcext:value-type="float">
            <text:p>6.340284</text:p>
          </table:table-cell>
          <table:table-cell/>
          <table:table-cell office:value-type="float" office:value="6.338515" calcext:value-type="float">
            <text:p>6.338515</text:p>
          </table:table-cell>
          <table:table-cell office:value-type="float" office:value="12.592188" calcext:value-type="float">
            <text:p>12.592188</text:p>
          </table:table-cell>
          <table:table-cell office:value-type="float" office:value="83885" calcext:value-type="float">
            <text:p>83885</text:p>
          </table:table-cell>
          <table:table-cell office:value-type="float" office:value="1.4749" calcext:value-type="float">
            <text:p>1.4749</text:p>
          </table:table-cell>
        </table:table-row>
        <table:table-row table:style-name="ro1">
          <table:table-cell office:value-type="float" office:value="455663" calcext:value-type="float">
            <text:p>4556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7.578373" calcext:value-type="float">
            <text:p>87.578373</text:p>
          </table:table-cell>
          <table:table-cell table:number-columns-repeated="2"/>
          <table:table-cell office:value-type="float" office:value="1.811722" calcext:value-type="float">
            <text:p>1.811722</text:p>
          </table:table-cell>
          <table:table-cell table:number-columns-repeated="2"/>
          <table:table-cell office:value-type="float" office:value="6.339247" calcext:value-type="float">
            <text:p>6.339247</text:p>
          </table:table-cell>
          <table:table-cell table:number-columns-repeated="3"/>
        </table:table-row>
        <table:table-row table:style-name="ro1">
          <table:table-cell office:value-type="float" office:value="455683" calcext:value-type="float">
            <text:p>455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.379194" calcext:value-type="float">
            <text:p>88.379194</text:p>
          </table:table-cell>
          <table:table-cell office:value-type="float" office:value="91.549" calcext:value-type="float">
            <text:p>91.549</text:p>
          </table:table-cell>
          <table:table-cell office:value-type="float" office:value="88.379194" calcext:value-type="float">
            <text:p>88.379194</text:p>
          </table:table-cell>
          <table:table-cell office:value-type="float" office:value="91.549" calcext:value-type="float">
            <text:p>91.549</text:p>
          </table:table-cell>
          <table:table-cell office:value-type="float" office:value="86.759892" calcext:value-type="float">
            <text:p>86.759892</text:p>
          </table:table-cell>
          <table:table-cell office:value-type="float" office:value="1.821138" calcext:value-type="float">
            <text:p>1.821138</text:p>
          </table:table-cell>
          <table:table-cell/>
          <table:table-cell office:value-type="float" office:value="1.811704" calcext:value-type="float">
            <text:p>1.811704</text:p>
          </table:table-cell>
          <table:table-cell office:value-type="float" office:value="6.339666" calcext:value-type="float">
            <text:p>6.339666</text:p>
          </table:table-cell>
          <table:table-cell/>
          <table:table-cell office:value-type="float" office:value="6.33882" calcext:value-type="float">
            <text:p>6.33882</text:p>
          </table:table-cell>
          <table:table-cell office:value-type="float" office:value="11.638066" calcext:value-type="float">
            <text:p>11.638066</text:p>
          </table:table-cell>
          <table:table-cell office:value-type="float" office:value="83887" calcext:value-type="float">
            <text:p>83887</text:p>
          </table:table-cell>
          <table:table-cell office:value-type="float" office:value="1.479616" calcext:value-type="float">
            <text:p>1.479616</text:p>
          </table:table-cell>
        </table:table-row>
        <table:table-row table:style-name="ro1">
          <table:table-cell office:value-type="float" office:value="455703" calcext:value-type="float">
            <text:p>4557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759892" calcext:value-type="float">
            <text:p>86.759892</text:p>
          </table:table-cell>
          <table:table-cell office:value-type="float" office:value="90.784" calcext:value-type="float">
            <text:p>90.784</text:p>
          </table:table-cell>
          <table:table-cell office:value-type="float" office:value="86.759892" calcext:value-type="float">
            <text:p>86.759892</text:p>
          </table:table-cell>
          <table:table-cell office:value-type="float" office:value="90.784" calcext:value-type="float">
            <text:p>90.784</text:p>
          </table:table-cell>
          <table:table-cell office:value-type="float" office:value="86.028058" calcext:value-type="float">
            <text:p>86.028058</text:p>
          </table:table-cell>
          <table:table-cell office:value-type="float" office:value="1.793817" calcext:value-type="float">
            <text:p>1.793817</text:p>
          </table:table-cell>
          <table:table-cell/>
          <table:table-cell office:value-type="float" office:value="1.816591" calcext:value-type="float">
            <text:p>1.816591</text:p>
          </table:table-cell>
          <table:table-cell office:value-type="float" office:value="6.339551" calcext:value-type="float">
            <text:p>6.339551</text:p>
          </table:table-cell>
          <table:table-cell/>
          <table:table-cell office:value-type="float" office:value="6.338735" calcext:value-type="float">
            <text:p>6.338735</text:p>
          </table:table-cell>
          <table:table-cell office:value-type="float" office:value="12.426727" calcext:value-type="float">
            <text:p>12.426727</text:p>
          </table:table-cell>
          <table:table-cell office:value-type="float" office:value="83888" calcext:value-type="float">
            <text:p>83888</text:p>
          </table:table-cell>
          <table:table-cell office:value-type="float" office:value="1.482622" calcext:value-type="float">
            <text:p>1.482622</text:p>
          </table:table-cell>
        </table:table-row>
        <table:table-row table:style-name="ro1">
          <table:table-cell office:value-type="float" office:value="455723" calcext:value-type="float">
            <text:p>4557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37459" calcext:value-type="float">
            <text:p>85.37459</text:p>
          </table:table-cell>
          <table:table-cell table:number-columns-repeated="2"/>
          <table:table-cell office:value-type="float" office:value="1.805269" calcext:value-type="float">
            <text:p>1.805269</text:p>
          </table:table-cell>
          <table:table-cell table:number-columns-repeated="2"/>
          <table:table-cell office:value-type="float" office:value="6.33911" calcext:value-type="float">
            <text:p>6.33911</text:p>
          </table:table-cell>
          <table:table-cell table:number-columns-repeated="3"/>
        </table:table-row>
        <table:table-row table:style-name="ro1">
          <table:table-cell office:value-type="float" office:value="455743" calcext:value-type="float">
            <text:p>455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28058" calcext:value-type="float">
            <text:p>86.028058</text:p>
          </table:table-cell>
          <table:table-cell office:value-type="float" office:value="89.05" calcext:value-type="float">
            <text:p>89.05</text:p>
          </table:table-cell>
          <table:table-cell office:value-type="float" office:value="86.028058" calcext:value-type="float">
            <text:p>86.028058</text:p>
          </table:table-cell>
          <table:table-cell office:value-type="float" office:value="89.05" calcext:value-type="float">
            <text:p>89.05</text:p>
          </table:table-cell>
          <table:table-cell office:value-type="float" office:value="84.806048" calcext:value-type="float">
            <text:p>84.806048</text:p>
          </table:table-cell>
          <table:table-cell office:value-type="float" office:value="1.818501" calcext:value-type="float">
            <text:p>1.818501</text:p>
          </table:table-cell>
          <table:table-cell/>
          <table:table-cell office:value-type="float" office:value="1.805466" calcext:value-type="float">
            <text:p>1.805466</text:p>
          </table:table-cell>
          <table:table-cell office:value-type="float" office:value="6.342037" calcext:value-type="float">
            <text:p>6.342037</text:p>
          </table:table-cell>
          <table:table-cell/>
          <table:table-cell office:value-type="float" office:value="6.33888" calcext:value-type="float">
            <text:p>6.33888</text:p>
          </table:table-cell>
          <table:table-cell office:value-type="float" office:value="11.558213" calcext:value-type="float">
            <text:p>11.558213</text:p>
          </table:table-cell>
          <table:table-cell office:value-type="float" office:value="83890" calcext:value-type="float">
            <text:p>83890</text:p>
          </table:table-cell>
          <table:table-cell office:value-type="float" office:value="1.484494" calcext:value-type="float">
            <text:p>1.484494</text:p>
          </table:table-cell>
        </table:table-row>
        <table:table-row table:style-name="ro1">
          <table:table-cell office:value-type="float" office:value="455763" calcext:value-type="float">
            <text:p>455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06048" calcext:value-type="float">
            <text:p>84.806048</text:p>
          </table:table-cell>
          <table:table-cell office:value-type="float" office:value="88.315" calcext:value-type="float">
            <text:p>88.315</text:p>
          </table:table-cell>
          <table:table-cell office:value-type="float" office:value="84.806048" calcext:value-type="float">
            <text:p>84.806048</text:p>
          </table:table-cell>
          <table:table-cell office:value-type="float" office:value="88.315" calcext:value-type="float">
            <text:p>88.315</text:p>
          </table:table-cell>
          <table:table-cell office:value-type="float" office:value="84.483545" calcext:value-type="float">
            <text:p>84.483545</text:p>
          </table:table-cell>
          <table:table-cell office:value-type="float" office:value="1.806848" calcext:value-type="float">
            <text:p>1.806848</text:p>
          </table:table-cell>
          <table:table-cell/>
          <table:table-cell office:value-type="float" office:value="1.81215" calcext:value-type="float">
            <text:p>1.81215</text:p>
          </table:table-cell>
          <table:table-cell office:value-type="float" office:value="6.342951" calcext:value-type="float">
            <text:p>6.342951</text:p>
          </table:table-cell>
          <table:table-cell/>
          <table:table-cell office:value-type="float" office:value="6.340623" calcext:value-type="float">
            <text:p>6.340623</text:p>
          </table:table-cell>
          <table:table-cell office:value-type="float" office:value="12.014275" calcext:value-type="float">
            <text:p>12.014275</text:p>
          </table:table-cell>
          <table:table-cell office:value-type="float" office:value="83891" calcext:value-type="float">
            <text:p>83891</text:p>
          </table:table-cell>
          <table:table-cell office:value-type="float" office:value="1.486696" calcext:value-type="float">
            <text:p>1.486696</text:p>
          </table:table-cell>
        </table:table-row>
        <table:table-row table:style-name="ro1">
          <table:table-cell office:value-type="float" office:value="455783" calcext:value-type="float">
            <text:p>4557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4.353876" calcext:value-type="float">
            <text:p>84.353876</text:p>
          </table:table-cell>
          <table:table-cell table:number-columns-repeated="2"/>
          <table:table-cell office:value-type="float" office:value="1.809608" calcext:value-type="float">
            <text:p>1.809608</text:p>
          </table:table-cell>
          <table:table-cell table:number-columns-repeated="2"/>
          <table:table-cell office:value-type="float" office:value="6.34151" calcext:value-type="float">
            <text:p>6.34151</text:p>
          </table:table-cell>
          <table:table-cell table:number-columns-repeated="3"/>
        </table:table-row>
        <table:table-row table:style-name="ro1">
          <table:table-cell office:value-type="float" office:value="455803" calcext:value-type="float">
            <text:p>455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483545" calcext:value-type="float">
            <text:p>84.483545</text:p>
          </table:table-cell>
          <table:table-cell office:value-type="float" office:value="86.751" calcext:value-type="float">
            <text:p>86.751</text:p>
          </table:table-cell>
          <table:table-cell office:value-type="float" office:value="84.483545" calcext:value-type="float">
            <text:p>84.483545</text:p>
          </table:table-cell>
          <table:table-cell office:value-type="float" office:value="86.751" calcext:value-type="float">
            <text:p>86.751</text:p>
          </table:table-cell>
          <table:table-cell office:value-type="float" office:value="84.33465" calcext:value-type="float">
            <text:p>84.33465</text:p>
          </table:table-cell>
          <table:table-cell office:value-type="float" office:value="1.835272" calcext:value-type="float">
            <text:p>1.835272</text:p>
          </table:table-cell>
          <table:table-cell/>
          <table:table-cell office:value-type="float" office:value="1.809608" calcext:value-type="float">
            <text:p>1.809608</text:p>
          </table:table-cell>
          <table:table-cell office:value-type="float" office:value="6.349626" calcext:value-type="float">
            <text:p>6.349626</text:p>
          </table:table-cell>
          <table:table-cell/>
          <table:table-cell office:value-type="float" office:value="6.34151" calcext:value-type="float">
            <text:p>6.34151</text:p>
          </table:table-cell>
          <table:table-cell office:value-type="float" office:value="10.883564" calcext:value-type="float">
            <text:p>10.883564</text:p>
          </table:table-cell>
          <table:table-cell office:value-type="float" office:value="83893" calcext:value-type="float">
            <text:p>83893</text:p>
          </table:table-cell>
          <table:table-cell office:value-type="float" office:value="1.483988" calcext:value-type="float">
            <text:p>1.483988</text:p>
          </table:table-cell>
        </table:table-row>
        <table:table-row table:style-name="ro1">
          <table:table-cell office:value-type="float" office:value="455823" calcext:value-type="float">
            <text:p>4558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33465" calcext:value-type="float">
            <text:p>84.33465</text:p>
          </table:table-cell>
          <table:table-cell office:value-type="float" office:value="86.289" calcext:value-type="float">
            <text:p>86.289</text:p>
          </table:table-cell>
          <table:table-cell office:value-type="float" office:value="84.33465" calcext:value-type="float">
            <text:p>84.33465</text:p>
          </table:table-cell>
          <table:table-cell office:value-type="float" office:value="86.289" calcext:value-type="float">
            <text:p>86.289</text:p>
          </table:table-cell>
          <table:table-cell office:value-type="float" office:value="84.414164" calcext:value-type="float">
            <text:p>84.414164</text:p>
          </table:table-cell>
          <table:table-cell office:value-type="float" office:value="1.843091" calcext:value-type="float">
            <text:p>1.843091</text:p>
          </table:table-cell>
          <table:table-cell/>
          <table:table-cell office:value-type="float" office:value="1.822501" calcext:value-type="float">
            <text:p>1.822501</text:p>
          </table:table-cell>
          <table:table-cell office:value-type="float" office:value="6.348395" calcext:value-type="float">
            <text:p>6.348395</text:p>
          </table:table-cell>
          <table:table-cell/>
          <table:table-cell office:value-type="float" office:value="6.345285" calcext:value-type="float">
            <text:p>6.345285</text:p>
          </table:table-cell>
          <table:table-cell office:value-type="float" office:value="10.631016" calcext:value-type="float">
            <text:p>10.631016</text:p>
          </table:table-cell>
          <table:table-cell office:value-type="float" office:value="83894" calcext:value-type="float">
            <text:p>83894</text:p>
          </table:table-cell>
          <table:table-cell office:value-type="float" office:value="1.486626" calcext:value-type="float">
            <text:p>1.486626</text:p>
          </table:table-cell>
        </table:table-row>
        <table:table-row table:style-name="ro1">
          <table:table-cell office:value-type="float" office:value="455843" calcext:value-type="float">
            <text:p>4558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414164" calcext:value-type="float">
            <text:p>84.414164</text:p>
          </table:table-cell>
          <table:table-cell office:value-type="float" office:value="86.13" calcext:value-type="float">
            <text:p>86.13</text:p>
          </table:table-cell>
          <table:table-cell office:value-type="float" office:value="84.414164" calcext:value-type="float">
            <text:p>84.414164</text:p>
          </table:table-cell>
          <table:table-cell office:value-type="float" office:value="86.13" calcext:value-type="float">
            <text:p>86.13</text:p>
          </table:table-cell>
          <table:table-cell office:value-type="float" office:value="84.512957" calcext:value-type="float">
            <text:p>84.512957</text:p>
          </table:table-cell>
          <table:table-cell office:value-type="float" office:value="1.851217" calcext:value-type="float">
            <text:p>1.851217</text:p>
          </table:table-cell>
          <table:table-cell/>
          <table:table-cell office:value-type="float" office:value="1.832804" calcext:value-type="float">
            <text:p>1.832804</text:p>
          </table:table-cell>
          <table:table-cell office:value-type="float" office:value="6.35296" calcext:value-type="float">
            <text:p>6.35296</text:p>
          </table:table-cell>
          <table:table-cell/>
          <table:table-cell office:value-type="float" office:value="6.346534" calcext:value-type="float">
            <text:p>6.346534</text:p>
          </table:table-cell>
          <table:table-cell office:value-type="float" office:value="10.382576" calcext:value-type="float">
            <text:p>10.382576</text:p>
          </table:table-cell>
          <table:table-cell office:value-type="float" office:value="83895" calcext:value-type="float">
            <text:p>83895</text:p>
          </table:table-cell>
          <table:table-cell office:value-type="float" office:value="1.48275" calcext:value-type="float">
            <text:p>1.48275</text:p>
          </table:table-cell>
        </table:table-row>
        <table:table-row table:style-name="ro1">
          <table:table-cell office:value-type="float" office:value="455863" calcext:value-type="float">
            <text:p>4558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4.624972" calcext:value-type="float">
            <text:p>84.624972</text:p>
          </table:table-cell>
          <table:table-cell table:number-columns-repeated="2"/>
          <table:table-cell office:value-type="float" office:value="1.842251" calcext:value-type="float">
            <text:p>1.842251</text:p>
          </table:table-cell>
          <table:table-cell table:number-columns-repeated="2"/>
          <table:table-cell office:value-type="float" office:value="6.34938" calcext:value-type="float">
            <text:p>6.34938</text:p>
          </table:table-cell>
          <table:table-cell table:number-columns-repeated="3"/>
        </table:table-row>
        <table:table-row table:style-name="ro1">
          <table:table-cell office:value-type="float" office:value="455883" calcext:value-type="float">
            <text:p>455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512957" calcext:value-type="float">
            <text:p>84.512957</text:p>
          </table:table-cell>
          <table:table-cell office:value-type="float" office:value="86.227" calcext:value-type="float">
            <text:p>86.227</text:p>
          </table:table-cell>
          <table:table-cell office:value-type="float" office:value="84.512957" calcext:value-type="float">
            <text:p>84.512957</text:p>
          </table:table-cell>
          <table:table-cell office:value-type="float" office:value="86.227" calcext:value-type="float">
            <text:p>86.227</text:p>
          </table:table-cell>
          <table:table-cell office:value-type="float" office:value="84.69913" calcext:value-type="float">
            <text:p>84.69913</text:p>
          </table:table-cell>
          <table:table-cell office:value-type="float" office:value="1.851637" calcext:value-type="float">
            <text:p>1.851637</text:p>
          </table:table-cell>
          <table:table-cell/>
          <table:table-cell office:value-type="float" office:value="1.842056" calcext:value-type="float">
            <text:p>1.842056</text:p>
          </table:table-cell>
          <table:table-cell office:value-type="float" office:value="6.350694" calcext:value-type="float">
            <text:p>6.350694</text:p>
          </table:table-cell>
          <table:table-cell/>
          <table:table-cell office:value-type="float" office:value="6.349611" calcext:value-type="float">
            <text:p>6.349611</text:p>
          </table:table-cell>
          <table:table-cell office:value-type="float" office:value="10.39912" calcext:value-type="float">
            <text:p>10.39912</text:p>
          </table:table-cell>
          <table:table-cell office:value-type="float" office:value="83897" calcext:value-type="float">
            <text:p>83897</text:p>
          </table:table-cell>
          <table:table-cell office:value-type="float" office:value="1.484685" calcext:value-type="float">
            <text:p>1.484685</text:p>
          </table:table-cell>
        </table:table-row>
        <table:table-row table:style-name="ro1">
          <table:table-cell office:value-type="float" office:value="455903" calcext:value-type="float">
            <text:p>4559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69913" calcext:value-type="float">
            <text:p>84.69913</text:p>
          </table:table-cell>
          <table:table-cell office:value-type="float" office:value="86.221" calcext:value-type="float">
            <text:p>86.221</text:p>
          </table:table-cell>
          <table:table-cell office:value-type="float" office:value="84.69913" calcext:value-type="float">
            <text:p>84.69913</text:p>
          </table:table-cell>
          <table:table-cell office:value-type="float" office:value="86.221" calcext:value-type="float">
            <text:p>86.221</text:p>
          </table:table-cell>
          <table:table-cell office:value-type="float" office:value="84.781248" calcext:value-type="float">
            <text:p>84.781248</text:p>
          </table:table-cell>
          <table:table-cell office:value-type="float" office:value="1.85766" calcext:value-type="float">
            <text:p>1.85766</text:p>
          </table:table-cell>
          <table:table-cell/>
          <table:table-cell office:value-type="float" office:value="1.847088" calcext:value-type="float">
            <text:p>1.847088</text:p>
          </table:table-cell>
          <table:table-cell office:value-type="float" office:value="6.350737" calcext:value-type="float">
            <text:p>6.350737</text:p>
          </table:table-cell>
          <table:table-cell/>
          <table:table-cell office:value-type="float" office:value="6.350273" calcext:value-type="float">
            <text:p>6.350273</text:p>
          </table:table-cell>
          <table:table-cell office:value-type="float" office:value="10.228519" calcext:value-type="float">
            <text:p>10.228519</text:p>
          </table:table-cell>
          <table:table-cell office:value-type="float" office:value="83898" calcext:value-type="float">
            <text:p>83898</text:p>
          </table:table-cell>
          <table:table-cell office:value-type="float" office:value="1.484685" calcext:value-type="float">
            <text:p>1.484685</text:p>
          </table:table-cell>
        </table:table-row>
        <table:table-row table:style-name="ro1">
          <table:table-cell office:value-type="float" office:value="455923" calcext:value-type="float">
            <text:p>4559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4.834088" calcext:value-type="float">
            <text:p>84.834088</text:p>
          </table:table-cell>
          <table:table-cell table:number-columns-repeated="2"/>
          <table:table-cell office:value-type="float" office:value="1.852455" calcext:value-type="float">
            <text:p>1.852455</text:p>
          </table:table-cell>
          <table:table-cell table:number-columns-repeated="2"/>
          <table:table-cell office:value-type="float" office:value="6.350576" calcext:value-type="float">
            <text:p>6.350576</text:p>
          </table:table-cell>
          <table:table-cell table:number-columns-repeated="3"/>
        </table:table-row>
        <table:table-row table:style-name="ro1">
          <table:table-cell office:value-type="float" office:value="455943" calcext:value-type="float">
            <text:p>455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781248" calcext:value-type="float">
            <text:p>84.781248</text:p>
          </table:table-cell>
          <table:table-cell office:value-type="float" office:value="86.235" calcext:value-type="float">
            <text:p>86.235</text:p>
          </table:table-cell>
          <table:table-cell office:value-type="float" office:value="84.781248" calcext:value-type="float">
            <text:p>84.781248</text:p>
          </table:table-cell>
          <table:table-cell office:value-type="float" office:value="86.235" calcext:value-type="float">
            <text:p>86.235</text:p>
          </table:table-cell>
          <table:table-cell office:value-type="float" office:value="84.834088" calcext:value-type="float">
            <text:p>84.834088</text:p>
          </table:table-cell>
          <table:table-cell office:value-type="float" office:value="1.852728" calcext:value-type="float">
            <text:p>1.852728</text:p>
          </table:table-cell>
          <table:table-cell/>
          <table:table-cell office:value-type="float" office:value="1.852455" calcext:value-type="float">
            <text:p>1.852455</text:p>
          </table:table-cell>
          <table:table-cell office:value-type="float" office:value="6.351455" calcext:value-type="float">
            <text:p>6.351455</text:p>
          </table:table-cell>
          <table:table-cell/>
          <table:table-cell office:value-type="float" office:value="6.350576" calcext:value-type="float">
            <text:p>6.350576</text:p>
          </table:table-cell>
          <table:table-cell office:value-type="float" office:value="10.153286" calcext:value-type="float">
            <text:p>10.153286</text:p>
          </table:table-cell>
          <table:table-cell office:value-type="float" office:value="83900" calcext:value-type="float">
            <text:p>83900</text:p>
          </table:table-cell>
          <table:table-cell office:value-type="float" office:value="1.483074" calcext:value-type="float">
            <text:p>1.483074</text:p>
          </table:table-cell>
        </table:table-row>
        <table:table-row table:style-name="ro1">
          <table:table-cell office:value-type="float" office:value="455963" calcext:value-type="float">
            <text:p>455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34088" calcext:value-type="float">
            <text:p>84.834088</text:p>
          </table:table-cell>
          <table:table-cell office:value-type="float" office:value="86.383" calcext:value-type="float">
            <text:p>86.383</text:p>
          </table:table-cell>
          <table:table-cell office:value-type="float" office:value="84.834088" calcext:value-type="float">
            <text:p>84.834088</text:p>
          </table:table-cell>
          <table:table-cell office:value-type="float" office:value="86.383" calcext:value-type="float">
            <text:p>86.383</text:p>
          </table:table-cell>
          <table:table-cell office:value-type="float" office:value="84.851161" calcext:value-type="float">
            <text:p>84.851161</text:p>
          </table:table-cell>
          <table:table-cell office:value-type="float" office:value="1.851907" calcext:value-type="float">
            <text:p>1.851907</text:p>
          </table:table-cell>
          <table:table-cell/>
          <table:table-cell office:value-type="float" office:value="1.852668" calcext:value-type="float">
            <text:p>1.852668</text:p>
          </table:table-cell>
          <table:table-cell office:value-type="float" office:value="6.351695" calcext:value-type="float">
            <text:p>6.351695</text:p>
          </table:table-cell>
          <table:table-cell/>
          <table:table-cell office:value-type="float" office:value="6.35107" calcext:value-type="float">
            <text:p>6.35107</text:p>
          </table:table-cell>
          <table:table-cell office:value-type="float" office:value="10.232758" calcext:value-type="float">
            <text:p>10.232758</text:p>
          </table:table-cell>
          <table:table-cell office:value-type="float" office:value="83901" calcext:value-type="float">
            <text:p>8390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5983" calcext:value-type="float">
            <text:p>4559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4.872257" calcext:value-type="float">
            <text:p>84.872257</text:p>
          </table:table-cell>
          <table:table-cell table:number-columns-repeated="2"/>
          <table:table-cell office:value-type="float" office:value="1.852291" calcext:value-type="float">
            <text:p>1.852291</text:p>
          </table:table-cell>
          <table:table-cell table:number-columns-repeated="2"/>
          <table:table-cell office:value-type="float" office:value="6.351387" calcext:value-type="float">
            <text:p>6.351387</text:p>
          </table:table-cell>
          <table:table-cell table:number-columns-repeated="3"/>
        </table:table-row>
        <table:table-row table:style-name="ro1">
          <table:table-cell office:value-type="float" office:value="456004" calcext:value-type="float">
            <text:p>4560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51161" calcext:value-type="float">
            <text:p>84.851161</text:p>
          </table:table-cell>
          <table:table-cell office:value-type="float" office:value="86.428" calcext:value-type="float">
            <text:p>86.428</text:p>
          </table:table-cell>
          <table:table-cell office:value-type="float" office:value="84.851161" calcext:value-type="float">
            <text:p>84.851161</text:p>
          </table:table-cell>
          <table:table-cell office:value-type="float" office:value="86.428" calcext:value-type="float">
            <text:p>86.428</text:p>
          </table:table-cell>
          <table:table-cell office:value-type="float" office:value="84.872257" calcext:value-type="float">
            <text:p>84.872257</text:p>
          </table:table-cell>
          <table:table-cell office:value-type="float" office:value="1.852231" calcext:value-type="float">
            <text:p>1.852231</text:p>
          </table:table-cell>
          <table:table-cell/>
          <table:table-cell office:value-type="float" office:value="1.852291" calcext:value-type="float">
            <text:p>1.852291</text:p>
          </table:table-cell>
          <table:table-cell office:value-type="float" office:value="6.349168" calcext:value-type="float">
            <text:p>6.349168</text:p>
          </table:table-cell>
          <table:table-cell/>
          <table:table-cell office:value-type="float" office:value="6.351387" calcext:value-type="float">
            <text:p>6.351387</text:p>
          </table:table-cell>
          <table:table-cell office:value-type="float" office:value="10.280516" calcext:value-type="float">
            <text:p>10.280516</text:p>
          </table:table-cell>
          <table:table-cell office:value-type="float" office:value="83903" calcext:value-type="float">
            <text:p>83903</text:p>
          </table:table-cell>
          <table:table-cell office:value-type="float" office:value="1.485031" calcext:value-type="float">
            <text:p>1.485031</text:p>
          </table:table-cell>
        </table:table-row>
        <table:table-row table:style-name="ro1">
          <table:table-cell office:value-type="float" office:value="456023" calcext:value-type="float">
            <text:p>4560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72257" calcext:value-type="float">
            <text:p>84.872257</text:p>
          </table:table-cell>
          <table:table-cell office:value-type="float" office:value="86.472" calcext:value-type="float">
            <text:p>86.472</text:p>
          </table:table-cell>
          <table:table-cell office:value-type="float" office:value="84.872257" calcext:value-type="float">
            <text:p>84.872257</text:p>
          </table:table-cell>
          <table:table-cell office:value-type="float" office:value="86.472" calcext:value-type="float">
            <text:p>86.472</text:p>
          </table:table-cell>
          <table:table-cell office:value-type="float" office:value="84.907134" calcext:value-type="float">
            <text:p>84.907134</text:p>
          </table:table-cell>
          <table:table-cell office:value-type="float" office:value="1.853141" calcext:value-type="float">
            <text:p>1.853141</text:p>
          </table:table-cell>
          <table:table-cell/>
          <table:table-cell office:value-type="float" office:value="1.852247" calcext:value-type="float">
            <text:p>1.852247</text:p>
          </table:table-cell>
          <table:table-cell office:value-type="float" office:value="6.351702" calcext:value-type="float">
            <text:p>6.351702</text:p>
          </table:table-cell>
          <table:table-cell/>
          <table:table-cell office:value-type="float" office:value="6.350278" calcext:value-type="float">
            <text:p>6.350278</text:p>
          </table:table-cell>
          <table:table-cell office:value-type="float" office:value="10.277796" calcext:value-type="float">
            <text:p>10.277796</text:p>
          </table:table-cell>
          <table:table-cell office:value-type="float" office:value="83904" calcext:value-type="float">
            <text:p>8390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043" calcext:value-type="float">
            <text:p>4560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4.939762" calcext:value-type="float">
            <text:p>84.939762</text:p>
          </table:table-cell>
          <table:table-cell table:number-columns-repeated="2"/>
          <table:table-cell office:value-type="float" office:value="1.852703" calcext:value-type="float">
            <text:p>1.852703</text:p>
          </table:table-cell>
          <table:table-cell table:number-columns-repeated="2"/>
          <table:table-cell office:value-type="float" office:value="6.350984" calcext:value-type="float">
            <text:p>6.350984</text:p>
          </table:table-cell>
          <table:table-cell table:number-columns-repeated="3"/>
        </table:table-row>
        <table:table-row table:style-name="ro1">
          <table:table-cell office:value-type="float" office:value="456063" calcext:value-type="float">
            <text:p>4560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907134" calcext:value-type="float">
            <text:p>84.907134</text:p>
          </table:table-cell>
          <table:table-cell office:value-type="float" office:value="86.427" calcext:value-type="float">
            <text:p>86.427</text:p>
          </table:table-cell>
          <table:table-cell office:value-type="float" office:value="84.907134" calcext:value-type="float">
            <text:p>84.907134</text:p>
          </table:table-cell>
          <table:table-cell office:value-type="float" office:value="86.427" calcext:value-type="float">
            <text:p>86.427</text:p>
          </table:table-cell>
          <table:table-cell office:value-type="float" office:value="84.937015" calcext:value-type="float">
            <text:p>84.937015</text:p>
          </table:table-cell>
          <table:table-cell office:value-type="float" office:value="1.854269" calcext:value-type="float">
            <text:p>1.854269</text:p>
          </table:table-cell>
          <table:table-cell/>
          <table:table-cell office:value-type="float" office:value="1.852703" calcext:value-type="float">
            <text:p>1.852703</text:p>
          </table:table-cell>
          <table:table-cell office:value-type="float" office:value="6.35171" calcext:value-type="float">
            <text:p>6.35171</text:p>
          </table:table-cell>
          <table:table-cell/>
          <table:table-cell office:value-type="float" office:value="6.350984" calcext:value-type="float">
            <text:p>6.350984</text:p>
          </table:table-cell>
          <table:table-cell office:value-type="float" office:value="10.207022" calcext:value-type="float">
            <text:p>10.207022</text:p>
          </table:table-cell>
          <table:table-cell office:value-type="float" office:value="83906" calcext:value-type="float">
            <text:p>8390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083" calcext:value-type="float">
            <text:p>456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937015" calcext:value-type="float">
            <text:p>84.937015</text:p>
          </table:table-cell>
          <table:table-cell office:value-type="float" office:value="86.441" calcext:value-type="float">
            <text:p>86.441</text:p>
          </table:table-cell>
          <table:table-cell office:value-type="float" office:value="84.937015" calcext:value-type="float">
            <text:p>84.937015</text:p>
          </table:table-cell>
          <table:table-cell office:value-type="float" office:value="86.441" calcext:value-type="float">
            <text:p>86.441</text:p>
          </table:table-cell>
          <table:table-cell office:value-type="float" office:value="84.965718" calcext:value-type="float">
            <text:p>84.965718</text:p>
          </table:table-cell>
          <table:table-cell office:value-type="float" office:value="1.857765" calcext:value-type="float">
            <text:p>1.857765</text:p>
          </table:table-cell>
          <table:table-cell/>
          <table:table-cell office:value-type="float" office:value="1.853491" calcext:value-type="float">
            <text:p>1.853491</text:p>
          </table:table-cell>
          <table:table-cell office:value-type="float" office:value="6.351492" calcext:value-type="float">
            <text:p>6.351492</text:p>
          </table:table-cell>
          <table:table-cell/>
          <table:table-cell office:value-type="float" office:value="6.351337" calcext:value-type="float">
            <text:p>6.351337</text:p>
          </table:table-cell>
          <table:table-cell office:value-type="float" office:value="10.197816" calcext:value-type="float">
            <text:p>10.197816</text:p>
          </table:table-cell>
          <table:table-cell office:value-type="float" office:value="83907" calcext:value-type="float">
            <text:p>83907</text:p>
          </table:table-cell>
          <table:table-cell office:value-type="float" office:value="1.483074" calcext:value-type="float">
            <text:p>1.483074</text:p>
          </table:table-cell>
        </table:table-row>
        <table:table-row table:style-name="ro1">
          <table:table-cell office:value-type="float" office:value="456103" calcext:value-type="float">
            <text:p>4561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4.994071" calcext:value-type="float">
            <text:p>84.994071</text:p>
          </table:table-cell>
          <table:table-cell table:number-columns-repeated="2"/>
          <table:table-cell office:value-type="float" office:value="1.855629" calcext:value-type="float">
            <text:p>1.855629</text:p>
          </table:table-cell>
          <table:table-cell table:number-columns-repeated="2"/>
          <table:table-cell office:value-type="float" office:value="6.351388" calcext:value-type="float">
            <text:p>6.351388</text:p>
          </table:table-cell>
          <table:table-cell table:number-columns-repeated="3"/>
        </table:table-row>
        <table:table-row table:style-name="ro1">
          <table:table-cell office:value-type="float" office:value="456123" calcext:value-type="float">
            <text:p>4561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965718" calcext:value-type="float">
            <text:p>84.965718</text:p>
          </table:table-cell>
          <table:table-cell office:value-type="float" office:value="86.571" calcext:value-type="float">
            <text:p>86.571</text:p>
          </table:table-cell>
          <table:table-cell office:value-type="float" office:value="84.965718" calcext:value-type="float">
            <text:p>84.965718</text:p>
          </table:table-cell>
          <table:table-cell office:value-type="float" office:value="86.571" calcext:value-type="float">
            <text:p>86.571</text:p>
          </table:table-cell>
          <table:table-cell office:value-type="float" office:value="84.996817" calcext:value-type="float">
            <text:p>84.996817</text:p>
          </table:table-cell>
          <table:table-cell office:value-type="float" office:value="1.856163" calcext:value-type="float">
            <text:p>1.856163</text:p>
          </table:table-cell>
          <table:table-cell/>
          <table:table-cell office:value-type="float" office:value="1.855629" calcext:value-type="float">
            <text:p>1.855629</text:p>
          </table:table-cell>
          <table:table-cell office:value-type="float" office:value="6.351724" calcext:value-type="float">
            <text:p>6.351724</text:p>
          </table:table-cell>
          <table:table-cell/>
          <table:table-cell office:value-type="float" office:value="6.351388" calcext:value-type="float">
            <text:p>6.351388</text:p>
          </table:table-cell>
          <table:table-cell office:value-type="float" office:value="10.282704" calcext:value-type="float">
            <text:p>10.282704</text:p>
          </table:table-cell>
          <table:table-cell office:value-type="float" office:value="83908" calcext:value-type="float">
            <text:p>8390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143" calcext:value-type="float">
            <text:p>4561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996817" calcext:value-type="float">
            <text:p>84.996817</text:p>
          </table:table-cell>
          <table:table-cell office:value-type="float" office:value="86.499" calcext:value-type="float">
            <text:p>86.499</text:p>
          </table:table-cell>
          <table:table-cell office:value-type="float" office:value="84.996817" calcext:value-type="float">
            <text:p>84.996817</text:p>
          </table:table-cell>
          <table:table-cell office:value-type="float" office:value="86.499" calcext:value-type="float">
            <text:p>86.499</text:p>
          </table:table-cell>
          <table:table-cell office:value-type="float" office:value="85.024118" calcext:value-type="float">
            <text:p>85.024118</text:p>
          </table:table-cell>
          <table:table-cell office:value-type="float" office:value="1.859699" calcext:value-type="float">
            <text:p>1.859699</text:p>
          </table:table-cell>
          <table:table-cell/>
          <table:table-cell office:value-type="float" office:value="1.855898" calcext:value-type="float">
            <text:p>1.855898</text:p>
          </table:table-cell>
          <table:table-cell office:value-type="float" office:value="6.35151" calcext:value-type="float">
            <text:p>6.35151</text:p>
          </table:table-cell>
          <table:table-cell/>
          <table:table-cell office:value-type="float" office:value="6.351552" calcext:value-type="float">
            <text:p>6.351552</text:p>
          </table:table-cell>
          <table:table-cell office:value-type="float" office:value="10.196218" calcext:value-type="float">
            <text:p>10.196218</text:p>
          </table:table-cell>
          <table:table-cell office:value-type="float" office:value="83910" calcext:value-type="float">
            <text:p>83910</text:p>
          </table:table-cell>
          <table:table-cell office:value-type="float" office:value="1.483074" calcext:value-type="float">
            <text:p>1.483074</text:p>
          </table:table-cell>
        </table:table-row>
        <table:table-row table:style-name="ro1">
          <table:table-cell office:value-type="float" office:value="456163" calcext:value-type="float">
            <text:p>4561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052491" calcext:value-type="float">
            <text:p>85.052491</text:p>
          </table:table-cell>
          <table:table-cell table:number-columns-repeated="2"/>
          <table:table-cell office:value-type="float" office:value="1.857798" calcext:value-type="float">
            <text:p>1.857798</text:p>
          </table:table-cell>
          <table:table-cell table:number-columns-repeated="2"/>
          <table:table-cell office:value-type="float" office:value="6.351507" calcext:value-type="float">
            <text:p>6.351507</text:p>
          </table:table-cell>
          <table:table-cell table:number-columns-repeated="3"/>
        </table:table-row>
        <table:table-row table:style-name="ro1">
          <table:table-cell office:value-type="float" office:value="456189" calcext:value-type="float">
            <text:p>45618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24118" calcext:value-type="float">
            <text:p>85.024118</text:p>
          </table:table-cell>
          <table:table-cell office:value-type="float" office:value="86.439" calcext:value-type="float">
            <text:p>86.439</text:p>
          </table:table-cell>
          <table:table-cell office:value-type="float" office:value="85.024118" calcext:value-type="float">
            <text:p>85.024118</text:p>
          </table:table-cell>
          <table:table-cell office:value-type="float" office:value="86.439" calcext:value-type="float">
            <text:p>86.439</text:p>
          </table:table-cell>
          <table:table-cell office:value-type="float" office:value="85.052491" calcext:value-type="float">
            <text:p>85.052491</text:p>
          </table:table-cell>
          <table:table-cell office:value-type="float" office:value="1.860581" calcext:value-type="float">
            <text:p>1.860581</text:p>
          </table:table-cell>
          <table:table-cell/>
          <table:table-cell office:value-type="float" office:value="1.857798" calcext:value-type="float">
            <text:p>1.857798</text:p>
          </table:table-cell>
          <table:table-cell office:value-type="float" office:value="6.351519" calcext:value-type="float">
            <text:p>6.351519</text:p>
          </table:table-cell>
          <table:table-cell/>
          <table:table-cell office:value-type="float" office:value="6.351507" calcext:value-type="float">
            <text:p>6.351507</text:p>
          </table:table-cell>
          <table:table-cell office:value-type="float" office:value="10.11883" calcext:value-type="float">
            <text:p>10.11883</text:p>
          </table:table-cell>
          <table:table-cell office:value-type="float" office:value="83912" calcext:value-type="float">
            <text:p>83912</text:p>
          </table:table-cell>
          <table:table-cell office:value-type="float" office:value="1.483074" calcext:value-type="float">
            <text:p>1.483074</text:p>
          </table:table-cell>
        </table:table-row>
        <table:table-row table:style-name="ro1">
          <table:table-cell office:value-type="float" office:value="456203" calcext:value-type="float">
            <text:p>4562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52491" calcext:value-type="float">
            <text:p>85.052491</text:p>
          </table:table-cell>
          <table:table-cell office:value-type="float" office:value="86.411" calcext:value-type="float">
            <text:p>86.411</text:p>
          </table:table-cell>
          <table:table-cell office:value-type="float" office:value="85.052491" calcext:value-type="float">
            <text:p>85.052491</text:p>
          </table:table-cell>
          <table:table-cell office:value-type="float" office:value="86.411" calcext:value-type="float">
            <text:p>86.411</text:p>
          </table:table-cell>
          <table:table-cell office:value-type="float" office:value="85.07933" calcext:value-type="float">
            <text:p>85.07933</text:p>
          </table:table-cell>
          <table:table-cell office:value-type="float" office:value="1.858968" calcext:value-type="float">
            <text:p>1.858968</text:p>
          </table:table-cell>
          <table:table-cell/>
          <table:table-cell office:value-type="float" office:value="1.85919" calcext:value-type="float">
            <text:p>1.85919</text:p>
          </table:table-cell>
          <table:table-cell office:value-type="float" office:value="6.351748" calcext:value-type="float">
            <text:p>6.351748</text:p>
          </table:table-cell>
          <table:table-cell/>
          <table:table-cell office:value-type="float" office:value="6.351497" calcext:value-type="float">
            <text:p>6.351497</text:p>
          </table:table-cell>
          <table:table-cell office:value-type="float" office:value="10.064054" calcext:value-type="float">
            <text:p>10.064054</text:p>
          </table:table-cell>
          <table:table-cell office:value-type="float" office:value="83913" calcext:value-type="float">
            <text:p>8391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223" calcext:value-type="float">
            <text:p>4562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105278" calcext:value-type="float">
            <text:p>85.105278</text:p>
          </table:table-cell>
          <table:table-cell table:number-columns-repeated="2"/>
          <table:table-cell office:value-type="float" office:value="1.85908" calcext:value-type="float">
            <text:p>1.85908</text:p>
          </table:table-cell>
          <table:table-cell table:number-columns-repeated="2"/>
          <table:table-cell office:value-type="float" office:value="6.351624" calcext:value-type="float">
            <text:p>6.351624</text:p>
          </table:table-cell>
          <table:table-cell table:number-columns-repeated="3"/>
        </table:table-row>
        <table:table-row table:style-name="ro1">
          <table:table-cell office:value-type="float" office:value="456243" calcext:value-type="float">
            <text:p>456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07933" calcext:value-type="float">
            <text:p>85.07933</text:p>
          </table:table-cell>
          <table:table-cell office:value-type="float" office:value="86.498" calcext:value-type="float">
            <text:p>86.498</text:p>
          </table:table-cell>
          <table:table-cell office:value-type="float" office:value="85.07933" calcext:value-type="float">
            <text:p>85.07933</text:p>
          </table:table-cell>
          <table:table-cell office:value-type="float" office:value="86.498" calcext:value-type="float">
            <text:p>86.498</text:p>
          </table:table-cell>
          <table:table-cell office:value-type="float" office:value="85.108025" calcext:value-type="float">
            <text:p>85.108025</text:p>
          </table:table-cell>
          <table:table-cell office:value-type="float" office:value="1.859836" calcext:value-type="float">
            <text:p>1.859836</text:p>
          </table:table-cell>
          <table:table-cell/>
          <table:table-cell office:value-type="float" office:value="1.85908" calcext:value-type="float">
            <text:p>1.85908</text:p>
          </table:table-cell>
          <table:table-cell office:value-type="float" office:value="6.351756" calcext:value-type="float">
            <text:p>6.351756</text:p>
          </table:table-cell>
          <table:table-cell/>
          <table:table-cell office:value-type="float" office:value="6.351624" calcext:value-type="float">
            <text:p>6.351624</text:p>
          </table:table-cell>
          <table:table-cell office:value-type="float" office:value="10.117359" calcext:value-type="float">
            <text:p>10.117359</text:p>
          </table:table-cell>
          <table:table-cell office:value-type="float" office:value="83914" calcext:value-type="float">
            <text:p>8391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263" calcext:value-type="float">
            <text:p>456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108025" calcext:value-type="float">
            <text:p>85.108025</text:p>
          </table:table-cell>
          <table:table-cell office:value-type="float" office:value="86.434" calcext:value-type="float">
            <text:p>86.434</text:p>
          </table:table-cell>
          <table:table-cell office:value-type="float" office:value="85.108025" calcext:value-type="float">
            <text:p>85.108025</text:p>
          </table:table-cell>
          <table:table-cell office:value-type="float" office:value="86.434" calcext:value-type="float">
            <text:p>86.434</text:p>
          </table:table-cell>
          <table:table-cell office:value-type="float" office:value="85.132276" calcext:value-type="float">
            <text:p>85.132276</text:p>
          </table:table-cell>
          <table:table-cell office:value-type="float" office:value="1.860764" calcext:value-type="float">
            <text:p>1.860764</text:p>
          </table:table-cell>
          <table:table-cell/>
          <table:table-cell office:value-type="float" office:value="1.859459" calcext:value-type="float">
            <text:p>1.859459</text:p>
          </table:table-cell>
          <table:table-cell office:value-type="float" office:value="6.351766" calcext:value-type="float">
            <text:p>6.351766</text:p>
          </table:table-cell>
          <table:table-cell/>
          <table:table-cell office:value-type="float" office:value="6.351685" calcext:value-type="float">
            <text:p>6.351685</text:p>
          </table:table-cell>
          <table:table-cell office:value-type="float" office:value="10.035228" calcext:value-type="float">
            <text:p>10.035228</text:p>
          </table:table-cell>
          <table:table-cell office:value-type="float" office:value="83916" calcext:value-type="float">
            <text:p>8391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283" calcext:value-type="float">
            <text:p>4562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132276" calcext:value-type="float">
            <text:p>85.132276</text:p>
          </table:table-cell>
          <table:table-cell office:value-type="float" office:value="86.483" calcext:value-type="float">
            <text:p>86.483</text:p>
          </table:table-cell>
          <table:table-cell office:value-type="float" office:value="85.132276" calcext:value-type="float">
            <text:p>85.132276</text:p>
          </table:table-cell>
          <table:table-cell office:value-type="float" office:value="86.483" calcext:value-type="float">
            <text:p>86.483</text:p>
          </table:table-cell>
          <table:table-cell office:value-type="float" office:value="85.157712" calcext:value-type="float">
            <text:p>85.157712</text:p>
          </table:table-cell>
          <table:table-cell office:value-type="float" office:value="1.861548" calcext:value-type="float">
            <text:p>1.861548</text:p>
          </table:table-cell>
          <table:table-cell/>
          <table:table-cell office:value-type="float" office:value="1.860112" calcext:value-type="float">
            <text:p>1.860112</text:p>
          </table:table-cell>
          <table:table-cell office:value-type="float" office:value="6.351774" calcext:value-type="float">
            <text:p>6.351774</text:p>
          </table:table-cell>
          <table:table-cell/>
          <table:table-cell office:value-type="float" office:value="6.351718" calcext:value-type="float">
            <text:p>6.351718</text:p>
          </table:table-cell>
          <table:table-cell office:value-type="float" office:value="10.057156" calcext:value-type="float">
            <text:p>10.057156</text:p>
          </table:table-cell>
          <table:table-cell office:value-type="float" office:value="83918" calcext:value-type="float">
            <text:p>8391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303" calcext:value-type="float">
            <text:p>4563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183516" calcext:value-type="float">
            <text:p>85.183516</text:p>
          </table:table-cell>
          <table:table-cell table:number-columns-repeated="2"/>
          <table:table-cell office:value-type="float" office:value="1.86083" calcext:value-type="float">
            <text:p>1.86083</text:p>
          </table:table-cell>
          <table:table-cell table:number-columns-repeated="2"/>
          <table:table-cell office:value-type="float" office:value="6.351738" calcext:value-type="float">
            <text:p>6.351738</text:p>
          </table:table-cell>
          <table:table-cell table:number-columns-repeated="3"/>
        </table:table-row>
        <table:table-row table:style-name="ro1">
          <table:table-cell office:value-type="float" office:value="456323" calcext:value-type="float">
            <text:p>4563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157712" calcext:value-type="float">
            <text:p>85.157712</text:p>
          </table:table-cell>
          <table:table-cell office:value-type="float" office:value="86.418" calcext:value-type="float">
            <text:p>86.418</text:p>
          </table:table-cell>
          <table:table-cell office:value-type="float" office:value="85.157712" calcext:value-type="float">
            <text:p>85.157712</text:p>
          </table:table-cell>
          <table:table-cell office:value-type="float" office:value="86.418" calcext:value-type="float">
            <text:p>86.418</text:p>
          </table:table-cell>
          <table:table-cell office:value-type="float" office:value="85.183516" calcext:value-type="float">
            <text:p>85.183516</text:p>
          </table:table-cell>
          <table:table-cell office:value-type="float" office:value="1.86237" calcext:value-type="float">
            <text:p>1.86237</text:p>
          </table:table-cell>
          <table:table-cell/>
          <table:table-cell office:value-type="float" office:value="1.86083" calcext:value-type="float">
            <text:p>1.86083</text:p>
          </table:table-cell>
          <table:table-cell office:value-type="float" office:value="6.351783" calcext:value-type="float">
            <text:p>6.351783</text:p>
          </table:table-cell>
          <table:table-cell/>
          <table:table-cell office:value-type="float" office:value="6.351738" calcext:value-type="float">
            <text:p>6.351738</text:p>
          </table:table-cell>
          <table:table-cell office:value-type="float" office:value="9.977026" calcext:value-type="float">
            <text:p>9.977026</text:p>
          </table:table-cell>
          <table:table-cell office:value-type="float" office:value="83919" calcext:value-type="float">
            <text:p>8391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343" calcext:value-type="float">
            <text:p>4563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207776" calcext:value-type="float">
            <text:p>85.207776</text:p>
          </table:table-cell>
          <table:table-cell table:number-columns-repeated="2"/>
          <table:table-cell office:value-type="float" office:value="1.8616" calcext:value-type="float">
            <text:p>1.8616</text:p>
          </table:table-cell>
          <table:table-cell table:number-columns-repeated="2"/>
          <table:table-cell office:value-type="float" office:value="6.351753" calcext:value-type="float">
            <text:p>6.351753</text:p>
          </table:table-cell>
          <table:table-cell table:number-columns-repeated="3"/>
        </table:table-row>
        <table:table-row table:style-name="ro1">
          <table:table-cell office:value-type="float" office:value="456363" calcext:value-type="float">
            <text:p>456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183516" calcext:value-type="float">
            <text:p>85.183516</text:p>
          </table:table-cell>
          <table:table-cell office:value-type="float" office:value="86.541" calcext:value-type="float">
            <text:p>86.541</text:p>
          </table:table-cell>
          <table:table-cell office:value-type="float" office:value="85.183516" calcext:value-type="float">
            <text:p>85.183516</text:p>
          </table:table-cell>
          <table:table-cell office:value-type="float" office:value="86.541" calcext:value-type="float">
            <text:p>86.541</text:p>
          </table:table-cell>
          <table:table-cell office:value-type="float" office:value="85.210523" calcext:value-type="float">
            <text:p>85.210523</text:p>
          </table:table-cell>
          <table:table-cell office:value-type="float" office:value="1.863204" calcext:value-type="float">
            <text:p>1.863204</text:p>
          </table:table-cell>
          <table:table-cell/>
          <table:table-cell office:value-type="float" office:value="1.8616" calcext:value-type="float">
            <text:p>1.8616</text:p>
          </table:table-cell>
          <table:table-cell office:value-type="float" office:value="6.351793" calcext:value-type="float">
            <text:p>6.351793</text:p>
          </table:table-cell>
          <table:table-cell/>
          <table:table-cell office:value-type="float" office:value="6.351753" calcext:value-type="float">
            <text:p>6.351753</text:p>
          </table:table-cell>
          <table:table-cell office:value-type="float" office:value="10.063146" calcext:value-type="float">
            <text:p>10.063146</text:p>
          </table:table-cell>
          <table:table-cell office:value-type="float" office:value="83920" calcext:value-type="float">
            <text:p>8392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383" calcext:value-type="float">
            <text:p>456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210523" calcext:value-type="float">
            <text:p>85.210523</text:p>
          </table:table-cell>
          <table:table-cell office:value-type="float" office:value="86.525" calcext:value-type="float">
            <text:p>86.525</text:p>
          </table:table-cell>
          <table:table-cell office:value-type="float" office:value="85.210523" calcext:value-type="float">
            <text:p>85.210523</text:p>
          </table:table-cell>
          <table:table-cell office:value-type="float" office:value="86.525" calcext:value-type="float">
            <text:p>86.525</text:p>
          </table:table-cell>
          <table:table-cell office:value-type="float" office:value="85.233757" calcext:value-type="float">
            <text:p>85.233757</text:p>
          </table:table-cell>
          <table:table-cell office:value-type="float" office:value="1.866609" calcext:value-type="float">
            <text:p>1.866609</text:p>
          </table:table-cell>
          <table:table-cell/>
          <table:table-cell office:value-type="float" office:value="1.862403" calcext:value-type="float">
            <text:p>1.862403</text:p>
          </table:table-cell>
          <table:table-cell office:value-type="float" office:value="6.351591" calcext:value-type="float">
            <text:p>6.351591</text:p>
          </table:table-cell>
          <table:table-cell/>
          <table:table-cell office:value-type="float" office:value="6.351763" calcext:value-type="float">
            <text:p>6.351763</text:p>
          </table:table-cell>
          <table:table-cell office:value-type="float" office:value="10.029825" calcext:value-type="float">
            <text:p>10.029825</text:p>
          </table:table-cell>
          <table:table-cell office:value-type="float" office:value="83922" calcext:value-type="float">
            <text:p>83922</text:p>
          </table:table-cell>
          <table:table-cell office:value-type="float" office:value="1.483074" calcext:value-type="float">
            <text:p>1.483074</text:p>
          </table:table-cell>
        </table:table-row>
        <table:table-row table:style-name="ro1">
          <table:table-cell office:value-type="float" office:value="456403" calcext:value-type="float">
            <text:p>456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233757" calcext:value-type="float">
            <text:p>85.233757</text:p>
          </table:table-cell>
          <table:table-cell office:value-type="float" office:value="86.465" calcext:value-type="float">
            <text:p>86.465</text:p>
          </table:table-cell>
          <table:table-cell office:value-type="float" office:value="85.233757" calcext:value-type="float">
            <text:p>85.233757</text:p>
          </table:table-cell>
          <table:table-cell office:value-type="float" office:value="86.465" calcext:value-type="float">
            <text:p>86.465</text:p>
          </table:table-cell>
          <table:table-cell office:value-type="float" office:value="85.259002" calcext:value-type="float">
            <text:p>85.259002</text:p>
          </table:table-cell>
          <table:table-cell office:value-type="float" office:value="1.864829" calcext:value-type="float">
            <text:p>1.864829</text:p>
          </table:table-cell>
          <table:table-cell/>
          <table:table-cell office:value-type="float" office:value="1.864505" calcext:value-type="float">
            <text:p>1.864505</text:p>
          </table:table-cell>
          <table:table-cell office:value-type="float" office:value="6.351813" calcext:value-type="float">
            <text:p>6.351813</text:p>
          </table:table-cell>
          <table:table-cell/>
          <table:table-cell office:value-type="float" office:value="6.351654" calcext:value-type="float">
            <text:p>6.351654</text:p>
          </table:table-cell>
          <table:table-cell office:value-type="float" office:value="9.951292" calcext:value-type="float">
            <text:p>9.951292</text:p>
          </table:table-cell>
          <table:table-cell office:value-type="float" office:value="83923" calcext:value-type="float">
            <text:p>8392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423" calcext:value-type="float">
            <text:p>4564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285482" calcext:value-type="float">
            <text:p>85.285482</text:p>
          </table:table-cell>
          <table:table-cell table:number-columns-repeated="2"/>
          <table:table-cell office:value-type="float" office:value="1.864667" calcext:value-type="float">
            <text:p>1.864667</text:p>
          </table:table-cell>
          <table:table-cell table:number-columns-repeated="2"/>
          <table:table-cell office:value-type="float" office:value="6.351732" calcext:value-type="float">
            <text:p>6.351732</text:p>
          </table:table-cell>
          <table:table-cell table:number-columns-repeated="3"/>
        </table:table-row>
        <table:table-row table:style-name="ro1">
          <table:table-cell office:value-type="float" office:value="456443" calcext:value-type="float">
            <text:p>4564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259002" calcext:value-type="float">
            <text:p>85.259002</text:p>
          </table:table-cell>
          <table:table-cell office:value-type="float" office:value="86.491" calcext:value-type="float">
            <text:p>86.491</text:p>
          </table:table-cell>
          <table:table-cell office:value-type="float" office:value="85.259002" calcext:value-type="float">
            <text:p>85.259002</text:p>
          </table:table-cell>
          <table:table-cell office:value-type="float" office:value="86.491" calcext:value-type="float">
            <text:p>86.491</text:p>
          </table:table-cell>
          <table:table-cell office:value-type="float" office:value="85.282735" calcext:value-type="float">
            <text:p>85.282735</text:p>
          </table:table-cell>
          <table:table-cell office:value-type="float" office:value="1.865645" calcext:value-type="float">
            <text:p>1.865645</text:p>
          </table:table-cell>
          <table:table-cell/>
          <table:table-cell office:value-type="float" office:value="1.864667" calcext:value-type="float">
            <text:p>1.864667</text:p>
          </table:table-cell>
          <table:table-cell office:value-type="float" office:value="6.351823" calcext:value-type="float">
            <text:p>6.351823</text:p>
          </table:table-cell>
          <table:table-cell/>
          <table:table-cell office:value-type="float" office:value="6.351732" calcext:value-type="float">
            <text:p>6.351732</text:p>
          </table:table-cell>
          <table:table-cell office:value-type="float" office:value="9.951961" calcext:value-type="float">
            <text:p>9.951961</text:p>
          </table:table-cell>
          <table:table-cell office:value-type="float" office:value="83925" calcext:value-type="float">
            <text:p>8392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483" calcext:value-type="float">
            <text:p>456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282735" calcext:value-type="float">
            <text:p>85.282735</text:p>
          </table:table-cell>
          <table:table-cell office:value-type="float" office:value="86.496" calcext:value-type="float">
            <text:p>86.496</text:p>
          </table:table-cell>
          <table:table-cell office:value-type="float" office:value="85.282735" calcext:value-type="float">
            <text:p>85.282735</text:p>
          </table:table-cell>
          <table:table-cell office:value-type="float" office:value="86.496" calcext:value-type="float">
            <text:p>86.496</text:p>
          </table:table-cell>
          <table:table-cell office:value-type="float" office:value="85.306539" calcext:value-type="float">
            <text:p>85.306539</text:p>
          </table:table-cell>
          <table:table-cell office:value-type="float" office:value="1.866412" calcext:value-type="float">
            <text:p>1.866412</text:p>
          </table:table-cell>
          <table:table-cell/>
          <table:table-cell office:value-type="float" office:value="1.865157" calcext:value-type="float">
            <text:p>1.865157</text:p>
          </table:table-cell>
          <table:table-cell office:value-type="float" office:value="6.351833" calcext:value-type="float">
            <text:p>6.351833</text:p>
          </table:table-cell>
          <table:table-cell/>
          <table:table-cell office:value-type="float" office:value="6.351772" calcext:value-type="float">
            <text:p>6.351772</text:p>
          </table:table-cell>
          <table:table-cell office:value-type="float" office:value="9.935362" calcext:value-type="float">
            <text:p>9.935362</text:p>
          </table:table-cell>
          <table:table-cell office:value-type="float" office:value="83926" calcext:value-type="float">
            <text:p>8392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503" calcext:value-type="float">
            <text:p>456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306539" calcext:value-type="float">
            <text:p>85.306539</text:p>
          </table:table-cell>
          <table:table-cell office:value-type="float" office:value="86.538" calcext:value-type="float">
            <text:p>86.538</text:p>
          </table:table-cell>
          <table:table-cell office:value-type="float" office:value="85.306539" calcext:value-type="float">
            <text:p>85.306539</text:p>
          </table:table-cell>
          <table:table-cell office:value-type="float" office:value="86.538" calcext:value-type="float">
            <text:p>86.538</text:p>
          </table:table-cell>
          <table:table-cell office:value-type="float" office:value="85.332735" calcext:value-type="float">
            <text:p>85.332735</text:p>
          </table:table-cell>
          <table:table-cell office:value-type="float" office:value="1.867182" calcext:value-type="float">
            <text:p>1.867182</text:p>
          </table:table-cell>
          <table:table-cell/>
          <table:table-cell office:value-type="float" office:value="1.865785" calcext:value-type="float">
            <text:p>1.865785</text:p>
          </table:table-cell>
          <table:table-cell office:value-type="float" office:value="6.351844" calcext:value-type="float">
            <text:p>6.351844</text:p>
          </table:table-cell>
          <table:table-cell/>
          <table:table-cell office:value-type="float" office:value="6.351796" calcext:value-type="float">
            <text:p>6.351796</text:p>
          </table:table-cell>
          <table:table-cell office:value-type="float" office:value="9.951485" calcext:value-type="float">
            <text:p>9.951485</text:p>
          </table:table-cell>
          <table:table-cell office:value-type="float" office:value="83928" calcext:value-type="float">
            <text:p>8392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523" calcext:value-type="float">
            <text:p>4565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356535" calcext:value-type="float">
            <text:p>85.356535</text:p>
          </table:table-cell>
          <table:table-cell table:number-columns-repeated="2"/>
          <table:table-cell office:value-type="float" office:value="1.866483" calcext:value-type="float">
            <text:p>1.866483</text:p>
          </table:table-cell>
          <table:table-cell table:number-columns-repeated="2"/>
          <table:table-cell office:value-type="float" office:value="6.351813" calcext:value-type="float">
            <text:p>6.351813</text:p>
          </table:table-cell>
          <table:table-cell table:number-columns-repeated="3"/>
        </table:table-row>
        <table:table-row table:style-name="ro1">
          <table:table-cell office:value-type="float" office:value="456543" calcext:value-type="float">
            <text:p>456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332735" calcext:value-type="float">
            <text:p>85.332735</text:p>
          </table:table-cell>
          <table:table-cell office:value-type="float" office:value="86.442" calcext:value-type="float">
            <text:p>86.442</text:p>
          </table:table-cell>
          <table:table-cell office:value-type="float" office:value="85.332735" calcext:value-type="float">
            <text:p>85.332735</text:p>
          </table:table-cell>
          <table:table-cell office:value-type="float" office:value="86.442" calcext:value-type="float">
            <text:p>86.442</text:p>
          </table:table-cell>
          <table:table-cell office:value-type="float" office:value="85.356535" calcext:value-type="float">
            <text:p>85.356535</text:p>
          </table:table-cell>
          <table:table-cell office:value-type="float" office:value="1.868029" calcext:value-type="float">
            <text:p>1.868029</text:p>
          </table:table-cell>
          <table:table-cell/>
          <table:table-cell office:value-type="float" office:value="1.866483" calcext:value-type="float">
            <text:p>1.866483</text:p>
          </table:table-cell>
          <table:table-cell office:value-type="float" office:value="6.351856" calcext:value-type="float">
            <text:p>6.351856</text:p>
          </table:table-cell>
          <table:table-cell/>
          <table:table-cell office:value-type="float" office:value="6.351813" calcext:value-type="float">
            <text:p>6.351813</text:p>
          </table:table-cell>
          <table:table-cell office:value-type="float" office:value="9.843215" calcext:value-type="float">
            <text:p>9.843215</text:p>
          </table:table-cell>
          <table:table-cell office:value-type="float" office:value="83929" calcext:value-type="float">
            <text:p>8392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563" calcext:value-type="float">
            <text:p>456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356535" calcext:value-type="float">
            <text:p>85.356535</text:p>
          </table:table-cell>
          <table:table-cell office:value-type="float" office:value="86.497" calcext:value-type="float">
            <text:p>86.497</text:p>
          </table:table-cell>
          <table:table-cell office:value-type="float" office:value="85.356535" calcext:value-type="float">
            <text:p>85.356535</text:p>
          </table:table-cell>
          <table:table-cell office:value-type="float" office:value="86.497" calcext:value-type="float">
            <text:p>86.497</text:p>
          </table:table-cell>
          <table:table-cell office:value-type="float" office:value="85.378205" calcext:value-type="float">
            <text:p>85.378205</text:p>
          </table:table-cell>
          <table:table-cell office:value-type="float" office:value="1.868798" calcext:value-type="float">
            <text:p>1.868798</text:p>
          </table:table-cell>
          <table:table-cell/>
          <table:table-cell office:value-type="float" office:value="1.867256" calcext:value-type="float">
            <text:p>1.867256</text:p>
          </table:table-cell>
          <table:table-cell office:value-type="float" office:value="6.351867" calcext:value-type="float">
            <text:p>6.351867</text:p>
          </table:table-cell>
          <table:table-cell/>
          <table:table-cell office:value-type="float" office:value="6.351827" calcext:value-type="float">
            <text:p>6.351827</text:p>
          </table:table-cell>
          <table:table-cell office:value-type="float" office:value="9.870859" calcext:value-type="float">
            <text:p>9.870859</text:p>
          </table:table-cell>
          <table:table-cell office:value-type="float" office:value="83931" calcext:value-type="float">
            <text:p>8393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589" calcext:value-type="float">
            <text:p>456589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40317" calcext:value-type="float">
            <text:p>85.40317</text:p>
          </table:table-cell>
          <table:table-cell table:number-columns-repeated="2"/>
          <table:table-cell office:value-type="float" office:value="1.868027" calcext:value-type="float">
            <text:p>1.868027</text:p>
          </table:table-cell>
          <table:table-cell table:number-columns-repeated="2"/>
          <table:table-cell office:value-type="float" office:value="6.351839" calcext:value-type="float">
            <text:p>6.351839</text:p>
          </table:table-cell>
          <table:table-cell table:number-columns-repeated="3"/>
        </table:table-row>
        <table:table-row table:style-name="ro1">
          <table:table-cell office:value-type="float" office:value="456603" calcext:value-type="float">
            <text:p>4566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378205" calcext:value-type="float">
            <text:p>85.378205</text:p>
          </table:table-cell>
          <table:table-cell office:value-type="float" office:value="86.494" calcext:value-type="float">
            <text:p>86.494</text:p>
          </table:table-cell>
          <table:table-cell office:value-type="float" office:value="85.378205" calcext:value-type="float">
            <text:p>85.378205</text:p>
          </table:table-cell>
          <table:table-cell office:value-type="float" office:value="86.494" calcext:value-type="float">
            <text:p>86.494</text:p>
          </table:table-cell>
          <table:table-cell office:value-type="float" office:value="85.40317" calcext:value-type="float">
            <text:p>85.40317</text:p>
          </table:table-cell>
          <table:table-cell office:value-type="float" office:value="1.869499" calcext:value-type="float">
            <text:p>1.869499</text:p>
          </table:table-cell>
          <table:table-cell/>
          <table:table-cell office:value-type="float" office:value="1.868027" calcext:value-type="float">
            <text:p>1.868027</text:p>
          </table:table-cell>
          <table:table-cell office:value-type="float" office:value="6.351877" calcext:value-type="float">
            <text:p>6.351877</text:p>
          </table:table-cell>
          <table:table-cell/>
          <table:table-cell office:value-type="float" office:value="6.351839" calcext:value-type="float">
            <text:p>6.351839</text:p>
          </table:table-cell>
          <table:table-cell office:value-type="float" office:value="9.849" calcext:value-type="float">
            <text:p>9.849</text:p>
          </table:table-cell>
          <table:table-cell office:value-type="float" office:value="83933" calcext:value-type="float">
            <text:p>8393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623" calcext:value-type="float">
            <text:p>456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40317" calcext:value-type="float">
            <text:p>85.40317</text:p>
          </table:table-cell>
          <table:table-cell office:value-type="float" office:value="86.465" calcext:value-type="float">
            <text:p>86.465</text:p>
          </table:table-cell>
          <table:table-cell office:value-type="float" office:value="85.40317" calcext:value-type="float">
            <text:p>85.40317</text:p>
          </table:table-cell>
          <table:table-cell office:value-type="float" office:value="86.465" calcext:value-type="float">
            <text:p>86.465</text:p>
          </table:table-cell>
          <table:table-cell office:value-type="float" office:value="85.424935" calcext:value-type="float">
            <text:p>85.424935</text:p>
          </table:table-cell>
          <table:table-cell office:value-type="float" office:value="1.870306" calcext:value-type="float">
            <text:p>1.870306</text:p>
          </table:table-cell>
          <table:table-cell/>
          <table:table-cell office:value-type="float" office:value="1.868763" calcext:value-type="float">
            <text:p>1.868763</text:p>
          </table:table-cell>
          <table:table-cell office:value-type="float" office:value="6.35189" calcext:value-type="float">
            <text:p>6.35189</text:p>
          </table:table-cell>
          <table:table-cell/>
          <table:table-cell office:value-type="float" office:value="6.351851" calcext:value-type="float">
            <text:p>6.351851</text:p>
          </table:table-cell>
          <table:table-cell office:value-type="float" office:value="9.801185" calcext:value-type="float">
            <text:p>9.801185</text:p>
          </table:table-cell>
          <table:table-cell office:value-type="float" office:value="83934" calcext:value-type="float">
            <text:p>8393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644" calcext:value-type="float">
            <text:p>45664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445771" calcext:value-type="float">
            <text:p>85.445771</text:p>
          </table:table-cell>
          <table:table-cell table:number-columns-repeated="2"/>
          <table:table-cell office:value-type="float" office:value="1.869535" calcext:value-type="float">
            <text:p>1.869535</text:p>
          </table:table-cell>
          <table:table-cell table:number-columns-repeated="2"/>
          <table:table-cell office:value-type="float" office:value="6.351864" calcext:value-type="float">
            <text:p>6.351864</text:p>
          </table:table-cell>
          <table:table-cell table:number-columns-repeated="3"/>
        </table:table-row>
        <table:table-row table:style-name="ro1">
          <table:table-cell office:value-type="float" office:value="456663" calcext:value-type="float">
            <text:p>456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424935" calcext:value-type="float">
            <text:p>85.424935</text:p>
          </table:table-cell>
          <table:table-cell office:value-type="float" office:value="86.543" calcext:value-type="float">
            <text:p>86.543</text:p>
          </table:table-cell>
          <table:table-cell office:value-type="float" office:value="85.424935" calcext:value-type="float">
            <text:p>85.424935</text:p>
          </table:table-cell>
          <table:table-cell office:value-type="float" office:value="86.543" calcext:value-type="float">
            <text:p>86.543</text:p>
          </table:table-cell>
          <table:table-cell office:value-type="float" office:value="85.445771" calcext:value-type="float">
            <text:p>85.445771</text:p>
          </table:table-cell>
          <table:table-cell office:value-type="float" office:value="1.871009" calcext:value-type="float">
            <text:p>1.871009</text:p>
          </table:table-cell>
          <table:table-cell/>
          <table:table-cell office:value-type="float" office:value="1.869535" calcext:value-type="float">
            <text:p>1.869535</text:p>
          </table:table-cell>
          <table:table-cell office:value-type="float" office:value="6.351901" calcext:value-type="float">
            <text:p>6.351901</text:p>
          </table:table-cell>
          <table:table-cell/>
          <table:table-cell office:value-type="float" office:value="6.351864" calcext:value-type="float">
            <text:p>6.351864</text:p>
          </table:table-cell>
          <table:table-cell office:value-type="float" office:value="9.851011" calcext:value-type="float">
            <text:p>9.851011</text:p>
          </table:table-cell>
          <table:table-cell office:value-type="float" office:value="83935" calcext:value-type="float">
            <text:p>8393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683" calcext:value-type="float">
            <text:p>456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445771" calcext:value-type="float">
            <text:p>85.445771</text:p>
          </table:table-cell>
          <table:table-cell office:value-type="float" office:value="86.515" calcext:value-type="float">
            <text:p>86.515</text:p>
          </table:table-cell>
          <table:table-cell office:value-type="float" office:value="85.445771" calcext:value-type="float">
            <text:p>85.445771</text:p>
          </table:table-cell>
          <table:table-cell office:value-type="float" office:value="86.515" calcext:value-type="float">
            <text:p>86.515</text:p>
          </table:table-cell>
          <table:table-cell office:value-type="float" office:value="85.467604" calcext:value-type="float">
            <text:p>85.467604</text:p>
          </table:table-cell>
          <table:table-cell office:value-type="float" office:value="1.871683" calcext:value-type="float">
            <text:p>1.871683</text:p>
          </table:table-cell>
          <table:table-cell/>
          <table:table-cell office:value-type="float" office:value="1.870272" calcext:value-type="float">
            <text:p>1.870272</text:p>
          </table:table-cell>
          <table:table-cell office:value-type="float" office:value="6.351912" calcext:value-type="float">
            <text:p>6.351912</text:p>
          </table:table-cell>
          <table:table-cell/>
          <table:table-cell office:value-type="float" office:value="6.351875" calcext:value-type="float">
            <text:p>6.351875</text:p>
          </table:table-cell>
          <table:table-cell office:value-type="float" office:value="9.807742" calcext:value-type="float">
            <text:p>9.807742</text:p>
          </table:table-cell>
          <table:table-cell office:value-type="float" office:value="83937" calcext:value-type="float">
            <text:p>8393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703" calcext:value-type="float">
            <text:p>4567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488536" calcext:value-type="float">
            <text:p>85.488536</text:p>
          </table:table-cell>
          <table:table-cell table:number-columns-repeated="2"/>
          <table:table-cell office:value-type="float" office:value="1.870978" calcext:value-type="float">
            <text:p>1.870978</text:p>
          </table:table-cell>
          <table:table-cell table:number-columns-repeated="2"/>
          <table:table-cell office:value-type="float" office:value="6.351887" calcext:value-type="float">
            <text:p>6.351887</text:p>
          </table:table-cell>
          <table:table-cell table:number-columns-repeated="3"/>
        </table:table-row>
        <table:table-row table:style-name="ro1">
          <table:table-cell office:value-type="float" office:value="456723" calcext:value-type="float">
            <text:p>4567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467604" calcext:value-type="float">
            <text:p>85.467604</text:p>
          </table:table-cell>
          <table:table-cell office:value-type="float" office:value="86.488" calcext:value-type="float">
            <text:p>86.488</text:p>
          </table:table-cell>
          <table:table-cell office:value-type="float" office:value="85.467604" calcext:value-type="float">
            <text:p>85.467604</text:p>
          </table:table-cell>
          <table:table-cell office:value-type="float" office:value="86.488" calcext:value-type="float">
            <text:p>86.488</text:p>
          </table:table-cell>
          <table:table-cell office:value-type="float" office:value="85.488536" calcext:value-type="float">
            <text:p>85.488536</text:p>
          </table:table-cell>
          <table:table-cell office:value-type="float" office:value="1.872389" calcext:value-type="float">
            <text:p>1.872389</text:p>
          </table:table-cell>
          <table:table-cell/>
          <table:table-cell office:value-type="float" office:value="1.870978" calcext:value-type="float">
            <text:p>1.870978</text:p>
          </table:table-cell>
          <table:table-cell office:value-type="float" office:value="6.351923" calcext:value-type="float">
            <text:p>6.351923</text:p>
          </table:table-cell>
          <table:table-cell/>
          <table:table-cell office:value-type="float" office:value="6.351887" calcext:value-type="float">
            <text:p>6.351887</text:p>
          </table:table-cell>
          <table:table-cell office:value-type="float" office:value="9.764473" calcext:value-type="float">
            <text:p>9.764473</text:p>
          </table:table-cell>
          <table:table-cell office:value-type="float" office:value="83939" calcext:value-type="float">
            <text:p>8393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743" calcext:value-type="float">
            <text:p>456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488536" calcext:value-type="float">
            <text:p>85.488536</text:p>
          </table:table-cell>
          <table:table-cell office:value-type="float" office:value="86.534" calcext:value-type="float">
            <text:p>86.534</text:p>
          </table:table-cell>
          <table:table-cell office:value-type="float" office:value="85.488536" calcext:value-type="float">
            <text:p>85.488536</text:p>
          </table:table-cell>
          <table:table-cell office:value-type="float" office:value="86.534" calcext:value-type="float">
            <text:p>86.534</text:p>
          </table:table-cell>
          <table:table-cell office:value-type="float" office:value="85.508596" calcext:value-type="float">
            <text:p>85.508596</text:p>
          </table:table-cell>
          <table:table-cell office:value-type="float" office:value="1.873066" calcext:value-type="float">
            <text:p>1.873066</text:p>
          </table:table-cell>
          <table:table-cell/>
          <table:table-cell office:value-type="float" office:value="1.871683" calcext:value-type="float">
            <text:p>1.871683</text:p>
          </table:table-cell>
          <table:table-cell office:value-type="float" office:value="6.351935" calcext:value-type="float">
            <text:p>6.351935</text:p>
          </table:table-cell>
          <table:table-cell/>
          <table:table-cell office:value-type="float" office:value="6.351899" calcext:value-type="float">
            <text:p>6.351899</text:p>
          </table:table-cell>
          <table:table-cell office:value-type="float" office:value="9.786685" calcext:value-type="float">
            <text:p>9.786685</text:p>
          </table:table-cell>
          <table:table-cell office:value-type="float" office:value="83940" calcext:value-type="float">
            <text:p>8394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763" calcext:value-type="float">
            <text:p>456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508596" calcext:value-type="float">
            <text:p>85.508596</text:p>
          </table:table-cell>
          <table:table-cell office:value-type="float" office:value="86.486" calcext:value-type="float">
            <text:p>86.486</text:p>
          </table:table-cell>
          <table:table-cell office:value-type="float" office:value="85.508596" calcext:value-type="float">
            <text:p>85.508596</text:p>
          </table:table-cell>
          <table:table-cell office:value-type="float" office:value="86.486" calcext:value-type="float">
            <text:p>86.486</text:p>
          </table:table-cell>
          <table:table-cell office:value-type="float" office:value="85.529132" calcext:value-type="float">
            <text:p>85.529132</text:p>
          </table:table-cell>
          <table:table-cell office:value-type="float" office:value="1.873714" calcext:value-type="float">
            <text:p>1.873714</text:p>
          </table:table-cell>
          <table:table-cell/>
          <table:table-cell office:value-type="float" office:value="1.872375" calcext:value-type="float">
            <text:p>1.872375</text:p>
          </table:table-cell>
          <table:table-cell office:value-type="float" office:value="6.351946" calcext:value-type="float">
            <text:p>6.351946</text:p>
          </table:table-cell>
          <table:table-cell/>
          <table:table-cell office:value-type="float" office:value="6.351911" calcext:value-type="float">
            <text:p>6.351911</text:p>
          </table:table-cell>
          <table:table-cell office:value-type="float" office:value="9.726381" calcext:value-type="float">
            <text:p>9.726381</text:p>
          </table:table-cell>
          <table:table-cell office:value-type="float" office:value="83941" calcext:value-type="float">
            <text:p>8394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783" calcext:value-type="float">
            <text:p>4567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548411" calcext:value-type="float">
            <text:p>85.548411</text:p>
          </table:table-cell>
          <table:table-cell table:number-columns-repeated="2"/>
          <table:table-cell office:value-type="float" office:value="1.873044" calcext:value-type="float">
            <text:p>1.873044</text:p>
          </table:table-cell>
          <table:table-cell table:number-columns-repeated="2"/>
          <table:table-cell office:value-type="float" office:value="6.351923" calcext:value-type="float">
            <text:p>6.351923</text:p>
          </table:table-cell>
          <table:table-cell table:number-columns-repeated="3"/>
        </table:table-row>
        <table:table-row table:style-name="ro1">
          <table:table-cell office:value-type="float" office:value="456803" calcext:value-type="float">
            <text:p>456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529132" calcext:value-type="float">
            <text:p>85.529132</text:p>
          </table:table-cell>
          <table:table-cell office:value-type="float" office:value="86.477" calcext:value-type="float">
            <text:p>86.477</text:p>
          </table:table-cell>
          <table:table-cell office:value-type="float" office:value="85.529132" calcext:value-type="float">
            <text:p>85.529132</text:p>
          </table:table-cell>
          <table:table-cell office:value-type="float" office:value="86.477" calcext:value-type="float">
            <text:p>86.477</text:p>
          </table:table-cell>
          <table:table-cell office:value-type="float" office:value="85.548411" calcext:value-type="float">
            <text:p>85.548411</text:p>
          </table:table-cell>
          <table:table-cell office:value-type="float" office:value="1.874378" calcext:value-type="float">
            <text:p>1.874378</text:p>
          </table:table-cell>
          <table:table-cell/>
          <table:table-cell office:value-type="float" office:value="1.873044" calcext:value-type="float">
            <text:p>1.873044</text:p>
          </table:table-cell>
          <table:table-cell office:value-type="float" office:value="6.351957" calcext:value-type="float">
            <text:p>6.351957</text:p>
          </table:table-cell>
          <table:table-cell/>
          <table:table-cell office:value-type="float" office:value="6.351923" calcext:value-type="float">
            <text:p>6.351923</text:p>
          </table:table-cell>
          <table:table-cell office:value-type="float" office:value="9.700211" calcext:value-type="float">
            <text:p>9.700211</text:p>
          </table:table-cell>
          <table:table-cell office:value-type="float" office:value="83943" calcext:value-type="float">
            <text:p>8394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823" calcext:value-type="float">
            <text:p>4568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56717" calcext:value-type="float">
            <text:p>85.56717</text:p>
          </table:table-cell>
          <table:table-cell table:number-columns-repeated="2"/>
          <table:table-cell office:value-type="float" office:value="1.873711" calcext:value-type="float">
            <text:p>1.873711</text:p>
          </table:table-cell>
          <table:table-cell table:number-columns-repeated="2"/>
          <table:table-cell office:value-type="float" office:value="6.351935" calcext:value-type="float">
            <text:p>6.351935</text:p>
          </table:table-cell>
          <table:table-cell table:number-columns-repeated="3"/>
        </table:table-row>
        <table:table-row table:style-name="ro1">
          <table:table-cell office:value-type="float" office:value="456843" calcext:value-type="float">
            <text:p>4568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548411" calcext:value-type="float">
            <text:p>85.548411</text:p>
          </table:table-cell>
          <table:table-cell office:value-type="float" office:value="86.511" calcext:value-type="float">
            <text:p>86.511</text:p>
          </table:table-cell>
          <table:table-cell office:value-type="float" office:value="85.548411" calcext:value-type="float">
            <text:p>85.548411</text:p>
          </table:table-cell>
          <table:table-cell office:value-type="float" office:value="86.511" calcext:value-type="float">
            <text:p>86.511</text:p>
          </table:table-cell>
          <table:table-cell office:value-type="float" office:value="85.56717" calcext:value-type="float">
            <text:p>85.56717</text:p>
          </table:table-cell>
          <table:table-cell office:value-type="float" office:value="1.875001" calcext:value-type="float">
            <text:p>1.875001</text:p>
          </table:table-cell>
          <table:table-cell/>
          <table:table-cell office:value-type="float" office:value="1.873711" calcext:value-type="float">
            <text:p>1.873711</text:p>
          </table:table-cell>
          <table:table-cell office:value-type="float" office:value="6.351969" calcext:value-type="float">
            <text:p>6.351969</text:p>
          </table:table-cell>
          <table:table-cell/>
          <table:table-cell office:value-type="float" office:value="6.351935" calcext:value-type="float">
            <text:p>6.351935</text:p>
          </table:table-cell>
          <table:table-cell office:value-type="float" office:value="9.713254" calcext:value-type="float">
            <text:p>9.713254</text:p>
          </table:table-cell>
          <table:table-cell office:value-type="float" office:value="83945" calcext:value-type="float">
            <text:p>8394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863" calcext:value-type="float">
            <text:p>456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56717" calcext:value-type="float">
            <text:p>85.56717</text:p>
          </table:table-cell>
          <table:table-cell office:value-type="float" office:value="86.474" calcext:value-type="float">
            <text:p>86.474</text:p>
          </table:table-cell>
          <table:table-cell office:value-type="float" office:value="85.56717" calcext:value-type="float">
            <text:p>85.56717</text:p>
          </table:table-cell>
          <table:table-cell office:value-type="float" office:value="86.474" calcext:value-type="float">
            <text:p>86.474</text:p>
          </table:table-cell>
          <table:table-cell office:value-type="float" office:value="85.588958" calcext:value-type="float">
            <text:p>85.588958</text:p>
          </table:table-cell>
          <table:table-cell office:value-type="float" office:value="1.875608" calcext:value-type="float">
            <text:p>1.875608</text:p>
          </table:table-cell>
          <table:table-cell/>
          <table:table-cell office:value-type="float" office:value="1.874356" calcext:value-type="float">
            <text:p>1.874356</text:p>
          </table:table-cell>
          <table:table-cell office:value-type="float" office:value="6.35198" calcext:value-type="float">
            <text:p>6.35198</text:p>
          </table:table-cell>
          <table:table-cell/>
          <table:table-cell office:value-type="float" office:value="6.351946" calcext:value-type="float">
            <text:p>6.351946</text:p>
          </table:table-cell>
          <table:table-cell office:value-type="float" office:value="9.66385" calcext:value-type="float">
            <text:p>9.66385</text:p>
          </table:table-cell>
          <table:table-cell office:value-type="float" office:value="83946" calcext:value-type="float">
            <text:p>8394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884" calcext:value-type="float">
            <text:p>45688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604212" calcext:value-type="float">
            <text:p>85.604212</text:p>
          </table:table-cell>
          <table:table-cell table:number-columns-repeated="2"/>
          <table:table-cell office:value-type="float" office:value="1.874982" calcext:value-type="float">
            <text:p>1.874982</text:p>
          </table:table-cell>
          <table:table-cell table:number-columns-repeated="2"/>
          <table:table-cell office:value-type="float" office:value="6.351958" calcext:value-type="float">
            <text:p>6.351958</text:p>
          </table:table-cell>
          <table:table-cell table:number-columns-repeated="3"/>
        </table:table-row>
        <table:table-row table:style-name="ro1">
          <table:table-cell office:value-type="float" office:value="456903" calcext:value-type="float">
            <text:p>4569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588958" calcext:value-type="float">
            <text:p>85.588958</text:p>
          </table:table-cell>
          <table:table-cell office:value-type="float" office:value="86.5" calcext:value-type="float">
            <text:p>86.5</text:p>
          </table:table-cell>
          <table:table-cell office:value-type="float" office:value="85.588958" calcext:value-type="float">
            <text:p>85.588958</text:p>
          </table:table-cell>
          <table:table-cell office:value-type="float" office:value="86.5" calcext:value-type="float">
            <text:p>86.5</text:p>
          </table:table-cell>
          <table:table-cell office:value-type="float" office:value="85.606959" calcext:value-type="float">
            <text:p>85.606959</text:p>
          </table:table-cell>
          <table:table-cell office:value-type="float" office:value="1.876312" calcext:value-type="float">
            <text:p>1.876312</text:p>
          </table:table-cell>
          <table:table-cell/>
          <table:table-cell office:value-type="float" office:value="1.874982" calcext:value-type="float">
            <text:p>1.874982</text:p>
          </table:table-cell>
          <table:table-cell office:value-type="float" office:value="6.351993" calcext:value-type="float">
            <text:p>6.351993</text:p>
          </table:table-cell>
          <table:table-cell/>
          <table:table-cell office:value-type="float" office:value="6.351958" calcext:value-type="float">
            <text:p>6.351958</text:p>
          </table:table-cell>
          <table:table-cell office:value-type="float" office:value="9.667582" calcext:value-type="float">
            <text:p>9.667582</text:p>
          </table:table-cell>
          <table:table-cell office:value-type="float" office:value="83948" calcext:value-type="float">
            <text:p>8394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923" calcext:value-type="float">
            <text:p>4569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06959" calcext:value-type="float">
            <text:p>85.606959</text:p>
          </table:table-cell>
          <table:table-cell office:value-type="float" office:value="86.468" calcext:value-type="float">
            <text:p>86.468</text:p>
          </table:table-cell>
          <table:table-cell office:value-type="float" office:value="85.606959" calcext:value-type="float">
            <text:p>85.606959</text:p>
          </table:table-cell>
          <table:table-cell office:value-type="float" office:value="86.468" calcext:value-type="float">
            <text:p>86.468</text:p>
          </table:table-cell>
          <table:table-cell office:value-type="float" office:value="85.625099" calcext:value-type="float">
            <text:p>85.625099</text:p>
          </table:table-cell>
          <table:table-cell office:value-type="float" office:value="1.876894" calcext:value-type="float">
            <text:p>1.876894</text:p>
          </table:table-cell>
          <table:table-cell/>
          <table:table-cell office:value-type="float" office:value="1.875647" calcext:value-type="float">
            <text:p>1.875647</text:p>
          </table:table-cell>
          <table:table-cell office:value-type="float" office:value="6.352004" calcext:value-type="float">
            <text:p>6.352004</text:p>
          </table:table-cell>
          <table:table-cell/>
          <table:table-cell office:value-type="float" office:value="6.35197" calcext:value-type="float">
            <text:p>6.35197</text:p>
          </table:table-cell>
          <table:table-cell office:value-type="float" office:value="9.623279" calcext:value-type="float">
            <text:p>9.623279</text:p>
          </table:table-cell>
          <table:table-cell office:value-type="float" office:value="83949" calcext:value-type="float">
            <text:p>8394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943" calcext:value-type="float">
            <text:p>4569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642278" calcext:value-type="float">
            <text:p>85.642278</text:p>
          </table:table-cell>
          <table:table-cell table:number-columns-repeated="2"/>
          <table:table-cell office:value-type="float" office:value="1.876271" calcext:value-type="float">
            <text:p>1.876271</text:p>
          </table:table-cell>
          <table:table-cell table:number-columns-repeated="2"/>
          <table:table-cell office:value-type="float" office:value="6.351983" calcext:value-type="float">
            <text:p>6.351983</text:p>
          </table:table-cell>
          <table:table-cell table:number-columns-repeated="3"/>
        </table:table-row>
        <table:table-row table:style-name="ro1">
          <table:table-cell office:value-type="float" office:value="456963" calcext:value-type="float">
            <text:p>4569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25099" calcext:value-type="float">
            <text:p>85.625099</text:p>
          </table:table-cell>
          <table:table-cell office:value-type="float" office:value="86.483" calcext:value-type="float">
            <text:p>86.483</text:p>
          </table:table-cell>
          <table:table-cell office:value-type="float" office:value="85.625099" calcext:value-type="float">
            <text:p>85.625099</text:p>
          </table:table-cell>
          <table:table-cell office:value-type="float" office:value="86.483" calcext:value-type="float">
            <text:p>86.483</text:p>
          </table:table-cell>
          <table:table-cell office:value-type="float" office:value="85.642278" calcext:value-type="float">
            <text:p>85.642278</text:p>
          </table:table-cell>
          <table:table-cell office:value-type="float" office:value="1.87748" calcext:value-type="float">
            <text:p>1.87748</text:p>
          </table:table-cell>
          <table:table-cell/>
          <table:table-cell office:value-type="float" office:value="1.876271" calcext:value-type="float">
            <text:p>1.876271</text:p>
          </table:table-cell>
          <table:table-cell office:value-type="float" office:value="6.352015" calcext:value-type="float">
            <text:p>6.352015</text:p>
          </table:table-cell>
          <table:table-cell/>
          <table:table-cell office:value-type="float" office:value="6.351983" calcext:value-type="float">
            <text:p>6.351983</text:p>
          </table:table-cell>
          <table:table-cell office:value-type="float" office:value="9.620497" calcext:value-type="float">
            <text:p>9.620497</text:p>
          </table:table-cell>
          <table:table-cell office:value-type="float" office:value="83951" calcext:value-type="float">
            <text:p>8395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6983" calcext:value-type="float">
            <text:p>456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42278" calcext:value-type="float">
            <text:p>85.642278</text:p>
          </table:table-cell>
          <table:table-cell office:value-type="float" office:value="86.448" calcext:value-type="float">
            <text:p>86.448</text:p>
          </table:table-cell>
          <table:table-cell office:value-type="float" office:value="85.642278" calcext:value-type="float">
            <text:p>85.642278</text:p>
          </table:table-cell>
          <table:table-cell office:value-type="float" office:value="86.448" calcext:value-type="float">
            <text:p>86.448</text:p>
          </table:table-cell>
          <table:table-cell office:value-type="float" office:value="85.6594" calcext:value-type="float">
            <text:p>85.6594</text:p>
          </table:table-cell>
          <table:table-cell office:value-type="float" office:value="1.878036" calcext:value-type="float">
            <text:p>1.878036</text:p>
          </table:table-cell>
          <table:table-cell/>
          <table:table-cell office:value-type="float" office:value="1.876876" calcext:value-type="float">
            <text:p>1.876876</text:p>
          </table:table-cell>
          <table:table-cell office:value-type="float" office:value="6.352026" calcext:value-type="float">
            <text:p>6.352026</text:p>
          </table:table-cell>
          <table:table-cell/>
          <table:table-cell office:value-type="float" office:value="6.351994" calcext:value-type="float">
            <text:p>6.351994</text:p>
          </table:table-cell>
          <table:table-cell office:value-type="float" office:value="9.574264" calcext:value-type="float">
            <text:p>9.574264</text:p>
          </table:table-cell>
          <table:table-cell office:value-type="float" office:value="83952" calcext:value-type="float">
            <text:p>8395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010" calcext:value-type="float">
            <text:p>457010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675536" calcext:value-type="float">
            <text:p>85.675536</text:p>
          </table:table-cell>
          <table:table-cell table:number-columns-repeated="2"/>
          <table:table-cell office:value-type="float" office:value="1.877456" calcext:value-type="float">
            <text:p>1.877456</text:p>
          </table:table-cell>
          <table:table-cell table:number-columns-repeated="2"/>
          <table:table-cell office:value-type="float" office:value="6.352006" calcext:value-type="float">
            <text:p>6.352006</text:p>
          </table:table-cell>
          <table:table-cell table:number-columns-repeated="3"/>
        </table:table-row>
        <table:table-row table:style-name="ro1">
          <table:table-cell office:value-type="float" office:value="457023" calcext:value-type="float">
            <text:p>4570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594" calcext:value-type="float">
            <text:p>85.6594</text:p>
          </table:table-cell>
          <table:table-cell office:value-type="float" office:value="86.435" calcext:value-type="float">
            <text:p>86.435</text:p>
          </table:table-cell>
          <table:table-cell office:value-type="float" office:value="85.6594" calcext:value-type="float">
            <text:p>85.6594</text:p>
          </table:table-cell>
          <table:table-cell office:value-type="float" office:value="86.435" calcext:value-type="float">
            <text:p>86.435</text:p>
          </table:table-cell>
          <table:table-cell office:value-type="float" office:value="85.675536" calcext:value-type="float">
            <text:p>85.675536</text:p>
          </table:table-cell>
          <table:table-cell office:value-type="float" office:value="1.878589" calcext:value-type="float">
            <text:p>1.878589</text:p>
          </table:table-cell>
          <table:table-cell/>
          <table:table-cell office:value-type="float" office:value="1.877456" calcext:value-type="float">
            <text:p>1.877456</text:p>
          </table:table-cell>
          <table:table-cell office:value-type="float" office:value="6.352037" calcext:value-type="float">
            <text:p>6.352037</text:p>
          </table:table-cell>
          <table:table-cell/>
          <table:table-cell office:value-type="float" office:value="6.352006" calcext:value-type="float">
            <text:p>6.352006</text:p>
          </table:table-cell>
          <table:table-cell office:value-type="float" office:value="9.547575" calcext:value-type="float">
            <text:p>9.547575</text:p>
          </table:table-cell>
          <table:table-cell office:value-type="float" office:value="83954" calcext:value-type="float">
            <text:p>8395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043" calcext:value-type="float">
            <text:p>457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75536" calcext:value-type="float">
            <text:p>85.675536</text:p>
          </table:table-cell>
          <table:table-cell office:value-type="float" office:value="86.456" calcext:value-type="float">
            <text:p>86.456</text:p>
          </table:table-cell>
          <table:table-cell office:value-type="float" office:value="85.675536" calcext:value-type="float">
            <text:p>85.675536</text:p>
          </table:table-cell>
          <table:table-cell office:value-type="float" office:value="86.456" calcext:value-type="float">
            <text:p>86.456</text:p>
          </table:table-cell>
          <table:table-cell office:value-type="float" office:value="85.691119" calcext:value-type="float">
            <text:p>85.691119</text:p>
          </table:table-cell>
          <table:table-cell office:value-type="float" office:value="1.879111" calcext:value-type="float">
            <text:p>1.879111</text:p>
          </table:table-cell>
          <table:table-cell/>
          <table:table-cell office:value-type="float" office:value="1.878022" calcext:value-type="float">
            <text:p>1.878022</text:p>
          </table:table-cell>
          <table:table-cell office:value-type="float" office:value="6.352047" calcext:value-type="float">
            <text:p>6.352047</text:p>
          </table:table-cell>
          <table:table-cell/>
          <table:table-cell office:value-type="float" office:value="6.352018" calcext:value-type="float">
            <text:p>6.352018</text:p>
          </table:table-cell>
          <table:table-cell office:value-type="float" office:value="9.551884" calcext:value-type="float">
            <text:p>9.551884</text:p>
          </table:table-cell>
          <table:table-cell office:value-type="float" office:value="83955" calcext:value-type="float">
            <text:p>8395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063" calcext:value-type="float">
            <text:p>4570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706806" calcext:value-type="float">
            <text:p>85.706806</text:p>
          </table:table-cell>
          <table:table-cell table:number-columns-repeated="2"/>
          <table:table-cell office:value-type="float" office:value="1.878567" calcext:value-type="float">
            <text:p>1.878567</text:p>
          </table:table-cell>
          <table:table-cell table:number-columns-repeated="2"/>
          <table:table-cell office:value-type="float" office:value="6.352029" calcext:value-type="float">
            <text:p>6.352029</text:p>
          </table:table-cell>
          <table:table-cell table:number-columns-repeated="3"/>
        </table:table-row>
        <table:table-row table:style-name="ro1">
          <table:table-cell office:value-type="float" office:value="457083" calcext:value-type="float">
            <text:p>457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691119" calcext:value-type="float">
            <text:p>85.691119</text:p>
          </table:table-cell>
          <table:table-cell office:value-type="float" office:value="86.49" calcext:value-type="float">
            <text:p>86.49</text:p>
          </table:table-cell>
          <table:table-cell office:value-type="float" office:value="85.691119" calcext:value-type="float">
            <text:p>85.691119</text:p>
          </table:table-cell>
          <table:table-cell office:value-type="float" office:value="86.49" calcext:value-type="float">
            <text:p>86.49</text:p>
          </table:table-cell>
          <table:table-cell office:value-type="float" office:value="85.709553" calcext:value-type="float">
            <text:p>85.709553</text:p>
          </table:table-cell>
          <table:table-cell office:value-type="float" office:value="1.879614" calcext:value-type="float">
            <text:p>1.879614</text:p>
          </table:table-cell>
          <table:table-cell/>
          <table:table-cell office:value-type="float" office:value="1.878567" calcext:value-type="float">
            <text:p>1.878567</text:p>
          </table:table-cell>
          <table:table-cell office:value-type="float" office:value="6.352058" calcext:value-type="float">
            <text:p>6.352058</text:p>
          </table:table-cell>
          <table:table-cell/>
          <table:table-cell office:value-type="float" office:value="6.352029" calcext:value-type="float">
            <text:p>6.352029</text:p>
          </table:table-cell>
          <table:table-cell office:value-type="float" office:value="9.568203" calcext:value-type="float">
            <text:p>9.568203</text:p>
          </table:table-cell>
          <table:table-cell office:value-type="float" office:value="83957" calcext:value-type="float">
            <text:p>8395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103" calcext:value-type="float">
            <text:p>4571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709553" calcext:value-type="float">
            <text:p>85.709553</text:p>
          </table:table-cell>
          <table:table-cell office:value-type="float" office:value="86.503" calcext:value-type="float">
            <text:p>86.503</text:p>
          </table:table-cell>
          <table:table-cell office:value-type="float" office:value="85.709553" calcext:value-type="float">
            <text:p>85.709553</text:p>
          </table:table-cell>
          <table:table-cell office:value-type="float" office:value="86.503" calcext:value-type="float">
            <text:p>86.503</text:p>
          </table:table-cell>
          <table:table-cell office:value-type="float" office:value="85.725588" calcext:value-type="float">
            <text:p>85.725588</text:p>
          </table:table-cell>
          <table:table-cell office:value-type="float" office:value="1.88021" calcext:value-type="float">
            <text:p>1.88021</text:p>
          </table:table-cell>
          <table:table-cell/>
          <table:table-cell office:value-type="float" office:value="1.879091" calcext:value-type="float">
            <text:p>1.879091</text:p>
          </table:table-cell>
          <table:table-cell office:value-type="float" office:value="6.35207" calcext:value-type="float">
            <text:p>6.35207</text:p>
          </table:table-cell>
          <table:table-cell/>
          <table:table-cell office:value-type="float" office:value="6.35204" calcext:value-type="float">
            <text:p>6.35204</text:p>
          </table:table-cell>
          <table:table-cell office:value-type="float" office:value="9.563389" calcext:value-type="float">
            <text:p>9.563389</text:p>
          </table:table-cell>
          <table:table-cell office:value-type="float" office:value="83958" calcext:value-type="float">
            <text:p>8395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123" calcext:value-type="float">
            <text:p>4571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725588" calcext:value-type="float">
            <text:p>85.725588</text:p>
          </table:table-cell>
          <table:table-cell office:value-type="float" office:value="86.511" calcext:value-type="float">
            <text:p>86.511</text:p>
          </table:table-cell>
          <table:table-cell office:value-type="float" office:value="85.725588" calcext:value-type="float">
            <text:p>85.725588</text:p>
          </table:table-cell>
          <table:table-cell office:value-type="float" office:value="86.511" calcext:value-type="float">
            <text:p>86.511</text:p>
          </table:table-cell>
          <table:table-cell office:value-type="float" office:value="85.738823" calcext:value-type="float">
            <text:p>85.738823</text:p>
          </table:table-cell>
          <table:table-cell office:value-type="float" office:value="1.880729" calcext:value-type="float">
            <text:p>1.880729</text:p>
          </table:table-cell>
          <table:table-cell/>
          <table:table-cell office:value-type="float" office:value="1.879651" calcext:value-type="float">
            <text:p>1.879651</text:p>
          </table:table-cell>
          <table:table-cell office:value-type="float" office:value="6.352081" calcext:value-type="float">
            <text:p>6.352081</text:p>
          </table:table-cell>
          <table:table-cell/>
          <table:table-cell office:value-type="float" office:value="6.352051" calcext:value-type="float">
            <text:p>6.352051</text:p>
          </table:table-cell>
          <table:table-cell office:value-type="float" office:value="9.556269" calcext:value-type="float">
            <text:p>9.556269</text:p>
          </table:table-cell>
          <table:table-cell office:value-type="float" office:value="83959" calcext:value-type="float">
            <text:p>8395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143" calcext:value-type="float">
            <text:p>4571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757379" calcext:value-type="float">
            <text:p>85.757379</text:p>
          </table:table-cell>
          <table:table-cell table:number-columns-repeated="2"/>
          <table:table-cell office:value-type="float" office:value="1.88019" calcext:value-type="float">
            <text:p>1.88019</text:p>
          </table:table-cell>
          <table:table-cell table:number-columns-repeated="2"/>
          <table:table-cell office:value-type="float" office:value="6.352063" calcext:value-type="float">
            <text:p>6.352063</text:p>
          </table:table-cell>
          <table:table-cell table:number-columns-repeated="3"/>
        </table:table-row>
        <table:table-row table:style-name="ro1">
          <table:table-cell office:value-type="float" office:value="457163" calcext:value-type="float">
            <text:p>457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738823" calcext:value-type="float">
            <text:p>85.738823</text:p>
          </table:table-cell>
          <table:table-cell office:value-type="float" office:value="86.479" calcext:value-type="float">
            <text:p>86.479</text:p>
          </table:table-cell>
          <table:table-cell office:value-type="float" office:value="85.738823" calcext:value-type="float">
            <text:p>85.738823</text:p>
          </table:table-cell>
          <table:table-cell office:value-type="float" office:value="86.479" calcext:value-type="float">
            <text:p>86.479</text:p>
          </table:table-cell>
          <table:table-cell office:value-type="float" office:value="85.757379" calcext:value-type="float">
            <text:p>85.757379</text:p>
          </table:table-cell>
          <table:table-cell office:value-type="float" office:value="1.881156" calcext:value-type="float">
            <text:p>1.881156</text:p>
          </table:table-cell>
          <table:table-cell/>
          <table:table-cell office:value-type="float" office:value="1.88019" calcext:value-type="float">
            <text:p>1.88019</text:p>
          </table:table-cell>
          <table:table-cell office:value-type="float" office:value="6.35209" calcext:value-type="float">
            <text:p>6.35209</text:p>
          </table:table-cell>
          <table:table-cell/>
          <table:table-cell office:value-type="float" office:value="6.352063" calcext:value-type="float">
            <text:p>6.352063</text:p>
          </table:table-cell>
          <table:table-cell office:value-type="float" office:value="9.516189" calcext:value-type="float">
            <text:p>9.516189</text:p>
          </table:table-cell>
          <table:table-cell office:value-type="float" office:value="83961" calcext:value-type="float">
            <text:p>8396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183" calcext:value-type="float">
            <text:p>457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757379" calcext:value-type="float">
            <text:p>85.757379</text:p>
          </table:table-cell>
          <table:table-cell office:value-type="float" office:value="86.481" calcext:value-type="float">
            <text:p>86.481</text:p>
          </table:table-cell>
          <table:table-cell office:value-type="float" office:value="85.757379" calcext:value-type="float">
            <text:p>85.757379</text:p>
          </table:table-cell>
          <table:table-cell office:value-type="float" office:value="86.481" calcext:value-type="float">
            <text:p>86.481</text:p>
          </table:table-cell>
          <table:table-cell office:value-type="float" office:value="85.772247" calcext:value-type="float">
            <text:p>85.772247</text:p>
          </table:table-cell>
          <table:table-cell office:value-type="float" office:value="1.881756" calcext:value-type="float">
            <text:p>1.881756</text:p>
          </table:table-cell>
          <table:table-cell/>
          <table:table-cell office:value-type="float" office:value="1.880673" calcext:value-type="float">
            <text:p>1.880673</text:p>
          </table:table-cell>
          <table:table-cell office:value-type="float" office:value="6.352103" calcext:value-type="float">
            <text:p>6.352103</text:p>
          </table:table-cell>
          <table:table-cell/>
          <table:table-cell office:value-type="float" office:value="6.352073" calcext:value-type="float">
            <text:p>6.352073</text:p>
          </table:table-cell>
          <table:table-cell office:value-type="float" office:value="9.50152" calcext:value-type="float">
            <text:p>9.50152</text:p>
          </table:table-cell>
          <table:table-cell office:value-type="float" office:value="83962" calcext:value-type="float">
            <text:p>8396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203" calcext:value-type="float">
            <text:p>4572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786895" calcext:value-type="float">
            <text:p>85.786895</text:p>
          </table:table-cell>
          <table:table-cell table:number-columns-repeated="2"/>
          <table:table-cell office:value-type="float" office:value="1.881215" calcext:value-type="float">
            <text:p>1.881215</text:p>
          </table:table-cell>
          <table:table-cell table:number-columns-repeated="2"/>
          <table:table-cell office:value-type="float" office:value="6.352085" calcext:value-type="float">
            <text:p>6.352085</text:p>
          </table:table-cell>
          <table:table-cell table:number-columns-repeated="3"/>
        </table:table-row>
        <table:table-row table:style-name="ro1">
          <table:table-cell office:value-type="float" office:value="457223" calcext:value-type="float">
            <text:p>4572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772247" calcext:value-type="float">
            <text:p>85.772247</text:p>
          </table:table-cell>
          <table:table-cell office:value-type="float" office:value="86.476" calcext:value-type="float">
            <text:p>86.476</text:p>
          </table:table-cell>
          <table:table-cell office:value-type="float" office:value="85.772247" calcext:value-type="float">
            <text:p>85.772247</text:p>
          </table:table-cell>
          <table:table-cell office:value-type="float" office:value="86.476" calcext:value-type="float">
            <text:p>86.476</text:p>
          </table:table-cell>
          <table:table-cell office:value-type="float" office:value="85.786895" calcext:value-type="float">
            <text:p>85.786895</text:p>
          </table:table-cell>
          <table:table-cell office:value-type="float" office:value="1.882237" calcext:value-type="float">
            <text:p>1.882237</text:p>
          </table:table-cell>
          <table:table-cell/>
          <table:table-cell office:value-type="float" office:value="1.881215" calcext:value-type="float">
            <text:p>1.881215</text:p>
          </table:table-cell>
          <table:table-cell office:value-type="float" office:value="6.352114" calcext:value-type="float">
            <text:p>6.352114</text:p>
          </table:table-cell>
          <table:table-cell/>
          <table:table-cell office:value-type="float" office:value="6.352085" calcext:value-type="float">
            <text:p>6.352085</text:p>
          </table:table-cell>
          <table:table-cell office:value-type="float" office:value="9.483916" calcext:value-type="float">
            <text:p>9.483916</text:p>
          </table:table-cell>
          <table:table-cell office:value-type="float" office:value="83964" calcext:value-type="float">
            <text:p>8396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244" calcext:value-type="float">
            <text:p>45724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801127" calcext:value-type="float">
            <text:p>85.801127</text:p>
          </table:table-cell>
          <table:table-cell table:number-columns-repeated="2"/>
          <table:table-cell office:value-type="float" office:value="1.881726" calcext:value-type="float">
            <text:p>1.881726</text:p>
          </table:table-cell>
          <table:table-cell table:number-columns-repeated="2"/>
          <table:table-cell office:value-type="float" office:value="6.352096" calcext:value-type="float">
            <text:p>6.352096</text:p>
          </table:table-cell>
          <table:table-cell table:number-columns-repeated="3"/>
        </table:table-row>
        <table:table-row table:style-name="ro1">
          <table:table-cell office:value-type="float" office:value="457263" calcext:value-type="float">
            <text:p>4572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786895" calcext:value-type="float">
            <text:p>85.786895</text:p>
          </table:table-cell>
          <table:table-cell office:value-type="float" office:value="86.501" calcext:value-type="float">
            <text:p>86.501</text:p>
          </table:table-cell>
          <table:table-cell office:value-type="float" office:value="85.786895" calcext:value-type="float">
            <text:p>85.786895</text:p>
          </table:table-cell>
          <table:table-cell office:value-type="float" office:value="86.501" calcext:value-type="float">
            <text:p>86.501</text:p>
          </table:table-cell>
          <table:table-cell office:value-type="float" office:value="85.801127" calcext:value-type="float">
            <text:p>85.801127</text:p>
          </table:table-cell>
          <table:table-cell office:value-type="float" office:value="1.88271" calcext:value-type="float">
            <text:p>1.88271</text:p>
          </table:table-cell>
          <table:table-cell/>
          <table:table-cell office:value-type="float" office:value="1.881726" calcext:value-type="float">
            <text:p>1.881726</text:p>
          </table:table-cell>
          <table:table-cell office:value-type="float" office:value="6.352124" calcext:value-type="float">
            <text:p>6.352124</text:p>
          </table:table-cell>
          <table:table-cell/>
          <table:table-cell office:value-type="float" office:value="6.352096" calcext:value-type="float">
            <text:p>6.352096</text:p>
          </table:table-cell>
          <table:table-cell office:value-type="float" office:value="9.493088" calcext:value-type="float">
            <text:p>9.493088</text:p>
          </table:table-cell>
          <table:table-cell office:value-type="float" office:value="83965" calcext:value-type="float">
            <text:p>8396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283" calcext:value-type="float">
            <text:p>4572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01127" calcext:value-type="float">
            <text:p>85.801127</text:p>
          </table:table-cell>
          <table:table-cell office:value-type="float" office:value="86.503" calcext:value-type="float">
            <text:p>86.503</text:p>
          </table:table-cell>
          <table:table-cell office:value-type="float" office:value="85.801127" calcext:value-type="float">
            <text:p>85.801127</text:p>
          </table:table-cell>
          <table:table-cell office:value-type="float" office:value="86.503" calcext:value-type="float">
            <text:p>86.503</text:p>
          </table:table-cell>
          <table:table-cell office:value-type="float" office:value="85.815568" calcext:value-type="float">
            <text:p>85.815568</text:p>
          </table:table-cell>
          <table:table-cell office:value-type="float" office:value="1.88317" calcext:value-type="float">
            <text:p>1.88317</text:p>
          </table:table-cell>
          <table:table-cell/>
          <table:table-cell office:value-type="float" office:value="1.882218" calcext:value-type="float">
            <text:p>1.882218</text:p>
          </table:table-cell>
          <table:table-cell office:value-type="float" office:value="6.352134" calcext:value-type="float">
            <text:p>6.352134</text:p>
          </table:table-cell>
          <table:table-cell/>
          <table:table-cell office:value-type="float" office:value="6.352107" calcext:value-type="float">
            <text:p>6.352107</text:p>
          </table:table-cell>
          <table:table-cell office:value-type="float" office:value="9.48225" calcext:value-type="float">
            <text:p>9.48225</text:p>
          </table:table-cell>
          <table:table-cell office:value-type="float" office:value="83967" calcext:value-type="float">
            <text:p>8396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303" calcext:value-type="float">
            <text:p>4573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829768" calcext:value-type="float">
            <text:p>85.829768</text:p>
          </table:table-cell>
          <table:table-cell table:number-columns-repeated="2"/>
          <table:table-cell office:value-type="float" office:value="1.882694" calcext:value-type="float">
            <text:p>1.882694</text:p>
          </table:table-cell>
          <table:table-cell table:number-columns-repeated="2"/>
          <table:table-cell office:value-type="float" office:value="6.352118" calcext:value-type="float">
            <text:p>6.352118</text:p>
          </table:table-cell>
          <table:table-cell table:number-columns-repeated="3"/>
        </table:table-row>
        <table:table-row table:style-name="ro1">
          <table:table-cell office:value-type="float" office:value="457323" calcext:value-type="float">
            <text:p>4573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15568" calcext:value-type="float">
            <text:p>85.815568</text:p>
          </table:table-cell>
          <table:table-cell office:value-type="float" office:value="86.521" calcext:value-type="float">
            <text:p>86.521</text:p>
          </table:table-cell>
          <table:table-cell office:value-type="float" office:value="85.815568" calcext:value-type="float">
            <text:p>85.815568</text:p>
          </table:table-cell>
          <table:table-cell office:value-type="float" office:value="86.521" calcext:value-type="float">
            <text:p>86.521</text:p>
          </table:table-cell>
          <table:table-cell office:value-type="float" office:value="85.829768" calcext:value-type="float">
            <text:p>85.829768</text:p>
          </table:table-cell>
          <table:table-cell office:value-type="float" office:value="1.883637" calcext:value-type="float">
            <text:p>1.883637</text:p>
          </table:table-cell>
          <table:table-cell/>
          <table:table-cell office:value-type="float" office:value="1.882694" calcext:value-type="float">
            <text:p>1.882694</text:p>
          </table:table-cell>
          <table:table-cell office:value-type="float" office:value="6.352145" calcext:value-type="float">
            <text:p>6.352145</text:p>
          </table:table-cell>
          <table:table-cell/>
          <table:table-cell office:value-type="float" office:value="6.352118" calcext:value-type="float">
            <text:p>6.352118</text:p>
          </table:table-cell>
          <table:table-cell office:value-type="float" office:value="9.485404" calcext:value-type="float">
            <text:p>9.485404</text:p>
          </table:table-cell>
          <table:table-cell office:value-type="float" office:value="83969" calcext:value-type="float">
            <text:p>8396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343" calcext:value-type="float">
            <text:p>4573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29768" calcext:value-type="float">
            <text:p>85.829768</text:p>
          </table:table-cell>
          <table:table-cell office:value-type="float" office:value="86.517" calcext:value-type="float">
            <text:p>86.517</text:p>
          </table:table-cell>
          <table:table-cell office:value-type="float" office:value="85.829768" calcext:value-type="float">
            <text:p>85.829768</text:p>
          </table:table-cell>
          <table:table-cell office:value-type="float" office:value="86.517" calcext:value-type="float">
            <text:p>86.517</text:p>
          </table:table-cell>
          <table:table-cell office:value-type="float" office:value="85.844041" calcext:value-type="float">
            <text:p>85.844041</text:p>
          </table:table-cell>
          <table:table-cell office:value-type="float" office:value="1.884096" calcext:value-type="float">
            <text:p>1.884096</text:p>
          </table:table-cell>
          <table:table-cell/>
          <table:table-cell office:value-type="float" office:value="1.883166" calcext:value-type="float">
            <text:p>1.883166</text:p>
          </table:table-cell>
          <table:table-cell office:value-type="float" office:value="6.352155" calcext:value-type="float">
            <text:p>6.352155</text:p>
          </table:table-cell>
          <table:table-cell/>
          <table:table-cell office:value-type="float" office:value="6.352129" calcext:value-type="float">
            <text:p>6.352129</text:p>
          </table:table-cell>
          <table:table-cell office:value-type="float" office:value="9.469278" calcext:value-type="float">
            <text:p>9.469278</text:p>
          </table:table-cell>
          <table:table-cell office:value-type="float" office:value="83970" calcext:value-type="float">
            <text:p>8397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363" calcext:value-type="float">
            <text:p>4573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857961" calcext:value-type="float">
            <text:p>85.857961</text:p>
          </table:table-cell>
          <table:table-cell table:number-columns-repeated="2"/>
          <table:table-cell office:value-type="float" office:value="1.883631" calcext:value-type="float">
            <text:p>1.883631</text:p>
          </table:table-cell>
          <table:table-cell table:number-columns-repeated="2"/>
          <table:table-cell office:value-type="float" office:value="6.352139" calcext:value-type="float">
            <text:p>6.352139</text:p>
          </table:table-cell>
          <table:table-cell table:number-columns-repeated="3"/>
        </table:table-row>
        <table:table-row table:style-name="ro1">
          <table:table-cell office:value-type="float" office:value="457383" calcext:value-type="float">
            <text:p>457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44041" calcext:value-type="float">
            <text:p>85.844041</text:p>
          </table:table-cell>
          <table:table-cell office:value-type="float" office:value="86.527" calcext:value-type="float">
            <text:p>86.527</text:p>
          </table:table-cell>
          <table:table-cell office:value-type="float" office:value="85.844041" calcext:value-type="float">
            <text:p>85.844041</text:p>
          </table:table-cell>
          <table:table-cell office:value-type="float" office:value="86.527" calcext:value-type="float">
            <text:p>86.527</text:p>
          </table:table-cell>
          <table:table-cell office:value-type="float" office:value="85.857961" calcext:value-type="float">
            <text:p>85.857961</text:p>
          </table:table-cell>
          <table:table-cell office:value-type="float" office:value="1.884558" calcext:value-type="float">
            <text:p>1.884558</text:p>
          </table:table-cell>
          <table:table-cell/>
          <table:table-cell office:value-type="float" office:value="1.883631" calcext:value-type="float">
            <text:p>1.883631</text:p>
          </table:table-cell>
          <table:table-cell office:value-type="float" office:value="6.352166" calcext:value-type="float">
            <text:p>6.352166</text:p>
          </table:table-cell>
          <table:table-cell/>
          <table:table-cell office:value-type="float" office:value="6.352139" calcext:value-type="float">
            <text:p>6.352139</text:p>
          </table:table-cell>
          <table:table-cell office:value-type="float" office:value="9.465492" calcext:value-type="float">
            <text:p>9.465492</text:p>
          </table:table-cell>
          <table:table-cell office:value-type="float" office:value="83972" calcext:value-type="float">
            <text:p>8397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403" calcext:value-type="float">
            <text:p>457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57961" calcext:value-type="float">
            <text:p>85.857961</text:p>
          </table:table-cell>
          <table:table-cell office:value-type="float" office:value="86.562" calcext:value-type="float">
            <text:p>86.562</text:p>
          </table:table-cell>
          <table:table-cell office:value-type="float" office:value="85.857961" calcext:value-type="float">
            <text:p>85.857961</text:p>
          </table:table-cell>
          <table:table-cell office:value-type="float" office:value="86.562" calcext:value-type="float">
            <text:p>86.562</text:p>
          </table:table-cell>
          <table:table-cell office:value-type="float" office:value="85.871805" calcext:value-type="float">
            <text:p>85.871805</text:p>
          </table:table-cell>
          <table:table-cell office:value-type="float" office:value="1.885008" calcext:value-type="float">
            <text:p>1.885008</text:p>
          </table:table-cell>
          <table:table-cell/>
          <table:table-cell office:value-type="float" office:value="1.884094" calcext:value-type="float">
            <text:p>1.884094</text:p>
          </table:table-cell>
          <table:table-cell office:value-type="float" office:value="6.352177" calcext:value-type="float">
            <text:p>6.352177</text:p>
          </table:table-cell>
          <table:table-cell/>
          <table:table-cell office:value-type="float" office:value="6.35215" calcext:value-type="float">
            <text:p>6.35215</text:p>
          </table:table-cell>
          <table:table-cell office:value-type="float" office:value="9.48417" calcext:value-type="float">
            <text:p>9.48417</text:p>
          </table:table-cell>
          <table:table-cell office:value-type="float" office:value="83973" calcext:value-type="float">
            <text:p>8397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423" calcext:value-type="float">
            <text:p>4574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886059" calcext:value-type="float">
            <text:p>85.886059</text:p>
          </table:table-cell>
          <table:table-cell table:number-columns-repeated="2"/>
          <table:table-cell office:value-type="float" office:value="1.884551" calcext:value-type="float">
            <text:p>1.884551</text:p>
          </table:table-cell>
          <table:table-cell table:number-columns-repeated="2"/>
          <table:table-cell office:value-type="float" office:value="6.352161" calcext:value-type="float">
            <text:p>6.352161</text:p>
          </table:table-cell>
          <table:table-cell table:number-columns-repeated="3"/>
        </table:table-row>
        <table:table-row table:style-name="ro1">
          <table:table-cell office:value-type="float" office:value="457446" calcext:value-type="float">
            <text:p>45744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71805" calcext:value-type="float">
            <text:p>85.871805</text:p>
          </table:table-cell>
          <table:table-cell office:value-type="float" office:value="86.556" calcext:value-type="float">
            <text:p>86.556</text:p>
          </table:table-cell>
          <table:table-cell office:value-type="float" office:value="85.871805" calcext:value-type="float">
            <text:p>85.871805</text:p>
          </table:table-cell>
          <table:table-cell office:value-type="float" office:value="86.556" calcext:value-type="float">
            <text:p>86.556</text:p>
          </table:table-cell>
          <table:table-cell office:value-type="float" office:value="85.886059" calcext:value-type="float">
            <text:p>85.886059</text:p>
          </table:table-cell>
          <table:table-cell office:value-type="float" office:value="1.885455" calcext:value-type="float">
            <text:p>1.885455</text:p>
          </table:table-cell>
          <table:table-cell/>
          <table:table-cell office:value-type="float" office:value="1.884551" calcext:value-type="float">
            <text:p>1.884551</text:p>
          </table:table-cell>
          <table:table-cell office:value-type="float" office:value="6.352187" calcext:value-type="float">
            <text:p>6.352187</text:p>
          </table:table-cell>
          <table:table-cell/>
          <table:table-cell office:value-type="float" office:value="6.352161" calcext:value-type="float">
            <text:p>6.352161</text:p>
          </table:table-cell>
          <table:table-cell office:value-type="float" office:value="9.466587" calcext:value-type="float">
            <text:p>9.466587</text:p>
          </table:table-cell>
          <table:table-cell office:value-type="float" office:value="83975" calcext:value-type="float">
            <text:p>8397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463" calcext:value-type="float">
            <text:p>457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86059" calcext:value-type="float">
            <text:p>85.886059</text:p>
          </table:table-cell>
          <table:table-cell office:value-type="float" office:value="86.473" calcext:value-type="float">
            <text:p>86.473</text:p>
          </table:table-cell>
          <table:table-cell office:value-type="float" office:value="85.886059" calcext:value-type="float">
            <text:p>85.886059</text:p>
          </table:table-cell>
          <table:table-cell office:value-type="float" office:value="86.473" calcext:value-type="float">
            <text:p>86.473</text:p>
          </table:table-cell>
          <table:table-cell office:value-type="float" office:value="85.89992" calcext:value-type="float">
            <text:p>85.89992</text:p>
          </table:table-cell>
          <table:table-cell office:value-type="float" office:value="1.885916" calcext:value-type="float">
            <text:p>1.885916</text:p>
          </table:table-cell>
          <table:table-cell/>
          <table:table-cell office:value-type="float" office:value="1.885003" calcext:value-type="float">
            <text:p>1.885003</text:p>
          </table:table-cell>
          <table:table-cell office:value-type="float" office:value="6.352198" calcext:value-type="float">
            <text:p>6.352198</text:p>
          </table:table-cell>
          <table:table-cell/>
          <table:table-cell office:value-type="float" office:value="6.352171" calcext:value-type="float">
            <text:p>6.352171</text:p>
          </table:table-cell>
          <table:table-cell office:value-type="float" office:value="9.380417" calcext:value-type="float">
            <text:p>9.380417</text:p>
          </table:table-cell>
          <table:table-cell office:value-type="float" office:value="83976" calcext:value-type="float">
            <text:p>8397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484" calcext:value-type="float">
            <text:p>45748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911883" calcext:value-type="float">
            <text:p>85.911883</text:p>
          </table:table-cell>
          <table:table-cell table:number-columns-repeated="2"/>
          <table:table-cell office:value-type="float" office:value="1.88546" calcext:value-type="float">
            <text:p>1.88546</text:p>
          </table:table-cell>
          <table:table-cell table:number-columns-repeated="2"/>
          <table:table-cell office:value-type="float" office:value="6.352183" calcext:value-type="float">
            <text:p>6.352183</text:p>
          </table:table-cell>
          <table:table-cell table:number-columns-repeated="3"/>
        </table:table-row>
        <table:table-row table:style-name="ro1">
          <table:table-cell office:value-type="float" office:value="457503" calcext:value-type="float">
            <text:p>4575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89992" calcext:value-type="float">
            <text:p>85.89992</text:p>
          </table:table-cell>
          <table:table-cell office:value-type="float" office:value="86.549" calcext:value-type="float">
            <text:p>86.549</text:p>
          </table:table-cell>
          <table:table-cell office:value-type="float" office:value="85.89992" calcext:value-type="float">
            <text:p>85.89992</text:p>
          </table:table-cell>
          <table:table-cell office:value-type="float" office:value="86.549" calcext:value-type="float">
            <text:p>86.549</text:p>
          </table:table-cell>
          <table:table-cell office:value-type="float" office:value="85.911883" calcext:value-type="float">
            <text:p>85.911883</text:p>
          </table:table-cell>
          <table:table-cell office:value-type="float" office:value="1.886364" calcext:value-type="float">
            <text:p>1.886364</text:p>
          </table:table-cell>
          <table:table-cell/>
          <table:table-cell office:value-type="float" office:value="1.88546" calcext:value-type="float">
            <text:p>1.88546</text:p>
          </table:table-cell>
          <table:table-cell office:value-type="float" office:value="6.352209" calcext:value-type="float">
            <text:p>6.352209</text:p>
          </table:table-cell>
          <table:table-cell/>
          <table:table-cell office:value-type="float" office:value="6.352183" calcext:value-type="float">
            <text:p>6.352183</text:p>
          </table:table-cell>
          <table:table-cell office:value-type="float" office:value="9.435474" calcext:value-type="float">
            <text:p>9.435474</text:p>
          </table:table-cell>
          <table:table-cell office:value-type="float" office:value="83977" calcext:value-type="float">
            <text:p>8397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523" calcext:value-type="float">
            <text:p>457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11883" calcext:value-type="float">
            <text:p>85.911883</text:p>
          </table:table-cell>
          <table:table-cell office:value-type="float" office:value="86.541" calcext:value-type="float">
            <text:p>86.541</text:p>
          </table:table-cell>
          <table:table-cell office:value-type="float" office:value="85.911883" calcext:value-type="float">
            <text:p>85.911883</text:p>
          </table:table-cell>
          <table:table-cell office:value-type="float" office:value="86.541" calcext:value-type="float">
            <text:p>86.541</text:p>
          </table:table-cell>
          <table:table-cell office:value-type="float" office:value="85.925108" calcext:value-type="float">
            <text:p>85.925108</text:p>
          </table:table-cell>
          <table:table-cell office:value-type="float" office:value="1.886751" calcext:value-type="float">
            <text:p>1.886751</text:p>
          </table:table-cell>
          <table:table-cell/>
          <table:table-cell office:value-type="float" office:value="1.885912" calcext:value-type="float">
            <text:p>1.885912</text:p>
          </table:table-cell>
          <table:table-cell office:value-type="float" office:value="6.352218" calcext:value-type="float">
            <text:p>6.352218</text:p>
          </table:table-cell>
          <table:table-cell/>
          <table:table-cell office:value-type="float" office:value="6.352193" calcext:value-type="float">
            <text:p>6.352193</text:p>
          </table:table-cell>
          <table:table-cell office:value-type="float" office:value="9.417786" calcext:value-type="float">
            <text:p>9.417786</text:p>
          </table:table-cell>
          <table:table-cell office:value-type="float" office:value="83979" calcext:value-type="float">
            <text:p>8397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543" calcext:value-type="float">
            <text:p>4575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940662" calcext:value-type="float">
            <text:p>85.940662</text:p>
          </table:table-cell>
          <table:table-cell table:number-columns-repeated="2"/>
          <table:table-cell office:value-type="float" office:value="1.886331" calcext:value-type="float">
            <text:p>1.886331</text:p>
          </table:table-cell>
          <table:table-cell table:number-columns-repeated="2"/>
          <table:table-cell office:value-type="float" office:value="6.352204" calcext:value-type="float">
            <text:p>6.352204</text:p>
          </table:table-cell>
          <table:table-cell table:number-columns-repeated="3"/>
        </table:table-row>
        <table:table-row table:style-name="ro1">
          <table:table-cell office:value-type="float" office:value="457563" calcext:value-type="float">
            <text:p>4575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25108" calcext:value-type="float">
            <text:p>85.925108</text:p>
          </table:table-cell>
          <table:table-cell office:value-type="float" office:value="86.494" calcext:value-type="float">
            <text:p>86.494</text:p>
          </table:table-cell>
          <table:table-cell office:value-type="float" office:value="85.925108" calcext:value-type="float">
            <text:p>85.925108</text:p>
          </table:table-cell>
          <table:table-cell office:value-type="float" office:value="86.494" calcext:value-type="float">
            <text:p>86.494</text:p>
          </table:table-cell>
          <table:table-cell office:value-type="float" office:value="85.940662" calcext:value-type="float">
            <text:p>85.940662</text:p>
          </table:table-cell>
          <table:table-cell office:value-type="float" office:value="1.887178" calcext:value-type="float">
            <text:p>1.887178</text:p>
          </table:table-cell>
          <table:table-cell/>
          <table:table-cell office:value-type="float" office:value="1.886331" calcext:value-type="float">
            <text:p>1.886331</text:p>
          </table:table-cell>
          <table:table-cell office:value-type="float" office:value="6.352229" calcext:value-type="float">
            <text:p>6.352229</text:p>
          </table:table-cell>
          <table:table-cell/>
          <table:table-cell office:value-type="float" office:value="6.352204" calcext:value-type="float">
            <text:p>6.352204</text:p>
          </table:table-cell>
          <table:table-cell office:value-type="float" office:value="9.364425" calcext:value-type="float">
            <text:p>9.364425</text:p>
          </table:table-cell>
          <table:table-cell office:value-type="float" office:value="83981" calcext:value-type="float">
            <text:p>8398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583" calcext:value-type="float">
            <text:p>457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40662" calcext:value-type="float">
            <text:p>85.940662</text:p>
          </table:table-cell>
          <table:table-cell office:value-type="float" office:value="86.492" calcext:value-type="float">
            <text:p>86.492</text:p>
          </table:table-cell>
          <table:table-cell office:value-type="float" office:value="85.940662" calcext:value-type="float">
            <text:p>85.940662</text:p>
          </table:table-cell>
          <table:table-cell office:value-type="float" office:value="86.492" calcext:value-type="float">
            <text:p>86.492</text:p>
          </table:table-cell>
          <table:table-cell office:value-type="float" office:value="85.95229" calcext:value-type="float">
            <text:p>85.95229</text:p>
          </table:table-cell>
          <table:table-cell office:value-type="float" office:value="1.887681" calcext:value-type="float">
            <text:p>1.887681</text:p>
          </table:table-cell>
          <table:table-cell/>
          <table:table-cell office:value-type="float" office:value="1.886755" calcext:value-type="float">
            <text:p>1.886755</text:p>
          </table:table-cell>
          <table:table-cell office:value-type="float" office:value="6.352241" calcext:value-type="float">
            <text:p>6.352241</text:p>
          </table:table-cell>
          <table:table-cell/>
          <table:table-cell office:value-type="float" office:value="6.352214" calcext:value-type="float">
            <text:p>6.352214</text:p>
          </table:table-cell>
          <table:table-cell office:value-type="float" office:value="9.348871" calcext:value-type="float">
            <text:p>9.348871</text:p>
          </table:table-cell>
          <table:table-cell office:value-type="float" office:value="83982" calcext:value-type="float">
            <text:p>8398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603" calcext:value-type="float">
            <text:p>4576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963631" calcext:value-type="float">
            <text:p>85.963631</text:p>
          </table:table-cell>
          <table:table-cell table:number-columns-repeated="2"/>
          <table:table-cell office:value-type="float" office:value="1.887218" calcext:value-type="float">
            <text:p>1.887218</text:p>
          </table:table-cell>
          <table:table-cell table:number-columns-repeated="2"/>
          <table:table-cell office:value-type="float" office:value="6.352226" calcext:value-type="float">
            <text:p>6.352226</text:p>
          </table:table-cell>
          <table:table-cell table:number-columns-repeated="3"/>
        </table:table-row>
        <table:table-row table:style-name="ro1">
          <table:table-cell office:value-type="float" office:value="457623" calcext:value-type="float">
            <text:p>457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5229" calcext:value-type="float">
            <text:p>85.95229</text:p>
          </table:table-cell>
          <table:table-cell office:value-type="float" office:value="86.496" calcext:value-type="float">
            <text:p>86.496</text:p>
          </table:table-cell>
          <table:table-cell office:value-type="float" office:value="85.95229" calcext:value-type="float">
            <text:p>85.95229</text:p>
          </table:table-cell>
          <table:table-cell office:value-type="float" office:value="86.496" calcext:value-type="float">
            <text:p>86.496</text:p>
          </table:table-cell>
          <table:table-cell office:value-type="float" office:value="85.963631" calcext:value-type="float">
            <text:p>85.963631</text:p>
          </table:table-cell>
          <table:table-cell office:value-type="float" office:value="1.888057" calcext:value-type="float">
            <text:p>1.888057</text:p>
          </table:table-cell>
          <table:table-cell/>
          <table:table-cell office:value-type="float" office:value="1.887218" calcext:value-type="float">
            <text:p>1.887218</text:p>
          </table:table-cell>
          <table:table-cell office:value-type="float" office:value="6.352251" calcext:value-type="float">
            <text:p>6.352251</text:p>
          </table:table-cell>
          <table:table-cell/>
          <table:table-cell office:value-type="float" office:value="6.352226" calcext:value-type="float">
            <text:p>6.352226</text:p>
          </table:table-cell>
          <table:table-cell office:value-type="float" office:value="9.342112" calcext:value-type="float">
            <text:p>9.342112</text:p>
          </table:table-cell>
          <table:table-cell office:value-type="float" office:value="83984" calcext:value-type="float">
            <text:p>8398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643" calcext:value-type="float">
            <text:p>4576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5.97479" calcext:value-type="float">
            <text:p>85.97479</text:p>
          </table:table-cell>
          <table:table-cell table:number-columns-repeated="2"/>
          <table:table-cell office:value-type="float" office:value="1.887637" calcext:value-type="float">
            <text:p>1.887637</text:p>
          </table:table-cell>
          <table:table-cell table:number-columns-repeated="2"/>
          <table:table-cell office:value-type="float" office:value="6.352236" calcext:value-type="float">
            <text:p>6.352236</text:p>
          </table:table-cell>
          <table:table-cell table:number-columns-repeated="3"/>
        </table:table-row>
        <table:table-row table:style-name="ro1">
          <table:table-cell office:value-type="float" office:value="457663" calcext:value-type="float">
            <text:p>457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63631" calcext:value-type="float">
            <text:p>85.963631</text:p>
          </table:table-cell>
          <table:table-cell office:value-type="float" office:value="86.531" calcext:value-type="float">
            <text:p>86.531</text:p>
          </table:table-cell>
          <table:table-cell office:value-type="float" office:value="85.963631" calcext:value-type="float">
            <text:p>85.963631</text:p>
          </table:table-cell>
          <table:table-cell office:value-type="float" office:value="86.531" calcext:value-type="float">
            <text:p>86.531</text:p>
          </table:table-cell>
          <table:table-cell office:value-type="float" office:value="85.97479" calcext:value-type="float">
            <text:p>85.97479</text:p>
          </table:table-cell>
          <table:table-cell office:value-type="float" office:value="1.888423" calcext:value-type="float">
            <text:p>1.888423</text:p>
          </table:table-cell>
          <table:table-cell/>
          <table:table-cell office:value-type="float" office:value="1.887637" calcext:value-type="float">
            <text:p>1.887637</text:p>
          </table:table-cell>
          <table:table-cell office:value-type="float" office:value="6.35226" calcext:value-type="float">
            <text:p>6.35226</text:p>
          </table:table-cell>
          <table:table-cell/>
          <table:table-cell office:value-type="float" office:value="6.352236" calcext:value-type="float">
            <text:p>6.352236</text:p>
          </table:table-cell>
          <table:table-cell office:value-type="float" office:value="9.363075" calcext:value-type="float">
            <text:p>9.363075</text:p>
          </table:table-cell>
          <table:table-cell office:value-type="float" office:value="83985" calcext:value-type="float">
            <text:p>8398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684" calcext:value-type="float">
            <text:p>4576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7479" calcext:value-type="float">
            <text:p>85.97479</text:p>
          </table:table-cell>
          <table:table-cell office:value-type="float" office:value="86.509" calcext:value-type="float">
            <text:p>86.509</text:p>
          </table:table-cell>
          <table:table-cell office:value-type="float" office:value="85.97479" calcext:value-type="float">
            <text:p>85.97479</text:p>
          </table:table-cell>
          <table:table-cell office:value-type="float" office:value="86.509" calcext:value-type="float">
            <text:p>86.509</text:p>
          </table:table-cell>
          <table:table-cell office:value-type="float" office:value="85.986422" calcext:value-type="float">
            <text:p>85.986422</text:p>
          </table:table-cell>
          <table:table-cell office:value-type="float" office:value="1.888784" calcext:value-type="float">
            <text:p>1.888784</text:p>
          </table:table-cell>
          <table:table-cell/>
          <table:table-cell office:value-type="float" office:value="1.88803" calcext:value-type="float">
            <text:p>1.88803</text:p>
          </table:table-cell>
          <table:table-cell office:value-type="float" office:value="6.352269" calcext:value-type="float">
            <text:p>6.352269</text:p>
          </table:table-cell>
          <table:table-cell/>
          <table:table-cell office:value-type="float" office:value="6.352246" calcext:value-type="float">
            <text:p>6.352246</text:p>
          </table:table-cell>
          <table:table-cell office:value-type="float" office:value="9.333695" calcext:value-type="float">
            <text:p>9.333695</text:p>
          </table:table-cell>
          <table:table-cell office:value-type="float" office:value="83987" calcext:value-type="float">
            <text:p>8398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705" calcext:value-type="float">
            <text:p>45770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86422" calcext:value-type="float">
            <text:p>85.986422</text:p>
          </table:table-cell>
          <table:table-cell office:value-type="float" office:value="86.585" calcext:value-type="float">
            <text:p>86.585</text:p>
          </table:table-cell>
          <table:table-cell office:value-type="float" office:value="85.986422" calcext:value-type="float">
            <text:p>85.986422</text:p>
          </table:table-cell>
          <table:table-cell office:value-type="float" office:value="86.585" calcext:value-type="float">
            <text:p>86.585</text:p>
          </table:table-cell>
          <table:table-cell office:value-type="float" office:value="85.997385" calcext:value-type="float">
            <text:p>85.997385</text:p>
          </table:table-cell>
          <table:table-cell office:value-type="float" office:value="1.88916" calcext:value-type="float">
            <text:p>1.88916</text:p>
          </table:table-cell>
          <table:table-cell/>
          <table:table-cell office:value-type="float" office:value="1.888407" calcext:value-type="float">
            <text:p>1.888407</text:p>
          </table:table-cell>
          <table:table-cell office:value-type="float" office:value="6.352279" calcext:value-type="float">
            <text:p>6.352279</text:p>
          </table:table-cell>
          <table:table-cell/>
          <table:table-cell office:value-type="float" office:value="6.352256" calcext:value-type="float">
            <text:p>6.352256</text:p>
          </table:table-cell>
          <table:table-cell office:value-type="float" office:value="9.390727" calcext:value-type="float">
            <text:p>9.390727</text:p>
          </table:table-cell>
          <table:table-cell office:value-type="float" office:value="83988" calcext:value-type="float">
            <text:p>8398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723" calcext:value-type="float">
            <text:p>4577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009639" calcext:value-type="float">
            <text:p>86.009639</text:p>
          </table:table-cell>
          <table:table-cell table:number-columns-repeated="2"/>
          <table:table-cell office:value-type="float" office:value="1.888784" calcext:value-type="float">
            <text:p>1.888784</text:p>
          </table:table-cell>
          <table:table-cell table:number-columns-repeated="2"/>
          <table:table-cell office:value-type="float" office:value="6.352266" calcext:value-type="float">
            <text:p>6.352266</text:p>
          </table:table-cell>
          <table:table-cell table:number-columns-repeated="3"/>
        </table:table-row>
        <table:table-row table:style-name="ro1">
          <table:table-cell office:value-type="float" office:value="457743" calcext:value-type="float">
            <text:p>457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.997385" calcext:value-type="float">
            <text:p>85.997385</text:p>
          </table:table-cell>
          <table:table-cell office:value-type="float" office:value="86.496" calcext:value-type="float">
            <text:p>86.496</text:p>
          </table:table-cell>
          <table:table-cell office:value-type="float" office:value="85.997385" calcext:value-type="float">
            <text:p>85.997385</text:p>
          </table:table-cell>
          <table:table-cell office:value-type="float" office:value="86.496" calcext:value-type="float">
            <text:p>86.496</text:p>
          </table:table-cell>
          <table:table-cell office:value-type="float" office:value="86.009639" calcext:value-type="float">
            <text:p>86.009639</text:p>
          </table:table-cell>
          <table:table-cell office:value-type="float" office:value="1.889514" calcext:value-type="float">
            <text:p>1.889514</text:p>
          </table:table-cell>
          <table:table-cell/>
          <table:table-cell office:value-type="float" office:value="1.888784" calcext:value-type="float">
            <text:p>1.888784</text:p>
          </table:table-cell>
          <table:table-cell office:value-type="float" office:value="6.352288" calcext:value-type="float">
            <text:p>6.352288</text:p>
          </table:table-cell>
          <table:table-cell/>
          <table:table-cell office:value-type="float" office:value="6.352266" calcext:value-type="float">
            <text:p>6.352266</text:p>
          </table:table-cell>
          <table:table-cell office:value-type="float" office:value="9.302156" calcext:value-type="float">
            <text:p>9.302156</text:p>
          </table:table-cell>
          <table:table-cell office:value-type="float" office:value="83990" calcext:value-type="float">
            <text:p>8399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763" calcext:value-type="float">
            <text:p>457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09639" calcext:value-type="float">
            <text:p>86.009639</text:p>
          </table:table-cell>
          <table:table-cell office:value-type="float" office:value="86.567" calcext:value-type="float">
            <text:p>86.567</text:p>
          </table:table-cell>
          <table:table-cell office:value-type="float" office:value="86.009639" calcext:value-type="float">
            <text:p>86.009639</text:p>
          </table:table-cell>
          <table:table-cell office:value-type="float" office:value="86.567" calcext:value-type="float">
            <text:p>86.567</text:p>
          </table:table-cell>
          <table:table-cell office:value-type="float" office:value="86.019876" calcext:value-type="float">
            <text:p>86.019876</text:p>
          </table:table-cell>
          <table:table-cell office:value-type="float" office:value="1.88991" calcext:value-type="float">
            <text:p>1.88991</text:p>
          </table:table-cell>
          <table:table-cell/>
          <table:table-cell office:value-type="float" office:value="1.889149" calcext:value-type="float">
            <text:p>1.889149</text:p>
          </table:table-cell>
          <table:table-cell office:value-type="float" office:value="6.352298" calcext:value-type="float">
            <text:p>6.352298</text:p>
          </table:table-cell>
          <table:table-cell/>
          <table:table-cell office:value-type="float" office:value="6.352275" calcext:value-type="float">
            <text:p>6.352275</text:p>
          </table:table-cell>
          <table:table-cell office:value-type="float" office:value="9.354208" calcext:value-type="float">
            <text:p>9.354208</text:p>
          </table:table-cell>
          <table:table-cell office:value-type="float" office:value="83991" calcext:value-type="float">
            <text:p>8399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783" calcext:value-type="float">
            <text:p>4577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031329" calcext:value-type="float">
            <text:p>86.031329</text:p>
          </table:table-cell>
          <table:table-cell table:number-columns-repeated="2"/>
          <table:table-cell office:value-type="float" office:value="1.88953" calcext:value-type="float">
            <text:p>1.88953</text:p>
          </table:table-cell>
          <table:table-cell table:number-columns-repeated="2"/>
          <table:table-cell office:value-type="float" office:value="6.352285" calcext:value-type="float">
            <text:p>6.352285</text:p>
          </table:table-cell>
          <table:table-cell table:number-columns-repeated="3"/>
        </table:table-row>
        <table:table-row table:style-name="ro1">
          <table:table-cell office:value-type="float" office:value="457803" calcext:value-type="float">
            <text:p>457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19876" calcext:value-type="float">
            <text:p>86.019876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019876" calcext:value-type="float">
            <text:p>86.019876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031329" calcext:value-type="float">
            <text:p>86.031329</text:p>
          </table:table-cell>
          <table:table-cell office:value-type="float" office:value="1.890241" calcext:value-type="float">
            <text:p>1.890241</text:p>
          </table:table-cell>
          <table:table-cell/>
          <table:table-cell office:value-type="float" office:value="1.88953" calcext:value-type="float">
            <text:p>1.88953</text:p>
          </table:table-cell>
          <table:table-cell office:value-type="float" office:value="6.352307" calcext:value-type="float">
            <text:p>6.352307</text:p>
          </table:table-cell>
          <table:table-cell/>
          <table:table-cell office:value-type="float" office:value="6.352285" calcext:value-type="float">
            <text:p>6.352285</text:p>
          </table:table-cell>
          <table:table-cell office:value-type="float" office:value="9.283115" calcext:value-type="float">
            <text:p>9.283115</text:p>
          </table:table-cell>
          <table:table-cell office:value-type="float" office:value="83993" calcext:value-type="float">
            <text:p>8399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823" calcext:value-type="float">
            <text:p>4578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04115" calcext:value-type="float">
            <text:p>86.04115</text:p>
          </table:table-cell>
          <table:table-cell table:number-columns-repeated="2"/>
          <table:table-cell office:value-type="float" office:value="1.889885" calcext:value-type="float">
            <text:p>1.889885</text:p>
          </table:table-cell>
          <table:table-cell table:number-columns-repeated="2"/>
          <table:table-cell office:value-type="float" office:value="6.352295" calcext:value-type="float">
            <text:p>6.352295</text:p>
          </table:table-cell>
          <table:table-cell table:number-columns-repeated="3"/>
        </table:table-row>
        <table:table-row table:style-name="ro1">
          <table:table-cell office:value-type="float" office:value="457843" calcext:value-type="float">
            <text:p>4578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31329" calcext:value-type="float">
            <text:p>86.031329</text:p>
          </table:table-cell>
          <table:table-cell office:value-type="float" office:value="86.508" calcext:value-type="float">
            <text:p>86.508</text:p>
          </table:table-cell>
          <table:table-cell office:value-type="float" office:value="86.031329" calcext:value-type="float">
            <text:p>86.031329</text:p>
          </table:table-cell>
          <table:table-cell office:value-type="float" office:value="86.508" calcext:value-type="float">
            <text:p>86.508</text:p>
          </table:table-cell>
          <table:table-cell office:value-type="float" office:value="86.04115" calcext:value-type="float">
            <text:p>86.04115</text:p>
          </table:table-cell>
          <table:table-cell office:value-type="float" office:value="1.890611" calcext:value-type="float">
            <text:p>1.890611</text:p>
          </table:table-cell>
          <table:table-cell/>
          <table:table-cell office:value-type="float" office:value="1.889885" calcext:value-type="float">
            <text:p>1.889885</text:p>
          </table:table-cell>
          <table:table-cell office:value-type="float" office:value="6.352317" calcext:value-type="float">
            <text:p>6.352317</text:p>
          </table:table-cell>
          <table:table-cell/>
          <table:table-cell office:value-type="float" office:value="6.352295" calcext:value-type="float">
            <text:p>6.352295</text:p>
          </table:table-cell>
          <table:table-cell office:value-type="float" office:value="9.282713" calcext:value-type="float">
            <text:p>9.282713</text:p>
          </table:table-cell>
          <table:table-cell office:value-type="float" office:value="83995" calcext:value-type="float">
            <text:p>8399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863" calcext:value-type="float">
            <text:p>457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4115" calcext:value-type="float">
            <text:p>86.04115</text:p>
          </table:table-cell>
          <table:table-cell office:value-type="float" office:value="86.485" calcext:value-type="float">
            <text:p>86.485</text:p>
          </table:table-cell>
          <table:table-cell office:value-type="float" office:value="86.04115" calcext:value-type="float">
            <text:p>86.04115</text:p>
          </table:table-cell>
          <table:table-cell office:value-type="float" office:value="86.485" calcext:value-type="float">
            <text:p>86.485</text:p>
          </table:table-cell>
          <table:table-cell office:value-type="float" office:value="86.050996" calcext:value-type="float">
            <text:p>86.050996</text:p>
          </table:table-cell>
          <table:table-cell office:value-type="float" office:value="1.890929" calcext:value-type="float">
            <text:p>1.890929</text:p>
          </table:table-cell>
          <table:table-cell/>
          <table:table-cell office:value-type="float" office:value="1.890248" calcext:value-type="float">
            <text:p>1.890248</text:p>
          </table:table-cell>
          <table:table-cell office:value-type="float" office:value="6.352325" calcext:value-type="float">
            <text:p>6.352325</text:p>
          </table:table-cell>
          <table:table-cell/>
          <table:table-cell office:value-type="float" office:value="6.352304" calcext:value-type="float">
            <text:p>6.352304</text:p>
          </table:table-cell>
          <table:table-cell office:value-type="float" office:value="9.253633" calcext:value-type="float">
            <text:p>9.253633</text:p>
          </table:table-cell>
          <table:table-cell office:value-type="float" office:value="83996" calcext:value-type="float">
            <text:p>8399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884" calcext:value-type="float">
            <text:p>4578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50996" calcext:value-type="float">
            <text:p>86.050996</text:p>
          </table:table-cell>
          <table:table-cell office:value-type="float" office:value="86.509" calcext:value-type="float">
            <text:p>86.509</text:p>
          </table:table-cell>
          <table:table-cell office:value-type="float" office:value="86.050996" calcext:value-type="float">
            <text:p>86.050996</text:p>
          </table:table-cell>
          <table:table-cell office:value-type="float" office:value="86.509" calcext:value-type="float">
            <text:p>86.509</text:p>
          </table:table-cell>
          <table:table-cell office:value-type="float" office:value="86.057431" calcext:value-type="float">
            <text:p>86.057431</text:p>
          </table:table-cell>
          <table:table-cell office:value-type="float" office:value="1.891247" calcext:value-type="float">
            <text:p>1.891247</text:p>
          </table:table-cell>
          <table:table-cell/>
          <table:table-cell office:value-type="float" office:value="1.890589" calcext:value-type="float">
            <text:p>1.890589</text:p>
          </table:table-cell>
          <table:table-cell office:value-type="float" office:value="6.352334" calcext:value-type="float">
            <text:p>6.352334</text:p>
          </table:table-cell>
          <table:table-cell/>
          <table:table-cell office:value-type="float" office:value="6.352313" calcext:value-type="float">
            <text:p>6.352313</text:p>
          </table:table-cell>
          <table:table-cell office:value-type="float" office:value="9.266173" calcext:value-type="float">
            <text:p>9.266173</text:p>
          </table:table-cell>
          <table:table-cell office:value-type="float" office:value="83997" calcext:value-type="float">
            <text:p>8399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903" calcext:value-type="float">
            <text:p>4579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06966" calcext:value-type="float">
            <text:p>86.06966</text:p>
          </table:table-cell>
          <table:table-cell table:number-columns-repeated="2"/>
          <table:table-cell office:value-type="float" office:value="1.890918" calcext:value-type="float">
            <text:p>1.890918</text:p>
          </table:table-cell>
          <table:table-cell table:number-columns-repeated="2"/>
          <table:table-cell office:value-type="float" office:value="6.352322" calcext:value-type="float">
            <text:p>6.352322</text:p>
          </table:table-cell>
          <table:table-cell table:number-columns-repeated="3"/>
        </table:table-row>
        <table:table-row table:style-name="ro1">
          <table:table-cell office:value-type="float" office:value="457923" calcext:value-type="float">
            <text:p>4579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57431" calcext:value-type="float">
            <text:p>86.057431</text:p>
          </table:table-cell>
          <table:table-cell office:value-type="float" office:value="86.505" calcext:value-type="float">
            <text:p>86.505</text:p>
          </table:table-cell>
          <table:table-cell office:value-type="float" office:value="86.057431" calcext:value-type="float">
            <text:p>86.057431</text:p>
          </table:table-cell>
          <table:table-cell office:value-type="float" office:value="86.505" calcext:value-type="float">
            <text:p>86.505</text:p>
          </table:table-cell>
          <table:table-cell office:value-type="float" office:value="86.06966" calcext:value-type="float">
            <text:p>86.06966</text:p>
          </table:table-cell>
          <table:table-cell office:value-type="float" office:value="1.891455" calcext:value-type="float">
            <text:p>1.891455</text:p>
          </table:table-cell>
          <table:table-cell/>
          <table:table-cell office:value-type="float" office:value="1.890918" calcext:value-type="float">
            <text:p>1.890918</text:p>
          </table:table-cell>
          <table:table-cell office:value-type="float" office:value="6.352339" calcext:value-type="float">
            <text:p>6.352339</text:p>
          </table:table-cell>
          <table:table-cell/>
          <table:table-cell office:value-type="float" office:value="6.352322" calcext:value-type="float">
            <text:p>6.352322</text:p>
          </table:table-cell>
          <table:table-cell office:value-type="float" office:value="9.256928" calcext:value-type="float">
            <text:p>9.256928</text:p>
          </table:table-cell>
          <table:table-cell office:value-type="float" office:value="83999" calcext:value-type="float">
            <text:p>8399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943" calcext:value-type="float">
            <text:p>457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6966" calcext:value-type="float">
            <text:p>86.06966</text:p>
          </table:table-cell>
          <table:table-cell office:value-type="float" office:value="86.538" calcext:value-type="float">
            <text:p>86.538</text:p>
          </table:table-cell>
          <table:table-cell office:value-type="float" office:value="86.06966" calcext:value-type="float">
            <text:p>86.06966</text:p>
          </table:table-cell>
          <table:table-cell office:value-type="float" office:value="86.538" calcext:value-type="float">
            <text:p>86.538</text:p>
          </table:table-cell>
          <table:table-cell office:value-type="float" office:value="86.078881" calcext:value-type="float">
            <text:p>86.078881</text:p>
          </table:table-cell>
          <table:table-cell office:value-type="float" office:value="1.89185" calcext:value-type="float">
            <text:p>1.89185</text:p>
          </table:table-cell>
          <table:table-cell/>
          <table:table-cell office:value-type="float" office:value="1.891186" calcext:value-type="float">
            <text:p>1.891186</text:p>
          </table:table-cell>
          <table:table-cell office:value-type="float" office:value="6.35235" calcext:value-type="float">
            <text:p>6.35235</text:p>
          </table:table-cell>
          <table:table-cell/>
          <table:table-cell office:value-type="float" office:value="6.35233" calcext:value-type="float">
            <text:p>6.35233</text:p>
          </table:table-cell>
          <table:table-cell office:value-type="float" office:value="9.275331" calcext:value-type="float">
            <text:p>9.275331</text:p>
          </table:table-cell>
          <table:table-cell office:value-type="float" office:value="84000" calcext:value-type="float">
            <text:p>8400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7963" calcext:value-type="float">
            <text:p>4579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088605" calcext:value-type="float">
            <text:p>86.088605</text:p>
          </table:table-cell>
          <table:table-cell table:number-columns-repeated="2"/>
          <table:table-cell office:value-type="float" office:value="1.891518" calcext:value-type="float">
            <text:p>1.891518</text:p>
          </table:table-cell>
          <table:table-cell table:number-columns-repeated="2"/>
          <table:table-cell office:value-type="float" office:value="6.352339" calcext:value-type="float">
            <text:p>6.352339</text:p>
          </table:table-cell>
          <table:table-cell table:number-columns-repeated="3"/>
        </table:table-row>
        <table:table-row table:style-name="ro1">
          <table:table-cell office:value-type="float" office:value="457983" calcext:value-type="float">
            <text:p>457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78881" calcext:value-type="float">
            <text:p>86.078881</text:p>
          </table:table-cell>
          <table:table-cell office:value-type="float" office:value="86.519" calcext:value-type="float">
            <text:p>86.519</text:p>
          </table:table-cell>
          <table:table-cell office:value-type="float" office:value="86.078881" calcext:value-type="float">
            <text:p>86.078881</text:p>
          </table:table-cell>
          <table:table-cell office:value-type="float" office:value="86.519" calcext:value-type="float">
            <text:p>86.519</text:p>
          </table:table-cell>
          <table:table-cell office:value-type="float" office:value="86.088605" calcext:value-type="float">
            <text:p>86.088605</text:p>
          </table:table-cell>
          <table:table-cell office:value-type="float" office:value="1.892148" calcext:value-type="float">
            <text:p>1.892148</text:p>
          </table:table-cell>
          <table:table-cell/>
          <table:table-cell office:value-type="float" office:value="1.891518" calcext:value-type="float">
            <text:p>1.891518</text:p>
          </table:table-cell>
          <table:table-cell office:value-type="float" office:value="6.352358" calcext:value-type="float">
            <text:p>6.352358</text:p>
          </table:table-cell>
          <table:table-cell/>
          <table:table-cell office:value-type="float" office:value="6.352339" calcext:value-type="float">
            <text:p>6.352339</text:p>
          </table:table-cell>
          <table:table-cell office:value-type="float" office:value="9.250327" calcext:value-type="float">
            <text:p>9.250327</text:p>
          </table:table-cell>
          <table:table-cell office:value-type="float" office:value="84002" calcext:value-type="float">
            <text:p>8400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003" calcext:value-type="float">
            <text:p>4580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097714" calcext:value-type="float">
            <text:p>86.097714</text:p>
          </table:table-cell>
          <table:table-cell table:number-columns-repeated="2"/>
          <table:table-cell office:value-type="float" office:value="1.891833" calcext:value-type="float">
            <text:p>1.891833</text:p>
          </table:table-cell>
          <table:table-cell table:number-columns-repeated="2"/>
          <table:table-cell office:value-type="float" office:value="6.352347" calcext:value-type="float">
            <text:p>6.352347</text:p>
          </table:table-cell>
          <table:table-cell table:number-columns-repeated="3"/>
        </table:table-row>
        <table:table-row table:style-name="ro1">
          <table:table-cell office:value-type="float" office:value="458023" calcext:value-type="float">
            <text:p>4580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88605" calcext:value-type="float">
            <text:p>86.088605</text:p>
          </table:table-cell>
          <table:table-cell office:value-type="float" office:value="86.529" calcext:value-type="float">
            <text:p>86.529</text:p>
          </table:table-cell>
          <table:table-cell office:value-type="float" office:value="86.088605" calcext:value-type="float">
            <text:p>86.088605</text:p>
          </table:table-cell>
          <table:table-cell office:value-type="float" office:value="86.529" calcext:value-type="float">
            <text:p>86.529</text:p>
          </table:table-cell>
          <table:table-cell office:value-type="float" office:value="86.097714" calcext:value-type="float">
            <text:p>86.097714</text:p>
          </table:table-cell>
          <table:table-cell office:value-type="float" office:value="1.892463" calcext:value-type="float">
            <text:p>1.892463</text:p>
          </table:table-cell>
          <table:table-cell/>
          <table:table-cell office:value-type="float" office:value="1.891833" calcext:value-type="float">
            <text:p>1.891833</text:p>
          </table:table-cell>
          <table:table-cell office:value-type="float" office:value="6.352367" calcext:value-type="float">
            <text:p>6.352367</text:p>
          </table:table-cell>
          <table:table-cell/>
          <table:table-cell office:value-type="float" office:value="6.352347" calcext:value-type="float">
            <text:p>6.352347</text:p>
          </table:table-cell>
          <table:table-cell office:value-type="float" office:value="9.250571" calcext:value-type="float">
            <text:p>9.250571</text:p>
          </table:table-cell>
          <table:table-cell office:value-type="float" office:value="84004" calcext:value-type="float">
            <text:p>8400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043" calcext:value-type="float">
            <text:p>458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097714" calcext:value-type="float">
            <text:p>86.097714</text:p>
          </table:table-cell>
          <table:table-cell office:value-type="float" office:value="86.512" calcext:value-type="float">
            <text:p>86.512</text:p>
          </table:table-cell>
          <table:table-cell office:value-type="float" office:value="86.097714" calcext:value-type="float">
            <text:p>86.097714</text:p>
          </table:table-cell>
          <table:table-cell office:value-type="float" office:value="86.512" calcext:value-type="float">
            <text:p>86.512</text:p>
          </table:table-cell>
          <table:table-cell office:value-type="float" office:value="86.106841" calcext:value-type="float">
            <text:p>86.106841</text:p>
          </table:table-cell>
          <table:table-cell office:value-type="float" office:value="1.892757" calcext:value-type="float">
            <text:p>1.892757</text:p>
          </table:table-cell>
          <table:table-cell/>
          <table:table-cell office:value-type="float" office:value="1.892148" calcext:value-type="float">
            <text:p>1.892148</text:p>
          </table:table-cell>
          <table:table-cell office:value-type="float" office:value="6.352375" calcext:value-type="float">
            <text:p>6.352375</text:p>
          </table:table-cell>
          <table:table-cell/>
          <table:table-cell office:value-type="float" office:value="6.352356" calcext:value-type="float">
            <text:p>6.352356</text:p>
          </table:table-cell>
          <table:table-cell office:value-type="float" office:value="9.227438" calcext:value-type="float">
            <text:p>9.227438</text:p>
          </table:table-cell>
          <table:table-cell office:value-type="float" office:value="84005" calcext:value-type="float">
            <text:p>8400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063" calcext:value-type="float">
            <text:p>4580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115437" calcext:value-type="float">
            <text:p>86.115437</text:p>
          </table:table-cell>
          <table:table-cell table:number-columns-repeated="2"/>
          <table:table-cell office:value-type="float" office:value="1.892452" calcext:value-type="float">
            <text:p>1.892452</text:p>
          </table:table-cell>
          <table:table-cell table:number-columns-repeated="2"/>
          <table:table-cell office:value-type="float" office:value="6.352364" calcext:value-type="float">
            <text:p>6.352364</text:p>
          </table:table-cell>
          <table:table-cell table:number-columns-repeated="3"/>
        </table:table-row>
        <table:table-row table:style-name="ro1">
          <table:table-cell office:value-type="float" office:value="458083" calcext:value-type="float">
            <text:p>4580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06841" calcext:value-type="float">
            <text:p>86.106841</text:p>
          </table:table-cell>
          <table:table-cell office:value-type="float" office:value="86.517" calcext:value-type="float">
            <text:p>86.517</text:p>
          </table:table-cell>
          <table:table-cell office:value-type="float" office:value="86.106841" calcext:value-type="float">
            <text:p>86.106841</text:p>
          </table:table-cell>
          <table:table-cell office:value-type="float" office:value="86.517" calcext:value-type="float">
            <text:p>86.517</text:p>
          </table:table-cell>
          <table:table-cell office:value-type="float" office:value="86.115437" calcext:value-type="float">
            <text:p>86.115437</text:p>
          </table:table-cell>
          <table:table-cell office:value-type="float" office:value="1.893052" calcext:value-type="float">
            <text:p>1.893052</text:p>
          </table:table-cell>
          <table:table-cell/>
          <table:table-cell office:value-type="float" office:value="1.892452" calcext:value-type="float">
            <text:p>1.892452</text:p>
          </table:table-cell>
          <table:table-cell office:value-type="float" office:value="6.352383" calcext:value-type="float">
            <text:p>6.352383</text:p>
          </table:table-cell>
          <table:table-cell/>
          <table:table-cell office:value-type="float" office:value="6.352364" calcext:value-type="float">
            <text:p>6.352364</text:p>
          </table:table-cell>
          <table:table-cell office:value-type="float" office:value="9.223781" calcext:value-type="float">
            <text:p>9.223781</text:p>
          </table:table-cell>
          <table:table-cell office:value-type="float" office:value="84007" calcext:value-type="float">
            <text:p>8400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103" calcext:value-type="float">
            <text:p>4581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15437" calcext:value-type="float">
            <text:p>86.115437</text:p>
          </table:table-cell>
          <table:table-cell office:value-type="float" office:value="86.517" calcext:value-type="float">
            <text:p>86.517</text:p>
          </table:table-cell>
          <table:table-cell office:value-type="float" office:value="86.115437" calcext:value-type="float">
            <text:p>86.115437</text:p>
          </table:table-cell>
          <table:table-cell office:value-type="float" office:value="86.517" calcext:value-type="float">
            <text:p>86.517</text:p>
          </table:table-cell>
          <table:table-cell office:value-type="float" office:value="86.126705" calcext:value-type="float">
            <text:p>86.126705</text:p>
          </table:table-cell>
          <table:table-cell office:value-type="float" office:value="1.89333" calcext:value-type="float">
            <text:p>1.89333</text:p>
          </table:table-cell>
          <table:table-cell/>
          <table:table-cell office:value-type="float" office:value="1.892752" calcext:value-type="float">
            <text:p>1.892752</text:p>
          </table:table-cell>
          <table:table-cell office:value-type="float" office:value="6.352391" calcext:value-type="float">
            <text:p>6.352391</text:p>
          </table:table-cell>
          <table:table-cell/>
          <table:table-cell office:value-type="float" office:value="6.352373" calcext:value-type="float">
            <text:p>6.352373</text:p>
          </table:table-cell>
          <table:table-cell office:value-type="float" office:value="9.216165" calcext:value-type="float">
            <text:p>9.216165</text:p>
          </table:table-cell>
          <table:table-cell office:value-type="float" office:value="84008" calcext:value-type="float">
            <text:p>8400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123" calcext:value-type="float">
            <text:p>4581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135054" calcext:value-type="float">
            <text:p>86.135054</text:p>
          </table:table-cell>
          <table:table-cell table:number-columns-repeated="2"/>
          <table:table-cell office:value-type="float" office:value="1.893041" calcext:value-type="float">
            <text:p>1.893041</text:p>
          </table:table-cell>
          <table:table-cell table:number-columns-repeated="2"/>
          <table:table-cell office:value-type="float" office:value="6.352381" calcext:value-type="float">
            <text:p>6.352381</text:p>
          </table:table-cell>
          <table:table-cell table:number-columns-repeated="3"/>
        </table:table-row>
        <table:table-row table:style-name="ro1">
          <table:table-cell office:value-type="float" office:value="458143" calcext:value-type="float">
            <text:p>4581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26705" calcext:value-type="float">
            <text:p>86.126705</text:p>
          </table:table-cell>
          <table:table-cell office:value-type="float" office:value="86.527" calcext:value-type="float">
            <text:p>86.527</text:p>
          </table:table-cell>
          <table:table-cell office:value-type="float" office:value="86.126705" calcext:value-type="float">
            <text:p>86.126705</text:p>
          </table:table-cell>
          <table:table-cell office:value-type="float" office:value="86.527" calcext:value-type="float">
            <text:p>86.527</text:p>
          </table:table-cell>
          <table:table-cell office:value-type="float" office:value="86.135054" calcext:value-type="float">
            <text:p>86.135054</text:p>
          </table:table-cell>
          <table:table-cell office:value-type="float" office:value="1.893694" calcext:value-type="float">
            <text:p>1.893694</text:p>
          </table:table-cell>
          <table:table-cell/>
          <table:table-cell office:value-type="float" office:value="1.893041" calcext:value-type="float">
            <text:p>1.893041</text:p>
          </table:table-cell>
          <table:table-cell office:value-type="float" office:value="6.352401" calcext:value-type="float">
            <text:p>6.352401</text:p>
          </table:table-cell>
          <table:table-cell/>
          <table:table-cell office:value-type="float" office:value="6.352381" calcext:value-type="float">
            <text:p>6.352381</text:p>
          </table:table-cell>
          <table:table-cell office:value-type="float" office:value="9.215041" calcext:value-type="float">
            <text:p>9.215041</text:p>
          </table:table-cell>
          <table:table-cell office:value-type="float" office:value="84010" calcext:value-type="float">
            <text:p>8401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163" calcext:value-type="float">
            <text:p>458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35054" calcext:value-type="float">
            <text:p>86.135054</text:p>
          </table:table-cell>
          <table:table-cell office:value-type="float" office:value="86.526" calcext:value-type="float">
            <text:p>86.526</text:p>
          </table:table-cell>
          <table:table-cell office:value-type="float" office:value="86.135054" calcext:value-type="float">
            <text:p>86.135054</text:p>
          </table:table-cell>
          <table:table-cell office:value-type="float" office:value="86.526" calcext:value-type="float">
            <text:p>86.526</text:p>
          </table:table-cell>
          <table:table-cell office:value-type="float" office:value="86.14342" calcext:value-type="float">
            <text:p>86.14342</text:p>
          </table:table-cell>
          <table:table-cell office:value-type="float" office:value="1.893964" calcext:value-type="float">
            <text:p>1.893964</text:p>
          </table:table-cell>
          <table:table-cell/>
          <table:table-cell office:value-type="float" office:value="1.893367" calcext:value-type="float">
            <text:p>1.893367</text:p>
          </table:table-cell>
          <table:table-cell office:value-type="float" office:value="6.352409" calcext:value-type="float">
            <text:p>6.352409</text:p>
          </table:table-cell>
          <table:table-cell/>
          <table:table-cell office:value-type="float" office:value="6.35239" calcext:value-type="float">
            <text:p>6.35239</text:p>
          </table:table-cell>
          <table:table-cell office:value-type="float" office:value="9.206758" calcext:value-type="float">
            <text:p>9.206758</text:p>
          </table:table-cell>
          <table:table-cell office:value-type="float" office:value="84011" calcext:value-type="float">
            <text:p>8401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183" calcext:value-type="float">
            <text:p>4581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151555" calcext:value-type="float">
            <text:p>86.151555</text:p>
          </table:table-cell>
          <table:table-cell table:number-columns-repeated="2"/>
          <table:table-cell office:value-type="float" office:value="1.893666" calcext:value-type="float">
            <text:p>1.893666</text:p>
          </table:table-cell>
          <table:table-cell table:number-columns-repeated="2"/>
          <table:table-cell office:value-type="float" office:value="6.352398" calcext:value-type="float">
            <text:p>6.352398</text:p>
          </table:table-cell>
          <table:table-cell table:number-columns-repeated="3"/>
        </table:table-row>
        <table:table-row table:style-name="ro1">
          <table:table-cell office:value-type="float" office:value="458203" calcext:value-type="float">
            <text:p>4582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4342" calcext:value-type="float">
            <text:p>86.14342</text:p>
          </table:table-cell>
          <table:table-cell office:value-type="float" office:value="86.485" calcext:value-type="float">
            <text:p>86.485</text:p>
          </table:table-cell>
          <table:table-cell office:value-type="float" office:value="86.14342" calcext:value-type="float">
            <text:p>86.14342</text:p>
          </table:table-cell>
          <table:table-cell office:value-type="float" office:value="86.485" calcext:value-type="float">
            <text:p>86.485</text:p>
          </table:table-cell>
          <table:table-cell office:value-type="float" office:value="86.151555" calcext:value-type="float">
            <text:p>86.151555</text:p>
          </table:table-cell>
          <table:table-cell office:value-type="float" office:value="1.894234" calcext:value-type="float">
            <text:p>1.894234</text:p>
          </table:table-cell>
          <table:table-cell/>
          <table:table-cell office:value-type="float" office:value="1.893666" calcext:value-type="float">
            <text:p>1.893666</text:p>
          </table:table-cell>
          <table:table-cell office:value-type="float" office:value="6.352416" calcext:value-type="float">
            <text:p>6.352416</text:p>
          </table:table-cell>
          <table:table-cell/>
          <table:table-cell office:value-type="float" office:value="6.352398" calcext:value-type="float">
            <text:p>6.352398</text:p>
          </table:table-cell>
          <table:table-cell office:value-type="float" office:value="9.163017" calcext:value-type="float">
            <text:p>9.163017</text:p>
          </table:table-cell>
          <table:table-cell office:value-type="float" office:value="84012" calcext:value-type="float">
            <text:p>8401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224" calcext:value-type="float">
            <text:p>4582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51555" calcext:value-type="float">
            <text:p>86.151555</text:p>
          </table:table-cell>
          <table:table-cell office:value-type="float" office:value="86.51" calcext:value-type="float">
            <text:p>86.51</text:p>
          </table:table-cell>
          <table:table-cell office:value-type="float" office:value="86.151555" calcext:value-type="float">
            <text:p>86.151555</text:p>
          </table:table-cell>
          <table:table-cell office:value-type="float" office:value="86.51" calcext:value-type="float">
            <text:p>86.51</text:p>
          </table:table-cell>
          <table:table-cell office:value-type="float" office:value="86.158677" calcext:value-type="float">
            <text:p>86.158677</text:p>
          </table:table-cell>
          <table:table-cell office:value-type="float" office:value="1.894497" calcext:value-type="float">
            <text:p>1.894497</text:p>
          </table:table-cell>
          <table:table-cell/>
          <table:table-cell office:value-type="float" office:value="1.89395" calcext:value-type="float">
            <text:p>1.89395</text:p>
          </table:table-cell>
          <table:table-cell office:value-type="float" office:value="6.352424" calcext:value-type="float">
            <text:p>6.352424</text:p>
          </table:table-cell>
          <table:table-cell/>
          <table:table-cell office:value-type="float" office:value="6.352407" calcext:value-type="float">
            <text:p>6.352407</text:p>
          </table:table-cell>
          <table:table-cell office:value-type="float" office:value="9.177961" calcext:value-type="float">
            <text:p>9.177961</text:p>
          </table:table-cell>
          <table:table-cell office:value-type="float" office:value="84014" calcext:value-type="float">
            <text:p>8401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243" calcext:value-type="float">
            <text:p>458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58677" calcext:value-type="float">
            <text:p>86.158677</text:p>
          </table:table-cell>
          <table:table-cell office:value-type="float" office:value="86.524" calcext:value-type="float">
            <text:p>86.524</text:p>
          </table:table-cell>
          <table:table-cell office:value-type="float" office:value="86.158677" calcext:value-type="float">
            <text:p>86.158677</text:p>
          </table:table-cell>
          <table:table-cell office:value-type="float" office:value="86.524" calcext:value-type="float">
            <text:p>86.524</text:p>
          </table:table-cell>
          <table:table-cell office:value-type="float" office:value="86.16617" calcext:value-type="float">
            <text:p>86.16617</text:p>
          </table:table-cell>
          <table:table-cell office:value-type="float" office:value="1.894727" calcext:value-type="float">
            <text:p>1.894727</text:p>
          </table:table-cell>
          <table:table-cell/>
          <table:table-cell office:value-type="float" office:value="1.894224" calcext:value-type="float">
            <text:p>1.894224</text:p>
          </table:table-cell>
          <table:table-cell office:value-type="float" office:value="6.35243" calcext:value-type="float">
            <text:p>6.35243</text:p>
          </table:table-cell>
          <table:table-cell/>
          <table:table-cell office:value-type="float" office:value="6.352414" calcext:value-type="float">
            <text:p>6.352414</text:p>
          </table:table-cell>
          <table:table-cell office:value-type="float" office:value="9.184055" calcext:value-type="float">
            <text:p>9.184055</text:p>
          </table:table-cell>
          <table:table-cell office:value-type="float" office:value="84015" calcext:value-type="float">
            <text:p>8401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263" calcext:value-type="float">
            <text:p>4582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173796" calcext:value-type="float">
            <text:p>86.173796</text:p>
          </table:table-cell>
          <table:table-cell table:number-columns-repeated="2"/>
          <table:table-cell office:value-type="float" office:value="1.894475" calcext:value-type="float">
            <text:p>1.894475</text:p>
          </table:table-cell>
          <table:table-cell table:number-columns-repeated="2"/>
          <table:table-cell office:value-type="float" office:value="6.352422" calcext:value-type="float">
            <text:p>6.352422</text:p>
          </table:table-cell>
          <table:table-cell table:number-columns-repeated="3"/>
        </table:table-row>
        <table:table-row table:style-name="ro1">
          <table:table-cell office:value-type="float" office:value="458284" calcext:value-type="float">
            <text:p>45828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6617" calcext:value-type="float">
            <text:p>86.16617</text:p>
          </table:table-cell>
          <table:table-cell office:value-type="float" office:value="86.539" calcext:value-type="float">
            <text:p>86.539</text:p>
          </table:table-cell>
          <table:table-cell office:value-type="float" office:value="86.16617" calcext:value-type="float">
            <text:p>86.16617</text:p>
          </table:table-cell>
          <table:table-cell office:value-type="float" office:value="86.539" calcext:value-type="float">
            <text:p>86.539</text:p>
          </table:table-cell>
          <table:table-cell office:value-type="float" office:value="86.173796" calcext:value-type="float">
            <text:p>86.173796</text:p>
          </table:table-cell>
          <table:table-cell office:value-type="float" office:value="1.894969" calcext:value-type="float">
            <text:p>1.894969</text:p>
          </table:table-cell>
          <table:table-cell/>
          <table:table-cell office:value-type="float" office:value="1.894475" calcext:value-type="float">
            <text:p>1.894475</text:p>
          </table:table-cell>
          <table:table-cell office:value-type="float" office:value="6.352437" calcext:value-type="float">
            <text:p>6.352437</text:p>
          </table:table-cell>
          <table:table-cell/>
          <table:table-cell office:value-type="float" office:value="6.352422" calcext:value-type="float">
            <text:p>6.352422</text:p>
          </table:table-cell>
          <table:table-cell office:value-type="float" office:value="9.190706" calcext:value-type="float">
            <text:p>9.190706</text:p>
          </table:table-cell>
          <table:table-cell office:value-type="float" office:value="84017" calcext:value-type="float">
            <text:p>8401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303" calcext:value-type="float">
            <text:p>4583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184321" calcext:value-type="float">
            <text:p>86.184321</text:p>
          </table:table-cell>
          <table:table-cell table:number-columns-repeated="2"/>
          <table:table-cell office:value-type="float" office:value="1.894722" calcext:value-type="float">
            <text:p>1.894722</text:p>
          </table:table-cell>
          <table:table-cell table:number-columns-repeated="2"/>
          <table:table-cell office:value-type="float" office:value="6.352429" calcext:value-type="float">
            <text:p>6.352429</text:p>
          </table:table-cell>
          <table:table-cell table:number-columns-repeated="3"/>
        </table:table-row>
        <table:table-row table:style-name="ro1">
          <table:table-cell office:value-type="float" office:value="458323" calcext:value-type="float">
            <text:p>4583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73796" calcext:value-type="float">
            <text:p>86.173796</text:p>
          </table:table-cell>
          <table:table-cell office:value-type="float" office:value="86.484" calcext:value-type="float">
            <text:p>86.484</text:p>
          </table:table-cell>
          <table:table-cell office:value-type="float" office:value="86.173796" calcext:value-type="float">
            <text:p>86.173796</text:p>
          </table:table-cell>
          <table:table-cell office:value-type="float" office:value="86.484" calcext:value-type="float">
            <text:p>86.484</text:p>
          </table:table-cell>
          <table:table-cell office:value-type="float" office:value="86.184321" calcext:value-type="float">
            <text:p>86.184321</text:p>
          </table:table-cell>
          <table:table-cell office:value-type="float" office:value="1.895216" calcext:value-type="float">
            <text:p>1.895216</text:p>
          </table:table-cell>
          <table:table-cell/>
          <table:table-cell office:value-type="float" office:value="1.894722" calcext:value-type="float">
            <text:p>1.894722</text:p>
          </table:table-cell>
          <table:table-cell office:value-type="float" office:value="6.352445" calcext:value-type="float">
            <text:p>6.352445</text:p>
          </table:table-cell>
          <table:table-cell/>
          <table:table-cell office:value-type="float" office:value="6.352429" calcext:value-type="float">
            <text:p>6.352429</text:p>
          </table:table-cell>
          <table:table-cell office:value-type="float" office:value="9.135217" calcext:value-type="float">
            <text:p>9.135217</text:p>
          </table:table-cell>
          <table:table-cell office:value-type="float" office:value="84019" calcext:value-type="float">
            <text:p>8401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343" calcext:value-type="float">
            <text:p>4583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84321" calcext:value-type="float">
            <text:p>86.184321</text:p>
          </table:table-cell>
          <table:table-cell office:value-type="float" office:value="86.486" calcext:value-type="float">
            <text:p>86.486</text:p>
          </table:table-cell>
          <table:table-cell office:value-type="float" office:value="86.184321" calcext:value-type="float">
            <text:p>86.184321</text:p>
          </table:table-cell>
          <table:table-cell office:value-type="float" office:value="86.486" calcext:value-type="float">
            <text:p>86.486</text:p>
          </table:table-cell>
          <table:table-cell office:value-type="float" office:value="86.188053" calcext:value-type="float">
            <text:p>86.188053</text:p>
          </table:table-cell>
          <table:table-cell office:value-type="float" office:value="1.895556" calcext:value-type="float">
            <text:p>1.895556</text:p>
          </table:table-cell>
          <table:table-cell/>
          <table:table-cell office:value-type="float" office:value="1.894969" calcext:value-type="float">
            <text:p>1.894969</text:p>
          </table:table-cell>
          <table:table-cell office:value-type="float" office:value="6.352454" calcext:value-type="float">
            <text:p>6.352454</text:p>
          </table:table-cell>
          <table:table-cell/>
          <table:table-cell office:value-type="float" office:value="6.352436" calcext:value-type="float">
            <text:p>6.352436</text:p>
          </table:table-cell>
          <table:table-cell office:value-type="float" office:value="9.127664" calcext:value-type="float">
            <text:p>9.127664</text:p>
          </table:table-cell>
          <table:table-cell office:value-type="float" office:value="84020" calcext:value-type="float">
            <text:p>8402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363" calcext:value-type="float">
            <text:p>4583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197176" calcext:value-type="float">
            <text:p>86.197176</text:p>
          </table:table-cell>
          <table:table-cell table:number-columns-repeated="2"/>
          <table:table-cell office:value-type="float" office:value="1.895263" calcext:value-type="float">
            <text:p>1.895263</text:p>
          </table:table-cell>
          <table:table-cell table:number-columns-repeated="2"/>
          <table:table-cell office:value-type="float" office:value="6.352445" calcext:value-type="float">
            <text:p>6.352445</text:p>
          </table:table-cell>
          <table:table-cell table:number-columns-repeated="3"/>
        </table:table-row>
        <table:table-row table:style-name="ro1">
          <table:table-cell office:value-type="float" office:value="458383" calcext:value-type="float">
            <text:p>4583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88053" calcext:value-type="float">
            <text:p>86.188053</text:p>
          </table:table-cell>
          <table:table-cell office:value-type="float" office:value="86.49" calcext:value-type="float">
            <text:p>86.49</text:p>
          </table:table-cell>
          <table:table-cell office:value-type="float" office:value="86.188053" calcext:value-type="float">
            <text:p>86.188053</text:p>
          </table:table-cell>
          <table:table-cell office:value-type="float" office:value="86.49" calcext:value-type="float">
            <text:p>86.49</text:p>
          </table:table-cell>
          <table:table-cell office:value-type="float" office:value="86.194429" calcext:value-type="float">
            <text:p>86.194429</text:p>
          </table:table-cell>
          <table:table-cell office:value-type="float" office:value="1.895677" calcext:value-type="float">
            <text:p>1.895677</text:p>
          </table:table-cell>
          <table:table-cell/>
          <table:table-cell office:value-type="float" office:value="1.895263" calcext:value-type="float">
            <text:p>1.895263</text:p>
          </table:table-cell>
          <table:table-cell office:value-type="float" office:value="6.352458" calcext:value-type="float">
            <text:p>6.352458</text:p>
          </table:table-cell>
          <table:table-cell/>
          <table:table-cell office:value-type="float" office:value="6.352445" calcext:value-type="float">
            <text:p>6.352445</text:p>
          </table:table-cell>
          <table:table-cell office:value-type="float" office:value="9.127901" calcext:value-type="float">
            <text:p>9.127901</text:p>
          </table:table-cell>
          <table:table-cell office:value-type="float" office:value="84022" calcext:value-type="float">
            <text:p>8402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403" calcext:value-type="float">
            <text:p>458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194429" calcext:value-type="float">
            <text:p>86.194429</text:p>
          </table:table-cell>
          <table:table-cell office:value-type="float" office:value="86.553" calcext:value-type="float">
            <text:p>86.553</text:p>
          </table:table-cell>
          <table:table-cell office:value-type="float" office:value="86.194429" calcext:value-type="float">
            <text:p>86.194429</text:p>
          </table:table-cell>
          <table:table-cell office:value-type="float" office:value="86.553" calcext:value-type="float">
            <text:p>86.553</text:p>
          </table:table-cell>
          <table:table-cell office:value-type="float" office:value="86.200731" calcext:value-type="float">
            <text:p>86.200731</text:p>
          </table:table-cell>
          <table:table-cell office:value-type="float" office:value="1.895883" calcext:value-type="float">
            <text:p>1.895883</text:p>
          </table:table-cell>
          <table:table-cell/>
          <table:table-cell office:value-type="float" office:value="1.89547" calcext:value-type="float">
            <text:p>1.89547</text:p>
          </table:table-cell>
          <table:table-cell office:value-type="float" office:value="6.352464" calcext:value-type="float">
            <text:p>6.352464</text:p>
          </table:table-cell>
          <table:table-cell/>
          <table:table-cell office:value-type="float" office:value="6.352451" calcext:value-type="float">
            <text:p>6.352451</text:p>
          </table:table-cell>
          <table:table-cell office:value-type="float" office:value="9.178072" calcext:value-type="float">
            <text:p>9.178072</text:p>
          </table:table-cell>
          <table:table-cell office:value-type="float" office:value="84023" calcext:value-type="float">
            <text:p>8402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423" calcext:value-type="float">
            <text:p>4584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208223" calcext:value-type="float">
            <text:p>86.208223</text:p>
          </table:table-cell>
          <table:table-cell table:number-columns-repeated="2"/>
          <table:table-cell office:value-type="float" office:value="1.895676" calcext:value-type="float">
            <text:p>1.895676</text:p>
          </table:table-cell>
          <table:table-cell table:number-columns-repeated="2"/>
          <table:table-cell office:value-type="float" office:value="6.352457" calcext:value-type="float">
            <text:p>6.352457</text:p>
          </table:table-cell>
          <table:table-cell table:number-columns-repeated="3"/>
        </table:table-row>
        <table:table-row table:style-name="ro1">
          <table:table-cell office:value-type="float" office:value="458443" calcext:value-type="float">
            <text:p>4584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00731" calcext:value-type="float">
            <text:p>86.200731</text:p>
          </table:table-cell>
          <table:table-cell office:value-type="float" office:value="86.574" calcext:value-type="float">
            <text:p>86.574</text:p>
          </table:table-cell>
          <table:table-cell office:value-type="float" office:value="86.200731" calcext:value-type="float">
            <text:p>86.200731</text:p>
          </table:table-cell>
          <table:table-cell office:value-type="float" office:value="86.574" calcext:value-type="float">
            <text:p>86.574</text:p>
          </table:table-cell>
          <table:table-cell office:value-type="float" office:value="86.208223" calcext:value-type="float">
            <text:p>86.208223</text:p>
          </table:table-cell>
          <table:table-cell office:value-type="float" office:value="1.896086" calcext:value-type="float">
            <text:p>1.896086</text:p>
          </table:table-cell>
          <table:table-cell/>
          <table:table-cell office:value-type="float" office:value="1.895676" calcext:value-type="float">
            <text:p>1.895676</text:p>
          </table:table-cell>
          <table:table-cell office:value-type="float" office:value="6.35247" calcext:value-type="float">
            <text:p>6.35247</text:p>
          </table:table-cell>
          <table:table-cell/>
          <table:table-cell office:value-type="float" office:value="6.352457" calcext:value-type="float">
            <text:p>6.352457</text:p>
          </table:table-cell>
          <table:table-cell office:value-type="float" office:value="9.191095" calcext:value-type="float">
            <text:p>9.191095</text:p>
          </table:table-cell>
          <table:table-cell office:value-type="float" office:value="84025" calcext:value-type="float">
            <text:p>8402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463" calcext:value-type="float">
            <text:p>458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08223" calcext:value-type="float">
            <text:p>86.208223</text:p>
          </table:table-cell>
          <table:table-cell office:value-type="float" office:value="86.512" calcext:value-type="float">
            <text:p>86.512</text:p>
          </table:table-cell>
          <table:table-cell office:value-type="float" office:value="86.208223" calcext:value-type="float">
            <text:p>86.208223</text:p>
          </table:table-cell>
          <table:table-cell office:value-type="float" office:value="86.512" calcext:value-type="float">
            <text:p>86.512</text:p>
          </table:table-cell>
          <table:table-cell office:value-type="float" office:value="86.216013" calcext:value-type="float">
            <text:p>86.216013</text:p>
          </table:table-cell>
          <table:table-cell office:value-type="float" office:value="1.896329" calcext:value-type="float">
            <text:p>1.896329</text:p>
          </table:table-cell>
          <table:table-cell/>
          <table:table-cell office:value-type="float" office:value="1.895881" calcext:value-type="float">
            <text:p>1.895881</text:p>
          </table:table-cell>
          <table:table-cell office:value-type="float" office:value="6.352477" calcext:value-type="float">
            <text:p>6.352477</text:p>
          </table:table-cell>
          <table:table-cell/>
          <table:table-cell office:value-type="float" office:value="6.352463" calcext:value-type="float">
            <text:p>6.352463</text:p>
          </table:table-cell>
          <table:table-cell office:value-type="float" office:value="9.129522" calcext:value-type="float">
            <text:p>9.129522</text:p>
          </table:table-cell>
          <table:table-cell office:value-type="float" office:value="84026" calcext:value-type="float">
            <text:p>8402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483" calcext:value-type="float">
            <text:p>4584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222359" calcext:value-type="float">
            <text:p>86.222359</text:p>
          </table:table-cell>
          <table:table-cell table:number-columns-repeated="2"/>
          <table:table-cell office:value-type="float" office:value="1.896105" calcext:value-type="float">
            <text:p>1.896105</text:p>
          </table:table-cell>
          <table:table-cell table:number-columns-repeated="2"/>
          <table:table-cell office:value-type="float" office:value="6.352469" calcext:value-type="float">
            <text:p>6.352469</text:p>
          </table:table-cell>
          <table:table-cell table:number-columns-repeated="3"/>
        </table:table-row>
        <table:table-row table:style-name="ro1">
          <table:table-cell office:value-type="float" office:value="458504" calcext:value-type="float">
            <text:p>4585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16013" calcext:value-type="float">
            <text:p>86.216013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216013" calcext:value-type="float">
            <text:p>86.216013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222359" calcext:value-type="float">
            <text:p>86.222359</text:p>
          </table:table-cell>
          <table:table-cell office:value-type="float" office:value="1.89658" calcext:value-type="float">
            <text:p>1.89658</text:p>
          </table:table-cell>
          <table:table-cell/>
          <table:table-cell office:value-type="float" office:value="1.896105" calcext:value-type="float">
            <text:p>1.896105</text:p>
          </table:table-cell>
          <table:table-cell office:value-type="float" office:value="6.352485" calcext:value-type="float">
            <text:p>6.352485</text:p>
          </table:table-cell>
          <table:table-cell/>
          <table:table-cell office:value-type="float" office:value="6.352469" calcext:value-type="float">
            <text:p>6.352469</text:p>
          </table:table-cell>
          <table:table-cell office:value-type="float" office:value="9.10933" calcext:value-type="float">
            <text:p>9.10933</text:p>
          </table:table-cell>
          <table:table-cell office:value-type="float" office:value="84028" calcext:value-type="float">
            <text:p>8402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523" calcext:value-type="float">
            <text:p>458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22359" calcext:value-type="float">
            <text:p>86.222359</text:p>
          </table:table-cell>
          <table:table-cell office:value-type="float" office:value="86.534" calcext:value-type="float">
            <text:p>86.534</text:p>
          </table:table-cell>
          <table:table-cell office:value-type="float" office:value="86.222359" calcext:value-type="float">
            <text:p>86.222359</text:p>
          </table:table-cell>
          <table:table-cell office:value-type="float" office:value="86.534" calcext:value-type="float">
            <text:p>86.534</text:p>
          </table:table-cell>
          <table:table-cell office:value-type="float" office:value="86.228259" calcext:value-type="float">
            <text:p>86.228259</text:p>
          </table:table-cell>
          <table:table-cell office:value-type="float" office:value="1.896785" calcext:value-type="float">
            <text:p>1.896785</text:p>
          </table:table-cell>
          <table:table-cell/>
          <table:table-cell office:value-type="float" office:value="1.896343" calcext:value-type="float">
            <text:p>1.896343</text:p>
          </table:table-cell>
          <table:table-cell office:value-type="float" office:value="6.352491" calcext:value-type="float">
            <text:p>6.352491</text:p>
          </table:table-cell>
          <table:table-cell/>
          <table:table-cell office:value-type="float" office:value="6.352476" calcext:value-type="float">
            <text:p>6.352476</text:p>
          </table:table-cell>
          <table:table-cell office:value-type="float" office:value="9.136491" calcext:value-type="float">
            <text:p>9.136491</text:p>
          </table:table-cell>
          <table:table-cell office:value-type="float" office:value="84029" calcext:value-type="float">
            <text:p>8402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546" calcext:value-type="float">
            <text:p>45854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28259" calcext:value-type="float">
            <text:p>86.228259</text:p>
          </table:table-cell>
          <table:table-cell office:value-type="float" office:value="86.562" calcext:value-type="float">
            <text:p>86.562</text:p>
          </table:table-cell>
          <table:table-cell office:value-type="float" office:value="86.228259" calcext:value-type="float">
            <text:p>86.228259</text:p>
          </table:table-cell>
          <table:table-cell office:value-type="float" office:value="86.562" calcext:value-type="float">
            <text:p>86.562</text:p>
          </table:table-cell>
          <table:table-cell office:value-type="float" office:value="86.234808" calcext:value-type="float">
            <text:p>86.234808</text:p>
          </table:table-cell>
          <table:table-cell office:value-type="float" office:value="1.896976" calcext:value-type="float">
            <text:p>1.896976</text:p>
          </table:table-cell>
          <table:table-cell/>
          <table:table-cell office:value-type="float" office:value="1.896564" calcext:value-type="float">
            <text:p>1.896564</text:p>
          </table:table-cell>
          <table:table-cell office:value-type="float" office:value="6.352496" calcext:value-type="float">
            <text:p>6.352496</text:p>
          </table:table-cell>
          <table:table-cell/>
          <table:table-cell office:value-type="float" office:value="6.352483" calcext:value-type="float">
            <text:p>6.352483</text:p>
          </table:table-cell>
          <table:table-cell office:value-type="float" office:value="9.156072" calcext:value-type="float">
            <text:p>9.156072</text:p>
          </table:table-cell>
          <table:table-cell office:value-type="float" office:value="84031" calcext:value-type="float">
            <text:p>8403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563" calcext:value-type="float">
            <text:p>4585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241802" calcext:value-type="float">
            <text:p>86.241802</text:p>
          </table:table-cell>
          <table:table-cell table:number-columns-repeated="2"/>
          <table:table-cell office:value-type="float" office:value="1.89677" calcext:value-type="float">
            <text:p>1.89677</text:p>
          </table:table-cell>
          <table:table-cell table:number-columns-repeated="2"/>
          <table:table-cell office:value-type="float" office:value="6.352489" calcext:value-type="float">
            <text:p>6.352489</text:p>
          </table:table-cell>
          <table:table-cell table:number-columns-repeated="3"/>
        </table:table-row>
        <table:table-row table:style-name="ro1">
          <table:table-cell office:value-type="float" office:value="458583" calcext:value-type="float">
            <text:p>4585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34808" calcext:value-type="float">
            <text:p>86.234808</text:p>
          </table:table-cell>
          <table:table-cell office:value-type="float" office:value="86.523" calcext:value-type="float">
            <text:p>86.523</text:p>
          </table:table-cell>
          <table:table-cell office:value-type="float" office:value="86.234808" calcext:value-type="float">
            <text:p>86.234808</text:p>
          </table:table-cell>
          <table:table-cell office:value-type="float" office:value="86.523" calcext:value-type="float">
            <text:p>86.523</text:p>
          </table:table-cell>
          <table:table-cell office:value-type="float" office:value="86.241802" calcext:value-type="float">
            <text:p>86.241802</text:p>
          </table:table-cell>
          <table:table-cell office:value-type="float" office:value="1.897188" calcext:value-type="float">
            <text:p>1.897188</text:p>
          </table:table-cell>
          <table:table-cell/>
          <table:table-cell office:value-type="float" office:value="1.89677" calcext:value-type="float">
            <text:p>1.89677</text:p>
          </table:table-cell>
          <table:table-cell office:value-type="float" office:value="6.352503" calcext:value-type="float">
            <text:p>6.352503</text:p>
          </table:table-cell>
          <table:table-cell/>
          <table:table-cell office:value-type="float" office:value="6.352489" calcext:value-type="float">
            <text:p>6.352489</text:p>
          </table:table-cell>
          <table:table-cell office:value-type="float" office:value="9.115714" calcext:value-type="float">
            <text:p>9.115714</text:p>
          </table:table-cell>
          <table:table-cell office:value-type="float" office:value="84032" calcext:value-type="float">
            <text:p>8403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603" calcext:value-type="float">
            <text:p>4586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24784" calcext:value-type="float">
            <text:p>86.24784</text:p>
          </table:table-cell>
          <table:table-cell table:number-columns-repeated="2"/>
          <table:table-cell office:value-type="float" office:value="1.896979" calcext:value-type="float">
            <text:p>1.896979</text:p>
          </table:table-cell>
          <table:table-cell table:number-columns-repeated="2"/>
          <table:table-cell office:value-type="float" office:value="6.352496" calcext:value-type="float">
            <text:p>6.352496</text:p>
          </table:table-cell>
          <table:table-cell table:number-columns-repeated="3"/>
        </table:table-row>
        <table:table-row table:style-name="ro1">
          <table:table-cell office:value-type="float" office:value="458624" calcext:value-type="float">
            <text:p>45862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41802" calcext:value-type="float">
            <text:p>86.241802</text:p>
          </table:table-cell>
          <table:table-cell office:value-type="float" office:value="86.517" calcext:value-type="float">
            <text:p>86.517</text:p>
          </table:table-cell>
          <table:table-cell office:value-type="float" office:value="86.241802" calcext:value-type="float">
            <text:p>86.241802</text:p>
          </table:table-cell>
          <table:table-cell office:value-type="float" office:value="86.517" calcext:value-type="float">
            <text:p>86.517</text:p>
          </table:table-cell>
          <table:table-cell office:value-type="float" office:value="86.24784" calcext:value-type="float">
            <text:p>86.24784</text:p>
          </table:table-cell>
          <table:table-cell office:value-type="float" office:value="1.897414" calcext:value-type="float">
            <text:p>1.897414</text:p>
          </table:table-cell>
          <table:table-cell/>
          <table:table-cell office:value-type="float" office:value="1.896979" calcext:value-type="float">
            <text:p>1.896979</text:p>
          </table:table-cell>
          <table:table-cell office:value-type="float" office:value="6.35251" calcext:value-type="float">
            <text:p>6.35251</text:p>
          </table:table-cell>
          <table:table-cell/>
          <table:table-cell office:value-type="float" office:value="6.352496" calcext:value-type="float">
            <text:p>6.352496</text:p>
          </table:table-cell>
          <table:table-cell office:value-type="float" office:value="9.1042" calcext:value-type="float">
            <text:p>9.1042</text:p>
          </table:table-cell>
          <table:table-cell office:value-type="float" office:value="84034" calcext:value-type="float">
            <text:p>8403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663" calcext:value-type="float">
            <text:p>4586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4784" calcext:value-type="float">
            <text:p>86.24784</text:p>
          </table:table-cell>
          <table:table-cell office:value-type="float" office:value="86.538" calcext:value-type="float">
            <text:p>86.538</text:p>
          </table:table-cell>
          <table:table-cell office:value-type="float" office:value="86.24784" calcext:value-type="float">
            <text:p>86.24784</text:p>
          </table:table-cell>
          <table:table-cell office:value-type="float" office:value="86.538" calcext:value-type="float">
            <text:p>86.538</text:p>
          </table:table-cell>
          <table:table-cell office:value-type="float" office:value="86.253625" calcext:value-type="float">
            <text:p>86.253625</text:p>
          </table:table-cell>
          <table:table-cell office:value-type="float" office:value="1.897609" calcext:value-type="float">
            <text:p>1.897609</text:p>
          </table:table-cell>
          <table:table-cell/>
          <table:table-cell office:value-type="float" office:value="1.897196" calcext:value-type="float">
            <text:p>1.897196</text:p>
          </table:table-cell>
          <table:table-cell office:value-type="float" office:value="6.352516" calcext:value-type="float">
            <text:p>6.352516</text:p>
          </table:table-cell>
          <table:table-cell/>
          <table:table-cell office:value-type="float" office:value="6.352502" calcext:value-type="float">
            <text:p>6.352502</text:p>
          </table:table-cell>
          <table:table-cell office:value-type="float" office:value="9.117458" calcext:value-type="float">
            <text:p>9.117458</text:p>
          </table:table-cell>
          <table:table-cell office:value-type="float" office:value="84035" calcext:value-type="float">
            <text:p>8403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683" calcext:value-type="float">
            <text:p>4586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53625" calcext:value-type="float">
            <text:p>86.253625</text:p>
          </table:table-cell>
          <table:table-cell office:value-type="float" office:value="86.565" calcext:value-type="float">
            <text:p>86.565</text:p>
          </table:table-cell>
          <table:table-cell office:value-type="float" office:value="86.253625" calcext:value-type="float">
            <text:p>86.253625</text:p>
          </table:table-cell>
          <table:table-cell office:value-type="float" office:value="86.565" calcext:value-type="float">
            <text:p>86.565</text:p>
          </table:table-cell>
          <table:table-cell office:value-type="float" office:value="86.259729" calcext:value-type="float">
            <text:p>86.259729</text:p>
          </table:table-cell>
          <table:table-cell office:value-type="float" office:value="1.897796" calcext:value-type="float">
            <text:p>1.897796</text:p>
          </table:table-cell>
          <table:table-cell/>
          <table:table-cell office:value-type="float" office:value="1.897403" calcext:value-type="float">
            <text:p>1.897403</text:p>
          </table:table-cell>
          <table:table-cell office:value-type="float" office:value="6.352521" calcext:value-type="float">
            <text:p>6.352521</text:p>
          </table:table-cell>
          <table:table-cell/>
          <table:table-cell office:value-type="float" office:value="6.352508" calcext:value-type="float">
            <text:p>6.352508</text:p>
          </table:table-cell>
          <table:table-cell office:value-type="float" office:value="9.136255" calcext:value-type="float">
            <text:p>9.136255</text:p>
          </table:table-cell>
          <table:table-cell office:value-type="float" office:value="84037" calcext:value-type="float">
            <text:p>8403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703" calcext:value-type="float">
            <text:p>4587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59729" calcext:value-type="float">
            <text:p>86.259729</text:p>
          </table:table-cell>
          <table:table-cell office:value-type="float" office:value="86.49" calcext:value-type="float">
            <text:p>86.49</text:p>
          </table:table-cell>
          <table:table-cell office:value-type="float" office:value="86.259729" calcext:value-type="float">
            <text:p>86.259729</text:p>
          </table:table-cell>
          <table:table-cell office:value-type="float" office:value="86.49" calcext:value-type="float">
            <text:p>86.49</text:p>
          </table:table-cell>
          <table:table-cell office:value-type="float" office:value="86.266269" calcext:value-type="float">
            <text:p>86.266269</text:p>
          </table:table-cell>
          <table:table-cell office:value-type="float" office:value="1.897993" calcext:value-type="float">
            <text:p>1.897993</text:p>
          </table:table-cell>
          <table:table-cell/>
          <table:table-cell office:value-type="float" office:value="1.897599" calcext:value-type="float">
            <text:p>1.897599</text:p>
          </table:table-cell>
          <table:table-cell office:value-type="float" office:value="6.352527" calcext:value-type="float">
            <text:p>6.352527</text:p>
          </table:table-cell>
          <table:table-cell/>
          <table:table-cell office:value-type="float" office:value="6.352514" calcext:value-type="float">
            <text:p>6.352514</text:p>
          </table:table-cell>
          <table:table-cell office:value-type="float" office:value="9.064393" calcext:value-type="float">
            <text:p>9.064393</text:p>
          </table:table-cell>
          <table:table-cell office:value-type="float" office:value="84038" calcext:value-type="float">
            <text:p>8403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723" calcext:value-type="float">
            <text:p>4587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271099" calcext:value-type="float">
            <text:p>86.271099</text:p>
          </table:table-cell>
          <table:table-cell table:number-columns-repeated="2"/>
          <table:table-cell office:value-type="float" office:value="1.897796" calcext:value-type="float">
            <text:p>1.897796</text:p>
          </table:table-cell>
          <table:table-cell table:number-columns-repeated="2"/>
          <table:table-cell office:value-type="float" office:value="6.35252" calcext:value-type="float">
            <text:p>6.35252</text:p>
          </table:table-cell>
          <table:table-cell table:number-columns-repeated="3"/>
        </table:table-row>
        <table:table-row table:style-name="ro1">
          <table:table-cell office:value-type="float" office:value="458743" calcext:value-type="float">
            <text:p>4587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66269" calcext:value-type="float">
            <text:p>86.266269</text:p>
          </table:table-cell>
          <table:table-cell office:value-type="float" office:value="86.506" calcext:value-type="float">
            <text:p>86.506</text:p>
          </table:table-cell>
          <table:table-cell office:value-type="float" office:value="86.266269" calcext:value-type="float">
            <text:p>86.266269</text:p>
          </table:table-cell>
          <table:table-cell office:value-type="float" office:value="86.506" calcext:value-type="float">
            <text:p>86.506</text:p>
          </table:table-cell>
          <table:table-cell office:value-type="float" office:value="86.273845" calcext:value-type="float">
            <text:p>86.273845</text:p>
          </table:table-cell>
          <table:table-cell office:value-type="float" office:value="1.898204" calcext:value-type="float">
            <text:p>1.898204</text:p>
          </table:table-cell>
          <table:table-cell/>
          <table:table-cell office:value-type="float" office:value="1.897796" calcext:value-type="float">
            <text:p>1.897796</text:p>
          </table:table-cell>
          <table:table-cell office:value-type="float" office:value="6.352534" calcext:value-type="float">
            <text:p>6.352534</text:p>
          </table:table-cell>
          <table:table-cell/>
          <table:table-cell office:value-type="float" office:value="6.35252" calcext:value-type="float">
            <text:p>6.35252</text:p>
          </table:table-cell>
          <table:table-cell office:value-type="float" office:value="9.072776" calcext:value-type="float">
            <text:p>9.072776</text:p>
          </table:table-cell>
          <table:table-cell office:value-type="float" office:value="84040" calcext:value-type="float">
            <text:p>8404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763" calcext:value-type="float">
            <text:p>458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73845" calcext:value-type="float">
            <text:p>86.273845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273845" calcext:value-type="float">
            <text:p>86.273845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278912" calcext:value-type="float">
            <text:p>86.278912</text:p>
          </table:table-cell>
          <table:table-cell office:value-type="float" office:value="1.898449" calcext:value-type="float">
            <text:p>1.898449</text:p>
          </table:table-cell>
          <table:table-cell/>
          <table:table-cell office:value-type="float" office:value="1.898" calcext:value-type="float">
            <text:p>1.898</text:p>
          </table:table-cell>
          <table:table-cell office:value-type="float" office:value="6.352541" calcext:value-type="float">
            <text:p>6.352541</text:p>
          </table:table-cell>
          <table:table-cell/>
          <table:table-cell office:value-type="float" office:value="6.352527" calcext:value-type="float">
            <text:p>6.352527</text:p>
          </table:table-cell>
          <table:table-cell office:value-type="float" office:value="9.058088" calcext:value-type="float">
            <text:p>9.058088</text:p>
          </table:table-cell>
          <table:table-cell office:value-type="float" office:value="84041" calcext:value-type="float">
            <text:p>8404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783" calcext:value-type="float">
            <text:p>4587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283682" calcext:value-type="float">
            <text:p>86.283682</text:p>
          </table:table-cell>
          <table:table-cell table:number-columns-repeated="2"/>
          <table:table-cell office:value-type="float" office:value="1.898225" calcext:value-type="float">
            <text:p>1.898225</text:p>
          </table:table-cell>
          <table:table-cell table:number-columns-repeated="2"/>
          <table:table-cell office:value-type="float" office:value="6.352533" calcext:value-type="float">
            <text:p>6.352533</text:p>
          </table:table-cell>
          <table:table-cell table:number-columns-repeated="3"/>
        </table:table-row>
        <table:table-row table:style-name="ro1">
          <table:table-cell office:value-type="float" office:value="458803" calcext:value-type="float">
            <text:p>4588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78912" calcext:value-type="float">
            <text:p>86.278912</text:p>
          </table:table-cell>
          <table:table-cell office:value-type="float" office:value="86.516" calcext:value-type="float">
            <text:p>86.516</text:p>
          </table:table-cell>
          <table:table-cell office:value-type="float" office:value="86.278912" calcext:value-type="float">
            <text:p>86.278912</text:p>
          </table:table-cell>
          <table:table-cell office:value-type="float" office:value="86.516" calcext:value-type="float">
            <text:p>86.516</text:p>
          </table:table-cell>
          <table:table-cell office:value-type="float" office:value="86.283682" calcext:value-type="float">
            <text:p>86.283682</text:p>
          </table:table-cell>
          <table:table-cell office:value-type="float" office:value="1.898613" calcext:value-type="float">
            <text:p>1.898613</text:p>
          </table:table-cell>
          <table:table-cell/>
          <table:table-cell office:value-type="float" office:value="1.898225" calcext:value-type="float">
            <text:p>1.898225</text:p>
          </table:table-cell>
          <table:table-cell office:value-type="float" office:value="6.352546" calcext:value-type="float">
            <text:p>6.352546</text:p>
          </table:table-cell>
          <table:table-cell/>
          <table:table-cell office:value-type="float" office:value="6.352533" calcext:value-type="float">
            <text:p>6.352533</text:p>
          </table:table-cell>
          <table:table-cell office:value-type="float" office:value="9.070434" calcext:value-type="float">
            <text:p>9.070434</text:p>
          </table:table-cell>
          <table:table-cell office:value-type="float" office:value="84043" calcext:value-type="float">
            <text:p>8404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823" calcext:value-type="float">
            <text:p>4588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83682" calcext:value-type="float">
            <text:p>86.283682</text:p>
          </table:table-cell>
          <table:table-cell office:value-type="float" office:value="86.488" calcext:value-type="float">
            <text:p>86.488</text:p>
          </table:table-cell>
          <table:table-cell office:value-type="float" office:value="86.283682" calcext:value-type="float">
            <text:p>86.283682</text:p>
          </table:table-cell>
          <table:table-cell office:value-type="float" office:value="86.488" calcext:value-type="float">
            <text:p>86.488</text:p>
          </table:table-cell>
          <table:table-cell office:value-type="float" office:value="86.285948" calcext:value-type="float">
            <text:p>86.285948</text:p>
          </table:table-cell>
          <table:table-cell office:value-type="float" office:value="1.898767" calcext:value-type="float">
            <text:p>1.898767</text:p>
          </table:table-cell>
          <table:table-cell/>
          <table:table-cell office:value-type="float" office:value="1.898419" calcext:value-type="float">
            <text:p>1.898419</text:p>
          </table:table-cell>
          <table:table-cell office:value-type="float" office:value="6.352551" calcext:value-type="float">
            <text:p>6.352551</text:p>
          </table:table-cell>
          <table:table-cell/>
          <table:table-cell office:value-type="float" office:value="6.352539" calcext:value-type="float">
            <text:p>6.352539</text:p>
          </table:table-cell>
          <table:table-cell office:value-type="float" office:value="9.041398" calcext:value-type="float">
            <text:p>9.041398</text:p>
          </table:table-cell>
          <table:table-cell office:value-type="float" office:value="84044" calcext:value-type="float">
            <text:p>8404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843" calcext:value-type="float">
            <text:p>4588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293008" calcext:value-type="float">
            <text:p>86.293008</text:p>
          </table:table-cell>
          <table:table-cell table:number-columns-repeated="2"/>
          <table:table-cell office:value-type="float" office:value="1.898593" calcext:value-type="float">
            <text:p>1.898593</text:p>
          </table:table-cell>
          <table:table-cell table:number-columns-repeated="2"/>
          <table:table-cell office:value-type="float" office:value="6.352545" calcext:value-type="float">
            <text:p>6.352545</text:p>
          </table:table-cell>
          <table:table-cell table:number-columns-repeated="3"/>
        </table:table-row>
        <table:table-row table:style-name="ro1">
          <table:table-cell office:value-type="float" office:value="458863" calcext:value-type="float">
            <text:p>458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85948" calcext:value-type="float">
            <text:p>86.285948</text:p>
          </table:table-cell>
          <table:table-cell office:value-type="float" office:value="86.518" calcext:value-type="float">
            <text:p>86.518</text:p>
          </table:table-cell>
          <table:table-cell office:value-type="float" office:value="86.285948" calcext:value-type="float">
            <text:p>86.285948</text:p>
          </table:table-cell>
          <table:table-cell office:value-type="float" office:value="86.518" calcext:value-type="float">
            <text:p>86.518</text:p>
          </table:table-cell>
          <table:table-cell office:value-type="float" office:value="86.293008" calcext:value-type="float">
            <text:p>86.293008</text:p>
          </table:table-cell>
          <table:table-cell office:value-type="float" office:value="1.89884" calcext:value-type="float">
            <text:p>1.89884</text:p>
          </table:table-cell>
          <table:table-cell/>
          <table:table-cell office:value-type="float" office:value="1.898593" calcext:value-type="float">
            <text:p>1.898593</text:p>
          </table:table-cell>
          <table:table-cell office:value-type="float" office:value="6.352553" calcext:value-type="float">
            <text:p>6.352553</text:p>
          </table:table-cell>
          <table:table-cell/>
          <table:table-cell office:value-type="float" office:value="6.352545" calcext:value-type="float">
            <text:p>6.352545</text:p>
          </table:table-cell>
          <table:table-cell office:value-type="float" office:value="9.065972" calcext:value-type="float">
            <text:p>9.065972</text:p>
          </table:table-cell>
          <table:table-cell office:value-type="float" office:value="84046" calcext:value-type="float">
            <text:p>8404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883" calcext:value-type="float">
            <text:p>4588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93008" calcext:value-type="float">
            <text:p>86.293008</text:p>
          </table:table-cell>
          <table:table-cell office:value-type="float" office:value="86.504" calcext:value-type="float">
            <text:p>86.504</text:p>
          </table:table-cell>
          <table:table-cell office:value-type="float" office:value="86.293008" calcext:value-type="float">
            <text:p>86.293008</text:p>
          </table:table-cell>
          <table:table-cell office:value-type="float" office:value="86.504" calcext:value-type="float">
            <text:p>86.504</text:p>
          </table:table-cell>
          <table:table-cell office:value-type="float" office:value="86.297882" calcext:value-type="float">
            <text:p>86.297882</text:p>
          </table:table-cell>
          <table:table-cell office:value-type="float" office:value="1.899069" calcext:value-type="float">
            <text:p>1.899069</text:p>
          </table:table-cell>
          <table:table-cell/>
          <table:table-cell office:value-type="float" office:value="1.898717" calcext:value-type="float">
            <text:p>1.898717</text:p>
          </table:table-cell>
          <table:table-cell office:value-type="float" office:value="6.35256" calcext:value-type="float">
            <text:p>6.35256</text:p>
          </table:table-cell>
          <table:table-cell/>
          <table:table-cell office:value-type="float" office:value="6.352549" calcext:value-type="float">
            <text:p>6.352549</text:p>
          </table:table-cell>
          <table:table-cell office:value-type="float" office:value="9.047312" calcext:value-type="float">
            <text:p>9.047312</text:p>
          </table:table-cell>
          <table:table-cell office:value-type="float" office:value="84047" calcext:value-type="float">
            <text:p>8404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904" calcext:value-type="float">
            <text:p>45890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02382" calcext:value-type="float">
            <text:p>86.302382</text:p>
          </table:table-cell>
          <table:table-cell table:number-columns-repeated="2"/>
          <table:table-cell office:value-type="float" office:value="1.898893" calcext:value-type="float">
            <text:p>1.898893</text:p>
          </table:table-cell>
          <table:table-cell table:number-columns-repeated="2"/>
          <table:table-cell office:value-type="float" office:value="6.352554" calcext:value-type="float">
            <text:p>6.352554</text:p>
          </table:table-cell>
          <table:table-cell table:number-columns-repeated="3"/>
        </table:table-row>
        <table:table-row table:style-name="ro1">
          <table:table-cell office:value-type="float" office:value="458923" calcext:value-type="float">
            <text:p>4589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297882" calcext:value-type="float">
            <text:p>86.297882</text:p>
          </table:table-cell>
          <table:table-cell office:value-type="float" office:value="86.51" calcext:value-type="float">
            <text:p>86.51</text:p>
          </table:table-cell>
          <table:table-cell office:value-type="float" office:value="86.297882" calcext:value-type="float">
            <text:p>86.297882</text:p>
          </table:table-cell>
          <table:table-cell office:value-type="float" office:value="86.51" calcext:value-type="float">
            <text:p>86.51</text:p>
          </table:table-cell>
          <table:table-cell office:value-type="float" office:value="86.302382" calcext:value-type="float">
            <text:p>86.302382</text:p>
          </table:table-cell>
          <table:table-cell office:value-type="float" office:value="1.899226" calcext:value-type="float">
            <text:p>1.899226</text:p>
          </table:table-cell>
          <table:table-cell/>
          <table:table-cell office:value-type="float" office:value="1.898893" calcext:value-type="float">
            <text:p>1.898893</text:p>
          </table:table-cell>
          <table:table-cell office:value-type="float" office:value="6.352565" calcext:value-type="float">
            <text:p>6.352565</text:p>
          </table:table-cell>
          <table:table-cell/>
          <table:table-cell office:value-type="float" office:value="6.352554" calcext:value-type="float">
            <text:p>6.352554</text:p>
          </table:table-cell>
          <table:table-cell office:value-type="float" office:value="9.04831" calcext:value-type="float">
            <text:p>9.04831</text:p>
          </table:table-cell>
          <table:table-cell office:value-type="float" office:value="84049" calcext:value-type="float">
            <text:p>8404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943" calcext:value-type="float">
            <text:p>4589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02382" calcext:value-type="float">
            <text:p>86.302382</text:p>
          </table:table-cell>
          <table:table-cell office:value-type="float" office:value="86.533" calcext:value-type="float">
            <text:p>86.533</text:p>
          </table:table-cell>
          <table:table-cell office:value-type="float" office:value="86.302382" calcext:value-type="float">
            <text:p>86.302382</text:p>
          </table:table-cell>
          <table:table-cell office:value-type="float" office:value="86.533" calcext:value-type="float">
            <text:p>86.533</text:p>
          </table:table-cell>
          <table:table-cell office:value-type="float" office:value="86.306872" calcext:value-type="float">
            <text:p>86.306872</text:p>
          </table:table-cell>
          <table:table-cell office:value-type="float" office:value="1.899372" calcext:value-type="float">
            <text:p>1.899372</text:p>
          </table:table-cell>
          <table:table-cell/>
          <table:table-cell office:value-type="float" office:value="1.899059" calcext:value-type="float">
            <text:p>1.899059</text:p>
          </table:table-cell>
          <table:table-cell office:value-type="float" office:value="6.35257" calcext:value-type="float">
            <text:p>6.35257</text:p>
          </table:table-cell>
          <table:table-cell/>
          <table:table-cell office:value-type="float" office:value="6.352559" calcext:value-type="float">
            <text:p>6.352559</text:p>
          </table:table-cell>
          <table:table-cell office:value-type="float" office:value="9.064701" calcext:value-type="float">
            <text:p>9.064701</text:p>
          </table:table-cell>
          <table:table-cell office:value-type="float" office:value="84050" calcext:value-type="float">
            <text:p>8405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8963" calcext:value-type="float">
            <text:p>4589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11754" calcext:value-type="float">
            <text:p>86.311754</text:p>
          </table:table-cell>
          <table:table-cell table:number-columns-repeated="2"/>
          <table:table-cell office:value-type="float" office:value="1.899215" calcext:value-type="float">
            <text:p>1.899215</text:p>
          </table:table-cell>
          <table:table-cell table:number-columns-repeated="2"/>
          <table:table-cell office:value-type="float" office:value="6.352564" calcext:value-type="float">
            <text:p>6.352564</text:p>
          </table:table-cell>
          <table:table-cell table:number-columns-repeated="3"/>
        </table:table-row>
        <table:table-row table:style-name="ro1">
          <table:table-cell office:value-type="float" office:value="458983" calcext:value-type="float">
            <text:p>4589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06872" calcext:value-type="float">
            <text:p>86.306872</text:p>
          </table:table-cell>
          <table:table-cell office:value-type="float" office:value="86.542" calcext:value-type="float">
            <text:p>86.542</text:p>
          </table:table-cell>
          <table:table-cell office:value-type="float" office:value="86.306872" calcext:value-type="float">
            <text:p>86.306872</text:p>
          </table:table-cell>
          <table:table-cell office:value-type="float" office:value="86.542" calcext:value-type="float">
            <text:p>86.542</text:p>
          </table:table-cell>
          <table:table-cell office:value-type="float" office:value="86.311754" calcext:value-type="float">
            <text:p>86.311754</text:p>
          </table:table-cell>
          <table:table-cell office:value-type="float" office:value="1.899517" calcext:value-type="float">
            <text:p>1.899517</text:p>
          </table:table-cell>
          <table:table-cell/>
          <table:table-cell office:value-type="float" office:value="1.899215" calcext:value-type="float">
            <text:p>1.899215</text:p>
          </table:table-cell>
          <table:table-cell office:value-type="float" office:value="6.352574" calcext:value-type="float">
            <text:p>6.352574</text:p>
          </table:table-cell>
          <table:table-cell/>
          <table:table-cell office:value-type="float" office:value="6.352564" calcext:value-type="float">
            <text:p>6.352564</text:p>
          </table:table-cell>
          <table:table-cell office:value-type="float" office:value="9.068697" calcext:value-type="float">
            <text:p>9.068697</text:p>
          </table:table-cell>
          <table:table-cell office:value-type="float" office:value="84052" calcext:value-type="float">
            <text:p>8405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003" calcext:value-type="float">
            <text:p>4590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11754" calcext:value-type="float">
            <text:p>86.311754</text:p>
          </table:table-cell>
          <table:table-cell office:value-type="float" office:value="86.527" calcext:value-type="float">
            <text:p>86.527</text:p>
          </table:table-cell>
          <table:table-cell office:value-type="float" office:value="86.311754" calcext:value-type="float">
            <text:p>86.311754</text:p>
          </table:table-cell>
          <table:table-cell office:value-type="float" office:value="86.527" calcext:value-type="float">
            <text:p>86.527</text:p>
          </table:table-cell>
          <table:table-cell office:value-type="float" office:value="86.313975" calcext:value-type="float">
            <text:p>86.313975</text:p>
          </table:table-cell>
          <table:table-cell office:value-type="float" office:value="1.899674" calcext:value-type="float">
            <text:p>1.899674</text:p>
          </table:table-cell>
          <table:table-cell/>
          <table:table-cell office:value-type="float" office:value="1.899366" calcext:value-type="float">
            <text:p>1.899366</text:p>
          </table:table-cell>
          <table:table-cell office:value-type="float" office:value="6.352579" calcext:value-type="float">
            <text:p>6.352579</text:p>
          </table:table-cell>
          <table:table-cell/>
          <table:table-cell office:value-type="float" office:value="6.352569" calcext:value-type="float">
            <text:p>6.352569</text:p>
          </table:table-cell>
          <table:table-cell office:value-type="float" office:value="9.051081" calcext:value-type="float">
            <text:p>9.051081</text:p>
          </table:table-cell>
          <table:table-cell office:value-type="float" office:value="84053" calcext:value-type="float">
            <text:p>8405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023" calcext:value-type="float">
            <text:p>45902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18521" calcext:value-type="float">
            <text:p>86.318521</text:p>
          </table:table-cell>
          <table:table-cell table:number-columns-repeated="2"/>
          <table:table-cell office:value-type="float" office:value="1.89952" calcext:value-type="float">
            <text:p>1.89952</text:p>
          </table:table-cell>
          <table:table-cell table:number-columns-repeated="2"/>
          <table:table-cell office:value-type="float" office:value="6.352574" calcext:value-type="float">
            <text:p>6.352574</text:p>
          </table:table-cell>
          <table:table-cell table:number-columns-repeated="3"/>
        </table:table-row>
        <table:table-row table:style-name="ro1">
          <table:table-cell office:value-type="float" office:value="459043" calcext:value-type="float">
            <text:p>4590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13975" calcext:value-type="float">
            <text:p>86.313975</text:p>
          </table:table-cell>
          <table:table-cell office:value-type="float" office:value="86.525" calcext:value-type="float">
            <text:p>86.525</text:p>
          </table:table-cell>
          <table:table-cell office:value-type="float" office:value="86.313975" calcext:value-type="float">
            <text:p>86.313975</text:p>
          </table:table-cell>
          <table:table-cell office:value-type="float" office:value="86.525" calcext:value-type="float">
            <text:p>86.525</text:p>
          </table:table-cell>
          <table:table-cell office:value-type="float" office:value="86.318521" calcext:value-type="float">
            <text:p>86.318521</text:p>
          </table:table-cell>
          <table:table-cell office:value-type="float" office:value="1.899746" calcext:value-type="float">
            <text:p>1.899746</text:p>
          </table:table-cell>
          <table:table-cell/>
          <table:table-cell office:value-type="float" office:value="1.89952" calcext:value-type="float">
            <text:p>1.89952</text:p>
          </table:table-cell>
          <table:table-cell office:value-type="float" office:value="6.352582" calcext:value-type="float">
            <text:p>6.352582</text:p>
          </table:table-cell>
          <table:table-cell/>
          <table:table-cell office:value-type="float" office:value="6.352574" calcext:value-type="float">
            <text:p>6.352574</text:p>
          </table:table-cell>
          <table:table-cell office:value-type="float" office:value="9.047341" calcext:value-type="float">
            <text:p>9.047341</text:p>
          </table:table-cell>
          <table:table-cell office:value-type="float" office:value="84055" calcext:value-type="float">
            <text:p>8405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063" calcext:value-type="float">
            <text:p>4590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18521" calcext:value-type="float">
            <text:p>86.318521</text:p>
          </table:table-cell>
          <table:table-cell office:value-type="float" office:value="86.513" calcext:value-type="float">
            <text:p>86.513</text:p>
          </table:table-cell>
          <table:table-cell office:value-type="float" office:value="86.318521" calcext:value-type="float">
            <text:p>86.318521</text:p>
          </table:table-cell>
          <table:table-cell office:value-type="float" office:value="86.513" calcext:value-type="float">
            <text:p>86.513</text:p>
          </table:table-cell>
          <table:table-cell office:value-type="float" office:value="86.322945" calcext:value-type="float">
            <text:p>86.322945</text:p>
          </table:table-cell>
          <table:table-cell office:value-type="float" office:value="1.899893" calcext:value-type="float">
            <text:p>1.899893</text:p>
          </table:table-cell>
          <table:table-cell/>
          <table:table-cell office:value-type="float" office:value="1.899633" calcext:value-type="float">
            <text:p>1.899633</text:p>
          </table:table-cell>
          <table:table-cell office:value-type="float" office:value="6.352586" calcext:value-type="float">
            <text:p>6.352586</text:p>
          </table:table-cell>
          <table:table-cell/>
          <table:table-cell office:value-type="float" office:value="6.352578" calcext:value-type="float">
            <text:p>6.352578</text:p>
          </table:table-cell>
          <table:table-cell office:value-type="float" office:value="9.03268" calcext:value-type="float">
            <text:p>9.03268</text:p>
          </table:table-cell>
          <table:table-cell office:value-type="float" office:value="84056" calcext:value-type="float">
            <text:p>8405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083" calcext:value-type="float">
            <text:p>4590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27062" calcext:value-type="float">
            <text:p>86.327062</text:p>
          </table:table-cell>
          <table:table-cell table:number-columns-repeated="2"/>
          <table:table-cell office:value-type="float" office:value="1.899763" calcext:value-type="float">
            <text:p>1.899763</text:p>
          </table:table-cell>
          <table:table-cell table:number-columns-repeated="2"/>
          <table:table-cell office:value-type="float" office:value="6.352582" calcext:value-type="float">
            <text:p>6.352582</text:p>
          </table:table-cell>
          <table:table-cell table:number-columns-repeated="3"/>
        </table:table-row>
        <table:table-row table:style-name="ro1">
          <table:table-cell office:value-type="float" office:value="459103" calcext:value-type="float">
            <text:p>4591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22945" calcext:value-type="float">
            <text:p>86.322945</text:p>
          </table:table-cell>
          <table:table-cell office:value-type="float" office:value="86.555" calcext:value-type="float">
            <text:p>86.555</text:p>
          </table:table-cell>
          <table:table-cell office:value-type="float" office:value="86.322945" calcext:value-type="float">
            <text:p>86.322945</text:p>
          </table:table-cell>
          <table:table-cell office:value-type="float" office:value="86.555" calcext:value-type="float">
            <text:p>86.555</text:p>
          </table:table-cell>
          <table:table-cell office:value-type="float" office:value="86.327062" calcext:value-type="float">
            <text:p>86.327062</text:p>
          </table:table-cell>
          <table:table-cell office:value-type="float" office:value="1.900036" calcext:value-type="float">
            <text:p>1.900036</text:p>
          </table:table-cell>
          <table:table-cell/>
          <table:table-cell office:value-type="float" office:value="1.899763" calcext:value-type="float">
            <text:p>1.899763</text:p>
          </table:table-cell>
          <table:table-cell office:value-type="float" office:value="6.352591" calcext:value-type="float">
            <text:p>6.352591</text:p>
          </table:table-cell>
          <table:table-cell/>
          <table:table-cell office:value-type="float" office:value="6.352582" calcext:value-type="float">
            <text:p>6.352582</text:p>
          </table:table-cell>
          <table:table-cell office:value-type="float" office:value="9.065974" calcext:value-type="float">
            <text:p>9.065974</text:p>
          </table:table-cell>
          <table:table-cell office:value-type="float" office:value="84058" calcext:value-type="float">
            <text:p>8405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123" calcext:value-type="float">
            <text:p>4591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27062" calcext:value-type="float">
            <text:p>86.327062</text:p>
          </table:table-cell>
          <table:table-cell office:value-type="float" office:value="86.545" calcext:value-type="float">
            <text:p>86.545</text:p>
          </table:table-cell>
          <table:table-cell office:value-type="float" office:value="86.327062" calcext:value-type="float">
            <text:p>86.327062</text:p>
          </table:table-cell>
          <table:table-cell office:value-type="float" office:value="86.545" calcext:value-type="float">
            <text:p>86.545</text:p>
          </table:table-cell>
          <table:table-cell office:value-type="float" office:value="86.331982" calcext:value-type="float">
            <text:p>86.331982</text:p>
          </table:table-cell>
          <table:table-cell office:value-type="float" office:value="1.900169" calcext:value-type="float">
            <text:p>1.900169</text:p>
          </table:table-cell>
          <table:table-cell/>
          <table:table-cell office:value-type="float" office:value="1.8999" calcext:value-type="float">
            <text:p>1.8999</text:p>
          </table:table-cell>
          <table:table-cell office:value-type="float" office:value="6.352595" calcext:value-type="float">
            <text:p>6.352595</text:p>
          </table:table-cell>
          <table:table-cell/>
          <table:table-cell office:value-type="float" office:value="6.352586" calcext:value-type="float">
            <text:p>6.352586</text:p>
          </table:table-cell>
          <table:table-cell office:value-type="float" office:value="9.053466" calcext:value-type="float">
            <text:p>9.053466</text:p>
          </table:table-cell>
          <table:table-cell office:value-type="float" office:value="84059" calcext:value-type="float">
            <text:p>8405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143" calcext:value-type="float">
            <text:p>4591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36586" calcext:value-type="float">
            <text:p>86.336586</text:p>
          </table:table-cell>
          <table:table-cell table:number-columns-repeated="2"/>
          <table:table-cell office:value-type="float" office:value="1.900034" calcext:value-type="float">
            <text:p>1.900034</text:p>
          </table:table-cell>
          <table:table-cell table:number-columns-repeated="2"/>
          <table:table-cell office:value-type="float" office:value="6.35259" calcext:value-type="float">
            <text:p>6.35259</text:p>
          </table:table-cell>
          <table:table-cell table:number-columns-repeated="3"/>
        </table:table-row>
        <table:table-row table:style-name="ro1">
          <table:table-cell office:value-type="float" office:value="459163" calcext:value-type="float">
            <text:p>4591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31982" calcext:value-type="float">
            <text:p>86.331982</text:p>
          </table:table-cell>
          <table:table-cell office:value-type="float" office:value="86.481" calcext:value-type="float">
            <text:p>86.481</text:p>
          </table:table-cell>
          <table:table-cell office:value-type="float" office:value="86.331982" calcext:value-type="float">
            <text:p>86.331982</text:p>
          </table:table-cell>
          <table:table-cell office:value-type="float" office:value="86.481" calcext:value-type="float">
            <text:p>86.481</text:p>
          </table:table-cell>
          <table:table-cell office:value-type="float" office:value="86.336586" calcext:value-type="float">
            <text:p>86.336586</text:p>
          </table:table-cell>
          <table:table-cell office:value-type="float" office:value="1.900328" calcext:value-type="float">
            <text:p>1.900328</text:p>
          </table:table-cell>
          <table:table-cell/>
          <table:table-cell office:value-type="float" office:value="1.900034" calcext:value-type="float">
            <text:p>1.900034</text:p>
          </table:table-cell>
          <table:table-cell office:value-type="float" office:value="6.3526" calcext:value-type="float">
            <text:p>6.3526</text:p>
          </table:table-cell>
          <table:table-cell/>
          <table:table-cell office:value-type="float" office:value="6.35259" calcext:value-type="float">
            <text:p>6.35259</text:p>
          </table:table-cell>
          <table:table-cell office:value-type="float" office:value="8.9924" calcext:value-type="float">
            <text:p>8.9924</text:p>
          </table:table-cell>
          <table:table-cell office:value-type="float" office:value="84061" calcext:value-type="float">
            <text:p>8406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183" calcext:value-type="float">
            <text:p>4591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36586" calcext:value-type="float">
            <text:p>86.336586</text:p>
          </table:table-cell>
          <table:table-cell office:value-type="float" office:value="86.471" calcext:value-type="float">
            <text:p>86.471</text:p>
          </table:table-cell>
          <table:table-cell office:value-type="float" office:value="86.336586" calcext:value-type="float">
            <text:p>86.336586</text:p>
          </table:table-cell>
          <table:table-cell office:value-type="float" office:value="86.471" calcext:value-type="float">
            <text:p>86.471</text:p>
          </table:table-cell>
          <table:table-cell office:value-type="float" office:value="86.339728" calcext:value-type="float">
            <text:p>86.339728</text:p>
          </table:table-cell>
          <table:table-cell office:value-type="float" office:value="1.900477" calcext:value-type="float">
            <text:p>1.900477</text:p>
          </table:table-cell>
          <table:table-cell/>
          <table:table-cell office:value-type="float" office:value="1.900181" calcext:value-type="float">
            <text:p>1.900181</text:p>
          </table:table-cell>
          <table:table-cell office:value-type="float" office:value="6.352605" calcext:value-type="float">
            <text:p>6.352605</text:p>
          </table:table-cell>
          <table:table-cell/>
          <table:table-cell office:value-type="float" office:value="6.352595" calcext:value-type="float">
            <text:p>6.352595</text:p>
          </table:table-cell>
          <table:table-cell office:value-type="float" office:value="8.979461" calcext:value-type="float">
            <text:p>8.979461</text:p>
          </table:table-cell>
          <table:table-cell office:value-type="float" office:value="84062" calcext:value-type="float">
            <text:p>84062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203" calcext:value-type="float">
            <text:p>4592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45335" calcext:value-type="float">
            <text:p>86.345335</text:p>
          </table:table-cell>
          <table:table-cell table:number-columns-repeated="2"/>
          <table:table-cell office:value-type="float" office:value="1.900329" calcext:value-type="float">
            <text:p>1.900329</text:p>
          </table:table-cell>
          <table:table-cell table:number-columns-repeated="2"/>
          <table:table-cell office:value-type="float" office:value="6.3526" calcext:value-type="float">
            <text:p>6.3526</text:p>
          </table:table-cell>
          <table:table-cell table:number-columns-repeated="3"/>
        </table:table-row>
        <table:table-row table:style-name="ro1">
          <table:table-cell office:value-type="float" office:value="459225" calcext:value-type="float">
            <text:p>4592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39728" calcext:value-type="float">
            <text:p>86.339728</text:p>
          </table:table-cell>
          <table:table-cell office:value-type="float" office:value="86.49" calcext:value-type="float">
            <text:p>86.49</text:p>
          </table:table-cell>
          <table:table-cell office:value-type="float" office:value="86.339728" calcext:value-type="float">
            <text:p>86.339728</text:p>
          </table:table-cell>
          <table:table-cell office:value-type="float" office:value="86.49" calcext:value-type="float">
            <text:p>86.49</text:p>
          </table:table-cell>
          <table:table-cell office:value-type="float" office:value="86.345335" calcext:value-type="float">
            <text:p>86.345335</text:p>
          </table:table-cell>
          <table:table-cell office:value-type="float" office:value="1.900578" calcext:value-type="float">
            <text:p>1.900578</text:p>
          </table:table-cell>
          <table:table-cell/>
          <table:table-cell office:value-type="float" office:value="1.900329" calcext:value-type="float">
            <text:p>1.900329</text:p>
          </table:table-cell>
          <table:table-cell office:value-type="float" office:value="6.352608" calcext:value-type="float">
            <text:p>6.352608</text:p>
          </table:table-cell>
          <table:table-cell/>
          <table:table-cell office:value-type="float" office:value="6.3526" calcext:value-type="float">
            <text:p>6.3526</text:p>
          </table:table-cell>
          <table:table-cell office:value-type="float" office:value="8.993511" calcext:value-type="float">
            <text:p>8.993511</text:p>
          </table:table-cell>
          <table:table-cell office:value-type="float" office:value="84064" calcext:value-type="float">
            <text:p>8406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243" calcext:value-type="float">
            <text:p>4592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45335" calcext:value-type="float">
            <text:p>86.345335</text:p>
          </table:table-cell>
          <table:table-cell office:value-type="float" office:value="86.553" calcext:value-type="float">
            <text:p>86.553</text:p>
          </table:table-cell>
          <table:table-cell office:value-type="float" office:value="86.345335" calcext:value-type="float">
            <text:p>86.345335</text:p>
          </table:table-cell>
          <table:table-cell office:value-type="float" office:value="86.553" calcext:value-type="float">
            <text:p>86.553</text:p>
          </table:table-cell>
          <table:table-cell office:value-type="float" office:value="86.348542" calcext:value-type="float">
            <text:p>86.348542</text:p>
          </table:table-cell>
          <table:table-cell office:value-type="float" office:value="1.90076" calcext:value-type="float">
            <text:p>1.90076</text:p>
          </table:table-cell>
          <table:table-cell/>
          <table:table-cell office:value-type="float" office:value="1.900454" calcext:value-type="float">
            <text:p>1.900454</text:p>
          </table:table-cell>
          <table:table-cell office:value-type="float" office:value="6.352614" calcext:value-type="float">
            <text:p>6.352614</text:p>
          </table:table-cell>
          <table:table-cell/>
          <table:table-cell office:value-type="float" office:value="6.352604" calcext:value-type="float">
            <text:p>6.352604</text:p>
          </table:table-cell>
          <table:table-cell office:value-type="float" office:value="9.044364" calcext:value-type="float">
            <text:p>9.044364</text:p>
          </table:table-cell>
          <table:table-cell office:value-type="float" office:value="84065" calcext:value-type="float">
            <text:p>84065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263" calcext:value-type="float">
            <text:p>4592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52998" calcext:value-type="float">
            <text:p>86.352998</text:p>
          </table:table-cell>
          <table:table-cell table:number-columns-repeated="2"/>
          <table:table-cell office:value-type="float" office:value="1.900607" calcext:value-type="float">
            <text:p>1.900607</text:p>
          </table:table-cell>
          <table:table-cell table:number-columns-repeated="2"/>
          <table:table-cell office:value-type="float" office:value="6.352608" calcext:value-type="float">
            <text:p>6.352608</text:p>
          </table:table-cell>
          <table:table-cell table:number-columns-repeated="3"/>
        </table:table-row>
        <table:table-row table:style-name="ro1">
          <table:table-cell office:value-type="float" office:value="459283" calcext:value-type="float">
            <text:p>4592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48542" calcext:value-type="float">
            <text:p>86.348542</text:p>
          </table:table-cell>
          <table:table-cell office:value-type="float" office:value="86.509" calcext:value-type="float">
            <text:p>86.509</text:p>
          </table:table-cell>
          <table:table-cell office:value-type="float" office:value="86.348542" calcext:value-type="float">
            <text:p>86.348542</text:p>
          </table:table-cell>
          <table:table-cell office:value-type="float" office:value="86.509" calcext:value-type="float">
            <text:p>86.509</text:p>
          </table:table-cell>
          <table:table-cell office:value-type="float" office:value="86.352998" calcext:value-type="float">
            <text:p>86.352998</text:p>
          </table:table-cell>
          <table:table-cell office:value-type="float" office:value="1.900863" calcext:value-type="float">
            <text:p>1.900863</text:p>
          </table:table-cell>
          <table:table-cell/>
          <table:table-cell office:value-type="float" office:value="1.900607" calcext:value-type="float">
            <text:p>1.900607</text:p>
          </table:table-cell>
          <table:table-cell office:value-type="float" office:value="6.352617" calcext:value-type="float">
            <text:p>6.352617</text:p>
          </table:table-cell>
          <table:table-cell/>
          <table:table-cell office:value-type="float" office:value="6.352608" calcext:value-type="float">
            <text:p>6.352608</text:p>
          </table:table-cell>
          <table:table-cell office:value-type="float" office:value="9.002537" calcext:value-type="float">
            <text:p>9.002537</text:p>
          </table:table-cell>
          <table:table-cell office:value-type="float" office:value="84067" calcext:value-type="float">
            <text:p>8406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303" calcext:value-type="float">
            <text:p>4593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52998" calcext:value-type="float">
            <text:p>86.352998</text:p>
          </table:table-cell>
          <table:table-cell office:value-type="float" office:value="86.454" calcext:value-type="float">
            <text:p>86.454</text:p>
          </table:table-cell>
          <table:table-cell office:value-type="float" office:value="86.352998" calcext:value-type="float">
            <text:p>86.352998</text:p>
          </table:table-cell>
          <table:table-cell office:value-type="float" office:value="86.454" calcext:value-type="float">
            <text:p>86.454</text:p>
          </table:table-cell>
          <table:table-cell office:value-type="float" office:value="86.356388" calcext:value-type="float">
            <text:p>86.356388</text:p>
          </table:table-cell>
          <table:table-cell office:value-type="float" office:value="1.901007" calcext:value-type="float">
            <text:p>1.901007</text:p>
          </table:table-cell>
          <table:table-cell/>
          <table:table-cell office:value-type="float" office:value="1.900735" calcext:value-type="float">
            <text:p>1.900735</text:p>
          </table:table-cell>
          <table:table-cell office:value-type="float" office:value="6.352622" calcext:value-type="float">
            <text:p>6.352622</text:p>
          </table:table-cell>
          <table:table-cell/>
          <table:table-cell office:value-type="float" office:value="6.352613" calcext:value-type="float">
            <text:p>6.352613</text:p>
          </table:table-cell>
          <table:table-cell office:value-type="float" office:value="8.949857" calcext:value-type="float">
            <text:p>8.949857</text:p>
          </table:table-cell>
          <table:table-cell office:value-type="float" office:value="84068" calcext:value-type="float">
            <text:p>84068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324" calcext:value-type="float">
            <text:p>459324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61269" calcext:value-type="float">
            <text:p>86.361269</text:p>
          </table:table-cell>
          <table:table-cell table:number-columns-repeated="2"/>
          <table:table-cell office:value-type="float" office:value="1.900871" calcext:value-type="float">
            <text:p>1.900871</text:p>
          </table:table-cell>
          <table:table-cell table:number-columns-repeated="2"/>
          <table:table-cell office:value-type="float" office:value="6.352617" calcext:value-type="float">
            <text:p>6.352617</text:p>
          </table:table-cell>
          <table:table-cell table:number-columns-repeated="3"/>
        </table:table-row>
        <table:table-row table:style-name="ro1">
          <table:table-cell office:value-type="float" office:value="459343" calcext:value-type="float">
            <text:p>4593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56388" calcext:value-type="float">
            <text:p>86.356388</text:p>
          </table:table-cell>
          <table:table-cell office:value-type="float" office:value="86.508" calcext:value-type="float">
            <text:p>86.508</text:p>
          </table:table-cell>
          <table:table-cell office:value-type="float" office:value="86.356388" calcext:value-type="float">
            <text:p>86.356388</text:p>
          </table:table-cell>
          <table:table-cell office:value-type="float" office:value="86.508" calcext:value-type="float">
            <text:p>86.508</text:p>
          </table:table-cell>
          <table:table-cell office:value-type="float" office:value="86.361269" calcext:value-type="float">
            <text:p>86.361269</text:p>
          </table:table-cell>
          <table:table-cell office:value-type="float" office:value="1.901117" calcext:value-type="float">
            <text:p>1.901117</text:p>
          </table:table-cell>
          <table:table-cell/>
          <table:table-cell office:value-type="float" office:value="1.900871" calcext:value-type="float">
            <text:p>1.900871</text:p>
          </table:table-cell>
          <table:table-cell office:value-type="float" office:value="6.352625" calcext:value-type="float">
            <text:p>6.352625</text:p>
          </table:table-cell>
          <table:table-cell/>
          <table:table-cell office:value-type="float" office:value="6.352617" calcext:value-type="float">
            <text:p>6.352617</text:p>
          </table:table-cell>
          <table:table-cell office:value-type="float" office:value="8.994699" calcext:value-type="float">
            <text:p>8.994699</text:p>
          </table:table-cell>
          <table:table-cell office:value-type="float" office:value="84070" calcext:value-type="float">
            <text:p>8407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363" calcext:value-type="float">
            <text:p>4593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61269" calcext:value-type="float">
            <text:p>86.361269</text:p>
          </table:table-cell>
          <table:table-cell office:value-type="float" office:value="86.478" calcext:value-type="float">
            <text:p>86.478</text:p>
          </table:table-cell>
          <table:table-cell office:value-type="float" office:value="86.361269" calcext:value-type="float">
            <text:p>86.361269</text:p>
          </table:table-cell>
          <table:table-cell office:value-type="float" office:value="86.478" calcext:value-type="float">
            <text:p>86.478</text:p>
          </table:table-cell>
          <table:table-cell office:value-type="float" office:value="86.36452" calcext:value-type="float">
            <text:p>86.36452</text:p>
          </table:table-cell>
          <table:table-cell office:value-type="float" office:value="1.901275" calcext:value-type="float">
            <text:p>1.901275</text:p>
          </table:table-cell>
          <table:table-cell/>
          <table:table-cell office:value-type="float" office:value="1.900994" calcext:value-type="float">
            <text:p>1.900994</text:p>
          </table:table-cell>
          <table:table-cell office:value-type="float" office:value="6.35263" calcext:value-type="float">
            <text:p>6.35263</text:p>
          </table:table-cell>
          <table:table-cell/>
          <table:table-cell office:value-type="float" office:value="6.352621" calcext:value-type="float">
            <text:p>6.352621</text:p>
          </table:table-cell>
          <table:table-cell office:value-type="float" office:value="8.963793" calcext:value-type="float">
            <text:p>8.963793</text:p>
          </table:table-cell>
          <table:table-cell office:value-type="float" office:value="84071" calcext:value-type="float">
            <text:p>84071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383" calcext:value-type="float">
            <text:p>45938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67042" calcext:value-type="float">
            <text:p>86.367042</text:p>
          </table:table-cell>
          <table:table-cell table:number-columns-repeated="2"/>
          <table:table-cell office:value-type="float" office:value="1.901134" calcext:value-type="float">
            <text:p>1.901134</text:p>
          </table:table-cell>
          <table:table-cell table:number-columns-repeated="2"/>
          <table:table-cell office:value-type="float" office:value="6.352625" calcext:value-type="float">
            <text:p>6.352625</text:p>
          </table:table-cell>
          <table:table-cell table:number-columns-repeated="3"/>
        </table:table-row>
        <table:table-row table:style-name="ro1">
          <table:table-cell office:value-type="float" office:value="459403" calcext:value-type="float">
            <text:p>45940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6452" calcext:value-type="float">
            <text:p>86.36452</text:p>
          </table:table-cell>
          <table:table-cell office:value-type="float" office:value="86.491" calcext:value-type="float">
            <text:p>86.491</text:p>
          </table:table-cell>
          <table:table-cell office:value-type="float" office:value="86.36452" calcext:value-type="float">
            <text:p>86.36452</text:p>
          </table:table-cell>
          <table:table-cell office:value-type="float" office:value="86.491" calcext:value-type="float">
            <text:p>86.491</text:p>
          </table:table-cell>
          <table:table-cell office:value-type="float" office:value="86.367042" calcext:value-type="float">
            <text:p>86.367042</text:p>
          </table:table-cell>
          <table:table-cell office:value-type="float" office:value="1.90138" calcext:value-type="float">
            <text:p>1.90138</text:p>
          </table:table-cell>
          <table:table-cell/>
          <table:table-cell office:value-type="float" office:value="1.901134" calcext:value-type="float">
            <text:p>1.901134</text:p>
          </table:table-cell>
          <table:table-cell office:value-type="float" office:value="6.352634" calcext:value-type="float">
            <text:p>6.352634</text:p>
          </table:table-cell>
          <table:table-cell/>
          <table:table-cell office:value-type="float" office:value="6.352625" calcext:value-type="float">
            <text:p>6.352625</text:p>
          </table:table-cell>
          <table:table-cell office:value-type="float" office:value="8.972431" calcext:value-type="float">
            <text:p>8.972431</text:p>
          </table:table-cell>
          <table:table-cell office:value-type="float" office:value="84073" calcext:value-type="float">
            <text:p>84073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423" calcext:value-type="float">
            <text:p>4594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67042" calcext:value-type="float">
            <text:p>86.367042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367042" calcext:value-type="float">
            <text:p>86.367042</text:p>
          </table:table-cell>
          <table:table-cell office:value-type="float" office:value="86.497" calcext:value-type="float">
            <text:p>86.497</text:p>
          </table:table-cell>
          <table:table-cell office:value-type="float" office:value="86.369745" calcext:value-type="float">
            <text:p>86.369745</text:p>
          </table:table-cell>
          <table:table-cell office:value-type="float" office:value="1.901461" calcext:value-type="float">
            <text:p>1.901461</text:p>
          </table:table-cell>
          <table:table-cell/>
          <table:table-cell office:value-type="float" office:value="1.901257" calcext:value-type="float">
            <text:p>1.901257</text:p>
          </table:table-cell>
          <table:table-cell office:value-type="float" office:value="6.352636" calcext:value-type="float">
            <text:p>6.352636</text:p>
          </table:table-cell>
          <table:table-cell/>
          <table:table-cell office:value-type="float" office:value="6.352629" calcext:value-type="float">
            <text:p>6.352629</text:p>
          </table:table-cell>
          <table:table-cell office:value-type="float" office:value="8.975513" calcext:value-type="float">
            <text:p>8.975513</text:p>
          </table:table-cell>
          <table:table-cell office:value-type="float" office:value="84074" calcext:value-type="float">
            <text:p>84074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443" calcext:value-type="float">
            <text:p>45944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72518" calcext:value-type="float">
            <text:p>86.372518</text:p>
          </table:table-cell>
          <table:table-cell table:number-columns-repeated="2"/>
          <table:table-cell office:value-type="float" office:value="1.901359" calcext:value-type="float">
            <text:p>1.901359</text:p>
          </table:table-cell>
          <table:table-cell table:number-columns-repeated="2"/>
          <table:table-cell office:value-type="float" office:value="6.352633" calcext:value-type="float">
            <text:p>6.352633</text:p>
          </table:table-cell>
          <table:table-cell table:number-columns-repeated="3"/>
        </table:table-row>
        <table:table-row table:style-name="ro1">
          <table:table-cell office:value-type="float" office:value="459463" calcext:value-type="float">
            <text:p>4594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69745" calcext:value-type="float">
            <text:p>86.369745</text:p>
          </table:table-cell>
          <table:table-cell office:value-type="float" office:value="86.525" calcext:value-type="float">
            <text:p>86.525</text:p>
          </table:table-cell>
          <table:table-cell office:value-type="float" office:value="86.369745" calcext:value-type="float">
            <text:p>86.369745</text:p>
          </table:table-cell>
          <table:table-cell office:value-type="float" office:value="86.525" calcext:value-type="float">
            <text:p>86.525</text:p>
          </table:table-cell>
          <table:table-cell office:value-type="float" office:value="86.372518" calcext:value-type="float">
            <text:p>86.372518</text:p>
          </table:table-cell>
          <table:table-cell office:value-type="float" office:value="1.901548" calcext:value-type="float">
            <text:p>1.901548</text:p>
          </table:table-cell>
          <table:table-cell/>
          <table:table-cell office:value-type="float" office:value="1.901359" calcext:value-type="float">
            <text:p>1.901359</text:p>
          </table:table-cell>
          <table:table-cell office:value-type="float" office:value="6.352639" calcext:value-type="float">
            <text:p>6.352639</text:p>
          </table:table-cell>
          <table:table-cell/>
          <table:table-cell office:value-type="float" office:value="6.352633" calcext:value-type="float">
            <text:p>6.352633</text:p>
          </table:table-cell>
          <table:table-cell office:value-type="float" office:value="8.997927" calcext:value-type="float">
            <text:p>8.997927</text:p>
          </table:table-cell>
          <table:table-cell office:value-type="float" office:value="84076" calcext:value-type="float">
            <text:p>84076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483" calcext:value-type="float">
            <text:p>45948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72518" calcext:value-type="float">
            <text:p>86.372518</text:p>
          </table:table-cell>
          <table:table-cell office:value-type="float" office:value="86.494" calcext:value-type="float">
            <text:p>86.494</text:p>
          </table:table-cell>
          <table:table-cell office:value-type="float" office:value="86.372518" calcext:value-type="float">
            <text:p>86.372518</text:p>
          </table:table-cell>
          <table:table-cell office:value-type="float" office:value="86.494" calcext:value-type="float">
            <text:p>86.494</text:p>
          </table:table-cell>
          <table:table-cell office:value-type="float" office:value="86.375834" calcext:value-type="float">
            <text:p>86.375834</text:p>
          </table:table-cell>
          <table:table-cell office:value-type="float" office:value="1.901638" calcext:value-type="float">
            <text:p>1.901638</text:p>
          </table:table-cell>
          <table:table-cell/>
          <table:table-cell office:value-type="float" office:value="1.901454" calcext:value-type="float">
            <text:p>1.901454</text:p>
          </table:table-cell>
          <table:table-cell office:value-type="float" office:value="6.352642" calcext:value-type="float">
            <text:p>6.352642</text:p>
          </table:table-cell>
          <table:table-cell/>
          <table:table-cell office:value-type="float" office:value="6.352636" calcext:value-type="float">
            <text:p>6.352636</text:p>
          </table:table-cell>
          <table:table-cell office:value-type="float" office:value="8.968002" calcext:value-type="float">
            <text:p>8.968002</text:p>
          </table:table-cell>
          <table:table-cell office:value-type="float" office:value="84077" calcext:value-type="float">
            <text:p>84077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503" calcext:value-type="float">
            <text:p>45950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78412" calcext:value-type="float">
            <text:p>86.378412</text:p>
          </table:table-cell>
          <table:table-cell table:number-columns-repeated="2"/>
          <table:table-cell office:value-type="float" office:value="1.901546" calcext:value-type="float">
            <text:p>1.901546</text:p>
          </table:table-cell>
          <table:table-cell table:number-columns-repeated="2"/>
          <table:table-cell office:value-type="float" office:value="6.352639" calcext:value-type="float">
            <text:p>6.352639</text:p>
          </table:table-cell>
          <table:table-cell table:number-columns-repeated="3"/>
        </table:table-row>
        <table:table-row table:style-name="ro1">
          <table:table-cell office:value-type="float" office:value="459523" calcext:value-type="float">
            <text:p>4595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75834" calcext:value-type="float">
            <text:p>86.375834</text:p>
          </table:table-cell>
          <table:table-cell office:value-type="float" office:value="86.516" calcext:value-type="float">
            <text:p>86.516</text:p>
          </table:table-cell>
          <table:table-cell office:value-type="float" office:value="86.375834" calcext:value-type="float">
            <text:p>86.375834</text:p>
          </table:table-cell>
          <table:table-cell office:value-type="float" office:value="86.516" calcext:value-type="float">
            <text:p>86.516</text:p>
          </table:table-cell>
          <table:table-cell office:value-type="float" office:value="86.378412" calcext:value-type="float">
            <text:p>86.378412</text:p>
          </table:table-cell>
          <table:table-cell office:value-type="float" office:value="1.901745" calcext:value-type="float">
            <text:p>1.901745</text:p>
          </table:table-cell>
          <table:table-cell/>
          <table:table-cell office:value-type="float" office:value="1.901546" calcext:value-type="float">
            <text:p>1.901546</text:p>
          </table:table-cell>
          <table:table-cell office:value-type="float" office:value="6.352646" calcext:value-type="float">
            <text:p>6.352646</text:p>
          </table:table-cell>
          <table:table-cell/>
          <table:table-cell office:value-type="float" office:value="6.352639" calcext:value-type="float">
            <text:p>6.352639</text:p>
          </table:table-cell>
          <table:table-cell office:value-type="float" office:value="8.984558" calcext:value-type="float">
            <text:p>8.984558</text:p>
          </table:table-cell>
          <table:table-cell office:value-type="float" office:value="84079" calcext:value-type="float">
            <text:p>84079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543" calcext:value-type="float">
            <text:p>45954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.378412" calcext:value-type="float">
            <text:p>86.378412</text:p>
          </table:table-cell>
          <table:table-cell office:value-type="float" office:value="86.52" calcext:value-type="float">
            <text:p>86.52</text:p>
          </table:table-cell>
          <table:table-cell office:value-type="float" office:value="86.378412" calcext:value-type="float">
            <text:p>86.378412</text:p>
          </table:table-cell>
          <table:table-cell office:value-type="float" office:value="86.52" calcext:value-type="float">
            <text:p>86.52</text:p>
          </table:table-cell>
          <table:table-cell office:value-type="float" office:value="86.384154" calcext:value-type="float">
            <text:p>86.384154</text:p>
          </table:table-cell>
          <table:table-cell office:value-type="float" office:value="1.901829" calcext:value-type="float">
            <text:p>1.901829</text:p>
          </table:table-cell>
          <table:table-cell/>
          <table:table-cell office:value-type="float" office:value="1.901646" calcext:value-type="float">
            <text:p>1.901646</text:p>
          </table:table-cell>
          <table:table-cell office:value-type="float" office:value="6.352648" calcext:value-type="float">
            <text:p>6.352648</text:p>
          </table:table-cell>
          <table:table-cell/>
          <table:table-cell office:value-type="float" office:value="6.352642" calcext:value-type="float">
            <text:p>6.352642</text:p>
          </table:table-cell>
          <table:table-cell office:value-type="float" office:value="8.985818" calcext:value-type="float">
            <text:p>8.985818</text:p>
          </table:table-cell>
          <table:table-cell office:value-type="float" office:value="84080" calcext:value-type="float">
            <text:p>84080</text:p>
          </table:table-cell>
          <table:table-cell office:value-type="float" office:value="1.482546" calcext:value-type="float">
            <text:p>1.482546</text:p>
          </table:table-cell>
        </table:table-row>
        <table:table-row table:style-name="ro1">
          <table:table-cell office:value-type="float" office:value="459563" calcext:value-type="float">
            <text:p>459563</text:p>
          </table:table-cell>
          <table:table-cell office:value-type="string" calcext:value-type="string">
            <text:p>ApriltagsCameraLog(1)</text:p>
          </table:table-cell>
          <table:table-cell table:number-columns-repeated="6"/>
          <table:table-cell office:value-type="float" office:value="86.387172" calcext:value-type="float">
            <text:p>86.387172</text:p>
          </table:table-cell>
          <table:table-cell table:number-columns-repeated="2"/>
          <table:table-cell office:value-type="float" office:value="1.901737" calcext:value-type="float">
            <text:p>1.901737</text:p>
          </table:table-cell>
          <table:table-cell table:number-columns-repeated="2"/>
          <table:table-cell office:value-type="float" office:value="6.352645" calcext:value-type="float">
            <text:p>6.352645</text:p>
          </table:table-cell>
          <table:table-cell table:number-columns-repeated="3"/>
        </table:table-row>
      </table:table>
      <table:table table:name="Sheet6" table:style-name="ta1">
        <table:table-column table:style-name="co1" table:number-columns-repeated="19" table:default-cell-style-name="Default"/>
        <table:table-row table:style-name="ro1">
          <table:table-cell office:value-type="float" office:value="61352" calcext:value-type="float">
            <text:p>6135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/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2.000614" calcext:value-type="float">
            <text:p>-132.000614</text:p>
          </table:table-cell>
          <table:table-cell office:value-type="float" office:value="-126.531" calcext:value-type="float">
            <text:p>-126.531</text:p>
          </table:table-cell>
          <table:table-cell/>
          <table:table-cell office:value-type="float" office:value="-132.000614" calcext:value-type="float">
            <text:p>-132.000614</text:p>
          </table:table-cell>
          <table:table-cell office:value-type="float" office:value="-126.531" calcext:value-type="float">
            <text:p>-126.531</text:p>
          </table:table-cell>
          <table:table-cell office:value-type="float" office:value="-132.008951" calcext:value-type="float">
            <text:p>-132.008951</text:p>
          </table:table-cell>
          <table:table-cell office:value-type="float" office:value="1.36398" calcext:value-type="float">
            <text:p>1.36398</text:p>
          </table:table-cell>
          <table:table-cell/>
          <table:table-cell office:value-type="float" office:value="1.641832" calcext:value-type="float">
            <text:p>1.641832</text:p>
          </table:table-cell>
          <table:table-cell office:value-type="float" office:value="6.771388" calcext:value-type="float">
            <text:p>6.771388</text:p>
          </table:table-cell>
          <table:table-cell/>
          <table:table-cell office:value-type="float" office:value="6.818858" calcext:value-type="float">
            <text:p>6.818858</text:p>
          </table:table-cell>
          <table:table-cell office:value-type="float" office:value="16.816086" calcext:value-type="float">
            <text:p>16.816086</text:p>
          </table:table-cell>
          <table:table-cell office:value-type="float" office:value="153364" calcext:value-type="float">
            <text:p>153364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2.008951" calcext:value-type="float">
            <text:p>-132.008951</text:p>
          </table:table-cell>
          <table:table-cell office:value-type="float" office:value="-134.3" calcext:value-type="float">
            <text:p>-134.3</text:p>
          </table:table-cell>
          <table:table-cell table:formula="of:=[.F3]-[.F2]" office:value-type="float" office:value="-7.76900000000001" calcext:value-type="float">
            <text:p>-7.76900000000001</text:p>
          </table:table-cell>
          <table:table-cell office:value-type="float" office:value="-132.008951" calcext:value-type="float">
            <text:p>-132.008951</text:p>
          </table:table-cell>
          <table:table-cell office:value-type="float" office:value="-134.3" calcext:value-type="float">
            <text:p>-134.3</text:p>
          </table:table-cell>
          <table:table-cell office:value-type="float" office:value="-131.944598" calcext:value-type="float">
            <text:p>-131.944598</text:p>
          </table:table-cell>
          <table:table-cell office:value-type="float" office:value="1.638827" calcext:value-type="float">
            <text:p>1.638827</text:p>
          </table:table-cell>
          <table:table-cell table:formula="of:=[.K3]-[.K2]" office:value-type="float" office:value="0.274847" calcext:value-type="float">
            <text:p>0.274847</text:p>
          </table:table-cell>
          <table:table-cell office:value-type="float" office:value="1.501887" calcext:value-type="float">
            <text:p>1.501887</text:p>
          </table:table-cell>
          <table:table-cell office:value-type="float" office:value="6.884994" calcext:value-type="float">
            <text:p>6.884994</text:p>
          </table:table-cell>
          <table:table-cell table:formula="of:=[.N3]-[.N2]" office:value-type="float" office:value="0.113606" calcext:value-type="float">
            <text:p>0.113606</text:p>
          </table:table-cell>
          <table:table-cell office:value-type="float" office:value="6.8017" calcext:value-type="float">
            <text:p>6.8017</text:p>
          </table:table-cell>
          <table:table-cell office:value-type="float" office:value="13.384845" calcext:value-type="float">
            <text:p>13.384845</text:p>
          </table:table-cell>
          <table:table-cell office:value-type="float" office:value="153359" calcext:value-type="float">
            <text:p>153359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430" calcext:value-type="float">
            <text:p>6143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2.008951" calcext:value-type="float">
            <text:p>-132.008951</text:p>
          </table:table-cell>
          <table:table-cell office:value-type="float" office:value="-132.368" calcext:value-type="float">
            <text:p>-132.368</text:p>
          </table:table-cell>
          <table:table-cell table:formula="of:=[.F4]-[.F3]" office:value-type="float" office:value="1.93200000000002" calcext:value-type="float">
            <text:p>1.93200000000002</text:p>
          </table:table-cell>
          <table:table-cell office:value-type="float" office:value="-132.008951" calcext:value-type="float">
            <text:p>-132.008951</text:p>
          </table:table-cell>
          <table:table-cell office:value-type="float" office:value="-132.368" calcext:value-type="float">
            <text:p>-132.368</text:p>
          </table:table-cell>
          <table:table-cell office:value-type="float" office:value="-131.979315" calcext:value-type="float">
            <text:p>-131.979315</text:p>
          </table:table-cell>
          <table:table-cell office:value-type="float" office:value="1.64882" calcext:value-type="float">
            <text:p>1.64882</text:p>
          </table:table-cell>
          <table:table-cell/>
          <table:table-cell office:value-type="float" office:value="1.569504" calcext:value-type="float">
            <text:p>1.569504</text:p>
          </table:table-cell>
          <table:table-cell office:value-type="float" office:value="6.782581" calcext:value-type="float">
            <text:p>6.782581</text:p>
          </table:table-cell>
          <table:table-cell/>
          <table:table-cell office:value-type="float" office:value="6.84473" calcext:value-type="float">
            <text:p>6.84473</text:p>
          </table:table-cell>
          <table:table-cell office:value-type="float" office:value="14.081942" calcext:value-type="float">
            <text:p>14.081942</text:p>
          </table:table-cell>
          <table:table-cell office:value-type="float" office:value="153359" calcext:value-type="float">
            <text:p>153359</text:p>
          </table:table-cell>
          <table:table-cell office:value-type="float" office:value="2.074232" calcext:value-type="float">
            <text:p>2.074232</text:p>
          </table:table-cell>
        </table:table-row>
        <table:table-row table:style-name="ro1">
          <table:table-cell office:value-type="float" office:value="61447" calcext:value-type="float">
            <text:p>6144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979315" calcext:value-type="float">
            <text:p>-131.979315</text:p>
          </table:table-cell>
          <table:table-cell office:value-type="float" office:value="-126.739" calcext:value-type="float">
            <text:p>-126.739</text:p>
          </table:table-cell>
          <table:table-cell/>
          <table:table-cell office:value-type="float" office:value="-131.979315" calcext:value-type="float">
            <text:p>-131.979315</text:p>
          </table:table-cell>
          <table:table-cell office:value-type="float" office:value="-126.739" calcext:value-type="float">
            <text:p>-126.739</text:p>
          </table:table-cell>
          <table:table-cell office:value-type="float" office:value="-131.984796" calcext:value-type="float">
            <text:p>-131.984796</text:p>
          </table:table-cell>
          <table:table-cell office:value-type="float" office:value="1.366212" calcext:value-type="float">
            <text:p>1.366212</text:p>
          </table:table-cell>
          <table:table-cell/>
          <table:table-cell office:value-type="float" office:value="1.609266" calcext:value-type="float">
            <text:p>1.609266</text:p>
          </table:table-cell>
          <table:table-cell office:value-type="float" office:value="6.773099" calcext:value-type="float">
            <text:p>6.773099</text:p>
          </table:table-cell>
          <table:table-cell/>
          <table:table-cell office:value-type="float" office:value="6.813789" calcext:value-type="float">
            <text:p>6.813789</text:p>
          </table:table-cell>
          <table:table-cell office:value-type="float" office:value="16.53666" calcext:value-type="float">
            <text:p>16.53666</text:p>
          </table:table-cell>
          <table:table-cell office:value-type="float" office:value="153366" calcext:value-type="float">
            <text:p>153366</text:p>
          </table:table-cell>
          <table:table-cell office:value-type="float" office:value="1.731325" calcext:value-type="float">
            <text:p>1.731325</text:p>
          </table:table-cell>
        </table:table-row>
        <table:table-row table:style-name="ro1">
          <table:table-cell office:value-type="float" office:value="61471" calcext:value-type="float">
            <text:p>6147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984796" calcext:value-type="float">
            <text:p>-131.984796</text:p>
          </table:table-cell>
          <table:table-cell office:value-type="float" office:value="-134.353" calcext:value-type="float">
            <text:p>-134.353</text:p>
          </table:table-cell>
          <table:table-cell/>
          <table:table-cell office:value-type="float" office:value="-131.984796" calcext:value-type="float">
            <text:p>-131.984796</text:p>
          </table:table-cell>
          <table:table-cell office:value-type="float" office:value="-134.353" calcext:value-type="float">
            <text:p>-134.353</text:p>
          </table:table-cell>
          <table:table-cell office:value-type="float" office:value="-131.924888" calcext:value-type="float">
            <text:p>-131.924888</text:p>
          </table:table-cell>
          <table:table-cell office:value-type="float" office:value="1.638263" calcext:value-type="float">
            <text:p>1.638263</text:p>
          </table:table-cell>
          <table:table-cell/>
          <table:table-cell office:value-type="float" office:value="1.486901" calcext:value-type="float">
            <text:p>1.486901</text:p>
          </table:table-cell>
          <table:table-cell office:value-type="float" office:value="6.885701" calcext:value-type="float">
            <text:p>6.885701</text:p>
          </table:table-cell>
          <table:table-cell/>
          <table:table-cell office:value-type="float" office:value="6.798952" calcext:value-type="float">
            <text:p>6.798952</text:p>
          </table:table-cell>
          <table:table-cell office:value-type="float" office:value="13.468866" calcext:value-type="float">
            <text:p>13.468866</text:p>
          </table:table-cell>
          <table:table-cell office:value-type="float" office:value="153361" calcext:value-type="float">
            <text:p>153361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478" calcext:value-type="float">
            <text:p>6147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984796" calcext:value-type="float">
            <text:p>-131.984796</text:p>
          </table:table-cell>
          <table:table-cell office:value-type="float" office:value="-132.417" calcext:value-type="float">
            <text:p>-132.417</text:p>
          </table:table-cell>
          <table:table-cell/>
          <table:table-cell office:value-type="float" office:value="-131.984796" calcext:value-type="float">
            <text:p>-131.984796</text:p>
          </table:table-cell>
          <table:table-cell office:value-type="float" office:value="-132.417" calcext:value-type="float">
            <text:p>-132.417</text:p>
          </table:table-cell>
          <table:table-cell office:value-type="float" office:value="-131.960493" calcext:value-type="float">
            <text:p>-131.960493</text:p>
          </table:table-cell>
          <table:table-cell office:value-type="float" office:value="1.64976" calcext:value-type="float">
            <text:p>1.64976</text:p>
          </table:table-cell>
          <table:table-cell/>
          <table:table-cell office:value-type="float" office:value="1.561664" calcext:value-type="float">
            <text:p>1.561664</text:p>
          </table:table-cell>
          <table:table-cell office:value-type="float" office:value="6.785181" calcext:value-type="float">
            <text:p>6.785181</text:p>
          </table:table-cell>
          <table:table-cell/>
          <table:table-cell office:value-type="float" office:value="6.843904" calcext:value-type="float">
            <text:p>6.843904</text:p>
          </table:table-cell>
          <table:table-cell office:value-type="float" office:value="14.20257" calcext:value-type="float">
            <text:p>14.20257</text:p>
          </table:table-cell>
          <table:table-cell office:value-type="float" office:value="153361" calcext:value-type="float">
            <text:p>153361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489" calcext:value-type="float">
            <text:p>6148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960493" calcext:value-type="float">
            <text:p>-131.960493</text:p>
          </table:table-cell>
          <table:table-cell office:value-type="float" office:value="-126.765" calcext:value-type="float">
            <text:p>-126.765</text:p>
          </table:table-cell>
          <table:table-cell/>
          <table:table-cell office:value-type="float" office:value="-131.960493" calcext:value-type="float">
            <text:p>-131.960493</text:p>
          </table:table-cell>
          <table:table-cell office:value-type="float" office:value="-126.765" calcext:value-type="float">
            <text:p>-126.765</text:p>
          </table:table-cell>
          <table:table-cell office:value-type="float" office:value="-131.966906" calcext:value-type="float">
            <text:p>-131.966906</text:p>
          </table:table-cell>
          <table:table-cell office:value-type="float" office:value="1.366682" calcext:value-type="float">
            <text:p>1.366682</text:p>
          </table:table-cell>
          <table:table-cell/>
          <table:table-cell office:value-type="float" office:value="1.605828" calcext:value-type="float">
            <text:p>1.605828</text:p>
          </table:table-cell>
          <table:table-cell office:value-type="float" office:value="6.772943" calcext:value-type="float">
            <text:p>6.772943</text:p>
          </table:table-cell>
          <table:table-cell/>
          <table:table-cell office:value-type="float" office:value="6.814718" calcext:value-type="float">
            <text:p>6.814718</text:p>
          </table:table-cell>
          <table:table-cell office:value-type="float" office:value="16.488026" calcext:value-type="float">
            <text:p>16.488026</text:p>
          </table:table-cell>
          <table:table-cell office:value-type="float" office:value="153368" calcext:value-type="float">
            <text:p>153368</text:p>
          </table:table-cell>
          <table:table-cell office:value-type="float" office:value="1.731325" calcext:value-type="float">
            <text:p>1.731325</text:p>
          </table:table-cell>
        </table:table-row>
        <table:table-row table:style-name="ro1">
          <table:table-cell office:value-type="float" office:value="61531" calcext:value-type="float">
            <text:p>6153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966906" calcext:value-type="float">
            <text:p>-131.966906</text:p>
          </table:table-cell>
          <table:table-cell office:value-type="float" office:value="-134.316" calcext:value-type="float">
            <text:p>-134.316</text:p>
          </table:table-cell>
          <table:table-cell/>
          <table:table-cell office:value-type="float" office:value="-131.966906" calcext:value-type="float">
            <text:p>-131.966906</text:p>
          </table:table-cell>
          <table:table-cell office:value-type="float" office:value="-134.316" calcext:value-type="float">
            <text:p>-134.316</text:p>
          </table:table-cell>
          <table:table-cell office:value-type="float" office:value="-131.901879" calcext:value-type="float">
            <text:p>-131.901879</text:p>
          </table:table-cell>
          <table:table-cell office:value-type="float" office:value="1.637845" calcext:value-type="float">
            <text:p>1.637845</text:p>
          </table:table-cell>
          <table:table-cell/>
          <table:table-cell office:value-type="float" office:value="1.485398" calcext:value-type="float">
            <text:p>1.485398</text:p>
          </table:table-cell>
          <table:table-cell office:value-type="float" office:value="6.886225" calcext:value-type="float">
            <text:p>6.886225</text:p>
          </table:table-cell>
          <table:table-cell/>
          <table:table-cell office:value-type="float" office:value="6.799202" calcext:value-type="float">
            <text:p>6.799202</text:p>
          </table:table-cell>
          <table:table-cell office:value-type="float" office:value="13.448056" calcext:value-type="float">
            <text:p>13.448056</text:p>
          </table:table-cell>
          <table:table-cell office:value-type="float" office:value="153363" calcext:value-type="float">
            <text:p>153363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539" calcext:value-type="float">
            <text:p>615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966906" calcext:value-type="float">
            <text:p>-131.966906</text:p>
          </table:table-cell>
          <table:table-cell office:value-type="float" office:value="-132.411" calcext:value-type="float">
            <text:p>-132.411</text:p>
          </table:table-cell>
          <table:table-cell/>
          <table:table-cell office:value-type="float" office:value="-131.966906" calcext:value-type="float">
            <text:p>-131.966906</text:p>
          </table:table-cell>
          <table:table-cell office:value-type="float" office:value="-132.411" calcext:value-type="float">
            <text:p>-132.411</text:p>
          </table:table-cell>
          <table:table-cell office:value-type="float" office:value="-131.937291" calcext:value-type="float">
            <text:p>-131.937291</text:p>
          </table:table-cell>
          <table:table-cell office:value-type="float" office:value="1.649197" calcext:value-type="float">
            <text:p>1.649197</text:p>
          </table:table-cell>
          <table:table-cell/>
          <table:table-cell office:value-type="float" office:value="1.560707" calcext:value-type="float">
            <text:p>1.560707</text:p>
          </table:table-cell>
          <table:table-cell office:value-type="float" office:value="6.785707" calcext:value-type="float">
            <text:p>6.785707</text:p>
          </table:table-cell>
          <table:table-cell/>
          <table:table-cell office:value-type="float" office:value="6.844291" calcext:value-type="float">
            <text:p>6.844291</text:p>
          </table:table-cell>
          <table:table-cell office:value-type="float" office:value="14.218757" calcext:value-type="float">
            <text:p>14.218757</text:p>
          </table:table-cell>
          <table:table-cell office:value-type="float" office:value="153363" calcext:value-type="float">
            <text:p>153363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557" calcext:value-type="float">
            <text:p>6155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937291" calcext:value-type="float">
            <text:p>-131.937291</text:p>
          </table:table-cell>
          <table:table-cell office:value-type="float" office:value="-126.902" calcext:value-type="float">
            <text:p>-126.902</text:p>
          </table:table-cell>
          <table:table-cell/>
          <table:table-cell office:value-type="float" office:value="-131.937291" calcext:value-type="float">
            <text:p>-131.937291</text:p>
          </table:table-cell>
          <table:table-cell office:value-type="float" office:value="-126.902" calcext:value-type="float">
            <text:p>-126.902</text:p>
          </table:table-cell>
          <table:table-cell office:value-type="float" office:value="-131.946641" calcext:value-type="float">
            <text:p>-131.946641</text:p>
          </table:table-cell>
          <table:table-cell office:value-type="float" office:value="1.36707" calcext:value-type="float">
            <text:p>1.36707</text:p>
          </table:table-cell>
          <table:table-cell/>
          <table:table-cell office:value-type="float" office:value="1.605072" calcext:value-type="float">
            <text:p>1.605072</text:p>
          </table:table-cell>
          <table:table-cell office:value-type="float" office:value="6.776338" calcext:value-type="float">
            <text:p>6.776338</text:p>
          </table:table-cell>
          <table:table-cell/>
          <table:table-cell office:value-type="float" office:value="6.815181" calcext:value-type="float">
            <text:p>6.815181</text:p>
          </table:table-cell>
          <table:table-cell office:value-type="float" office:value="16.277545" calcext:value-type="float">
            <text:p>16.277545</text:p>
          </table:table-cell>
          <table:table-cell office:value-type="float" office:value="153371" calcext:value-type="float">
            <text:p>153371</text:p>
          </table:table-cell>
          <table:table-cell office:value-type="float" office:value="1.728278" calcext:value-type="float">
            <text:p>1.728278</text:p>
          </table:table-cell>
        </table:table-row>
        <table:table-row table:style-name="ro1">
          <table:table-cell office:value-type="float" office:value="61559" calcext:value-type="float">
            <text:p>615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946641" calcext:value-type="float">
            <text:p>-131.946641</text:p>
          </table:table-cell>
          <table:table-cell office:value-type="float" office:value="-134.339" calcext:value-type="float">
            <text:p>-134.339</text:p>
          </table:table-cell>
          <table:table-cell/>
          <table:table-cell office:value-type="float" office:value="-131.946641" calcext:value-type="float">
            <text:p>-131.946641</text:p>
          </table:table-cell>
          <table:table-cell office:value-type="float" office:value="-134.339" calcext:value-type="float">
            <text:p>-134.339</text:p>
          </table:table-cell>
          <table:table-cell office:value-type="float" office:value="-131.885471" calcext:value-type="float">
            <text:p>-131.885471</text:p>
          </table:table-cell>
          <table:table-cell office:value-type="float" office:value="1.637372" calcext:value-type="float">
            <text:p>1.637372</text:p>
          </table:table-cell>
          <table:table-cell/>
          <table:table-cell office:value-type="float" office:value="1.485301" calcext:value-type="float">
            <text:p>1.485301</text:p>
          </table:table-cell>
          <table:table-cell office:value-type="float" office:value="6.886817" calcext:value-type="float">
            <text:p>6.886817</text:p>
          </table:table-cell>
          <table:table-cell/>
          <table:table-cell office:value-type="float" office:value="6.800941" calcext:value-type="float">
            <text:p>6.800941</text:p>
          </table:table-cell>
          <table:table-cell office:value-type="float" office:value="13.495171" calcext:value-type="float">
            <text:p>13.495171</text:p>
          </table:table-cell>
          <table:table-cell office:value-type="float" office:value="153366" calcext:value-type="float">
            <text:p>153366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562" calcext:value-type="float">
            <text:p>6156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946641" calcext:value-type="float">
            <text:p>-131.946641</text:p>
          </table:table-cell>
          <table:table-cell office:value-type="float" office:value="-132.387" calcext:value-type="float">
            <text:p>-132.387</text:p>
          </table:table-cell>
          <table:table-cell/>
          <table:table-cell office:value-type="float" office:value="-131.946641" calcext:value-type="float">
            <text:p>-131.946641</text:p>
          </table:table-cell>
          <table:table-cell office:value-type="float" office:value="-132.387" calcext:value-type="float">
            <text:p>-132.387</text:p>
          </table:table-cell>
          <table:table-cell office:value-type="float" office:value="-131.921373" calcext:value-type="float">
            <text:p>-131.921373</text:p>
          </table:table-cell>
          <table:table-cell office:value-type="float" office:value="1.648559" calcext:value-type="float">
            <text:p>1.648559</text:p>
          </table:table-cell>
          <table:table-cell/>
          <table:table-cell office:value-type="float" office:value="1.560418" calcext:value-type="float">
            <text:p>1.560418</text:p>
          </table:table-cell>
          <table:table-cell office:value-type="float" office:value="6.786304" calcext:value-type="float">
            <text:p>6.786304</text:p>
          </table:table-cell>
          <table:table-cell/>
          <table:table-cell office:value-type="float" office:value="6.84548" calcext:value-type="float">
            <text:p>6.84548</text:p>
          </table:table-cell>
          <table:table-cell office:value-type="float" office:value="14.213672" calcext:value-type="float">
            <text:p>14.213672</text:p>
          </table:table-cell>
          <table:table-cell office:value-type="float" office:value="153366" calcext:value-type="float">
            <text:p>153366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568" calcext:value-type="float">
            <text:p>6156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921373" calcext:value-type="float">
            <text:p>-131.921373</text:p>
          </table:table-cell>
          <table:table-cell office:value-type="float" office:value="-126.495" calcext:value-type="float">
            <text:p>-126.495</text:p>
          </table:table-cell>
          <table:table-cell/>
          <table:table-cell office:value-type="float" office:value="-131.921373" calcext:value-type="float">
            <text:p>-131.921373</text:p>
          </table:table-cell>
          <table:table-cell office:value-type="float" office:value="-126.495" calcext:value-type="float">
            <text:p>-126.495</text:p>
          </table:table-cell>
          <table:table-cell office:value-type="float" office:value="-131.925155" calcext:value-type="float">
            <text:p>-131.925155</text:p>
          </table:table-cell>
          <table:table-cell office:value-type="float" office:value="1.365962" calcext:value-type="float">
            <text:p>1.365962</text:p>
          </table:table-cell>
          <table:table-cell/>
          <table:table-cell office:value-type="float" office:value="1.604608" calcext:value-type="float">
            <text:p>1.604608</text:p>
          </table:table-cell>
          <table:table-cell office:value-type="float" office:value="6.770729" calcext:value-type="float">
            <text:p>6.770729</text:p>
          </table:table-cell>
          <table:table-cell/>
          <table:table-cell office:value-type="float" office:value="6.816071" calcext:value-type="float">
            <text:p>6.816071</text:p>
          </table:table-cell>
          <table:table-cell office:value-type="float" office:value="16.769082" calcext:value-type="float">
            <text:p>16.769082</text:p>
          </table:table-cell>
          <table:table-cell office:value-type="float" office:value="153373" calcext:value-type="float">
            <text:p>153373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576" calcext:value-type="float">
            <text:p>6157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925155" calcext:value-type="float">
            <text:p>-131.925155</text:p>
          </table:table-cell>
          <table:table-cell office:value-type="float" office:value="-134.317" calcext:value-type="float">
            <text:p>-134.317</text:p>
          </table:table-cell>
          <table:table-cell/>
          <table:table-cell office:value-type="float" office:value="-131.925155" calcext:value-type="float">
            <text:p>-131.925155</text:p>
          </table:table-cell>
          <table:table-cell office:value-type="float" office:value="-134.317" calcext:value-type="float">
            <text:p>-134.317</text:p>
          </table:table-cell>
          <table:table-cell office:value-type="float" office:value="-131.861178" calcext:value-type="float">
            <text:p>-131.861178</text:p>
          </table:table-cell>
          <table:table-cell office:value-type="float" office:value="1.63687" calcext:value-type="float">
            <text:p>1.63687</text:p>
          </table:table-cell>
          <table:table-cell/>
          <table:table-cell office:value-type="float" office:value="1.48431" calcext:value-type="float">
            <text:p>1.48431</text:p>
          </table:table-cell>
          <table:table-cell office:value-type="float" office:value="6.887446" calcext:value-type="float">
            <text:p>6.887446</text:p>
          </table:table-cell>
          <table:table-cell/>
          <table:table-cell office:value-type="float" office:value="6.799002" calcext:value-type="float">
            <text:p>6.799002</text:p>
          </table:table-cell>
          <table:table-cell office:value-type="float" office:value="13.494611" calcext:value-type="float">
            <text:p>13.494611</text:p>
          </table:table-cell>
          <table:table-cell office:value-type="float" office:value="153368" calcext:value-type="float">
            <text:p>153368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579" calcext:value-type="float">
            <text:p>6157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925155" calcext:value-type="float">
            <text:p>-131.925155</text:p>
          </table:table-cell>
          <table:table-cell office:value-type="float" office:value="-132.377" calcext:value-type="float">
            <text:p>-132.377</text:p>
          </table:table-cell>
          <table:table-cell/>
          <table:table-cell office:value-type="float" office:value="-131.925155" calcext:value-type="float">
            <text:p>-131.925155</text:p>
          </table:table-cell>
          <table:table-cell office:value-type="float" office:value="-132.377" calcext:value-type="float">
            <text:p>-132.377</text:p>
          </table:table-cell>
          <table:table-cell office:value-type="float" office:value="-131.897073" calcext:value-type="float">
            <text:p>-131.897073</text:p>
          </table:table-cell>
          <table:table-cell office:value-type="float" office:value="1.647883" calcext:value-type="float">
            <text:p>1.647883</text:p>
          </table:table-cell>
          <table:table-cell/>
          <table:table-cell office:value-type="float" office:value="1.559644" calcext:value-type="float">
            <text:p>1.559644</text:p>
          </table:table-cell>
          <table:table-cell office:value-type="float" office:value="6.786937" calcext:value-type="float">
            <text:p>6.786937</text:p>
          </table:table-cell>
          <table:table-cell/>
          <table:table-cell office:value-type="float" office:value="6.844829" calcext:value-type="float">
            <text:p>6.844829</text:p>
          </table:table-cell>
          <table:table-cell office:value-type="float" office:value="14.229309" calcext:value-type="float">
            <text:p>14.229309</text:p>
          </table:table-cell>
          <table:table-cell office:value-type="float" office:value="153368" calcext:value-type="float">
            <text:p>153368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587" calcext:value-type="float">
            <text:p>6158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97073" calcext:value-type="float">
            <text:p>-131.897073</text:p>
          </table:table-cell>
          <table:table-cell office:value-type="float" office:value="-126.53" calcext:value-type="float">
            <text:p>-126.53</text:p>
          </table:table-cell>
          <table:table-cell/>
          <table:table-cell office:value-type="float" office:value="-131.897073" calcext:value-type="float">
            <text:p>-131.897073</text:p>
          </table:table-cell>
          <table:table-cell office:value-type="float" office:value="-126.53" calcext:value-type="float">
            <text:p>-126.53</text:p>
          </table:table-cell>
          <table:table-cell office:value-type="float" office:value="-131.906499" calcext:value-type="float">
            <text:p>-131.906499</text:p>
          </table:table-cell>
          <table:table-cell office:value-type="float" office:value="1.36657" calcext:value-type="float">
            <text:p>1.36657</text:p>
          </table:table-cell>
          <table:table-cell/>
          <table:table-cell office:value-type="float" office:value="1.603883" calcext:value-type="float">
            <text:p>1.603883</text:p>
          </table:table-cell>
          <table:table-cell office:value-type="float" office:value="6.770528" calcext:value-type="float">
            <text:p>6.770528</text:p>
          </table:table-cell>
          <table:table-cell/>
          <table:table-cell office:value-type="float" office:value="6.816066" calcext:value-type="float">
            <text:p>6.816066</text:p>
          </table:table-cell>
          <table:table-cell office:value-type="float" office:value="16.70462" calcext:value-type="float">
            <text:p>16.70462</text:p>
          </table:table-cell>
          <table:table-cell office:value-type="float" office:value="153375" calcext:value-type="float">
            <text:p>153375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590" calcext:value-type="float">
            <text:p>6159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906499" calcext:value-type="float">
            <text:p>-131.906499</text:p>
          </table:table-cell>
          <table:table-cell office:value-type="float" office:value="-134.31" calcext:value-type="float">
            <text:p>-134.31</text:p>
          </table:table-cell>
          <table:table-cell/>
          <table:table-cell office:value-type="float" office:value="-131.906499" calcext:value-type="float">
            <text:p>-131.906499</text:p>
          </table:table-cell>
          <table:table-cell office:value-type="float" office:value="-134.31" calcext:value-type="float">
            <text:p>-134.31</text:p>
          </table:table-cell>
          <table:table-cell office:value-type="float" office:value="-131.842944" calcext:value-type="float">
            <text:p>-131.842944</text:p>
          </table:table-cell>
          <table:table-cell office:value-type="float" office:value="1.636433" calcext:value-type="float">
            <text:p>1.636433</text:p>
          </table:table-cell>
          <table:table-cell/>
          <table:table-cell office:value-type="float" office:value="1.484256" calcext:value-type="float">
            <text:p>1.484256</text:p>
          </table:table-cell>
          <table:table-cell office:value-type="float" office:value="6.887991" calcext:value-type="float">
            <text:p>6.887991</text:p>
          </table:table-cell>
          <table:table-cell/>
          <table:table-cell office:value-type="float" office:value="6.79881" calcext:value-type="float">
            <text:p>6.79881</text:p>
          </table:table-cell>
          <table:table-cell office:value-type="float" office:value="13.507304" calcext:value-type="float">
            <text:p>13.507304</text:p>
          </table:table-cell>
          <table:table-cell office:value-type="float" office:value="153370" calcext:value-type="float">
            <text:p>153370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592" calcext:value-type="float">
            <text:p>615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906499" calcext:value-type="float">
            <text:p>-131.906499</text:p>
          </table:table-cell>
          <table:table-cell office:value-type="float" office:value="-132.39" calcext:value-type="float">
            <text:p>-132.39</text:p>
          </table:table-cell>
          <table:table-cell/>
          <table:table-cell office:value-type="float" office:value="-131.906499" calcext:value-type="float">
            <text:p>-131.906499</text:p>
          </table:table-cell>
          <table:table-cell office:value-type="float" office:value="-132.39" calcext:value-type="float">
            <text:p>-132.39</text:p>
          </table:table-cell>
          <table:table-cell office:value-type="float" office:value="-131.879007" calcext:value-type="float">
            <text:p>-131.879007</text:p>
          </table:table-cell>
          <table:table-cell office:value-type="float" office:value="1.647295" calcext:value-type="float">
            <text:p>1.647295</text:p>
          </table:table-cell>
          <table:table-cell/>
          <table:table-cell office:value-type="float" office:value="1.559386" calcext:value-type="float">
            <text:p>1.559386</text:p>
          </table:table-cell>
          <table:table-cell office:value-type="float" office:value="6.787485" calcext:value-type="float">
            <text:p>6.787485</text:p>
          </table:table-cell>
          <table:table-cell/>
          <table:table-cell office:value-type="float" office:value="6.845011" calcext:value-type="float">
            <text:p>6.845011</text:p>
          </table:table-cell>
          <table:table-cell office:value-type="float" office:value="14.272406" calcext:value-type="float">
            <text:p>14.272406</text:p>
          </table:table-cell>
          <table:table-cell office:value-type="float" office:value="153370" calcext:value-type="float">
            <text:p>153370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598" calcext:value-type="float">
            <text:p>6159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79007" calcext:value-type="float">
            <text:p>-131.879007</text:p>
          </table:table-cell>
          <table:table-cell office:value-type="float" office:value="-126.502" calcext:value-type="float">
            <text:p>-126.502</text:p>
          </table:table-cell>
          <table:table-cell/>
          <table:table-cell office:value-type="float" office:value="-131.879007" calcext:value-type="float">
            <text:p>-131.879007</text:p>
          </table:table-cell>
          <table:table-cell office:value-type="float" office:value="-126.502" calcext:value-type="float">
            <text:p>-126.502</text:p>
          </table:table-cell>
          <table:table-cell office:value-type="float" office:value="-131.883385" calcext:value-type="float">
            <text:p>-131.883385</text:p>
          </table:table-cell>
          <table:table-cell office:value-type="float" office:value="1.367023" calcext:value-type="float">
            <text:p>1.367023</text:p>
          </table:table-cell>
          <table:table-cell/>
          <table:table-cell office:value-type="float" office:value="1.603468" calcext:value-type="float">
            <text:p>1.603468</text:p>
          </table:table-cell>
          <table:table-cell office:value-type="float" office:value="6.770378" calcext:value-type="float">
            <text:p>6.770378</text:p>
          </table:table-cell>
          <table:table-cell/>
          <table:table-cell office:value-type="float" office:value="6.816443" calcext:value-type="float">
            <text:p>6.816443</text:p>
          </table:table-cell>
          <table:table-cell office:value-type="float" office:value="16.715419" calcext:value-type="float">
            <text:p>16.715419</text:p>
          </table:table-cell>
          <table:table-cell office:value-type="float" office:value="153376" calcext:value-type="float">
            <text:p>153376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616" calcext:value-type="float">
            <text:p>6161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83385" calcext:value-type="float">
            <text:p>-131.883385</text:p>
          </table:table-cell>
          <table:table-cell office:value-type="float" office:value="-134.335" calcext:value-type="float">
            <text:p>-134.335</text:p>
          </table:table-cell>
          <table:table-cell/>
          <table:table-cell office:value-type="float" office:value="-131.883385" calcext:value-type="float">
            <text:p>-131.883385</text:p>
          </table:table-cell>
          <table:table-cell office:value-type="float" office:value="-134.335" calcext:value-type="float">
            <text:p>-134.335</text:p>
          </table:table-cell>
          <table:table-cell office:value-type="float" office:value="-131.819779" calcext:value-type="float">
            <text:p>-131.819779</text:p>
          </table:table-cell>
          <table:table-cell office:value-type="float" office:value="1.635893" calcext:value-type="float">
            <text:p>1.635893</text:p>
          </table:table-cell>
          <table:table-cell/>
          <table:table-cell office:value-type="float" office:value="1.48426" calcext:value-type="float">
            <text:p>1.48426</text:p>
          </table:table-cell>
          <table:table-cell office:value-type="float" office:value="6.888666" calcext:value-type="float">
            <text:p>6.888666</text:p>
          </table:table-cell>
          <table:table-cell/>
          <table:table-cell office:value-type="float" office:value="6.798911" calcext:value-type="float">
            <text:p>6.798911</text:p>
          </table:table-cell>
          <table:table-cell office:value-type="float" office:value="13.559701" calcext:value-type="float">
            <text:p>13.559701</text:p>
          </table:table-cell>
          <table:table-cell office:value-type="float" office:value="153371" calcext:value-type="float">
            <text:p>153371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83385" calcext:value-type="float">
            <text:p>-131.883385</text:p>
          </table:table-cell>
          <table:table-cell office:value-type="float" office:value="-132.382" calcext:value-type="float">
            <text:p>-132.382</text:p>
          </table:table-cell>
          <table:table-cell/>
          <table:table-cell office:value-type="float" office:value="-131.883385" calcext:value-type="float">
            <text:p>-131.883385</text:p>
          </table:table-cell>
          <table:table-cell office:value-type="float" office:value="-132.382" calcext:value-type="float">
            <text:p>-132.382</text:p>
          </table:table-cell>
          <table:table-cell office:value-type="float" office:value="-131.856363" calcext:value-type="float">
            <text:p>-131.856363</text:p>
          </table:table-cell>
          <table:table-cell office:value-type="float" office:value="1.646567" calcext:value-type="float">
            <text:p>1.646567</text:p>
          </table:table-cell>
          <table:table-cell/>
          <table:table-cell office:value-type="float" office:value="1.559093" calcext:value-type="float">
            <text:p>1.559093</text:p>
          </table:table-cell>
          <table:table-cell office:value-type="float" office:value="6.788165" calcext:value-type="float">
            <text:p>6.788165</text:p>
          </table:table-cell>
          <table:table-cell/>
          <table:table-cell office:value-type="float" office:value="6.845423" calcext:value-type="float">
            <text:p>6.845423</text:p>
          </table:table-cell>
          <table:table-cell office:value-type="float" office:value="14.292983" calcext:value-type="float">
            <text:p>14.292983</text:p>
          </table:table-cell>
          <table:table-cell office:value-type="float" office:value="153371" calcext:value-type="float">
            <text:p>153371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650" calcext:value-type="float">
            <text:p>6165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56363" calcext:value-type="float">
            <text:p>-131.856363</text:p>
          </table:table-cell>
          <table:table-cell office:value-type="float" office:value="-126.772" calcext:value-type="float">
            <text:p>-126.772</text:p>
          </table:table-cell>
          <table:table-cell/>
          <table:table-cell office:value-type="float" office:value="-131.856363" calcext:value-type="float">
            <text:p>-131.856363</text:p>
          </table:table-cell>
          <table:table-cell office:value-type="float" office:value="-126.772" calcext:value-type="float">
            <text:p>-126.772</text:p>
          </table:table-cell>
          <table:table-cell office:value-type="float" office:value="-131.866387" calcext:value-type="float">
            <text:p>-131.866387</text:p>
          </table:table-cell>
          <table:table-cell office:value-type="float" office:value="1.369284" calcext:value-type="float">
            <text:p>1.369284</text:p>
          </table:table-cell>
          <table:table-cell/>
          <table:table-cell office:value-type="float" office:value="1.60296" calcext:value-type="float">
            <text:p>1.60296</text:p>
          </table:table-cell>
          <table:table-cell office:value-type="float" office:value="6.772082" calcext:value-type="float">
            <text:p>6.772082</text:p>
          </table:table-cell>
          <table:table-cell/>
          <table:table-cell office:value-type="float" office:value="6.816993" calcext:value-type="float">
            <text:p>6.816993</text:p>
          </table:table-cell>
          <table:table-cell office:value-type="float" office:value="16.367443" calcext:value-type="float">
            <text:p>16.367443</text:p>
          </table:table-cell>
          <table:table-cell office:value-type="float" office:value="153380" calcext:value-type="float">
            <text:p>153380</text:p>
          </table:table-cell>
          <table:table-cell office:value-type="float" office:value="1.731325" calcext:value-type="float">
            <text:p>1.731325</text:p>
          </table:table-cell>
        </table:table-row>
        <table:table-row table:style-name="ro1">
          <table:table-cell office:value-type="float" office:value="61658" calcext:value-type="float">
            <text:p>6165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66387" calcext:value-type="float">
            <text:p>-131.866387</text:p>
          </table:table-cell>
          <table:table-cell office:value-type="float" office:value="-134.302" calcext:value-type="float">
            <text:p>-134.302</text:p>
          </table:table-cell>
          <table:table-cell/>
          <table:table-cell office:value-type="float" office:value="-131.866387" calcext:value-type="float">
            <text:p>-131.866387</text:p>
          </table:table-cell>
          <table:table-cell office:value-type="float" office:value="-134.302" calcext:value-type="float">
            <text:p>-134.302</text:p>
          </table:table-cell>
          <table:table-cell office:value-type="float" office:value="-131.804939" calcext:value-type="float">
            <text:p>-131.804939</text:p>
          </table:table-cell>
          <table:table-cell office:value-type="float" office:value="1.635495" calcext:value-type="float">
            <text:p>1.635495</text:p>
          </table:table-cell>
          <table:table-cell/>
          <table:table-cell office:value-type="float" office:value="1.485211" calcext:value-type="float">
            <text:p>1.485211</text:p>
          </table:table-cell>
          <table:table-cell office:value-type="float" office:value="6.889163" calcext:value-type="float">
            <text:p>6.889163</text:p>
          </table:table-cell>
          <table:table-cell/>
          <table:table-cell office:value-type="float" office:value="6.799679" calcext:value-type="float">
            <text:p>6.799679</text:p>
          </table:table-cell>
          <table:table-cell office:value-type="float" office:value="13.542274" calcext:value-type="float">
            <text:p>13.542274</text:p>
          </table:table-cell>
          <table:table-cell office:value-type="float" office:value="153375" calcext:value-type="float">
            <text:p>153375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673" calcext:value-type="float">
            <text:p>6167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66387" calcext:value-type="float">
            <text:p>-131.866387</text:p>
          </table:table-cell>
          <table:table-cell office:value-type="float" office:value="-132.414" calcext:value-type="float">
            <text:p>-132.414</text:p>
          </table:table-cell>
          <table:table-cell/>
          <table:table-cell office:value-type="float" office:value="-131.866387" calcext:value-type="float">
            <text:p>-131.866387</text:p>
          </table:table-cell>
          <table:table-cell office:value-type="float" office:value="-132.414" calcext:value-type="float">
            <text:p>-132.414</text:p>
          </table:table-cell>
          <table:table-cell office:value-type="float" office:value="-131.84134" calcext:value-type="float">
            <text:p>-131.84134</text:p>
          </table:table-cell>
          <table:table-cell office:value-type="float" office:value="1.646031" calcext:value-type="float">
            <text:p>1.646031</text:p>
          </table:table-cell>
          <table:table-cell/>
          <table:table-cell office:value-type="float" office:value="1.559379" calcext:value-type="float">
            <text:p>1.559379</text:p>
          </table:table-cell>
          <table:table-cell office:value-type="float" office:value="6.788665" calcext:value-type="float">
            <text:p>6.788665</text:p>
          </table:table-cell>
          <table:table-cell/>
          <table:table-cell office:value-type="float" office:value="6.84603" calcext:value-type="float">
            <text:p>6.84603</text:p>
          </table:table-cell>
          <table:table-cell office:value-type="float" office:value="14.359689" calcext:value-type="float">
            <text:p>14.359689</text:p>
          </table:table-cell>
          <table:table-cell office:value-type="float" office:value="153375" calcext:value-type="float">
            <text:p>153375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692" calcext:value-type="float">
            <text:p>616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4134" calcext:value-type="float">
            <text:p>-131.84134</text:p>
          </table:table-cell>
          <table:table-cell office:value-type="float" office:value="-126.733" calcext:value-type="float">
            <text:p>-126.733</text:p>
          </table:table-cell>
          <table:table-cell/>
          <table:table-cell office:value-type="float" office:value="-131.84134" calcext:value-type="float">
            <text:p>-131.84134</text:p>
          </table:table-cell>
          <table:table-cell office:value-type="float" office:value="-126.733" calcext:value-type="float">
            <text:p>-126.733</text:p>
          </table:table-cell>
          <table:table-cell office:value-type="float" office:value="-131.849263" calcext:value-type="float">
            <text:p>-131.849263</text:p>
          </table:table-cell>
          <table:table-cell office:value-type="float" office:value="1.36966" calcext:value-type="float">
            <text:p>1.36966</text:p>
          </table:table-cell>
          <table:table-cell/>
          <table:table-cell office:value-type="float" office:value="1.602847" calcext:value-type="float">
            <text:p>1.602847</text:p>
          </table:table-cell>
          <table:table-cell office:value-type="float" office:value="6.771959" calcext:value-type="float">
            <text:p>6.771959</text:p>
          </table:table-cell>
          <table:table-cell/>
          <table:table-cell office:value-type="float" office:value="6.817563" calcext:value-type="float">
            <text:p>6.817563</text:p>
          </table:table-cell>
          <table:table-cell office:value-type="float" office:value="16.39346" calcext:value-type="float">
            <text:p>16.39346</text:p>
          </table:table-cell>
          <table:table-cell office:value-type="float" office:value="153385" calcext:value-type="float">
            <text:p>153385</text:p>
          </table:table-cell>
          <table:table-cell office:value-type="float" office:value="1.731325" calcext:value-type="float">
            <text:p>1.731325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49263" calcext:value-type="float">
            <text:p>-131.849263</text:p>
          </table:table-cell>
          <table:table-cell office:value-type="float" office:value="-134.336" calcext:value-type="float">
            <text:p>-134.336</text:p>
          </table:table-cell>
          <table:table-cell/>
          <table:table-cell office:value-type="float" office:value="-131.849263" calcext:value-type="float">
            <text:p>-131.849263</text:p>
          </table:table-cell>
          <table:table-cell office:value-type="float" office:value="-134.336" calcext:value-type="float">
            <text:p>-134.336</text:p>
          </table:table-cell>
          <table:table-cell office:value-type="float" office:value="-131.787643" calcext:value-type="float">
            <text:p>-131.787643</text:p>
          </table:table-cell>
          <table:table-cell office:value-type="float" office:value="1.636788" calcext:value-type="float">
            <text:p>1.636788</text:p>
          </table:table-cell>
          <table:table-cell/>
          <table:table-cell office:value-type="float" office:value="1.485323" calcext:value-type="float">
            <text:p>1.485323</text:p>
          </table:table-cell>
          <table:table-cell office:value-type="float" office:value="6.891555" calcext:value-type="float">
            <text:p>6.891555</text:p>
          </table:table-cell>
          <table:table-cell/>
          <table:table-cell office:value-type="float" office:value="6.799915" calcext:value-type="float">
            <text:p>6.799915</text:p>
          </table:table-cell>
          <table:table-cell office:value-type="float" office:value="13.623114" calcext:value-type="float">
            <text:p>13.623114</text:p>
          </table:table-cell>
          <table:table-cell office:value-type="float" office:value="153380" calcext:value-type="float">
            <text:p>153380</text:p>
          </table:table-cell>
          <table:table-cell office:value-type="float" office:value="1.738758" calcext:value-type="float">
            <text:p>1.738758</text:p>
          </table:table-cell>
        </table:table-row>
        <table:table-row table:style-name="ro1">
          <table:table-cell office:value-type="float" office:value="61704" calcext:value-type="float">
            <text:p>617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49263" calcext:value-type="float">
            <text:p>-131.849263</text:p>
          </table:table-cell>
          <table:table-cell office:value-type="float" office:value="-132.382" calcext:value-type="float">
            <text:p>-132.382</text:p>
          </table:table-cell>
          <table:table-cell/>
          <table:table-cell office:value-type="float" office:value="-131.849263" calcext:value-type="float">
            <text:p>-131.849263</text:p>
          </table:table-cell>
          <table:table-cell office:value-type="float" office:value="-132.382" calcext:value-type="float">
            <text:p>-132.382</text:p>
          </table:table-cell>
          <table:table-cell office:value-type="float" office:value="-131.824568" calcext:value-type="float">
            <text:p>-131.824568</text:p>
          </table:table-cell>
          <table:table-cell office:value-type="float" office:value="1.645492" calcext:value-type="float">
            <text:p>1.645492</text:p>
          </table:table-cell>
          <table:table-cell/>
          <table:table-cell office:value-type="float" office:value="1.560038" calcext:value-type="float">
            <text:p>1.560038</text:p>
          </table:table-cell>
          <table:table-cell office:value-type="float" office:value="6.789168" calcext:value-type="float">
            <text:p>6.789168</text:p>
          </table:table-cell>
          <table:table-cell/>
          <table:table-cell office:value-type="float" office:value="6.84739" calcext:value-type="float">
            <text:p>6.84739</text:p>
          </table:table-cell>
          <table:table-cell office:value-type="float" office:value="14.339436" calcext:value-type="float">
            <text:p>14.339436</text:p>
          </table:table-cell>
          <table:table-cell office:value-type="float" office:value="153380" calcext:value-type="float">
            <text:p>153380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734" calcext:value-type="float">
            <text:p>6173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24568" calcext:value-type="float">
            <text:p>-131.824568</text:p>
          </table:table-cell>
          <table:table-cell office:value-type="float" office:value="-126.559" calcext:value-type="float">
            <text:p>-126.559</text:p>
          </table:table-cell>
          <table:table-cell/>
          <table:table-cell office:value-type="float" office:value="-131.824568" calcext:value-type="float">
            <text:p>-131.824568</text:p>
          </table:table-cell>
          <table:table-cell office:value-type="float" office:value="-126.559" calcext:value-type="float">
            <text:p>-126.559</text:p>
          </table:table-cell>
          <table:table-cell office:value-type="float" office:value="-131.832286" calcext:value-type="float">
            <text:p>-131.832286</text:p>
          </table:table-cell>
          <table:table-cell office:value-type="float" office:value="1.368385" calcext:value-type="float">
            <text:p>1.368385</text:p>
          </table:table-cell>
          <table:table-cell/>
          <table:table-cell office:value-type="float" office:value="1.602905" calcext:value-type="float">
            <text:p>1.602905</text:p>
          </table:table-cell>
          <table:table-cell office:value-type="float" office:value="6.769928" calcext:value-type="float">
            <text:p>6.769928</text:p>
          </table:table-cell>
          <table:table-cell/>
          <table:table-cell office:value-type="float" office:value="6.818486" calcext:value-type="float">
            <text:p>6.818486</text:p>
          </table:table-cell>
          <table:table-cell office:value-type="float" office:value="16.59428" calcext:value-type="float">
            <text:p>16.59428</text:p>
          </table:table-cell>
          <table:table-cell office:value-type="float" office:value="153389" calcext:value-type="float">
            <text:p>153389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737" calcext:value-type="float">
            <text:p>6173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32286" calcext:value-type="float">
            <text:p>-131.832286</text:p>
          </table:table-cell>
          <table:table-cell office:value-type="float" office:value="-134.315" calcext:value-type="float">
            <text:p>-134.315</text:p>
          </table:table-cell>
          <table:table-cell/>
          <table:table-cell office:value-type="float" office:value="-131.832286" calcext:value-type="float">
            <text:p>-131.832286</text:p>
          </table:table-cell>
          <table:table-cell office:value-type="float" office:value="-134.315" calcext:value-type="float">
            <text:p>-134.315</text:p>
          </table:table-cell>
          <table:table-cell office:value-type="float" office:value="-131.769529" calcext:value-type="float">
            <text:p>-131.769529</text:p>
          </table:table-cell>
          <table:table-cell office:value-type="float" office:value="1.634696" calcext:value-type="float">
            <text:p>1.634696</text:p>
          </table:table-cell>
          <table:table-cell/>
          <table:table-cell office:value-type="float" office:value="1.484622" calcext:value-type="float">
            <text:p>1.484622</text:p>
          </table:table-cell>
          <table:table-cell office:value-type="float" office:value="6.890159" calcext:value-type="float">
            <text:p>6.890159</text:p>
          </table:table-cell>
          <table:table-cell/>
          <table:table-cell office:value-type="float" office:value="6.799552" calcext:value-type="float">
            <text:p>6.799552</text:p>
          </table:table-cell>
          <table:table-cell office:value-type="float" office:value="13.593566" calcext:value-type="float">
            <text:p>13.593566</text:p>
          </table:table-cell>
          <table:table-cell office:value-type="float" office:value="153384" calcext:value-type="float">
            <text:p>153384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32286" calcext:value-type="float">
            <text:p>-131.832286</text:p>
          </table:table-cell>
          <table:table-cell office:value-type="float" office:value="-132.358" calcext:value-type="float">
            <text:p>-132.358</text:p>
          </table:table-cell>
          <table:table-cell/>
          <table:table-cell office:value-type="float" office:value="-131.832286" calcext:value-type="float">
            <text:p>-131.832286</text:p>
          </table:table-cell>
          <table:table-cell office:value-type="float" office:value="-132.358" calcext:value-type="float">
            <text:p>-132.358</text:p>
          </table:table-cell>
          <table:table-cell office:value-type="float" office:value="-131.806485" calcext:value-type="float">
            <text:p>-131.806485</text:p>
          </table:table-cell>
          <table:table-cell office:value-type="float" office:value="1.644956" calcext:value-type="float">
            <text:p>1.644956</text:p>
          </table:table-cell>
          <table:table-cell/>
          <table:table-cell office:value-type="float" office:value="1.558654" calcext:value-type="float">
            <text:p>1.558654</text:p>
          </table:table-cell>
          <table:table-cell office:value-type="float" office:value="6.789667" calcext:value-type="float">
            <text:p>6.789667</text:p>
          </table:table-cell>
          <table:table-cell/>
          <table:table-cell office:value-type="float" office:value="6.846493" calcext:value-type="float">
            <text:p>6.846493</text:p>
          </table:table-cell>
          <table:table-cell office:value-type="float" office:value="14.329875" calcext:value-type="float">
            <text:p>14.329875</text:p>
          </table:table-cell>
          <table:table-cell office:value-type="float" office:value="153384" calcext:value-type="float">
            <text:p>153384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06485" calcext:value-type="float">
            <text:p>-131.806485</text:p>
          </table:table-cell>
          <table:table-cell office:value-type="float" office:value="-126.914" calcext:value-type="float">
            <text:p>-126.914</text:p>
          </table:table-cell>
          <table:table-cell/>
          <table:table-cell office:value-type="float" office:value="-131.806485" calcext:value-type="float">
            <text:p>-131.806485</text:p>
          </table:table-cell>
          <table:table-cell office:value-type="float" office:value="-126.914" calcext:value-type="float">
            <text:p>-126.914</text:p>
          </table:table-cell>
          <table:table-cell office:value-type="float" office:value="-131.814123" calcext:value-type="float">
            <text:p>-131.814123</text:p>
          </table:table-cell>
          <table:table-cell office:value-type="float" office:value="1.370331" calcext:value-type="float">
            <text:p>1.370331</text:p>
          </table:table-cell>
          <table:table-cell/>
          <table:table-cell office:value-type="float" office:value="1.601941" calcext:value-type="float">
            <text:p>1.601941</text:p>
          </table:table-cell>
          <table:table-cell office:value-type="float" office:value="6.775258" calcext:value-type="float">
            <text:p>6.775258</text:p>
          </table:table-cell>
          <table:table-cell/>
          <table:table-cell office:value-type="float" office:value="6.818286" calcext:value-type="float">
            <text:p>6.818286</text:p>
          </table:table-cell>
          <table:table-cell office:value-type="float" office:value="16.122941" calcext:value-type="float">
            <text:p>16.122941</text:p>
          </table:table-cell>
          <table:table-cell office:value-type="float" office:value="153390" calcext:value-type="float">
            <text:p>153390</text:p>
          </table:table-cell>
          <table:table-cell office:value-type="float" office:value="1.728278" calcext:value-type="float">
            <text:p>1.728278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14123" calcext:value-type="float">
            <text:p>-131.814123</text:p>
          </table:table-cell>
          <table:table-cell office:value-type="float" office:value="-134.338" calcext:value-type="float">
            <text:p>-134.338</text:p>
          </table:table-cell>
          <table:table-cell/>
          <table:table-cell office:value-type="float" office:value="-131.814123" calcext:value-type="float">
            <text:p>-131.814123</text:p>
          </table:table-cell>
          <table:table-cell office:value-type="float" office:value="-134.338" calcext:value-type="float">
            <text:p>-134.338</text:p>
          </table:table-cell>
          <table:table-cell office:value-type="float" office:value="-131.754125" calcext:value-type="float">
            <text:p>-131.754125</text:p>
          </table:table-cell>
          <table:table-cell office:value-type="float" office:value="1.634271" calcext:value-type="float">
            <text:p>1.634271</text:p>
          </table:table-cell>
          <table:table-cell/>
          <table:table-cell office:value-type="float" office:value="1.485296" calcext:value-type="float">
            <text:p>1.485296</text:p>
          </table:table-cell>
          <table:table-cell office:value-type="float" office:value="6.890689" calcext:value-type="float">
            <text:p>6.890689</text:p>
          </table:table-cell>
          <table:table-cell/>
          <table:table-cell office:value-type="float" office:value="6.801673" calcext:value-type="float">
            <text:p>6.801673</text:p>
          </table:table-cell>
          <table:table-cell office:value-type="float" office:value="13.638392" calcext:value-type="float">
            <text:p>13.638392</text:p>
          </table:table-cell>
          <table:table-cell office:value-type="float" office:value="153385" calcext:value-type="float">
            <text:p>153385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14123" calcext:value-type="float">
            <text:p>-131.814123</text:p>
          </table:table-cell>
          <table:table-cell office:value-type="float" office:value="-132.37" calcext:value-type="float">
            <text:p>-132.37</text:p>
          </table:table-cell>
          <table:table-cell/>
          <table:table-cell office:value-type="float" office:value="-131.814123" calcext:value-type="float">
            <text:p>-131.814123</text:p>
          </table:table-cell>
          <table:table-cell office:value-type="float" office:value="-132.37" calcext:value-type="float">
            <text:p>-132.37</text:p>
          </table:table-cell>
          <table:table-cell office:value-type="float" office:value="-131.791516" calcext:value-type="float">
            <text:p>-131.791516</text:p>
          </table:table-cell>
          <table:table-cell office:value-type="float" office:value="1.644383" calcext:value-type="float">
            <text:p>1.644383</text:p>
          </table:table-cell>
          <table:table-cell/>
          <table:table-cell office:value-type="float" office:value="1.558781" calcext:value-type="float">
            <text:p>1.558781</text:p>
          </table:table-cell>
          <table:table-cell office:value-type="float" office:value="6.7902" calcext:value-type="float">
            <text:p>6.7902</text:p>
          </table:table-cell>
          <table:table-cell/>
          <table:table-cell office:value-type="float" office:value="6.847831" calcext:value-type="float">
            <text:p>6.847831</text:p>
          </table:table-cell>
          <table:table-cell office:value-type="float" office:value="14.37094" calcext:value-type="float">
            <text:p>14.37094</text:p>
          </table:table-cell>
          <table:table-cell office:value-type="float" office:value="153385" calcext:value-type="float">
            <text:p>153385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792" calcext:value-type="float">
            <text:p>617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791516" calcext:value-type="float">
            <text:p>-131.791516</text:p>
          </table:table-cell>
          <table:table-cell office:value-type="float" office:value="-126.924" calcext:value-type="float">
            <text:p>-126.924</text:p>
          </table:table-cell>
          <table:table-cell/>
          <table:table-cell office:value-type="float" office:value="-131.791516" calcext:value-type="float">
            <text:p>-131.791516</text:p>
          </table:table-cell>
          <table:table-cell office:value-type="float" office:value="-126.924" calcext:value-type="float">
            <text:p>-126.924</text:p>
          </table:table-cell>
          <table:table-cell office:value-type="float" office:value="-131.802247" calcext:value-type="float">
            <text:p>-131.802247</text:p>
          </table:table-cell>
          <table:table-cell office:value-type="float" office:value="1.370704" calcext:value-type="float">
            <text:p>1.370704</text:p>
          </table:table-cell>
          <table:table-cell/>
          <table:table-cell office:value-type="float" office:value="1.601726" calcext:value-type="float">
            <text:p>1.601726</text:p>
          </table:table-cell>
          <table:table-cell office:value-type="float" office:value="6.775135" calcext:value-type="float">
            <text:p>6.775135</text:p>
          </table:table-cell>
          <table:table-cell/>
          <table:table-cell office:value-type="float" office:value="6.81923" calcext:value-type="float">
            <text:p>6.81923</text:p>
          </table:table-cell>
          <table:table-cell office:value-type="float" office:value="16.095908" calcext:value-type="float">
            <text:p>16.095908</text:p>
          </table:table-cell>
          <table:table-cell office:value-type="float" office:value="153396" calcext:value-type="float">
            <text:p>153396</text:p>
          </table:table-cell>
          <table:table-cell office:value-type="float" office:value="1.728278" calcext:value-type="float">
            <text:p>1.728278</text:p>
          </table:table-cell>
        </table:table-row>
        <table:table-row table:style-name="ro1">
          <table:table-cell office:value-type="float" office:value="61796" calcext:value-type="float">
            <text:p>6179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91516" calcext:value-type="float">
            <text:p>-131.791516</text:p>
          </table:table-cell>
          <table:table-cell office:value-type="float" office:value="-134.294" calcext:value-type="float">
            <text:p>-134.294</text:p>
          </table:table-cell>
          <table:table-cell/>
          <table:table-cell office:value-type="float" office:value="-131.791516" calcext:value-type="float">
            <text:p>-131.791516</text:p>
          </table:table-cell>
          <table:table-cell office:value-type="float" office:value="-134.294" calcext:value-type="float">
            <text:p>-134.294</text:p>
          </table:table-cell>
          <table:table-cell office:value-type="float" office:value="-131.742445" calcext:value-type="float">
            <text:p>-131.742445</text:p>
          </table:table-cell>
          <table:table-cell office:value-type="float" office:value="1.633741" calcext:value-type="float">
            <text:p>1.633741</text:p>
          </table:table-cell>
          <table:table-cell/>
          <table:table-cell office:value-type="float" office:value="1.485356" calcext:value-type="float">
            <text:p>1.485356</text:p>
          </table:table-cell>
          <table:table-cell office:value-type="float" office:value="6.891349" calcext:value-type="float">
            <text:p>6.891349</text:p>
          </table:table-cell>
          <table:table-cell/>
          <table:table-cell office:value-type="float" office:value="6.802047" calcext:value-type="float">
            <text:p>6.802047</text:p>
          </table:table-cell>
          <table:table-cell office:value-type="float" office:value="13.615096" calcext:value-type="float">
            <text:p>13.615096</text:p>
          </table:table-cell>
          <table:table-cell office:value-type="float" office:value="153389" calcext:value-type="float">
            <text:p>153389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798" calcext:value-type="float">
            <text:p>6179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91516" calcext:value-type="float">
            <text:p>-131.791516</text:p>
          </table:table-cell>
          <table:table-cell office:value-type="float" office:value="-132.418" calcext:value-type="float">
            <text:p>-132.418</text:p>
          </table:table-cell>
          <table:table-cell/>
          <table:table-cell office:value-type="float" office:value="-131.791516" calcext:value-type="float">
            <text:p>-131.791516</text:p>
          </table:table-cell>
          <table:table-cell office:value-type="float" office:value="-132.418" calcext:value-type="float">
            <text:p>-132.418</text:p>
          </table:table-cell>
          <table:table-cell office:value-type="float" office:value="-131.838403" calcext:value-type="float">
            <text:p>-131.838403</text:p>
          </table:table-cell>
          <table:table-cell office:value-type="float" office:value="1.64367" calcext:value-type="float">
            <text:p>1.64367</text:p>
          </table:table-cell>
          <table:table-cell/>
          <table:table-cell office:value-type="float" office:value="1.616956" calcext:value-type="float">
            <text:p>1.616956</text:p>
          </table:table-cell>
          <table:table-cell office:value-type="float" office:value="6.790864" calcext:value-type="float">
            <text:p>6.790864</text:p>
          </table:table-cell>
          <table:table-cell/>
          <table:table-cell office:value-type="float" office:value="6.855628" calcext:value-type="float">
            <text:p>6.855628</text:p>
          </table:table-cell>
          <table:table-cell office:value-type="float" office:value="14.467066" calcext:value-type="float">
            <text:p>14.467066</text:p>
          </table:table-cell>
          <table:table-cell office:value-type="float" office:value="153389" calcext:value-type="float">
            <text:p>153389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816" calcext:value-type="float">
            <text:p>6181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38403" calcext:value-type="float">
            <text:p>-131.838403</text:p>
          </table:table-cell>
          <table:table-cell office:value-type="float" office:value="-134.319" calcext:value-type="float">
            <text:p>-134.319</text:p>
          </table:table-cell>
          <table:table-cell/>
          <table:table-cell office:value-type="float" office:value="-131.838403" calcext:value-type="float">
            <text:p>-131.838403</text:p>
          </table:table-cell>
          <table:table-cell office:value-type="float" office:value="-134.319" calcext:value-type="float">
            <text:p>-134.319</text:p>
          </table:table-cell>
          <table:table-cell office:value-type="float" office:value="-131.843637" calcext:value-type="float">
            <text:p>-131.843637</text:p>
          </table:table-cell>
          <table:table-cell office:value-type="float" office:value="1.634839" calcext:value-type="float">
            <text:p>1.634839</text:p>
          </table:table-cell>
          <table:table-cell/>
          <table:table-cell office:value-type="float" office:value="1.630476" calcext:value-type="float">
            <text:p>1.630476</text:p>
          </table:table-cell>
          <table:table-cell office:value-type="float" office:value="6.88998" calcext:value-type="float">
            <text:p>6.88998</text:p>
          </table:table-cell>
          <table:table-cell/>
          <table:table-cell office:value-type="float" office:value="6.823314" calcext:value-type="float">
            <text:p>6.823314</text:p>
          </table:table-cell>
          <table:table-cell office:value-type="float" office:value="13.591262" calcext:value-type="float">
            <text:p>13.591262</text:p>
          </table:table-cell>
          <table:table-cell office:value-type="float" office:value="153391" calcext:value-type="float">
            <text:p>153391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819" calcext:value-type="float">
            <text:p>618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38403" calcext:value-type="float">
            <text:p>-131.838403</text:p>
          </table:table-cell>
          <table:table-cell office:value-type="float" office:value="-132.38" calcext:value-type="float">
            <text:p>-132.38</text:p>
          </table:table-cell>
          <table:table-cell/>
          <table:table-cell office:value-type="float" office:value="-131.838403" calcext:value-type="float">
            <text:p>-131.838403</text:p>
          </table:table-cell>
          <table:table-cell office:value-type="float" office:value="-132.38" calcext:value-type="float">
            <text:p>-132.38</text:p>
          </table:table-cell>
          <table:table-cell office:value-type="float" office:value="-131.879575" calcext:value-type="float">
            <text:p>-131.879575</text:p>
          </table:table-cell>
          <table:table-cell office:value-type="float" office:value="1.645149" calcext:value-type="float">
            <text:p>1.645149</text:p>
          </table:table-cell>
          <table:table-cell/>
          <table:table-cell office:value-type="float" office:value="1.631947" calcext:value-type="float">
            <text:p>1.631947</text:p>
          </table:table-cell>
          <table:table-cell office:value-type="float" office:value="6.789487" calcext:value-type="float">
            <text:p>6.789487</text:p>
          </table:table-cell>
          <table:table-cell/>
          <table:table-cell office:value-type="float" office:value="6.856688" calcext:value-type="float">
            <text:p>6.856688</text:p>
          </table:table-cell>
          <table:table-cell office:value-type="float" office:value="14.3515" calcext:value-type="float">
            <text:p>14.3515</text:p>
          </table:table-cell>
          <table:table-cell office:value-type="float" office:value="153391" calcext:value-type="float">
            <text:p>153391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830" calcext:value-type="float">
            <text:p>6183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79575" calcext:value-type="float">
            <text:p>-131.879575</text:p>
          </table:table-cell>
          <table:table-cell office:value-type="float" office:value="-126.612" calcext:value-type="float">
            <text:p>-126.612</text:p>
          </table:table-cell>
          <table:table-cell/>
          <table:table-cell office:value-type="float" office:value="-131.879575" calcext:value-type="float">
            <text:p>-131.879575</text:p>
          </table:table-cell>
          <table:table-cell office:value-type="float" office:value="-126.612" calcext:value-type="float">
            <text:p>-126.612</text:p>
          </table:table-cell>
          <table:table-cell office:value-type="float" office:value="-131.886491" calcext:value-type="float">
            <text:p>-131.886491</text:p>
          </table:table-cell>
          <table:table-cell office:value-type="float" office:value="1.367008" calcext:value-type="float">
            <text:p>1.367008</text:p>
          </table:table-cell>
          <table:table-cell/>
          <table:table-cell office:value-type="float" office:value="1.638694" calcext:value-type="float">
            <text:p>1.638694</text:p>
          </table:table-cell>
          <table:table-cell office:value-type="float" office:value="6.770383" calcext:value-type="float">
            <text:p>6.770383</text:p>
          </table:table-cell>
          <table:table-cell/>
          <table:table-cell office:value-type="float" office:value="6.823117" calcext:value-type="float">
            <text:p>6.823117</text:p>
          </table:table-cell>
          <table:table-cell office:value-type="float" office:value="16.596462" calcext:value-type="float">
            <text:p>16.596462</text:p>
          </table:table-cell>
          <table:table-cell office:value-type="float" office:value="153397" calcext:value-type="float">
            <text:p>153397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836" calcext:value-type="float">
            <text:p>6183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86491" calcext:value-type="float">
            <text:p>-131.886491</text:p>
          </table:table-cell>
          <table:table-cell office:value-type="float" office:value="-134.316" calcext:value-type="float">
            <text:p>-134.316</text:p>
          </table:table-cell>
          <table:table-cell/>
          <table:table-cell office:value-type="float" office:value="-131.886491" calcext:value-type="float">
            <text:p>-131.886491</text:p>
          </table:table-cell>
          <table:table-cell office:value-type="float" office:value="-134.316" calcext:value-type="float">
            <text:p>-134.316</text:p>
          </table:table-cell>
          <table:table-cell office:value-type="float" office:value="-131.823719" calcext:value-type="float">
            <text:p>-131.823719</text:p>
          </table:table-cell>
          <table:table-cell office:value-type="float" office:value="1.635965" calcext:value-type="float">
            <text:p>1.635965</text:p>
          </table:table-cell>
          <table:table-cell/>
          <table:table-cell office:value-type="float" office:value="1.501745" calcext:value-type="float">
            <text:p>1.501745</text:p>
          </table:table-cell>
          <table:table-cell office:value-type="float" office:value="6.888576" calcext:value-type="float">
            <text:p>6.888576</text:p>
          </table:table-cell>
          <table:table-cell/>
          <table:table-cell office:value-type="float" office:value="6.802943" calcext:value-type="float">
            <text:p>6.802943</text:p>
          </table:table-cell>
          <table:table-cell office:value-type="float" office:value="13.535627" calcext:value-type="float">
            <text:p>13.535627</text:p>
          </table:table-cell>
          <table:table-cell office:value-type="float" office:value="153393" calcext:value-type="float">
            <text:p>153393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840" calcext:value-type="float">
            <text:p>6184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86491" calcext:value-type="float">
            <text:p>-131.886491</text:p>
          </table:table-cell>
          <table:table-cell office:value-type="float" office:value="-132.413" calcext:value-type="float">
            <text:p>-132.413</text:p>
          </table:table-cell>
          <table:table-cell/>
          <table:table-cell office:value-type="float" office:value="-131.886491" calcext:value-type="float">
            <text:p>-131.886491</text:p>
          </table:table-cell>
          <table:table-cell office:value-type="float" office:value="-132.413" calcext:value-type="float">
            <text:p>-132.413</text:p>
          </table:table-cell>
          <table:table-cell office:value-type="float" office:value="-131.860048" calcext:value-type="float">
            <text:p>-131.860048</text:p>
          </table:table-cell>
          <table:table-cell office:value-type="float" office:value="1.644969" calcext:value-type="float">
            <text:p>1.644969</text:p>
          </table:table-cell>
          <table:table-cell/>
          <table:table-cell office:value-type="float" office:value="1.567926" calcext:value-type="float">
            <text:p>1.567926</text:p>
          </table:table-cell>
          <table:table-cell office:value-type="float" office:value="6.786183" calcext:value-type="float">
            <text:p>6.786183</text:p>
          </table:table-cell>
          <table:table-cell/>
          <table:table-cell office:value-type="float" office:value="6.847192" calcext:value-type="float">
            <text:p>6.847192</text:p>
          </table:table-cell>
          <table:table-cell office:value-type="float" office:value="14.309585" calcext:value-type="float">
            <text:p>14.309585</text:p>
          </table:table-cell>
          <table:table-cell office:value-type="float" office:value="153393" calcext:value-type="float">
            <text:p>153393</text:p>
          </table:table-cell>
          <table:table-cell office:value-type="float" office:value="2.074232" calcext:value-type="float">
            <text:p>2.074232</text:p>
          </table:table-cell>
        </table:table-row>
        <table:table-row table:style-name="ro1">
          <table:table-cell office:value-type="float" office:value="61846" calcext:value-type="float">
            <text:p>6184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60048" calcext:value-type="float">
            <text:p>-131.860048</text:p>
          </table:table-cell>
          <table:table-cell office:value-type="float" office:value="-126.628" calcext:value-type="float">
            <text:p>-126.628</text:p>
          </table:table-cell>
          <table:table-cell/>
          <table:table-cell office:value-type="float" office:value="-131.860048" calcext:value-type="float">
            <text:p>-131.860048</text:p>
          </table:table-cell>
          <table:table-cell office:value-type="float" office:value="-126.628" calcext:value-type="float">
            <text:p>-126.628</text:p>
          </table:table-cell>
          <table:table-cell office:value-type="float" office:value="-131.867708" calcext:value-type="float">
            <text:p>-131.867708</text:p>
          </table:table-cell>
          <table:table-cell office:value-type="float" office:value="1.367497" calcext:value-type="float">
            <text:p>1.367497</text:p>
          </table:table-cell>
          <table:table-cell/>
          <table:table-cell office:value-type="float" office:value="1.606593" calcext:value-type="float">
            <text:p>1.606593</text:p>
          </table:table-cell>
          <table:table-cell office:value-type="float" office:value="6.770221" calcext:value-type="float">
            <text:p>6.770221</text:p>
          </table:table-cell>
          <table:table-cell/>
          <table:table-cell office:value-type="float" office:value="6.816872" calcext:value-type="float">
            <text:p>6.816872</text:p>
          </table:table-cell>
          <table:table-cell office:value-type="float" office:value="16.557843" calcext:value-type="float">
            <text:p>16.557843</text:p>
          </table:table-cell>
          <table:table-cell office:value-type="float" office:value="153399" calcext:value-type="float">
            <text:p>153399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854" calcext:value-type="float">
            <text:p>6185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67708" calcext:value-type="float">
            <text:p>-131.867708</text:p>
          </table:table-cell>
          <table:table-cell office:value-type="float" office:value="-134.312" calcext:value-type="float">
            <text:p>-134.312</text:p>
          </table:table-cell>
          <table:table-cell/>
          <table:table-cell office:value-type="float" office:value="-131.867708" calcext:value-type="float">
            <text:p>-131.867708</text:p>
          </table:table-cell>
          <table:table-cell office:value-type="float" office:value="-134.312" calcext:value-type="float">
            <text:p>-134.312</text:p>
          </table:table-cell>
          <table:table-cell office:value-type="float" office:value="-131.805206" calcext:value-type="float">
            <text:p>-131.805206</text:p>
          </table:table-cell>
          <table:table-cell office:value-type="float" office:value="1.635526" calcext:value-type="float">
            <text:p>1.635526</text:p>
          </table:table-cell>
          <table:table-cell/>
          <table:table-cell office:value-type="float" office:value="1.486072" calcext:value-type="float">
            <text:p>1.486072</text:p>
          </table:table-cell>
          <table:table-cell office:value-type="float" office:value="6.889124" calcext:value-type="float">
            <text:p>6.889124</text:p>
          </table:table-cell>
          <table:table-cell/>
          <table:table-cell office:value-type="float" office:value="6.798961" calcext:value-type="float">
            <text:p>6.798961</text:p>
          </table:table-cell>
          <table:table-cell office:value-type="float" office:value="13.551725" calcext:value-type="float">
            <text:p>13.551725</text:p>
          </table:table-cell>
          <table:table-cell office:value-type="float" office:value="153394" calcext:value-type="float">
            <text:p>153394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857" calcext:value-type="float">
            <text:p>6185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67708" calcext:value-type="float">
            <text:p>-131.867708</text:p>
          </table:table-cell>
          <table:table-cell office:value-type="float" office:value="-132.387" calcext:value-type="float">
            <text:p>-132.387</text:p>
          </table:table-cell>
          <table:table-cell/>
          <table:table-cell office:value-type="float" office:value="-131.867708" calcext:value-type="float">
            <text:p>-131.867708</text:p>
          </table:table-cell>
          <table:table-cell office:value-type="float" office:value="-132.387" calcext:value-type="float">
            <text:p>-132.387</text:p>
          </table:table-cell>
          <table:table-cell office:value-type="float" office:value="-131.841664" calcext:value-type="float">
            <text:p>-131.841664</text:p>
          </table:table-cell>
          <table:table-cell office:value-type="float" office:value="1.644378" calcext:value-type="float">
            <text:p>1.644378</text:p>
          </table:table-cell>
          <table:table-cell/>
          <table:table-cell office:value-type="float" office:value="1.559816" calcext:value-type="float">
            <text:p>1.559816</text:p>
          </table:table-cell>
          <table:table-cell office:value-type="float" office:value="6.786735" calcext:value-type="float">
            <text:p>6.786735</text:p>
          </table:table-cell>
          <table:table-cell/>
          <table:table-cell office:value-type="float" office:value="6.845646" calcext:value-type="float">
            <text:p>6.845646</text:p>
          </table:table-cell>
          <table:table-cell office:value-type="float" office:value="14.299774" calcext:value-type="float">
            <text:p>14.299774</text:p>
          </table:table-cell>
          <table:table-cell office:value-type="float" office:value="153394" calcext:value-type="float">
            <text:p>153394</text:p>
          </table:table-cell>
          <table:table-cell office:value-type="float" office:value="2.074232" calcext:value-type="float">
            <text:p>2.074232</text:p>
          </table:table-cell>
        </table:table-row>
        <table:table-row table:style-name="ro1">
          <table:table-cell office:value-type="float" office:value="61863" calcext:value-type="float">
            <text:p>6186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41664" calcext:value-type="float">
            <text:p>-131.841664</text:p>
          </table:table-cell>
          <table:table-cell office:value-type="float" office:value="-126.591" calcext:value-type="float">
            <text:p>-126.591</text:p>
          </table:table-cell>
          <table:table-cell/>
          <table:table-cell office:value-type="float" office:value="-131.841664" calcext:value-type="float">
            <text:p>-131.841664</text:p>
          </table:table-cell>
          <table:table-cell office:value-type="float" office:value="-126.591" calcext:value-type="float">
            <text:p>-126.591</text:p>
          </table:table-cell>
          <table:table-cell office:value-type="float" office:value="-131.849186" calcext:value-type="float">
            <text:p>-131.849186</text:p>
          </table:table-cell>
          <table:table-cell office:value-type="float" office:value="1.367957" calcext:value-type="float">
            <text:p>1.367957</text:p>
          </table:table-cell>
          <table:table-cell/>
          <table:table-cell office:value-type="float" office:value="1.602235" calcext:value-type="float">
            <text:p>1.602235</text:p>
          </table:table-cell>
          <table:table-cell office:value-type="float" office:value="6.770069" calcext:value-type="float">
            <text:p>6.770069</text:p>
          </table:table-cell>
          <table:table-cell/>
          <table:table-cell office:value-type="float" office:value="6.816389" calcext:value-type="float">
            <text:p>6.816389</text:p>
          </table:table-cell>
          <table:table-cell office:value-type="float" office:value="16.578079" calcext:value-type="float">
            <text:p>16.578079</text:p>
          </table:table-cell>
          <table:table-cell office:value-type="float" office:value="153401" calcext:value-type="float">
            <text:p>153401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868" calcext:value-type="float">
            <text:p>6186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49186" calcext:value-type="float">
            <text:p>-131.849186</text:p>
          </table:table-cell>
          <table:table-cell office:value-type="float" office:value="-134.339" calcext:value-type="float">
            <text:p>-134.339</text:p>
          </table:table-cell>
          <table:table-cell/>
          <table:table-cell office:value-type="float" office:value="-131.849186" calcext:value-type="float">
            <text:p>-131.849186</text:p>
          </table:table-cell>
          <table:table-cell office:value-type="float" office:value="-134.339" calcext:value-type="float">
            <text:p>-134.339</text:p>
          </table:table-cell>
          <table:table-cell office:value-type="float" office:value="-131.78654" calcext:value-type="float">
            <text:p>-131.78654</text:p>
          </table:table-cell>
          <table:table-cell office:value-type="float" office:value="1.635092" calcext:value-type="float">
            <text:p>1.635092</text:p>
          </table:table-cell>
          <table:table-cell/>
          <table:table-cell office:value-type="float" office:value="1.484126" calcext:value-type="float">
            <text:p>1.484126</text:p>
          </table:table-cell>
          <table:table-cell office:value-type="float" office:value="6.889665" calcext:value-type="float">
            <text:p>6.889665</text:p>
          </table:table-cell>
          <table:table-cell/>
          <table:table-cell office:value-type="float" office:value="6.798553" calcext:value-type="float">
            <text:p>6.798553</text:p>
          </table:table-cell>
          <table:table-cell office:value-type="float" office:value="13.601298" calcext:value-type="float">
            <text:p>13.601298</text:p>
          </table:table-cell>
          <table:table-cell office:value-type="float" office:value="153396" calcext:value-type="float">
            <text:p>153396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871" calcext:value-type="float">
            <text:p>6187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49186" calcext:value-type="float">
            <text:p>-131.849186</text:p>
          </table:table-cell>
          <table:table-cell office:value-type="float" office:value="-132.402" calcext:value-type="float">
            <text:p>-132.402</text:p>
          </table:table-cell>
          <table:table-cell/>
          <table:table-cell office:value-type="float" office:value="-131.849186" calcext:value-type="float">
            <text:p>-131.849186</text:p>
          </table:table-cell>
          <table:table-cell office:value-type="float" office:value="-132.402" calcext:value-type="float">
            <text:p>-132.402</text:p>
          </table:table-cell>
          <table:table-cell office:value-type="float" office:value="-131.823568" calcext:value-type="float">
            <text:p>-131.823568</text:p>
          </table:table-cell>
          <table:table-cell office:value-type="float" office:value="1.643795" calcext:value-type="float">
            <text:p>1.643795</text:p>
          </table:table-cell>
          <table:table-cell/>
          <table:table-cell office:value-type="float" office:value="1.558596" calcext:value-type="float">
            <text:p>1.558596</text:p>
          </table:table-cell>
          <table:table-cell office:value-type="float" office:value="6.787278" calcext:value-type="float">
            <text:p>6.787278</text:p>
          </table:table-cell>
          <table:table-cell/>
          <table:table-cell office:value-type="float" office:value="6.845761" calcext:value-type="float">
            <text:p>6.845761</text:p>
          </table:table-cell>
          <table:table-cell office:value-type="float" office:value="14.345343" calcext:value-type="float">
            <text:p>14.345343</text:p>
          </table:table-cell>
          <table:table-cell office:value-type="float" office:value="153396" calcext:value-type="float">
            <text:p>153396</text:p>
          </table:table-cell>
          <table:table-cell office:value-type="float" office:value="2.074232" calcext:value-type="float">
            <text:p>2.074232</text:p>
          </table:table-cell>
        </table:table-row>
        <table:table-row table:style-name="ro1">
          <table:table-cell office:value-type="float" office:value="61876" calcext:value-type="float">
            <text:p>6187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23568" calcext:value-type="float">
            <text:p>-131.823568</text:p>
          </table:table-cell>
          <table:table-cell office:value-type="float" office:value="-126.676" calcext:value-type="float">
            <text:p>-126.676</text:p>
          </table:table-cell>
          <table:table-cell/>
          <table:table-cell office:value-type="float" office:value="-131.823568" calcext:value-type="float">
            <text:p>-131.823568</text:p>
          </table:table-cell>
          <table:table-cell office:value-type="float" office:value="-126.676" calcext:value-type="float">
            <text:p>-126.676</text:p>
          </table:table-cell>
          <table:table-cell office:value-type="float" office:value="-131.83156" calcext:value-type="float">
            <text:p>-131.83156</text:p>
          </table:table-cell>
          <table:table-cell office:value-type="float" office:value="1.370104" calcext:value-type="float">
            <text:p>1.370104</text:p>
          </table:table-cell>
          <table:table-cell/>
          <table:table-cell office:value-type="float" office:value="1.601341" calcext:value-type="float">
            <text:p>1.601341</text:p>
          </table:table-cell>
          <table:table-cell office:value-type="float" office:value="6.771812" calcext:value-type="float">
            <text:p>6.771812</text:p>
          </table:table-cell>
          <table:table-cell/>
          <table:table-cell office:value-type="float" office:value="6.816733" calcext:value-type="float">
            <text:p>6.816733</text:p>
          </table:table-cell>
          <table:table-cell office:value-type="float" office:value="16.436025" calcext:value-type="float">
            <text:p>16.436025</text:p>
          </table:table-cell>
          <table:table-cell office:value-type="float" office:value="153403" calcext:value-type="float">
            <text:p>153403</text:p>
          </table:table-cell>
          <table:table-cell office:value-type="float" office:value="1.731325" calcext:value-type="float">
            <text:p>1.731325</text:p>
          </table:table-cell>
        </table:table-row>
        <table:table-row table:style-name="ro1">
          <table:table-cell office:value-type="float" office:value="61888" calcext:value-type="float">
            <text:p>6188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83156" calcext:value-type="float">
            <text:p>-131.83156</text:p>
          </table:table-cell>
          <table:table-cell office:value-type="float" office:value="-134.327" calcext:value-type="float">
            <text:p>-134.327</text:p>
          </table:table-cell>
          <table:table-cell/>
          <table:table-cell office:value-type="float" office:value="-131.83156" calcext:value-type="float">
            <text:p>-131.83156</text:p>
          </table:table-cell>
          <table:table-cell office:value-type="float" office:value="-134.327" calcext:value-type="float">
            <text:p>-134.327</text:p>
          </table:table-cell>
          <table:table-cell office:value-type="float" office:value="-131.769598" calcext:value-type="float">
            <text:p>-131.769598</text:p>
          </table:table-cell>
          <table:table-cell office:value-type="float" office:value="1.634679" calcext:value-type="float">
            <text:p>1.634679</text:p>
          </table:table-cell>
          <table:table-cell/>
          <table:table-cell office:value-type="float" office:value="1.4848" calcext:value-type="float">
            <text:p>1.4848</text:p>
          </table:table-cell>
          <table:table-cell office:value-type="float" office:value="6.89018" calcext:value-type="float">
            <text:p>6.89018</text:p>
          </table:table-cell>
          <table:table-cell/>
          <table:table-cell office:value-type="float" office:value="6.799425" calcext:value-type="float">
            <text:p>6.799425</text:p>
          </table:table-cell>
          <table:table-cell office:value-type="float" office:value="13.607426" calcext:value-type="float">
            <text:p>13.607426</text:p>
          </table:table-cell>
          <table:table-cell office:value-type="float" office:value="153398" calcext:value-type="float">
            <text:p>153398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892" calcext:value-type="float">
            <text:p>618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83156" calcext:value-type="float">
            <text:p>-131.83156</text:p>
          </table:table-cell>
          <table:table-cell office:value-type="float" office:value="-132.422" calcext:value-type="float">
            <text:p>-132.422</text:p>
          </table:table-cell>
          <table:table-cell/>
          <table:table-cell office:value-type="float" office:value="-131.83156" calcext:value-type="float">
            <text:p>-131.83156</text:p>
          </table:table-cell>
          <table:table-cell office:value-type="float" office:value="-132.422" calcext:value-type="float">
            <text:p>-132.422</text:p>
          </table:table-cell>
          <table:table-cell office:value-type="float" office:value="-131.806645" calcext:value-type="float">
            <text:p>-131.806645</text:p>
          </table:table-cell>
          <table:table-cell office:value-type="float" office:value="1.643239" calcext:value-type="float">
            <text:p>1.643239</text:p>
          </table:table-cell>
          <table:table-cell/>
          <table:table-cell office:value-type="float" office:value="1.558729" calcext:value-type="float">
            <text:p>1.558729</text:p>
          </table:table-cell>
          <table:table-cell office:value-type="float" office:value="6.787796" calcext:value-type="float">
            <text:p>6.787796</text:p>
          </table:table-cell>
          <table:table-cell/>
          <table:table-cell office:value-type="float" office:value="6.846443" calcext:value-type="float">
            <text:p>6.846443</text:p>
          </table:table-cell>
          <table:table-cell office:value-type="float" office:value="14.396492" calcext:value-type="float">
            <text:p>14.396492</text:p>
          </table:table-cell>
          <table:table-cell office:value-type="float" office:value="153398" calcext:value-type="float">
            <text:p>153398</text:p>
          </table:table-cell>
          <table:table-cell office:value-type="float" office:value="2.074232" calcext:value-type="float">
            <text:p>2.074232</text:p>
          </table:table-cell>
        </table:table-row>
        <table:table-row table:style-name="ro1">
          <table:table-cell office:value-type="float" office:value="61904" calcext:value-type="float">
            <text:p>6190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06645" calcext:value-type="float">
            <text:p>-131.806645</text:p>
          </table:table-cell>
          <table:table-cell office:value-type="float" office:value="-126.631" calcext:value-type="float">
            <text:p>-126.631</text:p>
          </table:table-cell>
          <table:table-cell/>
          <table:table-cell office:value-type="float" office:value="-131.806645" calcext:value-type="float">
            <text:p>-131.806645</text:p>
          </table:table-cell>
          <table:table-cell office:value-type="float" office:value="-126.631" calcext:value-type="float">
            <text:p>-126.631</text:p>
          </table:table-cell>
          <table:table-cell office:value-type="float" office:value="-131.815079" calcext:value-type="float">
            <text:p>-131.815079</text:p>
          </table:table-cell>
          <table:table-cell office:value-type="float" office:value="1.368834" calcext:value-type="float">
            <text:p>1.368834</text:p>
          </table:table-cell>
          <table:table-cell/>
          <table:table-cell office:value-type="float" office:value="1.601139" calcext:value-type="float">
            <text:p>1.601139</text:p>
          </table:table-cell>
          <table:table-cell office:value-type="float" office:value="6.76978" calcext:value-type="float">
            <text:p>6.76978</text:p>
          </table:table-cell>
          <table:table-cell/>
          <table:table-cell office:value-type="float" office:value="6.817344" calcext:value-type="float">
            <text:p>6.817344</text:p>
          </table:table-cell>
          <table:table-cell office:value-type="float" office:value="16.49653" calcext:value-type="float">
            <text:p>16.49653</text:p>
          </table:table-cell>
          <table:table-cell office:value-type="float" office:value="153405" calcext:value-type="float">
            <text:p>153405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932" calcext:value-type="float">
            <text:p>6193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815079" calcext:value-type="float">
            <text:p>-131.815079</text:p>
          </table:table-cell>
          <table:table-cell office:value-type="float" office:value="-126.532" calcext:value-type="float">
            <text:p>-126.532</text:p>
          </table:table-cell>
          <table:table-cell/>
          <table:table-cell office:value-type="float" office:value="-131.815079" calcext:value-type="float">
            <text:p>-131.815079</text:p>
          </table:table-cell>
          <table:table-cell office:value-type="float" office:value="-126.532" calcext:value-type="float">
            <text:p>-126.532</text:p>
          </table:table-cell>
          <table:table-cell office:value-type="float" office:value="-131.753014" calcext:value-type="float">
            <text:p>-131.753014</text:p>
          </table:table-cell>
          <table:table-cell office:value-type="float" office:value="1.368623" calcext:value-type="float">
            <text:p>1.368623</text:p>
          </table:table-cell>
          <table:table-cell/>
          <table:table-cell office:value-type="float" office:value="1.484" calcext:value-type="float">
            <text:p>1.484</text:p>
          </table:table-cell>
          <table:table-cell office:value-type="float" office:value="6.769849" calcext:value-type="float">
            <text:p>6.769849</text:p>
          </table:table-cell>
          <table:table-cell/>
          <table:table-cell office:value-type="float" office:value="6.798766" calcext:value-type="float">
            <text:p>6.798766</text:p>
          </table:table-cell>
          <table:table-cell office:value-type="float" office:value="16.613315" calcext:value-type="float">
            <text:p>16.613315</text:p>
          </table:table-cell>
          <table:table-cell office:value-type="float" office:value="153408" calcext:value-type="float">
            <text:p>153408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935" calcext:value-type="float">
            <text:p>6193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53014" calcext:value-type="float">
            <text:p>-131.753014</text:p>
          </table:table-cell>
          <table:table-cell office:value-type="float" office:value="-134.346" calcext:value-type="float">
            <text:p>-134.346</text:p>
          </table:table-cell>
          <table:table-cell/>
          <table:table-cell office:value-type="float" office:value="-131.753014" calcext:value-type="float">
            <text:p>-131.753014</text:p>
          </table:table-cell>
          <table:table-cell office:value-type="float" office:value="-134.346" calcext:value-type="float">
            <text:p>-134.346</text:p>
          </table:table-cell>
          <table:table-cell office:value-type="float" office:value="-131.690913" calcext:value-type="float">
            <text:p>-131.690913</text:p>
          </table:table-cell>
          <table:table-cell office:value-type="float" office:value="1.632837" calcext:value-type="float">
            <text:p>1.632837</text:p>
          </table:table-cell>
          <table:table-cell/>
          <table:table-cell office:value-type="float" office:value="1.425699" calcext:value-type="float">
            <text:p>1.425699</text:p>
          </table:table-cell>
          <table:table-cell office:value-type="float" office:value="6.892472" calcext:value-type="float">
            <text:p>6.892472</text:p>
          </table:table-cell>
          <table:table-cell/>
          <table:table-cell office:value-type="float" office:value="6.786915" calcext:value-type="float">
            <text:p>6.786915</text:p>
          </table:table-cell>
          <table:table-cell office:value-type="float" office:value="13.713652" calcext:value-type="float">
            <text:p>13.713652</text:p>
          </table:table-cell>
          <table:table-cell office:value-type="float" office:value="153403" calcext:value-type="float">
            <text:p>153403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939" calcext:value-type="float">
            <text:p>619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53014" calcext:value-type="float">
            <text:p>-131.753014</text:p>
          </table:table-cell>
          <table:table-cell office:value-type="float" office:value="-132.406" calcext:value-type="float">
            <text:p>-132.406</text:p>
          </table:table-cell>
          <table:table-cell/>
          <table:table-cell office:value-type="float" office:value="-131.753014" calcext:value-type="float">
            <text:p>-131.753014</text:p>
          </table:table-cell>
          <table:table-cell office:value-type="float" office:value="-132.406" calcext:value-type="float">
            <text:p>-132.406</text:p>
          </table:table-cell>
          <table:table-cell office:value-type="float" office:value="-131.729078" calcext:value-type="float">
            <text:p>-131.729078</text:p>
          </table:table-cell>
          <table:table-cell office:value-type="float" office:value="1.642455" calcext:value-type="float">
            <text:p>1.642455</text:p>
          </table:table-cell>
          <table:table-cell/>
          <table:table-cell office:value-type="float" office:value="1.528045" calcext:value-type="float">
            <text:p>1.528045</text:p>
          </table:table-cell>
          <table:table-cell office:value-type="float" office:value="6.791994" calcext:value-type="float">
            <text:p>6.791994</text:p>
          </table:table-cell>
          <table:table-cell/>
          <table:table-cell office:value-type="float" office:value="6.842049" calcext:value-type="float">
            <text:p>6.842049</text:p>
          </table:table-cell>
          <table:table-cell office:value-type="float" office:value="14.503146" calcext:value-type="float">
            <text:p>14.503146</text:p>
          </table:table-cell>
          <table:table-cell office:value-type="float" office:value="153403" calcext:value-type="float">
            <text:p>153403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952" calcext:value-type="float">
            <text:p>6195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729078" calcext:value-type="float">
            <text:p>-131.729078</text:p>
          </table:table-cell>
          <table:table-cell office:value-type="float" office:value="-126.52" calcext:value-type="float">
            <text:p>-126.52</text:p>
          </table:table-cell>
          <table:table-cell/>
          <table:table-cell office:value-type="float" office:value="-131.729078" calcext:value-type="float">
            <text:p>-131.729078</text:p>
          </table:table-cell>
          <table:table-cell office:value-type="float" office:value="-126.52" calcext:value-type="float">
            <text:p>-126.52</text:p>
          </table:table-cell>
          <table:table-cell office:value-type="float" office:value="-131.738286" calcext:value-type="float">
            <text:p>-131.738286</text:p>
          </table:table-cell>
          <table:table-cell office:value-type="float" office:value="1.370776" calcext:value-type="float">
            <text:p>1.370776</text:p>
          </table:table-cell>
          <table:table-cell/>
          <table:table-cell office:value-type="float" office:value="1.585395" calcext:value-type="float">
            <text:p>1.585395</text:p>
          </table:table-cell>
          <table:table-cell office:value-type="float" office:value="6.769141" calcext:value-type="float">
            <text:p>6.769141</text:p>
          </table:table-cell>
          <table:table-cell/>
          <table:table-cell office:value-type="float" office:value="6.817355" calcext:value-type="float">
            <text:p>6.817355</text:p>
          </table:table-cell>
          <table:table-cell office:value-type="float" office:value="16.532874" calcext:value-type="float">
            <text:p>16.532874</text:p>
          </table:table-cell>
          <table:table-cell office:value-type="float" office:value="153412" calcext:value-type="float">
            <text:p>153412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955" calcext:value-type="float">
            <text:p>6195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38286" calcext:value-type="float">
            <text:p>-131.738286</text:p>
          </table:table-cell>
          <table:table-cell office:value-type="float" office:value="-134.338" calcext:value-type="float">
            <text:p>-134.338</text:p>
          </table:table-cell>
          <table:table-cell/>
          <table:table-cell office:value-type="float" office:value="-131.738286" calcext:value-type="float">
            <text:p>-131.738286</text:p>
          </table:table-cell>
          <table:table-cell office:value-type="float" office:value="-134.338" calcext:value-type="float">
            <text:p>-134.338</text:p>
          </table:table-cell>
          <table:table-cell office:value-type="float" office:value="-131.675914" calcext:value-type="float">
            <text:p>-131.675914</text:p>
          </table:table-cell>
          <table:table-cell office:value-type="float" office:value="1.634183" calcext:value-type="float">
            <text:p>1.634183</text:p>
          </table:table-cell>
          <table:table-cell/>
          <table:table-cell office:value-type="float" office:value="1.477073" calcext:value-type="float">
            <text:p>1.477073</text:p>
          </table:table-cell>
          <table:table-cell office:value-type="float" office:value="6.894797" calcext:value-type="float">
            <text:p>6.894797</text:p>
          </table:table-cell>
          <table:table-cell/>
          <table:table-cell office:value-type="float" office:value="6.798093" calcext:value-type="float">
            <text:p>6.798093</text:p>
          </table:table-cell>
          <table:table-cell office:value-type="float" office:value="13.746373" calcext:value-type="float">
            <text:p>13.746373</text:p>
          </table:table-cell>
          <table:table-cell office:value-type="float" office:value="153407" calcext:value-type="float">
            <text:p>153407</text:p>
          </table:table-cell>
          <table:table-cell office:value-type="float" office:value="1.738758" calcext:value-type="float">
            <text:p>1.738758</text:p>
          </table:table-cell>
        </table:table-row>
        <table:table-row table:style-name="ro1">
          <table:table-cell office:value-type="float" office:value="61960" calcext:value-type="float">
            <text:p>6196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38286" calcext:value-type="float">
            <text:p>-131.738286</text:p>
          </table:table-cell>
          <table:table-cell office:value-type="float" office:value="-132.385" calcext:value-type="float">
            <text:p>-132.385</text:p>
          </table:table-cell>
          <table:table-cell/>
          <table:table-cell office:value-type="float" office:value="-131.738286" calcext:value-type="float">
            <text:p>-131.738286</text:p>
          </table:table-cell>
          <table:table-cell office:value-type="float" office:value="-132.385" calcext:value-type="float">
            <text:p>-132.385</text:p>
          </table:table-cell>
          <table:table-cell office:value-type="float" office:value="-131.71409" calcext:value-type="float">
            <text:p>-131.71409</text:p>
          </table:table-cell>
          <table:table-cell office:value-type="float" office:value="1.64199" calcext:value-type="float">
            <text:p>1.64199</text:p>
          </table:table-cell>
          <table:table-cell/>
          <table:table-cell office:value-type="float" office:value="1.554507" calcext:value-type="float">
            <text:p>1.554507</text:p>
          </table:table-cell>
          <table:table-cell office:value-type="float" office:value="6.792426" calcext:value-type="float">
            <text:p>6.792426</text:p>
          </table:table-cell>
          <table:table-cell/>
          <table:table-cell office:value-type="float" office:value="6.848235" calcext:value-type="float">
            <text:p>6.848235</text:p>
          </table:table-cell>
          <table:table-cell office:value-type="float" office:value="14.494607" calcext:value-type="float">
            <text:p>14.494607</text:p>
          </table:table-cell>
          <table:table-cell office:value-type="float" office:value="153407" calcext:value-type="float">
            <text:p>153407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972" calcext:value-type="float">
            <text:p>6197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71409" calcext:value-type="float">
            <text:p>-131.71409</text:p>
          </table:table-cell>
          <table:table-cell office:value-type="float" office:value="-126.515" calcext:value-type="float">
            <text:p>-126.515</text:p>
          </table:table-cell>
          <table:table-cell/>
          <table:table-cell office:value-type="float" office:value="-131.71409" calcext:value-type="float">
            <text:p>-131.71409</text:p>
          </table:table-cell>
          <table:table-cell office:value-type="float" office:value="-126.515" calcext:value-type="float">
            <text:p>-126.515</text:p>
          </table:table-cell>
          <table:table-cell office:value-type="float" office:value="-131.723222" calcext:value-type="float">
            <text:p>-131.723222</text:p>
          </table:table-cell>
          <table:table-cell office:value-type="float" office:value="1.371152" calcext:value-type="float">
            <text:p>1.371152</text:p>
          </table:table-cell>
          <table:table-cell/>
          <table:table-cell office:value-type="float" office:value="1.598409" calcext:value-type="float">
            <text:p>1.598409</text:p>
          </table:table-cell>
          <table:table-cell office:value-type="float" office:value="6.769018" calcext:value-type="float">
            <text:p>6.769018</text:p>
          </table:table-cell>
          <table:table-cell/>
          <table:table-cell office:value-type="float" office:value="6.820583" calcext:value-type="float">
            <text:p>6.820583</text:p>
          </table:table-cell>
          <table:table-cell office:value-type="float" office:value="16.522017" calcext:value-type="float">
            <text:p>16.522017</text:p>
          </table:table-cell>
          <table:table-cell office:value-type="float" office:value="153415" calcext:value-type="float">
            <text:p>153415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982" calcext:value-type="float">
            <text:p>6198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23222" calcext:value-type="float">
            <text:p>-131.723222</text:p>
          </table:table-cell>
          <table:table-cell office:value-type="float" office:value="-134.335" calcext:value-type="float">
            <text:p>-134.335</text:p>
          </table:table-cell>
          <table:table-cell/>
          <table:table-cell office:value-type="float" office:value="-131.723222" calcext:value-type="float">
            <text:p>-131.723222</text:p>
          </table:table-cell>
          <table:table-cell office:value-type="float" office:value="-134.335" calcext:value-type="float">
            <text:p>-134.335</text:p>
          </table:table-cell>
          <table:table-cell office:value-type="float" office:value="-131.660911" calcext:value-type="float">
            <text:p>-131.660911</text:p>
          </table:table-cell>
          <table:table-cell office:value-type="float" office:value="1.633828" calcext:value-type="float">
            <text:p>1.633828</text:p>
          </table:table-cell>
          <table:table-cell/>
          <table:table-cell office:value-type="float" office:value="1.483698" calcext:value-type="float">
            <text:p>1.483698</text:p>
          </table:table-cell>
          <table:table-cell office:value-type="float" office:value="6.895236" calcext:value-type="float">
            <text:p>6.895236</text:p>
          </table:table-cell>
          <table:table-cell/>
          <table:table-cell office:value-type="float" office:value="6.799922" calcext:value-type="float">
            <text:p>6.799922</text:p>
          </table:table-cell>
          <table:table-cell office:value-type="float" office:value="13.759535" calcext:value-type="float">
            <text:p>13.759535</text:p>
          </table:table-cell>
          <table:table-cell office:value-type="float" office:value="153411" calcext:value-type="float">
            <text:p>153411</text:p>
          </table:table-cell>
          <table:table-cell office:value-type="float" office:value="1.738758" calcext:value-type="float">
            <text:p>1.738758</text:p>
          </table:table-cell>
        </table:table-row>
        <table:table-row table:style-name="ro1">
          <table:table-cell office:value-type="float" office:value="61985" calcext:value-type="float">
            <text:p>6198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23222" calcext:value-type="float">
            <text:p>-131.723222</text:p>
          </table:table-cell>
          <table:table-cell office:value-type="float" office:value="-132.378" calcext:value-type="float">
            <text:p>-132.378</text:p>
          </table:table-cell>
          <table:table-cell/>
          <table:table-cell office:value-type="float" office:value="-131.723222" calcext:value-type="float">
            <text:p>-131.723222</text:p>
          </table:table-cell>
          <table:table-cell office:value-type="float" office:value="-132.378" calcext:value-type="float">
            <text:p>-132.378</text:p>
          </table:table-cell>
          <table:table-cell office:value-type="float" office:value="-131.699223" calcext:value-type="float">
            <text:p>-131.699223</text:p>
          </table:table-cell>
          <table:table-cell office:value-type="float" office:value="1.641514" calcext:value-type="float">
            <text:p>1.641514</text:p>
          </table:table-cell>
          <table:table-cell/>
          <table:table-cell office:value-type="float" office:value="1.557654" calcext:value-type="float">
            <text:p>1.557654</text:p>
          </table:table-cell>
          <table:table-cell office:value-type="float" office:value="6.792867" calcext:value-type="float">
            <text:p>6.792867</text:p>
          </table:table-cell>
          <table:table-cell/>
          <table:table-cell office:value-type="float" office:value="6.849298" calcext:value-type="float">
            <text:p>6.849298</text:p>
          </table:table-cell>
          <table:table-cell office:value-type="float" office:value="14.505586" calcext:value-type="float">
            <text:p>14.505586</text:p>
          </table:table-cell>
          <table:table-cell office:value-type="float" office:value="153411" calcext:value-type="float">
            <text:p>153411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1992" calcext:value-type="float">
            <text:p>619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699223" calcext:value-type="float">
            <text:p>-131.699223</text:p>
          </table:table-cell>
          <table:table-cell office:value-type="float" office:value="-126.526" calcext:value-type="float">
            <text:p>-126.526</text:p>
          </table:table-cell>
          <table:table-cell/>
          <table:table-cell office:value-type="float" office:value="-131.699223" calcext:value-type="float">
            <text:p>-131.699223</text:p>
          </table:table-cell>
          <table:table-cell office:value-type="float" office:value="-126.526" calcext:value-type="float">
            <text:p>-126.526</text:p>
          </table:table-cell>
          <table:table-cell office:value-type="float" office:value="-131.711201" calcext:value-type="float">
            <text:p>-131.711201</text:p>
          </table:table-cell>
          <table:table-cell office:value-type="float" office:value="1.371524" calcext:value-type="float">
            <text:p>1.371524</text:p>
          </table:table-cell>
          <table:table-cell/>
          <table:table-cell office:value-type="float" office:value="1.599748" calcext:value-type="float">
            <text:p>1.599748</text:p>
          </table:table-cell>
          <table:table-cell office:value-type="float" office:value="6.768896" calcext:value-type="float">
            <text:p>6.768896</text:p>
          </table:table-cell>
          <table:table-cell/>
          <table:table-cell office:value-type="float" office:value="6.821328" calcext:value-type="float">
            <text:p>6.821328</text:p>
          </table:table-cell>
          <table:table-cell office:value-type="float" office:value="16.493898" calcext:value-type="float">
            <text:p>16.493898</text:p>
          </table:table-cell>
          <table:table-cell office:value-type="float" office:value="153417" calcext:value-type="float">
            <text:p>153417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1995" calcext:value-type="float">
            <text:p>6199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11201" calcext:value-type="float">
            <text:p>-131.711201</text:p>
          </table:table-cell>
          <table:table-cell office:value-type="float" office:value="-134.302" calcext:value-type="float">
            <text:p>-134.302</text:p>
          </table:table-cell>
          <table:table-cell/>
          <table:table-cell office:value-type="float" office:value="-131.711201" calcext:value-type="float">
            <text:p>-131.711201</text:p>
          </table:table-cell>
          <table:table-cell office:value-type="float" office:value="-134.302" calcext:value-type="float">
            <text:p>-134.302</text:p>
          </table:table-cell>
          <table:table-cell office:value-type="float" office:value="-131.649113" calcext:value-type="float">
            <text:p>-131.649113</text:p>
          </table:table-cell>
          <table:table-cell office:value-type="float" office:value="1.631856" calcext:value-type="float">
            <text:p>1.631856</text:p>
          </table:table-cell>
          <table:table-cell/>
          <table:table-cell office:value-type="float" office:value="1.48454" calcext:value-type="float">
            <text:p>1.48454</text:p>
          </table:table-cell>
          <table:table-cell office:value-type="float" office:value="6.893691" calcext:value-type="float">
            <text:p>6.893691</text:p>
          </table:table-cell>
          <table:table-cell/>
          <table:table-cell office:value-type="float" office:value="6.800228" calcext:value-type="float">
            <text:p>6.800228</text:p>
          </table:table-cell>
          <table:table-cell office:value-type="float" office:value="13.71127" calcext:value-type="float">
            <text:p>13.71127</text:p>
          </table:table-cell>
          <table:table-cell office:value-type="float" office:value="153412" calcext:value-type="float">
            <text:p>153412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1998" calcext:value-type="float">
            <text:p>61998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11201" calcext:value-type="float">
            <text:p>-131.711201</text:p>
          </table:table-cell>
          <table:table-cell office:value-type="float" office:value="-132.382" calcext:value-type="float">
            <text:p>-132.382</text:p>
          </table:table-cell>
          <table:table-cell/>
          <table:table-cell office:value-type="float" office:value="-131.711201" calcext:value-type="float">
            <text:p>-131.711201</text:p>
          </table:table-cell>
          <table:table-cell office:value-type="float" office:value="-132.382" calcext:value-type="float">
            <text:p>-132.382</text:p>
          </table:table-cell>
          <table:table-cell office:value-type="float" office:value="-131.687293" calcext:value-type="float">
            <text:p>-131.687293</text:p>
          </table:table-cell>
          <table:table-cell office:value-type="float" office:value="1.639444" calcext:value-type="float">
            <text:p>1.639444</text:p>
          </table:table-cell>
          <table:table-cell/>
          <table:table-cell office:value-type="float" office:value="1.557118" calcext:value-type="float">
            <text:p>1.557118</text:p>
          </table:table-cell>
          <table:table-cell office:value-type="float" office:value="6.791324" calcext:value-type="float">
            <text:p>6.791324</text:p>
          </table:table-cell>
          <table:table-cell/>
          <table:table-cell office:value-type="float" office:value="6.848634" calcext:value-type="float">
            <text:p>6.848634</text:p>
          </table:table-cell>
          <table:table-cell office:value-type="float" office:value="14.50573" calcext:value-type="float">
            <text:p>14.50573</text:p>
          </table:table-cell>
          <table:table-cell office:value-type="float" office:value="153412" calcext:value-type="float">
            <text:p>153412</text:p>
          </table:table-cell>
          <table:table-cell office:value-type="float" office:value="2.074232" calcext:value-type="float">
            <text:p>2.074232</text:p>
          </table:table-cell>
        </table:table-row>
        <table:table-row table:style-name="ro1">
          <table:table-cell office:value-type="float" office:value="62012" calcext:value-type="float">
            <text:p>6201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687293" calcext:value-type="float">
            <text:p>-131.687293</text:p>
          </table:table-cell>
          <table:table-cell office:value-type="float" office:value="-126.518" calcext:value-type="float">
            <text:p>-126.518</text:p>
          </table:table-cell>
          <table:table-cell/>
          <table:table-cell office:value-type="float" office:value="-131.687293" calcext:value-type="float">
            <text:p>-131.687293</text:p>
          </table:table-cell>
          <table:table-cell office:value-type="float" office:value="-126.518" calcext:value-type="float">
            <text:p>-126.518</text:p>
          </table:table-cell>
          <table:table-cell office:value-type="float" office:value="-131.694032" calcext:value-type="float">
            <text:p>-131.694032</text:p>
          </table:table-cell>
          <table:table-cell office:value-type="float" office:value="1.371823" calcext:value-type="float">
            <text:p>1.371823</text:p>
          </table:table-cell>
          <table:table-cell/>
          <table:table-cell office:value-type="float" office:value="1.598452" calcext:value-type="float">
            <text:p>1.598452</text:p>
          </table:table-cell>
          <table:table-cell office:value-type="float" office:value="6.768798" calcext:value-type="float">
            <text:p>6.768798</text:p>
          </table:table-cell>
          <table:table-cell/>
          <table:table-cell office:value-type="float" office:value="6.820226" calcext:value-type="float">
            <text:p>6.820226</text:p>
          </table:table-cell>
          <table:table-cell office:value-type="float" office:value="16.489626" calcext:value-type="float">
            <text:p>16.489626</text:p>
          </table:table-cell>
          <table:table-cell office:value-type="float" office:value="153421" calcext:value-type="float">
            <text:p>153421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019" calcext:value-type="float">
            <text:p>6201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94032" calcext:value-type="float">
            <text:p>-131.694032</text:p>
          </table:table-cell>
          <table:table-cell office:value-type="float" office:value="-134.317" calcext:value-type="float">
            <text:p>-134.317</text:p>
          </table:table-cell>
          <table:table-cell/>
          <table:table-cell office:value-type="float" office:value="-131.694032" calcext:value-type="float">
            <text:p>-131.694032</text:p>
          </table:table-cell>
          <table:table-cell office:value-type="float" office:value="-134.317" calcext:value-type="float">
            <text:p>-134.317</text:p>
          </table:table-cell>
          <table:table-cell office:value-type="float" office:value="-131.632005" calcext:value-type="float">
            <text:p>-131.632005</text:p>
          </table:table-cell>
          <table:table-cell office:value-type="float" office:value="1.631452" calcext:value-type="float">
            <text:p>1.631452</text:p>
          </table:table-cell>
          <table:table-cell/>
          <table:table-cell office:value-type="float" office:value="1.484064" calcext:value-type="float">
            <text:p>1.484064</text:p>
          </table:table-cell>
          <table:table-cell office:value-type="float" office:value="6.894191" calcext:value-type="float">
            <text:p>6.894191</text:p>
          </table:table-cell>
          <table:table-cell/>
          <table:table-cell office:value-type="float" office:value="6.799586" calcext:value-type="float">
            <text:p>6.799586</text:p>
          </table:table-cell>
          <table:table-cell office:value-type="float" office:value="13.746302" calcext:value-type="float">
            <text:p>13.746302</text:p>
          </table:table-cell>
          <table:table-cell office:value-type="float" office:value="153416" calcext:value-type="float">
            <text:p>153416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023" calcext:value-type="float">
            <text:p>6202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94032" calcext:value-type="float">
            <text:p>-131.694032</text:p>
          </table:table-cell>
          <table:table-cell office:value-type="float" office:value="-132.402" calcext:value-type="float">
            <text:p>-132.402</text:p>
          </table:table-cell>
          <table:table-cell/>
          <table:table-cell office:value-type="float" office:value="-131.694032" calcext:value-type="float">
            <text:p>-131.694032</text:p>
          </table:table-cell>
          <table:table-cell office:value-type="float" office:value="-132.402" calcext:value-type="float">
            <text:p>-132.402</text:p>
          </table:table-cell>
          <table:table-cell office:value-type="float" office:value="-131.67051" calcext:value-type="float">
            <text:p>-131.67051</text:p>
          </table:table-cell>
          <table:table-cell office:value-type="float" office:value="1.638902" calcext:value-type="float">
            <text:p>1.638902</text:p>
          </table:table-cell>
          <table:table-cell/>
          <table:table-cell office:value-type="float" office:value="1.556653" calcext:value-type="float">
            <text:p>1.556653</text:p>
          </table:table-cell>
          <table:table-cell office:value-type="float" office:value="6.791826" calcext:value-type="float">
            <text:p>6.791826</text:p>
          </table:table-cell>
          <table:table-cell/>
          <table:table-cell office:value-type="float" office:value="6.848582" calcext:value-type="float">
            <text:p>6.848582</text:p>
          </table:table-cell>
          <table:table-cell office:value-type="float" office:value="14.556258" calcext:value-type="float">
            <text:p>14.556258</text:p>
          </table:table-cell>
          <table:table-cell office:value-type="float" office:value="153416" calcext:value-type="float">
            <text:p>153416</text:p>
          </table:table-cell>
          <table:table-cell office:value-type="float" office:value="2.074232" calcext:value-type="float">
            <text:p>2.074232</text:p>
          </table:table-cell>
        </table:table-row>
        <table:table-row table:style-name="ro1">
          <table:table-cell office:value-type="float" office:value="62033" calcext:value-type="float">
            <text:p>6203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67051" calcext:value-type="float">
            <text:p>-131.67051</text:p>
          </table:table-cell>
          <table:table-cell office:value-type="float" office:value="-126.508" calcext:value-type="float">
            <text:p>-126.508</text:p>
          </table:table-cell>
          <table:table-cell/>
          <table:table-cell office:value-type="float" office:value="-131.67051" calcext:value-type="float">
            <text:p>-131.67051</text:p>
          </table:table-cell>
          <table:table-cell office:value-type="float" office:value="-126.508" calcext:value-type="float">
            <text:p>-126.508</text:p>
          </table:table-cell>
          <table:table-cell office:value-type="float" office:value="-131.683171" calcext:value-type="float">
            <text:p>-131.683171</text:p>
          </table:table-cell>
          <table:table-cell office:value-type="float" office:value="1.372243" calcext:value-type="float">
            <text:p>1.372243</text:p>
          </table:table-cell>
          <table:table-cell/>
          <table:table-cell office:value-type="float" office:value="1.597956" calcext:value-type="float">
            <text:p>1.597956</text:p>
          </table:table-cell>
          <table:table-cell office:value-type="float" office:value="6.768661" calcext:value-type="float">
            <text:p>6.768661</text:p>
          </table:table-cell>
          <table:table-cell/>
          <table:table-cell office:value-type="float" office:value="6.820464" calcext:value-type="float">
            <text:p>6.820464</text:p>
          </table:table-cell>
          <table:table-cell office:value-type="float" office:value="16.482252" calcext:value-type="float">
            <text:p>16.482252</text:p>
          </table:table-cell>
          <table:table-cell office:value-type="float" office:value="153423" calcext:value-type="float">
            <text:p>153423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83171" calcext:value-type="float">
            <text:p>-131.683171</text:p>
          </table:table-cell>
          <table:table-cell office:value-type="float" office:value="-134.327" calcext:value-type="float">
            <text:p>-134.327</text:p>
          </table:table-cell>
          <table:table-cell/>
          <table:table-cell office:value-type="float" office:value="-131.683171" calcext:value-type="float">
            <text:p>-131.683171</text:p>
          </table:table-cell>
          <table:table-cell office:value-type="float" office:value="-134.327" calcext:value-type="float">
            <text:p>-134.327</text:p>
          </table:table-cell>
          <table:table-cell office:value-type="float" office:value="-131.621159" calcext:value-type="float">
            <text:p>-131.621159</text:p>
          </table:table-cell>
          <table:table-cell office:value-type="float" office:value="1.631197" calcext:value-type="float">
            <text:p>1.631197</text:p>
          </table:table-cell>
          <table:table-cell/>
          <table:table-cell office:value-type="float" office:value="1.484018" calcext:value-type="float">
            <text:p>1.484018</text:p>
          </table:table-cell>
          <table:table-cell office:value-type="float" office:value="6.894508" calcext:value-type="float">
            <text:p>6.894508</text:p>
          </table:table-cell>
          <table:table-cell/>
          <table:table-cell office:value-type="float" office:value="6.799612" calcext:value-type="float">
            <text:p>6.799612</text:p>
          </table:table-cell>
          <table:table-cell office:value-type="float" office:value="13.76902" calcext:value-type="float">
            <text:p>13.76902</text:p>
          </table:table-cell>
          <table:table-cell office:value-type="float" office:value="153418" calcext:value-type="float">
            <text:p>153418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83171" calcext:value-type="float">
            <text:p>-131.683171</text:p>
          </table:table-cell>
          <table:table-cell office:value-type="float" office:value="-132.417" calcext:value-type="float">
            <text:p>-132.417</text:p>
          </table:table-cell>
          <table:table-cell/>
          <table:table-cell office:value-type="float" office:value="-131.683171" calcext:value-type="float">
            <text:p>-131.683171</text:p>
          </table:table-cell>
          <table:table-cell office:value-type="float" office:value="-132.417" calcext:value-type="float">
            <text:p>-132.417</text:p>
          </table:table-cell>
          <table:table-cell office:value-type="float" office:value="-131.659939" calcext:value-type="float">
            <text:p>-131.659939</text:p>
          </table:table-cell>
          <table:table-cell office:value-type="float" office:value="1.640248" calcext:value-type="float">
            <text:p>1.640248</text:p>
          </table:table-cell>
          <table:table-cell/>
          <table:table-cell office:value-type="float" office:value="1.556489" calcext:value-type="float">
            <text:p>1.556489</text:p>
          </table:table-cell>
          <table:table-cell office:value-type="float" office:value="6.794041" calcext:value-type="float">
            <text:p>6.794041</text:p>
          </table:table-cell>
          <table:table-cell/>
          <table:table-cell office:value-type="float" office:value="6.848766" calcext:value-type="float">
            <text:p>6.848766</text:p>
          </table:table-cell>
          <table:table-cell office:value-type="float" office:value="14.613208" calcext:value-type="float">
            <text:p>14.613208</text:p>
          </table:table-cell>
          <table:table-cell office:value-type="float" office:value="153418" calcext:value-type="float">
            <text:p>153418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051" calcext:value-type="float">
            <text:p>6205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683171" calcext:value-type="float">
            <text:p>-131.683171</text:p>
          </table:table-cell>
          <table:table-cell office:value-type="float" office:value="-126.476" calcext:value-type="float">
            <text:p>-126.476</text:p>
          </table:table-cell>
          <table:table-cell/>
          <table:table-cell office:value-type="float" office:value="-131.683171" calcext:value-type="float">
            <text:p>-131.683171</text:p>
          </table:table-cell>
          <table:table-cell office:value-type="float" office:value="-126.476" calcext:value-type="float">
            <text:p>-126.476</text:p>
          </table:table-cell>
          <table:table-cell office:value-type="float" office:value="-131.670198" calcext:value-type="float">
            <text:p>-131.670198</text:p>
          </table:table-cell>
          <table:table-cell office:value-type="float" office:value="1.371926" calcext:value-type="float">
            <text:p>1.371926</text:p>
          </table:table-cell>
          <table:table-cell/>
          <table:table-cell office:value-type="float" office:value="1.598547" calcext:value-type="float">
            <text:p>1.598547</text:p>
          </table:table-cell>
          <table:table-cell office:value-type="float" office:value="6.768764" calcext:value-type="float">
            <text:p>6.768764</text:p>
          </table:table-cell>
          <table:table-cell/>
          <table:table-cell office:value-type="float" office:value="6.821678" calcext:value-type="float">
            <text:p>6.821678</text:p>
          </table:table-cell>
          <table:table-cell office:value-type="float" office:value="16.5308" calcext:value-type="float">
            <text:p>16.5308</text:p>
          </table:table-cell>
          <table:table-cell office:value-type="float" office:value="153424" calcext:value-type="float">
            <text:p>153424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054" calcext:value-type="float">
            <text:p>6205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70198" calcext:value-type="float">
            <text:p>-131.670198</text:p>
          </table:table-cell>
          <table:table-cell office:value-type="float" office:value="-134.312" calcext:value-type="float">
            <text:p>-134.312</text:p>
          </table:table-cell>
          <table:table-cell/>
          <table:table-cell office:value-type="float" office:value="-131.670198" calcext:value-type="float">
            <text:p>-131.670198</text:p>
          </table:table-cell>
          <table:table-cell office:value-type="float" office:value="-134.312" calcext:value-type="float">
            <text:p>-134.312</text:p>
          </table:table-cell>
          <table:table-cell office:value-type="float" office:value="-131.559687" calcext:value-type="float">
            <text:p>-131.559687</text:p>
          </table:table-cell>
          <table:table-cell office:value-type="float" office:value="1.630892" calcext:value-type="float">
            <text:p>1.630892</text:p>
          </table:table-cell>
          <table:table-cell/>
          <table:table-cell office:value-type="float" office:value="1.427325" calcext:value-type="float">
            <text:p>1.427325</text:p>
          </table:table-cell>
          <table:table-cell office:value-type="float" office:value="6.894886" calcext:value-type="float">
            <text:p>6.894886</text:p>
          </table:table-cell>
          <table:table-cell/>
          <table:table-cell office:value-type="float" office:value="6.786683" calcext:value-type="float">
            <text:p>6.786683</text:p>
          </table:table-cell>
          <table:table-cell office:value-type="float" office:value="13.766812" calcext:value-type="float">
            <text:p>13.766812</text:p>
          </table:table-cell>
          <table:table-cell office:value-type="float" office:value="153420" calcext:value-type="float">
            <text:p>153420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055" calcext:value-type="float">
            <text:p>6205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70198" calcext:value-type="float">
            <text:p>-131.670198</text:p>
          </table:table-cell>
          <table:table-cell office:value-type="float" office:value="-132.399" calcext:value-type="float">
            <text:p>-132.399</text:p>
          </table:table-cell>
          <table:table-cell/>
          <table:table-cell office:value-type="float" office:value="-131.670198" calcext:value-type="float">
            <text:p>-131.670198</text:p>
          </table:table-cell>
          <table:table-cell office:value-type="float" office:value="-132.399" calcext:value-type="float">
            <text:p>-132.399</text:p>
          </table:table-cell>
          <table:table-cell office:value-type="float" office:value="-131.599103" calcext:value-type="float">
            <text:p>-131.599103</text:p>
          </table:table-cell>
          <table:table-cell office:value-type="float" office:value="1.639838" calcext:value-type="float">
            <text:p>1.639838</text:p>
          </table:table-cell>
          <table:table-cell/>
          <table:table-cell office:value-type="float" office:value="1.527809" calcext:value-type="float">
            <text:p>1.527809</text:p>
          </table:table-cell>
          <table:table-cell office:value-type="float" office:value="6.794421" calcext:value-type="float">
            <text:p>6.794421</text:p>
          </table:table-cell>
          <table:table-cell/>
          <table:table-cell office:value-type="float" office:value="6.843184" calcext:value-type="float">
            <text:p>6.843184</text:p>
          </table:table-cell>
          <table:table-cell office:value-type="float" office:value="14.606363" calcext:value-type="float">
            <text:p>14.606363</text:p>
          </table:table-cell>
          <table:table-cell office:value-type="float" office:value="153420" calcext:value-type="float">
            <text:p>153420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071" calcext:value-type="float">
            <text:p>6207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599103" calcext:value-type="float">
            <text:p>-131.599103</text:p>
          </table:table-cell>
          <table:table-cell office:value-type="float" office:value="-126.877" calcext:value-type="float">
            <text:p>-126.877</text:p>
          </table:table-cell>
          <table:table-cell/>
          <table:table-cell office:value-type="float" office:value="-131.599103" calcext:value-type="float">
            <text:p>-131.599103</text:p>
          </table:table-cell>
          <table:table-cell office:value-type="float" office:value="-126.877" calcext:value-type="float">
            <text:p>-126.877</text:p>
          </table:table-cell>
          <table:table-cell office:value-type="float" office:value="-131.609912" calcext:value-type="float">
            <text:p>-131.609912</text:p>
          </table:table-cell>
          <table:table-cell office:value-type="float" office:value="1.375506" calcext:value-type="float">
            <text:p>1.375506</text:p>
          </table:table-cell>
          <table:table-cell/>
          <table:table-cell office:value-type="float" office:value="1.58399" calcext:value-type="float">
            <text:p>1.58399</text:p>
          </table:table-cell>
          <table:table-cell office:value-type="float" office:value="6.773562" calcext:value-type="float">
            <text:p>6.773562</text:p>
          </table:table-cell>
          <table:table-cell/>
          <table:table-cell office:value-type="float" office:value="6.819189" calcext:value-type="float">
            <text:p>6.819189</text:p>
          </table:table-cell>
          <table:table-cell office:value-type="float" office:value="15.938481" calcext:value-type="float">
            <text:p>15.938481</text:p>
          </table:table-cell>
          <table:table-cell office:value-type="float" office:value="153426" calcext:value-type="float">
            <text:p>153426</text:p>
          </table:table-cell>
          <table:table-cell office:value-type="float" office:value="1.728278" calcext:value-type="float">
            <text:p>1.728278</text:p>
          </table:table-cell>
        </table:table-row>
        <table:table-row table:style-name="ro1">
          <table:table-cell office:value-type="float" office:value="62091" calcext:value-type="float">
            <text:p>6209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09912" calcext:value-type="float">
            <text:p>-131.609912</text:p>
          </table:table-cell>
          <table:table-cell office:value-type="float" office:value="-134.314" calcext:value-type="float">
            <text:p>-134.314</text:p>
          </table:table-cell>
          <table:table-cell/>
          <table:table-cell office:value-type="float" office:value="-131.609912" calcext:value-type="float">
            <text:p>-131.609912</text:p>
          </table:table-cell>
          <table:table-cell office:value-type="float" office:value="-134.314" calcext:value-type="float">
            <text:p>-134.314</text:p>
          </table:table-cell>
          <table:table-cell office:value-type="float" office:value="-131.551272" calcext:value-type="float">
            <text:p>-131.551272</text:p>
          </table:table-cell>
          <table:table-cell office:value-type="float" office:value="1.629474" calcext:value-type="float">
            <text:p>1.629474</text:p>
          </table:table-cell>
          <table:table-cell/>
          <table:table-cell office:value-type="float" office:value="1.478875" calcext:value-type="float">
            <text:p>1.478875</text:p>
          </table:table-cell>
          <table:table-cell office:value-type="float" office:value="6.896641" calcext:value-type="float">
            <text:p>6.896641</text:p>
          </table:table-cell>
          <table:table-cell/>
          <table:table-cell office:value-type="float" office:value="6.800639" calcext:value-type="float">
            <text:p>6.800639</text:p>
          </table:table-cell>
          <table:table-cell office:value-type="float" office:value="13.834641" calcext:value-type="float">
            <text:p>13.834641</text:p>
          </table:table-cell>
          <table:table-cell office:value-type="float" office:value="153421" calcext:value-type="float">
            <text:p>153421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093" calcext:value-type="float">
            <text:p>6209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09912" calcext:value-type="float">
            <text:p>-131.609912</text:p>
          </table:table-cell>
          <table:table-cell office:value-type="float" office:value="-132.383" calcext:value-type="float">
            <text:p>-132.383</text:p>
          </table:table-cell>
          <table:table-cell/>
          <table:table-cell office:value-type="float" office:value="-131.609912" calcext:value-type="float">
            <text:p>-131.609912</text:p>
          </table:table-cell>
          <table:table-cell office:value-type="float" office:value="-132.383" calcext:value-type="float">
            <text:p>-132.383</text:p>
          </table:table-cell>
          <table:table-cell office:value-type="float" office:value="-131.590675" calcext:value-type="float">
            <text:p>-131.590675</text:p>
          </table:table-cell>
          <table:table-cell office:value-type="float" office:value="1.637931" calcext:value-type="float">
            <text:p>1.637931</text:p>
          </table:table-cell>
          <table:table-cell/>
          <table:table-cell office:value-type="float" office:value="1.553019" calcext:value-type="float">
            <text:p>1.553019</text:p>
          </table:table-cell>
          <table:table-cell office:value-type="float" office:value="6.796185" calcext:value-type="float">
            <text:p>6.796185</text:p>
          </table:table-cell>
          <table:table-cell/>
          <table:table-cell office:value-type="float" office:value="6.850422" calcext:value-type="float">
            <text:p>6.850422</text:p>
          </table:table-cell>
          <table:table-cell office:value-type="float" office:value="14.666655" calcext:value-type="float">
            <text:p>14.666655</text:p>
          </table:table-cell>
          <table:table-cell office:value-type="float" office:value="153421" calcext:value-type="float">
            <text:p>153421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590675" calcext:value-type="float">
            <text:p>-131.590675</text:p>
          </table:table-cell>
          <table:table-cell office:value-type="float" office:value="-126.592" calcext:value-type="float">
            <text:p>-126.592</text:p>
          </table:table-cell>
          <table:table-cell/>
          <table:table-cell office:value-type="float" office:value="-131.590675" calcext:value-type="float">
            <text:p>-131.590675</text:p>
          </table:table-cell>
          <table:table-cell office:value-type="float" office:value="-126.592" calcext:value-type="float">
            <text:p>-126.592</text:p>
          </table:table-cell>
          <table:table-cell office:value-type="float" office:value="-131.601366" calcext:value-type="float">
            <text:p>-131.601366</text:p>
          </table:table-cell>
          <table:table-cell office:value-type="float" office:value="1.374244" calcext:value-type="float">
            <text:p>1.374244</text:p>
          </table:table-cell>
          <table:table-cell/>
          <table:table-cell office:value-type="float" office:value="1.595659" calcext:value-type="float">
            <text:p>1.595659</text:p>
          </table:table-cell>
          <table:table-cell office:value-type="float" office:value="6.768008" calcext:value-type="float">
            <text:p>6.768008</text:p>
          </table:table-cell>
          <table:table-cell/>
          <table:table-cell office:value-type="float" office:value="6.823595" calcext:value-type="float">
            <text:p>6.823595</text:p>
          </table:table-cell>
          <table:table-cell office:value-type="float" office:value="16.304157" calcext:value-type="float">
            <text:p>16.304157</text:p>
          </table:table-cell>
          <table:table-cell office:value-type="float" office:value="153428" calcext:value-type="float">
            <text:p>153428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01366" calcext:value-type="float">
            <text:p>-131.601366</text:p>
          </table:table-cell>
          <table:table-cell office:value-type="float" office:value="-134.301" calcext:value-type="float">
            <text:p>-134.301</text:p>
          </table:table-cell>
          <table:table-cell/>
          <table:table-cell office:value-type="float" office:value="-131.601366" calcext:value-type="float">
            <text:p>-131.601366</text:p>
          </table:table-cell>
          <table:table-cell office:value-type="float" office:value="-134.301" calcext:value-type="float">
            <text:p>-134.301</text:p>
          </table:table-cell>
          <table:table-cell office:value-type="float" office:value="-131.540662" calcext:value-type="float">
            <text:p>-131.540662</text:p>
          </table:table-cell>
          <table:table-cell office:value-type="float" office:value="1.629273" calcext:value-type="float">
            <text:p>1.629273</text:p>
          </table:table-cell>
          <table:table-cell/>
          <table:table-cell office:value-type="float" office:value="1.483819" calcext:value-type="float">
            <text:p>1.483819</text:p>
          </table:table-cell>
          <table:table-cell office:value-type="float" office:value="6.89689" calcext:value-type="float">
            <text:p>6.89689</text:p>
          </table:table-cell>
          <table:table-cell/>
          <table:table-cell office:value-type="float" office:value="6.8006" calcext:value-type="float">
            <text:p>6.8006</text:p>
          </table:table-cell>
          <table:table-cell office:value-type="float" office:value="13.829791" calcext:value-type="float">
            <text:p>13.829791</text:p>
          </table:table-cell>
          <table:table-cell office:value-type="float" office:value="153423" calcext:value-type="float">
            <text:p>153423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01366" calcext:value-type="float">
            <text:p>-131.601366</text:p>
          </table:table-cell>
          <table:table-cell office:value-type="float" office:value="-132.419" calcext:value-type="float">
            <text:p>-132.419</text:p>
          </table:table-cell>
          <table:table-cell/>
          <table:table-cell office:value-type="float" office:value="-131.601366" calcext:value-type="float">
            <text:p>-131.601366</text:p>
          </table:table-cell>
          <table:table-cell office:value-type="float" office:value="-132.419" calcext:value-type="float">
            <text:p>-132.419</text:p>
          </table:table-cell>
          <table:table-cell office:value-type="float" office:value="-131.580011" calcext:value-type="float">
            <text:p>-131.580011</text:p>
          </table:table-cell>
          <table:table-cell office:value-type="float" office:value="1.63766" calcext:value-type="float">
            <text:p>1.63766</text:p>
          </table:table-cell>
          <table:table-cell/>
          <table:table-cell office:value-type="float" office:value="1.555389" calcext:value-type="float">
            <text:p>1.555389</text:p>
          </table:table-cell>
          <table:table-cell office:value-type="float" office:value="6.796435" calcext:value-type="float">
            <text:p>6.796435</text:p>
          </table:table-cell>
          <table:table-cell/>
          <table:table-cell office:value-type="float" office:value="6.850463" calcext:value-type="float">
            <text:p>6.850463</text:p>
          </table:table-cell>
          <table:table-cell office:value-type="float" office:value="14.7273" calcext:value-type="float">
            <text:p>14.7273</text:p>
          </table:table-cell>
          <table:table-cell office:value-type="float" office:value="153423" calcext:value-type="float">
            <text:p>153423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580011" calcext:value-type="float">
            <text:p>-131.580011</text:p>
          </table:table-cell>
          <table:table-cell office:value-type="float" office:value="-126.538" calcext:value-type="float">
            <text:p>-126.538</text:p>
          </table:table-cell>
          <table:table-cell/>
          <table:table-cell office:value-type="float" office:value="-131.580011" calcext:value-type="float">
            <text:p>-131.580011</text:p>
          </table:table-cell>
          <table:table-cell office:value-type="float" office:value="-126.538" calcext:value-type="float">
            <text:p>-126.538</text:p>
          </table:table-cell>
          <table:table-cell office:value-type="float" office:value="-131.591252" calcext:value-type="float">
            <text:p>-131.591252</text:p>
          </table:table-cell>
          <table:table-cell office:value-type="float" office:value="1.374511" calcext:value-type="float">
            <text:p>1.374511</text:p>
          </table:table-cell>
          <table:table-cell/>
          <table:table-cell office:value-type="float" office:value="1.596719" calcext:value-type="float">
            <text:p>1.596719</text:p>
          </table:table-cell>
          <table:table-cell office:value-type="float" office:value="6.767921" calcext:value-type="float">
            <text:p>6.767921</text:p>
          </table:table-cell>
          <table:table-cell/>
          <table:table-cell office:value-type="float" office:value="6.823747" calcext:value-type="float">
            <text:p>6.823747</text:p>
          </table:table-cell>
          <table:table-cell office:value-type="float" office:value="16.351265" calcext:value-type="float">
            <text:p>16.351265</text:p>
          </table:table-cell>
          <table:table-cell office:value-type="float" office:value="153430" calcext:value-type="float">
            <text:p>153430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151" calcext:value-type="float">
            <text:p>6215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591252" calcext:value-type="float">
            <text:p>-131.591252</text:p>
          </table:table-cell>
          <table:table-cell office:value-type="float" office:value="-126.564" calcext:value-type="float">
            <text:p>-126.564</text:p>
          </table:table-cell>
          <table:table-cell/>
          <table:table-cell office:value-type="float" office:value="-131.591252" calcext:value-type="float">
            <text:p>-131.591252</text:p>
          </table:table-cell>
          <table:table-cell office:value-type="float" office:value="-126.564" calcext:value-type="float">
            <text:p>-126.564</text:p>
          </table:table-cell>
          <table:table-cell office:value-type="float" office:value="-131.530191" calcext:value-type="float">
            <text:p>-131.530191</text:p>
          </table:table-cell>
          <table:table-cell office:value-type="float" office:value="1.37423" calcext:value-type="float">
            <text:p>1.37423</text:p>
          </table:table-cell>
          <table:table-cell/>
          <table:table-cell office:value-type="float" office:value="1.484469" calcext:value-type="float">
            <text:p>1.484469</text:p>
          </table:table-cell>
          <table:table-cell office:value-type="float" office:value="6.768013" calcext:value-type="float">
            <text:p>6.768013</text:p>
          </table:table-cell>
          <table:table-cell/>
          <table:table-cell office:value-type="float" office:value="6.800692" calcext:value-type="float">
            <text:p>6.800692</text:p>
          </table:table-cell>
          <table:table-cell office:value-type="float" office:value="16.335222" calcext:value-type="float">
            <text:p>16.335222</text:p>
          </table:table-cell>
          <table:table-cell office:value-type="float" office:value="153431" calcext:value-type="float">
            <text:p>153431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153" calcext:value-type="float">
            <text:p>6215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591252" calcext:value-type="float">
            <text:p>-131.591252</text:p>
          </table:table-cell>
          <table:table-cell office:value-type="float" office:value="-134.322" calcext:value-type="float">
            <text:p>-134.322</text:p>
          </table:table-cell>
          <table:table-cell/>
          <table:table-cell office:value-type="float" office:value="-131.591252" calcext:value-type="float">
            <text:p>-131.591252</text:p>
          </table:table-cell>
          <table:table-cell office:value-type="float" office:value="-134.322" calcext:value-type="float">
            <text:p>-134.322</text:p>
          </table:table-cell>
          <table:table-cell office:value-type="float" office:value="-131.470122" calcext:value-type="float">
            <text:p>-131.470122</text:p>
          </table:table-cell>
          <table:table-cell office:value-type="float" office:value="1.629035" calcext:value-type="float">
            <text:p>1.629035</text:p>
          </table:table-cell>
          <table:table-cell/>
          <table:table-cell office:value-type="float" office:value="1.428683" calcext:value-type="float">
            <text:p>1.428683</text:p>
          </table:table-cell>
          <table:table-cell office:value-type="float" office:value="6.897184" calcext:value-type="float">
            <text:p>6.897184</text:p>
          </table:table-cell>
          <table:table-cell/>
          <table:table-cell office:value-type="float" office:value="6.786722" calcext:value-type="float">
            <text:p>6.786722</text:p>
          </table:table-cell>
          <table:table-cell office:value-type="float" office:value="13.863673" calcext:value-type="float">
            <text:p>13.863673</text:p>
          </table:table-cell>
          <table:table-cell office:value-type="float" office:value="153425" calcext:value-type="float">
            <text:p>153425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155" calcext:value-type="float">
            <text:p>6215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591252" calcext:value-type="float">
            <text:p>-131.591252</text:p>
          </table:table-cell>
          <table:table-cell office:value-type="float" office:value="-132.426" calcext:value-type="float">
            <text:p>-132.426</text:p>
          </table:table-cell>
          <table:table-cell/>
          <table:table-cell office:value-type="float" office:value="-131.591252" calcext:value-type="float">
            <text:p>-131.591252</text:p>
          </table:table-cell>
          <table:table-cell office:value-type="float" office:value="-132.426" calcext:value-type="float">
            <text:p>-132.426</text:p>
          </table:table-cell>
          <table:table-cell office:value-type="float" office:value="-131.569893" calcext:value-type="float">
            <text:p>-131.569893</text:p>
          </table:table-cell>
          <table:table-cell office:value-type="float" office:value="1.63734" calcext:value-type="float">
            <text:p>1.63734</text:p>
          </table:table-cell>
          <table:table-cell/>
          <table:table-cell office:value-type="float" office:value="1.555579" calcext:value-type="float">
            <text:p>1.555579</text:p>
          </table:table-cell>
          <table:table-cell office:value-type="float" office:value="6.796731" calcext:value-type="float">
            <text:p>6.796731</text:p>
          </table:table-cell>
          <table:table-cell/>
          <table:table-cell office:value-type="float" office:value="6.850665" calcext:value-type="float">
            <text:p>6.850665</text:p>
          </table:table-cell>
          <table:table-cell office:value-type="float" office:value="14.750599" calcext:value-type="float">
            <text:p>14.750599</text:p>
          </table:table-cell>
          <table:table-cell office:value-type="float" office:value="153425" calcext:value-type="float">
            <text:p>153425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190" calcext:value-type="float">
            <text:p>6219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569893" calcext:value-type="float">
            <text:p>-131.569893</text:p>
          </table:table-cell>
          <table:table-cell office:value-type="float" office:value="-126.52" calcext:value-type="float">
            <text:p>-126.52</text:p>
          </table:table-cell>
          <table:table-cell/>
          <table:table-cell office:value-type="float" office:value="-131.569893" calcext:value-type="float">
            <text:p>-131.569893</text:p>
          </table:table-cell>
          <table:table-cell office:value-type="float" office:value="-126.52" calcext:value-type="float">
            <text:p>-126.52</text:p>
          </table:table-cell>
          <table:table-cell office:value-type="float" office:value="-131.581345" calcext:value-type="float">
            <text:p>-131.581345</text:p>
          </table:table-cell>
          <table:table-cell office:value-type="float" office:value="1.374765" calcext:value-type="float">
            <text:p>1.374765</text:p>
          </table:table-cell>
          <table:table-cell/>
          <table:table-cell office:value-type="float" office:value="1.596658" calcext:value-type="float">
            <text:p>1.596658</text:p>
          </table:table-cell>
          <table:table-cell office:value-type="float" office:value="6.767839" calcext:value-type="float">
            <text:p>6.767839</text:p>
          </table:table-cell>
          <table:table-cell/>
          <table:table-cell office:value-type="float" office:value="6.824" calcext:value-type="float">
            <text:p>6.824</text:p>
          </table:table-cell>
          <table:table-cell office:value-type="float" office:value="16.359833" calcext:value-type="float">
            <text:p>16.359833</text:p>
          </table:table-cell>
          <table:table-cell office:value-type="float" office:value="153433" calcext:value-type="float">
            <text:p>153433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192" calcext:value-type="float">
            <text:p>6219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569893" calcext:value-type="float">
            <text:p>-131.569893</text:p>
          </table:table-cell>
          <table:table-cell office:value-type="float" office:value="-134.327" calcext:value-type="float">
            <text:p>-134.327</text:p>
          </table:table-cell>
          <table:table-cell/>
          <table:table-cell office:value-type="float" office:value="-131.569893" calcext:value-type="float">
            <text:p>-131.569893</text:p>
          </table:table-cell>
          <table:table-cell office:value-type="float" office:value="-134.327" calcext:value-type="float">
            <text:p>-134.327</text:p>
          </table:table-cell>
          <table:table-cell office:value-type="float" office:value="-131.520217" calcext:value-type="float">
            <text:p>-131.520217</text:p>
          </table:table-cell>
          <table:table-cell office:value-type="float" office:value="1.628531" calcext:value-type="float">
            <text:p>1.628531</text:p>
          </table:table-cell>
          <table:table-cell/>
          <table:table-cell office:value-type="float" office:value="1.484556" calcext:value-type="float">
            <text:p>1.484556</text:p>
          </table:table-cell>
          <table:table-cell office:value-type="float" office:value="6.897805" calcext:value-type="float">
            <text:p>6.897805</text:p>
          </table:table-cell>
          <table:table-cell/>
          <table:table-cell office:value-type="float" office:value="6.800778" calcext:value-type="float">
            <text:p>6.800778</text:p>
          </table:table-cell>
          <table:table-cell office:value-type="float" office:value="13.892378" calcext:value-type="float">
            <text:p>13.892378</text:p>
          </table:table-cell>
          <table:table-cell office:value-type="float" office:value="153426" calcext:value-type="float">
            <text:p>153426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194" calcext:value-type="float">
            <text:p>6219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569893" calcext:value-type="float">
            <text:p>-131.569893</text:p>
          </table:table-cell>
          <table:table-cell office:value-type="float" office:value="-132.384" calcext:value-type="float">
            <text:p>-132.384</text:p>
          </table:table-cell>
          <table:table-cell/>
          <table:table-cell office:value-type="float" office:value="-131.569893" calcext:value-type="float">
            <text:p>-131.569893</text:p>
          </table:table-cell>
          <table:table-cell office:value-type="float" office:value="-132.384" calcext:value-type="float">
            <text:p>-132.384</text:p>
          </table:table-cell>
          <table:table-cell office:value-type="float" office:value="-131.620312" calcext:value-type="float">
            <text:p>-131.620312</text:p>
          </table:table-cell>
          <table:table-cell office:value-type="float" office:value="1.636664" calcext:value-type="float">
            <text:p>1.636664</text:p>
          </table:table-cell>
          <table:table-cell/>
          <table:table-cell office:value-type="float" office:value="1.61172" calcext:value-type="float">
            <text:p>1.61172</text:p>
          </table:table-cell>
          <table:table-cell office:value-type="float" office:value="6.797356" calcext:value-type="float">
            <text:p>6.797356</text:p>
          </table:table-cell>
          <table:table-cell/>
          <table:table-cell office:value-type="float" office:value="6.861272" calcext:value-type="float">
            <text:p>6.861272</text:p>
          </table:table-cell>
          <table:table-cell office:value-type="float" office:value="14.722499" calcext:value-type="float">
            <text:p>14.722499</text:p>
          </table:table-cell>
          <table:table-cell office:value-type="float" office:value="153426" calcext:value-type="float">
            <text:p>153426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230" calcext:value-type="float">
            <text:p>6223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620312" calcext:value-type="float">
            <text:p>-131.620312</text:p>
          </table:table-cell>
          <table:table-cell office:value-type="float" office:value="-126.68" calcext:value-type="float">
            <text:p>-126.68</text:p>
          </table:table-cell>
          <table:table-cell/>
          <table:table-cell office:value-type="float" office:value="-131.620312" calcext:value-type="float">
            <text:p>-131.620312</text:p>
          </table:table-cell>
          <table:table-cell office:value-type="float" office:value="-126.68" calcext:value-type="float">
            <text:p>-126.68</text:p>
          </table:table-cell>
          <table:table-cell office:value-type="float" office:value="-131.630547" calcext:value-type="float">
            <text:p>-131.630547</text:p>
          </table:table-cell>
          <table:table-cell office:value-type="float" office:value="1.373501" calcext:value-type="float">
            <text:p>1.373501</text:p>
          </table:table-cell>
          <table:table-cell/>
          <table:table-cell office:value-type="float" office:value="1.624402" calcext:value-type="float">
            <text:p>1.624402</text:p>
          </table:table-cell>
          <table:table-cell office:value-type="float" office:value="6.76825" calcext:value-type="float">
            <text:p>6.76825</text:p>
          </table:table-cell>
          <table:table-cell/>
          <table:table-cell office:value-type="float" office:value="6.829396" calcext:value-type="float">
            <text:p>6.829396</text:p>
          </table:table-cell>
          <table:table-cell office:value-type="float" office:value="16.240714" calcext:value-type="float">
            <text:p>16.240714</text:p>
          </table:table-cell>
          <table:table-cell office:value-type="float" office:value="153435" calcext:value-type="float">
            <text:p>153435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20312" calcext:value-type="float">
            <text:p>-131.620312</text:p>
          </table:table-cell>
          <table:table-cell office:value-type="float" office:value="-134.319" calcext:value-type="float">
            <text:p>-134.319</text:p>
          </table:table-cell>
          <table:table-cell/>
          <table:table-cell office:value-type="float" office:value="-131.620312" calcext:value-type="float">
            <text:p>-131.620312</text:p>
          </table:table-cell>
          <table:table-cell office:value-type="float" office:value="-134.319" calcext:value-type="float">
            <text:p>-134.319</text:p>
          </table:table-cell>
          <table:table-cell office:value-type="float" office:value="-131.570324" calcext:value-type="float">
            <text:p>-131.570324</text:p>
          </table:table-cell>
          <table:table-cell office:value-type="float" office:value="1.629719" calcext:value-type="float">
            <text:p>1.629719</text:p>
          </table:table-cell>
          <table:table-cell/>
          <table:table-cell office:value-type="float" office:value="1.497722" calcext:value-type="float">
            <text:p>1.497722</text:p>
          </table:table-cell>
          <table:table-cell office:value-type="float" office:value="6.896338" calcext:value-type="float">
            <text:p>6.896338</text:p>
          </table:table-cell>
          <table:table-cell/>
          <table:table-cell office:value-type="float" office:value="6.804195" calcext:value-type="float">
            <text:p>6.804195</text:p>
          </table:table-cell>
          <table:table-cell office:value-type="float" office:value="13.828761" calcext:value-type="float">
            <text:p>13.828761</text:p>
          </table:table-cell>
          <table:table-cell office:value-type="float" office:value="153428" calcext:value-type="float">
            <text:p>153428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20312" calcext:value-type="float">
            <text:p>-131.620312</text:p>
          </table:table-cell>
          <table:table-cell office:value-type="float" office:value="-132.381" calcext:value-type="float">
            <text:p>-132.381</text:p>
          </table:table-cell>
          <table:table-cell/>
          <table:table-cell office:value-type="float" office:value="-131.620312" calcext:value-type="float">
            <text:p>-131.620312</text:p>
          </table:table-cell>
          <table:table-cell office:value-type="float" office:value="-132.381" calcext:value-type="float">
            <text:p>-132.381</text:p>
          </table:table-cell>
          <table:table-cell office:value-type="float" office:value="-131.668875" calcext:value-type="float">
            <text:p>-131.668875</text:p>
          </table:table-cell>
          <table:table-cell office:value-type="float" office:value="1.63826" calcext:value-type="float">
            <text:p>1.63826</text:p>
          </table:table-cell>
          <table:table-cell/>
          <table:table-cell office:value-type="float" office:value="1.626286" calcext:value-type="float">
            <text:p>1.626286</text:p>
          </table:table-cell>
          <table:table-cell office:value-type="float" office:value="6.795881" calcext:value-type="float">
            <text:p>6.795881</text:p>
          </table:table-cell>
          <table:table-cell/>
          <table:table-cell office:value-type="float" office:value="6.862923" calcext:value-type="float">
            <text:p>6.862923</text:p>
          </table:table-cell>
          <table:table-cell office:value-type="float" office:value="14.649773" calcext:value-type="float">
            <text:p>14.649773</text:p>
          </table:table-cell>
          <table:table-cell office:value-type="float" office:value="153428" calcext:value-type="float">
            <text:p>153428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251" calcext:value-type="float">
            <text:p>6225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68875" calcext:value-type="float">
            <text:p>-131.668875</text:p>
          </table:table-cell>
          <table:table-cell office:value-type="float" office:value="-134.323" calcext:value-type="float">
            <text:p>-134.323</text:p>
          </table:table-cell>
          <table:table-cell/>
          <table:table-cell office:value-type="float" office:value="-131.668875" calcext:value-type="float">
            <text:p>-131.668875</text:p>
          </table:table-cell>
          <table:table-cell office:value-type="float" office:value="-134.323" calcext:value-type="float">
            <text:p>-134.323</text:p>
          </table:table-cell>
          <table:table-cell office:value-type="float" office:value="-131.678466" calcext:value-type="float">
            <text:p>-131.678466</text:p>
          </table:table-cell>
          <table:table-cell office:value-type="float" office:value="1.630861" calcext:value-type="float">
            <text:p>1.630861</text:p>
          </table:table-cell>
          <table:table-cell/>
          <table:table-cell office:value-type="float" office:value="1.632478" calcext:value-type="float">
            <text:p>1.632478</text:p>
          </table:table-cell>
          <table:table-cell office:value-type="float" office:value="6.894924" calcext:value-type="float">
            <text:p>6.894924</text:p>
          </table:table-cell>
          <table:table-cell/>
          <table:table-cell office:value-type="float" office:value="6.829439" calcext:value-type="float">
            <text:p>6.829439</text:p>
          </table:table-cell>
          <table:table-cell office:value-type="float" office:value="13.780232" calcext:value-type="float">
            <text:p>13.780232</text:p>
          </table:table-cell>
          <table:table-cell office:value-type="float" office:value="153430" calcext:value-type="float">
            <text:p>153430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253" calcext:value-type="float">
            <text:p>6225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68875" calcext:value-type="float">
            <text:p>-131.668875</text:p>
          </table:table-cell>
          <table:table-cell office:value-type="float" office:value="-132.387" calcext:value-type="float">
            <text:p>-132.387</text:p>
          </table:table-cell>
          <table:table-cell/>
          <table:table-cell office:value-type="float" office:value="-131.668875" calcext:value-type="float">
            <text:p>-131.668875</text:p>
          </table:table-cell>
          <table:table-cell office:value-type="float" office:value="-132.387" calcext:value-type="float">
            <text:p>-132.387</text:p>
          </table:table-cell>
          <table:table-cell office:value-type="float" office:value="-131.716304" calcext:value-type="float">
            <text:p>-131.716304</text:p>
          </table:table-cell>
          <table:table-cell office:value-type="float" office:value="1.639796" calcext:value-type="float">
            <text:p>1.639796</text:p>
          </table:table-cell>
          <table:table-cell/>
          <table:table-cell office:value-type="float" office:value="1.630925" calcext:value-type="float">
            <text:p>1.630925</text:p>
          </table:table-cell>
          <table:table-cell office:value-type="float" office:value="6.79446" calcext:value-type="float">
            <text:p>6.79446</text:p>
          </table:table-cell>
          <table:table-cell/>
          <table:table-cell office:value-type="float" office:value="6.862158" calcext:value-type="float">
            <text:p>6.862158</text:p>
          </table:table-cell>
          <table:table-cell office:value-type="float" office:value="14.591827" calcext:value-type="float">
            <text:p>14.591827</text:p>
          </table:table-cell>
          <table:table-cell office:value-type="float" office:value="153430" calcext:value-type="float">
            <text:p>153430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716304" calcext:value-type="float">
            <text:p>-131.716304</text:p>
          </table:table-cell>
          <table:table-cell office:value-type="float" office:value="-126.601" calcext:value-type="float">
            <text:p>-126.601</text:p>
          </table:table-cell>
          <table:table-cell/>
          <table:table-cell office:value-type="float" office:value="-131.716304" calcext:value-type="float">
            <text:p>-131.716304</text:p>
          </table:table-cell>
          <table:table-cell office:value-type="float" office:value="-126.601" calcext:value-type="float">
            <text:p>-126.601</text:p>
          </table:table-cell>
          <table:table-cell office:value-type="float" office:value="-131.725378" calcext:value-type="float">
            <text:p>-131.725378</text:p>
          </table:table-cell>
          <table:table-cell office:value-type="float" office:value="1.371096" calcext:value-type="float">
            <text:p>1.371096</text:p>
          </table:table-cell>
          <table:table-cell/>
          <table:table-cell office:value-type="float" office:value="1.635556" calcext:value-type="float">
            <text:p>1.635556</text:p>
          </table:table-cell>
          <table:table-cell office:value-type="float" office:value="6.769036" calcext:value-type="float">
            <text:p>6.769036</text:p>
          </table:table-cell>
          <table:table-cell/>
          <table:table-cell office:value-type="float" office:value="6.828335" calcext:value-type="float">
            <text:p>6.828335</text:p>
          </table:table-cell>
          <table:table-cell office:value-type="float" office:value="16.430938" calcext:value-type="float">
            <text:p>16.430938</text:p>
          </table:table-cell>
          <table:table-cell office:value-type="float" office:value="153436" calcext:value-type="float">
            <text:p>153436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293" calcext:value-type="float">
            <text:p>6229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25378" calcext:value-type="float">
            <text:p>-131.725378</text:p>
          </table:table-cell>
          <table:table-cell office:value-type="float" office:value="-134.312" calcext:value-type="float">
            <text:p>-134.312</text:p>
          </table:table-cell>
          <table:table-cell/>
          <table:table-cell office:value-type="float" office:value="-131.725378" calcext:value-type="float">
            <text:p>-131.725378</text:p>
          </table:table-cell>
          <table:table-cell office:value-type="float" office:value="-134.312" calcext:value-type="float">
            <text:p>-134.312</text:p>
          </table:table-cell>
          <table:table-cell office:value-type="float" office:value="-131.663764" calcext:value-type="float">
            <text:p>-131.663764</text:p>
          </table:table-cell>
          <table:table-cell office:value-type="float" office:value="1.632189" calcext:value-type="float">
            <text:p>1.632189</text:p>
          </table:table-cell>
          <table:table-cell/>
          <table:table-cell office:value-type="float" office:value="1.502101" calcext:value-type="float">
            <text:p>1.502101</text:p>
          </table:table-cell>
          <table:table-cell office:value-type="float" office:value="6.893278" calcext:value-type="float">
            <text:p>6.893278</text:p>
          </table:table-cell>
          <table:table-cell/>
          <table:table-cell office:value-type="float" office:value="6.804546" calcext:value-type="float">
            <text:p>6.804546</text:p>
          </table:table-cell>
          <table:table-cell office:value-type="float" office:value="13.706722" calcext:value-type="float">
            <text:p>13.706722</text:p>
          </table:table-cell>
          <table:table-cell office:value-type="float" office:value="153431" calcext:value-type="float">
            <text:p>153431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295" calcext:value-type="float">
            <text:p>62295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25378" calcext:value-type="float">
            <text:p>-131.725378</text:p>
          </table:table-cell>
          <table:table-cell office:value-type="float" office:value="-132.385" calcext:value-type="float">
            <text:p>-132.385</text:p>
          </table:table-cell>
          <table:table-cell/>
          <table:table-cell office:value-type="float" office:value="-131.725378" calcext:value-type="float">
            <text:p>-131.725378</text:p>
          </table:table-cell>
          <table:table-cell office:value-type="float" office:value="-132.385" calcext:value-type="float">
            <text:p>-132.385</text:p>
          </table:table-cell>
          <table:table-cell office:value-type="float" office:value="-131.701884" calcext:value-type="float">
            <text:p>-131.701884</text:p>
          </table:table-cell>
          <table:table-cell office:value-type="float" office:value="1.641582" calcext:value-type="float">
            <text:p>1.641582</text:p>
          </table:table-cell>
          <table:table-cell/>
          <table:table-cell office:value-type="float" office:value="1.566122" calcext:value-type="float">
            <text:p>1.566122</text:p>
          </table:table-cell>
          <table:table-cell office:value-type="float" office:value="6.792804" calcext:value-type="float">
            <text:p>6.792804</text:p>
          </table:table-cell>
          <table:table-cell/>
          <table:table-cell office:value-type="float" office:value="6.850387" calcext:value-type="float">
            <text:p>6.850387</text:p>
          </table:table-cell>
          <table:table-cell office:value-type="float" office:value="14.51218" calcext:value-type="float">
            <text:p>14.51218</text:p>
          </table:table-cell>
          <table:table-cell office:value-type="float" office:value="153431" calcext:value-type="float">
            <text:p>153431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701884" calcext:value-type="float">
            <text:p>-131.701884</text:p>
          </table:table-cell>
          <table:table-cell office:value-type="float" office:value="-126.76" calcext:value-type="float">
            <text:p>-126.76</text:p>
          </table:table-cell>
          <table:table-cell/>
          <table:table-cell office:value-type="float" office:value="-131.701884" calcext:value-type="float">
            <text:p>-131.701884</text:p>
          </table:table-cell>
          <table:table-cell office:value-type="float" office:value="-126.76" calcext:value-type="float">
            <text:p>-126.76</text:p>
          </table:table-cell>
          <table:table-cell office:value-type="float" office:value="-131.708455" calcext:value-type="float">
            <text:p>-131.708455</text:p>
          </table:table-cell>
          <table:table-cell office:value-type="float" office:value="1.373147" calcext:value-type="float">
            <text:p>1.373147</text:p>
          </table:table-cell>
          <table:table-cell/>
          <table:table-cell office:value-type="float" office:value="1.604022" calcext:value-type="float">
            <text:p>1.604022</text:p>
          </table:table-cell>
          <table:table-cell office:value-type="float" office:value="6.770814" calcext:value-type="float">
            <text:p>6.770814</text:p>
          </table:table-cell>
          <table:table-cell/>
          <table:table-cell office:value-type="float" office:value="6.821818" calcext:value-type="float">
            <text:p>6.821818</text:p>
          </table:table-cell>
          <table:table-cell office:value-type="float" office:value="16.212845" calcext:value-type="float">
            <text:p>16.212845</text:p>
          </table:table-cell>
          <table:table-cell office:value-type="float" office:value="153438" calcext:value-type="float">
            <text:p>153438</text:p>
          </table:table-cell>
          <table:table-cell office:value-type="float" office:value="1.731325" calcext:value-type="float">
            <text:p>1.731325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08455" calcext:value-type="float">
            <text:p>-131.708455</text:p>
          </table:table-cell>
          <table:table-cell office:value-type="float" office:value="-134.338" calcext:value-type="float">
            <text:p>-134.338</text:p>
          </table:table-cell>
          <table:table-cell/>
          <table:table-cell office:value-type="float" office:value="-131.708455" calcext:value-type="float">
            <text:p>-131.708455</text:p>
          </table:table-cell>
          <table:table-cell office:value-type="float" office:value="-134.338" calcext:value-type="float">
            <text:p>-134.338</text:p>
          </table:table-cell>
          <table:table-cell office:value-type="float" office:value="-131.648122" calcext:value-type="float">
            <text:p>-131.648122</text:p>
          </table:table-cell>
          <table:table-cell office:value-type="float" office:value="1.631791" calcext:value-type="float">
            <text:p>1.631791</text:p>
          </table:table-cell>
          <table:table-cell/>
          <table:table-cell office:value-type="float" office:value="1.487565" calcext:value-type="float">
            <text:p>1.487565</text:p>
          </table:table-cell>
          <table:table-cell office:value-type="float" office:value="6.893771" calcext:value-type="float">
            <text:p>6.893771</text:p>
          </table:table-cell>
          <table:table-cell/>
          <table:table-cell office:value-type="float" office:value="6.801259" calcext:value-type="float">
            <text:p>6.801259</text:p>
          </table:table-cell>
          <table:table-cell office:value-type="float" office:value="13.753464" calcext:value-type="float">
            <text:p>13.753464</text:p>
          </table:table-cell>
          <table:table-cell office:value-type="float" office:value="153433" calcext:value-type="float">
            <text:p>153433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08455" calcext:value-type="float">
            <text:p>-131.708455</text:p>
          </table:table-cell>
          <table:table-cell office:value-type="float" office:value="-132.382" calcext:value-type="float">
            <text:p>-132.382</text:p>
          </table:table-cell>
          <table:table-cell/>
          <table:table-cell office:value-type="float" office:value="-131.708455" calcext:value-type="float">
            <text:p>-131.708455</text:p>
          </table:table-cell>
          <table:table-cell office:value-type="float" office:value="-132.382" calcext:value-type="float">
            <text:p>-132.382</text:p>
          </table:table-cell>
          <table:table-cell office:value-type="float" office:value="-131.686638" calcext:value-type="float">
            <text:p>-131.686638</text:p>
          </table:table-cell>
          <table:table-cell office:value-type="float" office:value="1.641047" calcext:value-type="float">
            <text:p>1.641047</text:p>
          </table:table-cell>
          <table:table-cell/>
          <table:table-cell office:value-type="float" office:value="1.558596" calcext:value-type="float">
            <text:p>1.558596</text:p>
          </table:table-cell>
          <table:table-cell office:value-type="float" office:value="6.7933" calcext:value-type="float">
            <text:p>6.7933</text:p>
          </table:table-cell>
          <table:table-cell/>
          <table:table-cell office:value-type="float" office:value="6.849173" calcext:value-type="float">
            <text:p>6.849173</text:p>
          </table:table-cell>
          <table:table-cell office:value-type="float" office:value="14.531135" calcext:value-type="float">
            <text:p>14.531135</text:p>
          </table:table-cell>
          <table:table-cell office:value-type="float" office:value="153433" calcext:value-type="float">
            <text:p>153433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686638" calcext:value-type="float">
            <text:p>-131.686638</text:p>
          </table:table-cell>
          <table:table-cell office:value-type="float" office:value="-126.645" calcext:value-type="float">
            <text:p>-126.645</text:p>
          </table:table-cell>
          <table:table-cell/>
          <table:table-cell office:value-type="float" office:value="-131.686638" calcext:value-type="float">
            <text:p>-131.686638</text:p>
          </table:table-cell>
          <table:table-cell office:value-type="float" office:value="-126.645" calcext:value-type="float">
            <text:p>-126.645</text:p>
          </table:table-cell>
          <table:table-cell office:value-type="float" office:value="-131.698788" calcext:value-type="float">
            <text:p>-131.698788</text:p>
          </table:table-cell>
          <table:table-cell office:value-type="float" office:value="1.371839" calcext:value-type="float">
            <text:p>1.371839</text:p>
          </table:table-cell>
          <table:table-cell/>
          <table:table-cell office:value-type="float" office:value="1.599988" calcext:value-type="float">
            <text:p>1.599988</text:p>
          </table:table-cell>
          <table:table-cell office:value-type="float" office:value="6.768793" calcext:value-type="float">
            <text:p>6.768793</text:p>
          </table:table-cell>
          <table:table-cell/>
          <table:table-cell office:value-type="float" office:value="6.821483" calcext:value-type="float">
            <text:p>6.821483</text:p>
          </table:table-cell>
          <table:table-cell office:value-type="float" office:value="16.350859" calcext:value-type="float">
            <text:p>16.350859</text:p>
          </table:table-cell>
          <table:table-cell office:value-type="float" office:value="153440" calcext:value-type="float">
            <text:p>153440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351" calcext:value-type="float">
            <text:p>6235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98788" calcext:value-type="float">
            <text:p>-131.698788</text:p>
          </table:table-cell>
          <table:table-cell office:value-type="float" office:value="-134.309" calcext:value-type="float">
            <text:p>-134.309</text:p>
          </table:table-cell>
          <table:table-cell/>
          <table:table-cell office:value-type="float" office:value="-131.698788" calcext:value-type="float">
            <text:p>-131.698788</text:p>
          </table:table-cell>
          <table:table-cell office:value-type="float" office:value="-134.309" calcext:value-type="float">
            <text:p>-134.309</text:p>
          </table:table-cell>
          <table:table-cell office:value-type="float" office:value="-131.637718" calcext:value-type="float">
            <text:p>-131.637718</text:p>
          </table:table-cell>
          <table:table-cell office:value-type="float" office:value="1.631564" calcext:value-type="float">
            <text:p>1.631564</text:p>
          </table:table-cell>
          <table:table-cell/>
          <table:table-cell office:value-type="float" office:value="1.484837" calcext:value-type="float">
            <text:p>1.484837</text:p>
          </table:table-cell>
          <table:table-cell office:value-type="float" office:value="6.894053" calcext:value-type="float">
            <text:p>6.894053</text:p>
          </table:table-cell>
          <table:table-cell/>
          <table:table-cell office:value-type="float" office:value="6.800125" calcext:value-type="float">
            <text:p>6.800125</text:p>
          </table:table-cell>
          <table:table-cell office:value-type="float" office:value="13.732411" calcext:value-type="float">
            <text:p>13.732411</text:p>
          </table:table-cell>
          <table:table-cell office:value-type="float" office:value="153435" calcext:value-type="float">
            <text:p>153435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352" calcext:value-type="float">
            <text:p>6235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98788" calcext:value-type="float">
            <text:p>-131.698788</text:p>
          </table:table-cell>
          <table:table-cell office:value-type="float" office:value="-132.404" calcext:value-type="float">
            <text:p>-132.404</text:p>
          </table:table-cell>
          <table:table-cell/>
          <table:table-cell office:value-type="float" office:value="-131.698788" calcext:value-type="float">
            <text:p>-131.698788</text:p>
          </table:table-cell>
          <table:table-cell office:value-type="float" office:value="-132.404" calcext:value-type="float">
            <text:p>-132.404</text:p>
          </table:table-cell>
          <table:table-cell office:value-type="float" office:value="-131.676066" calcext:value-type="float">
            <text:p>-131.676066</text:p>
          </table:table-cell>
          <table:table-cell office:value-type="float" office:value="1.640742" calcext:value-type="float">
            <text:p>1.640742</text:p>
          </table:table-cell>
          <table:table-cell/>
          <table:table-cell office:value-type="float" office:value="1.557109" calcext:value-type="float">
            <text:p>1.557109</text:p>
          </table:table-cell>
          <table:table-cell office:value-type="float" office:value="6.793583" calcext:value-type="float">
            <text:p>6.793583</text:p>
          </table:table-cell>
          <table:table-cell/>
          <table:table-cell office:value-type="float" office:value="6.848766" calcext:value-type="float">
            <text:p>6.848766</text:p>
          </table:table-cell>
          <table:table-cell office:value-type="float" office:value="14.574248" calcext:value-type="float">
            <text:p>14.574248</text:p>
          </table:table-cell>
          <table:table-cell office:value-type="float" office:value="153435" calcext:value-type="float">
            <text:p>153435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371" calcext:value-type="float">
            <text:p>6237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676066" calcext:value-type="float">
            <text:p>-131.676066</text:p>
          </table:table-cell>
          <table:table-cell office:value-type="float" office:value="-126.59" calcext:value-type="float">
            <text:p>-126.59</text:p>
          </table:table-cell>
          <table:table-cell/>
          <table:table-cell office:value-type="float" office:value="-131.676066" calcext:value-type="float">
            <text:p>-131.676066</text:p>
          </table:table-cell>
          <table:table-cell office:value-type="float" office:value="-126.59" calcext:value-type="float">
            <text:p>-126.59</text:p>
          </table:table-cell>
          <table:table-cell office:value-type="float" office:value="-131.685922" calcext:value-type="float">
            <text:p>-131.685922</text:p>
          </table:table-cell>
          <table:table-cell office:value-type="float" office:value="1.372104" calcext:value-type="float">
            <text:p>1.372104</text:p>
          </table:table-cell>
          <table:table-cell/>
          <table:table-cell office:value-type="float" office:value="1.599098" calcext:value-type="float">
            <text:p>1.599098</text:p>
          </table:table-cell>
          <table:table-cell office:value-type="float" office:value="6.768706" calcext:value-type="float">
            <text:p>6.768706</text:p>
          </table:table-cell>
          <table:table-cell/>
          <table:table-cell office:value-type="float" office:value="6.821437" calcext:value-type="float">
            <text:p>6.821437</text:p>
          </table:table-cell>
          <table:table-cell office:value-type="float" office:value="16.399155" calcext:value-type="float">
            <text:p>16.399155</text:p>
          </table:table-cell>
          <table:table-cell office:value-type="float" office:value="153442" calcext:value-type="float">
            <text:p>153442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391" calcext:value-type="float">
            <text:p>6239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676066" calcext:value-type="float">
            <text:p>-131.676066</text:p>
          </table:table-cell>
          <table:table-cell office:value-type="float" office:value="-134.304" calcext:value-type="float">
            <text:p>-134.304</text:p>
          </table:table-cell>
          <table:table-cell/>
          <table:table-cell office:value-type="float" office:value="-131.676066" calcext:value-type="float">
            <text:p>-131.676066</text:p>
          </table:table-cell>
          <table:table-cell office:value-type="float" office:value="-134.304" calcext:value-type="float">
            <text:p>-134.304</text:p>
          </table:table-cell>
          <table:table-cell office:value-type="float" office:value="-131.621798" calcext:value-type="float">
            <text:p>-131.621798</text:p>
          </table:table-cell>
          <table:table-cell office:value-type="float" office:value="1.63103" calcext:value-type="float">
            <text:p>1.63103</text:p>
          </table:table-cell>
          <table:table-cell/>
          <table:table-cell office:value-type="float" office:value="1.484515" calcext:value-type="float">
            <text:p>1.484515</text:p>
          </table:table-cell>
          <table:table-cell office:value-type="float" office:value="6.894715" calcext:value-type="float">
            <text:p>6.894715</text:p>
          </table:table-cell>
          <table:table-cell/>
          <table:table-cell office:value-type="float" office:value="6.800073" calcext:value-type="float">
            <text:p>6.800073</text:p>
          </table:table-cell>
          <table:table-cell office:value-type="float" office:value="13.75171" calcext:value-type="float">
            <text:p>13.75171</text:p>
          </table:table-cell>
          <table:table-cell office:value-type="float" office:value="153436" calcext:value-type="float">
            <text:p>153436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393" calcext:value-type="float">
            <text:p>6239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676066" calcext:value-type="float">
            <text:p>-131.676066</text:p>
          </table:table-cell>
          <table:table-cell office:value-type="float" office:value="-132.415" calcext:value-type="float">
            <text:p>-132.415</text:p>
          </table:table-cell>
          <table:table-cell/>
          <table:table-cell office:value-type="float" office:value="-131.676066" calcext:value-type="float">
            <text:p>-131.676066</text:p>
          </table:table-cell>
          <table:table-cell office:value-type="float" office:value="-132.415" calcext:value-type="float">
            <text:p>-132.415</text:p>
          </table:table-cell>
          <table:table-cell office:value-type="float" office:value="-131.720743" calcext:value-type="float">
            <text:p>-131.720743</text:p>
          </table:table-cell>
          <table:table-cell office:value-type="float" office:value="1.640023" calcext:value-type="float">
            <text:p>1.640023</text:p>
          </table:table-cell>
          <table:table-cell/>
          <table:table-cell office:value-type="float" office:value="1.614235" calcext:value-type="float">
            <text:p>1.614235</text:p>
          </table:table-cell>
          <table:table-cell office:value-type="float" office:value="6.794249" calcext:value-type="float">
            <text:p>6.794249</text:p>
          </table:table-cell>
          <table:table-cell/>
          <table:table-cell office:value-type="float" office:value="6.85843" calcext:value-type="float">
            <text:p>6.85843</text:p>
          </table:table-cell>
          <table:table-cell office:value-type="float" office:value="14.620157" calcext:value-type="float">
            <text:p>14.620157</text:p>
          </table:table-cell>
          <table:table-cell office:value-type="float" office:value="153436" calcext:value-type="float">
            <text:p>153436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412" calcext:value-type="float">
            <text:p>62412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720743" calcext:value-type="float">
            <text:p>-131.720743</text:p>
          </table:table-cell>
          <table:table-cell office:value-type="float" office:value="-126.758" calcext:value-type="float">
            <text:p>-126.758</text:p>
          </table:table-cell>
          <table:table-cell/>
          <table:table-cell office:value-type="float" office:value="-131.720743" calcext:value-type="float">
            <text:p>-131.720743</text:p>
          </table:table-cell>
          <table:table-cell office:value-type="float" office:value="-126.758" calcext:value-type="float">
            <text:p>-126.758</text:p>
          </table:table-cell>
          <table:table-cell office:value-type="float" office:value="-131.730111" calcext:value-type="float">
            <text:p>-131.730111</text:p>
          </table:table-cell>
          <table:table-cell office:value-type="float" office:value="1.372675" calcext:value-type="float">
            <text:p>1.372675</text:p>
          </table:table-cell>
          <table:table-cell/>
          <table:table-cell office:value-type="float" office:value="1.627321" calcext:value-type="float">
            <text:p>1.627321</text:p>
          </table:table-cell>
          <table:table-cell office:value-type="float" office:value="6.770969" calcext:value-type="float">
            <text:p>6.770969</text:p>
          </table:table-cell>
          <table:table-cell/>
          <table:table-cell office:value-type="float" office:value="6.826417" calcext:value-type="float">
            <text:p>6.826417</text:p>
          </table:table-cell>
          <table:table-cell office:value-type="float" office:value="16.235479" calcext:value-type="float">
            <text:p>16.235479</text:p>
          </table:table-cell>
          <table:table-cell office:value-type="float" office:value="153443" calcext:value-type="float">
            <text:p>153443</text:p>
          </table:table-cell>
          <table:table-cell office:value-type="float" office:value="1.731325" calcext:value-type="float">
            <text:p>1.731325</text:p>
          </table:table-cell>
        </table:table-row>
        <table:table-row table:style-name="ro1">
          <table:table-cell office:value-type="float" office:value="62414" calcext:value-type="float">
            <text:p>62414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30111" calcext:value-type="float">
            <text:p>-131.730111</text:p>
          </table:table-cell>
          <table:table-cell office:value-type="float" office:value="-134.309" calcext:value-type="float">
            <text:p>-134.309</text:p>
          </table:table-cell>
          <table:table-cell/>
          <table:table-cell office:value-type="float" office:value="-131.730111" calcext:value-type="float">
            <text:p>-131.730111</text:p>
          </table:table-cell>
          <table:table-cell office:value-type="float" office:value="-134.309" calcext:value-type="float">
            <text:p>-134.309</text:p>
          </table:table-cell>
          <table:table-cell office:value-type="float" office:value="-131.669573" calcext:value-type="float">
            <text:p>-131.669573</text:p>
          </table:table-cell>
          <table:table-cell office:value-type="float" office:value="1.6323" calcext:value-type="float">
            <text:p>1.6323</text:p>
          </table:table-cell>
          <table:table-cell/>
          <table:table-cell office:value-type="float" office:value="1.498886" calcext:value-type="float">
            <text:p>1.498886</text:p>
          </table:table-cell>
          <table:table-cell office:value-type="float" office:value="6.89314" calcext:value-type="float">
            <text:p>6.89314</text:p>
          </table:table-cell>
          <table:table-cell/>
          <table:table-cell office:value-type="float" office:value="6.80417" calcext:value-type="float">
            <text:p>6.80417</text:p>
          </table:table-cell>
          <table:table-cell office:value-type="float" office:value="13.698301" calcext:value-type="float">
            <text:p>13.698301</text:p>
          </table:table-cell>
          <table:table-cell office:value-type="float" office:value="153438" calcext:value-type="float">
            <text:p>153438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417" calcext:value-type="float">
            <text:p>62417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30111" calcext:value-type="float">
            <text:p>-131.730111</text:p>
          </table:table-cell>
          <table:table-cell office:value-type="float" office:value="-132.412" calcext:value-type="float">
            <text:p>-132.412</text:p>
          </table:table-cell>
          <table:table-cell/>
          <table:table-cell office:value-type="float" office:value="-131.730111" calcext:value-type="float">
            <text:p>-131.730111</text:p>
          </table:table-cell>
          <table:table-cell office:value-type="float" office:value="-132.412" calcext:value-type="float">
            <text:p>-132.412</text:p>
          </table:table-cell>
          <table:table-cell office:value-type="float" office:value="-131.707515" calcext:value-type="float">
            <text:p>-131.707515</text:p>
          </table:table-cell>
          <table:table-cell office:value-type="float" office:value="1.641731" calcext:value-type="float">
            <text:p>1.641731</text:p>
          </table:table-cell>
          <table:table-cell/>
          <table:table-cell office:value-type="float" office:value="1.564573" calcext:value-type="float">
            <text:p>1.564573</text:p>
          </table:table-cell>
          <table:table-cell office:value-type="float" office:value="6.792665" calcext:value-type="float">
            <text:p>6.792665</text:p>
          </table:table-cell>
          <table:table-cell/>
          <table:table-cell office:value-type="float" office:value="6.85016" calcext:value-type="float">
            <text:p>6.85016</text:p>
          </table:table-cell>
          <table:table-cell office:value-type="float" office:value="14.542496" calcext:value-type="float">
            <text:p>14.542496</text:p>
          </table:table-cell>
          <table:table-cell office:value-type="float" office:value="153438" calcext:value-type="float">
            <text:p>153438</text:p>
          </table:table-cell>
          <table:table-cell office:value-type="float" office:value="2.07677" calcext:value-type="float">
            <text:p>2.07677</text:p>
          </table:table-cell>
        </table:table-row>
        <table:table-row table:style-name="ro1">
          <table:table-cell office:value-type="float" office:value="62431" calcext:value-type="float">
            <text:p>6243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31.707515" calcext:value-type="float">
            <text:p>-131.707515</text:p>
          </table:table-cell>
          <table:table-cell office:value-type="float" office:value="-126.62" calcext:value-type="float">
            <text:p>-126.62</text:p>
          </table:table-cell>
          <table:table-cell/>
          <table:table-cell office:value-type="float" office:value="-131.707515" calcext:value-type="float">
            <text:p>-131.707515</text:p>
          </table:table-cell>
          <table:table-cell office:value-type="float" office:value="-126.62" calcext:value-type="float">
            <text:p>-126.62</text:p>
          </table:table-cell>
          <table:table-cell office:value-type="float" office:value="-131.719782" calcext:value-type="float">
            <text:p>-131.719782</text:p>
          </table:table-cell>
          <table:table-cell office:value-type="float" office:value="1.371316" calcext:value-type="float">
            <text:p>1.371316</text:p>
          </table:table-cell>
          <table:table-cell/>
          <table:table-cell office:value-type="float" office:value="1.603325" calcext:value-type="float">
            <text:p>1.603325</text:p>
          </table:table-cell>
          <table:table-cell office:value-type="float" office:value="6.768964" calcext:value-type="float">
            <text:p>6.768964</text:p>
          </table:table-cell>
          <table:table-cell/>
          <table:table-cell office:value-type="float" office:value="6.821646" calcext:value-type="float">
            <text:p>6.821646</text:p>
          </table:table-cell>
          <table:table-cell office:value-type="float" office:value="16.40073" calcext:value-type="float">
            <text:p>16.40073</text:p>
          </table:table-cell>
          <table:table-cell office:value-type="float" office:value="153445" calcext:value-type="float">
            <text:p>153445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float" office:value="62451" calcext:value-type="float">
            <text:p>62451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1.719782" calcext:value-type="float">
            <text:p>-131.719782</text:p>
          </table:table-cell>
          <table:table-cell office:value-type="float" office:value="-134.312" calcext:value-type="float">
            <text:p>-134.312</text:p>
          </table:table-cell>
          <table:table-cell/>
          <table:table-cell office:value-type="float" office:value="-131.719782" calcext:value-type="float">
            <text:p>-131.719782</text:p>
          </table:table-cell>
          <table:table-cell office:value-type="float" office:value="-134.312" calcext:value-type="float">
            <text:p>-134.312</text:p>
          </table:table-cell>
          <table:table-cell office:value-type="float" office:value="-131.65561" calcext:value-type="float">
            <text:p>-131.65561</text:p>
          </table:table-cell>
          <table:table-cell office:value-type="float" office:value="1.632057" calcext:value-type="float">
            <text:p>1.632057</text:p>
          </table:table-cell>
          <table:table-cell/>
          <table:table-cell office:value-type="float" office:value="1.486237" calcext:value-type="float">
            <text:p>1.486237</text:p>
          </table:table-cell>
          <table:table-cell office:value-type="float" office:value="6.893441" calcext:value-type="float">
            <text:p>6.893441</text:p>
          </table:table-cell>
          <table:table-cell/>
          <table:table-cell office:value-type="float" office:value="6.800421" calcext:value-type="float">
            <text:p>6.800421</text:p>
          </table:table-cell>
          <table:table-cell office:value-type="float" office:value="13.712816" calcext:value-type="float">
            <text:p>13.712816</text:p>
          </table:table-cell>
          <table:table-cell office:value-type="float" office:value="153440" calcext:value-type="float">
            <text:p>153440</text:p>
          </table:table-cell>
          <table:table-cell office:value-type="float" office:value="1.736239" calcext:value-type="float">
            <text:p>1.736239</text:p>
          </table:table-cell>
        </table:table-row>
        <table:table-row table:style-name="ro1">
          <table:table-cell office:value-type="float" office:value="62453" calcext:value-type="float">
            <text:p>62453</text:p>
          </table:table-cell>
          <table:table-cell office:value-type="string" calcext:value-type="string">
            <text:p>ApriltagsCameraLog(1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1.719782" calcext:value-type="float">
            <text:p>-131.719782</text:p>
          </table:table-cell>
          <table:table-cell office:value-type="float" office:value="-132.41" calcext:value-type="float">
            <text:p>-132.41</text:p>
          </table:table-cell>
          <table:table-cell/>
          <table:table-cell office:value-type="float" office:value="-131.719782" calcext:value-type="float">
            <text:p>-131.719782</text:p>
          </table:table-cell>
          <table:table-cell office:value-type="float" office:value="-132.41" calcext:value-type="float">
            <text:p>-132.41</text:p>
          </table:table-cell>
          <table:table-cell office:value-type="float" office:value="-131.693797" calcext:value-type="float">
            <text:p>-131.693797</text:p>
          </table:table-cell>
          <table:table-cell office:value-type="float" office:value="1.639715" calcext:value-type="float">
            <text:p>1.639715</text:p>
          </table:table-cell>
          <table:table-cell/>
          <table:table-cell office:value-type="float" office:value="1.558072" calcext:value-type="float">
            <text:p>1.558072</text:p>
          </table:table-cell>
          <table:table-cell office:value-type="float" office:value="6.791072" calcext:value-type="float">
            <text:p>6.791072</text:p>
          </table:table-cell>
          <table:table-cell/>
          <table:table-cell office:value-type="float" office:value="6.848589" calcext:value-type="float">
            <text:p>6.848589</text:p>
          </table:table-cell>
          <table:table-cell office:value-type="float" office:value="14.532129" calcext:value-type="float">
            <text:p>14.532129</text:p>
          </table:table-cell>
          <table:table-cell office:value-type="float" office:value="153440" calcext:value-type="float">
            <text:p>153440</text:p>
          </table:table-cell>
          <table:table-cell office:value-type="float" office:value="2.074232" calcext:value-type="float">
            <text:p>2.074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7:25:43.184000000</meta:creation-date>
    <dc:date>2024-02-14T19:23:57.716000000</dc:date>
    <meta:editing-duration>PT1H58M15S</meta:editing-duration>
    <meta:editing-cycles>1</meta:editing-cycles>
    <meta:document-statistic meta:table-count="6" meta:cell-count="19102" meta:object-count="0"/>
    <meta:generator>LibreOffice/7.4.4.2$Windows_X86_64 LibreOffice_project/85569322deea74ec9134968a29af2df5663baa21</meta:generator>
  </office:meta>
</office:document-meta>
</file>